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30">
      <style:table-cell-properties style:vertical-align="automatic" fo:wrap-option="wrap"/>
    </style:style>
    <style:style style:name="ce4" style:family="table-cell" style:parent-style-name="Hiperligaz_243_n" style:data-style-name="N30">
      <style:text-properties fo:color="#0563C1" style:text-underline-style="solid" style:text-underline-type="single"/>
    </style:style>
    <style:style style:name="co1" style:family="table-column">
      <style:table-column-properties fo:break-before="auto" style:column-width="1.69333333333333cm" style:use-optimal-column-width="true"/>
    </style:style>
    <style:style style:name="co2" style:family="table-column">
      <style:table-column-properties fo:break-before="auto" style:column-width="4.10104166666667cm" style:use-optimal-column-width="true"/>
    </style:style>
    <style:style style:name="co3" style:family="table-column">
      <style:table-column-properties fo:break-before="auto" style:column-width="4.1275cm" style:use-optimal-column-width="true"/>
    </style:style>
    <style:style style:name="co4" style:family="table-column">
      <style:table-column-properties fo:break-before="auto" style:column-width="15.0283333333333cm" style:use-optimal-column-width="true"/>
    </style:style>
    <style:style style:name="co5" style:family="table-column">
      <style:table-column-properties fo:break-before="auto" style:column-width="3.51895833333333cm" style:use-optimal-column-width="true"/>
    </style:style>
    <style:style style:name="co6" style:family="table-column">
      <style:table-column-properties fo:break-before="auto" style:column-width="1.666875cm" style:use-optimal-column-width="true"/>
    </style:style>
    <style:style style:name="co7" style:family="table-column">
      <style:table-column-properties fo:break-before="auto" style:column-width="2.69875cm" style:use-optimal-column-width="true"/>
    </style:style>
    <style:style style:name="co8" style:family="table-column">
      <style:table-column-properties fo:break-before="auto" style:column-width="1.45520833333333cm" style:use-optimal-column-width="true"/>
    </style:style>
    <style:style style:name="co9" style:family="table-column">
      <style:table-column-properties fo:break-before="auto" style:column-width="3.413125cm" style:use-optimal-column-width="true"/>
    </style:style>
    <style:style style:name="co10" style:family="table-column">
      <style:table-column-properties fo:break-before="auto" style:column-width="1.93145833333333cm" style:use-optimal-column-width="true"/>
    </style:style>
    <style:style style:name="co11" style:family="table-column">
      <style:table-column-properties fo:break-before="auto" style:column-width="1.08479166666667cm" style:use-optimal-column-width="true"/>
    </style:style>
    <style:style style:name="co12" style:family="table-column">
      <style:table-column-properties fo:break-before="auto" style:column-width="1.71979166666667cm" style:use-optimal-column-width="true"/>
    </style:style>
    <style:style style:name="co13" style:family="table-column">
      <style:table-column-properties fo:break-before="auto" style:column-width="9.47208333333333cm" style:use-optimal-column-width="true"/>
    </style:style>
    <style:style style:name="co14" style:family="table-column">
      <style:table-column-properties fo:break-before="auto" style:column-width="9.73666666666667cm" style:use-optimal-column-width="true"/>
    </style:style>
    <style:style style:name="co15" style:family="table-column">
      <style:table-column-properties fo:break-before="auto" style:column-width="9.55145833333333cm" style:use-optimal-column-width="true"/>
    </style:style>
    <style:style style:name="co16" style:family="table-column">
      <style:table-column-properties fo:break-before="auto" style:column-width="2.96333333333333cm" style:use-optimal-column-width="true"/>
    </style:style>
    <style:style style:name="co17"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20.1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olla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4"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number-columns-repeated="2" table:default-cell-style-name="ce1"/>
        <table:table-column table:style-name="co16" table:default-cell-style-name="ce1"/>
        <table:table-column table:style-name="co15" table:number-columns-repeated="7" table:default-cell-style-name="ce1"/>
        <table:table-column table:style-name="co17" table:number-columns-repeated="16359" table:default-cell-style-name="ce1"/>
        <table:table-row table:style-name="ro1">
          <table:table-cell office:value-type="string" table:style-name="ce1">
            <table:cell-range-source table:name="Conexión1" table:last-column-spanned="38" table:last-row-spanned="1" xlink:href="C:\Users\franc\Desktop\estructura_campos_ts.txt"/>
            <text:p>familia</text:p>
          </table:table-cell>
          <table:table-cell office:value-type="string" table:style-name="ce1">
            <text:p>subfamilia</text:p>
          </table:table-cell>
          <table:table-cell office:value-type="string" table:style-name="ce1">
            <text:p>subfamilia2</text:p>
          </table:table-cell>
          <table:table-cell office:value-type="string" table:style-name="ce1">
            <text:p>subfamilia3</text:p>
          </table:table-cell>
          <table:table-cell office:value-type="string" table:style-name="ce1">
            <text:p>subfamilia4</text:p>
          </table:table-cell>
          <table:table-cell office:value-type="string" table:style-name="ce1">
            <text:p>codigo</text:p>
          </table:table-cell>
          <table:table-cell office:value-type="string" table:style-name="ce1">
            <text:p>nombre</text:p>
          </table:table-cell>
          <table:table-cell office:value-type="string" table:style-name="ce1">
            <text:p>nombre_original</text:p>
          </table:table-cell>
          <table:table-cell office:value-type="string" table:style-name="ce1">
            <text:p>marca</text:p>
          </table:table-cell>
          <table:table-cell office:value-type="string" table:style-name="ce1">
            <text:p>descripcion_castellano</text:p>
          </table:table-cell>
          <table:table-cell office:value-type="string" table:style-name="ce1">
            <text:p>link</text:p>
          </table:table-cell>
          <table:table-cell office:value-type="string" table:style-name="ce1">
            <text:p>precio</text:p>
          </table:table-cell>
          <table:table-cell office:value-type="string" table:style-name="ce1">
            <text:p>precio_tarifa</text:p>
          </table:table-cell>
          <table:table-cell office:value-type="string" table:style-name="ce1">
            <text:p>stock</text:p>
          </table:table-cell>
          <table:table-cell office:value-type="string" table:style-name="ce1">
            <text:p>stock_disponible</text:p>
          </table:table-cell>
          <table:table-cell office:value-type="string" table:style-name="ce1">
            <text:p>reponer</text:p>
          </table:table-cell>
          <table:table-cell office:value-type="string" table:style-name="ce1">
            <text:p>talla</text:p>
          </table:table-cell>
          <table:table-cell office:value-type="string" table:style-name="ce1">
            <text:p>iva</text:p>
          </table:table-cell>
          <table:table-cell office:value-type="string" table:style-name="ce1">
            <text:p>imagen_gr</text:p>
          </table:table-cell>
          <table:table-cell office:value-type="string" table:style-name="ce1">
            <text:p>imagen_bu</text:p>
          </table:table-cell>
          <table:table-cell office:value-type="string" table:style-name="ce1">
            <text:p>imagen_or</text:p>
          </table:table-cell>
          <table:table-cell office:value-type="string" table:style-name="ce1">
            <text:p>imagen_grande_1</text:p>
          </table:table-cell>
          <table:table-cell office:value-type="string" table:style-name="ce1">
            <text:p>imagen_grande_2</text:p>
          </table:table-cell>
          <table:table-cell office:value-type="string" table:style-name="ce1">
            <text:p>imagen_grande_3</text:p>
          </table:table-cell>
          <table:table-cell office:value-type="string" table:style-name="ce1">
            <text:p>imagen_grande_4</text:p>
          </table:table-cell>
          <table:table-cell office:value-type="string" table:style-name="ce1">
            <text:p>imagen_grande_5</text:p>
          </table:table-cell>
          <table:table-cell office:value-type="string" table:style-name="ce1">
            <text:p>imagen_grande_6</text:p>
          </table:table-cell>
          <table:table-cell office:value-type="string" table:style-name="ce1">
            <text:p>imagen_grande_7</text:p>
          </table:table-cell>
          <table:table-cell office:value-type="string" table:style-name="ce1">
            <text:p>imagen_grande_8</text:p>
          </table:table-cell>
          <table:table-cell office:value-type="string" table:style-name="ce1">
            <text:p>imagen_grande_9</text:p>
          </table:table-cell>
          <table:table-cell office:value-type="string" table:style-name="ce1">
            <text:p>imagen_grande_10</text:p>
          </table:table-cell>
          <table:table-cell office:value-type="string" table:style-name="ce1">
            <text:p>ean</text:p>
          </table:table-cell>
          <table:table-cell office:value-type="string" table:style-name="ce1">
            <text:p>asociado_talla</text:p>
          </table:table-cell>
          <table:table-cell office:value-type="string" table:style-name="ce1">
            <text:p>descripcion_html</text:p>
          </table:table-cell>
          <table:table-cell office:value-type="string" table:style-name="ce1">
            <text:p>tarifa_basica</text:p>
          </table:table-cell>
          <table:table-cell office:value-type="string" table:style-name="ce1">
            <text:p>tarifa_preferente</text:p>
          </table:table-cell>
          <table:table-cell office:value-type="string" table:style-name="ce1">
            <text:p>tarifa_profesional</text:p>
          </table:table-cell>
          <table:table-cell office:value-type="string" table:style-name="ce1">
            <text:p>tarifa_premium</text:p>
          </table:table-cell>
          <table:table-cell table:number-columns-repeated="16346"/>
        </table:table-row>
        <table:table-row table:style-name="ro2">
          <table:table-cell office:value-type="float" office:value="100607" table:style-name="ce1">
            <text:p>100607</text:p>
          </table:table-cell>
          <table:table-cell office:value-type="string" table:style-name="ce2">
            <text:p>JUGUETES XXX</text:p>
          </table:table-cell>
          <table:table-cell office:value-type="string" table:style-name="ce2">
            <text:p>BDSM</text:p>
          </table:table-cell>
          <table:table-cell office:value-type="string" table:style-name="ce2">
            <text:p>SONDA DILATADORA 10X240MM DE ACERO</text:p>
          </table:table-cell>
          <table:table-cell office:value-type="string" table:style-name="ce2">
            <text:p>TRIUNE</text:p>
          </table:table-cell>
          <table:table-cell office:value-type="string" table:style-name="ce3">
            <text:p>DIP STICK RIBBED 10X240MM BRUSHED STEEL</text:p>
            <text:p/>
            <text:p>Estas sonda de acero inoxidable de excelente calidad, presentan un acabado liso y pulido brillante.</text:p>
            <text:p/>
            <text:p/>
            <text:p><text:s/>Dimensiones del producto <text:s text:c="3"/>24 x 1 x 1 cm</text:p>
            <text:p><text:s/>Peso del producto <text:s text:c="3"/>112,00 gram</text:p>
            <text:p><text:s/>Diámetro del producto <text:s text:c="3"/>1,0 cm</text:p>
            <text:p><text:s/>Longitud insertable <text:s text:c="3"/>17,0 cm</text:p>
            <text:p><text:s text:c="2"/></text:p>
            <text:p/>
            <text:p/>
          </table:table-cell>
          <table:table-cell office:value-type="float" office:value="28.319500000000001" table:style-name="ce1">
            <text:p>28,3195</text:p>
          </table:table-cell>
          <table:table-cell office:value-type="float" office:value="8.1300000000000008" table:style-name="ce1">
            <text:p>8,13</text:p>
          </table:table-cell>
          <table:table-cell office:value-type="string" table:style-name="ce2">
            <text:p>SI</text:p>
          </table:table-cell>
          <table:table-cell office:value-type="float" office:value="10" table:style-name="ce1">
            <text:p>10</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0607.jpg">http://media.grutinet.com/articulos/or/or_100607.jpg</text:a></text:p>
          </table:table-cell>
          <table:table-cell office:value-type="string" table:style-name="ce4">
            <text:p><text:a xlink:href="http://media.grutinet.com/articulos/lg/lg_100607_0.jpg">http://media.grutinet.com/articulos/lg/lg_100607_0.jpg</text:a></text:p>
          </table:table-cell>
          <table:table-cell office:value-type="string" table:style-name="ce4">
            <text:p><text:a xlink:href="http://media.grutinet.com/articulos/lg/lg_100607_1.jpg">http://media.grutinet.com/articulos/lg/lg_100607_1.jpg</text:a></text:p>
          </table:table-cell>
          <table:table-cell office:value-type="string" table:style-name="ce4">
            <text:p><text:a xlink:href="http://media.grutinet.com/articulos/lg/lg_100607_2.jpg">http://media.grutinet.com/articulos/lg/lg_100607_2.jpg</text:a></text:p>
          </table:table-cell>
          <table:table-cell table:style-name="ce1"/>
          <table:table-cell table:number-columns-repeated="7" table:style-name="ce2"/>
          <table:table-cell table:number-columns-repeated="16359" table:style-name="ce1"/>
        </table:table-row>
        <table:table-row table:style-name="ro2">
          <table:table-cell office:value-type="float" office:value="100910" table:style-name="ce1">
            <text:p>100910</text:p>
          </table:table-cell>
          <table:table-cell office:value-type="string" table:style-name="ce2">
            <text:p>LENCERIA</text:p>
          </table:table-cell>
          <table:table-cell office:value-type="string" table:style-name="ce2">
            <text:p>PANTALONES</text:p>
          </table:table-cell>
          <table:table-cell office:value-type="string" table:style-name="ce2">
            <text:p>SMOOTH RIDE SHORT VINILO NEGRO</text:p>
          </table:table-cell>
          <table:table-cell office:value-type="string" table:style-name="ce2">
            <text:p>FORPLAY</text:p>
          </table:table-cell>
          <table:table-cell office:value-type="string" table:style-name="ce3">
            <text:p>SMOOTH RIDE BLACK</text:p>
            <text:p/>
            <text:p>El pantalón corto Smooth Ride presenta fabricación de vinilo, silueta de cintura alta, largo por encima de la rodilla y cierre con botones en la parte delantera.</text:p>
            <text:p/>
            <text:p/>
            <text:p><text:s/>Este producto viene en una bolsa.</text:p>
            <text:p><text:s/>Lavado a mano, con agua templada.No planchar.No utilizar productos químicos.</text:p>
            <text:p><text:s/>Materiales 20% Spandex 80% Nylon</text:p>
            <text:p/>
            <text:p/>
          </table:table-cell>
          <table:table-cell office:value-type="float" office:value="30.95" table:style-name="ce1">
            <text:p>30,95</text:p>
          </table:table-cell>
          <table:table-cell office:value-type="float" office:value="14.88" table:style-name="ce1">
            <text:p>14,8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100910.jpg">http://media.grutinet.com/articulos/or/or_100910.jpg</text:a></text:p>
          </table:table-cell>
          <table:table-cell office:value-type="string" table:style-name="ce4">
            <text:p><text:a xlink:href="http://media.grutinet.com/articulos/lg/lg_100910_0.jpg">http://media.grutinet.com/articulos/lg/lg_100910_0.jpg</text:a></text:p>
          </table:table-cell>
          <table:table-cell office:value-type="string" table:style-name="ce4">
            <text:p><text:a xlink:href="http://media.grutinet.com/articulos/lg/lg_100910_1.jpg">http://media.grutinet.com/articulos/lg/lg_100910_1.jpg</text:a></text:p>
          </table:table-cell>
          <table:table-cell office:value-type="string" table:style-name="ce4">
            <text:p><text:a xlink:href="http://media.grutinet.com/articulos/lg/lg_100910_2.jpg">http://media.grutinet.com/articulos/lg/lg_100910_2.jpg</text:a></text:p>
          </table:table-cell>
          <table:table-cell office:value-type="float" office:value="100909" table:style-name="ce1">
            <text:p>100909</text:p>
          </table:table-cell>
          <table:table-cell table:number-columns-repeated="7" table:style-name="ce2"/>
          <table:table-cell table:number-columns-repeated="16359" table:style-name="ce1"/>
        </table:table-row>
        <table:table-row table:style-name="ro2">
          <table:table-cell office:value-type="float" office:value="101168" table:style-name="ce1">
            <text:p>101168</text:p>
          </table:table-cell>
          <table:table-cell office:value-type="string" table:style-name="ce2">
            <text:p>LENCERIA</text:p>
          </table:table-cell>
          <table:table-cell office:value-type="string" table:style-name="ce2">
            <text:p>BODYS</text:p>
          </table:table-cell>
          <table:table-cell office:value-type="string" table:style-name="ce2">
            <text:p>LACY MOVIE BODY DE MALLA - NEGRO</text:p>
          </table:table-cell>
          <table:table-cell office:value-type="string" table:style-name="ce2">
            <text:p>RENE ROFE</text:p>
          </table:table-cell>
          <table:table-cell office:value-type="string" table:style-name="ce3">
            <text:p>LACY MOVIE BODYSTOCKING</text:p>
            <text:p/>
            <text:p>Escote sexy, de inmersión ultra.</text:p>
            <text:p>Un elegante encaje floral abraza tus curvas.</text:p>
            <text:p/>
            <text:p>Composición: 100% Nylon</text:p>
            <text:p/>
          </table:table-cell>
          <table:table-cell office:value-type="float" office:value="58.6111" table:style-name="ce1">
            <text:p>58,6111</text:p>
          </table:table-cell>
          <table:table-cell office:value-type="float" office:value="17.940000000000001" table:style-name="ce1">
            <text:p>17,9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XL/XXL</text:p>
          </table:table-cell>
          <table:table-cell office:value-type="string" table:style-name="ce4">
            <text:p><text:a xlink:href="http://media.grutinet.com/articulos/or/or_101168.jpg">http://media.grutinet.com/articulos/or/or_101168.jpg</text:a></text:p>
          </table:table-cell>
          <table:table-cell office:value-type="string" table:style-name="ce4">
            <text:p><text:a xlink:href="http://media.grutinet.com/articulos/lg/lg_101168_0.jpg">http://media.grutinet.com/articulos/lg/lg_101168_0.jpg</text:a></text:p>
          </table:table-cell>
          <table:table-cell office:value-type="string" table:style-name="ce4">
            <text:p><text:a xlink:href="http://media.grutinet.com/articulos/lg/lg_101168_1.jpg">http://media.grutinet.com/articulos/lg/lg_101168_1.jpg</text:a></text:p>
          </table:table-cell>
          <table:table-cell table:style-name="ce2"/>
          <table:table-cell office:value-type="float" office:value="101168" table:style-name="ce1">
            <text:p>101168</text:p>
          </table:table-cell>
          <table:table-cell table:number-columns-repeated="7" table:style-name="ce2"/>
          <table:table-cell table:number-columns-repeated="16359" table:style-name="ce1"/>
        </table:table-row>
        <table:table-row table:style-name="ro2">
          <table:table-cell office:value-type="float" office:value="101169" table:style-name="ce1">
            <text:p>101169</text:p>
          </table:table-cell>
          <table:table-cell office:value-type="string" table:style-name="ce2">
            <text:p>LENCERIA</text:p>
          </table:table-cell>
          <table:table-cell office:value-type="string" table:style-name="ce2">
            <text:p>VESTIDOS</text:p>
          </table:table-cell>
          <table:table-cell office:value-type="string" table:style-name="ce2">
            <text:p>TIE BREAKER MINI VESTIDO MANGA LARGA - NEGRO</text:p>
          </table:table-cell>
          <table:table-cell office:value-type="string" table:style-name="ce2">
            <text:p>RENE ROFE</text:p>
          </table:table-cell>
          <table:table-cell office:value-type="string" table:style-name="ce3">
            <text:p>TIE BREAKER LONG SLEEVE DRESS</text:p>
            <text:p/>
            <text:p>Vestido de manga larga Tie Breaker.</text:p>
            <text:p/>
            <text:p>Talla única. Una talla le queda a la mayoría.</text:p>
            <text:p/>
            <text:p>Detalles de encaje de flores, con cruces abiertos.</text:p>
            <text:p/>
            <text:p>Tanga no incluido.</text:p>
            <text:p/>
            <text:p>Composición: 95% Nylon / 5% Spandex</text:p>
            <text:p/>
          </table:table-cell>
          <table:table-cell office:value-type="float" office:value="41.510800000000003" table:style-name="ce1">
            <text:p>41,5108</text:p>
          </table:table-cell>
          <table:table-cell office:value-type="float" office:value="12.24" table:style-name="ce1">
            <text:p>12,2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01169.jpg">http://media.grutinet.com/articulos/or/or_101169.jpg</text:a></text:p>
          </table:table-cell>
          <table:table-cell office:value-type="string" table:style-name="ce4">
            <text:p><text:a xlink:href="http://media.grutinet.com/articulos/lg/lg_101169_0.jpg">http://media.grutinet.com/articulos/lg/lg_101169_0.jpg</text:a></text:p>
          </table:table-cell>
          <table:table-cell office:value-type="string" table:style-name="ce4">
            <text:p><text:a xlink:href="http://media.grutinet.com/articulos/lg/lg_101169_1.jpg">http://media.grutinet.com/articulos/lg/lg_101169_1.jpg</text:a></text:p>
          </table:table-cell>
          <table:table-cell table:style-name="ce2"/>
          <table:table-cell office:value-type="float" office:value="101169" table:style-name="ce1">
            <text:p>101169</text:p>
          </table:table-cell>
          <table:table-cell table:number-columns-repeated="7" table:style-name="ce2"/>
          <table:table-cell table:number-columns-repeated="16359" table:style-name="ce1"/>
        </table:table-row>
        <table:table-row table:style-name="ro2">
          <table:table-cell office:value-type="float" office:value="101473" table:style-name="ce1">
            <text:p>101473</text:p>
          </table:table-cell>
          <table:table-cell office:value-type="string" table:style-name="ce2">
            <text:p>ACEITES Y LUBRICANTES</text:p>
          </table:table-cell>
          <table:table-cell office:value-type="string" table:style-name="ce2">
            <text:p>LUBRICANTES</text:p>
          </table:table-cell>
          <table:table-cell office:value-type="string" table:style-name="ce2">
            <text:p>SHIATSU GEL ESTIMULANTE GENGIBRE Y CANELA 30ML</text:p>
          </table:table-cell>
          <table:table-cell office:value-type="string" table:style-name="ce2">
            <text:p>HOT</text:p>
          </table:table-cell>
          <table:table-cell office:value-type="string" table:style-name="ce3">
            <text:p>SHIATSU STIMULATION GEL - GINGER &amp; CINNAMON 30ML</text:p>
            <text:p/>
            <text:p>Emocionante gel íntimo con esencias estimulantes. Estimula y hace que la piel sea más sensible al tacto. Para ser aplicado al clítoris y labios.</text:p>
            <text:p/>
            <text:p>Contiene: 30 ml</text:p>
            <text:p/>
          </table:table-cell>
          <table:table-cell office:value-type="float" office:value="19.95" table:style-name="ce1">
            <text:p>19,95</text:p>
          </table:table-cell>
          <table:table-cell office:value-type="float" office:value="6.32" table:style-name="ce1">
            <text:p>6,32</text:p>
          </table:table-cell>
          <table:table-cell office:value-type="string" table:style-name="ce2">
            <text:p>SI</text:p>
          </table:table-cell>
          <table:table-cell office:value-type="float" office:value="11" table:style-name="ce1">
            <text:p>1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1473.jpg">http://media.grutinet.com/articulos/or/or_101473.jpg</text:a></text:p>
          </table:table-cell>
          <table:table-cell office:value-type="string" table:style-name="ce4">
            <text:p><text:a xlink:href="http://media.grutinet.com/articulos/lg/lg_101473_0.jpg">http://media.grutinet.com/articulos/lg/lg_101473_0.jpg</text:a></text:p>
          </table:table-cell>
          <table:table-cell table:number-columns-repeated="2" table:style-name="ce2"/>
          <table:table-cell table:style-name="ce1"/>
          <table:table-cell table:number-columns-repeated="7" table:style-name="ce2"/>
          <table:table-cell table:number-columns-repeated="16359" table:style-name="ce1"/>
        </table:table-row>
        <table:table-row table:style-name="ro2">
          <table:table-cell office:value-type="float" office:value="101475" table:style-name="ce1">
            <text:p>101475</text:p>
          </table:table-cell>
          <table:table-cell office:value-type="string" table:style-name="ce2">
            <text:p>ACEITES Y LUBRICANTES</text:p>
          </table:table-cell>
          <table:table-cell office:value-type="string" table:style-name="ce2">
            <text:p>LUBRICANTES</text:p>
          </table:table-cell>
          <table:table-cell office:value-type="string" table:style-name="ce2">
            <text:p>SHIATSU GEL ESTIMULANTE GRANADA Y NUEZ MOSCADA 30ML</text:p>
          </table:table-cell>
          <table:table-cell office:value-type="string" table:style-name="ce2">
            <text:p>HOT</text:p>
          </table:table-cell>
          <table:table-cell office:value-type="string" table:style-name="ce3">
            <text:p>SHIATSU STIMULATION GEL - POMEGRANATE &amp; NUTMEG 30ML</text:p>
            <text:p/>
            <text:p>Emocionante gel íntimo con esencias estimulantes. Estimula y hace que la piel sea más sensible al tacto. Para ser aplicado al clítoris y labios.</text:p>
            <text:p/>
            <text:p>Contiene: 30 ml</text:p>
            <text:p/>
          </table:table-cell>
          <table:table-cell office:value-type="float" office:value="19.95" table:style-name="ce1">
            <text:p>19,95</text:p>
          </table:table-cell>
          <table:table-cell office:value-type="float" office:value="6.32" table:style-name="ce1">
            <text:p>6,32</text:p>
          </table:table-cell>
          <table:table-cell office:value-type="string" table:style-name="ce2">
            <text:p>SI</text:p>
          </table:table-cell>
          <table:table-cell office:value-type="float" office:value="15" table:style-name="ce1">
            <text:p>15</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1475.jpg">http://media.grutinet.com/articulos/or/or_101475.jpg</text:a></text:p>
          </table:table-cell>
          <table:table-cell office:value-type="string" table:style-name="ce4">
            <text:p><text:a xlink:href="http://media.grutinet.com/articulos/lg/lg_101475_0.jpg">http://media.grutinet.com/articulos/lg/lg_101475_0.jpg</text:a></text:p>
          </table:table-cell>
          <table:table-cell table:number-columns-repeated="2" table:style-name="ce2"/>
          <table:table-cell table:style-name="ce1"/>
          <table:table-cell table:number-columns-repeated="7" table:style-name="ce2"/>
          <table:table-cell table:number-columns-repeated="16359" table:style-name="ce1"/>
        </table:table-row>
        <table:table-row table:style-name="ro2">
          <table:table-cell office:value-type="float" office:value="102605" table:style-name="ce1">
            <text:p>102605</text:p>
          </table:table-cell>
          <table:table-cell office:value-type="string" table:style-name="ce2">
            <text:p>VARIOS</text:p>
          </table:table-cell>
          <table:table-cell office:value-type="string" table:style-name="ce2">
            <text:p>LIBROS</text:p>
          </table:table-cell>
          <table:table-cell office:value-type="string" table:style-name="ce2">
            <text:p>NERD LIBRO 1: OBSESION ENFERMIZA</text:p>
          </table:table-cell>
          <table:table-cell office:value-type="string" table:style-name="ce2">
            <text:p>RANDOM HOUSE</text:p>
          </table:table-cell>
          <table:table-cell office:value-type="string" table:style-name="ce3">
            <text:p>NERD LIBRO 1: OBSESION ENFERMIZA</text:p>
            <text:p/>
            <text:p>¡Llega la primera parte de la adictiva saga Nerd de Axael Velasquez, una de las estrellas más prometedoras de Wattpad!</text:p>
            <text:p/>
            <text:p>Sinaí Ferreira no debió haber interferido en los secretos de los Frey; por desgracia, se obsesionó locamente con uno de ellos, y haría cualquier cosa para conseguirlo.</text:p>
            <text:p/>
            <text:p>Ruso. Peligrosamente atractivo. Un prodigio. Adicto a revivir personas. Axer Frey era el último chico que una nerd intentaría alcanzar.</text:p>
            <text:p/>
            <text:p>Menos ella.</text:p>
            <text:p/>
            <text:p>Entre secretos, jugadas de ajedrez y una intensa tensión sexual, Sinaí descenderá al fondo de un abismo del que no querrá salir.</text:p>
            <text:p/>
            <text:p/>
            <text:p><text:s/>N&amp;ordm; de páginas: 384 págs.</text:p>
            <text:p><text:s/>Encuadernación: Tapa blanda</text:p>
            <text:p><text:s/>Año de edición: 2022</text:p>
            <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02605.jpg">http://media.grutinet.com/articulos/or/or_102605.jpg</text:a></text:p>
          </table:table-cell>
          <table:table-cell office:value-type="string" table:style-name="ce4">
            <text:p><text:a xlink:href="http://media.grutinet.com/articulos/lg/lg_102605_0.jpg">http://media.grutinet.com/articulos/lg/lg_102605_0.jpg</text:a></text:p>
          </table:table-cell>
          <table:table-cell table:number-columns-repeated="2" table:style-name="ce2"/>
          <table:table-cell table:style-name="ce1"/>
          <table:table-cell table:number-columns-repeated="7" table:style-name="ce2"/>
          <table:table-cell table:number-columns-repeated="16359" table:style-name="ce1"/>
        </table:table-row>
        <table:table-row table:style-name="ro2">
          <table:table-cell office:value-type="float" office:value="102982" table:style-name="ce1">
            <text:p>102982</text:p>
          </table:table-cell>
          <table:table-cell office:value-type="string" table:style-name="ce2">
            <text:p>VARIOS</text:p>
          </table:table-cell>
          <table:table-cell office:value-type="string" table:style-name="ce2">
            <text:p>LIBROS</text:p>
          </table:table-cell>
          <table:table-cell office:value-type="string" table:style-name="ce2">
            <text:p>ETERNA TENTACION (TRILOGIA TENTACION 1)</text:p>
          </table:table-cell>
          <table:table-cell office:value-type="string" table:style-name="ce2">
            <text:p>RANDOM HOUSE</text:p>
          </table:table-cell>
          <table:table-cell office:value-type="string" table:style-name="ce3">
            <text:p>ETERNA TENTACION (TRILOGIA TENTACION 1)</text:p>
            <text:p/>
            <text:p>J. KENNER</text:p>
            <text:p/>
            <text:p>No te pierdas esta provocadora historia de amor, suspense y pasión.</text:p>
            <text:p/>
            <text:p>Caerás en la tentación.</text:p>
            <text:p/>
            <text:p>La joven e intrepida periodista Ellie Holmes juró no regresar jamás a Laguna Cortez, el lugar donde perdió a su familia, su inocencia y su fe en el amor. Juró tambien que olvidaría a Alex, el joven que le rompió el corazón en el peor momento de su vida.</text:p>
            <text:p/>
            <text:p>Sin embargo, el destino, siempre caprichoso, la lleva de nuevo a esa ciudad para entrevistar a un millonario muy especial: el enigmático y poderoso Devlin Saint, creador de una importante fundación benefica.</text:p>
            <text:p/>
            <text:p>Ellie se da cuenta enseguida de que Devlin Saint no es otro que Alex, su amor de adolescencia, y de que la atracción mutua entre ellos es una llama que vuelve a prender con sorprendente intensidad. Pero detrás de Devlin se esconde una historia plagada de secretos, violencia y superación, que ella deberá asumir si quiere dar rienda suelta a sus sentimientos.</text:p>
            <text:p/>
            <text:p>Con una narrativa sensual y provocadora, lujosas ambientaciones y una trama que corta la respiración, J. Kenner nos ofrece una historia de amor intensa y altamente adictiva.</text:p>
            <text:p/>
            <text:p/>
            <text:p><text:s/>N&amp;ordm; de páginas: 384</text:p>
            <text:p><text:s/>Encuadernación:Tapa blanda</text:p>
            <text:p><text:s/>Año de edición: 2022</text:p>
            <text:p/>
            <text:p/>
          </table:table-cell>
          <table:table-cell office:value-type="float" office:value="18.899999999999999" table:style-name="ce1">
            <text:p>18,9</text:p>
          </table:table-cell>
          <table:table-cell office:value-type="float" office:value="15.7" table:style-name="ce1">
            <text:p>15,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02982.jpg">http://media.grutinet.com/articulos/or/or_102982.jpg</text:a></text:p>
          </table:table-cell>
          <table:table-cell office:value-type="string" table:style-name="ce4">
            <text:p><text:a xlink:href="http://media.grutinet.com/articulos/lg/lg_102982_0.jpg">http://media.grutinet.com/articulos/lg/lg_102982_0.jpg</text:a></text:p>
          </table:table-cell>
          <table:table-cell table:number-columns-repeated="2" table:style-name="ce2"/>
          <table:table-cell table:style-name="ce1"/>
          <table:table-cell table:number-columns-repeated="7" table:style-name="ce2"/>
          <table:table-cell table:number-columns-repeated="16359" table:style-name="ce1"/>
        </table:table-row>
        <table:table-row table:style-name="ro2">
          <table:table-cell office:value-type="float" office:value="10313" table:style-name="ce1">
            <text:p>10313</text:p>
          </table:table-cell>
          <table:table-cell office:value-type="string" table:style-name="ce2">
            <text:p>VARIOS</text:p>
          </table:table-cell>
          <table:table-cell office:value-type="string" table:style-name="ce2">
            <text:p>LIBROS</text:p>
          </table:table-cell>
          <table:table-cell office:value-type="string" table:style-name="ce2">
            <text:p>BEAUTIFUL BASTARD UN TIPO ODIOSO</text:p>
          </table:table-cell>
          <table:table-cell office:value-type="string" table:style-name="ce2">
            <text:p>RANDOM HOUSE</text:p>
          </table:table-cell>
          <table:table-cell office:value-type="string" table:style-name="ce3">
            <text:p>BEAUTIFUL BASTARD UN TIPO ODIOSO.</text:p>
            <text:p/>
            <text:p>CHRISTINA LAUREN.</text:p>
            <text:p/>
            <text:p>Una becaria ambiciosa. Un ejecutivo perfeccionista. Y una tensión sexual insoportable. Descubre la novela que ha cosechado más de dos millones de lecturas online.</text:p>
            <text:p/>
            <text:p>Chloe Mills se ha relacionado con los Ryan desde que era una mocosa, así que cuando necesita una beca para finalizar su tesis en empresariales enseguida recurre a la Compañía Ryan Media. Lo que no se imaginaba es que tendría que trabajar para Bennett, el atractivo hijo de los Ryan, que se comporta como un perfecto imbécil con Chloe hasta que una tarde, repasando una presentación, acaban sucumbiendo a la pasión encima de la mesa de reuniones. Tratando de mantener el equilibrio entre la profesionalidad y la lujuria, descubrirán con pavor que no es solo el sexo lo que les une: están perdidamente enamorados. Pero todo es tan complicado... y los continuos malentendidos a los que tienen que enfrentarse no van a facilitarles nada la tarea...</text:p>
            <text:p/>
            <text:p>268 Páginas.</text:p>
            <text:p/>
            <text:p>ISBN: 978-84-157-2540-4</text:p>
            <text:p/>
            <text:p>Tapa blanda con solapa 20 x 14,3 cm.</text:p>
            <text:p/>
          </table:table-cell>
          <table:table-cell office:value-type="float" office:value="7.95" table:style-name="ce1">
            <text:p>7,95</text:p>
          </table:table-cell>
          <table:table-cell office:value-type="float" office:value="6.6" table:style-name="ce1">
            <text:p>6,6</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0313.jpg">http://media.grutinet.com/articulos/or/or_10313.jpg</text:a></text:p>
          </table:table-cell>
          <table:table-cell office:value-type="string" table:style-name="ce4">
            <text:p><text:a xlink:href="http://media.grutinet.com/articulos/lg/lg_10313_0.jpg">http://media.grutinet.com/articulos/lg/lg_10313_0.jpg</text:a></text:p>
          </table:table-cell>
          <table:table-cell table:number-columns-repeated="2" table:style-name="ce2"/>
          <table:table-cell table:style-name="ce1"/>
          <table:table-cell table:number-columns-repeated="7" table:style-name="ce2"/>
          <table:table-cell table:number-columns-repeated="16359" table:style-name="ce1"/>
        </table:table-row>
        <table:table-row table:style-name="ro2">
          <table:table-cell office:value-type="float" office:value="10315" table:style-name="ce1">
            <text:p>10315</text:p>
          </table:table-cell>
          <table:table-cell office:value-type="string" table:style-name="ce2">
            <text:p>VARIOS</text:p>
          </table:table-cell>
          <table:table-cell office:value-type="string" table:style-name="ce2">
            <text:p>LIBROS</text:p>
          </table:table-cell>
          <table:table-cell office:value-type="string" table:style-name="ce2">
            <text:p>LOS LUGARES SECRETOS</text:p>
          </table:table-cell>
          <table:table-cell office:value-type="string" table:style-name="ce2">
            <text:p>RANDOM HOUSE</text:p>
          </table:table-cell>
          <table:table-cell office:value-type="string" table:style-name="ce3">
            <text:p>CONFESIONES DE UNA SUMISA.</text:p>
            <text:p/>
            <text:p>PAULA SOLER.</text:p>
            <text:p/>
            <text:p>Nada en esta hermosa empresaria parece indicar que disfrute sexualmente cuando ejerce el poder sobre los hombres. Al castigarlos y humillarlos, al conseguir de ellos su rendición más incondicional. Ante el mundo, Irene es una mujer rica y liberada, inteligente y con clase.</text:p>
            <text:p/>
            <text:p>Nada en este atractivo abogado sugiere que pueda sentirse atraído por los placeres de la sumisión. Al contrario, David es un joven seguro de sí mismo, con un buen trabajo y una vida organizada, enamorado de su novia y a menos de dos meses de contraer matrimonio con ella.</text:p>
            <text:p/>
            <text:p>Cuando los caminos de ambos se cruzan en una tarde de tormenta, Irene y David se lanzan a las aguas del sexo más prohibido sin pensar que el placer puede convertirse en una marea capaz de arrastrarnos a lugares de los que resulta imposible regresar.</text:p>
            <text:p/>
            <text:p>Amor apasionado y erotismo se alían en esta historia intensa, atrevida y provocadora, que rompe todos los esquemas y nos adentra en los senderos más sensuales del deseo.</text:p>
            <text:p/>
            <text:p>300 Páginas.</text:p>
            <text:p/>
            <text:p>ISBN: 978-84-253-5107-5</text:p>
            <text:p/>
            <text:p>Tapa blanda con solapa 23 x 15,3 cm.</text:p>
            <text:p/>
          </table:table-cell>
          <table:table-cell office:value-type="float" office:value="15.9" table:style-name="ce1">
            <text:p>15,9</text:p>
          </table:table-cell>
          <table:table-cell office:value-type="float" office:value="13.2" table:style-name="ce1">
            <text:p>13,2</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0315.jpg">http://media.grutinet.com/articulos/or/or_10315.jpg</text:a></text:p>
          </table:table-cell>
          <table:table-cell office:value-type="string" table:style-name="ce4">
            <text:p><text:a xlink:href="http://media.grutinet.com/articulos/lg/lg_10315_0.jpg">http://media.grutinet.com/articulos/lg/lg_10315_0.jpg</text:a></text:p>
          </table:table-cell>
          <table:table-cell table:number-columns-repeated="2" table:style-name="ce2"/>
          <table:table-cell table:style-name="ce1"/>
          <table:table-cell table:number-columns-repeated="7" table:style-name="ce2"/>
          <table:table-cell table:number-columns-repeated="16359" table:style-name="ce1"/>
        </table:table-row>
        <table:table-row table:style-name="ro2">
          <table:table-cell office:value-type="float" office:value="103356" table:style-name="ce1">
            <text:p>103356</text:p>
          </table:table-cell>
          <table:table-cell office:value-type="string" table:style-name="ce2">
            <text:p>LENCERIA</text:p>
          </table:table-cell>
          <table:table-cell office:value-type="string" table:style-name="ce2">
            <text:p>PICARDIAS</text:p>
          </table:table-cell>
          <table:table-cell office:value-type="string" table:style-name="ce2">
            <text:p>COLD SHOULDER BODY DE ENCAJE NEGRO</text:p>
          </table:table-cell>
          <table:table-cell office:value-type="string" table:style-name="ce2">
            <text:p>RENE ROFE</text:p>
          </table:table-cell>
          <table:table-cell office:value-type="string" table:style-name="ce3">
            <text:p>COLD SHOULDER LACE BODYSTOCKING</text:p>
            <text:p/>
            <text:p>Vestido sin costuras de encaje, semitransparentes negro.</text:p>
            <text:p/>
            <text:p/>
            <text:p><text:s/>Lavar a mano, con agua fría no utilizar productos químicos.</text:p>
            <text:p><text:s/>93% Nylon / 7% Spandex</text:p>
            <text:p/>
            <text:p/>
          </table:table-cell>
          <table:table-cell office:value-type="float" office:value="36.368200000000002" table:style-name="ce1">
            <text:p>36,3682</text:p>
          </table:table-cell>
          <table:table-cell office:value-type="float" office:value="10.61" table:style-name="ce1">
            <text:p>10,6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03356.jpg">http://media.grutinet.com/articulos/or/or_103356.jpg</text:a></text:p>
          </table:table-cell>
          <table:table-cell office:value-type="string" table:style-name="ce4">
            <text:p><text:a xlink:href="http://media.grutinet.com/articulos/lg/lg_103356_0.jpg">http://media.grutinet.com/articulos/lg/lg_103356_0.jpg</text:a></text:p>
          </table:table-cell>
          <table:table-cell table:number-columns-repeated="2" table:style-name="ce2"/>
          <table:table-cell office:value-type="float" office:value="103356" table:style-name="ce1">
            <text:p>103356</text:p>
          </table:table-cell>
          <table:table-cell table:number-columns-repeated="7" table:style-name="ce2"/>
          <table:table-cell table:number-columns-repeated="16359" table:style-name="ce1"/>
        </table:table-row>
        <table:table-row table:style-name="ro2">
          <table:table-cell office:value-type="float" office:value="103357" table:style-name="ce1">
            <text:p>103357</text:p>
          </table:table-cell>
          <table:table-cell office:value-type="string" table:style-name="ce2">
            <text:p>LENCERIA</text:p>
          </table:table-cell>
          <table:table-cell office:value-type="string" table:style-name="ce2">
            <text:p>PICARDIAS</text:p>
          </table:table-cell>
          <table:table-cell office:value-type="string" table:style-name="ce2">
            <text:p>COLD SHOULDER BODY DE ENCAJE NEGRO</text:p>
          </table:table-cell>
          <table:table-cell office:value-type="string" table:style-name="ce2">
            <text:p>RENE ROFE</text:p>
          </table:table-cell>
          <table:table-cell office:value-type="string" table:style-name="ce3">
            <text:p>COLD SHOULDER LACE BODYSTOCKING</text:p>
            <text:p/>
            <text:p>Vestido sin costuras de encaje, semitransparentes negro.</text:p>
            <text:p/>
            <text:p/>
            <text:p><text:s/>Lavar a mano, con agua fría no utilizar productos químicos.</text:p>
            <text:p><text:s/>93% Nylon / 7% Spandex</text:p>
            <text:p/>
            <text:p/>
          </table:table-cell>
          <table:table-cell office:value-type="float" office:value="36.368200000000002" table:style-name="ce1">
            <text:p>36,3682</text:p>
          </table:table-cell>
          <table:table-cell office:value-type="float" office:value="10.61" table:style-name="ce1">
            <text:p>10,6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03357.jpg">http://media.grutinet.com/articulos/or/or_103357.jpg</text:a></text:p>
          </table:table-cell>
          <table:table-cell office:value-type="string" table:style-name="ce4">
            <text:p><text:a xlink:href="http://media.grutinet.com/articulos/lg/lg_103357_0.jpg">http://media.grutinet.com/articulos/lg/lg_103357_0.jpg</text:a></text:p>
          </table:table-cell>
          <table:table-cell table:number-columns-repeated="2" table:style-name="ce2"/>
          <table:table-cell office:value-type="float" office:value="103356" table:style-name="ce1">
            <text:p>103356</text:p>
          </table:table-cell>
          <table:table-cell table:number-columns-repeated="7" table:style-name="ce2"/>
          <table:table-cell table:number-columns-repeated="16359" table:style-name="ce1"/>
        </table:table-row>
        <table:table-row table:style-name="ro2">
          <table:table-cell office:value-type="float" office:value="103368" table:style-name="ce1">
            <text:p>103368</text:p>
          </table:table-cell>
          <table:table-cell office:value-type="string" table:style-name="ce2">
            <text:p>LENCERIA</text:p>
          </table:table-cell>
          <table:table-cell office:value-type="string" table:style-name="ce2">
            <text:p>BODYS</text:p>
          </table:table-cell>
          <table:table-cell office:value-type="string" table:style-name="ce2">
            <text:p>MAKE YOU MELT BODY DE MALLA CON ENCAJE - NEGRO</text:p>
          </table:table-cell>
          <table:table-cell office:value-type="string" table:style-name="ce2">
            <text:p>RENE ROFE</text:p>
          </table:table-cell>
          <table:table-cell office:value-type="string" table:style-name="ce3">
            <text:p>MAKE YOU MELT BODYSTOCKING<text:s/></text:p>
            <text:p/>
            <text:p>Body floral con encaje de rejilla con entrepierna abierta y parte trasera completamente abierta.</text:p>
            <text:p/>
            <text:p>Ajustado y favorecedor, el tejido elástico se adapta a tus curvas.</text:p>
            <text:p/>
            <text:p>Tanga no incluido.</text:p>
            <text:p/>
            <text:p>Material: 93% nailon / 7% spandex</text:p>
            <text:p/>
          </table:table-cell>
          <table:table-cell office:value-type="float" office:value="44.052999999999997" table:style-name="ce1">
            <text:p>44,053</text:p>
          </table:table-cell>
          <table:table-cell office:value-type="float" office:value="13.06" table:style-name="ce1">
            <text:p>13,06</text:p>
          </table:table-cell>
          <table:table-cell office:value-type="string" table:style-name="ce2">
            <text:p>SI</text:p>
          </table:table-cell>
          <table:table-cell office:value-type="float" office:value="7" table:style-name="ce1">
            <text:p>7</text:p>
          </table:table-cell>
          <table:table-cell office:value-type="string" table:style-name="ce2">
            <text:p>NO</text:p>
          </table:table-cell>
          <table:table-cell office:value-type="float" office:value="21" table:style-name="ce1">
            <text:p>21</text:p>
          </table:table-cell>
          <table:table-cell office:value-type="string" table:style-name="ce2">
            <text:p>1X</text:p>
          </table:table-cell>
          <table:table-cell office:value-type="string" table:style-name="ce4">
            <text:p><text:a xlink:href="http://media.grutinet.com/articulos/or/or_103368.jpg">http://media.grutinet.com/articulos/or/or_103368.jpg</text:a></text:p>
          </table:table-cell>
          <table:table-cell office:value-type="string" table:style-name="ce4">
            <text:p><text:a xlink:href="http://media.grutinet.com/articulos/lg/lg_103368_0.jpg">http://media.grutinet.com/articulos/lg/lg_103368_0.jpg</text:a></text:p>
          </table:table-cell>
          <table:table-cell office:value-type="string" table:style-name="ce4">
            <text:p><text:a xlink:href="http://media.grutinet.com/articulos/lg/lg_103368_1.jpg">http://media.grutinet.com/articulos/lg/lg_103368_1.jpg</text:a></text:p>
          </table:table-cell>
          <table:table-cell table:style-name="ce2"/>
          <table:table-cell office:value-type="float" office:value="103368" table:style-name="ce1">
            <text:p>103368</text:p>
          </table:table-cell>
          <table:table-cell table:number-columns-repeated="7" table:style-name="ce2"/>
          <table:table-cell table:number-columns-repeated="16359" table:style-name="ce1"/>
        </table:table-row>
        <table:table-row table:style-name="ro2">
          <table:table-cell office:value-type="float" office:value="103377" table:style-name="ce1">
            <text:p>103377</text:p>
          </table:table-cell>
          <table:table-cell office:value-type="string" table:style-name="ce2">
            <text:p>LENCERIA</text:p>
          </table:table-cell>
          <table:table-cell office:value-type="string" table:style-name="ce2">
            <text:p>BRAGUITAS Y TANGAS</text:p>
          </table:table-cell>
          <table:table-cell office:value-type="string" table:style-name="ce2">
            <text:p>ATTENTION SEEKER VESTIDOLENCERO CON ABERTURA<text:s/></text:p>
          </table:table-cell>
          <table:table-cell office:value-type="string" table:style-name="ce2">
            <text:p>RENE ROFE</text:p>
          </table:table-cell>
          <table:table-cell office:value-type="string" table:style-name="ce3">
            <text:p>ATTENTION SEEKER OPEN BACK PANTY<text:s/></text:p>
            <text:p/>
            <text:p>Vestido lencero de encaje con abertura.</text:p>
            <text:p/>
            <text:p/>
            <text:p><text:s/>Lavar a mano, con agua fría no utilizar productos químicos.</text:p>
            <text:p><text:s/>92% Nylon / 8% Spandex</text:p>
            <text:p/>
            <text:p/>
          </table:table-cell>
          <table:table-cell office:value-type="float" office:value="33.738500000000002" table:style-name="ce1">
            <text:p>33,7385</text:p>
          </table:table-cell>
          <table:table-cell office:value-type="float" office:value="9.7899999999999991" table:style-name="ce1">
            <text:p>9,7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XXL</text:p>
          </table:table-cell>
          <table:table-cell office:value-type="string" table:style-name="ce4">
            <text:p><text:a xlink:href="http://media.grutinet.com/articulos/or/or_103377.jpg">http://media.grutinet.com/articulos/or/or_103377.jpg</text:a></text:p>
          </table:table-cell>
          <table:table-cell office:value-type="string" table:style-name="ce4">
            <text:p><text:a xlink:href="http://media.grutinet.com/articulos/lg/lg_103377_0.jpg">http://media.grutinet.com/articulos/lg/lg_103377_0.jpg</text:a></text:p>
          </table:table-cell>
          <table:table-cell office:value-type="string" table:style-name="ce4">
            <text:p><text:a xlink:href="http://media.grutinet.com/articulos/lg/lg_103377_1.jpg">http://media.grutinet.com/articulos/lg/lg_103377_1.jpg</text:a></text:p>
          </table:table-cell>
          <table:table-cell office:value-type="string" table:style-name="ce4">
            <text:p><text:a xlink:href="http://media.grutinet.com/articulos/lg/lg_103377_2.jpg">http://media.grutinet.com/articulos/lg/lg_103377_2.jpg</text:a></text:p>
          </table:table-cell>
          <table:table-cell office:value-type="float" office:value="103377" table:style-name="ce1">
            <text:p>103377</text:p>
          </table:table-cell>
          <table:table-cell office:value-type="string" table:style-name="ce4">
            <text:p><text:a xlink:href="http://media.grutinet.com/articulos/lg/lg_103377_3.jpg">http://media.grutinet.com/articulos/lg/lg_103377_3.jpg</text:a></text:p>
          </table:table-cell>
          <table:table-cell table:number-columns-repeated="6" table:style-name="ce2"/>
          <table:table-cell table:number-columns-repeated="16359" table:style-name="ce1"/>
        </table:table-row>
        <table:table-row table:style-name="ro2">
          <table:table-cell office:value-type="float" office:value="103490" table:style-name="ce1">
            <text:p>103490</text:p>
          </table:table-cell>
          <table:table-cell office:value-type="string" table:style-name="ce2">
            <text:p>LENCERIA</text:p>
          </table:table-cell>
          <table:table-cell office:value-type="string" table:style-name="ce2">
            <text:p>BRAGUITAS Y TANGAS</text:p>
          </table:table-cell>
          <table:table-cell office:value-type="string" table:style-name="ce2">
            <text:p>FOREVER SEXY BRAGUITA DE ENCAJE CON ABERTURA BLANCA</text:p>
          </table:table-cell>
          <table:table-cell office:value-type="string" table:style-name="ce2">
            <text:p>RENE ROFE</text:p>
          </table:table-cell>
          <table:table-cell office:value-type="string" table:style-name="ce3">
            <text:p>FOREVER SEXY CROTCHLESS PANTY WHITE<text:s/></text:p>
            <text:p/>
            <text:p/>
            <text:p><text:s/>Braguita de encaje, con abertura en la entrepierna.</text:p>
            <text:p><text:s/>Lavar a mano, con agua fría no utilizar productos químicos.</text:p>
            <text:p><text:s/>90% Nylon / 10% Spandex</text:p>
            <text:p/>
            <text:p/>
          </table:table-cell>
          <table:table-cell office:value-type="float" office:value="28.391200000000001" table:style-name="ce1">
            <text:p>28,3912</text:p>
          </table:table-cell>
          <table:table-cell office:value-type="float" office:value="8.16" table:style-name="ce1">
            <text:p>8,1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XXL</text:p>
          </table:table-cell>
          <table:table-cell office:value-type="string" table:style-name="ce4">
            <text:p><text:a xlink:href="http://media.grutinet.com/articulos/or/or_103490.jpg">http://media.grutinet.com/articulos/or/or_103490.jpg</text:a></text:p>
          </table:table-cell>
          <table:table-cell office:value-type="string" table:style-name="ce4">
            <text:p><text:a xlink:href="http://media.grutinet.com/articulos/lg/lg_103490_0.jpg">http://media.grutinet.com/articulos/lg/lg_103490_0.jpg</text:a></text:p>
          </table:table-cell>
          <table:table-cell table:number-columns-repeated="2" table:style-name="ce2"/>
          <table:table-cell office:value-type="float" office:value="103490" table:style-name="ce1">
            <text:p>103490</text:p>
          </table:table-cell>
          <table:table-cell table:number-columns-repeated="7" table:style-name="ce2"/>
          <table:table-cell table:number-columns-repeated="16359" table:style-name="ce1"/>
        </table:table-row>
        <table:table-row table:style-name="ro2">
          <table:table-cell office:value-type="float" office:value="103491" table:style-name="ce1">
            <text:p>103491</text:p>
          </table:table-cell>
          <table:table-cell office:value-type="string" table:style-name="ce2">
            <text:p>LENCERIA</text:p>
          </table:table-cell>
          <table:table-cell office:value-type="string" table:style-name="ce2">
            <text:p>BRAGUITAS Y TANGAS</text:p>
          </table:table-cell>
          <table:table-cell office:value-type="string" table:style-name="ce2">
            <text:p>FOREVER SEXY BRAGUITA DE ENCAJE CON ABERTURA BLANCA</text:p>
          </table:table-cell>
          <table:table-cell office:value-type="string" table:style-name="ce2">
            <text:p>RENE ROFE</text:p>
          </table:table-cell>
          <table:table-cell office:value-type="string" table:style-name="ce3">
            <text:p>FOREVER SEXY CROTCHLESS PANTY WHITE<text:s/></text:p>
            <text:p/>
            <text:p/>
            <text:p><text:s/>Braguita de encaje, con abertura en la entrepierna.</text:p>
            <text:p><text:s/>Lavar a mano, con agua fría no utilizar productos químicos.</text:p>
            <text:p><text:s/>90% Nylon / 10% Spandex</text:p>
            <text:p/>
            <text:p/>
          </table:table-cell>
          <table:table-cell office:value-type="float" office:value="28.391200000000001" table:style-name="ce1">
            <text:p>28,3912</text:p>
          </table:table-cell>
          <table:table-cell office:value-type="float" office:value="8.16" table:style-name="ce1">
            <text:p>8,1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3XL/4XL</text:p>
          </table:table-cell>
          <table:table-cell office:value-type="string" table:style-name="ce4">
            <text:p><text:a xlink:href="http://media.grutinet.com/articulos/or/or_103491.jpg">http://media.grutinet.com/articulos/or/or_103491.jpg</text:a></text:p>
          </table:table-cell>
          <table:table-cell office:value-type="string" table:style-name="ce4">
            <text:p><text:a xlink:href="http://media.grutinet.com/articulos/lg/lg_103491_0.jpg">http://media.grutinet.com/articulos/lg/lg_103491_0.jpg</text:a></text:p>
          </table:table-cell>
          <table:table-cell table:number-columns-repeated="2" table:style-name="ce2"/>
          <table:table-cell office:value-type="float" office:value="103490" table:style-name="ce1">
            <text:p>103490</text:p>
          </table:table-cell>
          <table:table-cell table:number-columns-repeated="7" table:style-name="ce2"/>
          <table:table-cell table:number-columns-repeated="16359"/>
        </table:table-row>
        <table:table-row table:style-name="ro2">
          <table:table-cell office:value-type="float" office:value="103536" table:style-name="ce1">
            <text:p>103536</text:p>
          </table:table-cell>
          <table:table-cell office:value-type="string" table:style-name="ce2">
            <text:p>LENCERIA</text:p>
          </table:table-cell>
          <table:table-cell office:value-type="string" table:style-name="ce2">
            <text:p>BODYS</text:p>
          </table:table-cell>
          <table:table-cell office:value-type="string" table:style-name="ce2">
            <text:p>X MARKS THE SPOT LACE TEDDY BODY ENCAJE CON TIRANTES</text:p>
          </table:table-cell>
          <table:table-cell office:value-type="string" table:style-name="ce2">
            <text:p>RENE ROFE</text:p>
          </table:table-cell>
          <table:table-cell office:value-type="string" table:style-name="ce3">
            <text:p>X MARKS THE SPOT LACE TEDDY</text:p>
            <text:p/>
            <text:p/>
            <text:p><text:s/>Body de encaje y malla con excelente ventana trasera entrecruzada.</text:p>
            <text:p><text:s/>Desde el frente, hermoso body</text:p>
            <text:p><text:s/>90% nylon / 10% spandex</text:p>
            <text:p/>
            <text:p/>
          </table:table-cell>
          <table:table-cell office:value-type="float" office:value="53.901600000000002" table:style-name="ce1">
            <text:p>53,9016</text:p>
          </table:table-cell>
          <table:table-cell office:value-type="float" office:value="16.32" table:style-name="ce1">
            <text:p>16,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03536.jpg">http://media.grutinet.com/articulos/or/or_103536.jpg</text:a></text:p>
          </table:table-cell>
          <table:table-cell office:value-type="string" table:style-name="ce4">
            <text:p><text:a xlink:href="http://media.grutinet.com/articulos/lg/lg_103536_0.jpg">http://media.grutinet.com/articulos/lg/lg_103536_0.jpg</text:a></text:p>
          </table:table-cell>
          <table:table-cell table:number-columns-repeated="2" table:style-name="ce2"/>
          <table:table-cell office:value-type="float" office:value="103536" table:style-name="ce1">
            <text:p>103536</text:p>
          </table:table-cell>
          <table:table-cell table:number-columns-repeated="7" table:style-name="ce2"/>
          <table:table-cell table:number-columns-repeated="16359"/>
        </table:table-row>
        <table:table-row table:style-name="ro2">
          <table:table-cell office:value-type="float" office:value="103542" table:style-name="ce1">
            <text:p>103542</text:p>
          </table:table-cell>
          <table:table-cell office:value-type="string" table:style-name="ce2">
            <text:p>LENCERIA</text:p>
          </table:table-cell>
          <table:table-cell office:value-type="string" table:style-name="ce2">
            <text:p>VESTIDOS</text:p>
          </table:table-cell>
          <table:table-cell office:value-type="string" table:style-name="ce2">
            <text:p>ALL OUT THERE 2PC GOWN SET - VESTIDO NOCHE NEGRO</text:p>
          </table:table-cell>
          <table:table-cell office:value-type="string" table:style-name="ce2">
            <text:p>RENE ROFE</text:p>
          </table:table-cell>
          <table:table-cell office:value-type="string" table:style-name="ce3">
            <text:p>ALL OUT THERE 2PC GOWN SET BLK</text:p>
            <text:p/>
            <text:p/>
            <text:p><text:s/>Vestido de 2 piezas de encaje y halter de malla y conjunto de tanga.</text:p>
            <text:p><text:s/>90% nylon / 10% spandex</text:p>
            <text:p/>
            <text:p/>
          </table:table-cell>
          <table:table-cell office:value-type="float" office:value="63.310499999999998" table:style-name="ce1">
            <text:p>63,3105</text:p>
          </table:table-cell>
          <table:table-cell office:value-type="float" office:value="19.600000000000001" table:style-name="ce1">
            <text:p>19,6</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3XL/4XL</text:p>
          </table:table-cell>
          <table:table-cell office:value-type="string" table:style-name="ce4">
            <text:p><text:a xlink:href="http://media.grutinet.com/articulos/or/or_103542.jpg">http://media.grutinet.com/articulos/or/or_103542.jpg</text:a></text:p>
          </table:table-cell>
          <table:table-cell office:value-type="string" table:style-name="ce4">
            <text:p><text:a xlink:href="http://media.grutinet.com/articulos/lg/lg_103542_0.jpg">http://media.grutinet.com/articulos/lg/lg_103542_0.jpg</text:a></text:p>
          </table:table-cell>
          <table:table-cell table:number-columns-repeated="2" table:style-name="ce2"/>
          <table:table-cell office:value-type="float" office:value="103541" table:style-name="ce1">
            <text:p>103541</text:p>
          </table:table-cell>
          <table:table-cell table:number-columns-repeated="7" table:style-name="ce2"/>
          <table:table-cell table:number-columns-repeated="16359"/>
        </table:table-row>
        <table:table-row table:style-name="ro2">
          <table:table-cell office:value-type="float" office:value="103558" table:style-name="ce1">
            <text:p>103558</text:p>
          </table:table-cell>
          <table:table-cell office:value-type="string" table:style-name="ce2">
            <text:p>LENCERIA</text:p>
          </table:table-cell>
          <table:table-cell office:value-type="string" table:style-name="ce2">
            <text:p>CONJUNTOS</text:p>
          </table:table-cell>
          <table:table-cell office:value-type="string" table:style-name="ce2">
            <text:p>MIDNIGHT COMPANY BODY CON LIGUEROS - NEGRO</text:p>
          </table:table-cell>
          <table:table-cell office:value-type="string" table:style-name="ce2">
            <text:p>RENE ROFE</text:p>
          </table:table-cell>
          <table:table-cell office:value-type="string" table:style-name="ce3">
            <text:p>MIDNIGHT COMPANY CHEMISE</text:p>
            <text:p/>
            <text:p/>
            <text:p><text:s/>Camisa con arnés elástico flaco.</text:p>
            <text:p><text:s/>Ajustable para un ajuste perfecto con correas traseras con anillos negros y deslizadores.</text:p>
            <text:p><text:s/>Tazas de encaje de pestañas florales suaves.</text:p>
            <text:p><text:s/>El ribete de encaje agrega un detalle de copa de flejado</text:p>
            <text:p><text:s/>Cómoda banda inferior sujeta con un gancho y ojo con tres ajustes en el centro de la espalda.</text:p>
            <text:p><text:s/>La falda está confeccionada con malla transparente sedosa.</text:p>
            <text:p><text:s/>Ligueros con elegantes herrajes negros y cintas de satén sexys.</text:p>
            <text:p><text:s/>Nylon / Spandex / Poliéster</text:p>
            <text:p/>
            <text:p/>
          </table:table-cell>
          <table:table-cell office:value-type="float" office:value="52.499600000000001" table:style-name="ce1">
            <text:p>52,4996</text:p>
          </table:table-cell>
          <table:table-cell office:value-type="float" office:value="15.85" table:style-name="ce1">
            <text:p>15,85</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03558.jpg">http://media.grutinet.com/articulos/or/or_103558.jpg</text:a></text:p>
          </table:table-cell>
          <table:table-cell office:value-type="string" table:style-name="ce4">
            <text:p><text:a xlink:href="http://media.grutinet.com/articulos/lg/lg_103558_0.jpg">http://media.grutinet.com/articulos/lg/lg_103558_0.jpg</text:a></text:p>
          </table:table-cell>
          <table:table-cell table:number-columns-repeated="2" table:style-name="ce2"/>
          <table:table-cell office:value-type="float" office:value="103558" table:style-name="ce1">
            <text:p>103558</text:p>
          </table:table-cell>
          <table:table-cell table:number-columns-repeated="7" table:style-name="ce2"/>
          <table:table-cell table:number-columns-repeated="16359"/>
        </table:table-row>
        <table:table-row table:style-name="ro2">
          <table:table-cell office:value-type="float" office:value="103573" table:style-name="ce1">
            <text:p>103573</text:p>
          </table:table-cell>
          <table:table-cell office:value-type="string" table:style-name="ce2">
            <text:p>LENCERIA</text:p>
          </table:table-cell>
          <table:table-cell office:value-type="string" table:style-name="ce2">
            <text:p>CONJUNTOS</text:p>
          </table:table-cell>
          <table:table-cell office:value-type="string" table:style-name="ce2">
            <text:p>WITH LOVE HALF CUP CONJUNTO 2 PIEZAS</text:p>
          </table:table-cell>
          <table:table-cell office:value-type="string" table:style-name="ce2">
            <text:p>RENE ROFE</text:p>
          </table:table-cell>
          <table:table-cell office:value-type="string" table:style-name="ce3">
            <text:p>WITH LOVE HALF CUP BRA SET</text:p>
            <text:p/>
            <text:p/>
            <text:p><text:s/>Sujetador de dos piezas de encaje con tirantes articulados y tanga de encaje y correa a juego.</text:p>
            <text:p><text:s/>90% nylon / 10% spandex</text:p>
            <text:p/>
            <text:p/>
          </table:table-cell>
          <table:table-cell office:value-type="float" office:value="44.282699999999998" table:style-name="ce1">
            <text:p>44,2827</text:p>
          </table:table-cell>
          <table:table-cell office:value-type="float" office:value="13.13" table:style-name="ce1">
            <text:p>13,1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03573.jpg">http://media.grutinet.com/articulos/or/or_103573.jpg</text:a></text:p>
          </table:table-cell>
          <table:table-cell office:value-type="string" table:style-name="ce4">
            <text:p><text:a xlink:href="http://media.grutinet.com/articulos/lg/lg_103573_0.jpg">http://media.grutinet.com/articulos/lg/lg_103573_0.jpg</text:a></text:p>
          </table:table-cell>
          <table:table-cell table:number-columns-repeated="2" table:style-name="ce2"/>
          <table:table-cell office:value-type="float" office:value="103573" table:style-name="ce1">
            <text:p>103573</text:p>
          </table:table-cell>
          <table:table-cell table:number-columns-repeated="7" table:style-name="ce2"/>
          <table:table-cell table:number-columns-repeated="16359"/>
        </table:table-row>
        <table:table-row table:style-name="ro2">
          <table:table-cell office:value-type="float" office:value="103624" table:style-name="ce1">
            <text:p>103624</text:p>
          </table:table-cell>
          <table:table-cell office:value-type="string" table:style-name="ce2">
            <text:p>LENCERIA</text:p>
          </table:table-cell>
          <table:table-cell office:value-type="string" table:style-name="ce2">
            <text:p>BODYS</text:p>
          </table:table-cell>
          <table:table-cell office:value-type="string" table:style-name="ce2">
            <text:p>SEDUCTIVE VESTIDO DE RED BLANCO</text:p>
          </table:table-cell>
          <table:table-cell office:value-type="string" table:style-name="ce2">
            <text:p>RENE ROFE</text:p>
          </table:table-cell>
          <table:table-cell office:value-type="string" table:style-name="ce3">
            <text:p>SEDUCTIVE LACE DRESS WHITE</text:p>
            <text:p/>
            <text:p/>
            <text:p><text:s/>Vestido de manga larga de encaje transparente.</text:p>
            <text:p><text:s/>Mezcla de nylon suave y elástica.</text:p>
            <text:p><text:s/>Diseño lindo y coqueto fuera del hombro.</text:p>
            <text:p><text:s/>Tanga no incluida.</text:p>
            <text:p><text:s/>Lavado a mano.</text:p>
            <text:p><text:s/>93% nailon / 7% spandex</text:p>
            <text:p/>
            <text:p/>
          </table:table-cell>
          <table:table-cell office:value-type="float" office:value="30.115500000000001" table:style-name="ce1">
            <text:p>30,1155</text:p>
          </table:table-cell>
          <table:table-cell office:value-type="float" office:value="8.68" table:style-name="ce1">
            <text:p>8,6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3XL/4XL</text:p>
          </table:table-cell>
          <table:table-cell office:value-type="string" table:style-name="ce4">
            <text:p><text:a xlink:href="http://media.grutinet.com/articulos/or/or_103624.jpg">http://media.grutinet.com/articulos/or/or_103624.jpg</text:a></text:p>
          </table:table-cell>
          <table:table-cell office:value-type="string" table:style-name="ce4">
            <text:p><text:a xlink:href="http://media.grutinet.com/articulos/lg/lg_103624_0.jpg">http://media.grutinet.com/articulos/lg/lg_103624_0.jpg</text:a></text:p>
          </table:table-cell>
          <table:table-cell table:number-columns-repeated="2" table:style-name="ce2"/>
          <table:table-cell office:value-type="float" office:value="103623" table:style-name="ce1">
            <text:p>103623</text:p>
          </table:table-cell>
          <table:table-cell table:number-columns-repeated="7" table:style-name="ce2"/>
          <table:table-cell table:number-columns-repeated="16359"/>
        </table:table-row>
        <table:table-row table:style-name="ro2">
          <table:table-cell office:value-type="float" office:value="103726" table:style-name="ce1">
            <text:p>103726</text:p>
          </table:table-cell>
          <table:table-cell office:value-type="string" table:style-name="ce2">
            <text:p>JUGUETES XXX</text:p>
          </table:table-cell>
          <table:table-cell office:value-type="string" table:style-name="ce2">
            <text:p>BDSM</text:p>
          </table:table-cell>
          <table:table-cell office:value-type="string" table:style-name="ce2">
            <text:p>THE ANAL IMPALER - ACERO INOX</text:p>
          </table:table-cell>
          <table:table-cell office:value-type="string" table:style-name="ce2">
            <text:p>TRIUNE</text:p>
          </table:table-cell>
          <table:table-cell office:value-type="string" table:style-name="ce3">
            <text:p>THE ANAL IMPALER - STAINLESS STEEL</text:p>
            <text:p/>
            <text:p>La parte inferior está bloqueada en la barra de separación con los tobillos (que están sujetos a los anillos en D de la barra de separación con un pequeño candado).</text:p>
            <text:p/>
            <text:p>Con las piernas separadas 60 cm, el empalador anal ajustable se puede insertar en el ano o la vagina. Se puede ajustar de 45 cm a 80 cm. Suficientemente profundo para la mayoría.</text:p>
            <text:p/>
            <text:p>El submarino se verá obligado a pararse o cojear con este humillante dispositivo penetrando en ellos. Para ser más sádico, atornilla o fija la barra de separación al suelo. Haz que se pongan de puntillas y luego levanta el consolador e insértalo lo más lejos posible.</text:p>
            <text:p/>
            <text:p>Si ahora intentan descansar el talón, el consolador los penetrará aún más si tienen espacio. Si no, se verán obligados a permanecer de puntillas totalmente empalados.</text:p>
            <text:p/>
            <text:p>Nota: Las restricciones de tobillo y el consolador se venden por separado. Cualquier consolador con base acampanada, de menos de 4,5 cm de diámetro funcionará con la varilla.</text:p>
            <text:p/>
            <text:p>Dimensiones del producto: 61,5 x 3 x 3 cm</text:p>
            <text:p>Peso del producto: 1818 gr</text:p>
            <text:p>Materiales: Acero Inox<text:s text:c="4"/></text:p>
            <text:p/>
          </table:table-cell>
          <table:table-cell office:value-type="float" office:value="155.94999999999999" table:style-name="ce1">
            <text:p>155,95</text:p>
          </table:table-cell>
          <table:table-cell office:value-type="float" office:value="48.39" table:style-name="ce1">
            <text:p>48,3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726.jpg">http://media.grutinet.com/articulos/or/or_103726.jpg</text:a></text:p>
          </table:table-cell>
          <table:table-cell office:value-type="string" table:style-name="ce4">
            <text:p><text:a xlink:href="http://media.grutinet.com/articulos/lg/lg_103726_0.jpg">http://media.grutinet.com/articulos/lg/lg_103726_0.jpg</text:a></text:p>
          </table:table-cell>
          <table:table-cell office:value-type="string" table:style-name="ce4">
            <text:p><text:a xlink:href="http://media.grutinet.com/articulos/lg/lg_103726_1.jpg">http://media.grutinet.com/articulos/lg/lg_103726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103810" table:style-name="ce1">
            <text:p>103810</text:p>
          </table:table-cell>
          <table:table-cell office:value-type="string" table:style-name="ce2">
            <text:p>JUGUETES XXX</text:p>
          </table:table-cell>
          <table:table-cell office:value-type="string" table:style-name="ce2">
            <text:p>VIBRADORES</text:p>
          </table:table-cell>
          <table:table-cell office:value-type="string" table:style-name="ce2">
            <text:p>VIBRADOR CARESS - ROSA</text:p>
          </table:table-cell>
          <table:table-cell office:value-type="string" table:style-name="ce2">
            <text:p>XR BRANDS</text:p>
          </table:table-cell>
          <table:table-cell office:value-type="string" table:style-name="ce3">
            <text:p>VIBRASSAGE CARESS - PINK</text:p>
            <text:p/>
            <text:p>Este reclamo de clítoris vibratorio utiliza tecnología de doble vibración y masaje para rodear su clítoris sensible u otras zonas erógenas, con un zumbido potente de un cosquilleo y una suave rotación de los otros dos.</text:p>
            <text:p/>
            <text:p>Vibrassage Caress es el accesorio sexual recargable y de lujo que su cuerpo merece, que se adapta fácilmente a su mano durante el juego en solitario o en pareja para apuntar a su clítoris por puro placer.</text:p>
            <text:p/>
            <text:p>¡Incluso es completamente sumergible para que pueda tomarlo en la bañera o la ducha!</text:p>
            <text:p/>
            <text:p>¡Combina las sensaciones orgásmicas de vibración y masaje giratorio a la vez!</text:p>
            <text:p/>
            <text:p>Hecho de silicona premium, este ambiente no es poroso y no contiene ftalato, pero no es compatible con lubricantes de silicona.</text:p>
            <text:p/>
            <text:p>Limpie después de usar con jabón suave o limpiador de juguetes.</text:p>
            <text:p/>
            <text:p>Espacio entre cosquillas en aproximadamente .</text:p>
            <text:p/>
            <text:p>Medida 1.02cm</text:p>
            <text:p/>
            <text:p/>
            <text:p><text:s/>Dimensiones embalaje :20 x 9,50 x 9,50 cm</text:p>
            <text:p><text:s/>Peso embalaje: 136 gram</text:p>
            <text:p><text:s/>Dimensiones del producto : 9,1 x 4,1 x 4,1 cm</text:p>
            <text:p><text:s/>Peso del producto :80 gram</text:p>
            <text:p><text:s/>Diámetro del producto :4,1 cm</text:p>
            <text:p><text:s/>Tipos de velocidad .1</text:p>
            <text:p><text:s/>Recargable : Sí</text:p>
            <text:p><text:s/>Tiempo de recarga .60 min</text:p>
            <text:p><text:s/>Vida de la recarga de las baterías .45 min</text:p>
            <text:p><text:s/>A prueba de agua : Sí</text:p>
            <text:p><text:s/>Libre de ftalato : Sí</text:p>
            <text:p><text:s/>Presupuesto : Space between ticklers in approximately .4 inches/1.02cm</text:p>
            <text:p><text:s/>Materiales: Silicone, ABS plastic</text:p>
            <text:p/>
            <text:p/>
          </table:table-cell>
          <table:table-cell office:value-type="float" office:value="131.94999999999999" table:style-name="ce1">
            <text:p>131,95</text:p>
          </table:table-cell>
          <table:table-cell office:value-type="float" office:value="41.17" table:style-name="ce1">
            <text:p>41,1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10.jpg">http://media.grutinet.com/articulos/or/or_103810.jpg</text:a></text:p>
          </table:table-cell>
          <table:table-cell office:value-type="string" table:style-name="ce4">
            <text:p><text:a xlink:href="http://media.grutinet.com/articulos/lg/lg_103810_0.jpg">http://media.grutinet.com/articulos/lg/lg_103810_0.jpg</text:a></text:p>
          </table:table-cell>
          <table:table-cell office:value-type="string" table:style-name="ce4">
            <text:p><text:a xlink:href="http://media.grutinet.com/articulos/lg/lg_103810_1.jpg">http://media.grutinet.com/articulos/lg/lg_103810_1.jpg</text:a></text:p>
          </table:table-cell>
          <table:table-cell office:value-type="string" table:style-name="ce4">
            <text:p><text:a xlink:href="http://media.grutinet.com/articulos/lg/lg_103810_2.jpg">http://media.grutinet.com/articulos/lg/lg_103810_2.jpg</text:a></text:p>
          </table:table-cell>
          <table:table-cell table:style-name="ce1"/>
          <table:table-cell office:value-type="string" table:style-name="ce4">
            <text:p><text:a xlink:href="http://media.grutinet.com/articulos/lg/lg_103810_3.jpg">http://media.grutinet.com/articulos/lg/lg_103810_3.jpg</text:a></text:p>
          </table:table-cell>
          <table:table-cell table:number-columns-repeated="6" table:style-name="ce2"/>
          <table:table-cell table:number-columns-repeated="16359"/>
        </table:table-row>
        <table:table-row table:style-name="ro2">
          <table:table-cell office:value-type="float" office:value="103811" table:style-name="ce1">
            <text:p>103811</text:p>
          </table:table-cell>
          <table:table-cell office:value-type="string" table:style-name="ce2">
            <text:p>JUGUETES XXX</text:p>
          </table:table-cell>
          <table:table-cell office:value-type="string" table:style-name="ce2">
            <text:p>VIBRADORES</text:p>
          </table:table-cell>
          <table:table-cell office:value-type="string" table:style-name="ce2">
            <text:p>FONDLE VIBRADOR - ROSA</text:p>
          </table:table-cell>
          <table:table-cell office:value-type="string" table:style-name="ce2">
            <text:p>XR BRANDS</text:p>
          </table:table-cell>
          <table:table-cell office:value-type="string" table:style-name="ce3">
            <text:p>VIBRASSAGE FONDLE - PINK</text:p>
            <text:p/>
            <text:p>Este vibrador de clítoris recargable le permite apuntar a su clítoris para vibraciones y masajes.</text:p>
            <text:p/>
            <text:p>¡Experimenta nuevas formas de tentar tus zonas erógenas más sensibles!</text:p>
            <text:p/>
            <text:p>Los tres cosquillas suaves y sensuales rodearán tu pequeño nudo, uno de ellos brindando una felicidad zumbante, los otros dos girando en una rotación sensual.</text:p>
            <text:p/>
            <text:p>Experimenta 6 velocidades de placer puntiagudo.</text:p>
            <text:p/>
            <text:p>Este instrumento único de éxtasis es totalmente sumergible para un uso relajante en la ducha o la bañera.</text:p>
            <text:p/>
            <text:p>Hecho de silicona premium, es mejor nunca usarlo con lubricantes de silicona.</text:p>
            <text:p/>
            <text:p>Este material no poroso y libre de ftalatos se puede limpiar después de usar con jabón suave y agua tibia o limpiador de juguetes.</text:p>
            <text:p/>
            <text:p>Medidas: 12,7 pulgadas de largo total, 3,81 pulgadas de ancho en el mango, 5,84 pulgadas de ancho en la cabeza, espacio entre cosquillas en aproximadamente 0.64 pulgadas de diámetro</text:p>
            <text:p/>
            <text:p/>
            <text:p><text:s/>Dimensiones embalaje: 20,40 x 9,70 x 9,70 cm</text:p>
            <text:p><text:s/>Peso embalaje :191 gram</text:p>
            <text:p><text:s/>Dimensiones del producto :12,7 x 5,8 x 5,8 cm</text:p>
            <text:p><text:s/>Peso del producto: 137 gram</text:p>
            <text:p><text:s/>Diámetro del producto : 5,8 cm</text:p>
            <text:p><text:s/>Tipos de velocidad :6</text:p>
            <text:p><text:s/>Recargable :Sí</text:p>
            <text:p><text:s/>Tiempo de recarga : 60 min</text:p>
            <text:p><text:s/>Vida de la recarga de las baterías :45 min</text:p>
            <text:p><text:s/>A prueba de agua :Sí</text:p>
            <text:p><text:s/>Libre de ftalato :Sí</text:p>
            <text:p><text:s/>Presupuesto :Measurements: 5 inches in total length, 1.5 inches in width at handle, 2.3 inches in width at head, space between ticklers in approximately .25 inches in diameter</text:p>
            <text:p><text:s/>Materiales : Silicone, ABS plastic</text:p>
            <text:p/>
            <text:p/>
          </table:table-cell>
          <table:table-cell office:value-type="float" office:value="151.94999999999999" table:style-name="ce1">
            <text:p>151,95</text:p>
          </table:table-cell>
          <table:table-cell office:value-type="float" office:value="47.31" table:style-name="ce1">
            <text:p>47,31</text:p>
          </table:table-cell>
          <table:table-cell office:value-type="string" table:style-name="ce2">
            <text:p>SI</text:p>
          </table:table-cell>
          <table:table-cell office:value-type="float" office:value="5" table:style-name="ce1">
            <text:p>5</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11.jpg">http://media.grutinet.com/articulos/or/or_103811.jpg</text:a></text:p>
          </table:table-cell>
          <table:table-cell office:value-type="string" table:style-name="ce4">
            <text:p><text:a xlink:href="http://media.grutinet.com/articulos/lg/lg_103811_0.jpg">http://media.grutinet.com/articulos/lg/lg_103811_0.jpg</text:a></text:p>
          </table:table-cell>
          <table:table-cell office:value-type="string" table:style-name="ce4">
            <text:p><text:a xlink:href="http://media.grutinet.com/articulos/lg/lg_103811_1.jpg">http://media.grutinet.com/articulos/lg/lg_103811_1.jpg</text:a></text:p>
          </table:table-cell>
          <table:table-cell office:value-type="string" table:style-name="ce4">
            <text:p><text:a xlink:href="http://media.grutinet.com/articulos/lg/lg_103811_2.jpg">http://media.grutinet.com/articulos/lg/lg_103811_2.jpg</text:a></text:p>
          </table:table-cell>
          <table:table-cell table:style-name="ce1"/>
          <table:table-cell office:value-type="string" table:style-name="ce4">
            <text:p><text:a xlink:href="http://media.grutinet.com/articulos/lg/lg_103811_3.jpg">http://media.grutinet.com/articulos/lg/lg_103811_3.jpg</text:a></text:p>
          </table:table-cell>
          <table:table-cell table:number-columns-repeated="6" table:style-name="ce2"/>
          <table:table-cell table:number-columns-repeated="16359"/>
        </table:table-row>
        <table:table-row table:style-name="ro2">
          <table:table-cell office:value-type="float" office:value="103824" table:style-name="ce1">
            <text:p>103824</text:p>
          </table:table-cell>
          <table:table-cell office:value-type="string" table:style-name="ce2">
            <text:p>JUGUETES XXX</text:p>
          </table:table-cell>
          <table:table-cell office:value-type="string" table:style-name="ce2">
            <text:p>PLUGS</text:p>
          </table:table-cell>
          <table:table-cell office:value-type="string" table:style-name="ce2">
            <text:p>REAL 10X PLUG SILICONA - NEGRO</text:p>
          </table:table-cell>
          <table:table-cell office:value-type="string" table:style-name="ce2">
            <text:p>XR BRANDS</text:p>
          </table:table-cell>
          <table:table-cell office:value-type="string" table:style-name="ce3">
            <text:p>REAL 10X REALISTIC PLUG - BLACK</text:p>
            <text:p/>
            <text:p>Venoso y realista, pene de tamaño medio. Sujete la empuñadura texturizada y sumerja este consolador suave como la seda en su puerta trasera para experimentar 10 potentes configuraciones de vibración.</text:p>
            <text:p/>
            <text:p>Con solo presionar un botón en la base del mango, recorra 3 intensidades y 7 patrones de pulsación que lo dejarán boquiabierto mientras le sacuden el culo.</text:p>
            <text:p/>
            <text:p>Esta herramienta recargable también es resistente al agua, por lo que es perfecta para sesiones de ducha con vapor o fiestas privadas en la piscina.</text:p>
            <text:p/>
            <text:p>Hecho de silicona premium, este propulsor vibratorio no es poroso, no contiene ftalatos y es fácil de desinfectar con jabón suave y agua tibia.</text:p>
            <text:p/>
            <text:p>Evitar el uso con lubricantes de silicona.</text:p>
            <text:p/>
            <text:p/>
            <text:p><text:s/>Dimensiones embalaje :26,70 x 10 x 10 cm</text:p>
            <text:p><text:s/>Peso embalaje: 259 gram</text:p>
            <text:p><text:s/>Dimensiones del producto .20 x 3 x 3 cm</text:p>
            <text:p><text:s/>Diámetro del producto :3,0 cm</text:p>
            <text:p><text:s/>Longitud insertable: 13,0 cm</text:p>
            <text:p><text:s/>Tipos de velocidad :10</text:p>
            <text:p><text:s/>Recargable :Sí</text:p>
            <text:p><text:s/>A prueba de agua :Sí</text:p>
            <text:p><text:s/>Libre de ftalato. Sí</text:p>
            <text:p><text:s/>Materiales :Silicone, ABS plastic</text:p>
            <text:p/>
            <text:p/>
          </table:table-cell>
          <table:table-cell office:value-type="float" office:value="149.94999999999999" table:style-name="ce1">
            <text:p>149,95</text:p>
          </table:table-cell>
          <table:table-cell office:value-type="float" office:value="46.5" table:style-name="ce1">
            <text:p>46,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24.jpg">http://media.grutinet.com/articulos/or/or_103824.jpg</text:a></text:p>
          </table:table-cell>
          <table:table-cell office:value-type="string" table:style-name="ce4">
            <text:p><text:a xlink:href="http://media.grutinet.com/articulos/lg/lg_103824_0.jpg">http://media.grutinet.com/articulos/lg/lg_103824_0.jpg</text:a></text:p>
          </table:table-cell>
          <table:table-cell office:value-type="string" table:style-name="ce4">
            <text:p><text:a xlink:href="http://media.grutinet.com/articulos/lg/lg_103824_1.jpg">http://media.grutinet.com/articulos/lg/lg_103824_1.jpg</text:a></text:p>
          </table:table-cell>
          <table:table-cell office:value-type="string" table:style-name="ce4">
            <text:p><text:a xlink:href="http://media.grutinet.com/articulos/lg/lg_103824_2.jpg">http://media.grutinet.com/articulos/lg/lg_103824_2.jpg</text:a></text:p>
          </table:table-cell>
          <table:table-cell table:style-name="ce1"/>
          <table:table-cell office:value-type="string" table:style-name="ce4">
            <text:p><text:a xlink:href="http://media.grutinet.com/articulos/lg/lg_103824_3.jpg">http://media.grutinet.com/articulos/lg/lg_103824_3.jpg</text:a></text:p>
          </table:table-cell>
          <table:table-cell table:number-columns-repeated="6" table:style-name="ce2"/>
          <table:table-cell table:number-columns-repeated="16359"/>
        </table:table-row>
        <table:table-row table:style-name="ro2">
          <table:table-cell office:value-type="float" office:value="103840" table:style-name="ce1">
            <text:p>103840</text:p>
          </table:table-cell>
          <table:table-cell office:value-type="string" table:style-name="ce2">
            <text:p>JUGUETES XXX</text:p>
          </table:table-cell>
          <table:table-cell office:value-type="string" table:style-name="ce2">
            <text:p>BDSM</text:p>
          </table:table-cell>
          <table:table-cell office:value-type="string" table:style-name="ce2">
            <text:p>SLAVE COLLAR ATADURA - PLATA</text:p>
          </table:table-cell>
          <table:table-cell office:value-type="string" table:style-name="ce2">
            <text:p>XR BRANDS</text:p>
          </table:table-cell>
          <table:table-cell office:value-type="string" table:style-name="ce3">
            <text:p>SLAVE COLLAR AND CUFF - SILVER</text:p>
            <text:p/>
            <text:p>Un collar es un recordatorio perfecto de que alguien es propiedad por el momento.</text:p>
            <text:p/>
            <text:p>La ventaja adicional de las pinzas para pezones es un recordatorio perfecto de que su cuerpo también es propiedad.</text:p>
            <text:p/>
            <text:p>-La señora Isabella Sinclaire</text:p>
            <text:p/>
            <text:p>Bloquee a su esclavo y haga que se sometan con este elegante collar de cromo de alta calidad.</text:p>
            <text:p/>
            <text:p>Una actualización del collar esclavo cromado original, este modelo presenta un conjunto de abrazaderas unidas por cadenas cromadas a juego que le permiten aplicar un dolor exquisito a sus bonitos pezones y recordarles quién tiene el control.</text:p>
            <text:p/>
            <text:p>¡Las abrazaderas de los pezones son completamente ajustables a través de un mecanismo de tornillo para que puedas pasar de crear una presión sutil hasta hacerlas rogar!</text:p>
            <text:p/>
            <text:p>La llave hexagonal incluida bloquea firmemente este collar para que no sientan nada más que acero frío alrededor de su garganta hasta que haya terminado su camino.</text:p>
            <text:p/>
            <text:p>Una de las Dominas más buscadas en el mundo, Isabella Sinclaire ha sido un pilar de la comunidad fetichista y un ícono fetichista desde 1993 y una de las primeras Pro Dommes con presencia en línea.</text:p>
            <text:p/>
            <text:p>Ella es una experta venerada con un conocimiento incomparable sobre todo tipo de actividades BDSM y un profundo conocimiento para aquellos que participan en ellas.</text:p>
            <text:p/>
            <text:p>Isabella Sinclaire también es una estrella de cine internacional que ha creado o protagonizado más de 60 películas BDSM.</text:p>
            <text:p/>
            <text:p>La Colección Signature de Isabella Sinclaire presenta herramientas del oficio excepcionalmente diseñadas, personalmente seleccionadas por Isabella Sinclaire para su satisfacción.</text:p>
            <text:p/>
            <text:p>Cada pieza refleja su estilo, sofisticación, habilidad y clase.</text:p>
            <text:p/>
            <text:p/>
            <text:p><text:s/>Dimensiones embalaje: 14,50 x 14,30 x 14,30 cm</text:p>
            <text:p><text:s/>Peso embalaje : 449 gram</text:p>
            <text:p><text:s/>Dimensiones del producto :13 x 13 x 2 cm</text:p>
            <text:p><text:s/>Diámetro interno :12,0 cm</text:p>
            <text:p><text:s/>Materiale : Nickel-free chrome-plated steel</text:p>
            <text:p/>
            <text:p/>
            <text:p><text:s/></text:p>
            <text:p/>
          </table:table-cell>
          <table:table-cell office:value-type="float" office:value="142.94999999999999" table:style-name="ce1">
            <text:p>142,95</text:p>
          </table:table-cell>
          <table:table-cell office:value-type="float" office:value="44.45" table:style-name="ce1">
            <text:p>44,4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40.jpg">http://media.grutinet.com/articulos/or/or_103840.jpg</text:a></text:p>
          </table:table-cell>
          <table:table-cell office:value-type="string" table:style-name="ce4">
            <text:p><text:a xlink:href="http://media.grutinet.com/articulos/lg/lg_103840_0.jpg">http://media.grutinet.com/articulos/lg/lg_103840_0.jpg</text:a></text:p>
          </table:table-cell>
          <table:table-cell office:value-type="string" table:style-name="ce4">
            <text:p><text:a xlink:href="http://media.grutinet.com/articulos/lg/lg_103840_1.jpg">http://media.grutinet.com/articulos/lg/lg_103840_1.jpg</text:a></text:p>
          </table:table-cell>
          <table:table-cell office:value-type="string" table:style-name="ce4">
            <text:p><text:a xlink:href="http://media.grutinet.com/articulos/lg/lg_103840_2.jpg">http://media.grutinet.com/articulos/lg/lg_103840_2.jpg</text:a></text:p>
          </table:table-cell>
          <table:table-cell table:style-name="ce1"/>
          <table:table-cell table:number-columns-repeated="7" table:style-name="ce2"/>
          <table:table-cell table:number-columns-repeated="16359"/>
        </table:table-row>
        <table:table-row table:style-name="ro2">
          <table:table-cell office:value-type="float" office:value="103850" table:style-name="ce1">
            <text:p>103850</text:p>
          </table:table-cell>
          <table:table-cell office:value-type="string" table:style-name="ce2">
            <text:p>JUGUETES XXX</text:p>
          </table:table-cell>
          <table:table-cell office:value-type="string" table:style-name="ce2">
            <text:p>VIBRADORES</text:p>
          </table:table-cell>
          <table:table-cell office:value-type="string" table:style-name="ce2">
            <text:p>ZALO MARIE BRIGHT VIBRADOR - ROSA</text:p>
          </table:table-cell>
          <table:table-cell office:value-type="string" table:style-name="ce2">
            <text:p>ZALO</text:p>
          </table:table-cell>
          <table:table-cell office:value-type="string" table:style-name="ce3">
            <text:p>MARIE ROUGE PINK</text:p>
            <text:p/>
            <text:p>Inspirado en el lujo y la opulencia de la vida de María Antonieta, el vibrador ZALO Marie G-spot es la combinación definitiva de elegancia y funcionalidad superior.</text:p>
            <text:p/>
            <text:p>Con una punta súper suave diseñada para abrazar la curva sensual de su punto G y una cabeza agrandada para evocar una deliciosa sensación de plenitud, la Marie ofrece una experiencia profundamente indulgente.</text:p>
            <text:p/>
            <text:p>Un motor ultra silencioso de alta potencia, una delicada cadena de joyería de 24 quilates y una punta dorada artesanal se unen con un revestimiento aterciopelado Softek y ocho modos de vibración para la mejor experiencia sensorial.</text:p>
            <text:p/>
            <text:p>Silicona premium segura para el cuerpo</text:p>
            <text:p>Dow Corning cumple con los requisitos de la FDA sobre silicona a nivel alimentario.</text:p>
            <text:p/>
            <text:p>Recubrimiento superficial exclusivo Softek .</text:p>
            <text:p/>
            <text:p>Esmalte artesanal de grado de joyería</text:p>
            <text:p/>
            <text:p/>
            <text:p>Materiales estables, duraderos y colores espléndidos con brillo duradero.</text:p>
            <text:p/>
            <text:p>Chapado en oro de 24K sobre superficie de metal</text:p>
            <text:p>Un exclusivo colgante desmontable chapado en oro que adorna una delicada cadena aporta romance y una belleza notable a esta pieza.</text:p>
            <text:p/>
            <text:p>Diseño en relieve</text:p>
            <text:p>Exquisitos detalles en relieve estilo francés.</text:p>
            <text:p/>
            <text:p>Potentes vibraciones silenciosas.</text:p>
            <text:p>El potente motor aporta toda la intensidad con vibraciones silenciosas.</text:p>
            <text:p/>
            <text:p>USB recargable</text:p>
            <text:p>Batería de iones de litio incorporada con una capacidad de 530 mAh que se puede cargar completamente en solo 1 hora y proporciona aproximadamente 2-4 horas de placer continuo.</text:p>
            <text:p/>
            <text:p>Impermeable</text:p>
            <text:p/>
            <text:p>Grado impermeable IPX4. El producto está protegido contra salpicaduras de agua, sin importar la dirección. Aplicación de control remoto</text:p>
            <text:p/>
            <text:p>La innovadora conectividad Bluetooth le permite vincular su juguete íntimo a su teléfono inteligente con la aplicación ZALO.</text:p>
            <text:p/>
            <text:p>Úselo como un control remoto personal o haga que su pareja se haga cargo de todas sus sensaciones con el toque de un dedo en la pantalla de su teléfono inteligente.</text:p>
            <text:p/>
            <text:p/>
            <text:p><text:s/>Diámetro del producto :3,7 cm</text:p>
            <text:p><text:s/>Longitud insertable: 12,0 cm</text:p>
            <text:p><text:s/>Cantidad de motores :1</text:p>
            <text:p><text:s/>Rotaciones .6500 RPM</text:p>
            <text:p><text:s/>Tipos de velocidad: 8</text:p>
            <text:p><text:s/>Nivel de ruido :40 dB</text:p>
            <text:p><text:s/>Recargable: Sí</text:p>
            <text:p><text:s/>Tiempo de recarga :120 min</text:p>
            <text:p><text:s/>Vida de la recarga de las baterías :120 min</text:p>
            <text:p><text:s/>A prueba de salpicaduras :Sí</text:p>
            <text:p><text:s/>Materiales: Silicona.</text:p>
            <text:p/>
            <text:p/>
          </table:table-cell>
          <table:table-cell office:value-type="float" office:value="141.94999999999999" table:style-name="ce1">
            <text:p>141,95</text:p>
          </table:table-cell>
          <table:table-cell office:value-type="float" office:value="79.8" table:style-name="ce1">
            <text:p>79,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50.jpg">http://media.grutinet.com/articulos/or/or_103850.jpg</text:a></text:p>
          </table:table-cell>
          <table:table-cell office:value-type="string" table:style-name="ce4">
            <text:p><text:a xlink:href="http://media.grutinet.com/articulos/lg/lg_103850_0.jpg">http://media.grutinet.com/articulos/lg/lg_103850_0.jpg</text:a></text:p>
          </table:table-cell>
          <table:table-cell office:value-type="string" table:style-name="ce4">
            <text:p><text:a xlink:href="http://media.grutinet.com/articulos/lg/lg_103850_1.jpg">http://media.grutinet.com/articulos/lg/lg_103850_1.jpg</text:a></text:p>
          </table:table-cell>
          <table:table-cell office:value-type="string" table:style-name="ce4">
            <text:p><text:a xlink:href="http://media.grutinet.com/articulos/lg/lg_103850_2.jpg">http://media.grutinet.com/articulos/lg/lg_103850_2.jpg</text:a></text:p>
          </table:table-cell>
          <table:table-cell table:style-name="ce1"/>
          <table:table-cell office:value-type="string" table:style-name="ce4">
            <text:p><text:a xlink:href="http://media.grutinet.com/articulos/lg/lg_103850_3.jpg">http://media.grutinet.com/articulos/lg/lg_103850_3.jpg</text:a></text:p>
          </table:table-cell>
          <table:table-cell table:number-columns-repeated="6" table:style-name="ce2"/>
          <table:table-cell table:number-columns-repeated="16359"/>
        </table:table-row>
        <table:table-row table:style-name="ro2">
          <table:table-cell office:value-type="float" office:value="103853" table:style-name="ce1">
            <text:p>103853</text:p>
          </table:table-cell>
          <table:table-cell office:value-type="string" table:style-name="ce2">
            <text:p>JUGUETES XXX</text:p>
          </table:table-cell>
          <table:table-cell office:value-type="string" table:style-name="ce2">
            <text:p>VIBRADORES</text:p>
          </table:table-cell>
          <table:table-cell office:value-type="string" table:style-name="ce2">
            <text:p>ZALO ROSALIE VIBRADOR RAMPANTE - ROSA</text:p>
          </table:table-cell>
          <table:table-cell office:value-type="string" table:style-name="ce2">
            <text:p>ZALO</text:p>
          </table:table-cell>
          <table:table-cell office:value-type="string" table:style-name="ce3">
            <text:p>ROSALIE ROUGE PINK</text:p>
            <text:p/>
            <text:p>El vibrador ZALO Rosalie Rabbit ofrece el doble de pasión, gracias a sus motores dobles incorporados para el placer interno y externo en una experiencia deliciosamente orgásmica.</text:p>
            <text:p/>
            <text:p>Los motores duales ultra silenciosos de alta potencia de Rosalie traen sensaciones orgásmicas a su clítoris y punto G, mientras que la punta lisa y bulbosa evoca una deliciosa sensación de presión y plenitud.</text:p>
            <text:p/>
            <text:p>Con conectividad bluetooth, el Rosalie se conecta a su teléfono inteligente para desbloquear el acceso remoto a medida que avanza por cada uno de los ocho modos de vibración totalmente ajustables.</text:p>
            <text:p/>
            <text:p>Incluyendo una delicada cadena de oro de 24 quilates de grado de joyería y punta chapada en oro hecha a mano, con revestimiento aterciopelado Softek para lo último en lujo y comodidad, la Rosalie es un festín para todos sus sentidos. 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24K sobre superficie de metal</text:p>
            <text:p>Un exclusivo colgante desmontable chapado en oro que adorna una delicada cadena aporta romance y una belleza notable a esta pieza.</text:p>
            <text:p/>
            <text:p>Diseño en relieve</text:p>
            <text:p>Exquisitos detalles en relieve estilo francés.</text:p>
            <text:p/>
            <text:p>Potentes vibraciones silenciosas.</text:p>
            <text:p>Potentes motores duales, 1 tickler 1 insertable, traen toda la intensidad con vibraciones silenciosas. Puede estimular simultáneamente G-Spot, C-spot y A-Spot.</text:p>
            <text:p/>
            <text:p>USB recargable</text:p>
            <text:p>Batería de iones de litio incorporada con una capacidad de 530 mAh que se puede cargar completamente en solo 1 hora y proporciona aproximadamente 2-4 horas de placer continuo.</text:p>
            <text:p/>
            <text:p>Impermeable</text:p>
            <text:p>Grado impermeable IPX4. El producto está protegido contra salpicaduras de agua, sin importar la dirección. Aplicación de control remoto</text:p>
            <text:p/>
            <text:p>La innovadora conectividad Bluetooth le permite vincular su juguete íntimo a su teléfono inteligente con la aplicación ZALO.</text:p>
            <text:p/>
            <text:p>Úselo como un control remoto personal o haga que su pareja se haga cargo de todas sus sensaciones con el toque de un dedo en la pantalla de su teléfono inteligente.</text:p>
            <text:p/>
            <text:p/>
            <text:p><text:s/>Diámetro del producto :3,7 cm</text:p>
            <text:p><text:s/>Longitud insertable :11,0 cm</text:p>
            <text:p><text:s/>Cantidad de motores :2</text:p>
            <text:p><text:s/>Rotaciones: 6500 RPM</text:p>
            <text:p><text:s/>Tipos de velocidad :8</text:p>
            <text:p><text:s/>Nivel de ruido :40 dB</text:p>
            <text:p><text:s/>Recargable: Sí</text:p>
            <text:p><text:s/>Tiempo de recarga : 120 min</text:p>
            <text:p><text:s/>Vida de la recarga de las baterías :120 min</text:p>
            <text:p><text:s/>A prueba de salpicaduras :Sí</text:p>
            <text:p><text:s/>Materiales :Dow corning silicone</text:p>
            <text:p/>
            <text:p/>
          </table:table-cell>
          <table:table-cell office:value-type="float" office:value="168.95" table:style-name="ce1">
            <text:p>168,95</text:p>
          </table:table-cell>
          <table:table-cell office:value-type="float" office:value="94.81" table:style-name="ce1">
            <text:p>94,8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53.jpg">http://media.grutinet.com/articulos/or/or_103853.jpg</text:a></text:p>
          </table:table-cell>
          <table:table-cell office:value-type="string" table:style-name="ce4">
            <text:p><text:a xlink:href="http://media.grutinet.com/articulos/lg/lg_103853_0.jpg">http://media.grutinet.com/articulos/lg/lg_103853_0.jpg</text:a></text:p>
          </table:table-cell>
          <table:table-cell office:value-type="string" table:style-name="ce4">
            <text:p><text:a xlink:href="http://media.grutinet.com/articulos/lg/lg_103853_1.jpg">http://media.grutinet.com/articulos/lg/lg_103853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103857" table:style-name="ce1">
            <text:p>103857</text:p>
          </table:table-cell>
          <table:table-cell office:value-type="string" table:style-name="ce2">
            <text:p>JUGUETES XXX</text:p>
          </table:table-cell>
          <table:table-cell office:value-type="string" table:style-name="ce2">
            <text:p>VIBRADORES</text:p>
          </table:table-cell>
          <table:table-cell office:value-type="string" table:style-name="ce2">
            <text:p>ZALO FANFAN BRIGHT VIBRADOR PAREJAS - ROSA</text:p>
          </table:table-cell>
          <table:table-cell office:value-type="string" table:style-name="ce2">
            <text:p>ZALO</text:p>
          </table:table-cell>
          <table:table-cell office:value-type="string" table:style-name="ce3">
            <text:p>FANFAN ROUGE PINK</text:p>
            <text:p/>
            <text:p>Masajeador de parejas Fanfan. Este juguete para parejas ultra silencioso de alta potencia ha sido diseñado pensando en el placer mutuo.</text:p>
            <text:p/>
            <text:p>Úselo durante el acto sexual para desbloquear nuevas sensaciones desconocidas para usted y su pareja mientras explora cada uno de los ocho modos de vibración totalmente ajustables.</text:p>
            <text:p/>
            <text:p>Con conectividad bluetooth, Fanfan se conecta a su teléfono inteligente para brindar funciones adicionales a su experiencia íntima, incluido el acceso remoto, mientras que sus curvas discretas y delicadamente grabadas se ajustan perfectamente a su cuerpo para la mejor experiencia en comodidad y emoción.</text:p>
            <text:p/>
            <text:p>Silicona premium segura para el cuerpo</text:p>
            <text:p>Dow Corning cumple con los requisitos de la FDA sobre silicona a nivel alimentario.</text:p>
            <text:p/>
            <text:p>Recubrimiento superficial exclusivo Softek .</text:p>
            <text:p/>
            <text:p>Esmalte artesanal de grado de joyería</text:p>
            <text:p>Materiales estables, duraderos y colores espléndidos con brillo duradero.</text:p>
            <text:p/>
            <text:p>Diseño en relieve</text:p>
            <text:p>Exquisitos detalles en relieve estilo francés.</text:p>
            <text:p/>
            <text:p>Potentes vibraciones silenciosas.</text:p>
            <text:p>El potente motor aporta toda la intensidad con vibraciones silenciosas.</text:p>
            <text:p/>
            <text:p>USB recargable</text:p>
            <text:p>Batería de iones de litio incorporada con una capacidad de 12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
            <text:p><text:s/>Dimensiones embalaje:19,80 x 14,80 x 9 cm</text:p>
            <text:p><text:s/>Peso embalaje :512 gram</text:p>
            <text:p><text:s/>Dimensiones del producto :8,4 x 4,2 x 3,3 cm</text:p>
            <text:p><text:s/>Peso del producto :45,00 gram</text:p>
            <text:p><text:s/>Diámetro del producto :1,4 cm</text:p>
            <text:p><text:s/>Longitud insertable :70,0 cm</text:p>
            <text:p><text:s/>Cantidad de motores: 2</text:p>
            <text:p><text:s/>Rotaciones :63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124.95" table:style-name="ce1">
            <text:p>124,95</text:p>
          </table:table-cell>
          <table:table-cell office:value-type="float" office:value="70.5" table:style-name="ce1">
            <text:p>70,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57.jpg">http://media.grutinet.com/articulos/or/or_103857.jpg</text:a></text:p>
          </table:table-cell>
          <table:table-cell office:value-type="string" table:style-name="ce4">
            <text:p><text:a xlink:href="http://media.grutinet.com/articulos/lg/lg_103857_0.jpg">http://media.grutinet.com/articulos/lg/lg_103857_0.jpg</text:a></text:p>
          </table:table-cell>
          <table:table-cell office:value-type="string" table:style-name="ce4">
            <text:p><text:a xlink:href="http://media.grutinet.com/articulos/lg/lg_103857_1.jpg">http://media.grutinet.com/articulos/lg/lg_103857_1.jpg</text:a></text:p>
          </table:table-cell>
          <table:table-cell office:value-type="string" table:style-name="ce4">
            <text:p><text:a xlink:href="http://media.grutinet.com/articulos/lg/lg_103857_2.jpg">http://media.grutinet.com/articulos/lg/lg_103857_2.jpg</text:a></text:p>
          </table:table-cell>
          <table:table-cell table:style-name="ce1"/>
          <table:table-cell table:number-columns-repeated="7" table:style-name="ce2"/>
          <table:table-cell table:number-columns-repeated="16359"/>
        </table:table-row>
        <table:table-row table:style-name="ro2">
          <table:table-cell office:value-type="float" office:value="103858" table:style-name="ce1">
            <text:p>103858</text:p>
          </table:table-cell>
          <table:table-cell office:value-type="string" table:style-name="ce2">
            <text:p>JUGUETES XXX</text:p>
          </table:table-cell>
          <table:table-cell office:value-type="string" table:style-name="ce2">
            <text:p>VIBRADORES</text:p>
          </table:table-cell>
          <table:table-cell office:value-type="string" table:style-name="ce2">
            <text:p>ZALO FANFAN BRIGHT VIBRADOR PAREJAS ROJO</text:p>
          </table:table-cell>
          <table:table-cell office:value-type="string" table:style-name="ce2">
            <text:p>ZALO</text:p>
          </table:table-cell>
          <table:table-cell office:value-type="string" table:style-name="ce3">
            <text:p>FANFAN BRIGHT RED</text:p>
            <text:p/>
            <text:p>Masajeador de parejas Fanfan. Este juguete para parejas ultra silencioso de alta potencia ha sido diseñado pensando en el placer mutuo.</text:p>
            <text:p/>
            <text:p>Úselo durante el acto sexual para desbloquear nuevas sensaciones desconocidas para usted y su pareja mientras explora cada uno de los ocho modos de vibración totalmente ajustables.</text:p>
            <text:p/>
            <text:p>Con conectividad bluetooth, Fanfan se conecta a su teléfono inteligente para brindar funciones adicionales a su experiencia íntima, incluido el acceso remoto, mientras que sus curvas discretas y delicadamente grabadas se ajustan perfectamente a su cuerpo para la mejor experiencia en comodidad y emoción.</text:p>
            <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Diseño en relieve</text:p>
            <text:p>Exquisitos detalles en relieve estilo francés.</text:p>
            <text:p/>
            <text:p>Potentes vibraciones silenciosas.</text:p>
            <text:p>El potente motor aporta toda la intensidad con vibraciones silenciosas.</text:p>
            <text:p/>
            <text:p>USB recargable</text:p>
            <text:p>Batería de iones de litio incorporada con una capacidad de 12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
            <text:p>La innovadora conectividad Bluetooth le permite vincular su juguete íntimo a su teléfono inteligente con la aplicación ZALO.</text:p>
            <text:p/>
            <text:p>Úselo como un control remoto personal o haga que su pareja se haga cargo de todas sus sensaciones con el toque de un dedo en la pantalla de su teléfono inteligente.</text:p>
            <text:p/>
            <text:p/>
            <text:p><text:s/>Dimensiones embalaje :19,80 x 14,80 x 9 cm</text:p>
            <text:p><text:s/>Peso embalaje :512 gram</text:p>
            <text:p><text:s/>Dimensiones del producto :8,4 x 4,2 x 3,3 cm</text:p>
            <text:p><text:s/>Peso del producto :45,00 gram</text:p>
            <text:p><text:s/>Diámetro del producto :1,4 cm</text:p>
            <text:p><text:s/>Longitud insertable: 70,0 cm</text:p>
            <text:p><text:s/>Cantidad de motores :2</text:p>
            <text:p><text:s/>Rotaciones :6300 RPM</text:p>
            <text:p><text:s/>Tipos de velocidad :8</text:p>
            <text:p><text:s/>Nivel de ruido: 40 dB</text:p>
            <text:p><text:s/>Recargable :Sí</text:p>
            <text:p><text:s/>Tiempo de recarga :120 min</text:p>
            <text:p><text:s/>Vida de la recarga de las baterías: 120 min</text:p>
            <text:p><text:s/>A prueba de salpicaduras : Sí</text:p>
            <text:p><text:s/>Materiales :Dow corning silicone</text:p>
            <text:p><text:s text:c="2"/></text:p>
            <text:p><text:s text:c="2"/></text:p>
            <text:p/>
            <text:p/>
          </table:table-cell>
          <table:table-cell office:value-type="float" office:value="124.95" table:style-name="ce1">
            <text:p>124,95</text:p>
          </table:table-cell>
          <table:table-cell office:value-type="float" office:value="70.5" table:style-name="ce1">
            <text:p>70,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58.jpg">http://media.grutinet.com/articulos/or/or_103858.jpg</text:a></text:p>
          </table:table-cell>
          <table:table-cell office:value-type="string" table:style-name="ce4">
            <text:p><text:a xlink:href="http://media.grutinet.com/articulos/lg/lg_103858_0.jpg">http://media.grutinet.com/articulos/lg/lg_103858_0.jpg</text:a></text:p>
          </table:table-cell>
          <table:table-cell office:value-type="string" table:style-name="ce4">
            <text:p><text:a xlink:href="http://media.grutinet.com/articulos/lg/lg_103858_1.jpg">http://media.grutinet.com/articulos/lg/lg_103858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103862" table:style-name="ce1">
            <text:p>103862</text:p>
          </table:table-cell>
          <table:table-cell office:value-type="string" table:style-name="ce2">
            <text:p>JUGUETES XXX</text:p>
          </table:table-cell>
          <table:table-cell office:value-type="string" table:style-name="ce2">
            <text:p>ESTIMULADORES</text:p>
          </table:table-cell>
          <table:table-cell office:value-type="string" table:style-name="ce2">
            <text:p>ZALO JEANNE ROYAL MASAJEADOR AZUL</text:p>
          </table:table-cell>
          <table:table-cell office:value-type="string" table:style-name="ce2">
            <text:p>ZALO</text:p>
          </table:table-cell>
          <table:table-cell office:value-type="string" table:style-name="ce3">
            <text:p>JEANNE ROYAL BLUE</text:p>
            <text:p/>
            <text:p>Inspirado por la princesa Jeanne, el masajeador personal ZALO Jeanne combina tecnología y estética superiores para la mejor experiencia de masaje en el clítoris.</text:p>
            <text:p/>
            <text:p>El motor silencioso de alta potencia ofrece ocho patrones de vibración diferentes para garantizar que nunca se aburra, y el revestimiento suave y sedoso de Softek brinda una experiencia extraordinariamente cómoda.</text:p>
            <text:p/>
            <text:p>Diseñado ergonómicamente para abrazar perfectamente la palma de tu mano, pasa el Jeanne sobre tu clítoris para experimentar intensas sensaciones climáticas.</text:p>
            <text:p/>
            <text:p>Con conectividad bluetooth, Jeanne se conecta a su teléfono inteligente para desbloquear el acceso remoto, y su estética delicadamente grabada con detalles dorados hace que usarlo sea un placer para todos sus sentidos.</text:p>
            <text:p/>
            <text:p>Caracteristicas</text:p>
            <text:p>Silicona premium segura para el cuerpo</text:p>
            <text:p>Dow Corning cumple con los requisitos de la FDA sobre silicona a nivel alimentario. Recubrimiento superficial exclusivo Softek .</text:p>
            <text:p/>
            <text:p>Proceso de esmalte manual de grado de joyería</text:p>
            <text:p>Materiales duraderos constantes y colores espléndidos con brillo duradero.</text:p>
            <text:p/>
            <text:p>Diseño en relieve</text:p>
            <text:p>Exquisitos detalles en relieve estilo francés.</text:p>
            <text:p/>
            <text:p>Potentes vibraciones silenciosas.</text:p>
            <text:p>El potente motor aporta toda la intensidad con vibraciones silenciosas.</text:p>
            <text:p/>
            <text:p>USB recargable</text:p>
            <text:p>Batería de iones de litio incorporada con una capacidad de 420 mAh que se puede cargar completamente en solo 1 hora y proporciona entre 2 y 4 horas de placer continuo.</text:p>
            <text:p/>
            <text:p>Impermeable</text:p>
            <text:p>Grado impermeable IPX4. El producto está protegido contra salpicaduras de agua, sin importar la dirección.</text:p>
            <text:p/>
            <text:p><text:s/></text:p>
            <text:p/>
            <text:p/>
            <text:p><text:s/>Dimensiones embalaje <text:s text:c="3"/>19,80 x 14,80 x 9 cm</text:p>
            <text:p><text:s/>Peso embalaje <text:s text:c="3"/>534 gram</text:p>
            <text:p><text:s/>Dimensiones del producto <text:s text:c="3"/>9,5 x 4,6 x 3,1 cm</text:p>
            <text:p><text:s/>Peso del producto <text:s text:c="3"/>67,00 gram</text:p>
            <text:p><text:s/>Diámetro del producto <text:s text:c="3"/>4,6 cm</text:p>
            <text:p><text:s/>Longitud insertable <text:s text:c="3"/>30,0 cm</text:p>
            <text:p><text:s/>Cantidad de motores <text:s text:c="3"/>1</text:p>
            <text:p><text:s/>Rotaciones <text:s text:c="3"/>5800 RPM</text:p>
            <text:p><text:s/>Tipos de velocidad <text:s text:c="3"/>8</text:p>
            <text:p><text:s/>Nivel de ruido <text:s text:c="3"/>40 dB</text:p>
            <text:p><text:s/>Recargable <text:s text:c="3"/>Sí</text:p>
            <text:p><text:s/>Tiempo de recarga <text:s text:c="3"/>120 min</text:p>
            <text:p><text:s/>Vida de la recarga de las baterías <text:s text:c="3"/>120 min</text:p>
            <text:p><text:s/>A prueba de salpicaduras <text:s text:c="3"/>Sí</text:p>
            <text:p><text:s/>Materiales <text:s text:c="3"/>Dow corning silicone</text:p>
            <text:p><text:s text:c="2"/></text:p>
            <text:p/>
            <text:p/>
          </table:table-cell>
          <table:table-cell office:value-type="float" office:value="105.95" table:style-name="ce1">
            <text:p>105,95</text:p>
          </table:table-cell>
          <table:table-cell office:value-type="float" office:value="59.86" table:style-name="ce1">
            <text:p>59,8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62.jpg">http://media.grutinet.com/articulos/or/or_103862.jpg</text:a></text:p>
          </table:table-cell>
          <table:table-cell office:value-type="string" table:style-name="ce4">
            <text:p><text:a xlink:href="http://media.grutinet.com/articulos/lg/lg_103862_0.jpg">http://media.grutinet.com/articulos/lg/lg_103862_0.jpg</text:a></text:p>
          </table:table-cell>
          <table:table-cell office:value-type="string" table:style-name="ce4">
            <text:p><text:a xlink:href="http://media.grutinet.com/articulos/lg/lg_103862_1.jpg">http://media.grutinet.com/articulos/lg/lg_103862_1.jpg</text:a></text:p>
          </table:table-cell>
          <table:table-cell office:value-type="string" table:style-name="ce4">
            <text:p><text:a xlink:href="http://media.grutinet.com/articulos/lg/lg_103862_2.jpg">http://media.grutinet.com/articulos/lg/lg_103862_2.jpg</text:a></text:p>
          </table:table-cell>
          <table:table-cell table:style-name="ce1"/>
          <table:table-cell office:value-type="string" table:style-name="ce4">
            <text:p><text:a xlink:href="http://media.grutinet.com/articulos/lg/lg_103862_3.jpg">http://media.grutinet.com/articulos/lg/lg_103862_3.jpg</text:a></text:p>
          </table:table-cell>
          <table:table-cell table:number-columns-repeated="6" table:style-name="ce2"/>
          <table:table-cell table:number-columns-repeated="16359"/>
        </table:table-row>
        <table:table-row table:style-name="ro2">
          <table:table-cell office:value-type="float" office:value="103863" table:style-name="ce1">
            <text:p>103863</text:p>
          </table:table-cell>
          <table:table-cell office:value-type="string" table:style-name="ce2">
            <text:p>JUGUETES XXX</text:p>
          </table:table-cell>
          <table:table-cell office:value-type="string" table:style-name="ce2">
            <text:p>ESTIMULADORES</text:p>
          </table:table-cell>
          <table:table-cell office:value-type="string" table:style-name="ce2">
            <text:p>ZALO JEANNE ROYAL MASAJEADOR ROSA<text:s/></text:p>
          </table:table-cell>
          <table:table-cell office:value-type="string" table:style-name="ce2">
            <text:p>ZALO</text:p>
          </table:table-cell>
          <table:table-cell office:value-type="string" table:style-name="ce3">
            <text:p>JEANNE ROUGE PINK</text:p>
            <text:p/>
            <text:p>Inspirado por la princesa Jeanne, el masajeador personal ZALO Jeanne combina tecnología y estética superiores para la mejor experiencia de masaje en el clítoris.</text:p>
            <text:p/>
            <text:p>El motor silencioso de alta potencia ofrece ocho patrones de vibración diferentes para garantizar que nunca se aburra, y el revestimiento suave y sedoso de Softek brinda una experiencia extraordinariamente cómoda.</text:p>
            <text:p/>
            <text:p>Diseñado ergonómicamente para abrazar perfectamente la palma de tu mano, pasa el Jeanne sobre tu clítoris para experimentar intensas sensaciones climáticas.</text:p>
            <text:p/>
            <text:p>Con conectividad bluetooth, Jeanne se conecta a su teléfono inteligente para desbloquear el acceso remoto, y su estética delicadamente grabada con detalles dorados hace que usarlo sea un placer para todos sus sentidos.</text:p>
            <text:p/>
            <text:p>Caracteristicas</text:p>
            <text:p>Silicona premium segura para el cuerpo</text:p>
            <text:p>Dow Corning cumple con los requisitos de la FDA sobre silicona a nivel alimentario. Recubrimiento superficial exclusivo Softek .</text:p>
            <text:p/>
            <text:p>Proceso de esmalte manual de grado de joyería</text:p>
            <text:p>Materiales duraderos constantes y colores espléndidos con brillo duradero.</text:p>
            <text:p/>
            <text:p>Diseño en relieve</text:p>
            <text:p>Exquisitos detalles en relieve estilo francés.</text:p>
            <text:p/>
            <text:p>Potentes vibraciones silenciosas.</text:p>
            <text:p>El potente motor aporta toda la intensidad con vibraciones silenciosas.</text:p>
            <text:p/>
            <text:p>USB recargable</text:p>
            <text:p>Batería de iones de litio incorporada con una capacidad de 420 mAh que se puede cargar completamente en solo 1 hora y proporciona entre 2 y 4 horas de placer continuo.</text:p>
            <text:p/>
            <text:p>Impermeable</text:p>
            <text:p>Grado impermeable IPX4. El producto está protegido contra salpicaduras de agua, sin importar la dirección.</text:p>
            <text:p/>
            <text:p/>
            <text:p><text:s/>Dimensiones del producto 9,5 x 4,6 x 3,1 cm</text:p>
            <text:p><text:s/>Peso del producto 67,00 gram</text:p>
            <text:p><text:s/>Diámetro del producto 4,6 cm</text:p>
            <text:p><text:s/>Longitud insertable 30,0 cm</text:p>
            <text:p><text:s/>Cantidad de motores 1</text:p>
            <text:p><text:s/>Rotaciones 58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105.95" table:style-name="ce1">
            <text:p>105,95</text:p>
          </table:table-cell>
          <table:table-cell office:value-type="float" office:value="59.86" table:style-name="ce1">
            <text:p>59,8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63.jpg">http://media.grutinet.com/articulos/or/or_103863.jpg</text:a></text:p>
          </table:table-cell>
          <table:table-cell office:value-type="string" table:style-name="ce4">
            <text:p><text:a xlink:href="http://media.grutinet.com/articulos/lg/lg_103863_0.jpg">http://media.grutinet.com/articulos/lg/lg_103863_0.jpg</text:a></text:p>
          </table:table-cell>
          <table:table-cell office:value-type="string" table:style-name="ce4">
            <text:p><text:a xlink:href="http://media.grutinet.com/articulos/lg/lg_103863_1.jpg">http://media.grutinet.com/articulos/lg/lg_103863_1.jpg</text:a></text:p>
          </table:table-cell>
          <table:table-cell office:value-type="string" table:style-name="ce4">
            <text:p><text:a xlink:href="http://media.grutinet.com/articulos/lg/lg_103863_2.jpg">http://media.grutinet.com/articulos/lg/lg_103863_2.jpg</text:a></text:p>
          </table:table-cell>
          <table:table-cell table:style-name="ce1"/>
          <table:table-cell table:number-columns-repeated="7" table:style-name="ce2"/>
          <table:table-cell table:number-columns-repeated="16359"/>
        </table:table-row>
        <table:table-row table:style-name="ro2">
          <table:table-cell office:value-type="float" office:value="103865" table:style-name="ce1">
            <text:p>103865</text:p>
          </table:table-cell>
          <table:table-cell office:value-type="string" table:style-name="ce2">
            <text:p>JUGUETES XXX</text:p>
          </table:table-cell>
          <table:table-cell office:value-type="string" table:style-name="ce2">
            <text:p>VIBRADORES</text:p>
          </table:table-cell>
          <table:table-cell office:value-type="string" table:style-name="ce2">
            <text:p>ZALO MOMOKO VIBRADOR VANILLA- BLANCO</text:p>
          </table:table-cell>
          <table:table-cell office:value-type="string" table:style-name="ce2">
            <text:p>ZALO</text:p>
          </table:table-cell>
          <table:table-cell office:value-type="string" table:style-name="ce3">
            <text:p>MOMOKO VANILLA WHITE</text:p>
            <text:p/>
            <text:p>Transpórtate a un mundo donde todo sea posible, con el vibrador ZALO Momoko G-spot.</text:p>
            <text:p/>
            <text:p>La estética de ensueño inspirada en unicornio de Momoko se combina con un diseño ergonómico y una funcionalidad superior para hacer realidad todas sus fantasías.</text:p>
            <text:p/>
            <text:p>Su punta súper suave ha sido diseñada para abrazar la curva sensual de su punto G, mientras que el motor silencioso de alta potencia ofrece ocho modos de vibración diferentes para ayudarlo a descubrir su nivel óptimo de intensidad y velocidad.</text:p>
            <text:p/>
            <text:p>Acabado con una delicada cadena de joyería de 18 quilates y punta chapada en oro artesanal, el Momoko es totalmente conectable por Bluetooth, por lo que usted o su pareja pueden tomar el control con solo tocar un dedo en la pantalla de su teléfono inteligente.</text:p>
            <text:p/>
            <text:p>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18 quilates sobre superficie de metal</text:p>
            <text:p>Un exclusivo colgante desmontable chapado en oro que adorna una delicada cadena aporta romance y una belleza notable a esta pieza.</text:p>
            <text:p/>
            <text:p>Susurra vibraciones silenciosas</text:p>
            <text:p>A pesar de ser mansos y silenciosos, las vibraciones siguen siendo poderosas. La gentileza de Momoko lo hace ideal para juegos suaves, para alguien que busca hacer una autoexploración íntima o para alguien que busca un juguete que no sea intimidante.</text:p>
            <text:p/>
            <text:p>USB recargable</text:p>
            <text:p>Batería de iones de litio incorporada con una capacidad de 42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Usuarios de iOS, busque ZALO REMOTE en la tienda de aplicaciones de Apple para descargar.</text:p>
            <text:p>Usuarios de Android, busque ZALO REMOTE en Google Play para descargar.</text:p>
            <text:p/>
            <text:p/>
            <text:p><text:s/>Dimensiones del producto 18,1 x 3,1 x 2,9 cm</text:p>
            <text:p><text:s/>Peso del producto 115,00 gram</text:p>
            <text:p><text:s/>Diámetro del producto 2,9 cm</text:p>
            <text:p><text:s/>Longitud insertable 10,5 cm</text:p>
            <text:p><text:s/>Cantidad de motores 1</text:p>
            <text:p><text:s/>Rotaciones 69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123.95" table:style-name="ce1">
            <text:p>123,95</text:p>
          </table:table-cell>
          <table:table-cell office:value-type="float" office:value="69.83" table:style-name="ce1">
            <text:p>69,8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65.jpg">http://media.grutinet.com/articulos/or/or_103865.jpg</text:a></text:p>
          </table:table-cell>
          <table:table-cell office:value-type="string" table:style-name="ce4">
            <text:p><text:a xlink:href="http://media.grutinet.com/articulos/lg/lg_103865_0.jpg">http://media.grutinet.com/articulos/lg/lg_103865_0.jpg</text:a></text:p>
          </table:table-cell>
          <table:table-cell office:value-type="string" table:style-name="ce4">
            <text:p><text:a xlink:href="http://media.grutinet.com/articulos/lg/lg_103865_1.jpg">http://media.grutinet.com/articulos/lg/lg_103865_1.jpg</text:a></text:p>
          </table:table-cell>
          <table:table-cell office:value-type="string" table:style-name="ce4">
            <text:p><text:a xlink:href="http://media.grutinet.com/articulos/lg/lg_103865_2.jpg">http://media.grutinet.com/articulos/lg/lg_103865_2.jpg</text:a></text:p>
          </table:table-cell>
          <table:table-cell table:style-name="ce1"/>
          <table:table-cell office:value-type="string" table:style-name="ce4">
            <text:p><text:a xlink:href="http://media.grutinet.com/articulos/lg/lg_103865_3.jpg">http://media.grutinet.com/articulos/lg/lg_103865_3.jpg</text:a></text:p>
          </table:table-cell>
          <table:table-cell table:number-columns-repeated="6" table:style-name="ce2"/>
          <table:table-cell table:number-columns-repeated="16359"/>
        </table:table-row>
        <table:table-row table:style-name="ro2">
          <table:table-cell office:value-type="float" office:value="103867" table:style-name="ce1">
            <text:p>103867</text:p>
          </table:table-cell>
          <table:table-cell office:value-type="string" table:style-name="ce2">
            <text:p>JUGUETES XXX</text:p>
          </table:table-cell>
          <table:table-cell office:value-type="string" table:style-name="ce2">
            <text:p>VIBRADORES</text:p>
          </table:table-cell>
          <table:table-cell office:value-type="string" table:style-name="ce2">
            <text:p>ZALO MOMOKO VIBRADOR - VERDE, MELÓN</text:p>
          </table:table-cell>
          <table:table-cell office:value-type="string" table:style-name="ce2">
            <text:p>ZALO</text:p>
          </table:table-cell>
          <table:table-cell office:value-type="string" table:style-name="ce3">
            <text:p>MOMOKO MELON GREEN</text:p>
            <text:p/>
            <text:p>Transpórtate a un mundo donde todo sea posible, con el vibrador ZALO Momoko G-spot.</text:p>
            <text:p/>
            <text:p>La estética de ensueño inspirada en unicornio de Momoko se combina con un diseño ergonómico y una funcionalidad superior para hacer realidad todas sus fantasías.</text:p>
            <text:p/>
            <text:p>Su punta súper suave ha sido diseñada para abrazar la curva sensual de su punto G, mientras que el motor silencioso de alta potencia ofrece ocho modos de vibración diferentes para ayudarlo a descubrir su nivel óptimo de intensidad y velocidad.</text:p>
            <text:p/>
            <text:p>Acabado con una delicada cadena de joyería de 18 quilates y punta chapada en oro artesanal, el Momoko es totalmente conectable por Bluetooth, por lo que usted o su pareja pueden tomar el control con solo tocar un dedo en la pantalla de su teléfono inteligente.</text:p>
            <text:p/>
            <text:p>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18 quilates sobre superficie de metal</text:p>
            <text:p>Un exclusivo colgante desmontable chapado en oro que adorna una delicada cadena aporta romance y una belleza notable a esta pieza.</text:p>
            <text:p/>
            <text:p>Susurra vibraciones silenciosas</text:p>
            <text:p>A pesar de ser mansos y silenciosos, las vibraciones siguen siendo poderosas. La gentileza de Momoko lo hace ideal para juegos suaves, para alguien que busca hacer una autoexploración íntima o para alguien que busca un juguete que no sea intimidante.</text:p>
            <text:p/>
            <text:p>USB recargable</text:p>
            <text:p>Batería de iones de litio incorporada con una capacidad de 42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Usuarios de iOS, busque ZALO REMOTE en la tienda de aplicaciones de Apple para descargar.</text:p>
            <text:p>Usuarios de Android, busque ZALO REMOTE en Google Play para descargar.</text:p>
            <text:p/>
            <text:p/>
            <text:p><text:s/>Dimensiones del producto 18,1 x 3,1 x 2,9 cm</text:p>
            <text:p><text:s/>Peso del producto 115,00 gram</text:p>
            <text:p><text:s/>Diámetro del producto 2,9 cm</text:p>
            <text:p><text:s/>Longitud insertable 10,5 cm</text:p>
            <text:p><text:s/>Cantidad de motores 1</text:p>
            <text:p><text:s/>Rotaciones 6900 RPM</text:p>
            <text:p><text:s/>Tipos de velocidad 8</text:p>
            <text:p><text:s/>Nivel de ruido 40 dB</text:p>
            <text:p><text:s/>Recargable Sí</text:p>
            <text:p><text:s/>Tiempo de recarga 120 min</text:p>
            <text:p><text:s/>Vida de la recarga de las baterías 120 min</text:p>
            <text:p><text:s/>A prueba de salpicaduras Sí</text:p>
            <text:p/>
            <text:p/>
            <text:p><text:s/></text:p>
            <text:p/>
          </table:table-cell>
          <table:table-cell office:value-type="float" office:value="123.95" table:style-name="ce1">
            <text:p>123,95</text:p>
          </table:table-cell>
          <table:table-cell office:value-type="float" office:value="69.83" table:style-name="ce1">
            <text:p>69,8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67.jpg">http://media.grutinet.com/articulos/or/or_103867.jpg</text:a></text:p>
          </table:table-cell>
          <table:table-cell office:value-type="string" table:style-name="ce4">
            <text:p><text:a xlink:href="http://media.grutinet.com/articulos/lg/lg_103867_0.jpg">http://media.grutinet.com/articulos/lg/lg_103867_0.jpg</text:a></text:p>
          </table:table-cell>
          <table:table-cell office:value-type="string" table:style-name="ce4">
            <text:p><text:a xlink:href="http://media.grutinet.com/articulos/lg/lg_103867_1.jpg">http://media.grutinet.com/articulos/lg/lg_103867_1.jpg</text:a></text:p>
          </table:table-cell>
          <table:table-cell office:value-type="string" table:style-name="ce4">
            <text:p><text:a xlink:href="http://media.grutinet.com/articulos/lg/lg_103867_2.jpg">http://media.grutinet.com/articulos/lg/lg_103867_2.jpg</text:a></text:p>
          </table:table-cell>
          <table:table-cell table:style-name="ce1"/>
          <table:table-cell office:value-type="string" table:style-name="ce4">
            <text:p><text:a xlink:href="http://media.grutinet.com/articulos/lg/lg_103867_3.jpg">http://media.grutinet.com/articulos/lg/lg_103867_3.jpg</text:a></text:p>
          </table:table-cell>
          <table:table-cell table:number-columns-repeated="6" table:style-name="ce2"/>
          <table:table-cell table:number-columns-repeated="16359"/>
        </table:table-row>
        <table:table-row table:style-name="ro2">
          <table:table-cell office:value-type="float" office:value="103868" table:style-name="ce1">
            <text:p>103868</text:p>
          </table:table-cell>
          <table:table-cell office:value-type="string" table:style-name="ce2">
            <text:p>JUGUETES XXX</text:p>
          </table:table-cell>
          <table:table-cell office:value-type="string" table:style-name="ce2">
            <text:p>VIBRADORES</text:p>
          </table:table-cell>
          <table:table-cell office:value-type="string" table:style-name="ce2">
            <text:p>ZALO MOMOKO VIBRADOR - VIOLETA</text:p>
          </table:table-cell>
          <table:table-cell office:value-type="string" table:style-name="ce2">
            <text:p>ZALO</text:p>
          </table:table-cell>
          <table:table-cell office:value-type="string" table:style-name="ce3">
            <text:p>MOMOKO BERRY VIOLET</text:p>
            <text:p/>
            <text:p>Transpórtate a un mundo donde todo sea posible, con el vibrador ZALO Momoko G-spot.</text:p>
            <text:p/>
            <text:p>La estética de ensueño inspirada en unicornio de Momoko se combina con un diseño ergonómico y una funcionalidad superior para hacer realidad todas sus fantasías.</text:p>
            <text:p/>
            <text:p>Su punta súper suave ha sido diseñada para abrazar la curva sensual de su punto G, mientras que el motor silencioso de alta potencia ofrece ocho modos de vibración diferentes para ayudarlo a descubrir su nivel óptimo de intensidad y velocidad.</text:p>
            <text:p/>
            <text:p>Acabado con una delicada cadena de joyería de 18 quilates y punta chapada en oro artesanal, el Momoko es totalmente conectable por Bluetooth, por lo que usted o su pareja pueden tomar el control con solo tocar un dedo en la pantalla de su teléfono inteligente.</text:p>
            <text:p/>
            <text:p>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18 quilates sobre superficie de metal</text:p>
            <text:p>Un exclusivo colgante desmontable chapado en oro que adorna una delicada cadena aporta romance y una belleza notable a esta pieza.</text:p>
            <text:p/>
            <text:p>Susurra vibraciones silenciosas</text:p>
            <text:p>A pesar de ser mansos y silenciosos, las vibraciones siguen siendo poderosas. La gentileza de Momoko lo hace ideal para juegos suaves, para alguien que busca hacer una autoexploración íntima o para alguien que busca un juguete que no sea intimidante.</text:p>
            <text:p/>
            <text:p>USB recargable</text:p>
            <text:p>Batería de iones de litio incorporada con una capacidad de 42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Usuarios de iOS, busque ZALO REMOTE en Apple App Store para descargar.</text:p>
            <text:p>Usuarios de Android, busque ZALO REMOTE en Google Play para descargar.</text:p>
            <text:p>Enviar comentarios</text:p>
            <text:p/>
            <text:p/>
            <text:p><text:s/>Dimensiones del producto 18,1 x 3,1 x 2,9 cm</text:p>
            <text:p><text:s/>Peso del producto 115,00 gram</text:p>
            <text:p><text:s/>Diámetro del producto 2,9 cm</text:p>
            <text:p><text:s/>Longitud insertable 10,5 cm</text:p>
            <text:p><text:s/>Cantidad de motores 1</text:p>
            <text:p><text:s/>Rotaciones 69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123.95" table:style-name="ce1">
            <text:p>123,95</text:p>
          </table:table-cell>
          <table:table-cell office:value-type="float" office:value="69.83" table:style-name="ce1">
            <text:p>69,8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68.jpg">http://media.grutinet.com/articulos/or/or_103868.jpg</text:a></text:p>
          </table:table-cell>
          <table:table-cell office:value-type="string" table:style-name="ce4">
            <text:p><text:a xlink:href="http://media.grutinet.com/articulos/lg/lg_103868_0.jpg">http://media.grutinet.com/articulos/lg/lg_103868_0.jpg</text:a></text:p>
          </table:table-cell>
          <table:table-cell office:value-type="string" table:style-name="ce4">
            <text:p><text:a xlink:href="http://media.grutinet.com/articulos/lg/lg_103868_1.jpg">http://media.grutinet.com/articulos/lg/lg_103868_1.jpg</text:a></text:p>
          </table:table-cell>
          <table:table-cell office:value-type="string" table:style-name="ce4">
            <text:p><text:a xlink:href="http://media.grutinet.com/articulos/lg/lg_103868_2.jpg">http://media.grutinet.com/articulos/lg/lg_103868_2.jpg</text:a></text:p>
          </table:table-cell>
          <table:table-cell table:style-name="ce1"/>
          <table:table-cell office:value-type="string" table:style-name="ce4">
            <text:p><text:a xlink:href="http://media.grutinet.com/articulos/lg/lg_103868_3.jpg">http://media.grutinet.com/articulos/lg/lg_103868_3.jpg</text:a></text:p>
          </table:table-cell>
          <table:table-cell table:number-columns-repeated="6" table:style-name="ce2"/>
          <table:table-cell table:number-columns-repeated="16359"/>
        </table:table-row>
        <table:table-row table:style-name="ro2">
          <table:table-cell office:value-type="float" office:value="103869" table:style-name="ce1">
            <text:p>103869</text:p>
          </table:table-cell>
          <table:table-cell office:value-type="string" table:style-name="ce2">
            <text:p>JUGUETES XXX</text:p>
          </table:table-cell>
          <table:table-cell office:value-type="string" table:style-name="ce2">
            <text:p>VIBRADORES</text:p>
          </table:table-cell>
          <table:table-cell office:value-type="string" table:style-name="ce2">
            <text:p>ZALO ICHIGO RABBIT VIBRACIÓN - BLANCO</text:p>
          </table:table-cell>
          <table:table-cell office:value-type="string" table:style-name="ce2">
            <text:p>ZALO</text:p>
          </table:table-cell>
          <table:table-cell office:value-type="string" table:style-name="ce3">
            <text:p>ICHIGO VANILLA WHITE</text:p>
            <text:p/>
            <text:p>Duplique la pasión con el vibrador ZALO Ichigo Rabbit, completo con motores dobles incorporados para el placer interno y externo en una experiencia deliciosamente orgásmica.</text:p>
            <text:p/>
            <text:p>Estos motores duales ultra silenciosos y de alta potencia brindan sensaciones de ensueño a su clítoris y punto G, mientras que el eje liso y delgado del Ichigo Rabbit lo llena suavemente.</text:p>
            <text:p/>
            <text:p>Con conectividad bluetooth, el Ichigo se conecta a su teléfono inteligente para desbloquear el acceso remoto a medida que avanza por cada uno de los ocho modos de vibración totalmente ajustables. Incluyendo una delicada cadena de oro de 18 quilates de grado de joyería y punta adornada con baño de oro, con un revestimiento suave y sedoso de Softek para lo último en lujo y comodidad, el Ichigo es una fiesta para todos sus sentidos.</text:p>
            <text:p/>
            <text:p>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18 quilates sobre superficie de metal</text:p>
            <text:p/>
            <text:p/>
            <text:p><text:s/>Dimensiones del producto 18,1 x 5,9 x 3 cm</text:p>
            <text:p><text:s/>Peso del producto 127,00 gram</text:p>
            <text:p><text:s/>Diámetro del producto 2,9 cm</text:p>
            <text:p><text:s/>Longitud insertable 7,5 cm</text:p>
            <text:p><text:s/>Cantidad de motores 2</text:p>
            <text:p><text:s/>Rotaciones 69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text:s text:c="2"/></text:p>
            <text:p/>
            <text:p/>
          </table:table-cell>
          <table:table-cell office:value-type="float" office:value="141.94999999999999" table:style-name="ce1">
            <text:p>141,95</text:p>
          </table:table-cell>
          <table:table-cell office:value-type="float" office:value="79.8" table:style-name="ce1">
            <text:p>79,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69.jpg">http://media.grutinet.com/articulos/or/or_103869.jpg</text:a></text:p>
          </table:table-cell>
          <table:table-cell office:value-type="string" table:style-name="ce4">
            <text:p><text:a xlink:href="http://media.grutinet.com/articulos/lg/lg_103869_0.jpg">http://media.grutinet.com/articulos/lg/lg_103869_0.jpg</text:a></text:p>
          </table:table-cell>
          <table:table-cell office:value-type="string" table:style-name="ce4">
            <text:p><text:a xlink:href="http://media.grutinet.com/articulos/lg/lg_103869_1.jpg">http://media.grutinet.com/articulos/lg/lg_103869_1.jpg</text:a></text:p>
          </table:table-cell>
          <table:table-cell office:value-type="string" table:style-name="ce4">
            <text:p><text:a xlink:href="http://media.grutinet.com/articulos/lg/lg_103869_2.jpg">http://media.grutinet.com/articulos/lg/lg_103869_2.jpg</text:a></text:p>
          </table:table-cell>
          <table:table-cell table:style-name="ce1"/>
          <table:table-cell table:number-columns-repeated="7" table:style-name="ce2"/>
          <table:table-cell table:number-columns-repeated="16359"/>
        </table:table-row>
        <table:table-row table:style-name="ro2">
          <table:table-cell office:value-type="float" office:value="103870" table:style-name="ce1">
            <text:p>103870</text:p>
          </table:table-cell>
          <table:table-cell office:value-type="string" table:style-name="ce2">
            <text:p>JUGUETES XXX</text:p>
          </table:table-cell>
          <table:table-cell office:value-type="string" table:style-name="ce2">
            <text:p>VIBRADORES</text:p>
          </table:table-cell>
          <table:table-cell office:value-type="string" table:style-name="ce2">
            <text:p>ZALO ICHIGO RABBIT VIBRACIÓN - ROSA</text:p>
          </table:table-cell>
          <table:table-cell office:value-type="string" table:style-name="ce2">
            <text:p>ZALO</text:p>
          </table:table-cell>
          <table:table-cell office:value-type="string" table:style-name="ce3">
            <text:p>ICHIGO STRAWBERRY PINK</text:p>
            <text:p/>
            <text:p>Duplique la pasión con el vibrador ZALO Ichigo Rabbit, completo con motores dobles incorporados para el placer interno y externo en una experiencia deliciosamente orgásmica.</text:p>
            <text:p/>
            <text:p>Estos motores duales ultra silenciosos y de alta potencia brindan sensaciones de ensueño a su clítoris y punto G, mientras que el eje liso y delgado del Ichigo Rabbit lo llena suavemente.</text:p>
            <text:p/>
            <text:p>Con conectividad bluetooth, el Ichigo se conecta a su teléfono inteligente para desbloquear el acceso remoto a medida que avanza por cada uno de los ocho modos de vibración totalmente ajustables. Incluyendo una delicada cadena de oro de 18 quilates de grado de joyería y punta adornada con baño de oro, con un revestimiento suave y sedoso de Softek para lo último en lujo y comodidad, el Ichigo es una fiesta para todos sus sentidos.</text:p>
            <text:p/>
            <text:p>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18 quilates sobre superficie de metal</text:p>
            <text:p>Un exclusivo colgante desmontable chapado en oro que adorna una delicada cadena aporta romance y una belleza notable a esta pieza.</text:p>
            <text:p/>
            <text:p>Susurra vibraciones silenciosas</text:p>
            <text:p>A pesar de ser mansos y silenciosos, las vibraciones siguen siendo poderosas. La gentileza de Ichigo lo hace ideal para un juego suave, para alguien que busca hacer una autoexploración íntima o para alguien que busca un juguete que no sea intimidante.</text:p>
            <text:p/>
            <text:p>USB recargable</text:p>
            <text:p>Batería de iones de litio incorporada con una capacidad de 42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Usuarios de iOS, busque ZALO REMOTE en la tienda de aplicaciones de Apple para descargar.</text:p>
            <text:p>Usuarios de Android, busque ZALO REMOTE en Google Play para descargar.</text:p>
            <text:p/>
            <text:p/>
            <text:p><text:s/>Dimensiones del producto 18,1 x 5,9 x 3 cm</text:p>
            <text:p><text:s/>Peso del producto 127,00 gram</text:p>
            <text:p><text:s/>Diámetro del producto 2,9 cm</text:p>
            <text:p><text:s/>Longitud insertable 7,5 cm</text:p>
            <text:p><text:s/>Cantidad de motores 2</text:p>
            <text:p><text:s/>Rotaciones 69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141.94999999999999" table:style-name="ce1">
            <text:p>141,95</text:p>
          </table:table-cell>
          <table:table-cell office:value-type="float" office:value="79.8" table:style-name="ce1">
            <text:p>79,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70.jpg">http://media.grutinet.com/articulos/or/or_103870.jpg</text:a></text:p>
          </table:table-cell>
          <table:table-cell office:value-type="string" table:style-name="ce4">
            <text:p><text:a xlink:href="http://media.grutinet.com/articulos/lg/lg_103870_0.jpg">http://media.grutinet.com/articulos/lg/lg_103870_0.jpg</text:a></text:p>
          </table:table-cell>
          <table:table-cell office:value-type="string" table:style-name="ce4">
            <text:p><text:a xlink:href="http://media.grutinet.com/articulos/lg/lg_103870_1.jpg">http://media.grutinet.com/articulos/lg/lg_103870_1.jpg</text:a></text:p>
          </table:table-cell>
          <table:table-cell office:value-type="string" table:style-name="ce4">
            <text:p><text:a xlink:href="http://media.grutinet.com/articulos/lg/lg_103870_2.jpg">http://media.grutinet.com/articulos/lg/lg_103870_2.jpg</text:a></text:p>
          </table:table-cell>
          <table:table-cell table:style-name="ce1"/>
          <table:table-cell table:number-columns-repeated="7" table:style-name="ce2"/>
          <table:table-cell table:number-columns-repeated="16359"/>
        </table:table-row>
        <table:table-row table:style-name="ro2">
          <table:table-cell office:value-type="float" office:value="103871" table:style-name="ce1">
            <text:p>103871</text:p>
          </table:table-cell>
          <table:table-cell office:value-type="string" table:style-name="ce2">
            <text:p>JUGUETES XXX</text:p>
          </table:table-cell>
          <table:table-cell office:value-type="string" table:style-name="ce2">
            <text:p>VIBRADORES</text:p>
          </table:table-cell>
          <table:table-cell office:value-type="string" table:style-name="ce2">
            <text:p>ZALO ICHIGO RABBIT VIBRACIÓN - VERDE<text:s/></text:p>
          </table:table-cell>
          <table:table-cell office:value-type="string" table:style-name="ce2">
            <text:p>ZALO</text:p>
          </table:table-cell>
          <table:table-cell office:value-type="string" table:style-name="ce3">
            <text:p>ICHIGO MELON GREEN</text:p>
            <text:p/>
            <text:p>Duplique la pasión con el vibrador ZALO Ichigo Rabbit, completo con motores duales incorporados para placer interno y externo.</text:p>
            <text:p/>
            <text:p>en una experiencia deliciosamente orgásmica.</text:p>
            <text:p/>
            <text:p>Estos motores duales ultra silenciosos y de alta potencia brindan sensaciones de ensueño a su clítoris y punto G, mientras que el eje liso y delgado del Ichigo Rabbit lo llena suavemente.</text:p>
            <text:p/>
            <text:p>Con conectividad bluetooth, el Ichigo se conecta a su teléfono inteligente para desbloquear el acceso remoto a medida que avanza por cada uno de los ocho modos de vibración totalmente ajustables. Incluyendo una delicada cadena de oro de 18 quilates de grado de joyería y punta adornada con baño de oro, con un revestimiento suave y sedoso de Softek para lo último en lujo y comodidad, el Ichigo es una fiesta para todos sus sentidos. 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18 quilates sobre superficie de metal</text:p>
            <text:p>Un exclusivo colgante desmontable chapado en oro que adorna una delicada cadena aporta romance y una belleza notable a esta pieza.</text:p>
            <text:p/>
            <text:p>Susurra vibraciones silenciosas</text:p>
            <text:p>A pesar de ser mansos y silenciosos, las vibraciones siguen siendo poderosas. La gentileza de Ichigo lo hace ideal para un juego suave, para alguien que busca hacer una autoexploración íntima o para alguien que busca un juguete que no sea intimidante.</text:p>
            <text:p/>
            <text:p>USB recargable</text:p>
            <text:p>Batería de iones de litio incorporada con una capacidad de 42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Usuarios de iOS, busque ZALO REMOTE en la tienda de aplicaciones de Apple para descargar.</text:p>
            <text:p>Usuarios de Android, busque ZALO REMOTE en Google Play para descargar.</text:p>
            <text:p/>
            <text:p/>
            <text:p><text:s/>Dimensiones del producto 18,1 x 5,9 x 3 cm</text:p>
            <text:p><text:s/>Peso del producto 127,00 gram</text:p>
            <text:p><text:s/>Diámetro del producto 2,9 cm</text:p>
            <text:p><text:s/>Longitud insertable 7,5 cm</text:p>
            <text:p><text:s/>Cantidad de motores 2</text:p>
            <text:p><text:s/>Rotaciones 69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141.94999999999999" table:style-name="ce1">
            <text:p>141,95</text:p>
          </table:table-cell>
          <table:table-cell office:value-type="float" office:value="79.8" table:style-name="ce1">
            <text:p>79,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71.jpg">http://media.grutinet.com/articulos/or/or_103871.jpg</text:a></text:p>
          </table:table-cell>
          <table:table-cell office:value-type="string" table:style-name="ce4">
            <text:p><text:a xlink:href="http://media.grutinet.com/articulos/lg/lg_103871_0.jpg">http://media.grutinet.com/articulos/lg/lg_103871_0.jpg</text:a></text:p>
          </table:table-cell>
          <table:table-cell office:value-type="string" table:style-name="ce4">
            <text:p><text:a xlink:href="http://media.grutinet.com/articulos/lg/lg_103871_1.jpg">http://media.grutinet.com/articulos/lg/lg_103871_1.jpg</text:a></text:p>
          </table:table-cell>
          <table:table-cell office:value-type="string" table:style-name="ce4">
            <text:p><text:a xlink:href="http://media.grutinet.com/articulos/lg/lg_103871_2.jpg">http://media.grutinet.com/articulos/lg/lg_103871_2.jpg</text:a></text:p>
          </table:table-cell>
          <table:table-cell table:style-name="ce1"/>
          <table:table-cell office:value-type="string" table:style-name="ce4">
            <text:p><text:a xlink:href="http://media.grutinet.com/articulos/lg/lg_103871_3.jpg">http://media.grutinet.com/articulos/lg/lg_103871_3.jpg</text:a></text:p>
          </table:table-cell>
          <table:table-cell table:number-columns-repeated="6" table:style-name="ce2"/>
          <table:table-cell table:number-columns-repeated="16359"/>
        </table:table-row>
        <table:table-row table:style-name="ro2">
          <table:table-cell office:value-type="float" office:value="103872" table:style-name="ce1">
            <text:p>103872</text:p>
          </table:table-cell>
          <table:table-cell office:value-type="string" table:style-name="ce2">
            <text:p>JUGUETES XXX</text:p>
          </table:table-cell>
          <table:table-cell office:value-type="string" table:style-name="ce2">
            <text:p>VIBRADORES</text:p>
          </table:table-cell>
          <table:table-cell office:value-type="string" table:style-name="ce2">
            <text:p>ZALO ICHIGO RABBIT VIBRACIÓN - VIOLETA<text:s/></text:p>
          </table:table-cell>
          <table:table-cell office:value-type="string" table:style-name="ce2">
            <text:p>ZALO</text:p>
          </table:table-cell>
          <table:table-cell office:value-type="string" table:style-name="ce3">
            <text:p>ICHIGO BERRY VIOLET</text:p>
            <text:p/>
            <text:p>Duplique la pasión con el vibrador ZALO Ichigo Rabbit, completo con motores duales incorporados para placer interno y externo.</text:p>
            <text:p/>
            <text:p>en una experiencia deliciosamente orgásmica.</text:p>
            <text:p/>
            <text:p>Estos motores duales ultra silenciosos y de alta potencia brindan sensaciones de ensueño a su clítoris y punto G, mientras que el eje liso y delgado del Ichigo Rabbit lo llena suavemente.</text:p>
            <text:p/>
            <text:p>Con conectividad bluetooth, el Ichigo se conecta a su teléfono inteligente para desbloquear el acceso remoto a medida que avanza por cada uno de los ocho modos de vibración totalmente ajustables. Incluyendo una delicada cadena de oro de 18 quilates de grado de joyería y punta adornada con baño de oro, con un revestimiento suave y sedoso de Softek para lo último en lujo y comodidad, el Ichigo es una fiesta para todos sus sentidos.</text:p>
            <text:p/>
            <text:p>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18 quilates sobre superficie de metal</text:p>
            <text:p>Un exclusivo colgante desmontable chapado en oro que adorna una delicada cadena aporta romance y una belleza notable a esta pieza.</text:p>
            <text:p/>
            <text:p>Susurra vibraciones silenciosas</text:p>
            <text:p>A pesar de ser mansos y silenciosos, las vibraciones siguen siendo poderosas. La gentileza de Ichigo lo hace ideal para un juego suave, para alguien que busca hacer una autoexploración íntima o para alguien que busca un juguete que no sea intimidante.</text:p>
            <text:p/>
            <text:p>USB recargable</text:p>
            <text:p>Batería de iones de litio incorporada con una capacidad de 42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Usuarios de iOS, busque ZALO REMOTE en la tienda de aplicaciones de Apple para descargar.</text:p>
            <text:p>Usuarios de Android, busque ZALO REMOTE en Google Play para descargar.</text:p>
            <text:p/>
            <text:p/>
            <text:p><text:s/>Dimensiones del producto 18,1 x 5,9 x 3 cm</text:p>
            <text:p><text:s/>Peso del producto 127,00 gram</text:p>
            <text:p><text:s/>Diámetro del producto 2,9 cm</text:p>
            <text:p><text:s/>Longitud insertable 7,5 cm</text:p>
            <text:p><text:s/>Cantidad de motores 2</text:p>
            <text:p><text:s/>Rotaciones 69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141.94999999999999" table:style-name="ce1">
            <text:p>141,95</text:p>
          </table:table-cell>
          <table:table-cell office:value-type="float" office:value="79.8" table:style-name="ce1">
            <text:p>79,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72.jpg">http://media.grutinet.com/articulos/or/or_103872.jpg</text:a></text:p>
          </table:table-cell>
          <table:table-cell office:value-type="string" table:style-name="ce4">
            <text:p><text:a xlink:href="http://media.grutinet.com/articulos/lg/lg_103872_0.jpg">http://media.grutinet.com/articulos/lg/lg_103872_0.jpg</text:a></text:p>
          </table:table-cell>
          <table:table-cell office:value-type="string" table:style-name="ce4">
            <text:p><text:a xlink:href="http://media.grutinet.com/articulos/lg/lg_103872_1.jpg">http://media.grutinet.com/articulos/lg/lg_103872_1.jpg</text:a></text:p>
          </table:table-cell>
          <table:table-cell office:value-type="string" table:style-name="ce4">
            <text:p><text:a xlink:href="http://media.grutinet.com/articulos/lg/lg_103872_2.jpg">http://media.grutinet.com/articulos/lg/lg_103872_2.jpg</text:a></text:p>
          </table:table-cell>
          <table:table-cell table:style-name="ce1"/>
          <table:table-cell table:number-columns-repeated="7" table:style-name="ce2"/>
          <table:table-cell table:number-columns-repeated="16359"/>
        </table:table-row>
        <table:table-row table:style-name="ro2">
          <table:table-cell office:value-type="float" office:value="103873" table:style-name="ce1">
            <text:p>103873</text:p>
          </table:table-cell>
          <table:table-cell office:value-type="string" table:style-name="ce2">
            <text:p>JUGUETES XXX</text:p>
          </table:table-cell>
          <table:table-cell office:value-type="string" table:style-name="ce2">
            <text:p>VIBRADORES</text:p>
          </table:table-cell>
          <table:table-cell office:value-type="string" table:style-name="ce2">
            <text:p>ZALO BABY STAR BALA VIBRADORA - VAINILLA</text:p>
          </table:table-cell>
          <table:table-cell office:value-type="string" table:style-name="ce2">
            <text:p>ZALO</text:p>
          </table:table-cell>
          <table:table-cell office:value-type="string" table:style-name="ce3">
            <text:p>BABY STAR VANILLA WHITE</text:p>
            <text:p/>
            <text:p>Lo último en placer discreto y delicado, el vibrador ZALO Baby Star Bullet se desliza íntimamente dentro de usted para entregar vibraciones suaves y apasionadas diseñadas para desbloquear sus deseos más profundos.</text:p>
            <text:p/>
            <text:p>Un motor silencioso, detalles de grado de joyería chapados en oro de 18 quilates y un revestimiento suave y sedoso de Softek se unen para brindar la mejor experiencia sensorial.</text:p>
            <text:p/>
            <text:p>Con ocho modos de vibración para arrancar, está garantizado que nunca se cansará de explorar la diversión sensual que Baby Star tiene para ofrecer. Caracteristicas</text:p>
            <text:p>Silicona premium segura para el cuerpo</text:p>
            <text:p/>
            <text:p>Dow Corning cumple con los requisitos de la FDA sobre silicona a nivel alimentario.</text:p>
            <text:p/>
            <text:p>Recubrimiento superficial exclusivo Softek .</text:p>
            <text:p/>
            <text:p>Esmalte artesanal de grado de joyería</text:p>
            <text:p>Materiales estables, duraderos y colores espléndidos con brillo duradero.</text:p>
            <text:p/>
            <text:p>Chapado en oro de 18 quilates sobre superficie de metal</text:p>
            <text:p>Un exclusivo colgante chapado en oro aporta romance y notable belleza a esta pieza.</text:p>
            <text:p/>
            <text:p>Susurra vibraciones silenciosas</text:p>
            <text:p>A pesar de ser mansos y silenciosos, las vibraciones siguen siendo poderosas. La gentileza de Baby Star lo hace ideal para juegos suaves, para alguien que busca hacer una autoexploración íntima o para alguien que busca un juguete que no sea intimidante.</text:p>
            <text:p/>
            <text:p>USB recargable</text:p>
            <text:p>Batería de iones de litio incorporada con una capacidad de 20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Usuarios de iOS, busque ZALO REMOTE en la tienda de aplicaciones de Apple para descargar.</text:p>
            <text:p>Usuarios de Android, busque ZALO REMOTE en Google Play para descargar.</text:p>
            <text:p/>
            <text:p/>
            <text:p><text:s/>Dimensiones del producto 8 x 2,5 x 2,6 cm</text:p>
            <text:p><text:s/>Peso del producto 50,00 gram</text:p>
            <text:p><text:s/>Diámetro del producto 2,6 cm</text:p>
            <text:p><text:s/>Longitud insertable 7,5 cm</text:p>
            <text:p><text:s/>Cantidad de motores 1</text:p>
            <text:p><text:s/>Rotaciones 78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88.95" table:style-name="ce1">
            <text:p>88,95</text:p>
          </table:table-cell>
          <table:table-cell office:value-type="float" office:value="49.84" table:style-name="ce1">
            <text:p>49,8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73.jpg">http://media.grutinet.com/articulos/or/or_103873.jpg</text:a></text:p>
          </table:table-cell>
          <table:table-cell office:value-type="string" table:style-name="ce4">
            <text:p><text:a xlink:href="http://media.grutinet.com/articulos/lg/lg_103873_0.jpg">http://media.grutinet.com/articulos/lg/lg_103873_0.jpg</text:a></text:p>
          </table:table-cell>
          <table:table-cell office:value-type="string" table:style-name="ce4">
            <text:p><text:a xlink:href="http://media.grutinet.com/articulos/lg/lg_103873_1.jpg">http://media.grutinet.com/articulos/lg/lg_103873_1.jpg</text:a></text:p>
          </table:table-cell>
          <table:table-cell office:value-type="string" table:style-name="ce4">
            <text:p><text:a xlink:href="http://media.grutinet.com/articulos/lg/lg_103873_2.jpg">http://media.grutinet.com/articulos/lg/lg_103873_2.jpg</text:a></text:p>
          </table:table-cell>
          <table:table-cell table:style-name="ce1"/>
          <table:table-cell table:number-columns-repeated="7" table:style-name="ce2"/>
          <table:table-cell table:number-columns-repeated="16359"/>
        </table:table-row>
        <table:table-row table:style-name="ro2">
          <table:table-cell office:value-type="float" office:value="103874" table:style-name="ce1">
            <text:p>103874</text:p>
          </table:table-cell>
          <table:table-cell office:value-type="string" table:style-name="ce2">
            <text:p>JUGUETES XXX</text:p>
          </table:table-cell>
          <table:table-cell office:value-type="string" table:style-name="ce2">
            <text:p>VIBRADORES</text:p>
          </table:table-cell>
          <table:table-cell office:value-type="string" table:style-name="ce2">
            <text:p>ZALO BABY STAR BALA VIBRADORA - ROSA<text:s/></text:p>
          </table:table-cell>
          <table:table-cell office:value-type="string" table:style-name="ce2">
            <text:p>ZALO</text:p>
          </table:table-cell>
          <table:table-cell office:value-type="string" table:style-name="ce3">
            <text:p>BABY STAR STRAWBERRY PINK</text:p>
            <text:p/>
            <text:p>Lo último en placer discreto y delicado, el vibrador ZALO Baby Star Bullet se desliza íntimamente dentro de usted para entregar vibraciones suaves y apasionadas diseñadas para desbloquear sus deseos más profundos.</text:p>
            <text:p/>
            <text:p>Un motor silencioso, detalles de grado de joyería chapados en oro de 18 quilates y un revestimiento suave y sedoso de Softek se unen para brindar la mejor experiencia sensorial. Con ocho modos de vibración para arrancar, está garantizado que nunca se cansará de explorar la diversión sensual que Baby Star tiene para ofrecer.</text:p>
            <text:p/>
            <text:p>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18 quilates sobre superficie de metal</text:p>
            <text:p>Un exclusivo colgante chapado en oro aporta romance y notable belleza a esta pieza.</text:p>
            <text:p/>
            <text:p>Susurra vibraciones silenciosas</text:p>
            <text:p>A pesar de ser mansos y silenciosos, las vibraciones siguen siendo poderosas. La gentileza de Baby Star lo hace ideal para juegos suaves, para alguien que busca hacer una autoexploración íntima o para alguien que busca un juguete que no sea intimidante.</text:p>
            <text:p/>
            <text:p>USB recargable</text:p>
            <text:p>Batería de iones de litio incorporada con una capacidad de 20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
            <text:p><text:s/>Dimensiones del producto 8 x 2,5 x 2,6 cm</text:p>
            <text:p><text:s/>Peso del producto 50,00 gram</text:p>
            <text:p><text:s/>Diámetro del producto 2,6 cm</text:p>
            <text:p><text:s/>Longitud insertable 7,5 cm</text:p>
            <text:p><text:s/>Cantidad de motores 1</text:p>
            <text:p><text:s/>Rotaciones 78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88.95" table:style-name="ce1">
            <text:p>88,95</text:p>
          </table:table-cell>
          <table:table-cell office:value-type="float" office:value="49.84" table:style-name="ce1">
            <text:p>49,8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74.jpg">http://media.grutinet.com/articulos/or/or_103874.jpg</text:a></text:p>
          </table:table-cell>
          <table:table-cell office:value-type="string" table:style-name="ce4">
            <text:p><text:a xlink:href="http://media.grutinet.com/articulos/lg/lg_103874_0.jpg">http://media.grutinet.com/articulos/lg/lg_103874_0.jpg</text:a></text:p>
          </table:table-cell>
          <table:table-cell office:value-type="string" table:style-name="ce4">
            <text:p><text:a xlink:href="http://media.grutinet.com/articulos/lg/lg_103874_1.jpg">http://media.grutinet.com/articulos/lg/lg_103874_1.jpg</text:a></text:p>
          </table:table-cell>
          <table:table-cell office:value-type="string" table:style-name="ce4">
            <text:p><text:a xlink:href="http://media.grutinet.com/articulos/lg/lg_103874_2.jpg">http://media.grutinet.com/articulos/lg/lg_103874_2.jpg</text:a></text:p>
          </table:table-cell>
          <table:table-cell table:style-name="ce1"/>
          <table:table-cell table:number-columns-repeated="7" table:style-name="ce2"/>
          <table:table-cell table:number-columns-repeated="16359"/>
        </table:table-row>
        <table:table-row table:style-name="ro2">
          <table:table-cell office:value-type="float" office:value="103875" table:style-name="ce1">
            <text:p>103875</text:p>
          </table:table-cell>
          <table:table-cell office:value-type="string" table:style-name="ce2">
            <text:p>JUGUETES XXX</text:p>
          </table:table-cell>
          <table:table-cell office:value-type="string" table:style-name="ce2">
            <text:p>VIBRADORES</text:p>
          </table:table-cell>
          <table:table-cell office:value-type="string" table:style-name="ce2">
            <text:p>ZALO BABY STAR BALA VIBRADORA - VERDE</text:p>
          </table:table-cell>
          <table:table-cell office:value-type="string" table:style-name="ce2">
            <text:p>ZALO</text:p>
          </table:table-cell>
          <table:table-cell office:value-type="string" table:style-name="ce3">
            <text:p>BABY STAR MELON GREEN</text:p>
            <text:p/>
            <text:p>Lo último en placer discreto y delicado, el vibrador ZALO Baby Star Bullet se desliza íntimamente dentro de usted para entregar vibraciones suaves y apasionadas diseñadas para desbloquear sus deseos más profundos.</text:p>
            <text:p/>
            <text:p>Un motor silencioso, detalles de grado de joyería chapados en oro de 18 quilates y un revestimiento suave y sedoso de Softek se unen para brindar la mejor experiencia sensorial. Con ocho modos de vibración para arrancar, está garantizado que nunca se cansará de explorar la diversión sensual que Baby Star tiene para ofrecer.</text:p>
            <text:p/>
            <text:p>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18 quilates sobre superficie de metal</text:p>
            <text:p>Un exclusivo colgante chapado en oro aporta romance y notable belleza a esta pieza.</text:p>
            <text:p/>
            <text:p>Susurra vibraciones silenciosas</text:p>
            <text:p>A pesar de ser mansos y silenciosos, las vibraciones siguen siendo poderosas. La gentileza de Baby Star lo hace ideal para juegos suaves, para alguien que busca hacer una autoexploración íntima o para alguien que busca un juguete que no sea intimidante.</text:p>
            <text:p/>
            <text:p>USB recargable</text:p>
            <text:p>Batería de iones de litio incorporada con una capacidad de 20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
            <text:p><text:s/>Dimensiones del producto 8 x 2,5 x 2,6 cm</text:p>
            <text:p><text:s/>Peso del producto 50,00 gram</text:p>
            <text:p><text:s/>Diámetro del producto 2,6 cm</text:p>
            <text:p><text:s/>Longitud insertable 7,5 cm</text:p>
            <text:p><text:s/>Cantidad de motores 1</text:p>
            <text:p><text:s/>Rotaciones 78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88.95" table:style-name="ce1">
            <text:p>88,95</text:p>
          </table:table-cell>
          <table:table-cell office:value-type="float" office:value="49.84" table:style-name="ce1">
            <text:p>49,8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75.jpg">http://media.grutinet.com/articulos/or/or_103875.jpg</text:a></text:p>
          </table:table-cell>
          <table:table-cell office:value-type="string" table:style-name="ce4">
            <text:p><text:a xlink:href="http://media.grutinet.com/articulos/lg/lg_103875_0.jpg">http://media.grutinet.com/articulos/lg/lg_103875_0.jpg</text:a></text:p>
          </table:table-cell>
          <table:table-cell office:value-type="string" table:style-name="ce4">
            <text:p><text:a xlink:href="http://media.grutinet.com/articulos/lg/lg_103875_1.jpg">http://media.grutinet.com/articulos/lg/lg_103875_1.jpg</text:a></text:p>
          </table:table-cell>
          <table:table-cell office:value-type="string" table:style-name="ce4">
            <text:p><text:a xlink:href="http://media.grutinet.com/articulos/lg/lg_103875_2.jpg">http://media.grutinet.com/articulos/lg/lg_103875_2.jpg</text:a></text:p>
          </table:table-cell>
          <table:table-cell table:style-name="ce1"/>
          <table:table-cell table:number-columns-repeated="7" table:style-name="ce2"/>
          <table:table-cell table:number-columns-repeated="16359"/>
        </table:table-row>
        <table:table-row table:style-name="ro2">
          <table:table-cell office:value-type="float" office:value="103877" table:style-name="ce1">
            <text:p>103877</text:p>
          </table:table-cell>
          <table:table-cell office:value-type="string" table:style-name="ce2">
            <text:p>JUGUETES XXX</text:p>
          </table:table-cell>
          <table:table-cell office:value-type="string" table:style-name="ce2">
            <text:p>VIBRADORES</text:p>
          </table:table-cell>
          <table:table-cell office:value-type="string" table:style-name="ce2">
            <text:p>ZALO BABY HEART VIBRADOR - BLANCO<text:s/></text:p>
          </table:table-cell>
          <table:table-cell office:value-type="string" table:style-name="ce2">
            <text:p>ZALO</text:p>
          </table:table-cell>
          <table:table-cell office:value-type="string" table:style-name="ce3">
            <text:p>BABY HEART VANILLA WHITE</text:p>
            <text:p/>
            <text:p>Creado con el amor y el lujo en mente, el masajeador de cuerpo entero ZALO Baby Heart ha sido diseñado para encajar íntimamente en todas sus zonas erógenas y desbloquear un intenso placer sensorial.</text:p>
            <text:p/>
            <text:p>Pase sus suaves curvas sobre su clítoris para la excitación orgásmica, o trace sus bordes sobre su cuello y escote para un masaje sensual y hormigueante durante los juegos previos.</text:p>
            <text:p/>
            <text:p>Un motor silencioso, detalles de grado de joyería chapados en oro de 18 quilates y un revestimiento suave y sedoso de Softek se unen para brindar la mejor experiencia sensorial. Con ocho modos de vibración para arrancar, está garantizado que nunca se cansará de explorar la diversión sensual que Baby Heart tiene para ofrecer.</text:p>
            <text:p/>
            <text:p>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18 quilates sobre superficie de metal</text:p>
            <text:p>Un exclusivo colgante desmontable chapado en oro que adorna una delicada cadena aporta romance y una belleza notable a esta pieza.</text:p>
            <text:p/>
            <text:p>Susurra vibraciones silenciosas</text:p>
            <text:p>A pesar de ser mansos y silenciosos, las vibraciones siguen siendo poderosas. La gentileza de Baby Heart lo hace ideal para juegos suaves, para alguien que busca hacer una autoexploración íntima o para alguien que busca un juguete que no sea intimidante.</text:p>
            <text:p/>
            <text:p>USB recargable</text:p>
            <text:p>Batería de iones de litio incorporada con una capacidad de 130 mAh que se puede cargar completamente en solo 1 hora y proporciona unas 2-4 horas de placer continuo</text:p>
            <text:p/>
            <text:p>Impermeable</text:p>
            <text:p>Grado impermeable IPX4. El producto está protegido contra salpicaduras de agua, sin importar la dirección. Aplicación de control remoto</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
            <text:p><text:s/>Dimensiones embalaje 13,80 x 17,50 x 7 cm</text:p>
            <text:p><text:s/>Peso embalaje 322 gram</text:p>
            <text:p><text:s/>Dimensiones del producto 7,5 x 6,1 x 3 cm</text:p>
            <text:p><text:s/>Peso del producto 75,00 gram</text:p>
            <text:p><text:s/>Diámetro del producto 6,1 cm</text:p>
            <text:p><text:s/>Cantidad de motores 1</text:p>
            <text:p><text:s/>Rotaciones 78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114.95" table:style-name="ce1">
            <text:p>114,95</text:p>
          </table:table-cell>
          <table:table-cell office:value-type="float" office:value="64.849999999999994" table:style-name="ce1">
            <text:p>64,8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77.jpg">http://media.grutinet.com/articulos/or/or_103877.jpg</text:a></text:p>
          </table:table-cell>
          <table:table-cell office:value-type="string" table:style-name="ce4">
            <text:p><text:a xlink:href="http://media.grutinet.com/articulos/lg/lg_103877_0.jpg">http://media.grutinet.com/articulos/lg/lg_103877_0.jpg</text:a></text:p>
          </table:table-cell>
          <table:table-cell office:value-type="string" table:style-name="ce4">
            <text:p><text:a xlink:href="http://media.grutinet.com/articulos/lg/lg_103877_1.jpg">http://media.grutinet.com/articulos/lg/lg_103877_1.jpg</text:a></text:p>
          </table:table-cell>
          <table:table-cell office:value-type="string" table:style-name="ce4">
            <text:p><text:a xlink:href="http://media.grutinet.com/articulos/lg/lg_103877_2.jpg">http://media.grutinet.com/articulos/lg/lg_103877_2.jpg</text:a></text:p>
          </table:table-cell>
          <table:table-cell table:style-name="ce1"/>
          <table:table-cell table:number-columns-repeated="7" table:style-name="ce2"/>
          <table:table-cell table:number-columns-repeated="16359"/>
        </table:table-row>
        <table:table-row table:style-name="ro2">
          <table:table-cell office:value-type="float" office:value="103880" table:style-name="ce1">
            <text:p>103880</text:p>
          </table:table-cell>
          <table:table-cell office:value-type="string" table:style-name="ce2">
            <text:p>JUGUETES XXX</text:p>
          </table:table-cell>
          <table:table-cell office:value-type="string" table:style-name="ce2">
            <text:p>VIBRADORES</text:p>
          </table:table-cell>
          <table:table-cell office:value-type="string" table:style-name="ce2">
            <text:p>ZALO BABY HEART VIBRADOR - VIOLETA<text:s/></text:p>
          </table:table-cell>
          <table:table-cell office:value-type="string" table:style-name="ce2">
            <text:p>ZALO</text:p>
          </table:table-cell>
          <table:table-cell office:value-type="string" table:style-name="ce3">
            <text:p>BABY HEART BERRY VIOLET</text:p>
            <text:p/>
            <text:p>Creado con el amor y el lujo en mente, el masajeador de cuerpo entero ZALO Baby Heart ha sido diseñado para encajar íntimamente en todas sus zonas erógenas y desbloquear un intenso placer sensorial. Pase sus suaves curvas sobre su clítoris para la excitación orgásmica, o trace sus bordes sobre su cuello y escote para un masaje sensual y hormigueante durante los juegos previos.</text:p>
            <text:p/>
            <text:p>Un motor silencioso, detalles de grado de joyería chapados en oro de 18 quilates y un revestimiento suave y sedoso de Softek se unen para brindar la mejor experiencia sensorial. Con ocho modos de vibración para arrancar, está garantizado que nunca se cansará de explorar la diversión sensual que Baby Heart tiene para ofrecer. 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18 quilates sobre superficie de metal</text:p>
            <text:p>Un exclusivo colgante desmontable chapado en oro que adorna una delicada cadena aporta romance y una belleza notable a esta pieza.</text:p>
            <text:p/>
            <text:p>Susurra vibraciones silenciosas</text:p>
            <text:p>A pesar de ser mansos y silenciosos, las vibraciones siguen siendo poderosas. La gentileza de Baby Heart lo hace ideal para juegos suaves, para alguien que busca hacer una autoexploración íntima o para alguien que busca un juguete que no sea intimidante.</text:p>
            <text:p/>
            <text:p>USB recargable</text:p>
            <text:p>Batería de iones de litio incorporada con una capacidad de 13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
            <text:p><text:s/>Dimensiones embalaje 13,80 x 17,50 x 7 cm</text:p>
            <text:p><text:s/>Peso embalaje 322 gram</text:p>
            <text:p><text:s/>Dimensiones del producto 7,5 x 6,1 x 3 cm</text:p>
            <text:p><text:s/>Peso del producto 75,00 gram</text:p>
            <text:p><text:s/>Diámetro del producto 6,1 cm</text:p>
            <text:p><text:s/>Cantidad de motores 1</text:p>
            <text:p><text:s/>Rotaciones 78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text:s text:c="2"/></text:p>
            <text:p/>
            <text:p/>
          </table:table-cell>
          <table:table-cell office:value-type="float" office:value="114.95" table:style-name="ce1">
            <text:p>114,95</text:p>
          </table:table-cell>
          <table:table-cell office:value-type="float" office:value="64.849999999999994" table:style-name="ce1">
            <text:p>64,8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80.jpg">http://media.grutinet.com/articulos/or/or_103880.jpg</text:a></text:p>
          </table:table-cell>
          <table:table-cell office:value-type="string" table:style-name="ce4">
            <text:p><text:a xlink:href="http://media.grutinet.com/articulos/lg/lg_103880_0.jpg">http://media.grutinet.com/articulos/lg/lg_103880_0.jpg</text:a></text:p>
          </table:table-cell>
          <table:table-cell office:value-type="string" table:style-name="ce4">
            <text:p><text:a xlink:href="http://media.grutinet.com/articulos/lg/lg_103880_1.jpg">http://media.grutinet.com/articulos/lg/lg_103880_1.jpg</text:a></text:p>
          </table:table-cell>
          <table:table-cell office:value-type="string" table:style-name="ce4">
            <text:p><text:a xlink:href="http://media.grutinet.com/articulos/lg/lg_103880_2.jpg">http://media.grutinet.com/articulos/lg/lg_103880_2.jpg</text:a></text:p>
          </table:table-cell>
          <table:table-cell table:style-name="ce1"/>
          <table:table-cell office:value-type="string" table:style-name="ce4">
            <text:p><text:a xlink:href="http://media.grutinet.com/articulos/lg/lg_103880_3.jpg">http://media.grutinet.com/articulos/lg/lg_103880_3.jpg</text:a></text:p>
          </table:table-cell>
          <table:table-cell table:number-columns-repeated="6" table:style-name="ce2"/>
          <table:table-cell table:number-columns-repeated="16359"/>
        </table:table-row>
        <table:table-row table:style-name="ro2">
          <table:table-cell office:value-type="float" office:value="103883" table:style-name="ce1">
            <text:p>103883</text:p>
          </table:table-cell>
          <table:table-cell office:value-type="string" table:style-name="ce2">
            <text:p>JUGUETES XXX</text:p>
          </table:table-cell>
          <table:table-cell office:value-type="string" table:style-name="ce2">
            <text:p>VIBRADORES</text:p>
          </table:table-cell>
          <table:table-cell office:value-type="string" table:style-name="ce2">
            <text:p>ZALO DESIRE FAIRY VIBRADOR - VIOLETA<text:s/></text:p>
          </table:table-cell>
          <table:table-cell office:value-type="string" table:style-name="ce2">
            <text:p>ZALO</text:p>
          </table:table-cell>
          <table:table-cell office:value-type="string" table:style-name="ce3">
            <text:p>DESIRE FANTASY VIOLET</text:p>
            <text:p/>
            <text:p>Dé rienda suelta a sus deseos más íntimos con el ZALO Desire Pre-Heating Thruster. Con una punta súper suave diseñada para abrazar las curvas de tus zonas íntimas y una capacidad de empuje automático diferente a cualquier otra que hayas experimentado antes, el Desire llevará tu placer a un nuevo territorio inexplorado.</text:p>
            <text:p/>
            <text:p>Precaliéntelo a la temperatura corporal perfecta antes de cada uso con solo tocar un botón, luego insértelo para disfrutar de sensaciones de empuje profundamente sensuales.</text:p>
            <text:p/>
            <text:p>El primer propulsor automático de ZALO, con un motor silencioso, detalles de calidad de joyería y un revestimiento suave y sedoso de Softek, el Desire ofrece la mejor experiencia sensorial. Con seis modos de empuje en oferta, está garantizado que nunca se cansará de descubrir el placer único que ofrece el Deseo. Caracteristicas</text:p>
            <text:p>Silicona premium segura para el cuerpo</text:p>
            <text:p>Dow Corning cumple con los requisitos de la FDA sobre silicona a nivel alimentario. Recubrimiento superficial exclusivo Softek .</text:p>
            <text:p/>
            <text:p>Apariencia apacible</text:p>
            <text:p>Exquisitos detalles en relieve. Adornado con cristal SWAROVSKI.</text:p>
            <text:p/>
            <text:p>El primer masajeador de empuje automático de ZALO</text:p>
            <text:p>Subvirtiendo la experiencia de vibrador tradicional con movimientos de empuje realistas que le permiten recostarse y disfrutar de la diversión sin la necesidad de manipulación manual.</text:p>
            <text:p/>
            <text:p>Modo Turbo</text:p>
            <text:p>Una función única de orgasmo de una tecla para llevar instantáneamente las vibraciones al nivel más poderoso para un clímax devastador.</text:p>
            <text:p/>
            <text:p>Potentes vibraciones silenciosas.</text:p>
            <text:p>El motor potente y silencioso aporta toda la intensidad.</text:p>
            <text:p/>
            <text:p>USB recargable</text:p>
            <text:p>Batería de iones de litio incorporada con una capacidad de 2000 mAh que se puede cargar completamente en solo 1 hora y proporciona entre 2 y 4 horas de placer continuo.</text:p>
            <text:p/>
            <text:p>A prueba de salpicaduras</text:p>
            <text:p>Grado impermeable IPX4. El producto está protegido contra salpicaduras de agua, sin importar la dirección. Función de precalentamiento</text:p>
            <text:p>El deseo está diseñado para precalentar de forma segura antes de su uso. Calentamiento rápido a la temperatura del cuerpo humano en 2 minutos. Más cómodo en invierno, más apasionado en verano.</text:p>
            <text:p/>
            <text:p/>
            <text:p><text:s/>Dimensiones del producto 22 x 4,5 x 4,5 cm</text:p>
            <text:p><text:s/>Peso del producto 278,00 gram</text:p>
            <text:p><text:s/>Diámetro del producto 3,8 cm</text:p>
            <text:p><text:s/>Longitud insertable 11,5 cm</text:p>
            <text:p><text:s/>Cantidad de motores 1</text:p>
            <text:p><text:s/>Rotaciones 840 RPM</text:p>
            <text:p><text:s/>Tipos de velocidad 7</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123.95" table:style-name="ce1">
            <text:p>123,95</text:p>
          </table:table-cell>
          <table:table-cell office:value-type="float" office:value="69.78" table:style-name="ce1">
            <text:p>69,7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83.jpg">http://media.grutinet.com/articulos/or/or_103883.jpg</text:a></text:p>
          </table:table-cell>
          <table:table-cell office:value-type="string" table:style-name="ce4">
            <text:p><text:a xlink:href="http://media.grutinet.com/articulos/lg/lg_103883_0.jpg">http://media.grutinet.com/articulos/lg/lg_103883_0.jpg</text:a></text:p>
          </table:table-cell>
          <table:table-cell office:value-type="string" table:style-name="ce4">
            <text:p><text:a xlink:href="http://media.grutinet.com/articulos/lg/lg_103883_1.jpg">http://media.grutinet.com/articulos/lg/lg_103883_1.jpg</text:a></text:p>
          </table:table-cell>
          <table:table-cell office:value-type="string" table:style-name="ce4">
            <text:p><text:a xlink:href="http://media.grutinet.com/articulos/lg/lg_103883_2.jpg">http://media.grutinet.com/articulos/lg/lg_103883_2.jpg</text:a></text:p>
          </table:table-cell>
          <table:table-cell table:style-name="ce1"/>
          <table:table-cell table:number-columns-repeated="7" table:style-name="ce2"/>
          <table:table-cell table:number-columns-repeated="16359"/>
        </table:table-row>
        <table:table-row table:style-name="ro2">
          <table:table-cell office:value-type="float" office:value="103884" table:style-name="ce1">
            <text:p>103884</text:p>
          </table:table-cell>
          <table:table-cell office:value-type="string" table:style-name="ce2">
            <text:p>JUGUETES XXX</text:p>
          </table:table-cell>
          <table:table-cell office:value-type="string" table:style-name="ce2">
            <text:p>VIBRADORES</text:p>
          </table:table-cell>
          <table:table-cell office:value-type="string" table:style-name="ce2">
            <text:p>ZALO VIBRADOR CON MANDO TEMPTATION ROSA</text:p>
          </table:table-cell>
          <table:table-cell office:value-type="string" table:style-name="ce2">
            <text:p>ZALO</text:p>
          </table:table-cell>
          <table:table-cell office:value-type="string" table:style-name="ce3">
            <text:p>TEMPTATION FAIRY PINK</text:p>
            <text:p/>
            <text:p>En la tentación de desatar tus deseos más íntimos con el ZALO Temptation Pre-Heating Bullet Thruster.</text:p>
            <text:p/>
            <text:p>Diseñada para deslizarse íntimamente dentro de usted para brindar vibraciones suaves y apasionadas controladas por un control remoto de mano vinculado, la funcionalidad inteligente de empuje automático de Temptation le permite experimentar un placer profundo.</text:p>
            <text:p/>
            <text:p>Un motor silencioso, detalles ornamentales inspirados en joyas y un revestimiento suave y sedoso de Softek se unen para brindar la mejor experiencia sensorial.</text:p>
            <text:p/>
            <text:p>Con seis modos de empuje diferentes para elegir y una función de precalentamiento que garantiza que su juguete tenga la temperatura corporal perfecta para cada uso, la Tentación es demasiado tentadora para resistirla.</text:p>
            <text:p/>
            <text:p>Caracteristicas</text:p>
            <text:p>Silicona premium segura para el cuerpo</text:p>
            <text:p>Dow Corning cumple con los requisitos de la FDA sobre silicona a nivel alimentario. Recubrimiento superficial exclusivo Softek .</text:p>
            <text:p/>
            <text:p>Apariencia apacible</text:p>
            <text:p>Exquisitos detalles en relieve. Adornado con cristal SWAROVSKI.</text:p>
            <text:p/>
            <text:p>La primera bala de empuje automático de ZALO</text:p>
            <text:p>Subvirtiendo la experiencia de vibrador tradicional con movimientos de empuje realistas que le permiten recostarse y disfrutar de la diversión sin la necesidad de manipulación manual.</text:p>
            <text:p/>
            <text:p>Modo Turbo</text:p>
            <text:p>Una función única de orgasmo de una tecla para llevar instantáneamente las vibraciones al nivel más poderoso para un clímax devastador.</text:p>
            <text:p/>
            <text:p>Potentes vibraciones silenciosas.</text:p>
            <text:p>El motor potente y silencioso aporta toda la intensidad.</text:p>
            <text:p/>
            <text:p>USB recargable</text:p>
            <text:p>Batería de iones de litio incorporada con una capacidad de 2000 mAh que se puede cargar completamente en solo 1 hora y proporciona entre 2 y 4 horas de placer continuo.</text:p>
            <text:p/>
            <text:p>A prueba de salpicaduras</text:p>
            <text:p>Grado impermeable IPX4. El producto está protegido contra salpicaduras de agua, sin importar la dirección. Función de precalentamiento</text:p>
            <text:p>La tentación está diseñada para precalentar de forma segura antes de su uso.</text:p>
            <text:p/>
            <text:p>Calentamiento rápido a la temperatura del cuerpo humano en 2 minutos. Más cómodo en invierno, más apasionado en verano.</text:p>
            <text:p/>
            <text:p/>
            <text:p><text:s/>Dimensiones del producto 9,3 x 3,1 x 3,1 cm</text:p>
            <text:p><text:s/>Peso del producto 225,00 gram</text:p>
            <text:p><text:s/>Diámetro del producto 3,3 cm</text:p>
            <text:p><text:s/>Longitud con cable: 10,5 cm</text:p>
            <text:p><text:s/>Cantidad de motores 1</text:p>
            <text:p><text:s/>Rotaciones 840 RPM</text:p>
            <text:p><text:s/>Tipos de velocidad 7</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88.95" table:style-name="ce1">
            <text:p>88,95</text:p>
          </table:table-cell>
          <table:table-cell office:value-type="float" office:value="49.84" table:style-name="ce1">
            <text:p>49,8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84.jpg">http://media.grutinet.com/articulos/or/or_103884.jpg</text:a></text:p>
          </table:table-cell>
          <table:table-cell office:value-type="string" table:style-name="ce4">
            <text:p><text:a xlink:href="http://media.grutinet.com/articulos/lg/lg_103884_0.jpg">http://media.grutinet.com/articulos/lg/lg_103884_0.jpg</text:a></text:p>
          </table:table-cell>
          <table:table-cell office:value-type="string" table:style-name="ce4">
            <text:p><text:a xlink:href="http://media.grutinet.com/articulos/lg/lg_103884_1.jpg">http://media.grutinet.com/articulos/lg/lg_103884_1.jpg</text:a></text:p>
          </table:table-cell>
          <table:table-cell office:value-type="string" table:style-name="ce4">
            <text:p><text:a xlink:href="http://media.grutinet.com/articulos/lg/lg_103884_2.jpg">http://media.grutinet.com/articulos/lg/lg_103884_2.jpg</text:a></text:p>
          </table:table-cell>
          <table:table-cell table:style-name="ce1"/>
          <table:table-cell office:value-type="string" table:style-name="ce4">
            <text:p><text:a xlink:href="http://media.grutinet.com/articulos/lg/lg_103884_3.jpg">http://media.grutinet.com/articulos/lg/lg_103884_3.jpg</text:a></text:p>
          </table:table-cell>
          <table:table-cell table:number-columns-repeated="6" table:style-name="ce2"/>
          <table:table-cell table:number-columns-repeated="16359"/>
        </table:table-row>
        <table:table-row table:style-name="ro2">
          <table:table-cell office:value-type="float" office:value="103894" table:style-name="ce1">
            <text:p>103894</text:p>
          </table:table-cell>
          <table:table-cell office:value-type="string" table:style-name="ce2">
            <text:p>JUGUETES XXX</text:p>
          </table:table-cell>
          <table:table-cell office:value-type="string" table:style-name="ce2">
            <text:p>VIBRADORES</text:p>
          </table:table-cell>
          <table:table-cell office:value-type="string" table:style-name="ce2">
            <text:p>ZALO HERO ESTIMULADOR CLITORIS ROJO<text:s/></text:p>
          </table:table-cell>
          <table:table-cell office:value-type="string" table:style-name="ce2">
            <text:p>ZALO</text:p>
          </table:table-cell>
          <table:table-cell office:value-type="string" table:style-name="ce3">
            <text:p>HERO WINE RED</text:p>
            <text:p/>
            <text:p>Especialmente diseñado para complacer y excitar el área sensible del clítoris, HERO utiliza la tecnología patentada PulseWave  de ZALO para lograr un ancho de oscilación de hasta 30 mm y una frecuencia de oscilación de hasta 75 veces por segundo, evocando sensaciones únicas diseñadas para imitar un recuerdo memorable. sesión de sexo oral.</text:p>
            <text:p/>
            <text:p>Su forma elegante y compacta y sus potentes motores ofrecen una ergonomía y funcionalidad superiores para una experiencia perfecta que le brinda un placer en el clítoris diferente a todos los que haya experimentado antes. Caracteristicas</text:p>
            <text:p/>
            <text:p>Silicona premium segura para el cuerpo</text:p>
            <text:p>Dow Corning cumple con los requisitos de la FDA sobre silicona a nivel alimentario. Recubrimiento superficial exclusivo Softek .</text:p>
            <text:p/>
            <text:p>Revolucionaria tecnología electromagnética PulseWave </text:p>
            <text:p>Especialmente diseñado para complacer y excitar el área sensible del clítoris, HERO utiliza la tecnología patentada PulseWave  de ZALO para lograr un ancho de oscilación de hasta 30 mm y una frecuencia de oscilación de hasta 75 veces por segundo, evocando sensaciones únicas diseñadas para imitar un recuerdo memorable. sesión de sexo oral.</text:p>
            <text:p/>
            <text:p/>
            <text:p><text:s/>Dimensiones embalaje: 25,80 x 17,20 x 5,10 cm</text:p>
            <text:p><text:s/>Peso embalaje .514 gram</text:p>
            <text:p><text:s/>Dimensiones del producto: 14,6 x 5,4 x 3,9 cm</text:p>
            <text:p><text:s/>Peso del producto .115,00 gram</text:p>
            <text:p><text:s/>Diámetro del producto :5,4 cm</text:p>
            <text:p><text:s/>Longitud insertable :36,0 cm</text:p>
            <text:p><text:s/>Cantidad de motores .2</text:p>
            <text:p><text:s/>Rotaciones : 4500 RPM</text:p>
            <text:p><text:s/>Tipos de velocidad .4</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98.95" table:style-name="ce1">
            <text:p>98,95</text:p>
          </table:table-cell>
          <table:table-cell office:value-type="float" office:value="55.94" table:style-name="ce1">
            <text:p>55,9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94.jpg">http://media.grutinet.com/articulos/or/or_103894.jpg</text:a></text:p>
          </table:table-cell>
          <table:table-cell office:value-type="string" table:style-name="ce4">
            <text:p><text:a xlink:href="http://media.grutinet.com/articulos/lg/lg_103894_0.jpg">http://media.grutinet.com/articulos/lg/lg_103894_0.jpg</text:a></text:p>
          </table:table-cell>
          <table:table-cell office:value-type="string" table:style-name="ce4">
            <text:p><text:a xlink:href="http://media.grutinet.com/articulos/lg/lg_103894_1.jpg">http://media.grutinet.com/articulos/lg/lg_103894_1.jpg</text:a></text:p>
          </table:table-cell>
          <table:table-cell office:value-type="string" table:style-name="ce4">
            <text:p><text:a xlink:href="http://media.grutinet.com/articulos/lg/lg_103894_2.jpg">http://media.grutinet.com/articulos/lg/lg_103894_2.jpg</text:a></text:p>
          </table:table-cell>
          <table:table-cell table:style-name="ce1"/>
          <table:table-cell office:value-type="string" table:style-name="ce4">
            <text:p><text:a xlink:href="http://media.grutinet.com/articulos/lg/lg_103894_3.jpg">http://media.grutinet.com/articulos/lg/lg_103894_3.jpg</text:a></text:p>
          </table:table-cell>
          <table:table-cell table:number-columns-repeated="6" table:style-name="ce2"/>
          <table:table-cell table:number-columns-repeated="16359"/>
        </table:table-row>
        <table:table-row table:style-name="ro2">
          <table:table-cell office:value-type="float" office:value="103896" table:style-name="ce1">
            <text:p>103896</text:p>
          </table:table-cell>
          <table:table-cell office:value-type="string" table:style-name="ce2">
            <text:p>JUGUETES XXX</text:p>
          </table:table-cell>
          <table:table-cell office:value-type="string" table:style-name="ce2">
            <text:p>VIBRADORES</text:p>
          </table:table-cell>
          <table:table-cell office:value-type="string" table:style-name="ce2">
            <text:p>ZALO HERO ESTIMULADOR CLITORIS MORADO</text:p>
          </table:table-cell>
          <table:table-cell office:value-type="string" table:style-name="ce2">
            <text:p>ZALO</text:p>
          </table:table-cell>
          <table:table-cell office:value-type="string" table:style-name="ce3">
            <text:p>HERO TWILIGHT PURPLE</text:p>
            <text:p/>
            <text:p>Especialmente diseñado para complacer y excitar el área sensible del clítoris, HERO utiliza la tecnología patentada PulseWave  de ZALO para lograr un ancho de oscilación de hasta 30 mm y una frecuencia de oscilación de hasta 75 veces por segundo, evocando sensaciones únicas diseñadas para imitar un recuerdo memorable. sesión de sexo oral.</text:p>
            <text:p/>
            <text:p>Su forma elegante y compacta y sus potentes motores ofrecen una ergonomía y funcionalidad superiores para una experiencia perfecta que le brinda un placer en el clítoris como nunca antes lo había experimentado. Caracteristicas</text:p>
            <text:p>Silicona premium segura para el cuerpo</text:p>
            <text:p/>
            <text:p>Dow Corning cumple con los requisitos de la FDA sobre silicona a nivel alimentario. Recubrimiento superficial exclusivo Softek .</text:p>
            <text:p/>
            <text:p>Revolucionaria tecnología electromagnética PulseWave </text:p>
            <text:p>Especialmente diseñado para complacer y excitar el área sensible del clítoris, HERO utiliza la tecnología patentada PulseWave  de ZALO para lograr un ancho de oscilación de hasta 30 mm y una frecuencia de oscilación de hasta 75 veces por segundo, evocando sensaciones únicas diseñadas para imitar un recuerdo memorable. sesión de sexo oral.</text:p>
            <text:p/>
            <text:p>Adornado con cristal SWAROVSKI</text:p>
            <text:p>Dos botones separados que funcionan para controlar el motor de vibración y el motor de onda.</text:p>
            <text:p/>
            <text:p>Vibraciones poderosas</text:p>
            <text:p>Diseño incomparable, la operación de ultra alta potencia dura muchas, dejándolo con una experiencia verdaderamente satisfactoria.</text:p>
            <text:p/>
            <text:p>Carga magnética USB</text:p>
            <text:p>Batería de iones de litio incorporada con capacidad de 530 mAh que se puede cargar completamente en solo 1 hora y proporciona aproximadamente 2-3 horas de placer continuo.</text:p>
            <text:p/>
            <text:p>Impermeable</text:p>
            <text:p>Grado impermeable IPX4. El producto está protegido contra salpicaduras de agua, sin importar la dirección. Diseño ergonomico</text:p>
            <text:p>Hero cabe perfectamente en la palma de tu mano.</text:p>
            <text:p/>
            <text:p/>
            <text:p><text:s/>Dimensiones embalaje 25,80 x 17,20 x 5,10 cm</text:p>
            <text:p><text:s/>Peso embalaje 514 gram</text:p>
            <text:p><text:s/>Dimensiones del producto 14,6 x 5,4 x 3,9 cm</text:p>
            <text:p><text:s/>Peso del producto 115,00 gram</text:p>
            <text:p><text:s/>Diámetro del producto 5,4 cm</text:p>
            <text:p><text:s/>Longitud insertable 36,0 cm</text:p>
            <text:p><text:s/>Cantidad de motores 2</text:p>
            <text:p><text:s/>Rotaciones 4500 RPM</text:p>
            <text:p><text:s/>Tipos de velocidad 4</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98.95" table:style-name="ce1">
            <text:p>98,95</text:p>
          </table:table-cell>
          <table:table-cell office:value-type="float" office:value="55.94" table:style-name="ce1">
            <text:p>55,9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96.jpg">http://media.grutinet.com/articulos/or/or_103896.jpg</text:a></text:p>
          </table:table-cell>
          <table:table-cell office:value-type="string" table:style-name="ce4">
            <text:p><text:a xlink:href="http://media.grutinet.com/articulos/lg/lg_103896_0.jpg">http://media.grutinet.com/articulos/lg/lg_103896_0.jpg</text:a></text:p>
          </table:table-cell>
          <table:table-cell office:value-type="string" table:style-name="ce4">
            <text:p><text:a xlink:href="http://media.grutinet.com/articulos/lg/lg_103896_1.jpg">http://media.grutinet.com/articulos/lg/lg_103896_1.jpg</text:a></text:p>
          </table:table-cell>
          <table:table-cell office:value-type="string" table:style-name="ce4">
            <text:p><text:a xlink:href="http://media.grutinet.com/articulos/lg/lg_103896_2.jpg">http://media.grutinet.com/articulos/lg/lg_103896_2.jpg</text:a></text:p>
          </table:table-cell>
          <table:table-cell table:style-name="ce1"/>
          <table:table-cell office:value-type="string" table:style-name="ce4">
            <text:p><text:a xlink:href="http://media.grutinet.com/articulos/lg/lg_103896_3.jpg">http://media.grutinet.com/articulos/lg/lg_103896_3.jpg</text:a></text:p>
          </table:table-cell>
          <table:table-cell table:number-columns-repeated="6" table:style-name="ce2"/>
          <table:table-cell table:number-columns-repeated="16359"/>
        </table:table-row>
        <table:table-row table:style-name="ro2">
          <table:table-cell office:value-type="float" office:value="103901" table:style-name="ce1">
            <text:p>103901</text:p>
          </table:table-cell>
          <table:table-cell office:value-type="string" table:style-name="ce2">
            <text:p>JUGUETES XXX</text:p>
          </table:table-cell>
          <table:table-cell office:value-type="string" table:style-name="ce2">
            <text:p>BDSM</text:p>
          </table:table-cell>
          <table:table-cell office:value-type="string" table:style-name="ce2">
            <text:p>ZALO ESPOSAS HANDCUFFS</text:p>
          </table:table-cell>
          <table:table-cell office:value-type="string" table:style-name="ce2">
            <text:p>ZALO</text:p>
          </table:table-cell>
          <table:table-cell office:value-type="string" table:style-name="ce3">
            <text:p>LEATHER THORN HANDCUFFS</text:p>
            <text:p/>
            <text:p>Las impresionantes esposas resaltan la muñeca y las manos, enfatizando la esbeltez, la suavidad y la piel del usuario.</text:p>
            <text:p/>
            <text:p>Los puños proporcionan 10cm de largo con un fuerte clip de metal a cada lado para conectar los puños entre sí o para complementar nuestros accesorios de sujeción adicionales.</text:p>
            <text:p/>
            <text:p/>
            <text:p><text:s/>Dimensiones embalaje <text:s text:c="3"/>27,50 x 15 x 4,50 cm</text:p>
            <text:p><text:s/>Peso embalaje <text:s text:c="3"/>200 gram</text:p>
            <text:p><text:s/>Dimensiones del producto <text:s text:c="3"/>24 x 12,6 x 12,6 cm</text:p>
            <text:p><text:s/>Peso del producto <text:s text:c="3"/>302,00 gram</text:p>
            <text:p><text:s/>Materiales <text:s text:c="3"/>Luxury Italian leather, mesh fabric, metal (copper)</text:p>
            <text:p><text:s text:c="2"/></text:p>
            <text:p/>
            <text:p/>
          </table:table-cell>
          <table:table-cell office:value-type="float" office:value="104.95" table:style-name="ce1">
            <text:p>104,95</text:p>
          </table:table-cell>
          <table:table-cell office:value-type="float" office:value="59.3" table:style-name="ce1">
            <text:p>59,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901.jpg">http://media.grutinet.com/articulos/or/or_103901.jpg</text:a></text:p>
          </table:table-cell>
          <table:table-cell office:value-type="string" table:style-name="ce4">
            <text:p><text:a xlink:href="http://media.grutinet.com/articulos/lg/lg_103901_0.jpg">http://media.grutinet.com/articulos/lg/lg_103901_0.jpg</text:a></text:p>
          </table:table-cell>
          <table:table-cell office:value-type="string" table:style-name="ce4">
            <text:p><text:a xlink:href="http://media.grutinet.com/articulos/lg/lg_103901_1.jpg">http://media.grutinet.com/articulos/lg/lg_103901_1.jpg</text:a></text:p>
          </table:table-cell>
          <table:table-cell office:value-type="string" table:style-name="ce4">
            <text:p><text:a xlink:href="http://media.grutinet.com/articulos/lg/lg_103901_2.jpg">http://media.grutinet.com/articulos/lg/lg_103901_2.jpg</text:a></text:p>
          </table:table-cell>
          <table:table-cell table:style-name="ce1"/>
          <table:table-cell office:value-type="string" table:style-name="ce4">
            <text:p><text:a xlink:href="http://media.grutinet.com/articulos/lg/lg_103901_3.jpg">http://media.grutinet.com/articulos/lg/lg_103901_3.jpg</text:a></text:p>
          </table:table-cell>
          <table:table-cell table:number-columns-repeated="6" table:style-name="ce2"/>
          <table:table-cell table:number-columns-repeated="16359"/>
        </table:table-row>
        <table:table-row table:style-name="ro2">
          <table:table-cell office:value-type="float" office:value="103903" table:style-name="ce1">
            <text:p>103903</text:p>
          </table:table-cell>
          <table:table-cell office:value-type="string" table:style-name="ce2">
            <text:p>JUGUETES XXX</text:p>
          </table:table-cell>
          <table:table-cell office:value-type="string" table:style-name="ce2">
            <text:p>BDSM</text:p>
          </table:table-cell>
          <table:table-cell office:value-type="string" table:style-name="ce2">
            <text:p>ZALO LATIGO ELEGANTE<text:s/></text:p>
          </table:table-cell>
          <table:table-cell office:value-type="string" table:style-name="ce2">
            <text:p>ZALO</text:p>
          </table:table-cell>
          <table:table-cell office:value-type="string" table:style-name="ce3">
            <text:p>LEATHER THORN WHIP</text:p>
            <text:p/>
            <text:p>El látigo de 850.9cm <text:s/>está elegantemente adornado con espinas suaves y una flor vigorosa como una analogía del amor peligroso y la lucha sin miedo.</text:p>
            <text:p/>
            <text:p><text:s/></text:p>
            <text:p/>
            <text:p/>
            <text:p><text:s/>Dimensiones embalaje <text:s text:c="3"/>95 x 7 x 0 cm</text:p>
            <text:p><text:s/>Peso embalaje <text:s text:c="3"/>50 gram</text:p>
            <text:p><text:s/>Dimensiones del producto <text:s text:c="3"/>85 x 3,5 x 3,5 cm</text:p>
            <text:p><text:s/>Peso del producto <text:s text:c="3"/>212,00 gram</text:p>
            <text:p><text:s/>Materiales <text:s text:c="3"/>Luxury Italian leather, mesh fabric, metal (copper)</text:p>
            <text:p/>
            <text:p/>
          </table:table-cell>
          <table:table-cell office:value-type="float" office:value="178.95" table:style-name="ce1">
            <text:p>178,95</text:p>
          </table:table-cell>
          <table:table-cell office:value-type="float" office:value="101.78" table:style-name="ce1">
            <text:p>101,7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903.jpg">http://media.grutinet.com/articulos/or/or_103903.jpg</text:a></text:p>
          </table:table-cell>
          <table:table-cell office:value-type="string" table:style-name="ce4">
            <text:p><text:a xlink:href="http://media.grutinet.com/articulos/lg/lg_103903_0.jpg">http://media.grutinet.com/articulos/lg/lg_103903_0.jpg</text:a></text:p>
          </table:table-cell>
          <table:table-cell office:value-type="string" table:style-name="ce4">
            <text:p><text:a xlink:href="http://media.grutinet.com/articulos/lg/lg_103903_1.jpg">http://media.grutinet.com/articulos/lg/lg_103903_1.jpg</text:a></text:p>
          </table:table-cell>
          <table:table-cell office:value-type="string" table:style-name="ce4">
            <text:p><text:a xlink:href="http://media.grutinet.com/articulos/lg/lg_103903_2.jpg">http://media.grutinet.com/articulos/lg/lg_103903_2.jpg</text:a></text:p>
          </table:table-cell>
          <table:table-cell table:style-name="ce1"/>
          <table:table-cell office:value-type="string" table:style-name="ce4">
            <text:p><text:a xlink:href="http://media.grutinet.com/articulos/lg/lg_103903_3.jpg">http://media.grutinet.com/articulos/lg/lg_103903_3.jpg</text:a></text:p>
          </table:table-cell>
          <table:table-cell table:number-columns-repeated="6" table:style-name="ce2"/>
          <table:table-cell table:number-columns-repeated="16359"/>
        </table:table-row>
        <table:table-row table:style-name="ro2">
          <table:table-cell office:value-type="float" office:value="104015" table:style-name="ce1">
            <text:p>104015</text:p>
          </table:table-cell>
          <table:table-cell office:value-type="string" table:style-name="ce2">
            <text:p>JUGUETES XXX</text:p>
          </table:table-cell>
          <table:table-cell office:value-type="string" table:style-name="ce2">
            <text:p>VIBRADORES</text:p>
          </table:table-cell>
          <table:table-cell office:value-type="string" table:style-name="ce2">
            <text:p>ZINNIA VIBRADOR CON MANDO - MORADO</text:p>
          </table:table-cell>
          <table:table-cell office:value-type="string" table:style-name="ce2">
            <text:p>ROCKS-OFF</text:p>
          </table:table-cell>
          <table:table-cell office:value-type="string" table:style-name="ce3">
            <text:p>ZINNIA</text:p>
            <text:p/>
            <text:p>Siente ondas parpadeantes de puro deleite mientras los pétalos de precisión de Zinnia y tientan tus partes secretas y más sensibles de tu cuerpo.</text:p>
            <text:p/>
            <text:p>Piérdete en el intenso placer orgásmico mientras eliges tu pasión con cada una de las 10 poderosas funciones de vibración que ofrece el control de mano.</text:p>
            <text:p/>
            <text:p>Zinnia es la manera perfecta de mimarse o por qué no darle a su pareja el control total para decidir cuándo florecerá su jardín nocturno.</text:p>
            <text:p/>
            <text:p/>
            <text:p><text:s/>Dimensiones embalaje 15 x 18 x 6 cm</text:p>
            <text:p><text:s/>Peso embalaje 248 gram</text:p>
            <text:p><text:s/>Dimensiones del producto 5,3 x 8,4 x 4,7 cm</text:p>
            <text:p><text:s/>Peso del producto 160,00 gram</text:p>
            <text:p><text:s/>Diámetro del producto 14,0 cm</text:p>
            <text:p><text:s/>Tipos de velocidad 7</text:p>
            <text:p><text:s/>Velocidad múltiple Sí</text:p>
            <text:p><text:s/>Se requieren baterías 1</text:p>
            <text:p><text:s/>Tipo de baterías Lithium Ion</text:p>
            <text:p><text:s/>Baterías incluidas Sí</text:p>
            <text:p><text:s/>A prueba de agua Sí</text:p>
            <text:p><text:s/>Materiales ABS Plastic / Silicon</text:p>
            <text:p/>
            <text:p/>
          </table:table-cell>
          <table:table-cell office:value-type="float" office:value="31.95" table:style-name="ce1">
            <text:p>31,95</text:p>
          </table:table-cell>
          <table:table-cell office:value-type="float" office:value="17.98" table:style-name="ce1">
            <text:p>17,9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4015.jpg">http://media.grutinet.com/articulos/or/or_104015.jpg</text:a></text:p>
          </table:table-cell>
          <table:table-cell office:value-type="string" table:style-name="ce4">
            <text:p><text:a xlink:href="http://media.grutinet.com/articulos/lg/lg_104015_0.jpg">http://media.grutinet.com/articulos/lg/lg_104015_0.jpg</text:a></text:p>
          </table:table-cell>
          <table:table-cell office:value-type="string" table:style-name="ce4">
            <text:p><text:a xlink:href="http://media.grutinet.com/articulos/lg/lg_104015_1.jpg">http://media.grutinet.com/articulos/lg/lg_104015_1.jpg</text:a></text:p>
          </table:table-cell>
          <table:table-cell office:value-type="string" table:style-name="ce4">
            <text:p><text:a xlink:href="http://media.grutinet.com/articulos/lg/lg_104015_2.jpg">http://media.grutinet.com/articulos/lg/lg_104015_2.jpg</text:a></text:p>
          </table:table-cell>
          <table:table-cell table:style-name="ce1"/>
          <table:table-cell office:value-type="string" table:style-name="ce4">
            <text:p><text:a xlink:href="http://media.grutinet.com/articulos/lg/lg_104015_3.jpg">http://media.grutinet.com/articulos/lg/lg_104015_3.jpg</text:a></text:p>
          </table:table-cell>
          <table:table-cell table:number-columns-repeated="6" table:style-name="ce2"/>
          <table:table-cell table:number-columns-repeated="16359"/>
        </table:table-row>
        <table:table-row table:style-name="ro2">
          <table:table-cell office:value-type="float" office:value="104101" table:style-name="ce1">
            <text:p>104101</text:p>
          </table:table-cell>
          <table:table-cell office:value-type="string" table:style-name="ce2">
            <text:p>JUGUETES XXX</text:p>
          </table:table-cell>
          <table:table-cell office:value-type="string" table:style-name="ce2">
            <text:p>BDSM</text:p>
          </table:table-cell>
          <table:table-cell office:value-type="string" table:style-name="ce2">
            <text:p>ESPOSAS SILICONA CUFFS</text:p>
          </table:table-cell>
          <table:table-cell office:value-type="string" table:style-name="ce2">
            <text:p>DOC JOHNSON</text:p>
          </table:table-cell>
          <table:table-cell office:value-type="string" table:style-name="ce3">
            <text:p>SILICONE ANKLE CUFFS</text:p>
            <text:p/>
            <text:p>Estas restricciones de tobillo de cuero Kink by Doc Johnson están confeccionadas en un hermoso cuero rojo y negro para que coincida con los colores característicos, y están equipadas con anillos en D para un clip de versatilidad completo para cables, barras de separación, clips de corbata y más.</text:p>
            <text:p/>
            <text:p>Cada sistema de retención está totalmente acolchado para mayor seguridad y comodidad durante el juego y el uso diario, y presenta una hebilla de bloqueo para demostraciones de absoluta confianza y cuidado.</text:p>
            <text:p/>
            <text:p>Úselo con las restricciones de muñeca de cuero Kink by Doc Johnson para una apariencia y experiencia aún más intensas.</text:p>
            <text:p/>
            <text:p/>
            <text:p><text:s/>Dimensiones del producto <text:s text:c="3"/>33,1 x 7,7 x 7,7 cm</text:p>
            <text:p><text:s/>Diámetro del producto <text:s text:c="3"/>7,7 cm</text:p>
            <text:p><text:s/>Materiales <text:s text:c="3"/>Silicone/Metal</text:p>
            <text:p/>
            <text:p/>
          </table:table-cell>
          <table:table-cell office:value-type="float" office:value="149.94999999999999" table:style-name="ce1">
            <text:p>149,95</text:p>
          </table:table-cell>
          <table:table-cell office:value-type="float" office:value="46.62" table:style-name="ce1">
            <text:p>46,6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4101.jpg">http://media.grutinet.com/articulos/or/or_104101.jpg</text:a></text:p>
          </table:table-cell>
          <table:table-cell office:value-type="string" table:style-name="ce4">
            <text:p><text:a xlink:href="http://media.grutinet.com/articulos/lg/lg_104101_0.jpg">http://media.grutinet.com/articulos/lg/lg_104101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104289" table:style-name="ce1">
            <text:p>104289</text:p>
          </table:table-cell>
          <table:table-cell office:value-type="string" table:style-name="ce2">
            <text:p>LENCERIA</text:p>
          </table:table-cell>
          <table:table-cell office:value-type="string" table:style-name="ce2">
            <text:p>DISFRACES</text:p>
          </table:table-cell>
          <table:table-cell office:value-type="string" table:style-name="ce2">
            <text:p>CALL NURSE CONJUNTO 3 PIEZAS - BLANCO ROJO<text:s/></text:p>
          </table:table-cell>
          <table:table-cell office:value-type="string" table:style-name="ce2">
            <text:p>BACI LINGERIE</text:p>
          </table:table-cell>
          <table:table-cell office:value-type="string" table:style-name="ce3">
            <text:p>ALWAYS ON CALL NURSE 3-PC SET</text:p>
            <text:p/>
            <text:p/>
            <text:p><text:s/>Un bralette blanco puro con mangas tapadas con un parche de primeros auxilios en la parte delantera y central.</text:p>
            <text:p><text:s/>Un liguero de malla de lunares con volantes se sienta justo en las caderas con una tanga a juego.</text:p>
            <text:p><text:s/>Lavado a mano.</text:p>
            <text:p><text:s/>90% nylon / 10% spandex</text:p>
            <text:p/>
            <text:p/>
          </table:table-cell>
          <table:table-cell office:value-type="float" office:value="62.081299999999999" table:style-name="ce1">
            <text:p>62,0813</text:p>
          </table:table-cell>
          <table:table-cell office:value-type="float" office:value="19.16" table:style-name="ce1">
            <text:p>19,1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104289.jpg">http://media.grutinet.com/articulos/or/or_104289.jpg</text:a></text:p>
          </table:table-cell>
          <table:table-cell office:value-type="string" table:style-name="ce4">
            <text:p><text:a xlink:href="http://media.grutinet.com/articulos/lg/lg_104289_0.jpg">http://media.grutinet.com/articulos/lg/lg_104289_0.jpg</text:a></text:p>
          </table:table-cell>
          <table:table-cell office:value-type="string" table:style-name="ce4">
            <text:p><text:a xlink:href="http://media.grutinet.com/articulos/lg/lg_104289_1.jpg">http://media.grutinet.com/articulos/lg/lg_104289_1.jpg</text:a></text:p>
          </table:table-cell>
          <table:table-cell table:style-name="ce2"/>
          <table:table-cell office:value-type="float" office:value="104289" table:style-name="ce1">
            <text:p>104289</text:p>
          </table:table-cell>
          <table:table-cell table:number-columns-repeated="7" table:style-name="ce2"/>
          <table:table-cell table:number-columns-repeated="16359"/>
        </table:table-row>
        <table:table-row table:style-name="ro2">
          <table:table-cell office:value-type="float" office:value="104333" table:style-name="ce1">
            <text:p>104333</text:p>
          </table:table-cell>
          <table:table-cell office:value-type="string" table:style-name="ce2">
            <text:p>LENCERIA</text:p>
          </table:table-cell>
          <table:table-cell office:value-type="string" table:style-name="ce2">
            <text:p>BODYS</text:p>
          </table:table-cell>
          <table:table-cell office:value-type="string" table:style-name="ce2">
            <text:p>2PC CHEMISE &amp; PANTYSET WITH GARTERS- BODY ESCOTE CON LIGUERO</text:p>
          </table:table-cell>
          <table:table-cell office:value-type="string" table:style-name="ce2">
            <text:p>BACI LINGERIE</text:p>
          </table:table-cell>
          <table:table-cell office:value-type="string" table:style-name="ce3">
            <text:p>2PC CHEMISE &amp; PANTYSET WITH GARTERS</text:p>
            <text:p/>
            <text:p/>
            <text:p><text:s/>Conjunto de 2 piezas body y braguita de encaje con ligas.</text:p>
            <text:p><text:s/>90% poliéster / 10% spandex</text:p>
            <text:p/>
            <text:p/>
          </table:table-cell>
          <table:table-cell office:value-type="float" office:value="55.239400000000003" table:style-name="ce1">
            <text:p>55,2394</text:p>
          </table:table-cell>
          <table:table-cell office:value-type="float" office:value="16.78" table:style-name="ce1">
            <text:p>16,7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04333.jpg">http://media.grutinet.com/articulos/or/or_104333.jpg</text:a></text:p>
          </table:table-cell>
          <table:table-cell office:value-type="string" table:style-name="ce4">
            <text:p><text:a xlink:href="http://media.grutinet.com/articulos/lg/lg_104333_0.jpg">http://media.grutinet.com/articulos/lg/lg_104333_0.jpg</text:a></text:p>
          </table:table-cell>
          <table:table-cell table:number-columns-repeated="2" table:style-name="ce2"/>
          <table:table-cell office:value-type="float" office:value="104333" table:style-name="ce1">
            <text:p>104333</text:p>
          </table:table-cell>
          <table:table-cell table:number-columns-repeated="7" table:style-name="ce2"/>
          <table:table-cell table:number-columns-repeated="16359"/>
        </table:table-row>
        <table:table-row table:style-name="ro2">
          <table:table-cell office:value-type="float" office:value="104335" table:style-name="ce1">
            <text:p>104335</text:p>
          </table:table-cell>
          <table:table-cell office:value-type="string" table:style-name="ce2">
            <text:p>LENCERIA</text:p>
          </table:table-cell>
          <table:table-cell office:value-type="string" table:style-name="ce2">
            <text:p>BODYS</text:p>
          </table:table-cell>
          <table:table-cell office:value-type="string" table:style-name="ce2">
            <text:p>2PC CHEMISE &amp; PANTYSET WITH GARTERS- BODY ESCOTE CON LIGUERO</text:p>
          </table:table-cell>
          <table:table-cell office:value-type="string" table:style-name="ce2">
            <text:p>BACI LINGERIE</text:p>
          </table:table-cell>
          <table:table-cell office:value-type="string" table:style-name="ce3">
            <text:p>2PC CHEMISE &amp; PANTYSET WITH GARTERS</text:p>
            <text:p/>
            <text:p/>
            <text:p><text:s/>Conjunto de 2 piezas de body y braguita de encaje con liga.</text:p>
            <text:p><text:s/>90% poliéster / 10% spandex</text:p>
            <text:p/>
            <text:p/>
          </table:table-cell>
          <table:table-cell office:value-type="float" office:value="42.013800000000003" table:style-name="ce1">
            <text:p>42,0138</text:p>
          </table:table-cell>
          <table:table-cell office:value-type="float" office:value="12.4" table:style-name="ce1">
            <text:p>12,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04335.jpg">http://media.grutinet.com/articulos/or/or_104335.jpg</text:a></text:p>
          </table:table-cell>
          <table:table-cell office:value-type="string" table:style-name="ce4">
            <text:p><text:a xlink:href="http://media.grutinet.com/articulos/lg/lg_104335_0.jpg">http://media.grutinet.com/articulos/lg/lg_104335_0.jpg</text:a></text:p>
          </table:table-cell>
          <table:table-cell table:number-columns-repeated="2" table:style-name="ce2"/>
          <table:table-cell office:value-type="float" office:value="104333" table:style-name="ce1">
            <text:p>104333</text:p>
          </table:table-cell>
          <table:table-cell table:number-columns-repeated="7" table:style-name="ce2"/>
          <table:table-cell table:number-columns-repeated="16359"/>
        </table:table-row>
        <table:table-row table:style-name="ro2">
          <table:table-cell office:value-type="float" office:value="104337" table:style-name="ce1">
            <text:p>104337</text:p>
          </table:table-cell>
          <table:table-cell office:value-type="string" table:style-name="ce2">
            <text:p>LENCERIA</text:p>
          </table:table-cell>
          <table:table-cell office:value-type="string" table:style-name="ce2">
            <text:p>BODYS</text:p>
          </table:table-cell>
          <table:table-cell office:value-type="string" table:style-name="ce2">
            <text:p>2PC CHEMISE &amp; PANTYSET WITH GARTERS - BODY ROSA CON LIGUERO<text:s/></text:p>
          </table:table-cell>
          <table:table-cell office:value-type="string" table:style-name="ce2">
            <text:p>BACI LINGERIE</text:p>
          </table:table-cell>
          <table:table-cell office:value-type="string" table:style-name="ce3">
            <text:p>2PC CHEMISE &amp; PANTYSET WITH GARTERS</text:p>
            <text:p/>
            <text:p/>
            <text:p><text:s/>Conjunto de camisola y braguita de encaje con volantes de 2 piezas con ligas.</text:p>
            <text:p><text:s/>90% poliéster / 10% spandex</text:p>
            <text:p/>
            <text:p/>
          </table:table-cell>
          <table:table-cell office:value-type="float" office:value="56.829300000000003" table:style-name="ce1">
            <text:p>56,8293</text:p>
          </table:table-cell>
          <table:table-cell office:value-type="float" office:value="17.32" table:style-name="ce1">
            <text:p>17,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104337.jpg">http://media.grutinet.com/articulos/or/or_104337.jpg</text:a></text:p>
          </table:table-cell>
          <table:table-cell office:value-type="string" table:style-name="ce4">
            <text:p><text:a xlink:href="http://media.grutinet.com/articulos/lg/lg_104337_0.jpg">http://media.grutinet.com/articulos/lg/lg_104337_0.jpg</text:a></text:p>
          </table:table-cell>
          <table:table-cell office:value-type="string" table:style-name="ce4">
            <text:p><text:a xlink:href="http://media.grutinet.com/articulos/lg/lg_104337_1.jpg">http://media.grutinet.com/articulos/lg/lg_104337_1.jpg</text:a></text:p>
          </table:table-cell>
          <table:table-cell table:style-name="ce2"/>
          <table:table-cell office:value-type="float" office:value="104337" table:style-name="ce1">
            <text:p>104337</text:p>
          </table:table-cell>
          <table:table-cell table:number-columns-repeated="7" table:style-name="ce2"/>
          <table:table-cell table:number-columns-repeated="16359"/>
        </table:table-row>
        <table:table-row table:style-name="ro2">
          <table:table-cell office:value-type="float" office:value="104362" table:style-name="ce1">
            <text:p>104362</text:p>
          </table:table-cell>
          <table:table-cell office:value-type="string" table:style-name="ce2">
            <text:p>LENCERIA</text:p>
          </table:table-cell>
          <table:table-cell office:value-type="string" table:style-name="ce2">
            <text:p>BODYS</text:p>
          </table:table-cell>
          <table:table-cell office:value-type="string" table:style-name="ce2">
            <text:p>STRAPPY TEDDY WITH DEEP V - ESCOTE V</text:p>
          </table:table-cell>
          <table:table-cell office:value-type="string" table:style-name="ce2">
            <text:p>BACI LINGERIE</text:p>
          </table:table-cell>
          <table:table-cell office:value-type="string" table:style-name="ce3">
            <text:p>STRAPPY TEDDY WITH DEEP V</text:p>
            <text:p/>
            <text:p/>
            <text:p><text:s/>Frente de corte en V profundo con frente transparente y encaje y banda de satén.</text:p>
            <text:p><text:s/>Tirantes ajustables.</text:p>
            <text:p><text:s/>Tirantes cruzados con espalda abierta y cobertura estilo tanga en la parte posterior.</text:p>
            <text:p><text:s/>lavar a mano, secar en línea.</text:p>
            <text:p><text:s/>92% nylon / 8% spandex</text:p>
            <text:p/>
            <text:p/>
          </table:table-cell>
          <table:table-cell office:value-type="float" office:value="52.462800000000001" table:style-name="ce1">
            <text:p>52,4628</text:p>
          </table:table-cell>
          <table:table-cell office:value-type="float" office:value="15.83" table:style-name="ce1">
            <text:p>15,8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04362.jpg">http://media.grutinet.com/articulos/or/or_104362.jpg</text:a></text:p>
          </table:table-cell>
          <table:table-cell office:value-type="string" table:style-name="ce4">
            <text:p><text:a xlink:href="http://media.grutinet.com/articulos/lg/lg_104362_0.jpg">http://media.grutinet.com/articulos/lg/lg_104362_0.jpg</text:a></text:p>
          </table:table-cell>
          <table:table-cell table:number-columns-repeated="2" table:style-name="ce2"/>
          <table:table-cell office:value-type="float" office:value="104364" table:style-name="ce1">
            <text:p>104364</text:p>
          </table:table-cell>
          <table:table-cell table:number-columns-repeated="7" table:style-name="ce2"/>
          <table:table-cell table:number-columns-repeated="16359"/>
        </table:table-row>
        <table:table-row table:style-name="ro2">
          <table:table-cell office:value-type="float" office:value="104378" table:style-name="ce1">
            <text:p>104378</text:p>
          </table:table-cell>
          <table:table-cell office:value-type="string" table:style-name="ce2">
            <text:p>LENCERIA</text:p>
          </table:table-cell>
          <table:table-cell office:value-type="string" table:style-name="ce2">
            <text:p>PICARDIAS</text:p>
          </table:table-cell>
          <table:table-cell office:value-type="string" table:style-name="ce2">
            <text:p>MINI LACE CHEMISE - PICARDIAS MORADO</text:p>
          </table:table-cell>
          <table:table-cell office:value-type="string" table:style-name="ce2">
            <text:p>BACI LINGERIE</text:p>
          </table:table-cell>
          <table:table-cell office:value-type="string" table:style-name="ce3">
            <text:p>MINI LACE CHEMISE</text:p>
            <text:p/>
            <text:p/>
            <text:p><text:s/>Mini camisola de encaje.</text:p>
            <text:p><text:s/>Detalles de encaje con volantes.</text:p>
            <text:p><text:s/>Cobertura completa de espalda.</text:p>
            <text:p><text:s/>90% nylon / 10% spandex</text:p>
            <text:p/>
            <text:p/>
          </table:table-cell>
          <table:table-cell office:value-type="float" office:value="58.405999999999999" table:style-name="ce1">
            <text:p>58,406</text:p>
          </table:table-cell>
          <table:table-cell office:value-type="float" office:value="17.87" table:style-name="ce1">
            <text:p>17,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04378.jpg">http://media.grutinet.com/articulos/or/or_104378.jpg</text:a></text:p>
          </table:table-cell>
          <table:table-cell office:value-type="string" table:style-name="ce4">
            <text:p><text:a xlink:href="http://media.grutinet.com/articulos/lg/lg_104378_0.jpg">http://media.grutinet.com/articulos/lg/lg_104378_0.jpg</text:a></text:p>
          </table:table-cell>
          <table:table-cell table:number-columns-repeated="2" table:style-name="ce2"/>
          <table:table-cell office:value-type="float" office:value="104378" table:style-name="ce1">
            <text:p>104378</text:p>
          </table:table-cell>
          <table:table-cell table:number-columns-repeated="7" table:style-name="ce2"/>
          <table:table-cell table:number-columns-repeated="16359"/>
        </table:table-row>
        <table:table-row table:style-name="ro2">
          <table:table-cell office:value-type="float" office:value="104411" table:style-name="ce1">
            <text:p>104411</text:p>
          </table:table-cell>
          <table:table-cell office:value-type="string" table:style-name="ce2">
            <text:p>LENCERIA</text:p>
          </table:table-cell>
          <table:table-cell office:value-type="string" table:style-name="ce2">
            <text:p>CONJUNTOS</text:p>
          </table:table-cell>
          <table:table-cell office:value-type="string" table:style-name="ce2">
            <text:p>LACE PANTY AND BRA SET BLACK</text:p>
          </table:table-cell>
          <table:table-cell office:value-type="string" table:style-name="ce2">
            <text:p>BACI LINGERIE</text:p>
          </table:table-cell>
          <table:table-cell office:value-type="string" table:style-name="ce3">
            <text:p><text:s/>LACE PANTY AND BRA SET BLACK</text:p>
            <text:p/>
            <text:p/>
            <text:p><text:s/>Conjunto de 2 piezas.</text:p>
            <text:p><text:s/>Sujetador de encaje con detalles de cintas.</text:p>
            <text:p><text:s/>Correas de espalda de corredor.</text:p>
            <text:p><text:s/>Braguita estilo hipster con inserción frontal de color lavanda.</text:p>
            <text:p><text:s/>90% nylon / 10% spandex</text:p>
            <text:p/>
            <text:p/>
          </table:table-cell>
          <table:table-cell office:value-type="float" office:value="63.346899999999998" table:style-name="ce1">
            <text:p>63,3469</text:p>
          </table:table-cell>
          <table:table-cell office:value-type="float" office:value="19.61" table:style-name="ce1">
            <text:p>19,6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04411.jpg">http://media.grutinet.com/articulos/or/or_104411.jpg</text:a></text:p>
          </table:table-cell>
          <table:table-cell office:value-type="string" table:style-name="ce4">
            <text:p><text:a xlink:href="http://media.grutinet.com/articulos/lg/lg_104411_0.jpg">http://media.grutinet.com/articulos/lg/lg_104411_0.jpg</text:a></text:p>
          </table:table-cell>
          <table:table-cell table:number-columns-repeated="2" table:style-name="ce2"/>
          <table:table-cell office:value-type="float" office:value="104411" table:style-name="ce1">
            <text:p>104411</text:p>
          </table:table-cell>
          <table:table-cell table:number-columns-repeated="7" table:style-name="ce2"/>
          <table:table-cell table:number-columns-repeated="16359"/>
        </table:table-row>
        <table:table-row table:style-name="ro2">
          <table:table-cell office:value-type="float" office:value="107857" table:style-name="ce1">
            <text:p>107857</text:p>
          </table:table-cell>
          <table:table-cell office:value-type="string" table:style-name="ce2">
            <text:p>VARIOS</text:p>
          </table:table-cell>
          <table:table-cell office:value-type="string" table:style-name="ce2">
            <text:p>LIBROS</text:p>
          </table:table-cell>
          <table:table-cell office:value-type="string" table:style-name="ce2">
            <text:p>MI DESEO DEPENDE DE MÍ</text:p>
          </table:table-cell>
          <table:table-cell office:value-type="string" table:style-name="ce2">
            <text:p>GRIJALBO</text:p>
          </table:table-cell>
          <table:table-cell office:value-type="string" table:style-name="ce3">
            <text:p>MI DESEO DEPENDE DE MÍ<text:s/></text:p>
            <text:p/>
            <text:p>Eva Moreno.</text:p>
            <text:p/>
            <text:p>El manual sexual para la mujer que ha decidido mirarse al espejo desnuda y tomar las riendas de su placer.</text:p>
            <text:p/>
            <text:p>Si enMi deseo depende de mí esperas encontrar una fórmula mágica y única que reavive tu deseo sexual, o que te convierta en la mujer salvaje que siempre has querido ser, más vale que no sigas leyendo. La inventora del concepto y de las reuniones de Tapersex ha llegado para mostrarte el gran abanico de posibilidades que se abre ante la masturbación femenina. Sin embargo, quien tiene el deseo en sus manos eres tú. ¡Nunca es tarde para empezar!</text:p>
            <text:p/>
            <text:p>Durante mucho tiempo, nos han enseñado a marcarnos unas expectativas innecesariamente altas -o incluso irreales- que nos alejan del placer, pero también de nuestro propio cuerpo. Pasamos épocas en las que el sexo ocupa cada uno de nuestros pensamientos, y otras, que la apatía es casi total. Por ello, es primordial construir un modelo propio de sexualidad imperfecta.</text:p>
            <text:p/>
            <text:p>Con un estilo fresco y desenfadado, Eva Moreno trata de dar respuestas -pero sobre todo de generar preguntas- entorno a la sexualidad y al orgasmo, tanto en solitario como en pareja. ¿Y si ha llegado la hora de considerar tus genitales como una parte del cuerpo que te empodera y te hace más fuerte?</text:p>
            <text:p/>
            <text:p/>
            <text:p><text:s/>N&amp;ordm; de páginas: 320 págs.</text:p>
            <text:p><text:s/>Encuadernación: Tapa blanda</text:p>
            <text:p/>
            <text:p/>
          </table:table-cell>
          <table:table-cell office:value-type="float" office:value="16.899999999999999" table:style-name="ce1">
            <text:p>16,9</text:p>
          </table:table-cell>
          <table:table-cell office:value-type="float" office:value="14.04" table:style-name="ce1">
            <text:p>14,0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07857.jpg">http://media.grutinet.com/articulos/or/or_107857.jpg</text:a></text:p>
          </table:table-cell>
          <table:table-cell office:value-type="string" table:style-name="ce4">
            <text:p><text:a xlink:href="http://media.grutinet.com/articulos/lg/lg_107857_0.jpg">http://media.grutinet.com/articulos/lg/lg_107857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107929" table:style-name="ce1">
            <text:p>107929</text:p>
          </table:table-cell>
          <table:table-cell office:value-type="string" table:style-name="ce2">
            <text:p>VARIOS</text:p>
          </table:table-cell>
          <table:table-cell office:value-type="string" table:style-name="ce2">
            <text:p>LIBROS</text:p>
          </table:table-cell>
          <table:table-cell office:value-type="string" table:style-name="ce2">
            <text:p>DÍAS DE IRA, NOCHES DE PASIÓN ( UN ROMANCE EN LONDRES 3)<text:s/></text:p>
          </table:table-cell>
          <table:table-cell office:value-type="string" table:style-name="ce2">
            <text:p>RANDOM HOUSE</text:p>
          </table:table-cell>
          <table:table-cell office:value-type="string" table:style-name="ce3">
            <text:p>DÍAS DE IRA, NOCHES DE PASIÓN (UN ROMANCE EN LONDRES 3)<text:s/></text:p>
            <text:p/>
            <text:p>NIEVES HIDALGO</text:p>
            <text:p/>
            <text:p>Él quiere desenmascarar a la que creía una timadora.</text:p>
            <text:p>Ella se resiste a contarle su secreto.</text:p>
            <text:p/>
            <text:p>¿Qué camino tomar cuando la pasión se interpone? ¿Se puede traicionar al corazón?</text:p>
            <text:p/>
            <text:p>Sabrina Klever nunca pensó que, cuando todo le había dado la espalda, el conde de Lancashire la salvaría. Tampoco imaginó que casi seis años después se encontraría, cara a cara, con el último hombre al que hubiera deseado volver a ver: el barón de Sheringham, que acaba de regresar de la guerra contra Napoléon.</text:p>
            <text:p/>
            <text:p>El barón de Sheringam ha regresado con el único deseo de olvidar los horrores de la guerra. Lo único que le ha mantenido cuerdo ha sido evocar unos ojos violetas que lo atan a un pasado feliz, antes de conocer la furia de un tiempo de sangre y muerte.</text:p>
            <text:p/>
            <text:p>Sin embargo, cuando encuentra a Sabrina viviendo en casa de su abuelo y a pesar de la profunda atracción que siente por ella, no está dispuesto a que manejen sus sentimientos. Su misión es otra: desenmascarar a la mujer que pretende quedarse con parte de su patrimonio. Aunque para ello tenga que renunciar a la pasión.</text:p>
            <text:p/>
            <text:p/>
            <text:p><text:s/>336 páginas.</text:p>
            <text:p><text:s/>Tapa blanda.</text:p>
            <text:p><text:s/>Año de edición: 2020</text:p>
            <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07929.jpg">http://media.grutinet.com/articulos/or/or_107929.jpg</text:a></text:p>
          </table:table-cell>
          <table:table-cell office:value-type="string" table:style-name="ce4">
            <text:p><text:a xlink:href="http://media.grutinet.com/articulos/lg/lg_107929_0.jpg">http://media.grutinet.com/articulos/lg/lg_107929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107930" table:style-name="ce1">
            <text:p>107930</text:p>
          </table:table-cell>
          <table:table-cell office:value-type="string" table:style-name="ce2">
            <text:p>VARIOS</text:p>
          </table:table-cell>
          <table:table-cell office:value-type="string" table:style-name="ce2">
            <text:p>LIBROS</text:p>
          </table:table-cell>
          <table:table-cell office:value-type="string" table:style-name="ce2">
            <text:p>OBJETO DE DESEO</text:p>
          </table:table-cell>
          <table:table-cell office:value-type="string" table:style-name="ce2">
            <text:p>RANDOM HOUSE</text:p>
          </table:table-cell>
          <table:table-cell office:value-type="string" table:style-name="ce3">
            <text:p>OBJETO DE DESEO</text:p>
            <text:p/>
            <text:p>MATTHIAS JAMBON-PUILLET</text:p>
            <text:p/>
            <text:p>Una historia intensa e hipnótica sobre un trío amoroso singular, provocador y misterioso.</text:p>
            <text:p/>
            <text:p>Original y sugerente,Objeto de deseo nos plantea la apasionante historia de un hombre que escogió una vida sexual diferente y de las mujeres que le han amado.</text:p>
            <text:p/>
            <text:p>Marc Morin escogió desaparecer de su realidad cotidiana para emprender una vida al lado de Sabrina, una mujer dominante que lo sedujo hasta conducirlo, con dulzura y severidad, por los senderos de la sumisión erótica. Con ella ha experimentado el goce y el dolor, la entrega y el placer sensual de la obediencia y el castigo. Pero ahora Sabrina ha muerto en uno de sus peligrosos juegos eróticos y Marc deberá enfrentarse a su vida anterior, donde le esperan Nadège, su antigua prometida, y el hijo de ambos.</text:p>
            <text:p/>
            <text:p>Nadège ya había asumido que no volvería a ver al hombre a quien amó y que desapareció misteriosamente en vísperas de su boda, por lo que su reencuentro con Marc está lleno de dudas, de añoranza y sobre todo de preguntas. ¿Quién era la misteriosa mujer que los separó tres años atrás? ¿Qué necesidades ocultas colmaba en Marc? Y, sobre todo, ¿qué está dispuesta a hacer ella para recuperarlo como amante y compañero de vida?</text:p>
            <text:p/>
            <text:p/>
            <text:p><text:s/>224 Páginas.</text:p>
            <text:p><text:s/>Tapa blanda</text:p>
            <text:p><text:s/>Año de edición: 2020</text:p>
            <text:p/>
            <text:p/>
          </table:table-cell>
          <table:table-cell office:value-type="float" office:value="16.899999999999999" table:style-name="ce1">
            <text:p>16,9</text:p>
          </table:table-cell>
          <table:table-cell office:value-type="float" office:value="14.04" table:style-name="ce1">
            <text:p>14,0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07930.jpg">http://media.grutinet.com/articulos/or/or_107930.jpg</text:a></text:p>
          </table:table-cell>
          <table:table-cell office:value-type="string" table:style-name="ce4">
            <text:p><text:a xlink:href="http://media.grutinet.com/articulos/lg/lg_107930_0.jpg">http://media.grutinet.com/articulos/lg/lg_107930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10857" table:style-name="ce1">
            <text:p>10857</text:p>
          </table:table-cell>
          <table:table-cell office:value-type="string" table:style-name="ce2">
            <text:p>VARIOS</text:p>
          </table:table-cell>
          <table:table-cell office:value-type="string" table:style-name="ce2">
            <text:p>LIBROS</text:p>
          </table:table-cell>
          <table:table-cell office:value-type="string" table:style-name="ce2">
            <text:p>EL LIMITE DE LA TENTACION</text:p>
          </table:table-cell>
          <table:table-cell office:value-type="string" table:style-name="ce2">
            <text:p>RANDOM HOUSE</text:p>
          </table:table-cell>
          <table:table-cell office:value-type="string" table:style-name="ce3">
            <text:p>EL LIMITE DE LA TENTACION.</text:p>
            <text:p>Eve Berlin.</text:p>
            <text:p/>
            <text:p>Mischa Kennon es una luchadora nata y pocas cosas la harán sucumbir, esto es hasta que conoce al muy sexy Connor Galloway, un irlandés de ojos verdes con un aire autoritario que es irresistible. Mientras que ejerce sus labores como dama de honor de su mejor amiga, Mischa se mete en una relación poco seria con Connor. Y se verá sorprendida por el dominio que él ejerce sobre ella y que le hace desear más y más batallas desenfrenadas antes de la rendición total.</text:p>
            <text:p/>
            <text:p>Todo es un juego en el Club de BDSM La cúpula del placer, hasta que Mischa empieza a darse cuenta de que Connor también podría acabar por dominar su corazón. Si cede a su deseo, ¿será imposible de dominar o le abrirá los ojos a un tipo de amor que jamás pensó posible?</text:p>
            <text:p>285 Páginas.</text:p>
            <text:p/>
            <text:p>ISBN: 978-84-154-1081-2</text:p>
            <text:p/>
            <text:p>Tapa blanda 22,5 x 14,5 cm.</text:p>
            <text:p/>
          </table:table-cell>
          <table:table-cell office:value-type="float" office:value="12.95" table:style-name="ce1">
            <text:p>12,95</text:p>
          </table:table-cell>
          <table:table-cell office:value-type="float" office:value="10.76" table:style-name="ce1">
            <text:p>10,76</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0857.jpg">http://media.grutinet.com/articulos/or/or_10857.jpg</text:a></text:p>
          </table:table-cell>
          <table:table-cell office:value-type="string" table:style-name="ce4">
            <text:p><text:a xlink:href="http://media.grutinet.com/articulos/lg/lg_10857_0.jpg">http://media.grutinet.com/articulos/lg/lg_10857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109267" table:style-name="ce1">
            <text:p>109267</text:p>
          </table:table-cell>
          <table:table-cell office:value-type="string" table:style-name="ce2">
            <text:p>JUGUETES XXX</text:p>
          </table:table-cell>
          <table:table-cell office:value-type="string" table:style-name="ce2">
            <text:p>VIBRADORES</text:p>
          </table:table-cell>
          <table:table-cell office:value-type="string" table:style-name="ce2">
            <text:p>VIVE VIVE- VIBRADORES SILICONA- NEGRO<text:s/></text:p>
          </table:table-cell>
          <table:table-cell office:value-type="string" table:style-name="ce2">
            <text:p>SHOTS</text:p>
          </table:table-cell>
          <table:table-cell office:value-type="string" table:style-name="ce3">
            <text:p>OMBRA - BLACK</text:p>
            <text:p/>
            <text:p>Vive es un nuevo fenómeno en el mundo delos productos de placer de lujo para adultos.</text:p>
            <text:p/>
            <text:p>Ombratiene una apariencia lujosa, lo que hace que sea muysexy, y su forma dinámica te permitirá alcanzar nivelesde éxtasis inimaginables.</text:p>
            <text:p/>
            <text:p>Gracias a su innovadoratecnología recargable, los diez patrones de vibraciónson muy intensos.</text:p>
            <text:p/>
            <text:p>Este vibrador con punta vibratoriase ha diseñado con una articulación flexible en elmedio para que lo dobles según tus necesidades, detal forma que puedas aplicar más fuerza cuando lodesees.</text:p>
            <text:p/>
            <text:p>Además, el juguete presenta una aberturaergonómicamente diseñada en la parte inferieor paraun mejor agarre durante su uso.</text:p>
            <text:p/>
            <text:p>Ombra, fabricado consilicona de alta calidad, impermeable y antipolvo, tedejará totalmente satisfecha.</text:p>
            <text:p/>
            <text:p/>
            <text:p><text:s/>Diámetro del producto 3,5 cm</text:p>
            <text:p><text:s/>Longitud insertable 13,0 cm</text:p>
            <text:p><text:s/>Cantidad de motores 1</text:p>
            <text:p><text:s/>Rotaciones 7200 RPM</text:p>
            <text:p><text:s/>Tipos de velocidad 10</text:p>
            <text:p><text:s/>Nivel de ruido 50 dB</text:p>
            <text:p><text:s/>Recargable Sí</text:p>
            <text:p><text:s/>Tiempo de recarga 90 min</text:p>
            <text:p><text:s/>Vida de la recarga de las baterías 75 min</text:p>
            <text:p><text:s/>A prueba de agua Sí</text:p>
            <text:p><text:s/>A prueba de salpicaduras Sí</text:p>
            <text:p><text:s/>Libre de ftalato Sí</text:p>
            <text:p><text:s/>Materiales Silicona, ABS</text:p>
            <text:p/>
            <text:p/>
          </table:table-cell>
          <table:table-cell office:value-type="float" office:value="104.95" table:style-name="ce1">
            <text:p>104,95</text:p>
          </table:table-cell>
          <table:table-cell office:value-type="float" office:value="34.42" table:style-name="ce1">
            <text:p>34,42</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9267.jpg">http://media.grutinet.com/articulos/or/or_109267.jpg</text:a></text:p>
          </table:table-cell>
          <table:table-cell office:value-type="string" table:style-name="ce4">
            <text:p><text:a xlink:href="http://media.grutinet.com/articulos/lg/lg_109267_0.jpg">http://media.grutinet.com/articulos/lg/lg_109267_0.jpg</text:a></text:p>
          </table:table-cell>
          <table:table-cell office:value-type="string" table:style-name="ce4">
            <text:p><text:a xlink:href="http://media.grutinet.com/articulos/lg/lg_109267_1.jpg">http://media.grutinet.com/articulos/lg/lg_109267_1.jpg</text:a></text:p>
          </table:table-cell>
          <table:table-cell office:value-type="string" table:style-name="ce4">
            <text:p><text:a xlink:href="http://media.grutinet.com/articulos/lg/lg_109267_2.jpg">http://media.grutinet.com/articulos/lg/lg_109267_2.jpg</text:a></text:p>
          </table:table-cell>
          <table:table-cell table:style-name="ce1"/>
          <table:table-cell office:value-type="string" table:style-name="ce4">
            <text:p><text:a xlink:href="http://media.grutinet.com/articulos/lg/lg_109267_3.jpg">http://media.grutinet.com/articulos/lg/lg_109267_3.jpg</text:a></text:p>
          </table:table-cell>
          <table:table-cell table:number-columns-repeated="6" table:style-name="ce2"/>
          <table:table-cell table:number-columns-repeated="16359"/>
        </table:table-row>
        <table:table-row table:style-name="ro2">
          <table:table-cell office:value-type="float" office:value="109300" table:style-name="ce1">
            <text:p>109300</text:p>
          </table:table-cell>
          <table:table-cell office:value-type="string" table:style-name="ce2">
            <text:p>JUGUETES XXX</text:p>
          </table:table-cell>
          <table:table-cell office:value-type="string" table:style-name="ce2">
            <text:p>VIBRADORES</text:p>
          </table:table-cell>
          <table:table-cell office:value-type="string" table:style-name="ce2">
            <text:p>LE WAND - VIBRADOR - ORO ROSA , 5,7CM</text:p>
          </table:table-cell>
          <table:table-cell office:value-type="string" table:style-name="ce2">
            <text:p>LE WAND</text:p>
          </table:table-cell>
          <table:table-cell office:value-type="string" table:style-name="ce3">
            <text:p>LE WAND GRAND BULLET - ROSE GOLD</text:p>
            <text:p/>
            <text:p>Le Wand Grand Bullet es la versión más grande del ambiente de forma icónica que lo guiará a lugares fantásticos a raíz de su viaje de masturbación.</text:p>
            <text:p/>
            <text:p>¡Dicen que las cosas grandes vienen en paquetes pequeños!</text:p>
            <text:p/>
            <text:p>Y es por eso que hemos agregado no uno, sino dos vibradores de bala en nuestra nueva colección Le Wand Chrome: la minúscula Bullet y la Grand Bullet.</text:p>
            <text:p/>
            <text:p>Lo que diferencia al Grand Bullet es su estructura en forma de tubo que se estrecha hacia afuera en la parte superior, lo que le da al juguete un mango para aquellos que necesitan un agarre más seguro.</text:p>
            <text:p/>
            <text:p/>
            <text:p><text:s/>Diámetro del producto : 2,8 cm</text:p>
            <text:p><text:s/>Longitud insertable :5,7 cm</text:p>
            <text:p><text:s/>Cantidad de motores :1</text:p>
            <text:p><text:s/>Velocidad múltiple : Sí</text:p>
            <text:p><text:s/>Nivel de ruido : 68 dB</text:p>
            <text:p><text:s/>Recargable : Sí</text:p>
            <text:p><text:s/>Tiempo de recarga :120 min</text:p>
            <text:p><text:s/>Vida de la recarga de las baterías : 60 min</text:p>
            <text:p><text:s/>A prueba de agua :Sí</text:p>
            <text:p><text:s/>A prueba de salpicaduras :Sí</text:p>
            <text:p><text:s/>Libre de ftalato :Sí</text:p>
            <text:p><text:s/>Materiales :. Silicona</text:p>
            <text:p/>
            <text:p/>
            <text:p>La Grand Bullet también tiene un 40% más de potencia que su contraparte más pequeña para jugadores avanzados que desean un toque más fuerte cuando llegan al clímax.</text:p>
            <text:p/>
            <text:p>El Grand Bullet es seguro para el cuerpo, recargable por USB y viene con una funda de silicona con textura extraíble para mayor placer.</text:p>
            <text:p/>
            <text:p>Desplácese hacia abajo para obtener más información sobre las características clave de Grand Bullet.</text:p>
            <text:p/>
            <text:p>Un 40% más potente que el Bullet, el Le Wand Grand Bullet está diseñado para aquellos que desean una sensación potente e intensa en un tamaño portátil y compacto.</text:p>
            <text:p/>
            <text:p>Disfruta de cualquier lugar con Le Wand Grand Bullet.</text:p>
            <text:p/>
          </table:table-cell>
          <table:table-cell office:value-type="float" office:value="93.95" table:style-name="ce1">
            <text:p>93,95</text:p>
          </table:table-cell>
          <table:table-cell office:value-type="float" office:value="58.28" table:style-name="ce1">
            <text:p>58,2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9300.jpg">http://media.grutinet.com/articulos/or/or_109300.jpg</text:a></text:p>
          </table:table-cell>
          <table:table-cell office:value-type="string" table:style-name="ce4">
            <text:p><text:a xlink:href="http://media.grutinet.com/articulos/lg/lg_109300_0.jpg">http://media.grutinet.com/articulos/lg/lg_109300_0.jpg</text:a></text:p>
          </table:table-cell>
          <table:table-cell office:value-type="string" table:style-name="ce4">
            <text:p><text:a xlink:href="http://media.grutinet.com/articulos/lg/lg_109300_1.jpg">http://media.grutinet.com/articulos/lg/lg_109300_1.jpg</text:a></text:p>
          </table:table-cell>
          <table:table-cell office:value-type="string" table:style-name="ce4">
            <text:p><text:a xlink:href="http://media.grutinet.com/articulos/lg/lg_109300_2.jpg">http://media.grutinet.com/articulos/lg/lg_109300_2.jpg</text:a></text:p>
          </table:table-cell>
          <table:table-cell table:style-name="ce1"/>
          <table:table-cell office:value-type="string" table:style-name="ce4">
            <text:p><text:a xlink:href="http://media.grutinet.com/articulos/lg/lg_109300_3.jpg">http://media.grutinet.com/articulos/lg/lg_109300_3.jpg</text:a></text:p>
          </table:table-cell>
          <table:table-cell table:number-columns-repeated="6" table:style-name="ce2"/>
          <table:table-cell table:number-columns-repeated="16359"/>
        </table:table-row>
        <table:table-row table:style-name="ro2">
          <table:table-cell office:value-type="float" office:value="109301" table:style-name="ce1">
            <text:p>109301</text:p>
          </table:table-cell>
          <table:table-cell office:value-type="string" table:style-name="ce2">
            <text:p>JUGUETES XXX</text:p>
          </table:table-cell>
          <table:table-cell office:value-type="string" table:style-name="ce2">
            <text:p>ESTIMULADORES</text:p>
          </table:table-cell>
          <table:table-cell office:value-type="string" table:style-name="ce2">
            <text:p>LE WAND DEUX - ESTIMULADOR DE CLITORIS, NEGRO<text:s/></text:p>
          </table:table-cell>
          <table:table-cell office:value-type="string" table:style-name="ce2">
            <text:p>LE WAND</text:p>
          </table:table-cell>
          <table:table-cell office:value-type="string" table:style-name="ce3">
            <text:p>LE WAND DEUX - BLACK</text:p>
            <text:p/>
            <text:p>Le Wand Deux es un mini vibrador recargable bimotor para propietarios de vulva que necesitan estimulación adicional del clítoris.</text:p>
            <text:p/>
            <text:p>Hecho para la comodidad de la silicona segura para el cuerpo, Le Wand Deux presenta controles fáciles de usar que brindan 15 modos de vibración y 6 niveles de intensidad excitantes.</text:p>
            <text:p/>
            <text:p>Nos referimos a Le Wand Deux como <text:s/>sensación en estéreo <text:s/>debido a su capacidad de actuar como auriculares para el clítoris, los pezones o cualquier zona erógena que esté estimulando.</text:p>
            <text:p/>
            <text:p>Le Wand Deux es ideal para el placer en solitario o el juego intenso de parejas.</text:p>
            <text:p/>
            <text:p>Pon a prueba la capacidad de tu pareja para resistir el placer orgásmico con cada uno de sus poderosos fines.</text:p>
            <text:p/>
            <text:p>Le Wand Deux viene completo con una cerradura de viaje, indicador de carga LED y una bolsa de micro gamuza para un almacenamiento discreto.</text:p>
            <text:p/>
            <text:p>¡Este juguete para el clítoris de dos puntas merece no solo un lugar en su bolsa de viaje sino también su corazón de masturbación!</text:p>
            <text:p/>
            <text:p/>
            <text:p>Le Wand Deux presenta un diseño bimotor que abarca los contornos de su cuerpo que rodean el clítoris y los pezones, amplificando la sensación que lo llevará al límite.</text:p>
            <text:p><text:s/></text:p>
            <text:p/>
            <text:p/>
            <text:p><text:s/>Diámetro del producto :2,7 cm</text:p>
            <text:p><text:s/>Longitud insertable : 7,3 cm</text:p>
            <text:p><text:s/>Cantidad de motores : 2</text:p>
            <text:p><text:s/>Velocidad múltiple : Sí</text:p>
            <text:p><text:s/>Nivel de ruido : 68 dB</text:p>
            <text:p><text:s/>Recargable : Sí</text:p>
            <text:p><text:s/>Tiempo de recarga : <text:s/>90 min</text:p>
            <text:p><text:s/>Vida de la recarga de las baterías : 60 min</text:p>
            <text:p><text:s/>A prueba de salpicaduras : Sí</text:p>
            <text:p><text:s/>Libre de ftalato : <text:s/>Sí</text:p>
            <text:p><text:s/>Materiales : <text:s/>Silicona</text:p>
            <text:p/>
            <text:p/>
          </table:table-cell>
          <table:table-cell office:value-type="float" office:value="117.95" table:style-name="ce1">
            <text:p>117,95</text:p>
          </table:table-cell>
          <table:table-cell office:value-type="float" office:value="73.16" table:style-name="ce1">
            <text:p>73,1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9301.jpg">http://media.grutinet.com/articulos/or/or_109301.jpg</text:a></text:p>
          </table:table-cell>
          <table:table-cell office:value-type="string" table:style-name="ce4">
            <text:p><text:a xlink:href="http://media.grutinet.com/articulos/lg/lg_109301_0.jpg">http://media.grutinet.com/articulos/lg/lg_109301_0.jpg</text:a></text:p>
          </table:table-cell>
          <table:table-cell office:value-type="string" table:style-name="ce4">
            <text:p><text:a xlink:href="http://media.grutinet.com/articulos/lg/lg_109301_1.jpg">http://media.grutinet.com/articulos/lg/lg_109301_1.jpg</text:a></text:p>
          </table:table-cell>
          <table:table-cell office:value-type="string" table:style-name="ce4">
            <text:p><text:a xlink:href="http://media.grutinet.com/articulos/lg/lg_109301_2.jpg">http://media.grutinet.com/articulos/lg/lg_109301_2.jpg</text:a></text:p>
          </table:table-cell>
          <table:table-cell table:style-name="ce1"/>
          <table:table-cell office:value-type="string" table:style-name="ce4">
            <text:p><text:a xlink:href="http://media.grutinet.com/articulos/lg/lg_109301_3.jpg">http://media.grutinet.com/articulos/lg/lg_109301_3.jpg</text:a></text:p>
          </table:table-cell>
          <table:table-cell table:number-columns-repeated="6" table:style-name="ce2"/>
          <table:table-cell table:number-columns-repeated="16359"/>
        </table:table-row>
        <table:table-row table:style-name="ro2">
          <table:table-cell office:value-type="float" office:value="109303" table:style-name="ce1">
            <text:p>109303</text:p>
          </table:table-cell>
          <table:table-cell office:value-type="string" table:style-name="ce2">
            <text:p>JUGUETES XXX</text:p>
          </table:table-cell>
          <table:table-cell office:value-type="string" table:style-name="ce2">
            <text:p>VIBRADORES</text:p>
          </table:table-cell>
          <table:table-cell office:value-type="string" table:style-name="ce2">
            <text:p>LE WAND BATON - MINI VIBRADOR SILICONA - NEGRO</text:p>
          </table:table-cell>
          <table:table-cell office:value-type="string" table:style-name="ce2">
            <text:p>LE WAND</text:p>
          </table:table-cell>
          <table:table-cell office:value-type="string" table:style-name="ce3">
            <text:p>LE WAND BATON - BLACK</text:p>
            <text:p/>
            <text:p>Si buscas regalar un ambiente novato o darte un capricho, no busques más.</text:p>
            <text:p/>
            <text:p>Le Wand Baton es el vibrador delgado por excelencia que todo propietario de vulva debería tener en su colección.</text:p>
            <text:p/>
            <text:p>Paralelamente a las otras vibraciones en nuestra nueva colección Chrome, el Baton está construido con material seguro para el cuerpo, funcionalidad intuitiva y energía recargable.</text:p>
            <text:p/>
            <text:p>Su puerto USB y su apariencia externa lo hacen indetectable si, por ejemplo, desea cargar esto en su computadora de trabajo. Quickies en la oficina ahora es mucho más fácil.</text:p>
            <text:p/>
            <text:p>Le Wand Baton viene completo con una cerradura de viaje, indicador de carga LED y una bolsa de micro gamuza para aventuras en movimiento.</text:p>
            <text:p/>
            <text:p>También incluye un anillo con textura de silicona para mayor placer.</text:p>
            <text:p/>
            <text:p/>
            <text:p>La punta flexible y agradable se adapta a los contornos de su cuerpo, mientras que el tamaño portátil y adaptable hace que el Le Wand Baton sea perfecto para una amplia gama de situaciones.</text:p>
            <text:p/>
            <text:p/>
            <text:p><text:s/>Peso del producto : 66 gramos</text:p>
            <text:p><text:s/>Diametro del producto : 2,4 cm</text:p>
            <text:p><text:s/>Longitud insertable: 6 cm</text:p>
            <text:p><text:s/>Cantidad de motores: 1</text:p>
            <text:p><text:s/>Nivel de ruido : 68dB</text:p>
            <text:p><text:s/>Recargable: Si</text:p>
            <text:p><text:s/>Tiempo de recarga : 90m</text:p>
            <text:p><text:s/>Vida de la recarga de baterias: 90m</text:p>
            <text:p><text:s/>Materiales: Silicona</text:p>
            <text:p/>
            <text:p/>
            <text:p><text:s/></text:p>
            <text:p/>
          </table:table-cell>
          <table:table-cell office:value-type="float" office:value="97.95" table:style-name="ce1">
            <text:p>97,95</text:p>
          </table:table-cell>
          <table:table-cell office:value-type="float" office:value="60.76" table:style-name="ce1">
            <text:p>60,7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9303.jpg">http://media.grutinet.com/articulos/or/or_109303.jpg</text:a></text:p>
          </table:table-cell>
          <table:table-cell office:value-type="string" table:style-name="ce4">
            <text:p><text:a xlink:href="http://media.grutinet.com/articulos/lg/lg_109303_0.jpg">http://media.grutinet.com/articulos/lg/lg_109303_0.jpg</text:a></text:p>
          </table:table-cell>
          <table:table-cell office:value-type="string" table:style-name="ce4">
            <text:p><text:a xlink:href="http://media.grutinet.com/articulos/lg/lg_109303_1.jpg">http://media.grutinet.com/articulos/lg/lg_109303_1.jpg</text:a></text:p>
          </table:table-cell>
          <table:table-cell office:value-type="string" table:style-name="ce4">
            <text:p><text:a xlink:href="http://media.grutinet.com/articulos/lg/lg_109303_2.jpg">http://media.grutinet.com/articulos/lg/lg_109303_2.jpg</text:a></text:p>
          </table:table-cell>
          <table:table-cell table:style-name="ce1"/>
          <table:table-cell office:value-type="string" table:style-name="ce4">
            <text:p><text:a xlink:href="http://media.grutinet.com/articulos/lg/lg_109303_3.jpg">http://media.grutinet.com/articulos/lg/lg_109303_3.jpg</text:a></text:p>
          </table:table-cell>
          <table:table-cell table:number-columns-repeated="6" table:style-name="ce2"/>
          <table:table-cell table:number-columns-repeated="16359"/>
        </table:table-row>
        <table:table-row table:style-name="ro2">
          <table:table-cell office:value-type="float" office:value="109304" table:style-name="ce1">
            <text:p>109304</text:p>
          </table:table-cell>
          <table:table-cell office:value-type="string" table:style-name="ce2">
            <text:p>JUGUETES XXX</text:p>
          </table:table-cell>
          <table:table-cell office:value-type="string" table:style-name="ce2">
            <text:p>VIBRADORES</text:p>
          </table:table-cell>
          <table:table-cell office:value-type="string" table:style-name="ce2">
            <text:p>LE WAND BATON - MINI VIBRADOR SILICONA , ROSA<text:s/></text:p>
          </table:table-cell>
          <table:table-cell office:value-type="string" table:style-name="ce2">
            <text:p>LE WAND</text:p>
          </table:table-cell>
          <table:table-cell office:value-type="string" table:style-name="ce3">
            <text:p>LE WAND BATON - ROSE GOLD</text:p>
            <text:p/>
            <text:p>Si buscas regalar un ambiente novato o darte un capricho, no busques más.</text:p>
            <text:p/>
            <text:p>Le Wand Baton es el vibrador delgado por excelencia que todo propietario de vulva debería tener en su colección.</text:p>
            <text:p/>
            <text:p>Paralelamente a las otras vibraciones en nuestra nueva colección Chrome, el Baton está construido con material seguro para el cuerpo, funcionalidad intuitiva y energía recargable.</text:p>
            <text:p/>
            <text:p>Su puerto USB y su apariencia externa lo hacen indetectable si, por ejemplo, desea cargar esto en su computadora de trabajo. Quickies en la oficina ahora es mucho más fácil.</text:p>
            <text:p/>
            <text:p>Le Wand Baton viene completo con una cerradura de viaje, indicador de carga LED y una bolsa de micro gamuza para aventuras en movimiento.</text:p>
            <text:p/>
            <text:p>También incluye un anillo con textura de silicona para mayor placer.</text:p>
            <text:p/>
            <text:p/>
            <text:p>La punta flexible y agradable se adapta a los contornos de su cuerpo, mientras que el tamaño portátil y adaptable hace que el Le Wand Baton sea perfecto para una amplia gama de situaciones.</text:p>
            <text:p><text:s/></text:p>
            <text:p/>
            <text:p/>
            <text:p><text:s/>Peso del producto : 66 gramos<text:s/></text:p>
            <text:p><text:s/>Diametro del producto : 2,4 cm<text:s/></text:p>
            <text:p><text:s/>longitud insertable: 6cm<text:s/></text:p>
            <text:p><text:s/>velocidad multiple: Si<text:s/></text:p>
            <text:p><text:s/>Tiempo de recarga: 90 m<text:s/></text:p>
            <text:p><text:s/>Materiales: Silicona</text:p>
            <text:p/>
            <text:p/>
          </table:table-cell>
          <table:table-cell office:value-type="float" office:value="97.95" table:style-name="ce1">
            <text:p>97,95</text:p>
          </table:table-cell>
          <table:table-cell office:value-type="float" office:value="60.76" table:style-name="ce1">
            <text:p>60,7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9304.jpg">http://media.grutinet.com/articulos/or/or_109304.jpg</text:a></text:p>
          </table:table-cell>
          <table:table-cell office:value-type="string" table:style-name="ce4">
            <text:p><text:a xlink:href="http://media.grutinet.com/articulos/lg/lg_109304_0.jpg">http://media.grutinet.com/articulos/lg/lg_109304_0.jpg</text:a></text:p>
          </table:table-cell>
          <table:table-cell office:value-type="string" table:style-name="ce4">
            <text:p><text:a xlink:href="http://media.grutinet.com/articulos/lg/lg_109304_1.jpg">http://media.grutinet.com/articulos/lg/lg_109304_1.jpg</text:a></text:p>
          </table:table-cell>
          <table:table-cell office:value-type="string" table:style-name="ce4">
            <text:p><text:a xlink:href="http://media.grutinet.com/articulos/lg/lg_109304_2.jpg">http://media.grutinet.com/articulos/lg/lg_109304_2.jpg</text:a></text:p>
          </table:table-cell>
          <table:table-cell table:style-name="ce1"/>
          <table:table-cell office:value-type="string" table:style-name="ce4">
            <text:p><text:a xlink:href="http://media.grutinet.com/articulos/lg/lg_109304_3.jpg">http://media.grutinet.com/articulos/lg/lg_109304_3.jpg</text:a></text:p>
          </table:table-cell>
          <table:table-cell table:number-columns-repeated="6" table:style-name="ce2"/>
          <table:table-cell table:number-columns-repeated="16359"/>
        </table:table-row>
        <table:table-row table:style-name="ro2">
          <table:table-cell office:value-type="float" office:value="109305" table:style-name="ce1">
            <text:p>109305</text:p>
          </table:table-cell>
          <table:table-cell office:value-type="string" table:style-name="ce2">
            <text:p>JUGUETES XXX</text:p>
          </table:table-cell>
          <table:table-cell office:value-type="string" table:style-name="ce2">
            <text:p>VIBRADORES</text:p>
          </table:table-cell>
          <table:table-cell office:value-type="string" table:style-name="ce2">
            <text:p>LE WAND POINT - MASTURBADOR CON VIBRACION, NEGRO<text:s/></text:p>
          </table:table-cell>
          <table:table-cell office:value-type="string" table:style-name="ce2">
            <text:p>LE WAND</text:p>
          </table:table-cell>
          <table:table-cell office:value-type="string" table:style-name="ce3">
            <text:p>LE WAND POINT - BLACK</text:p>
            <text:p/>
            <text:p>Disfruta de nuevas alturas con Le Wand Point, una mini vibración contorneada que brinda la mejor experiencia de masturbación con manos libres.</text:p>
            <text:p/>
            <text:p>Hecho de silicona segura para el cuerpo, Le Wand Point es un ambiente recargable por USB que cuenta con controles intuitivos para una estimulación perfecta.</text:p>
            <text:p/>
            <text:p>Colóquelo plano, muela contra él o agregue un poco de ~ empuje ~ durante el juego asociado.</text:p>
            <text:p/>
            <text:p>The Point se especializa en cubrir los genitales, por lo que es la opción perfecta para aquellos que buscan un ambiente más portátil que los masajeadores Le Wand más grandes que amamos.</text:p>
            <text:p/>
            <text:p>Además de ser el mini-ambiente más grande de la colección Chrome, Le Wand Point viene con la misma función de bloqueo de viaje, indicador de carga LED y una bolsa de micro gamuza para un almacenamiento discreto.</text:p>
            <text:p/>
            <text:p>Si sientes el ambiente de chica perezosa, Le Wand Point te hará dormir suavemente en noches inquietas.</text:p>
            <text:p/>
            <text:p>Características:</text:p>
            <text:p/>
            <text:p/>
            <text:p><text:s/>Dimensiones del producto :9,7 x 4,6 x 9,6 cm</text:p>
            <text:p><text:s/>Peso del producto .182 gram</text:p>
            <text:p><text:s/>Diámetro del producto :4,7 cm</text:p>
            <text:p><text:s/>Longitud insertable :4,5 cm</text:p>
            <text:p><text:s/>Cantidad de motores :1</text:p>
            <text:p><text:s/>Velocidad múltiple : Sí</text:p>
            <text:p><text:s/>Nivel de ruido :68 dB</text:p>
            <text:p><text:s/>Recargable : Sí</text:p>
            <text:p><text:s/>Tiempo de recarga :90 min</text:p>
            <text:p><text:s/>Vida de la recarga de las baterías :60 min</text:p>
            <text:p><text:s/>A prueba de agua :Sí</text:p>
            <text:p><text:s/>A prueba de salpicaduras : Sí</text:p>
            <text:p><text:s/>Libre de ftalato : Sí</text:p>
            <text:p><text:s/>Materiales :silicona y acero inox.</text:p>
            <text:p/>
            <text:p/>
          </table:table-cell>
          <table:table-cell office:value-type="float" office:value="117.95" table:style-name="ce1">
            <text:p>117,95</text:p>
          </table:table-cell>
          <table:table-cell office:value-type="float" office:value="73.16" table:style-name="ce1">
            <text:p>73,1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9305.jpg">http://media.grutinet.com/articulos/or/or_109305.jpg</text:a></text:p>
          </table:table-cell>
          <table:table-cell office:value-type="string" table:style-name="ce4">
            <text:p><text:a xlink:href="http://media.grutinet.com/articulos/lg/lg_109305_0.jpg">http://media.grutinet.com/articulos/lg/lg_109305_0.jpg</text:a></text:p>
          </table:table-cell>
          <table:table-cell office:value-type="string" table:style-name="ce4">
            <text:p><text:a xlink:href="http://media.grutinet.com/articulos/lg/lg_109305_1.jpg">http://media.grutinet.com/articulos/lg/lg_109305_1.jpg</text:a></text:p>
          </table:table-cell>
          <table:table-cell office:value-type="string" table:style-name="ce4">
            <text:p><text:a xlink:href="http://media.grutinet.com/articulos/lg/lg_109305_2.jpg">http://media.grutinet.com/articulos/lg/lg_109305_2.jpg</text:a></text:p>
          </table:table-cell>
          <table:table-cell table:style-name="ce1"/>
          <table:table-cell office:value-type="string" table:style-name="ce4">
            <text:p><text:a xlink:href="http://media.grutinet.com/articulos/lg/lg_109305_3.jpg">http://media.grutinet.com/articulos/lg/lg_109305_3.jpg</text:a></text:p>
          </table:table-cell>
          <table:table-cell table:number-columns-repeated="6" table:style-name="ce2"/>
          <table:table-cell table:number-columns-repeated="16359"/>
        </table:table-row>
        <table:table-row table:style-name="ro2">
          <table:table-cell office:value-type="float" office:value="109306" table:style-name="ce1">
            <text:p>109306</text:p>
          </table:table-cell>
          <table:table-cell office:value-type="string" table:style-name="ce2">
            <text:p>JUGUETES XXX</text:p>
          </table:table-cell>
          <table:table-cell office:value-type="string" table:style-name="ce2">
            <text:p>VIBRADORES</text:p>
          </table:table-cell>
          <table:table-cell office:value-type="string" table:style-name="ce2">
            <text:p>LE WAND POINT - ROSE GOLD</text:p>
          </table:table-cell>
          <table:table-cell office:value-type="string" table:style-name="ce2">
            <text:p>LE WAND</text:p>
          </table:table-cell>
          <table:table-cell office:value-type="string" table:style-name="ce3">
            <text:p>LE WAND POINT - ROSE GOLD</text:p>
            <text:p/>
            <text:p>Disfruta de nuevas alturas con Le Wand Point, una mini vibración contorneada que brinda la mejor experiencia de masturbación con manos libres.</text:p>
            <text:p/>
            <text:p/>
            <text:p>Hecho de silicona segura para el cuerpo, Le Wand Point es un ambiente recargable por USB que cuenta con controles intuitivos para una estimulación perfecta.</text:p>
            <text:p/>
            <text:p>Colóquelo plano, muela contra él o agregue un poco de ~ empuje ~ durante el juego asociado.</text:p>
            <text:p/>
            <text:p>The Point se especializa en cubrir los genitales, por lo que es la opción perfecta para aquellos que buscan un ambiente más portátil que los masajeadores Le Wand más grandes que amamos.</text:p>
            <text:p/>
            <text:p/>
            <text:p>Además de ser el mini-ambiente más grande de la colección Chrome, Le Wand Point viene con la misma función de bloqueo de viaje, indicador de carga LED y una bolsa de micro gamuza para un almacenamiento discreto.</text:p>
            <text:p/>
            <text:p/>
            <text:p>Si sientes el ambiente de chica perezosa, Le Wand Point te hará dormir suavemente en noches inquietas</text:p>
            <text:p/>
            <text:p/>
            <text:p><text:s/>Dimensiones del producto: 9,7 x 4,6 x 9,6 cm</text:p>
            <text:p><text:s/>Peso del producto. 182 gram</text:p>
            <text:p><text:s/>Diámetro del producto: 4,7 cm</text:p>
            <text:p><text:s/>Longitud insertable: 4,5 cm</text:p>
            <text:p><text:s/>Cantidad de motores: 1</text:p>
            <text:p><text:s/>Velocidad múltiple. Sí</text:p>
            <text:p><text:s/>Nivel de ruido: 68 dB</text:p>
            <text:p><text:s/>Recargable. Sí</text:p>
            <text:p><text:s/>Tiempo de recarga: 90 min.</text:p>
            <text:p><text:s/>Vida de la recarga de las baterías :60 min</text:p>
            <text:p><text:s/>A prueba de agua: Sí</text:p>
            <text:p><text:s/>A prueba de salpicaduras: Sí</text:p>
            <text:p><text:s/>Libre de ftalato: Sí</text:p>
            <text:p><text:s/>Materiales: Silicone and stainless steel</text:p>
            <text:p/>
            <text:p/>
          </table:table-cell>
          <table:table-cell office:value-type="float" office:value="117.95" table:style-name="ce1">
            <text:p>117,95</text:p>
          </table:table-cell>
          <table:table-cell office:value-type="float" office:value="73.16" table:style-name="ce1">
            <text:p>73,1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9306.jpg">http://media.grutinet.com/articulos/or/or_109306.jpg</text:a></text:p>
          </table:table-cell>
          <table:table-cell office:value-type="string" table:style-name="ce4">
            <text:p><text:a xlink:href="http://media.grutinet.com/articulos/lg/lg_109306_0.jpg">http://media.grutinet.com/articulos/lg/lg_109306_0.jpg</text:a></text:p>
          </table:table-cell>
          <table:table-cell office:value-type="string" table:style-name="ce4">
            <text:p><text:a xlink:href="http://media.grutinet.com/articulos/lg/lg_109306_1.jpg">http://media.grutinet.com/articulos/lg/lg_109306_1.jpg</text:a></text:p>
          </table:table-cell>
          <table:table-cell office:value-type="string" table:style-name="ce4">
            <text:p><text:a xlink:href="http://media.grutinet.com/articulos/lg/lg_109306_2.jpg">http://media.grutinet.com/articulos/lg/lg_109306_2.jpg</text:a></text:p>
          </table:table-cell>
          <table:table-cell table:style-name="ce1"/>
          <table:table-cell office:value-type="string" table:style-name="ce4">
            <text:p><text:a xlink:href="http://media.grutinet.com/articulos/lg/lg_109306_3.jpg">http://media.grutinet.com/articulos/lg/lg_109306_3.jpg</text:a></text:p>
          </table:table-cell>
          <table:table-cell table:number-columns-repeated="6" table:style-name="ce2"/>
          <table:table-cell table:number-columns-repeated="16359"/>
        </table:table-row>
        <table:table-row table:style-name="ro2">
          <table:table-cell office:value-type="float" office:value="109326" table:style-name="ce1">
            <text:p>109326</text:p>
          </table:table-cell>
          <table:table-cell office:value-type="string" table:style-name="ce2">
            <text:p>JUGUETES XXX</text:p>
          </table:table-cell>
          <table:table-cell office:value-type="string" table:style-name="ce2">
            <text:p>PLUGS</text:p>
          </table:table-cell>
          <table:table-cell office:value-type="string" table:style-name="ce2">
            <text:p>VIBE -ENCHUFE ANAL RECARGABLE - NEGRO<text:s/></text:p>
          </table:table-cell>
          <table:table-cell office:value-type="string" table:style-name="ce2">
            <text:p>DOC JOHNSON</text:p>
          </table:table-cell>
          <table:table-cell office:value-type="string" table:style-name="ce3">
            <text:p>VIBE - EXPERIENCED - RECHARGEABLE ANAL PLUG - BLACK</text:p>
            <text:p/>
            <text:p>Vibe, el pilar de la línea A-Play, alberga un potente motor interno con 10 funciones vibratorias diferentes.</text:p>
            <text:p/>
            <text:p>Cada uno de los 10 patrones estimulantes ofrece a los usuarios vibraciones profundas y retumbantes, convenientemente controladas directamente en el producto o mediante el control remoto inalámbrico incluido.</text:p>
            <text:p/>
            <text:p/>
            <text:p>A-Play es la línea de tapones anales de alto rendimiento de Doc Johnson, creada con una variedad de tamaños y características especiales para promover el placer anal y la exploración para los usuarios de todos los niveles de experiencia.</text:p>
            <text:p/>
            <text:p>Cada producto de la colección A-Play es recargable por USB, resistente al agua e incluye un cable de carga y una bolsa de almacenamiento de tela.</text:p>
            <text:p/>
            <text:p/>
            <text:p><text:s/>Peso del producto 190 gram</text:p>
            <text:p><text:s/>Diámetro del producto 3,9 cm</text:p>
            <text:p><text:s/>Longitud insertable 11,5 cm</text:p>
            <text:p><text:s/>Tipos de velocidad 10</text:p>
            <text:p><text:s/>Se requieren baterías 1</text:p>
            <text:p><text:s/>Tipo de baterías AAA</text:p>
            <text:p><text:s/>Baterías incluidas No</text:p>
            <text:p><text:s/>Recargable Sí</text:p>
            <text:p><text:s/>Tiempo de recarga 90 min</text:p>
            <text:p><text:s/>Vida de la recarga de las baterías 60 min</text:p>
            <text:p><text:s/>A prueba de salpicaduras Sí</text:p>
            <text:p><text:s/>Libre de ftalato Sí</text:p>
            <text:p><text:s/>Materiales Silicone/ABS</text:p>
            <text:p/>
            <text:p/>
          </table:table-cell>
          <table:table-cell office:value-type="float" office:value="137.94999999999999" table:style-name="ce1">
            <text:p>137,95</text:p>
          </table:table-cell>
          <table:table-cell office:value-type="float" office:value="42.97" table:style-name="ce1">
            <text:p>42,9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9326.jpg">http://media.grutinet.com/articulos/or/or_109326.jpg</text:a></text:p>
          </table:table-cell>
          <table:table-cell office:value-type="string" table:style-name="ce4">
            <text:p><text:a xlink:href="http://media.grutinet.com/articulos/lg/lg_109326_0.jpg">http://media.grutinet.com/articulos/lg/lg_109326_0.jpg</text:a></text:p>
          </table:table-cell>
          <table:table-cell office:value-type="string" table:style-name="ce4">
            <text:p><text:a xlink:href="http://media.grutinet.com/articulos/lg/lg_109326_1.jpg">http://media.grutinet.com/articulos/lg/lg_109326_1.jpg</text:a></text:p>
          </table:table-cell>
          <table:table-cell office:value-type="string" table:style-name="ce4">
            <text:p><text:a xlink:href="http://media.grutinet.com/articulos/lg/lg_109326_2.jpg">http://media.grutinet.com/articulos/lg/lg_109326_2.jpg</text:a></text:p>
          </table:table-cell>
          <table:table-cell table:style-name="ce1"/>
          <table:table-cell table:number-columns-repeated="7" table:style-name="ce2"/>
          <table:table-cell table:number-columns-repeated="16359"/>
        </table:table-row>
        <table:table-row table:style-name="ro2">
          <table:table-cell office:value-type="float" office:value="109329" table:style-name="ce1">
            <text:p>109329</text:p>
          </table:table-cell>
          <table:table-cell office:value-type="string" table:style-name="ce2">
            <text:p>JUGUETES XXX</text:p>
          </table:table-cell>
          <table:table-cell office:value-type="string" table:style-name="ce2">
            <text:p>VIBRADORES</text:p>
          </table:table-cell>
          <table:table-cell office:value-type="string" table:style-name="ce2">
            <text:p>RIMMER - PLUG ANAL RECARGABLE - NEGRO<text:s/></text:p>
          </table:table-cell>
          <table:table-cell office:value-type="string" table:style-name="ce2">
            <text:p>DOC JOHNSON</text:p>
          </table:table-cell>
          <table:table-cell office:value-type="string" table:style-name="ce3">
            <text:p>RIMMER - EXPERIENCED - RECHARGEABLE ANAL PLUG<text:s/></text:p>
            <text:p/>
            <text:p>El gran tamaño del Rimmer de 7 funciones brinda la sensación perfecta de plenitud y combina 2 características estimulantes para brindar a los usuarios el máximo placer en la puerta trasera.</text:p>
            <text:p/>
            <text:p>La sección insertable vibra como poderosas crestas giratorias a lo largo del tallo y masajea el sensible punto de entrada anal.</text:p>
            <text:p/>
            <text:p>Rimmer se controla cómodamente directamente en el producto o mediante el control remoto inalámbrico incluido.</text:p>
            <text:p/>
            <text:p>A-Play es la línea de tapones anales de alto rendimiento de Doc Johnson, creada con una variedad de tamaños y características especiales para promover el placer anal y la exploración para los usuarios de todos los niveles de experiencia.</text:p>
            <text:p/>
            <text:p>Cada producto de la colección A-Play es recargable por USB, resistente al agua e incluye un cable de carga y una bolsa de almacenamiento de tela.</text:p>
            <text:p/>
            <text:p/>
            <text:p><text:s/>Dimensiones del producto :14,3 x 3,9 x 3,9 cm</text:p>
            <text:p><text:s/>Peso del producto: 200 gram</text:p>
            <text:p><text:s/>Diámetro del producto . 3,9 cm</text:p>
            <text:p><text:s/>Longitud insertable. 11,7 cm</text:p>
            <text:p><text:s/>Se requieren baterías . 1</text:p>
            <text:p><text:s/>Tipo de baterías . AAA</text:p>
            <text:p><text:s/>Baterías incluidas : Sí</text:p>
            <text:p><text:s/>Recargable . Sí</text:p>
            <text:p><text:s/>Tiempo de recarga .90 min</text:p>
            <text:p><text:s/>Vida de la recarga de las baterías 60 min</text:p>
            <text:p><text:s/>A prueba de salpicaduras .Sí</text:p>
            <text:p><text:s/>Materiales : Silicone/ABS</text:p>
            <text:p/>
            <text:p/>
          </table:table-cell>
          <table:table-cell office:value-type="float" office:value="133.8612" table:style-name="ce1">
            <text:p>133,8612</text:p>
          </table:table-cell>
          <table:table-cell office:value-type="float" office:value="54" table:style-name="ce1">
            <text:p>5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9329.jpg">http://media.grutinet.com/articulos/or/or_109329.jpg</text:a></text:p>
          </table:table-cell>
          <table:table-cell office:value-type="string" table:style-name="ce4">
            <text:p><text:a xlink:href="http://media.grutinet.com/articulos/lg/lg_109329_0.jpg">http://media.grutinet.com/articulos/lg/lg_109329_0.jpg</text:a></text:p>
          </table:table-cell>
          <table:table-cell office:value-type="string" table:style-name="ce4">
            <text:p><text:a xlink:href="http://media.grutinet.com/articulos/lg/lg_109329_1.jpg">http://media.grutinet.com/articulos/lg/lg_109329_1.jpg</text:a></text:p>
          </table:table-cell>
          <table:table-cell office:value-type="string" table:style-name="ce4">
            <text:p><text:a xlink:href="http://media.grutinet.com/articulos/lg/lg_109329_2.jpg">http://media.grutinet.com/articulos/lg/lg_109329_2.jpg</text:a></text:p>
          </table:table-cell>
          <table:table-cell table:style-name="ce1"/>
          <table:table-cell table:number-columns-repeated="7" table:style-name="ce2"/>
          <table:table-cell table:number-columns-repeated="16359"/>
        </table:table-row>
        <table:table-row table:style-name="ro2">
          <table:table-cell office:value-type="float" office:value="109335" table:style-name="ce1">
            <text:p>109335</text:p>
          </table:table-cell>
          <table:table-cell office:value-type="string" table:style-name="ce2">
            <text:p>JUGUETES XXX</text:p>
          </table:table-cell>
          <table:table-cell office:value-type="string" table:style-name="ce2">
            <text:p>BDSM</text:p>
          </table:table-cell>
          <table:table-cell office:value-type="string" table:style-name="ce2">
            <text:p>SILICONE FUSION - RUEDA ESTIMULACION SILICONA<text:s/></text:p>
          </table:table-cell>
          <table:table-cell office:value-type="string" table:style-name="ce2">
            <text:p>ELECTRASTIM</text:p>
          </table:table-cell>
          <table:table-cell office:value-type="string" table:style-name="ce3">
            <text:p>SILICONE FUSION<text:s/></text:p>
            <text:p/>
            <text:p>Inspirada en las ruedas de metal afiladas de Wartenberg, populares entre las multitudes fetichistas, la sensual silicona de Infinity suaviza las sensaciones para un tipo de estimulación más sutil.</text:p>
            <text:p/>
            <text:p>Rodado sobre la piel, Infinity puede sentir un hormigueo / hormigueo y producir contracciones musculares profundas y punzantes, dependiendo del nivel en el que juegues.</text:p>
            <text:p/>
            <text:p>Matizado, controlable y una excelente manera de darle vida a los juegos previos</text:p>
            <text:p/>
            <text:p>Infinity es perfecto para principiantes, pero también es efectivo para que los fanáticos experimentados experimenten con el juego de superficie.</text:p>
            <text:p/>
            <text:p/>
            <text:p><text:s/>Dimensiones del producto :12 x 5,8 x 3,5 cm</text:p>
            <text:p><text:s/>Peso del producto .89 gram</text:p>
            <text:p><text:s/>A prueba de agua :Sí</text:p>
            <text:p><text:s/>Materiales :Platinum Cured Conductive Silicone</text:p>
            <text:p/>
            <text:p/>
          </table:table-cell>
          <table:table-cell office:value-type="float" office:value="103.4498" table:style-name="ce1">
            <text:p>103,4498</text:p>
          </table:table-cell>
          <table:table-cell office:value-type="float" office:value="36.020000000000003" table:style-name="ce1">
            <text:p>36,0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9335.jpg">http://media.grutinet.com/articulos/or/or_109335.jpg</text:a></text:p>
          </table:table-cell>
          <table:table-cell office:value-type="string" table:style-name="ce4">
            <text:p><text:a xlink:href="http://media.grutinet.com/articulos/lg/lg_109335_0.jpg">http://media.grutinet.com/articulos/lg/lg_109335_0.jpg</text:a></text:p>
          </table:table-cell>
          <table:table-cell office:value-type="string" table:style-name="ce4">
            <text:p><text:a xlink:href="http://media.grutinet.com/articulos/lg/lg_109335_1.jpg">http://media.grutinet.com/articulos/lg/lg_109335_1.jpg</text:a></text:p>
          </table:table-cell>
          <table:table-cell office:value-type="string" table:style-name="ce4">
            <text:p><text:a xlink:href="http://media.grutinet.com/articulos/lg/lg_109335_2.jpg">http://media.grutinet.com/articulos/lg/lg_109335_2.jpg</text:a></text:p>
          </table:table-cell>
          <table:table-cell table:style-name="ce1"/>
          <table:table-cell office:value-type="string" table:style-name="ce4">
            <text:p><text:a xlink:href="http://media.grutinet.com/articulos/lg/lg_109335_3.jpg">http://media.grutinet.com/articulos/lg/lg_109335_3.jpg</text:a></text:p>
          </table:table-cell>
          <table:table-cell table:number-columns-repeated="6" table:style-name="ce2"/>
          <table:table-cell table:number-columns-repeated="16359"/>
        </table:table-row>
        <table:table-row table:style-name="ro2">
          <table:table-cell office:value-type="float" office:value="109393" table:style-name="ce1">
            <text:p>109393</text:p>
          </table:table-cell>
          <table:table-cell office:value-type="string" table:style-name="ce2">
            <text:p>JUGUETES XXX</text:p>
          </table:table-cell>
          <table:table-cell office:value-type="string" table:style-name="ce2">
            <text:p>VIBRADORES</text:p>
          </table:table-cell>
          <table:table-cell office:value-type="string" table:style-name="ce2">
            <text:p>LAGUNA BEACH LOVER - VIBRADOR DE SILICONA</text:p>
          </table:table-cell>
          <table:table-cell office:value-type="string" table:style-name="ce2">
            <text:p>CALEXOTICS</text:p>
          </table:table-cell>
          <table:table-cell office:value-type="string" table:style-name="ce3">
            <text:p>LAGUNA BEACH LOVER</text:p>
            <text:p/>
            <text:p>Potente masajeador con acción parpadeante</text:p>
            <text:p/>
            <text:p/>
            <text:p><text:s/>3 velocidades de acción de parpadeo sensacional más lengua sensualmente texturizada</text:p>
            <text:p><text:s/>10 funciones de vibración independiente, pulsación y escalada</text:p>
            <text:p><text:s/>Silicona segura para el cuerpo</text:p>
            <text:p><text:s/>Se reanuda el chip de memoria de última generación en la última función utilizada</text:p>
            <text:p><text:s/>Fácil control de botón con función de bloqueo de viaje de seguridad</text:p>
            <text:p><text:s/>USB recargable - cable de carga incluido</text:p>
            <text:p><text:s/>Carga completa en 2.5 horas</text:p>
            <text:p><text:s/>Funciona 45 minutos a alta velocidad y 2,5 horas a baja velocidad.</text:p>
            <text:p><text:s/>Medidas totales: 20,25 x 5 cm</text:p>
            <text:p><text:s/>Medidas insertables: 9 x 3,75 cm</text:p>
            <text:p/>
            <text:p/>
          </table:table-cell>
          <table:table-cell office:value-type="float" office:value="92.99" table:style-name="ce1">
            <text:p>92,99</text:p>
          </table:table-cell>
          <table:table-cell office:value-type="float" office:value="35.67" table:style-name="ce1">
            <text:p>35,67</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9393.jpg">http://media.grutinet.com/articulos/or/or_109393.jpg</text:a></text:p>
          </table:table-cell>
          <table:table-cell office:value-type="string" table:style-name="ce4">
            <text:p><text:a xlink:href="http://media.grutinet.com/articulos/lg/lg_109393_0.jpg">http://media.grutinet.com/articulos/lg/lg_109393_0.jpg</text:a></text:p>
          </table:table-cell>
          <table:table-cell office:value-type="string" table:style-name="ce4">
            <text:p><text:a xlink:href="http://media.grutinet.com/articulos/lg/lg_109393_1.jpg">http://media.grutinet.com/articulos/lg/lg_109393_1.jpg</text:a></text:p>
          </table:table-cell>
          <table:table-cell office:value-type="string" table:style-name="ce4">
            <text:p><text:a xlink:href="http://media.grutinet.com/articulos/lg/lg_109393_2.jpg">http://media.grutinet.com/articulos/lg/lg_109393_2.jpg</text:a></text:p>
          </table:table-cell>
          <table:table-cell table:style-name="ce1"/>
          <table:table-cell office:value-type="string" table:style-name="ce4">
            <text:p><text:a xlink:href="http://media.grutinet.com/articulos/lg/lg_109393_3.jpg">http://media.grutinet.com/articulos/lg/lg_109393_3.jpg</text:a></text:p>
          </table:table-cell>
          <table:table-cell office:value-type="string" table:style-name="ce4">
            <text:p><text:a xlink:href="http://media.grutinet.com/articulos/lg/lg_109393_4.jpg">http://media.grutinet.com/articulos/lg/lg_109393_4.jpg</text:a></text:p>
          </table:table-cell>
          <table:table-cell office:value-type="string" table:style-name="ce4">
            <text:p><text:a xlink:href="http://media.grutinet.com/articulos/lg/lg_109393_5.jpg">http://media.grutinet.com/articulos/lg/lg_109393_5.jpg</text:a></text:p>
          </table:table-cell>
          <table:table-cell office:value-type="string" table:style-name="ce4">
            <text:p><text:a xlink:href="http://media.grutinet.com/articulos/lg/lg_109393_6.jpg">http://media.grutinet.com/articulos/lg/lg_109393_6.jpg</text:a></text:p>
          </table:table-cell>
          <table:table-cell table:number-columns-repeated="3" table:style-name="ce2"/>
          <table:table-cell table:number-columns-repeated="16359"/>
        </table:table-row>
        <table:table-row table:style-name="ro2">
          <table:table-cell office:value-type="float" office:value="10996" table:style-name="ce1">
            <text:p>10996</text:p>
          </table:table-cell>
          <table:table-cell office:value-type="string" table:style-name="ce2">
            <text:p>VARIOS</text:p>
          </table:table-cell>
          <table:table-cell office:value-type="string" table:style-name="ce2">
            <text:p>LIBROS</text:p>
          </table:table-cell>
          <table:table-cell office:value-type="string" table:style-name="ce2">
            <text:p>FERVOR</text:p>
          </table:table-cell>
          <table:table-cell office:value-type="string" table:style-name="ce2">
            <text:p>RANDOM HOUSE</text:p>
          </table:table-cell>
          <table:table-cell office:value-type="string" table:style-name="ce3">
            <text:p>FERVOR.</text:p>
            <text:p/>
            <text:p>Maya Banks.</text:p>
            <text:p/>
            <text:p>Segunda parte de la trilogía Sin Aliento.</text:p>
            <text:p/>
            <text:p>Jace Crestwell, Ash McIntyre y Gabe Hamilton han sido amigos y socios de negocios durante todas sus vidas. Ellos son poderosos e irresistiblemente sexys. Además, Jace y Ash lo comparten absolutamente todo, incluyendo sus mujeres. Cuando conocen a Bethany, Jace comienza a sentir cosas que nunca antes había experimentado, enf ermo de celos y de una poderosa obsesión que lo traicionan y sobrepasan hasta perder el control. No quiere compartir a Bethany con nadie. Esta empeñado en ser el único hombre de su vida y dispuesto incluso a poner en juego su amistad de años con Ash. Bethany será únicamente suya. Incluso si esto significa darle la espalda a su mejor amigo.</text:p>
            <text:p/>
            <text:p>413 Páginas.</text:p>
            <text:p/>
            <text:p>ISBN: 978-84-154-1083-6</text:p>
            <text:p/>
            <text:p>Tapa blanda con solapa 22,5 x 15 cm.</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0996.jpg">http://media.grutinet.com/articulos/or/or_10996.jpg</text:a></text:p>
          </table:table-cell>
          <table:table-cell office:value-type="string" table:style-name="ce4">
            <text:p><text:a xlink:href="http://media.grutinet.com/articulos/lg/lg_10996_0.jpg">http://media.grutinet.com/articulos/lg/lg_10996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11026" table:style-name="ce1">
            <text:p>11026</text:p>
          </table:table-cell>
          <table:table-cell office:value-type="string" table:style-name="ce2">
            <text:p>VARIOS</text:p>
          </table:table-cell>
          <table:table-cell office:value-type="string" table:style-name="ce2">
            <text:p>LIBROS</text:p>
          </table:table-cell>
          <table:table-cell office:value-type="string" table:style-name="ce2">
            <text:p>EL PACTO</text:p>
          </table:table-cell>
          <table:table-cell office:value-type="string" table:style-name="ce2">
            <text:p>RANDOM HOUSE</text:p>
          </table:table-cell>
          <table:table-cell office:value-type="string" table:style-name="ce3">
            <text:p>EL PACTO.</text:p>
            <text:p>CATHERINE BYBEE.</text:p>
            <text:p>Para Eliza Havens, la renovación anual de los votos matrimoniales entre su amiga y socia, Samantha Elliot, y su flamante marido, Blake Harrison, es un suplicio. Para colmo, la jornada se salda con una trifulca en un bar de carretera que implica a Eliza y al mejor amigo del novio, el aspirante al cargo de gobernador de California Carter Billings.</text:p>
            <text:p/>
            <text:p>Ante el escándalo mediático que se ha formado a su alrededor, Eliza y Carter no ven otra salida que pactar un matrimonio de conveniencia que maquille la estúpida afición por las peleas de Carter y el oscuro pasado de Eliza. Un pasado que está a punto de salir a la luz, poniendo en peligro al hombre del que ha empezado a enamorarse</text:p>
            <text:p>333 Páginas.</text:p>
            <text:p/>
            <text:p>ISBN: 978-84-903-2785-2</text:p>
            <text:p/>
            <text:p>Tapa blanda con solapa 19 x 12,5 cm. Edición Debolsillo.</text:p>
            <text:p/>
          </table:table-cell>
          <table:table-cell office:value-type="float" office:value="9.9499999999999993" table:style-name="ce1">
            <text:p>9,95</text:p>
          </table:table-cell>
          <table:table-cell office:value-type="float" office:value="8.26" table:style-name="ce1">
            <text:p>8,26</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1026.jpg">http://media.grutinet.com/articulos/or/or_11026.jpg</text:a></text:p>
          </table:table-cell>
          <table:table-cell office:value-type="string" table:style-name="ce4">
            <text:p><text:a xlink:href="http://media.grutinet.com/articulos/lg/lg_11026_0.jpg">http://media.grutinet.com/articulos/lg/lg_11026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1111195" table:style-name="ce1">
            <text:p>1111195</text:p>
          </table:table-cell>
          <table:table-cell office:value-type="string" table:style-name="ce2">
            <text:p>VARIOS</text:p>
          </table:table-cell>
          <table:table-cell office:value-type="string" table:style-name="ce2">
            <text:p>LIBROS</text:p>
          </table:table-cell>
          <table:table-cell office:value-type="string" table:style-name="ce2">
            <text:p>EL DESVÁN DE LOS SUEÑOS</text:p>
          </table:table-cell>
          <table:table-cell office:value-type="string" table:style-name="ce2">
            <text:p>RANDOM HOUSE</text:p>
          </table:table-cell>
          <table:table-cell office:value-type="string" table:style-name="ce3">
            <text:p>EL DESVÁN DE LOS SUEÑOS</text:p>
            <text:p/>
            <text:p>Elena Montagud.</text:p>
            <text:p/>
            <text:p>Una preciosa historia de amor ambientada en el Madrid actual. Una novela rebosante de ilusión, sueños, sensualidad y pasión por los libros.</text:p>
            <text:p/>
            <text:p>A sus treinta y dos años, una nueva vida se presenta ante los ojos de Tina. No solo estrena piso e independencia, sino tambien un empleo en El desván de los sueños, una librería de barrio y el lugar perfecto para ella.</text:p>
            <text:p/>
            <text:p>Pero en ocasiones, al pequeño y solitario comedor de su nuevo hogar llegan las voces de sus vecinos, sobre todo la de Diego, un joven ejecutivo a quien el destino ha puesto a cargo de un sobrino difícil obligándole a abandonar su vida anterior, pródiga en viajes y tratos millonarios. Un día, Diego conoce a Tina y enseguida comprende lo mucho que hacía que no tenía tan cerca a una mujer capaz de ilusionarlo de verdad.</text:p>
            <text:p/>
            <text:p>Tambien Tina siente una poderosa atracción hacia el, pero en su alma siguen abiertas aún las cicatrices de un ex marido manipulador y no está segura de querer lanzarse a algo tan frágil como el amor. ¿Acaso no es mejor protegerse, marcar distancia, convencerse de que las únicas historias románticas que acaban bien son las de las novelas que vende en El desván de los sueños?</text:p>
            <text:p/>
            <text:p/>
            <text:p><text:s/>N&amp;ordm; de páginas: 496</text:p>
            <text:p><text:s/>Editorial: GRIJALBO</text:p>
            <text:p><text:s/>Idioma: CASTELLANO</text:p>
            <text:p><text:s/>Encuadernación: Tapa blanda</text:p>
            <text:p><text:s/>ISBN: 9788425360008</text:p>
            <text:p><text:s/>Año de edición: 2021</text:p>
            <text:p><text:s/>Plaza de edición: ES</text:p>
            <text:p><text:s/>Fecha de lanzamiento: 18/03/2021</text:p>
            <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111195.jpg">http://media.grutinet.com/articulos/or/or_1111195.jpg</text:a></text:p>
          </table:table-cell>
          <table:table-cell office:value-type="string" table:style-name="ce4">
            <text:p><text:a xlink:href="http://media.grutinet.com/articulos/lg/lg_1111195_0.jpg">http://media.grutinet.com/articulos/lg/lg_1111195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11219" table:style-name="ce1">
            <text:p>11219</text:p>
          </table:table-cell>
          <table:table-cell office:value-type="string" table:style-name="ce2">
            <text:p>VARIOS</text:p>
          </table:table-cell>
          <table:table-cell office:value-type="string" table:style-name="ce2">
            <text:p>LIBROS</text:p>
          </table:table-cell>
          <table:table-cell office:value-type="string" table:style-name="ce2">
            <text:p>AMAME</text:p>
          </table:table-cell>
          <table:table-cell office:value-type="string" table:style-name="ce2">
            <text:p>RANDOM HOUSE</text:p>
          </table:table-cell>
          <table:table-cell office:value-type="string" table:style-name="ce3">
            <text:p>AMAME.</text:p>
            <text:p/>
            <text:p>J. KENNER.</text:p>
            <text:p/>
            <text:p>Nikki Fairchild es una bella diseñadora de software, joven e independiente, que se ve tentada a aceptar la insólita propuesta del atractivo millonario Damien Stark.</text:p>
            <text:p/>
            <text:p>Después del éxito de Desátame y Poséeme llega el esperado desenlace de la trilogía best seller del New York Times con un romance cargado de tensión sexual. Romance, erotismo y pasión se funden en la adictiva trilogía de J. Kenner, best seller del New York Times.</text:p>
            <text:p/>
            <text:p>El sensual romance entre Nikki Fairchild y Damien Stark, que se inició cuando la joven ingeniera de software aceptó una propuesta insólita del atractivo millonario, se ve ensombrecido por los secretos del pasado ahora que la ardiente relación por fin había desembocado en amor verdadero.</text:p>
            <text:p/>
            <text:p>El escándalo relacionado con las incógnitas que envuelven la vida de Damien pone a prueba los sentimientos de Nikki y, aunque la joven no está dispuesta a perderlo, se ha abierto una brecha en el apasionado idilio que vive la pareja. Nikki se ve irremediablemente arrastrada por un torbellino de intensas y contradictorias emociones.</text:p>
            <text:p/>
            <text:p>¿Puede la pasión convertirse en la clase de amor que sobrevive a las sombras del pasado?</text:p>
            <text:p/>
            <text:p>343 Páginas.</text:p>
            <text:p/>
            <text:p>ISBN: 978-84-253-5152-5</text:p>
            <text:p/>
            <text:p>Tapa blanda con solapa 23 x 15,2 cm.</text:p>
            <text:p/>
          </table:table-cell>
          <table:table-cell office:value-type="float" office:value="15.9" table:style-name="ce1">
            <text:p>15,9</text:p>
          </table:table-cell>
          <table:table-cell office:value-type="float" office:value="13.2" table:style-name="ce1">
            <text:p>1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1219.jpg">http://media.grutinet.com/articulos/or/or_11219.jpg</text:a></text:p>
          </table:table-cell>
          <table:table-cell office:value-type="string" table:style-name="ce4">
            <text:p><text:a xlink:href="http://media.grutinet.com/articulos/lg/lg_11219_0.jpg">http://media.grutinet.com/articulos/lg/lg_11219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11804" table:style-name="ce1">
            <text:p>11804</text:p>
          </table:table-cell>
          <table:table-cell office:value-type="string" table:style-name="ce2">
            <text:p>VARIOS</text:p>
          </table:table-cell>
          <table:table-cell office:value-type="string" table:style-name="ce2">
            <text:p>LIBROS</text:p>
          </table:table-cell>
          <table:table-cell office:value-type="string" table:style-name="ce2">
            <text:p>EL LIMITE DEL PLACER</text:p>
          </table:table-cell>
          <table:table-cell office:value-type="string" table:style-name="ce2">
            <text:p>RANDOM HOUSE</text:p>
          </table:table-cell>
          <table:table-cell office:value-type="string" table:style-name="ce3">
            <text:p>EL LÍMITE DEL PLACER. EVE BERLIN.</text:p>
            <text:p/>
            <text:p>Para la autora de novela erótica Dylan Ivory, el control lo es todo, ella lleva una vida organizada y segura, estable, sin riesgos. Hasta que se topó con Alec, un hombre que era todo lo contrario a ella... pero que era todo lo que realmente quería ser.</text:p>
            <text:p/>
            <text:p>Alec Walker es un escritor de thrillers psicológicos y un hombre que vive al límite. Las motos, el snowboard, nadar entre tiburones, nada es demasiado arriesgado ni demasiado peligroso para él. Y ese riesgo también se extiende a sus gustos en el dormitorio. Alec encuentra el placer en la dominación y es en su club de BDSM donde da rienda suelta a sus deseos.Como labor de investigación y documentación para su próxima novela, Dylan mantiene un encuentro con Alec y éste la invita a probar los placeres que se ocultan tras ese delicioso fruto prohibido que es el mundo del BDSM.</text:p>
            <text:p/>
            <text:p>Alec quiere demostrarle que no hay placer más sublime que la sumisión y, con esa idea en mente, la tienta a probar el placer infinito. Pero, ¿sabrá él mantenerse firme ante la primera mujer que es capaz de hacerle doblar las rodillas? ¿Será Dylan capaz de conquistar su corazón?</text:p>
            <text:p/>
            <text:p>237 Páginas.</text:p>
            <text:p/>
            <text:p>ISBN: 978-84-15729-38-9</text:p>
            <text:p/>
            <text:p>Tapa blanda con solapa 19 x 12,5 cm. Edición Debolsillo.</text:p>
            <text:p/>
          </table:table-cell>
          <table:table-cell office:value-type="float" office:value="7.95" table:style-name="ce1">
            <text:p>7,95</text:p>
          </table:table-cell>
          <table:table-cell office:value-type="float" office:value="6.6" table:style-name="ce1">
            <text:p>6,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1804.jpg">http://media.grutinet.com/articulos/or/or_11804.jpg</text:a></text:p>
          </table:table-cell>
          <table:table-cell office:value-type="string" table:style-name="ce4">
            <text:p><text:a xlink:href="http://media.grutinet.com/articulos/lg/lg_11804_0.jpg">http://media.grutinet.com/articulos/lg/lg_11804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11805" table:style-name="ce1">
            <text:p>11805</text:p>
          </table:table-cell>
          <table:table-cell office:value-type="string" table:style-name="ce2">
            <text:p>VARIOS</text:p>
          </table:table-cell>
          <table:table-cell office:value-type="string" table:style-name="ce2">
            <text:p>LIBROS</text:p>
          </table:table-cell>
          <table:table-cell office:value-type="string" table:style-name="ce2">
            <text:p>EL LIMITE DE LA TENTACION</text:p>
          </table:table-cell>
          <table:table-cell office:value-type="string" table:style-name="ce2">
            <text:p>RANDOM HOUSE</text:p>
          </table:table-cell>
          <table:table-cell office:value-type="string" table:style-name="ce3">
            <text:p>EL LÍMITE DE LA TENTACIÓN. EVE BERLIN.</text:p>
            <text:p/>
            <text:p>Mischa Kennon es una luchadora nata y pocas cosas la hacen sucumbir; esto es hasta que conoce al sexy Connor Galloway, un irlandés de ojos verdes con un aire autoritario que es irresistible. Mientras ejerce sus labores como dama de honor de su mejor amiga, Mischa se mete en una relación poco seria con Connor. Y se verá sorprendida por el dominio que él ejerce sobre ella y que le hace desear más y más batallas desenfrenadas antes de la rendición total.</text:p>
            <text:p/>
            <text:p>Todo parece un juego, hasta que Mischa empieza a darse cuenta de que Connor también podría acabar por dominar su corazón.</text:p>
            <text:p/>
            <text:p>Si cede a su deseo, ¿será imposible de dominar o le abrirá los ojos a un tipo de amor que jamás pensó posible?</text:p>
            <text:p/>
            <text:p>282 Páginas.</text:p>
            <text:p/>
            <text:p>ISBN: 978-84-15729-40-2</text:p>
            <text:p/>
            <text:p>Tapa blanda con solapa 19 x 12,5 cm. Edición Debolsillo.</text:p>
            <text:p/>
          </table:table-cell>
          <table:table-cell office:value-type="float" office:value="7.95" table:style-name="ce1">
            <text:p>7,95</text:p>
          </table:table-cell>
          <table:table-cell office:value-type="float" office:value="6.6" table:style-name="ce1">
            <text:p>6,6</text:p>
          </table:table-cell>
          <table:table-cell office:value-type="string" table:style-name="ce2">
            <text:p>SI</text:p>
          </table:table-cell>
          <table:table-cell office:value-type="float" office:value="5" table:style-name="ce1">
            <text:p>5</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1805.jpg">http://media.grutinet.com/articulos/or/or_11805.jpg</text:a></text:p>
          </table:table-cell>
          <table:table-cell office:value-type="string" table:style-name="ce4">
            <text:p><text:a xlink:href="http://media.grutinet.com/articulos/lg/lg_11805_0.jpg">http://media.grutinet.com/articulos/lg/lg_11805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11888" table:style-name="ce1">
            <text:p>11888</text:p>
          </table:table-cell>
          <table:table-cell office:value-type="string" table:style-name="ce2">
            <text:p>JUGUETES XXX</text:p>
          </table:table-cell>
          <table:table-cell office:value-type="string" table:style-name="ce2">
            <text:p>VIBRADORES</text:p>
          </table:table-cell>
          <table:table-cell office:value-type="string" table:style-name="ce2">
            <text:p>KEY CERES RABBIT DUAL LAVANDA</text:p>
          </table:table-cell>
          <table:table-cell office:value-type="string" table:style-name="ce2">
            <text:p>JOPEN</text:p>
          </table:table-cell>
          <table:table-cell office:value-type="string" table:style-name="ce3">
            <text:p>KEY CERES RABBIT DUAL LAVENDER</text:p>
            <text:p/>
            <text:p>Entrégate al lujoso vibrador Ceres. Cubierto con silicona que es respetuosa con el cuerpo, Ceres te envuelve en una oleada tras otra de placer con sus 7 patrones de vibración. Ceres es resistente al agua. También cuenta con una aleación de acero inoxidable donde se encuentra el sencillo pulsador. Funciona con 2 pilas AA (no incluidas).</text:p>
            <text:p/>
            <text:p>Viene con una funda blanda para que lo puedas transportar.</text:p>
            <text:p/>
            <text:p>Características:</text:p>
            <text:p>- 7 patrones de vibración.</text:p>
            <text:p>- Motores duales con poder de reverberación.</text:p>
            <text:p>- Controlador sofisticado con diseño de efecto cristal.</text:p>
            <text:p>- Silicona suave y lujosa, respetuosa con tu cuerpo.</text:p>
            <text:p>- Impermeable.</text:p>
            <text:p>- Mantén el botón durante 3 segundos para encender y apagar.</text:p>
            <text:p>- Botón de aleación inoxidable fácil de usar.</text:p>
            <text:p>- Garantía de un año.</text:p>
            <text:p/>
            <text:p>Medidas insertable: 10cm x 4cm.</text:p>
            <text:p/>
          </table:table-cell>
          <table:table-cell office:value-type="float" office:value="104.11960000000001" table:style-name="ce1">
            <text:p>104,1196</text:p>
          </table:table-cell>
          <table:table-cell office:value-type="float" office:value="36.340000000000003" table:style-name="ce1">
            <text:p>36,3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1888.jpg">http://media.grutinet.com/articulos/or/or_11888.jpg</text:a></text:p>
          </table:table-cell>
          <table:table-cell office:value-type="string" table:style-name="ce4">
            <text:p><text:a xlink:href="http://media.grutinet.com/articulos/lg/lg_11888_0.jpg">http://media.grutinet.com/articulos/lg/lg_11888_0.jpg</text:a></text:p>
          </table:table-cell>
          <table:table-cell office:value-type="string" table:style-name="ce4">
            <text:p><text:a xlink:href="http://media.grutinet.com/articulos/lg/lg_11888_1.jpg">http://media.grutinet.com/articulos/lg/lg_11888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120416" table:style-name="ce1">
            <text:p>120416</text:p>
          </table:table-cell>
          <table:table-cell office:value-type="string" table:style-name="ce2">
            <text:p>LENCERIA</text:p>
          </table:table-cell>
          <table:table-cell office:value-type="string" table:style-name="ce2">
            <text:p>BODYS</text:p>
          </table:table-cell>
          <table:table-cell office:value-type="string" table:style-name="ce2">
            <text:p>EXOTIC GEOMETRY BODY DE MALLA - NEGRO</text:p>
          </table:table-cell>
          <table:table-cell office:value-type="string" table:style-name="ce2">
            <text:p>RENE ROFE</text:p>
          </table:table-cell>
          <table:table-cell office:value-type="string" table:style-name="ce3">
            <text:p>EXOTIC GEOMETRY BODYSTOCKING</text:p>
            <text:p/>
            <text:p/>
            <text:p><text:s/>Body de malla geométrica con mangas.</text:p>
            <text:p><text:s/>Tanga no incluido</text:p>
            <text:p><text:s/>Material: 88% Nylon / 12% Spandex</text:p>
            <text:p/>
            <text:p/>
          </table:table-cell>
          <table:table-cell office:value-type="float" office:value="30.115500000000001" table:style-name="ce1">
            <text:p>30,1155</text:p>
          </table:table-cell>
          <table:table-cell office:value-type="float" office:value="8.68" table:style-name="ce1">
            <text:p>8,6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20416.jpg">http://media.grutinet.com/articulos/or/or_120416.jpg</text:a></text:p>
          </table:table-cell>
          <table:table-cell office:value-type="string" table:style-name="ce4">
            <text:p><text:a xlink:href="http://media.grutinet.com/articulos/lg/lg_120416_0.jpg">http://media.grutinet.com/articulos/lg/lg_120416_0.jpg</text:a></text:p>
          </table:table-cell>
          <table:table-cell office:value-type="string" table:style-name="ce4">
            <text:p><text:a xlink:href="http://media.grutinet.com/articulos/lg/lg_120416_1.jpg">http://media.grutinet.com/articulos/lg/lg_120416_1.jpg</text:a></text:p>
          </table:table-cell>
          <table:table-cell table:style-name="ce2"/>
          <table:table-cell office:value-type="float" office:value="120417" table:style-name="ce1">
            <text:p>120417</text:p>
          </table:table-cell>
          <table:table-cell table:number-columns-repeated="7" table:style-name="ce2"/>
          <table:table-cell table:number-columns-repeated="16359"/>
        </table:table-row>
        <table:table-row table:style-name="ro2">
          <table:table-cell office:value-type="float" office:value="120418" table:style-name="ce1">
            <text:p>120418</text:p>
          </table:table-cell>
          <table:table-cell office:value-type="string" table:style-name="ce2">
            <text:p>LENCERIA</text:p>
          </table:table-cell>
          <table:table-cell office:value-type="string" table:style-name="ce2">
            <text:p>VESTIDOS</text:p>
          </table:table-cell>
          <table:table-cell office:value-type="string" table:style-name="ce2">
            <text:p>EXOTIC GEOMETRY MINI VESTIDO NEGRO</text:p>
          </table:table-cell>
          <table:table-cell office:value-type="string" table:style-name="ce2">
            <text:p>RENE ROFE</text:p>
          </table:table-cell>
          <table:table-cell office:value-type="string" table:style-name="ce3">
            <text:p>EXOTIC GEOMETRY MINI DRESS<text:s/></text:p>
            <text:p/>
            <text:p/>
            <text:p><text:s/>Mini vestido negro de encaje geométrico.</text:p>
            <text:p><text:s/>Tanga no incluido.</text:p>
            <text:p><text:s/>Material: 88% Nylon / 12% Spandex</text:p>
            <text:p/>
            <text:p/>
          </table:table-cell>
          <table:table-cell office:value-type="float" office:value="40.228700000000003" table:style-name="ce1">
            <text:p>40,2287</text:p>
          </table:table-cell>
          <table:table-cell office:value-type="float" office:value="11.83" table:style-name="ce1">
            <text:p>11,8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20418.jpg">http://media.grutinet.com/articulos/or/or_120418.jpg</text:a></text:p>
          </table:table-cell>
          <table:table-cell office:value-type="string" table:style-name="ce4">
            <text:p><text:a xlink:href="http://media.grutinet.com/articulos/lg/lg_120418_0.jpg">http://media.grutinet.com/articulos/lg/lg_120418_0.jpg</text:a></text:p>
          </table:table-cell>
          <table:table-cell office:value-type="string" table:style-name="ce4">
            <text:p><text:a xlink:href="http://media.grutinet.com/articulos/lg/lg_120418_1.jpg">http://media.grutinet.com/articulos/lg/lg_120418_1.jpg</text:a></text:p>
          </table:table-cell>
          <table:table-cell table:style-name="ce2"/>
          <table:table-cell office:value-type="float" office:value="120418" table:style-name="ce1">
            <text:p>120418</text:p>
          </table:table-cell>
          <table:table-cell table:number-columns-repeated="7" table:style-name="ce2"/>
          <table:table-cell table:number-columns-repeated="16359"/>
        </table:table-row>
        <table:table-row table:style-name="ro2">
          <table:table-cell office:value-type="float" office:value="120432" table:style-name="ce1">
            <text:p>120432</text:p>
          </table:table-cell>
          <table:table-cell office:value-type="string" table:style-name="ce2">
            <text:p>LENCERIA</text:p>
          </table:table-cell>
          <table:table-cell office:value-type="string" table:style-name="ce2">
            <text:p>BODYS</text:p>
          </table:table-cell>
          <table:table-cell office:value-type="string" table:style-name="ce2">
            <text:p>UNDONE SEE THROUGH BODY SEMITRANSPARENTE - NEGRO</text:p>
          </table:table-cell>
          <table:table-cell office:value-type="string" table:style-name="ce2">
            <text:p>RENE ROFE</text:p>
          </table:table-cell>
          <table:table-cell office:value-type="string" table:style-name="ce3">
            <text:p>UNDONE SEE THROUGH BODYSUIT</text:p>
            <text:p/>
            <text:p/>
            <text:p><text:s/>Body de encaje negro semitransparente.</text:p>
            <text:p><text:s/>Material: 92% Nylon / 8% Spandex</text:p>
            <text:p/>
            <text:p/>
          </table:table-cell>
          <table:table-cell office:value-type="float" office:value="39.877800000000001" table:style-name="ce1">
            <text:p>39,8778</text:p>
          </table:table-cell>
          <table:table-cell office:value-type="float" office:value="11.72" table:style-name="ce1">
            <text:p>11,7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120432.jpg">http://media.grutinet.com/articulos/or/or_120432.jpg</text:a></text:p>
          </table:table-cell>
          <table:table-cell office:value-type="string" table:style-name="ce4">
            <text:p><text:a xlink:href="http://media.grutinet.com/articulos/lg/lg_120432_0.jpg">http://media.grutinet.com/articulos/lg/lg_120432_0.jpg</text:a></text:p>
          </table:table-cell>
          <table:table-cell office:value-type="string" table:style-name="ce4">
            <text:p><text:a xlink:href="http://media.grutinet.com/articulos/lg/lg_120432_1.jpg">http://media.grutinet.com/articulos/lg/lg_120432_1.jpg</text:a></text:p>
          </table:table-cell>
          <table:table-cell table:style-name="ce2"/>
          <table:table-cell office:value-type="float" office:value="120432" table:style-name="ce1">
            <text:p>120432</text:p>
          </table:table-cell>
          <table:table-cell table:number-columns-repeated="7" table:style-name="ce2"/>
          <table:table-cell table:number-columns-repeated="16359"/>
        </table:table-row>
        <table:table-row table:style-name="ro2">
          <table:table-cell office:value-type="float" office:value="120433" table:style-name="ce1">
            <text:p>120433</text:p>
          </table:table-cell>
          <table:table-cell office:value-type="string" table:style-name="ce2">
            <text:p>LENCERIA</text:p>
          </table:table-cell>
          <table:table-cell office:value-type="string" table:style-name="ce2">
            <text:p>BODYS</text:p>
          </table:table-cell>
          <table:table-cell office:value-type="string" table:style-name="ce2">
            <text:p>UNDONE SEE THROUGH BODY SEMITRANSPARENTE - ROSA</text:p>
          </table:table-cell>
          <table:table-cell office:value-type="string" table:style-name="ce2">
            <text:p>RENE ROFE</text:p>
          </table:table-cell>
          <table:table-cell office:value-type="string" table:style-name="ce3">
            <text:p>UNDONE SEE THROUGH BODYSUIT</text:p>
            <text:p/>
            <text:p/>
            <text:p><text:s/>Body de encaje negro semitransparente.</text:p>
            <text:p><text:s/>Material: 92% Nylon / 8% Spandex</text:p>
            <text:p/>
            <text:p/>
          </table:table-cell>
          <table:table-cell office:value-type="float" office:value="37.524299999999997" table:style-name="ce1">
            <text:p>37,5243</text:p>
          </table:table-cell>
          <table:table-cell office:value-type="float" office:value="10.97" table:style-name="ce1">
            <text:p>10,9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120433.jpg">http://media.grutinet.com/articulos/or/or_120433.jpg</text:a></text:p>
          </table:table-cell>
          <table:table-cell office:value-type="string" table:style-name="ce4">
            <text:p><text:a xlink:href="http://media.grutinet.com/articulos/lg/lg_120433_0.jpg">http://media.grutinet.com/articulos/lg/lg_120433_0.jpg</text:a></text:p>
          </table:table-cell>
          <table:table-cell office:value-type="string" table:style-name="ce4">
            <text:p><text:a xlink:href="http://media.grutinet.com/articulos/lg/lg_120433_1.jpg">http://media.grutinet.com/articulos/lg/lg_120433_1.jpg</text:a></text:p>
          </table:table-cell>
          <table:table-cell table:style-name="ce2"/>
          <table:table-cell office:value-type="float" office:value="120433" table:style-name="ce1">
            <text:p>120433</text:p>
          </table:table-cell>
          <table:table-cell table:number-columns-repeated="7" table:style-name="ce2"/>
          <table:table-cell table:number-columns-repeated="16359"/>
        </table:table-row>
        <table:table-row table:style-name="ro2">
          <table:table-cell office:value-type="float" office:value="123057" table:style-name="ce1">
            <text:p>123057</text:p>
          </table:table-cell>
          <table:table-cell office:value-type="string" table:style-name="ce2">
            <text:p>JUGUETES XXX</text:p>
          </table:table-cell>
          <table:table-cell office:value-type="string" table:style-name="ce2">
            <text:p>VIBRADORES</text:p>
          </table:table-cell>
          <table:table-cell office:value-type="string" table:style-name="ce2">
            <text:p>BODY BLING -VIBRADOR PUNTO G CON JOYAS - NEGRO<text:s/></text:p>
          </table:table-cell>
          <table:table-cell office:value-type="string" table:style-name="ce2">
            <text:p>DOC JOHNSON</text:p>
          </table:table-cell>
          <table:table-cell office:value-type="string" table:style-name="ce3">
            <text:p>BODY BLING - BREATHLESS - BLACK</text:p>
            <text:p/>
            <text:p>Agregue un poco de brillo a su habitación con Body Bling Breathless en SecondSkyn , una silicona increíblemente suave y flexible que se calienta al tacto y se amolda a las áreas más sensibles.</text:p>
            <text:p/>
            <text:p>La forma flexible de orejas de conejo es perfecta para abrazar el clítoris o experimentar con otros usos, impulsado por un motor fuerte pero silencioso con 8 funciones únicas.</text:p>
            <text:p/>
            <text:p/>
            <text:p>Breathless también es fácil de operar: solo presionar su gema brillante activa y desactiva las vibraciones, y selecciona su modo favorito.</text:p>
            <text:p/>
            <text:p>Breathless es completamente inalámbrico y convenientemente recargable a través del cable USB incluido.</text:p>
            <text:p/>
            <text:p><text:s/></text:p>
            <text:p/>
            <text:p/>
            <text:p><text:s/>Peso del producto 75 gram</text:p>
            <text:p><text:s/>Tipos de velocidad 8</text:p>
            <text:p><text:s/>Velocidad múltiple Sí</text:p>
            <text:p><text:s/>Tiempo de recarga 150 min</text:p>
            <text:p><text:s/>Vida de la recarga de las baterías 60 min</text:p>
            <text:p><text:s/>A prueba de salpicaduras Sí</text:p>
            <text:p><text:s/>Libre de ftalato Sí</text:p>
            <text:p><text:s/>Materiales Silicone</text:p>
            <text:p/>
            <text:p/>
          </table:table-cell>
          <table:table-cell office:value-type="float" office:value="52.95" table:style-name="ce1">
            <text:p>52,95</text:p>
          </table:table-cell>
          <table:table-cell office:value-type="float" office:value="29.57" table:style-name="ce1">
            <text:p>29,57</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23057.jpg">http://media.grutinet.com/articulos/or/or_123057.jpg</text:a></text:p>
          </table:table-cell>
          <table:table-cell office:value-type="string" table:style-name="ce4">
            <text:p><text:a xlink:href="http://media.grutinet.com/articulos/lg/lg_123057_0.jpg">http://media.grutinet.com/articulos/lg/lg_123057_0.jpg</text:a></text:p>
          </table:table-cell>
          <table:table-cell office:value-type="string" table:style-name="ce4">
            <text:p><text:a xlink:href="http://media.grutinet.com/articulos/lg/lg_123057_1.jpg">http://media.grutinet.com/articulos/lg/lg_123057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123072" table:style-name="ce1">
            <text:p>123072</text:p>
          </table:table-cell>
          <table:table-cell office:value-type="string" table:style-name="ce2">
            <text:p>JUGUETES XXX</text:p>
          </table:table-cell>
          <table:table-cell office:value-type="string" table:style-name="ce2">
            <text:p>BDSM</text:p>
          </table:table-cell>
          <table:table-cell office:value-type="string" table:style-name="ce2">
            <text:p>CLASSICO LATIGO CON MANGO REDONDO, DISEÑO BRILLANTE - NEGRO<text:s/></text:p>
          </table:table-cell>
          <table:table-cell office:value-type="string" table:style-name="ce2">
            <text:p>SHOTS</text:p>
          </table:table-cell>
          <table:table-cell office:value-type="string" table:style-name="ce3">
            <text:p>CLASSIC DESIGNER ROUND SPARKLING HANDLE - BLACK</text:p>
            <text:p/>
            <text:p>EL MANGO REDONDO DE DISEÑADOR CLÁSICO es lo último para brindar placer y dolor.</text:p>
            <text:p/>
            <text:p>El mango de bola brillante le permite girar en arcos anchos, para que pueda elegir el tipo de impacto que desee.</text:p>
            <text:p/>
            <text:p>Los flageladores con mango de bola son ideales para personas que tienen problemas de muñeca, pequeños espacios de flagelación o prefieren un estilo de flagelación más impulsado por el impulso.</text:p>
            <text:p/>
            <text:p>Hecho de cuero genuino y metal.</text:p>
            <text:p/>
            <text:p><text:s/></text:p>
            <text:p/>
          </table:table-cell>
          <table:table-cell office:value-type="float" office:value="158.94999999999999" table:style-name="ce1">
            <text:p>158,95</text:p>
          </table:table-cell>
          <table:table-cell office:value-type="float" office:value="51.97" table:style-name="ce1">
            <text:p>51,9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23072.jpg">http://media.grutinet.com/articulos/or/or_123072.jpg</text:a></text:p>
          </table:table-cell>
          <table:table-cell office:value-type="string" table:style-name="ce4">
            <text:p><text:a xlink:href="http://media.grutinet.com/articulos/lg/lg_123072_0.jpg">http://media.grutinet.com/articulos/lg/lg_123072_0.jpg</text:a></text:p>
          </table:table-cell>
          <table:table-cell office:value-type="string" table:style-name="ce4">
            <text:p><text:a xlink:href="http://media.grutinet.com/articulos/lg/lg_123072_1.jpg">http://media.grutinet.com/articulos/lg/lg_123072_1.jpg</text:a></text:p>
          </table:table-cell>
          <table:table-cell office:value-type="string" table:style-name="ce4">
            <text:p><text:a xlink:href="http://media.grutinet.com/articulos/lg/lg_123072_2.jpg">http://media.grutinet.com/articulos/lg/lg_123072_2.jpg</text:a></text:p>
          </table:table-cell>
          <table:table-cell table:style-name="ce1"/>
          <table:table-cell office:value-type="string" table:style-name="ce4">
            <text:p><text:a xlink:href="http://media.grutinet.com/articulos/lg/lg_123072_3.jpg">http://media.grutinet.com/articulos/lg/lg_123072_3.jpg</text:a></text:p>
          </table:table-cell>
          <table:table-cell table:number-columns-repeated="6" table:style-name="ce2"/>
          <table:table-cell table:number-columns-repeated="16359"/>
        </table:table-row>
        <table:table-row table:style-name="ro2">
          <table:table-cell office:value-type="float" office:value="123182" table:style-name="ce1">
            <text:p>123182</text:p>
          </table:table-cell>
          <table:table-cell office:value-type="string" table:style-name="ce2">
            <text:p>JUGUETES XXX</text:p>
          </table:table-cell>
          <table:table-cell office:value-type="string" table:style-name="ce2">
            <text:p>BDSM</text:p>
          </table:table-cell>
          <table:table-cell office:value-type="string" table:style-name="ce2">
            <text:p>FLOGGER DE CUERO CON MANGO PUNTIAGUDO BRILLANDE - NEGRO</text:p>
          </table:table-cell>
          <table:table-cell office:value-type="string" table:style-name="ce2">
            <text:p>SHOTS</text:p>
          </table:table-cell>
          <table:table-cell office:value-type="string" table:style-name="ce3">
            <text:p>SPARKLING POINTED HANDLE LEATHER FLOGGER - BLACK</text:p>
            <text:p/>
            <text:p>El FLOGGER DE PIEL CON MANGO PUNTO SPARKLING es la combinación perfecta de floggers con mango de bola tradicional.</text:p>
            <text:p/>
            <text:p>Los flageladores con mango de bola son ideales para personas que tienen problemas de muñeca, pequeños espacios de flagelación o prefieren un estilo de flagelación más impulsado por el impulso.</text:p>
            <text:p/>
            <text:p>Hecho de cuero genuino y metal.</text:p>
            <text:p/>
          </table:table-cell>
          <table:table-cell office:value-type="float" office:value="118.95" table:style-name="ce1">
            <text:p>118,95</text:p>
          </table:table-cell>
          <table:table-cell office:value-type="float" office:value="38.97" table:style-name="ce1">
            <text:p>38,9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23182.jpg">http://media.grutinet.com/articulos/or/or_123182.jpg</text:a></text:p>
          </table:table-cell>
          <table:table-cell office:value-type="string" table:style-name="ce4">
            <text:p><text:a xlink:href="http://media.grutinet.com/articulos/lg/lg_123182_0.jpg">http://media.grutinet.com/articulos/lg/lg_123182_0.jpg</text:a></text:p>
          </table:table-cell>
          <table:table-cell office:value-type="string" table:style-name="ce4">
            <text:p><text:a xlink:href="http://media.grutinet.com/articulos/lg/lg_123182_1.jpg">http://media.grutinet.com/articulos/lg/lg_123182_1.jpg</text:a></text:p>
          </table:table-cell>
          <table:table-cell office:value-type="string" table:style-name="ce4">
            <text:p><text:a xlink:href="http://media.grutinet.com/articulos/lg/lg_123182_2.jpg">http://media.grutinet.com/articulos/lg/lg_123182_2.jpg</text:a></text:p>
          </table:table-cell>
          <table:table-cell table:style-name="ce1"/>
          <table:table-cell office:value-type="string" table:style-name="ce4">
            <text:p><text:a xlink:href="http://media.grutinet.com/articulos/lg/lg_123182_3.jpg">http://media.grutinet.com/articulos/lg/lg_123182_3.jpg</text:a></text:p>
          </table:table-cell>
          <table:table-cell table:number-columns-repeated="6" table:style-name="ce2"/>
          <table:table-cell table:number-columns-repeated="16359"/>
        </table:table-row>
        <table:table-row table:style-name="ro2">
          <table:table-cell office:value-type="float" office:value="123251" table:style-name="ce1">
            <text:p>123251</text:p>
          </table:table-cell>
          <table:table-cell office:value-type="string" table:style-name="ce2">
            <text:p>JUGUETES XXX</text:p>
          </table:table-cell>
          <table:table-cell office:value-type="string" table:style-name="ce2">
            <text:p>PLUGS</text:p>
          </table:table-cell>
          <table:table-cell office:value-type="string" table:style-name="ce2">
            <text:p>BUM SHOCK E-STIM - PLUG ANAL - NEGRO</text:p>
          </table:table-cell>
          <table:table-cell office:value-type="string" table:style-name="ce2">
            <text:p>XR BRANDS</text:p>
          </table:table-cell>
          <table:table-cell office:value-type="string" table:style-name="ce3">
            <text:p>BUM SHOCK E-STIM SILICONE ANAL PLUG - BLACK</text:p>
            <text:p/>
            <text:p>Prepárese para un placer anal impactante con este tapón de silicona electroconductor.</text:p>
            <text:p/>
            <text:p>Disfruta de una forma cónica clásica, que hace que sea fácil de insertar y cómodo de usar para largas sesiones de juego.</text:p>
            <text:p/>
            <text:p>¡Los cables conductores se incluyen para conectarlo a su Zeus Power Box, se vende por separado, lo que le permite experimentar hormigueos y sacudidas en su agujero!</text:p>
            <text:p/>
            <text:p>¿Cuánto puedes manejar?</text:p>
            <text:p/>
            <text:p>Este material suave como la seda no contiene ftalatos ni es poroso, pero no es compatible con lubricantes de silicona.</text:p>
            <text:p/>
            <text:p>Limpie después de usar con un jabón suave o limpiador de juguetes.</text:p>
            <text:p/>
            <text:p><text:s/></text:p>
            <text:p/>
            <text:p/>
            <text:p><text:s/>Dimensiones del producto <text:s text:c="3"/>11,9 x 6,5 x 3,6 cm</text:p>
            <text:p><text:s/>Peso del producto <text:s text:c="3"/>97 gram</text:p>
            <text:p><text:s/>Longitud insertable <text:s text:c="3"/>10,3 cm</text:p>
            <text:p><text:s/>Materiales <text:s text:c="3"/>Silicona</text:p>
            <text:p/>
            <text:p/>
          </table:table-cell>
          <table:table-cell office:value-type="float" office:value="99.95" table:style-name="ce1">
            <text:p>99,95</text:p>
          </table:table-cell>
          <table:table-cell office:value-type="float" office:value="31.12" table:style-name="ce1">
            <text:p>31,12</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23251.jpg">http://media.grutinet.com/articulos/or/or_123251.jpg</text:a></text:p>
          </table:table-cell>
          <table:table-cell office:value-type="string" table:style-name="ce4">
            <text:p><text:a xlink:href="http://media.grutinet.com/articulos/lg/lg_123251_0.jpg">http://media.grutinet.com/articulos/lg/lg_123251_0.jpg</text:a></text:p>
          </table:table-cell>
          <table:table-cell office:value-type="string" table:style-name="ce4">
            <text:p><text:a xlink:href="http://media.grutinet.com/articulos/lg/lg_123251_1.jpg">http://media.grutinet.com/articulos/lg/lg_123251_1.jpg</text:a></text:p>
          </table:table-cell>
          <table:table-cell office:value-type="string" table:style-name="ce4">
            <text:p><text:a xlink:href="http://media.grutinet.com/articulos/lg/lg_123251_2.jpg">http://media.grutinet.com/articulos/lg/lg_123251_2.jpg</text:a></text:p>
          </table:table-cell>
          <table:table-cell table:style-name="ce1"/>
          <table:table-cell office:value-type="string" table:style-name="ce4">
            <text:p><text:a xlink:href="http://media.grutinet.com/articulos/lg/lg_123251_3.jpg">http://media.grutinet.com/articulos/lg/lg_123251_3.jpg</text:a></text:p>
          </table:table-cell>
          <table:table-cell table:number-columns-repeated="6" table:style-name="ce2"/>
          <table:table-cell table:number-columns-repeated="16359"/>
        </table:table-row>
        <table:table-row table:style-name="ro2">
          <table:table-cell office:value-type="float" office:value="123261" table:style-name="ce1">
            <text:p>123261</text:p>
          </table:table-cell>
          <table:table-cell office:value-type="string" table:style-name="ce2">
            <text:p>JUGUETES XXX</text:p>
          </table:table-cell>
          <table:table-cell office:value-type="string" table:style-name="ce2">
            <text:p>VIBRADORES</text:p>
          </table:table-cell>
          <table:table-cell office:value-type="string" table:style-name="ce2">
            <text:p>VIBRADOR 10X FLEXING RABBIT VIBRATOR - BLACK</text:p>
          </table:table-cell>
          <table:table-cell office:value-type="string" table:style-name="ce2">
            <text:p>XR BRANDS</text:p>
          </table:table-cell>
          <table:table-cell office:value-type="string" table:style-name="ce3">
            <text:p>ROYAL RABBITS BLING BUNNY 10X FLEXING RABBIT VIBRATOR - BLACK</text:p>
            <text:p/>
            <text:p>Experimenta un orgasmo combinado del conejito felizmente vibrante contra tu clítoris y el eje liso como la seda que simula un movimiento Come-Hither contra tu punto dulce.</text:p>
            <text:p/>
            <text:p>Este vibrador de silicona premium presenta 3 velocidades de vibración y 7 patrones de latidos, así como un amplio eje que se flexiona hacia arriba y hacia abajo para acariciar su punto G con 3 velocidades propias.</text:p>
            <text:p/>
            <text:p>El elegante panel de control adornado con gemas es fácil de usar.</text:p>
            <text:p/>
            <text:p>Una nariz de conejo sobresaliente señalará su clítoris para vibrar, mientras que las orejas revolotearán alrededor de él para una sensación completamente diferente.</text:p>
            <text:p/>
            <text:p>Esta herramienta de placer es magnéticamente recargable e impermeable para que pueda darse un baño en la bañera o la ducha.</text:p>
            <text:p/>
            <text:p>El material libre de ftalatos no es poroso para una fácil limpieza con jabón suave o limpiador de juguetes.</text:p>
            <text:p/>
            <text:p>Evite su uso con lubricantes de silicona.</text:p>
            <text:p/>
            <text:p/>
            <text:p><text:s/>Dimensiones del producto <text:s text:c="3"/>23,5 x 3,9 x 3,7 cm</text:p>
            <text:p><text:s/>Peso del producto <text:s text:c="3"/>272gram</text:p>
            <text:p><text:s/>Longitud insertable <text:s text:c="3"/>13,7 cm</text:p>
            <text:p><text:s/>Recargable <text:s text:c="3"/>Sí</text:p>
            <text:p><text:s/>A prueba de agua <text:s text:c="3"/>Sí</text:p>
            <text:p><text:s/>Materiales <text:s text:c="3"/>Silicone, ABS plastic</text:p>
            <text:p><text:s text:c="2"/></text:p>
            <text:p/>
            <text:p/>
          </table:table-cell>
          <table:table-cell office:value-type="float" office:value="205.95" table:style-name="ce1">
            <text:p>205,95</text:p>
          </table:table-cell>
          <table:table-cell office:value-type="float" office:value="63.92" table:style-name="ce1">
            <text:p>63,9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23261.jpg">http://media.grutinet.com/articulos/or/or_123261.jpg</text:a></text:p>
          </table:table-cell>
          <table:table-cell office:value-type="string" table:style-name="ce4">
            <text:p><text:a xlink:href="http://media.grutinet.com/articulos/lg/lg_123261_0.jpg">http://media.grutinet.com/articulos/lg/lg_123261_0.jpg</text:a></text:p>
          </table:table-cell>
          <table:table-cell office:value-type="string" table:style-name="ce4">
            <text:p><text:a xlink:href="http://media.grutinet.com/articulos/lg/lg_123261_1.jpg">http://media.grutinet.com/articulos/lg/lg_123261_1.jpg</text:a></text:p>
          </table:table-cell>
          <table:table-cell office:value-type="string" table:style-name="ce4">
            <text:p><text:a xlink:href="http://media.grutinet.com/articulos/lg/lg_123261_2.jpg">http://media.grutinet.com/articulos/lg/lg_123261_2.jpg</text:a></text:p>
          </table:table-cell>
          <table:table-cell table:style-name="ce1"/>
          <table:table-cell office:value-type="string" table:style-name="ce4">
            <text:p><text:a xlink:href="http://media.grutinet.com/articulos/lg/lg_123261_3.jpg">http://media.grutinet.com/articulos/lg/lg_123261_3.jpg</text:a></text:p>
          </table:table-cell>
          <table:table-cell table:number-columns-repeated="6" table:style-name="ce2"/>
          <table:table-cell table:number-columns-repeated="16359"/>
        </table:table-row>
        <table:table-row table:style-name="ro2">
          <table:table-cell office:value-type="float" office:value="123269" table:style-name="ce1">
            <text:p>123269</text:p>
          </table:table-cell>
          <table:table-cell office:value-type="string" table:style-name="ce2">
            <text:p>JUGUETES XXX</text:p>
          </table:table-cell>
          <table:table-cell office:value-type="string" table:style-name="ce2">
            <text:p>VIBRADORES</text:p>
          </table:table-cell>
          <table:table-cell office:value-type="string" table:style-name="ce2">
            <text:p>10 X VIBRADOR RABBIT CON VIBRADOR - BLACK</text:p>
          </table:table-cell>
          <table:table-cell office:value-type="string" table:style-name="ce2">
            <text:p>XR BRANDS</text:p>
          </table:table-cell>
          <table:table-cell office:value-type="string" table:style-name="ce3">
            <text:p>ROYAL RABBITS 10X DANCING BEAD RABBIT VIBRATOR - BLACK</text:p>
            <text:p/>
            <text:p>Saborea las sensaciones de un conejito zumbido y el eje suave como la seda mientras dos sensaciones muy diferentes se combinan para un increíble orgasmo combinado.</text:p>
            <text:p/>
            <text:p>Este vibrador de silicona premium presenta 3 velocidades de vibración y 7 patrones de latidos, así como un amplio eje que lo masajeará con perlas ondulantes y 3 velocidades de vibración propias.</text:p>
            <text:p/>
            <text:p>El elegante panel de control adornado con gemas es fácil de usar. Una nariz de conejo sobresaliente señalará su clítoris para vibración, mientras que las orejas revolotearán alrededor de él para una sensación completamente diferente.</text:p>
            <text:p/>
            <text:p>Esta herramienta de placer es magnéticamente recargable e impermeable para que pueda darse un baño en la bañera o la ducha.</text:p>
            <text:p/>
            <text:p>El material libre de ftalatos no es poroso para una fácil limpieza con jabón suave o limpiador de juguetes.</text:p>
            <text:p/>
            <text:p>Evite su uso con lubricantes de silicona.</text:p>
            <text:p/>
            <text:p/>
            <text:p><text:s/>Dimensiones del producto <text:s text:c="3"/>23,8 x 4 x 4 cm</text:p>
            <text:p><text:s/>Peso del producto <text:s text:c="3"/>299 gram</text:p>
            <text:p><text:s/>Longitud insertable <text:s text:c="3"/>14,2 cm</text:p>
            <text:p><text:s/>Recargable <text:s text:c="3"/>Sí</text:p>
            <text:p><text:s/>A prueba de agua <text:s text:c="3"/>Sí</text:p>
            <text:p><text:s/>Materiales <text:s text:c="3"/>Silicone, ABS plastic</text:p>
            <text:p/>
            <text:p/>
          </table:table-cell>
          <table:table-cell office:value-type="float" office:value="222.95" table:style-name="ce1">
            <text:p>222,95</text:p>
          </table:table-cell>
          <table:table-cell office:value-type="float" office:value="69.25" table:style-name="ce1">
            <text:p>69,2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23269.jpg">http://media.grutinet.com/articulos/or/or_123269.jpg</text:a></text:p>
          </table:table-cell>
          <table:table-cell office:value-type="string" table:style-name="ce4">
            <text:p><text:a xlink:href="http://media.grutinet.com/articulos/lg/lg_123269_0.jpg">http://media.grutinet.com/articulos/lg/lg_123269_0.jpg</text:a></text:p>
          </table:table-cell>
          <table:table-cell office:value-type="string" table:style-name="ce4">
            <text:p><text:a xlink:href="http://media.grutinet.com/articulos/lg/lg_123269_1.jpg">http://media.grutinet.com/articulos/lg/lg_123269_1.jpg</text:a></text:p>
          </table:table-cell>
          <table:table-cell office:value-type="string" table:style-name="ce4">
            <text:p><text:a xlink:href="http://media.grutinet.com/articulos/lg/lg_123269_2.jpg">http://media.grutinet.com/articulos/lg/lg_123269_2.jpg</text:a></text:p>
          </table:table-cell>
          <table:table-cell table:style-name="ce1"/>
          <table:table-cell office:value-type="string" table:style-name="ce4">
            <text:p><text:a xlink:href="http://media.grutinet.com/articulos/lg/lg_123269_3.jpg">http://media.grutinet.com/articulos/lg/lg_123269_3.jpg</text:a></text:p>
          </table:table-cell>
          <table:table-cell table:number-columns-repeated="6" table:style-name="ce2"/>
          <table:table-cell table:number-columns-repeated="16359"/>
        </table:table-row>
        <table:table-row table:style-name="ro2">
          <table:table-cell office:value-type="float" office:value="12418" table:style-name="ce1">
            <text:p>12418</text:p>
          </table:table-cell>
          <table:table-cell office:value-type="string" table:style-name="ce2">
            <text:p>VARIOS</text:p>
          </table:table-cell>
          <table:table-cell office:value-type="string" table:style-name="ce2">
            <text:p>LIBROS</text:p>
          </table:table-cell>
          <table:table-cell office:value-type="string" table:style-name="ce2">
            <text:p>EL METODO VALERIE</text:p>
          </table:table-cell>
          <table:table-cell office:value-type="string" table:style-name="ce2">
            <text:p>RANDOM HOUSE</text:p>
          </table:table-cell>
          <table:table-cell office:value-type="string" table:style-name="ce3">
            <text:p>EL MÉTODO VALÉRIE.</text:p>
            <text:p/>
            <text:p>VALÉRIE TASSO.</text:p>
            <text:p/>
            <text:p>Basta de fantasear con Christian Grey. Es el momento de abandonar el sofá, salir a la calle y enamorar a hombres reales. Con su particular estilo directo, agudo y desenfadado, Valérie Tasso nos enseña todo lo que necesitamos saber sobre el sexo y el arte de la seducción.</text:p>
            <text:p/>
            <text:p>Es el momento de desdramatizar el sexo, de abandonar t ópicos y prejuicios para desterrar frustraciones y ansiedades. Es el momento de desenvolverse mejor con los hombres, de perder el miedo a tomar la iniciativa, de disfrutar del placer y de encontrar nuestra seguridad perdida. A través de su experiencia y el estudio de la materia, la autora de Diario de una ninfómana nos enseña cómo empezar una nueva etapa llena de excitantes y satisfactorias aventuras amorosas, y lo hace de forma desenfadada, con ironía y humor, con realismo y conciencia, con frescura y naturalidad. Se trata de conocerse mejor a una misma para ganar en autoestima. Se trata de ser felices y de obtener satisfacción del sexo opuesto.Se acabaron los cuentos y las novelas. Ha llegado la hora de ser las protagonistas de nuestra propia historia de pasión.</text:p>
            <text:p/>
            <text:p>316 Páginas.</text:p>
            <text:p/>
            <text:p>ISBN: 978-84-9032-752-4</text:p>
            <text:p/>
            <text:p>Tapa blanda.</text:p>
            <text:p/>
          </table:table-cell>
          <table:table-cell office:value-type="float" office:value="8.9499999999999993" table:style-name="ce1">
            <text:p>8,95</text:p>
          </table:table-cell>
          <table:table-cell office:value-type="float" office:value="7.43" table:style-name="ce1">
            <text:p>7,43</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2418.jpg">http://media.grutinet.com/articulos/or/or_12418.jpg</text:a></text:p>
          </table:table-cell>
          <table:table-cell office:value-type="string" table:style-name="ce4">
            <text:p><text:a xlink:href="http://media.grutinet.com/articulos/lg/lg_12418_0.jpg">http://media.grutinet.com/articulos/lg/lg_12418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12478" table:style-name="ce1">
            <text:p>12478</text:p>
          </table:table-cell>
          <table:table-cell office:value-type="string" table:style-name="ce2">
            <text:p>JUGUETES XXX</text:p>
          </table:table-cell>
          <table:table-cell office:value-type="string" table:style-name="ce2">
            <text:p>ESTIMULADORES</text:p>
          </table:table-cell>
          <table:table-cell office:value-type="string" table:style-name="ce2">
            <text:p>RO-LO LILA 7 X 7 AJUSTES</text:p>
          </table:table-cell>
          <table:table-cell office:value-type="string" table:style-name="ce2">
            <text:p>ROCKS-OFF</text:p>
          </table:table-cell>
          <table:table-cell office:value-type="string" table:style-name="ce3">
            <text:p>RO-LO PURPLE 7 X 7 SETTINGS</text:p>
            <text:p/>
            <text:p>Siente como se desvanecen todas las preocupaciones del día a medida que RO-LO se mueve de forma precisa y firme por cada curva y parte de tu cuerpo. Desde el momento en que enciendes RO-LO, sus potentes vibraciones te liberarán de tus tensiones interiores porporcionándote relajación y tranquilidad, pero estimulándote y preparándote para la acción.</text:p>
            <text:p/>
            <text:p>- Totalmente recargable.</text:p>
            <text:p>- 7 funciones ultra potentes.</text:p>
            <text:p>- Utiliza una nueva tecnología de motor par aofrecer una máxima potencia.</text:p>
            <text:p>- 100% resistente al agua.</text:p>
            <text:p>- Silicona platino de grado médico.</text:p>
            <text:p>- Hasta dos horas de potencia totalmente cargado.</text:p>
            <text:p/>
          </table:table-cell>
          <table:table-cell office:value-type="float" office:value="99.99" table:style-name="ce1">
            <text:p>99,99</text:p>
          </table:table-cell>
          <table:table-cell office:value-type="float" office:value="18.59" table:style-name="ce1">
            <text:p>18,59</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2478.jpg">http://media.grutinet.com/articulos/or/or_12478.jpg</text:a></text:p>
          </table:table-cell>
          <table:table-cell office:value-type="string" table:style-name="ce4">
            <text:p><text:a xlink:href="http://media.grutinet.com/articulos/lg/lg_12478_0.jpg">http://media.grutinet.com/articulos/lg/lg_12478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12479" table:style-name="ce1">
            <text:p>12479</text:p>
          </table:table-cell>
          <table:table-cell office:value-type="string" table:style-name="ce2">
            <text:p>VARIOS</text:p>
          </table:table-cell>
          <table:table-cell office:value-type="string" table:style-name="ce2">
            <text:p>LIBROS</text:p>
          </table:table-cell>
          <table:table-cell office:value-type="string" table:style-name="ce2">
            <text:p>DESEADO</text:p>
          </table:table-cell>
          <table:table-cell office:value-type="string" table:style-name="ce2">
            <text:p>RANDOM HOUSE</text:p>
          </table:table-cell>
          <table:table-cell office:value-type="string" table:style-name="ce3">
            <text:p>DESEADO</text:p>
            <text:p/>
            <text:p>J. KENNER</text:p>
            <text:p/>
            <text:p>A sus veintitrés años, Angelina Raine no está pasando por su mejor momento. Su tío y mentor, un marchante de arte comprensivo y culto, acaba de fallecer. Además, él era el único que sabía que, tras esa fachada de chica perfecta y responsable, en realidad se esconde un alma más frágil de lo que nadie sospecha. Y es entonces cuando, de repente, reaparece en su vida alguien especial. Su nombre es Evan Black.</text:p>
            <text:p/>
            <text:p>Pocas mujeres pueden resistirse al poderoso atractivo de ese hombre del que emana un aire de peligro, un magnetismo salvaje... Pero Angie no es como las demás; ella lleva años secretamente enamorada de él, desde que ella era una adolescente y Evan un joven ambicioso que, junto con sus dos amigos inseparables, Tyler y Cole, estaba dispuesto a comerse el mundo a cualquier precio.Ahora él ha conseguido lo que se proponía: éxito, dinero y poder. Y, Angie, a pesar del halo misterioso que rodea a Evan, está decidida a conquistarlo.</text:p>
            <text:p/>
            <text:p>Deseado, la primera entrega de la nueva trilogía de J. Kenner, nos sumerge en una historia llena de emocion</text:p>
            <text:p/>
            <text:p>375 Páginas.</text:p>
            <text:p/>
            <text:p>ISBN: 978-84-253-5231-7</text:p>
            <text:p/>
          </table:table-cell>
          <table:table-cell office:value-type="float" office:value="16.899999999999999" table:style-name="ce1">
            <text:p>16,9</text:p>
          </table:table-cell>
          <table:table-cell office:value-type="float" office:value="14.03" table:style-name="ce1">
            <text:p>14,0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2479.jpg">http://media.grutinet.com/articulos/or/or_12479.jpg</text:a></text:p>
          </table:table-cell>
          <table:table-cell office:value-type="string" table:style-name="ce4">
            <text:p><text:a xlink:href="http://media.grutinet.com/articulos/lg/lg_12479_0.jpg">http://media.grutinet.com/articulos/lg/lg_12479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12538" table:style-name="ce1">
            <text:p>12538</text:p>
          </table:table-cell>
          <table:table-cell office:value-type="string" table:style-name="ce2">
            <text:p>VARIOS</text:p>
          </table:table-cell>
          <table:table-cell office:value-type="string" table:style-name="ce2">
            <text:p>LIBROS</text:p>
          </table:table-cell>
          <table:table-cell office:value-type="string" table:style-name="ce2">
            <text:p>AMAME</text:p>
          </table:table-cell>
          <table:table-cell office:value-type="string" table:style-name="ce2">
            <text:p>RANDOM HOUSE</text:p>
          </table:table-cell>
          <table:table-cell office:value-type="string" table:style-name="ce3">
            <text:p>ÁMAME 3.</text:p>
            <text:p/>
            <text:p>J. KENNER.</text:p>
            <text:p/>
            <text:p>El excitante romance entre Nikki Fairchild y Damien Stark se ve ensombrecido por los secretos de ambos. En Desátame el multimillonario Damien formuló una proposición tan indecente como irresistible a la joven Nikki, una mujer independiente que de pronto se vio envuelta en una apasionante historia de amor, sexo y dominación. En Poséeme, el deseo salvaje los empujó a un juego erótico obsesivo. En Ámame, ¿puede la pasión convertirse en la clase de amor que sobrevive a las sombras del pasado?</text:p>
            <text:p/>
            <text:p/>
            <text:p>343 Páginas.</text:p>
            <text:p/>
            <text:p>Tapa blanda 12,5 X 19cm.</text:p>
            <text:p/>
          </table:table-cell>
          <table:table-cell office:value-type="float" office:value="7.95" table:style-name="ce1">
            <text:p>7,95</text:p>
          </table:table-cell>
          <table:table-cell office:value-type="float" office:value="6.6" table:style-name="ce1">
            <text:p>6,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2538.jpg">http://media.grutinet.com/articulos/or/or_12538.jpg</text:a></text:p>
          </table:table-cell>
          <table:table-cell office:value-type="string" table:style-name="ce4">
            <text:p><text:a xlink:href="http://media.grutinet.com/articulos/lg/lg_12538_0.jpg">http://media.grutinet.com/articulos/lg/lg_12538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12621" table:style-name="ce1">
            <text:p>12621</text:p>
          </table:table-cell>
          <table:table-cell office:value-type="string" table:style-name="ce2">
            <text:p>VARIOS</text:p>
          </table:table-cell>
          <table:table-cell office:value-type="string" table:style-name="ce2">
            <text:p>LIBROS</text:p>
          </table:table-cell>
          <table:table-cell office:value-type="string" table:style-name="ce2">
            <text:p>SEDUCIDO</text:p>
          </table:table-cell>
          <table:table-cell office:value-type="string" table:style-name="ce2">
            <text:p>RANDOM HOUSE</text:p>
          </table:table-cell>
          <table:table-cell office:value-type="string" table:style-name="ce3">
            <text:p>SEDUCIDO.</text:p>
            <text:p/>
            <text:p>J KENNER.</text:p>
            <text:p/>
            <text:p>La agente de policía Sloane Watson está acostumbrada a lidiar con tipos duros y sabe bien cómo manejarlos. Por eso no siente ningún temor ante su nueva misión: infiltrarse en el club Destiny como bailarina exótica para investigar a su dueño, Tyler Sharp, sospechoso de andar metido en negocios turbios con sus socios, Evan Black y Cole August. Lo peor, sin embargo, no será bailar ante los clientes habituales del club, sino resistirse a su propietario. Encantador y arrolladoramente sexy, Tyler es de uno de esos hombres que consiguen lo que quieren, y la actitud distante de Sloane no hace más que aumentar su interés. Seducido por la aparente indiferencia de esa hermosa mujer, Tyler se lanza a conquistarla con todas sus armas. Y Sloane pronto comprenderá que es imposible no rendirse a su sonrisa, a sus caricias, a esos besos únicos que le hacen olvidar quién es el cazador y quién la presa en un juego cada vez más peligroso para ambos.</text:p>
            <text:p/>
            <text:p>323 Páginas.</text:p>
            <text:p/>
            <text:p>ISBN: 978-84-253-5230-0</text:p>
            <text:p/>
            <text:p>Tapa dura con solapa: 23cm x 15 cm.</text:p>
            <text:p/>
          </table:table-cell>
          <table:table-cell office:value-type="float" office:value="16.899999999999999" table:style-name="ce1">
            <text:p>16,9</text:p>
          </table:table-cell>
          <table:table-cell office:value-type="float" office:value="14.04" table:style-name="ce1">
            <text:p>14,0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2621.jpg">http://media.grutinet.com/articulos/or/or_12621.jpg</text:a></text:p>
          </table:table-cell>
          <table:table-cell office:value-type="string" table:style-name="ce4">
            <text:p><text:a xlink:href="http://media.grutinet.com/articulos/lg/lg_12621_0.jpg">http://media.grutinet.com/articulos/lg/lg_12621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127839" table:style-name="ce1">
            <text:p>127839</text:p>
          </table:table-cell>
          <table:table-cell office:value-type="string" table:style-name="ce2">
            <text:p>VARIOS</text:p>
          </table:table-cell>
          <table:table-cell office:value-type="string" table:style-name="ce2">
            <text:p>LIBROS</text:p>
          </table:table-cell>
          <table:table-cell office:value-type="string" table:style-name="ce2">
            <text:p>365 DÍAS</text:p>
          </table:table-cell>
          <table:table-cell office:value-type="string" table:style-name="ce2">
            <text:p>RANDOM HOUSE</text:p>
          </table:table-cell>
          <table:table-cell office:value-type="string" table:style-name="ce3">
            <text:p>365 DÍAS<text:s/></text:p>
            <text:p/>
            <text:p>Blanka Lipinska.</text:p>
            <text:p/>
            <text:p>BEST SELLER INTERNACIONAL N.&amp;ordm; 1</text:p>
            <text:p/>
            <text:p>1.500.000 ejemplares vendidos.</text:p>
            <text:p/>
            <text:p>La novela que inspiró el fenómeno mundial emitido por Netflix.</text:p>
            <text:p/>
            <text:p>Una excitante historia de sexo de alto voltaje, lujo y poder que no olvidarás.</text:p>
            <text:p/>
            <text:p>Una pasión sin medida.</text:p>
            <text:p/>
            <text:p>Un mundo donde no existen los límites ni la clemencia.</text:p>
            <text:p/>
            <text:p>Tiene 365 días para enamorarse de el.</text:p>
            <text:p/>
            <text:p>Massimo Toricelli es el capo de una familia de la mafia siciliana. Oscuro, peligroso y tremendamente atractivo, busca obsesionado desde hace años a una mujer que se le apareció en una visión cuando estuvo a punto de morir.</text:p>
            <text:p/>
            <text:p>Laura es una joven ejecutiva polaca, quemada por el trabajo y atrapada en una relación sin pasión.</text:p>
            <text:p/>
            <text:p>Durante unas vacaciones en las que Laura viaja a Sicilia, el poderoso Massimo la reconoce y, dispuesto a hacerla suya a cualquier precio, la secuestra en su lujosa mansión y le da un plazo de un año para que se enamore de el.</text:p>
            <text:p/>
            <text:p/>
            <text:p><text:s/>N&amp;ordm; de páginas: 384 págs.</text:p>
            <text:p><text:s/>Encuadernación: Tapa blanda</text:p>
            <text:p><text:s/>Año de edición: 2021</text:p>
            <text:p/>
            <text:p/>
          </table:table-cell>
          <table:table-cell office:value-type="float" office:value="16.899999999999999" table:style-name="ce1">
            <text:p>16,9</text:p>
          </table:table-cell>
          <table:table-cell office:value-type="float" office:value="14.04" table:style-name="ce1">
            <text:p>14,0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27839.jpg">http://media.grutinet.com/articulos/or/or_127839.jpg</text:a></text:p>
          </table:table-cell>
          <table:table-cell office:value-type="string" table:style-name="ce4">
            <text:p><text:a xlink:href="http://media.grutinet.com/articulos/lg/lg_127839_0.jpg">http://media.grutinet.com/articulos/lg/lg_127839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129451" table:style-name="ce1">
            <text:p>129451</text:p>
          </table:table-cell>
          <table:table-cell office:value-type="string" table:style-name="ce2">
            <text:p>JUGUETES XXX</text:p>
          </table:table-cell>
          <table:table-cell office:value-type="string" table:style-name="ce2">
            <text:p>VIBRADORES</text:p>
          </table:table-cell>
          <table:table-cell office:value-type="string" table:style-name="ce2">
            <text:p>GLAM VIBE BALA VIBRADORA - AZUL<text:s/></text:p>
          </table:table-cell>
          <table:table-cell office:value-type="string" table:style-name="ce2">
            <text:p>CALEXOTICS</text:p>
          </table:table-cell>
          <table:table-cell table:style-name="ce2"/>
          <table:table-cell office:value-type="float" office:value="59.99" table:style-name="ce1">
            <text:p>59,99</text:p>
          </table:table-cell>
          <table:table-cell office:value-type="float" office:value="22.8" table:style-name="ce1">
            <text:p>22,8</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29451.jpg">http://media.grutinet.com/articulos/or/or_129451.jpg</text:a></text:p>
          </table:table-cell>
          <table:table-cell office:value-type="string" table:style-name="ce4">
            <text:p><text:a xlink:href="http://media.grutinet.com/articulos/lg/lg_129451_0.jpg">http://media.grutinet.com/articulos/lg/lg_129451_0.jpg</text:a></text:p>
          </table:table-cell>
          <table:table-cell office:value-type="string" table:style-name="ce4">
            <text:p><text:a xlink:href="http://media.grutinet.com/articulos/lg/lg_129451_1.jpg">http://media.grutinet.com/articulos/lg/lg_129451_1.jpg</text:a></text:p>
          </table:table-cell>
          <table:table-cell office:value-type="string" table:style-name="ce4">
            <text:p><text:a xlink:href="http://media.grutinet.com/articulos/lg/lg_129451_2.jpg">http://media.grutinet.com/articulos/lg/lg_129451_2.jpg</text:a></text:p>
          </table:table-cell>
          <table:table-cell table:style-name="ce1"/>
          <table:table-cell office:value-type="string" table:style-name="ce4">
            <text:p><text:a xlink:href="http://media.grutinet.com/articulos/lg/lg_129451_3.jpg">http://media.grutinet.com/articulos/lg/lg_129451_3.jpg</text:a></text:p>
          </table:table-cell>
          <table:table-cell office:value-type="string" table:style-name="ce4">
            <text:p><text:a xlink:href="http://media.grutinet.com/articulos/lg/lg_129451_4.jpg">http://media.grutinet.com/articulos/lg/lg_129451_4.jpg</text:a></text:p>
          </table:table-cell>
          <table:table-cell office:value-type="string" table:style-name="ce4">
            <text:p><text:a xlink:href="http://media.grutinet.com/articulos/lg/lg_129451_5.jpg">http://media.grutinet.com/articulos/lg/lg_129451_5.jpg</text:a></text:p>
          </table:table-cell>
          <table:table-cell office:value-type="string" table:style-name="ce4">
            <text:p><text:a xlink:href="http://media.grutinet.com/articulos/lg/lg_129451_6.jpg">http://media.grutinet.com/articulos/lg/lg_129451_6.jpg</text:a></text:p>
          </table:table-cell>
          <table:table-cell office:value-type="string" table:style-name="ce4">
            <text:p><text:a xlink:href="http://media.grutinet.com/articulos/lg/lg_129451_7.jpg">http://media.grutinet.com/articulos/lg/lg_129451_7.jpg</text:a></text:p>
          </table:table-cell>
          <table:table-cell table:number-columns-repeated="2" table:style-name="ce2"/>
          <table:table-cell table:number-columns-repeated="16359"/>
        </table:table-row>
        <table:table-row table:style-name="ro2">
          <table:table-cell office:value-type="float" office:value="129454" table:style-name="ce1">
            <text:p>129454</text:p>
          </table:table-cell>
          <table:table-cell office:value-type="string" table:style-name="ce2">
            <text:p>JUGUETES XXX</text:p>
          </table:table-cell>
          <table:table-cell office:value-type="string" table:style-name="ce2">
            <text:p>VIBRADORES</text:p>
          </table:table-cell>
          <table:table-cell office:value-type="string" table:style-name="ce2">
            <text:p>GLAM G VIBE - ROSA DEGRADADO<text:s/></text:p>
          </table:table-cell>
          <table:table-cell office:value-type="string" table:style-name="ce2">
            <text:p>CALEXOTICS</text:p>
          </table:table-cell>
          <table:table-cell table:style-name="ce2"/>
          <table:table-cell office:value-type="float" office:value="59.99" table:style-name="ce1">
            <text:p>59,99</text:p>
          </table:table-cell>
          <table:table-cell office:value-type="float" office:value="22.8" table:style-name="ce1">
            <text:p>22,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29454.jpg">http://media.grutinet.com/articulos/or/or_129454.jpg</text:a></text:p>
          </table:table-cell>
          <table:table-cell office:value-type="string" table:style-name="ce4">
            <text:p><text:a xlink:href="http://media.grutinet.com/articulos/lg/lg_129454_0.jpg">http://media.grutinet.com/articulos/lg/lg_129454_0.jpg</text:a></text:p>
          </table:table-cell>
          <table:table-cell office:value-type="string" table:style-name="ce4">
            <text:p><text:a xlink:href="http://media.grutinet.com/articulos/lg/lg_129454_1.jpg">http://media.grutinet.com/articulos/lg/lg_129454_1.jpg</text:a></text:p>
          </table:table-cell>
          <table:table-cell office:value-type="string" table:style-name="ce4">
            <text:p><text:a xlink:href="http://media.grutinet.com/articulos/lg/lg_129454_2.jpg">http://media.grutinet.com/articulos/lg/lg_129454_2.jpg</text:a></text:p>
          </table:table-cell>
          <table:table-cell table:style-name="ce1"/>
          <table:table-cell office:value-type="string" table:style-name="ce4">
            <text:p><text:a xlink:href="http://media.grutinet.com/articulos/lg/lg_129454_3.jpg">http://media.grutinet.com/articulos/lg/lg_129454_3.jpg</text:a></text:p>
          </table:table-cell>
          <table:table-cell office:value-type="string" table:style-name="ce4">
            <text:p><text:a xlink:href="http://media.grutinet.com/articulos/lg/lg_129454_4.jpg">http://media.grutinet.com/articulos/lg/lg_129454_4.jpg</text:a></text:p>
          </table:table-cell>
          <table:table-cell office:value-type="string" table:style-name="ce4">
            <text:p><text:a xlink:href="http://media.grutinet.com/articulos/lg/lg_129454_5.jpg">http://media.grutinet.com/articulos/lg/lg_129454_5.jpg</text:a></text:p>
          </table:table-cell>
          <table:table-cell office:value-type="string" table:style-name="ce4">
            <text:p><text:a xlink:href="http://media.grutinet.com/articulos/lg/lg_129454_6.jpg">http://media.grutinet.com/articulos/lg/lg_129454_6.jpg</text:a></text:p>
          </table:table-cell>
          <table:table-cell office:value-type="string" table:style-name="ce4">
            <text:p><text:a xlink:href="http://media.grutinet.com/articulos/lg/lg_129454_7.jpg">http://media.grutinet.com/articulos/lg/lg_129454_7.jpg</text:a></text:p>
          </table:table-cell>
          <table:table-cell table:number-columns-repeated="2" table:style-name="ce2"/>
          <table:table-cell table:number-columns-repeated="16359"/>
        </table:table-row>
        <table:table-row table:style-name="ro2">
          <table:table-cell office:value-type="float" office:value="129628" table:style-name="ce1">
            <text:p>129628</text:p>
          </table:table-cell>
          <table:table-cell office:value-type="string" table:style-name="ce2">
            <text:p>JUGUETES XXX</text:p>
          </table:table-cell>
          <table:table-cell office:value-type="string" table:style-name="ce2">
            <text:p>PLUGS</text:p>
          </table:table-cell>
          <table:table-cell office:value-type="string" table:style-name="ce2">
            <text:p>NJOY - PLUG GRANDE</text:p>
          </table:table-cell>
          <table:table-cell office:value-type="string" table:style-name="ce2">
            <text:p>NJOY</text:p>
          </table:table-cell>
          <table:table-cell office:value-type="string" table:style-name="ce3">
            <text:p>NJOY - LARGE PURE PLUG</text:p>
            <text:p/>
            <text:p>Igual de divertidos para jugar en el dormitorio caliente o para usar todo el día para una estimulación secreta traviesa, ¡los tapones puros de Njoy realmente brillan donde el sol no!</text:p>
            <text:p/>
            <text:p>Los Pure Plugs combinan una cabeza grande para ese delicioso tramo de penetración, con un vástago cónico para una fácil retención y comodidad a largo plazo.</text:p>
            <text:p/>
            <text:p>El acero pesado agrega una hermosa sensación de plenitud y presencia para recordarle cuán sensible es realmente allí.</text:p>
            <text:p/>
            <text:p>CARACTERÍSTICAS</text:p>
            <text:p/>
            <text:p/>
            <text:p><text:s/>Longitud total: 7 cm</text:p>
            <text:p><text:s/>Diámetro: 3.8 cm</text:p>
            <text:p><text:s/>Material: Acero Inoxidable</text:p>
            <text:p/>
            <text:p/>
          </table:table-cell>
          <table:table-cell office:value-type="float" office:value="119.5" table:style-name="ce1">
            <text:p>119,5</text:p>
          </table:table-cell>
          <table:table-cell office:value-type="float" office:value="58.9" table:style-name="ce1">
            <text:p>58,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29628.jpg">http://media.grutinet.com/articulos/or/or_129628.jpg</text:a></text:p>
          </table:table-cell>
          <table:table-cell office:value-type="string" table:style-name="ce4">
            <text:p><text:a xlink:href="http://media.grutinet.com/articulos/lg/lg_129628_0.jpg">http://media.grutinet.com/articulos/lg/lg_129628_0.jpg</text:a></text:p>
          </table:table-cell>
          <table:table-cell office:value-type="string" table:style-name="ce4">
            <text:p><text:a xlink:href="http://media.grutinet.com/articulos/lg/lg_129628_1.jpg">http://media.grutinet.com/articulos/lg/lg_129628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129631" table:style-name="ce1">
            <text:p>129631</text:p>
          </table:table-cell>
          <table:table-cell office:value-type="string" table:style-name="ce2">
            <text:p>JUGUETES XXX</text:p>
          </table:table-cell>
          <table:table-cell office:value-type="string" table:style-name="ce2">
            <text:p>DILDOS</text:p>
          </table:table-cell>
          <table:table-cell office:value-type="string" table:style-name="ce2">
            <text:p>NJOY - ELEVEN</text:p>
          </table:table-cell>
          <table:table-cell office:value-type="string" table:style-name="ce2">
            <text:p>NJOY</text:p>
          </table:table-cell>
          <table:table-cell office:value-type="string" table:style-name="ce3">
            <text:p>NJOY - ELEVEN</text:p>
            <text:p/>
            <text:p>Ampliando (¡literalmente!) En la línea njoy, njoy presenta modestamente el njoy Eleven. Combinando tecnología de fabricación revolucionaria con el estilo de marca registrada de njoy, njoy traspasó los límites del acero inoxidable erótico.</text:p>
            <text:p/>
            <text:p>¡Esperamos que los Once también superen sus límites. njoy!</text:p>
            <text:p/>
            <text:p>CARACTERÍSTICAS</text:p>
            <text:p/>
            <text:p/>
            <text:p><text:s/>Longitud total: 28 cm</text:p>
            <text:p><text:s/>Diámetro: 4.5 to 5.1 cm</text:p>
            <text:p><text:s/>Material: Acero Inoxidable</text:p>
            <text:p/>
            <text:p/>
          </table:table-cell>
          <table:table-cell office:value-type="float" office:value="345" table:style-name="ce1">
            <text:p>345</text:p>
          </table:table-cell>
          <table:table-cell office:value-type="float" office:value="231.88" table:style-name="ce1">
            <text:p>231,8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29631.jpg">http://media.grutinet.com/articulos/or/or_129631.jpg</text:a></text:p>
          </table:table-cell>
          <table:table-cell office:value-type="string" table:style-name="ce4">
            <text:p><text:a xlink:href="http://media.grutinet.com/articulos/lg/lg_129631_0.jpg">http://media.grutinet.com/articulos/lg/lg_129631_0.jpg</text:a></text:p>
          </table:table-cell>
          <table:table-cell office:value-type="string" table:style-name="ce4">
            <text:p><text:a xlink:href="http://media.grutinet.com/articulos/lg/lg_129631_1.jpg">http://media.grutinet.com/articulos/lg/lg_129631_1.jpg</text:a></text:p>
          </table:table-cell>
          <table:table-cell office:value-type="string" table:style-name="ce4">
            <text:p><text:a xlink:href="http://media.grutinet.com/articulos/lg/lg_129631_2.jpg">http://media.grutinet.com/articulos/lg/lg_129631_2.jpg</text:a></text:p>
          </table:table-cell>
          <table:table-cell table:style-name="ce1"/>
          <table:table-cell office:value-type="string" table:style-name="ce4">
            <text:p><text:a xlink:href="http://media.grutinet.com/articulos/lg/lg_129631_3.jpg">http://media.grutinet.com/articulos/lg/lg_129631_3.jpg</text:a></text:p>
          </table:table-cell>
          <table:table-cell table:number-columns-repeated="6" table:style-name="ce2"/>
          <table:table-cell table:number-columns-repeated="16359"/>
        </table:table-row>
        <table:table-row table:style-name="ro2">
          <table:table-cell office:value-type="float" office:value="129642" table:style-name="ce1">
            <text:p>129642</text:p>
          </table:table-cell>
          <table:table-cell office:value-type="string" table:style-name="ce2">
            <text:p>JUGUETES XXX</text:p>
          </table:table-cell>
          <table:table-cell office:value-type="string" table:style-name="ce2">
            <text:p>VIBRADORES</text:p>
          </table:table-cell>
          <table:table-cell office:value-type="string" table:style-name="ce2">
            <text:p>DIGIT - NEGRO</text:p>
          </table:table-cell>
          <table:table-cell office:value-type="string" table:style-name="ce2">
            <text:p>HOT OCTOPUSS</text:p>
          </table:table-cell>
          <table:table-cell office:value-type="string" table:style-name="ce3">
            <text:p>DIGIT - BLACK</text:p>
            <text:p/>
            <text:p>El poderoso vibrador de dedos que agrega una vibración estimulante a cada toque: ¡Muéstrale el dedo al sexo malo!</text:p>
            <text:p/>
            <text:p>Indiscutiblemente encantador, DiGiT es nuestro juguete sexual más hermoso y ergonómico hasta ahora. Este versátil vibrador de dedos mejorará la forma en que te masturbas y llevará el sexo y los juegos previos a nuevos niveles.</text:p>
            <text:p/>
            <text:p>¡Con su gran motor retumbante y cinco configuraciones de potencia, DiGiT convertirá tus dedos en superhéroes!</text:p>
            <text:p/>
            <text:p>CARACTERÍSTICAS</text:p>
            <text:p/>
            <text:p/>
            <text:p><text:s/>Dimensiones del producto: 8,8 x 4,8 x 3,1 cm</text:p>
            <text:p><text:s/>Longitud total: 8,8 cm</text:p>
            <text:p><text:s/>Vibración: Sí</text:p>
            <text:p><text:s/>Modos de vibración: 5</text:p>
            <text:p><text:s/>Modos de velocidad: 5</text:p>
            <text:p><text:s/>Resistente al agua<text:s/></text:p>
            <text:p><text:s/>Seguro para el cuerpo: Sí</text:p>
            <text:p><text:s/>Material: Silicona | Plástico ABS</text:p>
            <text:p><text:s/>Carga: USB</text:p>
            <text:p><text:s/>Baterías requeridas: Ion de litio</text:p>
            <text:p><text:s/>Baterías incluidas: Sí</text:p>
            <text:p><text:s/>Tiempo de carga en minutos: 120</text:p>
            <text:p><text:s/>Tiempo de funcionamiento en minutos: 60</text:p>
            <text:p/>
            <text:p/>
          </table:table-cell>
          <table:table-cell office:value-type="float" office:value="69" table:style-name="ce1">
            <text:p>69</text:p>
          </table:table-cell>
          <table:table-cell office:value-type="float" office:value="38.44" table:style-name="ce1">
            <text:p>38,4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29642.jpg">http://media.grutinet.com/articulos/or/or_129642.jpg</text:a></text:p>
          </table:table-cell>
          <table:table-cell office:value-type="string" table:style-name="ce4">
            <text:p><text:a xlink:href="http://media.grutinet.com/articulos/lg/lg_129642_0.jpg">http://media.grutinet.com/articulos/lg/lg_129642_0.jpg</text:a></text:p>
          </table:table-cell>
          <table:table-cell office:value-type="string" table:style-name="ce4">
            <text:p><text:a xlink:href="http://media.grutinet.com/articulos/lg/lg_129642_1.jpg">http://media.grutinet.com/articulos/lg/lg_129642_1.jpg</text:a></text:p>
          </table:table-cell>
          <table:table-cell office:value-type="string" table:style-name="ce4">
            <text:p><text:a xlink:href="http://media.grutinet.com/articulos/lg/lg_129642_2.jpg">http://media.grutinet.com/articulos/lg/lg_129642_2.jpg</text:a></text:p>
          </table:table-cell>
          <table:table-cell table:style-name="ce1"/>
          <table:table-cell table:number-columns-repeated="7" table:style-name="ce2"/>
          <table:table-cell table:number-columns-repeated="16359"/>
        </table:table-row>
        <table:table-row table:style-name="ro2">
          <table:table-cell office:value-type="float" office:value="129681" table:style-name="ce1">
            <text:p>129681</text:p>
          </table:table-cell>
          <table:table-cell office:value-type="string" table:style-name="ce2">
            <text:p>JUGUETES XXX</text:p>
          </table:table-cell>
          <table:table-cell office:value-type="string" table:style-name="ce2">
            <text:p>ACCESORIOS PENE</text:p>
          </table:table-cell>
          <table:table-cell office:value-type="string" table:style-name="ce2">
            <text:p>TENGA SVR ANILLO VIBRADOR INTELIGENTE - NEGRO</text:p>
          </table:table-cell>
          <table:table-cell office:value-type="string" table:style-name="ce2">
            <text:p>TENGA</text:p>
          </table:table-cell>
          <table:table-cell office:value-type="string" table:style-name="ce3">
            <text:p>TENGA SVR SMART VIBERING PLUS - BLACK<text:s/></text:p>
            <text:p/>
            <text:p>¡Llevando la serie TENGA SVR a nuevas alturas es el SVR +!</text:p>
            <text:p/>
            <text:p>Con 1.5 veces más potencia que la serie SVR original, disfrute de sensaciones aún más fuertes para el placer en pareja.</text:p>
            <text:p/>
            <text:p>Intensifica las noches apasionantes con SVR +.</text:p>
            <text:p/>
            <text:p><text:s/></text:p>
            <text:p/>
          </table:table-cell>
          <table:table-cell office:value-type="float" office:value="89.99" table:style-name="ce1">
            <text:p>89,99</text:p>
          </table:table-cell>
          <table:table-cell office:value-type="float" office:value="59.45" table:style-name="ce1">
            <text:p>59,4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29681.jpg">http://media.grutinet.com/articulos/or/or_129681.jpg</text:a></text:p>
          </table:table-cell>
          <table:table-cell office:value-type="string" table:style-name="ce4">
            <text:p><text:a xlink:href="http://media.grutinet.com/articulos/lg/lg_129681_0.jpg">http://media.grutinet.com/articulos/lg/lg_129681_0.jpg</text:a></text:p>
          </table:table-cell>
          <table:table-cell office:value-type="string" table:style-name="ce4">
            <text:p><text:a xlink:href="http://media.grutinet.com/articulos/lg/lg_129681_1.jpg">http://media.grutinet.com/articulos/lg/lg_129681_1.jpg</text:a></text:p>
          </table:table-cell>
          <table:table-cell office:value-type="string" table:style-name="ce4">
            <text:p><text:a xlink:href="http://media.grutinet.com/articulos/lg/lg_129681_2.jpg">http://media.grutinet.com/articulos/lg/lg_129681_2.jpg</text:a></text:p>
          </table:table-cell>
          <table:table-cell table:style-name="ce1"/>
          <table:table-cell office:value-type="string" table:style-name="ce4">
            <text:p><text:a xlink:href="http://media.grutinet.com/articulos/lg/lg_129681_3.jpg">http://media.grutinet.com/articulos/lg/lg_129681_3.jpg</text:a></text:p>
          </table:table-cell>
          <table:table-cell office:value-type="string" table:style-name="ce4">
            <text:p><text:a xlink:href="http://media.grutinet.com/articulos/lg/lg_129681_4.jpg">http://media.grutinet.com/articulos/lg/lg_129681_4.jpg</text:a></text:p>
          </table:table-cell>
          <table:table-cell office:value-type="string" table:style-name="ce4">
            <text:p><text:a xlink:href="http://media.grutinet.com/articulos/lg/lg_129681_5.jpg">http://media.grutinet.com/articulos/lg/lg_129681_5.jpg</text:a></text:p>
          </table:table-cell>
          <table:table-cell office:value-type="string" table:style-name="ce4">
            <text:p><text:a xlink:href="http://media.grutinet.com/articulos/lg/lg_129681_6.jpg">http://media.grutinet.com/articulos/lg/lg_129681_6.jpg</text:a></text:p>
          </table:table-cell>
          <table:table-cell office:value-type="string" table:style-name="ce4">
            <text:p><text:a xlink:href="http://media.grutinet.com/articulos/lg/lg_129681_7.jpg">http://media.grutinet.com/articulos/lg/lg_129681_7.jpg</text:a></text:p>
          </table:table-cell>
          <table:table-cell office:value-type="string" table:style-name="ce4">
            <text:p><text:a xlink:href="http://media.grutinet.com/articulos/lg/lg_129681_8.jpg">http://media.grutinet.com/articulos/lg/lg_129681_8.jpg</text:a></text:p>
          </table:table-cell>
          <table:table-cell office:value-type="string" table:style-name="ce4">
            <text:p><text:a xlink:href="http://media.grutinet.com/articulos/lg/lg_129681_9.jpg">http://media.grutinet.com/articulos/lg/lg_129681_9.jpg</text:a></text:p>
          </table:table-cell>
          <table:table-cell table:number-columns-repeated="16359"/>
        </table:table-row>
        <table:table-row table:style-name="ro2">
          <table:table-cell office:value-type="float" office:value="13339" table:style-name="ce1">
            <text:p>13339</text:p>
          </table:table-cell>
          <table:table-cell office:value-type="string" table:style-name="ce2">
            <text:p>VARIOS</text:p>
          </table:table-cell>
          <table:table-cell office:value-type="string" table:style-name="ce2">
            <text:p>LIBROS</text:p>
          </table:table-cell>
          <table:table-cell office:value-type="string" table:style-name="ce2">
            <text:p>DESATAME</text:p>
          </table:table-cell>
          <table:table-cell office:value-type="string" table:style-name="ce2">
            <text:p>RANDOM HOUSE</text:p>
          </table:table-cell>
          <table:table-cell office:value-type="string" table:style-name="ce3">
            <text:p>DESATAME.</text:p>
            <text:p/>
            <text:p>J KENNER.</text:p>
            <text:p/>
            <text:p>Era el único hombre al que no podía resistirse, pero le pedía algo que ella se creía incapaz de hacer.<text:s/></text:p>
            <text:p/>
            <text:p>Un apuesto empresario acostumbrado a ver cumplidos sus más íntimos deseos. Una joven inteligente incapaz de someterse a nadie. Una pasión que los liberará a ambos de las cadenas del pasado. Si vibraste con la historia de Ana y Christian Grey, Desátame es la novela que estabas esperando. Nikki siempre ha luchado por mantener el control de su propia vida. Pero, tras conocer a Damien Stark, tan arrogante como atractivo, todas sus convicciones se tambalean. ¿Es posible resistirse a la insólita propuesta que le hace Damien?</text:p>
            <text:p/>
            <text:p>Una intensa historia de amor que nos muestra que a veces la sumisión erótica es capaz de liberar emociones reprimidas, atadas al alma por las tensas cuerdas del pasado.</text:p>
            <text:p/>
            <text:p>379 Páginas.</text:p>
            <text:p/>
            <text:p>ISBN: 978-84-253-5056-6</text:p>
            <text:p/>
            <text:p>Tapa blanda con solapa 15,3 x 23 cm.</text:p>
            <text:p/>
          </table:table-cell>
          <table:table-cell office:value-type="float" office:value="15.9" table:style-name="ce1">
            <text:p>15,9</text:p>
          </table:table-cell>
          <table:table-cell office:value-type="float" office:value="13.2" table:style-name="ce1">
            <text:p>1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3339.jpg">http://media.grutinet.com/articulos/or/or_13339.jpg</text:a></text:p>
          </table:table-cell>
          <table:table-cell office:value-type="string" table:style-name="ce4">
            <text:p><text:a xlink:href="http://media.grutinet.com/articulos/lg/lg_13339_0.jpg">http://media.grutinet.com/articulos/lg/lg_13339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133542" table:style-name="ce1">
            <text:p>133542</text:p>
          </table:table-cell>
          <table:table-cell office:value-type="string" table:style-name="ce2">
            <text:p>LENCERIA</text:p>
          </table:table-cell>
          <table:table-cell office:value-type="string" table:style-name="ce2">
            <text:p>CONJUNTOS</text:p>
          </table:table-cell>
          <table:table-cell office:value-type="string" table:style-name="ce2">
            <text:p>CONJUNTO CON TIRAS - NEGRO<text:s/></text:p>
          </table:table-cell>
          <table:table-cell office:value-type="string" table:style-name="ce2">
            <text:p>MAGIC SILK</text:p>
          </table:table-cell>
          <table:table-cell office:value-type="string" table:style-name="ce3">
            <text:p>STRAPPY BRA &amp; G-SET - BLACK</text:p>
            <text:p/>
            <text:p>De la colección Exposed by Magic Silk, este estilo incluye: un sujetador halter con tiras con felpa, forma elástica de retención y lazos alrededor del cuello y la espalda para el cierre, y una tanga con tiras a juego.</text:p>
            <text:p><text:s/></text:p>
            <text:p/>
            <text:p/>
            <text:p><text:s/>Dimensiones embalaje <text:s text:c="3"/>28 x 15,30 x 3,20 cm</text:p>
            <text:p><text:s/>Peso embalaje <text:s text:c="3"/>65 gram</text:p>
            <text:p><text:s/>Materiales <text:s text:c="3"/>90% Nylon, 10% Spandex</text:p>
            <text:p><text:s text:c="2"/></text:p>
            <text:p/>
            <text:p/>
          </table:table-cell>
          <table:table-cell office:value-type="float" office:value="24.95" table:style-name="ce1">
            <text:p>24,95</text:p>
          </table:table-cell>
          <table:table-cell office:value-type="float" office:value="16.059999999999999" table:style-name="ce1">
            <text:p>16,0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33542.jpg">http://media.grutinet.com/articulos/or/or_133542.jpg</text:a></text:p>
          </table:table-cell>
          <table:table-cell office:value-type="string" table:style-name="ce4">
            <text:p><text:a xlink:href="http://media.grutinet.com/articulos/lg/lg_133542_0.jpg">http://media.grutinet.com/articulos/lg/lg_133542_0.jpg</text:a></text:p>
          </table:table-cell>
          <table:table-cell office:value-type="string" table:style-name="ce4">
            <text:p><text:a xlink:href="http://media.grutinet.com/articulos/lg/lg_133542_1.jpg">http://media.grutinet.com/articulos/lg/lg_133542_1.jpg</text:a></text:p>
          </table:table-cell>
          <table:table-cell office:value-type="string" table:style-name="ce4">
            <text:p><text:a xlink:href="http://media.grutinet.com/articulos/lg/lg_133542_2.jpg">http://media.grutinet.com/articulos/lg/lg_133542_2.jpg</text:a></text:p>
          </table:table-cell>
          <table:table-cell office:value-type="float" office:value="133540" table:style-name="ce1">
            <text:p>133540</text:p>
          </table:table-cell>
          <table:table-cell office:value-type="string" table:style-name="ce4">
            <text:p><text:a xlink:href="http://media.grutinet.com/articulos/lg/lg_133542_3.jpg">http://media.grutinet.com/articulos/lg/lg_133542_3.jpg</text:a></text:p>
          </table:table-cell>
          <table:table-cell table:number-columns-repeated="6" table:style-name="ce2"/>
          <table:table-cell table:number-columns-repeated="16359"/>
        </table:table-row>
        <table:table-row table:style-name="ro2">
          <table:table-cell office:value-type="float" office:value="133547" table:style-name="ce1">
            <text:p>133547</text:p>
          </table:table-cell>
          <table:table-cell office:value-type="string" table:style-name="ce2">
            <text:p>LENCERIA</text:p>
          </table:table-cell>
          <table:table-cell office:value-type="string" table:style-name="ce2">
            <text:p>CONJUNTOS</text:p>
          </table:table-cell>
          <table:table-cell office:value-type="string" table:style-name="ce2">
            <text:p>CONJUNTO DE PANTY Y BRAGUITA - NEGRO<text:s/></text:p>
          </table:table-cell>
          <table:table-cell office:value-type="string" table:style-name="ce2">
            <text:p>MAGIC SILK</text:p>
          </table:table-cell>
          <table:table-cell office:value-type="string" table:style-name="ce3">
            <text:p>HALTER BANDEAU &amp; PANTY SET - BLACK</text:p>
            <text:p/>
            <text:p>De la colección Exposed by Magic Silk, este estilo incluye: un bandeau con corbatas que se envuelven alrededor del cuello y cierre de gancho y ojo en la parte posterior, y una braga a juego con detalles de encaje festoneado y una espalda clásica.</text:p>
            <text:p/>
            <text:p><text:s/></text:p>
            <text:p/>
          </table:table-cell>
          <table:table-cell office:value-type="float" office:value="24.95" table:style-name="ce1">
            <text:p>24,95</text:p>
          </table:table-cell>
          <table:table-cell office:value-type="float" office:value="16.059999999999999" table:style-name="ce1">
            <text:p>16,0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XL</text:p>
          </table:table-cell>
          <table:table-cell office:value-type="string" table:style-name="ce4">
            <text:p><text:a xlink:href="http://media.grutinet.com/articulos/or/or_133547.jpg">http://media.grutinet.com/articulos/or/or_133547.jpg</text:a></text:p>
          </table:table-cell>
          <table:table-cell office:value-type="string" table:style-name="ce4">
            <text:p><text:a xlink:href="http://media.grutinet.com/articulos/lg/lg_133547_0.jpg">http://media.grutinet.com/articulos/lg/lg_133547_0.jpg</text:a></text:p>
          </table:table-cell>
          <table:table-cell office:value-type="string" table:style-name="ce4">
            <text:p><text:a xlink:href="http://media.grutinet.com/articulos/lg/lg_133547_1.jpg">http://media.grutinet.com/articulos/lg/lg_133547_1.jpg</text:a></text:p>
          </table:table-cell>
          <table:table-cell office:value-type="string" table:style-name="ce4">
            <text:p><text:a xlink:href="http://media.grutinet.com/articulos/lg/lg_133547_2.jpg">http://media.grutinet.com/articulos/lg/lg_133547_2.jpg</text:a></text:p>
          </table:table-cell>
          <table:table-cell office:value-type="float" office:value="133548" table:style-name="ce1">
            <text:p>133548</text:p>
          </table:table-cell>
          <table:table-cell office:value-type="string" table:style-name="ce4">
            <text:p><text:a xlink:href="http://media.grutinet.com/articulos/lg/lg_133547_3.jpg">http://media.grutinet.com/articulos/lg/lg_133547_3.jpg</text:a></text:p>
          </table:table-cell>
          <table:table-cell table:number-columns-repeated="6" table:style-name="ce2"/>
          <table:table-cell table:number-columns-repeated="16359"/>
        </table:table-row>
        <table:table-row table:style-name="ro2">
          <table:table-cell office:value-type="float" office:value="133548" table:style-name="ce1">
            <text:p>133548</text:p>
          </table:table-cell>
          <table:table-cell office:value-type="string" table:style-name="ce2">
            <text:p>LENCERIA</text:p>
          </table:table-cell>
          <table:table-cell office:value-type="string" table:style-name="ce2">
            <text:p>CONJUNTOS</text:p>
          </table:table-cell>
          <table:table-cell office:value-type="string" table:style-name="ce2">
            <text:p>CONJUNTO DE PANTY Y BRAGUITA - NEGRO<text:s/></text:p>
          </table:table-cell>
          <table:table-cell office:value-type="string" table:style-name="ce2">
            <text:p>MAGIC SILK</text:p>
          </table:table-cell>
          <table:table-cell office:value-type="string" table:style-name="ce3">
            <text:p>HALTER BANDEAU &amp; PANTY SET - BLACK</text:p>
            <text:p/>
            <text:p>De la colección Exposed by Magic Silk, este estilo incluye: un bandeau con corbatas que se envuelven alrededor del cuello y cierre de gancho y ojo en la parte posterior, y una braga a juego con detalles de encaje festoneado y una espalda clásica.</text:p>
            <text:p/>
          </table:table-cell>
          <table:table-cell office:value-type="float" office:value="24.95" table:style-name="ce1">
            <text:p>24,95</text:p>
          </table:table-cell>
          <table:table-cell office:value-type="float" office:value="16.059999999999999" table:style-name="ce1">
            <text:p>16,0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33548.jpg">http://media.grutinet.com/articulos/or/or_133548.jpg</text:a></text:p>
          </table:table-cell>
          <table:table-cell office:value-type="string" table:style-name="ce4">
            <text:p><text:a xlink:href="http://media.grutinet.com/articulos/lg/lg_133548_0.jpg">http://media.grutinet.com/articulos/lg/lg_133548_0.jpg</text:a></text:p>
          </table:table-cell>
          <table:table-cell office:value-type="string" table:style-name="ce4">
            <text:p><text:a xlink:href="http://media.grutinet.com/articulos/lg/lg_133548_1.jpg">http://media.grutinet.com/articulos/lg/lg_133548_1.jpg</text:a></text:p>
          </table:table-cell>
          <table:table-cell office:value-type="string" table:style-name="ce4">
            <text:p><text:a xlink:href="http://media.grutinet.com/articulos/lg/lg_133548_2.jpg">http://media.grutinet.com/articulos/lg/lg_133548_2.jpg</text:a></text:p>
          </table:table-cell>
          <table:table-cell office:value-type="float" office:value="133548" table:style-name="ce1">
            <text:p>133548</text:p>
          </table:table-cell>
          <table:table-cell office:value-type="string" table:style-name="ce4">
            <text:p><text:a xlink:href="http://media.grutinet.com/articulos/lg/lg_133548_3.jpg">http://media.grutinet.com/articulos/lg/lg_133548_3.jpg</text:a></text:p>
          </table:table-cell>
          <table:table-cell table:number-columns-repeated="6" table:style-name="ce2"/>
          <table:table-cell table:number-columns-repeated="16359"/>
        </table:table-row>
        <table:table-row table:style-name="ro2">
          <table:table-cell office:value-type="float" office:value="133549" table:style-name="ce1">
            <text:p>133549</text:p>
          </table:table-cell>
          <table:table-cell office:value-type="string" table:style-name="ce2">
            <text:p>LENCERIA</text:p>
          </table:table-cell>
          <table:table-cell office:value-type="string" table:style-name="ce2">
            <text:p>PICARDIAS</text:p>
          </table:table-cell>
          <table:table-cell office:value-type="string" table:style-name="ce2">
            <text:p>SEXYTIME - CAMISON ESPALDA V - NEGRO<text:s/></text:p>
          </table:table-cell>
          <table:table-cell office:value-type="string" table:style-name="ce2">
            <text:p>MAGIC SILK</text:p>
          </table:table-cell>
          <table:table-cell office:value-type="string" table:style-name="ce3">
            <text:p>BABY DOLL W/ FLY AWAY BACK &amp; G-SET - BLACK</text:p>
            <text:p/>
            <text:p>De la colección Exposed by Magic Silk, este estilo incluye: una muñeca con correas de hombro ajustables con espalda en V con controles deslizantes de metal, copas de sujetador de encaje suave, espalda abierta y una tanga clásica de malla.</text:p>
            <text:p/>
          </table:table-cell>
          <table:table-cell office:value-type="float" office:value="24.95" table:style-name="ce1">
            <text:p>24,95</text:p>
          </table:table-cell>
          <table:table-cell office:value-type="float" office:value="16.059999999999999" table:style-name="ce1">
            <text:p>16,0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1X</text:p>
          </table:table-cell>
          <table:table-cell office:value-type="string" table:style-name="ce4">
            <text:p><text:a xlink:href="http://media.grutinet.com/articulos/or/or_133549.jpg">http://media.grutinet.com/articulos/or/or_133549.jpg</text:a></text:p>
          </table:table-cell>
          <table:table-cell office:value-type="string" table:style-name="ce4">
            <text:p><text:a xlink:href="http://media.grutinet.com/articulos/lg/lg_133549_0.jpg">http://media.grutinet.com/articulos/lg/lg_133549_0.jpg</text:a></text:p>
          </table:table-cell>
          <table:table-cell office:value-type="string" table:style-name="ce4">
            <text:p><text:a xlink:href="http://media.grutinet.com/articulos/lg/lg_133549_1.jpg">http://media.grutinet.com/articulos/lg/lg_133549_1.jpg</text:a></text:p>
          </table:table-cell>
          <table:table-cell office:value-type="string" table:style-name="ce4">
            <text:p><text:a xlink:href="http://media.grutinet.com/articulos/lg/lg_133549_2.jpg">http://media.grutinet.com/articulos/lg/lg_133549_2.jpg</text:a></text:p>
          </table:table-cell>
          <table:table-cell office:value-type="float" office:value="133551" table:style-name="ce1">
            <text:p>133551</text:p>
          </table:table-cell>
          <table:table-cell office:value-type="string" table:style-name="ce4">
            <text:p><text:a xlink:href="http://media.grutinet.com/articulos/lg/lg_133549_3.jpg">http://media.grutinet.com/articulos/lg/lg_133549_3.jpg</text:a></text:p>
          </table:table-cell>
          <table:table-cell office:value-type="string" table:style-name="ce4">
            <text:p><text:a xlink:href="http://media.grutinet.com/articulos/lg/lg_133549_4.jpg">http://media.grutinet.com/articulos/lg/lg_133549_4.jpg</text:a></text:p>
          </table:table-cell>
          <table:table-cell table:number-columns-repeated="5" table:style-name="ce2"/>
          <table:table-cell table:number-columns-repeated="16359"/>
        </table:table-row>
        <table:table-row table:style-name="ro2">
          <table:table-cell office:value-type="float" office:value="133552" table:style-name="ce1">
            <text:p>133552</text:p>
          </table:table-cell>
          <table:table-cell office:value-type="string" table:style-name="ce2">
            <text:p>LENCERIA</text:p>
          </table:table-cell>
          <table:table-cell office:value-type="string" table:style-name="ce2">
            <text:p>PICARDIAS</text:p>
          </table:table-cell>
          <table:table-cell office:value-type="string" table:style-name="ce2">
            <text:p>SEXYTIME - PICARDIAS APERTURA DELANTERA - NEGRO</text:p>
          </table:table-cell>
          <table:table-cell office:value-type="string" table:style-name="ce2">
            <text:p>MAGIC SILK</text:p>
          </table:table-cell>
          <table:table-cell office:value-type="string" table:style-name="ce3">
            <text:p>FLY AWAY BABY DOLL &amp; G-STRING SET - BLACK</text:p>
            <text:p/>
            <text:p>De la colección Exposed by Magic Silk, este estilo incluye: Sujetador de encaje suave, espalda de encaje estilo tanque, abertura frontal abatible, cobertura larga hasta el muslo y una tanga clásica de malla.</text:p>
            <text:p/>
          </table:table-cell>
          <table:table-cell office:value-type="float" office:value="24.95" table:style-name="ce1">
            <text:p>24,95</text:p>
          </table:table-cell>
          <table:table-cell office:value-type="float" office:value="16.059999999999999" table:style-name="ce1">
            <text:p>16,0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1X</text:p>
          </table:table-cell>
          <table:table-cell office:value-type="string" table:style-name="ce4">
            <text:p><text:a xlink:href="http://media.grutinet.com/articulos/or/or_133552.jpg">http://media.grutinet.com/articulos/or/or_133552.jpg</text:a></text:p>
          </table:table-cell>
          <table:table-cell office:value-type="string" table:style-name="ce4">
            <text:p><text:a xlink:href="http://media.grutinet.com/articulos/lg/lg_133552_0.jpg">http://media.grutinet.com/articulos/lg/lg_133552_0.jpg</text:a></text:p>
          </table:table-cell>
          <table:table-cell office:value-type="string" table:style-name="ce4">
            <text:p><text:a xlink:href="http://media.grutinet.com/articulos/lg/lg_133552_1.jpg">http://media.grutinet.com/articulos/lg/lg_133552_1.jpg</text:a></text:p>
          </table:table-cell>
          <table:table-cell office:value-type="string" table:style-name="ce4">
            <text:p><text:a xlink:href="http://media.grutinet.com/articulos/lg/lg_133552_2.jpg">http://media.grutinet.com/articulos/lg/lg_133552_2.jpg</text:a></text:p>
          </table:table-cell>
          <table:table-cell office:value-type="float" office:value="133554" table:style-name="ce1">
            <text:p>133554</text:p>
          </table:table-cell>
          <table:table-cell office:value-type="string" table:style-name="ce4">
            <text:p><text:a xlink:href="http://media.grutinet.com/articulos/lg/lg_133552_3.jpg">http://media.grutinet.com/articulos/lg/lg_133552_3.jpg</text:a></text:p>
          </table:table-cell>
          <table:table-cell office:value-type="string" table:style-name="ce4">
            <text:p><text:a xlink:href="http://media.grutinet.com/articulos/lg/lg_133552_4.jpg">http://media.grutinet.com/articulos/lg/lg_133552_4.jpg</text:a></text:p>
          </table:table-cell>
          <table:table-cell table:number-columns-repeated="5" table:style-name="ce2"/>
          <table:table-cell table:number-columns-repeated="16359"/>
        </table:table-row>
        <table:table-row table:style-name="ro2">
          <table:table-cell office:value-type="float" office:value="133556" table:style-name="ce1">
            <text:p>133556</text:p>
          </table:table-cell>
          <table:table-cell office:value-type="string" table:style-name="ce2">
            <text:p>LENCERIA</text:p>
          </table:table-cell>
          <table:table-cell office:value-type="string" table:style-name="ce2">
            <text:p>CONJUNTOS</text:p>
          </table:table-cell>
          <table:table-cell office:value-type="string" table:style-name="ce2">
            <text:p>BRALETTE CON TIRANTES AJUSTABLES - NEGRO<text:s/></text:p>
          </table:table-cell>
          <table:table-cell office:value-type="string" table:style-name="ce2">
            <text:p>MAGIC SILK</text:p>
          </table:table-cell>
          <table:table-cell office:value-type="string" table:style-name="ce3">
            <text:p>UNDERWIRE BRALETTE &amp; PANTY SET - BLACK</text:p>
            <text:p/>
            <text:p>De la colección Exposed by Magic Silk, este estilo incluye: un bralette con tirantes ajustables, aros, detalles con aberturas de ojal y cierre de gancho y ojo en la parte posterior, y una braguita de encaje clásica a juego.</text:p>
            <text:p/>
          </table:table-cell>
          <table:table-cell office:value-type="float" office:value="24.95" table:style-name="ce1">
            <text:p>24,95</text:p>
          </table:table-cell>
          <table:table-cell office:value-type="float" office:value="16.059999999999999" table:style-name="ce1">
            <text:p>16,06</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L/XL</text:p>
          </table:table-cell>
          <table:table-cell office:value-type="string" table:style-name="ce4">
            <text:p><text:a xlink:href="http://media.grutinet.com/articulos/or/or_133556.jpg">http://media.grutinet.com/articulos/or/or_133556.jpg</text:a></text:p>
          </table:table-cell>
          <table:table-cell office:value-type="string" table:style-name="ce4">
            <text:p><text:a xlink:href="http://media.grutinet.com/articulos/lg/lg_133556_0.jpg">http://media.grutinet.com/articulos/lg/lg_133556_0.jpg</text:a></text:p>
          </table:table-cell>
          <table:table-cell office:value-type="string" table:style-name="ce4">
            <text:p><text:a xlink:href="http://media.grutinet.com/articulos/lg/lg_133556_1.jpg">http://media.grutinet.com/articulos/lg/lg_133556_1.jpg</text:a></text:p>
          </table:table-cell>
          <table:table-cell office:value-type="string" table:style-name="ce4">
            <text:p><text:a xlink:href="http://media.grutinet.com/articulos/lg/lg_133556_2.jpg">http://media.grutinet.com/articulos/lg/lg_133556_2.jpg</text:a></text:p>
          </table:table-cell>
          <table:table-cell office:value-type="float" office:value="133555" table:style-name="ce1">
            <text:p>133555</text:p>
          </table:table-cell>
          <table:table-cell office:value-type="string" table:style-name="ce4">
            <text:p><text:a xlink:href="http://media.grutinet.com/articulos/lg/lg_133556_3.jpg">http://media.grutinet.com/articulos/lg/lg_133556_3.jpg</text:a></text:p>
          </table:table-cell>
          <table:table-cell table:number-columns-repeated="6" table:style-name="ce2"/>
          <table:table-cell table:number-columns-repeated="16359"/>
        </table:table-row>
        <table:table-row table:style-name="ro2">
          <table:table-cell office:value-type="float" office:value="133560" table:style-name="ce1">
            <text:p>133560</text:p>
          </table:table-cell>
          <table:table-cell office:value-type="string" table:style-name="ce2">
            <text:p>LENCERIA</text:p>
          </table:table-cell>
          <table:table-cell office:value-type="string" table:style-name="ce2">
            <text:p>BODYS</text:p>
          </table:table-cell>
          <table:table-cell office:value-type="string" table:style-name="ce2">
            <text:p>MERRY WIDOW &amp; G- BODY CON CORREA DE LIGA - NEGRO<text:s/></text:p>
          </table:table-cell>
          <table:table-cell office:value-type="string" table:style-name="ce2">
            <text:p>MAGIC SILK</text:p>
          </table:table-cell>
          <table:table-cell office:value-type="string" table:style-name="ce3">
            <text:p>MERRY WIDOW &amp; G-SET - BLACK</text:p>
            <text:p/>
            <text:p>De la colección Exposed by Magic Silk, este estilo incluye: Una alegre viuda con correas ajustables para los hombros con correderas metálicas y correas de liga con clips metálicos y una tanga de encaje a juego.</text:p>
            <text:p/>
            <text:p/>
            <text:p><text:s/></text:p>
            <text:p/>
          </table:table-cell>
          <table:table-cell office:value-type="float" office:value="24.95" table:style-name="ce1">
            <text:p>24,95</text:p>
          </table:table-cell>
          <table:table-cell office:value-type="float" office:value="16.059999999999999" table:style-name="ce1">
            <text:p>16,0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33560.jpg">http://media.grutinet.com/articulos/or/or_133560.jpg</text:a></text:p>
          </table:table-cell>
          <table:table-cell office:value-type="string" table:style-name="ce4">
            <text:p><text:a xlink:href="http://media.grutinet.com/articulos/lg/lg_133560_0.jpg">http://media.grutinet.com/articulos/lg/lg_133560_0.jpg</text:a></text:p>
          </table:table-cell>
          <table:table-cell office:value-type="string" table:style-name="ce4">
            <text:p><text:a xlink:href="http://media.grutinet.com/articulos/lg/lg_133560_1.jpg">http://media.grutinet.com/articulos/lg/lg_133560_1.jpg</text:a></text:p>
          </table:table-cell>
          <table:table-cell office:value-type="string" table:style-name="ce4">
            <text:p><text:a xlink:href="http://media.grutinet.com/articulos/lg/lg_133560_2.jpg">http://media.grutinet.com/articulos/lg/lg_133560_2.jpg</text:a></text:p>
          </table:table-cell>
          <table:table-cell office:value-type="float" office:value="133560" table:style-name="ce1">
            <text:p>133560</text:p>
          </table:table-cell>
          <table:table-cell office:value-type="string" table:style-name="ce4">
            <text:p><text:a xlink:href="http://media.grutinet.com/articulos/lg/lg_133560_3.jpg">http://media.grutinet.com/articulos/lg/lg_133560_3.jpg</text:a></text:p>
          </table:table-cell>
          <table:table-cell table:number-columns-repeated="6" table:style-name="ce2"/>
          <table:table-cell table:number-columns-repeated="16359"/>
        </table:table-row>
        <table:table-row table:style-name="ro2">
          <table:table-cell office:value-type="float" office:value="134091" table:style-name="ce1">
            <text:p>134091</text:p>
          </table:table-cell>
          <table:table-cell office:value-type="string" table:style-name="ce2">
            <text:p>VARIOS</text:p>
          </table:table-cell>
          <table:table-cell office:value-type="string" table:style-name="ce2">
            <text:p>LIBROS</text:p>
          </table:table-cell>
          <table:table-cell office:value-type="string" table:style-name="ce2">
            <text:p>NO QUERÍA ENAMORARME (NOCHES INOLVIDABLES 1)</text:p>
          </table:table-cell>
          <table:table-cell office:value-type="string" table:style-name="ce2">
            <text:p>RANDOM HOUSE</text:p>
          </table:table-cell>
          <table:table-cell office:value-type="string" table:style-name="ce3">
            <text:p>NO QUERÍA ENAMORARME (NOCHES INOLVIDABLES 1)</text:p>
            <text:p/>
            <text:p>J. KENNER.</text:p>
            <text:p/>
            <text:p>J.Kenner,una delas reinas del romance erótico con más de 2.000.000 ejemplares vendidos en todo el mundo,presenta «Noches inolvidables», una serie compuesta de tres historias apasionadas que dejan huella.</text:p>
            <text:p/>
            <text:p>Por la noche el deseo se apodera de la concienciay los cuerpos se entregan al placer. Descúbrelo en la primera entrega de «Noches inolvidables».</text:p>
            <text:p/>
            <text:p>Kelsey necesita desesperadamente 15.000 dólares para subsanar un terrible error del pasado, y esa es la razón que la lleva a aceptar un trabajo como modelo para el célebre fotógrafo Wyatt Royce. Pero cuando llega a la sesión de fotos, Kelsey descubre que detrás de ese nombre artístico está su amor de juventud, el chico a quien entregó su inocencia en una noche de fatales consecuencias. Wyatt es también el hombre a quien ha intentado borrar de su corazón con todas sus fuerzas.</text:p>
            <text:p/>
            <text:p>Él llevaba meses buscando a una mujer muy especial para convertirla en el centro de la exposición de fotos y, al ver a Kelsey, comprende que es la modelo y la mujer perfecta.</text:p>
            <text:p/>
            <text:p>Para él tampoco es fácil: se juró olvidarla después de aquella noche en que ella desapareció, dejándolo con el corazón roto, pero ahora el odio y el más vivo deseo se convierten rápidamente en amor.</text:p>
            <text:p/>
            <text:p/>
            <text:p><text:s/>336 Páginas.</text:p>
            <text:p><text:s/>Tapa blanda</text:p>
            <text:p><text:s/>Edición 2020</text:p>
            <text:p/>
            <text:p/>
          </table:table-cell>
          <table:table-cell office:value-type="float" office:value="15.9" table:style-name="ce1">
            <text:p>15,9</text:p>
          </table:table-cell>
          <table:table-cell office:value-type="float" office:value="13.2" table:style-name="ce1">
            <text:p>1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34091.jpg">http://media.grutinet.com/articulos/or/or_134091.jpg</text:a></text:p>
          </table:table-cell>
          <table:table-cell office:value-type="string" table:style-name="ce4">
            <text:p><text:a xlink:href="http://media.grutinet.com/articulos/lg/lg_134091_0.jpg">http://media.grutinet.com/articulos/lg/lg_134091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134153" table:style-name="ce1">
            <text:p>134153</text:p>
          </table:table-cell>
          <table:table-cell office:value-type="string" table:style-name="ce2">
            <text:p>VARIOS</text:p>
          </table:table-cell>
          <table:table-cell office:value-type="string" table:style-name="ce2">
            <text:p>LIBROS</text:p>
          </table:table-cell>
          <table:table-cell office:value-type="string" table:style-name="ce2">
            <text:p>QUERÍA OLVIDARTE (NOCHES INOLVIDABLES 2)</text:p>
          </table:table-cell>
          <table:table-cell office:value-type="string" table:style-name="ce2">
            <text:p>RANDOM HOUSE</text:p>
          </table:table-cell>
          <table:table-cell office:value-type="string" table:style-name="ce3">
            <text:p>QUERÍA OLVIDARTE (NOCHES INOLVIDABLES 2)<text:s/></text:p>
            <text:p/>
            <text:p>J. KENNER.</text:p>
            <text:p/>
            <text:p>J. Kenner, una de las reinas del romance erótico con más de 2.000.000 ejemplares vendidos en todo el mundo, presenta «Noches inolvidables», una serie compuesta de tres historias apasionadas que dejan huella.</text:p>
            <text:p/>
            <text:p>Por la noche el deseo se apodera de la conciencia y los cuerpos se entregan al placer. Descúbrelo en la segunda entrega de «Noches inolvidables».</text:p>
            <text:p/>
            <text:p>Sugar Laine nunca hubiera imaginado que debería recurrir a la prostitución para salir adelante, pero a veces la vida se tuerce y toma caminos sinuosos. Ahora ni siquiera sus múltiples empleos le permiten mantener su casa, lo único que tiene después de la muerte de toda su familia. Por eso hace de tripas corazón y acepta la propuesta de ser escort de lujo para un cliente muy especial, el señor Z.</text:p>
            <text:p/>
            <text:p>Lo que ella ignora es que detrás de ese nombre se oculta el célebre y magnético actor Lyle Tarpin, un hombre que está en la cresta de la ola y que, sin embargo, no consigue ser feliz. Busca prostitutas hermosas que gocen con él a cambio de dinero; mujeres con quienes compartir una sola noche de sexo tórrido y luego poder olvidarlas sin el menor esfuerzo.</text:p>
            <text:p/>
            <text:p>Pero Sugar Laine es distinta. Y, tras una noche en que la curiosidad y el afecto se imponen al sexo, se inicia entre ambos una relación voluptuosa, clandestina y cargada de promesas de intenso placer.</text:p>
            <text:p/>
            <text:p/>
            <text:p><text:s/>320 Páginas.</text:p>
            <text:p><text:s/>Tapa blanda</text:p>
            <text:p><text:s/>Edición 2020</text:p>
            <text:p/>
            <text:p/>
          </table:table-cell>
          <table:table-cell office:value-type="float" office:value="15.9" table:style-name="ce1">
            <text:p>15,9</text:p>
          </table:table-cell>
          <table:table-cell office:value-type="float" office:value="13.2" table:style-name="ce1">
            <text:p>1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34153.jpg">http://media.grutinet.com/articulos/or/or_134153.jpg</text:a></text:p>
          </table:table-cell>
          <table:table-cell office:value-type="string" table:style-name="ce4">
            <text:p><text:a xlink:href="http://media.grutinet.com/articulos/lg/lg_134153_0.jpg">http://media.grutinet.com/articulos/lg/lg_134153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134912" table:style-name="ce1">
            <text:p>134912</text:p>
          </table:table-cell>
          <table:table-cell office:value-type="string" table:style-name="ce2">
            <text:p>LENCERIA</text:p>
          </table:table-cell>
          <table:table-cell office:value-type="string" table:style-name="ce2">
            <text:p>VESTIDOS</text:p>
          </table:table-cell>
          <table:table-cell office:value-type="string" table:style-name="ce2">
            <text:p>OPEN SEASON OFF SHOULDER VESTIDO DE ENCAJE - NEGRO</text:p>
          </table:table-cell>
          <table:table-cell office:value-type="string" table:style-name="ce2">
            <text:p>RENE ROFE</text:p>
          </table:table-cell>
          <table:table-cell office:value-type="string" table:style-name="ce3">
            <text:p>OPEN SEASON OFF SHOULDER DRESS</text:p>
            <text:p/>
            <text:p>Minivestido sencillo, elástico y de manga larga con encaje floral y hombros descubiertos.</text:p>
            <text:p>Este encaje transparente muestra tus curvas y todo lo que hay debajo.</text:p>
            <text:p>Tanga no incluido.</text:p>
            <text:p/>
            <text:p>Composición: 93% Nylon / 7% Spandex</text:p>
            <text:p/>
          </table:table-cell>
          <table:table-cell office:value-type="float" office:value="34.99" table:style-name="ce1">
            <text:p>34,99</text:p>
          </table:table-cell>
          <table:table-cell office:value-type="float" office:value="11.83" table:style-name="ce1">
            <text:p>11,8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3XL/4XL</text:p>
          </table:table-cell>
          <table:table-cell office:value-type="string" table:style-name="ce4">
            <text:p><text:a xlink:href="http://media.grutinet.com/articulos/or/or_134912.jpg">http://media.grutinet.com/articulos/or/or_134912.jpg</text:a></text:p>
          </table:table-cell>
          <table:table-cell office:value-type="string" table:style-name="ce4">
            <text:p><text:a xlink:href="http://media.grutinet.com/articulos/lg/lg_134912_0.jpg">http://media.grutinet.com/articulos/lg/lg_134912_0.jpg</text:a></text:p>
          </table:table-cell>
          <table:table-cell table:number-columns-repeated="2" table:style-name="ce2"/>
          <table:table-cell office:value-type="float" office:value="134911" table:style-name="ce1">
            <text:p>134911</text:p>
          </table:table-cell>
          <table:table-cell table:number-columns-repeated="7" table:style-name="ce2"/>
          <table:table-cell table:number-columns-repeated="16359"/>
        </table:table-row>
        <table:table-row table:style-name="ro2">
          <table:table-cell office:value-type="float" office:value="134916" table:style-name="ce1">
            <text:p>134916</text:p>
          </table:table-cell>
          <table:table-cell office:value-type="string" table:style-name="ce2">
            <text:p>LENCERIA</text:p>
          </table:table-cell>
          <table:table-cell office:value-type="string" table:style-name="ce2">
            <text:p>VESTIDOS</text:p>
          </table:table-cell>
          <table:table-cell office:value-type="string" table:style-name="ce2">
            <text:p>OPEN SEASON OFF SHOULDER VESTIDO DE ENCAJE - AZUL</text:p>
          </table:table-cell>
          <table:table-cell office:value-type="string" table:style-name="ce2">
            <text:p>RENE ROFE</text:p>
          </table:table-cell>
          <table:table-cell office:value-type="string" table:style-name="ce3">
            <text:p>OPEN SEASON OFF SHOULDER DRESS</text:p>
            <text:p/>
            <text:p>Minivestido sencillo, elástico y de manga larga con encaje floral y hombros descubiertos.</text:p>
            <text:p>Este encaje transparente muestra tus curvas y todo lo que hay debajo.</text:p>
            <text:p>Tanga no incluido.</text:p>
            <text:p/>
            <text:p>Composición: 93% Nylon / 7% Spandex</text:p>
            <text:p/>
          </table:table-cell>
          <table:table-cell office:value-type="float" office:value="34.99" table:style-name="ce1">
            <text:p>34,99</text:p>
          </table:table-cell>
          <table:table-cell office:value-type="float" office:value="11.83" table:style-name="ce1">
            <text:p>11,8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3XL/4XL</text:p>
          </table:table-cell>
          <table:table-cell office:value-type="string" table:style-name="ce4">
            <text:p><text:a xlink:href="http://media.grutinet.com/articulos/or/or_134916.jpg">http://media.grutinet.com/articulos/or/or_134916.jpg</text:a></text:p>
          </table:table-cell>
          <table:table-cell office:value-type="string" table:style-name="ce4">
            <text:p><text:a xlink:href="http://media.grutinet.com/articulos/lg/lg_134916_0.jpg">http://media.grutinet.com/articulos/lg/lg_134916_0.jpg</text:a></text:p>
          </table:table-cell>
          <table:table-cell table:number-columns-repeated="2" table:style-name="ce2"/>
          <table:table-cell office:value-type="float" office:value="134915" table:style-name="ce1">
            <text:p>134915</text:p>
          </table:table-cell>
          <table:table-cell table:number-columns-repeated="7" table:style-name="ce2"/>
          <table:table-cell table:number-columns-repeated="16359"/>
        </table:table-row>
        <table:table-row table:style-name="ro2">
          <table:table-cell office:value-type="float" office:value="134917" table:style-name="ce1">
            <text:p>134917</text:p>
          </table:table-cell>
          <table:table-cell office:value-type="string" table:style-name="ce2">
            <text:p>LENCERIA</text:p>
          </table:table-cell>
          <table:table-cell office:value-type="string" table:style-name="ce2">
            <text:p>BODYS</text:p>
          </table:table-cell>
          <table:table-cell office:value-type="string" table:style-name="ce2">
            <text:p>CROTCHLESS LACE BODY DE MALLA - NEGRO</text:p>
          </table:table-cell>
          <table:table-cell office:value-type="string" table:style-name="ce2">
            <text:p>RENE ROFE</text:p>
          </table:table-cell>
          <table:table-cell office:value-type="string" table:style-name="ce3">
            <text:p>CROTCHLESS LACE BODYSTOCKING<text:s/></text:p>
            <text:p/>
            <text:p>Este body de encaje tiene una entrepierna abierta y presillas para los dedos en las mangas largas.</text:p>
            <text:p>Junto con las 3 aberturas de ojo de cerradura en el frente central que se cierran con una cinta de lazo, esto crea un aspecto extremadamente refinado y seductor.</text:p>
            <text:p/>
            <text:p>Composición: 93% Nylon / 7% Spandex</text:p>
            <text:p/>
          </table:table-cell>
          <table:table-cell office:value-type="float" office:value="48.99" table:style-name="ce1">
            <text:p>48,99</text:p>
          </table:table-cell>
          <table:table-cell office:value-type="float" office:value="16.88" table:style-name="ce1">
            <text:p>16,88</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34917.jpg">http://media.grutinet.com/articulos/or/or_134917.jpg</text:a></text:p>
          </table:table-cell>
          <table:table-cell office:value-type="string" table:style-name="ce4">
            <text:p><text:a xlink:href="http://media.grutinet.com/articulos/lg/lg_134917_0.jpg">http://media.grutinet.com/articulos/lg/lg_134917_0.jpg</text:a></text:p>
          </table:table-cell>
          <table:table-cell table:number-columns-repeated="2" table:style-name="ce2"/>
          <table:table-cell office:value-type="float" office:value="134917" table:style-name="ce1">
            <text:p>134917</text:p>
          </table:table-cell>
          <table:table-cell table:number-columns-repeated="7" table:style-name="ce2"/>
          <table:table-cell table:number-columns-repeated="16359"/>
        </table:table-row>
        <table:table-row table:style-name="ro2">
          <table:table-cell office:value-type="float" office:value="134927" table:style-name="ce1">
            <text:p>134927</text:p>
          </table:table-cell>
          <table:table-cell office:value-type="string" table:style-name="ce2">
            <text:p>LENCERIA</text:p>
          </table:table-cell>
          <table:table-cell office:value-type="string" table:style-name="ce2">
            <text:p>VESTIDOS</text:p>
          </table:table-cell>
          <table:table-cell office:value-type="string" table:style-name="ce2">
            <text:p>DEMURE LONG SLEEVE MINI VESTIDO - NEGRO</text:p>
          </table:table-cell>
          <table:table-cell office:value-type="string" table:style-name="ce2">
            <text:p>RENE ROFE</text:p>
          </table:table-cell>
          <table:table-cell office:value-type="string" table:style-name="ce3">
            <text:p>DEMURE LONG SLEEVE MINI DRESS</text:p>
            <text:p/>
            <text:p>Minivestido sencillo, elástico y de manga larga con encaje floral y hombros descubiertos.</text:p>
            <text:p>Este encaje transparente muestra tus curvas y todo lo que hay debajo.</text:p>
            <text:p>Tanga no incluido.</text:p>
            <text:p/>
            <text:p>Composición: 93% Nylon / 7% Spandex</text:p>
            <text:p/>
          </table:table-cell>
          <table:table-cell office:value-type="float" office:value="34.99" table:style-name="ce1">
            <text:p>34,99</text:p>
          </table:table-cell>
          <table:table-cell office:value-type="float" office:value="11.83" table:style-name="ce1">
            <text:p>11,8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3XL/4XL</text:p>
          </table:table-cell>
          <table:table-cell office:value-type="string" table:style-name="ce4">
            <text:p><text:a xlink:href="http://media.grutinet.com/articulos/or/or_134927.jpg">http://media.grutinet.com/articulos/or/or_134927.jpg</text:a></text:p>
          </table:table-cell>
          <table:table-cell office:value-type="string" table:style-name="ce4">
            <text:p><text:a xlink:href="http://media.grutinet.com/articulos/lg/lg_134927_0.jpg">http://media.grutinet.com/articulos/lg/lg_134927_0.jpg</text:a></text:p>
          </table:table-cell>
          <table:table-cell table:number-columns-repeated="2" table:style-name="ce2"/>
          <table:table-cell office:value-type="float" office:value="134926" table:style-name="ce1">
            <text:p>134926</text:p>
          </table:table-cell>
          <table:table-cell table:number-columns-repeated="7" table:style-name="ce2"/>
          <table:table-cell table:number-columns-repeated="16359"/>
        </table:table-row>
        <table:table-row table:style-name="ro2">
          <table:table-cell office:value-type="float" office:value="136402" table:style-name="ce1">
            <text:p>136402</text:p>
          </table:table-cell>
          <table:table-cell office:value-type="string" table:style-name="ce2">
            <text:p>VARIOS</text:p>
          </table:table-cell>
          <table:table-cell office:value-type="string" table:style-name="ce2">
            <text:p>LIBROS</text:p>
          </table:table-cell>
          <table:table-cell office:value-type="string" table:style-name="ce2">
            <text:p>QUERÍA AMARTE (NOCHES INOLVIDABLES 3)</text:p>
          </table:table-cell>
          <table:table-cell office:value-type="string" table:style-name="ce2">
            <text:p>RANDOM HOUSE</text:p>
          </table:table-cell>
          <table:table-cell office:value-type="string" table:style-name="ce3">
            <text:p>QUERÍA AMARTE (NOCHES INOLVIDABLES 3)</text:p>
            <text:p/>
            <text:p>J. KENNER.</text:p>
            <text:p/>
            <text:p>J. Kenner, una de las reinas del romance erótico con más de 2.000.000 ejemplares vendidos en todo el mundo, presenta Noches inolvidables, una serie compuesta de tres historias apasionadas que dejan huella.</text:p>
            <text:p/>
            <text:p>Por la noche el deseo se apodera de la conciencia y los cuerpos se entregan al placer. Descúbrelo en la tercera entrega de Noches inolvidables.</text:p>
            <text:p/>
            <text:p>Kiki ha tardado años en superar el abandono de Noah, su pareja de juventud y el hombre de su vida. Un tiempo en que ha cambiado tambien sus ilusiones: de sus aspiraciones como cantante ha pasado a la creación de una pequeña pero potente empresa de márketing digital.</text:p>
            <text:p/>
            <text:p>La vida tampoco ha sido fácil para Noah. Años atrás, cuando su exnovia Darla le comunicó que estaba embarazada, decidió ser un hombre de honor y renunció a su felicidad con Kiki para asumir la responsabilidad de un bebe en camino y de una relación sin amor. Pero la vida tiene a veces sorpresas trágicas y ahora se encuentra solo, con un importante puesto en una compañía tecnológica y un doloroso pasado a su espalda.</text:p>
            <text:p/>
            <text:p>El reencuentro entre Kiki y Noah da pie a la explosión salvaje de los sentimientos y pasiones que nunca se apagaron del todo.</text:p>
            <text:p/>
            <text:p><text:s/></text:p>
            <text:p/>
            <text:p/>
            <text:p><text:s/>288 páginas</text:p>
            <text:p><text:s/>Tapa blanda<text:s/></text:p>
            <text:p><text:s/>Año de edición 2020</text:p>
            <text:p/>
            <text:p/>
          </table:table-cell>
          <table:table-cell office:value-type="float" office:value="15.9" table:style-name="ce1">
            <text:p>15,9</text:p>
          </table:table-cell>
          <table:table-cell office:value-type="float" office:value="13.2" table:style-name="ce1">
            <text:p>1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36402.jpg">http://media.grutinet.com/articulos/or/or_136402.jpg</text:a></text:p>
          </table:table-cell>
          <table:table-cell office:value-type="string" table:style-name="ce4">
            <text:p><text:a xlink:href="http://media.grutinet.com/articulos/lg/lg_136402_0.jpg">http://media.grutinet.com/articulos/lg/lg_136402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136907" table:style-name="ce1">
            <text:p>136907</text:p>
          </table:table-cell>
          <table:table-cell office:value-type="string" table:style-name="ce2">
            <text:p>ACEITES Y LUBRICANTES</text:p>
          </table:table-cell>
          <table:table-cell office:value-type="string" table:style-name="ce2">
            <text:p>ACEITES</text:p>
          </table:table-cell>
          <table:table-cell office:value-type="string" table:style-name="ce2">
            <text:p>HIGH ON LOVE - ACEITE DE BAÑO DE LAVANDA Y MIEL DE ABEJA - 100ML</text:p>
          </table:table-cell>
          <table:table-cell office:value-type="string" table:style-name="ce2">
            <text:p>HIGH ON LOVE</text:p>
          </table:table-cell>
          <table:table-cell office:value-type="string" table:style-name="ce3">
            <text:p>HIGH ON LOVE - BATH OIL LAVANDER HONEYBEE - 100 ML</text:p>
            <text:p/>
            <text:p>¡Bienvenido a lo último en autocuidado! Una mezcla tentadora de todos los aceites naturales infundidos con aceite de semillas de cáñamo de primera calidad, el aceite de baño sensual HIGHONLOVE  libera un aroma calmante mientras se absorbe rápidamente en la piel para nutrir y nutrir el cuerpo. ¡Date un capricho y déjate hundir en esta mezcla tan lujosa que dejará tu mente y tu cuerpo completamente iluminados! Para ser disfrutado solo o compartido con un compañero. 100% natural. Hecho en pequeños lotes para garantizar la más alta calidad.</text:p>
            <text:p/>
            <text:p>Modo de empleo:</text:p>
            <text:p>Prepara un baño para ti o para compartir con una pareja romántica y sumérjelo todo. Agrega una pequeña cantidad del aceite de baño HIGH ON LOVE. El aceite se dispersará en agua y creará un baño lechoso. No dejará una película grasienta en la bañera.</text:p>
            <text:p/>
            <text:p>Este producto no se recomienda para mujeres embarazadas o personas con ETS, específicamente aquellas con herpes genital. sí se produce irritación, interrumpa el uso. Este producto no está destinado a diagnosticar, tratar, curar o prevenir enfermedades.</text:p>
            <text:p/>
          </table:table-cell>
          <table:table-cell office:value-type="float" office:value="36.950000000000003" table:style-name="ce1">
            <text:p>36,95</text:p>
          </table:table-cell>
          <table:table-cell office:value-type="float" office:value="22.94" table:style-name="ce1">
            <text:p>22,9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36907.jpg">http://media.grutinet.com/articulos/or/or_136907.jpg</text:a></text:p>
          </table:table-cell>
          <table:table-cell office:value-type="string" table:style-name="ce4">
            <text:p><text:a xlink:href="http://media.grutinet.com/articulos/lg/lg_136907_0.jpg">http://media.grutinet.com/articulos/lg/lg_136907_0.jpg</text:a></text:p>
          </table:table-cell>
          <table:table-cell office:value-type="string" table:style-name="ce4">
            <text:p><text:a xlink:href="http://media.grutinet.com/articulos/lg/lg_136907_1.jpg">http://media.grutinet.com/articulos/lg/lg_136907_1.jpg</text:a></text:p>
          </table:table-cell>
          <table:table-cell office:value-type="string" table:style-name="ce4">
            <text:p><text:a xlink:href="http://media.grutinet.com/articulos/lg/lg_136907_2.jpg">http://media.grutinet.com/articulos/lg/lg_136907_2.jpg</text:a></text:p>
          </table:table-cell>
          <table:table-cell table:style-name="ce1"/>
          <table:table-cell table:number-columns-repeated="7" table:style-name="ce2"/>
          <table:table-cell table:number-columns-repeated="16359"/>
        </table:table-row>
        <table:table-row table:style-name="ro2">
          <table:table-cell office:value-type="float" office:value="136918" table:style-name="ce1">
            <text:p>136918</text:p>
          </table:table-cell>
          <table:table-cell office:value-type="string" table:style-name="ce2">
            <text:p>JUGUETES XXX</text:p>
          </table:table-cell>
          <table:table-cell office:value-type="string" table:style-name="ce2">
            <text:p>LIMPIEZA Y CONSERV.</text:p>
          </table:table-cell>
          <table:table-cell office:value-type="string" table:style-name="ce2">
            <text:p>TRAVEL CLEANER -15 ML</text:p>
          </table:table-cell>
          <table:table-cell office:value-type="string" table:style-name="ce2">
            <text:p>PHARMQUESTS</text:p>
          </table:table-cell>
          <table:table-cell office:value-type="string" table:style-name="ce3">
            <text:p>TRAVEL CLEANER -15 ML</text:p>
            <text:p/>
            <text:p>El agente es un líquido listo para usar que debe usarse sin diluir.</text:p>
            <text:p>Desinfección de superficies duras.</text:p>
            <text:p/>
            <text:p>Utiliza el producto únicamente en superficies pequeñas (máximo 0,5 m2). Limpia las superficies y materiales a tratar antes de usar. Enjuaga cualquier agente de limpieza con agua limpia y elimina el exceso de agua. Seca la superficie.</text:p>
            <text:p/>
            <text:p>Desinfectante 80S, debe aplicarse a la superficie o al material sin diluir. Al desinfectar, usa suficiente desinfectante 80S para asegurarte de que la superficie permanezca húmeda durante al menos 5 minutos. Después deja secar el producto al aire.</text:p>
            <text:p/>
            <text:p>Consumo: 40-50 ml por m&amp;sup2; de superficie.</text:p>
            <text:p>Tiempo mínimo de contacto: 5 minutos.</text:p>
            <text:p>Contiene: 15 ml</text:p>
            <text:p/>
          </table:table-cell>
          <table:table-cell office:value-type="float" office:value="2.95" table:style-name="ce1">
            <text:p>2,95</text:p>
          </table:table-cell>
          <table:table-cell office:value-type="float" office:value="1.7" table:style-name="ce1">
            <text:p>1,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36918.jpg">http://media.grutinet.com/articulos/or/or_136918.jpg</text:a></text:p>
          </table:table-cell>
          <table:table-cell office:value-type="string" table:style-name="ce4">
            <text:p><text:a xlink:href="http://media.grutinet.com/articulos/lg/lg_136918_0.jpg">http://media.grutinet.com/articulos/lg/lg_136918_0.jpg</text:a></text:p>
          </table:table-cell>
          <table:table-cell office:value-type="string" table:style-name="ce4">
            <text:p><text:a xlink:href="http://media.grutinet.com/articulos/lg/lg_136918_1.jpg">http://media.grutinet.com/articulos/lg/lg_136918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136922" table:style-name="ce1">
            <text:p>136922</text:p>
          </table:table-cell>
          <table:table-cell office:value-type="string" table:style-name="ce2">
            <text:p>JUGUETES XXX</text:p>
          </table:table-cell>
          <table:table-cell office:value-type="string" table:style-name="ce2">
            <text:p>LIMPIEZA Y CONSERV.</text:p>
          </table:table-cell>
          <table:table-cell office:value-type="string" table:style-name="ce2">
            <text:p>HANDLECLEANER - 15 ML</text:p>
          </table:table-cell>
          <table:table-cell office:value-type="string" table:style-name="ce2">
            <text:p>PHARMQUESTS</text:p>
          </table:table-cell>
          <table:table-cell office:value-type="string" table:style-name="ce3">
            <text:p>HANDLECLEANER - 15 ML</text:p>
            <text:p/>
            <text:p>El agente es un líquido listo para usar que debe usarse sin diluir.</text:p>
            <text:p>Desinfección de superficies duras.</text:p>
            <text:p/>
            <text:p>Utiliza el producto únicamente en superficies pequeñas (máximo 0,5 m2). Limpia las superficies y materiales a tratar antes de usar. Enjuaga cualquier agente de limpieza con agua limpia y elimina el exceso de agua. Seca la superficie.</text:p>
            <text:p/>
            <text:p>Desinfectante 80S, debe aplicarse a la superficie o al material sin diluir. Al desinfectar, usa suficiente desinfectante 80S para asegurarte de que la superficie permanezca húmeda durante al menos 5 minutos. Después deja secar el producto al aire.</text:p>
            <text:p/>
            <text:p>Consumo: 40-50 ml por m&amp;sup2; de superficie.</text:p>
            <text:p>Tiempo mínimo de contacto: 5 minutos.</text:p>
            <text:p>Contiene: 15 ml</text:p>
            <text:p/>
          </table:table-cell>
          <table:table-cell office:value-type="float" office:value="6.1532" table:style-name="ce1">
            <text:p>6,1532</text:p>
          </table:table-cell>
          <table:table-cell office:value-type="float" office:value="1.7" table:style-name="ce1">
            <text:p>1,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36922.jpg">http://media.grutinet.com/articulos/or/or_136922.jpg</text:a></text:p>
          </table:table-cell>
          <table:table-cell office:value-type="string" table:style-name="ce4">
            <text:p><text:a xlink:href="http://media.grutinet.com/articulos/lg/lg_136922_0.jpg">http://media.grutinet.com/articulos/lg/lg_136922_0.jpg</text:a></text:p>
          </table:table-cell>
          <table:table-cell office:value-type="string" table:style-name="ce4">
            <text:p><text:a xlink:href="http://media.grutinet.com/articulos/lg/lg_136922_1.jpg">http://media.grutinet.com/articulos/lg/lg_136922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136930" table:style-name="ce1">
            <text:p>136930</text:p>
          </table:table-cell>
          <table:table-cell office:value-type="string" table:style-name="ce2">
            <text:p>JUGUETES XXX</text:p>
          </table:table-cell>
          <table:table-cell office:value-type="string" table:style-name="ce2">
            <text:p>ESTIMULADORES</text:p>
          </table:table-cell>
          <table:table-cell office:value-type="string" table:style-name="ce2">
            <text:p>PLUMA ESTIMULADORA CON ELEGANTE MANGO INOX<text:s/></text:p>
          </table:table-cell>
          <table:table-cell office:value-type="string" table:style-name="ce2">
            <text:p>ZALO</text:p>
          </table:table-cell>
          <table:table-cell office:value-type="string" table:style-name="ce3">
            <text:p>COSQUILLAS DE PIEL DE ZORRO</text:p>
            <text:p/>
            <text:p>Deleita tu propio cuerpo o el de tu amante con el ZALO Feather Teaser, que combina las plumas más suaves con un elegante mango de acero inoxidable y acrílico.</text:p>
            <text:p/>
            <text:p>Perfecto para explorar los lugares más sensibles y aumentar sus sentidos.</text:p>
            <text:p/>
            <text:p/>
            <text:p><text:s/>Dimensiones embalaje <text:s/>:26 x 6 x 4 cm</text:p>
            <text:p><text:s/>Peso embalaje : 18,80 gram</text:p>
            <text:p><text:s/>Dimensiones del producto : 28 x 8 x 8 cm</text:p>
            <text:p><text:s/>Peso del producto : 18,80 gram</text:p>
            <text:p><text:s/>Materiales: <text:s/>Acero inoxidable y acrilico<text:s/></text:p>
            <text:p/>
            <text:p/>
          </table:table-cell>
          <table:table-cell office:value-type="float" office:value="19.95" table:style-name="ce1">
            <text:p>19,95</text:p>
          </table:table-cell>
          <table:table-cell office:value-type="float" office:value="11.7" table:style-name="ce1">
            <text:p>11,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36930.jpg">http://media.grutinet.com/articulos/or/or_136930.jpg</text:a></text:p>
          </table:table-cell>
          <table:table-cell office:value-type="string" table:style-name="ce4">
            <text:p><text:a xlink:href="http://media.grutinet.com/articulos/lg/lg_136930_0.jpg">http://media.grutinet.com/articulos/lg/lg_136930_0.jpg</text:a></text:p>
          </table:table-cell>
          <table:table-cell office:value-type="string" table:style-name="ce4">
            <text:p><text:a xlink:href="http://media.grutinet.com/articulos/lg/lg_136930_1.jpg">http://media.grutinet.com/articulos/lg/lg_136930_1.jpg</text:a></text:p>
          </table:table-cell>
          <table:table-cell office:value-type="string" table:style-name="ce4">
            <text:p><text:a xlink:href="http://media.grutinet.com/articulos/lg/lg_136930_2.jpg">http://media.grutinet.com/articulos/lg/lg_136930_2.jpg</text:a></text:p>
          </table:table-cell>
          <table:table-cell table:style-name="ce1"/>
          <table:table-cell office:value-type="string" table:style-name="ce4">
            <text:p><text:a xlink:href="http://media.grutinet.com/articulos/lg/lg_136930_3.jpg">http://media.grutinet.com/articulos/lg/lg_136930_3.jpg</text:a></text:p>
          </table:table-cell>
          <table:table-cell table:number-columns-repeated="6" table:style-name="ce2"/>
          <table:table-cell table:number-columns-repeated="16359"/>
        </table:table-row>
        <table:table-row table:style-name="ro2">
          <table:table-cell office:value-type="float" office:value="136935" table:style-name="ce1">
            <text:p>136935</text:p>
          </table:table-cell>
          <table:table-cell office:value-type="string" table:style-name="ce2">
            <text:p>LENCERIA</text:p>
          </table:table-cell>
          <table:table-cell office:value-type="string" table:style-name="ce2">
            <text:p>CONJUNTOS</text:p>
          </table:table-cell>
          <table:table-cell office:value-type="string" table:style-name="ce2">
            <text:p>CONJUNTO, MASCARA , CINTURÓN Y RESTRICCIONES - NEGRO<text:s/></text:p>
          </table:table-cell>
          <table:table-cell office:value-type="string" table:style-name="ce2">
            <text:p>COQUETTE</text:p>
          </table:table-cell>
          <table:table-cell office:value-type="string" table:style-name="ce3">
            <text:p>GARTER BELT, FACE MASK AND RESTRAINTS - BLACK</text:p>
            <text:p/>
            <text:p>El conjunto de lencería definitivo que incluye un top bandeau, liguero y tobillos y muñequeras.</text:p>
            <text:p/>
            <text:p>La parte superior del bandeau también se puede usar como una máscara para los ojos.</text:p>
            <text:p/>
            <text:p>La tela de encaje festoneado es elástica y cómoda. Las ligas son ajustables.</text:p>
            <text:p/>
            <text:p>* Las medias, los adhesivos para pezones y el tanga no están incluidos.</text:p>
            <text:p/>
            <text:p>Muy elastico<text:s/></text:p>
            <text:p/>
            <text:p/>
            <text:p><text:s/>Peso embalaje: <text:s text:c="3"/>17 gram</text:p>
            <text:p><text:s/>Presupuesto : <text:s text:c="2"/>Lots of stretch</text:p>
            <text:p><text:s/>Materiales: <text:s text:c="3"/>80% Nylon 20% Elastico<text:s/></text:p>
            <text:p><text:s text:c="2"/></text:p>
            <text:p/>
            <text:p/>
          </table:table-cell>
          <table:table-cell office:value-type="float" office:value="49.423299999999998" table:style-name="ce1">
            <text:p>49,4233</text:p>
          </table:table-cell>
          <table:table-cell office:value-type="float" office:value="14.82" table:style-name="ce1">
            <text:p>14,8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36935.jpg">http://media.grutinet.com/articulos/or/or_136935.jpg</text:a></text:p>
          </table:table-cell>
          <table:table-cell office:value-type="string" table:style-name="ce4">
            <text:p><text:a xlink:href="http://media.grutinet.com/articulos/lg/lg_136935_0.jpg">http://media.grutinet.com/articulos/lg/lg_136935_0.jpg</text:a></text:p>
          </table:table-cell>
          <table:table-cell office:value-type="string" table:style-name="ce4">
            <text:p><text:a xlink:href="http://media.grutinet.com/articulos/lg/lg_136935_1.jpg">http://media.grutinet.com/articulos/lg/lg_136935_1.jpg</text:a></text:p>
          </table:table-cell>
          <table:table-cell office:value-type="string" table:style-name="ce4">
            <text:p><text:a xlink:href="http://media.grutinet.com/articulos/lg/lg_136935_2.jpg">http://media.grutinet.com/articulos/lg/lg_136935_2.jpg</text:a></text:p>
          </table:table-cell>
          <table:table-cell office:value-type="float" office:value="136935" table:style-name="ce1">
            <text:p>136935</text:p>
          </table:table-cell>
          <table:table-cell table:number-columns-repeated="7" table:style-name="ce2"/>
          <table:table-cell table:number-columns-repeated="16359"/>
        </table:table-row>
        <table:table-row table:style-name="ro2">
          <table:table-cell office:value-type="float" office:value="136936" table:style-name="ce1">
            <text:p>136936</text:p>
          </table:table-cell>
          <table:table-cell office:value-type="string" table:style-name="ce2">
            <text:p>LENCERIA</text:p>
          </table:table-cell>
          <table:table-cell office:value-type="string" table:style-name="ce2">
            <text:p>CONJUNTOS</text:p>
          </table:table-cell>
          <table:table-cell office:value-type="string" table:style-name="ce2">
            <text:p>BRALETTE Y BRAGAS DE ENCAJE - BLANCA<text:s/></text:p>
          </table:table-cell>
          <table:table-cell office:value-type="string" table:style-name="ce2">
            <text:p>COQUETTE</text:p>
          </table:table-cell>
          <table:table-cell office:value-type="string" table:style-name="ce3">
            <text:p>BRALETTE Y BRAGAS DE ENCAJE - BLANCA</text:p>
            <text:p/>
            <text:p>Conjunto con bragas sexys sin entrepierna.</text:p>
            <text:p/>
            <text:p>La tela de encaje de vieira es elástica. Las copas en el bralette tienen detalles de tiras y las bragas tienen correas ajustables en el tamaño, esto permite ajustar el tamaño.</text:p>
            <text:p/>
            <text:p>* El tanga usado debajo de las bragas no está incluida.</text:p>
            <text:p/>
            <text:p>Muy elastico<text:s/></text:p>
            <text:p/>
            <text:p/>
            <text:p><text:s/>Dimensiones embalaje 27,30 x 13,90 x 4,30 cm</text:p>
            <text:p><text:s/>Peso embalaje 17 gram</text:p>
            <text:p><text:s/>Presupuesto Lots of stretch</text:p>
            <text:p><text:s/>Materiales 80% Nylon 20% Elastane</text:p>
            <text:p/>
            <text:p/>
          </table:table-cell>
          <table:table-cell office:value-type="float" office:value="49.423299999999998" table:style-name="ce1">
            <text:p>49,4233</text:p>
          </table:table-cell>
          <table:table-cell office:value-type="float" office:value="14.82" table:style-name="ce1">
            <text:p>14,8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36936.jpg">http://media.grutinet.com/articulos/or/or_136936.jpg</text:a></text:p>
          </table:table-cell>
          <table:table-cell office:value-type="string" table:style-name="ce4">
            <text:p><text:a xlink:href="http://media.grutinet.com/articulos/lg/lg_136936_0.jpg">http://media.grutinet.com/articulos/lg/lg_136936_0.jpg</text:a></text:p>
          </table:table-cell>
          <table:table-cell office:value-type="string" table:style-name="ce4">
            <text:p><text:a xlink:href="http://media.grutinet.com/articulos/lg/lg_136936_1.jpg">http://media.grutinet.com/articulos/lg/lg_136936_1.jpg</text:a></text:p>
          </table:table-cell>
          <table:table-cell table:style-name="ce2"/>
          <table:table-cell office:value-type="float" office:value="136936" table:style-name="ce1">
            <text:p>136936</text:p>
          </table:table-cell>
          <table:table-cell table:number-columns-repeated="7" table:style-name="ce2"/>
          <table:table-cell table:number-columns-repeated="16359"/>
        </table:table-row>
        <table:table-row table:style-name="ro2">
          <table:table-cell office:value-type="float" office:value="136938" table:style-name="ce1">
            <text:p>136938</text:p>
          </table:table-cell>
          <table:table-cell office:value-type="string" table:style-name="ce2">
            <text:p>LENCERIA</text:p>
          </table:table-cell>
          <table:table-cell office:value-type="string" table:style-name="ce2">
            <text:p>BODYS</text:p>
          </table:table-cell>
          <table:table-cell office:value-type="string" table:style-name="ce2">
            <text:p>BODY DE MALLA CON MANGA LARGA - NEGRO</text:p>
          </table:table-cell>
          <table:table-cell office:value-type="string" table:style-name="ce2">
            <text:p>COQUETTE</text:p>
          </table:table-cell>
          <table:table-cell office:value-type="string" table:style-name="ce3">
            <text:p>BODY DE MALLA CON MANGA LARGA - NEGRO</text:p>
            <text:p/>
            <text:p>Body de malla con manga larga y cremallera en la parte delantera. El body tiene patas de corte alto y un tanga en la espalda. La tela es suave y cómoda de llevar. El body viene con una bata perfecta para atar a alguien.</text:p>
            <text:p/>
            <text:p>Muy elastico<text:s/></text:p>
            <text:p/>
            <text:p/>
            <text:p><text:s/>Dimensiones embalaje :27,30 x 13,90 x 4,30 cm</text:p>
            <text:p><text:s/>Peso embalaje : 17 gram</text:p>
            <text:p><text:s/>Presupuesto : Lots of stretch</text:p>
            <text:p><text:s/>Materiales : 90% Nylon 10% Elastico<text:s/></text:p>
            <text:p><text:s text:c="2"/></text:p>
            <text:p/>
            <text:p/>
          </table:table-cell>
          <table:table-cell office:value-type="float" office:value="49.423299999999998" table:style-name="ce1">
            <text:p>49,4233</text:p>
          </table:table-cell>
          <table:table-cell office:value-type="float" office:value="14.82" table:style-name="ce1">
            <text:p>14,8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136938.jpg">http://media.grutinet.com/articulos/or/or_136938.jpg</text:a></text:p>
          </table:table-cell>
          <table:table-cell office:value-type="string" table:style-name="ce4">
            <text:p><text:a xlink:href="http://media.grutinet.com/articulos/lg/lg_136938_0.jpg">http://media.grutinet.com/articulos/lg/lg_136938_0.jpg</text:a></text:p>
          </table:table-cell>
          <table:table-cell office:value-type="string" table:style-name="ce4">
            <text:p><text:a xlink:href="http://media.grutinet.com/articulos/lg/lg_136938_1.jpg">http://media.grutinet.com/articulos/lg/lg_136938_1.jpg</text:a></text:p>
          </table:table-cell>
          <table:table-cell table:style-name="ce2"/>
          <table:table-cell office:value-type="float" office:value="136938" table:style-name="ce1">
            <text:p>136938</text:p>
          </table:table-cell>
          <table:table-cell table:number-columns-repeated="7" table:style-name="ce2"/>
          <table:table-cell table:number-columns-repeated="16359"/>
        </table:table-row>
        <table:table-row table:style-name="ro2">
          <table:table-cell office:value-type="float" office:value="136941" table:style-name="ce1">
            <text:p>136941</text:p>
          </table:table-cell>
          <table:table-cell office:value-type="string" table:style-name="ce2">
            <text:p>LENCERIA</text:p>
          </table:table-cell>
          <table:table-cell office:value-type="string" table:style-name="ce2">
            <text:p>BODYS</text:p>
          </table:table-cell>
          <table:table-cell office:value-type="string" table:style-name="ce2">
            <text:p>FETISH FISHNET TEDDY CON GUANTES - NEGRO</text:p>
          </table:table-cell>
          <table:table-cell office:value-type="string" table:style-name="ce2">
            <text:p>COQUETTE</text:p>
          </table:table-cell>
          <table:table-cell office:value-type="string" table:style-name="ce3">
            <text:p>FETISH FISHNET TEDDY CON GUANTES - NEGRO</text:p>
            <text:p/>
            <text:p>Cuello alto de peluche de rejilla con mangas separadas.</text:p>
            <text:p/>
            <text:p>El body es elástico.</text:p>
            <text:p/>
            <text:p/>
            <text:p><text:s/>Peso embalaje: 17 gram</text:p>
            <text:p><text:s/>Presupuesto: <text:s/>Lots of stretch</text:p>
            <text:p><text:s/>Materiales: 100% Nylon</text:p>
            <text:p/>
            <text:p/>
          </table:table-cell>
          <table:table-cell office:value-type="float" office:value="56.757300000000001" table:style-name="ce1">
            <text:p>56,7573</text:p>
          </table:table-cell>
          <table:table-cell office:value-type="float" office:value="17.3" table:style-name="ce1">
            <text:p>17,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136941.jpg">http://media.grutinet.com/articulos/or/or_136941.jpg</text:a></text:p>
          </table:table-cell>
          <table:table-cell office:value-type="string" table:style-name="ce4">
            <text:p><text:a xlink:href="http://media.grutinet.com/articulos/lg/lg_136941_0.jpg">http://media.grutinet.com/articulos/lg/lg_136941_0.jpg</text:a></text:p>
          </table:table-cell>
          <table:table-cell office:value-type="string" table:style-name="ce4">
            <text:p><text:a xlink:href="http://media.grutinet.com/articulos/lg/lg_136941_1.jpg">http://media.grutinet.com/articulos/lg/lg_136941_1.jpg</text:a></text:p>
          </table:table-cell>
          <table:table-cell table:style-name="ce2"/>
          <table:table-cell office:value-type="float" office:value="136941" table:style-name="ce1">
            <text:p>136941</text:p>
          </table:table-cell>
          <table:table-cell table:number-columns-repeated="7" table:style-name="ce2"/>
          <table:table-cell table:number-columns-repeated="16359"/>
        </table:table-row>
        <table:table-row table:style-name="ro2">
          <table:table-cell office:value-type="float" office:value="136945" table:style-name="ce1">
            <text:p>136945</text:p>
          </table:table-cell>
          <table:table-cell office:value-type="string" table:style-name="ce2">
            <text:p>LENCERIA</text:p>
          </table:table-cell>
          <table:table-cell office:value-type="string" table:style-name="ce2">
            <text:p>BODYS</text:p>
          </table:table-cell>
          <table:table-cell office:value-type="string" table:style-name="ce2">
            <text:p>BODY DE CORTE ALTO DE MALLA - BLANCO</text:p>
          </table:table-cell>
          <table:table-cell office:value-type="string" table:style-name="ce2">
            <text:p>COQUETTE</text:p>
          </table:table-cell>
          <table:table-cell office:value-type="string" table:style-name="ce3">
            <text:p>BODY DE CORTE ALTO DE MALLA - BLANCO</text:p>
            <text:p/>
            <text:p>Body de corte alto con malla de diamantes y detalle de cordones en la parte delantera.</text:p>
            <text:p/>
            <text:p>Las correas son ajustables.</text:p>
            <text:p/>
            <text:p>Muy elastico<text:s/></text:p>
            <text:p/>
            <text:p/>
            <text:p><text:s/>Dimensiones embalaje : 27,30 x 13,90 x 4,30 cm</text:p>
            <text:p><text:s/>Peso embalaje :17 gram</text:p>
            <text:p><text:s/>Presupuesto : Lots of stretch</text:p>
            <text:p><text:s/>Materiales 90% Nylon, 10% Elastico</text:p>
            <text:p/>
            <text:p/>
          </table:table-cell>
          <table:table-cell office:value-type="float" office:value="56.757300000000001" table:style-name="ce1">
            <text:p>56,7573</text:p>
          </table:table-cell>
          <table:table-cell office:value-type="float" office:value="17.3" table:style-name="ce1">
            <text:p>17,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136945.jpg">http://media.grutinet.com/articulos/or/or_136945.jpg</text:a></text:p>
          </table:table-cell>
          <table:table-cell office:value-type="string" table:style-name="ce4">
            <text:p><text:a xlink:href="http://media.grutinet.com/articulos/lg/lg_136945_0.jpg">http://media.grutinet.com/articulos/lg/lg_136945_0.jpg</text:a></text:p>
          </table:table-cell>
          <table:table-cell office:value-type="string" table:style-name="ce4">
            <text:p><text:a xlink:href="http://media.grutinet.com/articulos/lg/lg_136945_1.jpg">http://media.grutinet.com/articulos/lg/lg_136945_1.jpg</text:a></text:p>
          </table:table-cell>
          <table:table-cell table:style-name="ce2"/>
          <table:table-cell office:value-type="float" office:value="136945" table:style-name="ce1">
            <text:p>136945</text:p>
          </table:table-cell>
          <table:table-cell table:number-columns-repeated="7" table:style-name="ce2"/>
          <table:table-cell table:number-columns-repeated="16359"/>
        </table:table-row>
        <table:table-row table:style-name="ro2">
          <table:table-cell office:value-type="float" office:value="136947" table:style-name="ce1">
            <text:p>136947</text:p>
          </table:table-cell>
          <table:table-cell office:value-type="string" table:style-name="ce2">
            <text:p>LENCERIA</text:p>
          </table:table-cell>
          <table:table-cell office:value-type="string" table:style-name="ce2">
            <text:p>CONJUNTOS</text:p>
          </table:table-cell>
          <table:table-cell office:value-type="string" table:style-name="ce2">
            <text:p>FISHNET HALTER TOP Y FALDA - MORADO<text:s/></text:p>
          </table:table-cell>
          <table:table-cell office:value-type="string" table:style-name="ce2">
            <text:p>COQUETTE</text:p>
          </table:table-cell>
          <table:table-cell office:value-type="string" table:style-name="ce3">
            <text:p>FISHNET HALTER TOP &amp; SKIRT - COBALT</text:p>
            <text:p/>
            <text:p>Top con tirante y falda entubada.</text:p>
            <text:p/>
            <text:p>Muy elástico.</text:p>
            <text:p/>
            <text:p>Composición: 80% Nylon, 20% Elastico<text:s/></text:p>
            <text:p/>
            <text:p>Muy elastico<text:s/></text:p>
            <text:p/>
            <text:p/>
            <text:p><text:s/>Peso embalaje :17 gram</text:p>
            <text:p><text:s/>Presupuesto : Lots of stretch</text:p>
            <text:p><text:s/>Materiales : 80% Nylon, 20% Elastico</text:p>
            <text:p><text:s text:c="2"/></text:p>
            <text:p/>
            <text:p/>
          </table:table-cell>
          <table:table-cell office:value-type="float" office:value="56.757300000000001" table:style-name="ce1">
            <text:p>56,7573</text:p>
          </table:table-cell>
          <table:table-cell office:value-type="float" office:value="17.3" table:style-name="ce1">
            <text:p>17,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36947.jpg">http://media.grutinet.com/articulos/or/or_136947.jpg</text:a></text:p>
          </table:table-cell>
          <table:table-cell office:value-type="string" table:style-name="ce4">
            <text:p><text:a xlink:href="http://media.grutinet.com/articulos/lg/lg_136947_0.jpg">http://media.grutinet.com/articulos/lg/lg_136947_0.jpg</text:a></text:p>
          </table:table-cell>
          <table:table-cell office:value-type="string" table:style-name="ce4">
            <text:p><text:a xlink:href="http://media.grutinet.com/articulos/lg/lg_136947_1.jpg">http://media.grutinet.com/articulos/lg/lg_136947_1.jpg</text:a></text:p>
          </table:table-cell>
          <table:table-cell table:style-name="ce2"/>
          <table:table-cell office:value-type="float" office:value="136947" table:style-name="ce1">
            <text:p>136947</text:p>
          </table:table-cell>
          <table:table-cell table:number-columns-repeated="7" table:style-name="ce2"/>
          <table:table-cell table:number-columns-repeated="16359"/>
        </table:table-row>
        <table:table-row table:style-name="ro2">
          <table:table-cell office:value-type="float" office:value="136948" table:style-name="ce1">
            <text:p>136948</text:p>
          </table:table-cell>
          <table:table-cell office:value-type="string" table:style-name="ce2">
            <text:p>LENCERIA</text:p>
          </table:table-cell>
          <table:table-cell office:value-type="string" table:style-name="ce2">
            <text:p>CONJUNTOS</text:p>
          </table:table-cell>
          <table:table-cell office:value-type="string" table:style-name="ce2">
            <text:p>FISHNET HALTER TOP Y FALDA - MORADO</text:p>
          </table:table-cell>
          <table:table-cell office:value-type="string" table:style-name="ce2">
            <text:p>COQUETTE</text:p>
          </table:table-cell>
          <table:table-cell office:value-type="string" table:style-name="ce3">
            <text:p>FISHNET HALTER TOP Y FALDA - MORADO</text:p>
            <text:p/>
            <text:p>Top con tirante y falda entubada.</text:p>
            <text:p/>
            <text:p>Muy elastico<text:s/></text:p>
            <text:p/>
            <text:p/>
            <text:p><text:s/>Dimensiones embalaje : 27,30 x 13,90 x 4,30 cm</text:p>
            <text:p><text:s/>Peso embalaje : 17 gram</text:p>
            <text:p><text:s/>Presupuesto : Lots of stretch</text:p>
            <text:p><text:s/>Materiales : <text:s/>80% Nylon, 20% Elastico<text:s/></text:p>
            <text:p/>
            <text:p/>
          </table:table-cell>
          <table:table-cell office:value-type="float" office:value="56.757300000000001" table:style-name="ce1">
            <text:p>56,7573</text:p>
          </table:table-cell>
          <table:table-cell office:value-type="float" office:value="17.3" table:style-name="ce1">
            <text:p>17,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136948.jpg">http://media.grutinet.com/articulos/or/or_136948.jpg</text:a></text:p>
          </table:table-cell>
          <table:table-cell office:value-type="string" table:style-name="ce4">
            <text:p><text:a xlink:href="http://media.grutinet.com/articulos/lg/lg_136948_0.jpg">http://media.grutinet.com/articulos/lg/lg_136948_0.jpg</text:a></text:p>
          </table:table-cell>
          <table:table-cell office:value-type="string" table:style-name="ce4">
            <text:p><text:a xlink:href="http://media.grutinet.com/articulos/lg/lg_136948_1.jpg">http://media.grutinet.com/articulos/lg/lg_136948_1.jpg</text:a></text:p>
          </table:table-cell>
          <table:table-cell table:style-name="ce2"/>
          <table:table-cell office:value-type="float" office:value="136948" table:style-name="ce1">
            <text:p>136948</text:p>
          </table:table-cell>
          <table:table-cell table:number-columns-repeated="7" table:style-name="ce2"/>
          <table:table-cell table:number-columns-repeated="16359"/>
        </table:table-row>
        <table:table-row table:style-name="ro2">
          <table:table-cell office:value-type="float" office:value="136961" table:style-name="ce1">
            <text:p>136961</text:p>
          </table:table-cell>
          <table:table-cell office:value-type="string" table:style-name="ce2">
            <text:p>LENCERIA</text:p>
          </table:table-cell>
          <table:table-cell office:value-type="string" table:style-name="ce2">
            <text:p>BODYS</text:p>
          </table:table-cell>
          <table:table-cell office:value-type="string" table:style-name="ce2">
            <text:p>BODY TRANSPARENTE CON ENCAJE DE PESTAÑAS - NEGRO<text:s/></text:p>
          </table:table-cell>
          <table:table-cell office:value-type="string" table:style-name="ce2">
            <text:p>COQUETTE</text:p>
          </table:table-cell>
          <table:table-cell office:value-type="string" table:style-name="ce3">
            <text:p>SHEER CROTCHLESS TEDDY WITH EYELASH LACE - BLACK</text:p>
            <text:p/>
            <text:p>Body sin entrepierna con encaje de pestañas a lo largo de las copas y las caderas. La parte superior tiene botones falsos y un lazo. El material de malla suave es elástico y las correas de los hombros son ajustables.</text:p>
            <text:p/>
            <text:p>Muy elastico<text:s/></text:p>
            <text:p/>
            <text:p/>
            <text:p><text:s/>Peso embalaje: 17 gram</text:p>
            <text:p><text:s/>Presupuesto.Lots of stretch</text:p>
            <text:p><text:s/>Materiales: 90% Nylon, 10% Elastico</text:p>
            <text:p/>
            <text:p/>
          </table:table-cell>
          <table:table-cell office:value-type="float" office:value="60.323399999999999" table:style-name="ce1">
            <text:p>60,3234</text:p>
          </table:table-cell>
          <table:table-cell office:value-type="float" office:value="18.54" table:style-name="ce1">
            <text:p>18,5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36961.jpg">http://media.grutinet.com/articulos/or/or_136961.jpg</text:a></text:p>
          </table:table-cell>
          <table:table-cell office:value-type="string" table:style-name="ce4">
            <text:p><text:a xlink:href="http://media.grutinet.com/articulos/lg/lg_136961_0.jpg">http://media.grutinet.com/articulos/lg/lg_136961_0.jpg</text:a></text:p>
          </table:table-cell>
          <table:table-cell office:value-type="string" table:style-name="ce4">
            <text:p><text:a xlink:href="http://media.grutinet.com/articulos/lg/lg_136961_1.jpg">http://media.grutinet.com/articulos/lg/lg_136961_1.jpg</text:a></text:p>
          </table:table-cell>
          <table:table-cell table:style-name="ce2"/>
          <table:table-cell office:value-type="float" office:value="136961" table:style-name="ce1">
            <text:p>136961</text:p>
          </table:table-cell>
          <table:table-cell table:number-columns-repeated="7" table:style-name="ce2"/>
          <table:table-cell table:number-columns-repeated="16359"/>
        </table:table-row>
        <table:table-row table:style-name="ro2">
          <table:table-cell office:value-type="float" office:value="136962" table:style-name="ce1">
            <text:p>136962</text:p>
          </table:table-cell>
          <table:table-cell office:value-type="string" table:style-name="ce2">
            <text:p>LENCERIA</text:p>
          </table:table-cell>
          <table:table-cell office:value-type="string" table:style-name="ce2">
            <text:p>BODYS</text:p>
          </table:table-cell>
          <table:table-cell office:value-type="string" table:style-name="ce2">
            <text:p>BODY TRANSPARENTE CON ENCAJE DE PESTAÑAS - NEGRO<text:s/></text:p>
          </table:table-cell>
          <table:table-cell office:value-type="string" table:style-name="ce2">
            <text:p>COQUETTE</text:p>
          </table:table-cell>
          <table:table-cell office:value-type="string" table:style-name="ce3">
            <text:p>SHEER CROTCHLESS TEDDY WITH EYELASH LACE - BLACK</text:p>
            <text:p/>
            <text:p>Body sin entrepierna con encaje de pestañas a lo largo de las copas y las caderas. La parte superior tiene botones falsos y un lazo. El material de malla suave es elástico y las correas de los hombros son ajustables.</text:p>
            <text:p/>
            <text:p>Muy elastico<text:s/></text:p>
            <text:p/>
            <text:p/>
            <text:p><text:s/>Peso embalaje:17 gram</text:p>
            <text:p><text:s/>Presupuesto: Lots of stretch</text:p>
            <text:p><text:s/>Materiales: 90% Nylon, 10% Elastico<text:s/></text:p>
            <text:p/>
            <text:p/>
          </table:table-cell>
          <table:table-cell office:value-type="float" office:value="60.323399999999999" table:style-name="ce1">
            <text:p>60,3234</text:p>
          </table:table-cell>
          <table:table-cell office:value-type="float" office:value="18.54" table:style-name="ce1">
            <text:p>18,5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136962.jpg">http://media.grutinet.com/articulos/or/or_136962.jpg</text:a></text:p>
          </table:table-cell>
          <table:table-cell office:value-type="string" table:style-name="ce4">
            <text:p><text:a xlink:href="http://media.grutinet.com/articulos/lg/lg_136962_0.jpg">http://media.grutinet.com/articulos/lg/lg_136962_0.jpg</text:a></text:p>
          </table:table-cell>
          <table:table-cell office:value-type="string" table:style-name="ce4">
            <text:p><text:a xlink:href="http://media.grutinet.com/articulos/lg/lg_136962_1.jpg">http://media.grutinet.com/articulos/lg/lg_136962_1.jpg</text:a></text:p>
          </table:table-cell>
          <table:table-cell table:style-name="ce2"/>
          <table:table-cell office:value-type="float" office:value="136962" table:style-name="ce1">
            <text:p>136962</text:p>
          </table:table-cell>
          <table:table-cell table:number-columns-repeated="7" table:style-name="ce2"/>
          <table:table-cell table:number-columns-repeated="16359"/>
        </table:table-row>
        <table:table-row table:style-name="ro2">
          <table:table-cell office:value-type="float" office:value="136974" table:style-name="ce1">
            <text:p>136974</text:p>
          </table:table-cell>
          <table:table-cell office:value-type="string" table:style-name="ce2">
            <text:p>LENCERIA</text:p>
          </table:table-cell>
          <table:table-cell office:value-type="string" table:style-name="ce2">
            <text:p>PICARDIAS</text:p>
          </table:table-cell>
          <table:table-cell office:value-type="string" table:style-name="ce2">
            <text:p>PICARDIAS POLICIA - AZUL Y NEGRO</text:p>
          </table:table-cell>
          <table:table-cell office:value-type="string" table:style-name="ce2">
            <text:p>COQUETTE</text:p>
          </table:table-cell>
          <table:table-cell office:value-type="string" table:style-name="ce3">
            <text:p>PICARDIAS POLICIA - AZUL Y NEGRO</text:p>
            <text:p/>
            <text:p>Picardias de policía con detalle de mini solapa en copas, hebilla de diamantes de imitación y detalle de parche de insignia. Incluye una tanga a juego. Hecho de tela de malla suave y elástica.</text:p>
            <text:p/>
            <text:p>Muy elastico<text:s/></text:p>
            <text:p/>
            <text:p/>
            <text:p><text:s/>Dimensiones embalaje: 27,30 x 13,90 x 4,30 cm</text:p>
            <text:p><text:s/>Peso embalaje: 17 gram</text:p>
            <text:p><text:s/>Presupuesto: Lots of stretch</text:p>
            <text:p><text:s/>Materiales:80% Nylon, 20% Elastico</text:p>
            <text:p/>
            <text:p/>
          </table:table-cell>
          <table:table-cell office:value-type="float" office:value="28.95" table:style-name="ce1">
            <text:p>28,95</text:p>
          </table:table-cell>
          <table:table-cell office:value-type="float" office:value="18.54" table:style-name="ce1">
            <text:p>18,5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136974.jpg">http://media.grutinet.com/articulos/or/or_136974.jpg</text:a></text:p>
          </table:table-cell>
          <table:table-cell office:value-type="string" table:style-name="ce4">
            <text:p><text:a xlink:href="http://media.grutinet.com/articulos/lg/lg_136974_0.jpg">http://media.grutinet.com/articulos/lg/lg_136974_0.jpg</text:a></text:p>
          </table:table-cell>
          <table:table-cell office:value-type="string" table:style-name="ce4">
            <text:p><text:a xlink:href="http://media.grutinet.com/articulos/lg/lg_136974_1.jpg">http://media.grutinet.com/articulos/lg/lg_136974_1.jpg</text:a></text:p>
          </table:table-cell>
          <table:table-cell table:style-name="ce2"/>
          <table:table-cell office:value-type="float" office:value="136974" table:style-name="ce1">
            <text:p>136974</text:p>
          </table:table-cell>
          <table:table-cell table:number-columns-repeated="7" table:style-name="ce2"/>
          <table:table-cell table:number-columns-repeated="16359"/>
        </table:table-row>
        <table:table-row table:style-name="ro2">
          <table:table-cell office:value-type="float" office:value="136976" table:style-name="ce1">
            <text:p>136976</text:p>
          </table:table-cell>
          <table:table-cell office:value-type="string" table:style-name="ce2">
            <text:p>LENCERIA</text:p>
          </table:table-cell>
          <table:table-cell office:value-type="string" table:style-name="ce2">
            <text:p>PICARDIAS</text:p>
          </table:table-cell>
          <table:table-cell office:value-type="string" table:style-name="ce2">
            <text:p>PICARDIAS POLICIA - NEGRO</text:p>
          </table:table-cell>
          <table:table-cell office:value-type="string" table:style-name="ce2">
            <text:p>COQUETTE</text:p>
          </table:table-cell>
          <table:table-cell office:value-type="string" table:style-name="ce3">
            <text:p>PICARDIAS POLICIA - NEGRO</text:p>
            <text:p/>
            <text:p>Babyfoll de policía con corbata y cierre de gancho y ojo. La parte superior tiene una insignia y cuello de PVC. Hecho de tela de malla suave y elástica.</text:p>
            <text:p/>
            <text:p>Muy elastico</text:p>
            <text:p/>
            <text:p/>
            <text:p><text:s/>Dimensiones embalaje: 27,30 x 13,90 x 4,30 cm</text:p>
            <text:p><text:s/>Peso embalaje. 17 gram</text:p>
            <text:p><text:s/>Presupuesto. Lots of stretch</text:p>
            <text:p><text:s/>Materiales. 80% Nylon, 20% Elastico</text:p>
            <text:p/>
            <text:p/>
          </table:table-cell>
          <table:table-cell office:value-type="float" office:value="60.323399999999999" table:style-name="ce1">
            <text:p>60,3234</text:p>
          </table:table-cell>
          <table:table-cell office:value-type="float" office:value="18.54" table:style-name="ce1">
            <text:p>18,5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136976.jpg">http://media.grutinet.com/articulos/or/or_136976.jpg</text:a></text:p>
          </table:table-cell>
          <table:table-cell office:value-type="string" table:style-name="ce4">
            <text:p><text:a xlink:href="http://media.grutinet.com/articulos/lg/lg_136976_0.jpg">http://media.grutinet.com/articulos/lg/lg_136976_0.jpg</text:a></text:p>
          </table:table-cell>
          <table:table-cell office:value-type="string" table:style-name="ce4">
            <text:p><text:a xlink:href="http://media.grutinet.com/articulos/lg/lg_136976_1.jpg">http://media.grutinet.com/articulos/lg/lg_136976_1.jpg</text:a></text:p>
          </table:table-cell>
          <table:table-cell table:style-name="ce2"/>
          <table:table-cell office:value-type="float" office:value="136976" table:style-name="ce1">
            <text:p>136976</text:p>
          </table:table-cell>
          <table:table-cell table:number-columns-repeated="7" table:style-name="ce2"/>
          <table:table-cell table:number-columns-repeated="16359"/>
        </table:table-row>
        <table:table-row table:style-name="ro2">
          <table:table-cell office:value-type="float" office:value="136978" table:style-name="ce1">
            <text:p>136978</text:p>
          </table:table-cell>
          <table:table-cell office:value-type="string" table:style-name="ce2">
            <text:p>LENCERIA</text:p>
          </table:table-cell>
          <table:table-cell office:value-type="string" table:style-name="ce2">
            <text:p>VESTIDOS</text:p>
          </table:table-cell>
          <table:table-cell office:value-type="string" table:style-name="ce2">
            <text:p>VESTIDO DE TUBO - NEGRO<text:s/></text:p>
          </table:table-cell>
          <table:table-cell office:value-type="string" table:style-name="ce2">
            <text:p>COQUETTE</text:p>
          </table:table-cell>
          <table:table-cell office:value-type="string" table:style-name="ce3">
            <text:p>VESTIDO DE TUBO - NEGRO</text:p>
            <text:p/>
            <text:p>Mini vestido de tubo sin tirantes con detalles de tiras cruzadas. Se puede usar de dos maneras.</text:p>
            <text:p/>
            <text:p>* Tanga no incluido</text:p>
            <text:p/>
            <text:p>Muy elastico<text:s/></text:p>
            <text:p/>
            <text:p/>
            <text:p><text:s/>Dimensiones embalaje: 27,30 x 13,90 x 4,30 cm</text:p>
            <text:p><text:s/>Peso embalaje.17 gram</text:p>
            <text:p><text:s/>Presupuesto.Lots of stretch</text:p>
            <text:p><text:s/>Materiales: 90% Nylon, 10% Elastico<text:s/></text:p>
            <text:p/>
            <text:p/>
          </table:table-cell>
          <table:table-cell office:value-type="float" office:value="60.323399999999999" table:style-name="ce1">
            <text:p>60,3234</text:p>
          </table:table-cell>
          <table:table-cell office:value-type="float" office:value="18.54" table:style-name="ce1">
            <text:p>18,5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36978.jpg">http://media.grutinet.com/articulos/or/or_136978.jpg</text:a></text:p>
          </table:table-cell>
          <table:table-cell office:value-type="string" table:style-name="ce4">
            <text:p><text:a xlink:href="http://media.grutinet.com/articulos/lg/lg_136978_0.jpg">http://media.grutinet.com/articulos/lg/lg_136978_0.jpg</text:a></text:p>
          </table:table-cell>
          <table:table-cell office:value-type="string" table:style-name="ce4">
            <text:p><text:a xlink:href="http://media.grutinet.com/articulos/lg/lg_136978_1.jpg">http://media.grutinet.com/articulos/lg/lg_136978_1.jpg</text:a></text:p>
          </table:table-cell>
          <table:table-cell office:value-type="string" table:style-name="ce4">
            <text:p><text:a xlink:href="http://media.grutinet.com/articulos/lg/lg_136978_2.jpg">http://media.grutinet.com/articulos/lg/lg_136978_2.jpg</text:a></text:p>
          </table:table-cell>
          <table:table-cell office:value-type="float" office:value="136978" table:style-name="ce1">
            <text:p>136978</text:p>
          </table:table-cell>
          <table:table-cell office:value-type="string" table:style-name="ce4">
            <text:p><text:a xlink:href="http://media.grutinet.com/articulos/lg/lg_136978_3.jpg">http://media.grutinet.com/articulos/lg/lg_136978_3.jpg</text:a></text:p>
          </table:table-cell>
          <table:table-cell table:number-columns-repeated="6" table:style-name="ce2"/>
          <table:table-cell table:number-columns-repeated="16359"/>
        </table:table-row>
        <table:table-row table:style-name="ro2">
          <table:table-cell office:value-type="float" office:value="136981" table:style-name="ce1">
            <text:p>136981</text:p>
          </table:table-cell>
          <table:table-cell office:value-type="string" table:style-name="ce2">
            <text:p>LENCERIA</text:p>
          </table:table-cell>
          <table:table-cell office:value-type="string" table:style-name="ce2">
            <text:p>BODYS</text:p>
          </table:table-cell>
          <table:table-cell office:value-type="string" table:style-name="ce2">
            <text:p>BODY CUELLO V - ROJO </text:p>
          </table:table-cell>
          <table:table-cell office:value-type="string" table:style-name="ce2">
            <text:p>COQUETTE</text:p>
          </table:table-cell>
          <table:table-cell office:value-type="string" table:style-name="ce3">
            <text:p>BODY CUELLO V - ROJO</text:p>
            <text:p/>
            <text:p>Body con cuello en V frontal con cordones y pierna de corte alto. Hecho de encaje elástico.Muy elastico<text:s/></text:p>
            <text:p/>
            <text:p/>
            <text:p><text:s/>dimensiones embalaje: 27,30 x 13,90 x 4,30 cm</text:p>
            <text:p><text:s/>Peso embalaje: 17 gram</text:p>
            <text:p><text:s/>Presupuesto: Lots of stretch</text:p>
            <text:p><text:s/>Materiales :80% Nylon 20% Elastico</text:p>
            <text:p/>
            <text:p/>
          </table:table-cell>
          <table:table-cell office:value-type="float" office:value="28.95" table:style-name="ce1">
            <text:p>28,95</text:p>
          </table:table-cell>
          <table:table-cell office:value-type="float" office:value="18.54" table:style-name="ce1">
            <text:p>18,5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36981.jpg">http://media.grutinet.com/articulos/or/or_136981.jpg</text:a></text:p>
          </table:table-cell>
          <table:table-cell office:value-type="string" table:style-name="ce4">
            <text:p><text:a xlink:href="http://media.grutinet.com/articulos/lg/lg_136981_0.jpg">http://media.grutinet.com/articulos/lg/lg_136981_0.jpg</text:a></text:p>
          </table:table-cell>
          <table:table-cell office:value-type="string" table:style-name="ce4">
            <text:p><text:a xlink:href="http://media.grutinet.com/articulos/lg/lg_136981_1.jpg">http://media.grutinet.com/articulos/lg/lg_136981_1.jpg</text:a></text:p>
          </table:table-cell>
          <table:table-cell table:style-name="ce2"/>
          <table:table-cell office:value-type="float" office:value="136981" table:style-name="ce1">
            <text:p>136981</text:p>
          </table:table-cell>
          <table:table-cell table:number-columns-repeated="7" table:style-name="ce2"/>
          <table:table-cell table:number-columns-repeated="16359"/>
        </table:table-row>
        <table:table-row table:style-name="ro2">
          <table:table-cell office:value-type="float" office:value="136982" table:style-name="ce1">
            <text:p>136982</text:p>
          </table:table-cell>
          <table:table-cell office:value-type="string" table:style-name="ce2">
            <text:p>LENCERIA</text:p>
          </table:table-cell>
          <table:table-cell office:value-type="string" table:style-name="ce2">
            <text:p>DISFRACES</text:p>
          </table:table-cell>
          <table:table-cell office:value-type="string" table:style-name="ce2">
            <text:p>DISFRAZ FRANCÉS SIN TIRANTES CON DELANTAL - NEGRO, BLANCO</text:p>
          </table:table-cell>
          <table:table-cell office:value-type="string" table:style-name="ce2">
            <text:p>COQUETTE</text:p>
          </table:table-cell>
          <table:table-cell office:value-type="string" table:style-name="ce3">
            <text:p><text:s/></text:p>
            <text:p/>
            <text:p>DISFRAZ FRANCÉS SIN TIRANTES CON DELANTAL - NEGRO, BLANCO</text:p>
            <text:p/>
            <text:p>Disfraz francés sin tirantes con delantal, bolero de manga corta y cinta para la cabeza. Hecho de encaje elástico.</text:p>
            <text:p/>
            <text:p>Muy elastico<text:s/></text:p>
            <text:p/>
            <text:p/>
            <text:p><text:s/>Dimensiones embalaje: 27,30 x 13,90 x 4,30 cm</text:p>
            <text:p><text:s/>Peso embalaje: 17 gram</text:p>
            <text:p><text:s/>Presupuesto: Lots of stretch</text:p>
            <text:p><text:s/>Materiales: <text:s/>80% Nylon 20% Elastico<text:s/></text:p>
            <text:p/>
            <text:p/>
          </table:table-cell>
          <table:table-cell office:value-type="float" office:value="60.323399999999999" table:style-name="ce1">
            <text:p>60,3234</text:p>
          </table:table-cell>
          <table:table-cell office:value-type="float" office:value="18.54" table:style-name="ce1">
            <text:p>18,5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36982.jpg">http://media.grutinet.com/articulos/or/or_136982.jpg</text:a></text:p>
          </table:table-cell>
          <table:table-cell office:value-type="string" table:style-name="ce4">
            <text:p><text:a xlink:href="http://media.grutinet.com/articulos/lg/lg_136982_0.jpg">http://media.grutinet.com/articulos/lg/lg_136982_0.jpg</text:a></text:p>
          </table:table-cell>
          <table:table-cell office:value-type="string" table:style-name="ce4">
            <text:p><text:a xlink:href="http://media.grutinet.com/articulos/lg/lg_136982_1.jpg">http://media.grutinet.com/articulos/lg/lg_136982_1.jpg</text:a></text:p>
          </table:table-cell>
          <table:table-cell table:style-name="ce2"/>
          <table:table-cell office:value-type="float" office:value="136982" table:style-name="ce1">
            <text:p>136982</text:p>
          </table:table-cell>
          <table:table-cell table:number-columns-repeated="7" table:style-name="ce2"/>
          <table:table-cell table:number-columns-repeated="16359"/>
        </table:table-row>
        <table:table-row table:style-name="ro2">
          <table:table-cell office:value-type="float" office:value="137566" table:style-name="ce1">
            <text:p>137566</text:p>
          </table:table-cell>
          <table:table-cell office:value-type="string" table:style-name="ce2">
            <text:p>JUGUETES XXX</text:p>
          </table:table-cell>
          <table:table-cell office:value-type="string" table:style-name="ce2">
            <text:p>VIBRADORES</text:p>
          </table:table-cell>
          <table:table-cell office:value-type="string" table:style-name="ce2">
            <text:p>PULSERA MANDO CONTROL REMOTO - NEGRO</text:p>
          </table:table-cell>
          <table:table-cell office:value-type="string" table:style-name="ce2">
            <text:p>CALEXOTICS</text:p>
          </table:table-cell>
          <table:table-cell office:value-type="string" table:style-name="ce3">
            <text:p>WRISTBAND REMOTE ACCESSORY<text:s/></text:p>
            <text:p/>
            <text:p>El accesorio remoto de pulsera es la actualización perfecta de tus juguetes favoritos de CalExotics XO Collection.</text:p>
            <text:p/>
            <text:p>Cuando se combina con tus estimuladores XO favoritos, el discreto control remoto presenta 12 funciones emocionantes de vibración, pulsación y escalada con solo tocar un botón.</text:p>
            <text:p/>
            <text:p>Ya sea que tengas tú el control o que hayas dejado tu placer en manos de tu pareja, ¡los patrones de vibración juguetona se aseguran de tentar y burlarse de hasta 10 metros de distancia!</text:p>
            <text:p/>
            <text:p>Recarga tu pasión en solo 30 minutos con el cable USB provisto en el puerto de carga autosellante. Estimulador NO incluido.</text:p>
            <text:p/>
            <text:p>Características:</text:p>
            <text:p/>
            <text:p/>
            <text:p><text:s/>Medida ajustable: 22,75 cm</text:p>
            <text:p><text:s/>De silicona y acero inoxidable</text:p>
            <text:p><text:s/>Recargable con USB</text:p>
            <text:p><text:s/>12 modos de vibración</text:p>
            <text:p><text:s/>NO incluye estimulador</text:p>
            <text:p/>
            <text:p/>
          </table:table-cell>
          <table:table-cell office:value-type="float" office:value="33.99" table:style-name="ce1">
            <text:p>33,99</text:p>
          </table:table-cell>
          <table:table-cell office:value-type="float" office:value="10.81" table:style-name="ce1">
            <text:p>10,81</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37566.jpg">http://media.grutinet.com/articulos/or/or_137566.jpg</text:a></text:p>
          </table:table-cell>
          <table:table-cell office:value-type="string" table:style-name="ce4">
            <text:p><text:a xlink:href="http://media.grutinet.com/articulos/lg/lg_137566_0.jpg">http://media.grutinet.com/articulos/lg/lg_137566_0.jpg</text:a></text:p>
          </table:table-cell>
          <table:table-cell office:value-type="string" table:style-name="ce4">
            <text:p><text:a xlink:href="http://media.grutinet.com/articulos/lg/lg_137566_1.jpg">http://media.grutinet.com/articulos/lg/lg_137566_1.jpg</text:a></text:p>
          </table:table-cell>
          <table:table-cell office:value-type="string" table:style-name="ce4">
            <text:p><text:a xlink:href="http://media.grutinet.com/articulos/lg/lg_137566_2.jpg">http://media.grutinet.com/articulos/lg/lg_137566_2.jpg</text:a></text:p>
          </table:table-cell>
          <table:table-cell table:style-name="ce1"/>
          <table:table-cell office:value-type="string" table:style-name="ce4">
            <text:p><text:a xlink:href="http://media.grutinet.com/articulos/lg/lg_137566_3.jpg">http://media.grutinet.com/articulos/lg/lg_137566_3.jpg</text:a></text:p>
          </table:table-cell>
          <table:table-cell office:value-type="string" table:style-name="ce4">
            <text:p><text:a xlink:href="http://media.grutinet.com/articulos/lg/lg_137566_4.jpg">http://media.grutinet.com/articulos/lg/lg_137566_4.jpg</text:a></text:p>
          </table:table-cell>
          <table:table-cell office:value-type="string" table:style-name="ce4">
            <text:p><text:a xlink:href="http://media.grutinet.com/articulos/lg/lg_137566_5.jpg">http://media.grutinet.com/articulos/lg/lg_137566_5.jpg</text:a></text:p>
          </table:table-cell>
          <table:table-cell office:value-type="string" table:style-name="ce4">
            <text:p><text:a xlink:href="http://media.grutinet.com/articulos/lg/lg_137566_6.jpg">http://media.grutinet.com/articulos/lg/lg_137566_6.jpg</text:a></text:p>
          </table:table-cell>
          <table:table-cell office:value-type="string" table:style-name="ce4">
            <text:p><text:a xlink:href="http://media.grutinet.com/articulos/lg/lg_137566_7.jpg">http://media.grutinet.com/articulos/lg/lg_137566_7.jpg</text:a></text:p>
          </table:table-cell>
          <table:table-cell office:value-type="string" table:style-name="ce4">
            <text:p><text:a xlink:href="http://media.grutinet.com/articulos/lg/lg_137566_8.jpg">http://media.grutinet.com/articulos/lg/lg_137566_8.jpg</text:a></text:p>
          </table:table-cell>
          <table:table-cell table:style-name="ce2"/>
          <table:table-cell table:number-columns-repeated="16359"/>
        </table:table-row>
        <table:table-row table:style-name="ro2">
          <table:table-cell office:value-type="float" office:value="137665" table:style-name="ce1">
            <text:p>137665</text:p>
          </table:table-cell>
          <table:table-cell office:value-type="string" table:style-name="ce2">
            <text:p>LENCERIA</text:p>
          </table:table-cell>
          <table:table-cell office:value-type="string" table:style-name="ce2">
            <text:p>VESTIDOS</text:p>
          </table:table-cell>
          <table:table-cell office:value-type="string" table:style-name="ce2">
            <text:p>AVANUA SOFISTICADO BABYDOLL ATADO AL CUELLO Y CON ESCOTE MUY PRONUNCIADO NEGRO</text:p>
          </table:table-cell>
          <table:table-cell office:value-type="string" table:style-name="ce2">
            <text:p>AVANUA</text:p>
          </table:table-cell>
          <table:table-cell office:value-type="string" table:style-name="ce3">
            <text:p>Sofisticado babydoll atado al cuello con una lazada que coge el microtul del pecho. La parte de la falda es de encaje negro y el microtul del pecho en negro o rojo con un escote muy pronunciado en forma de triangulo que lo hace muy provocativo. Incluye tanga de encaje de cortesía.</text:p>
            <text:p/>
          </table:table-cell>
          <table:table-cell office:value-type="float" office:value="38.978499999999997" table:style-name="ce1">
            <text:p>38,9785</text:p>
          </table:table-cell>
          <table:table-cell office:value-type="float" office:value="11.38" table:style-name="ce1">
            <text:p>11,38</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137665.jpg">http://media.grutinet.com/articulos/or/or_137665.jpg</text:a></text:p>
          </table:table-cell>
          <table:table-cell office:value-type="string" table:style-name="ce4">
            <text:p><text:a xlink:href="http://media.grutinet.com/articulos/lg/lg_137665_0.jpg">http://media.grutinet.com/articulos/lg/lg_137665_0.jpg</text:a></text:p>
          </table:table-cell>
          <table:table-cell office:value-type="string" table:style-name="ce4">
            <text:p><text:a xlink:href="http://media.grutinet.com/articulos/lg/lg_137665_1.jpg">http://media.grutinet.com/articulos/lg/lg_137665_1.jpg</text:a></text:p>
          </table:table-cell>
          <table:table-cell table:style-name="ce2"/>
          <table:table-cell office:value-type="float" office:value="137665" table:style-name="ce1">
            <text:p>137665</text:p>
          </table:table-cell>
          <table:table-cell table:number-columns-repeated="7" table:style-name="ce2"/>
          <table:table-cell table:number-columns-repeated="16359"/>
        </table:table-row>
        <table:table-row table:style-name="ro2">
          <table:table-cell office:value-type="float" office:value="137679" table:style-name="ce1">
            <text:p>137679</text:p>
          </table:table-cell>
          <table:table-cell office:value-type="string" table:style-name="ce2">
            <text:p>LENCERIA</text:p>
          </table:table-cell>
          <table:table-cell office:value-type="string" table:style-name="ce2">
            <text:p>PICARDIAS</text:p>
          </table:table-cell>
          <table:table-cell office:value-type="string" table:style-name="ce2">
            <text:p>AVANUA SENSUAL CONJUNTO DE CAMISETA Y CULOTTE NEGRO</text:p>
          </table:table-cell>
          <table:table-cell office:value-type="string" table:style-name="ce2">
            <text:p>AVANUA</text:p>
          </table:table-cell>
          <table:table-cell office:value-type="string" table:style-name="ce3">
            <text:p>Sensual conjunto de camiseta y culotte confeccionado en microtul semitransparente y raso, respectivamente.</text:p>
            <text:p/>
            <text:p>La parte de arriba es una camiseta de tirantes regulables con lazos de raso en los laterales y abertura en el centro del escote.</text:p>
            <text:p/>
            <text:p>La parte de abajo es un culotte de raso a modo de pantalón corto, con elástico en la cintura.<text:s/></text:p>
            <text:p/>
            <text:p>Es un conjunto de camiseta y culotte ideal para las noches de verano, por la frescura de los tejidos con que están confeccionadas las dos prendas.</text:p>
            <text:p/>
          </table:table-cell>
          <table:table-cell office:value-type="float" office:value="37.721400000000003" table:style-name="ce1">
            <text:p>37,7214</text:p>
          </table:table-cell>
          <table:table-cell office:value-type="float" office:value="10.98" table:style-name="ce1">
            <text:p>10,9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37679.jpg">http://media.grutinet.com/articulos/or/or_137679.jpg</text:a></text:p>
          </table:table-cell>
          <table:table-cell office:value-type="string" table:style-name="ce4">
            <text:p><text:a xlink:href="http://media.grutinet.com/articulos/lg/lg_137679_0.jpg">http://media.grutinet.com/articulos/lg/lg_137679_0.jpg</text:a></text:p>
          </table:table-cell>
          <table:table-cell office:value-type="string" table:style-name="ce4">
            <text:p><text:a xlink:href="http://media.grutinet.com/articulos/lg/lg_137679_1.jpg">http://media.grutinet.com/articulos/lg/lg_137679_1.jpg</text:a></text:p>
          </table:table-cell>
          <table:table-cell table:style-name="ce2"/>
          <table:table-cell office:value-type="float" office:value="137679" table:style-name="ce1">
            <text:p>137679</text:p>
          </table:table-cell>
          <table:table-cell table:number-columns-repeated="7" table:style-name="ce2"/>
          <table:table-cell table:number-columns-repeated="16359"/>
        </table:table-row>
        <table:table-row table:style-name="ro2">
          <table:table-cell office:value-type="float" office:value="138218" table:style-name="ce1">
            <text:p>138218</text:p>
          </table:table-cell>
          <table:table-cell office:value-type="string" table:style-name="ce2">
            <text:p>JUGUETES XXX</text:p>
          </table:table-cell>
          <table:table-cell office:value-type="string" table:style-name="ce2">
            <text:p>ESTIMULADORES</text:p>
          </table:table-cell>
          <table:table-cell office:value-type="string" table:style-name="ce2">
            <text:p>ESTIMULADOR BODY BLING BLISS - GEMA ROSA<text:s/></text:p>
          </table:table-cell>
          <table:table-cell office:value-type="string" table:style-name="ce2">
            <text:p>DOC JOHNSON</text:p>
          </table:table-cell>
          <table:table-cell office:value-type="string" table:style-name="ce3">
            <text:p>BODY BLING BLISS</text:p>
            <text:p/>
            <text:p>Agrega un poco de brillo a tu dormitorio con Body Bling Bliss en SECONDSKYN , una silicona increíblemente suave y flexible que se calienta al tacto y se amolda a tus zonas más sensibles.</text:p>
            <text:p/>
            <text:p>Este mini vibrador enjoyado es pequeño pero potente, con un motor silencioso y 8 funciones únicas. Disfruta de la superficie lisa en la parte superior o dale la vuelta para experimentar la estimulación más fuerte de la parte inferior ligeramente texturizada. Bliss también es fácil de operar: solo presionar su gema brillante enciende y apaga las vibraciones, y selecciona tu modo favorito. Bliss es completamente inalámbrico y convenientemente recargable mediante el cable USB incluido.</text:p>
            <text:p/>
            <text:p>&amp;bull; Lujosa silicona suave SECONDSKYN </text:p>
            <text:p>&amp;bull; La joya brillante hace que el tiempo de juego sea divertido</text:p>
            <text:p>&amp;bull; 8 potentes modos de vibración &amp;bull; Parte inferior con cuentas de placer para mayor estimulación</text:p>
            <text:p>&amp;bull; Forma perfecta para usar en bragas</text:p>
            <text:p>&amp;bull; Tamaño discreto, motor silencioso</text:p>
            <text:p>&amp;bull; Resistente al agua</text:p>
            <text:p>&amp;bull; USB recargable (cable incluido)</text:p>
            <text:p/>
            <text:p>Longitud total: 8.9 cm</text:p>
            <text:p>Diámetro: Ø 4.45 cm</text:p>
            <text:p>Modos de vibración: 8</text:p>
            <text:p>Bodysafe: Si</text:p>
            <text:p>Material: Silicona</text:p>
            <text:p>Baterías requeridas: USB Recargable</text:p>
            <text:p/>
            <text:p><text:s/></text:p>
            <text:p/>
          </table:table-cell>
          <table:table-cell office:value-type="float" office:value="65.95" table:style-name="ce1">
            <text:p>65,95</text:p>
          </table:table-cell>
          <table:table-cell office:value-type="float" office:value="26.09" table:style-name="ce1">
            <text:p>26,0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38218.jpg">http://media.grutinet.com/articulos/or/or_138218.jpg</text:a></text:p>
          </table:table-cell>
          <table:table-cell office:value-type="string" table:style-name="ce4">
            <text:p><text:a xlink:href="http://media.grutinet.com/articulos/lg/lg_138218_0.jpg">http://media.grutinet.com/articulos/lg/lg_138218_0.jpg</text:a></text:p>
          </table:table-cell>
          <table:table-cell office:value-type="string" table:style-name="ce4">
            <text:p><text:a xlink:href="http://media.grutinet.com/articulos/lg/lg_138218_1.jpg">http://media.grutinet.com/articulos/lg/lg_138218_1.jpg</text:a></text:p>
          </table:table-cell>
          <table:table-cell office:value-type="string" table:style-name="ce4">
            <text:p><text:a xlink:href="http://media.grutinet.com/articulos/lg/lg_138218_2.jpg">http://media.grutinet.com/articulos/lg/lg_138218_2.jpg</text:a></text:p>
          </table:table-cell>
          <table:table-cell table:style-name="ce1"/>
          <table:table-cell table:number-columns-repeated="7" table:style-name="ce2"/>
          <table:table-cell table:number-columns-repeated="16359"/>
        </table:table-row>
        <table:table-row table:style-name="ro2">
          <table:table-cell office:value-type="float" office:value="138291" table:style-name="ce1">
            <text:p>138291</text:p>
          </table:table-cell>
          <table:table-cell office:value-type="string" table:style-name="ce2">
            <text:p>JUGUETES XXX</text:p>
          </table:table-cell>
          <table:table-cell office:value-type="string" table:style-name="ce2">
            <text:p>ESTIMULADORES</text:p>
          </table:table-cell>
          <table:table-cell office:value-type="string" table:style-name="ce2">
            <text:p>PALM CAPS CABEZAL ESTIMULADOR PARA MASAJEADOR PALMPOWER - ROSA</text:p>
          </table:table-cell>
          <table:table-cell office:value-type="string" table:style-name="ce2">
            <text:p>PALMPOWER</text:p>
          </table:table-cell>
          <table:table-cell office:value-type="string" table:style-name="ce3">
            <text:p>PALM CAPS<text:s/></text:p>
            <text:p/>
            <text:p>Estos accesorios 100% de silicona agregan más versatilidad y opciones a su masajeador PalmPower. PalmCaps está disponible para usted como cabezales de repuesto en caso de que los originales se pierdan, se dañen o si solo necesita más por otros motivos. Hecho de 100% de silicona que es suave, seguro y puro.</text:p>
            <text:p/>
            <text:p>Longitud total: 3 cm</text:p>
            <text:p>Diámetro: 4 cm</text:p>
            <text:p>Impermeable: Si</text:p>
            <text:p>Bodysafe: Si</text:p>
            <text:p>Material: Silicona</text:p>
            <text:p/>
          </table:table-cell>
          <table:table-cell office:value-type="float" office:value="12.95" table:style-name="ce1">
            <text:p>12,95</text:p>
          </table:table-cell>
          <table:table-cell office:value-type="float" office:value="4.84" table:style-name="ce1">
            <text:p>4,8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38291.jpg">http://media.grutinet.com/articulos/or/or_138291.jpg</text:a></text:p>
          </table:table-cell>
          <table:table-cell office:value-type="string" table:style-name="ce4">
            <text:p><text:a xlink:href="http://media.grutinet.com/articulos/lg/lg_138291_0.jpg">http://media.grutinet.com/articulos/lg/lg_138291_0.jpg</text:a></text:p>
          </table:table-cell>
          <table:table-cell office:value-type="string" table:style-name="ce4">
            <text:p><text:a xlink:href="http://media.grutinet.com/articulos/lg/lg_138291_1.jpg">http://media.grutinet.com/articulos/lg/lg_138291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138293" table:style-name="ce1">
            <text:p>138293</text:p>
          </table:table-cell>
          <table:table-cell office:value-type="string" table:style-name="ce2">
            <text:p>JUGUETES XXX</text:p>
          </table:table-cell>
          <table:table-cell office:value-type="string" table:style-name="ce2">
            <text:p>ESTIMULADORES</text:p>
          </table:table-cell>
          <table:table-cell office:value-type="string" table:style-name="ce2">
            <text:p>RECAMBIOS ESTIMULADOR CLITORIS - PALM PLEASURE</text:p>
          </table:table-cell>
          <table:table-cell office:value-type="string" table:style-name="ce2">
            <text:p>PALMPOWER</text:p>
          </table:table-cell>
          <table:table-cell office:value-type="string" table:style-name="ce3">
            <text:p>PALM PLEASURE</text:p>
            <text:p/>
            <text:p>Estos accesorios 100% de silicona agregan más versatilidad y opciones a su masajeador PalmPower.</text:p>
            <text:p/>
            <text:p>El juego PalmPleasure incluye 2 accesorios cuando se usa con PalmPower lo ayudará a aliviar su estrés y proporcionará un masaje estimulante en áreas que generalmente se pasan por alto.</text:p>
            <text:p/>
            <text:p>El PalmDelight tiene dos consejos de placer para un masaje sensual.</text:p>
            <text:p/>
            <text:p>El PalmTease tiene tres puntas suaves y curvas para estimular tus sentidos. (PalmPower no incluido)</text:p>
            <text:p/>
            <text:p/>
            <text:p><text:s/>Impermeable: Si</text:p>
            <text:p><text:s/>Material: Silicona.</text:p>
            <text:p><text:s/>Tamaño de empaque :16.6 x 11.1 x 4.5 cm</text:p>
            <text:p/>
            <text:p/>
          </table:table-cell>
          <table:table-cell office:value-type="float" office:value="24.95" table:style-name="ce1">
            <text:p>24,95</text:p>
          </table:table-cell>
          <table:table-cell office:value-type="float" office:value="10.78" table:style-name="ce1">
            <text:p>10,7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38293.jpg">http://media.grutinet.com/articulos/or/or_138293.jpg</text:a></text:p>
          </table:table-cell>
          <table:table-cell office:value-type="string" table:style-name="ce4">
            <text:p><text:a xlink:href="http://media.grutinet.com/articulos/lg/lg_138293_0.jpg">http://media.grutinet.com/articulos/lg/lg_138293_0.jpg</text:a></text:p>
          </table:table-cell>
          <table:table-cell office:value-type="string" table:style-name="ce4">
            <text:p><text:a xlink:href="http://media.grutinet.com/articulos/lg/lg_138293_1.jpg">http://media.grutinet.com/articulos/lg/lg_138293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138318" table:style-name="ce1">
            <text:p>138318</text:p>
          </table:table-cell>
          <table:table-cell office:value-type="string" table:style-name="ce2">
            <text:p>JUGUETES XXX</text:p>
          </table:table-cell>
          <table:table-cell office:value-type="string" table:style-name="ce2">
            <text:p>PLUGS</text:p>
          </table:table-cell>
          <table:table-cell office:value-type="string" table:style-name="ce2">
            <text:p>DILATADOR DELGADO PARA PENE - MYSTIM FINN</text:p>
          </table:table-cell>
          <table:table-cell office:value-type="string" table:style-name="ce2">
            <text:p>MYSTIM</text:p>
          </table:table-cell>
          <table:table-cell office:value-type="string" table:style-name="ce3">
            <text:p>MYSTIM DILATOR THIN FINN</text:p>
            <text:p/>
            <text:p>Este dilatador fino y liso es perfecto para una estimulatión especialmente intensa del pene. Con algo de práctica, el dilatador de 8 mm de grosor puede introducirse fácilmente en la uretra, proporcionando una sensación penetrante y extraordinaria como nunca antes había experimentado.</text:p>
            <text:p>Con sus 25 cm, el dilatador tiene un tamaño extra largo, lo que permite una estimulación muy profunda.</text:p>
            <text:p/>
            <text:p>· Juguete para la estimulación mediante impulsos eléctricos</text:p>
            <text:p>· Dilatador uretral</text:p>
            <text:p>· Aluminio abrillantado</text:p>
            <text:p>· Apto para todos los estimuladores Mystim</text:p>
            <text:p/>
          </table:table-cell>
          <table:table-cell office:value-type="float" office:value="89.8" table:style-name="ce1">
            <text:p>89,8</text:p>
          </table:table-cell>
          <table:table-cell office:value-type="float" office:value="41.38" table:style-name="ce1">
            <text:p>41,3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38318.jpg">http://media.grutinet.com/articulos/or/or_138318.jpg</text:a></text:p>
          </table:table-cell>
          <table:table-cell office:value-type="string" table:style-name="ce4">
            <text:p><text:a xlink:href="http://media.grutinet.com/articulos/lg/lg_138318_0.jpg">http://media.grutinet.com/articulos/lg/lg_138318_0.jpg</text:a></text:p>
          </table:table-cell>
          <table:table-cell office:value-type="string" table:style-name="ce4">
            <text:p><text:a xlink:href="http://media.grutinet.com/articulos/lg/lg_138318_1.jpg">http://media.grutinet.com/articulos/lg/lg_138318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138697" table:style-name="ce1">
            <text:p>138697</text:p>
          </table:table-cell>
          <table:table-cell office:value-type="string" table:style-name="ce2">
            <text:p>LENCERIA</text:p>
          </table:table-cell>
          <table:table-cell office:value-type="string" table:style-name="ce2">
            <text:p>PANTYS</text:p>
          </table:table-cell>
          <table:table-cell office:value-type="string" table:style-name="ce2">
            <text:p>PANTYS DE LYCRA CON APLIQUES DE STRASS - TRANSPARENTES<text:s/></text:p>
          </table:table-cell>
          <table:table-cell office:value-type="string" table:style-name="ce2">
            <text:p>LEG AVENUE</text:p>
          </table:table-cell>
          <table:table-cell office:value-type="string" table:style-name="ce3">
            <text:p>RHINESTONE PANTYHOSE</text:p>
            <text:p/>
            <text:p>Pantys transparentes de lycra con piedras de strass</text:p>
            <text:p/>
          </table:table-cell>
          <table:table-cell office:value-type="float" office:value="26.99" table:style-name="ce1">
            <text:p>26,99</text:p>
          </table:table-cell>
          <table:table-cell office:value-type="float" office:value="12.69" table:style-name="ce1">
            <text:p>12,69</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38697.jpg">http://media.grutinet.com/articulos/or/or_138697.jpg</text:a></text:p>
          </table:table-cell>
          <table:table-cell office:value-type="string" table:style-name="ce4">
            <text:p><text:a xlink:href="http://media.grutinet.com/articulos/lg/lg_138697_0.jpg">http://media.grutinet.com/articulos/lg/lg_138697_0.jpg</text:a></text:p>
          </table:table-cell>
          <table:table-cell office:value-type="string" table:style-name="ce4">
            <text:p><text:a xlink:href="http://media.grutinet.com/articulos/lg/lg_138697_1.jpg">http://media.grutinet.com/articulos/lg/lg_138697_1.jpg</text:a></text:p>
          </table:table-cell>
          <table:table-cell office:value-type="string" table:style-name="ce4">
            <text:p><text:a xlink:href="http://media.grutinet.com/articulos/lg/lg_138697_2.jpg">http://media.grutinet.com/articulos/lg/lg_138697_2.jpg</text:a></text:p>
          </table:table-cell>
          <table:table-cell office:value-type="float" office:value="138697" table:style-name="ce1">
            <text:p>138697</text:p>
          </table:table-cell>
          <table:table-cell table:number-columns-repeated="7" table:style-name="ce2"/>
          <table:table-cell table:number-columns-repeated="16359"/>
        </table:table-row>
        <table:table-row table:style-name="ro2">
          <table:table-cell office:value-type="float" office:value="138698" table:style-name="ce1">
            <text:p>138698</text:p>
          </table:table-cell>
          <table:table-cell office:value-type="string" table:style-name="ce2">
            <text:p>LENCERIA</text:p>
          </table:table-cell>
          <table:table-cell office:value-type="string" table:style-name="ce2">
            <text:p>PANTYS</text:p>
          </table:table-cell>
          <table:table-cell office:value-type="string" table:style-name="ce2">
            <text:p>PANTYS FANTASÍA - NUDE</text:p>
          </table:table-cell>
          <table:table-cell office:value-type="string" table:style-name="ce2">
            <text:p>LEG AVENUE</text:p>
          </table:table-cell>
          <table:table-cell office:value-type="string" table:style-name="ce3">
            <text:p>RHINESTONE PANTYHOSE<text:s/></text:p>
            <text:p/>
            <text:p>Pantys transparentes de lycra con piedras de strass.</text:p>
            <text:p/>
            <text:p>Composición: 84% POLYAMIDE/NYLON 16% SPANDEX</text:p>
            <text:p/>
          </table:table-cell>
          <table:table-cell office:value-type="float" office:value="26.99" table:style-name="ce1">
            <text:p>26,99</text:p>
          </table:table-cell>
          <table:table-cell office:value-type="float" office:value="12.69" table:style-name="ce1">
            <text:p>12,6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38698.jpg">http://media.grutinet.com/articulos/or/or_138698.jpg</text:a></text:p>
          </table:table-cell>
          <table:table-cell office:value-type="string" table:style-name="ce4">
            <text:p><text:a xlink:href="http://media.grutinet.com/articulos/lg/lg_138698_0.jpg">http://media.grutinet.com/articulos/lg/lg_138698_0.jpg</text:a></text:p>
          </table:table-cell>
          <table:table-cell office:value-type="string" table:style-name="ce4">
            <text:p><text:a xlink:href="http://media.grutinet.com/articulos/lg/lg_138698_1.jpg">http://media.grutinet.com/articulos/lg/lg_138698_1.jpg</text:a></text:p>
          </table:table-cell>
          <table:table-cell office:value-type="string" table:style-name="ce4">
            <text:p><text:a xlink:href="http://media.grutinet.com/articulos/lg/lg_138698_2.jpg">http://media.grutinet.com/articulos/lg/lg_138698_2.jpg</text:a></text:p>
          </table:table-cell>
          <table:table-cell office:value-type="float" office:value="138698" table:style-name="ce1">
            <text:p>138698</text:p>
          </table:table-cell>
          <table:table-cell table:number-columns-repeated="7" table:style-name="ce2"/>
          <table:table-cell table:number-columns-repeated="16359"/>
        </table:table-row>
        <table:table-row table:style-name="ro2">
          <table:table-cell office:value-type="float" office:value="138703" table:style-name="ce1">
            <text:p>138703</text:p>
          </table:table-cell>
          <table:table-cell office:value-type="string" table:style-name="ce2">
            <text:p>LENCERIA</text:p>
          </table:table-cell>
          <table:table-cell office:value-type="string" table:style-name="ce2">
            <text:p>MEDIAS</text:p>
          </table:table-cell>
          <table:table-cell office:value-type="string" table:style-name="ce2">
            <text:p>MEDIAS DE RED ESTAMPADAS CON LIGUERO DE LAZOS - NEGRO</text:p>
          </table:table-cell>
          <table:table-cell office:value-type="string" table:style-name="ce2">
            <text:p>LEG AVENUE</text:p>
          </table:table-cell>
          <table:table-cell office:value-type="string" table:style-name="ce3">
            <text:p>CROTCHLESS PANTYHOSE FLEURES</text:p>
            <text:p/>
            <text:p>Medias de red con un estampado de flores y liguero con lazitos.</text:p>
            <text:p/>
            <text:p>Tanga no disponible.</text:p>
            <text:p/>
          </table:table-cell>
          <table:table-cell office:value-type="float" office:value="23.99" table:style-name="ce1">
            <text:p>23,99</text:p>
          </table:table-cell>
          <table:table-cell office:value-type="float" office:value="10.25" table:style-name="ce1">
            <text:p>10,2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38703.jpg">http://media.grutinet.com/articulos/or/or_138703.jpg</text:a></text:p>
          </table:table-cell>
          <table:table-cell office:value-type="string" table:style-name="ce4">
            <text:p><text:a xlink:href="http://media.grutinet.com/articulos/lg/lg_138703_0.jpg">http://media.grutinet.com/articulos/lg/lg_138703_0.jpg</text:a></text:p>
          </table:table-cell>
          <table:table-cell office:value-type="string" table:style-name="ce4">
            <text:p><text:a xlink:href="http://media.grutinet.com/articulos/lg/lg_138703_1.jpg">http://media.grutinet.com/articulos/lg/lg_138703_1.jpg</text:a></text:p>
          </table:table-cell>
          <table:table-cell table:style-name="ce2"/>
          <table:table-cell office:value-type="float" office:value="138703" table:style-name="ce1">
            <text:p>138703</text:p>
          </table:table-cell>
          <table:table-cell table:number-columns-repeated="7" table:style-name="ce2"/>
          <table:table-cell table:number-columns-repeated="16359"/>
        </table:table-row>
        <table:table-row table:style-name="ro2">
          <table:table-cell office:value-type="float" office:value="138719" table:style-name="ce1">
            <text:p>138719</text:p>
          </table:table-cell>
          <table:table-cell office:value-type="string" table:style-name="ce2">
            <text:p>LENCERIA</text:p>
          </table:table-cell>
          <table:table-cell office:value-type="string" table:style-name="ce2">
            <text:p>MEDIAS</text:p>
          </table:table-cell>
          <table:table-cell office:value-type="string" table:style-name="ce2">
            <text:p>MEDIAS DE MICRO RED - NEGRO<text:s/></text:p>
          </table:table-cell>
          <table:table-cell office:value-type="string" table:style-name="ce2">
            <text:p>LEG AVENUE</text:p>
          </table:table-cell>
          <table:table-cell office:value-type="string" table:style-name="ce3">
            <text:p>LOW RISE MICRO NET PANTHOSE</text:p>
            <text:p/>
            <text:p>Medias de micro red con cintura baja de encaje.</text:p>
            <text:p/>
          </table:table-cell>
          <table:table-cell office:value-type="float" office:value="15.99" table:style-name="ce1">
            <text:p>15,99</text:p>
          </table:table-cell>
          <table:table-cell office:value-type="float" office:value="5.64" table:style-name="ce1">
            <text:p>5,6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38719.jpg">http://media.grutinet.com/articulos/or/or_138719.jpg</text:a></text:p>
          </table:table-cell>
          <table:table-cell office:value-type="string" table:style-name="ce4">
            <text:p><text:a xlink:href="http://media.grutinet.com/articulos/lg/lg_138719_0.jpg">http://media.grutinet.com/articulos/lg/lg_138719_0.jpg</text:a></text:p>
          </table:table-cell>
          <table:table-cell table:number-columns-repeated="2" table:style-name="ce2"/>
          <table:table-cell office:value-type="float" office:value="138719" table:style-name="ce1">
            <text:p>138719</text:p>
          </table:table-cell>
          <table:table-cell table:number-columns-repeated="7" table:style-name="ce2"/>
          <table:table-cell table:number-columns-repeated="16359"/>
        </table:table-row>
        <table:table-row table:style-name="ro2">
          <table:table-cell office:value-type="float" office:value="138727" table:style-name="ce1">
            <text:p>138727</text:p>
          </table:table-cell>
          <table:table-cell office:value-type="string" table:style-name="ce2">
            <text:p>LENCERIA</text:p>
          </table:table-cell>
          <table:table-cell office:value-type="string" table:style-name="ce2">
            <text:p>MEDIAS</text:p>
          </table:table-cell>
          <table:table-cell office:value-type="string" table:style-name="ce2">
            <text:p>MEDIAS DE RED CON PERLAS - NEGRO<text:s/></text:p>
          </table:table-cell>
          <table:table-cell office:value-type="string" table:style-name="ce2">
            <text:p>LEG AVENUE</text:p>
          </table:table-cell>
          <table:table-cell office:value-type="string" table:style-name="ce3">
            <text:p>FAUX PEARL FENCE NET TIGHTS</text:p>
            <text:p/>
            <text:p>Medias de rejilla con perlas.</text:p>
            <text:p/>
            <text:p>No incluye tanga.</text:p>
            <text:p/>
          </table:table-cell>
          <table:table-cell office:value-type="float" office:value="33.99" table:style-name="ce1">
            <text:p>33,99</text:p>
          </table:table-cell>
          <table:table-cell office:value-type="float" office:value="15.25" table:style-name="ce1">
            <text:p>15,2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38727.jpg">http://media.grutinet.com/articulos/or/or_138727.jpg</text:a></text:p>
          </table:table-cell>
          <table:table-cell office:value-type="string" table:style-name="ce4">
            <text:p><text:a xlink:href="http://media.grutinet.com/articulos/lg/lg_138727_0.jpg">http://media.grutinet.com/articulos/lg/lg_138727_0.jpg</text:a></text:p>
          </table:table-cell>
          <table:table-cell office:value-type="string" table:style-name="ce4">
            <text:p><text:a xlink:href="http://media.grutinet.com/articulos/lg/lg_138727_1.jpg">http://media.grutinet.com/articulos/lg/lg_138727_1.jpg</text:a></text:p>
          </table:table-cell>
          <table:table-cell office:value-type="string" table:style-name="ce4">
            <text:p><text:a xlink:href="http://media.grutinet.com/articulos/lg/lg_138727_2.jpg">http://media.grutinet.com/articulos/lg/lg_138727_2.jpg</text:a></text:p>
          </table:table-cell>
          <table:table-cell office:value-type="float" office:value="138727" table:style-name="ce1">
            <text:p>138727</text:p>
          </table:table-cell>
          <table:table-cell table:number-columns-repeated="7" table:style-name="ce2"/>
          <table:table-cell table:number-columns-repeated="16359"/>
        </table:table-row>
        <table:table-row table:style-name="ro2">
          <table:table-cell office:value-type="float" office:value="138750" table:style-name="ce1">
            <text:p>138750</text:p>
          </table:table-cell>
          <table:table-cell office:value-type="string" table:style-name="ce2">
            <text:p>LENCERIA</text:p>
          </table:table-cell>
          <table:table-cell office:value-type="string" table:style-name="ce2">
            <text:p>CONJUNTOS</text:p>
          </table:table-cell>
          <table:table-cell office:value-type="string" table:style-name="ce2">
            <text:p>CONJUNTO TOP Y BRAGAS DE RED - NEGRO<text:s/></text:p>
          </table:table-cell>
          <table:table-cell office:value-type="string" table:style-name="ce2">
            <text:p>LEG AVENUE</text:p>
          </table:table-cell>
          <table:table-cell office:value-type="string" table:style-name="ce3">
            <text:p>NET TOP &amp; HIGH WAISTED BOTTOM</text:p>
            <text:p/>
            <text:p>Top corto de maxi red con manga larga y bragas de cintura alta a juego.</text:p>
            <text:p/>
            <text:p>Dos piezas.</text:p>
            <text:p/>
          </table:table-cell>
          <table:table-cell office:value-type="float" office:value="37.99" table:style-name="ce1">
            <text:p>37,99</text:p>
          </table:table-cell>
          <table:table-cell office:value-type="float" office:value="17.170000000000002" table:style-name="ce1">
            <text:p>17,1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38750.jpg">http://media.grutinet.com/articulos/or/or_138750.jpg</text:a></text:p>
          </table:table-cell>
          <table:table-cell office:value-type="string" table:style-name="ce4">
            <text:p><text:a xlink:href="http://media.grutinet.com/articulos/lg/lg_138750_0.jpg">http://media.grutinet.com/articulos/lg/lg_138750_0.jpg</text:a></text:p>
          </table:table-cell>
          <table:table-cell office:value-type="string" table:style-name="ce4">
            <text:p><text:a xlink:href="http://media.grutinet.com/articulos/lg/lg_138750_1.jpg">http://media.grutinet.com/articulos/lg/lg_138750_1.jpg</text:a></text:p>
          </table:table-cell>
          <table:table-cell table:style-name="ce2"/>
          <table:table-cell office:value-type="float" office:value="138750" table:style-name="ce1">
            <text:p>138750</text:p>
          </table:table-cell>
          <table:table-cell table:number-columns-repeated="7" table:style-name="ce2"/>
          <table:table-cell table:number-columns-repeated="16359"/>
        </table:table-row>
        <table:table-row table:style-name="ro2">
          <table:table-cell office:value-type="float" office:value="138752" table:style-name="ce1">
            <text:p>138752</text:p>
          </table:table-cell>
          <table:table-cell office:value-type="string" table:style-name="ce2">
            <text:p>LENCERIA</text:p>
          </table:table-cell>
          <table:table-cell office:value-type="string" table:style-name="ce2">
            <text:p>BODYS</text:p>
          </table:table-cell>
          <table:table-cell office:value-type="string" table:style-name="ce2">
            <text:p>BODYSTOCKING DE LUREX NEGRO Y DORADO</text:p>
          </table:table-cell>
          <table:table-cell office:value-type="string" table:style-name="ce2">
            <text:p>LEG AVENUE</text:p>
          </table:table-cell>
          <table:table-cell office:value-type="string" table:style-name="ce3">
            <text:p>SEAMLESS LUREX BODYSTOCKING</text:p>
            <text:p/>
            <text:p>Bodystocking negro y dorado con entrepierna abierta y mangas largas</text:p>
            <text:p/>
            <text:p>No incluye tanga.</text:p>
            <text:p/>
          </table:table-cell>
          <table:table-cell office:value-type="float" office:value="25.99" table:style-name="ce1">
            <text:p>25,99</text:p>
          </table:table-cell>
          <table:table-cell office:value-type="float" office:value="11.93" table:style-name="ce1">
            <text:p>11,9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38752.jpg">http://media.grutinet.com/articulos/or/or_138752.jpg</text:a></text:p>
          </table:table-cell>
          <table:table-cell office:value-type="string" table:style-name="ce4">
            <text:p><text:a xlink:href="http://media.grutinet.com/articulos/lg/lg_138752_0.jpg">http://media.grutinet.com/articulos/lg/lg_138752_0.jpg</text:a></text:p>
          </table:table-cell>
          <table:table-cell office:value-type="string" table:style-name="ce4">
            <text:p><text:a xlink:href="http://media.grutinet.com/articulos/lg/lg_138752_1.jpg">http://media.grutinet.com/articulos/lg/lg_138752_1.jpg</text:a></text:p>
          </table:table-cell>
          <table:table-cell table:style-name="ce2"/>
          <table:table-cell office:value-type="float" office:value="138752" table:style-name="ce1">
            <text:p>138752</text:p>
          </table:table-cell>
          <table:table-cell table:number-columns-repeated="7" table:style-name="ce2"/>
          <table:table-cell table:number-columns-repeated="16359"/>
        </table:table-row>
        <table:table-row table:style-name="ro2">
          <table:table-cell office:value-type="float" office:value="138777" table:style-name="ce1">
            <text:p>138777</text:p>
          </table:table-cell>
          <table:table-cell office:value-type="string" table:style-name="ce2">
            <text:p>LENCERIA</text:p>
          </table:table-cell>
          <table:table-cell office:value-type="string" table:style-name="ce2">
            <text:p>BODYS</text:p>
          </table:table-cell>
          <table:table-cell office:value-type="string" table:style-name="ce2">
            <text:p>BODYSTOCKING DE RED Y DECORADO STRASS - NEGRO<text:s/></text:p>
          </table:table-cell>
          <table:table-cell office:value-type="string" table:style-name="ce2">
            <text:p>LEG AVENUE</text:p>
          </table:table-cell>
          <table:table-cell office:value-type="string" table:style-name="ce3">
            <text:p>CRYSTALIZED NET BODYSTOCKING<text:s/></text:p>
            <text:p/>
            <text:p>Bodystocking de red de manga larga sin costuras decorado con brillantes.</text:p>
            <text:p/>
            <text:p>Tanga no incluido.</text:p>
            <text:p/>
          </table:table-cell>
          <table:table-cell office:value-type="float" office:value="37.99" table:style-name="ce1">
            <text:p>37,99</text:p>
          </table:table-cell>
          <table:table-cell office:value-type="float" office:value="16.93" table:style-name="ce1">
            <text:p>16,9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1X/2X</text:p>
          </table:table-cell>
          <table:table-cell office:value-type="string" table:style-name="ce4">
            <text:p><text:a xlink:href="http://media.grutinet.com/articulos/or/or_138777.jpg">http://media.grutinet.com/articulos/or/or_138777.jpg</text:a></text:p>
          </table:table-cell>
          <table:table-cell office:value-type="string" table:style-name="ce4">
            <text:p><text:a xlink:href="http://media.grutinet.com/articulos/lg/lg_138777_0.jpg">http://media.grutinet.com/articulos/lg/lg_138777_0.jpg</text:a></text:p>
          </table:table-cell>
          <table:table-cell office:value-type="string" table:style-name="ce4">
            <text:p><text:a xlink:href="http://media.grutinet.com/articulos/lg/lg_138777_1.jpg">http://media.grutinet.com/articulos/lg/lg_138777_1.jpg</text:a></text:p>
          </table:table-cell>
          <table:table-cell office:value-type="string" table:style-name="ce4">
            <text:p><text:a xlink:href="http://media.grutinet.com/articulos/lg/lg_138777_2.jpg">http://media.grutinet.com/articulos/lg/lg_138777_2.jpg</text:a></text:p>
          </table:table-cell>
          <table:table-cell office:value-type="float" office:value="138777" table:style-name="ce1">
            <text:p>138777</text:p>
          </table:table-cell>
          <table:table-cell table:number-columns-repeated="7" table:style-name="ce2"/>
          <table:table-cell table:number-columns-repeated="16359"/>
        </table:table-row>
        <table:table-row table:style-name="ro2">
          <table:table-cell office:value-type="float" office:value="138779" table:style-name="ce1">
            <text:p>138779</text:p>
          </table:table-cell>
          <table:table-cell office:value-type="string" table:style-name="ce2">
            <text:p>LENCERIA</text:p>
          </table:table-cell>
          <table:table-cell office:value-type="string" table:style-name="ce2">
            <text:p>BODYS</text:p>
          </table:table-cell>
          <table:table-cell office:value-type="string" table:style-name="ce2">
            <text:p>BODY OPACO MICROFIBRA - MARRÓN</text:p>
          </table:table-cell>
          <table:table-cell office:value-type="string" table:style-name="ce2">
            <text:p>LEG AVENUE</text:p>
          </table:table-cell>
          <table:table-cell office:value-type="string" table:style-name="ce3">
            <text:p>SEAMLESS STRAPLESS ROMPER</text:p>
            <text:p/>
            <text:p>Body opaco de microfibra sin costuras ni tirantes.</text:p>
            <text:p/>
            <text:p>Composición: 94% Polyamide/Nylon 6% Spandex</text:p>
            <text:p/>
          </table:table-cell>
          <table:table-cell office:value-type="float" office:value="24.95" table:style-name="ce1">
            <text:p>24,95</text:p>
          </table:table-cell>
          <table:table-cell office:value-type="float" office:value="11.87" table:style-name="ce1">
            <text:p>11,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38779.jpg">http://media.grutinet.com/articulos/or/or_138779.jpg</text:a></text:p>
          </table:table-cell>
          <table:table-cell office:value-type="string" table:style-name="ce4">
            <text:p><text:a xlink:href="http://media.grutinet.com/articulos/lg/lg_138779_0.jpg">http://media.grutinet.com/articulos/lg/lg_138779_0.jpg</text:a></text:p>
          </table:table-cell>
          <table:table-cell office:value-type="string" table:style-name="ce4">
            <text:p><text:a xlink:href="http://media.grutinet.com/articulos/lg/lg_138779_1.jpg">http://media.grutinet.com/articulos/lg/lg_138779_1.jpg</text:a></text:p>
          </table:table-cell>
          <table:table-cell office:value-type="string" table:style-name="ce4">
            <text:p><text:a xlink:href="http://media.grutinet.com/articulos/lg/lg_138779_2.jpg">http://media.grutinet.com/articulos/lg/lg_138779_2.jpg</text:a></text:p>
          </table:table-cell>
          <table:table-cell office:value-type="float" office:value="138779" table:style-name="ce1">
            <text:p>138779</text:p>
          </table:table-cell>
          <table:table-cell table:number-columns-repeated="7" table:style-name="ce2"/>
          <table:table-cell table:number-columns-repeated="16359"/>
        </table:table-row>
        <table:table-row table:style-name="ro2">
          <table:table-cell office:value-type="float" office:value="138780" table:style-name="ce1">
            <text:p>138780</text:p>
          </table:table-cell>
          <table:table-cell office:value-type="string" table:style-name="ce2">
            <text:p>LENCERIA</text:p>
          </table:table-cell>
          <table:table-cell office:value-type="string" table:style-name="ce2">
            <text:p>BODYS</text:p>
          </table:table-cell>
          <table:table-cell office:value-type="string" table:style-name="ce2">
            <text:p>BODY OPACO MICROFIBRA - MARRÓN</text:p>
          </table:table-cell>
          <table:table-cell office:value-type="string" table:style-name="ce2">
            <text:p>LEG AVENUE</text:p>
          </table:table-cell>
          <table:table-cell office:value-type="string" table:style-name="ce3">
            <text:p>SEAMLESS STRAPLESS ROMPER</text:p>
            <text:p/>
            <text:p>Body opaco de microfibra sin costuras ni tirantes.</text:p>
            <text:p/>
            <text:p>Composición: 94% Polyamide/Nylon 6% Spandex</text:p>
            <text:p/>
          </table:table-cell>
          <table:table-cell office:value-type="float" office:value="24.95" table:style-name="ce1">
            <text:p>24,95</text:p>
          </table:table-cell>
          <table:table-cell office:value-type="float" office:value="11.87" table:style-name="ce1">
            <text:p>11,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38780.jpg">http://media.grutinet.com/articulos/or/or_138780.jpg</text:a></text:p>
          </table:table-cell>
          <table:table-cell office:value-type="string" table:style-name="ce4">
            <text:p><text:a xlink:href="http://media.grutinet.com/articulos/lg/lg_138780_0.jpg">http://media.grutinet.com/articulos/lg/lg_138780_0.jpg</text:a></text:p>
          </table:table-cell>
          <table:table-cell office:value-type="string" table:style-name="ce4">
            <text:p><text:a xlink:href="http://media.grutinet.com/articulos/lg/lg_138780_1.jpg">http://media.grutinet.com/articulos/lg/lg_138780_1.jpg</text:a></text:p>
          </table:table-cell>
          <table:table-cell office:value-type="string" table:style-name="ce4">
            <text:p><text:a xlink:href="http://media.grutinet.com/articulos/lg/lg_138780_2.jpg">http://media.grutinet.com/articulos/lg/lg_138780_2.jpg</text:a></text:p>
          </table:table-cell>
          <table:table-cell office:value-type="float" office:value="138779" table:style-name="ce1">
            <text:p>138779</text:p>
          </table:table-cell>
          <table:table-cell table:number-columns-repeated="7" table:style-name="ce2"/>
          <table:table-cell table:number-columns-repeated="16359"/>
        </table:table-row>
        <table:table-row table:style-name="ro2">
          <table:table-cell office:value-type="float" office:value="138781" table:style-name="ce1">
            <text:p>138781</text:p>
          </table:table-cell>
          <table:table-cell office:value-type="string" table:style-name="ce2">
            <text:p>LENCERIA</text:p>
          </table:table-cell>
          <table:table-cell office:value-type="string" table:style-name="ce2">
            <text:p>BODYS</text:p>
          </table:table-cell>
          <table:table-cell office:value-type="string" table:style-name="ce2">
            <text:p>BODY OPACO MICROFIBRA - CARAMELO</text:p>
          </table:table-cell>
          <table:table-cell office:value-type="string" table:style-name="ce2">
            <text:p>LEG AVENUE</text:p>
          </table:table-cell>
          <table:table-cell office:value-type="string" table:style-name="ce3">
            <text:p>SEAMLESS STRAPLESS ROMPER</text:p>
            <text:p/>
            <text:p>Body opaco de microfibra sin costuras ni tirantes.</text:p>
            <text:p/>
            <text:p>Composición: 94% Polyamide/Nylon 6% Spandex</text:p>
            <text:p/>
          </table:table-cell>
          <table:table-cell office:value-type="float" office:value="24.95" table:style-name="ce1">
            <text:p>24,95</text:p>
          </table:table-cell>
          <table:table-cell office:value-type="float" office:value="11.87" table:style-name="ce1">
            <text:p>11,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38781.jpg">http://media.grutinet.com/articulos/or/or_138781.jpg</text:a></text:p>
          </table:table-cell>
          <table:table-cell office:value-type="string" table:style-name="ce4">
            <text:p><text:a xlink:href="http://media.grutinet.com/articulos/lg/lg_138781_0.jpg">http://media.grutinet.com/articulos/lg/lg_138781_0.jpg</text:a></text:p>
          </table:table-cell>
          <table:table-cell office:value-type="string" table:style-name="ce4">
            <text:p><text:a xlink:href="http://media.grutinet.com/articulos/lg/lg_138781_1.jpg">http://media.grutinet.com/articulos/lg/lg_138781_1.jpg</text:a></text:p>
          </table:table-cell>
          <table:table-cell office:value-type="string" table:style-name="ce4">
            <text:p><text:a xlink:href="http://media.grutinet.com/articulos/lg/lg_138781_2.jpg">http://media.grutinet.com/articulos/lg/lg_138781_2.jpg</text:a></text:p>
          </table:table-cell>
          <table:table-cell office:value-type="float" office:value="138782" table:style-name="ce1">
            <text:p>138782</text:p>
          </table:table-cell>
          <table:table-cell table:number-columns-repeated="7" table:style-name="ce2"/>
          <table:table-cell table:number-columns-repeated="16359"/>
        </table:table-row>
        <table:table-row table:style-name="ro2">
          <table:table-cell office:value-type="float" office:value="138782" table:style-name="ce1">
            <text:p>138782</text:p>
          </table:table-cell>
          <table:table-cell office:value-type="string" table:style-name="ce2">
            <text:p>LENCERIA</text:p>
          </table:table-cell>
          <table:table-cell office:value-type="string" table:style-name="ce2">
            <text:p>BODYS</text:p>
          </table:table-cell>
          <table:table-cell office:value-type="string" table:style-name="ce2">
            <text:p>BODY OPACO MICROFIBRA - CARAMELO</text:p>
          </table:table-cell>
          <table:table-cell office:value-type="string" table:style-name="ce2">
            <text:p>LEG AVENUE</text:p>
          </table:table-cell>
          <table:table-cell office:value-type="string" table:style-name="ce3">
            <text:p>SEAMLESS STRAPLESS ROMPER</text:p>
            <text:p/>
            <text:p>Body opaco de microfibra sin costuras ni tirantes.</text:p>
            <text:p/>
            <text:p>Composición: 94% Polyamide/Nylon 6% Spandex</text:p>
            <text:p/>
          </table:table-cell>
          <table:table-cell office:value-type="float" office:value="24.95" table:style-name="ce1">
            <text:p>24,95</text:p>
          </table:table-cell>
          <table:table-cell office:value-type="float" office:value="11.87" table:style-name="ce1">
            <text:p>11,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38782.jpg">http://media.grutinet.com/articulos/or/or_138782.jpg</text:a></text:p>
          </table:table-cell>
          <table:table-cell office:value-type="string" table:style-name="ce4">
            <text:p><text:a xlink:href="http://media.grutinet.com/articulos/lg/lg_138782_0.jpg">http://media.grutinet.com/articulos/lg/lg_138782_0.jpg</text:a></text:p>
          </table:table-cell>
          <table:table-cell office:value-type="string" table:style-name="ce4">
            <text:p><text:a xlink:href="http://media.grutinet.com/articulos/lg/lg_138782_1.jpg">http://media.grutinet.com/articulos/lg/lg_138782_1.jpg</text:a></text:p>
          </table:table-cell>
          <table:table-cell office:value-type="string" table:style-name="ce4">
            <text:p><text:a xlink:href="http://media.grutinet.com/articulos/lg/lg_138782_2.jpg">http://media.grutinet.com/articulos/lg/lg_138782_2.jpg</text:a></text:p>
          </table:table-cell>
          <table:table-cell office:value-type="float" office:value="138782" table:style-name="ce1">
            <text:p>138782</text:p>
          </table:table-cell>
          <table:table-cell table:number-columns-repeated="7" table:style-name="ce2"/>
          <table:table-cell table:number-columns-repeated="16359"/>
        </table:table-row>
        <table:table-row table:style-name="ro2">
          <table:table-cell office:value-type="float" office:value="138795" table:style-name="ce1">
            <text:p>138795</text:p>
          </table:table-cell>
          <table:table-cell office:value-type="string" table:style-name="ce2">
            <text:p>LENCERIA</text:p>
          </table:table-cell>
          <table:table-cell office:value-type="string" table:style-name="ce2">
            <text:p>CONJUNTOS</text:p>
          </table:table-cell>
          <table:table-cell office:value-type="string" table:style-name="ce2">
            <text:p>CONJUNTO OPACO MICROFIBRA - MARRÓN<text:s/></text:p>
          </table:table-cell>
          <table:table-cell office:value-type="string" table:style-name="ce2">
            <text:p>LEG AVENUE</text:p>
          </table:table-cell>
          <table:table-cell office:value-type="string" table:style-name="ce3">
            <text:p>SEAMLESS BANDEAU TOP BRIEF</text:p>
            <text:p/>
            <text:p>Conjunto de microfibra acanalada opaca sin costuras que incluye un top de banda y bragas de cintura alta.</text:p>
            <text:p/>
            <text:p>Incluye top y panty.</text:p>
            <text:p/>
            <text:p>El corte queda normal, poco elastico.</text:p>
            <text:p/>
            <text:p>Tipo de embalaje: Perchita para medias y envoltura.</text:p>
            <text:p/>
            <text:p>Material: 94% Polyamide / Nylon % Spandex</text:p>
            <text:p/>
          </table:table-cell>
          <table:table-cell office:value-type="float" office:value="27.45" table:style-name="ce1">
            <text:p>27,45</text:p>
          </table:table-cell>
          <table:table-cell office:value-type="float" office:value="13.2" table:style-name="ce1">
            <text:p>1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38795.jpg">http://media.grutinet.com/articulos/or/or_138795.jpg</text:a></text:p>
          </table:table-cell>
          <table:table-cell office:value-type="string" table:style-name="ce4">
            <text:p><text:a xlink:href="http://media.grutinet.com/articulos/lg/lg_138795_0.jpg">http://media.grutinet.com/articulos/lg/lg_138795_0.jpg</text:a></text:p>
          </table:table-cell>
          <table:table-cell office:value-type="string" table:style-name="ce4">
            <text:p><text:a xlink:href="http://media.grutinet.com/articulos/lg/lg_138795_1.jpg">http://media.grutinet.com/articulos/lg/lg_138795_1.jpg</text:a></text:p>
          </table:table-cell>
          <table:table-cell office:value-type="string" table:style-name="ce4">
            <text:p><text:a xlink:href="http://media.grutinet.com/articulos/lg/lg_138795_2.jpg">http://media.grutinet.com/articulos/lg/lg_138795_2.jpg</text:a></text:p>
          </table:table-cell>
          <table:table-cell office:value-type="float" office:value="138796" table:style-name="ce1">
            <text:p>138796</text:p>
          </table:table-cell>
          <table:table-cell office:value-type="string" table:style-name="ce4">
            <text:p><text:a xlink:href="http://media.grutinet.com/articulos/lg/lg_138795_3.jpg">http://media.grutinet.com/articulos/lg/lg_138795_3.jpg</text:a></text:p>
          </table:table-cell>
          <table:table-cell table:number-columns-repeated="6" table:style-name="ce2"/>
          <table:table-cell table:number-columns-repeated="16359"/>
        </table:table-row>
        <table:table-row table:style-name="ro2">
          <table:table-cell office:value-type="float" office:value="138796" table:style-name="ce1">
            <text:p>138796</text:p>
          </table:table-cell>
          <table:table-cell office:value-type="string" table:style-name="ce2">
            <text:p>LENCERIA</text:p>
          </table:table-cell>
          <table:table-cell office:value-type="string" table:style-name="ce2">
            <text:p>CONJUNTOS</text:p>
          </table:table-cell>
          <table:table-cell office:value-type="string" table:style-name="ce2">
            <text:p>CONJUNTO OPACO MICROFIBRA - MARRÓN<text:s/></text:p>
          </table:table-cell>
          <table:table-cell office:value-type="string" table:style-name="ce2">
            <text:p>LEG AVENUE</text:p>
          </table:table-cell>
          <table:table-cell office:value-type="string" table:style-name="ce3">
            <text:p>SEAMLESS BANDEAU TOP BRIEF</text:p>
            <text:p/>
            <text:p>Conjunto de microfibra acanalada opaca sin costuras que incluye un top de banda y bragas de cintura alta.</text:p>
            <text:p/>
            <text:p>Incluye top y panty.</text:p>
            <text:p/>
            <text:p>El corte queda normal, <text:s/>poco elastico.</text:p>
            <text:p/>
            <text:p>Tipo de embalaje: Perchita para medias y envoltura.</text:p>
            <text:p/>
            <text:p>Material: 94% Polyamide / Nylon % Spandex</text:p>
            <text:p/>
          </table:table-cell>
          <table:table-cell office:value-type="float" office:value="27.45" table:style-name="ce1">
            <text:p>27,45</text:p>
          </table:table-cell>
          <table:table-cell office:value-type="float" office:value="13.2" table:style-name="ce1">
            <text:p>1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38796.jpg">http://media.grutinet.com/articulos/or/or_138796.jpg</text:a></text:p>
          </table:table-cell>
          <table:table-cell office:value-type="string" table:style-name="ce4">
            <text:p><text:a xlink:href="http://media.grutinet.com/articulos/lg/lg_138796_0.jpg">http://media.grutinet.com/articulos/lg/lg_138796_0.jpg</text:a></text:p>
          </table:table-cell>
          <table:table-cell office:value-type="string" table:style-name="ce4">
            <text:p><text:a xlink:href="http://media.grutinet.com/articulos/lg/lg_138796_1.jpg">http://media.grutinet.com/articulos/lg/lg_138796_1.jpg</text:a></text:p>
          </table:table-cell>
          <table:table-cell office:value-type="string" table:style-name="ce4">
            <text:p><text:a xlink:href="http://media.grutinet.com/articulos/lg/lg_138796_2.jpg">http://media.grutinet.com/articulos/lg/lg_138796_2.jpg</text:a></text:p>
          </table:table-cell>
          <table:table-cell office:value-type="float" office:value="138796" table:style-name="ce1">
            <text:p>138796</text:p>
          </table:table-cell>
          <table:table-cell office:value-type="string" table:style-name="ce4">
            <text:p><text:a xlink:href="http://media.grutinet.com/articulos/lg/lg_138796_3.jpg">http://media.grutinet.com/articulos/lg/lg_138796_3.jpg</text:a></text:p>
          </table:table-cell>
          <table:table-cell table:number-columns-repeated="6" table:style-name="ce2"/>
          <table:table-cell table:number-columns-repeated="16359"/>
        </table:table-row>
        <table:table-row table:style-name="ro2">
          <table:table-cell office:value-type="float" office:value="138797" table:style-name="ce1">
            <text:p>138797</text:p>
          </table:table-cell>
          <table:table-cell office:value-type="string" table:style-name="ce2">
            <text:p>LENCERIA</text:p>
          </table:table-cell>
          <table:table-cell office:value-type="string" table:style-name="ce2">
            <text:p>CONJUNTOS</text:p>
          </table:table-cell>
          <table:table-cell office:value-type="string" table:style-name="ce2">
            <text:p>CONJUNTO OPACO MICROFIBRA - CARAMELO<text:s/></text:p>
          </table:table-cell>
          <table:table-cell office:value-type="string" table:style-name="ce2">
            <text:p>LEG AVENUE</text:p>
          </table:table-cell>
          <table:table-cell office:value-type="string" table:style-name="ce3">
            <text:p>SEAMLESS BANDEAU TOP BRIEF</text:p>
            <text:p/>
            <text:p>Conjunto de microfibra acanalada opaca sin costuras que incluye un top de banda y bragas de cintura alta.</text:p>
            <text:p/>
            <text:p>Incluye top y panty.</text:p>
            <text:p/>
            <text:p>El corte queda normal, poco elastico.</text:p>
            <text:p/>
            <text:p>Tipo de embalaje: Perchita para medias y envoltura.</text:p>
            <text:p/>
            <text:p>Material: 94% Polyamide / Nylon % Spandex</text:p>
            <text:p/>
          </table:table-cell>
          <table:table-cell office:value-type="float" office:value="27.45" table:style-name="ce1">
            <text:p>27,45</text:p>
          </table:table-cell>
          <table:table-cell office:value-type="float" office:value="13.2" table:style-name="ce1">
            <text:p>1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38797.jpg">http://media.grutinet.com/articulos/or/or_138797.jpg</text:a></text:p>
          </table:table-cell>
          <table:table-cell office:value-type="string" table:style-name="ce4">
            <text:p><text:a xlink:href="http://media.grutinet.com/articulos/lg/lg_138797_0.jpg">http://media.grutinet.com/articulos/lg/lg_138797_0.jpg</text:a></text:p>
          </table:table-cell>
          <table:table-cell office:value-type="string" table:style-name="ce4">
            <text:p><text:a xlink:href="http://media.grutinet.com/articulos/lg/lg_138797_1.jpg">http://media.grutinet.com/articulos/lg/lg_138797_1.jpg</text:a></text:p>
          </table:table-cell>
          <table:table-cell office:value-type="string" table:style-name="ce4">
            <text:p><text:a xlink:href="http://media.grutinet.com/articulos/lg/lg_138797_2.jpg">http://media.grutinet.com/articulos/lg/lg_138797_2.jpg</text:a></text:p>
          </table:table-cell>
          <table:table-cell office:value-type="float" office:value="138798" table:style-name="ce1">
            <text:p>138798</text:p>
          </table:table-cell>
          <table:table-cell office:value-type="string" table:style-name="ce4">
            <text:p><text:a xlink:href="http://media.grutinet.com/articulos/lg/lg_138797_3.jpg">http://media.grutinet.com/articulos/lg/lg_138797_3.jpg</text:a></text:p>
          </table:table-cell>
          <table:table-cell table:number-columns-repeated="6" table:style-name="ce2"/>
          <table:table-cell table:number-columns-repeated="16359"/>
        </table:table-row>
        <table:table-row table:style-name="ro2">
          <table:table-cell office:value-type="float" office:value="138798" table:style-name="ce1">
            <text:p>138798</text:p>
          </table:table-cell>
          <table:table-cell office:value-type="string" table:style-name="ce2">
            <text:p>LENCERIA</text:p>
          </table:table-cell>
          <table:table-cell office:value-type="string" table:style-name="ce2">
            <text:p>CONJUNTOS</text:p>
          </table:table-cell>
          <table:table-cell office:value-type="string" table:style-name="ce2">
            <text:p>CONJUNTO OPACO MICROFIBRA - CARAMELO<text:s/></text:p>
          </table:table-cell>
          <table:table-cell office:value-type="string" table:style-name="ce2">
            <text:p>LEG AVENUE</text:p>
          </table:table-cell>
          <table:table-cell office:value-type="string" table:style-name="ce3">
            <text:p>SEAMLESS BANDEAU TOP BRIEF</text:p>
            <text:p/>
            <text:p>Conjunto de microfibra acanalada opaca sin costuras que incluye un top de banda y bragas de cintura alta.</text:p>
            <text:p/>
            <text:p>Incluye top y panty.</text:p>
            <text:p/>
            <text:p>El corte queda normal, <text:s/>poco elastico.</text:p>
            <text:p/>
            <text:p>Tipo de embalaje: Perchita para medias y envoltura.</text:p>
            <text:p/>
            <text:p>Material: 94% Polyamide / Nylon % Spandex</text:p>
            <text:p/>
          </table:table-cell>
          <table:table-cell office:value-type="float" office:value="27.45" table:style-name="ce1">
            <text:p>27,45</text:p>
          </table:table-cell>
          <table:table-cell office:value-type="float" office:value="13.2" table:style-name="ce1">
            <text:p>1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38798.jpg">http://media.grutinet.com/articulos/or/or_138798.jpg</text:a></text:p>
          </table:table-cell>
          <table:table-cell office:value-type="string" table:style-name="ce4">
            <text:p><text:a xlink:href="http://media.grutinet.com/articulos/lg/lg_138798_0.jpg">http://media.grutinet.com/articulos/lg/lg_138798_0.jpg</text:a></text:p>
          </table:table-cell>
          <table:table-cell office:value-type="string" table:style-name="ce4">
            <text:p><text:a xlink:href="http://media.grutinet.com/articulos/lg/lg_138798_1.jpg">http://media.grutinet.com/articulos/lg/lg_138798_1.jpg</text:a></text:p>
          </table:table-cell>
          <table:table-cell office:value-type="string" table:style-name="ce4">
            <text:p><text:a xlink:href="http://media.grutinet.com/articulos/lg/lg_138798_2.jpg">http://media.grutinet.com/articulos/lg/lg_138798_2.jpg</text:a></text:p>
          </table:table-cell>
          <table:table-cell office:value-type="float" office:value="138798" table:style-name="ce1">
            <text:p>138798</text:p>
          </table:table-cell>
          <table:table-cell office:value-type="string" table:style-name="ce4">
            <text:p><text:a xlink:href="http://media.grutinet.com/articulos/lg/lg_138798_3.jpg">http://media.grutinet.com/articulos/lg/lg_138798_3.jpg</text:a></text:p>
          </table:table-cell>
          <table:table-cell table:number-columns-repeated="6" table:style-name="ce2"/>
          <table:table-cell table:number-columns-repeated="16359"/>
        </table:table-row>
        <table:table-row table:style-name="ro2">
          <table:table-cell office:value-type="float" office:value="138799" table:style-name="ce1">
            <text:p>138799</text:p>
          </table:table-cell>
          <table:table-cell office:value-type="string" table:style-name="ce2">
            <text:p>LENCERIA</text:p>
          </table:table-cell>
          <table:table-cell office:value-type="string" table:style-name="ce2">
            <text:p>CONJUNTOS</text:p>
          </table:table-cell>
          <table:table-cell office:value-type="string" table:style-name="ce2">
            <text:p>CONJUNTO OPACO MICROFIBRA - NUDE</text:p>
          </table:table-cell>
          <table:table-cell office:value-type="string" table:style-name="ce2">
            <text:p>LEG AVENUE</text:p>
          </table:table-cell>
          <table:table-cell office:value-type="string" table:style-name="ce3">
            <text:p>SEAMLESS BANDEAU TOP BRIEF</text:p>
            <text:p/>
            <text:p>Conjunto de microfibra acanalada opaca sin costuras que incluye un top de banda y bragas de cintura alta.</text:p>
            <text:p/>
            <text:p>Incluye top y panty.</text:p>
            <text:p/>
            <text:p>El corte queda normal, <text:s/>poco elastico.</text:p>
            <text:p/>
            <text:p>Tipo de embalaje: Perchita para medias y envoltura.</text:p>
            <text:p/>
            <text:p>Material: 94% Polyamide / Nylon % Spandex</text:p>
            <text:p/>
          </table:table-cell>
          <table:table-cell office:value-type="float" office:value="27.45" table:style-name="ce1">
            <text:p>27,45</text:p>
          </table:table-cell>
          <table:table-cell office:value-type="float" office:value="13.2" table:style-name="ce1">
            <text:p>1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38799.jpg">http://media.grutinet.com/articulos/or/or_138799.jpg</text:a></text:p>
          </table:table-cell>
          <table:table-cell office:value-type="string" table:style-name="ce4">
            <text:p><text:a xlink:href="http://media.grutinet.com/articulos/lg/lg_138799_0.jpg">http://media.grutinet.com/articulos/lg/lg_138799_0.jpg</text:a></text:p>
          </table:table-cell>
          <table:table-cell office:value-type="string" table:style-name="ce4">
            <text:p><text:a xlink:href="http://media.grutinet.com/articulos/lg/lg_138799_1.jpg">http://media.grutinet.com/articulos/lg/lg_138799_1.jpg</text:a></text:p>
          </table:table-cell>
          <table:table-cell office:value-type="string" table:style-name="ce4">
            <text:p><text:a xlink:href="http://media.grutinet.com/articulos/lg/lg_138799_2.jpg">http://media.grutinet.com/articulos/lg/lg_138799_2.jpg</text:a></text:p>
          </table:table-cell>
          <table:table-cell office:value-type="float" office:value="138800" table:style-name="ce1">
            <text:p>138800</text:p>
          </table:table-cell>
          <table:table-cell office:value-type="string" table:style-name="ce4">
            <text:p><text:a xlink:href="http://media.grutinet.com/articulos/lg/lg_138799_3.jpg">http://media.grutinet.com/articulos/lg/lg_138799_3.jpg</text:a></text:p>
          </table:table-cell>
          <table:table-cell table:number-columns-repeated="6" table:style-name="ce2"/>
          <table:table-cell table:number-columns-repeated="16359"/>
        </table:table-row>
        <table:table-row table:style-name="ro2">
          <table:table-cell office:value-type="float" office:value="138800" table:style-name="ce1">
            <text:p>138800</text:p>
          </table:table-cell>
          <table:table-cell office:value-type="string" table:style-name="ce2">
            <text:p>LENCERIA</text:p>
          </table:table-cell>
          <table:table-cell office:value-type="string" table:style-name="ce2">
            <text:p>CONJUNTOS</text:p>
          </table:table-cell>
          <table:table-cell office:value-type="string" table:style-name="ce2">
            <text:p>CONJUNTO OPACO MICROFIBRA - NUDE</text:p>
          </table:table-cell>
          <table:table-cell office:value-type="string" table:style-name="ce2">
            <text:p>LEG AVENUE</text:p>
          </table:table-cell>
          <table:table-cell office:value-type="string" table:style-name="ce3">
            <text:p>SEAMLESS BANDEAU TOP BRIEF</text:p>
            <text:p/>
            <text:p>Conjunto de microfibra acanalada opaca sin costuras que incluye un top de banda y bragas de cintura alta.</text:p>
            <text:p/>
            <text:p>Incluye top y panty.</text:p>
            <text:p/>
            <text:p>El corte queda normal, <text:s/>poco elastico.</text:p>
            <text:p/>
            <text:p>Tipo de embalaje: Perchita para medias y envoltura.</text:p>
            <text:p/>
            <text:p>Material: 94% Polyamide / Nylon % Spandex</text:p>
            <text:p><text:s/></text:p>
            <text:p/>
          </table:table-cell>
          <table:table-cell office:value-type="float" office:value="27.45" table:style-name="ce1">
            <text:p>27,45</text:p>
          </table:table-cell>
          <table:table-cell office:value-type="float" office:value="13.2" table:style-name="ce1">
            <text:p>1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38800.jpg">http://media.grutinet.com/articulos/or/or_138800.jpg</text:a></text:p>
          </table:table-cell>
          <table:table-cell office:value-type="string" table:style-name="ce4">
            <text:p><text:a xlink:href="http://media.grutinet.com/articulos/lg/lg_138800_0.jpg">http://media.grutinet.com/articulos/lg/lg_138800_0.jpg</text:a></text:p>
          </table:table-cell>
          <table:table-cell office:value-type="string" table:style-name="ce4">
            <text:p><text:a xlink:href="http://media.grutinet.com/articulos/lg/lg_138800_1.jpg">http://media.grutinet.com/articulos/lg/lg_138800_1.jpg</text:a></text:p>
          </table:table-cell>
          <table:table-cell office:value-type="string" table:style-name="ce4">
            <text:p><text:a xlink:href="http://media.grutinet.com/articulos/lg/lg_138800_2.jpg">http://media.grutinet.com/articulos/lg/lg_138800_2.jpg</text:a></text:p>
          </table:table-cell>
          <table:table-cell office:value-type="float" office:value="138800" table:style-name="ce1">
            <text:p>138800</text:p>
          </table:table-cell>
          <table:table-cell office:value-type="string" table:style-name="ce4">
            <text:p><text:a xlink:href="http://media.grutinet.com/articulos/lg/lg_138800_3.jpg">http://media.grutinet.com/articulos/lg/lg_138800_3.jpg</text:a></text:p>
          </table:table-cell>
          <table:table-cell table:number-columns-repeated="6" table:style-name="ce2"/>
          <table:table-cell table:number-columns-repeated="16359"/>
        </table:table-row>
        <table:table-row table:style-name="ro2">
          <table:table-cell office:value-type="float" office:value="138801" table:style-name="ce1">
            <text:p>138801</text:p>
          </table:table-cell>
          <table:table-cell office:value-type="string" table:style-name="ce2">
            <text:p>LENCERIA</text:p>
          </table:table-cell>
          <table:table-cell office:value-type="string" table:style-name="ce2">
            <text:p>CONJUNTOS</text:p>
          </table:table-cell>
          <table:table-cell office:value-type="string" table:style-name="ce2">
            <text:p>CONJUNTO OPACO MICROFIBRA - NUDE</text:p>
          </table:table-cell>
          <table:table-cell office:value-type="string" table:style-name="ce2">
            <text:p>LEG AVENUE</text:p>
          </table:table-cell>
          <table:table-cell office:value-type="string" table:style-name="ce3">
            <text:p>SEAMLESS BANDEAU TOP BRIEF</text:p>
            <text:p/>
            <text:p>Conjunto de microfibra acanalada opaca sin costuras que incluye un top de banda y bragas de cintura alta.</text:p>
            <text:p/>
            <text:p>Incluye top y panty.</text:p>
            <text:p/>
            <text:p>El corte queda normal, <text:s/>poco elastico.</text:p>
            <text:p/>
            <text:p>Tipo de embalaje: Perchita para medias y envoltura.</text:p>
            <text:p/>
            <text:p>Material: 94% Polyamide / Nylon % Spandex</text:p>
            <text:p/>
            <text:p/>
            <text:p><text:s/></text:p>
            <text:p/>
          </table:table-cell>
          <table:table-cell office:value-type="float" office:value="27.45" table:style-name="ce1">
            <text:p>27,45</text:p>
          </table:table-cell>
          <table:table-cell office:value-type="float" office:value="13.2" table:style-name="ce1">
            <text:p>1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38801.jpg">http://media.grutinet.com/articulos/or/or_138801.jpg</text:a></text:p>
          </table:table-cell>
          <table:table-cell office:value-type="string" table:style-name="ce4">
            <text:p><text:a xlink:href="http://media.grutinet.com/articulos/lg/lg_138801_0.jpg">http://media.grutinet.com/articulos/lg/lg_138801_0.jpg</text:a></text:p>
          </table:table-cell>
          <table:table-cell office:value-type="string" table:style-name="ce4">
            <text:p><text:a xlink:href="http://media.grutinet.com/articulos/lg/lg_138801_1.jpg">http://media.grutinet.com/articulos/lg/lg_138801_1.jpg</text:a></text:p>
          </table:table-cell>
          <table:table-cell office:value-type="string" table:style-name="ce4">
            <text:p><text:a xlink:href="http://media.grutinet.com/articulos/lg/lg_138801_2.jpg">http://media.grutinet.com/articulos/lg/lg_138801_2.jpg</text:a></text:p>
          </table:table-cell>
          <table:table-cell office:value-type="float" office:value="138801" table:style-name="ce1">
            <text:p>138801</text:p>
          </table:table-cell>
          <table:table-cell office:value-type="string" table:style-name="ce4">
            <text:p><text:a xlink:href="http://media.grutinet.com/articulos/lg/lg_138801_3.jpg">http://media.grutinet.com/articulos/lg/lg_138801_3.jpg</text:a></text:p>
          </table:table-cell>
          <table:table-cell table:number-columns-repeated="6" table:style-name="ce2"/>
          <table:table-cell table:number-columns-repeated="16359"/>
        </table:table-row>
        <table:table-row table:style-name="ro2">
          <table:table-cell office:value-type="float" office:value="138802" table:style-name="ce1">
            <text:p>138802</text:p>
          </table:table-cell>
          <table:table-cell office:value-type="string" table:style-name="ce2">
            <text:p>LENCERIA</text:p>
          </table:table-cell>
          <table:table-cell office:value-type="string" table:style-name="ce2">
            <text:p>CONJUNTOS</text:p>
          </table:table-cell>
          <table:table-cell office:value-type="string" table:style-name="ce2">
            <text:p>CONJUNTO OPACO MICROFIBRA<text:s/></text:p>
          </table:table-cell>
          <table:table-cell office:value-type="string" table:style-name="ce2">
            <text:p>LEG AVENUE</text:p>
          </table:table-cell>
          <table:table-cell office:value-type="string" table:style-name="ce3">
            <text:p>SEAMLESS BANDEAU TOP BRIEF</text:p>
            <text:p/>
            <text:p>Conjunto de microfibra acanalada opaca sin costuras que incluye un top de banda y bragas de cintura alta.</text:p>
            <text:p/>
            <text:p>Incluye top y panty.</text:p>
            <text:p/>
            <text:p>El corte queda normal, <text:s/>poco elastico.</text:p>
            <text:p/>
            <text:p>Tipo de embalaje: Perchita para medias y envoltura.</text:p>
            <text:p/>
            <text:p>Material: 94% Polyamide / Nylon % Spandex</text:p>
            <text:p><text:s/></text:p>
            <text:p/>
          </table:table-cell>
          <table:table-cell office:value-type="float" office:value="27.45" table:style-name="ce1">
            <text:p>27,45</text:p>
          </table:table-cell>
          <table:table-cell office:value-type="float" office:value="13.2" table:style-name="ce1">
            <text:p>1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38802.jpg">http://media.grutinet.com/articulos/or/or_138802.jpg</text:a></text:p>
          </table:table-cell>
          <table:table-cell office:value-type="string" table:style-name="ce4">
            <text:p><text:a xlink:href="http://media.grutinet.com/articulos/lg/lg_138802_0.jpg">http://media.grutinet.com/articulos/lg/lg_138802_0.jpg</text:a></text:p>
          </table:table-cell>
          <table:table-cell office:value-type="string" table:style-name="ce4">
            <text:p><text:a xlink:href="http://media.grutinet.com/articulos/lg/lg_138802_1.jpg">http://media.grutinet.com/articulos/lg/lg_138802_1.jpg</text:a></text:p>
          </table:table-cell>
          <table:table-cell office:value-type="string" table:style-name="ce4">
            <text:p><text:a xlink:href="http://media.grutinet.com/articulos/lg/lg_138802_2.jpg">http://media.grutinet.com/articulos/lg/lg_138802_2.jpg</text:a></text:p>
          </table:table-cell>
          <table:table-cell office:value-type="float" office:value="138802" table:style-name="ce1">
            <text:p>138802</text:p>
          </table:table-cell>
          <table:table-cell office:value-type="string" table:style-name="ce4">
            <text:p><text:a xlink:href="http://media.grutinet.com/articulos/lg/lg_138802_3.jpg">http://media.grutinet.com/articulos/lg/lg_138802_3.jpg</text:a></text:p>
          </table:table-cell>
          <table:table-cell table:number-columns-repeated="6" table:style-name="ce2"/>
          <table:table-cell table:number-columns-repeated="16359"/>
        </table:table-row>
        <table:table-row table:style-name="ro2">
          <table:table-cell office:value-type="float" office:value="138803" table:style-name="ce1">
            <text:p>138803</text:p>
          </table:table-cell>
          <table:table-cell office:value-type="string" table:style-name="ce2">
            <text:p>LENCERIA</text:p>
          </table:table-cell>
          <table:table-cell office:value-type="string" table:style-name="ce2">
            <text:p>CONJUNTOS</text:p>
          </table:table-cell>
          <table:table-cell office:value-type="string" table:style-name="ce2">
            <text:p>CONJUNTO OPACO CON PANTALONES CICLISTA - MARRÓN<text:s/></text:p>
          </table:table-cell>
          <table:table-cell office:value-type="string" table:style-name="ce2">
            <text:p>LEG AVENUE</text:p>
          </table:table-cell>
          <table:table-cell office:value-type="string" table:style-name="ce3">
            <text:p>SEAMLESS TANKTOP, BIKE SHORTS</text:p>
            <text:p/>
            <text:p>Conjunto de elastano opaco sin costuras que incluye un corpiño y pantalones cortos estilo ciclista.</text:p>
            <text:p/>
            <text:p>Incluye top y pantalones.</text:p>
            <text:p/>
            <text:p>Muy elastico.</text:p>
            <text:p/>
            <text:p>Tipo de embalaje: Perchita para medias y envoltura.</text:p>
            <text:p/>
            <text:p>Material: 94% Polyamide / nylon 6% Spandex.</text:p>
            <text:p/>
            <text:p><text:s/></text:p>
            <text:p/>
          </table:table-cell>
          <table:table-cell office:value-type="float" office:value="34.950000000000003" table:style-name="ce1">
            <text:p>34,95</text:p>
          </table:table-cell>
          <table:table-cell office:value-type="float" office:value="15.85" table:style-name="ce1">
            <text:p>15,8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38803.jpg">http://media.grutinet.com/articulos/or/or_138803.jpg</text:a></text:p>
          </table:table-cell>
          <table:table-cell office:value-type="string" table:style-name="ce4">
            <text:p><text:a xlink:href="http://media.grutinet.com/articulos/lg/lg_138803_0.jpg">http://media.grutinet.com/articulos/lg/lg_138803_0.jpg</text:a></text:p>
          </table:table-cell>
          <table:table-cell office:value-type="string" table:style-name="ce4">
            <text:p><text:a xlink:href="http://media.grutinet.com/articulos/lg/lg_138803_1.jpg">http://media.grutinet.com/articulos/lg/lg_138803_1.jpg</text:a></text:p>
          </table:table-cell>
          <table:table-cell office:value-type="string" table:style-name="ce4">
            <text:p><text:a xlink:href="http://media.grutinet.com/articulos/lg/lg_138803_2.jpg">http://media.grutinet.com/articulos/lg/lg_138803_2.jpg</text:a></text:p>
          </table:table-cell>
          <table:table-cell office:value-type="float" office:value="138803" table:style-name="ce1">
            <text:p>138803</text:p>
          </table:table-cell>
          <table:table-cell office:value-type="string" table:style-name="ce4">
            <text:p><text:a xlink:href="http://media.grutinet.com/articulos/lg/lg_138803_3.jpg">http://media.grutinet.com/articulos/lg/lg_138803_3.jpg</text:a></text:p>
          </table:table-cell>
          <table:table-cell table:number-columns-repeated="6" table:style-name="ce2"/>
          <table:table-cell table:number-columns-repeated="16359"/>
        </table:table-row>
        <table:table-row table:style-name="ro2">
          <table:table-cell office:value-type="float" office:value="138805" table:style-name="ce1">
            <text:p>138805</text:p>
          </table:table-cell>
          <table:table-cell office:value-type="string" table:style-name="ce2">
            <text:p>LENCERIA</text:p>
          </table:table-cell>
          <table:table-cell office:value-type="string" table:style-name="ce2">
            <text:p>CONJUNTOS</text:p>
          </table:table-cell>
          <table:table-cell office:value-type="string" table:style-name="ce2">
            <text:p>CONJUNTO OPACO CON PANTALONES CICLISTA - CARAMELO<text:s/></text:p>
          </table:table-cell>
          <table:table-cell office:value-type="string" table:style-name="ce2">
            <text:p>LEG AVENUE</text:p>
          </table:table-cell>
          <table:table-cell office:value-type="string" table:style-name="ce3">
            <text:p>SEAMLESS TANKTOP, BIKE SHORTS</text:p>
            <text:p/>
            <text:p>Conjunto de elastano opaco sin costuras que incluye un corpiño y pantalones cortos estilo ciclista.</text:p>
            <text:p/>
            <text:p>Incluye top y pantalones.</text:p>
            <text:p/>
            <text:p>Muy elastico.</text:p>
            <text:p/>
            <text:p>Tipo de embalaje: Perchita para medias y envoltura.</text:p>
            <text:p/>
            <text:p>Material: 94% Polyamide / nylon 6% Spandex.</text:p>
            <text:p/>
          </table:table-cell>
          <table:table-cell office:value-type="float" office:value="34.950000000000003" table:style-name="ce1">
            <text:p>34,95</text:p>
          </table:table-cell>
          <table:table-cell office:value-type="float" office:value="15.85" table:style-name="ce1">
            <text:p>15,8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38805.jpg">http://media.grutinet.com/articulos/or/or_138805.jpg</text:a></text:p>
          </table:table-cell>
          <table:table-cell office:value-type="string" table:style-name="ce4">
            <text:p><text:a xlink:href="http://media.grutinet.com/articulos/lg/lg_138805_0.jpg">http://media.grutinet.com/articulos/lg/lg_138805_0.jpg</text:a></text:p>
          </table:table-cell>
          <table:table-cell office:value-type="string" table:style-name="ce4">
            <text:p><text:a xlink:href="http://media.grutinet.com/articulos/lg/lg_138805_1.jpg">http://media.grutinet.com/articulos/lg/lg_138805_1.jpg</text:a></text:p>
          </table:table-cell>
          <table:table-cell office:value-type="string" table:style-name="ce4">
            <text:p><text:a xlink:href="http://media.grutinet.com/articulos/lg/lg_138805_2.jpg">http://media.grutinet.com/articulos/lg/lg_138805_2.jpg</text:a></text:p>
          </table:table-cell>
          <table:table-cell office:value-type="float" office:value="138806" table:style-name="ce1">
            <text:p>138806</text:p>
          </table:table-cell>
          <table:table-cell office:value-type="string" table:style-name="ce4">
            <text:p><text:a xlink:href="http://media.grutinet.com/articulos/lg/lg_138805_3.jpg">http://media.grutinet.com/articulos/lg/lg_138805_3.jpg</text:a></text:p>
          </table:table-cell>
          <table:table-cell table:number-columns-repeated="6" table:style-name="ce2"/>
          <table:table-cell table:number-columns-repeated="16359"/>
        </table:table-row>
        <table:table-row table:style-name="ro2">
          <table:table-cell office:value-type="float" office:value="138806" table:style-name="ce1">
            <text:p>138806</text:p>
          </table:table-cell>
          <table:table-cell office:value-type="string" table:style-name="ce2">
            <text:p>LENCERIA</text:p>
          </table:table-cell>
          <table:table-cell office:value-type="string" table:style-name="ce2">
            <text:p>CONJUNTOS</text:p>
          </table:table-cell>
          <table:table-cell office:value-type="string" table:style-name="ce2">
            <text:p>CONJUNTO OPACO CON PANTALONES CICLISTA - CARAMELO<text:s/></text:p>
          </table:table-cell>
          <table:table-cell office:value-type="string" table:style-name="ce2">
            <text:p>LEG AVENUE</text:p>
          </table:table-cell>
          <table:table-cell office:value-type="string" table:style-name="ce3">
            <text:p>SEAMLESS TANKTOP, BIKE SHORTS</text:p>
            <text:p/>
            <text:p>Conjunto de elastano opaco sin costuras que incluye un corpiño y pantalones cortos estilo ciclista.</text:p>
            <text:p/>
            <text:p>Incluye top y pantalones.</text:p>
            <text:p/>
            <text:p>Muy elastico.</text:p>
            <text:p/>
            <text:p>Tipo de embalaje: Perchita para medias y envoltura.</text:p>
            <text:p/>
            <text:p>Material: 94% Polyamide / nylon 6% Spandex.</text:p>
            <text:p/>
          </table:table-cell>
          <table:table-cell office:value-type="float" office:value="34.950000000000003" table:style-name="ce1">
            <text:p>34,95</text:p>
          </table:table-cell>
          <table:table-cell office:value-type="float" office:value="15.85" table:style-name="ce1">
            <text:p>15,8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38806.jpg">http://media.grutinet.com/articulos/or/or_138806.jpg</text:a></text:p>
          </table:table-cell>
          <table:table-cell office:value-type="string" table:style-name="ce4">
            <text:p><text:a xlink:href="http://media.grutinet.com/articulos/lg/lg_138806_0.jpg">http://media.grutinet.com/articulos/lg/lg_138806_0.jpg</text:a></text:p>
          </table:table-cell>
          <table:table-cell office:value-type="string" table:style-name="ce4">
            <text:p><text:a xlink:href="http://media.grutinet.com/articulos/lg/lg_138806_1.jpg">http://media.grutinet.com/articulos/lg/lg_138806_1.jpg</text:a></text:p>
          </table:table-cell>
          <table:table-cell office:value-type="string" table:style-name="ce4">
            <text:p><text:a xlink:href="http://media.grutinet.com/articulos/lg/lg_138806_2.jpg">http://media.grutinet.com/articulos/lg/lg_138806_2.jpg</text:a></text:p>
          </table:table-cell>
          <table:table-cell office:value-type="float" office:value="138806" table:style-name="ce1">
            <text:p>138806</text:p>
          </table:table-cell>
          <table:table-cell office:value-type="string" table:style-name="ce4">
            <text:p><text:a xlink:href="http://media.grutinet.com/articulos/lg/lg_138806_3.jpg">http://media.grutinet.com/articulos/lg/lg_138806_3.jpg</text:a></text:p>
          </table:table-cell>
          <table:table-cell table:number-columns-repeated="6" table:style-name="ce2"/>
          <table:table-cell table:number-columns-repeated="16359"/>
        </table:table-row>
        <table:table-row table:style-name="ro2">
          <table:table-cell office:value-type="float" office:value="138807" table:style-name="ce1">
            <text:p>138807</text:p>
          </table:table-cell>
          <table:table-cell office:value-type="string" table:style-name="ce2">
            <text:p>LENCERIA</text:p>
          </table:table-cell>
          <table:table-cell office:value-type="string" table:style-name="ce2">
            <text:p>CONJUNTOS</text:p>
          </table:table-cell>
          <table:table-cell office:value-type="string" table:style-name="ce2">
            <text:p>CONJUNTO OPACO CON PANTALONES CICLISTA - NUDE</text:p>
          </table:table-cell>
          <table:table-cell office:value-type="string" table:style-name="ce2">
            <text:p>LEG AVENUE</text:p>
          </table:table-cell>
          <table:table-cell office:value-type="string" table:style-name="ce3">
            <text:p>SEAMLESS TANKTOP, BIKE SHORTS</text:p>
            <text:p/>
            <text:p>Conjunto de elastano opaco sin costuras que incluye un corpiño y pantalones cortos estilo ciclista.</text:p>
            <text:p/>
            <text:p>Incluye top y pantalones.</text:p>
            <text:p/>
            <text:p>Muy elastico.</text:p>
            <text:p/>
            <text:p>Tipo de embalaje: Perchita para medias y envoltura.</text:p>
            <text:p/>
            <text:p>Material: 94% Polyamide / nylon 6% Spandex.</text:p>
            <text:p/>
          </table:table-cell>
          <table:table-cell office:value-type="float" office:value="34.950000000000003" table:style-name="ce1">
            <text:p>34,95</text:p>
          </table:table-cell>
          <table:table-cell office:value-type="float" office:value="15.85" table:style-name="ce1">
            <text:p>15,8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38807.jpg">http://media.grutinet.com/articulos/or/or_138807.jpg</text:a></text:p>
          </table:table-cell>
          <table:table-cell office:value-type="string" table:style-name="ce4">
            <text:p><text:a xlink:href="http://media.grutinet.com/articulos/lg/lg_138807_0.jpg">http://media.grutinet.com/articulos/lg/lg_138807_0.jpg</text:a></text:p>
          </table:table-cell>
          <table:table-cell office:value-type="string" table:style-name="ce4">
            <text:p><text:a xlink:href="http://media.grutinet.com/articulos/lg/lg_138807_1.jpg">http://media.grutinet.com/articulos/lg/lg_138807_1.jpg</text:a></text:p>
          </table:table-cell>
          <table:table-cell office:value-type="string" table:style-name="ce4">
            <text:p><text:a xlink:href="http://media.grutinet.com/articulos/lg/lg_138807_2.jpg">http://media.grutinet.com/articulos/lg/lg_138807_2.jpg</text:a></text:p>
          </table:table-cell>
          <table:table-cell office:value-type="float" office:value="138808" table:style-name="ce1">
            <text:p>138808</text:p>
          </table:table-cell>
          <table:table-cell office:value-type="string" table:style-name="ce4">
            <text:p><text:a xlink:href="http://media.grutinet.com/articulos/lg/lg_138807_3.jpg">http://media.grutinet.com/articulos/lg/lg_138807_3.jpg</text:a></text:p>
          </table:table-cell>
          <table:table-cell table:number-columns-repeated="6" table:style-name="ce2"/>
          <table:table-cell table:number-columns-repeated="16359"/>
        </table:table-row>
        <table:table-row table:style-name="ro2">
          <table:table-cell office:value-type="float" office:value="138808" table:style-name="ce1">
            <text:p>138808</text:p>
          </table:table-cell>
          <table:table-cell office:value-type="string" table:style-name="ce2">
            <text:p>LENCERIA</text:p>
          </table:table-cell>
          <table:table-cell office:value-type="string" table:style-name="ce2">
            <text:p>CONJUNTOS</text:p>
          </table:table-cell>
          <table:table-cell office:value-type="string" table:style-name="ce2">
            <text:p>CONJUNTO OPACO CON PANTALONES CICLISTA - NUDE</text:p>
          </table:table-cell>
          <table:table-cell office:value-type="string" table:style-name="ce2">
            <text:p>LEG AVENUE</text:p>
          </table:table-cell>
          <table:table-cell office:value-type="string" table:style-name="ce3">
            <text:p>SEAMLESS TANKTOP, BIKE SHORTS</text:p>
            <text:p/>
            <text:p>Conjunto de elastano opaco sin costuras que incluye un corpiño y pantalones cortos estilo ciclista.</text:p>
            <text:p/>
            <text:p>Incluye top y pantalones.</text:p>
            <text:p/>
            <text:p>Muy elastico.</text:p>
            <text:p/>
            <text:p>Tipo de embalaje: Perchita para medias y envoltura.</text:p>
            <text:p/>
            <text:p>Material: 94% Polyamide / nylon 6% Spandex.</text:p>
            <text:p/>
          </table:table-cell>
          <table:table-cell office:value-type="float" office:value="34.950000000000003" table:style-name="ce1">
            <text:p>34,95</text:p>
          </table:table-cell>
          <table:table-cell office:value-type="float" office:value="15.85" table:style-name="ce1">
            <text:p>15,8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38808.jpg">http://media.grutinet.com/articulos/or/or_138808.jpg</text:a></text:p>
          </table:table-cell>
          <table:table-cell office:value-type="string" table:style-name="ce4">
            <text:p><text:a xlink:href="http://media.grutinet.com/articulos/lg/lg_138808_0.jpg">http://media.grutinet.com/articulos/lg/lg_138808_0.jpg</text:a></text:p>
          </table:table-cell>
          <table:table-cell office:value-type="string" table:style-name="ce4">
            <text:p><text:a xlink:href="http://media.grutinet.com/articulos/lg/lg_138808_1.jpg">http://media.grutinet.com/articulos/lg/lg_138808_1.jpg</text:a></text:p>
          </table:table-cell>
          <table:table-cell office:value-type="string" table:style-name="ce4">
            <text:p><text:a xlink:href="http://media.grutinet.com/articulos/lg/lg_138808_2.jpg">http://media.grutinet.com/articulos/lg/lg_138808_2.jpg</text:a></text:p>
          </table:table-cell>
          <table:table-cell office:value-type="float" office:value="138808" table:style-name="ce1">
            <text:p>138808</text:p>
          </table:table-cell>
          <table:table-cell office:value-type="string" table:style-name="ce4">
            <text:p><text:a xlink:href="http://media.grutinet.com/articulos/lg/lg_138808_3.jpg">http://media.grutinet.com/articulos/lg/lg_138808_3.jpg</text:a></text:p>
          </table:table-cell>
          <table:table-cell table:number-columns-repeated="6" table:style-name="ce2"/>
          <table:table-cell table:number-columns-repeated="16359"/>
        </table:table-row>
        <table:table-row table:style-name="ro2">
          <table:table-cell office:value-type="float" office:value="138809" table:style-name="ce1">
            <text:p>138809</text:p>
          </table:table-cell>
          <table:table-cell office:value-type="string" table:style-name="ce2">
            <text:p>LENCERIA</text:p>
          </table:table-cell>
          <table:table-cell office:value-type="string" table:style-name="ce2">
            <text:p>CONJUNTOS</text:p>
          </table:table-cell>
          <table:table-cell office:value-type="string" table:style-name="ce2">
            <text:p>CONJUNTO OPACO CON PANTALONES CICLISTA<text:s/></text:p>
          </table:table-cell>
          <table:table-cell office:value-type="string" table:style-name="ce2">
            <text:p>LEG AVENUE</text:p>
          </table:table-cell>
          <table:table-cell office:value-type="string" table:style-name="ce3">
            <text:p>SEAMLESS TANKTOP, BIKE SHORTS</text:p>
            <text:p/>
            <text:p>Conjunto de elastano opaco sin costuras que incluye un corpiño y pantalones cortos estilo ciclista.</text:p>
            <text:p/>
            <text:p>Incluye top y pantalones.</text:p>
            <text:p/>
            <text:p>Muy elastico.</text:p>
            <text:p/>
            <text:p>Tipo de embalaje: Perchita para medias y envoltura.</text:p>
            <text:p/>
            <text:p>Material: 94% Polyamide / nylon 6% Spandex.</text:p>
            <text:p/>
          </table:table-cell>
          <table:table-cell office:value-type="float" office:value="34.950000000000003" table:style-name="ce1">
            <text:p>34,95</text:p>
          </table:table-cell>
          <table:table-cell office:value-type="float" office:value="15.85" table:style-name="ce1">
            <text:p>15,8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38809.jpg">http://media.grutinet.com/articulos/or/or_138809.jpg</text:a></text:p>
          </table:table-cell>
          <table:table-cell office:value-type="string" table:style-name="ce4">
            <text:p><text:a xlink:href="http://media.grutinet.com/articulos/lg/lg_138809_0.jpg">http://media.grutinet.com/articulos/lg/lg_138809_0.jpg</text:a></text:p>
          </table:table-cell>
          <table:table-cell office:value-type="string" table:style-name="ce4">
            <text:p><text:a xlink:href="http://media.grutinet.com/articulos/lg/lg_138809_1.jpg">http://media.grutinet.com/articulos/lg/lg_138809_1.jpg</text:a></text:p>
          </table:table-cell>
          <table:table-cell office:value-type="string" table:style-name="ce4">
            <text:p><text:a xlink:href="http://media.grutinet.com/articulos/lg/lg_138809_2.jpg">http://media.grutinet.com/articulos/lg/lg_138809_2.jpg</text:a></text:p>
          </table:table-cell>
          <table:table-cell office:value-type="float" office:value="138809" table:style-name="ce1">
            <text:p>138809</text:p>
          </table:table-cell>
          <table:table-cell office:value-type="string" table:style-name="ce4">
            <text:p><text:a xlink:href="http://media.grutinet.com/articulos/lg/lg_138809_3.jpg">http://media.grutinet.com/articulos/lg/lg_138809_3.jpg</text:a></text:p>
          </table:table-cell>
          <table:table-cell table:number-columns-repeated="6" table:style-name="ce2"/>
          <table:table-cell table:number-columns-repeated="16359"/>
        </table:table-row>
        <table:table-row table:style-name="ro2">
          <table:table-cell office:value-type="float" office:value="138810" table:style-name="ce1">
            <text:p>138810</text:p>
          </table:table-cell>
          <table:table-cell office:value-type="string" table:style-name="ce2">
            <text:p>LENCERIA</text:p>
          </table:table-cell>
          <table:table-cell office:value-type="string" table:style-name="ce2">
            <text:p>CONJUNTOS</text:p>
          </table:table-cell>
          <table:table-cell office:value-type="string" table:style-name="ce2">
            <text:p>CONJUNTO OPACO CON PANTALONES CICLISTA</text:p>
          </table:table-cell>
          <table:table-cell office:value-type="string" table:style-name="ce2">
            <text:p>LEG AVENUE</text:p>
          </table:table-cell>
          <table:table-cell office:value-type="string" table:style-name="ce3">
            <text:p>SEAMLESS TANKTOP, BIKE SHORTS</text:p>
            <text:p/>
            <text:p>Conjunto de elastano opaco sin costuras que incluye un corpiño y pantalones cortos estilo ciclista.</text:p>
            <text:p/>
            <text:p>Incluye top y pantalones.</text:p>
            <text:p/>
            <text:p>Muy elastico.</text:p>
            <text:p/>
            <text:p>Tipo de embalaje: Perchita para medias y envoltura.</text:p>
            <text:p/>
            <text:p>Material: 94% Polyamide / nylon 6% Spandex.</text:p>
            <text:p/>
          </table:table-cell>
          <table:table-cell office:value-type="float" office:value="34.950000000000003" table:style-name="ce1">
            <text:p>34,95</text:p>
          </table:table-cell>
          <table:table-cell office:value-type="float" office:value="15.85" table:style-name="ce1">
            <text:p>15,8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38810.jpg">http://media.grutinet.com/articulos/or/or_138810.jpg</text:a></text:p>
          </table:table-cell>
          <table:table-cell office:value-type="string" table:style-name="ce4">
            <text:p><text:a xlink:href="http://media.grutinet.com/articulos/lg/lg_138810_0.jpg">http://media.grutinet.com/articulos/lg/lg_138810_0.jpg</text:a></text:p>
          </table:table-cell>
          <table:table-cell office:value-type="string" table:style-name="ce4">
            <text:p><text:a xlink:href="http://media.grutinet.com/articulos/lg/lg_138810_1.jpg">http://media.grutinet.com/articulos/lg/lg_138810_1.jpg</text:a></text:p>
          </table:table-cell>
          <table:table-cell office:value-type="string" table:style-name="ce4">
            <text:p><text:a xlink:href="http://media.grutinet.com/articulos/lg/lg_138810_2.jpg">http://media.grutinet.com/articulos/lg/lg_138810_2.jpg</text:a></text:p>
          </table:table-cell>
          <table:table-cell office:value-type="float" office:value="138810" table:style-name="ce1">
            <text:p>138810</text:p>
          </table:table-cell>
          <table:table-cell office:value-type="string" table:style-name="ce4">
            <text:p><text:a xlink:href="http://media.grutinet.com/articulos/lg/lg_138810_3.jpg">http://media.grutinet.com/articulos/lg/lg_138810_3.jpg</text:a></text:p>
          </table:table-cell>
          <table:table-cell table:number-columns-repeated="6" table:style-name="ce2"/>
          <table:table-cell table:number-columns-repeated="16359"/>
        </table:table-row>
        <table:table-row table:style-name="ro2">
          <table:table-cell office:value-type="float" office:value="138845" table:style-name="ce1">
            <text:p>138845</text:p>
          </table:table-cell>
          <table:table-cell office:value-type="string" table:style-name="ce2">
            <text:p>LENCERIA</text:p>
          </table:table-cell>
          <table:table-cell office:value-type="string" table:style-name="ce2">
            <text:p>CONJUNTOS</text:p>
          </table:table-cell>
          <table:table-cell office:value-type="string" table:style-name="ce2">
            <text:p>TOP Y MINI FALDA TRANSPARENTE CON STRASS - NEGRO<text:s/></text:p>
          </table:table-cell>
          <table:table-cell office:value-type="string" table:style-name="ce2">
            <text:p>LEG AVENUE</text:p>
          </table:table-cell>
          <table:table-cell office:value-type="string" table:style-name="ce3">
            <text:p>SPANDEX SHEER CROP TOP &amp; SKIRT</text:p>
            <text:p/>
            <text:p>Crop Top transparente de elastano con strass.</text:p>
            <text:p/>
            <text:p>Espalda descubierta y mini falda a juego.</text:p>
            <text:p/>
            <text:p>Tipo de embalaje: Caja lujosa de cartón para lencería.</text:p>
            <text:p/>
            <text:p>Material: Top 93% Polyester 7% Spandex Skirt 95% Nylon 5% Spandex.</text:p>
            <text:p/>
            <text:p><text:s/></text:p>
            <text:p/>
          </table:table-cell>
          <table:table-cell office:value-type="float" office:value="46.99" table:style-name="ce1">
            <text:p>46,99</text:p>
          </table:table-cell>
          <table:table-cell office:value-type="float" office:value="21.52" table:style-name="ce1">
            <text:p>21,5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138845.jpg">http://media.grutinet.com/articulos/or/or_138845.jpg</text:a></text:p>
          </table:table-cell>
          <table:table-cell office:value-type="string" table:style-name="ce4">
            <text:p><text:a xlink:href="http://media.grutinet.com/articulos/lg/lg_138845_0.jpg">http://media.grutinet.com/articulos/lg/lg_138845_0.jpg</text:a></text:p>
          </table:table-cell>
          <table:table-cell office:value-type="string" table:style-name="ce4">
            <text:p><text:a xlink:href="http://media.grutinet.com/articulos/lg/lg_138845_1.jpg">http://media.grutinet.com/articulos/lg/lg_138845_1.jpg</text:a></text:p>
          </table:table-cell>
          <table:table-cell table:style-name="ce2"/>
          <table:table-cell office:value-type="float" office:value="138845" table:style-name="ce1">
            <text:p>138845</text:p>
          </table:table-cell>
          <table:table-cell table:number-columns-repeated="7" table:style-name="ce2"/>
          <table:table-cell table:number-columns-repeated="16359"/>
        </table:table-row>
        <table:table-row table:style-name="ro2">
          <table:table-cell office:value-type="float" office:value="138846" table:style-name="ce1">
            <text:p>138846</text:p>
          </table:table-cell>
          <table:table-cell office:value-type="string" table:style-name="ce2">
            <text:p>LENCERIA</text:p>
          </table:table-cell>
          <table:table-cell office:value-type="string" table:style-name="ce2">
            <text:p>CONJUNTOS</text:p>
          </table:table-cell>
          <table:table-cell office:value-type="string" table:style-name="ce2">
            <text:p>TOP Y FALDA TRANSPARENTE CON STRASS - NEGRO<text:s/></text:p>
          </table:table-cell>
          <table:table-cell office:value-type="string" table:style-name="ce2">
            <text:p>LEG AVENUE</text:p>
          </table:table-cell>
          <table:table-cell office:value-type="string" table:style-name="ce3">
            <text:p>SPANDEX SHEER CROP TOP &amp; SKIRT</text:p>
            <text:p/>
            <text:p>Crop Top transparente de elastano con strass, Espalda descubierta y mini falda a juego.</text:p>
            <text:p/>
            <text:p>Tipo de embalaje: Caja lujosa de cartón para lenceria.</text:p>
            <text:p/>
            <text:p>Material: Top 93% Polyester 7% spandex Skirt 95% Nylon 5% Spandex.</text:p>
            <text:p/>
          </table:table-cell>
          <table:table-cell office:value-type="float" office:value="46.99" table:style-name="ce1">
            <text:p>46,99</text:p>
          </table:table-cell>
          <table:table-cell office:value-type="float" office:value="21.52" table:style-name="ce1">
            <text:p>21,5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138846.jpg">http://media.grutinet.com/articulos/or/or_138846.jpg</text:a></text:p>
          </table:table-cell>
          <table:table-cell office:value-type="string" table:style-name="ce4">
            <text:p><text:a xlink:href="http://media.grutinet.com/articulos/lg/lg_138846_0.jpg">http://media.grutinet.com/articulos/lg/lg_138846_0.jpg</text:a></text:p>
          </table:table-cell>
          <table:table-cell office:value-type="string" table:style-name="ce4">
            <text:p><text:a xlink:href="http://media.grutinet.com/articulos/lg/lg_138846_1.jpg">http://media.grutinet.com/articulos/lg/lg_138846_1.jpg</text:a></text:p>
          </table:table-cell>
          <table:table-cell table:style-name="ce2"/>
          <table:table-cell office:value-type="float" office:value="138846" table:style-name="ce1">
            <text:p>138846</text:p>
          </table:table-cell>
          <table:table-cell table:number-columns-repeated="7" table:style-name="ce2"/>
          <table:table-cell table:number-columns-repeated="16359"/>
        </table:table-row>
        <table:table-row table:style-name="ro2">
          <table:table-cell office:value-type="float" office:value="138847" table:style-name="ce1">
            <text:p>138847</text:p>
          </table:table-cell>
          <table:table-cell office:value-type="string" table:style-name="ce2">
            <text:p>LENCERIA</text:p>
          </table:table-cell>
          <table:table-cell office:value-type="string" table:style-name="ce2">
            <text:p>CONJUNTOS</text:p>
          </table:table-cell>
          <table:table-cell office:value-type="string" table:style-name="ce2">
            <text:p>TOP Y MINI FALDA TRANSPARENTE CON STRASS - NEGRO<text:s/></text:p>
          </table:table-cell>
          <table:table-cell office:value-type="string" table:style-name="ce2">
            <text:p>LEG AVENUE</text:p>
          </table:table-cell>
          <table:table-cell office:value-type="string" table:style-name="ce3">
            <text:p>SPANDEX SHEER CROP TOP &amp; SKIRT<text:s/></text:p>
            <text:p/>
            <text:p>Crop Top transparente de elastano con strass, Espalda descubierta y mini falda a juego.</text:p>
            <text:p/>
            <text:p>Tipo de embalaje: Caja lujosa de cartón para lenceria.</text:p>
            <text:p/>
            <text:p>Material: Top 93% Polyester 7% spandex Skirt 95% Nylon 5% Spandex.</text:p>
            <text:p/>
          </table:table-cell>
          <table:table-cell office:value-type="float" office:value="46.99" table:style-name="ce1">
            <text:p>46,99</text:p>
          </table:table-cell>
          <table:table-cell office:value-type="float" office:value="21.52" table:style-name="ce1">
            <text:p>21,5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138847.jpg">http://media.grutinet.com/articulos/or/or_138847.jpg</text:a></text:p>
          </table:table-cell>
          <table:table-cell office:value-type="string" table:style-name="ce4">
            <text:p><text:a xlink:href="http://media.grutinet.com/articulos/lg/lg_138847_0.jpg">http://media.grutinet.com/articulos/lg/lg_138847_0.jpg</text:a></text:p>
          </table:table-cell>
          <table:table-cell office:value-type="string" table:style-name="ce4">
            <text:p><text:a xlink:href="http://media.grutinet.com/articulos/lg/lg_138847_1.jpg">http://media.grutinet.com/articulos/lg/lg_138847_1.jpg</text:a></text:p>
          </table:table-cell>
          <table:table-cell table:style-name="ce2"/>
          <table:table-cell office:value-type="float" office:value="138845" table:style-name="ce1">
            <text:p>138845</text:p>
          </table:table-cell>
          <table:table-cell table:number-columns-repeated="7" table:style-name="ce2"/>
          <table:table-cell table:number-columns-repeated="16359"/>
        </table:table-row>
        <table:table-row table:style-name="ro2">
          <table:table-cell office:value-type="float" office:value="138854" table:style-name="ce1">
            <text:p>138854</text:p>
          </table:table-cell>
          <table:table-cell office:value-type="string" table:style-name="ce2">
            <text:p>LENCERIA</text:p>
          </table:table-cell>
          <table:table-cell office:value-type="string" table:style-name="ce2">
            <text:p>CONJUNTOS</text:p>
          </table:table-cell>
          <table:table-cell office:value-type="string" table:style-name="ce2">
            <text:p>TOP Y FALDA OPACO DE LYCRA CON STRASS - NEGRO<text:s/></text:p>
          </table:table-cell>
          <table:table-cell office:value-type="string" table:style-name="ce2">
            <text:p>LEG AVENUE</text:p>
          </table:table-cell>
          <table:table-cell office:value-type="string" table:style-name="ce3">
            <text:p>SPANDEX BANDEAU &amp; MINI SKIRT<text:s/></text:p>
            <text:p/>
            <text:p>Top opaco de lycra con strass y minifalda a juego.</text:p>
            <text:p/>
            <text:p>Tipo de embalaje: Caja lujosa de cartón para lenceria.</text:p>
            <text:p/>
            <text:p>Material: 89% Polyamide / nylon 11% spandex</text:p>
            <text:p/>
          </table:table-cell>
          <table:table-cell office:value-type="float" office:value="43.99" table:style-name="ce1">
            <text:p>43,99</text:p>
          </table:table-cell>
          <table:table-cell office:value-type="float" office:value="19.88" table:style-name="ce1">
            <text:p>19,8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138854.jpg">http://media.grutinet.com/articulos/or/or_138854.jpg</text:a></text:p>
          </table:table-cell>
          <table:table-cell office:value-type="string" table:style-name="ce4">
            <text:p><text:a xlink:href="http://media.grutinet.com/articulos/lg/lg_138854_0.jpg">http://media.grutinet.com/articulos/lg/lg_138854_0.jpg</text:a></text:p>
          </table:table-cell>
          <table:table-cell office:value-type="string" table:style-name="ce4">
            <text:p><text:a xlink:href="http://media.grutinet.com/articulos/lg/lg_138854_1.jpg">http://media.grutinet.com/articulos/lg/lg_138854_1.jpg</text:a></text:p>
          </table:table-cell>
          <table:table-cell table:style-name="ce2"/>
          <table:table-cell office:value-type="float" office:value="138854" table:style-name="ce1">
            <text:p>138854</text:p>
          </table:table-cell>
          <table:table-cell table:number-columns-repeated="7" table:style-name="ce2"/>
          <table:table-cell table:number-columns-repeated="16359"/>
        </table:table-row>
        <table:table-row table:style-name="ro2">
          <table:table-cell office:value-type="float" office:value="138905" table:style-name="ce1">
            <text:p>138905</text:p>
          </table:table-cell>
          <table:table-cell office:value-type="string" table:style-name="ce2">
            <text:p>LENCERIA</text:p>
          </table:table-cell>
          <table:table-cell office:value-type="string" table:style-name="ce2">
            <text:p>CONJUNTOS</text:p>
          </table:table-cell>
          <table:table-cell office:value-type="string" table:style-name="ce2">
            <text:p>CONJUNTO DE ENCAJE CON BRAGUITAS ALTAS - NEGRO</text:p>
          </table:table-cell>
          <table:table-cell office:value-type="string" table:style-name="ce2">
            <text:p>LEG AVENUE</text:p>
          </table:table-cell>
          <table:table-cell office:value-type="string" table:style-name="ce3">
            <text:p>CROP TOP, HIGH WAIST PANTIES</text:p>
            <text:p/>
            <text:p>Conjunto de lencería que consiste en una parte superior de encaje con estampado de margaritas y unas bragas de cintura alta a juego.</text:p>
            <text:p/>
            <text:p>Incluye top y panty.</text:p>
            <text:p/>
            <text:p>Lenceria de encaje entrelazada, topo corte, talla alta.</text:p>
            <text:p/>
            <text:p>Material: Polyamide / Nylon 11% Spandex.</text:p>
            <text:p/>
            <text:p>Tipo de embalaje: Caja lujosa de carton para lenceria.</text:p>
            <text:p/>
            <text:p><text:s/></text:p>
            <text:p/>
          </table:table-cell>
          <table:table-cell office:value-type="float" office:value="31.99" table:style-name="ce1">
            <text:p>31,99</text:p>
          </table:table-cell>
          <table:table-cell office:value-type="float" office:value="14.31" table:style-name="ce1">
            <text:p>14,3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38905.jpg">http://media.grutinet.com/articulos/or/or_138905.jpg</text:a></text:p>
          </table:table-cell>
          <table:table-cell office:value-type="string" table:style-name="ce4">
            <text:p><text:a xlink:href="http://media.grutinet.com/articulos/lg/lg_138905_0.jpg">http://media.grutinet.com/articulos/lg/lg_138905_0.jpg</text:a></text:p>
          </table:table-cell>
          <table:table-cell office:value-type="string" table:style-name="ce4">
            <text:p><text:a xlink:href="http://media.grutinet.com/articulos/lg/lg_138905_1.jpg">http://media.grutinet.com/articulos/lg/lg_138905_1.jpg</text:a></text:p>
          </table:table-cell>
          <table:table-cell office:value-type="string" table:style-name="ce4">
            <text:p><text:a xlink:href="http://media.grutinet.com/articulos/lg/lg_138905_2.jpg">http://media.grutinet.com/articulos/lg/lg_138905_2.jpg</text:a></text:p>
          </table:table-cell>
          <table:table-cell office:value-type="float" office:value="138906" table:style-name="ce1">
            <text:p>138906</text:p>
          </table:table-cell>
          <table:table-cell office:value-type="string" table:style-name="ce4">
            <text:p><text:a xlink:href="http://media.grutinet.com/articulos/lg/lg_138905_3.jpg">http://media.grutinet.com/articulos/lg/lg_138905_3.jpg</text:a></text:p>
          </table:table-cell>
          <table:table-cell table:number-columns-repeated="6" table:style-name="ce2"/>
          <table:table-cell table:number-columns-repeated="16359"/>
        </table:table-row>
        <table:table-row table:style-name="ro2">
          <table:table-cell office:value-type="float" office:value="138906" table:style-name="ce1">
            <text:p>138906</text:p>
          </table:table-cell>
          <table:table-cell office:value-type="string" table:style-name="ce2">
            <text:p>LENCERIA</text:p>
          </table:table-cell>
          <table:table-cell office:value-type="string" table:style-name="ce2">
            <text:p>CONJUNTOS</text:p>
          </table:table-cell>
          <table:table-cell office:value-type="string" table:style-name="ce2">
            <text:p>CONJUNTO DE ENCAJE CON BRAGUITAS ALTAS - NEGRO</text:p>
          </table:table-cell>
          <table:table-cell office:value-type="string" table:style-name="ce2">
            <text:p>LEG AVENUE</text:p>
          </table:table-cell>
          <table:table-cell office:value-type="string" table:style-name="ce3">
            <text:p>CROP TOP, HIGH WAIST PANTIES</text:p>
            <text:p/>
            <text:p>Conjunto de lencería que consiste en una parte superior de encaje con estampado de margaritas y unas bragas de cintura alta a juego.</text:p>
            <text:p/>
            <text:p>Incluye top y panty.</text:p>
            <text:p/>
            <text:p>Lenceria de encaje entrelazada, topo corte, talla alta.</text:p>
            <text:p/>
            <text:p>Material: Polyamide / Nylon 11% Spandex.</text:p>
            <text:p/>
            <text:p><text:s/></text:p>
            <text:p/>
          </table:table-cell>
          <table:table-cell office:value-type="float" office:value="31.99" table:style-name="ce1">
            <text:p>31,99</text:p>
          </table:table-cell>
          <table:table-cell office:value-type="float" office:value="14.31" table:style-name="ce1">
            <text:p>14,3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38906.jpg">http://media.grutinet.com/articulos/or/or_138906.jpg</text:a></text:p>
          </table:table-cell>
          <table:table-cell office:value-type="string" table:style-name="ce4">
            <text:p><text:a xlink:href="http://media.grutinet.com/articulos/lg/lg_138906_0.jpg">http://media.grutinet.com/articulos/lg/lg_138906_0.jpg</text:a></text:p>
          </table:table-cell>
          <table:table-cell office:value-type="string" table:style-name="ce4">
            <text:p><text:a xlink:href="http://media.grutinet.com/articulos/lg/lg_138906_1.jpg">http://media.grutinet.com/articulos/lg/lg_138906_1.jpg</text:a></text:p>
          </table:table-cell>
          <table:table-cell office:value-type="string" table:style-name="ce4">
            <text:p><text:a xlink:href="http://media.grutinet.com/articulos/lg/lg_138906_2.jpg">http://media.grutinet.com/articulos/lg/lg_138906_2.jpg</text:a></text:p>
          </table:table-cell>
          <table:table-cell office:value-type="float" office:value="138906" table:style-name="ce1">
            <text:p>138906</text:p>
          </table:table-cell>
          <table:table-cell office:value-type="string" table:style-name="ce4">
            <text:p><text:a xlink:href="http://media.grutinet.com/articulos/lg/lg_138906_3.jpg">http://media.grutinet.com/articulos/lg/lg_138906_3.jpg</text:a></text:p>
          </table:table-cell>
          <table:table-cell table:number-columns-repeated="6" table:style-name="ce2"/>
          <table:table-cell table:number-columns-repeated="16359"/>
        </table:table-row>
        <table:table-row table:style-name="ro2">
          <table:table-cell office:value-type="float" office:value="138914" table:style-name="ce1">
            <text:p>138914</text:p>
          </table:table-cell>
          <table:table-cell office:value-type="string" table:style-name="ce2">
            <text:p>LENCERIA</text:p>
          </table:table-cell>
          <table:table-cell office:value-type="string" table:style-name="ce2">
            <text:p>VESTIDOS</text:p>
          </table:table-cell>
          <table:table-cell office:value-type="string" table:style-name="ce2">
            <text:p>MINI VESTIDO DE RED, FORMA DE CONCHA - NEGRO<text:s/></text:p>
          </table:table-cell>
          <table:table-cell office:value-type="string" table:style-name="ce2">
            <text:p>LEG AVENUE</text:p>
          </table:table-cell>
          <table:table-cell office:value-type="string" table:style-name="ce3">
            <text:p>SHELL NET MINI DRESS<text:s/></text:p>
            <text:p/>
            <text:p>Mini vestido de red , forma de concha.</text:p>
            <text:p/>
            <text:p>Tanga no incluido.</text:p>
            <text:p/>
            <text:p>Muy elastico.</text:p>
            <text:p/>
            <text:p>Tipo de embalaje: caja lujosa de cartón para lenceria.</text:p>
            <text:p/>
            <text:p>Material: 94% Polyamide / Nylon 6% Spandex.</text:p>
            <text:p/>
            <text:p><text:s/></text:p>
            <text:p/>
            <text:p><text:s/></text:p>
            <text:p/>
          </table:table-cell>
          <table:table-cell office:value-type="float" office:value="22.99" table:style-name="ce1">
            <text:p>22,99</text:p>
          </table:table-cell>
          <table:table-cell office:value-type="float" office:value="9.61" table:style-name="ce1">
            <text:p>9,6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38914.jpg">http://media.grutinet.com/articulos/or/or_138914.jpg</text:a></text:p>
          </table:table-cell>
          <table:table-cell office:value-type="string" table:style-name="ce4">
            <text:p><text:a xlink:href="http://media.grutinet.com/articulos/lg/lg_138914_0.jpg">http://media.grutinet.com/articulos/lg/lg_138914_0.jpg</text:a></text:p>
          </table:table-cell>
          <table:table-cell office:value-type="string" table:style-name="ce4">
            <text:p><text:a xlink:href="http://media.grutinet.com/articulos/lg/lg_138914_1.jpg">http://media.grutinet.com/articulos/lg/lg_138914_1.jpg</text:a></text:p>
          </table:table-cell>
          <table:table-cell office:value-type="string" table:style-name="ce4">
            <text:p><text:a xlink:href="http://media.grutinet.com/articulos/lg/lg_138914_2.jpg">http://media.grutinet.com/articulos/lg/lg_138914_2.jpg</text:a></text:p>
          </table:table-cell>
          <table:table-cell office:value-type="float" office:value="138914" table:style-name="ce1">
            <text:p>138914</text:p>
          </table:table-cell>
          <table:table-cell office:value-type="string" table:style-name="ce4">
            <text:p><text:a xlink:href="http://media.grutinet.com/articulos/lg/lg_138914_3.jpg">http://media.grutinet.com/articulos/lg/lg_138914_3.jpg</text:a></text:p>
          </table:table-cell>
          <table:table-cell table:number-columns-repeated="6" table:style-name="ce2"/>
          <table:table-cell table:number-columns-repeated="16359"/>
        </table:table-row>
        <table:table-row table:style-name="ro2">
          <table:table-cell office:value-type="float" office:value="138934" table:style-name="ce1">
            <text:p>138934</text:p>
          </table:table-cell>
          <table:table-cell office:value-type="string" table:style-name="ce2">
            <text:p>LENCERIA</text:p>
          </table:table-cell>
          <table:table-cell office:value-type="string" table:style-name="ce2">
            <text:p>VESTIDOS</text:p>
          </table:table-cell>
          <table:table-cell office:value-type="string" table:style-name="ce2">
            <text:p>VESTIDO CEÑIDO DRAPEADO CON CUELLO HALTER - NEGRO<text:s/></text:p>
          </table:table-cell>
          <table:table-cell office:value-type="string" table:style-name="ce2">
            <text:p>LEG AVENUE</text:p>
          </table:table-cell>
          <table:table-cell office:value-type="string" table:style-name="ce3">
            <text:p>DRESS VICTORIA</text:p>
            <text:p/>
            <text:p>El vestido Victoria es un vestido ceñido drapeado de elastano con cuello halter de encaje.</text:p>
            <text:p/>
            <text:p>La Medida Del Vestido Desde El Hombro Es 80 cm.</text:p>
            <text:p/>
            <text:p>La Modelo Mide 178 cm y lleva Una Talla S.</text:p>
            <text:p/>
            <text:p>Tipo de embalaje: Caja lujosa de cartón para lenceria.</text:p>
            <text:p/>
            <text:p>Material: Body 91% Polyester 9% Spandex.</text:p>
            <text:p/>
            <text:p><text:s/></text:p>
            <text:p/>
          </table:table-cell>
          <table:table-cell office:value-type="float" office:value="37.950000000000003" table:style-name="ce1">
            <text:p>37,95</text:p>
          </table:table-cell>
          <table:table-cell office:value-type="float" office:value="17.989999999999998" table:style-name="ce1">
            <text:p>17,9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138934.jpg">http://media.grutinet.com/articulos/or/or_138934.jpg</text:a></text:p>
          </table:table-cell>
          <table:table-cell office:value-type="string" table:style-name="ce4">
            <text:p><text:a xlink:href="http://media.grutinet.com/articulos/lg/lg_138934_0.jpg">http://media.grutinet.com/articulos/lg/lg_138934_0.jpg</text:a></text:p>
          </table:table-cell>
          <table:table-cell office:value-type="string" table:style-name="ce4">
            <text:p><text:a xlink:href="http://media.grutinet.com/articulos/lg/lg_138934_1.jpg">http://media.grutinet.com/articulos/lg/lg_138934_1.jpg</text:a></text:p>
          </table:table-cell>
          <table:table-cell office:value-type="string" table:style-name="ce4">
            <text:p><text:a xlink:href="http://media.grutinet.com/articulos/lg/lg_138934_2.jpg">http://media.grutinet.com/articulos/lg/lg_138934_2.jpg</text:a></text:p>
          </table:table-cell>
          <table:table-cell office:value-type="float" office:value="138934" table:style-name="ce1">
            <text:p>138934</text:p>
          </table:table-cell>
          <table:table-cell table:number-columns-repeated="7" table:style-name="ce2"/>
          <table:table-cell table:number-columns-repeated="16359"/>
        </table:table-row>
        <table:table-row table:style-name="ro2">
          <table:table-cell office:value-type="float" office:value="138958" table:style-name="ce1">
            <text:p>138958</text:p>
          </table:table-cell>
          <table:table-cell office:value-type="string" table:style-name="ce2">
            <text:p>LENCERIA</text:p>
          </table:table-cell>
          <table:table-cell office:value-type="string" table:style-name="ce2">
            <text:p>DISFRACES</text:p>
          </table:table-cell>
          <table:table-cell office:value-type="string" table:style-name="ce2">
            <text:p>DISFRAZ PARACAIDISTA BONITA</text:p>
          </table:table-cell>
          <table:table-cell office:value-type="string" table:style-name="ce2">
            <text:p>LEG AVENUE</text:p>
          </table:table-cell>
          <table:table-cell office:value-type="string" table:style-name="ce3">
            <text:p>PRETTY PARATROOPER</text:p>
            <text:p/>
            <text:p>Conjunto 2 pzas. Disfraz de Paracaidista, incluye un jumpsuit y un arnés.</text:p>
            <text:p/>
            <text:p>Composición: 95% Polyester 5% Spandex</text:p>
            <text:p/>
          </table:table-cell>
          <table:table-cell office:value-type="float" office:value="79.989999999999995" table:style-name="ce1">
            <text:p>79,99</text:p>
          </table:table-cell>
          <table:table-cell office:value-type="float" office:value="36.01" table:style-name="ce1">
            <text:p>36,0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138958.jpg">http://media.grutinet.com/articulos/or/or_138958.jpg</text:a></text:p>
          </table:table-cell>
          <table:table-cell office:value-type="string" table:style-name="ce4">
            <text:p><text:a xlink:href="http://media.grutinet.com/articulos/lg/lg_138958_0.jpg">http://media.grutinet.com/articulos/lg/lg_138958_0.jpg</text:a></text:p>
          </table:table-cell>
          <table:table-cell office:value-type="string" table:style-name="ce4">
            <text:p><text:a xlink:href="http://media.grutinet.com/articulos/lg/lg_138958_1.jpg">http://media.grutinet.com/articulos/lg/lg_138958_1.jpg</text:a></text:p>
          </table:table-cell>
          <table:table-cell office:value-type="string" table:style-name="ce4">
            <text:p><text:a xlink:href="http://media.grutinet.com/articulos/lg/lg_138958_2.jpg">http://media.grutinet.com/articulos/lg/lg_138958_2.jpg</text:a></text:p>
          </table:table-cell>
          <table:table-cell office:value-type="float" office:value="138957" table:style-name="ce1">
            <text:p>138957</text:p>
          </table:table-cell>
          <table:table-cell office:value-type="string" table:style-name="ce4">
            <text:p><text:a xlink:href="http://media.grutinet.com/articulos/lg/lg_138958_3.jpg">http://media.grutinet.com/articulos/lg/lg_138958_3.jpg</text:a></text:p>
          </table:table-cell>
          <table:table-cell office:value-type="string" table:style-name="ce4">
            <text:p><text:a xlink:href="http://media.grutinet.com/articulos/lg/lg_138958_4.jpg">http://media.grutinet.com/articulos/lg/lg_138958_4.jpg</text:a></text:p>
          </table:table-cell>
          <table:table-cell table:number-columns-repeated="5" table:style-name="ce2"/>
          <table:table-cell table:number-columns-repeated="16359"/>
        </table:table-row>
        <table:table-row table:style-name="ro2">
          <table:table-cell office:value-type="float" office:value="138959" table:style-name="ce1">
            <text:p>138959</text:p>
          </table:table-cell>
          <table:table-cell office:value-type="string" table:style-name="ce2">
            <text:p>LENCERIA</text:p>
          </table:table-cell>
          <table:table-cell office:value-type="string" table:style-name="ce2">
            <text:p>DISFRACES</text:p>
          </table:table-cell>
          <table:table-cell office:value-type="string" table:style-name="ce2">
            <text:p>DISFRAZ SWAT BOMBSHELL</text:p>
          </table:table-cell>
          <table:table-cell office:value-type="string" table:style-name="ce2">
            <text:p>LEG AVENUE</text:p>
          </table:table-cell>
          <table:table-cell office:value-type="string" table:style-name="ce3">
            <text:p>SWAT BOMBSHELL</text:p>
            <text:p/>
            <text:p>Conjunto 3PZ Disfraz De Swat, Incluye jumpsuit, cinturón y radio de plástico.</text:p>
            <text:p/>
            <text:p>Composición: 88% Polyester 12% Spandex</text:p>
            <text:p/>
            <text:p><text:s/></text:p>
            <text:p/>
          </table:table-cell>
          <table:table-cell office:value-type="float" office:value="94.99" table:style-name="ce1">
            <text:p>94,99</text:p>
          </table:table-cell>
          <table:table-cell office:value-type="float" office:value="43.84" table:style-name="ce1">
            <text:p>43,8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138959.jpg">http://media.grutinet.com/articulos/or/or_138959.jpg</text:a></text:p>
          </table:table-cell>
          <table:table-cell office:value-type="string" table:style-name="ce4">
            <text:p><text:a xlink:href="http://media.grutinet.com/articulos/lg/lg_138959_0.jpg">http://media.grutinet.com/articulos/lg/lg_138959_0.jpg</text:a></text:p>
          </table:table-cell>
          <table:table-cell office:value-type="string" table:style-name="ce4">
            <text:p><text:a xlink:href="http://media.grutinet.com/articulos/lg/lg_138959_1.jpg">http://media.grutinet.com/articulos/lg/lg_138959_1.jpg</text:a></text:p>
          </table:table-cell>
          <table:table-cell table:style-name="ce2"/>
          <table:table-cell office:value-type="float" office:value="138961" table:style-name="ce1">
            <text:p>138961</text:p>
          </table:table-cell>
          <table:table-cell table:number-columns-repeated="7" table:style-name="ce2"/>
          <table:table-cell table:number-columns-repeated="16359"/>
        </table:table-row>
        <table:table-row table:style-name="ro2">
          <table:table-cell office:value-type="float" office:value="138971" table:style-name="ce1">
            <text:p>138971</text:p>
          </table:table-cell>
          <table:table-cell office:value-type="string" table:style-name="ce2">
            <text:p>ACEITES Y LUBRICANTES</text:p>
          </table:table-cell>
          <table:table-cell office:value-type="string" table:style-name="ce2">
            <text:p>LUBRICANTES</text:p>
          </table:table-cell>
          <table:table-cell office:value-type="string" table:style-name="ce2">
            <text:p>SHIATSU CREMA POWER PARA EL</text:p>
          </table:table-cell>
          <table:table-cell office:value-type="string" table:style-name="ce2">
            <text:p>HOT</text:p>
          </table:table-cell>
          <table:table-cell office:value-type="string" table:style-name="ce3">
            <text:p>PENIS POWER CREAM<text:s/></text:p>
            <text:p/>
            <text:p>Penis Power Cream para hombres para usar en el área genital.</text:p>
            <text:p/>
            <text:p>Los ingredientes favorecen la circulación sanguínea y el calor favorecen la erección y una firmeza más dura.</text:p>
            <text:p/>
            <text:p><text:s/></text:p>
            <text:p/>
            <text:p><text:s/></text:p>
            <text:p/>
          </table:table-cell>
          <table:table-cell office:value-type="float" office:value="18.95" table:style-name="ce1">
            <text:p>18,95</text:p>
          </table:table-cell>
          <table:table-cell office:value-type="float" office:value="6.53" table:style-name="ce1">
            <text:p>6,53</text:p>
          </table:table-cell>
          <table:table-cell office:value-type="string" table:style-name="ce2">
            <text:p>SI</text:p>
          </table:table-cell>
          <table:table-cell office:value-type="float" office:value="25" table:style-name="ce1">
            <text:p>25</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38971.jpg">http://media.grutinet.com/articulos/or/or_138971.jpg</text:a></text:p>
          </table:table-cell>
          <table:table-cell office:value-type="string" table:style-name="ce4">
            <text:p><text:a xlink:href="http://media.grutinet.com/articulos/lg/lg_138971_0.jpg">http://media.grutinet.com/articulos/lg/lg_138971_0.jpg</text:a></text:p>
          </table:table-cell>
          <table:table-cell office:value-type="string" table:style-name="ce4">
            <text:p><text:a xlink:href="http://media.grutinet.com/articulos/lg/lg_138971_1.jpg">http://media.grutinet.com/articulos/lg/lg_138971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138972" table:style-name="ce1">
            <text:p>138972</text:p>
          </table:table-cell>
          <table:table-cell office:value-type="string" table:style-name="ce2">
            <text:p>ACEITES Y LUBRICANTES</text:p>
          </table:table-cell>
          <table:table-cell office:value-type="string" table:style-name="ce2">
            <text:p>LUBRICANTES</text:p>
          </table:table-cell>
          <table:table-cell office:value-type="string" table:style-name="ce2">
            <text:p>SHIATSU CREMA TENSORA PARA ELLA</text:p>
          </table:table-cell>
          <table:table-cell office:value-type="string" table:style-name="ce2">
            <text:p>HOT</text:p>
          </table:table-cell>
          <table:table-cell office:value-type="string" table:style-name="ce3">
            <text:p>VAGINA TIGHTENING GEL</text:p>
            <text:p/>
            <text:p>La crema tensora SHIATSU contiene un ingrediente activo astringente especial para dar a tu vagina una sensación más intensa.</text:p>
            <text:p/>
            <text:p>La base de esta crema especial contiene muchos ingredientes activos y de cuidado que también pueden mejorar la sequedad y elasticidad vaginal.</text:p>
            <text:p/>
            <text:p>Para sensaciones más intensas durante tu próxima aventura amorosa.</text:p>
            <text:p/>
            <text:p/>
            <text:p><text:s/>Olor: Natural</text:p>
            <text:p><text:s/>Ingredientes: AQUA (AGUA), GLICERINA, GOMA XANTÁN, ÁCIDO TÁNICO, SORBATO DE POTASIO, BENZOATO DE SODIO, LAURATO DE POLIGGLICERIL-10, EDTA DISODIO, HAMAMELIS VIRGINIANA (BRUJA HAZEL) EXTRACTO DE HOJAS (EXTRACTO DE HOJAS DE CÍTRICA, ACIDOMÁTICO DE SINTÉTICO, ACIDURO DE CÍTRICO) ), MENTOL, FENOXIETANOL, LINALOOL, HEXIL CINAMAL, SALICILATO DE BENCILO, CI 45410</text:p>
            <text:p/>
            <text:p/>
          </table:table-cell>
          <table:table-cell office:value-type="float" office:value="19.95" table:style-name="ce1">
            <text:p>19,95</text:p>
          </table:table-cell>
          <table:table-cell office:value-type="float" office:value="6.52" table:style-name="ce1">
            <text:p>6,52</text:p>
          </table:table-cell>
          <table:table-cell office:value-type="string" table:style-name="ce2">
            <text:p>SI</text:p>
          </table:table-cell>
          <table:table-cell office:value-type="float" office:value="6" table:style-name="ce1">
            <text:p>6</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38972.jpg">http://media.grutinet.com/articulos/or/or_138972.jpg</text:a></text:p>
          </table:table-cell>
          <table:table-cell office:value-type="string" table:style-name="ce4">
            <text:p><text:a xlink:href="http://media.grutinet.com/articulos/lg/lg_138972_0.jpg">http://media.grutinet.com/articulos/lg/lg_138972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139057" table:style-name="ce1">
            <text:p>139057</text:p>
          </table:table-cell>
          <table:table-cell office:value-type="string" table:style-name="ce2">
            <text:p>JUGUETES XXX</text:p>
          </table:table-cell>
          <table:table-cell office:value-type="string" table:style-name="ce2">
            <text:p>LIMPIEZA Y CONSERV.</text:p>
          </table:table-cell>
          <table:table-cell office:value-type="string" table:style-name="ce2">
            <text:p>SPRAY DE LÁTEX - 40ML</text:p>
          </table:table-cell>
          <table:table-cell office:value-type="string" table:style-name="ce2">
            <text:p>SEVEN CREATIONS</text:p>
          </table:table-cell>
          <table:table-cell office:value-type="string" table:style-name="ce3">
            <text:p>LATEX WEAR SPRAY 40ML</text:p>
            <text:p/>
            <text:p>Spray de látex</text:p>
            <text:p/>
            <text:p/>
            <text:p><text:s/>Tamaño de empaque: 18,7 x 11,3 x 3,5 cm</text:p>
            <text:p/>
            <text:p/>
          </table:table-cell>
          <table:table-cell office:value-type="float" office:value="11.99" table:style-name="ce1">
            <text:p>11,99</text:p>
          </table:table-cell>
          <table:table-cell office:value-type="float" office:value="3.22" table:style-name="ce1">
            <text:p>3,22</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39057.jpg">http://media.grutinet.com/articulos/or/or_139057.jpg</text:a></text:p>
          </table:table-cell>
          <table:table-cell office:value-type="string" table:style-name="ce4">
            <text:p><text:a xlink:href="http://media.grutinet.com/articulos/lg/lg_139057_0.jpg">http://media.grutinet.com/articulos/lg/lg_139057_0.jpg</text:a></text:p>
          </table:table-cell>
          <table:table-cell office:value-type="string" table:style-name="ce4">
            <text:p><text:a xlink:href="http://media.grutinet.com/articulos/lg/lg_139057_1.jpg">http://media.grutinet.com/articulos/lg/lg_139057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13915" table:style-name="ce1">
            <text:p>13915</text:p>
          </table:table-cell>
          <table:table-cell office:value-type="string" table:style-name="ce2">
            <text:p>VARIOS</text:p>
          </table:table-cell>
          <table:table-cell office:value-type="string" table:style-name="ce2">
            <text:p>MENSTRUACIÓN</text:p>
          </table:table-cell>
          <table:table-cell office:value-type="string" table:style-name="ce2">
            <text:p>COPA MENSTRUAL CLASICA ANILLA TRANSPARENTE MEDIANA</text:p>
          </table:table-cell>
          <table:table-cell office:value-type="string" table:style-name="ce2">
            <text:p>ME LUNA</text:p>
          </table:table-cell>
          <table:table-cell office:value-type="string" table:style-name="ce3">
            <text:p>COPA MENSTRUAL CLASICA ANILLA TRANSPARENTE MEDIANA</text:p>
            <text:p/>
            <text:p>La nueva alternativa ecológica y económica a los tampones y compresas higiénicas.</text:p>
            <text:p>Se trata de un dispositivo reutilizable y flexible, que se coloca dentro de la vagina. Se dobla para introducirla en la de la vagina y una vez insertada, va almacenando el flujo menstrual (sin absorber, como los tampones). Tal como haría con una compresa o tampón de celulosa, que cada pocas horas hay que cambiarla. Pero no necesitamos reemplazarla por una nueva, ya que es reutilizable.</text:p>
            <text:p>Con una sencilla operación, se extrae y se vacía su contenido. Se enjuaga y se vuelve a poner.</text:p>
            <text:p/>
            <text:p>¡No esperes más para beneficiarte de este articulo! Es cómodo, económico y previene las infecciones y alergias gracias al material con el que está fabricado (TPE).</text:p>
            <text:p/>
            <text:p>Elige tu talla según el volumen de menstruación y el color, según tu gusto.</text:p>
            <text:p/>
            <text:p>Diámetro: 45 mm.</text:p>
            <text:p>Longitud: 45 mm.</text:p>
            <text:p>Capacidad: 15 ml hasta los agujeros, 21 ml hasta el borde.</text:p>
            <text:p/>
          </table:table-cell>
          <table:table-cell office:value-type="float" office:value="23.38" table:style-name="ce1">
            <text:p>23,38</text:p>
          </table:table-cell>
          <table:table-cell office:value-type="float" office:value="10.8" table:style-name="ce1">
            <text:p>10,8</text:p>
          </table:table-cell>
          <table:table-cell office:value-type="string" table:style-name="ce2">
            <text:p>SI</text:p>
          </table:table-cell>
          <table:table-cell office:value-type="float" office:value="25" table:style-name="ce1">
            <text:p>25</text:p>
          </table:table-cell>
          <table:table-cell office:value-type="string" table:style-name="ce2">
            <text:p>NO</text:p>
          </table:table-cell>
          <table:table-cell office:value-type="float" office:value="10" table:style-name="ce1">
            <text:p>10</text:p>
          </table:table-cell>
          <table:table-cell office:value-type="string" table:style-name="ce2">
            <text:p>ST</text:p>
          </table:table-cell>
          <table:table-cell office:value-type="string" table:style-name="ce4">
            <text:p><text:a xlink:href="http://media.grutinet.com/articulos/or/or_13915.jpg">http://media.grutinet.com/articulos/or/or_13915.jpg</text:a></text:p>
          </table:table-cell>
          <table:table-cell office:value-type="string" table:style-name="ce4">
            <text:p><text:a xlink:href="http://media.grutinet.com/articulos/lg/lg_13915_0.jpg">http://media.grutinet.com/articulos/lg/lg_13915_0.jpg</text:a></text:p>
          </table:table-cell>
          <table:table-cell office:value-type="string" table:style-name="ce4">
            <text:p><text:a xlink:href="http://media.grutinet.com/articulos/lg/lg_13915_1.jpg">http://media.grutinet.com/articulos/lg/lg_13915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140591" table:style-name="ce1">
            <text:p>140591</text:p>
          </table:table-cell>
          <table:table-cell office:value-type="string" table:style-name="ce2">
            <text:p>JUGUETES XXX</text:p>
          </table:table-cell>
          <table:table-cell office:value-type="string" table:style-name="ce2">
            <text:p>MASTURBADORES EL</text:p>
          </table:table-cell>
          <table:table-cell office:value-type="string" table:style-name="ce2">
            <text:p>BLOWYO ULTIMATE BUBBLE - MASTURBADOR MASCULINO</text:p>
          </table:table-cell>
          <table:table-cell office:value-type="string" table:style-name="ce2">
            <text:p>BLOWYO</text:p>
          </table:table-cell>
          <table:table-cell office:value-type="string" table:style-name="ce3">
            <text:p>BLOWYO ULTIMATE BUBBLE</text:p>
            <text:p/>
            <text:p>BlowYo es un revolucionario masturbador masculino que crea las sensaciones del intenso sexo oral.</text:p>
            <text:p/>
            <text:p>BlowYo, diseñado por expertos con dos anillos sólidos en cada extremo de una manga súper elástica y giratoria, viene en una selección de cuatro texturas emocionantes: Intense Ticklers, Ultimate Bubble, Extreme Wave y Sensation Swirl.</text:p>
            <text:p/>
            <text:p>Intuitivo y fácil de usar, es un ganador tanto para sesiones de placer en solitario como para un juguete en pareja. Simplemente sostén BlowYo entre los dos anillos y sujétalo o gíralo con más firmeza cuando desees una sensación más apretada.</text:p>
            <text:p/>
            <text:p>BlowYo es fácil de limpiar y secar, y viene con un elegante contenedor negro liso para guardarlo discretamente y llevarlo a sus viajes. Es fácil mantener su juguete en óptimas condiciones con el polvo renovador BlowYo.</text:p>
            <text:p/>
            <text:p/>
            <text:p><text:s/>Juguete revolucionario recrea las intensas sensaciones del sexo oral</text:p>
            <text:p><text:s/>Ultimate Bubble emocionante textura ondulada</text:p>
            <text:p><text:s/>Material súper elástico entre dos anillos sólidos</text:p>
            <text:p><text:s/>Perfecto como caricia para el placer en solitario</text:p>
            <text:p><text:s/>Emocionante como complemento a las sesiones de juego oral con un compañero</text:p>
            <text:p><text:s/>Estuche discreto de viaje y almacenamiento negro liso incluido</text:p>
            <text:p><text:s/>Material de TPE fácil de limpiar y mantener como nuevo con BlowYo Renewer Powder</text:p>
            <text:p><text:s/>Medidas: 8,3 x 4,7 cm</text:p>
            <text:p><text:s/>Resistente al agua</text:p>
            <text:p/>
            <text:p/>
          </table:table-cell>
          <table:table-cell office:value-type="float" office:value="49.572600000000001" table:style-name="ce1">
            <text:p>49,5726</text:p>
          </table:table-cell>
          <table:table-cell office:value-type="float" office:value="14.87" table:style-name="ce1">
            <text:p>14,87</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40591.jpg">http://media.grutinet.com/articulos/or/or_140591.jpg</text:a></text:p>
          </table:table-cell>
          <table:table-cell office:value-type="string" table:style-name="ce4">
            <text:p><text:a xlink:href="http://media.grutinet.com/articulos/lg/lg_140591_0.jpg">http://media.grutinet.com/articulos/lg/lg_140591_0.jpg</text:a></text:p>
          </table:table-cell>
          <table:table-cell office:value-type="string" table:style-name="ce4">
            <text:p><text:a xlink:href="http://media.grutinet.com/articulos/lg/lg_140591_1.jpg">http://media.grutinet.com/articulos/lg/lg_140591_1.jpg</text:a></text:p>
          </table:table-cell>
          <table:table-cell office:value-type="string" table:style-name="ce4">
            <text:p><text:a xlink:href="http://media.grutinet.com/articulos/lg/lg_140591_2.jpg">http://media.grutinet.com/articulos/lg/lg_140591_2.jpg</text:a></text:p>
          </table:table-cell>
          <table:table-cell table:style-name="ce1"/>
          <table:table-cell office:value-type="string" table:style-name="ce4">
            <text:p><text:a xlink:href="http://media.grutinet.com/articulos/lg/lg_140591_3.jpg">http://media.grutinet.com/articulos/lg/lg_140591_3.jpg</text:a></text:p>
          </table:table-cell>
          <table:table-cell table:number-columns-repeated="6" table:style-name="ce2"/>
          <table:table-cell table:number-columns-repeated="16359"/>
        </table:table-row>
        <table:table-row table:style-name="ro2">
          <table:table-cell office:value-type="float" office:value="141473" table:style-name="ce1">
            <text:p>141473</text:p>
          </table:table-cell>
          <table:table-cell office:value-type="string" table:style-name="ce2">
            <text:p>LENCERIA</text:p>
          </table:table-cell>
          <table:table-cell office:value-type="string" table:style-name="ce2">
            <text:p>BODYS</text:p>
          </table:table-cell>
          <table:table-cell office:value-type="string" table:style-name="ce2">
            <text:p>BACI SEXY BODY DE SATÉN - NEGRO</text:p>
          </table:table-cell>
          <table:table-cell office:value-type="string" table:style-name="ce2">
            <text:p>BACI LINGERIE</text:p>
          </table:table-cell>
          <table:table-cell office:value-type="string" table:style-name="ce3">
            <text:p>SEXY SATIN TEDDY</text:p>
            <text:p/>
            <text:p>El sensual body de satén presenta un escote en V profundo, con bordes de encaje y una cadena lúdica que atrae la atención en el pecho.</text:p>
            <text:p/>
            <text:p>Diseño de entrepierna abierta</text:p>
            <text:p/>
            <text:p>Composición: 95% Polyester / 5% Spandex</text:p>
            <text:p/>
          </table:table-cell>
          <table:table-cell office:value-type="float" office:value="67.491699999999994" table:style-name="ce1">
            <text:p>67,4917</text:p>
          </table:table-cell>
          <table:table-cell office:value-type="float" office:value="21.1" table:style-name="ce1">
            <text:p>21,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141473.jpg">http://media.grutinet.com/articulos/or/or_141473.jpg</text:a></text:p>
          </table:table-cell>
          <table:table-cell office:value-type="string" table:style-name="ce4">
            <text:p><text:a xlink:href="http://media.grutinet.com/articulos/lg/lg_141473_0.jpg">http://media.grutinet.com/articulos/lg/lg_141473_0.jpg</text:a></text:p>
          </table:table-cell>
          <table:table-cell office:value-type="string" table:style-name="ce4">
            <text:p><text:a xlink:href="http://media.grutinet.com/articulos/lg/lg_141473_1.jpg">http://media.grutinet.com/articulos/lg/lg_141473_1.jpg</text:a></text:p>
          </table:table-cell>
          <table:table-cell table:style-name="ce2"/>
          <table:table-cell office:value-type="float" office:value="141473" table:style-name="ce1">
            <text:p>141473</text:p>
          </table:table-cell>
          <table:table-cell table:number-columns-repeated="7" table:style-name="ce2"/>
          <table:table-cell table:number-columns-repeated="16359"/>
        </table:table-row>
        <table:table-row table:style-name="ro2">
          <table:table-cell office:value-type="float" office:value="141476" table:style-name="ce1">
            <text:p>141476</text:p>
          </table:table-cell>
          <table:table-cell office:value-type="string" table:style-name="ce2">
            <text:p>LENCERIA</text:p>
          </table:table-cell>
          <table:table-cell office:value-type="string" table:style-name="ce2">
            <text:p>BODYS</text:p>
          </table:table-cell>
          <table:table-cell office:value-type="string" table:style-name="ce2">
            <text:p>BACI SEXY BODY DE SATÉN - VERDE</text:p>
          </table:table-cell>
          <table:table-cell office:value-type="string" table:style-name="ce2">
            <text:p>BACI LINGERIE</text:p>
          </table:table-cell>
          <table:table-cell office:value-type="string" table:style-name="ce3">
            <text:p>SEXY SATIN TEDDY</text:p>
            <text:p/>
            <text:p>El sensual body de satén presenta un escote en V profundo, con bordes de encaje y una cadena lúdica que atrae la atención en el pecho.</text:p>
            <text:p/>
            <text:p>Diseño de entrepierna abierta</text:p>
            <text:p/>
            <text:p>Composición: 95% Polyester / 5% Spandex</text:p>
            <text:p/>
          </table:table-cell>
          <table:table-cell office:value-type="float" office:value="67.491699999999994" table:style-name="ce1">
            <text:p>67,4917</text:p>
          </table:table-cell>
          <table:table-cell office:value-type="float" office:value="21.1" table:style-name="ce1">
            <text:p>21,1</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141476.jpg">http://media.grutinet.com/articulos/or/or_141476.jpg</text:a></text:p>
          </table:table-cell>
          <table:table-cell office:value-type="string" table:style-name="ce4">
            <text:p><text:a xlink:href="http://media.grutinet.com/articulos/lg/lg_141476_0.jpg">http://media.grutinet.com/articulos/lg/lg_141476_0.jpg</text:a></text:p>
          </table:table-cell>
          <table:table-cell office:value-type="string" table:style-name="ce4">
            <text:p><text:a xlink:href="http://media.grutinet.com/articulos/lg/lg_141476_1.jpg">http://media.grutinet.com/articulos/lg/lg_141476_1.jpg</text:a></text:p>
          </table:table-cell>
          <table:table-cell table:style-name="ce2"/>
          <table:table-cell office:value-type="float" office:value="141476" table:style-name="ce1">
            <text:p>141476</text:p>
          </table:table-cell>
          <table:table-cell table:number-columns-repeated="7" table:style-name="ce2"/>
          <table:table-cell table:number-columns-repeated="16359"/>
        </table:table-row>
        <table:table-row table:style-name="ro2">
          <table:table-cell office:value-type="float" office:value="141488" table:style-name="ce1">
            <text:p>141488</text:p>
          </table:table-cell>
          <table:table-cell office:value-type="string" table:style-name="ce2">
            <text:p>LENCERIA</text:p>
          </table:table-cell>
          <table:table-cell office:value-type="string" table:style-name="ce2">
            <text:p>PICARDIAS</text:p>
          </table:table-cell>
          <table:table-cell office:value-type="string" table:style-name="ce2">
            <text:p>BACI MINIVESTIDO CON TANGA - AZUL MARINO</text:p>
          </table:table-cell>
          <table:table-cell office:value-type="string" table:style-name="ce2">
            <text:p>BACI LINGERIE</text:p>
          </table:table-cell>
          <table:table-cell office:value-type="string" table:style-name="ce3">
            <text:p>DRESS &amp; G-STRING SET NAVY</text:p>
            <text:p/>
            <text:p>Mini vestido con delicado encaje transparente.</text:p>
            <text:p/>
            <text:p>Detalle de tiras en la curva del pecho y alrededor del cuello.</text:p>
            <text:p/>
            <text:p>Combinado con un tanga a juego y clips de liga.</text:p>
            <text:p/>
            <text:p>Composición: 90% Polyester / 10% Spandex</text:p>
            <text:p/>
          </table:table-cell>
          <table:table-cell office:value-type="float" office:value="61.1693" table:style-name="ce1">
            <text:p>61,1693</text:p>
          </table:table-cell>
          <table:table-cell office:value-type="float" office:value="18.84" table:style-name="ce1">
            <text:p>18,8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141488.jpg">http://media.grutinet.com/articulos/or/or_141488.jpg</text:a></text:p>
          </table:table-cell>
          <table:table-cell office:value-type="string" table:style-name="ce4">
            <text:p><text:a xlink:href="http://media.grutinet.com/articulos/lg/lg_141488_0.jpg">http://media.grutinet.com/articulos/lg/lg_141488_0.jpg</text:a></text:p>
          </table:table-cell>
          <table:table-cell office:value-type="string" table:style-name="ce4">
            <text:p><text:a xlink:href="http://media.grutinet.com/articulos/lg/lg_141488_1.jpg">http://media.grutinet.com/articulos/lg/lg_141488_1.jpg</text:a></text:p>
          </table:table-cell>
          <table:table-cell table:style-name="ce2"/>
          <table:table-cell office:value-type="float" office:value="141488" table:style-name="ce1">
            <text:p>141488</text:p>
          </table:table-cell>
          <table:table-cell table:number-columns-repeated="7" table:style-name="ce2"/>
          <table:table-cell table:number-columns-repeated="16359"/>
        </table:table-row>
        <table:table-row table:style-name="ro2">
          <table:table-cell office:value-type="float" office:value="143022" table:style-name="ce1">
            <text:p>143022</text:p>
          </table:table-cell>
          <table:table-cell office:value-type="string" table:style-name="ce2">
            <text:p>VARIOS</text:p>
          </table:table-cell>
          <table:table-cell office:value-type="string" table:style-name="ce2">
            <text:p>LIBROS</text:p>
          </table:table-cell>
          <table:table-cell office:value-type="string" table:style-name="ce2">
            <text:p>FEMINISMO VIBRANTE: SI NO HAY PLACER NO ES NUESTRA REVOLUCIÓN</text:p>
          </table:table-cell>
          <table:table-cell office:value-type="string" table:style-name="ce2">
            <text:p>RANDOM HOUSE</text:p>
          </table:table-cell>
          <table:table-cell office:value-type="string" table:style-name="ce3">
            <text:p>FEMINISMO VIBRANTE: SI NO HAY PLACER NO ES NUESTRA REVOLUCIÓN</text:p>
            <text:p/>
            <text:p>Ana Requena.</text:p>
            <text:p/>
            <text:p>Frente al discurso del terror sexual, el placer.</text:p>
            <text:p/>
            <text:p>Los últimos años han sido los de la ruptura del silencio: en todo el mundo miles de mujeres han compartido sus experiencias de violencia y acoso sexual.<text:s/></text:p>
            <text:p/>
            <text:p>Pero ese discurso, necesario, debe ir acompañado de otro: el del placer de las mujeres. Frente al terror sexual, el feminismo pone sobre la mesa el deseo, la autonomía sexual, el derecho de las mujeres a ser sujetos del sexo y del placer y no solo objetos.<text:s/></text:p>
            <text:p/>
            <text:p>El camino no es fácil: la sexualidad ha sido una de las armas del patriarcado para disciplinar a las mujeres.<text:s/></text:p>
            <text:p>Por eso, ahora más que nunca, necesitamos afianzar un relato feminista que nos permita combatir los estereotipos que aún nos lastran, reconstruir el deseo y la forma en que nos relacionamos, y conquistar el derecho al placer.<text:s/></text:p>
            <text:p/>
            <text:p>Quizá por eso un juguete sexual como el Satisfyer está causando furor y sirviendo para que las mujeres rompan el tabú sobre su masturbación.<text:s/></text:p>
            <text:p/>
            <text:p>Pero hay que hablar también de la otra parte: en muchas ocasiones cuando las mujeres ejercen su derecho al deseo encuentran la hostilidad masculina.<text:s/></text:p>
            <text:p/>
            <text:p>El ghosting, el desprecio, la espera injustificada, la venganza, la insatisfacción o el sexo sin ápice de cuidados son algunas de las reacciones que encontramos.<text:s/></text:p>
            <text:p/>
            <text:p>¿Qué ha cambiado entonces?, ¿y qué podemos hacer?</text:p>
            <text:p/>
            <text:p/>
            <text:p><text:s/>228 Páginas</text:p>
            <text:p><text:s/>Tapa blanda</text:p>
            <text:p><text:s/>Medidas: 23,5 x 15 cm</text:p>
            <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43022.jpg">http://media.grutinet.com/articulos/or/or_143022.jpg</text:a></text:p>
          </table:table-cell>
          <table:table-cell office:value-type="string" table:style-name="ce4">
            <text:p><text:a xlink:href="http://media.grutinet.com/articulos/lg/lg_143022_0.jpg">http://media.grutinet.com/articulos/lg/lg_143022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14382" table:style-name="ce1">
            <text:p>14382</text:p>
          </table:table-cell>
          <table:table-cell office:value-type="string" table:style-name="ce2">
            <text:p>LENCERIA</text:p>
          </table:table-cell>
          <table:table-cell office:value-type="string" table:style-name="ce2">
            <text:p>COMPLEMENTOS</text:p>
          </table:table-cell>
          <table:table-cell office:value-type="string" table:style-name="ce2">
            <text:p>TRAIL OF ROSES PETALOS ROJOS</text:p>
          </table:table-cell>
          <table:table-cell office:value-type="string" table:style-name="ce2">
            <text:p>KHEPER GAMES</text:p>
          </table:table-cell>
          <table:table-cell office:value-type="string" table:style-name="ce3">
            <text:p/>
            <text:p>TRAIL OF ROSES RED PETALS</text:p>
            <text:p/>
            <text:p>Sorprende a tu pareja, esparciendo unos pétalos de rosa en el dormitorio o en el cuarto de baño.</text:p>
            <text:p/>
            <text:p>Dispersa los pétalos de forma abundante sobre una localización romántica, o crea una trayectoria de pétalos para marcar el camino hasta el amor.<text:s/></text:p>
            <text:p/>
          </table:table-cell>
          <table:table-cell office:value-type="float" office:value="25.468699999999998" table:style-name="ce1">
            <text:p>25,4687</text:p>
          </table:table-cell>
          <table:table-cell office:value-type="float" office:value="7.82" table:style-name="ce1">
            <text:p>7,82</text:p>
          </table:table-cell>
          <table:table-cell office:value-type="string" table:style-name="ce2">
            <text:p>SI</text:p>
          </table:table-cell>
          <table:table-cell office:value-type="float" office:value="11" table:style-name="ce1">
            <text:p>1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4382.jpg">http://media.grutinet.com/articulos/or/or_14382.jpg</text:a></text:p>
          </table:table-cell>
          <table:table-cell office:value-type="string" table:style-name="ce4">
            <text:p><text:a xlink:href="http://media.grutinet.com/articulos/lg/lg_14382_0.jpg">http://media.grutinet.com/articulos/lg/lg_14382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14841" table:style-name="ce1">
            <text:p>14841</text:p>
          </table:table-cell>
          <table:table-cell office:value-type="string" table:style-name="ce2">
            <text:p>VARIOS</text:p>
          </table:table-cell>
          <table:table-cell office:value-type="string" table:style-name="ce2">
            <text:p>LIBROS</text:p>
          </table:table-cell>
          <table:table-cell office:value-type="string" table:style-name="ce2">
            <text:p>CINCUENTA SOMBRAS MAS OSCURAS (TRILOGIA CINCUENTA SOMBRAS 2)</text:p>
          </table:table-cell>
          <table:table-cell office:value-type="string" table:style-name="ce2">
            <text:p>RANDOM HOUSE</text:p>
          </table:table-cell>
          <table:table-cell office:value-type="string" table:style-name="ce3">
            <text:p>CINCUENTA SOMBRAS MAS OSCURAS (TRILOGIA CINCUENTA SOMBRAS 2).</text:p>
            <text:p/>
            <text:p>E.L. James.</text:p>
            <text:p/>
            <text:p>La romántica, sensual, erótica y totalmente adictiva historia de la apasionada relación entre una estudiante universitaria y un joven multimillonario.<text:s/></text:p>
            <text:p/>
            <text:p>Intimidada por las peculiares prácticas eróticas y los oscuros secretos del atractivo y atormentado empresario Christian Grey, Anastasia Steele decide romper con él y embarcarse en una nueva carrera profesional en una editorial de Seattle Pero el deseo por Christian todavía domina cada uno de sus pensamientos, y cuando finalmente él le propone retomar su aventura, Ana no puede resistirse. Reanudan entonces su tórrida y sensual relación, pero mientras Christian lucha contra sus propios demonios del pasado, Ana debe enfrentarse a la ira y la envidia de las mujeres que la precedieron, y tomar la decisión más importante de su vida.</text:p>
            <text:p/>
            <text:p>Cincuenta sombras: la exitosa combinación de historia romántica y juego erótico de alto voltaje que ha tocado la fibra de muchas mujeres. Daily News</text:p>
            <text:p/>
            <text:p>Cincuenta sombras más oscuras es la segunda parte de la trilogía Cincuenta sombras, que se inició con Cincuenta sombras de Grey, y cuya tercera parte es Cincuenta sombras liberadas.</text:p>
            <text:p/>
            <text:p>592 Páginas.</text:p>
            <text:p/>
            <text:p>978-84-253-4884-6</text:p>
            <text:p/>
            <text:p>Tapa blanda con solapa 15,5 x 23 cm.</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4841.jpg">http://media.grutinet.com/articulos/or/or_14841.jpg</text:a></text:p>
          </table:table-cell>
          <table:table-cell office:value-type="string" table:style-name="ce4">
            <text:p><text:a xlink:href="http://media.grutinet.com/articulos/lg/lg_14841_0.jpg">http://media.grutinet.com/articulos/lg/lg_14841_0.jpg</text:a></text:p>
          </table:table-cell>
          <table:table-cell office:value-type="string" table:style-name="ce4">
            <text:p><text:a xlink:href="http://media.grutinet.com/articulos/lg/lg_14841_1.jpg">http://media.grutinet.com/articulos/lg/lg_14841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148602" table:style-name="ce1">
            <text:p>148602</text:p>
          </table:table-cell>
          <table:table-cell office:value-type="string" table:style-name="ce2">
            <text:p>JUGUETES XXX</text:p>
          </table:table-cell>
          <table:table-cell office:value-type="string" table:style-name="ce2">
            <text:p>BDSM</text:p>
          </table:table-cell>
          <table:table-cell office:value-type="string" table:style-name="ce2">
            <text:p>PALETA E-STIM - NEGRO<text:s/></text:p>
          </table:table-cell>
          <table:table-cell office:value-type="string" table:style-name="ce2">
            <text:p>SHOTS</text:p>
          </table:table-cell>
          <table:table-cell office:value-type="string" table:style-name="ce3">
            <text:p>E-STIM PADDLE - BLACK</text:p>
            <text:p/>
            <text:p>¡ELECTROSHOCK lleva el mundo de E-Stim al siguiente nivel al presentar este revolucionario ELECTROSHOCK SPANKING a la línea! ¡Este juguete es una adición fabulosa a cualquier colección BDSM digna, tanto para principiantes como para jugadores avanzados! El diablo está en los detalles y, en este caso, es la posibilidad de carga USB lo que hace que este artículo se destaque por encima del resto. Mientras que otros todavía están conectados con cables, ¡la PALETA ELECTROSHOCK E-STIM es INALÁMBRICA!</text:p>
            <text:p/>
            <text:p>Cargue el juguete con el cable USB incluido durante 60 minutos y obtendrá 120 minutos de tiempo de juego sorprendentemente emocionante. La paleta está equipada con 12 botones eléctricos a cada lado que se pueden controlar con los 3 botones en el mango (encendido / apagado, más y menos).</text:p>
            <text:p/>
            <text:p>Las posibilidades de voltaje van desde 142V hasta un rizado de 312V en solo 5 pasos. Cuando se enciende, el juguete comienza en la configuración media de 240 V y se puede bajar o aumentar con el botón más / menos indicado por una luz intermitente lenta o rápida. El mango resistente tiene un diámetro de 2,8 cm (1,1 ) para un agarre firme. Hecho de poliuretano y ABS de alta calidad, este cultivo dejará una impresión duradera en su amante o sumiso.</text:p>
            <text:p/>
          </table:table-cell>
          <table:table-cell office:value-type="float" office:value="108.95" table:style-name="ce1">
            <text:p>108,95</text:p>
          </table:table-cell>
          <table:table-cell office:value-type="float" office:value="35.72" table:style-name="ce1">
            <text:p>35,72</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48602.jpg">http://media.grutinet.com/articulos/or/or_148602.jpg</text:a></text:p>
          </table:table-cell>
          <table:table-cell office:value-type="string" table:style-name="ce4">
            <text:p><text:a xlink:href="http://media.grutinet.com/articulos/lg/lg_148602_0.jpg">http://media.grutinet.com/articulos/lg/lg_148602_0.jpg</text:a></text:p>
          </table:table-cell>
          <table:table-cell office:value-type="string" table:style-name="ce4">
            <text:p><text:a xlink:href="http://media.grutinet.com/articulos/lg/lg_148602_1.jpg">http://media.grutinet.com/articulos/lg/lg_148602_1.jpg</text:a></text:p>
          </table:table-cell>
          <table:table-cell office:value-type="string" table:style-name="ce4">
            <text:p><text:a xlink:href="http://media.grutinet.com/articulos/lg/lg_148602_2.jpg">http://media.grutinet.com/articulos/lg/lg_148602_2.jpg</text:a></text:p>
          </table:table-cell>
          <table:table-cell table:style-name="ce1"/>
          <table:table-cell office:value-type="string" table:style-name="ce4">
            <text:p><text:a xlink:href="http://media.grutinet.com/articulos/lg/lg_148602_3.jpg">http://media.grutinet.com/articulos/lg/lg_148602_3.jpg</text:a></text:p>
          </table:table-cell>
          <table:table-cell office:value-type="string" table:style-name="ce4">
            <text:p><text:a xlink:href="http://media.grutinet.com/articulos/lg/lg_148602_4.jpg">http://media.grutinet.com/articulos/lg/lg_148602_4.jpg</text:a></text:p>
          </table:table-cell>
          <table:table-cell office:value-type="string" table:style-name="ce4">
            <text:p><text:a xlink:href="http://media.grutinet.com/articulos/lg/lg_148602_5.jpg">http://media.grutinet.com/articulos/lg/lg_148602_5.jpg</text:a></text:p>
          </table:table-cell>
          <table:table-cell office:value-type="string" table:style-name="ce4">
            <text:p><text:a xlink:href="http://media.grutinet.com/articulos/lg/lg_148602_6.jpg">http://media.grutinet.com/articulos/lg/lg_148602_6.jpg</text:a></text:p>
          </table:table-cell>
          <table:table-cell table:number-columns-repeated="3" table:style-name="ce2"/>
          <table:table-cell table:number-columns-repeated="16359"/>
        </table:table-row>
        <table:table-row table:style-name="ro2">
          <table:table-cell office:value-type="float" office:value="148749" table:style-name="ce1">
            <text:p>148749</text:p>
          </table:table-cell>
          <table:table-cell office:value-type="string" table:style-name="ce2">
            <text:p>LENCERIA</text:p>
          </table:table-cell>
          <table:table-cell office:value-type="string" table:style-name="ce2">
            <text:p>BODYS</text:p>
          </table:table-cell>
          <table:table-cell office:value-type="string" table:style-name="ce2">
            <text:p>VESTIDO CON LIGA CON CUELLO HALTER DE ENCAJE - NEGRO<text:s/></text:p>
          </table:table-cell>
          <table:table-cell office:value-type="string" table:style-name="ce2">
            <text:p>DREAMGIRL</text:p>
          </table:table-cell>
          <table:table-cell office:value-type="string" table:style-name="ce3">
            <text:p>LACE FISHNET HALTER GARTER DRESS - BLACK</text:p>
            <text:p/>
            <text:p>Elegante liguero de punto de encaje floral y rejilla con media adjunta.</text:p>
            <text:p/>
            <text:p>El hermoso escote que acentúa el buste.</text:p>
            <text:p/>
            <text:p>Y el forro del cuerpo acentúa la figura.</text:p>
            <text:p/>
            <text:p>El cabestro tiene corbatas ajustables.</text:p>
            <text:p/>
            <text:p>Tanga no incluido.</text:p>
            <text:p/>
            <text:p/>
            <text:p><text:s/>Peso embalaje:124 gramos</text:p>
            <text:p><text:s/>Materiales: 90% nailon, 10% elastano</text:p>
            <text:p/>
            <text:p/>
          </table:table-cell>
          <table:table-cell office:value-type="float" office:value="31.95" table:style-name="ce1">
            <text:p>31,95</text:p>
          </table:table-cell>
          <table:table-cell office:value-type="float" office:value="19.84" table:style-name="ce1">
            <text:p>19,8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1X</text:p>
          </table:table-cell>
          <table:table-cell office:value-type="string" table:style-name="ce4">
            <text:p><text:a xlink:href="http://media.grutinet.com/articulos/or/or_148749.jpg">http://media.grutinet.com/articulos/or/or_148749.jpg</text:a></text:p>
          </table:table-cell>
          <table:table-cell office:value-type="string" table:style-name="ce4">
            <text:p><text:a xlink:href="http://media.grutinet.com/articulos/lg/lg_148749_0.jpg">http://media.grutinet.com/articulos/lg/lg_148749_0.jpg</text:a></text:p>
          </table:table-cell>
          <table:table-cell office:value-type="string" table:style-name="ce4">
            <text:p><text:a xlink:href="http://media.grutinet.com/articulos/lg/lg_148749_1.jpg">http://media.grutinet.com/articulos/lg/lg_148749_1.jpg</text:a></text:p>
          </table:table-cell>
          <table:table-cell office:value-type="string" table:style-name="ce4">
            <text:p><text:a xlink:href="http://media.grutinet.com/articulos/lg/lg_148749_2.jpg">http://media.grutinet.com/articulos/lg/lg_148749_2.jpg</text:a></text:p>
          </table:table-cell>
          <table:table-cell office:value-type="float" office:value="148749" table:style-name="ce1">
            <text:p>148749</text:p>
          </table:table-cell>
          <table:table-cell table:number-columns-repeated="7" table:style-name="ce2"/>
          <table:table-cell table:number-columns-repeated="16359"/>
        </table:table-row>
        <table:table-row table:style-name="ro2">
          <table:table-cell office:value-type="float" office:value="148758" table:style-name="ce1">
            <text:p>148758</text:p>
          </table:table-cell>
          <table:table-cell office:value-type="string" table:style-name="ce2">
            <text:p>LENCERIA</text:p>
          </table:table-cell>
          <table:table-cell office:value-type="string" table:style-name="ce2">
            <text:p>BODYS</text:p>
          </table:table-cell>
          <table:table-cell office:value-type="string" table:style-name="ce2">
            <text:p>BODY DE ENCAJE- BLACK</text:p>
          </table:table-cell>
          <table:table-cell office:value-type="string" table:style-name="ce2">
            <text:p>DREAMGIRL</text:p>
          </table:table-cell>
          <table:table-cell office:value-type="string" table:style-name="ce3">
            <text:p>LACE TEDDY BODYSTOCKING - BLACK</text:p>
            <text:p/>
            <text:p>Body estilo con estilo, encaje floral de punto con ribetes de red en cuerpo y piernas.</text:p>
            <text:p/>
            <text:p>El cuello alto es muy elegante y sexy, el cuerpo tiene una tanga en la espalda.</text:p>
            <text:p/>
            <text:p/>
            <text:p><text:s/>Materiales 90% nailon, 10% elastano</text:p>
            <text:p/>
            <text:p/>
          </table:table-cell>
          <table:table-cell office:value-type="float" office:value="28.95" table:style-name="ce1">
            <text:p>28,95</text:p>
          </table:table-cell>
          <table:table-cell office:value-type="float" office:value="18.350000000000001" table:style-name="ce1">
            <text:p>18,3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1X</text:p>
          </table:table-cell>
          <table:table-cell office:value-type="string" table:style-name="ce4">
            <text:p><text:a xlink:href="http://media.grutinet.com/articulos/or/or_148758.jpg">http://media.grutinet.com/articulos/or/or_148758.jpg</text:a></text:p>
          </table:table-cell>
          <table:table-cell office:value-type="string" table:style-name="ce4">
            <text:p><text:a xlink:href="http://media.grutinet.com/articulos/lg/lg_148758_0.jpg">http://media.grutinet.com/articulos/lg/lg_148758_0.jpg</text:a></text:p>
          </table:table-cell>
          <table:table-cell office:value-type="string" table:style-name="ce4">
            <text:p><text:a xlink:href="http://media.grutinet.com/articulos/lg/lg_148758_1.jpg">http://media.grutinet.com/articulos/lg/lg_148758_1.jpg</text:a></text:p>
          </table:table-cell>
          <table:table-cell office:value-type="string" table:style-name="ce4">
            <text:p><text:a xlink:href="http://media.grutinet.com/articulos/lg/lg_148758_2.jpg">http://media.grutinet.com/articulos/lg/lg_148758_2.jpg</text:a></text:p>
          </table:table-cell>
          <table:table-cell office:value-type="float" office:value="148758" table:style-name="ce1">
            <text:p>148758</text:p>
          </table:table-cell>
          <table:table-cell office:value-type="string" table:style-name="ce4">
            <text:p><text:a xlink:href="http://media.grutinet.com/articulos/lg/lg_148758_3.jpg">http://media.grutinet.com/articulos/lg/lg_148758_3.jpg</text:a></text:p>
          </table:table-cell>
          <table:table-cell table:number-columns-repeated="6" table:style-name="ce2"/>
          <table:table-cell table:number-columns-repeated="16359"/>
        </table:table-row>
        <table:table-row table:style-name="ro2">
          <table:table-cell office:value-type="float" office:value="148774" table:style-name="ce1">
            <text:p>148774</text:p>
          </table:table-cell>
          <table:table-cell office:value-type="string" table:style-name="ce2">
            <text:p>LENCERIA</text:p>
          </table:table-cell>
          <table:table-cell office:value-type="string" table:style-name="ce2">
            <text:p>BODYS</text:p>
          </table:table-cell>
          <table:table-cell office:value-type="string" table:style-name="ce2">
            <text:p>ELEGANTE MALLA DE REJILLA Y PUNTILLA FLORAL - NEGRO<text:s/></text:p>
          </table:table-cell>
          <table:table-cell office:value-type="string" table:style-name="ce2">
            <text:p>DREAMGIRL</text:p>
          </table:table-cell>
          <table:table-cell office:value-type="string" table:style-name="ce3">
            <text:p>FISHNET AND LACE CHEMISE - BLACK</text:p>
            <text:p/>
            <text:p>Elegante malla de rejilla y puntilla floral de punto a tensión con ojo de cerradura y cuello alto con cierre de lazo.</text:p>
            <text:p/>
            <text:p>Acentúa la figura y da un bonito escote.</text:p>
            <text:p/>
            <text:p>Tanga no incluido.</text:p>
            <text:p/>
            <text:p/>
            <text:p><text:s/>Materiales Chemise: Encaje: 90% Nylon, 10% Spandex Malla: 90% Poliéster, 10% Spandex Tanga: Malla: 90% Poliéster, 10% Spandex</text:p>
            <text:p/>
            <text:p/>
          </table:table-cell>
          <table:table-cell office:value-type="float" office:value="32.950000000000003" table:style-name="ce1">
            <text:p>32,95</text:p>
          </table:table-cell>
          <table:table-cell office:value-type="float" office:value="21.02" table:style-name="ce1">
            <text:p>21,0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1X</text:p>
          </table:table-cell>
          <table:table-cell office:value-type="string" table:style-name="ce4">
            <text:p><text:a xlink:href="http://media.grutinet.com/articulos/or/or_148774.jpg">http://media.grutinet.com/articulos/or/or_148774.jpg</text:a></text:p>
          </table:table-cell>
          <table:table-cell office:value-type="string" table:style-name="ce4">
            <text:p><text:a xlink:href="http://media.grutinet.com/articulos/lg/lg_148774_0.jpg">http://media.grutinet.com/articulos/lg/lg_148774_0.jpg</text:a></text:p>
          </table:table-cell>
          <table:table-cell office:value-type="string" table:style-name="ce4">
            <text:p><text:a xlink:href="http://media.grutinet.com/articulos/lg/lg_148774_1.jpg">http://media.grutinet.com/articulos/lg/lg_148774_1.jpg</text:a></text:p>
          </table:table-cell>
          <table:table-cell table:style-name="ce2"/>
          <table:table-cell office:value-type="float" office:value="148774" table:style-name="ce1">
            <text:p>148774</text:p>
          </table:table-cell>
          <table:table-cell table:number-columns-repeated="7" table:style-name="ce2"/>
          <table:table-cell table:number-columns-repeated="16359"/>
        </table:table-row>
        <table:table-row table:style-name="ro2">
          <table:table-cell office:value-type="float" office:value="148787" table:style-name="ce1">
            <text:p>148787</text:p>
          </table:table-cell>
          <table:table-cell office:value-type="string" table:style-name="ce2">
            <text:p>LENCERIA</text:p>
          </table:table-cell>
          <table:table-cell office:value-type="string" table:style-name="ce2">
            <text:p>BODYS</text:p>
          </table:table-cell>
          <table:table-cell office:value-type="string" table:style-name="ce2">
            <text:p>BUSTIER CON ENCAJE ELÁSTICO FESTONEADO, TEJIDO DE MALLA - NEGRO<text:s/></text:p>
          </table:table-cell>
          <table:table-cell office:value-type="string" table:style-name="ce2">
            <text:p>DREAMGIRL</text:p>
          </table:table-cell>
          <table:table-cell office:value-type="string" table:style-name="ce3">
            <text:p>SCALLOPED LACE AND MESH BUSTIER SET - BLACK</text:p>
            <text:p/>
            <text:p>Bustier confeccionado con encaje elástico festoneado y tejido de malla, con copas con aros de encaje y escote de tiras tipo arnés.</text:p>
            <text:p/>
            <text:p>Correas ajustables y cierres de corbata en la parte posterior, viene con una tanga a juego.</text:p>
            <text:p/>
            <text:p>Medias no incluidas.</text:p>
            <text:p/>
            <text:p/>
            <text:p><text:s/>Materiales Bustier: Encaje: 90% Nylon, 10% Spandex Malla: 90% Nylon, 10% Spandex Tanga: Encaje: 90% Nylon, 10% Spandex</text:p>
            <text:p/>
            <text:p/>
          </table:table-cell>
          <table:table-cell office:value-type="float" office:value="38.950000000000003" table:style-name="ce1">
            <text:p>38,95</text:p>
          </table:table-cell>
          <table:table-cell office:value-type="float" office:value="24.37" table:style-name="ce1">
            <text:p>24,3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1X</text:p>
          </table:table-cell>
          <table:table-cell office:value-type="string" table:style-name="ce4">
            <text:p><text:a xlink:href="http://media.grutinet.com/articulos/or/or_148787.jpg">http://media.grutinet.com/articulos/or/or_148787.jpg</text:a></text:p>
          </table:table-cell>
          <table:table-cell office:value-type="string" table:style-name="ce4">
            <text:p><text:a xlink:href="http://media.grutinet.com/articulos/lg/lg_148787_0.jpg">http://media.grutinet.com/articulos/lg/lg_148787_0.jpg</text:a></text:p>
          </table:table-cell>
          <table:table-cell office:value-type="string" table:style-name="ce4">
            <text:p><text:a xlink:href="http://media.grutinet.com/articulos/lg/lg_148787_1.jpg">http://media.grutinet.com/articulos/lg/lg_148787_1.jpg</text:a></text:p>
          </table:table-cell>
          <table:table-cell office:value-type="string" table:style-name="ce4">
            <text:p><text:a xlink:href="http://media.grutinet.com/articulos/lg/lg_148787_2.jpg">http://media.grutinet.com/articulos/lg/lg_148787_2.jpg</text:a></text:p>
          </table:table-cell>
          <table:table-cell office:value-type="float" office:value="148787" table:style-name="ce1">
            <text:p>148787</text:p>
          </table:table-cell>
          <table:table-cell office:value-type="string" table:style-name="ce4">
            <text:p><text:a xlink:href="http://media.grutinet.com/articulos/lg/lg_148787_3.jpg">http://media.grutinet.com/articulos/lg/lg_148787_3.jpg</text:a></text:p>
          </table:table-cell>
          <table:table-cell table:number-columns-repeated="6" table:style-name="ce2"/>
          <table:table-cell table:number-columns-repeated="16359"/>
        </table:table-row>
        <table:table-row table:style-name="ro2">
          <table:table-cell office:value-type="float" office:value="148892" table:style-name="ce1">
            <text:p>148892</text:p>
          </table:table-cell>
          <table:table-cell office:value-type="string" table:style-name="ce2">
            <text:p>LENCERIA</text:p>
          </table:table-cell>
          <table:table-cell office:value-type="string" table:style-name="ce2">
            <text:p>BODYS</text:p>
          </table:table-cell>
          <table:table-cell office:value-type="string" table:style-name="ce2">
            <text:p>BODY HALTER DE ENCAJE DE PESTAÑAS - NEGRO<text:s/></text:p>
          </table:table-cell>
          <table:table-cell office:value-type="string" table:style-name="ce2">
            <text:p>DREAMGIRL</text:p>
          </table:table-cell>
          <table:table-cell office:value-type="string" table:style-name="ce3">
            <text:p>EYELASH LACE HALTER TEDDY - BLACK</text:p>
            <text:p/>
            <text:p>Body halter de encaje de pestañas con cierre de cuello alto, espalda baja y marco de encaje de pestañas.</text:p>
            <text:p/>
            <text:p>El body tiene una entrepierna a presión.</text:p>
            <text:p/>
            <text:p/>
            <text:p><text:s/>Materiales: 100% nailon</text:p>
            <text:p/>
            <text:p/>
          </table:table-cell>
          <table:table-cell office:value-type="float" office:value="30.95" table:style-name="ce1">
            <text:p>30,95</text:p>
          </table:table-cell>
          <table:table-cell office:value-type="float" office:value="19.47" table:style-name="ce1">
            <text:p>19,4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148892.jpg">http://media.grutinet.com/articulos/or/or_148892.jpg</text:a></text:p>
          </table:table-cell>
          <table:table-cell office:value-type="string" table:style-name="ce4">
            <text:p><text:a xlink:href="http://media.grutinet.com/articulos/lg/lg_148892_0.jpg">http://media.grutinet.com/articulos/lg/lg_148892_0.jpg</text:a></text:p>
          </table:table-cell>
          <table:table-cell office:value-type="string" table:style-name="ce4">
            <text:p><text:a xlink:href="http://media.grutinet.com/articulos/lg/lg_148892_1.jpg">http://media.grutinet.com/articulos/lg/lg_148892_1.jpg</text:a></text:p>
          </table:table-cell>
          <table:table-cell office:value-type="string" table:style-name="ce4">
            <text:p><text:a xlink:href="http://media.grutinet.com/articulos/lg/lg_148892_2.jpg">http://media.grutinet.com/articulos/lg/lg_148892_2.jpg</text:a></text:p>
          </table:table-cell>
          <table:table-cell office:value-type="float" office:value="148892" table:style-name="ce1">
            <text:p>148892</text:p>
          </table:table-cell>
          <table:table-cell office:value-type="string" table:style-name="ce4">
            <text:p><text:a xlink:href="http://media.grutinet.com/articulos/lg/lg_148892_3.jpg">http://media.grutinet.com/articulos/lg/lg_148892_3.jpg</text:a></text:p>
          </table:table-cell>
          <table:table-cell table:number-columns-repeated="6" table:style-name="ce2"/>
          <table:table-cell table:number-columns-repeated="16359"/>
        </table:table-row>
        <table:table-row table:style-name="ro2">
          <table:table-cell office:value-type="float" office:value="148893" table:style-name="ce1">
            <text:p>148893</text:p>
          </table:table-cell>
          <table:table-cell office:value-type="string" table:style-name="ce2">
            <text:p>LENCERIA</text:p>
          </table:table-cell>
          <table:table-cell office:value-type="string" table:style-name="ce2">
            <text:p>BODYS</text:p>
          </table:table-cell>
          <table:table-cell office:value-type="string" table:style-name="ce2">
            <text:p>BODY HALTER DE ENCAJE DE PESTAÑAS - NEGRO<text:s/></text:p>
          </table:table-cell>
          <table:table-cell office:value-type="string" table:style-name="ce2">
            <text:p>DREAMGIRL</text:p>
          </table:table-cell>
          <table:table-cell office:value-type="string" table:style-name="ce3">
            <text:p>EYELASH LACE HALTER TEDDY - BLACK</text:p>
            <text:p/>
            <text:p>Body halter de encaje de pestañas con cierre de cuello alto, espalda baja y marco de encaje de pestañas.</text:p>
            <text:p/>
            <text:p>El body tiene una entrepierna a presión.</text:p>
            <text:p/>
            <text:p/>
            <text:p><text:s/>Materiales: 100% nailon</text:p>
            <text:p/>
            <text:p/>
          </table:table-cell>
          <table:table-cell office:value-type="float" office:value="30.95" table:style-name="ce1">
            <text:p>30,95</text:p>
          </table:table-cell>
          <table:table-cell office:value-type="float" office:value="19.47" table:style-name="ce1">
            <text:p>19,4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148893.jpg">http://media.grutinet.com/articulos/or/or_148893.jpg</text:a></text:p>
          </table:table-cell>
          <table:table-cell office:value-type="string" table:style-name="ce4">
            <text:p><text:a xlink:href="http://media.grutinet.com/articulos/lg/lg_148893_0.jpg">http://media.grutinet.com/articulos/lg/lg_148893_0.jpg</text:a></text:p>
          </table:table-cell>
          <table:table-cell office:value-type="string" table:style-name="ce4">
            <text:p><text:a xlink:href="http://media.grutinet.com/articulos/lg/lg_148893_1.jpg">http://media.grutinet.com/articulos/lg/lg_148893_1.jpg</text:a></text:p>
          </table:table-cell>
          <table:table-cell office:value-type="string" table:style-name="ce4">
            <text:p><text:a xlink:href="http://media.grutinet.com/articulos/lg/lg_148893_2.jpg">http://media.grutinet.com/articulos/lg/lg_148893_2.jpg</text:a></text:p>
          </table:table-cell>
          <table:table-cell office:value-type="float" office:value="148893" table:style-name="ce1">
            <text:p>148893</text:p>
          </table:table-cell>
          <table:table-cell office:value-type="string" table:style-name="ce4">
            <text:p><text:a xlink:href="http://media.grutinet.com/articulos/lg/lg_148893_3.jpg">http://media.grutinet.com/articulos/lg/lg_148893_3.jpg</text:a></text:p>
          </table:table-cell>
          <table:table-cell table:number-columns-repeated="6" table:style-name="ce2"/>
          <table:table-cell table:number-columns-repeated="16359"/>
        </table:table-row>
        <table:table-row table:style-name="ro2">
          <table:table-cell office:value-type="float" office:value="148915" table:style-name="ce1">
            <text:p>148915</text:p>
          </table:table-cell>
          <table:table-cell office:value-type="string" table:style-name="ce2">
            <text:p>LENCERIA</text:p>
          </table:table-cell>
          <table:table-cell office:value-type="string" table:style-name="ce2">
            <text:p>CONJUNTOS</text:p>
          </table:table-cell>
          <table:table-cell office:value-type="string" table:style-name="ce2">
            <text:p>BUSTIER DE MALLA ELÁSTICA Y ENCAJE GALÓN ELÁSTICO - NEGRO<text:s/></text:p>
          </table:table-cell>
          <table:table-cell office:value-type="string" table:style-name="ce2">
            <text:p>DREAMGIRL</text:p>
          </table:table-cell>
          <table:table-cell office:value-type="string" table:style-name="ce3">
            <text:p>STRETCH MESH &amp; STRETCH GALLOON LACE BUSTIER - BLACK</text:p>
            <text:p/>
            <text:p>Bustier de malla elástica y encaje galón elástico.</text:p>
            <text:p/>
            <text:p>Detalle de cordones con respaldo de malla transparente.</text:p>
            <text:p/>
            <text:p>Ojales y anillos de plata.</text:p>
            <text:p/>
            <text:p>Correas ajustables.</text:p>
            <text:p/>
            <text:p>Cierre posterior de gancho con 3 ajustes.</text:p>
            <text:p/>
            <text:p>Tanga con cordones y malla elástica a juego.</text:p>
            <text:p/>
            <text:p>Materiales<text:s/></text:p>
            <text:p/>
            <text:p/>
            <text:p><text:s/>Bustier: Encaje: 95% nailon, 5% elastano</text:p>
            <text:p><text:s/>Ribete / malla de encaje: 90% nailon, 10% elastano</text:p>
            <text:p><text:s/>Tanga: Encaje: 95% nailon, 5% elastano</text:p>
            <text:p><text:s/>Malla: 90% nailon, 10% elastano</text:p>
            <text:p/>
            <text:p/>
          </table:table-cell>
          <table:table-cell office:value-type="float" office:value="43.95" table:style-name="ce1">
            <text:p>43,95</text:p>
          </table:table-cell>
          <table:table-cell office:value-type="float" office:value="27.78" table:style-name="ce1">
            <text:p>27,7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148915.jpg">http://media.grutinet.com/articulos/or/or_148915.jpg</text:a></text:p>
          </table:table-cell>
          <table:table-cell office:value-type="string" table:style-name="ce4">
            <text:p><text:a xlink:href="http://media.grutinet.com/articulos/lg/lg_148915_0.jpg">http://media.grutinet.com/articulos/lg/lg_148915_0.jpg</text:a></text:p>
          </table:table-cell>
          <table:table-cell office:value-type="string" table:style-name="ce4">
            <text:p><text:a xlink:href="http://media.grutinet.com/articulos/lg/lg_148915_1.jpg">http://media.grutinet.com/articulos/lg/lg_148915_1.jpg</text:a></text:p>
          </table:table-cell>
          <table:table-cell office:value-type="string" table:style-name="ce4">
            <text:p><text:a xlink:href="http://media.grutinet.com/articulos/lg/lg_148915_2.jpg">http://media.grutinet.com/articulos/lg/lg_148915_2.jpg</text:a></text:p>
          </table:table-cell>
          <table:table-cell office:value-type="float" office:value="148915" table:style-name="ce1">
            <text:p>148915</text:p>
          </table:table-cell>
          <table:table-cell office:value-type="string" table:style-name="ce4">
            <text:p><text:a xlink:href="http://media.grutinet.com/articulos/lg/lg_148915_3.jpg">http://media.grutinet.com/articulos/lg/lg_148915_3.jpg</text:a></text:p>
          </table:table-cell>
          <table:table-cell table:number-columns-repeated="6" table:style-name="ce2"/>
          <table:table-cell table:number-columns-repeated="16359"/>
        </table:table-row>
        <table:table-row table:style-name="ro2">
          <table:table-cell office:value-type="float" office:value="148916" table:style-name="ce1">
            <text:p>148916</text:p>
          </table:table-cell>
          <table:table-cell office:value-type="string" table:style-name="ce2">
            <text:p>LENCERIA</text:p>
          </table:table-cell>
          <table:table-cell office:value-type="string" table:style-name="ce2">
            <text:p>CONJUNTOS</text:p>
          </table:table-cell>
          <table:table-cell office:value-type="string" table:style-name="ce2">
            <text:p>BUSTIER DE MALLA ELÁSTICA Y ENCAJE GALÓN ELÁSTICO - NEGRO<text:s/></text:p>
          </table:table-cell>
          <table:table-cell office:value-type="string" table:style-name="ce2">
            <text:p>DREAMGIRL</text:p>
          </table:table-cell>
          <table:table-cell office:value-type="string" table:style-name="ce3">
            <text:p>STRETCH MESH &amp; STRETCH GALLOON LACE BUSTIER - BLACK</text:p>
            <text:p/>
            <text:p>Bustier de malla elástica y encaje galón elástico.</text:p>
            <text:p/>
            <text:p>Detalle de cordones con respaldo de malla transparente.</text:p>
            <text:p/>
            <text:p>Ojales y anillos de plata.</text:p>
            <text:p/>
            <text:p>Correas ajustables.</text:p>
            <text:p/>
            <text:p>Cierre posterior de gancho con 3 ajustes.</text:p>
            <text:p/>
            <text:p>Tanga con cordones y malla elástica a juego.</text:p>
            <text:p/>
            <text:p>Materiales<text:s/></text:p>
            <text:p/>
            <text:p/>
            <text:p><text:s/>Bustier: Encaje: 95% nailon, 5% elastano</text:p>
            <text:p><text:s/>Ribete / malla de encaje: 90% nailon, 10% elastano</text:p>
            <text:p><text:s/>Tanga: Encaje: 95% nailon, 5% elastano</text:p>
            <text:p><text:s/>Malla: 90% nailon, 10% elastano</text:p>
            <text:p/>
            <text:p/>
          </table:table-cell>
          <table:table-cell office:value-type="float" office:value="48.95" table:style-name="ce1">
            <text:p>48,95</text:p>
          </table:table-cell>
          <table:table-cell office:value-type="float" office:value="30.57" table:style-name="ce1">
            <text:p>30,5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1X</text:p>
          </table:table-cell>
          <table:table-cell office:value-type="string" table:style-name="ce4">
            <text:p><text:a xlink:href="http://media.grutinet.com/articulos/or/or_148916.jpg">http://media.grutinet.com/articulos/or/or_148916.jpg</text:a></text:p>
          </table:table-cell>
          <table:table-cell office:value-type="string" table:style-name="ce4">
            <text:p><text:a xlink:href="http://media.grutinet.com/articulos/lg/lg_148916_0.jpg">http://media.grutinet.com/articulos/lg/lg_148916_0.jpg</text:a></text:p>
          </table:table-cell>
          <table:table-cell office:value-type="string" table:style-name="ce4">
            <text:p><text:a xlink:href="http://media.grutinet.com/articulos/lg/lg_148916_1.jpg">http://media.grutinet.com/articulos/lg/lg_148916_1.jpg</text:a></text:p>
          </table:table-cell>
          <table:table-cell office:value-type="string" table:style-name="ce4">
            <text:p><text:a xlink:href="http://media.grutinet.com/articulos/lg/lg_148916_2.jpg">http://media.grutinet.com/articulos/lg/lg_148916_2.jpg</text:a></text:p>
          </table:table-cell>
          <table:table-cell office:value-type="float" office:value="148916" table:style-name="ce1">
            <text:p>148916</text:p>
          </table:table-cell>
          <table:table-cell office:value-type="string" table:style-name="ce4">
            <text:p><text:a xlink:href="http://media.grutinet.com/articulos/lg/lg_148916_3.jpg">http://media.grutinet.com/articulos/lg/lg_148916_3.jpg</text:a></text:p>
          </table:table-cell>
          <table:table-cell table:number-columns-repeated="6" table:style-name="ce2"/>
          <table:table-cell table:number-columns-repeated="16359"/>
        </table:table-row>
        <table:table-row table:style-name="ro2">
          <table:table-cell office:value-type="float" office:value="148918" table:style-name="ce1">
            <text:p>148918</text:p>
          </table:table-cell>
          <table:table-cell office:value-type="string" table:style-name="ce2">
            <text:p>LENCERIA</text:p>
          </table:table-cell>
          <table:table-cell office:value-type="string" table:style-name="ce2">
            <text:p>CONJUNTOS</text:p>
          </table:table-cell>
          <table:table-cell office:value-type="string" table:style-name="ce2">
            <text:p>BUSTIER DE MALLA ELÁSTICA Y ENCAJE GALÓN ELÁSTICO - NEGRO<text:s/></text:p>
          </table:table-cell>
          <table:table-cell office:value-type="string" table:style-name="ce2">
            <text:p>DREAMGIRL</text:p>
          </table:table-cell>
          <table:table-cell office:value-type="string" table:style-name="ce3">
            <text:p>STRETCH MESH &amp; STRETCH GALLOON LACE BUSTIER - BLACK</text:p>
            <text:p/>
            <text:p>Bustier de malla elástica y encaje galón elástico.</text:p>
            <text:p/>
            <text:p>Detalle de cordones con respaldo de malla transparente.</text:p>
            <text:p/>
            <text:p>Ojales y anillos de plata.</text:p>
            <text:p/>
            <text:p>Correas ajustables.</text:p>
            <text:p/>
            <text:p>Cierre posterior de gancho con 3 ajustes.</text:p>
            <text:p/>
            <text:p>Tanga con cordones y malla elástica a juego.</text:p>
            <text:p/>
            <text:p>Materiales<text:s/></text:p>
            <text:p/>
            <text:p/>
            <text:p><text:s/>Bustier: Encaje: 95% nailon, 5% elastano</text:p>
            <text:p><text:s/>Ribete / malla de encaje: 90% nailon, 10% elastano</text:p>
            <text:p><text:s/>Tanga: Encaje: 95% nailon, 5% elastano</text:p>
            <text:p><text:s/>Malla: 90% nailon, 10% elastano</text:p>
            <text:p/>
            <text:p/>
          </table:table-cell>
          <table:table-cell office:value-type="float" office:value="48.95" table:style-name="ce1">
            <text:p>48,95</text:p>
          </table:table-cell>
          <table:table-cell office:value-type="float" office:value="30.57" table:style-name="ce1">
            <text:p>30,5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3X</text:p>
          </table:table-cell>
          <table:table-cell office:value-type="string" table:style-name="ce4">
            <text:p><text:a xlink:href="http://media.grutinet.com/articulos/or/or_148918.jpg">http://media.grutinet.com/articulos/or/or_148918.jpg</text:a></text:p>
          </table:table-cell>
          <table:table-cell office:value-type="string" table:style-name="ce4">
            <text:p><text:a xlink:href="http://media.grutinet.com/articulos/lg/lg_148918_0.jpg">http://media.grutinet.com/articulos/lg/lg_148918_0.jpg</text:a></text:p>
          </table:table-cell>
          <table:table-cell office:value-type="string" table:style-name="ce4">
            <text:p><text:a xlink:href="http://media.grutinet.com/articulos/lg/lg_148918_1.jpg">http://media.grutinet.com/articulos/lg/lg_148918_1.jpg</text:a></text:p>
          </table:table-cell>
          <table:table-cell office:value-type="string" table:style-name="ce4">
            <text:p><text:a xlink:href="http://media.grutinet.com/articulos/lg/lg_148918_2.jpg">http://media.grutinet.com/articulos/lg/lg_148918_2.jpg</text:a></text:p>
          </table:table-cell>
          <table:table-cell office:value-type="float" office:value="148918" table:style-name="ce1">
            <text:p>148918</text:p>
          </table:table-cell>
          <table:table-cell office:value-type="string" table:style-name="ce4">
            <text:p><text:a xlink:href="http://media.grutinet.com/articulos/lg/lg_148918_3.jpg">http://media.grutinet.com/articulos/lg/lg_148918_3.jpg</text:a></text:p>
          </table:table-cell>
          <table:table-cell table:number-columns-repeated="6" table:style-name="ce2"/>
          <table:table-cell table:number-columns-repeated="16359"/>
        </table:table-row>
        <table:table-row table:style-name="ro2">
          <table:table-cell office:value-type="float" office:value="148921" table:style-name="ce1">
            <text:p>148921</text:p>
          </table:table-cell>
          <table:table-cell office:value-type="string" table:style-name="ce2">
            <text:p>LENCERIA</text:p>
          </table:table-cell>
          <table:table-cell office:value-type="string" table:style-name="ce2">
            <text:p>BODYS</text:p>
          </table:table-cell>
          <table:table-cell office:value-type="string" table:style-name="ce2">
            <text:p>BODY CON AROS DE MALLA ELÁSTICA - NEGRO<text:s/></text:p>
          </table:table-cell>
          <table:table-cell office:value-type="string" table:style-name="ce2">
            <text:p>DREAMGIRL</text:p>
          </table:table-cell>
          <table:table-cell office:value-type="string" table:style-name="ce3">
            <text:p>VERY SHEER STRETCH MESH UNDERWIRE TEDDY - BLACK</text:p>
            <text:p/>
            <text:p>Body con aros de malla elástica muy transparente.</text:p>
            <text:p/>
            <text:p>Flejes y costuras con tachuelas de metal.</text:p>
            <text:p/>
            <text:p>Anillos de bronce.</text:p>
            <text:p/>
            <text:p>Correas ajustables.</text:p>
            <text:p/>
            <text:p>Cierre a presión en la entrepierna.</text:p>
            <text:p/>
            <text:p>Ligas extraíbles.</text:p>
            <text:p/>
            <text:p>Cierre de gancho trasero.</text:p>
            <text:p/>
            <text:p>Materiales</text:p>
            <text:p/>
            <text:p/>
            <text:p><text:s/>Teddy: Malla: 88% nailon, 12% elastano</text:p>
            <text:p><text:s/>Elástico: 60% nailon, 40% licra</text:p>
            <text:p/>
            <text:p/>
          </table:table-cell>
          <table:table-cell office:value-type="float" office:value="41.95" table:style-name="ce1">
            <text:p>41,95</text:p>
          </table:table-cell>
          <table:table-cell office:value-type="float" office:value="26.41" table:style-name="ce1">
            <text:p>26,4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148921.jpg">http://media.grutinet.com/articulos/or/or_148921.jpg</text:a></text:p>
          </table:table-cell>
          <table:table-cell office:value-type="string" table:style-name="ce4">
            <text:p><text:a xlink:href="http://media.grutinet.com/articulos/lg/lg_148921_0.jpg">http://media.grutinet.com/articulos/lg/lg_148921_0.jpg</text:a></text:p>
          </table:table-cell>
          <table:table-cell office:value-type="string" table:style-name="ce4">
            <text:p><text:a xlink:href="http://media.grutinet.com/articulos/lg/lg_148921_1.jpg">http://media.grutinet.com/articulos/lg/lg_148921_1.jpg</text:a></text:p>
          </table:table-cell>
          <table:table-cell office:value-type="string" table:style-name="ce4">
            <text:p><text:a xlink:href="http://media.grutinet.com/articulos/lg/lg_148921_2.jpg">http://media.grutinet.com/articulos/lg/lg_148921_2.jpg</text:a></text:p>
          </table:table-cell>
          <table:table-cell office:value-type="float" office:value="148921" table:style-name="ce1">
            <text:p>148921</text:p>
          </table:table-cell>
          <table:table-cell office:value-type="string" table:style-name="ce4">
            <text:p><text:a xlink:href="http://media.grutinet.com/articulos/lg/lg_148921_3.jpg">http://media.grutinet.com/articulos/lg/lg_148921_3.jpg</text:a></text:p>
          </table:table-cell>
          <table:table-cell table:number-columns-repeated="6" table:style-name="ce2"/>
          <table:table-cell table:number-columns-repeated="16359"/>
        </table:table-row>
        <table:table-row table:style-name="ro2">
          <table:table-cell office:value-type="float" office:value="148923" table:style-name="ce1">
            <text:p>148923</text:p>
          </table:table-cell>
          <table:table-cell office:value-type="string" table:style-name="ce2">
            <text:p>LENCERIA</text:p>
          </table:table-cell>
          <table:table-cell office:value-type="string" table:style-name="ce2">
            <text:p>CONJUNTOS</text:p>
          </table:table-cell>
          <table:table-cell office:value-type="string" table:style-name="ce2">
            <text:p>CONJUNTO TRES PIEZAS CON DELICADO BORDADO FLORAL - GRANATE<text:s/></text:p>
          </table:table-cell>
          <table:table-cell office:value-type="string" table:style-name="ce2">
            <text:p>DREAMGIRL</text:p>
          </table:table-cell>
          <table:table-cell office:value-type="string" table:style-name="ce3">
            <text:p>DELICATE FLORAL EMBROIDERY THREE-PIECE SET - GARNET</text:p>
            <text:p/>
            <text:p>Delicado conjunto de tres piezas con bordado floral. Bralette halter con tirantes ajustables en la espalda y cierre de gancho y ojo en la espalda.</text:p>
            <text:p/>
            <text:p>Liguero de cintura alta con detalle de dobladillo en ángulo y ligas laterales.</text:p>
            <text:p/>
            <text:p>La falda tiene cierre de gancho y ojo ajustable en la espalda y liga de longitud fija / adjunta.</text:p>
            <text:p/>
            <text:p>Incluye tanga a juego.</text:p>
            <text:p/>
            <text:p>Materiales</text:p>
            <text:p/>
            <text:p/>
            <text:p><text:s/>Bralette/Garter Skirt/G-String: Lace: 80% Polyester, 20% Nylon</text:p>
            <text:p/>
            <text:p/>
          </table:table-cell>
          <table:table-cell office:value-type="float" office:value="43.95" table:style-name="ce1">
            <text:p>43,95</text:p>
          </table:table-cell>
          <table:table-cell office:value-type="float" office:value="27.78" table:style-name="ce1">
            <text:p>27,7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148923.jpg">http://media.grutinet.com/articulos/or/or_148923.jpg</text:a></text:p>
          </table:table-cell>
          <table:table-cell office:value-type="string" table:style-name="ce4">
            <text:p><text:a xlink:href="http://media.grutinet.com/articulos/lg/lg_148923_0.jpg">http://media.grutinet.com/articulos/lg/lg_148923_0.jpg</text:a></text:p>
          </table:table-cell>
          <table:table-cell office:value-type="string" table:style-name="ce4">
            <text:p><text:a xlink:href="http://media.grutinet.com/articulos/lg/lg_148923_1.jpg">http://media.grutinet.com/articulos/lg/lg_148923_1.jpg</text:a></text:p>
          </table:table-cell>
          <table:table-cell office:value-type="string" table:style-name="ce4">
            <text:p><text:a xlink:href="http://media.grutinet.com/articulos/lg/lg_148923_2.jpg">http://media.grutinet.com/articulos/lg/lg_148923_2.jpg</text:a></text:p>
          </table:table-cell>
          <table:table-cell office:value-type="float" office:value="148923" table:style-name="ce1">
            <text:p>148923</text:p>
          </table:table-cell>
          <table:table-cell office:value-type="string" table:style-name="ce4">
            <text:p><text:a xlink:href="http://media.grutinet.com/articulos/lg/lg_148923_3.jpg">http://media.grutinet.com/articulos/lg/lg_148923_3.jpg</text:a></text:p>
          </table:table-cell>
          <table:table-cell table:number-columns-repeated="6" table:style-name="ce2"/>
          <table:table-cell table:number-columns-repeated="16359"/>
        </table:table-row>
        <table:table-row table:style-name="ro2">
          <table:table-cell office:value-type="float" office:value="148924" table:style-name="ce1">
            <text:p>148924</text:p>
          </table:table-cell>
          <table:table-cell office:value-type="string" table:style-name="ce2">
            <text:p>LENCERIA</text:p>
          </table:table-cell>
          <table:table-cell office:value-type="string" table:style-name="ce2">
            <text:p>CONJUNTOS</text:p>
          </table:table-cell>
          <table:table-cell office:value-type="string" table:style-name="ce2">
            <text:p>CONJUNTO TRES PIEZAS CON DELICADO BORDADO FLORAL - GRANATE<text:s/></text:p>
          </table:table-cell>
          <table:table-cell office:value-type="string" table:style-name="ce2">
            <text:p>DREAMGIRL</text:p>
          </table:table-cell>
          <table:table-cell office:value-type="string" table:style-name="ce3">
            <text:p>DELICATE FLORAL EMBROIDERY THREE-PIECE SET - GARNET</text:p>
            <text:p/>
            <text:p>Delicado conjunto de tres piezas con bordado floral. Bralette halter con tirantes ajustables en la espalda y cierre de gancho y ojo en la espalda.</text:p>
            <text:p/>
            <text:p>Liguero de cintura alta con detalle de dobladillo en ángulo y ligas laterales.</text:p>
            <text:p/>
            <text:p>La falda tiene cierre de gancho y ojo ajustable en la espalda y liga de longitud fija / adjunta.</text:p>
            <text:p/>
            <text:p>Incluye tanga a juego.</text:p>
            <text:p/>
            <text:p><text:s/></text:p>
            <text:p/>
            <text:p>Materiales</text:p>
            <text:p/>
            <text:p/>
            <text:p><text:s/>Bralette/Garter Skirt/G-String: Lace: 80% Polyester, 20% Nylon</text:p>
            <text:p/>
            <text:p/>
          </table:table-cell>
          <table:table-cell office:value-type="float" office:value="43.95" table:style-name="ce1">
            <text:p>43,95</text:p>
          </table:table-cell>
          <table:table-cell office:value-type="float" office:value="27.78" table:style-name="ce1">
            <text:p>27,7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148924.jpg">http://media.grutinet.com/articulos/or/or_148924.jpg</text:a></text:p>
          </table:table-cell>
          <table:table-cell office:value-type="string" table:style-name="ce4">
            <text:p><text:a xlink:href="http://media.grutinet.com/articulos/lg/lg_148924_0.jpg">http://media.grutinet.com/articulos/lg/lg_148924_0.jpg</text:a></text:p>
          </table:table-cell>
          <table:table-cell office:value-type="string" table:style-name="ce4">
            <text:p><text:a xlink:href="http://media.grutinet.com/articulos/lg/lg_148924_1.jpg">http://media.grutinet.com/articulos/lg/lg_148924_1.jpg</text:a></text:p>
          </table:table-cell>
          <table:table-cell office:value-type="string" table:style-name="ce4">
            <text:p><text:a xlink:href="http://media.grutinet.com/articulos/lg/lg_148924_2.jpg">http://media.grutinet.com/articulos/lg/lg_148924_2.jpg</text:a></text:p>
          </table:table-cell>
          <table:table-cell office:value-type="float" office:value="148924" table:style-name="ce1">
            <text:p>148924</text:p>
          </table:table-cell>
          <table:table-cell office:value-type="string" table:style-name="ce4">
            <text:p><text:a xlink:href="http://media.grutinet.com/articulos/lg/lg_148924_3.jpg">http://media.grutinet.com/articulos/lg/lg_148924_3.jpg</text:a></text:p>
          </table:table-cell>
          <table:table-cell table:number-columns-repeated="6" table:style-name="ce2"/>
          <table:table-cell table:number-columns-repeated="16359"/>
        </table:table-row>
        <table:table-row table:style-name="ro2">
          <table:table-cell office:value-type="float" office:value="148926" table:style-name="ce1">
            <text:p>148926</text:p>
          </table:table-cell>
          <table:table-cell office:value-type="string" table:style-name="ce2">
            <text:p>LENCERIA</text:p>
          </table:table-cell>
          <table:table-cell office:value-type="string" table:style-name="ce2">
            <text:p>CONJUNTOS</text:p>
          </table:table-cell>
          <table:table-cell office:value-type="string" table:style-name="ce2">
            <text:p>CONJUNTO TRES PIEZAS CON DELICADO BORDADO FLORAL - GRANATE<text:s/></text:p>
          </table:table-cell>
          <table:table-cell office:value-type="string" table:style-name="ce2">
            <text:p>DREAMGIRL</text:p>
          </table:table-cell>
          <table:table-cell office:value-type="string" table:style-name="ce3">
            <text:p>DELICATE FLORAL EMBROIDERY THREE-PIECE SET - GARNET</text:p>
            <text:p/>
            <text:p>Delicado conjunto de tres piezas con bordado floral. Bralette halter con tirantes ajustables en la espalda y cierre de gancho y ojo en la espalda.</text:p>
            <text:p/>
            <text:p>Liguero de cintura alta con detalle de dobladillo en ángulo y ligas laterales.</text:p>
            <text:p/>
            <text:p>La falda tiene cierre de gancho y ojo ajustable en la espalda y liga de longitud fija / adjunta.</text:p>
            <text:p/>
            <text:p>Incluye tanga a juego.</text:p>
            <text:p/>
            <text:p><text:s/></text:p>
            <text:p/>
            <text:p>Materiales</text:p>
            <text:p/>
            <text:p/>
            <text:p><text:s/>Bralette/Garter Skirt/G-String: Lace: 80% Polyester, 20% Nylon</text:p>
            <text:p/>
            <text:p/>
          </table:table-cell>
          <table:table-cell office:value-type="float" office:value="43.95" table:style-name="ce1">
            <text:p>43,95</text:p>
          </table:table-cell>
          <table:table-cell office:value-type="float" office:value="27.78" table:style-name="ce1">
            <text:p>27,78</text:p>
          </table:table-cell>
          <table:table-cell office:value-type="string" table:style-name="ce2">
            <text:p>SI</text:p>
          </table:table-cell>
          <table:table-cell office:value-type="float" office:value="11" table:style-name="ce1">
            <text:p>1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148926.jpg">http://media.grutinet.com/articulos/or/or_148926.jpg</text:a></text:p>
          </table:table-cell>
          <table:table-cell office:value-type="string" table:style-name="ce4">
            <text:p><text:a xlink:href="http://media.grutinet.com/articulos/lg/lg_148926_0.jpg">http://media.grutinet.com/articulos/lg/lg_148926_0.jpg</text:a></text:p>
          </table:table-cell>
          <table:table-cell office:value-type="string" table:style-name="ce4">
            <text:p><text:a xlink:href="http://media.grutinet.com/articulos/lg/lg_148926_1.jpg">http://media.grutinet.com/articulos/lg/lg_148926_1.jpg</text:a></text:p>
          </table:table-cell>
          <table:table-cell office:value-type="string" table:style-name="ce4">
            <text:p><text:a xlink:href="http://media.grutinet.com/articulos/lg/lg_148926_2.jpg">http://media.grutinet.com/articulos/lg/lg_148926_2.jpg</text:a></text:p>
          </table:table-cell>
          <table:table-cell office:value-type="float" office:value="148926" table:style-name="ce1">
            <text:p>148926</text:p>
          </table:table-cell>
          <table:table-cell office:value-type="string" table:style-name="ce4">
            <text:p><text:a xlink:href="http://media.grutinet.com/articulos/lg/lg_148926_3.jpg">http://media.grutinet.com/articulos/lg/lg_148926_3.jpg</text:a></text:p>
          </table:table-cell>
          <table:table-cell table:number-columns-repeated="6" table:style-name="ce2"/>
          <table:table-cell table:number-columns-repeated="16359"/>
        </table:table-row>
        <table:table-row table:style-name="ro2">
          <table:table-cell office:value-type="float" office:value="148927" table:style-name="ce1">
            <text:p>148927</text:p>
          </table:table-cell>
          <table:table-cell office:value-type="string" table:style-name="ce2">
            <text:p>LENCERIA</text:p>
          </table:table-cell>
          <table:table-cell office:value-type="string" table:style-name="ce2">
            <text:p>CONJUNTOS</text:p>
          </table:table-cell>
          <table:table-cell office:value-type="string" table:style-name="ce2">
            <text:p>CONJUNTO TRES PIEZAS CON DELICADO BORDADO FLORAL - GRANATE<text:s/></text:p>
          </table:table-cell>
          <table:table-cell office:value-type="string" table:style-name="ce2">
            <text:p>DREAMGIRL</text:p>
          </table:table-cell>
          <table:table-cell office:value-type="string" table:style-name="ce3">
            <text:p>DELICATE FLORAL EMBROIDERY THREE-PIECE SET - GARNET</text:p>
            <text:p/>
            <text:p>Delicado conjunto de tres piezas con bordado floral. Bralette halter con tirantes ajustables en la espalda y cierre de gancho y ojo en la espalda.</text:p>
            <text:p/>
            <text:p>Liguero de cintura alta con detalle de dobladillo en ángulo y ligas laterales.</text:p>
            <text:p/>
            <text:p>La falda tiene cierre de gancho y ojo ajustable en la espalda y liga de longitud fija / adjunta.</text:p>
            <text:p/>
            <text:p>Incluye tanga a juego.</text:p>
            <text:p/>
            <text:p><text:s/></text:p>
            <text:p/>
            <text:p>Materiales</text:p>
            <text:p/>
            <text:p/>
            <text:p><text:s/>Bralette/Garter Skirt/G-String: Lace: 80% Polyester, 20% Nylon</text:p>
            <text:p/>
            <text:p/>
          </table:table-cell>
          <table:table-cell office:value-type="float" office:value="48.95" table:style-name="ce1">
            <text:p>48,95</text:p>
          </table:table-cell>
          <table:table-cell office:value-type="float" office:value="30.57" table:style-name="ce1">
            <text:p>30,5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148927.jpg">http://media.grutinet.com/articulos/or/or_148927.jpg</text:a></text:p>
          </table:table-cell>
          <table:table-cell office:value-type="string" table:style-name="ce4">
            <text:p><text:a xlink:href="http://media.grutinet.com/articulos/lg/lg_148927_0.jpg">http://media.grutinet.com/articulos/lg/lg_148927_0.jpg</text:a></text:p>
          </table:table-cell>
          <table:table-cell office:value-type="string" table:style-name="ce4">
            <text:p><text:a xlink:href="http://media.grutinet.com/articulos/lg/lg_148927_1.jpg">http://media.grutinet.com/articulos/lg/lg_148927_1.jpg</text:a></text:p>
          </table:table-cell>
          <table:table-cell office:value-type="string" table:style-name="ce4">
            <text:p><text:a xlink:href="http://media.grutinet.com/articulos/lg/lg_148927_2.jpg">http://media.grutinet.com/articulos/lg/lg_148927_2.jpg</text:a></text:p>
          </table:table-cell>
          <table:table-cell office:value-type="float" office:value="148925" table:style-name="ce1">
            <text:p>148925</text:p>
          </table:table-cell>
          <table:table-cell office:value-type="string" table:style-name="ce4">
            <text:p><text:a xlink:href="http://media.grutinet.com/articulos/lg/lg_148927_3.jpg">http://media.grutinet.com/articulos/lg/lg_148927_3.jpg</text:a></text:p>
          </table:table-cell>
          <table:table-cell table:number-columns-repeated="6" table:style-name="ce2"/>
          <table:table-cell table:number-columns-repeated="16359"/>
        </table:table-row>
        <table:table-row table:style-name="ro2">
          <table:table-cell office:value-type="float" office:value="148931" table:style-name="ce1">
            <text:p>148931</text:p>
          </table:table-cell>
          <table:table-cell office:value-type="string" table:style-name="ce2">
            <text:p>LENCERIA</text:p>
          </table:table-cell>
          <table:table-cell office:value-type="string" table:style-name="ce2">
            <text:p>PICARDIAS</text:p>
          </table:table-cell>
          <table:table-cell office:value-type="string" table:style-name="ce2">
            <text:p>CAMISOLA DE ENCAJE FLORAL DELICADO - NEGRO<text:s/></text:p>
          </table:table-cell>
          <table:table-cell office:value-type="string" table:style-name="ce2">
            <text:p>DREAMGIRL</text:p>
          </table:table-cell>
          <table:table-cell office:value-type="string" table:style-name="ce3">
            <text:p>DELICATE FLORAL LACE CAMISOLE &amp; SHORT SET - BLACK</text:p>
            <text:p/>
            <text:p>Delicada camisola de encaje floral y conjunto corto.</text:p>
            <text:p/>
            <text:p>Ribetes de encaje de pestañas.</text:p>
            <text:p/>
            <text:p>Escote halter con tirantes ajustables en T en la espalda y detalle de encaje en la espalda.</text:p>
            <text:p/>
            <text:p>Los pantalones cortos de cintura alta a juego tienen cinturilla elástica con un pequeño detalle de volantes.</text:p>
            <text:p/>
            <text:p>Materiales<text:s/></text:p>
            <text:p/>
            <text:p/>
            <text:p><text:s/>Camisola / Short:</text:p>
            <text:p><text:s/>Encaje: 92% Nylon, 8% Spandex</text:p>
            <text:p/>
            <text:p/>
          </table:table-cell>
          <table:table-cell office:value-type="float" office:value="34.950000000000003" table:style-name="ce1">
            <text:p>34,95</text:p>
          </table:table-cell>
          <table:table-cell office:value-type="float" office:value="22.2" table:style-name="ce1">
            <text:p>22,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148931.jpg">http://media.grutinet.com/articulos/or/or_148931.jpg</text:a></text:p>
          </table:table-cell>
          <table:table-cell office:value-type="string" table:style-name="ce4">
            <text:p><text:a xlink:href="http://media.grutinet.com/articulos/lg/lg_148931_0.jpg">http://media.grutinet.com/articulos/lg/lg_148931_0.jpg</text:a></text:p>
          </table:table-cell>
          <table:table-cell office:value-type="string" table:style-name="ce4">
            <text:p><text:a xlink:href="http://media.grutinet.com/articulos/lg/lg_148931_1.jpg">http://media.grutinet.com/articulos/lg/lg_148931_1.jpg</text:a></text:p>
          </table:table-cell>
          <table:table-cell office:value-type="string" table:style-name="ce4">
            <text:p><text:a xlink:href="http://media.grutinet.com/articulos/lg/lg_148931_2.jpg">http://media.grutinet.com/articulos/lg/lg_148931_2.jpg</text:a></text:p>
          </table:table-cell>
          <table:table-cell office:value-type="float" office:value="148931" table:style-name="ce1">
            <text:p>148931</text:p>
          </table:table-cell>
          <table:table-cell office:value-type="string" table:style-name="ce4">
            <text:p><text:a xlink:href="http://media.grutinet.com/articulos/lg/lg_148931_3.jpg">http://media.grutinet.com/articulos/lg/lg_148931_3.jpg</text:a></text:p>
          </table:table-cell>
          <table:table-cell table:number-columns-repeated="6" table:style-name="ce2"/>
          <table:table-cell table:number-columns-repeated="16359"/>
        </table:table-row>
        <table:table-row table:style-name="ro2">
          <table:table-cell office:value-type="float" office:value="148932" table:style-name="ce1">
            <text:p>148932</text:p>
          </table:table-cell>
          <table:table-cell office:value-type="string" table:style-name="ce2">
            <text:p>LENCERIA</text:p>
          </table:table-cell>
          <table:table-cell office:value-type="string" table:style-name="ce2">
            <text:p>PICARDIAS</text:p>
          </table:table-cell>
          <table:table-cell office:value-type="string" table:style-name="ce2">
            <text:p>CAMISOLA DE ENCAJE FLORAL DELICADO - NEGRO<text:s/></text:p>
          </table:table-cell>
          <table:table-cell office:value-type="string" table:style-name="ce2">
            <text:p>DREAMGIRL</text:p>
          </table:table-cell>
          <table:table-cell office:value-type="string" table:style-name="ce3">
            <text:p>DELICATE FLORAL LACE CAMISOLE &amp; SHORT SET - BLACK</text:p>
            <text:p/>
            <text:p>Delicada camisola de encaje floral y conjunto corto.</text:p>
            <text:p/>
            <text:p>Ribetes de encaje de pestañas.</text:p>
            <text:p/>
            <text:p>Escote halter con tirantes ajustables en T en la espalda y detalle de encaje en la espalda.</text:p>
            <text:p/>
            <text:p>Los pantalones cortos de cintura alta a juego tienen cinturilla elástica con un pequeño detalle de volantes.</text:p>
            <text:p/>
            <text:p>Materiales<text:s/></text:p>
            <text:p/>
            <text:p/>
            <text:p><text:s/>Camisola / Short:</text:p>
            <text:p><text:s/>Encaje: 92% Nylon, 8% Spandex</text:p>
            <text:p/>
            <text:p/>
          </table:table-cell>
          <table:table-cell office:value-type="float" office:value="34.950000000000003" table:style-name="ce1">
            <text:p>34,95</text:p>
          </table:table-cell>
          <table:table-cell office:value-type="float" office:value="22.2" table:style-name="ce1">
            <text:p>22,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148932.jpg">http://media.grutinet.com/articulos/or/or_148932.jpg</text:a></text:p>
          </table:table-cell>
          <table:table-cell office:value-type="string" table:style-name="ce4">
            <text:p><text:a xlink:href="http://media.grutinet.com/articulos/lg/lg_148932_0.jpg">http://media.grutinet.com/articulos/lg/lg_148932_0.jpg</text:a></text:p>
          </table:table-cell>
          <table:table-cell office:value-type="string" table:style-name="ce4">
            <text:p><text:a xlink:href="http://media.grutinet.com/articulos/lg/lg_148932_1.jpg">http://media.grutinet.com/articulos/lg/lg_148932_1.jpg</text:a></text:p>
          </table:table-cell>
          <table:table-cell office:value-type="string" table:style-name="ce4">
            <text:p><text:a xlink:href="http://media.grutinet.com/articulos/lg/lg_148932_2.jpg">http://media.grutinet.com/articulos/lg/lg_148932_2.jpg</text:a></text:p>
          </table:table-cell>
          <table:table-cell office:value-type="float" office:value="148932" table:style-name="ce1">
            <text:p>148932</text:p>
          </table:table-cell>
          <table:table-cell office:value-type="string" table:style-name="ce4">
            <text:p><text:a xlink:href="http://media.grutinet.com/articulos/lg/lg_148932_3.jpg">http://media.grutinet.com/articulos/lg/lg_148932_3.jpg</text:a></text:p>
          </table:table-cell>
          <table:table-cell table:number-columns-repeated="6" table:style-name="ce2"/>
          <table:table-cell table:number-columns-repeated="16359"/>
        </table:table-row>
        <table:table-row table:style-name="ro2">
          <table:table-cell office:value-type="float" office:value="148933" table:style-name="ce1">
            <text:p>148933</text:p>
          </table:table-cell>
          <table:table-cell office:value-type="string" table:style-name="ce2">
            <text:p>LENCERIA</text:p>
          </table:table-cell>
          <table:table-cell office:value-type="string" table:style-name="ce2">
            <text:p>PICARDIAS</text:p>
          </table:table-cell>
          <table:table-cell office:value-type="string" table:style-name="ce2">
            <text:p>CAMISOLA DE ENCAJE FLORAL DELICADO - NEGRO<text:s/></text:p>
          </table:table-cell>
          <table:table-cell office:value-type="string" table:style-name="ce2">
            <text:p>DREAMGIRL</text:p>
          </table:table-cell>
          <table:table-cell office:value-type="string" table:style-name="ce3">
            <text:p>DELICATE FLORAL LACE CAMISOLE &amp; SHORT SET - BLACK</text:p>
            <text:p/>
            <text:p>Delicada camisola de encaje floral y conjunto corto.</text:p>
            <text:p/>
            <text:p>Ribetes de encaje de pestañas.</text:p>
            <text:p/>
            <text:p>Escote halter con tirantes ajustables en T en la espalda y detalle de encaje en la espalda.</text:p>
            <text:p/>
            <text:p>Los pantalones cortos de cintura alta a juego tienen cinturilla elástica con un pequeño detalle de volantes.</text:p>
            <text:p/>
            <text:p>Materiales<text:s/></text:p>
            <text:p/>
            <text:p/>
            <text:p><text:s/>Camisola / Short:</text:p>
            <text:p><text:s/>Encaje: 92% Nylon, 8% Spandex</text:p>
            <text:p/>
            <text:p/>
          </table:table-cell>
          <table:table-cell office:value-type="float" office:value="34.950000000000003" table:style-name="ce1">
            <text:p>34,95</text:p>
          </table:table-cell>
          <table:table-cell office:value-type="float" office:value="22.2" table:style-name="ce1">
            <text:p>22,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148933.jpg">http://media.grutinet.com/articulos/or/or_148933.jpg</text:a></text:p>
          </table:table-cell>
          <table:table-cell office:value-type="string" table:style-name="ce4">
            <text:p><text:a xlink:href="http://media.grutinet.com/articulos/lg/lg_148933_0.jpg">http://media.grutinet.com/articulos/lg/lg_148933_0.jpg</text:a></text:p>
          </table:table-cell>
          <table:table-cell office:value-type="string" table:style-name="ce4">
            <text:p><text:a xlink:href="http://media.grutinet.com/articulos/lg/lg_148933_1.jpg">http://media.grutinet.com/articulos/lg/lg_148933_1.jpg</text:a></text:p>
          </table:table-cell>
          <table:table-cell office:value-type="string" table:style-name="ce4">
            <text:p><text:a xlink:href="http://media.grutinet.com/articulos/lg/lg_148933_2.jpg">http://media.grutinet.com/articulos/lg/lg_148933_2.jpg</text:a></text:p>
          </table:table-cell>
          <table:table-cell office:value-type="float" office:value="148933" table:style-name="ce1">
            <text:p>148933</text:p>
          </table:table-cell>
          <table:table-cell office:value-type="string" table:style-name="ce4">
            <text:p><text:a xlink:href="http://media.grutinet.com/articulos/lg/lg_148933_3.jpg">http://media.grutinet.com/articulos/lg/lg_148933_3.jpg</text:a></text:p>
          </table:table-cell>
          <table:table-cell table:number-columns-repeated="6" table:style-name="ce2"/>
          <table:table-cell table:number-columns-repeated="16359"/>
        </table:table-row>
        <table:table-row table:style-name="ro2">
          <table:table-cell office:value-type="float" office:value="148934" table:style-name="ce1">
            <text:p>148934</text:p>
          </table:table-cell>
          <table:table-cell office:value-type="string" table:style-name="ce2">
            <text:p>LENCERIA</text:p>
          </table:table-cell>
          <table:table-cell office:value-type="string" table:style-name="ce2">
            <text:p>PICARDIAS</text:p>
          </table:table-cell>
          <table:table-cell office:value-type="string" table:style-name="ce2">
            <text:p>CAMISOLA DE ENCAJE FLORAL DELICADO - NEGRO<text:s/></text:p>
          </table:table-cell>
          <table:table-cell office:value-type="string" table:style-name="ce2">
            <text:p>DREAMGIRL</text:p>
          </table:table-cell>
          <table:table-cell office:value-type="string" table:style-name="ce3">
            <text:p>DELICATE FLORAL LACE CAMISOLE &amp; SHORT SET - BLACK</text:p>
            <text:p/>
            <text:p>Delicada camisola de encaje floral y conjunto corto.</text:p>
            <text:p/>
            <text:p>Ribetes de encaje de pestañas.</text:p>
            <text:p/>
            <text:p>Escote halter con tirantes ajustables en T en la espalda y detalle de encaje en la espalda.</text:p>
            <text:p/>
            <text:p>Los pantalones cortos de cintura alta a juego tienen cinturilla elástica con un pequeño detalle de volantes.</text:p>
            <text:p/>
            <text:p>Materiales<text:s/></text:p>
            <text:p/>
            <text:p/>
            <text:p><text:s/>Camisola / Short:</text:p>
            <text:p><text:s/>Encaje: 92% Nylon, 8% Spandex</text:p>
            <text:p/>
            <text:p/>
          </table:table-cell>
          <table:table-cell office:value-type="float" office:value="39.950000000000003" table:style-name="ce1">
            <text:p>39,95</text:p>
          </table:table-cell>
          <table:table-cell office:value-type="float" office:value="24.99" table:style-name="ce1">
            <text:p>24,9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1X</text:p>
          </table:table-cell>
          <table:table-cell office:value-type="string" table:style-name="ce4">
            <text:p><text:a xlink:href="http://media.grutinet.com/articulos/or/or_148934.jpg">http://media.grutinet.com/articulos/or/or_148934.jpg</text:a></text:p>
          </table:table-cell>
          <table:table-cell office:value-type="string" table:style-name="ce4">
            <text:p><text:a xlink:href="http://media.grutinet.com/articulos/lg/lg_148934_0.jpg">http://media.grutinet.com/articulos/lg/lg_148934_0.jpg</text:a></text:p>
          </table:table-cell>
          <table:table-cell office:value-type="string" table:style-name="ce4">
            <text:p><text:a xlink:href="http://media.grutinet.com/articulos/lg/lg_148934_1.jpg">http://media.grutinet.com/articulos/lg/lg_148934_1.jpg</text:a></text:p>
          </table:table-cell>
          <table:table-cell office:value-type="string" table:style-name="ce4">
            <text:p><text:a xlink:href="http://media.grutinet.com/articulos/lg/lg_148934_2.jpg">http://media.grutinet.com/articulos/lg/lg_148934_2.jpg</text:a></text:p>
          </table:table-cell>
          <table:table-cell office:value-type="float" office:value="148934" table:style-name="ce1">
            <text:p>148934</text:p>
          </table:table-cell>
          <table:table-cell office:value-type="string" table:style-name="ce4">
            <text:p><text:a xlink:href="http://media.grutinet.com/articulos/lg/lg_148934_3.jpg">http://media.grutinet.com/articulos/lg/lg_148934_3.jpg</text:a></text:p>
          </table:table-cell>
          <table:table-cell table:number-columns-repeated="6" table:style-name="ce2"/>
          <table:table-cell table:number-columns-repeated="16359"/>
        </table:table-row>
        <table:table-row table:style-name="ro2">
          <table:table-cell office:value-type="float" office:value="148935" table:style-name="ce1">
            <text:p>148935</text:p>
          </table:table-cell>
          <table:table-cell office:value-type="string" table:style-name="ce2">
            <text:p>LENCERIA</text:p>
          </table:table-cell>
          <table:table-cell office:value-type="string" table:style-name="ce2">
            <text:p>PICARDIAS</text:p>
          </table:table-cell>
          <table:table-cell office:value-type="string" table:style-name="ce2">
            <text:p>CAMISOLA DE ENCAJE FLORAL DELICADO - NEGRO<text:s/></text:p>
          </table:table-cell>
          <table:table-cell office:value-type="string" table:style-name="ce2">
            <text:p>DREAMGIRL</text:p>
          </table:table-cell>
          <table:table-cell office:value-type="string" table:style-name="ce3">
            <text:p>DELICATE FLORAL LACE CAMISOLE &amp; SHORT SET - BLACK</text:p>
            <text:p/>
            <text:p>Delicada camisola de encaje floral y conjunto corto.</text:p>
            <text:p/>
            <text:p>Ribetes de encaje de pestañas.</text:p>
            <text:p/>
            <text:p>Escote halter con tirantes ajustables en T en la espalda y detalle de encaje en la espalda.</text:p>
            <text:p/>
            <text:p>Los pantalones cortos de cintura alta a juego tienen cinturilla elástica con un pequeño detalle de volantes.</text:p>
            <text:p/>
            <text:p>Materiales<text:s/></text:p>
            <text:p/>
            <text:p/>
            <text:p><text:s/>Camisola / Short:</text:p>
            <text:p><text:s/>Encaje: 92% Nylon, 8% Spandex</text:p>
            <text:p/>
            <text:p/>
          </table:table-cell>
          <table:table-cell office:value-type="float" office:value="39.950000000000003" table:style-name="ce1">
            <text:p>39,95</text:p>
          </table:table-cell>
          <table:table-cell office:value-type="float" office:value="24.99" table:style-name="ce1">
            <text:p>24,9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2X</text:p>
          </table:table-cell>
          <table:table-cell office:value-type="string" table:style-name="ce4">
            <text:p><text:a xlink:href="http://media.grutinet.com/articulos/or/or_148935.jpg">http://media.grutinet.com/articulos/or/or_148935.jpg</text:a></text:p>
          </table:table-cell>
          <table:table-cell office:value-type="string" table:style-name="ce4">
            <text:p><text:a xlink:href="http://media.grutinet.com/articulos/lg/lg_148935_0.jpg">http://media.grutinet.com/articulos/lg/lg_148935_0.jpg</text:a></text:p>
          </table:table-cell>
          <table:table-cell office:value-type="string" table:style-name="ce4">
            <text:p><text:a xlink:href="http://media.grutinet.com/articulos/lg/lg_148935_1.jpg">http://media.grutinet.com/articulos/lg/lg_148935_1.jpg</text:a></text:p>
          </table:table-cell>
          <table:table-cell office:value-type="string" table:style-name="ce4">
            <text:p><text:a xlink:href="http://media.grutinet.com/articulos/lg/lg_148935_2.jpg">http://media.grutinet.com/articulos/lg/lg_148935_2.jpg</text:a></text:p>
          </table:table-cell>
          <table:table-cell office:value-type="float" office:value="148935" table:style-name="ce1">
            <text:p>148935</text:p>
          </table:table-cell>
          <table:table-cell office:value-type="string" table:style-name="ce4">
            <text:p><text:a xlink:href="http://media.grutinet.com/articulos/lg/lg_148935_3.jpg">http://media.grutinet.com/articulos/lg/lg_148935_3.jpg</text:a></text:p>
          </table:table-cell>
          <table:table-cell table:number-columns-repeated="6" table:style-name="ce2"/>
          <table:table-cell table:number-columns-repeated="16359"/>
        </table:table-row>
        <table:table-row table:style-name="ro2">
          <table:table-cell office:value-type="float" office:value="148936" table:style-name="ce1">
            <text:p>148936</text:p>
          </table:table-cell>
          <table:table-cell office:value-type="string" table:style-name="ce2">
            <text:p>LENCERIA</text:p>
          </table:table-cell>
          <table:table-cell office:value-type="string" table:style-name="ce2">
            <text:p>PICARDIAS</text:p>
          </table:table-cell>
          <table:table-cell office:value-type="string" table:style-name="ce2">
            <text:p>CAMISOLA DE ENCAJE FLORAL DELICADO - NEGRO<text:s/></text:p>
          </table:table-cell>
          <table:table-cell office:value-type="string" table:style-name="ce2">
            <text:p>DREAMGIRL</text:p>
          </table:table-cell>
          <table:table-cell office:value-type="string" table:style-name="ce3">
            <text:p>DELICATE FLORAL LACE CAMISOLE &amp; SHORT SET - BLACK</text:p>
            <text:p/>
            <text:p>Delicada camisola de encaje floral y conjunto corto.</text:p>
            <text:p/>
            <text:p>Ribetes de encaje de pestañas.</text:p>
            <text:p/>
            <text:p>Escote halter con tirantes ajustables en T en la espalda y detalle de encaje en la espalda.</text:p>
            <text:p/>
            <text:p>Los pantalones cortos de cintura alta a juego tienen cinturilla elástica con un pequeño detalle de volantes.</text:p>
            <text:p/>
            <text:p>Materiales<text:s/></text:p>
            <text:p/>
            <text:p/>
            <text:p><text:s/>Camisola / Short:</text:p>
            <text:p><text:s/>Encaje: 92% Nylon, 8% Spandex</text:p>
            <text:p/>
            <text:p/>
          </table:table-cell>
          <table:table-cell office:value-type="float" office:value="39.950000000000003" table:style-name="ce1">
            <text:p>39,95</text:p>
          </table:table-cell>
          <table:table-cell office:value-type="float" office:value="24.99" table:style-name="ce1">
            <text:p>24,99</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3X</text:p>
          </table:table-cell>
          <table:table-cell office:value-type="string" table:style-name="ce4">
            <text:p><text:a xlink:href="http://media.grutinet.com/articulos/or/or_148936.jpg">http://media.grutinet.com/articulos/or/or_148936.jpg</text:a></text:p>
          </table:table-cell>
          <table:table-cell office:value-type="string" table:style-name="ce4">
            <text:p><text:a xlink:href="http://media.grutinet.com/articulos/lg/lg_148936_0.jpg">http://media.grutinet.com/articulos/lg/lg_148936_0.jpg</text:a></text:p>
          </table:table-cell>
          <table:table-cell office:value-type="string" table:style-name="ce4">
            <text:p><text:a xlink:href="http://media.grutinet.com/articulos/lg/lg_148936_1.jpg">http://media.grutinet.com/articulos/lg/lg_148936_1.jpg</text:a></text:p>
          </table:table-cell>
          <table:table-cell office:value-type="string" table:style-name="ce4">
            <text:p><text:a xlink:href="http://media.grutinet.com/articulos/lg/lg_148936_2.jpg">http://media.grutinet.com/articulos/lg/lg_148936_2.jpg</text:a></text:p>
          </table:table-cell>
          <table:table-cell office:value-type="float" office:value="148936" table:style-name="ce1">
            <text:p>148936</text:p>
          </table:table-cell>
          <table:table-cell office:value-type="string" table:style-name="ce4">
            <text:p><text:a xlink:href="http://media.grutinet.com/articulos/lg/lg_148936_3.jpg">http://media.grutinet.com/articulos/lg/lg_148936_3.jpg</text:a></text:p>
          </table:table-cell>
          <table:table-cell table:number-columns-repeated="6" table:style-name="ce2"/>
          <table:table-cell table:number-columns-repeated="16359"/>
        </table:table-row>
        <table:table-row table:style-name="ro2">
          <table:table-cell office:value-type="float" office:value="148937" table:style-name="ce1">
            <text:p>148937</text:p>
          </table:table-cell>
          <table:table-cell office:value-type="string" table:style-name="ce2">
            <text:p>LENCERIA</text:p>
          </table:table-cell>
          <table:table-cell office:value-type="string" table:style-name="ce2">
            <text:p>CONJUNTOS</text:p>
          </table:table-cell>
          <table:table-cell office:value-type="string" table:style-name="ce2">
            <text:p>CONJUNTO BORDADO VENISE- BERENJENA<text:s/></text:p>
          </table:table-cell>
          <table:table-cell office:value-type="string" table:style-name="ce2">
            <text:p>DREAMGIRL</text:p>
          </table:table-cell>
          <table:table-cell office:value-type="string" table:style-name="ce3">
            <text:p>VENISE EMBROIDERY BRA &amp; G-STRING SET - EGGPLANT</text:p>
            <text:p/>
            <text:p>Conjunto de sujetador y tanga bordado Venise.</text:p>
            <text:p/>
            <text:p>Escote bandeau con tirantes ajustables.</text:p>
            <text:p/>
            <text:p>Soporte de copa con aros interior oculto.</text:p>
            <text:p/>
            <text:p>Detalle de tiras elásticas en la espalda con cierre de gancho y ojo ajustable.</text:p>
            <text:p/>
            <text:p>Tanga con bordado de venecia de cintura alta a juego.</text:p>
            <text:p/>
            <text:p>Detalles elásticos de tiras con acentos de hilo oro.</text:p>
            <text:p/>
            <text:p>Materiales<text:s/></text:p>
            <text:p/>
            <text:p/>
            <text:p><text:s/>Sujetador: Encaje Venise / Elástico: 100% Poliéster</text:p>
            <text:p><text:s/>Tanga: encaje veneciano / elástico: 100% poliéster</text:p>
            <text:p><text:s/>Malla: 90% nailon, 10% elastano</text:p>
            <text:p/>
            <text:p/>
          </table:table-cell>
          <table:table-cell office:value-type="float" office:value="41.95" table:style-name="ce1">
            <text:p>41,95</text:p>
          </table:table-cell>
          <table:table-cell office:value-type="float" office:value="26.41" table:style-name="ce1">
            <text:p>26,4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148937.jpg">http://media.grutinet.com/articulos/or/or_148937.jpg</text:a></text:p>
          </table:table-cell>
          <table:table-cell office:value-type="string" table:style-name="ce4">
            <text:p><text:a xlink:href="http://media.grutinet.com/articulos/lg/lg_148937_0.jpg">http://media.grutinet.com/articulos/lg/lg_148937_0.jpg</text:a></text:p>
          </table:table-cell>
          <table:table-cell office:value-type="string" table:style-name="ce4">
            <text:p><text:a xlink:href="http://media.grutinet.com/articulos/lg/lg_148937_1.jpg">http://media.grutinet.com/articulos/lg/lg_148937_1.jpg</text:a></text:p>
          </table:table-cell>
          <table:table-cell office:value-type="string" table:style-name="ce4">
            <text:p><text:a xlink:href="http://media.grutinet.com/articulos/lg/lg_148937_2.jpg">http://media.grutinet.com/articulos/lg/lg_148937_2.jpg</text:a></text:p>
          </table:table-cell>
          <table:table-cell office:value-type="float" office:value="148937" table:style-name="ce1">
            <text:p>148937</text:p>
          </table:table-cell>
          <table:table-cell office:value-type="string" table:style-name="ce4">
            <text:p><text:a xlink:href="http://media.grutinet.com/articulos/lg/lg_148937_3.jpg">http://media.grutinet.com/articulos/lg/lg_148937_3.jpg</text:a></text:p>
          </table:table-cell>
          <table:table-cell table:number-columns-repeated="6" table:style-name="ce2"/>
          <table:table-cell table:number-columns-repeated="16359"/>
        </table:table-row>
        <table:table-row table:style-name="ro2">
          <table:table-cell office:value-type="float" office:value="148938" table:style-name="ce1">
            <text:p>148938</text:p>
          </table:table-cell>
          <table:table-cell office:value-type="string" table:style-name="ce2">
            <text:p>LENCERIA</text:p>
          </table:table-cell>
          <table:table-cell office:value-type="string" table:style-name="ce2">
            <text:p>CONJUNTOS</text:p>
          </table:table-cell>
          <table:table-cell office:value-type="string" table:style-name="ce2">
            <text:p>CONJUNTO BORDADO VENISE- BERENJENA<text:s/></text:p>
          </table:table-cell>
          <table:table-cell office:value-type="string" table:style-name="ce2">
            <text:p>DREAMGIRL</text:p>
          </table:table-cell>
          <table:table-cell office:value-type="string" table:style-name="ce3">
            <text:p>VENISE EMBROIDERY BRA &amp; G-STRING SET - EGGPLANT</text:p>
            <text:p/>
            <text:p>Conjunto de sujetador y tanga bordado Venise.</text:p>
            <text:p/>
            <text:p>Escote bandeau con tirantes ajustables.</text:p>
            <text:p/>
            <text:p>Soporte de copa con aros interior oculto.</text:p>
            <text:p/>
            <text:p>Detalle de tiras elásticas en la espalda con cierre de gancho y ojo ajustable.</text:p>
            <text:p/>
            <text:p>Tanga con bordado de venecia de cintura alta a juego.</text:p>
            <text:p/>
            <text:p>Detalles elásticos de tiras con acentos de hilo oro.</text:p>
            <text:p/>
            <text:p>Materiales<text:s/></text:p>
            <text:p/>
            <text:p/>
            <text:p><text:s/>Sujetador: Encaje Venise / Elástico: 100% Poliéster</text:p>
            <text:p><text:s/>Tanga: encaje veneciano / elástico: 100% poliéster</text:p>
            <text:p><text:s/>Malla: 90% nailon, 10% elastano</text:p>
            <text:p/>
            <text:p/>
          </table:table-cell>
          <table:table-cell office:value-type="float" office:value="41.95" table:style-name="ce1">
            <text:p>41,95</text:p>
          </table:table-cell>
          <table:table-cell office:value-type="float" office:value="26.41" table:style-name="ce1">
            <text:p>26,4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148938.jpg">http://media.grutinet.com/articulos/or/or_148938.jpg</text:a></text:p>
          </table:table-cell>
          <table:table-cell office:value-type="string" table:style-name="ce4">
            <text:p><text:a xlink:href="http://media.grutinet.com/articulos/lg/lg_148938_0.jpg">http://media.grutinet.com/articulos/lg/lg_148938_0.jpg</text:a></text:p>
          </table:table-cell>
          <table:table-cell office:value-type="string" table:style-name="ce4">
            <text:p><text:a xlink:href="http://media.grutinet.com/articulos/lg/lg_148938_1.jpg">http://media.grutinet.com/articulos/lg/lg_148938_1.jpg</text:a></text:p>
          </table:table-cell>
          <table:table-cell office:value-type="string" table:style-name="ce4">
            <text:p><text:a xlink:href="http://media.grutinet.com/articulos/lg/lg_148938_2.jpg">http://media.grutinet.com/articulos/lg/lg_148938_2.jpg</text:a></text:p>
          </table:table-cell>
          <table:table-cell office:value-type="float" office:value="148938" table:style-name="ce1">
            <text:p>148938</text:p>
          </table:table-cell>
          <table:table-cell office:value-type="string" table:style-name="ce4">
            <text:p><text:a xlink:href="http://media.grutinet.com/articulos/lg/lg_148938_3.jpg">http://media.grutinet.com/articulos/lg/lg_148938_3.jpg</text:a></text:p>
          </table:table-cell>
          <table:table-cell table:number-columns-repeated="6" table:style-name="ce2"/>
          <table:table-cell table:number-columns-repeated="16359"/>
        </table:table-row>
        <table:table-row table:style-name="ro2">
          <table:table-cell office:value-type="float" office:value="148939" table:style-name="ce1">
            <text:p>148939</text:p>
          </table:table-cell>
          <table:table-cell office:value-type="string" table:style-name="ce2">
            <text:p>LENCERIA</text:p>
          </table:table-cell>
          <table:table-cell office:value-type="string" table:style-name="ce2">
            <text:p>CONJUNTOS</text:p>
          </table:table-cell>
          <table:table-cell office:value-type="string" table:style-name="ce2">
            <text:p>CONJUNTO BORDADO VENISE- BERENJENA<text:s/></text:p>
          </table:table-cell>
          <table:table-cell office:value-type="string" table:style-name="ce2">
            <text:p>DREAMGIRL</text:p>
          </table:table-cell>
          <table:table-cell office:value-type="string" table:style-name="ce3">
            <text:p>VENISE EMBROIDERY BRA &amp; G-STRING SET - EGGPLANT</text:p>
            <text:p/>
            <text:p>Conjunto de sujetador y tanga bordado Venise.</text:p>
            <text:p/>
            <text:p>Escote bandeau con tirantes ajustables.</text:p>
            <text:p/>
            <text:p>Soporte de copa con aros interior oculto.</text:p>
            <text:p/>
            <text:p>Detalle de tiras elásticas en la espalda con cierre de gancho y ojo ajustable.</text:p>
            <text:p/>
            <text:p>Tanga con bordado de venecia de cintura alta a juego.</text:p>
            <text:p/>
            <text:p>Detalles elásticos de tiras con acentos de hilo oro.</text:p>
            <text:p/>
            <text:p>Materiales<text:s/></text:p>
            <text:p/>
            <text:p/>
            <text:p><text:s/>Sujetador: Encaje Venise / Elástico: 100% Poliéster</text:p>
            <text:p><text:s/>Tanga: encaje veneciano / elástico: 100% poliéster</text:p>
            <text:p><text:s/>Malla: 90% nailon, 10% elastano</text:p>
            <text:p/>
            <text:p/>
          </table:table-cell>
          <table:table-cell office:value-type="float" office:value="41.95" table:style-name="ce1">
            <text:p>41,95</text:p>
          </table:table-cell>
          <table:table-cell office:value-type="float" office:value="26.41" table:style-name="ce1">
            <text:p>26,41</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148939.jpg">http://media.grutinet.com/articulos/or/or_148939.jpg</text:a></text:p>
          </table:table-cell>
          <table:table-cell office:value-type="string" table:style-name="ce4">
            <text:p><text:a xlink:href="http://media.grutinet.com/articulos/lg/lg_148939_0.jpg">http://media.grutinet.com/articulos/lg/lg_148939_0.jpg</text:a></text:p>
          </table:table-cell>
          <table:table-cell office:value-type="string" table:style-name="ce4">
            <text:p><text:a xlink:href="http://media.grutinet.com/articulos/lg/lg_148939_1.jpg">http://media.grutinet.com/articulos/lg/lg_148939_1.jpg</text:a></text:p>
          </table:table-cell>
          <table:table-cell office:value-type="string" table:style-name="ce4">
            <text:p><text:a xlink:href="http://media.grutinet.com/articulos/lg/lg_148939_2.jpg">http://media.grutinet.com/articulos/lg/lg_148939_2.jpg</text:a></text:p>
          </table:table-cell>
          <table:table-cell office:value-type="float" office:value="148939" table:style-name="ce1">
            <text:p>148939</text:p>
          </table:table-cell>
          <table:table-cell office:value-type="string" table:style-name="ce4">
            <text:p><text:a xlink:href="http://media.grutinet.com/articulos/lg/lg_148939_3.jpg">http://media.grutinet.com/articulos/lg/lg_148939_3.jpg</text:a></text:p>
          </table:table-cell>
          <table:table-cell table:number-columns-repeated="6" table:style-name="ce2"/>
          <table:table-cell table:number-columns-repeated="16359"/>
        </table:table-row>
        <table:table-row table:style-name="ro2">
          <table:table-cell office:value-type="float" office:value="148940" table:style-name="ce1">
            <text:p>148940</text:p>
          </table:table-cell>
          <table:table-cell office:value-type="string" table:style-name="ce2">
            <text:p>LENCERIA</text:p>
          </table:table-cell>
          <table:table-cell office:value-type="string" table:style-name="ce2">
            <text:p>CONJUNTOS</text:p>
          </table:table-cell>
          <table:table-cell office:value-type="string" table:style-name="ce2">
            <text:p>CONJUNTO BORDADO VENISE- BERENJENA<text:s/></text:p>
          </table:table-cell>
          <table:table-cell office:value-type="string" table:style-name="ce2">
            <text:p>DREAMGIRL</text:p>
          </table:table-cell>
          <table:table-cell office:value-type="string" table:style-name="ce3">
            <text:p>VENISE EMBROIDERY BRA &amp; G-STRING SET - EGGPLANT</text:p>
            <text:p/>
            <text:p>Conjunto de sujetador y tanga bordado Venise.</text:p>
            <text:p/>
            <text:p>Escote bandeau con tirantes ajustables.</text:p>
            <text:p/>
            <text:p>Soporte de copa con aros interior oculto.</text:p>
            <text:p/>
            <text:p>Detalle de tiras elásticas en la espalda con cierre de gancho y ojo ajustable.</text:p>
            <text:p/>
            <text:p>Tanga con bordado de venecia de cintura alta a juego.</text:p>
            <text:p/>
            <text:p>Detalles elásticos de tiras con acentos de hilo oro.</text:p>
            <text:p/>
            <text:p>Materiales<text:s/></text:p>
            <text:p/>
            <text:p/>
            <text:p><text:s/>Sujetador: Encaje Venise / Elástico: 100% Poliéster</text:p>
            <text:p><text:s/>Tanga: encaje veneciano / elástico: 100% poliéster</text:p>
            <text:p><text:s/>Malla: 90% nailon, 10% elastano</text:p>
            <text:p/>
            <text:p/>
          </table:table-cell>
          <table:table-cell office:value-type="float" office:value="41.95" table:style-name="ce1">
            <text:p>41,95</text:p>
          </table:table-cell>
          <table:table-cell office:value-type="float" office:value="26.41" table:style-name="ce1">
            <text:p>26,4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148940.jpg">http://media.grutinet.com/articulos/or/or_148940.jpg</text:a></text:p>
          </table:table-cell>
          <table:table-cell office:value-type="string" table:style-name="ce4">
            <text:p><text:a xlink:href="http://media.grutinet.com/articulos/lg/lg_148940_0.jpg">http://media.grutinet.com/articulos/lg/lg_148940_0.jpg</text:a></text:p>
          </table:table-cell>
          <table:table-cell office:value-type="string" table:style-name="ce4">
            <text:p><text:a xlink:href="http://media.grutinet.com/articulos/lg/lg_148940_1.jpg">http://media.grutinet.com/articulos/lg/lg_148940_1.jpg</text:a></text:p>
          </table:table-cell>
          <table:table-cell office:value-type="string" table:style-name="ce4">
            <text:p><text:a xlink:href="http://media.grutinet.com/articulos/lg/lg_148940_2.jpg">http://media.grutinet.com/articulos/lg/lg_148940_2.jpg</text:a></text:p>
          </table:table-cell>
          <table:table-cell office:value-type="float" office:value="148940" table:style-name="ce1">
            <text:p>148940</text:p>
          </table:table-cell>
          <table:table-cell office:value-type="string" table:style-name="ce4">
            <text:p><text:a xlink:href="http://media.grutinet.com/articulos/lg/lg_148940_3.jpg">http://media.grutinet.com/articulos/lg/lg_148940_3.jpg</text:a></text:p>
          </table:table-cell>
          <table:table-cell table:number-columns-repeated="6" table:style-name="ce2"/>
          <table:table-cell table:number-columns-repeated="16359"/>
        </table:table-row>
        <table:table-row table:style-name="ro2">
          <table:table-cell office:value-type="float" office:value="148945" table:style-name="ce1">
            <text:p>148945</text:p>
          </table:table-cell>
          <table:table-cell office:value-type="string" table:style-name="ce2">
            <text:p>LENCERIA</text:p>
          </table:table-cell>
          <table:table-cell office:value-type="string" table:style-name="ce2">
            <text:p>CONJUNTOS</text:p>
          </table:table-cell>
          <table:table-cell office:value-type="string" table:style-name="ce2">
            <text:p>SLIP DE LIGA DE MALLA DE PODER CON TEXTURA DE REJILLA - NEGRO<text:s/></text:p>
          </table:table-cell>
          <table:table-cell office:value-type="string" table:style-name="ce2">
            <text:p>DREAMGIRL</text:p>
          </table:table-cell>
          <table:table-cell office:value-type="string" table:style-name="ce3">
            <text:p>FISHNET TEXTURE POWER MESH GARTER SLIP - BLACK</text:p>
            <text:p/>
            <text:p>Slip de liga de malla de poder de textura de rejilla.</text:p>
            <text:p/>
            <text:p>Copas con aros con flejes elásticos y detalles de anillas doradas.</text:p>
            <text:p/>
            <text:p>Espalda elástica con tiras con cierre de gancho y ojo y tirantes ajustables.</text:p>
            <text:p/>
            <text:p>Detalle de orificio en el dobladillo con correas elásticas y anillos dorados, con ligas de longitud fija.</text:p>
            <text:p/>
            <text:p>Incluye tanga a juego.</text:p>
            <text:p/>
            <text:p>Materiales<text:s/></text:p>
            <text:p/>
            <text:p/>
            <text:p><text:s/>Liguero / Tanga: Jacquard</text:p>
            <text:p><text:s/>Tejido: 90% Poliéster, 10% Spandex</text:p>
            <text:p/>
            <text:p/>
          </table:table-cell>
          <table:table-cell office:value-type="float" office:value="43.95" table:style-name="ce1">
            <text:p>43,95</text:p>
          </table:table-cell>
          <table:table-cell office:value-type="float" office:value="27.78" table:style-name="ce1">
            <text:p>27,7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1X</text:p>
          </table:table-cell>
          <table:table-cell office:value-type="string" table:style-name="ce4">
            <text:p><text:a xlink:href="http://media.grutinet.com/articulos/or/or_148945.jpg">http://media.grutinet.com/articulos/or/or_148945.jpg</text:a></text:p>
          </table:table-cell>
          <table:table-cell office:value-type="string" table:style-name="ce4">
            <text:p><text:a xlink:href="http://media.grutinet.com/articulos/lg/lg_148945_0.jpg">http://media.grutinet.com/articulos/lg/lg_148945_0.jpg</text:a></text:p>
          </table:table-cell>
          <table:table-cell office:value-type="string" table:style-name="ce4">
            <text:p><text:a xlink:href="http://media.grutinet.com/articulos/lg/lg_148945_1.jpg">http://media.grutinet.com/articulos/lg/lg_148945_1.jpg</text:a></text:p>
          </table:table-cell>
          <table:table-cell office:value-type="string" table:style-name="ce4">
            <text:p><text:a xlink:href="http://media.grutinet.com/articulos/lg/lg_148945_2.jpg">http://media.grutinet.com/articulos/lg/lg_148945_2.jpg</text:a></text:p>
          </table:table-cell>
          <table:table-cell office:value-type="float" office:value="148945" table:style-name="ce1">
            <text:p>148945</text:p>
          </table:table-cell>
          <table:table-cell office:value-type="string" table:style-name="ce4">
            <text:p><text:a xlink:href="http://media.grutinet.com/articulos/lg/lg_148945_3.jpg">http://media.grutinet.com/articulos/lg/lg_148945_3.jpg</text:a></text:p>
          </table:table-cell>
          <table:table-cell table:number-columns-repeated="6" table:style-name="ce2"/>
          <table:table-cell table:number-columns-repeated="16359"/>
        </table:table-row>
        <table:table-row table:style-name="ro2">
          <table:table-cell office:value-type="float" office:value="148949" table:style-name="ce1">
            <text:p>148949</text:p>
          </table:table-cell>
          <table:table-cell office:value-type="string" table:style-name="ce2">
            <text:p>LENCERIA</text:p>
          </table:table-cell>
          <table:table-cell office:value-type="string" table:style-name="ce2">
            <text:p>CONJUNTOS</text:p>
          </table:table-cell>
          <table:table-cell office:value-type="string" table:style-name="ce2">
            <text:p>BABYDOLL RETRO, DE ENCAJE Y MALLA - NEGRO<text:s/></text:p>
          </table:table-cell>
          <table:table-cell office:value-type="string" table:style-name="ce2">
            <text:p>DREAMGIRL</text:p>
          </table:table-cell>
          <table:table-cell office:value-type="string" table:style-name="ce3">
            <text:p>RETRO, LACE &amp; MESH HALTER BABYDOLL - BLACK</text:p>
            <text:p/>
            <text:p>Babydoll halter de malla y encaje elástico corto retro.</text:p>
            <text:p/>
            <text:p>Estilo de espalda de vuelo.</text:p>
            <text:p/>
            <text:p>Lazos ajustables en la nuca y espalda.</text:p>
            <text:p/>
            <text:p>Braguita de encaje elástico con detalle de espalda.</text:p>
            <text:p/>
            <text:p>Materiales</text:p>
            <text:p/>
            <text:p/>
            <text:p><text:s/>Babydoll: Encaje: 90% Nailon, 10% Spandex</text:p>
            <text:p><text:s/>Malla: 100% nailon</text:p>
            <text:p><text:s/>Braguita: Encaje: 90% nailon, 10% spandex</text:p>
            <text:p/>
            <text:p/>
          </table:table-cell>
          <table:table-cell office:value-type="float" office:value="33.950000000000003" table:style-name="ce1">
            <text:p>33,95</text:p>
          </table:table-cell>
          <table:table-cell office:value-type="float" office:value="21.58" table:style-name="ce1">
            <text:p>21,5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1X</text:p>
          </table:table-cell>
          <table:table-cell office:value-type="string" table:style-name="ce4">
            <text:p><text:a xlink:href="http://media.grutinet.com/articulos/or/or_148949.jpg">http://media.grutinet.com/articulos/or/or_148949.jpg</text:a></text:p>
          </table:table-cell>
          <table:table-cell office:value-type="string" table:style-name="ce4">
            <text:p><text:a xlink:href="http://media.grutinet.com/articulos/lg/lg_148949_0.jpg">http://media.grutinet.com/articulos/lg/lg_148949_0.jpg</text:a></text:p>
          </table:table-cell>
          <table:table-cell office:value-type="string" table:style-name="ce4">
            <text:p><text:a xlink:href="http://media.grutinet.com/articulos/lg/lg_148949_1.jpg">http://media.grutinet.com/articulos/lg/lg_148949_1.jpg</text:a></text:p>
          </table:table-cell>
          <table:table-cell office:value-type="string" table:style-name="ce4">
            <text:p><text:a xlink:href="http://media.grutinet.com/articulos/lg/lg_148949_2.jpg">http://media.grutinet.com/articulos/lg/lg_148949_2.jpg</text:a></text:p>
          </table:table-cell>
          <table:table-cell office:value-type="float" office:value="148949" table:style-name="ce1">
            <text:p>148949</text:p>
          </table:table-cell>
          <table:table-cell office:value-type="string" table:style-name="ce4">
            <text:p><text:a xlink:href="http://media.grutinet.com/articulos/lg/lg_148949_3.jpg">http://media.grutinet.com/articulos/lg/lg_148949_3.jpg</text:a></text:p>
          </table:table-cell>
          <table:table-cell table:number-columns-repeated="6" table:style-name="ce2"/>
          <table:table-cell table:number-columns-repeated="16359"/>
        </table:table-row>
        <table:table-row table:style-name="ro2">
          <table:table-cell office:value-type="float" office:value="149027" table:style-name="ce1">
            <text:p>149027</text:p>
          </table:table-cell>
          <table:table-cell office:value-type="string" table:style-name="ce2">
            <text:p>JUGUETES XXX</text:p>
          </table:table-cell>
          <table:table-cell office:value-type="string" table:style-name="ce2">
            <text:p>PLUGS</text:p>
          </table:table-cell>
          <table:table-cell office:value-type="string" table:style-name="ce2">
            <text:p>B-STROKER MASAJEADOR UNISEX CONTROL REMOTO CON EXCLUSIVO RIMMING BEA</text:p>
          </table:table-cell>
          <table:table-cell office:value-type="string" table:style-name="ce2">
            <text:p>NEXUS</text:p>
          </table:table-cell>
          <table:table-cell office:value-type="string" table:style-name="ce3">
            <text:p>B-STROKER REMOTE CONTROL UNISEX MASSAGER WITH UNIQUE RIMMING BEA</text:p>
            <text:p/>
            <text:p>Nexus B Stroker es un juguete único y versátil que puede utilizarse para estimular el ano o la vagina.</text:p>
            <text:p/>
            <text:p>La base del mango cuenta con pequeñas perlas masajeadoras que suben y bajan para proporcionarte placer, mientras que al mismo tiempo las vibraciones de la base te llevarán a un mundo nuevo de sensaciones.</text:p>
            <text:p/>
            <text:p>Sean cuales sean tus gustos, Nexus B Stroker encontrará la manera de satisfacerte.</text:p>
            <text:p/>
            <text:p/>
            <text:p><text:s/>Diámetro del producto 4,0 cm</text:p>
            <text:p><text:s/>Longitud insertable 11,0 cm</text:p>
            <text:p><text:s/>Número de motores 1</text:p>
            <text:p><text:s/>Varias velocidades Sí</text:p>
            <text:p><text:s/>Recargable si</text:p>
            <text:p><text:s/>Tiempo de recarga 150 min</text:p>
            <text:p><text:s/>Duración de la recarga de la batería 210 min</text:p>
            <text:p><text:s/>Resistente al agua si</text:p>
            <text:p><text:s/>A prueba de salpicaduras Sí</text:p>
            <text:p><text:s/>Sin ftalatos Sí</text:p>
            <text:p><text:s/>Materiales de silicona</text:p>
            <text:p/>
            <text:p/>
          </table:table-cell>
          <table:table-cell office:value-type="float" office:value="148.69550000000001" table:style-name="ce1">
            <text:p>148,6955</text:p>
          </table:table-cell>
          <table:table-cell office:value-type="float" office:value="69.44" table:style-name="ce1">
            <text:p>69,4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49027.jpg">http://media.grutinet.com/articulos/or/or_149027.jpg</text:a></text:p>
          </table:table-cell>
          <table:table-cell office:value-type="string" table:style-name="ce4">
            <text:p><text:a xlink:href="http://media.grutinet.com/articulos/lg/lg_149027_0.jpg">http://media.grutinet.com/articulos/lg/lg_149027_0.jpg</text:a></text:p>
          </table:table-cell>
          <table:table-cell office:value-type="string" table:style-name="ce4">
            <text:p><text:a xlink:href="http://media.grutinet.com/articulos/lg/lg_149027_1.jpg">http://media.grutinet.com/articulos/lg/lg_149027_1.jpg</text:a></text:p>
          </table:table-cell>
          <table:table-cell office:value-type="string" table:style-name="ce4">
            <text:p><text:a xlink:href="http://media.grutinet.com/articulos/lg/lg_149027_2.jpg">http://media.grutinet.com/articulos/lg/lg_149027_2.jpg</text:a></text:p>
          </table:table-cell>
          <table:table-cell table:style-name="ce1"/>
          <table:table-cell office:value-type="string" table:style-name="ce4">
            <text:p><text:a xlink:href="http://media.grutinet.com/articulos/lg/lg_149027_3.jpg">http://media.grutinet.com/articulos/lg/lg_149027_3.jpg</text:a></text:p>
          </table:table-cell>
          <table:table-cell table:number-columns-repeated="6" table:style-name="ce2"/>
          <table:table-cell table:number-columns-repeated="16359"/>
        </table:table-row>
        <table:table-row table:style-name="ro2">
          <table:table-cell office:value-type="float" office:value="149093" table:style-name="ce1">
            <text:p>149093</text:p>
          </table:table-cell>
          <table:table-cell office:value-type="string" table:style-name="ce2">
            <text:p>JUGUETES XXX</text:p>
          </table:table-cell>
          <table:table-cell office:value-type="string" table:style-name="ce2">
            <text:p>PENES</text:p>
          </table:table-cell>
          <table:table-cell office:value-type="string" table:style-name="ce2">
            <text:p>DONG DE 15CM CON TESTÍCULOS - MARRON</text:p>
          </table:table-cell>
          <table:table-cell office:value-type="string" table:style-name="ce2">
            <text:p>CURVE TOYS</text:p>
          </table:table-cell>
          <table:table-cell office:value-type="string" table:style-name="ce3">
            <text:p>6 INCH DONG WITH BALLS</text:p>
            <text:p/>
            <text:p>Este pene de 15 centimetros perfectamente esculpida tiene un aspecto realista, desde la cabeza realista, pasando por el eje detallado, hasta las bolas redondas y firmes.</text:p>
            <text:p/>
            <text:p>Hecho de PVC mejorado sin ftalatos ni látex.</text:p>
            <text:p/>
            <text:p>El material es firme con una ligera cantidad de elasticidad, para una sensación semi-flexible que hace que sea fácil de deslizar en su lugar.</text:p>
            <text:p/>
            <text:p>La base fuerte de la ventosa se adhiere a cualquier superficie plana y lisa que deja sus manos libres para otros placeres. Durable, fácil de mantener y fácil de limpiar, ¡disfruta de esta simple pero significativa polla dura como una roca!</text:p>
            <text:p/>
            <text:p>Curve Toys es conocida por su fórmula de piel biológica ultra realista que se utiliza para crear los mejores consoladores y juguetes para adultos del mundo.</text:p>
            <text:p/>
            <text:p>Fabrican sus réplicas de productos para adultos solo con materiales de origen estadounidense, sin ftalatos y respetuosos con el cuerpo. Su propiedad BioSkin los convierte en líderes en salud sexual.</text:p>
            <text:p/>
            <text:p>Todos los productos son inspeccionados para una funcionalidad superior de modo que representen el valor, la calidad y la innovación desde la fábrica hasta el dormitorio.</text:p>
            <text:p/>
            <text:p>Integrado por expertos con más de 60 años acumulados en la fabricación de adultos, Curve Toys es la combinación perfecta de pasión, creatividad y experiencia; en resumen, conocemos el placer.</text:p>
            <text:p/>
            <text:p><text:s/></text:p>
            <text:p/>
            <text:p/>
            <text:p><text:s/>Dimensiones del producto 16,3 x 8,8 x 5,4 cm</text:p>
            <text:p><text:s/>Peso del producto 490gramos</text:p>
            <text:p><text:s/>Longitud insertable 10,3 cm</text:p>
            <text:p><text:s/>A prueba de agua Sí</text:p>
            <text:p><text:s/>A prueba de salpicaduras Sí</text:p>
            <text:p><text:s/>Materiales PVC</text:p>
            <text:p/>
            <text:p/>
          </table:table-cell>
          <table:table-cell office:value-type="float" office:value="57.95" table:style-name="ce1">
            <text:p>57,95</text:p>
          </table:table-cell>
          <table:table-cell office:value-type="float" office:value="18.100000000000001" table:style-name="ce1">
            <text:p>18,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49093.jpg">http://media.grutinet.com/articulos/or/or_149093.jpg</text:a></text:p>
          </table:table-cell>
          <table:table-cell office:value-type="string" table:style-name="ce4">
            <text:p><text:a xlink:href="http://media.grutinet.com/articulos/lg/lg_149093_0.jpg">http://media.grutinet.com/articulos/lg/lg_149093_0.jpg</text:a></text:p>
          </table:table-cell>
          <table:table-cell office:value-type="string" table:style-name="ce4">
            <text:p><text:a xlink:href="http://media.grutinet.com/articulos/lg/lg_149093_1.jpg">http://media.grutinet.com/articulos/lg/lg_149093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149094" table:style-name="ce1">
            <text:p>149094</text:p>
          </table:table-cell>
          <table:table-cell office:value-type="string" table:style-name="ce2">
            <text:p>JUGUETES XXX</text:p>
          </table:table-cell>
          <table:table-cell office:value-type="string" table:style-name="ce2">
            <text:p>PENES</text:p>
          </table:table-cell>
          <table:table-cell office:value-type="string" table:style-name="ce2">
            <text:p>DONG DE 15CM CON TESTÍCULOS - NEGRO<text:s/></text:p>
          </table:table-cell>
          <table:table-cell office:value-type="string" table:style-name="ce2">
            <text:p>CURVE TOYS</text:p>
          </table:table-cell>
          <table:table-cell office:value-type="string" table:style-name="ce3">
            <text:p>6 INCH DONG WITH BALLS<text:s/></text:p>
            <text:p/>
            <text:p>Este pene de 15 centimetros perfectamente esculpida tiene un aspecto realista, desde la cabeza realista, pasando por el eje detallado, hasta las bolas redondas y firmes.</text:p>
            <text:p/>
            <text:p>Hecho de PVC mejorado sin ftalatos ni látex.</text:p>
            <text:p/>
            <text:p>El material es firme con una ligera cantidad de elasticidad, para una sensación semi-flexible que hace que sea fácil de deslizar en su lugar.</text:p>
            <text:p/>
            <text:p>La base fuerte de la ventosa se adhiere a cualquier superficie plana y lisa que deja sus manos libres para otros placeres. Durable, fácil de mantener y fácil de limpiar, ¡disfruta de esta simple pero significativa polla dura como una roca!</text:p>
            <text:p/>
            <text:p>Curve Toys es conocida por su fórmula de piel biológica ultra realista que se utiliza para crear los mejores consoladores y juguetes para adultos del mundo.</text:p>
            <text:p/>
            <text:p>Fabrican sus réplicas de productos para adultos solo con materiales de origen estadounidense, sin ftalatos y respetuosos con el cuerpo. Su propiedad BioSkin los convierte en líderes en salud sexual.</text:p>
            <text:p/>
            <text:p>Todos los productos son inspeccionados para una funcionalidad superior de modo que representen el valor, la calidad y la innovación desde la fábrica hasta el dormitorio.</text:p>
            <text:p/>
            <text:p>Integrado por expertos con más de 60 años acumulados en la fabricación de adultos, Curve Toys es la combinación perfecta de pasión, creatividad y experiencia; en resumen, conocemos el placer.</text:p>
            <text:p/>
            <text:p><text:s/></text:p>
            <text:p/>
            <text:p/>
            <text:p><text:s/>Dimensiones del producto 16,3 x 8,8 x 5,4 cm</text:p>
            <text:p><text:s/>Peso del producto 490gramos</text:p>
            <text:p><text:s/>Longitud insertable 10,3 cm</text:p>
            <text:p><text:s/>A prueba de agua Sí</text:p>
            <text:p><text:s/>A prueba de salpicaduras Sí</text:p>
            <text:p><text:s/>Materiales PVC</text:p>
            <text:p/>
            <text:p/>
          </table:table-cell>
          <table:table-cell office:value-type="float" office:value="57.95" table:style-name="ce1">
            <text:p>57,95</text:p>
          </table:table-cell>
          <table:table-cell office:value-type="float" office:value="18.100000000000001" table:style-name="ce1">
            <text:p>18,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49094.jpg">http://media.grutinet.com/articulos/or/or_149094.jpg</text:a></text:p>
          </table:table-cell>
          <table:table-cell office:value-type="string" table:style-name="ce4">
            <text:p><text:a xlink:href="http://media.grutinet.com/articulos/lg/lg_149094_0.jpg">http://media.grutinet.com/articulos/lg/lg_149094_0.jpg</text:a></text:p>
          </table:table-cell>
          <table:table-cell office:value-type="string" table:style-name="ce4">
            <text:p><text:a xlink:href="http://media.grutinet.com/articulos/lg/lg_149094_1.jpg">http://media.grutinet.com/articulos/lg/lg_149094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149166" table:style-name="ce1">
            <text:p>149166</text:p>
          </table:table-cell>
          <table:table-cell office:value-type="string" table:style-name="ce2">
            <text:p>JUGUETES XXX</text:p>
          </table:table-cell>
          <table:table-cell office:value-type="string" table:style-name="ce2">
            <text:p>DILDOS</text:p>
          </table:table-cell>
          <table:table-cell office:value-type="string" table:style-name="ce2">
            <text:p>15 CM BARESKIN PENE REALISTICO CON TESTICULOS - COLOR CLARO<text:s/></text:p>
          </table:table-cell>
          <table:table-cell office:value-type="string" table:style-name="ce2">
            <text:p>CURVE TOYS</text:p>
          </table:table-cell>
          <table:table-cell office:value-type="string" table:style-name="ce3">
            <text:p>7 INCH BARESKIN DILDO WITH BALLS - LIGHT</text:p>
            <text:p/>
            <text:p>Este consolador ultra realista es suave, firme, ultraduradero y está listo para cualquier cosa que puedas arrojarle. El material de primera calidad de Bareskin está meticulosamente elaborado a mano y formulado para imitar la textura y la firmeza reales de lo real. ¡Disfruta y saborea a tu nuevo amigo de 15 cm!</text:p>
            <text:p/>
            <text:p>Inserta este dong en tu agujero y apriételo. La fuerte base de la ventosa hace que sea fácil de montar en una superficie plana y lisa o en su correa favorita en el arnés para que pueda conectar a su pareja con algo casi mejor que un pene real.</text:p>
            <text:p/>
            <text:p>Compatible con lubricantes a base de agua y silicona: saca tu botella favorita y lubrica estos dongs a tu nivel de bondad resbaladiza.</text:p>
            <text:p/>
            <text:p><text:s/></text:p>
            <text:p/>
          </table:table-cell>
          <table:table-cell office:value-type="float" office:value="64.95" table:style-name="ce1">
            <text:p>64,95</text:p>
          </table:table-cell>
          <table:table-cell office:value-type="float" office:value="20.399999999999999" table:style-name="ce1">
            <text:p>20,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49166.jpg">http://media.grutinet.com/articulos/or/or_149166.jpg</text:a></text:p>
          </table:table-cell>
          <table:table-cell office:value-type="string" table:style-name="ce4">
            <text:p><text:a xlink:href="http://media.grutinet.com/articulos/lg/lg_149166_0.jpg">http://media.grutinet.com/articulos/lg/lg_149166_0.jpg</text:a></text:p>
          </table:table-cell>
          <table:table-cell office:value-type="string" table:style-name="ce4">
            <text:p><text:a xlink:href="http://media.grutinet.com/articulos/lg/lg_149166_1.jpg">http://media.grutinet.com/articulos/lg/lg_149166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149197" table:style-name="ce1">
            <text:p>149197</text:p>
          </table:table-cell>
          <table:table-cell office:value-type="string" table:style-name="ce2">
            <text:p>JUGUETES XXX</text:p>
          </table:table-cell>
          <table:table-cell office:value-type="string" table:style-name="ce2">
            <text:p>ACCESORIOS PENE</text:p>
          </table:table-cell>
          <table:table-cell office:value-type="string" table:style-name="ce2">
            <text:p>CAMISETA FITNESS IMPRESA - MULTICOLOR<text:s/></text:p>
          </table:table-cell>
          <table:table-cell office:value-type="string" table:style-name="ce2">
            <text:p>MALE POWER</text:p>
          </table:table-cell>
          <table:table-cell office:value-type="string" table:style-name="ce3">
            <text:p>FITNESS TANK-PRINT-SMALL</text:p>
            <text:p/>
            <text:p>De la colección Pride Fest de Male Power, este modelo incluye: Camiseta sin mangas con espalda completa y ribete autoadhesivo en los hombros y el escote.</text:p>
            <text:p/>
            <text:p>Estampado de arcoíris festivo multicolor en forma de espiga. Spandex de poliéster ligero, elástico y transpirable.</text:p>
            <text:p/>
          </table:table-cell>
          <table:table-cell office:value-type="float" office:value="41.433300000000003" table:style-name="ce1">
            <text:p>41,4333</text:p>
          </table:table-cell>
          <table:table-cell office:value-type="float" office:value="12.21" table:style-name="ce1">
            <text:p>12,2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149197.jpg">http://media.grutinet.com/articulos/or/or_149197.jpg</text:a></text:p>
          </table:table-cell>
          <table:table-cell office:value-type="string" table:style-name="ce4">
            <text:p><text:a xlink:href="http://media.grutinet.com/articulos/lg/lg_149197_0.jpg">http://media.grutinet.com/articulos/lg/lg_149197_0.jpg</text:a></text:p>
          </table:table-cell>
          <table:table-cell office:value-type="string" table:style-name="ce4">
            <text:p><text:a xlink:href="http://media.grutinet.com/articulos/lg/lg_149197_1.jpg">http://media.grutinet.com/articulos/lg/lg_149197_1.jpg</text:a></text:p>
          </table:table-cell>
          <table:table-cell office:value-type="string" table:style-name="ce4">
            <text:p><text:a xlink:href="http://media.grutinet.com/articulos/lg/lg_149197_2.jpg">http://media.grutinet.com/articulos/lg/lg_149197_2.jpg</text:a></text:p>
          </table:table-cell>
          <table:table-cell office:value-type="float" office:value="149197" table:style-name="ce1">
            <text:p>149197</text:p>
          </table:table-cell>
          <table:table-cell office:value-type="string" table:style-name="ce4">
            <text:p><text:a xlink:href="http://media.grutinet.com/articulos/lg/lg_149197_3.jpg">http://media.grutinet.com/articulos/lg/lg_149197_3.jpg</text:a></text:p>
          </table:table-cell>
          <table:table-cell table:number-columns-repeated="6" table:style-name="ce2"/>
          <table:table-cell table:number-columns-repeated="16359"/>
        </table:table-row>
        <table:table-row table:style-name="ro2">
          <table:table-cell office:value-type="float" office:value="149199" table:style-name="ce1">
            <text:p>149199</text:p>
          </table:table-cell>
          <table:table-cell office:value-type="string" table:style-name="ce2">
            <text:p>JUGUETES XXX</text:p>
          </table:table-cell>
          <table:table-cell office:value-type="string" table:style-name="ce2">
            <text:p>ACCESORIOS PENE</text:p>
          </table:table-cell>
          <table:table-cell office:value-type="string" table:style-name="ce2">
            <text:p>MICRO MINI SHORT - NEGRO/TURQUESA<text:s/></text:p>
          </table:table-cell>
          <table:table-cell office:value-type="string" table:style-name="ce2">
            <text:p>MALE POWER</text:p>
          </table:table-cell>
          <table:table-cell office:value-type="string" table:style-name="ce3">
            <text:p>MICRO MINI SHORT-SEAFOAM/BLACK-SMALL</text:p>
            <text:p/>
            <text:p/>
            <text:p>Micro mini corto, cintura de corte ultra bajo, piernas de corte alto, ribete de nailon realzado en la cintura y bolsa.</text:p>
            <text:p/>
          </table:table-cell>
          <table:table-cell office:value-type="float" office:value="71.150599999999997" table:style-name="ce1">
            <text:p>71,1506</text:p>
          </table:table-cell>
          <table:table-cell office:value-type="float" office:value="22.46" table:style-name="ce1">
            <text:p>22,4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149199.jpg">http://media.grutinet.com/articulos/or/or_149199.jpg</text:a></text:p>
          </table:table-cell>
          <table:table-cell office:value-type="string" table:style-name="ce4">
            <text:p><text:a xlink:href="http://media.grutinet.com/articulos/lg/lg_149199_0.jpg">http://media.grutinet.com/articulos/lg/lg_149199_0.jpg</text:a></text:p>
          </table:table-cell>
          <table:table-cell office:value-type="string" table:style-name="ce4">
            <text:p><text:a xlink:href="http://media.grutinet.com/articulos/lg/lg_149199_1.jpg">http://media.grutinet.com/articulos/lg/lg_149199_1.jpg</text:a></text:p>
          </table:table-cell>
          <table:table-cell table:style-name="ce2"/>
          <table:table-cell office:value-type="float" office:value="149199" table:style-name="ce1">
            <text:p>149199</text:p>
          </table:table-cell>
          <table:table-cell table:number-columns-repeated="7" table:style-name="ce2"/>
          <table:table-cell table:number-columns-repeated="16359"/>
        </table:table-row>
        <table:table-row table:style-name="ro2">
          <table:table-cell office:value-type="float" office:value="149203" table:style-name="ce1">
            <text:p>149203</text:p>
          </table:table-cell>
          <table:table-cell office:value-type="string" table:style-name="ce2">
            <text:p>JUGUETES XXX</text:p>
          </table:table-cell>
          <table:table-cell office:value-type="string" table:style-name="ce2">
            <text:p>ACCESORIOS PENE</text:p>
          </table:table-cell>
          <table:table-cell office:value-type="string" table:style-name="ce2">
            <text:p>MINI BOXER PRINT - MULTICOLOR<text:s/></text:p>
          </table:table-cell>
          <table:table-cell office:value-type="string" table:style-name="ce2">
            <text:p>MALE POWER</text:p>
          </table:table-cell>
          <table:table-cell office:value-type="string" table:style-name="ce3">
            <text:p>MINI SHORT-PRINT-SMALL</text:p>
            <text:p/>
            <text:p>De la colección Pride Fest de Male Power, este estilo incluye: Un mini short con cintura de talle bajo y piernas de corte alto con nuestra cómoda bolsa contorneada y cobertura trasera completa. Estampado de arcoíris festivo multicolor en forma de espiga. Spandex de poliéster ligero, elástico y transpirable.</text:p>
            <text:p/>
          </table:table-cell>
          <table:table-cell office:value-type="float" office:value="31.8581" table:style-name="ce1">
            <text:p>31,8581</text:p>
          </table:table-cell>
          <table:table-cell office:value-type="float" office:value="9.2100000000000009" table:style-name="ce1">
            <text:p>9,2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149203.jpg">http://media.grutinet.com/articulos/or/or_149203.jpg</text:a></text:p>
          </table:table-cell>
          <table:table-cell office:value-type="string" table:style-name="ce4">
            <text:p><text:a xlink:href="http://media.grutinet.com/articulos/lg/lg_149203_0.jpg">http://media.grutinet.com/articulos/lg/lg_149203_0.jpg</text:a></text:p>
          </table:table-cell>
          <table:table-cell office:value-type="string" table:style-name="ce4">
            <text:p><text:a xlink:href="http://media.grutinet.com/articulos/lg/lg_149203_1.jpg">http://media.grutinet.com/articulos/lg/lg_149203_1.jpg</text:a></text:p>
          </table:table-cell>
          <table:table-cell office:value-type="string" table:style-name="ce4">
            <text:p><text:a xlink:href="http://media.grutinet.com/articulos/lg/lg_149203_2.jpg">http://media.grutinet.com/articulos/lg/lg_149203_2.jpg</text:a></text:p>
          </table:table-cell>
          <table:table-cell office:value-type="float" office:value="149203" table:style-name="ce1">
            <text:p>149203</text:p>
          </table:table-cell>
          <table:table-cell office:value-type="string" table:style-name="ce4">
            <text:p><text:a xlink:href="http://media.grutinet.com/articulos/lg/lg_149203_3.jpg">http://media.grutinet.com/articulos/lg/lg_149203_3.jpg</text:a></text:p>
          </table:table-cell>
          <table:table-cell table:number-columns-repeated="6" table:style-name="ce2"/>
          <table:table-cell table:number-columns-repeated="16359"/>
        </table:table-row>
        <table:table-row table:style-name="ro2">
          <table:table-cell office:value-type="float" office:value="149217" table:style-name="ce1">
            <text:p>149217</text:p>
          </table:table-cell>
          <table:table-cell office:value-type="string" table:style-name="ce2">
            <text:p>JUGUETES XXX</text:p>
          </table:table-cell>
          <table:table-cell office:value-type="string" table:style-name="ce2">
            <text:p>ACCESORIOS PENE</text:p>
          </table:table-cell>
          <table:table-cell office:value-type="string" table:style-name="ce2">
            <text:p>BOXER STRAPPY SHORT - AZUL/NEGRO<text:s/></text:p>
          </table:table-cell>
          <table:table-cell office:value-type="string" table:style-name="ce2">
            <text:p>MALE POWER</text:p>
          </table:table-cell>
          <table:table-cell office:value-type="string" table:style-name="ce3">
            <text:p>STRAPPY SHORT <text:s/>- BLUE/BLACK</text:p>
            <text:p/>
            <text:p>Mini short acentuado con ribete de aspecto de cuero, bolsa de malla elástica suave, cinturilla de efecto de cuero con escudo MP con logo.</text:p>
            <text:p/>
            <text:p>Correas, cinturillas y perneras con aspecto de cuero mate revestido</text:p>
            <text:p/>
          </table:table-cell>
          <table:table-cell office:value-type="float" office:value="51.466999999999999" table:style-name="ce1">
            <text:p>51,467</text:p>
          </table:table-cell>
          <table:table-cell office:value-type="float" office:value="15.5" table:style-name="ce1">
            <text:p>15,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149217.jpg">http://media.grutinet.com/articulos/or/or_149217.jpg</text:a></text:p>
          </table:table-cell>
          <table:table-cell office:value-type="string" table:style-name="ce4">
            <text:p><text:a xlink:href="http://media.grutinet.com/articulos/lg/lg_149217_0.jpg">http://media.grutinet.com/articulos/lg/lg_149217_0.jpg</text:a></text:p>
          </table:table-cell>
          <table:table-cell office:value-type="string" table:style-name="ce4">
            <text:p><text:a xlink:href="http://media.grutinet.com/articulos/lg/lg_149217_1.jpg">http://media.grutinet.com/articulos/lg/lg_149217_1.jpg</text:a></text:p>
          </table:table-cell>
          <table:table-cell office:value-type="string" table:style-name="ce4">
            <text:p><text:a xlink:href="http://media.grutinet.com/articulos/lg/lg_149217_2.jpg">http://media.grutinet.com/articulos/lg/lg_149217_2.jpg</text:a></text:p>
          </table:table-cell>
          <table:table-cell office:value-type="float" office:value="149217" table:style-name="ce1">
            <text:p>149217</text:p>
          </table:table-cell>
          <table:table-cell office:value-type="string" table:style-name="ce4">
            <text:p><text:a xlink:href="http://media.grutinet.com/articulos/lg/lg_149217_3.jpg">http://media.grutinet.com/articulos/lg/lg_149217_3.jpg</text:a></text:p>
          </table:table-cell>
          <table:table-cell table:number-columns-repeated="6" table:style-name="ce2"/>
          <table:table-cell table:number-columns-repeated="16359"/>
        </table:table-row>
        <table:table-row table:style-name="ro2">
          <table:table-cell office:value-type="float" office:value="149263" table:style-name="ce1">
            <text:p>149263</text:p>
          </table:table-cell>
          <table:table-cell office:value-type="string" table:style-name="ce2">
            <text:p>JUGUETES XXX</text:p>
          </table:table-cell>
          <table:table-cell office:value-type="string" table:style-name="ce2">
            <text:p>ACCESORIOS PENE</text:p>
          </table:table-cell>
          <table:table-cell office:value-type="string" table:style-name="ce2">
            <text:p>DOBLE RING JOCK - NEGRO<text:s/></text:p>
          </table:table-cell>
          <table:table-cell office:value-type="string" table:style-name="ce2">
            <text:p>MALE POWER</text:p>
          </table:table-cell>
          <table:table-cell office:value-type="string" table:style-name="ce3">
            <text:p>DOUBLE RING JOCK - BLACK</text:p>
            <text:p/>
            <text:p>El jock de doble anillo cuenta con 2 anillos de goma desmontables, aspecto de cuero Cire en una mezcla de poliéster y spandex.</text:p>
            <text:p/>
          </table:table-cell>
          <table:table-cell office:value-type="float" office:value="43.938099999999999" table:style-name="ce1">
            <text:p>43,9381</text:p>
          </table:table-cell>
          <table:table-cell office:value-type="float" office:value="13.02" table:style-name="ce1">
            <text:p>13,0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149263.jpg">http://media.grutinet.com/articulos/or/or_149263.jpg</text:a></text:p>
          </table:table-cell>
          <table:table-cell office:value-type="string" table:style-name="ce4">
            <text:p><text:a xlink:href="http://media.grutinet.com/articulos/lg/lg_149263_0.jpg">http://media.grutinet.com/articulos/lg/lg_149263_0.jpg</text:a></text:p>
          </table:table-cell>
          <table:table-cell table:number-columns-repeated="2" table:style-name="ce2"/>
          <table:table-cell office:value-type="float" office:value="149263" table:style-name="ce1">
            <text:p>149263</text:p>
          </table:table-cell>
          <table:table-cell table:number-columns-repeated="7" table:style-name="ce2"/>
          <table:table-cell table:number-columns-repeated="16359"/>
        </table:table-row>
        <table:table-row table:style-name="ro2">
          <table:table-cell office:value-type="float" office:value="150462" table:style-name="ce1">
            <text:p>150462</text:p>
          </table:table-cell>
          <table:table-cell office:value-type="string" table:style-name="ce2">
            <text:p>VARIOS</text:p>
          </table:table-cell>
          <table:table-cell office:value-type="string" table:style-name="ce2">
            <text:p>LIBROS</text:p>
          </table:table-cell>
          <table:table-cell office:value-type="string" table:style-name="ce2">
            <text:p>LIBRES</text:p>
          </table:table-cell>
          <table:table-cell office:value-type="string" table:style-name="ce2">
            <text:p>EDICIONES B</text:p>
          </table:table-cell>
          <table:table-cell office:value-type="string" table:style-name="ce3">
            <text:p>LIBRES</text:p>
            <text:p/>
            <text:p>NOEMI CASQUET</text:p>
            <text:p/>
            <text:p>Tras Zorras y Malas, llega Libres, la última entrega de la trilogía que ha reinventado la novela erótica.</text:p>
            <text:p/>
            <text:p>Solo cuando nos equivocamos muchas veces, cuando experimentamos con nuestro placer hasta no dejar ningún rincón por descubrir, solo entonces podemos fluir. Las tres chicas deciden cumplir la última fantasía de Emily -un viaje a Cap d&amp;#39;Agde, la capital del nudismo y el swinging - antes de que Diana tome una gran decisión y Alicia se atreva a afrontar su relación poliamorosa con Ricardo y Leo. Porque la libertad tiene consecuencias y a veces implica dejar marchar; porque el poder del sexo es el comienzo de la expansión personal; porque amar a quien es libre puede ser difícil, pero tambien es mucho más real.</text:p>
            <text:p/>
            <text:p>Nos miramos a los ojos en ese momento. Ese puto momento. Estamos presentes, siendo humanos, naturales. Siendo unión. Colapsando los ritmos del universo. Vibrando tan alto que casi no toco el suelo. Y el deseo se personifica cabalgando encima de su cuerpo. Gritamos, gemimos, sudamos. Así es el sexo, un arma de revolución masiva de emociones y sentimientos. Y ese es el lugar donde me encuentro libre.</text:p>
            <text:p/>
            <text:p>Somos zorras, malas, libres. Pero sobre todo somos nuestras.</text:p>
            <text:p/>
            <text:p/>
            <text:p><text:s/>N&amp;ordm; de páginas: 336 págs.</text:p>
            <text:p><text:s/>Encuadernación: Tapa blanda</text:p>
            <text:p><text:s/>Año de edición: 2020</text:p>
            <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11" table:style-name="ce1">
            <text:p>1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50462.jpg">http://media.grutinet.com/articulos/or/or_150462.jpg</text:a></text:p>
          </table:table-cell>
          <table:table-cell office:value-type="string" table:style-name="ce4">
            <text:p><text:a xlink:href="http://media.grutinet.com/articulos/lg/lg_150462_0.jpg">http://media.grutinet.com/articulos/lg/lg_150462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15723" table:style-name="ce1">
            <text:p>15723</text:p>
          </table:table-cell>
          <table:table-cell office:value-type="string" table:style-name="ce2">
            <text:p>DIVERTIDOS</text:p>
          </table:table-cell>
          <table:table-cell office:value-type="string" table:style-name="ce2">
            <text:p>ACCESORIOS</text:p>
          </table:table-cell>
          <table:table-cell office:value-type="string" table:style-name="ce2">
            <text:p>CORBATA DE LENTEJUELAS ROJA</text:p>
          </table:table-cell>
          <table:table-cell office:value-type="string" table:style-name="ce2">
            <text:p>FEMARVI</text:p>
          </table:table-cell>
          <table:table-cell office:value-type="string" table:style-name="ce3">
            <text:p>CORBATA DE LENTEJUELAS ROJA</text:p>
            <text:p/>
            <text:p>Corbata roja con lentejuelas con goma que se ajusta a todos los tamaños de cuello.</text:p>
            <text:p/>
            <text:p>El complemento perfecto para tus despedidas!</text:p>
            <text:p/>
          </table:table-cell>
          <table:table-cell office:value-type="float" office:value="51.466999999999999" table:style-name="ce1">
            <text:p>51,467</text:p>
          </table:table-cell>
          <table:table-cell office:value-type="float" office:value="15.43" table:style-name="ce1">
            <text:p>15,43</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5723.jpg">http://media.grutinet.com/articulos/or/or_15723.jpg</text:a></text:p>
          </table:table-cell>
          <table:table-cell office:value-type="string" table:style-name="ce4">
            <text:p><text:a xlink:href="http://media.grutinet.com/articulos/lg/lg_15723_0.jpg">http://media.grutinet.com/articulos/lg/lg_15723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15953" table:style-name="ce1">
            <text:p>15953</text:p>
          </table:table-cell>
          <table:table-cell office:value-type="string" table:style-name="ce2">
            <text:p>VARIOS</text:p>
          </table:table-cell>
          <table:table-cell office:value-type="string" table:style-name="ce2">
            <text:p>COPAS MENSTRUALES</text:p>
          </table:table-cell>
          <table:table-cell office:value-type="string" table:style-name="ce2">
            <text:p>COPA MENSTRUAL SOFT PEZON ROSA EXTRA GRANDE</text:p>
          </table:table-cell>
          <table:table-cell office:value-type="string" table:style-name="ce2">
            <text:p>ME LUNA</text:p>
          </table:table-cell>
          <table:table-cell office:value-type="string" table:style-name="ce3">
            <text:p>COPA MENSTRUAL SOFT ROSA EXTRA GRANDE</text:p>
            <text:p/>
            <text:p>La nueva alternativa ecológica y económica a los tampones y compresas higiénicas.</text:p>
            <text:p>Se trata de un dispositivo reutilizable y flexible, que se coloca dentro de la vagina. Se dobla para introducirla en la de la vagina y una vez insertada, va almacenando el flujo menstrual (sin absorber, como los tampones). Tal como haría con una compresa o tampón de celulosa, que cada pocas horas hay que cambiarla. Pero no necesitamos reemplazarla por una nueva, ya que es reutilizable.</text:p>
            <text:p>Con una sencilla operación, se extrae y se vacía su contenido. Se enjuaga y se vuelve a poner.</text:p>
            <text:p/>
            <text:p>¡No esperes más para beneficiarte de este articulo! Es cómodo, económico y previene las infecciones y alergias gracias al material con el que está fabricado (TPE).</text:p>
            <text:p/>
            <text:p>Copa Soft: Uso recomendado para mujeres propensas a infección o alergia, que tiene una zona vaginal especialmente sensible o irritada. La copa soft a diferencia de la clásica, tiene menos elasticidad y es más blanda.</text:p>
            <text:p/>
            <text:p>Elige tu talla según el volumen de menstruación y el color, según tu gusto.</text:p>
            <text:p/>
            <text:p>Diámetro: 47 mm.</text:p>
            <text:p>Longitud: 56 mm.</text:p>
            <text:p>Capacidad: 30 ml hasta los agujeros, 42 ml hasta el borde.</text:p>
            <text:p/>
          </table:table-cell>
          <table:table-cell office:value-type="float" office:value="23.38" table:style-name="ce1">
            <text:p>23,38</text:p>
          </table:table-cell>
          <table:table-cell office:value-type="float" office:value="10.8" table:style-name="ce1">
            <text:p>10,8</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10" table:style-name="ce1">
            <text:p>10</text:p>
          </table:table-cell>
          <table:table-cell office:value-type="string" table:style-name="ce2">
            <text:p>ST</text:p>
          </table:table-cell>
          <table:table-cell office:value-type="string" table:style-name="ce4">
            <text:p><text:a xlink:href="http://media.grutinet.com/articulos/or/or_15953.jpg">http://media.grutinet.com/articulos/or/or_15953.jpg</text:a></text:p>
          </table:table-cell>
          <table:table-cell office:value-type="string" table:style-name="ce4">
            <text:p><text:a xlink:href="http://media.grutinet.com/articulos/lg/lg_15953_0.jpg">http://media.grutinet.com/articulos/lg/lg_15953_0.jpg</text:a></text:p>
          </table:table-cell>
          <table:table-cell office:value-type="string" table:style-name="ce4">
            <text:p><text:a xlink:href="http://media.grutinet.com/articulos/lg/lg_15953_1.jpg">http://media.grutinet.com/articulos/lg/lg_15953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15955" table:style-name="ce1">
            <text:p>15955</text:p>
          </table:table-cell>
          <table:table-cell office:value-type="string" table:style-name="ce2">
            <text:p>VARIOS</text:p>
          </table:table-cell>
          <table:table-cell office:value-type="string" table:style-name="ce2">
            <text:p>COPAS MENSTRUALES</text:p>
          </table:table-cell>
          <table:table-cell office:value-type="string" table:style-name="ce2">
            <text:p>COPA MENSTRUAL CLASICA PEZON TRANSPARENTE MEDIANA</text:p>
          </table:table-cell>
          <table:table-cell office:value-type="string" table:style-name="ce2">
            <text:p>ME LUNA</text:p>
          </table:table-cell>
          <table:table-cell office:value-type="string" table:style-name="ce3">
            <text:p/>
            <text:p>COPA MENSTRUAL CLASICA PEZON TRANSPARENTE MEDIANA</text:p>
            <text:p/>
            <text:p>La nueva alternativa ecológica y económica a los tampones y compresas higiénicas. Se trata de un dispositivo reutilizable y flexible, que se coloca dentro de la vagina. Se dobla para introducirla en la de la vagina y una vez insertada, va almacenando el flujo menstrual (sin absorber, como los tampones). Tal como haría con una compresa o tampón de celulosa, que cada pocas horas hay que cambiarla. Pero no necesitamos reemplazarla por una nueva, ya que es reutilizable.</text:p>
            <text:p>Con una sencilla operación, se extrae y se vacía su contenido. Se enjuaga y se vuelve a poner.</text:p>
            <text:p>¡No esperes más para beneficiarte de este articulo! Es cómodo, económico y previene las infecciones y alergias gracias al material con el que está fabricado (TPE).</text:p>
            <text:p/>
            <text:p>Elige tu talla según el volumen de menstruación y el color, según tu gusto.<text:s/></text:p>
            <text:p/>
            <text:p>Diámetro: 45 mm.</text:p>
            <text:p>Longitud: 45 mm.</text:p>
            <text:p>Capacidad: 15 ml hasta los agujeros, 21 ml hasta el borde.</text:p>
          </table:table-cell>
          <table:table-cell office:value-type="float" office:value="23.38" table:style-name="ce1">
            <text:p>23,38</text:p>
          </table:table-cell>
          <table:table-cell office:value-type="float" office:value="10.8" table:style-name="ce1">
            <text:p>10,8</text:p>
          </table:table-cell>
          <table:table-cell office:value-type="string" table:style-name="ce2">
            <text:p>SI</text:p>
          </table:table-cell>
          <table:table-cell office:value-type="float" office:value="6" table:style-name="ce1">
            <text:p>6</text:p>
          </table:table-cell>
          <table:table-cell office:value-type="string" table:style-name="ce2">
            <text:p>NO</text:p>
          </table:table-cell>
          <table:table-cell office:value-type="float" office:value="10" table:style-name="ce1">
            <text:p>10</text:p>
          </table:table-cell>
          <table:table-cell office:value-type="string" table:style-name="ce2">
            <text:p>ST</text:p>
          </table:table-cell>
          <table:table-cell office:value-type="string" table:style-name="ce4">
            <text:p><text:a xlink:href="http://media.grutinet.com/articulos/or/or_15955.jpg">http://media.grutinet.com/articulos/or/or_15955.jpg</text:a></text:p>
          </table:table-cell>
          <table:table-cell office:value-type="string" table:style-name="ce4">
            <text:p><text:a xlink:href="http://media.grutinet.com/articulos/lg/lg_15955_0.jpg">http://media.grutinet.com/articulos/lg/lg_15955_0.jpg</text:a></text:p>
          </table:table-cell>
          <table:table-cell office:value-type="string" table:style-name="ce4">
            <text:p><text:a xlink:href="http://media.grutinet.com/articulos/lg/lg_15955_1.jpg">http://media.grutinet.com/articulos/lg/lg_15955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165086" table:style-name="ce1">
            <text:p>165086</text:p>
          </table:table-cell>
          <table:table-cell office:value-type="string" table:style-name="ce2">
            <text:p>LENCERIA</text:p>
          </table:table-cell>
          <table:table-cell office:value-type="string" table:style-name="ce2">
            <text:p>MEDIAS</text:p>
          </table:table-cell>
          <table:table-cell office:value-type="string" table:style-name="ce2">
            <text:p>DOMINIQUE MEIDAS FLORES 40 DEN - NEGRO<text:s/></text:p>
          </table:table-cell>
          <table:table-cell office:value-type="string" table:style-name="ce2">
            <text:p>FIORE HOSIERY</text:p>
          </table:table-cell>
          <table:table-cell office:value-type="string" table:style-name="ce3">
            <text:p>DOMINIQUE SUSPENDER PANTYHOSE 40 DEN - BLACK</text:p>
            <text:p/>
            <text:p>Tentadoras flores negras levantadas sobre el pedestal de tus piernas.</text:p>
            <text:p/>
            <text:p>Los muslos también están resaltados con un borde negro sobre un fondo transparente que realza el efecto y resalta el patrón.</text:p>
            <text:p/>
            <text:p>Los retrasos añadirán fuego a la estilización más sensual.</text:p>
            <text:p/>
            <text:p>Nuestro consejo: ¡úselos con el rojo vivo tanto como pueda!</text:p>
            <text:p/>
            <text:p>El ajuste:</text:p>
            <text:p>S (2) encaja como S / M</text:p>
            <text:p>M (3) encaja como M / L</text:p>
            <text:p>L (4) encaja como L / XL</text:p>
            <text:p/>
            <text:p>Fabricado en europa</text:p>
            <text:p/>
            <text:p/>
            <text:p><text:s/>Materiales 90% Poliamid 10% Elastan</text:p>
            <text:p/>
            <text:p/>
          </table:table-cell>
          <table:table-cell office:value-type="float" office:value="53.123899999999999" table:style-name="ce1">
            <text:p>53,1239</text:p>
          </table:table-cell>
          <table:table-cell office:value-type="float" office:value="16.059999999999999" table:style-name="ce1">
            <text:p>16,0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165086.jpg">http://media.grutinet.com/articulos/or/or_165086.jpg</text:a></text:p>
          </table:table-cell>
          <table:table-cell office:value-type="string" table:style-name="ce4">
            <text:p><text:a xlink:href="http://media.grutinet.com/articulos/lg/lg_165086_0.jpg">http://media.grutinet.com/articulos/lg/lg_165086_0.jpg</text:a></text:p>
          </table:table-cell>
          <table:table-cell office:value-type="string" table:style-name="ce4">
            <text:p><text:a xlink:href="http://media.grutinet.com/articulos/lg/lg_165086_1.jpg">http://media.grutinet.com/articulos/lg/lg_165086_1.jpg</text:a></text:p>
          </table:table-cell>
          <table:table-cell office:value-type="string" table:style-name="ce4">
            <text:p><text:a xlink:href="http://media.grutinet.com/articulos/lg/lg_165086_2.jpg">http://media.grutinet.com/articulos/lg/lg_165086_2.jpg</text:a></text:p>
          </table:table-cell>
          <table:table-cell office:value-type="float" office:value="165086" table:style-name="ce1">
            <text:p>165086</text:p>
          </table:table-cell>
          <table:table-cell table:number-columns-repeated="7" table:style-name="ce2"/>
          <table:table-cell table:number-columns-repeated="16359"/>
        </table:table-row>
        <table:table-row table:style-name="ro2">
          <table:table-cell office:value-type="float" office:value="165087" table:style-name="ce1">
            <text:p>165087</text:p>
          </table:table-cell>
          <table:table-cell office:value-type="string" table:style-name="ce2">
            <text:p>LENCERIA</text:p>
          </table:table-cell>
          <table:table-cell office:value-type="string" table:style-name="ce2">
            <text:p>MEDIAS</text:p>
          </table:table-cell>
          <table:table-cell office:value-type="string" table:style-name="ce2">
            <text:p>ARABESQUE STAY-UPS 20 DEN - BURDEOS<text:s/></text:p>
          </table:table-cell>
          <table:table-cell office:value-type="string" table:style-name="ce2">
            <text:p>FIORE HOSIERY</text:p>
          </table:table-cell>
          <table:table-cell office:value-type="string" table:style-name="ce3">
            <text:p>ARABESQUE STAY-UPS 20 DEN - BURGUNDY</text:p>
            <text:p/>
            <text:p>La mezcla de patrones exóticos carmín en los encajes de nuestros ligueros es como una danza oriental.</text:p>
            <text:p/>
            <text:p>La imaginación hace que los pañuelos de fantasía, las alfombras persas y los hermosos mosaicos se arremolinaran frente a nuestros ojos.</text:p>
            <text:p/>
            <text:p>El conjunto está expuesto sobre un fondo desértico claro como la arena.</text:p>
            <text:p/>
            <text:p>Déjate seducir por esta historia.</text:p>
            <text:p/>
            <text:p>Flexiones sensuales con un top de encaje rojo sexy, una pierna transparente y una puntera reforzada de forma invisible para mayor elegancia.</text:p>
            <text:p/>
            <text:p>Los hilos de doble revestimiento en tecnología 3D aumentan la durabilidad y la resistencia, además de garantizar una textura suave y lisa, un efecto de tacto sedoso.</text:p>
            <text:p/>
            <text:p>Esta tecnología proporciona una sensación de comodidad a tu piel y una mayor elasticidad para un ajuste perfecto.</text:p>
            <text:p/>
            <text:p>El ajuste:</text:p>
            <text:p/>
            <text:p>S (2) encaja como S / M</text:p>
            <text:p>M (3) encaja como M / L</text:p>
            <text:p>L (4) encaja como L / XL</text:p>
            <text:p/>
            <text:p>Fabricado en europa</text:p>
            <text:p/>
            <text:p/>
            <text:p><text:s/>Materiales 88% Poliamid 10% Elastan 2% Polipropileno</text:p>
            <text:p/>
            <text:p/>
          </table:table-cell>
          <table:table-cell office:value-type="float" office:value="67.254000000000005" table:style-name="ce1">
            <text:p>67,254</text:p>
          </table:table-cell>
          <table:table-cell office:value-type="float" office:value="21.02" table:style-name="ce1">
            <text:p>21,0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165087.jpg">http://media.grutinet.com/articulos/or/or_165087.jpg</text:a></text:p>
          </table:table-cell>
          <table:table-cell office:value-type="string" table:style-name="ce4">
            <text:p><text:a xlink:href="http://media.grutinet.com/articulos/lg/lg_165087_0.jpg">http://media.grutinet.com/articulos/lg/lg_165087_0.jpg</text:a></text:p>
          </table:table-cell>
          <table:table-cell office:value-type="string" table:style-name="ce4">
            <text:p><text:a xlink:href="http://media.grutinet.com/articulos/lg/lg_165087_1.jpg">http://media.grutinet.com/articulos/lg/lg_165087_1.jpg</text:a></text:p>
          </table:table-cell>
          <table:table-cell office:value-type="string" table:style-name="ce4">
            <text:p><text:a xlink:href="http://media.grutinet.com/articulos/lg/lg_165087_2.jpg">http://media.grutinet.com/articulos/lg/lg_165087_2.jpg</text:a></text:p>
          </table:table-cell>
          <table:table-cell office:value-type="float" office:value="165087" table:style-name="ce1">
            <text:p>165087</text:p>
          </table:table-cell>
          <table:table-cell office:value-type="string" table:style-name="ce4">
            <text:p><text:a xlink:href="http://media.grutinet.com/articulos/lg/lg_165087_3.jpg">http://media.grutinet.com/articulos/lg/lg_165087_3.jpg</text:a></text:p>
          </table:table-cell>
          <table:table-cell table:number-columns-repeated="6" table:style-name="ce2"/>
          <table:table-cell table:number-columns-repeated="16359"/>
        </table:table-row>
        <table:table-row table:style-name="ro2">
          <table:table-cell office:value-type="float" office:value="165088" table:style-name="ce1">
            <text:p>165088</text:p>
          </table:table-cell>
          <table:table-cell office:value-type="string" table:style-name="ce2">
            <text:p>LENCERIA</text:p>
          </table:table-cell>
          <table:table-cell office:value-type="string" table:style-name="ce2">
            <text:p>MEDIAS</text:p>
          </table:table-cell>
          <table:table-cell office:value-type="string" table:style-name="ce2">
            <text:p>ARABESQUE STAY-UPS 20 DEN - BURDEOS<text:s/></text:p>
          </table:table-cell>
          <table:table-cell office:value-type="string" table:style-name="ce2">
            <text:p>FIORE HOSIERY</text:p>
          </table:table-cell>
          <table:table-cell office:value-type="string" table:style-name="ce3">
            <text:p>ARABESQUE STAY-UPS 20 DEN - BURGUNDY</text:p>
            <text:p/>
            <text:p>La mezcla de patrones exóticos carmín en los encajes de nuestros sujetadores es como una danza oriental.</text:p>
            <text:p/>
            <text:p>La imaginación hace que los pañuelos de fantasía, las alfombras persas y los hermosos mosaicos se arremolinaran frente a nuestros ojos.</text:p>
            <text:p/>
            <text:p>El conjunto está expuesto sobre un fondo desértico claro como la arena.</text:p>
            <text:p/>
            <text:p>Déjate seducir por esta historia.</text:p>
            <text:p/>
            <text:p>Flexiones sensuales con un top de encaje rojo sexy, una pierna transparente y una puntera reforzada de forma invisible para mayor elegancia.</text:p>
            <text:p/>
            <text:p>Los hilos de doble revestimiento en tecnología 3D aumentan la durabilidad y la resistencia, además de garantizar una textura suave y lisa, un efecto de tacto sedoso.</text:p>
            <text:p/>
            <text:p>Esta tecnología proporciona una sensación de comodidad a tu piel y una mayor elasticidad para un ajuste perfecto.</text:p>
            <text:p/>
            <text:p>El ajuste:</text:p>
            <text:p/>
            <text:p>S (2) encaja como S / M</text:p>
            <text:p>M (3) encaja como M / L</text:p>
            <text:p>L (4) encaja como L / XL</text:p>
            <text:p/>
            <text:p>Fabricado en europa</text:p>
            <text:p/>
            <text:p/>
            <text:p><text:s/>Materiales 88% Poliamid 10% Elastan 2% Polipropileno</text:p>
            <text:p/>
            <text:p/>
          </table:table-cell>
          <table:table-cell office:value-type="float" office:value="67.254000000000005" table:style-name="ce1">
            <text:p>67,254</text:p>
          </table:table-cell>
          <table:table-cell office:value-type="float" office:value="21.02" table:style-name="ce1">
            <text:p>21,0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165088.jpg">http://media.grutinet.com/articulos/or/or_165088.jpg</text:a></text:p>
          </table:table-cell>
          <table:table-cell office:value-type="string" table:style-name="ce4">
            <text:p><text:a xlink:href="http://media.grutinet.com/articulos/lg/lg_165088_0.jpg">http://media.grutinet.com/articulos/lg/lg_165088_0.jpg</text:a></text:p>
          </table:table-cell>
          <table:table-cell office:value-type="string" table:style-name="ce4">
            <text:p><text:a xlink:href="http://media.grutinet.com/articulos/lg/lg_165088_1.jpg">http://media.grutinet.com/articulos/lg/lg_165088_1.jpg</text:a></text:p>
          </table:table-cell>
          <table:table-cell office:value-type="string" table:style-name="ce4">
            <text:p><text:a xlink:href="http://media.grutinet.com/articulos/lg/lg_165088_2.jpg">http://media.grutinet.com/articulos/lg/lg_165088_2.jpg</text:a></text:p>
          </table:table-cell>
          <table:table-cell office:value-type="float" office:value="165088" table:style-name="ce1">
            <text:p>165088</text:p>
          </table:table-cell>
          <table:table-cell office:value-type="string" table:style-name="ce4">
            <text:p><text:a xlink:href="http://media.grutinet.com/articulos/lg/lg_165088_3.jpg">http://media.grutinet.com/articulos/lg/lg_165088_3.jpg</text:a></text:p>
          </table:table-cell>
          <table:table-cell table:number-columns-repeated="6" table:style-name="ce2"/>
          <table:table-cell table:number-columns-repeated="16359"/>
        </table:table-row>
        <table:table-row table:style-name="ro2">
          <table:table-cell office:value-type="float" office:value="165089" table:style-name="ce1">
            <text:p>165089</text:p>
          </table:table-cell>
          <table:table-cell office:value-type="string" table:style-name="ce2">
            <text:p>LENCERIA</text:p>
          </table:table-cell>
          <table:table-cell office:value-type="string" table:style-name="ce2">
            <text:p>MEDIAS</text:p>
          </table:table-cell>
          <table:table-cell office:value-type="string" table:style-name="ce2">
            <text:p>ARABESQUE STAY-UPS 20 DEN - BURDEOS<text:s/></text:p>
          </table:table-cell>
          <table:table-cell office:value-type="string" table:style-name="ce2">
            <text:p>FIORE HOSIERY</text:p>
          </table:table-cell>
          <table:table-cell office:value-type="string" table:style-name="ce3">
            <text:p>ARABESQUE STAY-UPS 20 DEN - BURGUNDY</text:p>
            <text:p/>
            <text:p>La mezcla de patrones exóticos carmín en los encajes de nuestros sujetadores es como una danza oriental.</text:p>
            <text:p/>
            <text:p>La imaginación hace que los pañuelos de fantasía, las alfombras persas y los hermosos mosaicos se arremolinaran frente a nuestros ojos.</text:p>
            <text:p/>
            <text:p>El conjunto está expuesto sobre un fondo desértico claro como la arena.</text:p>
            <text:p/>
            <text:p>Déjate seducir por esta historia.</text:p>
            <text:p/>
            <text:p>Flexiones sensuales con un top de encaje rojo sexy, una pierna transparente y una puntera reforzada de forma invisible para mayor elegancia.</text:p>
            <text:p/>
            <text:p>Los hilos de doble revestimiento en tecnología 3D aumentan la durabilidad y la resistencia, además de garantizar una textura suave y lisa, un efecto de tacto sedoso.</text:p>
            <text:p/>
            <text:p>Esta tecnología proporciona una sensación de comodidad a tu piel y una mayor elasticidad para un ajuste perfecto.</text:p>
            <text:p/>
            <text:p>El ajuste:</text:p>
            <text:p/>
            <text:p>S (2) encaja como S / M</text:p>
            <text:p>M (3) encaja como M / L</text:p>
            <text:p>L (4) encaja como L / XL</text:p>
            <text:p/>
            <text:p>Fabricado en europa</text:p>
            <text:p/>
            <text:p/>
            <text:p><text:s/>Materiales 88% Poliamid 10% Elastan 2% Polipropileno</text:p>
            <text:p/>
            <text:p/>
          </table:table-cell>
          <table:table-cell office:value-type="float" office:value="67.254000000000005" table:style-name="ce1">
            <text:p>67,254</text:p>
          </table:table-cell>
          <table:table-cell office:value-type="float" office:value="21.02" table:style-name="ce1">
            <text:p>21,0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165089.jpg">http://media.grutinet.com/articulos/or/or_165089.jpg</text:a></text:p>
          </table:table-cell>
          <table:table-cell office:value-type="string" table:style-name="ce4">
            <text:p><text:a xlink:href="http://media.grutinet.com/articulos/lg/lg_165089_0.jpg">http://media.grutinet.com/articulos/lg/lg_165089_0.jpg</text:a></text:p>
          </table:table-cell>
          <table:table-cell office:value-type="string" table:style-name="ce4">
            <text:p><text:a xlink:href="http://media.grutinet.com/articulos/lg/lg_165089_1.jpg">http://media.grutinet.com/articulos/lg/lg_165089_1.jpg</text:a></text:p>
          </table:table-cell>
          <table:table-cell office:value-type="string" table:style-name="ce4">
            <text:p><text:a xlink:href="http://media.grutinet.com/articulos/lg/lg_165089_2.jpg">http://media.grutinet.com/articulos/lg/lg_165089_2.jpg</text:a></text:p>
          </table:table-cell>
          <table:table-cell office:value-type="float" office:value="165089" table:style-name="ce1">
            <text:p>165089</text:p>
          </table:table-cell>
          <table:table-cell office:value-type="string" table:style-name="ce4">
            <text:p><text:a xlink:href="http://media.grutinet.com/articulos/lg/lg_165089_3.jpg">http://media.grutinet.com/articulos/lg/lg_165089_3.jpg</text:a></text:p>
          </table:table-cell>
          <table:table-cell table:number-columns-repeated="6" table:style-name="ce2"/>
          <table:table-cell table:number-columns-repeated="16359"/>
        </table:table-row>
        <table:table-row table:style-name="ro2">
          <table:table-cell office:value-type="float" office:value="165090" table:style-name="ce1">
            <text:p>165090</text:p>
          </table:table-cell>
          <table:table-cell office:value-type="string" table:style-name="ce2">
            <text:p>LENCERIA</text:p>
          </table:table-cell>
          <table:table-cell office:value-type="string" table:style-name="ce2">
            <text:p>MEDIAS</text:p>
          </table:table-cell>
          <table:table-cell office:value-type="string" table:style-name="ce2">
            <text:p>CATHERINE STAY-UPS 20 DEN - NEGRO<text:s/></text:p>
          </table:table-cell>
          <table:table-cell office:value-type="string" table:style-name="ce2">
            <text:p>FIORE HOSIERY</text:p>
          </table:table-cell>
          <table:table-cell office:value-type="string" table:style-name="ce3">
            <text:p>CATHERINE STAY-UPS 20 DEN - BLACK</text:p>
            <text:p/>
            <text:p>El encaje rojo cereza se combina con el sensual negro de los finos puntos.</text:p>
            <text:p/>
            <text:p>Si esta no es una situación ideal, ¿cuál es? Úselos a diario, ¡descubra solo para ocasiones especiales!</text:p>
            <text:p/>
            <text:p>Sensuales sujetadores estampados con un sexy top de encaje rojo, una pierna transparente y una puntera reforzada de forma invisible para mayor elegancia.</text:p>
            <text:p/>
            <text:p>Los hilos de doble revestimiento en tecnología 3D aumentan la durabilidad y la resistencia, además de garantizar una textura suave y lisa, un efecto de tacto sedoso.</text:p>
            <text:p/>
            <text:p>Esta tecnología proporciona una sensación de comodidad a tu piel y una mayor elasticidad para un ajuste perfecto.</text:p>
            <text:p/>
            <text:p>El ajuste:</text:p>
            <text:p>S (2) encaja como S / M</text:p>
            <text:p>M (3) encaja como M / L</text:p>
            <text:p>L (4) encaja como L / XL</text:p>
            <text:p/>
            <text:p>Fabricado en europa</text:p>
            <text:p/>
            <text:p/>
            <text:p><text:s/>Materiales 90% Poliamid 10% Elastan</text:p>
            <text:p/>
            <text:p/>
          </table:table-cell>
          <table:table-cell office:value-type="float" office:value="67.254000000000005" table:style-name="ce1">
            <text:p>67,254</text:p>
          </table:table-cell>
          <table:table-cell office:value-type="float" office:value="21.02" table:style-name="ce1">
            <text:p>21,0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165090.jpg">http://media.grutinet.com/articulos/or/or_165090.jpg</text:a></text:p>
          </table:table-cell>
          <table:table-cell office:value-type="string" table:style-name="ce4">
            <text:p><text:a xlink:href="http://media.grutinet.com/articulos/lg/lg_165090_0.jpg">http://media.grutinet.com/articulos/lg/lg_165090_0.jpg</text:a></text:p>
          </table:table-cell>
          <table:table-cell office:value-type="string" table:style-name="ce4">
            <text:p><text:a xlink:href="http://media.grutinet.com/articulos/lg/lg_165090_1.jpg">http://media.grutinet.com/articulos/lg/lg_165090_1.jpg</text:a></text:p>
          </table:table-cell>
          <table:table-cell office:value-type="string" table:style-name="ce4">
            <text:p><text:a xlink:href="http://media.grutinet.com/articulos/lg/lg_165090_2.jpg">http://media.grutinet.com/articulos/lg/lg_165090_2.jpg</text:a></text:p>
          </table:table-cell>
          <table:table-cell office:value-type="float" office:value="165090" table:style-name="ce1">
            <text:p>165090</text:p>
          </table:table-cell>
          <table:table-cell table:number-columns-repeated="7" table:style-name="ce2"/>
          <table:table-cell table:number-columns-repeated="16359"/>
        </table:table-row>
        <table:table-row table:style-name="ro2">
          <table:table-cell office:value-type="float" office:value="165091" table:style-name="ce1">
            <text:p>165091</text:p>
          </table:table-cell>
          <table:table-cell office:value-type="string" table:style-name="ce2">
            <text:p>LENCERIA</text:p>
          </table:table-cell>
          <table:table-cell office:value-type="string" table:style-name="ce2">
            <text:p>MEDIAS</text:p>
          </table:table-cell>
          <table:table-cell office:value-type="string" table:style-name="ce2">
            <text:p>CATHERINE STAY-UPS 20 DEN - NEGRO<text:s/></text:p>
          </table:table-cell>
          <table:table-cell office:value-type="string" table:style-name="ce2">
            <text:p>FIORE HOSIERY</text:p>
          </table:table-cell>
          <table:table-cell office:value-type="string" table:style-name="ce3">
            <text:p>CATHERINE STAY-UPS 20 DEN - BLACK</text:p>
            <text:p/>
            <text:p>El encaje rojo cereza se combina con el sensual negro de los finos puntos.</text:p>
            <text:p/>
            <text:p>Si esta no es una situación ideal, ¿cuál es? Úselos a diario, ¡descubra solo para ocasiones especiales!</text:p>
            <text:p/>
            <text:p>Sensuales sujetadores estampados con un sexy top de encaje rojo, una pierna transparente y una puntera reforzada de forma invisible para mayor elegancia.</text:p>
            <text:p/>
            <text:p>Los hilos de doble revestimiento en tecnología 3D aumentan la durabilidad y la resistencia, además de garantizar una textura suave y lisa, un efecto de tacto sedoso.</text:p>
            <text:p/>
            <text:p>Esta tecnología proporciona una sensación de comodidad a tu piel y una mayor elasticidad para un ajuste perfecto.</text:p>
            <text:p/>
            <text:p>El ajuste:</text:p>
            <text:p>S (2) encaja como S / M</text:p>
            <text:p>M (3) encaja como M / L</text:p>
            <text:p>L (4) encaja como L / XL</text:p>
            <text:p/>
            <text:p>Fabricado en europa</text:p>
            <text:p/>
            <text:p/>
            <text:p><text:s/>Materiales 90% Poliamid 10% Elastan</text:p>
            <text:p/>
            <text:p/>
          </table:table-cell>
          <table:table-cell office:value-type="float" office:value="67.254000000000005" table:style-name="ce1">
            <text:p>67,254</text:p>
          </table:table-cell>
          <table:table-cell office:value-type="float" office:value="21.02" table:style-name="ce1">
            <text:p>21,0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165091.jpg">http://media.grutinet.com/articulos/or/or_165091.jpg</text:a></text:p>
          </table:table-cell>
          <table:table-cell office:value-type="string" table:style-name="ce4">
            <text:p><text:a xlink:href="http://media.grutinet.com/articulos/lg/lg_165091_0.jpg">http://media.grutinet.com/articulos/lg/lg_165091_0.jpg</text:a></text:p>
          </table:table-cell>
          <table:table-cell office:value-type="string" table:style-name="ce4">
            <text:p><text:a xlink:href="http://media.grutinet.com/articulos/lg/lg_165091_1.jpg">http://media.grutinet.com/articulos/lg/lg_165091_1.jpg</text:a></text:p>
          </table:table-cell>
          <table:table-cell office:value-type="string" table:style-name="ce4">
            <text:p><text:a xlink:href="http://media.grutinet.com/articulos/lg/lg_165091_2.jpg">http://media.grutinet.com/articulos/lg/lg_165091_2.jpg</text:a></text:p>
          </table:table-cell>
          <table:table-cell office:value-type="float" office:value="165091" table:style-name="ce1">
            <text:p>165091</text:p>
          </table:table-cell>
          <table:table-cell table:number-columns-repeated="7" table:style-name="ce2"/>
          <table:table-cell table:number-columns-repeated="16359"/>
        </table:table-row>
        <table:table-row table:style-name="ro2">
          <table:table-cell office:value-type="float" office:value="165109" table:style-name="ce1">
            <text:p>165109</text:p>
          </table:table-cell>
          <table:table-cell office:value-type="string" table:style-name="ce2">
            <text:p>LENCERIA</text:p>
          </table:table-cell>
          <table:table-cell office:value-type="string" table:style-name="ce2">
            <text:p>MEDIAS</text:p>
          </table:table-cell>
          <table:table-cell office:value-type="string" table:style-name="ce2">
            <text:p>AMOROSA SUSPENDER PANTYHOSE 30 DEN - NEGRO<text:s/></text:p>
          </table:table-cell>
          <table:table-cell office:value-type="string" table:style-name="ce2">
            <text:p>FIORE HOSIERY</text:p>
          </table:table-cell>
          <table:table-cell office:value-type="string" table:style-name="ce3">
            <text:p>AMOROSA SUSPENDER PANTYHOSE 30 DEN - BLACK</text:p>
            <text:p/>
            <text:p>Rosas decorativas y esbeltas que trepan por el cuerpo femenino: motivos florales negros, intrincados y ricos, como el mundo interior de tus emociones.</text:p>
            <text:p/>
            <text:p>El exterior armoniza perfectamente con la belleza interior femenina, ¡simplemente nos encanta!</text:p>
            <text:p/>
            <text:p>Medias transparentes que imitan ligas y medias con exuberante estampado floral, confeccionadas con hilos recubiertos en tecnología 3D para mayor durabilidad y resiliencia.</text:p>
            <text:p/>
            <text:p>Esta tecnología proporciona una sensación de comodidad a tu piel y una mayor elasticidad para un ajuste perfecto.</text:p>
            <text:p/>
            <text:p>Costura plana y puntera reforzada de forma invisible.</text:p>
            <text:p/>
            <text:p>El ajuste:</text:p>
            <text:p>S (2) encaja como S / M</text:p>
            <text:p>M (3) encaja como M / L</text:p>
            <text:p>L (4) encaja como L / XL</text:p>
            <text:p>XL (5) encaja como XL / 2XL</text:p>
            <text:p>2XL (6) encaja como 2XL / 3XL</text:p>
            <text:p/>
            <text:p>Fabricado en europa</text:p>
            <text:p/>
            <text:p/>
            <text:p><text:s/>Materiales 88% Poliamid 12% Elastan</text:p>
            <text:p/>
            <text:p/>
            <text:p><text:s/></text:p>
            <text:p/>
          </table:table-cell>
          <table:table-cell office:value-type="float" office:value="56.757300000000001" table:style-name="ce1">
            <text:p>56,7573</text:p>
          </table:table-cell>
          <table:table-cell office:value-type="float" office:value="17.3" table:style-name="ce1">
            <text:p>17,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165109.jpg">http://media.grutinet.com/articulos/or/or_165109.jpg</text:a></text:p>
          </table:table-cell>
          <table:table-cell office:value-type="string" table:style-name="ce4">
            <text:p><text:a xlink:href="http://media.grutinet.com/articulos/lg/lg_165109_0.jpg">http://media.grutinet.com/articulos/lg/lg_165109_0.jpg</text:a></text:p>
          </table:table-cell>
          <table:table-cell office:value-type="string" table:style-name="ce4">
            <text:p><text:a xlink:href="http://media.grutinet.com/articulos/lg/lg_165109_1.jpg">http://media.grutinet.com/articulos/lg/lg_165109_1.jpg</text:a></text:p>
          </table:table-cell>
          <table:table-cell office:value-type="string" table:style-name="ce4">
            <text:p><text:a xlink:href="http://media.grutinet.com/articulos/lg/lg_165109_2.jpg">http://media.grutinet.com/articulos/lg/lg_165109_2.jpg</text:a></text:p>
          </table:table-cell>
          <table:table-cell office:value-type="float" office:value="165109" table:style-name="ce1">
            <text:p>165109</text:p>
          </table:table-cell>
          <table:table-cell table:number-columns-repeated="7" table:style-name="ce2"/>
          <table:table-cell table:number-columns-repeated="16359"/>
        </table:table-row>
        <table:table-row table:style-name="ro2">
          <table:table-cell office:value-type="float" office:value="165110" table:style-name="ce1">
            <text:p>165110</text:p>
          </table:table-cell>
          <table:table-cell office:value-type="string" table:style-name="ce2">
            <text:p>LENCERIA</text:p>
          </table:table-cell>
          <table:table-cell office:value-type="string" table:style-name="ce2">
            <text:p>MEDIAS</text:p>
          </table:table-cell>
          <table:table-cell office:value-type="string" table:style-name="ce2">
            <text:p>AMOUR ROUGE SUSPENDER PANTYHOSE 20 DEN - BLACK</text:p>
          </table:table-cell>
          <table:table-cell office:value-type="string" table:style-name="ce2">
            <text:p>FIORE HOSIERY</text:p>
          </table:table-cell>
          <table:table-cell office:value-type="string" table:style-name="ce3">
            <text:p>AMOUR ROUGE SUSPENDER PANTYHOSE 20 DEN - BLACK</text:p>
            <text:p/>
            <text:p>El amor es un sentimiento cálido asociado con el rojo. Al igual que nuestras últimas mallas que imitan medias y reemplazan un juego de cinturón y ligas, las ofrecemos en negro clásico con motivos rojos orientales alrededor de los muslos.</text:p>
            <text:p/>
            <text:p>Medias transparentes con estampado oriental.</text:p>
            <text:p/>
            <text:p>Ligas y medias de imitación fabricadas con hilos recubiertos en tecnología 3D para mayor durabilidad y resiliencia.</text:p>
            <text:p/>
            <text:p>Esta tecnología proporciona una sensación de comodidad a tu piel y una mayor elasticidad para un ajuste perfecto.</text:p>
            <text:p/>
            <text:p>Costura plana y puntera reforzada de forma invisible.</text:p>
            <text:p/>
            <text:p>El ajuste:</text:p>
            <text:p>S (2) encaja como S / M</text:p>
            <text:p>M (3) encaja como M / L</text:p>
            <text:p>L (4) encaja como L / XL</text:p>
            <text:p/>
            <text:p>Fabricado en europa</text:p>
            <text:p/>
            <text:p/>
            <text:p><text:s/>Materiales 89% Poliamid 10% Elastan 1% Polipropileno</text:p>
            <text:p/>
            <text:p/>
          </table:table-cell>
          <table:table-cell office:value-type="float" office:value="56.757300000000001" table:style-name="ce1">
            <text:p>56,7573</text:p>
          </table:table-cell>
          <table:table-cell office:value-type="float" office:value="17.3" table:style-name="ce1">
            <text:p>17,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165110.jpg">http://media.grutinet.com/articulos/or/or_165110.jpg</text:a></text:p>
          </table:table-cell>
          <table:table-cell office:value-type="string" table:style-name="ce4">
            <text:p><text:a xlink:href="http://media.grutinet.com/articulos/lg/lg_165110_0.jpg">http://media.grutinet.com/articulos/lg/lg_165110_0.jpg</text:a></text:p>
          </table:table-cell>
          <table:table-cell office:value-type="string" table:style-name="ce4">
            <text:p><text:a xlink:href="http://media.grutinet.com/articulos/lg/lg_165110_1.jpg">http://media.grutinet.com/articulos/lg/lg_165110_1.jpg</text:a></text:p>
          </table:table-cell>
          <table:table-cell office:value-type="string" table:style-name="ce4">
            <text:p><text:a xlink:href="http://media.grutinet.com/articulos/lg/lg_165110_2.jpg">http://media.grutinet.com/articulos/lg/lg_165110_2.jpg</text:a></text:p>
          </table:table-cell>
          <table:table-cell office:value-type="float" office:value="165110" table:style-name="ce1">
            <text:p>165110</text:p>
          </table:table-cell>
          <table:table-cell table:number-columns-repeated="7" table:style-name="ce2"/>
          <table:table-cell table:number-columns-repeated="16359"/>
        </table:table-row>
        <table:table-row table:style-name="ro2">
          <table:table-cell office:value-type="float" office:value="165751" table:style-name="ce1">
            <text:p>165751</text:p>
          </table:table-cell>
          <table:table-cell office:value-type="string" table:style-name="ce2">
            <text:p>DIVERTIDOS</text:p>
          </table:table-cell>
          <table:table-cell office:value-type="string" table:style-name="ce2">
            <text:p>ACCESORIOS</text:p>
          </table:table-cell>
          <table:table-cell office:value-type="string" table:style-name="ce2">
            <text:p>3 AVELLANAS CON TANGA SORPRESA</text:p>
          </table:table-cell>
          <table:table-cell office:value-type="string" table:style-name="ce2">
            <text:p>DIVERTY SEX</text:p>
          </table:table-cell>
          <table:table-cell office:value-type="string" table:style-name="ce3">
            <text:p>3 AVELLANAS CON TANGA SORPRESA</text:p>
            <text:p/>
            <text:p>El detalle perfecto para cumpleaños y despedidas.</text:p>
            <text:p/>
          </table:table-cell>
          <table:table-cell office:value-type="float" office:value="8.8964999999999996" table:style-name="ce1">
            <text:p>8,8965</text:p>
          </table:table-cell>
          <table:table-cell office:value-type="float" office:value="2.46" table:style-name="ce1">
            <text:p>2,46</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65751.jpg">http://media.grutinet.com/articulos/or/or_165751.jpg</text:a></text:p>
          </table:table-cell>
          <table:table-cell office:value-type="string" table:style-name="ce4">
            <text:p><text:a xlink:href="http://media.grutinet.com/articulos/lg/lg_165751_0.jpg">http://media.grutinet.com/articulos/lg/lg_165751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166176" table:style-name="ce1">
            <text:p>166176</text:p>
          </table:table-cell>
          <table:table-cell office:value-type="string" table:style-name="ce2">
            <text:p>VARIOS</text:p>
          </table:table-cell>
          <table:table-cell office:value-type="string" table:style-name="ce2">
            <text:p>LIBROS</text:p>
          </table:table-cell>
          <table:table-cell office:value-type="string" table:style-name="ce2">
            <text:p>NO PARES (SERIE COMPLICES 2)</text:p>
          </table:table-cell>
          <table:table-cell office:value-type="string" table:style-name="ce2">
            <text:p>RANDOM HOUSE</text:p>
          </table:table-cell>
          <table:table-cell office:value-type="string" table:style-name="ce3">
            <text:p>NO PARES (SERIE COMPLICES 2)</text:p>
            <text:p/>
            <text:p>Irina Vega</text:p>
            <text:p/>
            <text:p>Lujuria. Deseos compartidos. Y una pareja que atraviesa todos los límites.</text:p>
            <text:p>La continuación de la serie de literatura erótica que te tentará a probar placeres compartidos.</text:p>
            <text:p/>
            <text:p>En la pareja, había sabido separar amor y sexo. Era consciente de que quizás pocos podían llegar a entenderlo. Quizás las personas no eramos monógamas por naturaleza.</text:p>
            <text:p/>
            <text:p>Julia y Hugo se adoran y han descubierto algo que les pone a 100. Compartir sus deseos el uno con el otro... y ponerlo en práctica. En la continuación de Dame más, No pares, Julia y Hugo continúan con sus retos, dándole rienda suelta al placer.</text:p>
            <text:p/>
            <text:p/>
            <text:p><text:s/>Formato, páginas: Tapa dura, 240</text:p>
            <text:p><text:s/>Edición: 2021</text:p>
            <text:p/>
            <text:p/>
          </table:table-cell>
          <table:table-cell office:value-type="float" office:value="21.9" table:style-name="ce1">
            <text:p>21,9</text:p>
          </table:table-cell>
          <table:table-cell office:value-type="float" office:value="18.18" table:style-name="ce1">
            <text:p>18,1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66176.jpg">http://media.grutinet.com/articulos/or/or_166176.jpg</text:a></text:p>
          </table:table-cell>
          <table:table-cell office:value-type="string" table:style-name="ce4">
            <text:p><text:a xlink:href="http://media.grutinet.com/articulos/lg/lg_166176_0.jpg">http://media.grutinet.com/articulos/lg/lg_166176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175989" table:style-name="ce1">
            <text:p>175989</text:p>
          </table:table-cell>
          <table:table-cell office:value-type="string" table:style-name="ce2">
            <text:p>VARIOS</text:p>
          </table:table-cell>
          <table:table-cell office:value-type="string" table:style-name="ce2">
            <text:p>LIBROS</text:p>
          </table:table-cell>
          <table:table-cell office:value-type="string" table:style-name="ce2">
            <text:p>DULCE REDENCIÓN (TRILOGIA TENTACION 3)</text:p>
          </table:table-cell>
          <table:table-cell office:value-type="string" table:style-name="ce2">
            <text:p>RANDOM HOUSE</text:p>
          </table:table-cell>
          <table:table-cell office:value-type="string" table:style-name="ce3">
            <text:p>DULCE REDENCIÓN (TRILOGIA TENTACION 3)</text:p>
            <text:p/>
            <text:p>J. KENNER</text:p>
            <text:p/>
            <text:p>No te pierdas esta provocadora historia de amor, suspense y pasión.</text:p>
            <text:p/>
            <text:p>Saborearás la redención.</text:p>
            <text:p/>
            <text:p>La verdad sobre la enigmática personalidad de Devlin Saint ha salido a la luz, y al mismo tiempo el ha conseguido derribar todas las barreras que Ellie Holmes había construido a su alrededor. El futuro se abre esperanzador para la pareja, que comienza a confiar el uno en el otro. Sin embargo, ahora que la identidad de Devlin Saint se ha revelado, aparecen antiguos enemigos ávidos de venganza. Y mientras el se promete que lo único importante es mantener a Ellie a salvo, ella sabe que deberá dar un último paso para demostrar a todos que solo existe un final que merezca la pena.</text:p>
            <text:p/>
            <text:p>De la mano de una de las reinas indiscutibles del genero, la pareja más irresistible del romance erótico actual se enfrenta a un final plagado de tensión y peligro. Un desenlace de alto voltaje para una historia de amor emotiva e inolvidable.</text:p>
            <text:p/>
            <text:p/>
            <text:p><text:s/>N&amp;ordm; de páginas: 352</text:p>
            <text:p><text:s/>Encuadernación:Tapa blanda</text:p>
            <text:p><text:s/>Año de edición: 2022</text:p>
            <text:p/>
            <text:p/>
          </table:table-cell>
          <table:table-cell office:value-type="float" office:value="18.899999999999999" table:style-name="ce1">
            <text:p>18,9</text:p>
          </table:table-cell>
          <table:table-cell office:value-type="float" office:value="15.7" table:style-name="ce1">
            <text:p>15,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75989.jpg">http://media.grutinet.com/articulos/or/or_175989.jpg</text:a></text:p>
          </table:table-cell>
          <table:table-cell office:value-type="string" table:style-name="ce4">
            <text:p><text:a xlink:href="http://media.grutinet.com/articulos/lg/lg_175989_0.jpg">http://media.grutinet.com/articulos/lg/lg_175989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175990" table:style-name="ce1">
            <text:p>175990</text:p>
          </table:table-cell>
          <table:table-cell office:value-type="string" table:style-name="ce2">
            <text:p>VARIOS</text:p>
          </table:table-cell>
          <table:table-cell office:value-type="string" table:style-name="ce2">
            <text:p>LIBROS</text:p>
          </table:table-cell>
          <table:table-cell office:value-type="string" table:style-name="ce2">
            <text:p>UNA CONDUCTA INAPROPIADA</text:p>
          </table:table-cell>
          <table:table-cell office:value-type="string" table:style-name="ce2">
            <text:p>RANDOM HOUSE</text:p>
          </table:table-cell>
          <table:table-cell office:value-type="string" table:style-name="ce3">
            <text:p>UNA CONDUCTA INAPROPIADA</text:p>
            <text:p/>
            <text:p>Vi Keeland.</text:p>
            <text:p/>
            <text:p>Una mujer encuentra el amor, tras recuperar su trabajo despues de ser despedida por comportamiento inapropiado.</text:p>
            <text:p/>
            <text:p>La presentadora de noticias Ireland Richardson encuentra, al regresar de sus vacaciones, una carta de despido por comportamiento inapropiado despues de que se haya filtrado un vídeo de ella tomando el sol en topless. Indignada, envía al presidente de la cadena, Grant Lexington, a quien nunca conoció, un correo electrónico sarcástico, y acaba recibiendo una respuesta igualmente desdeñosa. Cuando Irlanda se dispone a recoger sus cosas de su oficina, peleándose a gritos con su antiguo jefe, sin saberlo se encuentra con Grant. Ireland descubre que su jefe invadió su privacidad y publicó el video como venganza. Grant decide despedir al jefe y volver a contratar a Irlanda. A medida que Irlanda regresa al trabajo, ambos comienzan a enamorarse lentamente el uno del otro. A medida que su relación avanza, Irlanda se percata de que Grant no quiere tener hijos y ella siempre ha querido una gran familia. Pero lo que Ireland no sabe es que Grant esconde un secreto familiar que pronto le será revelado.</text:p>
            <text:p/>
            <text:p/>
            <text:p><text:s/>320 Páginas</text:p>
            <text:p><text:s/>Tapa blanda</text:p>
            <text:p><text:s/>Año de edición: 2022</text:p>
            <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75990.jpg">http://media.grutinet.com/articulos/or/or_175990.jpg</text:a></text:p>
          </table:table-cell>
          <table:table-cell office:value-type="string" table:style-name="ce4">
            <text:p><text:a xlink:href="http://media.grutinet.com/articulos/lg/lg_175990_0.jpg">http://media.grutinet.com/articulos/lg/lg_175990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176733" table:style-name="ce1">
            <text:p>176733</text:p>
          </table:table-cell>
          <table:table-cell office:value-type="string" table:style-name="ce2">
            <text:p>JUGUETES XXX</text:p>
          </table:table-cell>
          <table:table-cell office:value-type="string" table:style-name="ce2">
            <text:p>MASTURBADORES ELLA</text:p>
          </table:table-cell>
          <table:table-cell office:value-type="string" table:style-name="ce2">
            <text:p>SILLA DEL AMOR MULTIPOSICION - NEGRO<text:s/></text:p>
          </table:table-cell>
          <table:table-cell office:value-type="string" table:style-name="ce2">
            <text:p>SHOTS</text:p>
          </table:table-cell>
          <table:table-cell office:value-type="string" table:style-name="ce3">
            <text:p>LOVE CHAIR MULTIPOSITION - BLACK</text:p>
            <text:p/>
            <text:p>¡Ahora puede representar sesiones ilimitadas de Doctores Traviesos y Enfermeras Traviesas directamente desde la comodidad de su hogar!</text:p>
            <text:p/>
            <text:p>Derivado de la silla de ginecólogos tradicional, este sofá de dos funciones multifuncional combina todo lo que siempre has querido en tu sala de BDSM y más.</text:p>
            <text:p/>
            <text:p>Hecha de una construcción de acero duradera y con cuatro patas resistentes con ventosas, esta silla permanecerá fija en su lugar incluso durante las sesiones de juego más pervertidas. El área de asientos también cuenta con 2 grandes almohadillas de metal redondas para mantener todo conectado a tierra durante el uso.</text:p>
            <text:p/>
            <text:p>Los dos asientos, el respaldo y los estribos están revestidos de PU de alta calidad, fácil de limpiar y tienen un relleno de espuma de alta densidad para mayor comodidad.</text:p>
            <text:p>La parte superior de los mangos está cubierta de un material sintético, para un agarre extra. El respaldo giratorio es ajustable y se puede fijar en una posición baja, media o alta, para que puedas elegir la posición más cómoda mientras juegas.</text:p>
            <text:p/>
            <text:p>La silla mide 175 cm de largo, 83 cm de ancho y 124 cm de alto.</text:p>
            <text:p/>
          </table:table-cell>
          <table:table-cell office:value-type="float" office:value="659.95410000000004" table:style-name="ce1">
            <text:p>659,9541</text:p>
          </table:table-cell>
          <table:table-cell office:value-type="float" office:value="386.75" table:style-name="ce1">
            <text:p>386,7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76733.jpg">http://media.grutinet.com/articulos/or/or_176733.jpg</text:a></text:p>
          </table:table-cell>
          <table:table-cell office:value-type="string" table:style-name="ce4">
            <text:p><text:a xlink:href="http://media.grutinet.com/articulos/lg/lg_176733_0.jpg">http://media.grutinet.com/articulos/lg/lg_176733_0.jpg</text:a></text:p>
          </table:table-cell>
          <table:table-cell office:value-type="string" table:style-name="ce4">
            <text:p><text:a xlink:href="http://media.grutinet.com/articulos/lg/lg_176733_1.jpg">http://media.grutinet.com/articulos/lg/lg_176733_1.jpg</text:a></text:p>
          </table:table-cell>
          <table:table-cell office:value-type="string" table:style-name="ce4">
            <text:p><text:a xlink:href="http://media.grutinet.com/articulos/lg/lg_176733_2.jpg">http://media.grutinet.com/articulos/lg/lg_176733_2.jpg</text:a></text:p>
          </table:table-cell>
          <table:table-cell table:style-name="ce1"/>
          <table:table-cell office:value-type="string" table:style-name="ce4">
            <text:p><text:a xlink:href="http://media.grutinet.com/articulos/lg/lg_176733_3.jpg">http://media.grutinet.com/articulos/lg/lg_176733_3.jpg</text:a></text:p>
          </table:table-cell>
          <table:table-cell office:value-type="string" table:style-name="ce4">
            <text:p><text:a xlink:href="http://media.grutinet.com/articulos/lg/lg_176733_4.jpg">http://media.grutinet.com/articulos/lg/lg_176733_4.jpg</text:a></text:p>
          </table:table-cell>
          <table:table-cell office:value-type="string" table:style-name="ce4">
            <text:p><text:a xlink:href="http://media.grutinet.com/articulos/lg/lg_176733_5.jpg">http://media.grutinet.com/articulos/lg/lg_176733_5.jpg</text:a></text:p>
          </table:table-cell>
          <table:table-cell office:value-type="string" table:style-name="ce4">
            <text:p><text:a xlink:href="http://media.grutinet.com/articulos/lg/lg_176733_6.jpg">http://media.grutinet.com/articulos/lg/lg_176733_6.jpg</text:a></text:p>
          </table:table-cell>
          <table:table-cell table:number-columns-repeated="3" table:style-name="ce2"/>
          <table:table-cell table:number-columns-repeated="16359"/>
        </table:table-row>
        <table:table-row table:style-name="ro2">
          <table:table-cell office:value-type="float" office:value="177697" table:style-name="ce1">
            <text:p>177697</text:p>
          </table:table-cell>
          <table:table-cell office:value-type="string" table:style-name="ce2">
            <text:p>VARIOS</text:p>
          </table:table-cell>
          <table:table-cell office:value-type="string" table:style-name="ce2">
            <text:p>LIBROS</text:p>
          </table:table-cell>
          <table:table-cell office:value-type="string" table:style-name="ce2">
            <text:p>LIBERADO - CINCUENTA SOMBRAS CONTADA POR CHRISTIAN GREY 3</text:p>
          </table:table-cell>
          <table:table-cell office:value-type="string" table:style-name="ce2">
            <text:p>RANDOM HOUSE</text:p>
          </table:table-cell>
          <table:table-cell office:value-type="string" table:style-name="ce3">
            <text:p>LIBERADO - CINCUENTA SOMBRAS CONTADA POR CHRISTIAN GREY 3</text:p>
            <text:p/>
            <text:p>E.L. James</text:p>
            <text:p/>
            <text:p>Revive la sensualidad, el romance y el drama de Cincuenta sombras liberadas, la historia de amor que cautivó a millones de lectores en todo el mundo y que ahora puedes redescubrir a través de los pensamientos y sueños de Christian Grey.</text:p>
            <text:p/>
            <text:p>Anastasia Steele y Christian Grey han dado un paso más en su relación, pero el matrimonio trae consigo nuevos desafíos. Aunque su pasión continúa más viva y ardiente que nunca, el espíritu rebelde de Ana sigue despertando los miedos más profundos de Christian y pone a prueba su obsesión por el control. Cuando además, antiguas rivalidades y resentimientos resurgen poniéndolos a ambos en peligro, un malentendido amenaza con separarlos.</text:p>
            <text:p/>
            <text:p/>
            <text:p><text:s/>N&amp;ordm; de páginas: 720</text:p>
            <text:p><text:s/>Editorial: GRIJALBO</text:p>
            <text:p><text:s/>Idioma: CASTELLANO</text:p>
            <text:p><text:s/>Encuadernación: Tapa blanda</text:p>
            <text:p><text:s/>Año de edición: 2021</text:p>
            <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5" table:style-name="ce1">
            <text:p>5</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77697.jpg">http://media.grutinet.com/articulos/or/or_177697.jpg</text:a></text:p>
          </table:table-cell>
          <table:table-cell office:value-type="string" table:style-name="ce4">
            <text:p><text:a xlink:href="http://media.grutinet.com/articulos/lg/lg_177697_0.jpg">http://media.grutinet.com/articulos/lg/lg_177697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177793" table:style-name="ce1">
            <text:p>177793</text:p>
          </table:table-cell>
          <table:table-cell office:value-type="string" table:style-name="ce2">
            <text:p>JUGUETES XXX</text:p>
          </table:table-cell>
          <table:table-cell office:value-type="string" table:style-name="ce2">
            <text:p>MASTURBADORES EL</text:p>
          </table:table-cell>
          <table:table-cell office:value-type="string" table:style-name="ce2">
            <text:p>AUTOBLOW -FUNDA DE SILICONA CON FORMA DE ANO - MARRÓN</text:p>
          </table:table-cell>
          <table:table-cell office:value-type="string" table:style-name="ce2">
            <text:p>AUTOBLOW</text:p>
          </table:table-cell>
          <table:table-cell office:value-type="string" table:style-name="ce3">
            <text:p>AUTOBLOW - A.I. SILICONE ANUS SLEEVE BROWN</text:p>
            <text:p/>
            <text:p>Funda para la máquina Autoblow A.I.</text:p>
            <text:p/>
            <text:p>Material: Silicona</text:p>
            <text:p/>
            <text:p>Forma: Ano</text:p>
            <text:p/>
          </table:table-cell>
          <table:table-cell office:value-type="float" office:value="49.95" table:style-name="ce1">
            <text:p>49,95</text:p>
          </table:table-cell>
          <table:table-cell office:value-type="float" office:value="29.08" table:style-name="ce1">
            <text:p>29,0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77793.jpg">http://media.grutinet.com/articulos/or/or_177793.jpg</text:a></text:p>
          </table:table-cell>
          <table:table-cell office:value-type="string" table:style-name="ce4">
            <text:p><text:a xlink:href="http://media.grutinet.com/articulos/lg/lg_177793_0.jpg">http://media.grutinet.com/articulos/lg/lg_177793_0.jpg</text:a></text:p>
          </table:table-cell>
          <table:table-cell office:value-type="string" table:style-name="ce4">
            <text:p><text:a xlink:href="http://media.grutinet.com/articulos/lg/lg_177793_1.jpg">http://media.grutinet.com/articulos/lg/lg_177793_1.jpg</text:a></text:p>
          </table:table-cell>
          <table:table-cell office:value-type="string" table:style-name="ce4">
            <text:p><text:a xlink:href="http://media.grutinet.com/articulos/lg/lg_177793_2.jpg">http://media.grutinet.com/articulos/lg/lg_177793_2.jpg</text:a></text:p>
          </table:table-cell>
          <table:table-cell table:style-name="ce1"/>
          <table:table-cell office:value-type="string" table:style-name="ce4">
            <text:p><text:a xlink:href="http://media.grutinet.com/articulos/lg/lg_177793_3.jpg">http://media.grutinet.com/articulos/lg/lg_177793_3.jpg</text:a></text:p>
          </table:table-cell>
          <table:table-cell office:value-type="string" table:style-name="ce4">
            <text:p><text:a xlink:href="http://media.grutinet.com/articulos/lg/lg_177793_4.jpg">http://media.grutinet.com/articulos/lg/lg_177793_4.jpg</text:a></text:p>
          </table:table-cell>
          <table:table-cell table:number-columns-repeated="5" table:style-name="ce2"/>
          <table:table-cell table:number-columns-repeated="16359"/>
        </table:table-row>
        <table:table-row table:style-name="ro2">
          <table:table-cell office:value-type="float" office:value="177798" table:style-name="ce1">
            <text:p>177798</text:p>
          </table:table-cell>
          <table:table-cell office:value-type="string" table:style-name="ce2">
            <text:p>JUGUETES XXX</text:p>
          </table:table-cell>
          <table:table-cell office:value-type="string" table:style-name="ce2">
            <text:p>MASTURBADORES EL</text:p>
          </table:table-cell>
          <table:table-cell office:value-type="string" table:style-name="ce2">
            <text:p>AUTOBLOW - 2 PLUS XT FUNDA BOCA - TALLA B</text:p>
          </table:table-cell>
          <table:table-cell office:value-type="string" table:style-name="ce2">
            <text:p>AUTOBLOW</text:p>
          </table:table-cell>
          <table:table-cell office:value-type="string" table:style-name="ce3">
            <text:p>AUTOBLOW - 2 PLUS XT MOUTH SLEEVE - SIZE B</text:p>
            <text:p/>
            <text:p>¿Quieres fundas extra? Has venido al lugar correcto.</text:p>
            <text:p/>
            <text:p/>
            <text:p><text:s/>Llavable</text:p>
            <text:p><text:s/>Reutilizable</text:p>
            <text:p><text:s/>Intercambiable</text:p>
            <text:p/>
            <text:p/>
            <text:p>Placer que se adapta a ti. Elige tu talla.</text:p>
            <text:p/>
            <text:p>Talla A: circunferencia de 7,5-10 cm, todos los largos</text:p>
            <text:p/>
            <text:p>Talla B: 10-14 cm de circunferencia, todas las longitudes</text:p>
            <text:p/>
            <text:p>Talla C: 14-16 cm de circunferencia, todas las longitudes</text:p>
            <text:p/>
            <text:p>Disfruta tu manga. Disfruta tu vida.</text:p>
            <text:p/>
            <text:p>¡Los 3 tamaños de mangas intercambiables del Autoblow 2 hacen que el Autoblow 2 sea totalmente único en el universo de los juguetes sexuales masculinos!</text:p>
            <text:p/>
            <text:p>Hechas de un material de piel artificial de alta calidad, las mangas son fáciles de limpiar y están diseñadas para durar. Necesitará un lubricante a base de agua para entrar fácilmente en la máquina, ¡así que no se olvide de comprar uno!</text:p>
            <text:p/>
          </table:table-cell>
          <table:table-cell office:value-type="float" office:value="19.95" table:style-name="ce1">
            <text:p>19,95</text:p>
          </table:table-cell>
          <table:table-cell office:value-type="float" office:value="15.35" table:style-name="ce1">
            <text:p>15,35</text:p>
          </table:table-cell>
          <table:table-cell office:value-type="string" table:style-name="ce2">
            <text:p>SI</text:p>
          </table:table-cell>
          <table:table-cell office:value-type="float" office:value="7" table:style-name="ce1">
            <text:p>7</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77798.jpg">http://media.grutinet.com/articulos/or/or_177798.jpg</text:a></text:p>
          </table:table-cell>
          <table:table-cell office:value-type="string" table:style-name="ce4">
            <text:p><text:a xlink:href="http://media.grutinet.com/articulos/lg/lg_177798_0.jpg">http://media.grutinet.com/articulos/lg/lg_177798_0.jpg</text:a></text:p>
          </table:table-cell>
          <table:table-cell office:value-type="string" table:style-name="ce4">
            <text:p><text:a xlink:href="http://media.grutinet.com/articulos/lg/lg_177798_1.jpg">http://media.grutinet.com/articulos/lg/lg_177798_1.jpg</text:a></text:p>
          </table:table-cell>
          <table:table-cell office:value-type="string" table:style-name="ce4">
            <text:p><text:a xlink:href="http://media.grutinet.com/articulos/lg/lg_177798_2.jpg">http://media.grutinet.com/articulos/lg/lg_177798_2.jpg</text:a></text:p>
          </table:table-cell>
          <table:table-cell table:style-name="ce1"/>
          <table:table-cell table:number-columns-repeated="7" table:style-name="ce2"/>
          <table:table-cell table:number-columns-repeated="16359"/>
        </table:table-row>
        <table:table-row table:style-name="ro2">
          <table:table-cell office:value-type="float" office:value="178193" table:style-name="ce1">
            <text:p>178193</text:p>
          </table:table-cell>
          <table:table-cell office:value-type="string" table:style-name="ce2">
            <text:p>DIVERTIDOS</text:p>
          </table:table-cell>
          <table:table-cell office:value-type="string" table:style-name="ce2">
            <text:p>ACCESORIOS</text:p>
          </table:table-cell>
          <table:table-cell office:value-type="string" table:style-name="ce2">
            <text:p>LEG AVENUE MASCARILLA COCO RHINESTONE</text:p>
          </table:table-cell>
          <table:table-cell office:value-type="string" table:style-name="ce2">
            <text:p>LEG AVENUE</text:p>
          </table:table-cell>
          <table:table-cell office:value-type="string" table:style-name="ce3">
            <text:p>LEG AVENUE COCO RHINESTONE FACE MASK</text:p>
            <text:p/>
            <text:p>La máscara reutilizable Coco 3D cubre la cara hasta las orejas para un confort óptimo.</text:p>
            <text:p/>
            <text:p>El precioso strass AB en toda la superficie de la cara ofrece un brillo iridiscente. Esta máscara fashion te hará destacar entre la multitud.</text:p>
            <text:p/>
            <text:p>Se puede usar sobre la máscara quirúrgica como un divertido accesorio de moda o sola, como una máscara facial. Esta máscara de tela lavable es perfecta para la casa, la oficina o para una protección al aire libre.</text:p>
            <text:p/>
            <text:p>La máscara facial está hecha de poliespandex que permite respirar muy bien y es reutilizable y lavable a mano. No es un producto certificado o probado médicamente, sino una mascarilla para la boca y la nariz sin filtro especial.</text:p>
            <text:p/>
            <text:p>Material: 95% POLYESTER 5% SPANDEX</text:p>
            <text:p/>
          </table:table-cell>
          <table:table-cell office:value-type="float" office:value="14.99" table:style-name="ce1">
            <text:p>14,99</text:p>
          </table:table-cell>
          <table:table-cell office:value-type="float" office:value="8.84" table:style-name="ce1">
            <text:p>8,8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78193.jpg">http://media.grutinet.com/articulos/or/or_178193.jpg</text:a></text:p>
          </table:table-cell>
          <table:table-cell office:value-type="string" table:style-name="ce4">
            <text:p><text:a xlink:href="http://media.grutinet.com/articulos/lg/lg_178193_0.jpg">http://media.grutinet.com/articulos/lg/lg_178193_0.jpg</text:a></text:p>
          </table:table-cell>
          <table:table-cell office:value-type="string" table:style-name="ce4">
            <text:p><text:a xlink:href="http://media.grutinet.com/articulos/lg/lg_178193_1.jpg">http://media.grutinet.com/articulos/lg/lg_178193_1.jpg</text:a></text:p>
          </table:table-cell>
          <table:table-cell table:style-name="ce2"/>
          <table:table-cell office:value-type="float" office:value="178193" table:style-name="ce1">
            <text:p>178193</text:p>
          </table:table-cell>
          <table:table-cell table:number-columns-repeated="7" table:style-name="ce2"/>
          <table:table-cell table:number-columns-repeated="16359"/>
        </table:table-row>
        <table:table-row table:style-name="ro2">
          <table:table-cell office:value-type="float" office:value="178194" table:style-name="ce1">
            <text:p>178194</text:p>
          </table:table-cell>
          <table:table-cell office:value-type="string" table:style-name="ce2">
            <text:p>DIVERTIDOS</text:p>
          </table:table-cell>
          <table:table-cell office:value-type="string" table:style-name="ce2">
            <text:p>ACCESORIOS</text:p>
          </table:table-cell>
          <table:table-cell office:value-type="string" table:style-name="ce2">
            <text:p>LEG AVENUE MASCARILLA FLEUR RHINESTONE</text:p>
          </table:table-cell>
          <table:table-cell office:value-type="string" table:style-name="ce2">
            <text:p>LEG AVENUE</text:p>
          </table:table-cell>
          <table:table-cell office:value-type="string" table:style-name="ce3">
            <text:p>LEG AVENUE FLEUR RHINESTONE FACE MASK</text:p>
            <text:p/>
            <text:p>La máscara reutilizable en 3D Fleur presenta un hermoso patrón de flores de strass. El hermoso strass AB en toda la superficie ofrece un brillo iridiscente que te hará destacar entre la multitud.</text:p>
            <text:p/>
            <text:p>Se puede usar sobre la máscara quirúrgica como un divertido accesorio de moda o sola, como una máscara facial. Esta máscara facial está hecha de tela lavable y es perfecta para la casa, la oficina o la protección al aire libre.</text:p>
            <text:p/>
            <text:p>La máscara facial está hecha de poliespandex que permite respirar muy bien, es reutilizable y lavable a mano. No es un producto certificado o probado médicamente, sino una mascarilla para la boca y la nariz sin filtro especial.</text:p>
            <text:p/>
            <text:p>Material: 95% POLYESTER 5% SPANDEX</text:p>
            <text:p/>
          </table:table-cell>
          <table:table-cell office:value-type="float" office:value="14.99" table:style-name="ce1">
            <text:p>14,99</text:p>
          </table:table-cell>
          <table:table-cell office:value-type="float" office:value="8.84" table:style-name="ce1">
            <text:p>8,8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78194.jpg">http://media.grutinet.com/articulos/or/or_178194.jpg</text:a></text:p>
          </table:table-cell>
          <table:table-cell office:value-type="string" table:style-name="ce4">
            <text:p><text:a xlink:href="http://media.grutinet.com/articulos/lg/lg_178194_0.jpg">http://media.grutinet.com/articulos/lg/lg_178194_0.jpg</text:a></text:p>
          </table:table-cell>
          <table:table-cell office:value-type="string" table:style-name="ce4">
            <text:p><text:a xlink:href="http://media.grutinet.com/articulos/lg/lg_178194_1.jpg">http://media.grutinet.com/articulos/lg/lg_178194_1.jpg</text:a></text:p>
          </table:table-cell>
          <table:table-cell table:style-name="ce2"/>
          <table:table-cell office:value-type="float" office:value="178194" table:style-name="ce1">
            <text:p>178194</text:p>
          </table:table-cell>
          <table:table-cell table:number-columns-repeated="7" table:style-name="ce2"/>
          <table:table-cell table:number-columns-repeated="16359"/>
        </table:table-row>
        <table:table-row table:style-name="ro2">
          <table:table-cell office:value-type="float" office:value="178195" table:style-name="ce1">
            <text:p>178195</text:p>
          </table:table-cell>
          <table:table-cell office:value-type="string" table:style-name="ce2">
            <text:p>DIVERTIDOS</text:p>
          </table:table-cell>
          <table:table-cell office:value-type="string" table:style-name="ce2">
            <text:p>ACCESORIOS</text:p>
          </table:table-cell>
          <table:table-cell office:value-type="string" table:style-name="ce2">
            <text:p>LEG AVENUE MASCARILLA NAYA RHINESTONE</text:p>
          </table:table-cell>
          <table:table-cell office:value-type="string" table:style-name="ce2">
            <text:p>LEG AVENUE</text:p>
          </table:table-cell>
          <table:table-cell office:value-type="string" table:style-name="ce3">
            <text:p>LEG AVENUE NAYA RHINESTONE FACE MASK</text:p>
            <text:p/>
            <text:p>La máscara facial de strass reutilizable Naya cuenta con tiras ajustables para las orejas para una comodidad óptima. Su máscara facial de tela tiene una capa externa de poliespandex que permite respirar muy bien y un bolsillo interior para filtro hecho de 100% algodón.</text:p>
            <text:p/>
            <text:p>Es reutilizable y lavable a mano. Los hermosos estrases AB dan un brillo iridiscente y esta máscara fashion te hace destacar entre la multitud. Se puede usar sobre la máscara quirúrgica como un divertido accesorio de moda o sola, como un protector facial.</text:p>
            <text:p/>
            <text:p>Esta máscara facial está hecha de tela lavable y es perfecta para la casa, la oficina o la protección al aire libre. No es un producto certificado o probado médicamente, sino una llamada máscara bucal-nasal sin un filtro especial</text:p>
            <text:p/>
            <text:p>Material: 95% POLYESTER 5% SPANDEX</text:p>
            <text:p/>
          </table:table-cell>
          <table:table-cell office:value-type="float" office:value="14.99" table:style-name="ce1">
            <text:p>14,99</text:p>
          </table:table-cell>
          <table:table-cell office:value-type="float" office:value="8.84" table:style-name="ce1">
            <text:p>8,8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78195.jpg">http://media.grutinet.com/articulos/or/or_178195.jpg</text:a></text:p>
          </table:table-cell>
          <table:table-cell office:value-type="string" table:style-name="ce4">
            <text:p><text:a xlink:href="http://media.grutinet.com/articulos/lg/lg_178195_0.jpg">http://media.grutinet.com/articulos/lg/lg_178195_0.jpg</text:a></text:p>
          </table:table-cell>
          <table:table-cell office:value-type="string" table:style-name="ce4">
            <text:p><text:a xlink:href="http://media.grutinet.com/articulos/lg/lg_178195_1.jpg">http://media.grutinet.com/articulos/lg/lg_178195_1.jpg</text:a></text:p>
          </table:table-cell>
          <table:table-cell table:style-name="ce2"/>
          <table:table-cell office:value-type="float" office:value="178195" table:style-name="ce1">
            <text:p>178195</text:p>
          </table:table-cell>
          <table:table-cell table:number-columns-repeated="7" table:style-name="ce2"/>
          <table:table-cell table:number-columns-repeated="16359"/>
        </table:table-row>
        <table:table-row table:style-name="ro2">
          <table:table-cell office:value-type="float" office:value="178198" table:style-name="ce1">
            <text:p>178198</text:p>
          </table:table-cell>
          <table:table-cell office:value-type="string" table:style-name="ce2">
            <text:p>DIVERTIDOS</text:p>
          </table:table-cell>
          <table:table-cell office:value-type="string" table:style-name="ce2">
            <text:p>ACCESORIOS</text:p>
          </table:table-cell>
          <table:table-cell office:value-type="string" table:style-name="ce2">
            <text:p>LEG AVENUE MASCARILLA ZURI RHINESTONE</text:p>
          </table:table-cell>
          <table:table-cell office:value-type="string" table:style-name="ce2">
            <text:p>LEG AVENUE</text:p>
          </table:table-cell>
          <table:table-cell office:value-type="string" table:style-name="ce3">
            <text:p>LEG AVENUE ZURI RHINESTONE FACE MASK</text:p>
            <text:p/>
            <text:p>La máscara facial con strass reutilizable Zuri cuenta con tiras ajustables para las orejas para una comodidad óptima. Su máscara facial de tela tiene una capa externa de poliespandex que permite respirar muy bien y un bolsillo interior para filtro hecho de 100% algodón. Es reutilizable y lavable a mano.</text:p>
            <text:p/>
            <text:p>El precioso strass AB da un brillo iridiscente y esta máscara fashion te hace destacar entre la multitud. Se puede usar sobre la máscara quirúrgica como un divertido accesorio de moda o sola, como un protector facial.</text:p>
            <text:p/>
            <text:p>Esta máscara facial está hecha de tela lavable y es perfecta para la casa, la oficina o la protección al aire libre. No es un producto certificado o probado médicamente, sino una máscara para boca y nariz sin filtro especial.</text:p>
            <text:p/>
            <text:p>Material: 95% POLYESTER 5% SPANDEX</text:p>
            <text:p/>
          </table:table-cell>
          <table:table-cell office:value-type="float" office:value="14.99" table:style-name="ce1">
            <text:p>14,99</text:p>
          </table:table-cell>
          <table:table-cell office:value-type="float" office:value="8.84" table:style-name="ce1">
            <text:p>8,8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78198.jpg">http://media.grutinet.com/articulos/or/or_178198.jpg</text:a></text:p>
          </table:table-cell>
          <table:table-cell office:value-type="string" table:style-name="ce4">
            <text:p><text:a xlink:href="http://media.grutinet.com/articulos/lg/lg_178198_0.jpg">http://media.grutinet.com/articulos/lg/lg_178198_0.jpg</text:a></text:p>
          </table:table-cell>
          <table:table-cell office:value-type="string" table:style-name="ce4">
            <text:p><text:a xlink:href="http://media.grutinet.com/articulos/lg/lg_178198_1.jpg">http://media.grutinet.com/articulos/lg/lg_178198_1.jpg</text:a></text:p>
          </table:table-cell>
          <table:table-cell table:style-name="ce2"/>
          <table:table-cell office:value-type="float" office:value="178198" table:style-name="ce1">
            <text:p>178198</text:p>
          </table:table-cell>
          <table:table-cell table:number-columns-repeated="7" table:style-name="ce2"/>
          <table:table-cell table:number-columns-repeated="16359"/>
        </table:table-row>
        <table:table-row table:style-name="ro2">
          <table:table-cell office:value-type="float" office:value="178210" table:style-name="ce1">
            <text:p>178210</text:p>
          </table:table-cell>
          <table:table-cell office:value-type="string" table:style-name="ce2">
            <text:p>LENCERIA</text:p>
          </table:table-cell>
          <table:table-cell office:value-type="string" table:style-name="ce2">
            <text:p>CONJUNTOS</text:p>
          </table:table-cell>
          <table:table-cell office:value-type="string" table:style-name="ce2">
            <text:p>LEG AVENUE BRALETTE, TANGA DE VINILO Y UN LIGUERO CON TIRAS - ROJO</text:p>
          </table:table-cell>
          <table:table-cell office:value-type="string" table:style-name="ce2">
            <text:p>LEG AVENUE</text:p>
          </table:table-cell>
          <table:table-cell office:value-type="string" table:style-name="ce3">
            <text:p>VINYL TOP, STRING &amp; GARTERBELT</text:p>
            <text:p/>
            <text:p>Conjunto compuesto por una bralette y una tanga de vinilo y un liguero con tiras a juego con anillos en forma de corazón</text:p>
            <text:p/>
            <text:p>3 piezas.</text:p>
            <text:p/>
            <text:p/>
            <text:p><text:s/>Tipo de embalaje: Caja lujosa de cartón para lencería</text:p>
            <text:p><text:s/>Incluye: sujetador, tanga, liguero</text:p>
            <text:p><text:s/>Lenceria muy sexy</text:p>
            <text:p><text:s/>Material: 100% POLIESTER</text:p>
            <text:p/>
            <text:p/>
          </table:table-cell>
          <table:table-cell office:value-type="float" office:value="46.99" table:style-name="ce1">
            <text:p>46,99</text:p>
          </table:table-cell>
          <table:table-cell office:value-type="float" office:value="21.52" table:style-name="ce1">
            <text:p>21,5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78210.jpg">http://media.grutinet.com/articulos/or/or_178210.jpg</text:a></text:p>
          </table:table-cell>
          <table:table-cell office:value-type="string" table:style-name="ce4">
            <text:p><text:a xlink:href="http://media.grutinet.com/articulos/lg/lg_178210_0.jpg">http://media.grutinet.com/articulos/lg/lg_178210_0.jpg</text:a></text:p>
          </table:table-cell>
          <table:table-cell office:value-type="string" table:style-name="ce4">
            <text:p><text:a xlink:href="http://media.grutinet.com/articulos/lg/lg_178210_1.jpg">http://media.grutinet.com/articulos/lg/lg_178210_1.jpg</text:a></text:p>
          </table:table-cell>
          <table:table-cell office:value-type="string" table:style-name="ce4">
            <text:p><text:a xlink:href="http://media.grutinet.com/articulos/lg/lg_178210_2.jpg">http://media.grutinet.com/articulos/lg/lg_178210_2.jpg</text:a></text:p>
          </table:table-cell>
          <table:table-cell office:value-type="float" office:value="178210" table:style-name="ce1">
            <text:p>178210</text:p>
          </table:table-cell>
          <table:table-cell office:value-type="string" table:style-name="ce4">
            <text:p><text:a xlink:href="http://media.grutinet.com/articulos/lg/lg_178210_3.jpg">http://media.grutinet.com/articulos/lg/lg_178210_3.jpg</text:a></text:p>
          </table:table-cell>
          <table:table-cell table:number-columns-repeated="6" table:style-name="ce2"/>
          <table:table-cell table:number-columns-repeated="16359"/>
        </table:table-row>
        <table:table-row table:style-name="ro2">
          <table:table-cell office:value-type="float" office:value="178218" table:style-name="ce1">
            <text:p>178218</text:p>
          </table:table-cell>
          <table:table-cell office:value-type="string" table:style-name="ce2">
            <text:p>LENCERIA</text:p>
          </table:table-cell>
          <table:table-cell office:value-type="string" table:style-name="ce2">
            <text:p>VESTIDOS</text:p>
          </table:table-cell>
          <table:table-cell office:value-type="string" table:style-name="ce2">
            <text:p>LEG AVENUE MINI VESTIDO SEXY DE ENCAJE Y STRASS - NEGRO<text:s/></text:p>
          </table:table-cell>
          <table:table-cell office:value-type="string" table:style-name="ce2">
            <text:p>LEG AVENUE</text:p>
          </table:table-cell>
          <table:table-cell office:value-type="string" table:style-name="ce3">
            <text:p>BACKLESS MINI DRESS &amp; G-STRING</text:p>
            <text:p/>
            <text:p>Conjunto compuesto por un mini vestido sexy de encaje y strass y una tanga a juego.</text:p>
            <text:p/>
            <text:p/>
            <text:p><text:s/>Tipo de embalaje: Caja lujosa de cartón para lencería</text:p>
            <text:p><text:s/>Incluye vestido mini</text:p>
            <text:p><text:s/>Lenceria sexy y femenina, encaje, strass</text:p>
            <text:p><text:s/>Material: 100% POLIAMIDA / NYLON</text:p>
            <text:p/>
            <text:p/>
          </table:table-cell>
          <table:table-cell office:value-type="float" office:value="58.99" table:style-name="ce1">
            <text:p>58,99</text:p>
          </table:table-cell>
          <table:table-cell office:value-type="float" office:value="27.68" table:style-name="ce1">
            <text:p>27,6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178218.jpg">http://media.grutinet.com/articulos/or/or_178218.jpg</text:a></text:p>
          </table:table-cell>
          <table:table-cell office:value-type="string" table:style-name="ce4">
            <text:p><text:a xlink:href="http://media.grutinet.com/articulos/lg/lg_178218_0.jpg">http://media.grutinet.com/articulos/lg/lg_178218_0.jpg</text:a></text:p>
          </table:table-cell>
          <table:table-cell office:value-type="string" table:style-name="ce4">
            <text:p><text:a xlink:href="http://media.grutinet.com/articulos/lg/lg_178218_1.jpg">http://media.grutinet.com/articulos/lg/lg_178218_1.jpg</text:a></text:p>
          </table:table-cell>
          <table:table-cell office:value-type="string" table:style-name="ce4">
            <text:p><text:a xlink:href="http://media.grutinet.com/articulos/lg/lg_178218_2.jpg">http://media.grutinet.com/articulos/lg/lg_178218_2.jpg</text:a></text:p>
          </table:table-cell>
          <table:table-cell office:value-type="float" office:value="178218" table:style-name="ce1">
            <text:p>178218</text:p>
          </table:table-cell>
          <table:table-cell office:value-type="string" table:style-name="ce4">
            <text:p><text:a xlink:href="http://media.grutinet.com/articulos/lg/lg_178218_3.jpg">http://media.grutinet.com/articulos/lg/lg_178218_3.jpg</text:a></text:p>
          </table:table-cell>
          <table:table-cell table:number-columns-repeated="6" table:style-name="ce2"/>
          <table:table-cell table:number-columns-repeated="16359"/>
        </table:table-row>
        <table:table-row table:style-name="ro2">
          <table:table-cell office:value-type="float" office:value="178219" table:style-name="ce1">
            <text:p>178219</text:p>
          </table:table-cell>
          <table:table-cell office:value-type="string" table:style-name="ce2">
            <text:p>LENCERIA</text:p>
          </table:table-cell>
          <table:table-cell office:value-type="string" table:style-name="ce2">
            <text:p>VESTIDOS</text:p>
          </table:table-cell>
          <table:table-cell office:value-type="string" table:style-name="ce2">
            <text:p>LEG AVENUE MINI VESTIDO SEXY DE ENCAJE Y STRASS - NEGRO<text:s/></text:p>
          </table:table-cell>
          <table:table-cell office:value-type="string" table:style-name="ce2">
            <text:p>LEG AVENUE</text:p>
          </table:table-cell>
          <table:table-cell office:value-type="string" table:style-name="ce3">
            <text:p>BACKLESS MINI DRESS &amp; G-STRING</text:p>
            <text:p/>
            <text:p>Conjunto compuesto por un mini vestido sexy de encaje y strass y una tanga a juego.</text:p>
            <text:p/>
            <text:p/>
            <text:p><text:s/>Tipo de embalaje: Caja lujosa de cartón para lencería</text:p>
            <text:p><text:s/>Incluye vestido mini</text:p>
            <text:p><text:s/>Lenceria sexy y femenina, encaje, strass</text:p>
            <text:p><text:s/>Material: 100% POLIAMIDA / NYLON</text:p>
            <text:p/>
            <text:p/>
          </table:table-cell>
          <table:table-cell office:value-type="float" office:value="58.99" table:style-name="ce1">
            <text:p>58,99</text:p>
          </table:table-cell>
          <table:table-cell office:value-type="float" office:value="27.69" table:style-name="ce1">
            <text:p>27,6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178219.jpg">http://media.grutinet.com/articulos/or/or_178219.jpg</text:a></text:p>
          </table:table-cell>
          <table:table-cell office:value-type="string" table:style-name="ce4">
            <text:p><text:a xlink:href="http://media.grutinet.com/articulos/lg/lg_178219_0.jpg">http://media.grutinet.com/articulos/lg/lg_178219_0.jpg</text:a></text:p>
          </table:table-cell>
          <table:table-cell office:value-type="string" table:style-name="ce4">
            <text:p><text:a xlink:href="http://media.grutinet.com/articulos/lg/lg_178219_1.jpg">http://media.grutinet.com/articulos/lg/lg_178219_1.jpg</text:a></text:p>
          </table:table-cell>
          <table:table-cell office:value-type="string" table:style-name="ce4">
            <text:p><text:a xlink:href="http://media.grutinet.com/articulos/lg/lg_178219_2.jpg">http://media.grutinet.com/articulos/lg/lg_178219_2.jpg</text:a></text:p>
          </table:table-cell>
          <table:table-cell office:value-type="float" office:value="178220" table:style-name="ce1">
            <text:p>178220</text:p>
          </table:table-cell>
          <table:table-cell office:value-type="string" table:style-name="ce4">
            <text:p><text:a xlink:href="http://media.grutinet.com/articulos/lg/lg_178219_3.jpg">http://media.grutinet.com/articulos/lg/lg_178219_3.jpg</text:a></text:p>
          </table:table-cell>
          <table:table-cell table:number-columns-repeated="6" table:style-name="ce2"/>
          <table:table-cell table:number-columns-repeated="16359"/>
        </table:table-row>
        <table:table-row table:style-name="ro2">
          <table:table-cell office:value-type="float" office:value="179975" table:style-name="ce1">
            <text:p>179975</text:p>
          </table:table-cell>
          <table:table-cell office:value-type="string" table:style-name="ce2">
            <text:p>JUGUETES XXX</text:p>
          </table:table-cell>
          <table:table-cell office:value-type="string" table:style-name="ce2">
            <text:p>MASTURBADORES ELLA</text:p>
          </table:table-cell>
          <table:table-cell office:value-type="string" table:style-name="ce2">
            <text:p>FEELZTOYS - FEMMEGASM VIBRADOR PARA TAPPING &amp; TICKLING ROSA</text:p>
          </table:table-cell>
          <table:table-cell office:value-type="string" table:style-name="ce2">
            <text:p>FEELZTOYS</text:p>
          </table:table-cell>
          <table:table-cell office:value-type="string" table:style-name="ce3">
            <text:p>FEELZTOYS - FEMMEGASM VIBRATOR FOR TAPPING &amp; TICKLING PINK</text:p>
            <text:p/>
            <text:p>FemmeGasm es un revolucionario vibrador para alcanzar grandes orgasmos. ¡Tener orgasmos nunca ha sido tan fácil y delicioso, donde sea y cuando sea! Todo lo que necesita es FemmeGasm.</text:p>
            <text:p/>
            <text:p>FemmeGasm tiene un lugar de placer especial para acariciar todas las áreas sensibles de su cuerpo con muchos modos de vibraciones y pulsaciones de toque y cosquillas ultrafinas. Si te gustan los vibradores de aire, definitivamente deberías probar este dispositivo. Te dará sensaciones que se sentirán absolutamente deliciosas.</text:p>
            <text:p/>
            <text:p>El FemmeGasm es resistente al agua, ofrece múltiples niveles de intensidad con dos motores y es fácil de controlar.</text:p>
            <text:p/>
            <text:p>Contenido:</text:p>
            <text:p>- FemmeGasm</text:p>
            <text:p>- Manual</text:p>
            <text:p>- Cable de carga (USB)</text:p>
            <text:p/>
            <text:p>Especificaciones del producto:</text:p>
            <text:p>- Dos motores silenciosos</text:p>
            <text:p>- Modos de golpeteo y cosquillas: 6</text:p>
            <text:p>- Modos de vibración: 6</text:p>
            <text:p>- Resistente al agua (IPX 6)</text:p>
            <text:p>- Material: silicona de alta calidad y ABS</text:p>
            <text:p>- Batería: litio recargable de 800 mAh (USB)</text:p>
            <text:p>- Tiempo de uso: hasta 60 minutos</text:p>
            <text:p>- Dimensiones: 140 mm x 55 mm x 50 mm</text:p>
            <text:p>- Peso: 158 g</text:p>
            <text:p/>
          </table:table-cell>
          <table:table-cell office:value-type="float" office:value="69.95" table:style-name="ce1">
            <text:p>69,95</text:p>
          </table:table-cell>
          <table:table-cell office:value-type="float" office:value="28.62" table:style-name="ce1">
            <text:p>28,6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79975.jpg">http://media.grutinet.com/articulos/or/or_179975.jpg</text:a></text:p>
          </table:table-cell>
          <table:table-cell office:value-type="string" table:style-name="ce4">
            <text:p><text:a xlink:href="http://media.grutinet.com/articulos/lg/lg_179975_0.jpg">http://media.grutinet.com/articulos/lg/lg_179975_0.jpg</text:a></text:p>
          </table:table-cell>
          <table:table-cell office:value-type="string" table:style-name="ce4">
            <text:p><text:a xlink:href="http://media.grutinet.com/articulos/lg/lg_179975_1.jpg">http://media.grutinet.com/articulos/lg/lg_179975_1.jpg</text:a></text:p>
          </table:table-cell>
          <table:table-cell office:value-type="string" table:style-name="ce4">
            <text:p><text:a xlink:href="http://media.grutinet.com/articulos/lg/lg_179975_2.jpg">http://media.grutinet.com/articulos/lg/lg_179975_2.jpg</text:a></text:p>
          </table:table-cell>
          <table:table-cell table:style-name="ce1"/>
          <table:table-cell office:value-type="string" table:style-name="ce4">
            <text:p><text:a xlink:href="http://media.grutinet.com/articulos/lg/lg_179975_3.jpg">http://media.grutinet.com/articulos/lg/lg_179975_3.jpg</text:a></text:p>
          </table:table-cell>
          <table:table-cell office:value-type="string" table:style-name="ce4">
            <text:p><text:a xlink:href="http://media.grutinet.com/articulos/lg/lg_179975_4.jpg">http://media.grutinet.com/articulos/lg/lg_179975_4.jpg</text:a></text:p>
          </table:table-cell>
          <table:table-cell office:value-type="string" table:style-name="ce4">
            <text:p><text:a xlink:href="http://media.grutinet.com/articulos/lg/lg_179975_5.jpg">http://media.grutinet.com/articulos/lg/lg_179975_5.jpg</text:a></text:p>
          </table:table-cell>
          <table:table-cell office:value-type="string" table:style-name="ce4">
            <text:p><text:a xlink:href="http://media.grutinet.com/articulos/lg/lg_179975_6.jpg">http://media.grutinet.com/articulos/lg/lg_179975_6.jpg</text:a></text:p>
          </table:table-cell>
          <table:table-cell office:value-type="string" table:style-name="ce4">
            <text:p><text:a xlink:href="http://media.grutinet.com/articulos/lg/lg_179975_7.jpg">http://media.grutinet.com/articulos/lg/lg_179975_7.jpg</text:a></text:p>
          </table:table-cell>
          <table:table-cell table:number-columns-repeated="2" table:style-name="ce2"/>
          <table:table-cell table:number-columns-repeated="16359"/>
        </table:table-row>
        <table:table-row table:style-name="ro2">
          <table:table-cell office:value-type="float" office:value="179977" table:style-name="ce1">
            <text:p>179977</text:p>
          </table:table-cell>
          <table:table-cell office:value-type="string" table:style-name="ce2">
            <text:p>JUGUETES XXX</text:p>
          </table:table-cell>
          <table:table-cell office:value-type="string" table:style-name="ce2">
            <text:p>MASTURBADORES ELLA</text:p>
          </table:table-cell>
          <table:table-cell office:value-type="string" table:style-name="ce2">
            <text:p>FEELZTOYS - FEMMEGASM VIBRADOR PARA TAPPING Y COSQUILLAS VIOLETA</text:p>
          </table:table-cell>
          <table:table-cell office:value-type="string" table:style-name="ce2">
            <text:p>FEELZTOYS</text:p>
          </table:table-cell>
          <table:table-cell office:value-type="string" table:style-name="ce3">
            <text:p>FEELZTOYS - FEMMEGASM VIBRATOR FOR TAPPING AND TICKLES VIOLET</text:p>
            <text:p/>
            <text:p>FemmeGasm es un revolucionario vibrador para alcanzar grandes orgasmos. ¡Tener orgasmos nunca ha sido tan fácil y delicioso, donde sea y cuando sea! Todo lo que necesita es FemmeGasm.</text:p>
            <text:p/>
            <text:p>FemmeGasm tiene un lugar de placer especial para acariciar todas las áreas sensibles de su cuerpo con muchos modos de vibraciones y pulsaciones de toque y cosquillas ultrafinas. Si te gustan los vibradores de aire, definitivamente deberías probar este dispositivo. Te dará sensaciones que se sentirán absolutamente deliciosas.</text:p>
            <text:p/>
            <text:p>El FemmeGasm es resistente al agua, ofrece múltiples niveles de intensidad con dos motores y es fácil de controlar.</text:p>
            <text:p/>
            <text:p>Contenido:</text:p>
            <text:p>- FemmeGasm</text:p>
            <text:p>- Manual</text:p>
            <text:p>- Cable de carga (USB)</text:p>
            <text:p/>
            <text:p>Especificaciones del producto:</text:p>
            <text:p>- Dos motores silenciosos</text:p>
            <text:p>- Modos de golpeteo y cosquillas: 6</text:p>
            <text:p>- Modos de vibración: 6</text:p>
            <text:p>- Resistente al agua (IPX 6)</text:p>
            <text:p>- Material: silicona de alta calidad y ABS</text:p>
            <text:p>- Batería: litio recargable de 800 mAh (USB)</text:p>
            <text:p>- Tiempo de uso: hasta 60 minutos</text:p>
            <text:p>- Dimensiones: 140 mm x 55 mm x 50 mm</text:p>
            <text:p>- Peso: 158 g</text:p>
            <text:p/>
            <text:p><text:s/></text:p>
            <text:p/>
          </table:table-cell>
          <table:table-cell office:value-type="float" office:value="69.95" table:style-name="ce1">
            <text:p>69,95</text:p>
          </table:table-cell>
          <table:table-cell office:value-type="float" office:value="28.62" table:style-name="ce1">
            <text:p>28,62</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79977.jpg">http://media.grutinet.com/articulos/or/or_179977.jpg</text:a></text:p>
          </table:table-cell>
          <table:table-cell office:value-type="string" table:style-name="ce4">
            <text:p><text:a xlink:href="http://media.grutinet.com/articulos/lg/lg_179977_0.jpg">http://media.grutinet.com/articulos/lg/lg_179977_0.jpg</text:a></text:p>
          </table:table-cell>
          <table:table-cell office:value-type="string" table:style-name="ce4">
            <text:p><text:a xlink:href="http://media.grutinet.com/articulos/lg/lg_179977_1.jpg">http://media.grutinet.com/articulos/lg/lg_179977_1.jpg</text:a></text:p>
          </table:table-cell>
          <table:table-cell office:value-type="string" table:style-name="ce4">
            <text:p><text:a xlink:href="http://media.grutinet.com/articulos/lg/lg_179977_2.jpg">http://media.grutinet.com/articulos/lg/lg_179977_2.jpg</text:a></text:p>
          </table:table-cell>
          <table:table-cell table:style-name="ce1"/>
          <table:table-cell office:value-type="string" table:style-name="ce4">
            <text:p><text:a xlink:href="http://media.grutinet.com/articulos/lg/lg_179977_3.jpg">http://media.grutinet.com/articulos/lg/lg_179977_3.jpg</text:a></text:p>
          </table:table-cell>
          <table:table-cell office:value-type="string" table:style-name="ce4">
            <text:p><text:a xlink:href="http://media.grutinet.com/articulos/lg/lg_179977_4.jpg">http://media.grutinet.com/articulos/lg/lg_179977_4.jpg</text:a></text:p>
          </table:table-cell>
          <table:table-cell office:value-type="string" table:style-name="ce4">
            <text:p><text:a xlink:href="http://media.grutinet.com/articulos/lg/lg_179977_5.jpg">http://media.grutinet.com/articulos/lg/lg_179977_5.jpg</text:a></text:p>
          </table:table-cell>
          <table:table-cell office:value-type="string" table:style-name="ce4">
            <text:p><text:a xlink:href="http://media.grutinet.com/articulos/lg/lg_179977_6.jpg">http://media.grutinet.com/articulos/lg/lg_179977_6.jpg</text:a></text:p>
          </table:table-cell>
          <table:table-cell office:value-type="string" table:style-name="ce4">
            <text:p><text:a xlink:href="http://media.grutinet.com/articulos/lg/lg_179977_7.jpg">http://media.grutinet.com/articulos/lg/lg_179977_7.jpg</text:a></text:p>
          </table:table-cell>
          <table:table-cell table:number-columns-repeated="2" table:style-name="ce2"/>
          <table:table-cell table:number-columns-repeated="16359"/>
        </table:table-row>
        <table:table-row table:style-name="ro2">
          <table:table-cell office:value-type="float" office:value="179980" table:style-name="ce1">
            <text:p>179980</text:p>
          </table:table-cell>
          <table:table-cell office:value-type="string" table:style-name="ce2">
            <text:p>JUGUETES XXX</text:p>
          </table:table-cell>
          <table:table-cell office:value-type="string" table:style-name="ce2">
            <text:p>ESTIMULADORES</text:p>
          </table:table-cell>
          <table:table-cell office:value-type="string" table:style-name="ce2">
            <text:p>DONA - PERFUME ROLL-ON BODY TOO FABULOUS 10 ML</text:p>
          </table:table-cell>
          <table:table-cell office:value-type="string" table:style-name="ce2">
            <text:p>JO</text:p>
          </table:table-cell>
          <table:table-cell office:value-type="string" table:style-name="ce3">
            <text:p>DONA - FRAGANCE ROLL-ON BODY TOO FABULOUS 10 M</text:p>
            <text:p/>
            <text:p>Perfume roll-on.</text:p>
            <text:p/>
            <text:p>Características:</text:p>
            <text:p>- Sin hormonas ni subproductos animales</text:p>
            <text:p>- Aroma indulgente y duradero</text:p>
            <text:p>- Innovador aplicador roll-on que permite un uso discreto</text:p>
            <text:p>- Ideal para viajes o para el bolso</text:p>
            <text:p>- Sin feromonas</text:p>
            <text:p>- Tres excelentes fragancias</text:p>
            <text:p/>
            <text:p>10 ml</text:p>
            <text:p/>
          </table:table-cell>
          <table:table-cell office:value-type="float" office:value="13.99" table:style-name="ce1">
            <text:p>13,99</text:p>
          </table:table-cell>
          <table:table-cell office:value-type="float" office:value="6.51" table:style-name="ce1">
            <text:p>6,51</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79980.jpg">http://media.grutinet.com/articulos/or/or_179980.jpg</text:a></text:p>
          </table:table-cell>
          <table:table-cell office:value-type="string" table:style-name="ce4">
            <text:p><text:a xlink:href="http://media.grutinet.com/articulos/lg/lg_179980_0.jpg">http://media.grutinet.com/articulos/lg/lg_179980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182040" table:style-name="ce1">
            <text:p>182040</text:p>
          </table:table-cell>
          <table:table-cell office:value-type="string" table:style-name="ce2">
            <text:p>VARIOS</text:p>
          </table:table-cell>
          <table:table-cell office:value-type="string" table:style-name="ce2">
            <text:p>LIBROS</text:p>
          </table:table-cell>
          <table:table-cell office:value-type="string" table:style-name="ce2">
            <text:p>CERCA DE TI</text:p>
          </table:table-cell>
          <table:table-cell office:value-type="string" table:style-name="ce2">
            <text:p>EDICIONES B</text:p>
          </table:table-cell>
          <table:table-cell office:value-type="string" table:style-name="ce3">
            <text:p>CERCA DE TI</text:p>
            <text:p/>
            <text:p>Lara Serodio</text:p>
            <text:p/>
            <text:p>¿CONFÍAS EN LA PERSONA AL OTRO LADO DE LA PANTALLA?</text:p>
            <text:p/>
            <text:p>Un thriller que descubre nuestros miedos más oscuros incluso allí donde nos sentimos más a salvo.</text:p>
            <text:p/>
            <text:p>DOS MUJERES QUE SE HAN CONVERTIDO EN DESCONOCIDAS</text:p>
            <text:p/>
            <text:p>Carla y su hija Lola viven juntas en un amplio y lujoso apartamento. La madre es exitosa y atractiva; la hija, una adolescente poco comunicativa y complicada. Ambas son independientes y fuertes y no necesitan a los demás para conseguir lo que quieren.</text:p>
            <text:p/>
            <text:p>UNA VIOLENCIA SILENCIOSA QUE TEJE LOS HILOS DE UN THRILLER PERFECTO</text:p>
            <text:p/>
            <text:p>Desde que Lola dejó de ser una niña, lo único que comparten es la pared que separa sus dormitorios. Tras ella, Carla vive noches de sexo desenfrenado con desconocidos, mientras, al otro lado, Lola se avergüenza de sus fantasías.</text:p>
            <text:p/>
            <text:p>UNA MADRE Y UNA HIJA QUE DEBERÇN UNIR SUS FUERZAS PARA SALVARSE</text:p>
            <text:p/>
            <text:p>A escondidas, ambas buscarán refugio en las aplicaciones de citas. Sin embargo, al otro lado de la pantalla aguardan pesadillas de las que madre e hija solo podrán escapar si deciden confiar la una en la otra.</text:p>
            <text:p/>
            <text:p>El resultado es un thriller turbio y adictivo que nos enfrenta a nuestro lado más oscuro.</text:p>
            <text:p/>
            <text:p/>
            <text:p><text:s/>N&amp;ordm; de páginas: 496</text:p>
            <text:p><text:s/>Editorial: S.A. EDICIONES B</text:p>
            <text:p><text:s/>Idioma: CASTELLANO</text:p>
            <text:p><text:s/>Encuadernación: Tapa blanda</text:p>
            <text:p><text:s/>ISBN: 9788466669504</text:p>
            <text:p><text:s/>Año de edición: 2021</text:p>
            <text:p><text:s/>Plaza de edición: ES</text:p>
            <text:p><text:s/>Fecha de lanzamiento: 08/07/2021</text:p>
            <text:p/>
            <text:p/>
          </table:table-cell>
          <table:table-cell office:value-type="float" office:value="19.899999999999999" table:style-name="ce1">
            <text:p>19,9</text:p>
          </table:table-cell>
          <table:table-cell office:value-type="float" office:value="16.52" table:style-name="ce1">
            <text:p>16,5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82040.jpg">http://media.grutinet.com/articulos/or/or_182040.jpg</text:a></text:p>
          </table:table-cell>
          <table:table-cell office:value-type="string" table:style-name="ce4">
            <text:p><text:a xlink:href="http://media.grutinet.com/articulos/lg/lg_182040_0.jpg">http://media.grutinet.com/articulos/lg/lg_182040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182041" table:style-name="ce1">
            <text:p>182041</text:p>
          </table:table-cell>
          <table:table-cell office:value-type="string" table:style-name="ce2">
            <text:p>VARIOS</text:p>
          </table:table-cell>
          <table:table-cell office:value-type="string" table:style-name="ce2">
            <text:p>LIBROS</text:p>
          </table:table-cell>
          <table:table-cell office:value-type="string" table:style-name="ce2">
            <text:p>LADY JANE</text:p>
          </table:table-cell>
          <table:table-cell office:value-type="string" table:style-name="ce2">
            <text:p>EDICIONES B</text:p>
          </table:table-cell>
          <table:table-cell office:value-type="string" table:style-name="ce3">
            <text:p>LADY JANE</text:p>
            <text:p/>
            <text:p>Charlotte Grey.</text:p>
            <text:p/>
            <text:p>UNA JOVEN DEBUTANTE</text:p>
            <text:p/>
            <text:p>UN HOMBRE INAPROPIADO</text:p>
            <text:p/>
            <text:p>SE ACABÓ LA EDAD DE LA INOCENCIA</text:p>
            <text:p/>
            <text:p><text:s/></text:p>
            <text:p/>
            <text:p>«Una novela capaz de incendiarnos de pasión.»</text:p>
            <text:p>WOMAN</text:p>
            <text:p/>
            <text:p>Todo el mundo sabe que a una joven soltera que posea una cierta fortuna le hace falta un esposo, y lady Jane Milford no es una excepción. Por eso acaba de ser presentada como debutante para cumplir con el deber que marca la sociedad: casarse con el pretendiente más adecuado</text:p>
            <text:p/>
            <text:p>Sin embargo, el destino pondrá en su camino a Blake Norwood, heredero del título de marqués de Heyworth, y uno de esos hombres inapropiados pero fascinantes que hacen temblar el cuerpo entero y también las más férreas convicciones.</text:p>
            <text:p/>
            <text:p>Mientras Jane se debate entre hacer lo correcto o dejarse llevar por su deseo hacia Blake, comienza a recibir una serie de cartas firmadas bajo el misterioso seudónimo de lady Minerva, quien la anima a explorar el alcance de su pasión y los límites de su cuerpo para entender cómo son en realidad las relaciones entre hombres y mujeres, descubriéndole un mundo de sensaciones que nunca pensó que pudiera existir.</text:p>
            <text:p/>
            <text:p/>
            <text:p><text:s/>N&amp;ordm; de páginas: 344</text:p>
            <text:p><text:s/>Editorial: VERGARA (EDICIONES B)</text:p>
            <text:p><text:s/>Idioma: CASTELLANO</text:p>
            <text:p><text:s/>Encuadernación: Tapa blanda</text:p>
            <text:p><text:s/>ISBN: 9788418620027</text:p>
            <text:p><text:s/>Año de edición: 2021</text:p>
            <text:p><text:s/>Plaza de edición: ES</text:p>
            <text:p><text:s/>Fecha de lanzamiento: 08/07/2021</text:p>
            <text:p/>
            <text:p/>
          </table:table-cell>
          <table:table-cell office:value-type="float" office:value="15.9" table:style-name="ce1">
            <text:p>15,9</text:p>
          </table:table-cell>
          <table:table-cell office:value-type="float" office:value="13.2" table:style-name="ce1">
            <text:p>1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82041.jpg">http://media.grutinet.com/articulos/or/or_182041.jpg</text:a></text:p>
          </table:table-cell>
          <table:table-cell office:value-type="string" table:style-name="ce4">
            <text:p><text:a xlink:href="http://media.grutinet.com/articulos/lg/lg_182041_0.jpg">http://media.grutinet.com/articulos/lg/lg_182041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02376" table:style-name="ce1">
            <text:p>202376</text:p>
          </table:table-cell>
          <table:table-cell office:value-type="string" table:style-name="ce2">
            <text:p>LENCERIA</text:p>
          </table:table-cell>
          <table:table-cell office:value-type="string" table:style-name="ce2">
            <text:p>BODYS</text:p>
          </table:table-cell>
          <table:table-cell office:value-type="string" table:style-name="ce2">
            <text:p>LEG AVENUE LACE DEEP-V BODY &amp; LIGUEROS</text:p>
          </table:table-cell>
          <table:table-cell office:value-type="string" table:style-name="ce2">
            <text:p>LEG AVENUE</text:p>
          </table:table-cell>
          <table:table-cell office:value-type="string" table:style-name="ce3">
            <text:p>LEG AVENUE LACE DEEP-V TEDDY &amp; STOCKINGS</text:p>
            <text:p/>
            <text:p>2 pzs. Conjunto de encaje floral que incluye un body de escote profundo y medias a juego.</text:p>
            <text:p/>
            <text:p>Material: 100% nylon</text:p>
            <text:p/>
            <text:p><text:s/></text:p>
            <text:p/>
          </table:table-cell>
          <table:table-cell office:value-type="float" office:value="34.99" table:style-name="ce1">
            <text:p>34,99</text:p>
          </table:table-cell>
          <table:table-cell office:value-type="float" office:value="15.82" table:style-name="ce1">
            <text:p>15,8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202376.jpg">http://media.grutinet.com/articulos/or/or_202376.jpg</text:a></text:p>
          </table:table-cell>
          <table:table-cell office:value-type="string" table:style-name="ce4">
            <text:p><text:a xlink:href="http://media.grutinet.com/articulos/lg/lg_202376_0.jpg">http://media.grutinet.com/articulos/lg/lg_202376_0.jpg</text:a></text:p>
          </table:table-cell>
          <table:table-cell office:value-type="string" table:style-name="ce4">
            <text:p><text:a xlink:href="http://media.grutinet.com/articulos/lg/lg_202376_1.jpg">http://media.grutinet.com/articulos/lg/lg_202376_1.jpg</text:a></text:p>
          </table:table-cell>
          <table:table-cell office:value-type="string" table:style-name="ce4">
            <text:p><text:a xlink:href="http://media.grutinet.com/articulos/lg/lg_202376_2.jpg">http://media.grutinet.com/articulos/lg/lg_202376_2.jpg</text:a></text:p>
          </table:table-cell>
          <table:table-cell office:value-type="float" office:value="202376" table:style-name="ce1">
            <text:p>202376</text:p>
          </table:table-cell>
          <table:table-cell table:number-columns-repeated="7" table:style-name="ce2"/>
          <table:table-cell table:number-columns-repeated="16359"/>
        </table:table-row>
        <table:table-row table:style-name="ro2">
          <table:table-cell office:value-type="float" office:value="202409" table:style-name="ce1">
            <text:p>202409</text:p>
          </table:table-cell>
          <table:table-cell office:value-type="string" table:style-name="ce2">
            <text:p>LENCERIA</text:p>
          </table:table-cell>
          <table:table-cell office:value-type="string" table:style-name="ce2">
            <text:p>VESTIDOS</text:p>
          </table:table-cell>
          <table:table-cell office:value-type="string" table:style-name="ce2">
            <text:p>LEG AVENUE MAXI VESTIDO DE RED TRENZADA - NEGRO</text:p>
          </table:table-cell>
          <table:table-cell office:value-type="string" table:style-name="ce2">
            <text:p>LEG AVENUE</text:p>
          </table:table-cell>
          <table:table-cell office:value-type="string" table:style-name="ce3">
            <text:p>LEG AVENUE WOVEN TWIST NET MAXI DRESS</text:p>
            <text:p/>
            <text:p>Maxi vestido de red trenzada con espalda descubierta.</text:p>
            <text:p/>
            <text:p>Material: 97% Nylon 3% Spandex</text:p>
            <text:p/>
            <text:p><text:s/></text:p>
            <text:p/>
          </table:table-cell>
          <table:table-cell office:value-type="float" office:value="28.99" table:style-name="ce1">
            <text:p>28,99</text:p>
          </table:table-cell>
          <table:table-cell office:value-type="float" office:value="12.94" table:style-name="ce1">
            <text:p>12,9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202409.jpg">http://media.grutinet.com/articulos/or/or_202409.jpg</text:a></text:p>
          </table:table-cell>
          <table:table-cell office:value-type="string" table:style-name="ce4">
            <text:p><text:a xlink:href="http://media.grutinet.com/articulos/lg/lg_202409_0.jpg">http://media.grutinet.com/articulos/lg/lg_202409_0.jpg</text:a></text:p>
          </table:table-cell>
          <table:table-cell office:value-type="string" table:style-name="ce4">
            <text:p><text:a xlink:href="http://media.grutinet.com/articulos/lg/lg_202409_1.jpg">http://media.grutinet.com/articulos/lg/lg_202409_1.jpg</text:a></text:p>
          </table:table-cell>
          <table:table-cell office:value-type="string" table:style-name="ce4">
            <text:p><text:a xlink:href="http://media.grutinet.com/articulos/lg/lg_202409_2.jpg">http://media.grutinet.com/articulos/lg/lg_202409_2.jpg</text:a></text:p>
          </table:table-cell>
          <table:table-cell office:value-type="float" office:value="202409" table:style-name="ce1">
            <text:p>202409</text:p>
          </table:table-cell>
          <table:table-cell office:value-type="string" table:style-name="ce4">
            <text:p><text:a xlink:href="http://media.grutinet.com/articulos/lg/lg_202409_3.jpg">http://media.grutinet.com/articulos/lg/lg_202409_3.jpg</text:a></text:p>
          </table:table-cell>
          <table:table-cell table:number-columns-repeated="6" table:style-name="ce2"/>
          <table:table-cell table:number-columns-repeated="16359"/>
        </table:table-row>
        <table:table-row table:style-name="ro2">
          <table:table-cell office:value-type="float" office:value="202410" table:style-name="ce1">
            <text:p>202410</text:p>
          </table:table-cell>
          <table:table-cell office:value-type="string" table:style-name="ce2">
            <text:p>LENCERIA</text:p>
          </table:table-cell>
          <table:table-cell office:value-type="string" table:style-name="ce2">
            <text:p>VESTIDOS</text:p>
          </table:table-cell>
          <table:table-cell office:value-type="string" table:style-name="ce2">
            <text:p>LEG AVENUE MAXI VESTIDO DE RED TRENZADA - BLANCO</text:p>
          </table:table-cell>
          <table:table-cell office:value-type="string" table:style-name="ce2">
            <text:p>LEG AVENUE</text:p>
          </table:table-cell>
          <table:table-cell office:value-type="string" table:style-name="ce3">
            <text:p>LEG AVENUE WOVEN TWIST NET MAXI DRESS</text:p>
            <text:p/>
            <text:p>Maxi vestido de red trenzada con espalda descubierta.</text:p>
            <text:p/>
            <text:p>Material: 97% Nylon 3% Spandex</text:p>
            <text:p/>
            <text:p><text:s/></text:p>
            <text:p/>
          </table:table-cell>
          <table:table-cell office:value-type="float" office:value="28.99" table:style-name="ce1">
            <text:p>28,99</text:p>
          </table:table-cell>
          <table:table-cell office:value-type="float" office:value="12.94" table:style-name="ce1">
            <text:p>12,9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202410.jpg">http://media.grutinet.com/articulos/or/or_202410.jpg</text:a></text:p>
          </table:table-cell>
          <table:table-cell office:value-type="string" table:style-name="ce4">
            <text:p><text:a xlink:href="http://media.grutinet.com/articulos/lg/lg_202410_0.jpg">http://media.grutinet.com/articulos/lg/lg_202410_0.jpg</text:a></text:p>
          </table:table-cell>
          <table:table-cell office:value-type="string" table:style-name="ce4">
            <text:p><text:a xlink:href="http://media.grutinet.com/articulos/lg/lg_202410_1.jpg">http://media.grutinet.com/articulos/lg/lg_202410_1.jpg</text:a></text:p>
          </table:table-cell>
          <table:table-cell office:value-type="string" table:style-name="ce4">
            <text:p><text:a xlink:href="http://media.grutinet.com/articulos/lg/lg_202410_2.jpg">http://media.grutinet.com/articulos/lg/lg_202410_2.jpg</text:a></text:p>
          </table:table-cell>
          <table:table-cell office:value-type="float" office:value="202410" table:style-name="ce1">
            <text:p>202410</text:p>
          </table:table-cell>
          <table:table-cell office:value-type="string" table:style-name="ce4">
            <text:p><text:a xlink:href="http://media.grutinet.com/articulos/lg/lg_202410_3.jpg">http://media.grutinet.com/articulos/lg/lg_202410_3.jpg</text:a></text:p>
          </table:table-cell>
          <table:table-cell table:number-columns-repeated="6" table:style-name="ce2"/>
          <table:table-cell table:number-columns-repeated="16359"/>
        </table:table-row>
        <table:table-row table:style-name="ro2">
          <table:table-cell office:value-type="float" office:value="202412" table:style-name="ce1">
            <text:p>202412</text:p>
          </table:table-cell>
          <table:table-cell office:value-type="string" table:style-name="ce2">
            <text:p>LENCERIA</text:p>
          </table:table-cell>
          <table:table-cell office:value-type="string" table:style-name="ce2">
            <text:p>VESTIDOS</text:p>
          </table:table-cell>
          <table:table-cell office:value-type="string" table:style-name="ce2">
            <text:p>LEG AVENUE MINIVESTIDO DE ENCAJE DE MANGA LARGA</text:p>
          </table:table-cell>
          <table:table-cell office:value-type="string" table:style-name="ce2">
            <text:p>LEG AVENUE</text:p>
          </table:table-cell>
          <table:table-cell office:value-type="string" table:style-name="ce3">
            <text:p>LEG AVENUE LONG SLEEVE HALTER MINI DRESS</text:p>
            <text:p/>
            <text:p>Minivestido de encaje de manga larga con gargantilla.</text:p>
            <text:p/>
            <text:p>Material: 94% Nylon 6% Spandex</text:p>
            <text:p/>
          </table:table-cell>
          <table:table-cell office:value-type="float" office:value="31.99" table:style-name="ce1">
            <text:p>31,99</text:p>
          </table:table-cell>
          <table:table-cell office:value-type="float" office:value="14.25" table:style-name="ce1">
            <text:p>14,2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202412.jpg">http://media.grutinet.com/articulos/or/or_202412.jpg</text:a></text:p>
          </table:table-cell>
          <table:table-cell office:value-type="string" table:style-name="ce4">
            <text:p><text:a xlink:href="http://media.grutinet.com/articulos/lg/lg_202412_0.jpg">http://media.grutinet.com/articulos/lg/lg_202412_0.jpg</text:a></text:p>
          </table:table-cell>
          <table:table-cell office:value-type="string" table:style-name="ce4">
            <text:p><text:a xlink:href="http://media.grutinet.com/articulos/lg/lg_202412_1.jpg">http://media.grutinet.com/articulos/lg/lg_202412_1.jpg</text:a></text:p>
          </table:table-cell>
          <table:table-cell office:value-type="string" table:style-name="ce4">
            <text:p><text:a xlink:href="http://media.grutinet.com/articulos/lg/lg_202412_2.jpg">http://media.grutinet.com/articulos/lg/lg_202412_2.jpg</text:a></text:p>
          </table:table-cell>
          <table:table-cell office:value-type="float" office:value="202412" table:style-name="ce1">
            <text:p>202412</text:p>
          </table:table-cell>
          <table:table-cell table:number-columns-repeated="7" table:style-name="ce2"/>
          <table:table-cell table:number-columns-repeated="16359"/>
        </table:table-row>
        <table:table-row table:style-name="ro2">
          <table:table-cell office:value-type="float" office:value="202415" table:style-name="ce1">
            <text:p>202415</text:p>
          </table:table-cell>
          <table:table-cell office:value-type="string" table:style-name="ce2">
            <text:p>LENCERIA</text:p>
          </table:table-cell>
          <table:table-cell office:value-type="string" table:style-name="ce2">
            <text:p>VESTIDOS</text:p>
          </table:table-cell>
          <table:table-cell office:value-type="string" table:style-name="ce2">
            <text:p>LEG AVENUE MAXI VESTIDO DE LÍNEAS HORIZONTALES</text:p>
          </table:table-cell>
          <table:table-cell office:value-type="string" table:style-name="ce2">
            <text:p>LEG AVENUE</text:p>
          </table:table-cell>
          <table:table-cell office:value-type="string" table:style-name="ce3">
            <text:p>LEG AVENUE HORIZONTAL NET MAXI DRESS</text:p>
            <text:p/>
            <text:p>Maxi vestido de líneas horizontales.</text:p>
            <text:p/>
          </table:table-cell>
          <table:table-cell office:value-type="float" office:value="31.99" table:style-name="ce1">
            <text:p>31,99</text:p>
          </table:table-cell>
          <table:table-cell office:value-type="float" office:value="14.28" table:style-name="ce1">
            <text:p>14,28</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202415.jpg">http://media.grutinet.com/articulos/or/or_202415.jpg</text:a></text:p>
          </table:table-cell>
          <table:table-cell office:value-type="string" table:style-name="ce4">
            <text:p><text:a xlink:href="http://media.grutinet.com/articulos/lg/lg_202415_0.jpg">http://media.grutinet.com/articulos/lg/lg_202415_0.jpg</text:a></text:p>
          </table:table-cell>
          <table:table-cell office:value-type="string" table:style-name="ce4">
            <text:p><text:a xlink:href="http://media.grutinet.com/articulos/lg/lg_202415_1.jpg">http://media.grutinet.com/articulos/lg/lg_202415_1.jpg</text:a></text:p>
          </table:table-cell>
          <table:table-cell office:value-type="string" table:style-name="ce4">
            <text:p><text:a xlink:href="http://media.grutinet.com/articulos/lg/lg_202415_2.jpg">http://media.grutinet.com/articulos/lg/lg_202415_2.jpg</text:a></text:p>
          </table:table-cell>
          <table:table-cell office:value-type="float" office:value="202415" table:style-name="ce1">
            <text:p>202415</text:p>
          </table:table-cell>
          <table:table-cell office:value-type="string" table:style-name="ce4">
            <text:p><text:a xlink:href="http://media.grutinet.com/articulos/lg/lg_202415_3.jpg">http://media.grutinet.com/articulos/lg/lg_202415_3.jpg</text:a></text:p>
          </table:table-cell>
          <table:table-cell table:number-columns-repeated="6" table:style-name="ce2"/>
          <table:table-cell table:number-columns-repeated="16359"/>
        </table:table-row>
        <table:table-row table:style-name="ro2">
          <table:table-cell office:value-type="float" office:value="202421" table:style-name="ce1">
            <text:p>202421</text:p>
          </table:table-cell>
          <table:table-cell office:value-type="string" table:style-name="ce2">
            <text:p>LENCERIA</text:p>
          </table:table-cell>
          <table:table-cell office:value-type="string" table:style-name="ce2">
            <text:p>BODYS</text:p>
          </table:table-cell>
          <table:table-cell office:value-type="string" table:style-name="ce2">
            <text:p>LEG AVENUE BODY CON DISEÑO MOSAICO<text:s/></text:p>
          </table:table-cell>
          <table:table-cell office:value-type="string" table:style-name="ce2">
            <text:p>LEG AVENUE</text:p>
          </table:table-cell>
          <table:table-cell office:value-type="string" table:style-name="ce3">
            <text:p>LEG AVENUE MOSAIC SNAP CROTCH BODYSUIT</text:p>
            <text:p/>
            <text:p>Body con diseño mosaico.</text:p>
            <text:p/>
          </table:table-cell>
          <table:table-cell office:value-type="float" office:value="28.99" table:style-name="ce1">
            <text:p>28,99</text:p>
          </table:table-cell>
          <table:table-cell office:value-type="float" office:value="12.94" table:style-name="ce1">
            <text:p>12,9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202421.jpg">http://media.grutinet.com/articulos/or/or_202421.jpg</text:a></text:p>
          </table:table-cell>
          <table:table-cell office:value-type="string" table:style-name="ce4">
            <text:p><text:a xlink:href="http://media.grutinet.com/articulos/lg/lg_202421_0.jpg">http://media.grutinet.com/articulos/lg/lg_202421_0.jpg</text:a></text:p>
          </table:table-cell>
          <table:table-cell office:value-type="string" table:style-name="ce4">
            <text:p><text:a xlink:href="http://media.grutinet.com/articulos/lg/lg_202421_1.jpg">http://media.grutinet.com/articulos/lg/lg_202421_1.jpg</text:a></text:p>
          </table:table-cell>
          <table:table-cell office:value-type="string" table:style-name="ce4">
            <text:p><text:a xlink:href="http://media.grutinet.com/articulos/lg/lg_202421_2.jpg">http://media.grutinet.com/articulos/lg/lg_202421_2.jpg</text:a></text:p>
          </table:table-cell>
          <table:table-cell office:value-type="float" office:value="202421" table:style-name="ce1">
            <text:p>202421</text:p>
          </table:table-cell>
          <table:table-cell office:value-type="string" table:style-name="ce4">
            <text:p><text:a xlink:href="http://media.grutinet.com/articulos/lg/lg_202421_3.jpg">http://media.grutinet.com/articulos/lg/lg_202421_3.jpg</text:a></text:p>
          </table:table-cell>
          <table:table-cell table:number-columns-repeated="6" table:style-name="ce2"/>
          <table:table-cell table:number-columns-repeated="16359"/>
        </table:table-row>
        <table:table-row table:style-name="ro2">
          <table:table-cell office:value-type="float" office:value="202423" table:style-name="ce1">
            <text:p>202423</text:p>
          </table:table-cell>
          <table:table-cell office:value-type="string" table:style-name="ce2">
            <text:p>LENCERIA</text:p>
          </table:table-cell>
          <table:table-cell office:value-type="string" table:style-name="ce2">
            <text:p>BODYS</text:p>
          </table:table-cell>
          <table:table-cell office:value-type="string" table:style-name="ce2">
            <text:p>LEG AVENUE BODY DISFRAZ ÁRBITRO JUEGO DE ROLES</text:p>
          </table:table-cell>
          <table:table-cell office:value-type="string" table:style-name="ce2">
            <text:p>LEG AVENUE</text:p>
          </table:table-cell>
          <table:table-cell office:value-type="string" table:style-name="ce3">
            <text:p>LEG AVENUE ROLEPLAY BEDROOM REFEREE</text:p>
            <text:p/>
            <text:p>Body de role de árbrito sexy.</text:p>
            <text:p/>
          </table:table-cell>
          <table:table-cell office:value-type="float" office:value="39.99" table:style-name="ce1">
            <text:p>39,99</text:p>
          </table:table-cell>
          <table:table-cell office:value-type="float" office:value="19.32" table:style-name="ce1">
            <text:p>19,32</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202423.jpg">http://media.grutinet.com/articulos/or/or_202423.jpg</text:a></text:p>
          </table:table-cell>
          <table:table-cell office:value-type="string" table:style-name="ce4">
            <text:p><text:a xlink:href="http://media.grutinet.com/articulos/lg/lg_202423_0.jpg">http://media.grutinet.com/articulos/lg/lg_202423_0.jpg</text:a></text:p>
          </table:table-cell>
          <table:table-cell office:value-type="string" table:style-name="ce4">
            <text:p><text:a xlink:href="http://media.grutinet.com/articulos/lg/lg_202423_1.jpg">http://media.grutinet.com/articulos/lg/lg_202423_1.jpg</text:a></text:p>
          </table:table-cell>
          <table:table-cell office:value-type="string" table:style-name="ce4">
            <text:p><text:a xlink:href="http://media.grutinet.com/articulos/lg/lg_202423_2.jpg">http://media.grutinet.com/articulos/lg/lg_202423_2.jpg</text:a></text:p>
          </table:table-cell>
          <table:table-cell office:value-type="float" office:value="202423" table:style-name="ce1">
            <text:p>202423</text:p>
          </table:table-cell>
          <table:table-cell office:value-type="string" table:style-name="ce4">
            <text:p><text:a xlink:href="http://media.grutinet.com/articulos/lg/lg_202423_3.jpg">http://media.grutinet.com/articulos/lg/lg_202423_3.jpg</text:a></text:p>
          </table:table-cell>
          <table:table-cell table:number-columns-repeated="6" table:style-name="ce2"/>
          <table:table-cell table:number-columns-repeated="16359"/>
        </table:table-row>
        <table:table-row table:style-name="ro2">
          <table:table-cell office:value-type="float" office:value="202433" table:style-name="ce1">
            <text:p>202433</text:p>
          </table:table-cell>
          <table:table-cell office:value-type="string" table:style-name="ce2">
            <text:p>LENCERIA</text:p>
          </table:table-cell>
          <table:table-cell office:value-type="string" table:style-name="ce2">
            <text:p>CONJUNTOS</text:p>
          </table:table-cell>
          <table:table-cell office:value-type="string" table:style-name="ce2">
            <text:p>LEG AVENUE CONJUNTO 3 PIEZAS BIKINI DE RED</text:p>
          </table:table-cell>
          <table:table-cell office:value-type="string" table:style-name="ce2">
            <text:p>LEG AVENUE</text:p>
          </table:table-cell>
          <table:table-cell office:value-type="string" table:style-name="ce3">
            <text:p>LEG AVENUE BIKINI TOP, G-STRING &amp; SHRUG</text:p>
            <text:p/>
            <text:p>3 pzs. Conjunto que incluye un top bikini y un tanga de vinilo con cubrecabeza y brazos de red con un aro.</text:p>
            <text:p/>
            <text:p>Material: G-String: 100% Polyester Hood: 97% Nylon 3% Spandex Top: 100% Polyester</text:p>
            <text:p/>
          </table:table-cell>
          <table:table-cell office:value-type="float" office:value="42.99" table:style-name="ce1">
            <text:p>42,99</text:p>
          </table:table-cell>
          <table:table-cell office:value-type="float" office:value="18.84" table:style-name="ce1">
            <text:p>18,8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202433.jpg">http://media.grutinet.com/articulos/or/or_202433.jpg</text:a></text:p>
          </table:table-cell>
          <table:table-cell office:value-type="string" table:style-name="ce4">
            <text:p><text:a xlink:href="http://media.grutinet.com/articulos/lg/lg_202433_0.jpg">http://media.grutinet.com/articulos/lg/lg_202433_0.jpg</text:a></text:p>
          </table:table-cell>
          <table:table-cell office:value-type="string" table:style-name="ce4">
            <text:p><text:a xlink:href="http://media.grutinet.com/articulos/lg/lg_202433_1.jpg">http://media.grutinet.com/articulos/lg/lg_202433_1.jpg</text:a></text:p>
          </table:table-cell>
          <table:table-cell office:value-type="string" table:style-name="ce4">
            <text:p><text:a xlink:href="http://media.grutinet.com/articulos/lg/lg_202433_2.jpg">http://media.grutinet.com/articulos/lg/lg_202433_2.jpg</text:a></text:p>
          </table:table-cell>
          <table:table-cell office:value-type="float" office:value="202433" table:style-name="ce1">
            <text:p>202433</text:p>
          </table:table-cell>
          <table:table-cell table:number-columns-repeated="7" table:style-name="ce2"/>
          <table:table-cell table:number-columns-repeated="16359"/>
        </table:table-row>
        <table:table-row table:style-name="ro2">
          <table:table-cell office:value-type="float" office:value="21130" table:style-name="ce1">
            <text:p>21130</text:p>
          </table:table-cell>
          <table:table-cell office:value-type="string" table:style-name="ce2">
            <text:p>JUGUETES XXX</text:p>
          </table:table-cell>
          <table:table-cell office:value-type="string" table:style-name="ce2">
            <text:p>PLUGS</text:p>
          </table:table-cell>
          <table:table-cell office:value-type="string" table:style-name="ce2">
            <text:p>XPANDER X2 ESTIMULADOR DE PROSTATA TALLA L</text:p>
          </table:table-cell>
          <table:table-cell office:value-type="string" table:style-name="ce2">
            <text:p>JOYDIVISION</text:p>
          </table:table-cell>
          <table:table-cell office:value-type="string" table:style-name="ce3">
            <text:p>XPANDER X2 PROSTATE STIMULATION SIZE L</text:p>
            <text:p/>
            <text:p>X2- The Pioneer</text:p>
            <text:p/>
            <text:p>Descubre la estimulación perfecta entre próstata, ano y perineo con el X2 de Xpander de Joy Division. La innovadora tecnología de Xpander es el resultado de una intensa búsqueda del placer sexual realizada en cooperación con urólogos y sexólogos.</text:p>
            <text:p/>
            <text:p>La magia reside en que puede reducir su volumen un 50%, hecho que lo hace muy fácil de insertar de forma totalmente segura, provocando una vez insertado una estimulación extrema.</text:p>
            <text:p/>
            <text:p>Fabricado en Silicona 100% es seguro para el cuerpo y puede utilizarse con cualquier lubricante.</text:p>
            <text:p/>
            <text:p>Prepárate para descubrir los placeres más ocultos solo o con tu pareja.</text:p>
            <text:p/>
            <text:p>Medidas:</text:p>
            <text:p/>
            <text:p/>
            <text:p><text:s/>A / 11.5 cm</text:p>
            <text:p><text:s/>B / 5 cm</text:p>
            <text:p><text:s/>C / 4.8 cm</text:p>
            <text:p><text:s/>C comprimido / 2.9 cm</text:p>
            <text:p/>
            <text:p/>
          </table:table-cell>
          <table:table-cell office:value-type="float" office:value="48.9" table:style-name="ce1">
            <text:p>48,9</text:p>
          </table:table-cell>
          <table:table-cell office:value-type="float" office:value="24.5" table:style-name="ce1">
            <text:p>24,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21130.jpg">http://media.grutinet.com/articulos/or/or_21130.jpg</text:a></text:p>
          </table:table-cell>
          <table:table-cell office:value-type="string" table:style-name="ce4">
            <text:p><text:a xlink:href="http://media.grutinet.com/articulos/lg/lg_21130_0.jpg">http://media.grutinet.com/articulos/lg/lg_21130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1134" table:style-name="ce1">
            <text:p>21134</text:p>
          </table:table-cell>
          <table:table-cell office:value-type="string" table:style-name="ce2">
            <text:p>JUGUETES XXX</text:p>
          </table:table-cell>
          <table:table-cell office:value-type="string" table:style-name="ce2">
            <text:p>PLUGS</text:p>
          </table:table-cell>
          <table:table-cell office:value-type="string" table:style-name="ce2">
            <text:p>XPANDER X2 ESTIMULADOR DE PROSTATA TALLA M</text:p>
          </table:table-cell>
          <table:table-cell office:value-type="string" table:style-name="ce2">
            <text:p>JOYDIVISION</text:p>
          </table:table-cell>
          <table:table-cell office:value-type="string" table:style-name="ce3">
            <text:p>XPANDER X2 PROSTATE STIMULATION SIZE M</text:p>
            <text:p/>
            <text:p>X2- The Pioneer</text:p>
            <text:p/>
            <text:p>Descubre la estimulación perfecta entre próstata, ano y perineo con el X2 de Xpander de Joy Division. La innovadora tecnología de Xpander es el resultado de una intensa búsqueda del placer sexual realizada en cooperación con urólogos y sexólogos.</text:p>
            <text:p/>
            <text:p>La magia reside en que puede reducir su volumen un 50%, hecho que lo hace muy fácil de insertar de forma totalmente segura, provocando una vez insertado una estimulación extrema.</text:p>
            <text:p/>
            <text:p>Fabricado en Silicona 100% es seguro para el cuerpo y puede utilizarse con cualquier lubricante.</text:p>
            <text:p/>
            <text:p>Prepárate para descubrir los placeres más ocultos solo o con tu pareja.</text:p>
            <text:p/>
            <text:p>Medidas:</text:p>
            <text:p/>
            <text:p/>
            <text:p><text:s/>A / 10.5 cm</text:p>
            <text:p><text:s/>B / 4.8 cm</text:p>
            <text:p><text:s/>C / 4.5 cm</text:p>
            <text:p><text:s/>C comprimido / 2.7 cm</text:p>
            <text:p/>
            <text:p/>
          </table:table-cell>
          <table:table-cell office:value-type="float" office:value="41.9" table:style-name="ce1">
            <text:p>41,9</text:p>
          </table:table-cell>
          <table:table-cell office:value-type="float" office:value="20.99" table:style-name="ce1">
            <text:p>20,99</text:p>
          </table:table-cell>
          <table:table-cell office:value-type="string" table:style-name="ce2">
            <text:p>SI</text:p>
          </table:table-cell>
          <table:table-cell office:value-type="float" office:value="7" table:style-name="ce1">
            <text:p>7</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21134.jpg">http://media.grutinet.com/articulos/or/or_21134.jpg</text:a></text:p>
          </table:table-cell>
          <table:table-cell office:value-type="string" table:style-name="ce4">
            <text:p><text:a xlink:href="http://media.grutinet.com/articulos/lg/lg_21134_0.jpg">http://media.grutinet.com/articulos/lg/lg_21134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13818" table:style-name="ce1">
            <text:p>213818</text:p>
          </table:table-cell>
          <table:table-cell office:value-type="string" table:style-name="ce2">
            <text:p>JUGUETES XXX</text:p>
          </table:table-cell>
          <table:table-cell office:value-type="string" table:style-name="ce2">
            <text:p>BOLAS Y HUEVOS</text:p>
          </table:table-cell>
          <table:table-cell office:value-type="string" table:style-name="ce2">
            <text:p>REMOTE BOWTIE BIKINI OS - NEGRO</text:p>
          </table:table-cell>
          <table:table-cell office:value-type="string" table:style-name="ce2">
            <text:p>PIPEDREAM</text:p>
          </table:table-cell>
          <table:table-cell office:value-type="string" table:style-name="ce3">
            <text:p>REMOTE BOWTIE BIKINI OS - BLACK</text:p>
            <text:p/>
            <text:p>Hookup Panties están diseñadas para estimularte con cada movimiento sutil. Una vez insertado, el tapón mantendrá firmemente la braga en su lugar mientras se burla, agrada y tira con su movimiento corporal natural y cotidiano.</text:p>
            <text:p/>
            <text:p>El vibrador impermeable -BULLET- presenta 10 patrones de pulsaciones estimulantes e incluye un control remoto inalámbrico para que usted (o un compañero) pueda controlar la acción desde una distancia de hasta 25 pies.</text:p>
            <text:p/>
            <text:p>CARACTERÍSTICAS</text:p>
            <text:p/>
            <text:p/>
            <text:p><text:s/>Dimensiones del producto: Panty: Se adapta a las tallas S-L | Enchufe: 9,4 x 6,1 cm | Bala: 7,6 x 1,8 cm | Remoto: 7,6 x 3,4 cm</text:p>
            <text:p><text:s/>Longitud total: 9,4 cm</text:p>
            <text:p><text:s/>Diámetro: 3 cm</text:p>
            <text:p><text:s/>Longitud insertable: 6,6 cm</text:p>
            <text:p><text:s/>Vibrando: Si</text:p>
            <text:p><text:s/>Modos de vibración: 10</text:p>
            <text:p><text:s/>Resistencia al agua: IPX7 Impermeable</text:p>
            <text:p><text:s/>Seguro para el cuerpo: Si</text:p>
            <text:p><text:s/>Material: Braguita: 90% poliéster y 10% elastano | Enchufe: Silicona | Bullet: Silicona y plástico ABS | Control remoto: silicona y plástico A</text:p>
            <text:p/>
            <text:p/>
          </table:table-cell>
          <table:table-cell office:value-type="float" office:value="95" table:style-name="ce1">
            <text:p>95</text:p>
          </table:table-cell>
          <table:table-cell office:value-type="float" office:value="37.11" table:style-name="ce1">
            <text:p>37,1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213818.jpg">http://media.grutinet.com/articulos/or/or_213818.jpg</text:a></text:p>
          </table:table-cell>
          <table:table-cell office:value-type="string" table:style-name="ce4">
            <text:p><text:a xlink:href="http://media.grutinet.com/articulos/lg/lg_213818_0.jpg">http://media.grutinet.com/articulos/lg/lg_213818_0.jpg</text:a></text:p>
          </table:table-cell>
          <table:table-cell office:value-type="string" table:style-name="ce4">
            <text:p><text:a xlink:href="http://media.grutinet.com/articulos/lg/lg_213818_1.jpg">http://media.grutinet.com/articulos/lg/lg_213818_1.jpg</text:a></text:p>
          </table:table-cell>
          <table:table-cell office:value-type="string" table:style-name="ce4">
            <text:p><text:a xlink:href="http://media.grutinet.com/articulos/lg/lg_213818_2.jpg">http://media.grutinet.com/articulos/lg/lg_213818_2.jpg</text:a></text:p>
          </table:table-cell>
          <table:table-cell office:value-type="float" office:value="213818" table:style-name="ce1">
            <text:p>213818</text:p>
          </table:table-cell>
          <table:table-cell office:value-type="string" table:style-name="ce4">
            <text:p><text:a xlink:href="http://media.grutinet.com/articulos/lg/lg_213818_3.jpg">http://media.grutinet.com/articulos/lg/lg_213818_3.jpg</text:a></text:p>
          </table:table-cell>
          <table:table-cell office:value-type="string" table:style-name="ce4">
            <text:p><text:a xlink:href="http://media.grutinet.com/articulos/lg/lg_213818_4.jpg">http://media.grutinet.com/articulos/lg/lg_213818_4.jpg</text:a></text:p>
          </table:table-cell>
          <table:table-cell office:value-type="string" table:style-name="ce4">
            <text:p><text:a xlink:href="http://media.grutinet.com/articulos/lg/lg_213818_5.jpg">http://media.grutinet.com/articulos/lg/lg_213818_5.jpg</text:a></text:p>
          </table:table-cell>
          <table:table-cell office:value-type="string" table:style-name="ce4">
            <text:p><text:a xlink:href="http://media.grutinet.com/articulos/lg/lg_213818_6.jpg">http://media.grutinet.com/articulos/lg/lg_213818_6.jpg</text:a></text:p>
          </table:table-cell>
          <table:table-cell office:value-type="string" table:style-name="ce4">
            <text:p><text:a xlink:href="http://media.grutinet.com/articulos/lg/lg_213818_7.jpg">http://media.grutinet.com/articulos/lg/lg_213818_7.jpg</text:a></text:p>
          </table:table-cell>
          <table:table-cell office:value-type="string" table:style-name="ce4">
            <text:p><text:a xlink:href="http://media.grutinet.com/articulos/lg/lg_213818_8.jpg">http://media.grutinet.com/articulos/lg/lg_213818_8.jpg</text:a></text:p>
          </table:table-cell>
          <table:table-cell office:value-type="string" table:style-name="ce4">
            <text:p><text:a xlink:href="http://media.grutinet.com/articulos/lg/lg_213818_9.jpg">http://media.grutinet.com/articulos/lg/lg_213818_9.jpg</text:a></text:p>
          </table:table-cell>
          <table:table-cell table:number-columns-repeated="16359"/>
        </table:table-row>
        <table:table-row table:style-name="ro2">
          <table:table-cell office:value-type="float" office:value="213819" table:style-name="ce1">
            <text:p>213819</text:p>
          </table:table-cell>
          <table:table-cell office:value-type="string" table:style-name="ce2">
            <text:p>JUGUETES XXX</text:p>
          </table:table-cell>
          <table:table-cell office:value-type="string" table:style-name="ce2">
            <text:p>BOLAS Y HUEVOS</text:p>
          </table:table-cell>
          <table:table-cell office:value-type="string" table:style-name="ce2">
            <text:p>REMOTE BOWTIE BIKINI +SIZE - NEGRO</text:p>
          </table:table-cell>
          <table:table-cell office:value-type="string" table:style-name="ce2">
            <text:p>PIPEDREAM</text:p>
          </table:table-cell>
          <table:table-cell office:value-type="string" table:style-name="ce3">
            <text:p>REMOTE BOWTIE BIKINI +SIZE - BLACK</text:p>
            <text:p/>
            <text:p>Hookup Panties están diseñadas para estimularte con cada movimiento sutil. Una vez insertado, el tapón mantendrá firmemente la braga en su lugar mientras se burla, agrada y tira con su movimiento corporal natural y cotidiano.</text:p>
            <text:p/>
            <text:p>El vibrador impermeable -BULLET- presenta 10 patrones de pulsaciones estimulantes e incluye un control remoto inalámbrico para que usted (o un compañero) pueda controlar la acción desde una distancia de hasta 25 pies.</text:p>
            <text:p/>
            <text:p>CARACTERISTICAS</text:p>
            <text:p/>
            <text:p/>
            <text:p><text:s/>Dimensiones del producto: Panty: Se adapta a las tallas XL-2XL | Enchufe: 9,4 x 6,1 cm | Bala: 7,6 x 1,8 cm | Remoto: 7,6 x 3,4 cm</text:p>
            <text:p><text:s/>Longitud total: 9,4 cm</text:p>
            <text:p><text:s/>Diámetro: 3 cm</text:p>
            <text:p><text:s/>Longitud insertable: 6,6 cm</text:p>
            <text:p><text:s/>Vibrando: Si</text:p>
            <text:p><text:s/>Modos de vibración: 10</text:p>
            <text:p><text:s/>Resistencia al agua: IPX7 Impermeable</text:p>
            <text:p><text:s/>Seguro para el cuerpo: Si</text:p>
            <text:p><text:s/>Material Panty: 90% poliéster y 10% elastano | Enchufe: Silicona | Bullet: Silicona y plástico ABS | Control remoto: silicona y plástico ABS</text:p>
            <text:p><text:s/>USB: recargable</text:p>
            <text:p><text:s/>Pilas requeridas: Litio Ion</text:p>
            <text:p><text:s/>Baterias incluidas: Si</text:p>
            <text:p><text:s/>Tiempo de carga en minutos: 120</text:p>
            <text:p><text:s/>Tiempo de funcionamiento en minutos: 45</text:p>
            <text:p><text:s/>Control remoto: Si</text:p>
            <text:p/>
            <text:p/>
          </table:table-cell>
          <table:table-cell office:value-type="float" office:value="95" table:style-name="ce1">
            <text:p>95</text:p>
          </table:table-cell>
          <table:table-cell office:value-type="float" office:value="37.11" table:style-name="ce1">
            <text:p>37,11</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213819.jpg">http://media.grutinet.com/articulos/or/or_213819.jpg</text:a></text:p>
          </table:table-cell>
          <table:table-cell office:value-type="string" table:style-name="ce4">
            <text:p><text:a xlink:href="http://media.grutinet.com/articulos/lg/lg_213819_0.jpg">http://media.grutinet.com/articulos/lg/lg_213819_0.jpg</text:a></text:p>
          </table:table-cell>
          <table:table-cell office:value-type="string" table:style-name="ce4">
            <text:p><text:a xlink:href="http://media.grutinet.com/articulos/lg/lg_213819_1.jpg">http://media.grutinet.com/articulos/lg/lg_213819_1.jpg</text:a></text:p>
          </table:table-cell>
          <table:table-cell office:value-type="string" table:style-name="ce4">
            <text:p><text:a xlink:href="http://media.grutinet.com/articulos/lg/lg_213819_2.jpg">http://media.grutinet.com/articulos/lg/lg_213819_2.jpg</text:a></text:p>
          </table:table-cell>
          <table:table-cell office:value-type="float" office:value="213819" table:style-name="ce1">
            <text:p>213819</text:p>
          </table:table-cell>
          <table:table-cell office:value-type="string" table:style-name="ce4">
            <text:p><text:a xlink:href="http://media.grutinet.com/articulos/lg/lg_213819_3.jpg">http://media.grutinet.com/articulos/lg/lg_213819_3.jpg</text:a></text:p>
          </table:table-cell>
          <table:table-cell office:value-type="string" table:style-name="ce4">
            <text:p><text:a xlink:href="http://media.grutinet.com/articulos/lg/lg_213819_4.jpg">http://media.grutinet.com/articulos/lg/lg_213819_4.jpg</text:a></text:p>
          </table:table-cell>
          <table:table-cell office:value-type="string" table:style-name="ce4">
            <text:p><text:a xlink:href="http://media.grutinet.com/articulos/lg/lg_213819_5.jpg">http://media.grutinet.com/articulos/lg/lg_213819_5.jpg</text:a></text:p>
          </table:table-cell>
          <table:table-cell office:value-type="string" table:style-name="ce4">
            <text:p><text:a xlink:href="http://media.grutinet.com/articulos/lg/lg_213819_6.jpg">http://media.grutinet.com/articulos/lg/lg_213819_6.jpg</text:a></text:p>
          </table:table-cell>
          <table:table-cell office:value-type="string" table:style-name="ce4">
            <text:p><text:a xlink:href="http://media.grutinet.com/articulos/lg/lg_213819_7.jpg">http://media.grutinet.com/articulos/lg/lg_213819_7.jpg</text:a></text:p>
          </table:table-cell>
          <table:table-cell office:value-type="string" table:style-name="ce4">
            <text:p><text:a xlink:href="http://media.grutinet.com/articulos/lg/lg_213819_8.jpg">http://media.grutinet.com/articulos/lg/lg_213819_8.jpg</text:a></text:p>
          </table:table-cell>
          <table:table-cell office:value-type="string" table:style-name="ce4">
            <text:p><text:a xlink:href="http://media.grutinet.com/articulos/lg/lg_213819_9.jpg">http://media.grutinet.com/articulos/lg/lg_213819_9.jpg</text:a></text:p>
          </table:table-cell>
          <table:table-cell table:number-columns-repeated="16359"/>
        </table:table-row>
        <table:table-row table:style-name="ro2">
          <table:table-cell office:value-type="float" office:value="213823" table:style-name="ce1">
            <text:p>213823</text:p>
          </table:table-cell>
          <table:table-cell office:value-type="string" table:style-name="ce2">
            <text:p>JUGUETES XXX</text:p>
          </table:table-cell>
          <table:table-cell office:value-type="string" table:style-name="ce2">
            <text:p>BOLAS Y HUEVOS</text:p>
          </table:table-cell>
          <table:table-cell office:value-type="string" table:style-name="ce2">
            <text:p>CROTCHLESS SECRET GEM XL-2XL - BLACK</text:p>
          </table:table-cell>
          <table:table-cell office:value-type="string" table:style-name="ce2">
            <text:p>PIPEDREAM</text:p>
          </table:table-cell>
          <table:table-cell office:value-type="string" table:style-name="ce3">
            <text:p>CROTCHLESS SECRET GEM XL-2XL - BLACK</text:p>
            <text:p/>
            <text:p>Estas provocativas bragas de placer no solo se ven y se sienten increíbles. Están diseñados para deleites discretos y recuerdos alucinantes, ¡en cualquier momento y en cualquier lugar!</text:p>
            <text:p/>
            <text:p>Una vez que se inserta el tapón anal de diamante incluido, mantendrá firmemente la braga en H en su lugar mientras se burla, complace y tira con su movimiento corporal natural y cotidiano, estimulando su trasero con total discreción.</text:p>
            <text:p/>
            <text:p>Hecho de silicona Elite, el Diamond Plug es súper sedoso al tacto y se calienta rápidamente a la temperatura de su cuerpo.</text:p>
            <text:p/>
            <text:p>CARACTERÍSTICAS</text:p>
            <text:p/>
            <text:p/>
            <text:p><text:s/>Dimensiones del producto: Panty: Fits sizes XL-2XL | Plug: 7.1 x 3.3 cm</text:p>
            <text:p><text:s/>Longitud total: 7.1 cm</text:p>
            <text:p><text:s/>Diámetro: 2.8 cm</text:p>
            <text:p><text:s/>Longitud insertable: 5.1 cm</text:p>
            <text:p><text:s/>Seguro para el cuerpo: Si</text:p>
            <text:p><text:s/>Material: Panty: 90% poliéster y 10% elastano | Plug: silicona y plástico ABS</text:p>
            <text:p/>
            <text:p/>
          </table:table-cell>
          <table:table-cell office:value-type="float" office:value="35" table:style-name="ce1">
            <text:p>35</text:p>
          </table:table-cell>
          <table:table-cell office:value-type="float" office:value="13.68" table:style-name="ce1">
            <text:p>13,6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213823.jpg">http://media.grutinet.com/articulos/or/or_213823.jpg</text:a></text:p>
          </table:table-cell>
          <table:table-cell office:value-type="string" table:style-name="ce4">
            <text:p><text:a xlink:href="http://media.grutinet.com/articulos/lg/lg_213823_0.jpg">http://media.grutinet.com/articulos/lg/lg_213823_0.jpg</text:a></text:p>
          </table:table-cell>
          <table:table-cell office:value-type="string" table:style-name="ce4">
            <text:p><text:a xlink:href="http://media.grutinet.com/articulos/lg/lg_213823_1.jpg">http://media.grutinet.com/articulos/lg/lg_213823_1.jpg</text:a></text:p>
          </table:table-cell>
          <table:table-cell office:value-type="string" table:style-name="ce4">
            <text:p><text:a xlink:href="http://media.grutinet.com/articulos/lg/lg_213823_2.jpg">http://media.grutinet.com/articulos/lg/lg_213823_2.jpg</text:a></text:p>
          </table:table-cell>
          <table:table-cell office:value-type="float" office:value="213823" table:style-name="ce1">
            <text:p>213823</text:p>
          </table:table-cell>
          <table:table-cell office:value-type="string" table:style-name="ce4">
            <text:p><text:a xlink:href="http://media.grutinet.com/articulos/lg/lg_213823_3.jpg">http://media.grutinet.com/articulos/lg/lg_213823_3.jpg</text:a></text:p>
          </table:table-cell>
          <table:table-cell office:value-type="string" table:style-name="ce4">
            <text:p><text:a xlink:href="http://media.grutinet.com/articulos/lg/lg_213823_4.jpg">http://media.grutinet.com/articulos/lg/lg_213823_4.jpg</text:a></text:p>
          </table:table-cell>
          <table:table-cell office:value-type="string" table:style-name="ce4">
            <text:p><text:a xlink:href="http://media.grutinet.com/articulos/lg/lg_213823_5.jpg">http://media.grutinet.com/articulos/lg/lg_213823_5.jpg</text:a></text:p>
          </table:table-cell>
          <table:table-cell office:value-type="string" table:style-name="ce4">
            <text:p><text:a xlink:href="http://media.grutinet.com/articulos/lg/lg_213823_6.jpg">http://media.grutinet.com/articulos/lg/lg_213823_6.jpg</text:a></text:p>
          </table:table-cell>
          <table:table-cell table:style-name="ce2"/>
          <table:table-cell office:value-type="string" table:style-name="ce4">
            <text:p><text:a xlink:href="http://media.grutinet.com/articulos/lg/lg_213823_8.jpg">http://media.grutinet.com/articulos/lg/lg_213823_8.jpg</text:a></text:p>
          </table:table-cell>
          <table:table-cell office:value-type="string" table:style-name="ce4">
            <text:p><text:a xlink:href="http://media.grutinet.com/articulos/lg/lg_213823_9.jpg">http://media.grutinet.com/articulos/lg/lg_213823_9.jpg</text:a></text:p>
          </table:table-cell>
          <table:table-cell table:number-columns-repeated="16359"/>
        </table:table-row>
        <table:table-row table:style-name="ro2">
          <table:table-cell office:value-type="float" office:value="213833" table:style-name="ce1">
            <text:p>213833</text:p>
          </table:table-cell>
          <table:table-cell office:value-type="string" table:style-name="ce2">
            <text:p>JUGUETES XXX</text:p>
          </table:table-cell>
          <table:table-cell office:value-type="string" table:style-name="ce2">
            <text:p>BOLAS Y HUEVOS</text:p>
          </table:table-cell>
          <table:table-cell office:value-type="string" table:style-name="ce2">
            <text:p>REMOTE LACE PEEK-A-BOO +SIZE - NEGRO</text:p>
          </table:table-cell>
          <table:table-cell office:value-type="string" table:style-name="ce2">
            <text:p>PIPEDREAM</text:p>
          </table:table-cell>
          <table:table-cell office:value-type="string" table:style-name="ce3">
            <text:p>REMOTE LACE PEEK-A-BOO +SIZE - BLACK</text:p>
            <text:p/>
            <text:p>¡Con Hookup Panties encendidas, puedes disfrutar de sensaciones seductoras y estimulación con manos libres mientras te ves irresistible y te sientes increíble!</text:p>
            <text:p/>
            <text:p>Perfectas para el juego en pareja en una cita nocturna o para tu satisfacción en solitario, las bragas Hookup están hechas para el placer y están diseñadas pensando en tu comodidad en cada paso del camino.</text:p>
            <text:p/>
            <text:p>El vibrador impermeable -BULLET- presenta 10 patrones de pulsaciones estimulantes e incluye un control remoto inalámbrico para que usted (o un compañero) pueda controlar la acción desde una distancia de hasta 25 pies.</text:p>
            <text:p/>
            <text:p>El Elite Silicone Pleasure Plug permite que el vibrador impermeable -BULLET- se inserte de manera segura dentro de él, brindando vibraciones emocionantes exactamente donde más las desea.</text:p>
            <text:p/>
            <text:p>CARACTERÍSTICAS</text:p>
            <text:p/>
            <text:p/>
            <text:p><text:s/>Dimensiones del producto Panty: Se adapta a las tallas XL-2XL | Plug: 8,6 x 7,1 cm | Bala: 7,6 x 1,8 cm | Remoto: 7,6 x 3,4 cm</text:p>
            <text:p><text:s/>Longitud total: 8,6 cm</text:p>
            <text:p><text:s/>Diámetro: 3.3 cm</text:p>
            <text:p><text:s/>Longitud insertable: 7,1 cm</text:p>
            <text:p><text:s/>Vibrando: Si</text:p>
            <text:p><text:s/>Modos de vibración: 10</text:p>
            <text:p><text:s/>Resistencia al agua IPX7: Impermeable</text:p>
            <text:p><text:s/>Seguro para el cuerpo: Si</text:p>
            <text:p><text:s/>Material Panty: 90% poliéster y 10% elastano | Enchufe: Silicona | Bullet: Silicona y plástico ABS | Control remoto: silicona y plástico ABS</text:p>
            <text:p><text:s/>USB: recargable</text:p>
            <text:p><text:s/>Pilas requeridas: Litio Ion</text:p>
            <text:p><text:s/>Baterias incluidas: Si</text:p>
            <text:p><text:s/>Tiempo de carga en minutos: 120</text:p>
            <text:p><text:s/>Tiempo de funcionamiento en minutos: 45</text:p>
            <text:p><text:s/>Control remoto: Si</text:p>
            <text:p/>
            <text:p/>
          </table:table-cell>
          <table:table-cell office:value-type="float" office:value="95" table:style-name="ce1">
            <text:p>95</text:p>
          </table:table-cell>
          <table:table-cell office:value-type="float" office:value="37.11" table:style-name="ce1">
            <text:p>37,11</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213833.jpg">http://media.grutinet.com/articulos/or/or_213833.jpg</text:a></text:p>
          </table:table-cell>
          <table:table-cell office:value-type="string" table:style-name="ce4">
            <text:p><text:a xlink:href="http://media.grutinet.com/articulos/lg/lg_213833_0.jpg">http://media.grutinet.com/articulos/lg/lg_213833_0.jpg</text:a></text:p>
          </table:table-cell>
          <table:table-cell office:value-type="string" table:style-name="ce4">
            <text:p><text:a xlink:href="http://media.grutinet.com/articulos/lg/lg_213833_1.jpg">http://media.grutinet.com/articulos/lg/lg_213833_1.jpg</text:a></text:p>
          </table:table-cell>
          <table:table-cell office:value-type="string" table:style-name="ce4">
            <text:p><text:a xlink:href="http://media.grutinet.com/articulos/lg/lg_213833_2.jpg">http://media.grutinet.com/articulos/lg/lg_213833_2.jpg</text:a></text:p>
          </table:table-cell>
          <table:table-cell office:value-type="float" office:value="213833" table:style-name="ce1">
            <text:p>213833</text:p>
          </table:table-cell>
          <table:table-cell office:value-type="string" table:style-name="ce4">
            <text:p><text:a xlink:href="http://media.grutinet.com/articulos/lg/lg_213833_3.jpg">http://media.grutinet.com/articulos/lg/lg_213833_3.jpg</text:a></text:p>
          </table:table-cell>
          <table:table-cell office:value-type="string" table:style-name="ce4">
            <text:p><text:a xlink:href="http://media.grutinet.com/articulos/lg/lg_213833_4.jpg">http://media.grutinet.com/articulos/lg/lg_213833_4.jpg</text:a></text:p>
          </table:table-cell>
          <table:table-cell office:value-type="string" table:style-name="ce4">
            <text:p><text:a xlink:href="http://media.grutinet.com/articulos/lg/lg_213833_5.jpg">http://media.grutinet.com/articulos/lg/lg_213833_5.jpg</text:a></text:p>
          </table:table-cell>
          <table:table-cell office:value-type="string" table:style-name="ce4">
            <text:p><text:a xlink:href="http://media.grutinet.com/articulos/lg/lg_213833_6.jpg">http://media.grutinet.com/articulos/lg/lg_213833_6.jpg</text:a></text:p>
          </table:table-cell>
          <table:table-cell office:value-type="string" table:style-name="ce4">
            <text:p><text:a xlink:href="http://media.grutinet.com/articulos/lg/lg_213833_7.jpg">http://media.grutinet.com/articulos/lg/lg_213833_7.jpg</text:a></text:p>
          </table:table-cell>
          <table:table-cell office:value-type="string" table:style-name="ce4">
            <text:p><text:a xlink:href="http://media.grutinet.com/articulos/lg/lg_213833_8.jpg">http://media.grutinet.com/articulos/lg/lg_213833_8.jpg</text:a></text:p>
          </table:table-cell>
          <table:table-cell office:value-type="string" table:style-name="ce4">
            <text:p><text:a xlink:href="http://media.grutinet.com/articulos/lg/lg_213833_9.jpg">http://media.grutinet.com/articulos/lg/lg_213833_9.jpg</text:a></text:p>
          </table:table-cell>
          <table:table-cell table:number-columns-repeated="16359"/>
        </table:table-row>
        <table:table-row table:style-name="ro2">
          <table:table-cell office:value-type="float" office:value="21619" table:style-name="ce1">
            <text:p>21619</text:p>
          </table:table-cell>
          <table:table-cell office:value-type="string" table:style-name="ce2">
            <text:p>LENCERIA</text:p>
          </table:table-cell>
          <table:table-cell office:value-type="string" table:style-name="ce2">
            <text:p>CONJUNTOS</text:p>
          </table:table-cell>
          <table:table-cell office:value-type="string" table:style-name="ce2">
            <text:p>CURVE CONJUNTO GRAY</text:p>
          </table:table-cell>
          <table:table-cell office:value-type="string" table:style-name="ce2">
            <text:p>FANTASY LINGERIE</text:p>
          </table:table-cell>
          <table:table-cell office:value-type="string" table:style-name="ce3">
            <text:p>CURVE EYELASH LACE BRA SET GRAY<text:s/></text:p>
            <text:p/>
            <text:p>Conjunto de 2 piezas dulce y sensual, con falda y sujetador. Incluye broche para ligueros.</text:p>
            <text:p/>
            <text:p>Siéntete sexy!</text:p>
            <text:p/>
          </table:table-cell>
          <table:table-cell office:value-type="float" office:value="67.322000000000003" table:style-name="ce1">
            <text:p>67,322</text:p>
          </table:table-cell>
          <table:table-cell office:value-type="float" office:value="21.04" table:style-name="ce1">
            <text:p>21,0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1X/2X</text:p>
          </table:table-cell>
          <table:table-cell office:value-type="string" table:style-name="ce4">
            <text:p><text:a xlink:href="http://media.grutinet.com/articulos/or/or_21619.jpg">http://media.grutinet.com/articulos/or/or_21619.jpg</text:a></text:p>
          </table:table-cell>
          <table:table-cell office:value-type="string" table:style-name="ce4">
            <text:p><text:a xlink:href="http://media.grutinet.com/articulos/lg/lg_21619_0.jpg">http://media.grutinet.com/articulos/lg/lg_21619_0.jpg</text:a></text:p>
          </table:table-cell>
          <table:table-cell office:value-type="string" table:style-name="ce4">
            <text:p><text:a xlink:href="http://media.grutinet.com/articulos/lg/lg_21619_1.jpg">http://media.grutinet.com/articulos/lg/lg_21619_1.jpg</text:a></text:p>
          </table:table-cell>
          <table:table-cell office:value-type="string" table:style-name="ce4">
            <text:p><text:a xlink:href="http://media.grutinet.com/articulos/lg/lg_21619_2.jpg">http://media.grutinet.com/articulos/lg/lg_21619_2.jpg</text:a></text:p>
          </table:table-cell>
          <table:table-cell office:value-type="float" office:value="21619" table:style-name="ce1">
            <text:p>21619</text:p>
          </table:table-cell>
          <table:table-cell table:number-columns-repeated="7" table:style-name="ce2"/>
          <table:table-cell table:number-columns-repeated="16359"/>
        </table:table-row>
        <table:table-row table:style-name="ro2">
          <table:table-cell office:value-type="float" office:value="21719" table:style-name="ce1">
            <text:p>21719</text:p>
          </table:table-cell>
          <table:table-cell office:value-type="string" table:style-name="ce2">
            <text:p>VARIOS</text:p>
          </table:table-cell>
          <table:table-cell office:value-type="string" table:style-name="ce2">
            <text:p>LIBROS</text:p>
          </table:table-cell>
          <table:table-cell office:value-type="string" table:style-name="ce2">
            <text:p>MARTINA EN TIERRA FIRME - HORIZONTE MARTINA 2</text:p>
          </table:table-cell>
          <table:table-cell office:value-type="string" table:style-name="ce2">
            <text:p>RANDOM HOUSE</text:p>
          </table:table-cell>
          <table:table-cell office:value-type="string" table:style-name="ce3">
            <text:p>MARTINA EN TIERRA FIRME - HORIZONTE MARTINA 2</text:p>
            <text:p/>
            <text:p>Elísabet Benavent</text:p>
            <text:p/>
            <text:p>Original, arriesgada, arrebatadora, desternillante, hípster, macarra, sexy, 100% BetaCoqueta, Martina en tierra firme te enloquecerá.</text:p>
            <text:p/>
            <text:p>Si te llamas Martina y te has enamorado perdidamente de Pablo Ruiz...</text:p>
            <text:p>Si te has dejado llevar y te has soltado la melena...</text:p>
            <text:p>Si juntos habéis hecho y dicho cosas que jamás imaginasteis...</text:p>
            <text:p>Eres la protagonista de esta historia y tu vida está a punto de ser otra.</text:p>
            <text:p>Quedarás a la deriva, perderás el norte,</text:p>
            <text:p>y poco a poco estarás más lejos de tu hogar en tierra firme.</text:p>
            <text:p/>
            <text:p>Después del éxito de «Saga Valeria», «Saga Silvia» y la trilogía «Mi elección», con más de 400.000 ejemplares vendidos, Elísabet Benavent pone el broche de oro a «Horizonte Martina», una bilogía que cuenta la historia de dos seres que caminan para encontrarse, aunque lo hagan en direcciones opuestas. Una historia de amor imparable, con luces y sombras, con secretos y contradicciones, un final de vértigo que te dejará sin palabras.</text:p>
            <text:p/>
            <text:p/>
            <text:p><text:s/>Formato, páginas: TAPA BLANDA CON SOLAPA, 704</text:p>
            <text:p><text:s/>Medidas: 152 x 230 mm</text:p>
            <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1719.jpg">http://media.grutinet.com/articulos/or/or_21719.jpg</text:a></text:p>
          </table:table-cell>
          <table:table-cell office:value-type="string" table:style-name="ce4">
            <text:p><text:a xlink:href="http://media.grutinet.com/articulos/lg/lg_21719_0.jpg">http://media.grutinet.com/articulos/lg/lg_21719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1720" table:style-name="ce1">
            <text:p>21720</text:p>
          </table:table-cell>
          <table:table-cell office:value-type="string" table:style-name="ce2">
            <text:p>VARIOS</text:p>
          </table:table-cell>
          <table:table-cell office:value-type="string" table:style-name="ce2">
            <text:p>LIBROS</text:p>
          </table:table-cell>
          <table:table-cell office:value-type="string" table:style-name="ce2">
            <text:p>PACTO DE MATRIMONIO (CASARSE CON UN MILLONARIO 4)</text:p>
          </table:table-cell>
          <table:table-cell office:value-type="string" table:style-name="ce2">
            <text:p>PLAZA JANES</text:p>
          </table:table-cell>
          <table:table-cell office:value-type="string" table:style-name="ce3">
            <text:p>PACTO DE MATRIMONIO (CASARSE CON UN MILLONARIO 4)</text:p>
            <text:p/>
            <text:p>Jennifer Probst</text:p>
            <text:p/>
            <text:p>Todas las hermanas Conte han tenido grandes historias de amor que han culminado en matrimonios de ensueño, pero el camino de Julietta Conte ha sido otro. Esta joven ejecutiva vive entregada a su trabajo y lleva tiempo preparándose para dirigir la empresa familiar. Por el contrario, ha dejado de lado su vida amorosa reducida prácticamente a cero y reside sola en un lujoso piso del centro de Milán. De pronto su mundo cambia cuando recibe una oferta profesional que no puede rechazar: asociarse con Sawyer Wells.</text:p>
            <text:p/>
            <text:p>Sawyer, un empresario hecho a sí mismo, seductor, ambicioso y triunfador, tiene muy claro que Julietta es un volcán a punto de explotar, y desde el primer momento está decidido a conquistarla. Para Julietta, confiar en el amigo de su cuñado, cuya mirada abrasadora amenaza con hacerle perder la compostura que lleva años perfeccionando, es una opción de lo más arriesgada.</text:p>
            <text:p/>
            <text:p>Sin embargo, la química entre ambos es cada vez más poderosa... en todos los terrenos. Y ante la gran oportunidad que supone llevar entre los dos un proyecto internacional, la tentación de mezclar los negocios con el placer resulta irresistible.</text:p>
            <text:p/>
            <text:p/>
            <text:p><text:s/>Formato, páginas: TAPA BLANDA CON SOLAPA, 336</text:p>
            <text:p><text:s/>Medidas: 150 X 230 mm</text:p>
            <text:p/>
            <text:p/>
          </table:table-cell>
          <table:table-cell office:value-type="float" office:value="15.9" table:style-name="ce1">
            <text:p>15,9</text:p>
          </table:table-cell>
          <table:table-cell office:value-type="float" office:value="13.2" table:style-name="ce1">
            <text:p>13,2</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1720.jpg">http://media.grutinet.com/articulos/or/or_21720.jpg</text:a></text:p>
          </table:table-cell>
          <table:table-cell office:value-type="string" table:style-name="ce4">
            <text:p><text:a xlink:href="http://media.grutinet.com/articulos/lg/lg_21720_0.jpg">http://media.grutinet.com/articulos/lg/lg_21720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1827" table:style-name="ce1">
            <text:p>21827</text:p>
          </table:table-cell>
          <table:table-cell office:value-type="string" table:style-name="ce2">
            <text:p>LENCERIA</text:p>
          </table:table-cell>
          <table:table-cell office:value-type="string" table:style-name="ce2">
            <text:p>DISFRACES</text:p>
          </table:table-cell>
          <table:table-cell office:value-type="string" table:style-name="ce2">
            <text:p>CURVE DISFRAZ SEXY DEPORTISTA</text:p>
          </table:table-cell>
          <table:table-cell office:value-type="string" table:style-name="ce2">
            <text:p>FANTASY LINGERIE</text:p>
          </table:table-cell>
          <table:table-cell office:value-type="string" table:style-name="ce3">
            <text:p>CURVE SPORTS BABE COSTUME BLUE<text:s/></text:p>
            <text:p/>
            <text:p>Conjunto de 2 piezas disfraz semintrasparente y tanga a juego.</text:p>
            <text:p/>
            <text:p>Siéntete sexy!</text:p>
            <text:p/>
          </table:table-cell>
          <table:table-cell office:value-type="float" office:value="68.709000000000003" table:style-name="ce1">
            <text:p>68,709</text:p>
          </table:table-cell>
          <table:table-cell office:value-type="float" office:value="21.55" table:style-name="ce1">
            <text:p>21,5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3X/4X</text:p>
          </table:table-cell>
          <table:table-cell office:value-type="string" table:style-name="ce4">
            <text:p><text:a xlink:href="http://media.grutinet.com/articulos/or/or_21827.jpg">http://media.grutinet.com/articulos/or/or_21827.jpg</text:a></text:p>
          </table:table-cell>
          <table:table-cell office:value-type="string" table:style-name="ce4">
            <text:p><text:a xlink:href="http://media.grutinet.com/articulos/lg/lg_21827_0.jpg">http://media.grutinet.com/articulos/lg/lg_21827_0.jpg</text:a></text:p>
          </table:table-cell>
          <table:table-cell office:value-type="string" table:style-name="ce4">
            <text:p><text:a xlink:href="http://media.grutinet.com/articulos/lg/lg_21827_1.jpg">http://media.grutinet.com/articulos/lg/lg_21827_1.jpg</text:a></text:p>
          </table:table-cell>
          <table:table-cell office:value-type="string" table:style-name="ce4">
            <text:p><text:a xlink:href="http://media.grutinet.com/articulos/lg/lg_21827_2.jpg">http://media.grutinet.com/articulos/lg/lg_21827_2.jpg</text:a></text:p>
          </table:table-cell>
          <table:table-cell office:value-type="float" office:value="21569" table:style-name="ce1">
            <text:p>21569</text:p>
          </table:table-cell>
          <table:table-cell table:number-columns-repeated="7" table:style-name="ce2"/>
          <table:table-cell table:number-columns-repeated="16359"/>
        </table:table-row>
        <table:table-row table:style-name="ro2">
          <table:table-cell office:value-type="float" office:value="21993" table:style-name="ce1">
            <text:p>21993</text:p>
          </table:table-cell>
          <table:table-cell office:value-type="string" table:style-name="ce2">
            <text:p>LENCERIA</text:p>
          </table:table-cell>
          <table:table-cell office:value-type="string" table:style-name="ce2">
            <text:p>CONJUNTOS</text:p>
          </table:table-cell>
          <table:table-cell office:value-type="string" table:style-name="ce2">
            <text:p>LEG AVENUE CONJUNTO BLANCO</text:p>
          </table:table-cell>
          <table:table-cell office:value-type="string" table:style-name="ce2">
            <text:p>LEG AVENUE</text:p>
          </table:table-cell>
          <table:table-cell office:value-type="string" table:style-name="ce3">
            <text:p>LEG AVENUE HALTER BRA AND CUT OUT SHORT WHITE</text:p>
            <text:p/>
            <text:p>Conjunto de 2 piezas sostén y tanga.</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33.950000000000003" table:style-name="ce1">
            <text:p>33,95</text:p>
          </table:table-cell>
          <table:table-cell office:value-type="float" office:value="14.95" table:style-name="ce1">
            <text:p>14,9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21993.jpg">http://media.grutinet.com/articulos/or/or_21993.jpg</text:a></text:p>
          </table:table-cell>
          <table:table-cell office:value-type="string" table:style-name="ce4">
            <text:p><text:a xlink:href="http://media.grutinet.com/articulos/lg/lg_21993_0.jpg">http://media.grutinet.com/articulos/lg/lg_21993_0.jpg</text:a></text:p>
          </table:table-cell>
          <table:table-cell office:value-type="string" table:style-name="ce4">
            <text:p><text:a xlink:href="http://media.grutinet.com/articulos/lg/lg_21993_1.jpg">http://media.grutinet.com/articulos/lg/lg_21993_1.jpg</text:a></text:p>
          </table:table-cell>
          <table:table-cell table:style-name="ce2"/>
          <table:table-cell office:value-type="float" office:value="21769" table:style-name="ce1">
            <text:p>21769</text:p>
          </table:table-cell>
          <table:table-cell table:number-columns-repeated="7" table:style-name="ce2"/>
          <table:table-cell table:number-columns-repeated="16359"/>
        </table:table-row>
        <table:table-row table:style-name="ro2">
          <table:table-cell office:value-type="float" office:value="22052" table:style-name="ce1">
            <text:p>22052</text:p>
          </table:table-cell>
          <table:table-cell office:value-type="string" table:style-name="ce2">
            <text:p>JUGUETES XXX</text:p>
          </table:table-cell>
          <table:table-cell office:value-type="string" table:style-name="ce2">
            <text:p>VIBRADORES</text:p>
          </table:table-cell>
          <table:table-cell office:value-type="string" table:style-name="ce2">
            <text:p>CABEZAL PARA EL VIBRADOR HALO I DE SHIBARI BLANCO</text:p>
          </table:table-cell>
          <table:table-cell office:value-type="string" table:style-name="ce2">
            <text:p>SHIBARI</text:p>
          </table:table-cell>
          <table:table-cell office:value-type="string" table:style-name="ce3">
            <text:p>HALO I WAND ADD ON WHITE</text:p>
            <text:p/>
            <text:p>Cabezal para el vibrador HAlo I de Shibari, diseñado para aumentar el placer y estimulación.</text:p>
            <text:p/>
            <text:p>Se lava fácilmente con agua limpia y jabón.</text:p>
            <text:p/>
          </table:table-cell>
          <table:table-cell office:value-type="float" office:value="22.99" table:style-name="ce1">
            <text:p>22,99</text:p>
          </table:table-cell>
          <table:table-cell office:value-type="float" office:value="5.39" table:style-name="ce1">
            <text:p>5,3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22052.jpg">http://media.grutinet.com/articulos/or/or_22052.jpg</text:a></text:p>
          </table:table-cell>
          <table:table-cell office:value-type="string" table:style-name="ce4">
            <text:p><text:a xlink:href="http://media.grutinet.com/articulos/lg/lg_22052_0.jpg">http://media.grutinet.com/articulos/lg/lg_22052_0.jpg</text:a></text:p>
          </table:table-cell>
          <table:table-cell office:value-type="string" table:style-name="ce4">
            <text:p><text:a xlink:href="http://media.grutinet.com/articulos/lg/lg_22052_1.jpg">http://media.grutinet.com/articulos/lg/lg_22052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222223" table:style-name="ce1">
            <text:p>222223</text:p>
          </table:table-cell>
          <table:table-cell office:value-type="string" table:style-name="ce2">
            <text:p>VARIOS</text:p>
          </table:table-cell>
          <table:table-cell office:value-type="string" table:style-name="ce2">
            <text:p>LIBROS</text:p>
          </table:table-cell>
          <table:table-cell office:value-type="string" table:style-name="ce2">
            <text:p>LAS PUERTAS DE LA MEDIANOCHE</text:p>
          </table:table-cell>
          <table:table-cell office:value-type="string" table:style-name="ce2">
            <text:p>RANDOM HOUSE</text:p>
          </table:table-cell>
          <table:table-cell office:value-type="string" table:style-name="ce3">
            <text:p>LAS PUERTAS DE LA MEDIANOCHE</text:p>
            <text:p/>
            <text:p>Lara Adrian.</text:p>
            <text:p/>
            <text:p>En la árida y helada Alaska, la exagente de policía Jenna Darrow logra sobrevivir a un inexplicable suceso. Pero su huida la mete de lleno en un nuevo y enorme desafío. Extraños cambios están teniendo lugar en su interior y lucha consigo misma para tratar de comprendery controlarel nuevo hambre que la atenaza. Para conseguirlo busca ayuda en Boston y en una estirpe de antiguos guerrerosvampiros cuya misma existencia es de por sí un misterio. Y quizás el más misterioso de todos ellos sea Brock, un macho alfa de ojos negros y aspecto amenazante cuyas manos tienen el poder de reconfortarla, curarla... y hacerla despertar la pasión.</text:p>
            <text:p/>
            <text:p>Y mientras Jenna se recupera bajo los atentos cuidados de Brock, se verá arrastrada a la nueva misión de la Orden: detener a un cruel enemigo y su ejército de asesinos en su intento de sumir a la humanidad en un reinado de terror.</text:p>
            <text:p/>
            <text:p>A pesar de la determinación de ambos de luchar contra sus sentimientos y dejarse llevar solamente por una relación física, Jenna y Brock muy pronto se verán abocados a un deseo mucho más salvaje que la vida y más fuerte que la muerte... hasta que un secreto del pasado de Brock y la mortalidad de Jenna someterán el amor prohibido que ambos sienten a una última prueba de fuego.</text:p>
            <text:p/>
            <text:p/>
            <text:p><text:s/>N&amp;ordm; de páginas: 320</text:p>
            <text:p><text:s/>Editorial: TERCIOPELO</text:p>
            <text:p><text:s/>Idioma: CASTELLANO</text:p>
            <text:p><text:s/>Encuadernación: Tapa blanda</text:p>
            <text:p><text:s/>ISBN: 9788415410294</text:p>
            <text:p><text:s/>Año de edición: 2012</text:p>
            <text:p><text:s/>Plaza de edición: ES</text:p>
            <text:p><text:s/>Traductor: VIOLETA LAMBERT</text:p>
            <text:p><text:s/>Fecha de lanzamiento: 10/09/2012</text:p>
            <text:p/>
            <text:p/>
          </table:table-cell>
          <table:table-cell office:value-type="float" office:value="18" table:style-name="ce1">
            <text:p>18</text:p>
          </table:table-cell>
          <table:table-cell office:value-type="float" office:value="14.96" table:style-name="ce1">
            <text:p>14,96</text:p>
          </table:table-cell>
          <table:table-cell office:value-type="string" table:style-name="ce2">
            <text:p>SI</text:p>
          </table:table-cell>
          <table:table-cell office:value-type="float" office:value="7" table:style-name="ce1">
            <text:p>7</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22223.jpg">http://media.grutinet.com/articulos/or/or_222223.jpg</text:a></text:p>
          </table:table-cell>
          <table:table-cell office:value-type="string" table:style-name="ce4">
            <text:p><text:a xlink:href="http://media.grutinet.com/articulos/lg/lg_222223_0.jpg">http://media.grutinet.com/articulos/lg/lg_222223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2389" table:style-name="ce1">
            <text:p>22389</text:p>
          </table:table-cell>
          <table:table-cell office:value-type="string" table:style-name="ce2">
            <text:p>JUGUETES XXX</text:p>
          </table:table-cell>
          <table:table-cell office:value-type="string" table:style-name="ce2">
            <text:p>PENES</text:p>
          </table:table-cell>
          <table:table-cell office:value-type="string" table:style-name="ce2">
            <text:p>THE REALISTIC COCK UR3 PENE REALISTICO 15 CM NEGRO</text:p>
          </table:table-cell>
          <table:table-cell office:value-type="string" table:style-name="ce2">
            <text:p>DOC JOHNSON</text:p>
          </table:table-cell>
          <table:table-cell office:value-type="string" table:style-name="ce3">
            <text:p>THE REALISTIC COCK - UR3 6 INCH - BLACK</text:p>
            <text:p/>
            <text:p>Es la réplica de un pene a tamaño real, de una calidad insuperable. Dispone de todo lujo de detalles, glande, venas y testículos muy bien reproducidos, con apariencia completamente real, para llegar a la máxima estimulación e increíbles sensaciones.</text:p>
            <text:p/>
            <text:p>De altísima calidad. Increíble material UR3 que te hará pensar que tienes uno real en tus manos. Incluye una potente ventosa circular en su base, para una mayor sujeción.</text:p>
            <text:p/>
            <text:p>Se entrega con una práctica funda para mantenerlo en perfectas condiciones.</text:p>
            <text:p/>
            <text:p>Medidas: 15 cm x 4 cm.</text:p>
            <text:p/>
          </table:table-cell>
          <table:table-cell office:value-type="float" office:value="91.95" table:style-name="ce1">
            <text:p>91,95</text:p>
          </table:table-cell>
          <table:table-cell office:value-type="float" office:value="34.6" table:style-name="ce1">
            <text:p>34,6</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22389.jpg">http://media.grutinet.com/articulos/or/or_22389.jpg</text:a></text:p>
          </table:table-cell>
          <table:table-cell office:value-type="string" table:style-name="ce4">
            <text:p><text:a xlink:href="http://media.grutinet.com/articulos/lg/lg_22389_0.jpg">http://media.grutinet.com/articulos/lg/lg_22389_0.jpg</text:a></text:p>
          </table:table-cell>
          <table:table-cell office:value-type="string" table:style-name="ce4">
            <text:p><text:a xlink:href="http://media.grutinet.com/articulos/lg/lg_22389_1.jpg">http://media.grutinet.com/articulos/lg/lg_22389_1.jpg</text:a></text:p>
          </table:table-cell>
          <table:table-cell office:value-type="string" table:style-name="ce4">
            <text:p><text:a xlink:href="http://media.grutinet.com/articulos/lg/lg_22389_2.jpg">http://media.grutinet.com/articulos/lg/lg_22389_2.jpg</text:a></text:p>
          </table:table-cell>
          <table:table-cell table:style-name="ce1"/>
          <table:table-cell table:number-columns-repeated="7" table:style-name="ce2"/>
          <table:table-cell table:number-columns-repeated="16359"/>
        </table:table-row>
        <table:table-row table:style-name="ro2">
          <table:table-cell office:value-type="float" office:value="22431" table:style-name="ce1">
            <text:p>22431</text:p>
          </table:table-cell>
          <table:table-cell office:value-type="string" table:style-name="ce2">
            <text:p>JUGUETES XXX</text:p>
          </table:table-cell>
          <table:table-cell office:value-type="string" table:style-name="ce2">
            <text:p>PLUGS</text:p>
          </table:table-cell>
          <table:table-cell office:value-type="string" table:style-name="ce2">
            <text:p>THE MINIS SPADE PLUG MEDIANO ROSA</text:p>
          </table:table-cell>
          <table:table-cell office:value-type="string" table:style-name="ce2">
            <text:p>DOC JOHNSON</text:p>
          </table:table-cell>
          <table:table-cell office:value-type="string" table:style-name="ce3">
            <text:p>THE MINIS SPADE - MEDIUM - PINK</text:p>
            <text:p/>
            <text:p>Hechos a mano y de auténtico lujo, el plug Mini Spade es un medio <text:s/>seguro para lograr tu máxima satisfacción.</text:p>
            <text:p/>
            <text:p>Fabricado con silicona de alta calidad, este plug de forma clásica presenta un acabado mate aterciopelado, con una base plana ergonómica y un diseño ultra-flexible para un uso fácil.</text:p>
            <text:p/>
            <text:p>El tamaño es perfecto para principiantes.</text:p>
            <text:p/>
            <text:p>Características:</text:p>
            <text:p>- Longitud Total (cm): 10,16</text:p>
            <text:p>- longitud Insertable (cm): 9,14</text:p>
            <text:p>- Diámetro (cm): 3,81</text:p>
            <text:p>- Circunferencia (cm): 11,96</text:p>
            <text:p/>
          </table:table-cell>
          <table:table-cell office:value-type="float" office:value="32.950000000000003" table:style-name="ce1">
            <text:p>32,95</text:p>
          </table:table-cell>
          <table:table-cell office:value-type="float" office:value="10.23" table:style-name="ce1">
            <text:p>10,2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22431.jpg">http://media.grutinet.com/articulos/or/or_22431.jpg</text:a></text:p>
          </table:table-cell>
          <table:table-cell office:value-type="string" table:style-name="ce4">
            <text:p><text:a xlink:href="http://media.grutinet.com/articulos/lg/lg_22431_0.jpg">http://media.grutinet.com/articulos/lg/lg_22431_0.jpg</text:a></text:p>
          </table:table-cell>
          <table:table-cell office:value-type="string" table:style-name="ce4">
            <text:p><text:a xlink:href="http://media.grutinet.com/articulos/lg/lg_22431_1.jpg">http://media.grutinet.com/articulos/lg/lg_22431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22538" table:style-name="ce1">
            <text:p>22538</text:p>
          </table:table-cell>
          <table:table-cell office:value-type="string" table:style-name="ce2">
            <text:p>LENCERIA</text:p>
          </table:table-cell>
          <table:table-cell office:value-type="string" table:style-name="ce2">
            <text:p>BODYS</text:p>
          </table:table-cell>
          <table:table-cell office:value-type="string" table:style-name="ce2">
            <text:p>BACI BODY CROTCHLESS</text:p>
          </table:table-cell>
          <table:table-cell office:value-type="string" table:style-name="ce2">
            <text:p>BACI LINGERIE</text:p>
          </table:table-cell>
          <table:table-cell office:value-type="string" table:style-name="ce3">
            <text:p>BACI CROTCHLESS LACE OS BODYSTOCKING</text:p>
            <text:p/>
            <text:p>Conjunto de body encaje, semitransparente y red</text:p>
            <text:p/>
            <text:p>Baci Lingerie es el referente de lencería elegante y seductora. Baci Lingerie ha logrado una colección innovadora que se ha convertido en el símbolo del lujo al alcance de todos. Belleza y lujo no deben reservarse exclusivamente a una minoría, sino que deben estar a disposición de todo el mundo.</text:p>
            <text:p/>
          </table:table-cell>
          <table:table-cell office:value-type="float" office:value="38.429299999999998" table:style-name="ce1">
            <text:p>38,4293</text:p>
          </table:table-cell>
          <table:table-cell office:value-type="float" office:value="11.26" table:style-name="ce1">
            <text:p>11,26</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22538.jpg">http://media.grutinet.com/articulos/or/or_22538.jpg</text:a></text:p>
          </table:table-cell>
          <table:table-cell office:value-type="string" table:style-name="ce4">
            <text:p><text:a xlink:href="http://media.grutinet.com/articulos/lg/lg_22538_0.jpg">http://media.grutinet.com/articulos/lg/lg_22538_0.jpg</text:a></text:p>
          </table:table-cell>
          <table:table-cell office:value-type="string" table:style-name="ce4">
            <text:p><text:a xlink:href="http://media.grutinet.com/articulos/lg/lg_22538_1.jpg">http://media.grutinet.com/articulos/lg/lg_22538_1.jpg</text:a></text:p>
          </table:table-cell>
          <table:table-cell table:style-name="ce2"/>
          <table:table-cell office:value-type="float" office:value="22538" table:style-name="ce1">
            <text:p>22538</text:p>
          </table:table-cell>
          <table:table-cell table:number-columns-repeated="7" table:style-name="ce2"/>
          <table:table-cell table:number-columns-repeated="16359"/>
        </table:table-row>
        <table:table-row table:style-name="ro2">
          <table:table-cell office:value-type="float" office:value="22542" table:style-name="ce1">
            <text:p>22542</text:p>
          </table:table-cell>
          <table:table-cell office:value-type="string" table:style-name="ce2">
            <text:p>LENCERIA</text:p>
          </table:table-cell>
          <table:table-cell office:value-type="string" table:style-name="ce2">
            <text:p>BODYS</text:p>
          </table:table-cell>
          <table:table-cell office:value-type="string" table:style-name="ce2">
            <text:p>BACI BODY DE ENCAJE</text:p>
          </table:table-cell>
          <table:table-cell office:value-type="string" table:style-name="ce2">
            <text:p>BACI LINGERIE</text:p>
          </table:table-cell>
          <table:table-cell office:value-type="string" table:style-name="ce3">
            <text:p>BACI CROTCHLESS LACE OS BODYSTOCKING</text:p>
            <text:p/>
            <text:p>Malla de estampado tipo red que simula aberturas en los laterales. No incluye el resto de accesorios.</text:p>
            <text:p/>
            <text:p>Baci Lingerie es el referente de lencería elegante y seductora. Baci Lingerie ha logrado una colección innovadora que se ha convertido en el símbolo del lujo al alcance de todos. Belleza y lujo no deben reservarse exclusivamente a una minoría, sino que deben estar a disposición de todo el mundo.</text:p>
            <text:p/>
          </table:table-cell>
          <table:table-cell office:value-type="float" office:value="46.111199999999997" table:style-name="ce1">
            <text:p>46,1112</text:p>
          </table:table-cell>
          <table:table-cell office:value-type="float" office:value="13.73" table:style-name="ce1">
            <text:p>13,7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22542.jpg">http://media.grutinet.com/articulos/or/or_22542.jpg</text:a></text:p>
          </table:table-cell>
          <table:table-cell office:value-type="string" table:style-name="ce4">
            <text:p><text:a xlink:href="http://media.grutinet.com/articulos/lg/lg_22542_0.jpg">http://media.grutinet.com/articulos/lg/lg_22542_0.jpg</text:a></text:p>
          </table:table-cell>
          <table:table-cell office:value-type="string" table:style-name="ce4">
            <text:p><text:a xlink:href="http://media.grutinet.com/articulos/lg/lg_22542_1.jpg">http://media.grutinet.com/articulos/lg/lg_22542_1.jpg</text:a></text:p>
          </table:table-cell>
          <table:table-cell table:style-name="ce2"/>
          <table:table-cell office:value-type="float" office:value="22542" table:style-name="ce1">
            <text:p>22542</text:p>
          </table:table-cell>
          <table:table-cell table:number-columns-repeated="7" table:style-name="ce2"/>
          <table:table-cell table:number-columns-repeated="16359"/>
        </table:table-row>
        <table:table-row table:style-name="ro2">
          <table:table-cell office:value-type="float" office:value="22557" table:style-name="ce1">
            <text:p>22557</text:p>
          </table:table-cell>
          <table:table-cell office:value-type="string" table:style-name="ce2">
            <text:p>LENCERIA</text:p>
          </table:table-cell>
          <table:table-cell office:value-type="string" table:style-name="ce2">
            <text:p>PICARDIAS</text:p>
          </table:table-cell>
          <table:table-cell office:value-type="string" table:style-name="ce2">
            <text:p>BACI PICARDIAS DE ENCAJE TALLA PLUS NEGRO</text:p>
          </table:table-cell>
          <table:table-cell office:value-type="string" table:style-name="ce2">
            <text:p>BACI LINGERIE</text:p>
          </table:table-cell>
          <table:table-cell office:value-type="string" table:style-name="ce3">
            <text:p>BACI BABYDOLL W OPEN CUP BRA PLUS SIZE</text:p>
            <text:p/>
            <text:p>Conjunto de picardias de encaje, talla plus.<text:s/></text:p>
            <text:p/>
            <text:p>Baci Lingerie es el referente de lencería elegante y seductora. Baci Lingerie ha logrado una colección innovadora que se ha convertido en el símbolo del lujo al alcance de todos. Belleza y lujo no deben reservarse exclusivamente a una minoría, sino que deben estar a disposición de todo el mundo.</text:p>
            <text:p/>
          </table:table-cell>
          <table:table-cell office:value-type="float" office:value="44.435600000000001" table:style-name="ce1">
            <text:p>44,4356</text:p>
          </table:table-cell>
          <table:table-cell office:value-type="float" office:value="13.18" table:style-name="ce1">
            <text:p>13,1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22557.jpg">http://media.grutinet.com/articulos/or/or_22557.jpg</text:a></text:p>
          </table:table-cell>
          <table:table-cell office:value-type="string" table:style-name="ce4">
            <text:p><text:a xlink:href="http://media.grutinet.com/articulos/lg/lg_22557_0.jpg">http://media.grutinet.com/articulos/lg/lg_22557_0.jpg</text:a></text:p>
          </table:table-cell>
          <table:table-cell office:value-type="string" table:style-name="ce4">
            <text:p><text:a xlink:href="http://media.grutinet.com/articulos/lg/lg_22557_1.jpg">http://media.grutinet.com/articulos/lg/lg_22557_1.jpg</text:a></text:p>
          </table:table-cell>
          <table:table-cell table:style-name="ce2"/>
          <table:table-cell office:value-type="float" office:value="22557" table:style-name="ce1">
            <text:p>22557</text:p>
          </table:table-cell>
          <table:table-cell table:number-columns-repeated="7" table:style-name="ce2"/>
          <table:table-cell table:number-columns-repeated="16359"/>
        </table:table-row>
        <table:table-row table:style-name="ro2">
          <table:table-cell office:value-type="float" office:value="22594" table:style-name="ce1">
            <text:p>22594</text:p>
          </table:table-cell>
          <table:table-cell office:value-type="string" table:style-name="ce2">
            <text:p>JUGUETES XXX</text:p>
          </table:table-cell>
          <table:table-cell office:value-type="string" table:style-name="ce2">
            <text:p>PLUGS</text:p>
          </table:table-cell>
          <table:table-cell office:value-type="string" table:style-name="ce2">
            <text:p>TRUSKYN PLUG ANAL NEGRO</text:p>
          </table:table-cell>
          <table:table-cell office:value-type="string" table:style-name="ce2">
            <text:p>DOC JOHNSON</text:p>
          </table:table-cell>
          <table:table-cell office:value-type="string" table:style-name="ce3">
            <text:p>TRUSKYN THE TRU PLUG - TAPER - BLACK</text:p>
            <text:p/>
            <text:p>Truskyn es un plug de tacto suave que crea la sensación blanda de la piel real. Está fabricado con pura silicona y cumplirá sus fantasías íntimas secretas.</text:p>
            <text:p/>
            <text:p>&amp;bull; 10 cm de longitud insertable / 3 cm de diámetro</text:p>
            <text:p>&amp;bull; Punta afilada para facilitar la inserción</text:p>
            <text:p>&amp;bull; Densidad dual innovadora</text:p>
            <text:p>&amp;bull; Exterior suave, con acabado acolchado</text:p>
            <text:p>&amp;bull; Hipoalergénico</text:p>
            <text:p>&amp;bull; No poroso y sin olor</text:p>
            <text:p>&amp;bull; Libre de ftalatos</text:p>
            <text:p>&amp;bull; Aumenta la temperatura de la temperatura corporal</text:p>
            <text:p>&amp;bull; Fácil de limpiar (puede lavarse en el lavavajillas)</text:p>
            <text:p/>
          </table:table-cell>
          <table:table-cell office:value-type="float" office:value="48.95" table:style-name="ce1">
            <text:p>48,95</text:p>
          </table:table-cell>
          <table:table-cell office:value-type="float" office:value="15.19" table:style-name="ce1">
            <text:p>15,19</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22594.jpg">http://media.grutinet.com/articulos/or/or_22594.jpg</text:a></text:p>
          </table:table-cell>
          <table:table-cell office:value-type="string" table:style-name="ce4">
            <text:p><text:a xlink:href="http://media.grutinet.com/articulos/lg/lg_22594_0.jpg">http://media.grutinet.com/articulos/lg/lg_22594_0.jpg</text:a></text:p>
          </table:table-cell>
          <table:table-cell office:value-type="string" table:style-name="ce4">
            <text:p><text:a xlink:href="http://media.grutinet.com/articulos/lg/lg_22594_1.jpg">http://media.grutinet.com/articulos/lg/lg_22594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22775" table:style-name="ce1">
            <text:p>22775</text:p>
          </table:table-cell>
          <table:table-cell office:value-type="string" table:style-name="ce2">
            <text:p>JUGUETES XXX</text:p>
          </table:table-cell>
          <table:table-cell office:value-type="string" table:style-name="ce2">
            <text:p>PENES</text:p>
          </table:table-cell>
          <table:table-cell office:value-type="string" table:style-name="ce2">
            <text:p>TRUSKYN - THE TRU SUPER - ROSA</text:p>
          </table:table-cell>
          <table:table-cell office:value-type="string" table:style-name="ce2">
            <text:p>DOC JOHNSON</text:p>
          </table:table-cell>
          <table:table-cell office:value-type="string" table:style-name="ce3">
            <text:p>TRUSKYN - THE TRU SUPER - PINK</text:p>
            <text:p/>
            <text:p>Truskyn es un dildo de tacto suave que crea la sensación blanda de la piel real. Está fabricado con pura silicona y cumplirá sus fantasías íntimas secretas. Es higiénico, y su fórmula emula la piel real, hasta el calentamiento del juguete a su propia temperatura corporal.</text:p>
            <text:p/>
            <text:p>15 cm de obsesión sexual, seguramente se convertirá en tu diversión favorita. The Tru Ride tiene una figura esbelta, seductora hecha para su satisfacción erótica personal. Es compatible con arnés.</text:p>
            <text:p/>
            <text:p>&amp;bull; Cabeza cónica para facilitar la inserción.</text:p>
            <text:p>&amp;bull; Firme pero flexible.</text:p>
            <text:p>&amp;bull; Su textura es increíblemente suave.</text:p>
            <text:p>&amp;bull; Compatible con arnés.</text:p>
            <text:p>&amp;bull; Perfecto para juegos de pareja o para jugar en solitario.</text:p>
            <text:p>&amp;bull; Hipoalergénico</text:p>
            <text:p>&amp;bull; No poroso y sin olor</text:p>
            <text:p>&amp;bull; Libre de ftalatos, Cuerpo Seguro</text:p>
            <text:p>&amp;bull; Aumenta la temperatura de tu temperatura corporal</text:p>
            <text:p>&amp;bull; Fácil de limpiar (lavar en el lavavajillas en la rejilla superior)</text:p>
            <text:p/>
            <text:p>Características:</text:p>
            <text:p>- Longitud total: 17,7 cm</text:p>
            <text:p>- Longitud Insertable: 14,5 cm</text:p>
            <text:p>- Diámetro: 4,3 cm</text:p>
            <text:p/>
          </table:table-cell>
          <table:table-cell office:value-type="float" office:value="102.95" table:style-name="ce1">
            <text:p>102,95</text:p>
          </table:table-cell>
          <table:table-cell office:value-type="float" office:value="29.5" table:style-name="ce1">
            <text:p>29,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22775.jpg">http://media.grutinet.com/articulos/or/or_22775.jpg</text:a></text:p>
          </table:table-cell>
          <table:table-cell office:value-type="string" table:style-name="ce4">
            <text:p><text:a xlink:href="http://media.grutinet.com/articulos/lg/lg_22775_0.jpg">http://media.grutinet.com/articulos/lg/lg_22775_0.jpg</text:a></text:p>
          </table:table-cell>
          <table:table-cell office:value-type="string" table:style-name="ce4">
            <text:p><text:a xlink:href="http://media.grutinet.com/articulos/lg/lg_22775_1.jpg">http://media.grutinet.com/articulos/lg/lg_22775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22797" table:style-name="ce1">
            <text:p>22797</text:p>
          </table:table-cell>
          <table:table-cell office:value-type="string" table:style-name="ce2">
            <text:p>VARIOS</text:p>
          </table:table-cell>
          <table:table-cell office:value-type="string" table:style-name="ce2">
            <text:p>LIBROS</text:p>
          </table:table-cell>
          <table:table-cell office:value-type="string" table:style-name="ce2">
            <text:p>PULSIÓN, SERIE PULSIÓN 1</text:p>
          </table:table-cell>
          <table:table-cell office:value-type="string" table:style-name="ce2">
            <text:p>RANDOM HOUSE</text:p>
          </table:table-cell>
          <table:table-cell office:value-type="string" table:style-name="ce3">
            <text:p>PULSIÓN, SERIE PULSIÓN 1</text:p>
            <text:p/>
            <text:p>Gail McHugh</text:p>
            <text:p/>
            <text:p>Recién graduada de la universidad y tratando de hacer frente a la muerte de su madre, Emily Cooper se traslada a la ciudad de Nueva York para un nuevo comienzo. Su novio, Dillon Parker se encarga de Emily, sabiendo que no puede vivir sin ella a su lado. Dillon es dulce, reflexivo, todo lo que Emily siempre ha deseado en un hombre. Hasta que conoce a Gavin Blake, un playboy rico y famoso, peligrosamente sexy y encantador como el infierno. Emily trata de negar la conexion instantanea que siente, pero el Sr. Alto, moreno y guapo no esta dispuesto a dejarla ir tan facilmente. Para recuperarse de su doloroso pasado, Gavin no se detendra ante nada para terminar conquistando a Emily. Este encuentro inesperado obliga a Emily a cuestionar sus decisiones, obligandola a tomar una decisión que destruirá amistades, romperá corazones, y cambiará su vida para siempre.</text:p>
            <text:p/>
            <text:p/>
            <text:p><text:s/>Formato: Tapa blanda con solapa</text:p>
            <text:p><text:s/>Páginas: 420</text:p>
            <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2797.jpg">http://media.grutinet.com/articulos/or/or_22797.jpg</text:a></text:p>
          </table:table-cell>
          <table:table-cell office:value-type="string" table:style-name="ce4">
            <text:p><text:a xlink:href="http://media.grutinet.com/articulos/lg/lg_22797_0.jpg">http://media.grutinet.com/articulos/lg/lg_22797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2800" table:style-name="ce1">
            <text:p>22800</text:p>
          </table:table-cell>
          <table:table-cell office:value-type="string" table:style-name="ce2">
            <text:p>VARIOS</text:p>
          </table:table-cell>
          <table:table-cell office:value-type="string" table:style-name="ce2">
            <text:p>LIBROS</text:p>
          </table:table-cell>
          <table:table-cell office:value-type="string" table:style-name="ce2">
            <text:p>TENSIÓN, SERIE PULSIÓN 2</text:p>
          </table:table-cell>
          <table:table-cell office:value-type="string" table:style-name="ce2">
            <text:p>RANDOM HOUSE</text:p>
          </table:table-cell>
          <table:table-cell office:value-type="string" table:style-name="ce3">
            <text:p>TENSIÓN, SERIE PULSIÓN 2</text:p>
            <text:p/>
            <text:p>Gail McHugh</text:p>
            <text:p/>
            <text:p>Ahora que Emily Cooper ha roto con su primera pareja, corre en busca de su único amor. Hundida en la misera, pero aferrándose a la esperanza, arriesga todo lo que le queda por el hombre que ocupa sus pensamientos y sueños desde que se conocieron. ¿Querrá Galvin volver con ella? Y en ese caso, ¿será su unión la fusión de dos corazones destinados a completarse mutuamente, que reavivará un amor que no conoce límites? ¿O las heridas del pasado se abrirán y destruirán poco a poco lo que estaban destinados a ser? ¿Podrá el destino, el auténtico factor del cambio, reconducir el camino destruido que dispuso desde el principio? Solo el tiempo lo dirá.</text:p>
            <text:p/>
            <text:p/>
            <text:p><text:s/>Formato: Tapa blanda con solapa</text:p>
            <text:p><text:s/>Páginas: 420</text:p>
            <text:p/>
            <text:p/>
          </table:table-cell>
          <table:table-cell office:value-type="float" office:value="18.899999999999999" table:style-name="ce1">
            <text:p>18,9</text:p>
          </table:table-cell>
          <table:table-cell office:value-type="float" office:value="16.149999999999999" table:style-name="ce1">
            <text:p>16,15</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2800.jpg">http://media.grutinet.com/articulos/or/or_22800.jpg</text:a></text:p>
          </table:table-cell>
          <table:table-cell office:value-type="string" table:style-name="ce4">
            <text:p><text:a xlink:href="http://media.grutinet.com/articulos/lg/lg_22800_0.jpg">http://media.grutinet.com/articulos/lg/lg_22800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2832" table:style-name="ce1">
            <text:p>22832</text:p>
          </table:table-cell>
          <table:table-cell office:value-type="string" table:style-name="ce2">
            <text:p>JUGUETES XXX</text:p>
          </table:table-cell>
          <table:table-cell office:value-type="string" table:style-name="ce2">
            <text:p>PENES</text:p>
          </table:table-cell>
          <table:table-cell office:value-type="string" table:style-name="ce2">
            <text:p>TRUSKYN THE TRU RIDE PENE REALÍTICO CHOCOLATE</text:p>
          </table:table-cell>
          <table:table-cell office:value-type="string" table:style-name="ce2">
            <text:p>DOC JOHNSON</text:p>
          </table:table-cell>
          <table:table-cell office:value-type="string" table:style-name="ce3">
            <text:p>TRUSKYN - The Tru Ride - Slim - 7 Inch - Chocolate</text:p>
            <text:p/>
            <text:p>Truskyn es un dildo de tacto suave que crea la sensación blanda de la piel real. Está fabricado con pura silicona y cumplirá sus fantasías íntimas secretas. Es higiénico, y su fórmula emula la piel real, hasta el calentamiento del juguete a su propia temperatura corporal.</text:p>
            <text:p/>
            <text:p>17,78 cm de obsesión sexual, seguramente se convertirá en tu diversión favorita. The Tru Ride tiene una figura esbelta, seductora hecha para su satisfacción erótica personal. Es compatible con arnés.</text:p>
            <text:p/>
          </table:table-cell>
          <table:table-cell office:value-type="float" office:value="99" table:style-name="ce1">
            <text:p>99</text:p>
          </table:table-cell>
          <table:table-cell office:value-type="float" office:value="38.89" table:style-name="ce1">
            <text:p>38,8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22832.jpg">http://media.grutinet.com/articulos/or/or_22832.jpg</text:a></text:p>
          </table:table-cell>
          <table:table-cell office:value-type="string" table:style-name="ce4">
            <text:p><text:a xlink:href="http://media.grutinet.com/articulos/lg/lg_22832_0.jpg">http://media.grutinet.com/articulos/lg/lg_22832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2835" table:style-name="ce1">
            <text:p>22835</text:p>
          </table:table-cell>
          <table:table-cell office:value-type="string" table:style-name="ce2">
            <text:p>JUGUETES XXX</text:p>
          </table:table-cell>
          <table:table-cell office:value-type="string" table:style-name="ce2">
            <text:p>VIBRADORES</text:p>
          </table:table-cell>
          <table:table-cell office:value-type="string" table:style-name="ce2">
            <text:p>ORIGINAL POCKET ROCKET NEGRO EDICIÓN LIMITADA</text:p>
          </table:table-cell>
          <table:table-cell office:value-type="string" table:style-name="ce2">
            <text:p>DOC JOHNSON</text:p>
          </table:table-cell>
          <table:table-cell office:value-type="string" table:style-name="ce3">
            <text:p><text:s/></text:p>
            <text:p/>
            <text:p>ORIGINAL POCKET ROCKET BLACK LIMITED EDITION</text:p>
            <text:p/>
            <text:p>El Pocket Rocket original es simplemente el masajeador más potente y fiable en el mundo , y ahora está disponible en un color Negro de edición limitada. Diseñado para estimular el clítoris y otras partes sensuales , este juguete está hecho para uso externo , no para la inserción. Tres bolas de metal ofrecen un potente experiencia vibrante , mientras que la línea inferior controla la función y la velocidad del masajeador . Fabricado en plástico ABS no ftalato , es fácil de limpiar y de cuerpo de seguridad.</text:p>
            <text:p/>
          </table:table-cell>
          <table:table-cell office:value-type="float" office:value="54.95" table:style-name="ce1">
            <text:p>54,95</text:p>
          </table:table-cell>
          <table:table-cell office:value-type="float" office:value="17.170000000000002" table:style-name="ce1">
            <text:p>17,17</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22835.jpg">http://media.grutinet.com/articulos/or/or_22835.jpg</text:a></text:p>
          </table:table-cell>
          <table:table-cell office:value-type="string" table:style-name="ce4">
            <text:p><text:a xlink:href="http://media.grutinet.com/articulos/lg/lg_22835_0.jpg">http://media.grutinet.com/articulos/lg/lg_22835_0.jpg</text:a></text:p>
          </table:table-cell>
          <table:table-cell office:value-type="string" table:style-name="ce4">
            <text:p><text:a xlink:href="http://media.grutinet.com/articulos/lg/lg_22835_1.jpg">http://media.grutinet.com/articulos/lg/lg_22835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23798" table:style-name="ce1">
            <text:p>23798</text:p>
          </table:table-cell>
          <table:table-cell office:value-type="string" table:style-name="ce2">
            <text:p>JUGUETES XXX</text:p>
          </table:table-cell>
          <table:table-cell office:value-type="string" table:style-name="ce2">
            <text:p>VIBRADORES</text:p>
          </table:table-cell>
          <table:table-cell office:value-type="string" table:style-name="ce2">
            <text:p>BOOTY CALL VIBRADOR NEGRO</text:p>
          </table:table-cell>
          <table:table-cell office:value-type="string" table:style-name="ce2">
            <text:p>CALEXOTICS</text:p>
          </table:table-cell>
          <table:table-cell office:value-type="string" table:style-name="ce3">
            <text:p>BOOTY CALL BOOTY ROCKET BLACK</text:p>
            <text:p/>
            <text:p>Vibrador estimulante fabricado con silicona de alta calidad.</text:p>
            <text:p/>
            <text:p>Fácil de usar, resistente al agua y 10 velocidades de vibración, pulsación y escalada.</text:p>
            <text:p/>
            <text:p>Funciona con 1 pila AA no incluida.</text:p>
            <text:p/>
            <text:p>Medidas: 12 cm x 3 cm</text:p>
            <text:p/>
          </table:table-cell>
          <table:table-cell office:value-type="float" office:value="34.99" table:style-name="ce1">
            <text:p>34,99</text:p>
          </table:table-cell>
          <table:table-cell office:value-type="float" office:value="15.35" table:style-name="ce1">
            <text:p>15,35</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23798.jpg">http://media.grutinet.com/articulos/or/or_23798.jpg</text:a></text:p>
          </table:table-cell>
          <table:table-cell office:value-type="string" table:style-name="ce4">
            <text:p><text:a xlink:href="http://media.grutinet.com/articulos/lg/lg_23798_0.jpg">http://media.grutinet.com/articulos/lg/lg_23798_0.jpg</text:a></text:p>
          </table:table-cell>
          <table:table-cell office:value-type="string" table:style-name="ce4">
            <text:p><text:a xlink:href="http://media.grutinet.com/articulos/lg/lg_23798_1.jpg">http://media.grutinet.com/articulos/lg/lg_23798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24376" table:style-name="ce1">
            <text:p>24376</text:p>
          </table:table-cell>
          <table:table-cell office:value-type="string" table:style-name="ce2">
            <text:p>JUGUETES XXX</text:p>
          </table:table-cell>
          <table:table-cell office:value-type="string" table:style-name="ce2">
            <text:p>PLUGS</text:p>
          </table:table-cell>
          <table:table-cell office:value-type="string" table:style-name="ce2">
            <text:p>XPANDER X3 ESTIMULADOR DE PROSTATA TALLA L</text:p>
          </table:table-cell>
          <table:table-cell office:value-type="string" table:style-name="ce2">
            <text:p>JOYDIVISION</text:p>
          </table:table-cell>
          <table:table-cell office:value-type="string" table:style-name="ce3">
            <text:p>XPANDER X3 PROSTATE STIMULATION SIZE L</text:p>
            <text:p/>
            <text:p>X3- The Specialist: <text:s/>un estimulador avanzado para usuarios avanzados.</text:p>
            <text:p/>
            <text:p>Descubre la estimulación perfecta entre próstata, ano y perineo con el X3 de Xpander de Joy Division. La innovadora tecnología de Xpander es el resultado de una intensa búsqueda del placer sexual realizada en cooperación con urólogos y sexólogos.</text:p>
            <text:p/>
            <text:p>La magia reside en que puede reducir su volumen un 50%, hecho que lo hace muy fácil de insertar de forma totalmente segura, provocando una vez insertado una estimulación extrema.</text:p>
            <text:p/>
            <text:p>Fabricado en Silicona 100% es seguro para el cuerpo y puede utilizarse con cualquier lubricante.</text:p>
            <text:p/>
            <text:p>Prepárate para descubrir los placeres más ocultos solo o con tu pareja.</text:p>
            <text:p/>
            <text:p>Medidas:</text:p>
            <text:p/>
            <text:p/>
            <text:p><text:s/>A / 11.5 cm</text:p>
            <text:p><text:s/>B / 5 cm</text:p>
            <text:p><text:s/>C / 4.4 cm</text:p>
            <text:p><text:s/>C comprimido / 2.1 cm</text:p>
            <text:p/>
            <text:p/>
          </table:table-cell>
          <table:table-cell office:value-type="float" office:value="54.9" table:style-name="ce1">
            <text:p>54,9</text:p>
          </table:table-cell>
          <table:table-cell office:value-type="float" office:value="27.16" table:style-name="ce1">
            <text:p>27,16</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24376.jpg">http://media.grutinet.com/articulos/or/or_24376.jpg</text:a></text:p>
          </table:table-cell>
          <table:table-cell office:value-type="string" table:style-name="ce4">
            <text:p><text:a xlink:href="http://media.grutinet.com/articulos/lg/lg_24376_0.jpg">http://media.grutinet.com/articulos/lg/lg_24376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48436" table:style-name="ce1">
            <text:p>248436</text:p>
          </table:table-cell>
          <table:table-cell office:value-type="string" table:style-name="ce2">
            <text:p>VARIOS</text:p>
          </table:table-cell>
          <table:table-cell office:value-type="string" table:style-name="ce2">
            <text:p>LIBROS</text:p>
          </table:table-cell>
          <table:table-cell office:value-type="string" table:style-name="ce2">
            <text:p>MUJERES EN LA CIMA DEL MUNDO</text:p>
          </table:table-cell>
          <table:table-cell office:value-type="string" table:style-name="ce2">
            <text:p>RANDOM HOUSE</text:p>
          </table:table-cell>
          <table:table-cell office:value-type="string" table:style-name="ce3">
            <text:p>MUJERES EN LA CIMA DEL MUNDO</text:p>
            <text:p/>
            <text:p>LUCY-ANNE HOLMES</text:p>
            <text:p/>
            <text:p>¿Que pasa por la cabeza de una mujer mientras mantiene relaciones sexuales?</text:p>
            <text:p>Un testimonio brillante para aquellas que reclaman su poder sexual. RUBY RARE</text:p>
            <text:p>CON ILUSTRACIONES DE CHRISSIE HYNDE, JENNY ECLAIR Y UN LARGO ETCÉTERA.</text:p>
            <text:p/>
            <text:p>Mujeres en la cima del mundo es una colección de 51 testimonios en primera persona de 51 mujeres de todo el mundo, de todas las edades y de todos los ámbitos de la vida. Abrumadoramente honestos, revelan sus pensamientos y sentimientos más íntimos durante el sexo a la escritora Lucy-Anne Holmes. El resultado es un increíble compendio de verdaderas revelaciones que son divertidas y tristes, impactantes y tiernas.</text:p>
            <text:p/>
            <text:p>Cada experiencia es diferente, única y fascinante. Hay mujeres heterosexuales, mujeres homosexuales, mujeres bisexuales, mujeres queer, mujeres monógamas, mujeres poliamorosas, aquellas que se identifican como mujeres no binarias y transgenero. Hay sexo hermoso, sexo aburrido, auto-sexualidad, sexo loco, sexo tántrico, sexo triste y sexo que se vive como colores y caramelo derretido.</text:p>
            <text:p/>
            <text:p/>
            <text:p><text:s/>N&amp;ordm; de páginas: 256</text:p>
            <text:p><text:s/>Editorial: ROCABOLSILLO</text:p>
            <text:p><text:s/>Idioma: CASTELLANO</text:p>
            <text:p><text:s/>Encuadernación: Tapa dura</text:p>
            <text:p><text:s/>ISBN: 9788417821760</text:p>
            <text:p><text:s/>Año de edición: 2022</text:p>
            <text:p><text:s/>Plaza de edición: ES</text:p>
            <text:p><text:s/>Traductor: LIBRADA PIÑERO</text:p>
            <text:p><text:s/>Fecha de lanzamiento: 27/01/2022</text:p>
            <text:p/>
            <text:p/>
          </table:table-cell>
          <table:table-cell office:value-type="float" office:value="21.9" table:style-name="ce1">
            <text:p>21,9</text:p>
          </table:table-cell>
          <table:table-cell office:value-type="float" office:value="18.18" table:style-name="ce1">
            <text:p>18,18</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48436.jpg">http://media.grutinet.com/articulos/or/or_248436.jpg</text:a></text:p>
          </table:table-cell>
          <table:table-cell office:value-type="string" table:style-name="ce4">
            <text:p><text:a xlink:href="http://media.grutinet.com/articulos/lg/lg_248436_0.jpg">http://media.grutinet.com/articulos/lg/lg_248436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49095" table:style-name="ce1">
            <text:p>249095</text:p>
          </table:table-cell>
          <table:table-cell office:value-type="string" table:style-name="ce2">
            <text:p>VARIOS</text:p>
          </table:table-cell>
          <table:table-cell office:value-type="string" table:style-name="ce2">
            <text:p>LIBROS</text:p>
          </table:table-cell>
          <table:table-cell office:value-type="string" table:style-name="ce2">
            <text:p>UN ERROR MARAVILLOSO</text:p>
          </table:table-cell>
          <table:table-cell office:value-type="string" table:style-name="ce2">
            <text:p>RANDOM HOUSE</text:p>
          </table:table-cell>
          <table:table-cell office:value-type="string" table:style-name="ce3">
            <text:p>UN ERROR MARAVILLOSO</text:p>
            <text:p/>
            <text:p>Vi Keeland.</text:p>
            <text:p/>
            <text:p>Por la autora best seller internacional, nos llega la novela romántica / erótica más esperada de los últimos años.</text:p>
            <text:p/>
            <text:p>Dos personas que aparentemente no deberían estar juntas descubren que sus vidas se vieron afectadas por un mismo suceso hace más de diez años.</text:p>
            <text:p/>
            <text:p>La noche antes de que empiece el curso de sus estudios de posgrado, Rachel se encuentra en un bar al ex infiel de su mejor amiga y lo ataca verbalmente. El único error es que el chico en cuestión al que acaba de gritar chico, por cierto, bastante atractivo resulta que no es el ex de su mejor amiga.</text:p>
            <text:p/>
            <text:p>A la mañana siguiente, al llegar tarde a su primer día como asistente universitaria en el posgrado, se da cuenta de que su nuevo jefe, el profesor, es el chico atractivo de la noche anterior.</text:p>
            <text:p/>
            <text:p>Caine West es muy estricto con lo que respecta a las relaciones con sus estudiantes o con sus asistentes. Nunca se ha acostado con ninguna de ellas, hasta que conoce a Rachel. Ella hace que él desee romper todas sus reglas, incluso sabiendo que hay un secreto oculto en el pasado de ambos que los une y los cambiará para siempre.</text:p>
            <text:p/>
            <text:p/>
            <text:p><text:s/>ISBN : 978-84-18870-16-3</text:p>
            <text:p><text:s/>Encuadernación : RUSTICA</text:p>
            <text:p><text:s/>Fecha de edición : 10/02/2022</text:p>
            <text:p><text:s/>N&amp;ordm; de páginas : 352</text:p>
            <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49095.jpg">http://media.grutinet.com/articulos/or/or_249095.jpg</text:a></text:p>
          </table:table-cell>
          <table:table-cell office:value-type="string" table:style-name="ce4">
            <text:p><text:a xlink:href="http://media.grutinet.com/articulos/lg/lg_249095_0.jpg">http://media.grutinet.com/articulos/lg/lg_249095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5035" table:style-name="ce1">
            <text:p>25035</text:p>
          </table:table-cell>
          <table:table-cell office:value-type="string" table:style-name="ce2">
            <text:p>VARIOS</text:p>
          </table:table-cell>
          <table:table-cell office:value-type="string" table:style-name="ce2">
            <text:p>LIBROS</text:p>
          </table:table-cell>
          <table:table-cell office:value-type="string" table:style-name="ce2">
            <text:p>RESCATADA POR TÍ - MAYA BANKS</text:p>
          </table:table-cell>
          <table:table-cell office:value-type="string" table:style-name="ce2">
            <text:p>RANDOM HOUSE</text:p>
          </table:table-cell>
          <table:table-cell office:value-type="string" table:style-name="ce3">
            <text:p>RESCATADA P0R TÍ<text:s/></text:p>
            <text:p/>
            <text:p>Maya Banks</text:p>
            <text:p/>
            <text:p>Tercera entrega de la saga Deveraux, la nueva serie de suspense y romance de Maya Banks.</text:p>
            <text:p/>
            <text:p>Algunos dicen que el amor no durará para siempre, pero ellos están decididos a demostrar lo contrario.</text:p>
            <text:p>Para Zack Covington, Anna era la elegida. Hasta aquella noche que el destino alteró su futuro, cuando una devastada Anna desaparece sin dejar rastro, dejando a Zack agonizando y sin saber que le pudo haber sucedido a su amada.</text:p>
            <text:p>Años más tarde, Zack trabaja para la empresa de seguridad Deveraux y descubre que su amada Ann podría estar viva, cuando finalmente la encuentra, Zack descubre que no queda nada de la mujer que él amaba. Los poderes que ella tenía han desaparecido y lo peor, Ann cree que Zack le traicionó años atrás. Zack tiene muchos enemigos, y una vez que sus debilidades son descubiertas, Ann se convierte en el objetivo de ellos. El tendrá que salvarla antes de perder su amor para siempre.</text:p>
            <text:p/>
            <text:p/>
            <text:p><text:s/>N&amp;ordm; de páginas: 320 págs.</text:p>
            <text:p><text:s/>Encuadernación: Tapa blanda bolsillo</text:p>
            <text:p/>
            <text:p/>
            <text:p><text:s/></text:p>
            <text:p/>
          </table:table-cell>
          <table:table-cell office:value-type="float" office:value="6.95" table:style-name="ce1">
            <text:p>6,95</text:p>
          </table:table-cell>
          <table:table-cell office:value-type="float" office:value="5.78" table:style-name="ce1">
            <text:p>5,78</text:p>
          </table:table-cell>
          <table:table-cell office:value-type="string" table:style-name="ce2">
            <text:p>SI</text:p>
          </table:table-cell>
          <table:table-cell office:value-type="float" office:value="5" table:style-name="ce1">
            <text:p>5</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5035.jpg">http://media.grutinet.com/articulos/or/or_25035.jpg</text:a></text:p>
          </table:table-cell>
          <table:table-cell office:value-type="string" table:style-name="ce4">
            <text:p><text:a xlink:href="http://media.grutinet.com/articulos/lg/lg_25035_0.jpg">http://media.grutinet.com/articulos/lg/lg_25035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5514" table:style-name="ce1">
            <text:p>25514</text:p>
          </table:table-cell>
          <table:table-cell office:value-type="string" table:style-name="ce2">
            <text:p>VARIOS</text:p>
          </table:table-cell>
          <table:table-cell office:value-type="string" table:style-name="ce2">
            <text:p>LIBROS</text:p>
          </table:table-cell>
          <table:table-cell office:value-type="string" table:style-name="ce2">
            <text:p>PARA SIEMPRE CONTIGO</text:p>
          </table:table-cell>
          <table:table-cell office:value-type="string" table:style-name="ce2">
            <text:p>RANDOM HOUSE</text:p>
          </table:table-cell>
          <table:table-cell office:value-type="string" table:style-name="ce3">
            <text:p>PARA SIEMPRE CONTIGO.<text:s/></text:p>
            <text:p/>
            <text:p>Laurelin Paige.</text:p>
            <text:p/>
            <text:p>La relación de Alayna Withers con Hudson Pierce ya ha comprobado su capacidad de confiar. Ellos deciden que la única forma de que puedan ir hacia adelante juntos es con honestidad y transparencia. No será fácil para los amantes cicatrizar sus heridas, pero están comprometidos el uno con el otro ahora más que nunca. Alayna, en particular, ha crecido a través de sus acuerdos y ahora es más confiada y fiel al hombre que ama. Pero mientras la pareja se concentra en el futuro, su pasado vuelve a amenazar su vínculo frágil.</text:p>
            <text:p/>
            <text:p>Las promesas que se hicieron están rotas y Alayna aprende que Hudson todavía tiene secretos muy potentes, que los separarán. Lo que siente por él, como su capacidad de perdonar y olvidar es una prueba más allá de sus límites. Aunque encontró al único hombre que podía curarla, parece que con Hudson ocurrirá lo mismo una y otra vez.</text:p>
            <text:p/>
            <text:p>678 Páginas.</text:p>
            <text:p/>
            <text:p>ISBN: 978-84-8365-320-3</text:p>
            <text:p/>
            <text:p>Tapa blanda con solapa 22,5 x 15 cm. .</text:p>
            <text:p/>
          </table:table-cell>
          <table:table-cell office:value-type="float" office:value="15" table:style-name="ce1">
            <text:p>15</text:p>
          </table:table-cell>
          <table:table-cell office:value-type="float" office:value="12.45" table:style-name="ce1">
            <text:p>12,45</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5514.jpg">http://media.grutinet.com/articulos/or/or_25514.jpg</text:a></text:p>
          </table:table-cell>
          <table:table-cell office:value-type="string" table:style-name="ce4">
            <text:p><text:a xlink:href="http://media.grutinet.com/articulos/lg/lg_25514_0.jpg">http://media.grutinet.com/articulos/lg/lg_25514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5515" table:style-name="ce1">
            <text:p>25515</text:p>
          </table:table-cell>
          <table:table-cell office:value-type="string" table:style-name="ce2">
            <text:p>VARIOS</text:p>
          </table:table-cell>
          <table:table-cell office:value-type="string" table:style-name="ce2">
            <text:p>LIBROS</text:p>
          </table:table-cell>
          <table:table-cell office:value-type="string" table:style-name="ce2">
            <text:p>LA TRAMPA DEL MATRIMONIO</text:p>
          </table:table-cell>
          <table:table-cell office:value-type="string" table:style-name="ce2">
            <text:p>RANDOM HOUSE</text:p>
          </table:table-cell>
          <table:table-cell office:value-type="string" table:style-name="ce3">
            <text:p>LA TRAMPA DEL MATRIMONIO.</text:p>
            <text:p/>
            <text:p>Jennifer Probst.</text:p>
            <text:p/>
            <text:p>Michael Conte, italiano y billonaria, debe resolver una emergencia familiar. De acuerdo con la tradición, él ha de ser el primero en casarse, pero es su hermana quien desea pasar por el altar de forma inminente. Para hacer posible este enlace, Michael debe procurarse urgentemente una mujer y presentársela a su encantadora familia durante un viaje a Italia. La elegida para representar el personaje de su media naranja es Maggie Ryan, fotógrafa, independiente y perfeccionista.</text:p>
            <text:p/>
            <text:p>Cuando le plantean la oferta, Maggie, acostumbrada a protegerse de las ataduras emocionales desde que su primer novio le rompió el corazón, acepta el papel con ciertas condiciones. Está convencida de que Michael está enamorado de su íntima amiga y cuñada Alexa y le considera un peligro para la estabilidad emocional de su hermano; así que le pide que a cambio deje en paz a su amiga.</text:p>
            <text:p/>
            <text:p>Aparentemente ambos salen ganando con el pacto, salvo por un pequeño detalle: los dos tienen muy claro que no se casarían el uno con el otro ni aunque estuvieran solos en el universo, pero no contaban con un inconveniente importante, la arrebatadora tensión sexual que surgirá entre ambos.</text:p>
            <text:p/>
            <text:p>246 Páginas.</text:p>
            <text:p/>
            <text:p>ISBN: 978-84-01-34310-0</text:p>
            <text:p/>
            <text:p>Tapa blanda con solapa 22,5 x 14,5 cm. .</text:p>
            <text:p/>
          </table:table-cell>
          <table:table-cell office:value-type="float" office:value="15.9" table:style-name="ce1">
            <text:p>15,9</text:p>
          </table:table-cell>
          <table:table-cell office:value-type="float" office:value="13.2" table:style-name="ce1">
            <text:p>13,2</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5515.jpg">http://media.grutinet.com/articulos/or/or_25515.jpg</text:a></text:p>
          </table:table-cell>
          <table:table-cell office:value-type="string" table:style-name="ce4">
            <text:p><text:a xlink:href="http://media.grutinet.com/articulos/lg/lg_25515_0.jpg">http://media.grutinet.com/articulos/lg/lg_25515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5553" table:style-name="ce1">
            <text:p>25553</text:p>
          </table:table-cell>
          <table:table-cell office:value-type="string" table:style-name="ce2">
            <text:p>VARIOS</text:p>
          </table:table-cell>
          <table:table-cell office:value-type="string" table:style-name="ce2">
            <text:p>LIBROS</text:p>
          </table:table-cell>
          <table:table-cell office:value-type="string" table:style-name="ce2">
            <text:p>CAE EN LA TENTACION</text:p>
          </table:table-cell>
          <table:table-cell office:value-type="string" table:style-name="ce2">
            <text:p>RANDOM HOUSE</text:p>
          </table:table-cell>
          <table:table-cell office:value-type="string" table:style-name="ce3">
            <text:p>CAE EN LA TENTACIÓN</text:p>
            <text:p/>
            <text:p>Maya Banks.</text:p>
            <text:p/>
            <text:p>Kylie sabe que Jensen la observa con atención. Una oscura promesa sensual se asoma en sus pupilas: su instinto de dominación. Pero eso la atemoriza demasiado porque ella y su hermano han sobrevivido a duras penas a una infancia sumida en la violencia y el abuso. Por eso, ella sabe que nunca podría ceder el control total y someterse a un hombre. Y sobre todo, a un hombre como Jensen.</text:p>
            <text:p>Él ve esas sombras en los ojos de Kylie. Sabe que tiene que andarse con mucho cuidado porque si no se arriesga a perder esta oportunidad. Lo único que quiere es demostrarle que la dominación no es solo dolor, servidumbre o disciplina sino que la rendición emocional es la más valiosa de todas, y gracias a la cual Kylie podría llenar el doloroso vacío en su corazón como nadie más lo haría</text:p>
            <text:p/>
            <text:p>279 Páginas.</text:p>
            <text:p/>
            <text:p>ISBN: 978-84-15952-28-2</text:p>
            <text:p/>
            <text:p>Tapa blanda con solapa 22,5 x 14,5 cm. .</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5553.jpg">http://media.grutinet.com/articulos/or/or_25553.jpg</text:a></text:p>
          </table:table-cell>
          <table:table-cell office:value-type="string" table:style-name="ce4">
            <text:p><text:a xlink:href="http://media.grutinet.com/articulos/lg/lg_25553_0.jpg">http://media.grutinet.com/articulos/lg/lg_25553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5554" table:style-name="ce1">
            <text:p>25554</text:p>
          </table:table-cell>
          <table:table-cell office:value-type="string" table:style-name="ce2">
            <text:p>VARIOS</text:p>
          </table:table-cell>
          <table:table-cell office:value-type="string" table:style-name="ce2">
            <text:p>LIBROS</text:p>
          </table:table-cell>
          <table:table-cell office:value-type="string" table:style-name="ce2">
            <text:p>ARENAS MOVEDIZAS</text:p>
          </table:table-cell>
          <table:table-cell office:value-type="string" table:style-name="ce2">
            <text:p>RANDOM HOUSE</text:p>
          </table:table-cell>
          <table:table-cell office:value-type="string" table:style-name="ce3">
            <text:p>ARENAS MOVEDIZAS</text:p>
            <text:p/>
            <text:p>Mar Carrión.</text:p>
            <text:p/>
            <text:p>Luc Coleman acaba de salir de la cárcel tras pasarse diez años en prisión. Su agente de la condicional le ha buscado un apartamento en un barrio conflictivo de Baltimore, así como un empleo de operario en una empresa estibadora. Pero la reaparición de Jennifer Logan en su vida amenaza con hacerlo revivir antiguas emociones que él enterró para siempre.</text:p>
            <text:p/>
            <text:p>Jennifer es la subdirectora de Naviera Logan Inc., la empresa para la que Luc ha comenzado a trabajar. Ella es una mujer con éxito que ha triunfado en todos los aspectos de la vida excepto en el amor, pues, el que una vez sintió por Luc, le ha impedido amar a otro hombre. Ahora, diez años después, sus caminos han vuelto a cruzarse...</text:p>
            <text:p/>
            <text:p>285 Páginas.</text:p>
            <text:p/>
            <text:p>ISBN: 978-84-15952-51-0</text:p>
            <text:p/>
            <text:p>Tapa blanda con solapa 22,5 x 14,5 cm. .</text:p>
            <text:p/>
          </table:table-cell>
          <table:table-cell office:value-type="float" office:value="36.310299999999998" table:style-name="ce1">
            <text:p>36,3103</text:p>
          </table:table-cell>
          <table:table-cell office:value-type="float" office:value="12.41" table:style-name="ce1">
            <text:p>12,41</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5554.jpg">http://media.grutinet.com/articulos/or/or_25554.jpg</text:a></text:p>
          </table:table-cell>
          <table:table-cell office:value-type="string" table:style-name="ce4">
            <text:p><text:a xlink:href="http://media.grutinet.com/articulos/lg/lg_25554_0.jpg">http://media.grutinet.com/articulos/lg/lg_25554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5885" table:style-name="ce1">
            <text:p>25885</text:p>
          </table:table-cell>
          <table:table-cell office:value-type="string" table:style-name="ce2">
            <text:p>VARIOS</text:p>
          </table:table-cell>
          <table:table-cell office:value-type="string" table:style-name="ce2">
            <text:p>LIBROS</text:p>
          </table:table-cell>
          <table:table-cell office:value-type="string" table:style-name="ce2">
            <text:p>MISS ZAPATOS DE LUJO (BETACOQUETA)</text:p>
          </table:table-cell>
          <table:table-cell office:value-type="string" table:style-name="ce2">
            <text:p>RANDOM HOUSE</text:p>
          </table:table-cell>
          <table:table-cell office:value-type="string" table:style-name="ce3">
            <text:p>MISS ZAPATOS DE LUJO (BETACOQUETA)</text:p>
            <text:p/>
            <text:p>Ana Cantarero</text:p>
            <text:p/>
            <text:p>Miss Zapatos de Lujo es la historia de un rockero sin inspiración, una chica inalcanzable, un novio de anuncio, una fiesta salvaje, las peripecias de una banda de rock y... secretos inconfesables guardados bajo llave.</text:p>
            <text:p/>
            <text:p>Si la vida fuera una novela chick-lit...</text:p>
            <text:p/>
            <text:p>...Marta García, la redactora de moda, habría ascendido en la revista femenina para la que trabaja y no tendría que abandonar su puesto de trabajo para convertirse en la esclava de un cantante egocéntrico.</text:p>
            <text:p/>
            <text:p>...Xavier, su novio y compañero de trabajo, tampoco se habría acostado con Erica, la jefa de ambos.</text:p>
            <text:p/>
            <text:p>...O al menos habría conocido a un espectacular millonario vestido con un traje de Armani color gris marengo que le quitara las penas.</text:p>
            <text:p/>
            <text:p>Pues bien: nada que ver con lo que el destino le tiene reservado.</text:p>
            <text:p/>
            <text:p>Tras hacer su primera entrevista en la discográfica Sound Music, Marta, la chica de los zapatos de lujo, colisiona con Nick Mendoza, un guapísimo# macarra. Ni corbata ni traje de diseño ni elegancia. Tan solo una sudadera vieja, unas botas mugrientas y un montón de tatuajes espeluznantes.</text:p>
            <text:p/>
            <text:p>En el momento en que los caminos de Marta y Nick se cruzan, la vida de ambos se complica. Son dos personas opuestas, con un pasado difícil y de mundo diferentes. Entre ellos saltan chispas; entre ellos hay también una tensión sexual desmedida, pero ¿son suficientes armas para derribar las barreras de Marta?</text:p>
            <text:p/>
            <text:p/>
            <text:p><text:s/>Formato, páginas: TAPA BLANDA CON SOLAPA, 576</text:p>
            <text:p><text:s/>Medidas: 150 X 230 mm</text:p>
            <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5885.jpg">http://media.grutinet.com/articulos/or/or_25885.jpg</text:a></text:p>
          </table:table-cell>
          <table:table-cell office:value-type="string" table:style-name="ce4">
            <text:p><text:a xlink:href="http://media.grutinet.com/articulos/lg/lg_25885_0.jpg">http://media.grutinet.com/articulos/lg/lg_25885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6594" table:style-name="ce1">
            <text:p>26594</text:p>
          </table:table-cell>
          <table:table-cell office:value-type="string" table:style-name="ce2">
            <text:p>JUGUETES XXX</text:p>
          </table:table-cell>
          <table:table-cell office:value-type="string" table:style-name="ce2">
            <text:p>JUGUETES KITS</text:p>
          </table:table-cell>
          <table:table-cell office:value-type="string" table:style-name="ce2">
            <text:p>JIMMYJANE GET ESSENTIALS</text:p>
          </table:table-cell>
          <table:table-cell office:value-type="string" table:style-name="ce2">
            <text:p>JIMMYJANE</text:p>
          </table:table-cell>
          <table:table-cell office:value-type="string" table:style-name="ce3">
            <text:p>JIMMYJANE GET ESSENTIALS</text:p>
            <text:p/>
            <text:p>Este práctico conjunto todo en uno ofrece los elementos esenciales y los adornos para una cita espontánea. Perfecto para una escapada de fin de semana.</text:p>
            <text:p/>
            <text:p>- Dos preservativos</text:p>
            <text:p>- Dos caramelos de menta.</text:p>
            <text:p>- Lubricante personal natural.</text:p>
            <text:p/>
          </table:table-cell>
          <table:table-cell office:value-type="float" office:value="11.831899999999999" table:style-name="ce1">
            <text:p>11,8319</text:p>
          </table:table-cell>
          <table:table-cell office:value-type="float" office:value="3.3" table:style-name="ce1">
            <text:p>3,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26594.jpg">http://media.grutinet.com/articulos/or/or_26594.jpg</text:a></text:p>
          </table:table-cell>
          <table:table-cell office:value-type="string" table:style-name="ce4">
            <text:p><text:a xlink:href="http://media.grutinet.com/articulos/lg/lg_26594_0.jpg">http://media.grutinet.com/articulos/lg/lg_26594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7132" table:style-name="ce1">
            <text:p>27132</text:p>
          </table:table-cell>
          <table:table-cell office:value-type="string" table:style-name="ce2">
            <text:p>VARIOS</text:p>
          </table:table-cell>
          <table:table-cell office:value-type="string" table:style-name="ce2">
            <text:p>LIBROS</text:p>
          </table:table-cell>
          <table:table-cell office:value-type="string" table:style-name="ce2">
            <text:p>TANTAS RAZONES PARA DECIRTE QUE NO</text:p>
          </table:table-cell>
          <table:table-cell office:value-type="string" table:style-name="ce2">
            <text:p>RANDOM HOUSE</text:p>
          </table:table-cell>
          <table:table-cell office:value-type="string" table:style-name="ce3">
            <text:p>TANTAS RAZONES PARA DECIRTE QUE NO.</text:p>
            <text:p/>
            <text:p>SARA TESSA</text:p>
            <text:p/>
            <text:p>Una historia de amor adictiva y tormentosa, autentico fenomeno editorial en Italia gracias al boca a boca, con mas de 100.000 ejemplares vendidos. El pecado es no leerlo.Mis razones para decirte que no:Supe que eras peligroso desde el primer momento en que te vi.Eres un rico y fascinante ejecutivo con gustos sexuales extremos.Eres ambiguo y reacio a embarcarte en cualquier relacion sentimental.Se que va a ser otra historia fallida.Mis razones para decirte que si:A pesar de mi misma, despiertas sensaciones y emociones a las que querria oponerme con todas mis fuerzas.El sexo es increible, y a la vez turbador; me llevas a limites que nunca pense que traspasaria.Se ha desatado entre nosotros una pasion incontrolable... y no sabemos a donde nos arrastrara.</text:p>
            <text:p/>
            <text:p>351 Páginas.</text:p>
            <text:p/>
            <text:p>ISBN: 978-84-8365-401-9</text:p>
            <text:p/>
            <text:p>Tapa blanda.</text:p>
            <text:p/>
          </table:table-cell>
          <table:table-cell office:value-type="float" office:value="18" table:style-name="ce1">
            <text:p>18</text:p>
          </table:table-cell>
          <table:table-cell office:value-type="float" office:value="14.96" table:style-name="ce1">
            <text:p>14,96</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7132.jpg">http://media.grutinet.com/articulos/or/or_27132.jpg</text:a></text:p>
          </table:table-cell>
          <table:table-cell office:value-type="string" table:style-name="ce4">
            <text:p><text:a xlink:href="http://media.grutinet.com/articulos/lg/lg_27132_0.jpg">http://media.grutinet.com/articulos/lg/lg_27132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7163" table:style-name="ce1">
            <text:p>27163</text:p>
          </table:table-cell>
          <table:table-cell office:value-type="string" table:style-name="ce2">
            <text:p>VARIOS</text:p>
          </table:table-cell>
          <table:table-cell office:value-type="string" table:style-name="ce2">
            <text:p>LIBROS</text:p>
          </table:table-cell>
          <table:table-cell office:value-type="string" table:style-name="ce2">
            <text:p>CONTRATO BLINDADO. SOLO UNA NOCHE 3</text:p>
          </table:table-cell>
          <table:table-cell office:value-type="string" table:style-name="ce2">
            <text:p>BOOXS</text:p>
          </table:table-cell>
          <table:table-cell office:value-type="string" table:style-name="ce3">
            <text:p>CONTRATO BLINDADO. SOLO UNA NOCHE 3</text:p>
            <text:p/>
            <text:p>KYRA DAVIS</text:p>
            <text:p/>
            <text:p>La última parte de Solo una noche, la trilogía que te sumergirá en una pasión irresistible. Una noche loca en un hotel de Las Vegas cambió la vida de Kasie. Este poderoso y sexy desconocido hará que Kasie se replantee muchas cosas... Ahora que el affaire amenaza su puesto de trabajo y el sexy multimillonario Robert Dade se está haciendo cada vez más dominante, Kasie tiene que averiguar si esta pasión la está llevando por el camino que ella quiere. Él la seduce con el poder, el éxito y la aventura. Ella está sobrecogida por lo que él puede hacerle sentir simplemente con tocarla, por la manera en que puede hacer que lo desee con solo una mirada. Pero, ¿puede pagar Kasie el precio del poder y del placer? ¿Conoce de verdad a este hombre que dice que puede darle todo, ponerle el mundo en bandeja... o es aún un desconocido? El desconocido y Expuesta son las partes anteriores de Solo una noche, la trilogía erótica que te sumergirá en una pasión irresistible.</text:p>
            <text:p/>
            <text:p>287 Páginas.</text:p>
            <text:p/>
            <text:p>ISBN: 978-84-663-2857-9</text:p>
            <text:p/>
            <text:p>Punto de lectura.</text:p>
            <text:p/>
          </table:table-cell>
          <table:table-cell office:value-type="float" office:value="6" table:style-name="ce1">
            <text:p>6</text:p>
          </table:table-cell>
          <table:table-cell office:value-type="float" office:value="4.99" table:style-name="ce1">
            <text:p>4,9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7163.jpg">http://media.grutinet.com/articulos/or/or_27163.jpg</text:a></text:p>
          </table:table-cell>
          <table:table-cell office:value-type="string" table:style-name="ce4">
            <text:p><text:a xlink:href="http://media.grutinet.com/articulos/lg/lg_27163_0.jpg">http://media.grutinet.com/articulos/lg/lg_27163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7164" table:style-name="ce1">
            <text:p>27164</text:p>
          </table:table-cell>
          <table:table-cell office:value-type="string" table:style-name="ce2">
            <text:p>VARIOS</text:p>
          </table:table-cell>
          <table:table-cell office:value-type="string" table:style-name="ce2">
            <text:p>LIBROS</text:p>
          </table:table-cell>
          <table:table-cell office:value-type="string" table:style-name="ce2">
            <text:p>EXPUESTA. SOLO UNA NOCHE 2</text:p>
          </table:table-cell>
          <table:table-cell office:value-type="string" table:style-name="ce2">
            <text:p>BOOXS</text:p>
          </table:table-cell>
          <table:table-cell office:value-type="string" table:style-name="ce3">
            <text:p>EXPUESTA. SOLO UNA NOCHE 2</text:p>
            <text:p/>
            <text:p>KYRA DAVIS</text:p>
            <text:p/>
            <text:p>Una noche de pasión con un desconocido revolucionó latranquila vida de Kasie. Cuando creía estarrecobrando el mando de la situación... su novio la descubre. Soy responsable, previsible, fiable. La chica en la que todo el mundo confía. Menos esta noche. Esta noche seré la chica que se acuesta con un completo desconocido. Kasie Fitzgerald es una adicta al trabajo con una carrera imparable en una consultora internacional y está prometida con un hombre bien relacionado. Pero cuando su mejor amiga la lleva a Las Vegas a pasar una última noche loca... se encuentra con él. Bajo su traje a medida, Kasie puede percibir que está ante un hombre poderoso, intenso y puede que un poco peligroso. Algo agitada, acepta su propuesta para tomar una copa y antes de darse cuenta está en su habitación. Cuando Kasie intenta olvidar esa noche de pasión, el hombre misterioso reaparece en su oficina como director de una empresa millonaria, exigiendo que ella se encargue de su cuenta... y algo más. El atractivo desconocido ha vuelto para invadir no solo su cama, sino también su trabajo. Y nada volverá a ser como antes. El comienzo de una trilogía erótica que te sumergirá en una pasión irresistible y que continúa con Expuesta y Contrato blindado.</text:p>
            <text:p/>
            <text:p>270 Páginas.</text:p>
            <text:p/>
            <text:p>ISBN: 978-84-663-2856-2</text:p>
            <text:p/>
            <text:p>Punto de lectura.</text:p>
            <text:p/>
          </table:table-cell>
          <table:table-cell office:value-type="float" office:value="6" table:style-name="ce1">
            <text:p>6</text:p>
          </table:table-cell>
          <table:table-cell office:value-type="float" office:value="4.99" table:style-name="ce1">
            <text:p>4,9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7164.jpg">http://media.grutinet.com/articulos/or/or_27164.jpg</text:a></text:p>
          </table:table-cell>
          <table:table-cell office:value-type="string" table:style-name="ce4">
            <text:p><text:a xlink:href="http://media.grutinet.com/articulos/lg/lg_27164_0.jpg">http://media.grutinet.com/articulos/lg/lg_27164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7434" table:style-name="ce1">
            <text:p>27434</text:p>
          </table:table-cell>
          <table:table-cell office:value-type="string" table:style-name="ce2">
            <text:p>JUGUETES XXX</text:p>
          </table:table-cell>
          <table:table-cell office:value-type="string" table:style-name="ce2">
            <text:p>USB RECARGABLES</text:p>
          </table:table-cell>
          <table:table-cell office:value-type="string" table:style-name="ce2">
            <text:p>OVO S4 ESTIMULADOR RECARGABLE BLANCO</text:p>
          </table:table-cell>
          <table:table-cell office:value-type="string" table:style-name="ce2">
            <text:p>OVO</text:p>
          </table:table-cell>
          <table:table-cell office:value-type="string" table:style-name="ce3">
            <text:p>OVO S4 LAY ON RECHARGABLE WHITE</text:p>
            <text:p/>
            <text:p>El estimulador S4 de OVO Lifestyle Toys de suave y sedosa silicona ofrece 7 programas distintos de vibración ha sido diseñado para complementar tus relaciones de pareja. Por sus baterías de litio ofrece la máxima potencia sin hacer ruido. Puedes usarlo en la ducha y se recarga con un USB. No sumergible.</text:p>
            <text:p/>
            <text:p>Características:</text:p>
            <text:p/>
            <text:p>- 15 años de garantía</text:p>
            <text:p/>
            <text:p>- Diseñado en Alemania</text:p>
            <text:p/>
            <text:p>- Material 100% seguro</text:p>
            <text:p/>
            <text:p>- Cargador USB incluido</text:p>
            <text:p/>
          </table:table-cell>
          <table:table-cell office:value-type="float" office:value="70.290000000000006" table:style-name="ce1">
            <text:p>70,29</text:p>
          </table:table-cell>
          <table:table-cell office:value-type="float" office:value="23.03" table:style-name="ce1">
            <text:p>23,03</text:p>
          </table:table-cell>
          <table:table-cell office:value-type="string" table:style-name="ce2">
            <text:p>SI</text:p>
          </table:table-cell>
          <table:table-cell office:value-type="float" office:value="5" table:style-name="ce1">
            <text:p>5</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27434.jpg">http://media.grutinet.com/articulos/or/or_27434.jpg</text:a></text:p>
          </table:table-cell>
          <table:table-cell office:value-type="string" table:style-name="ce4">
            <text:p><text:a xlink:href="http://media.grutinet.com/articulos/lg/lg_27434_0.jpg">http://media.grutinet.com/articulos/lg/lg_27434_0.jpg</text:a></text:p>
          </table:table-cell>
          <table:table-cell office:value-type="string" table:style-name="ce4">
            <text:p><text:a xlink:href="http://media.grutinet.com/articulos/lg/lg_27434_1.jpg">http://media.grutinet.com/articulos/lg/lg_27434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27468" table:style-name="ce1">
            <text:p>27468</text:p>
          </table:table-cell>
          <table:table-cell office:value-type="string" table:style-name="ce2">
            <text:p>VARIOS</text:p>
          </table:table-cell>
          <table:table-cell office:value-type="string" table:style-name="ce2">
            <text:p>LIBROS</text:p>
          </table:table-cell>
          <table:table-cell office:value-type="string" table:style-name="ce2">
            <text:p>PANTERAS</text:p>
          </table:table-cell>
          <table:table-cell office:value-type="string" table:style-name="ce2">
            <text:p>RANDOM HOUSE</text:p>
          </table:table-cell>
          <table:table-cell office:value-type="string" table:style-name="ce3">
            <text:p>PANTERAS</text:p>
            <text:p/>
            <text:p>LENA VALENTI.</text:p>
            <text:p/>
            <text:p>Inglaterra, siglo XIX. Katherine ha regresado al lugar de donde la rechazaron por enfrentarse a una sociedad hipócrita, al padre que no la defendió y, sobre todo, al hombre que no la amó lo suficiente como para creer en su inocencia. Ella ha cambiado y, con su atrevimiento y sus ansias de venganza, está dispuesta a acechar a los que la traicionaron. Y no está sola en su propósito. Katherine y sus Panteras lucharán para enseñar a los hombres y</text:p>
            <text:p/>
            <text:p>las mujeres de su nación que todos guardamos secretos bajo llave. Siendo una dama, la acusaron de libertina. Siendo libertina, demostrará qué significa ser una verdadera dama, aunque ello implique jugarse la vida. Un desafío en toda regla. Quien esté libre de culpa que tire la primera piedra. Uníos a las Panteras. Una historia de amor jamás contada llena de erotismo, aventuras y emociones a flor de piel.</text:p>
            <text:p/>
            <text:p/>
            <text:p>512 Páginas.</text:p>
            <text:p/>
            <text:p>Tapa blanda 125 X 190 mm</text:p>
            <text:p/>
          </table:table-cell>
          <table:table-cell office:value-type="float" office:value="9.9499999999999993" table:style-name="ce1">
            <text:p>9,95</text:p>
          </table:table-cell>
          <table:table-cell office:value-type="float" office:value="8.26" table:style-name="ce1">
            <text:p>8,2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7468.jpg">http://media.grutinet.com/articulos/or/or_27468.jpg</text:a></text:p>
          </table:table-cell>
          <table:table-cell office:value-type="string" table:style-name="ce4">
            <text:p><text:a xlink:href="http://media.grutinet.com/articulos/lg/lg_27468_0.jpg">http://media.grutinet.com/articulos/lg/lg_27468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7471" table:style-name="ce1">
            <text:p>27471</text:p>
          </table:table-cell>
          <table:table-cell office:value-type="string" table:style-name="ce2">
            <text:p>VARIOS</text:p>
          </table:table-cell>
          <table:table-cell office:value-type="string" table:style-name="ce2">
            <text:p>LIBROS</text:p>
          </table:table-cell>
          <table:table-cell office:value-type="string" table:style-name="ce2">
            <text:p>VALERIA EN BLANCO Y NEGRO. PARTE 3</text:p>
          </table:table-cell>
          <table:table-cell office:value-type="string" table:style-name="ce2">
            <text:p>RANDOM HOUSE</text:p>
          </table:table-cell>
          <table:table-cell office:value-type="string" table:style-name="ce3">
            <text:p>VALERIA EN BLANCO Y NEGRO. PARTE 3</text:p>
            <text:p/>
            <text:p>ELÍSABET BENAVENT</text:p>
            <text:p/>
            <text:p>Engánchate al fenómeno Valeria ¡Te vas a enamorar! ¡En los zapatos de Valeria y Valeria en el espejo ya han conquistado a miles de lectores! Valeria encuentra un sujetador que no es suyo en la casa de Víctor. Valeria se siente humillada, engañada, estúpida... Y de pronto aparece Bruno, ¡peligro! Y mientras el mundo se pone patas arriba... ...Lola conoce a Rai en sus clases de chino. ...Carmen tiene problemas en la organización de su boda. ...y Nerea se ha cansado de ser Nerea la Fría.</text:p>
            <text:p/>
            <text:p>Elísabet Benavent ha revolucionado las redes sociales con la publicación de En los zapatos de Valeria y Valeria en el espejo, que se han convertido en imprescindibles para miles de lectores. Las aventuras de Valeria y de sus amigas atrapan y envuelven, y su lectura se convierte en una experiencia ágil, llena de humor. Divertida, contemporánea, sensual, Valeria vuelve de nuevo con más dudas que nunca, escéptica, desconfiada... Pero el destino le tiene reservadas muchas sorpresas. «Divertida, sensual, tierna (...) Una oportunidad de descubrir el amor y soñar con la vida que cada una nos merecemos». Revista AR «No sé cómo me ha secuestrado Benavent pero exijo un duelo al amanecer por las horas que me ha robado o, en su defecto, las siguientes peripecias de estas mujeres»</text:p>
            <text:p/>
            <text:p>456 Páginas.</text:p>
            <text:p/>
            <text:p>Tapa blanda con solapa 152 X 230 mm</text:p>
            <text:p/>
          </table:table-cell>
          <table:table-cell office:value-type="float" office:value="17" table:style-name="ce1">
            <text:p>17</text:p>
          </table:table-cell>
          <table:table-cell office:value-type="float" office:value="14.12" table:style-name="ce1">
            <text:p>14,12</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7471.jpg">http://media.grutinet.com/articulos/or/or_27471.jpg</text:a></text:p>
          </table:table-cell>
          <table:table-cell office:value-type="string" table:style-name="ce4">
            <text:p><text:a xlink:href="http://media.grutinet.com/articulos/lg/lg_27471_0.jpg">http://media.grutinet.com/articulos/lg/lg_27471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7472" table:style-name="ce1">
            <text:p>27472</text:p>
          </table:table-cell>
          <table:table-cell office:value-type="string" table:style-name="ce2">
            <text:p>VARIOS</text:p>
          </table:table-cell>
          <table:table-cell office:value-type="string" table:style-name="ce2">
            <text:p>LIBROS</text:p>
          </table:table-cell>
          <table:table-cell office:value-type="string" table:style-name="ce2">
            <text:p>EN LOS ZAPATOS DE VALERIA. PARTE 1</text:p>
          </table:table-cell>
          <table:table-cell office:value-type="string" table:style-name="ce2">
            <text:p>RANDOM HOUSE</text:p>
          </table:table-cell>
          <table:table-cell office:value-type="string" table:style-name="ce3">
            <text:p>EN LOS ZAPATOS DE VALERIA. PARTE 1</text:p>
            <text:p/>
            <text:p>ELÍSABET BENAVENT</text:p>
            <text:p/>
            <text:p>Valeria es escritora de historias de amor. Valeria vive el amor de forma sublime. Valeria tiene tres amigas: Nerea, Carmen y Lola. Valeria vive en Madrid. Valeria ama a Adrián hasta que conoce a Víctor. Valeria necesita sincerarse consigo misma. Valeria llora, Valeria ríe, Valeria camina. Pero el sexo, el amor y los hombres no son objetivos fáciles. Valeria es especial. Como tú. En los zapatos de Valeria se autopublicó en Amazon y en poco tiempo conquistó a cientos de lectores y se situó en los primeros puestos de la lista de más vendidos de ficción. Altamente divertida, emotiva y sensual, Valeria llega para aquellos lectores que se enamoraron con Federico Moccia o Blue Jeans y que ahora quieren algo más.</text:p>
            <text:p/>
            <text:p>480 Páginas.</text:p>
            <text:p/>
            <text:p>Tapa blanda con solapa 153 X 230 mm</text:p>
            <text:p/>
          </table:table-cell>
          <table:table-cell office:value-type="float" office:value="17" table:style-name="ce1">
            <text:p>17</text:p>
          </table:table-cell>
          <table:table-cell office:value-type="float" office:value="14.12" table:style-name="ce1">
            <text:p>14,1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7472.jpg">http://media.grutinet.com/articulos/or/or_27472.jpg</text:a></text:p>
          </table:table-cell>
          <table:table-cell office:value-type="string" table:style-name="ce4">
            <text:p><text:a xlink:href="http://media.grutinet.com/articulos/lg/lg_27472_0.jpg">http://media.grutinet.com/articulos/lg/lg_27472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7473" table:style-name="ce1">
            <text:p>27473</text:p>
          </table:table-cell>
          <table:table-cell office:value-type="string" table:style-name="ce2">
            <text:p>VARIOS</text:p>
          </table:table-cell>
          <table:table-cell office:value-type="string" table:style-name="ce2">
            <text:p>LIBROS</text:p>
          </table:table-cell>
          <table:table-cell office:value-type="string" table:style-name="ce2">
            <text:p>VALERIA EN EL ESPEJO. PARTE 2</text:p>
          </table:table-cell>
          <table:table-cell office:value-type="string" table:style-name="ce2">
            <text:p>RANDOM HOUSE</text:p>
          </table:table-cell>
          <table:table-cell office:value-type="string" table:style-name="ce3">
            <text:p>VALERIA EN EL ESPEJO. PARTE 2</text:p>
            <text:p/>
            <text:p>ELÍSABET BENAVENT</text:p>
            <text:p/>
            <text:p>Valeria está inmersa en una vorágine emocional. Valeria acaba de publicar su novela y tiene miedo a las críticas. Valeria se está divorciando de Adrián y no es fácil Valeria no sabe si quiere tener una relación con Víctor Y mientras Valeria teme, llora, disfruta, sueña. Lola no sabe qué hacer con Sergio. Se siente sola. Carmen se ha despedido y lucha por comprender a Borja, su novio y antiguo compañero de trabajo y Nerea se levanta cada mañana con náuseas.</text:p>
            <text:p/>
            <text:p>Elísabet Benaventha revolucionado las redes sociales con la publicación de En los zapatos de Valeria y Valeria en el espejo, que se han convertido en imprescindibles para miles de lectores. Las aventuras de Valeria y de sus amigas atrapan y envuelven, y su lectura se convierte en una experiencia ágil, llena de humor. Divertida, contemporánea, sensual, Valeria vuelve de nuevo con más dudas que nunca, escéptica, desconfiada... Pero el destino le tiene reservadas muchas sorpresas. «Divertida, sensual, tierna (...) Una oportunidad de descubrir el amor y soñar con la vida que cada una nos merecemos». Revista AR «No sé cómo me ha secuestrado Benavent pero exijo un duelo al amanecer por las horas que me ha robado o, en su defecto, las siguientes peripecias de estas mujeres»</text:p>
            <text:p/>
            <text:p>448 Páginas.</text:p>
            <text:p/>
            <text:p>Tapa blanda con solapa 152 X 230 mm</text:p>
            <text:p/>
          </table:table-cell>
          <table:table-cell office:value-type="float" office:value="17" table:style-name="ce1">
            <text:p>17</text:p>
          </table:table-cell>
          <table:table-cell office:value-type="float" office:value="14.12" table:style-name="ce1">
            <text:p>14,12</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7473.jpg">http://media.grutinet.com/articulos/or/or_27473.jpg</text:a></text:p>
          </table:table-cell>
          <table:table-cell office:value-type="string" table:style-name="ce4">
            <text:p><text:a xlink:href="http://media.grutinet.com/articulos/lg/lg_27473_0.jpg">http://media.grutinet.com/articulos/lg/lg_27473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7475" table:style-name="ce1">
            <text:p>27475</text:p>
          </table:table-cell>
          <table:table-cell office:value-type="string" table:style-name="ce2">
            <text:p>VARIOS</text:p>
          </table:table-cell>
          <table:table-cell office:value-type="string" table:style-name="ce2">
            <text:p>LIBROS</text:p>
          </table:table-cell>
          <table:table-cell office:value-type="string" table:style-name="ce2">
            <text:p>ALGUIEN COMO YO. MI ELECCION III</text:p>
          </table:table-cell>
          <table:table-cell office:value-type="string" table:style-name="ce2">
            <text:p>RANDOM HOUSE</text:p>
          </table:table-cell>
          <table:table-cell office:value-type="string" table:style-name="ce3">
            <text:p>ALGUIEN COMO YO. MI ELECCION III</text:p>
            <text:p/>
            <text:p>ELÍSABET BENAVENT</text:p>
            <text:p/>
            <text:p>Alba ha recuperado a Nico y se ha alejado de Hugo. Alba intenta que su relación con Nico funcione. Alba echa de menos a Hugo, pero trabaja con él. Alba piensa en Nueva York y decide ser ella misma en fin de año. Alba, Nico y Hugo no volverán a ser quienes eran.</text:p>
            <text:p/>
            <text:p>Después del éxito de las sagas Valeria y Silvia, con más de 120.000 ejemplares vendidos, Elísabet Benavent atrapa de nuevo a sus lectores con una trilogía eléctrica en la que nada es lo que parece. ¿Y tú qué harías para ganar la partida? Alguien que no soy y Alguien como tú, primera y segunda parte de Mi elección, número uno de la lista de más vendidos de ficción erótica en menos de un mes, se cierra con Alguien como yo, un final de infarto que embriaga y seduce, una experiencia de lectura sugerente y adictiva que cambiará tu manera de ver el amor para siempre.</text:p>
            <text:p/>
            <text:p>416 Páginas.</text:p>
            <text:p/>
            <text:p>Tapa blanda con solapa 152 X 230 mm</text:p>
            <text:p/>
          </table:table-cell>
          <table:table-cell office:value-type="float" office:value="17" table:style-name="ce1">
            <text:p>17</text:p>
          </table:table-cell>
          <table:table-cell office:value-type="float" office:value="14.12" table:style-name="ce1">
            <text:p>14,1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7475.jpg">http://media.grutinet.com/articulos/or/or_27475.jpg</text:a></text:p>
          </table:table-cell>
          <table:table-cell office:value-type="string" table:style-name="ce4">
            <text:p><text:a xlink:href="http://media.grutinet.com/articulos/lg/lg_27475_0.jpg">http://media.grutinet.com/articulos/lg/lg_27475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7476" table:style-name="ce1">
            <text:p>27476</text:p>
          </table:table-cell>
          <table:table-cell office:value-type="string" table:style-name="ce2">
            <text:p>VARIOS</text:p>
          </table:table-cell>
          <table:table-cell office:value-type="string" table:style-name="ce2">
            <text:p>LIBROS</text:p>
          </table:table-cell>
          <table:table-cell office:value-type="string" table:style-name="ce2">
            <text:p>ALGUIEN COMO TU. MI ELECCION II</text:p>
          </table:table-cell>
          <table:table-cell office:value-type="string" table:style-name="ce2">
            <text:p>RANDOM HOUSE</text:p>
          </table:table-cell>
          <table:table-cell office:value-type="string" table:style-name="ce3">
            <text:p>ALGUIEN COMO TU. MI ELECCION II</text:p>
            <text:p/>
            <text:p>ELÍSABET BENAVENT</text:p>
            <text:p/>
            <text:p>Engánchate al fenómeno Alba ¡Te vas a enamorar! Alba se siente culpable. No sabe cómo actuar. Hugo y Nicolás se han volatizado y no puede imaginar su vida sin ellos. Alba se refugia en su estudio, no quiere ver a nadie. Alba empieza a beber para desconectar hasta que Hugo la libera de su culpa. Falta Nico para cerrar el círculo y que todo vuelva a ser como antes. Pero Nico es tozudo, Hugo duda y Alba no quiere tirar la toalla.</text:p>
            <text:p/>
            <text:p>Después del éxito de las sagas Valeria y Silvia, con más de 100.000 ejemplares vendidos, Elísabet Benavent regresa con más fuerza que nunca para hablarte del amor en estado puro, de la atracción entre opuestos y de la necesidad de olvidar los prejuicios para simplemente amar. ¿Quieres seguir jugando? Sugerente, emotiva, física, mental, Alguien como tú, la segunda entrega de Mi elección te hará arder en deseo... Acelerará tu corazón.</text:p>
            <text:p/>
            <text:p>440 Páginas.</text:p>
            <text:p/>
            <text:p>Tapa blanda con solapa 152 X 230 mm</text:p>
            <text:p/>
          </table:table-cell>
          <table:table-cell office:value-type="float" office:value="17" table:style-name="ce1">
            <text:p>17</text:p>
          </table:table-cell>
          <table:table-cell office:value-type="float" office:value="14.12" table:style-name="ce1">
            <text:p>14,12</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7476.jpg">http://media.grutinet.com/articulos/or/or_27476.jpg</text:a></text:p>
          </table:table-cell>
          <table:table-cell office:value-type="string" table:style-name="ce4">
            <text:p><text:a xlink:href="http://media.grutinet.com/articulos/lg/lg_27476_0.jpg">http://media.grutinet.com/articulos/lg/lg_27476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7477" table:style-name="ce1">
            <text:p>27477</text:p>
          </table:table-cell>
          <table:table-cell office:value-type="string" table:style-name="ce2">
            <text:p>VARIOS</text:p>
          </table:table-cell>
          <table:table-cell office:value-type="string" table:style-name="ce2">
            <text:p>LIBROS</text:p>
          </table:table-cell>
          <table:table-cell office:value-type="string" table:style-name="ce2">
            <text:p>ALGUIEN QUE NO SOY. MI ELECCION I</text:p>
          </table:table-cell>
          <table:table-cell office:value-type="string" table:style-name="ce2">
            <text:p>RANDOM HOUSE</text:p>
          </table:table-cell>
          <table:table-cell office:value-type="string" table:style-name="ce3">
            <text:p>ALGUIEN QUE NO SOY. MI ELECCION I</text:p>
            <text:p/>
            <text:p>ELÍSABET BENAVENT</text:p>
            <text:p/>
            <text:p>Alba es periodista de vocación, es soltera y sobrevive en Lavapiés. Alba pierde su empleo, pero Gabi le consigue una entrevista. Alba ahora es secretaria y se siente frustrada. En su primer día de trabajo cruza la mirada con un hombre en el metro. Ese hombre es Hugo. Sexy, provocador y horriblemente deseable. También conocerá a Nicolás, enigmático e inquietantemente atractivo. Y...todo se complica cuando Hugo y Nico le proponen un juego... Mi elección I.</text:p>
            <text:p/>
            <text:p>Después del éxito de las sagas Valeria y Silvia, con más de 100.000 ejemplares vendidos, Elísabet Benavent regresa con más fuerza que nunca para ofrecerte un triángulo amoroso eléctrico, una trilogía que te hará temblar y que te agitará hasta la locura. Tú eliges. ¿Quieres jugar? Divertida, desenfadada, abierta, sexual, arriesgada, enérgica, Alguien que no soy, la primera entrega de Mi elección, es puro fuego y placer para los sentidos.</text:p>
            <text:p/>
            <text:p>424 Páginas.</text:p>
            <text:p/>
            <text:p>Tapa blanda con solapa 151 X 230 mm</text:p>
            <text:p/>
          </table:table-cell>
          <table:table-cell office:value-type="float" office:value="17" table:style-name="ce1">
            <text:p>17</text:p>
          </table:table-cell>
          <table:table-cell office:value-type="float" office:value="14.12" table:style-name="ce1">
            <text:p>14,12</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7477.jpg">http://media.grutinet.com/articulos/or/or_27477.jpg</text:a></text:p>
          </table:table-cell>
          <table:table-cell office:value-type="string" table:style-name="ce4">
            <text:p><text:a xlink:href="http://media.grutinet.com/articulos/lg/lg_27477_0.jpg">http://media.grutinet.com/articulos/lg/lg_27477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7478" table:style-name="ce1">
            <text:p>27478</text:p>
          </table:table-cell>
          <table:table-cell office:value-type="string" table:style-name="ce2">
            <text:p>VARIOS</text:p>
          </table:table-cell>
          <table:table-cell office:value-type="string" table:style-name="ce2">
            <text:p>LIBROS</text:p>
          </table:table-cell>
          <table:table-cell office:value-type="string" table:style-name="ce2">
            <text:p>VALERIA EN BLANCO Y NEGRO. PARTE 3</text:p>
          </table:table-cell>
          <table:table-cell office:value-type="string" table:style-name="ce2">
            <text:p>RANDOM HOUSE</text:p>
          </table:table-cell>
          <table:table-cell office:value-type="string" table:style-name="ce3">
            <text:p>VALERIA EN BLANCO Y NEGRO. PARTE 3</text:p>
            <text:p/>
            <text:p>ELÍSABET BENAVENT</text:p>
            <text:p/>
            <text:p>Engánchate al fenómeno Valeria ¡Te vas a enamorar! ¡En los zapatos de Valeria y Valeria en el espejo ya han conquistado a miles de lectores! Valeria encuentra un sujetador que no es suyo en la casa de Víctor. Valeria se siente humillada, engañada, estúpida... Y de pronto aparece Bruno, ¡peligro! Y mientras el mundo se pone patas arriba... ...Lola conoce a Rai en sus clases de chino. ...Carmen tiene problemas en la organización de su boda. ...y Nerea se ha cansado de ser Nerea la Fría.</text:p>
            <text:p/>
            <text:p>Elísabet Benavent ha revolucionado las redes sociales con la publicación de En los zapatos de Valeria y Valeria en el espejo, que se han convertido en imprescindibles para miles de lectores. Las aventuras de Valeria y de sus amigas atrapan y envuelven, y su lectura se convierte en una experiencia ágil, llena de humor. Divertida, contemporánea, sensual, Valeria vuelve de nuevo con más dudas que nunca, escéptica, desconfiada... Pero el destino le tiene reservadas muchas sorpresas. «Divertida, sensual, tierna (...) Una oportunidad de descubrir el amor y soñar con la vida que cada una nos merecemos». Revista AR «No sé cómo me ha secuestrado Benavent pero exijo un duelo al amanecer por las horas que me ha robado o, en su defecto, las siguientes peripecias de estas mujeres»</text:p>
            <text:p/>
            <text:p>448 Páginas.</text:p>
            <text:p/>
            <text:p>Tapa blanda 125 X 190 mm</text:p>
            <text:p/>
            <text:p>Edición de bolsillo</text:p>
            <text:p/>
          </table:table-cell>
          <table:table-cell office:value-type="float" office:value="9.9499999999999993" table:style-name="ce1">
            <text:p>9,95</text:p>
          </table:table-cell>
          <table:table-cell office:value-type="float" office:value="8.26" table:style-name="ce1">
            <text:p>8,26</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7478.jpg">http://media.grutinet.com/articulos/or/or_27478.jpg</text:a></text:p>
          </table:table-cell>
          <table:table-cell office:value-type="string" table:style-name="ce4">
            <text:p><text:a xlink:href="http://media.grutinet.com/articulos/lg/lg_27478_0.jpg">http://media.grutinet.com/articulos/lg/lg_27478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7609" table:style-name="ce1">
            <text:p>27609</text:p>
          </table:table-cell>
          <table:table-cell office:value-type="string" table:style-name="ce2">
            <text:p>DIVERTIDOS</text:p>
          </table:table-cell>
          <table:table-cell office:value-type="string" table:style-name="ce2">
            <text:p>DELANTALES</text:p>
          </table:table-cell>
          <table:table-cell office:value-type="string" table:style-name="ce2">
            <text:p>DELANTAL 20 AÑOS</text:p>
          </table:table-cell>
          <table:table-cell office:value-type="string" table:style-name="ce2">
            <text:p>DIVERTY SEX</text:p>
          </table:table-cell>
          <table:table-cell office:value-type="string" table:style-name="ce3">
            <text:p>DELANTAL 20 AÑOS</text:p>
            <text:p/>
            <text:p>Fantástico delantal con divertidas ilustraciones e imágenes eróticas.</text:p>
            <text:p/>
            <text:p>Lavable.</text:p>
            <text:p/>
          </table:table-cell>
          <table:table-cell office:value-type="float" office:value="18.2943" table:style-name="ce1">
            <text:p>18,2943</text:p>
          </table:table-cell>
          <table:table-cell office:value-type="float" office:value="5.13" table:style-name="ce1">
            <text:p>5,13</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27609.jpg">http://media.grutinet.com/articulos/or/or_27609.jpg</text:a></text:p>
          </table:table-cell>
          <table:table-cell office:value-type="string" table:style-name="ce4">
            <text:p><text:a xlink:href="http://media.grutinet.com/articulos/lg/lg_27609_0.jpg">http://media.grutinet.com/articulos/lg/lg_27609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7736" table:style-name="ce1">
            <text:p>27736</text:p>
          </table:table-cell>
          <table:table-cell office:value-type="string" table:style-name="ce2">
            <text:p>JUGUETES XXX</text:p>
          </table:table-cell>
          <table:table-cell office:value-type="string" table:style-name="ce2">
            <text:p>MASTURBADORES EL</text:p>
          </table:table-cell>
          <table:table-cell office:value-type="string" table:style-name="ce2">
            <text:p>MASTURBADOR DE BOLSILLO</text:p>
          </table:table-cell>
          <table:table-cell office:value-type="string" table:style-name="ce2">
            <text:p>DOC JOHNSON</text:p>
          </table:table-cell>
          <table:table-cell office:value-type="string" table:style-name="ce3">
            <text:p>POCKET PAL MASTURBATOR</text:p>
            <text:p/>
            <text:p>Descubre el máximo placer con este fantástico masturbador que te podrás llevar a cualquier parte. Nunca estarás solo.</text:p>
            <text:p/>
            <text:p>Fabricado por la prestigiosa marca DOC JOHNSON, todo un símbolo de garantía y calidad.</text:p>
            <text:p/>
          </table:table-cell>
          <table:table-cell office:value-type="float" office:value="39.99" table:style-name="ce1">
            <text:p>39,99</text:p>
          </table:table-cell>
          <table:table-cell office:value-type="float" office:value="17.100000000000001" table:style-name="ce1">
            <text:p>17,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27736.jpg">http://media.grutinet.com/articulos/or/or_27736.jpg</text:a></text:p>
          </table:table-cell>
          <table:table-cell office:value-type="string" table:style-name="ce4">
            <text:p><text:a xlink:href="http://media.grutinet.com/articulos/lg/lg_27736_0.jpg">http://media.grutinet.com/articulos/lg/lg_27736_0.jpg</text:a></text:p>
          </table:table-cell>
          <table:table-cell office:value-type="string" table:style-name="ce4">
            <text:p><text:a xlink:href="http://media.grutinet.com/articulos/lg/lg_27736_1.jpg">http://media.grutinet.com/articulos/lg/lg_27736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27817" table:style-name="ce1">
            <text:p>27817</text:p>
          </table:table-cell>
          <table:table-cell office:value-type="string" table:style-name="ce2">
            <text:p>JUGUETES XXX</text:p>
          </table:table-cell>
          <table:table-cell office:value-type="string" table:style-name="ce2">
            <text:p>VIBRADORES</text:p>
          </table:table-cell>
          <table:table-cell office:value-type="string" table:style-name="ce2">
            <text:p>NOMI TANG GETAWAY PURE AZUL</text:p>
          </table:table-cell>
          <table:table-cell office:value-type="string" table:style-name="ce2">
            <text:p>NOMI TANG</text:p>
          </table:table-cell>
          <table:table-cell office:value-type="string" table:style-name="ce3">
            <text:p>NOMI TANG GETAWAY PURE BLUE</text:p>
            <text:p/>
            <text:p>Getaway de Nomi Tang es la elección correcta para aquellos serios acerca de la hora del recreo. Hecho de silicona, que cuenta con el sistemade control i-touch, de forma ergonómica, con funcionamiento ultra silencioso y completamente resistente al agua para que pueda disfrutar del mejor ambiente en la bañera.</text:p>
            <text:p/>
            <text:p>Nada mejor que una escapada romántica para salir de la rutina cotidiana y pasar algún tiempo lejos de trabajo y el estrés. Getaway hará que cualquier lugar sea especial y no importa si vas allí en solitario o con una persona afortunada, siempre estará a tu lado. ¿Cuál es tu Getaway favorito?</text:p>
            <text:p/>
            <text:p>Características:</text:p>
            <text:p/>
            <text:p>Innovador de control i-touch</text:p>
            <text:p/>
            <text:p>El diseño especial del punto G</text:p>
            <text:p/>
            <text:p>Múltiples velocidades y varios patrones</text:p>
            <text:p/>
            <text:p>Diseño alemán ergonómico</text:p>
            <text:p/>
            <text:p>De alta calidad y materiales seguros</text:p>
            <text:p/>
            <text:p>Totalmente resistente al agua</text:p>
            <text:p/>
            <text:p>Vibraciones de gran alcance y un funcionamiento silencioso</text:p>
            <text:p/>
            <text:p>1 año de garantía</text:p>
            <text:p/>
            <text:p>Datos técnicos:</text:p>
            <text:p/>
            <text:p>Materiales: silicona de grado FDA</text:p>
            <text:p/>
            <text:p>Tamaño: 21 cm x 7 cm x 4 cm</text:p>
            <text:p/>
            <text:p>Peso: 112 g (peso neto), 338 g (peso bruto)</text:p>
            <text:p/>
            <text:p>Fuente de alimentación: batería 2XAA (no incluidas)</text:p>
            <text:p/>
            <text:p>Vida útil de la batería: 4,5 horas</text:p>
            <text:p/>
            <text:p>Tipo de control: Touch Control deslizante</text:p>
            <text:p/>
            <text:p>Contenido: Getaway, manual de usuario, caja de regalo de lujo, 1 año de garantía</text:p>
            <text:p/>
          </table:table-cell>
          <table:table-cell office:value-type="float" office:value="59.9" table:style-name="ce1">
            <text:p>59,9</text:p>
          </table:table-cell>
          <table:table-cell office:value-type="float" office:value="21.73" table:style-name="ce1">
            <text:p>21,7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27817.jpg">http://media.grutinet.com/articulos/or/or_27817.jpg</text:a></text:p>
          </table:table-cell>
          <table:table-cell office:value-type="string" table:style-name="ce4">
            <text:p><text:a xlink:href="http://media.grutinet.com/articulos/lg/lg_27817_0.jpg">http://media.grutinet.com/articulos/lg/lg_27817_0.jpg</text:a></text:p>
          </table:table-cell>
          <table:table-cell office:value-type="string" table:style-name="ce4">
            <text:p><text:a xlink:href="http://media.grutinet.com/articulos/lg/lg_27817_1.jpg">http://media.grutinet.com/articulos/lg/lg_27817_1.jpg</text:a></text:p>
          </table:table-cell>
          <table:table-cell office:value-type="string" table:style-name="ce4">
            <text:p><text:a xlink:href="http://media.grutinet.com/articulos/lg/lg_27817_2.jpg">http://media.grutinet.com/articulos/lg/lg_27817_2.jpg</text:a></text:p>
          </table:table-cell>
          <table:table-cell table:style-name="ce1"/>
          <table:table-cell office:value-type="string" table:style-name="ce4">
            <text:p><text:a xlink:href="http://media.grutinet.com/articulos/lg/lg_27817_3.jpg">http://media.grutinet.com/articulos/lg/lg_27817_3.jpg</text:a></text:p>
          </table:table-cell>
          <table:table-cell table:number-columns-repeated="6" table:style-name="ce2"/>
          <table:table-cell table:number-columns-repeated="16359"/>
        </table:table-row>
        <table:table-row table:style-name="ro2">
          <table:table-cell office:value-type="float" office:value="28292" table:style-name="ce1">
            <text:p>28292</text:p>
          </table:table-cell>
          <table:table-cell office:value-type="string" table:style-name="ce2">
            <text:p>VARIOS</text:p>
          </table:table-cell>
          <table:table-cell office:value-type="string" table:style-name="ce2">
            <text:p>LIBROS</text:p>
          </table:table-cell>
          <table:table-cell office:value-type="string" table:style-name="ce2">
            <text:p>EL OSCURO JUEGO DE LUCIFER</text:p>
          </table:table-cell>
          <table:table-cell office:value-type="string" table:style-name="ce2">
            <text:p>RANDOM HOUSE</text:p>
          </table:table-cell>
          <table:table-cell office:value-type="string" table:style-name="ce3">
            <text:p>EL OSCURO JUEGO DE LUCIFER.</text:p>
            <text:p/>
            <text:p>CHARLOTTE BENNET</text:p>
            <text:p/>
            <text:p>¿Qué harías si, de repente, el hombre que crees detestar, y que es tu jefe, te propone tener una relación carnal exenta de ataduras? Me llamo Emma Taylor, tengo veinticinco años y nunca he tenido suerte en el amor. Por eso, a día de hoy solo pretendía llevar una vida tranquila, exenta de sobresaltos, hasta que él se cruz ó en mi camino, y ese no era otro que el enigmático y arrogante hermano de mi difunto jefe, con el que ya había tenido mis diferencias en el pasado. El tipo había regresado a Nueva York para hacerse con el control de la agencia de publicidad para la que trabajo como secretaria, o eso pensaba yo... Alexander Crawford, apodado «Lucifer», era rico, apuesto, inteligente y estaba acostumbrado a conseguir todo aquello que se proponía, pero... ¿hasta dónde estaba dispuesta a llegar yo con alguien como él? Lo que empezó como un oscuro juego se transformó en algo inesperado y complejo...</text:p>
            <text:p/>
            <text:p>316 Páginas.</text:p>
            <text:p/>
            <text:p>Tapa dura 19,5 x 13cm. Edición Terciopelo.</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8292.jpg">http://media.grutinet.com/articulos/or/or_28292.jpg</text:a></text:p>
          </table:table-cell>
          <table:table-cell office:value-type="string" table:style-name="ce4">
            <text:p><text:a xlink:href="http://media.grutinet.com/articulos/lg/lg_28292_0.jpg">http://media.grutinet.com/articulos/lg/lg_28292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8433" table:style-name="ce1">
            <text:p>28433</text:p>
          </table:table-cell>
          <table:table-cell office:value-type="string" table:style-name="ce2">
            <text:p>VARIOS</text:p>
          </table:table-cell>
          <table:table-cell office:value-type="string" table:style-name="ce2">
            <text:p>LIBROS</text:p>
          </table:table-cell>
          <table:table-cell office:value-type="string" table:style-name="ce2">
            <text:p>CUANDO ESTOY CONTIGO</text:p>
          </table:table-cell>
          <table:table-cell office:value-type="string" table:style-name="ce2">
            <text:p>RANDOM HOUSE</text:p>
          </table:table-cell>
          <table:table-cell office:value-type="string" table:style-name="ce3">
            <text:p>CUANDO ESTOY CONTIGO.</text:p>
            <text:p/>
            <text:p>Beth Kery.</text:p>
            <text:p/>
            <text:p>Un hombre y una mujer unidos por los escabrosos secretos del pasado.</text:p>
            <text:p>Una atracción sexual que alimenta sin remedio un deseo incontrolable.</text:p>
            <text:p/>
            <text:p>Lucien Sauvage es dueño de un restaurante de lujo y heredero de una gran fortuna. Cuando aparece a las puertas de su local Elise Martin, hija de un poderoso modisto francés, se queda hipnotizado por la despampanante aprendiz de chef. De tal modo, que Lucien la convertirá en guardiana de un secreto que podría arruinar los planes que lleva construyendo cuidadosamente desde hace años.</text:p>
            <text:p/>
            <text:p>Conocida por su flagrante exhibicionismo y por saltarse las estrictas reglas que rigen su sofisticado mundo social, las maneras salvajes de la joven suelen sorprender a la mayoría. Pero no a Lucien. De hecho, se siente irremediablemente atraído por su descaro.</text:p>
            <text:p/>
            <text:p>Ciertamente, la chica necesita disciplina, y él está dispuesto a dársela. Pero domesticar a Elisa no va a ser ningún juego de niños. En su interior esconde un fuego capaz de devorar al más apasionado de los amantes.</text:p>
            <text:p/>
            <text:p>Pero Lucien no es un hombre corriente, y no permitirá que lo manipulen. Para controlar a esta insolente belleza para someterla no tendrá más remedio que adentrarse en las ardientes llamas de su pasión...</text:p>
            <text:p/>
            <text:p>431 Páginas.</text:p>
            <text:p/>
            <text:p>ISBN: 978-84-9062-526-2</text:p>
            <text:p/>
            <text:p>Tapa blanda con solapa 19 x 12,5 cm. Edición Debolsillo.</text:p>
            <text:p/>
          </table:table-cell>
          <table:table-cell office:value-type="float" office:value="7.95" table:style-name="ce1">
            <text:p>7,95</text:p>
          </table:table-cell>
          <table:table-cell office:value-type="float" office:value="6.6" table:style-name="ce1">
            <text:p>6,6</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8433.jpg">http://media.grutinet.com/articulos/or/or_28433.jpg</text:a></text:p>
          </table:table-cell>
          <table:table-cell office:value-type="string" table:style-name="ce4">
            <text:p><text:a xlink:href="http://media.grutinet.com/articulos/lg/lg_28433_0.jpg">http://media.grutinet.com/articulos/lg/lg_28433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8749" table:style-name="ce1">
            <text:p>28749</text:p>
          </table:table-cell>
          <table:table-cell office:value-type="string" table:style-name="ce2">
            <text:p>VARIOS</text:p>
          </table:table-cell>
          <table:table-cell office:value-type="string" table:style-name="ce2">
            <text:p>LIBROS</text:p>
          </table:table-cell>
          <table:table-cell office:value-type="string" table:style-name="ce2">
            <text:p>MATRIMONIO POR ERROR (CASARSE CON UN MILLONARIO 3)</text:p>
          </table:table-cell>
          <table:table-cell office:value-type="string" table:style-name="ce2">
            <text:p>RANDOM HOUSE</text:p>
          </table:table-cell>
          <table:table-cell office:value-type="string" table:style-name="ce3">
            <text:p>MATRIMONIO POR ERROR (CASARSE CON UN MILLONARIO 3)</text:p>
            <text:p/>
            <text:p>Jennifer Probst</text:p>
            <text:p/>
            <text:p>Carina Conte es la benjamina de la familia italiana propietaria de La Dolce Famiglia, una empresa de proyección internacional. Su hermano mayor, Michael, un joven ultra protector apegado a la tradición, es el responsable de la sede en Nueva York. Carina acaba de trasladarse allí con su flamante máster bajo el brazo. Trabajará a las órdenes de Maximus Gray, director ejecutivo de la firma y el mejor amigo de Michael desde la infancia.</text:p>
            <text:p/>
            <text:p>A Max no le seduce en absoluto la perspectiva de cuidar de la cría torpe e insulsa que recuerda. Pero nada lo había preparado para la transformación de ese patito feo en una mujer lista, fuerte y exquisitamente voluptuosa. Carina, por su parte, está decidida a despojarse de las normas conservadoras que han reprimido su vida... en todos los sentidos.</text:p>
            <text:p/>
            <text:p>Cuando los acontecimientos se precipiten y la situación se les vaya de las manos, la intervención de la familia, imponiendo la única solución digna posible, obligará a Carina y Max a compartir mucho más que una noche de pasión desenfrenada.</text:p>
            <text:p/>
            <text:p><text:s/></text:p>
            <text:p/>
            <text:p/>
            <text:p><text:s/>Formato, páginas: TAPA BLANDA CON SOLAPA, 336</text:p>
            <text:p><text:s/>Medidas: 152 X 225 mm</text:p>
            <text:p><text:s/>ISBN: 9788401015779</text:p>
            <text:p><text:s/>EAN: 9788401015779</text:p>
            <text:p><text:s/>Temáticas: Novela romántica</text:p>
            <text:p><text:s/>Edad recomendada: Adultos</text:p>
            <text:p/>
            <text:p/>
          </table:table-cell>
          <table:table-cell office:value-type="float" office:value="15.9" table:style-name="ce1">
            <text:p>15,9</text:p>
          </table:table-cell>
          <table:table-cell office:value-type="float" office:value="13.2" table:style-name="ce1">
            <text:p>13,2</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8749.jpg">http://media.grutinet.com/articulos/or/or_28749.jpg</text:a></text:p>
          </table:table-cell>
          <table:table-cell office:value-type="string" table:style-name="ce4">
            <text:p><text:a xlink:href="http://media.grutinet.com/articulos/lg/lg_28749_0.jpg">http://media.grutinet.com/articulos/lg/lg_28749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8751" table:style-name="ce1">
            <text:p>28751</text:p>
          </table:table-cell>
          <table:table-cell office:value-type="string" table:style-name="ce2">
            <text:p>VARIOS</text:p>
          </table:table-cell>
          <table:table-cell office:value-type="string" table:style-name="ce2">
            <text:p>LIBROS</text:p>
          </table:table-cell>
          <table:table-cell office:value-type="string" table:style-name="ce2">
            <text:p>SEDUCIDO. TRILOGIA DESEO 2</text:p>
          </table:table-cell>
          <table:table-cell office:value-type="string" table:style-name="ce2">
            <text:p>RANDOM HOUSE</text:p>
          </table:table-cell>
          <table:table-cell office:value-type="string" table:style-name="ce3">
            <text:p>SEDUCIDO. TRILOGIA DESEO 2</text:p>
            <text:p/>
            <text:p>J. Kenner</text:p>
            <text:p/>
            <text:p>La agente de policía Sloane Watson está acostumbrada a lidiar con tipos duros y sabe bien cómo manejarlos. Por eso no siente ningún temor ante su nueva misión: infiltrarse en el club Destiny como bailarina exótica para investigar a su dueño, Tyler Sharp, sospechoso de andar metido en negocios turbios con sus socios, Evan Black y Cole August.</text:p>
            <text:p/>
            <text:p>Lo peor, sin embargo, no será bailar ante los clientes habituales del local, sino resistirse a su propietario. Encantador y arrolladoramente sexy, Tyler es uno de esos hombres que consiguen lo que quieren, y la actitud distante de Sloane no hace más que alimentar su deseo.</text:p>
            <text:p/>
            <text:p>Seducido por la aparente indiferencia de esa hermosa mujer, Tyler se lanza a conquistarla con todas sus armas. Y Sloane pronto comprenderá que es imposible no rendirse a su sonrisa, a sus caricias, a esos besos únicos que hacen que olvide quién es el cazador y quién la presa.</text:p>
            <text:p/>
            <text:p/>
            <text:p><text:s/>Formato, páginas: BOLSILLO, 328</text:p>
            <text:p><text:s/>Medidas: 125 X 190 mm</text:p>
            <text:p><text:s/>ISBN: 9788490625750</text:p>
            <text:p><text:s/>EAN: 9788490625750</text:p>
            <text:p><text:s/>Temáticas: Novela romántica, Comedia romántica</text:p>
            <text:p><text:s/>Colección: Best Seller</text:p>
            <text:p><text:s/>Edad recomendada: Adultos</text:p>
            <text:p/>
            <text:p/>
            <text:p><text:s/></text:p>
            <text:p/>
          </table:table-cell>
          <table:table-cell office:value-type="float" office:value="7.95" table:style-name="ce1">
            <text:p>7,95</text:p>
          </table:table-cell>
          <table:table-cell office:value-type="float" office:value="6.6" table:style-name="ce1">
            <text:p>6,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8751.jpg">http://media.grutinet.com/articulos/or/or_28751.jpg</text:a></text:p>
          </table:table-cell>
          <table:table-cell office:value-type="string" table:style-name="ce4">
            <text:p><text:a xlink:href="http://media.grutinet.com/articulos/lg/lg_28751_0.jpg">http://media.grutinet.com/articulos/lg/lg_28751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8752" table:style-name="ce1">
            <text:p>28752</text:p>
          </table:table-cell>
          <table:table-cell office:value-type="string" table:style-name="ce2">
            <text:p>VARIOS</text:p>
          </table:table-cell>
          <table:table-cell office:value-type="string" table:style-name="ce2">
            <text:p>LIBROS</text:p>
          </table:table-cell>
          <table:table-cell office:value-type="string" table:style-name="ce2">
            <text:p>AL ROJO VIVO. TRILOGIA DESEO 3</text:p>
          </table:table-cell>
          <table:table-cell office:value-type="string" table:style-name="ce2">
            <text:p>RANDOM HOUSE</text:p>
          </table:table-cell>
          <table:table-cell office:value-type="string" table:style-name="ce3">
            <text:p>AL ROJO VIVO. TRILOGIA DESEO 3</text:p>
            <text:p/>
            <text:p>J. Kenner</text:p>
            <text:p/>
            <text:p>Durante la fiesta de inauguración de la galería de arte propiedad de Cole August y Tyler Sharp, Katrina deambula por las salas, y no precisamente para admirar los cuadros, sino a uno de los dueños: el apuesto e inaccesible Cole. «Cole no sale con chicas, solo se acuesta con ellas». Eso es lo que le ha dicho la novia de Tyler, pero a ella no le importa ya que tampoco está buscando una relación formal. Lo cierto es que ni siquiera termina de comprender por qué se siente tan atraída desde hace tiempo por este joven millonario. En realidad, su único objetivo es curarse esa obsesión y sabe que solo lo logrará si pasa una noche con él.</text:p>
            <text:p/>
            <text:p>Pero una sola noche puede abrir las puertas al placer más increíble y a los juegos eróticos más atrevidos. Al dolor más sensual. Cole y Kat están a punto de descubrir que, a veces, entregarse al otro puede significar entrar en un juego peligroso y caer en una adicción a la que ninguno de los dos sabrá resistirse.</text:p>
            <text:p/>
            <text:p/>
            <text:p><text:s/>Formato, páginas: BOLSILLO, 336</text:p>
            <text:p><text:s/>Medidas: 125 X 190 mm</text:p>
            <text:p><text:s/>ISBN: 9788490625767</text:p>
            <text:p><text:s/>EAN: 9788490625767</text:p>
            <text:p><text:s/>Temáticas: Novela romántica, Comedia romántica</text:p>
            <text:p><text:s/>Colección: Best Seller</text:p>
            <text:p><text:s/>Edad recomendada: Adultos</text:p>
            <text:p/>
            <text:p/>
            <text:p><text:s/></text:p>
            <text:p/>
          </table:table-cell>
          <table:table-cell office:value-type="float" office:value="7.95" table:style-name="ce1">
            <text:p>7,95</text:p>
          </table:table-cell>
          <table:table-cell office:value-type="float" office:value="6.6" table:style-name="ce1">
            <text:p>6,6</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8752.jpg">http://media.grutinet.com/articulos/or/or_28752.jpg</text:a></text:p>
          </table:table-cell>
          <table:table-cell office:value-type="string" table:style-name="ce4">
            <text:p><text:a xlink:href="http://media.grutinet.com/articulos/lg/lg_28752_0.jpg">http://media.grutinet.com/articulos/lg/lg_28752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8939" table:style-name="ce1">
            <text:p>28939</text:p>
          </table:table-cell>
          <table:table-cell office:value-type="string" table:style-name="ce2">
            <text:p>VARIOS</text:p>
          </table:table-cell>
          <table:table-cell office:value-type="string" table:style-name="ce2">
            <text:p>LIBROS</text:p>
          </table:table-cell>
          <table:table-cell office:value-type="string" table:style-name="ce2">
            <text:p>SOLO ES UN RUMOR (GIRL HEART BOY 2)</text:p>
          </table:table-cell>
          <table:table-cell office:value-type="string" table:style-name="ce2">
            <text:p>ALFAGUARA</text:p>
          </table:table-cell>
          <table:table-cell office:value-type="string" table:style-name="ce3">
            <text:p>SOLO ES UN RUMOR (GIRL HEART BOY 2)</text:p>
            <text:p/>
            <text:p>Ali Cronin</text:p>
            <text:p/>
            <text:p>Ashley, la transgresora y feminista; Rich, el amigo perfecto, siempre adorable; Donna, la fiestera y despreocupada; Jack, el deportista responsable; Cass, la dulce y eterna emparejada; Ollie, el divertido ligón del grupo; Sarah, romántica e inocente.</text:p>
            <text:p/>
            <text:p>El último año de instituto siempre es decisivo: amor, secretos, sexo, diversión y tantos sueños por cumplir... Esta es la historia que cambio la vida de Ashley, pero también la de todos los demás componentes del grupo.</text:p>
            <text:p/>
            <text:p>Ashley es independiente, divertida... quiere vivir su vida libremente y sin ataduras. Así que va saltando de un chico a otro, sin importarle demasiado ninguno de ellos ni el qué dirán. Pero entonces conoce a Dylan y se enamora perdidamente de él. Aunque, claro, la gente habla y lo que dicen por ahí sobre ella no le favorece en absoluto a la hora de ganarse el corazón del único chico al que de verdad ha querido.</text:p>
            <text:p/>
            <text:p>¡La nueva e irresistible serie romántica que combina romanticismo y realismo con la sensualidad de Cincuenta Sombras Grey de E. L. James para adolescentes!</text:p>
            <text:p/>
            <text:p>Formato, páginas: TAPA BLANDA CON SOLAPA, 304</text:p>
            <text:p/>
            <text:p>Medidas: 141 X 215 mm</text:p>
            <text:p/>
          </table:table-cell>
          <table:table-cell office:value-type="float" office:value="14.5" table:style-name="ce1">
            <text:p>14,5</text:p>
          </table:table-cell>
          <table:table-cell office:value-type="float" office:value="12.04" table:style-name="ce1">
            <text:p>12,0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8939.jpg">http://media.grutinet.com/articulos/or/or_28939.jpg</text:a></text:p>
          </table:table-cell>
          <table:table-cell office:value-type="string" table:style-name="ce4">
            <text:p><text:a xlink:href="http://media.grutinet.com/articulos/lg/lg_28939_0.jpg">http://media.grutinet.com/articulos/lg/lg_28939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8942" table:style-name="ce1">
            <text:p>28942</text:p>
          </table:table-cell>
          <table:table-cell office:value-type="string" table:style-name="ce2">
            <text:p>VARIOS</text:p>
          </table:table-cell>
          <table:table-cell office:value-type="string" table:style-name="ce2">
            <text:p>LIBROS</text:p>
          </table:table-cell>
          <table:table-cell office:value-type="string" table:style-name="ce2">
            <text:p>EL AMOR Y LOS BOSQUES</text:p>
          </table:table-cell>
          <table:table-cell office:value-type="string" table:style-name="ce2">
            <text:p>ALFAGUARA</text:p>
          </table:table-cell>
          <table:table-cell office:value-type="string" table:style-name="ce3">
            <text:p>EL AMOR Y LOS BOSQUES</text:p>
            <text:p/>
            <text:p>Eric Reinhardt</text:p>
            <text:p/>
            <text:p>Bénédicte Ombredanne, una provinciana mujer de clase media, hace todo lo posible por conocer a Éric, el autor del libro que ha cambiado su vida. En sus encuentros en un café de París, o en sus mensajes por mail, le confía sus secretos más íntimos: la tormentosa relación con un marido cruel y egoísta, y el descubrimiento de una nueva sexualidad con un amante encontrado en una página de citas en internet.</text:p>
            <text:p/>
            <text:p>En un momento dado pierden el contacto por un tiempo, pero cuando Éric se entera del destino de Bénédicte, viajará a Metz en busca de toda la verdad.</text:p>
            <text:p/>
            <text:p>Ganadora del Premio Renaudot des Lycéens</text:p>
            <text:p/>
            <text:p>Candidata al Premio Goncourt</text:p>
            <text:p/>
            <text:p>Finalista del Premio Médicis</text:p>
            <text:p/>
            <text:p>La crítica ha dicho...</text:p>
            <text:p/>
            <text:p>«Enfado y consternación. Era uno de los favoritos, pero el Premio Goncourt no será para él. Una de las mejores novelas de la temporada y un gran éxito de ventas.»</text:p>
            <text:p/>
            <text:p>Les Inrocks</text:p>
            <text:p/>
            <text:p>«El amor y los bosques es también una novela... sobre una novela. El primer capítulo es en realidad una curva que nos permite comprender a la génesis del libro -pero, ¿es realidad? ¿Es ficción?- Contiene hermosas páginas sobre la escritura y la literatura, sobre la importancia de ambas, que son oxígeno para el alma.»</text:p>
            <text:p/>
            <text:p>Le Point</text:p>
            <text:p/>
            <text:p>«El magnífico retrato de una Bovary contemporánea.»</text:p>
            <text:p/>
            <text:p>Le Soir</text:p>
            <text:p/>
            <text:p>Formato, páginas: TAPA BLANDA CON SOLAPA, 360</text:p>
            <text:p/>
            <text:p>Medidas: 151 X 240 mm</text:p>
            <text:p/>
          </table:table-cell>
          <table:table-cell office:value-type="float" office:value="19.899999999999999" table:style-name="ce1">
            <text:p>19,9</text:p>
          </table:table-cell>
          <table:table-cell office:value-type="float" office:value="16.52" table:style-name="ce1">
            <text:p>16,52</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8942.jpg">http://media.grutinet.com/articulos/or/or_28942.jpg</text:a></text:p>
          </table:table-cell>
          <table:table-cell office:value-type="string" table:style-name="ce4">
            <text:p><text:a xlink:href="http://media.grutinet.com/articulos/lg/lg_28942_0.jpg">http://media.grutinet.com/articulos/lg/lg_28942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8943" table:style-name="ce1">
            <text:p>28943</text:p>
          </table:table-cell>
          <table:table-cell office:value-type="string" table:style-name="ce2">
            <text:p>VARIOS</text:p>
          </table:table-cell>
          <table:table-cell office:value-type="string" table:style-name="ce2">
            <text:p>LIBROS</text:p>
          </table:table-cell>
          <table:table-cell office:value-type="string" table:style-name="ce2">
            <text:p>EL JUEGO DE LA PASION</text:p>
          </table:table-cell>
          <table:table-cell office:value-type="string" table:style-name="ce2">
            <text:p>RANDOM HOUSE</text:p>
          </table:table-cell>
          <table:table-cell office:value-type="string" table:style-name="ce3">
            <text:p>EL JUEGO DE LA PASIÓN</text:p>
            <text:p/>
            <text:p>Emma Hart</text:p>
            <text:p/>
            <text:p>Segunda entrega de la serie Juegos del Placer. Seire best seller internacional de novela erótica.</text:p>
            <text:p/>
            <text:p>Aston Banks nunca pretendió acercarse a Megan Harper, ni siquiera aquella noche.</text:p>
            <text:p/>
            <text:p>Él se niega a reconocer que vive cautivo de su pasado y que ella es capaz de romper cualquier muro que el construya en cuanto ella se lo proponga.</text:p>
            <text:p/>
            <text:p>Traicionar a Braden con Aston no estaba en la lista de cosas por hacer que Megan se había trazado, pero en cuanto ella se da cuenta que existe alguien que no es tan arrogante como Braden, no puede resistirse a los encantos de Aston.</text:p>
            <text:p/>
            <text:p>El pasado de Aston es mucho más complejo de lo que Megan nunca pudo haber imaginado, así que mientras el intent alejarse, su amor por él se va hacienda cada día más fuerte que los demonios que a persiguen a Aston. Y ahora, el tendrá que luchar contra todos esos sentimientos que el mantiene enterrados.</text:p>
            <text:p/>
            <text:p>¿Qué esconde Aston? ¿Contra qué o quién es con lo que ha estado luchando durante tantos años?</text:p>
            <text:p/>
            <text:p>Mantener una relación en secreto nunca había sido tan peligroso.</text:p>
            <text:p/>
            <text:p>Páginas: 224</text:p>
            <text:p/>
            <text:p>Tapa blanda con solapa.</text:p>
            <text:p/>
          </table:table-cell>
          <table:table-cell office:value-type="float" office:value="16.899999999999999" table:style-name="ce1">
            <text:p>16,9</text:p>
          </table:table-cell>
          <table:table-cell office:value-type="float" office:value="14.04" table:style-name="ce1">
            <text:p>14,0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8943.jpg">http://media.grutinet.com/articulos/or/or_28943.jpg</text:a></text:p>
          </table:table-cell>
          <table:table-cell office:value-type="string" table:style-name="ce4">
            <text:p><text:a xlink:href="http://media.grutinet.com/articulos/lg/lg_28943_0.jpg">http://media.grutinet.com/articulos/lg/lg_28943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9214" table:style-name="ce1">
            <text:p>29214</text:p>
          </table:table-cell>
          <table:table-cell office:value-type="string" table:style-name="ce2">
            <text:p>VARIOS</text:p>
          </table:table-cell>
          <table:table-cell office:value-type="string" table:style-name="ce2">
            <text:p>LIBROS</text:p>
          </table:table-cell>
          <table:table-cell office:value-type="string" table:style-name="ce2">
            <text:p>EN TUS BRAZOS</text:p>
          </table:table-cell>
          <table:table-cell office:value-type="string" table:style-name="ce2">
            <text:p>RANDOM HOUSE</text:p>
          </table:table-cell>
          <table:table-cell office:value-type="string" table:style-name="ce3">
            <text:p>EN TUS BRAZOS</text:p>
            <text:p/>
            <text:p>Autor/a: Maya Banks</text:p>
            <text:p/>
            <text:p>Segunda entrega de la nueva serie de suspense romántico de Maya Banks.</text:p>
            <text:p/>
            <text:p>Abandonada desde que era una bebe y criada por una pareja en un mundo privilegiado, Arial no conoce nada de su pasado. Su único vínculo son los poderes de telequinesia que al parecer heredó de su progenitora.</text:p>
            <text:p/>
            <text:p>Protegida por sus padres adoptivos, quienes la mantienen al margen de una vida normal para salvaguardar sus poderes secretos, Ari ha vivido atrapada en el lujo y la soledad. Pero esa vida está a punto de dar un giro de 360 grados.</text:p>
            <text:p/>
            <text:p>Beau Deveraux no es un extraño como todos los demás. Como jefe de la familia, él siempre ha estado muy familiarizado con los poderes físicos de Ari. Por lo tanto, cuando un amigo de la familia se acerca para intentar conocer a Ari, él quiere estar cerca en todo momento para protegerla. Pero para lo que Beau no está preparado es para la terrible atracción que nacerá entre su amigo y su hija, y lo que comenzó como un trabajo más, ahora se ha convertido en un problema personal, en el que estará dispuesto a arriesgar su vida si es necesario.</text:p>
            <text:p/>
            <text:p>Páginas: 336</text:p>
            <text:p/>
            <text:p>Formato: Trade TB con solapa</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6" table:style-name="ce1">
            <text:p>6</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9214.jpg">http://media.grutinet.com/articulos/or/or_29214.jpg</text:a></text:p>
          </table:table-cell>
          <table:table-cell office:value-type="string" table:style-name="ce4">
            <text:p><text:a xlink:href="http://media.grutinet.com/articulos/lg/lg_29214_0.jpg">http://media.grutinet.com/articulos/lg/lg_29214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9381" table:style-name="ce1">
            <text:p>29381</text:p>
          </table:table-cell>
          <table:table-cell office:value-type="string" table:style-name="ce2">
            <text:p>VARIOS</text:p>
          </table:table-cell>
          <table:table-cell office:value-type="string" table:style-name="ce2">
            <text:p>LIBROS</text:p>
          </table:table-cell>
          <table:table-cell office:value-type="string" table:style-name="ce2">
            <text:p>GREY: CINCUENTA SOMBRAS DE GREY CONTADA POR CHRISTIAN</text:p>
          </table:table-cell>
          <table:table-cell office:value-type="string" table:style-name="ce2">
            <text:p>RANDOM HOUSE</text:p>
          </table:table-cell>
          <table:table-cell office:value-type="string" table:style-name="ce3">
            <text:p>GREY: CINCUENTA SOMBRAS DE GREY CONTADA POR CHRISTIAN</text:p>
            <text:p/>
            <text:p>- EDICIÓN CORRECTA-</text:p>
            <text:p/>
            <text:p>E.L. JAMES.</text:p>
            <text:p/>
            <text:p>E.L. James nos ofrece una nueva perspectiva de la historia de amor que ya ha seducido a millones de lectores en todo el mundo, contada ahora en primera persona por Christian Grey.</text:p>
            <text:p/>
            <text:p>Christian necesita tenerlo todo bajo control. Su mundo es puro orden y disciplina aunque, en el fondo, está vacío... hasta el día en que Anastasia Steele aterriza de bruces en su despacho, hecha una maraña de largo pelo castaño y esbeltas piernas.</text:p>
            <text:p/>
            <text:p>Él intenta olvidarla pero, muy al contrario, se ve inmerso en una tormenta de emociones que no consigue controlar y a la que no puede resistirse. A diferencia de todas las mujeres que ha conocido, la tímida e inexperta Ana parece capaz de ver más allá del exitoso empresario y la lujosa vida que le rodea, y descubrir el corazón frío y lastimado de Christian.</text:p>
            <text:p/>
            <text:p>¿Logrará su relación con Ana disipar las pesadillas que le acechan todas las noches? ¿O serán sus oscuros impulsos sexuales, su obsesión por el control y el desprecio hacia sí mismo los que alejarán a la joven y destruirán la frágil esperanza que ella le ofrece?</text:p>
            <text:p/>
            <text:p>Los medios han opinado sobre la trilogía «Cincuenta sombras»...</text:p>
            <text:p/>
            <text:p>Formato, páginas: TAPA BLANDA CON SOLAPA, 648</text:p>
            <text:p/>
            <text:p>Medidas: 151 X 230 mm</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15" table:style-name="ce1">
            <text:p>15</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9381.jpg">http://media.grutinet.com/articulos/or/or_29381.jpg</text:a></text:p>
          </table:table-cell>
          <table:table-cell office:value-type="string" table:style-name="ce4">
            <text:p><text:a xlink:href="http://media.grutinet.com/articulos/lg/lg_29381_0.jpg">http://media.grutinet.com/articulos/lg/lg_29381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9637" table:style-name="ce1">
            <text:p>29637</text:p>
          </table:table-cell>
          <table:table-cell office:value-type="string" table:style-name="ce2">
            <text:p>VARIOS</text:p>
          </table:table-cell>
          <table:table-cell office:value-type="string" table:style-name="ce2">
            <text:p>LIBROS</text:p>
          </table:table-cell>
          <table:table-cell office:value-type="string" table:style-name="ce2">
            <text:p>PERSIGUIENDO A SILVIA. PARTE 1</text:p>
          </table:table-cell>
          <table:table-cell office:value-type="string" table:style-name="ce2">
            <text:p>RANDOM HOUSE</text:p>
          </table:table-cell>
          <table:table-cell office:value-type="string" table:style-name="ce3">
            <text:p>PERSIGUIENDO A SILVIA. PARTE 1</text:p>
            <text:p/>
            <text:p>ELÍSABET BENAVENT</text:p>
            <text:p/>
            <text:p>Silvia trabaja en una importante multinacional y está perdida.</text:p>
            <text:p>Silvia necesita encontrar a alguien para olvidar a Álvaro.</text:p>
            <text:p>Álvaro es su jefe y acaba de romperle el corazón.</text:p>
            <text:p>Bea, su mejor amiga, le propone un viaje.</text:p>
            <text:p>Y allí Silvia se encuentra con Gabriel...</text:p>
            <text:p>Gabriel es una estrella de rock y también tiene problemas.</text:p>
            <text:p>Silvia y Gabriel conectan desde el principio.</text:p>
            <text:p>Y pronto descubrirán que ese encuentro cambiará sus vidas.</text:p>
            <text:p/>
            <text:p>Tras el éxito de ventas y crítica de la saga «En los zapatos de Valeria», Elísabet Benavent nos vuelve a enamorar con una historia en dos partes -Persiguiendo a Silvia y Encontrando a Silvia- que habla de amor, de amistad y de sexo al más puro estilo Valeria con unos personajes inolvidables que te volverán loca. Una novela ágil, llena de vitalidad y humor que nos habla de lo difícil que en ocasiones resulta amar a alguien.</text:p>
            <text:p/>
            <text:p/>
            <text:p><text:s/>Formato, páginas: BOLSILLO, 536</text:p>
            <text:p><text:s/>Medidas: 126 X 190 mm</text:p>
            <text:p/>
            <text:p/>
          </table:table-cell>
          <table:table-cell office:value-type="float" office:value="9.9499999999999993" table:style-name="ce1">
            <text:p>9,95</text:p>
          </table:table-cell>
          <table:table-cell office:value-type="float" office:value="8.26" table:style-name="ce1">
            <text:p>8,2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9637.jpg">http://media.grutinet.com/articulos/or/or_29637.jpg</text:a></text:p>
          </table:table-cell>
          <table:table-cell office:value-type="string" table:style-name="ce4">
            <text:p><text:a xlink:href="http://media.grutinet.com/articulos/lg/lg_29637_0.jpg">http://media.grutinet.com/articulos/lg/lg_29637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9701" table:style-name="ce1">
            <text:p>29701</text:p>
          </table:table-cell>
          <table:table-cell office:value-type="string" table:style-name="ce2">
            <text:p>VARIOS</text:p>
          </table:table-cell>
          <table:table-cell office:value-type="string" table:style-name="ce2">
            <text:p>LIBROS</text:p>
          </table:table-cell>
          <table:table-cell office:value-type="string" table:style-name="ce2">
            <text:p>LA TRAMPA DEL MATRIMONIO. CASARSE CON UN MILLONARIO 2</text:p>
          </table:table-cell>
          <table:table-cell office:value-type="string" table:style-name="ce2">
            <text:p>RANDOM HOUSE</text:p>
          </table:table-cell>
          <table:table-cell office:value-type="string" table:style-name="ce3">
            <text:p>LA TRAMPA DEL MATRIMONIO (CASARSE CON UN MILLONARIO 2)</text:p>
            <text:p/>
            <text:p>Jennifer Probst</text:p>
            <text:p/>
            <text:p>Michael Conte, un italiano apuesto y millonario, debe resolver una emergencia. De acuerdo con la tradición familiar, el primogénito ha de ser el primero en casarse, pero es su hermana pequeña quien desea pasar por el altar de forma inminente y no él.</text:p>
            <text:p/>
            <text:p>Para hacer posible este enlace, Michael debe procurarse urgentemente una novia y presentársela a su familia durante un viaje a Italia. La elegida para el papel de su media naranja es Maggie Ryan, fotógrafa de moda, independiente y de temperamento fuerte.</text:p>
            <text:p/>
            <text:p>Cuando le plantean la oferta, Maggie la acepta con ciertas condiciones. Está convencida de que Michael está enamorado de su íntima amiga y cuñada Alexa y le considera un peligro para la estabilidad matrimonial de su hermano, así que le pide que, a cambio, deje en paz a su amiga.</text:p>
            <text:p/>
            <text:p>Aparentemente Maggie y Michael salen ganando con el pacto. Es la trampa perfecta, salvo por un pequeño detalle... Los dos tienen muy claro que no se casarían con el otro ni aunque se encontraran solos en el universo, pero ninguno contaba con la arrebatadora tensión sexual que surgiría entre ambos.</text:p>
            <text:p/>
            <text:p>Formato, páginas: BOLSILLO, 256</text:p>
            <text:p/>
            <text:p>Medidas: 125 X 190 mm</text:p>
            <text:p/>
            <text:p><text:s/></text:p>
            <text:p/>
          </table:table-cell>
          <table:table-cell office:value-type="float" office:value="8.9499999999999993" table:style-name="ce1">
            <text:p>8,95</text:p>
          </table:table-cell>
          <table:table-cell office:value-type="float" office:value="7.44" table:style-name="ce1">
            <text:p>7,44</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9701.jpg">http://media.grutinet.com/articulos/or/or_29701.jpg</text:a></text:p>
          </table:table-cell>
          <table:table-cell office:value-type="string" table:style-name="ce4">
            <text:p><text:a xlink:href="http://media.grutinet.com/articulos/lg/lg_29701_0.jpg">http://media.grutinet.com/articulos/lg/lg_29701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9733" table:style-name="ce1">
            <text:p>29733</text:p>
          </table:table-cell>
          <table:table-cell office:value-type="string" table:style-name="ce2">
            <text:p>VARIOS</text:p>
          </table:table-cell>
          <table:table-cell office:value-type="string" table:style-name="ce2">
            <text:p>LIBROS</text:p>
          </table:table-cell>
          <table:table-cell office:value-type="string" table:style-name="ce2">
            <text:p>RESCATADA POR TI</text:p>
          </table:table-cell>
          <table:table-cell office:value-type="string" table:style-name="ce2">
            <text:p>RANDOM HOUSE</text:p>
          </table:table-cell>
          <table:table-cell office:value-type="string" table:style-name="ce3">
            <text:p>RESCATADA POR TI</text:p>
            <text:p/>
            <text:p>Maya Banks</text:p>
            <text:p/>
            <text:p>Para Zack Covington, Anna Grace era la elegida. Hasta aquella noche que el destino alteró su futuro, cuando una destrozada Anna desaparece sin dejar rastro, dejando a Zack sin saber qué le pudo haber sucedido a su amada.</text:p>
            <text:p/>
            <text:p>Años más tarde, Zack trabaja para la empresa de seguridad Devereaux y descubre que su amada Gracie podría estar viva. Cuando finalmente la encuentra, Zack descubre que no queda nada de la mujer que él amaba. Los poderes que ella tenía han desaparecido y lo peor, Gracie cree que Zack le traicionó años atrás.</text:p>
            <text:p/>
            <text:p>Zack tiene muchos enemigos, y una vez que sus debilidades son descubiertas, Gracie se convierte en el objetivo de ellos. Él tendrá que salvarla antes de perder su confianza y amor para siempre.</text:p>
            <text:p/>
            <text:p>Formato: Trade TB con solapa</text:p>
            <text:p/>
            <text:p>Páginas: 364</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9733.jpg">http://media.grutinet.com/articulos/or/or_29733.jpg</text:a></text:p>
          </table:table-cell>
          <table:table-cell office:value-type="string" table:style-name="ce4">
            <text:p><text:a xlink:href="http://media.grutinet.com/articulos/lg/lg_29733_0.jpg">http://media.grutinet.com/articulos/lg/lg_29733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9736" table:style-name="ce1">
            <text:p>29736</text:p>
          </table:table-cell>
          <table:table-cell office:value-type="string" table:style-name="ce2">
            <text:p>VARIOS</text:p>
          </table:table-cell>
          <table:table-cell office:value-type="string" table:style-name="ce2">
            <text:p>LIBROS</text:p>
          </table:table-cell>
          <table:table-cell office:value-type="string" table:style-name="ce2">
            <text:p>LOS NOVENTA DIAS DE GENEVIEVE</text:p>
          </table:table-cell>
          <table:table-cell office:value-type="string" table:style-name="ce2">
            <text:p>RANDOM HOUSE</text:p>
          </table:table-cell>
          <table:table-cell office:value-type="string" table:style-name="ce3">
            <text:p>LOS NOVENTA DÍAS DE GENEVIEVE</text:p>
            <text:p/>
            <text:p>Lucinda Carrington</text:p>
            <text:p/>
            <text:p>Él es un arrogante hombre de negocios que siempre consigue lo que quiere. Y lo que quiere es que Genevieve pase los próximos noventa días sometiéndose a cada uno de sus deseos...</text:p>
            <text:p/>
            <text:p>La crítica ha dicho...</text:p>
            <text:p/>
            <text:p>«Una lectura esencial... Para todos aquellos lectores que creen en el renacer de la literatura erótica, llega la novela de Lucinda Carrington.»</text:p>
            <text:p/>
            <text:p>Stylist</text:p>
            <text:p/>
            <text:p>«¡Alto voltaje erótico! Su maestría en la recreación de escenas eróticas suscitará la atención de toda mujer que haya fantaseado alguna vez con el bondage, la lujuria, el exhibicionismo y el voyerismo. Las escenas de sexo se intercalan en una novela perfectamente armada, con unos personajes bien trazados y un carácter encantador.»</text:p>
            <text:p/>
            <text:p>Handbag.com</text:p>
            <text:p/>
            <text:p>Formato, páginas: BOLSILLO, 384</text:p>
            <text:p/>
            <text:p>Medidas: 125 X 190 mm</text:p>
            <text:p/>
          </table:table-cell>
          <table:table-cell office:value-type="float" office:value="5.95" table:style-name="ce1">
            <text:p>5,95</text:p>
          </table:table-cell>
          <table:table-cell office:value-type="float" office:value="4.24" table:style-name="ce1">
            <text:p>4,24</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9736.jpg">http://media.grutinet.com/articulos/or/or_29736.jpg</text:a></text:p>
          </table:table-cell>
          <table:table-cell office:value-type="string" table:style-name="ce4">
            <text:p><text:a xlink:href="http://media.grutinet.com/articulos/lg/lg_29736_0.jpg">http://media.grutinet.com/articulos/lg/lg_29736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29925" table:style-name="ce1">
            <text:p>29925</text:p>
          </table:table-cell>
          <table:table-cell office:value-type="string" table:style-name="ce2">
            <text:p>VARIOS</text:p>
          </table:table-cell>
          <table:table-cell office:value-type="string" table:style-name="ce2">
            <text:p>LIBROS</text:p>
          </table:table-cell>
          <table:table-cell office:value-type="string" table:style-name="ce2">
            <text:p>EN LOS ZAPATOS DE VALERIA. PARTE 1</text:p>
          </table:table-cell>
          <table:table-cell office:value-type="string" table:style-name="ce2">
            <text:p>RANDOM HOUSE</text:p>
          </table:table-cell>
          <table:table-cell office:value-type="string" table:style-name="ce3">
            <text:p>EN LOS ZAPATOS DE VALERIA PARTE 1. DE BOLSILLO</text:p>
            <text:p/>
            <text:p>ELÍSABET BENAVENT</text:p>
            <text:p/>
            <text:p>Valeria es escritora de historias de amor. Valeria vive el amor de forma sublime. Valeria tiene tres amigas: Nerea, Carmen y Lola. Valeria vive en Madrid. Valeria ama a Adrián hasta que conoce a Víctor. Valeria necesita sincerarse consigo misma. Valeria llora, Valeria ríe, Valeria camina. Pero el sexo, el amor y los hombres no son objetivos fáciles. Valeria es especial. Como tú. En los zapatos de Valeria se autopublicó en Amazon y en poco tiempo conquistó a cientos de lectores y se situó en los primeros puestos de la lista de más vendidos de ficción. Altamente divertida, emotiva y sensual, Valeria llega para aquellos lectores que se enamoraron con Federico Moccia o Blue Jeans y que ahora quieren algo más.</text:p>
            <text:p/>
            <text:p>Formato, páginas: BOLSILLO, 480</text:p>
            <text:p/>
            <text:p>Medidas: 126 X 190 mm</text:p>
            <text:p/>
          </table:table-cell>
          <table:table-cell office:value-type="float" office:value="25.604600000000001" table:style-name="ce1">
            <text:p>25,6046</text:p>
          </table:table-cell>
          <table:table-cell office:value-type="float" office:value="8.5399999999999991" table:style-name="ce1">
            <text:p>8,54</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9925.jpg">http://media.grutinet.com/articulos/or/or_29925.jpg</text:a></text:p>
          </table:table-cell>
          <table:table-cell office:value-type="string" table:style-name="ce4">
            <text:p><text:a xlink:href="http://media.grutinet.com/articulos/lg/lg_29925_0.jpg">http://media.grutinet.com/articulos/lg/lg_29925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30171" table:style-name="ce1">
            <text:p>30171</text:p>
          </table:table-cell>
          <table:table-cell office:value-type="string" table:style-name="ce2">
            <text:p>DIVERTIDOS</text:p>
          </table:table-cell>
          <table:table-cell office:value-type="string" table:style-name="ce2">
            <text:p>TANGAS CON FRASES</text:p>
          </table:table-cell>
          <table:table-cell office:value-type="string" table:style-name="ce2">
            <text:p>TANGA ROJO CHICA QUE RIIIIIICO</text:p>
          </table:table-cell>
          <table:table-cell office:value-type="string" table:style-name="ce2">
            <text:p>DIVERTY SEX</text:p>
          </table:table-cell>
          <table:table-cell office:value-type="string" table:style-name="ce2">
            <text:p>Es un tanga de chica rojo con frases divertidas ideal para regalar estas navidades o otra ocasión</text:p>
          </table:table-cell>
          <table:table-cell office:value-type="float" office:value="9.2045999999999992" table:style-name="ce1">
            <text:p>9,2046</text:p>
          </table:table-cell>
          <table:table-cell office:value-type="float" office:value="2.54" table:style-name="ce1">
            <text:p>2,54</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0171.jpg">http://media.grutinet.com/articulos/or/or_30171.jpg</text:a></text:p>
          </table:table-cell>
          <table:table-cell office:value-type="string" table:style-name="ce4">
            <text:p><text:a xlink:href="http://media.grutinet.com/articulos/lg/lg_30171_0.jpg">http://media.grutinet.com/articulos/lg/lg_30171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30172" table:style-name="ce1">
            <text:p>30172</text:p>
          </table:table-cell>
          <table:table-cell office:value-type="string" table:style-name="ce2">
            <text:p>DIVERTIDOS</text:p>
          </table:table-cell>
          <table:table-cell office:value-type="string" table:style-name="ce2">
            <text:p>TANGAS CON FRASES</text:p>
          </table:table-cell>
          <table:table-cell office:value-type="string" table:style-name="ce2">
            <text:p>TANGA ROJO CHICA ALMEJA DE ORO</text:p>
          </table:table-cell>
          <table:table-cell office:value-type="string" table:style-name="ce2">
            <text:p>DIVERTY SEX</text:p>
          </table:table-cell>
          <table:table-cell office:value-type="string" table:style-name="ce2">
            <text:p>Es un tanga de chica rojo con frases divertidas ideal para regalar estas navidades o otra ocasión</text:p>
          </table:table-cell>
          <table:table-cell office:value-type="float" office:value="9.2045999999999992" table:style-name="ce1">
            <text:p>9,2046</text:p>
          </table:table-cell>
          <table:table-cell office:value-type="float" office:value="2.54" table:style-name="ce1">
            <text:p>2,54</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0172.jpg">http://media.grutinet.com/articulos/or/or_30172.jpg</text:a></text:p>
          </table:table-cell>
          <table:table-cell office:value-type="string" table:style-name="ce4">
            <text:p><text:a xlink:href="http://media.grutinet.com/articulos/lg/lg_30172_0.jpg">http://media.grutinet.com/articulos/lg/lg_30172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30174" table:style-name="ce1">
            <text:p>30174</text:p>
          </table:table-cell>
          <table:table-cell office:value-type="string" table:style-name="ce2">
            <text:p>DIVERTIDOS</text:p>
          </table:table-cell>
          <table:table-cell office:value-type="string" table:style-name="ce2">
            <text:p>TANGAS CON FRASES</text:p>
          </table:table-cell>
          <table:table-cell office:value-type="string" table:style-name="ce2">
            <text:p>TANGA MILITAR CHICA NASIA PA FOLLAR</text:p>
          </table:table-cell>
          <table:table-cell office:value-type="string" table:style-name="ce2">
            <text:p>DIVERTY SEX</text:p>
          </table:table-cell>
          <table:table-cell office:value-type="string" table:style-name="ce2">
            <text:p>Es un tanga de chica de militar con frases divertidas ideal para regalar estas navidades o otra ocasión</text:p>
          </table:table-cell>
          <table:table-cell office:value-type="float" office:value="10.915100000000001" table:style-name="ce1">
            <text:p>10,9151</text:p>
          </table:table-cell>
          <table:table-cell office:value-type="float" office:value="3.02" table:style-name="ce1">
            <text:p>3,02</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0174.jpg">http://media.grutinet.com/articulos/or/or_30174.jpg</text:a></text:p>
          </table:table-cell>
          <table:table-cell office:value-type="string" table:style-name="ce4">
            <text:p><text:a xlink:href="http://media.grutinet.com/articulos/lg/lg_30174_0.jpg">http://media.grutinet.com/articulos/lg/lg_30174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30177" table:style-name="ce1">
            <text:p>30177</text:p>
          </table:table-cell>
          <table:table-cell office:value-type="string" table:style-name="ce2">
            <text:p>DIVERTIDOS</text:p>
          </table:table-cell>
          <table:table-cell office:value-type="string" table:style-name="ce2">
            <text:p>TANGAS CON FRASES</text:p>
          </table:table-cell>
          <table:table-cell office:value-type="string" table:style-name="ce2">
            <text:p>TANGA ROJO CHICA SEPARADA SI (CON EXPERIENCIA)</text:p>
          </table:table-cell>
          <table:table-cell office:value-type="string" table:style-name="ce2">
            <text:p>DIVERTY SEX</text:p>
          </table:table-cell>
          <table:table-cell office:value-type="string" table:style-name="ce3">
            <text:p>Es un tanga de chica rojo con frases divertidas ideal para regalar estas navidades o otra ocasión</text:p>
            <text:p/>
          </table:table-cell>
          <table:table-cell office:value-type="float" office:value="9.2045999999999992" table:style-name="ce1">
            <text:p>9,2046</text:p>
          </table:table-cell>
          <table:table-cell office:value-type="float" office:value="2.54" table:style-name="ce1">
            <text:p>2,5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0177.jpg">http://media.grutinet.com/articulos/or/or_30177.jpg</text:a></text:p>
          </table:table-cell>
          <table:table-cell office:value-type="string" table:style-name="ce4">
            <text:p><text:a xlink:href="http://media.grutinet.com/articulos/lg/lg_30177_0.jpg">http://media.grutinet.com/articulos/lg/lg_30177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30178" table:style-name="ce1">
            <text:p>30178</text:p>
          </table:table-cell>
          <table:table-cell office:value-type="string" table:style-name="ce2">
            <text:p>DIVERTIDOS</text:p>
          </table:table-cell>
          <table:table-cell office:value-type="string" table:style-name="ce2">
            <text:p>TANGAS CON FRASES</text:p>
          </table:table-cell>
          <table:table-cell office:value-type="string" table:style-name="ce2">
            <text:p>TANGA ROJO CHICA FELIZ POLVO</text:p>
          </table:table-cell>
          <table:table-cell office:value-type="string" table:style-name="ce2">
            <text:p>DIVERTY SEX</text:p>
          </table:table-cell>
          <table:table-cell office:value-type="string" table:style-name="ce2">
            <text:p>Es un tanga de chica rojo con frases divertidas ideal para regalar estas navidades o otra ocasión</text:p>
          </table:table-cell>
          <table:table-cell office:value-type="float" office:value="9.2045999999999992" table:style-name="ce1">
            <text:p>9,2046</text:p>
          </table:table-cell>
          <table:table-cell office:value-type="float" office:value="2.54" table:style-name="ce1">
            <text:p>2,5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0178.jpg">http://media.grutinet.com/articulos/or/or_30178.jpg</text:a></text:p>
          </table:table-cell>
          <table:table-cell office:value-type="string" table:style-name="ce4">
            <text:p><text:a xlink:href="http://media.grutinet.com/articulos/lg/lg_30178_0.jpg">http://media.grutinet.com/articulos/lg/lg_30178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30184" table:style-name="ce1">
            <text:p>30184</text:p>
          </table:table-cell>
          <table:table-cell office:value-type="string" table:style-name="ce2">
            <text:p>DIVERTIDOS</text:p>
          </table:table-cell>
          <table:table-cell office:value-type="string" table:style-name="ce2">
            <text:p>TANGAS CON FRASES</text:p>
          </table:table-cell>
          <table:table-cell office:value-type="string" table:style-name="ce2">
            <text:p>TANGA ROJO CHICA POLVORON</text:p>
          </table:table-cell>
          <table:table-cell office:value-type="string" table:style-name="ce2">
            <text:p>DIVERTY SEX</text:p>
          </table:table-cell>
          <table:table-cell office:value-type="string" table:style-name="ce2">
            <text:p>Es un tanga de chica rojo con frases divertidas ideal para regalar estas navidades o otra ocasión</text:p>
          </table:table-cell>
          <table:table-cell office:value-type="float" office:value="9.2045999999999992" table:style-name="ce1">
            <text:p>9,2046</text:p>
          </table:table-cell>
          <table:table-cell office:value-type="float" office:value="2.54" table:style-name="ce1">
            <text:p>2,54</text:p>
          </table:table-cell>
          <table:table-cell office:value-type="string" table:style-name="ce2">
            <text:p>SI</text:p>
          </table:table-cell>
          <table:table-cell office:value-type="float" office:value="5" table:style-name="ce1">
            <text:p>5</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0184.jpg">http://media.grutinet.com/articulos/or/or_30184.jpg</text:a></text:p>
          </table:table-cell>
          <table:table-cell office:value-type="string" table:style-name="ce4">
            <text:p><text:a xlink:href="http://media.grutinet.com/articulos/lg/lg_30184_0.jpg">http://media.grutinet.com/articulos/lg/lg_30184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30187" table:style-name="ce1">
            <text:p>30187</text:p>
          </table:table-cell>
          <table:table-cell office:value-type="string" table:style-name="ce2">
            <text:p>DIVERTIDOS</text:p>
          </table:table-cell>
          <table:table-cell office:value-type="string" table:style-name="ce2">
            <text:p>TANGAS CON FRASES</text:p>
          </table:table-cell>
          <table:table-cell office:value-type="string" table:style-name="ce2">
            <text:p>TANGA LENTEJUELAS FUSCIA CHICA</text:p>
          </table:table-cell>
          <table:table-cell office:value-type="string" table:style-name="ce2">
            <text:p>DIVERTY SEX</text:p>
          </table:table-cell>
          <table:table-cell office:value-type="string" table:style-name="ce2">
            <text:p>Es un tanga de chica lentejuelas fuscia ideal para regalar estas navidades o otra ocasión</text:p>
          </table:table-cell>
          <table:table-cell office:value-type="float" office:value="12.2674" table:style-name="ce1">
            <text:p>12,2674</text:p>
          </table:table-cell>
          <table:table-cell office:value-type="float" office:value="3.41" table:style-name="ce1">
            <text:p>3,41</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0187.jpg">http://media.grutinet.com/articulos/or/or_30187.jpg</text:a></text:p>
          </table:table-cell>
          <table:table-cell office:value-type="string" table:style-name="ce4">
            <text:p><text:a xlink:href="http://media.grutinet.com/articulos/lg/lg_30187_0.jpg">http://media.grutinet.com/articulos/lg/lg_30187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30258" table:style-name="ce1">
            <text:p>30258</text:p>
          </table:table-cell>
          <table:table-cell office:value-type="string" table:style-name="ce2">
            <text:p>DIVERTIDOS</text:p>
          </table:table-cell>
          <table:table-cell office:value-type="string" table:style-name="ce2">
            <text:p>TANGAS CON FRASES</text:p>
          </table:table-cell>
          <table:table-cell office:value-type="string" table:style-name="ce2">
            <text:p>TANGA MILITAR CHICO NASIA PA FOLLAR</text:p>
          </table:table-cell>
          <table:table-cell office:value-type="string" table:style-name="ce2">
            <text:p>DIVERTY SEX</text:p>
          </table:table-cell>
          <table:table-cell office:value-type="string" table:style-name="ce2">
            <text:p>Es un tanga de chico militar nasio pa follar ideal para regalar estas navidades o otra ocasión</text:p>
          </table:table-cell>
          <table:table-cell office:value-type="float" office:value="13.9596" table:style-name="ce1">
            <text:p>13,9596</text:p>
          </table:table-cell>
          <table:table-cell office:value-type="float" office:value="3.89" table:style-name="ce1">
            <text:p>3,89</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0258.jpg">http://media.grutinet.com/articulos/or/or_30258.jpg</text:a></text:p>
          </table:table-cell>
          <table:table-cell office:value-type="string" table:style-name="ce4">
            <text:p><text:a xlink:href="http://media.grutinet.com/articulos/lg/lg_30258_0.jpg">http://media.grutinet.com/articulos/lg/lg_30258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30259" table:style-name="ce1">
            <text:p>30259</text:p>
          </table:table-cell>
          <table:table-cell office:value-type="string" table:style-name="ce2">
            <text:p>DIVERTIDOS</text:p>
          </table:table-cell>
          <table:table-cell office:value-type="string" table:style-name="ce2">
            <text:p>DISFRACES</text:p>
          </table:table-cell>
          <table:table-cell office:value-type="string" table:style-name="ce2">
            <text:p>DISFRAZ EJECUTIVO SEXY</text:p>
          </table:table-cell>
          <table:table-cell office:value-type="string" table:style-name="ce2">
            <text:p>DIVERTY SEX</text:p>
          </table:table-cell>
          <table:table-cell office:value-type="string" table:style-name="ce3">
            <text:p>ES UN DISFRAZ DE EJECUTIVO SEXY CON UN PENE DE TELA LARGO PARA TU DESPEDIDA DE SOLTERO MUY DIVERTIDO</text:p>
            <text:p/>
          </table:table-cell>
          <table:table-cell office:value-type="float" office:value="35.027200000000001" table:style-name="ce1">
            <text:p>35,0272</text:p>
          </table:table-cell>
          <table:table-cell office:value-type="float" office:value="10.14" table:style-name="ce1">
            <text:p>10,1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0259.jpg">http://media.grutinet.com/articulos/or/or_30259.jpg</text:a></text:p>
          </table:table-cell>
          <table:table-cell office:value-type="string" table:style-name="ce4">
            <text:p><text:a xlink:href="http://media.grutinet.com/articulos/lg/lg_30259_0.jpg">http://media.grutinet.com/articulos/lg/lg_30259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30297" table:style-name="ce1">
            <text:p>30297</text:p>
          </table:table-cell>
          <table:table-cell office:value-type="string" table:style-name="ce2">
            <text:p>JUGUETES XXX</text:p>
          </table:table-cell>
          <table:table-cell office:value-type="string" table:style-name="ce2">
            <text:p>USB RECARGABLES</text:p>
          </table:table-cell>
          <table:table-cell office:value-type="string" table:style-name="ce2">
            <text:p>LELO LILY 2 MASAJEADOR PERSONAL LAVANDA</text:p>
          </table:table-cell>
          <table:table-cell office:value-type="string" table:style-name="ce2">
            <text:p>LELO</text:p>
          </table:table-cell>
          <table:table-cell office:value-type="string" table:style-name="ce3">
            <text:p>LELO LILY 2 PERSONAL MASSAGER LAVENDAR</text:p>
            <text:p/>
            <text:p>&amp;gt;Más potente, más bello y más discreto, LILY 2 es perfecto para disfrutar a solas o en pareja durante el acto sexual. Es uno de los pocos masajeadores de clítoris que se compromete a satisfacer todos tus sentidos al mismo tiempo. Ahora es 100% sumergible y recargable, y cuenta con 8 patrones de estimulación para que explores placeres infinitos allá donde el deseo te lleve.</text:p>
            <text:p/>
            <text:p>Características:</text:p>
            <text:p/>
            <text:p>Un trato refinado para todos los sentidos: Una variedad de aromas afrodisiacos frescos y románticos y notas relajantes para una experiencia envolvente y hechizante.</text:p>
            <text:p/>
            <text:p>100% sumergible y recargable por USB: Ofrece 4 horas de satisfactorio placer con una carga de 2 horas y versatilidad, para usarlo en el baño o en la ducha.</text:p>
            <text:p/>
            <text:p>Lujoso placer a solas o en pareja: LILY 2 cabe en la palma de tu mano y su sedosa superficie puede utilizarse para estimular todas tus zonas erógenas.</text:p>
            <text:p/>
            <text:p/>
            <text:p><text:s/>Materiales: Plástico ABS biocompatible</text:p>
            <text:p><text:s/>Acabado: Toque sedoso</text:p>
            <text:p><text:s/>Tamaño: 7.5 x 3.6 x 2.5 cm</text:p>
            <text:p><text:s/>Peso: 42g</text:p>
            <text:p><text:s/>Batería: 300mAh</text:p>
            <text:p><text:s/>Carga: 2h at 5.0V</text:p>
            <text:p><text:s/>Uso continuado: 4h</text:p>
            <text:p><text:s/>Tiempo en espera: 90 días</text:p>
            <text:p><text:s/>Nivel máximo de sonido: &amp;lt;50dB</text:p>
            <text:p/>
            <text:p/>
            <text:p>En la caja:</text:p>
            <text:p/>
            <text:p>Abrir una caja de productos LELO es un ritual sensual y sexy. El primer momento de excitación se convierte en una fiesta de placer que es la expresión definitiva de la compra más satisfactoria.</text:p>
            <text:p/>
            <text:p/>
            <text:p><text:s/>LILY 2</text:p>
            <text:p><text:s/>Cable USB</text:p>
            <text:p><text:s/>Funda de satén</text:p>
            <text:p><text:s/>1 año de Garantía/10 años de Garantía de Calidad</text:p>
            <text:p><text:s/>Manual de usuario</text:p>
            <text:p/>
            <text:p/>
          </table:table-cell>
          <table:table-cell office:value-type="float" office:value="139" table:style-name="ce1">
            <text:p>139</text:p>
          </table:table-cell>
          <table:table-cell office:value-type="float" office:value="90.55" table:style-name="ce1">
            <text:p>90,5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0297.jpg">http://media.grutinet.com/articulos/or/or_30297.jpg</text:a></text:p>
          </table:table-cell>
          <table:table-cell office:value-type="string" table:style-name="ce4">
            <text:p><text:a xlink:href="http://media.grutinet.com/articulos/lg/lg_30297_0.jpg">http://media.grutinet.com/articulos/lg/lg_30297_0.jpg</text:a></text:p>
          </table:table-cell>
          <table:table-cell office:value-type="string" table:style-name="ce4">
            <text:p><text:a xlink:href="http://media.grutinet.com/articulos/lg/lg_30297_1.jpg">http://media.grutinet.com/articulos/lg/lg_30297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30327" table:style-name="ce1">
            <text:p>30327</text:p>
          </table:table-cell>
          <table:table-cell office:value-type="string" table:style-name="ce2">
            <text:p>VARIOS</text:p>
          </table:table-cell>
          <table:table-cell office:value-type="string" table:style-name="ce2">
            <text:p>LIBROS</text:p>
          </table:table-cell>
          <table:table-cell office:value-type="string" table:style-name="ce2">
            <text:p>PALABRAS DE PLACER (TRILOGIA DEL PLACER 2)</text:p>
          </table:table-cell>
          <table:table-cell office:value-type="string" table:style-name="ce2">
            <text:p>RANDOM HOUSE</text:p>
          </table:table-cell>
          <table:table-cell office:value-type="string" table:style-name="ce3">
            <text:p>PALABRAS DE PLACER (TRILOGIA DEL PLACER 2)</text:p>
            <text:p/>
            <text:p>Elena Montagud.</text:p>
            <text:p/>
            <text:p>Te lo advertimos y ahora ya lo sabes: con la «Trilogía del Placer», ¡volverás a soñar!</text:p>
            <text:p/>
            <text:p>Melissa y Héctor creen que el amor puede derribar todas las barreras, pero algunas se resisten a caer. Melissa piensa que Héctor es el hombre perfecto para ella, sin embargo está descubriendo una faceta de él que desconocía. Melissa está convencida de que Germán pertenece al pasado, pero su ex novio no lo tiene tan claro y ha vuelto más guapo y sexy que nunca...</text:p>
            <text:p/>
            <text:p>¿Por qué los ex siempre reaparecen en el momento menos apropiado? ¿Por qué la felicidad junto a alguien nunca puede ser completa? En definitiva, ¿por qué los asuntos del corazón siempre se acaban complicando?</text:p>
            <text:p/>
            <text:p>Una historia de hoy sobre mujeres que buscan el amor y hombres que dicen querer solo sexo.</text:p>
            <text:p/>
            <text:p>Tan real y tan intensa como la vida misma...</text:p>
            <text:p/>
            <text:p/>
            <text:p><text:s/>Formato, páginas: TAPA BLANDA CON SOLAPA, 400</text:p>
            <text:p><text:s/>Medidas: 151 X 229 mm</text:p>
            <text:p/>
            <text:p/>
          </table:table-cell>
          <table:table-cell office:value-type="float" office:value="15.9" table:style-name="ce1">
            <text:p>15,9</text:p>
          </table:table-cell>
          <table:table-cell office:value-type="float" office:value="13.2" table:style-name="ce1">
            <text:p>13,2</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30327.jpg">http://media.grutinet.com/articulos/or/or_30327.jpg</text:a></text:p>
          </table:table-cell>
          <table:table-cell office:value-type="string" table:style-name="ce4">
            <text:p><text:a xlink:href="http://media.grutinet.com/articulos/lg/lg_30327_0.jpg">http://media.grutinet.com/articulos/lg/lg_30327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31113" table:style-name="ce1">
            <text:p>31113</text:p>
          </table:table-cell>
          <table:table-cell office:value-type="string" table:style-name="ce2">
            <text:p>JUGUETES XXX</text:p>
          </table:table-cell>
          <table:table-cell office:value-type="string" table:style-name="ce2">
            <text:p>SADO</text:p>
          </table:table-cell>
          <table:table-cell office:value-type="string" table:style-name="ce2">
            <text:p>BRAZALETE DE TOBILLO CUERO AZUL</text:p>
          </table:table-cell>
          <table:table-cell office:value-type="string" table:style-name="ce2">
            <text:p>ROUGE GARMENTS</text:p>
          </table:table-cell>
          <table:table-cell office:value-type="string" table:style-name="ce3">
            <text:p>PADDED ANKLE CUFFS, Un exquisito par de muñequeras de cuero con sujeción al tobillo. Hebilla ajustable de correas de cuero de alta calidad. D-rings permiten varios accesorios. Viene con ganchos de gatillo extraíble. Disponible en una gama de colores de tuberías. Los detalles son de color azul</text:p>
            <text:p/>
          </table:table-cell>
          <table:table-cell office:value-type="float" office:value="71.854600000000005" table:style-name="ce1">
            <text:p>71,8546</text:p>
          </table:table-cell>
          <table:table-cell office:value-type="float" office:value="22.72" table:style-name="ce1">
            <text:p>22,7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1113.jpg">http://media.grutinet.com/articulos/or/or_31113.jpg</text:a></text:p>
          </table:table-cell>
          <table:table-cell office:value-type="string" table:style-name="ce4">
            <text:p><text:a xlink:href="http://media.grutinet.com/articulos/lg/lg_31113_0.jpg">http://media.grutinet.com/articulos/lg/lg_31113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31125" table:style-name="ce1">
            <text:p>31125</text:p>
          </table:table-cell>
          <table:table-cell office:value-type="string" table:style-name="ce2">
            <text:p>JUGUETES XXX</text:p>
          </table:table-cell>
          <table:table-cell office:value-type="string" table:style-name="ce2">
            <text:p>SADO</text:p>
          </table:table-cell>
          <table:table-cell office:value-type="string" table:style-name="ce2">
            <text:p>PALETA DE SPANKING ROJA</text:p>
          </table:table-cell>
          <table:table-cell office:value-type="string" table:style-name="ce2">
            <text:p>ROUGE GARMENTS</text:p>
          </table:table-cell>
          <table:table-cell office:value-type="string" table:style-name="ce3">
            <text:p>THREE FLAP PADDLE RED<text:s/></text:p>
            <text:p/>
            <text:p>Paleta de spanking flexible compuesta por tres correas para mayor firmeza y sensación.</text:p>
            <text:p/>
            <text:p>Dimensiones: 38,10 x 4,70 x 2,90 cm</text:p>
            <text:p/>
          </table:table-cell>
          <table:table-cell office:value-type="float" office:value="55.538499999999999" table:style-name="ce1">
            <text:p>55,5385</text:p>
          </table:table-cell>
          <table:table-cell office:value-type="float" office:value="16.88" table:style-name="ce1">
            <text:p>16,8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1125.jpg">http://media.grutinet.com/articulos/or/or_31125.jpg</text:a></text:p>
          </table:table-cell>
          <table:table-cell office:value-type="string" table:style-name="ce4">
            <text:p><text:a xlink:href="http://media.grutinet.com/articulos/lg/lg_31125_0.jpg">http://media.grutinet.com/articulos/lg/lg_31125_0.jpg</text:a></text:p>
          </table:table-cell>
          <table:table-cell office:value-type="string" table:style-name="ce4">
            <text:p><text:a xlink:href="http://media.grutinet.com/articulos/lg/lg_31125_1.jpg">http://media.grutinet.com/articulos/lg/lg_31125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31170" table:style-name="ce1">
            <text:p>31170</text:p>
          </table:table-cell>
          <table:table-cell office:value-type="string" table:style-name="ce2">
            <text:p>JUGUETES XXX</text:p>
          </table:table-cell>
          <table:table-cell office:value-type="string" table:style-name="ce2">
            <text:p>SADO</text:p>
          </table:table-cell>
          <table:table-cell office:value-type="string" table:style-name="ce2">
            <text:p>PANTALÓN CUERO HOMBRE-AZUL</text:p>
          </table:table-cell>
          <table:table-cell office:value-type="string" table:style-name="ce2">
            <text:p>ROUGE GARMENTS</text:p>
          </table:table-cell>
          <table:table-cell office:value-type="string" table:style-name="ce3">
            <text:p>SPORT SHORTS BLUE, pantalones tipo short para hombre pensados para complementar con el resto de la colección BDSM de Rouge garments.Son de cuero negro, con rayas azules que marcan el estilo sport en los laterales.</text:p>
            <text:p/>
            <text:p>Fantástica ocasión para conseguir una estética BDSM.</text:p>
            <text:p/>
            <text:p><text:s/></text:p>
            <text:p/>
          </table:table-cell>
          <table:table-cell office:value-type="float" office:value="121.1418" table:style-name="ce1">
            <text:p>121,1418</text:p>
          </table:table-cell>
          <table:table-cell office:value-type="float" office:value="45.44" table:style-name="ce1">
            <text:p>45,4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31170.jpg">http://media.grutinet.com/articulos/or/or_31170.jpg</text:a></text:p>
          </table:table-cell>
          <table:table-cell office:value-type="string" table:style-name="ce4">
            <text:p><text:a xlink:href="http://media.grutinet.com/articulos/lg/lg_31170_0.jpg">http://media.grutinet.com/articulos/lg/lg_31170_0.jpg</text:a></text:p>
          </table:table-cell>
          <table:table-cell office:value-type="string" table:style-name="ce4">
            <text:p><text:a xlink:href="http://media.grutinet.com/articulos/lg/lg_31170_1.jpg">http://media.grutinet.com/articulos/lg/lg_31170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31618" table:style-name="ce1">
            <text:p>31618</text:p>
          </table:table-cell>
          <table:table-cell office:value-type="string" table:style-name="ce2">
            <text:p>ACEITES Y LUBRICANTES</text:p>
          </table:table-cell>
          <table:table-cell office:value-type="string" table:style-name="ce2">
            <text:p>LUBRICANTES</text:p>
          </table:table-cell>
          <table:table-cell office:value-type="string" table:style-name="ce2">
            <text:p>ERO SPRAY ANAL BACK SIDE 50 ML</text:p>
          </table:table-cell>
          <table:table-cell office:value-type="string" table:style-name="ce2">
            <text:p>HOT</text:p>
          </table:table-cell>
          <table:table-cell office:value-type="string" table:style-name="ce3">
            <text:p>ERO ANAL BACK SIDE SPRAY 50 ML</text:p>
            <text:p/>
            <text:p>Especialmente desarrollado para el sexo anal, su composición a base de sustancias especiales y fiables como el Comfort oil a+, aumentan la capacidad deslizante y dilatante. La zona tratada se hace más suave y sentirá inmediatamente una lubrificación mejorada.</text:p>
            <text:p/>
            <text:p>50 ml.</text:p>
            <text:p/>
          </table:table-cell>
          <table:table-cell office:value-type="float" office:value="18.989999999999998" table:style-name="ce1">
            <text:p>18,99</text:p>
          </table:table-cell>
          <table:table-cell office:value-type="float" office:value="5.0999999999999996" table:style-name="ce1">
            <text:p>5,1</text:p>
          </table:table-cell>
          <table:table-cell office:value-type="string" table:style-name="ce2">
            <text:p>SI</text:p>
          </table:table-cell>
          <table:table-cell office:value-type="float" office:value="10" table:style-name="ce1">
            <text:p>10</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1618.jpg">http://media.grutinet.com/articulos/or/or_31618.jpg</text:a></text:p>
          </table:table-cell>
          <table:table-cell office:value-type="string" table:style-name="ce4">
            <text:p><text:a xlink:href="http://media.grutinet.com/articulos/lg/lg_31618_0.jpg">http://media.grutinet.com/articulos/lg/lg_31618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31620" table:style-name="ce1">
            <text:p>31620</text:p>
          </table:table-cell>
          <table:table-cell office:value-type="string" table:style-name="ce2">
            <text:p>ACEITES Y LUBRICANTES</text:p>
          </table:table-cell>
          <table:table-cell office:value-type="string" table:style-name="ce2">
            <text:p>LUBRICANTES</text:p>
          </table:table-cell>
          <table:table-cell office:value-type="string" table:style-name="ce2">
            <text:p>ERO CREMA ANAL TIGHTENING 50 ML</text:p>
          </table:table-cell>
          <table:table-cell office:value-type="string" table:style-name="ce2">
            <text:p>HOT</text:p>
          </table:table-cell>
          <table:table-cell office:value-type="string" table:style-name="ce3">
            <text:p>ERO BACKSIDE ANAL TIGHTENING CREAM, 50 ML</text:p>
            <text:p/>
            <text:p>Crema Tightening anal unisex, especialmente diseñada con ingredientes astringentes y calmantes. Se trata de un producto médico para ser usado como lubricante en el área genital.</text:p>
            <text:p/>
            <text:p>50 ml.</text:p>
            <text:p/>
          </table:table-cell>
          <table:table-cell office:value-type="float" office:value="18.989999999999998" table:style-name="ce1">
            <text:p>18,99</text:p>
          </table:table-cell>
          <table:table-cell office:value-type="float" office:value="5.99" table:style-name="ce1">
            <text:p>5,99</text:p>
          </table:table-cell>
          <table:table-cell office:value-type="string" table:style-name="ce2">
            <text:p>SI</text:p>
          </table:table-cell>
          <table:table-cell office:value-type="float" office:value="50" table:style-name="ce1">
            <text:p>50</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1620.jpg">http://media.grutinet.com/articulos/or/or_31620.jpg</text:a></text:p>
          </table:table-cell>
          <table:table-cell office:value-type="string" table:style-name="ce4">
            <text:p><text:a xlink:href="http://media.grutinet.com/articulos/lg/lg_31620_0.jpg">http://media.grutinet.com/articulos/lg/lg_31620_0.jpg</text:a></text:p>
          </table:table-cell>
          <table:table-cell office:value-type="string" table:style-name="ce4">
            <text:p><text:a xlink:href="http://media.grutinet.com/articulos/lg/lg_31620_1.jpg">http://media.grutinet.com/articulos/lg/lg_31620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31694" table:style-name="ce1">
            <text:p>31694</text:p>
          </table:table-cell>
          <table:table-cell office:value-type="string" table:style-name="ce2">
            <text:p>JUGUETES XXX</text:p>
          </table:table-cell>
          <table:table-cell office:value-type="string" table:style-name="ce2">
            <text:p>BONDAGE</text:p>
          </table:table-cell>
          <table:table-cell office:value-type="string" table:style-name="ce2">
            <text:p>SEX SLING ATADURAS AJUSTABLES</text:p>
          </table:table-cell>
          <table:table-cell office:value-type="string" table:style-name="ce2">
            <text:p>SPORTSHEETS</text:p>
          </table:table-cell>
          <table:table-cell office:value-type="string" table:style-name="ce3">
            <text:p>SEX SLING CHEETAH<text:s/></text:p>
            <text:p/>
            <text:p>Apoyo para la cabeza suave y correas ajustables. Reduce el cansancio de las piernas y presión en la zona lumbar.</text:p>
            <text:p/>
            <text:p>Incluye reposacabeza y esposas válidas para muñecas y tobillos.</text:p>
            <text:p/>
            <text:p>El mejor complemento para tus juegos de bondage.</text:p>
            <text:p/>
          </table:table-cell>
          <table:table-cell office:value-type="float" office:value="66.95" table:style-name="ce1">
            <text:p>66,95</text:p>
          </table:table-cell>
          <table:table-cell office:value-type="float" office:value="41.87" table:style-name="ce1">
            <text:p>41,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1694.jpg">http://media.grutinet.com/articulos/or/or_31694.jpg</text:a></text:p>
          </table:table-cell>
          <table:table-cell office:value-type="string" table:style-name="ce4">
            <text:p><text:a xlink:href="http://media.grutinet.com/articulos/lg/lg_31694_0.jpg">http://media.grutinet.com/articulos/lg/lg_31694_0.jpg</text:a></text:p>
          </table:table-cell>
          <table:table-cell office:value-type="string" table:style-name="ce4">
            <text:p><text:a xlink:href="http://media.grutinet.com/articulos/lg/lg_31694_1.jpg">http://media.grutinet.com/articulos/lg/lg_31694_1.jpg</text:a></text:p>
          </table:table-cell>
          <table:table-cell office:value-type="string" table:style-name="ce4">
            <text:p><text:a xlink:href="http://media.grutinet.com/articulos/lg/lg_31694_2.jpg">http://media.grutinet.com/articulos/lg/lg_31694_2.jpg</text:a></text:p>
          </table:table-cell>
          <table:table-cell table:style-name="ce1"/>
          <table:table-cell table:number-columns-repeated="7" table:style-name="ce2"/>
          <table:table-cell table:number-columns-repeated="16359"/>
        </table:table-row>
        <table:table-row table:style-name="ro2">
          <table:table-cell office:value-type="float" office:value="31754" table:style-name="ce1">
            <text:p>31754</text:p>
          </table:table-cell>
          <table:table-cell office:value-type="string" table:style-name="ce2">
            <text:p>JUGUETES XXX</text:p>
          </table:table-cell>
          <table:table-cell office:value-type="string" table:style-name="ce2">
            <text:p>BONDAGE</text:p>
          </table:table-cell>
          <table:table-cell office:value-type="string" table:style-name="ce2">
            <text:p>RESTRICCIONES DE CUERO</text:p>
          </table:table-cell>
          <table:table-cell office:value-type="string" table:style-name="ce2">
            <text:p>SPORTSHEETS</text:p>
          </table:table-cell>
          <table:table-cell office:value-type="string" table:style-name="ce3">
            <text:p>LEATHER WRIST RESTRAINTS<text:s/></text:p>
            <text:p/>
            <text:p>Restriccions de pulsera de cuero ajustables, acolchadas y unidas por una original cadena. Válidas para muñecas y tobillos.</text:p>
            <text:p/>
            <text:p>El mejor complemento para tus juego de bondage.</text:p>
            <text:p/>
          </table:table-cell>
          <table:table-cell office:value-type="float" office:value="90.95" table:style-name="ce1">
            <text:p>90,95</text:p>
          </table:table-cell>
          <table:table-cell office:value-type="float" office:value="21.35" table:style-name="ce1">
            <text:p>21,3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1754.jpg">http://media.grutinet.com/articulos/or/or_31754.jpg</text:a></text:p>
          </table:table-cell>
          <table:table-cell office:value-type="string" table:style-name="ce4">
            <text:p><text:a xlink:href="http://media.grutinet.com/articulos/lg/lg_31754_0.jpg">http://media.grutinet.com/articulos/lg/lg_31754_0.jpg</text:a></text:p>
          </table:table-cell>
          <table:table-cell office:value-type="string" table:style-name="ce4">
            <text:p><text:a xlink:href="http://media.grutinet.com/articulos/lg/lg_31754_1.jpg">http://media.grutinet.com/articulos/lg/lg_31754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31887" table:style-name="ce1">
            <text:p>31887</text:p>
          </table:table-cell>
          <table:table-cell office:value-type="string" table:style-name="ce2">
            <text:p>JUGUETES XXX</text:p>
          </table:table-cell>
          <table:table-cell office:value-type="string" table:style-name="ce2">
            <text:p>PLUGS</text:p>
          </table:table-cell>
          <table:table-cell office:value-type="string" table:style-name="ce2">
            <text:p>GPLUG GRANDE OCEAN ROSA</text:p>
          </table:table-cell>
          <table:table-cell office:value-type="string" table:style-name="ce2">
            <text:p>FT LONDON LLP</text:p>
          </table:table-cell>
          <table:table-cell office:value-type="string" table:style-name="ce3">
            <text:p>GPLUG GRANDE OCEAN PINK</text:p>
            <text:p/>
            <text:p>Fantástico diseño de plug anal, ergonómico y con forma única. GPLUG <text:s/>está fabricado en silicona. Anatómicamente diseñado, con la participación de expertos , este juguete seguro que llegará a cualquier punto con las más intensas vibraciones estimulantes.</text:p>
            <text:p/>
            <text:p>TALLA L</text:p>
            <text:p/>
            <text:p>Medidas: 3.9 cm de diámetro</text:p>
            <text:p/>
            <text:p>- Resistente al agua.</text:p>
            <text:p>- Silicone médica flexible.</text:p>
            <text:p/>
          </table:table-cell>
          <table:table-cell office:value-type="float" office:value="69.900000000000006" table:style-name="ce1">
            <text:p>69,9</text:p>
          </table:table-cell>
          <table:table-cell office:value-type="float" office:value="35.14" table:style-name="ce1">
            <text:p>35,1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1887.jpg">http://media.grutinet.com/articulos/or/or_31887.jpg</text:a></text:p>
          </table:table-cell>
          <table:table-cell office:value-type="string" table:style-name="ce4">
            <text:p><text:a xlink:href="http://media.grutinet.com/articulos/lg/lg_31887_0.jpg">http://media.grutinet.com/articulos/lg/lg_31887_0.jpg</text:a></text:p>
          </table:table-cell>
          <table:table-cell office:value-type="string" table:style-name="ce4">
            <text:p><text:a xlink:href="http://media.grutinet.com/articulos/lg/lg_31887_1.jpg">http://media.grutinet.com/articulos/lg/lg_31887_1.jpg</text:a></text:p>
          </table:table-cell>
          <table:table-cell office:value-type="string" table:style-name="ce4">
            <text:p><text:a xlink:href="http://media.grutinet.com/articulos/lg/lg_31887_2.jpg">http://media.grutinet.com/articulos/lg/lg_31887_2.jpg</text:a></text:p>
          </table:table-cell>
          <table:table-cell table:style-name="ce1"/>
          <table:table-cell office:value-type="string" table:style-name="ce4">
            <text:p><text:a xlink:href="http://media.grutinet.com/articulos/lg/lg_31887_3.jpg">http://media.grutinet.com/articulos/lg/lg_31887_3.jpg</text:a></text:p>
          </table:table-cell>
          <table:table-cell table:number-columns-repeated="6" table:style-name="ce2"/>
          <table:table-cell table:number-columns-repeated="16359"/>
        </table:table-row>
        <table:table-row table:style-name="ro2">
          <table:table-cell office:value-type="float" office:value="31893" table:style-name="ce1">
            <text:p>31893</text:p>
          </table:table-cell>
          <table:table-cell office:value-type="string" table:style-name="ce2">
            <text:p>JUGUETES XXX</text:p>
          </table:table-cell>
          <table:table-cell office:value-type="string" table:style-name="ce2">
            <text:p>ESTIMULADORES</text:p>
          </table:table-cell>
          <table:table-cell office:value-type="string" table:style-name="ce2">
            <text:p>GRING 2 IN 1 ROSA</text:p>
          </table:table-cell>
          <table:table-cell office:value-type="string" table:style-name="ce2">
            <text:p>FT LONDON LLP</text:p>
          </table:table-cell>
          <table:table-cell office:value-type="string" table:style-name="ce3">
            <text:p>GRING 2 IN 1 PINK</text:p>
            <text:p/>
            <text:p>Fantástico diseño de anillo vibrador, ergonómico y de forma única. GRING 2 IN 1 PINK está fabricado en silicona. Anatómicamente diseñado, con la participación de expertos , este juguete seguro que llegará a cualquier punto con las más intensas vibraciones estimulantes con control remoto.</text:p>
            <text:p/>
            <text:p>- Resistente al agua.</text:p>
            <text:p>- Silicone médica flexible.</text:p>
            <text:p/>
          </table:table-cell>
          <table:table-cell office:value-type="float" office:value="45.9" table:style-name="ce1">
            <text:p>45,9</text:p>
          </table:table-cell>
          <table:table-cell office:value-type="float" office:value="22.34" table:style-name="ce1">
            <text:p>22,3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1893.jpg">http://media.grutinet.com/articulos/or/or_31893.jpg</text:a></text:p>
          </table:table-cell>
          <table:table-cell office:value-type="string" table:style-name="ce4">
            <text:p><text:a xlink:href="http://media.grutinet.com/articulos/lg/lg_31893_0.jpg">http://media.grutinet.com/articulos/lg/lg_31893_0.jpg</text:a></text:p>
          </table:table-cell>
          <table:table-cell office:value-type="string" table:style-name="ce4">
            <text:p><text:a xlink:href="http://media.grutinet.com/articulos/lg/lg_31893_1.jpg">http://media.grutinet.com/articulos/lg/lg_31893_1.jpg</text:a></text:p>
          </table:table-cell>
          <table:table-cell office:value-type="string" table:style-name="ce4">
            <text:p><text:a xlink:href="http://media.grutinet.com/articulos/lg/lg_31893_2.jpg">http://media.grutinet.com/articulos/lg/lg_31893_2.jpg</text:a></text:p>
          </table:table-cell>
          <table:table-cell table:style-name="ce1"/>
          <table:table-cell office:value-type="string" table:style-name="ce4">
            <text:p><text:a xlink:href="http://media.grutinet.com/articulos/lg/lg_31893_3.jpg">http://media.grutinet.com/articulos/lg/lg_31893_3.jpg</text:a></text:p>
          </table:table-cell>
          <table:table-cell table:number-columns-repeated="6" table:style-name="ce2"/>
          <table:table-cell table:number-columns-repeated="16359"/>
        </table:table-row>
        <table:table-row table:style-name="ro2">
          <table:table-cell office:value-type="float" office:value="31951" table:style-name="ce1">
            <text:p>31951</text:p>
          </table:table-cell>
          <table:table-cell office:value-type="string" table:style-name="ce2">
            <text:p>JUGUETES XXX</text:p>
          </table:table-cell>
          <table:table-cell office:value-type="string" table:style-name="ce2">
            <text:p>BONDAGE</text:p>
          </table:table-cell>
          <table:table-cell office:value-type="string" table:style-name="ce2">
            <text:p>ANILLA CON ENGANCHES DE PIEL</text:p>
          </table:table-cell>
          <table:table-cell office:value-type="string" table:style-name="ce2">
            <text:p>SPORTSHEETS</text:p>
          </table:table-cell>
          <table:table-cell office:value-type="string" table:style-name="ce3">
            <text:p>LEATHER HOG TIE</text:p>
            <text:p/>
            <text:p>Anilla metálica con 6 enganches de piel para usar con diferentes juguetes de bondage.</text:p>
            <text:p/>
          </table:table-cell>
          <table:table-cell office:value-type="float" office:value="88.95" table:style-name="ce1">
            <text:p>88,95</text:p>
          </table:table-cell>
          <table:table-cell office:value-type="float" office:value="20.45" table:style-name="ce1">
            <text:p>20,4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1951.jpg">http://media.grutinet.com/articulos/or/or_31951.jpg</text:a></text:p>
          </table:table-cell>
          <table:table-cell office:value-type="string" table:style-name="ce4">
            <text:p><text:a xlink:href="http://media.grutinet.com/articulos/lg/lg_31951_0.jpg">http://media.grutinet.com/articulos/lg/lg_31951_0.jpg</text:a></text:p>
          </table:table-cell>
          <table:table-cell office:value-type="string" table:style-name="ce4">
            <text:p><text:a xlink:href="http://media.grutinet.com/articulos/lg/lg_31951_1.jpg">http://media.grutinet.com/articulos/lg/lg_31951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31955" table:style-name="ce1">
            <text:p>31955</text:p>
          </table:table-cell>
          <table:table-cell office:value-type="string" table:style-name="ce2">
            <text:p>VARIOS</text:p>
          </table:table-cell>
          <table:table-cell office:value-type="string" table:style-name="ce2">
            <text:p>LIBROS</text:p>
          </table:table-cell>
          <table:table-cell office:value-type="string" table:style-name="ce2">
            <text:p>ALGUIEN QUE NO SOY. MI ELECCION 1</text:p>
          </table:table-cell>
          <table:table-cell office:value-type="string" table:style-name="ce2">
            <text:p>RANDOM HOUSE</text:p>
          </table:table-cell>
          <table:table-cell office:value-type="string" table:style-name="ce3">
            <text:p>ALGUIEN QUE NO SOY. MI ELECCION 1</text:p>
            <text:p/>
            <text:p>ELÍSABET BENAVENT</text:p>
            <text:p/>
            <text:p>Alba es periodista de vocación, es soltera y sobrevive en Lavapiés. Alba pierde su empleo, pero Gabi le consigue una entrevista. Alba ahora es secretaria y se siente frustrada. En su primer día de trabajo cruza la mirada con un hombre en el metro. Ese hombre es Hugo. Sexy, provocador y horriblemente deseable. También conocerá a Nicolás, enigmático e inquietantemente atractivo. Y...todo se complica cuando Hugo y Nico le proponen un juego... Mi elección I.</text:p>
            <text:p/>
            <text:p>Después del éxito de las sagas Valeria y Silvia, con más de 100.000 ejemplares vendidos, Elísabet Benavent regresa con más fuerza que nunca para ofrecerte un triángulo amoroso eléctrico, una trilogía que te hará temblar y que te agitará hasta la locura. Tú eliges. ¿Quieres jugar? Divertida, desenfadada, abierta, sexual, arriesgada, enérgica, Alguien que no soy, la primera entrega de Mi elección, es puro fuego y placer para los sentidos.</text:p>
            <text:p/>
            <text:p>424 Páginas.</text:p>
            <text:p/>
          </table:table-cell>
          <table:table-cell office:value-type="float" office:value="7.95" table:style-name="ce1">
            <text:p>7,95</text:p>
          </table:table-cell>
          <table:table-cell office:value-type="float" office:value="6.6" table:style-name="ce1">
            <text:p>6,6</text:p>
          </table:table-cell>
          <table:table-cell office:value-type="string" table:style-name="ce2">
            <text:p>SI</text:p>
          </table:table-cell>
          <table:table-cell office:value-type="float" office:value="18" table:style-name="ce1">
            <text:p>18</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31955.jpg">http://media.grutinet.com/articulos/or/or_31955.jpg</text:a></text:p>
          </table:table-cell>
          <table:table-cell office:value-type="string" table:style-name="ce4">
            <text:p><text:a xlink:href="http://media.grutinet.com/articulos/lg/lg_31955_0.jpg">http://media.grutinet.com/articulos/lg/lg_31955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31956" table:style-name="ce1">
            <text:p>31956</text:p>
          </table:table-cell>
          <table:table-cell office:value-type="string" table:style-name="ce2">
            <text:p>VARIOS</text:p>
          </table:table-cell>
          <table:table-cell office:value-type="string" table:style-name="ce2">
            <text:p>LIBROS</text:p>
          </table:table-cell>
          <table:table-cell office:value-type="string" table:style-name="ce2">
            <text:p>ALGUIEN COMO YO. MI ELECCION 3</text:p>
          </table:table-cell>
          <table:table-cell office:value-type="string" table:style-name="ce2">
            <text:p>RANDOM HOUSE</text:p>
          </table:table-cell>
          <table:table-cell office:value-type="string" table:style-name="ce3">
            <text:p>ALGUIEN COMO YO. MI ELECCION 3</text:p>
            <text:p/>
            <text:p>ELÍSABET BENAVENT</text:p>
            <text:p/>
            <text:p>Alba ha recuperado a Nico y se ha alejado de Hugo. Alba intenta que su relación con Nico funcione. Alba echa de menos a Hugo, pero trabaja con él. Alba piensa en Nueva York y decide ser ella misma en fin de año. Alba, Nico y Hugo no volverán a ser quienes eran.</text:p>
            <text:p/>
            <text:p>Después del éxito de las sagas Valeria y Silvia, con más de 120.000 ejemplares vendidos, Elísabet Benavent atrapa de nuevo a sus lectores con una trilogía eléctrica en la que nada es lo que parece. ¿Y tú qué harías para ganar la partida? Alguien que no soy y Alguien como tú, primera y segunda parte de Mi elección, número uno de la lista de más vendidos de ficción erótica en menos de un mes, se cierra con Alguien como yo, un final de infarto que embriaga y seduce, una experiencia de lectura sugerente y adictiva que cambiará tu manera de ver el amor para siempre.</text:p>
            <text:p/>
            <text:p>416 Páginas.</text:p>
            <text:p/>
          </table:table-cell>
          <table:table-cell office:value-type="float" office:value="7.95" table:style-name="ce1">
            <text:p>7,95</text:p>
          </table:table-cell>
          <table:table-cell office:value-type="float" office:value="6.6" table:style-name="ce1">
            <text:p>6,6</text:p>
          </table:table-cell>
          <table:table-cell office:value-type="string" table:style-name="ce2">
            <text:p>SI</text:p>
          </table:table-cell>
          <table:table-cell office:value-type="float" office:value="13" table:style-name="ce1">
            <text:p>1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31956.jpg">http://media.grutinet.com/articulos/or/or_31956.jpg</text:a></text:p>
          </table:table-cell>
          <table:table-cell office:value-type="string" table:style-name="ce4">
            <text:p><text:a xlink:href="http://media.grutinet.com/articulos/lg/lg_31956_0.jpg">http://media.grutinet.com/articulos/lg/lg_31956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32234" table:style-name="ce1">
            <text:p>32234</text:p>
          </table:table-cell>
          <table:table-cell office:value-type="string" table:style-name="ce2">
            <text:p>VARIOS</text:p>
          </table:table-cell>
          <table:table-cell office:value-type="string" table:style-name="ce2">
            <text:p>LIBROS</text:p>
          </table:table-cell>
          <table:table-cell office:value-type="string" table:style-name="ce2">
            <text:p>YO TE SIENTO II. TRILOGIA DE LOS SENTINDOS 2</text:p>
          </table:table-cell>
          <table:table-cell office:value-type="string" table:style-name="ce2">
            <text:p>RANDOM HOUSE</text:p>
          </table:table-cell>
          <table:table-cell office:value-type="string" table:style-name="ce3">
            <text:p>YO TE SIENTO II. TRILOGIA DE LOS SENTINDOS 2</text:p>
            <text:p/>
            <text:p>Irene Cao.<text:s/></text:p>
            <text:p/>
            <text:p>Segunda parte de la «Trilogía de los sentidos». La relación entre Elena y Leonardo aún no ha terminado, y basta un encuentro casual para prender de nuevo un fuego que nunca ha llegado a apagarse.Elena ha pasado página. Los días de pasión y locura que vivió con Leonardo inmersa en el lado oscuro del placer la convirtieron en una mujer fuerte, pero hoy por hoy son solo un recuerdo desenfocado que pasa de vez en cuando por su mente.Ahora Elena sabe lo que quiere y ha elegido a Filippo: por él ha abandonado Venecia y se ha mudado a Roma. La vida que han emprendido juntos es prácticamente perfecta, una armonía de afinidades electivas, tanto en la cama como fuera de ella. Pero cuando el destino hace todo lo posible para obstaculizarnos es imposible borrar el pasado...Es la noche de su trigésimo cumpleaños y lo último que puede imaginar Elena es que el restaurante al que la ha llevado Filippo para celebrarlo es... ¡de Leonardo! Su mirada, que le llega directa al corazón, y un solo beso, robado en la cocina del local, provocan un nuevo y turbador inicio. Nada de reglas, se juega a cartas vistas: porque esta vez no es necesario ocultar el amor, ni siquiera tras el sentimiento de culpa que produce el engaño, y el sexo deja de ser una mera búsqueda del placer para convertirse en el encuentro de unas almas que se pertenecen. Hasta que el secreto más inconfesable de Leonardo sale a la luz y Elena se ve obligada a decidir si está dispuesta a pagar el precio.</text:p>
            <text:p/>
            <text:p>292 Páginas.</text:p>
            <text:p/>
          </table:table-cell>
          <table:table-cell office:value-type="float" office:value="6.95" table:style-name="ce1">
            <text:p>6,95</text:p>
          </table:table-cell>
          <table:table-cell office:value-type="float" office:value="5.78" table:style-name="ce1">
            <text:p>5,7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32234.jpg">http://media.grutinet.com/articulos/or/or_32234.jpg</text:a></text:p>
          </table:table-cell>
          <table:table-cell office:value-type="string" table:style-name="ce4">
            <text:p><text:a xlink:href="http://media.grutinet.com/articulos/lg/lg_32234_0.jpg">http://media.grutinet.com/articulos/lg/lg_32234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32237" table:style-name="ce1">
            <text:p>32237</text:p>
          </table:table-cell>
          <table:table-cell office:value-type="string" table:style-name="ce2">
            <text:p>VARIOS</text:p>
          </table:table-cell>
          <table:table-cell office:value-type="string" table:style-name="ce2">
            <text:p>LIBROS</text:p>
          </table:table-cell>
          <table:table-cell office:value-type="string" table:style-name="ce2">
            <text:p>DESNUDA. EL AFFAIRE BLACKSTONE I</text:p>
          </table:table-cell>
          <table:table-cell office:value-type="string" table:style-name="ce2">
            <text:p>RANDOM HOUSE</text:p>
          </table:table-cell>
          <table:table-cell office:value-type="string" table:style-name="ce3">
            <text:p>DESNUDA. EL AFFAIRE BLACKSTONE I.</text:p>
            <text:p/>
            <text:p>Raine Miller.<text:s/></text:p>
            <text:p/>
            <text:p>Un fruto prohibido es especialmente tentador.No hay que resistirse, morderlo es delicioso...Primera parte de la trilogía erótica que ha seducido a las lectoras de «Cincuenta sombras».El compró mi fotografía y poseyó mi alma...Ethan Blackstone es un hombre rico, sexy y protector. Dirige su propia compañía de seguridad priva da y ahora está inmerso en la organización de los Juegos Olímpicos 2012. Brynne Bennet es una chica americana con un pasado que continúa aterrorizándola en sus pesadillas y por el que recibe tratamiento psicológico. Vive en Londres, donde intenta empezar de nuevo mientras compagina sus estudios de arte con su trabajo como modelo.Ambos se encuentran de manera fortuita en una exposición de fotografía en la que ella participa. Entre los dos surge de inmediato una atracción magnética que los acerca de forma peligrosa.Pero en esta relación se esconden secretos. Secretos que oprimen el alma y que dejan profundas cicatrices. ¿Será Ethan capaz de liberar a Brynne del pasado que la estigmatiza? ¿Cederá Brynne a sus encantos, o los espectros que la atormentan volverán a resurgir y acabarán con la oportunidad de forjar un futuro en común?</text:p>
            <text:p/>
            <text:p>218 Páginas.</text:p>
            <text:p/>
          </table:table-cell>
          <table:table-cell office:value-type="float" office:value="6.95" table:style-name="ce1">
            <text:p>6,95</text:p>
          </table:table-cell>
          <table:table-cell office:value-type="float" office:value="5.78" table:style-name="ce1">
            <text:p>5,78</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32237.jpg">http://media.grutinet.com/articulos/or/or_32237.jpg</text:a></text:p>
          </table:table-cell>
          <table:table-cell office:value-type="string" table:style-name="ce4">
            <text:p><text:a xlink:href="http://media.grutinet.com/articulos/lg/lg_32237_0.jpg">http://media.grutinet.com/articulos/lg/lg_32237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32347" table:style-name="ce1">
            <text:p>32347</text:p>
          </table:table-cell>
          <table:table-cell office:value-type="string" table:style-name="ce2">
            <text:p>VARIOS</text:p>
          </table:table-cell>
          <table:table-cell office:value-type="string" table:style-name="ce2">
            <text:p>LIBROS</text:p>
          </table:table-cell>
          <table:table-cell office:value-type="string" table:style-name="ce2">
            <text:p>EL ORIGEN DEL DESEO. CRÓNICAS DEL TEMPLO I</text:p>
          </table:table-cell>
          <table:table-cell office:value-type="string" table:style-name="ce2">
            <text:p>RANDOM HOUSE</text:p>
          </table:table-cell>
          <table:table-cell office:value-type="string" table:style-name="ce3">
            <text:p>EL ORIGEN DEL DESEO. CRÓNICAS DEL TEMPLO I</text:p>
            <text:p/>
            <text:p>Noelia Amarillo.</text:p>
            <text:p/>
            <text:p>Eberhar no se atrevía a expresar sus deseos más que dos únicos días al año. Y uno de esos dos días de uno de esos años, Sofía tuvo la suerte de toparse con él.</text:p>
            <text:p/>
            <text:p>Él es distinto de todas las personas que ella haya conocido. Está enamorado, confundido y asustado, todo por culpa de una fantasía que es una obsesión; una obsesión de la que reniega. Sin embargo Sofía disfruta demasiado con los deseos de los demás como para consentir que él no la haga partícipe del suyo. Así que averigua que las fantasías de Eberhard están íntimamente relacionadas con... ¿De verdad quieres saberlo?</text:p>
            <text:p/>
            <text:p>160 Páginas.</text:p>
            <text:p/>
            <text:p>Tapa blanda.</text:p>
            <text:p/>
          </table:table-cell>
          <table:table-cell office:value-type="float" office:value="5.95" table:style-name="ce1">
            <text:p>5,95</text:p>
          </table:table-cell>
          <table:table-cell office:value-type="float" office:value="4.24" table:style-name="ce1">
            <text:p>4,2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32347.jpg">http://media.grutinet.com/articulos/or/or_32347.jpg</text:a></text:p>
          </table:table-cell>
          <table:table-cell office:value-type="string" table:style-name="ce4">
            <text:p><text:a xlink:href="http://media.grutinet.com/articulos/lg/lg_32347_0.jpg">http://media.grutinet.com/articulos/lg/lg_32347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32350" table:style-name="ce1">
            <text:p>32350</text:p>
          </table:table-cell>
          <table:table-cell office:value-type="string" table:style-name="ce2">
            <text:p>VARIOS</text:p>
          </table:table-cell>
          <table:table-cell office:value-type="string" table:style-name="ce2">
            <text:p>LIBROS</text:p>
          </table:table-cell>
          <table:table-cell office:value-type="string" table:style-name="ce2">
            <text:p>DESCUBRIENDO EL PLACER</text:p>
          </table:table-cell>
          <table:table-cell office:value-type="string" table:style-name="ce2">
            <text:p>RANDOM HOUSE</text:p>
          </table:table-cell>
          <table:table-cell office:value-type="string" table:style-name="ce3">
            <text:p>DESCUBRIENDO EL PLACER</text:p>
            <text:p/>
            <text:p>Tatiana Amaral.</text:p>
            <text:p/>
            <text:p>Melissa Simon va a sustituir temporalmente a la secretaria de uno de los ejecutivos más importantes de Chicago, Robert Carter. Desde el primer momento, Melissa se siente atraída por él, pero intenta ser fuerte y no ceder a sus instintos.</text:p>
            <text:p/>
            <text:p>Un juego constante de intriga y seducción, donde el amor es la es la única carta prohibida. Carter es el jefe y ella está a sus órdenes, sin embargo, ¿está dispuesta a aceptarlo? Melissa descubre placeres que no ha sentido nunca y que sabe que solo él puede dárselos pero... ¿a qué precio? Juntos descubren que el placer, el sexo y el amor no son lo mismo.</text:p>
            <text:p/>
            <text:p>400 Páginas.</text:p>
            <text:p/>
            <text:p>Tapa blanda con solapa.</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32350.jpg">http://media.grutinet.com/articulos/or/or_32350.jpg</text:a></text:p>
          </table:table-cell>
          <table:table-cell office:value-type="string" table:style-name="ce4">
            <text:p><text:a xlink:href="http://media.grutinet.com/articulos/lg/lg_32350_0.jpg">http://media.grutinet.com/articulos/lg/lg_32350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32652" table:style-name="ce1">
            <text:p>32652</text:p>
          </table:table-cell>
          <table:table-cell office:value-type="string" table:style-name="ce2">
            <text:p>VARIOS</text:p>
          </table:table-cell>
          <table:table-cell office:value-type="string" table:style-name="ce2">
            <text:p>LIBROS</text:p>
          </table:table-cell>
          <table:table-cell office:value-type="string" table:style-name="ce2">
            <text:p>MARTINA CON VISTAS AL MAR. HORIZONTE MARTINA 1</text:p>
          </table:table-cell>
          <table:table-cell office:value-type="string" table:style-name="ce2">
            <text:p>RANDOM HOUSE</text:p>
          </table:table-cell>
          <table:table-cell office:value-type="string" table:style-name="ce3">
            <text:p>MARTINA CON VISTAS AL MAR. HORIZONTE MARTINA 1</text:p>
            <text:p/>
            <text:p>Elísabet Benavent</text:p>
            <text:p/>
            <text:p>Original, arriesgada, arrebatadora, desternillante, hípster, macarra, sexy, 100% @BetaCoqueta, Martina con vistas al mar te enloquecerá.</text:p>
            <text:p/>
            <text:p>Si te llamas Martina, llevas siempre la melena recogida, eres absolutamente cerebral...</text:p>
            <text:p>Si te has formado para ser chef y perteneces al equipo de El Mar...</text:p>
            <text:p>Si has sentido un chispazo al conocer a tu jefe, Pablo Ruiz, excéntrico cocinero con estrella...</text:p>
            <text:p>Si no soportas su indumentaria hípster, pero te irías a cualquier parte si él te lo pidiera...</text:p>
            <text:p>Eres sin dudarlo la protagonista de esta historia...</text:p>
            <text:p>Y tu vida, tan ordenada, está a punto de cambiar.</text:p>
            <text:p/>
            <text:p>Después del éxito de «Saga Valeria», «Saga Silvia» y la trilogía «Mi elección», con más de 400.000 ejemplares vendidos, Elísabet Benavent regresa a la ficción con una historia de amor irrefrenable, súbita, auténtica, un binomio eléctrico, una combinación explosiva que demuestra que en cuestión de amor no se puede negar la evidencia y que no depende de nosotros a quién amar.</text:p>
            <text:p/>
            <text:p/>
            <text:p><text:s/>Formato, páginas: TAPA BLANDA CON SOLAPA, 672</text:p>
            <text:p><text:s/>Medidas: 15 x 23 cm</text:p>
            <text:p/>
            <text:p/>
          </table:table-cell>
          <table:table-cell office:value-type="float" office:value="16.899999999999999" table:style-name="ce1">
            <text:p>16,9</text:p>
          </table:table-cell>
          <table:table-cell office:value-type="float" office:value="14.04" table:style-name="ce1">
            <text:p>14,0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32652.jpg">http://media.grutinet.com/articulos/or/or_32652.jpg</text:a></text:p>
          </table:table-cell>
          <table:table-cell office:value-type="string" table:style-name="ce4">
            <text:p><text:a xlink:href="http://media.grutinet.com/articulos/lg/lg_32652_0.jpg">http://media.grutinet.com/articulos/lg/lg_32652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33596" table:style-name="ce1">
            <text:p>33596</text:p>
          </table:table-cell>
          <table:table-cell office:value-type="string" table:style-name="ce2">
            <text:p>VARIOS</text:p>
          </table:table-cell>
          <table:table-cell office:value-type="string" table:style-name="ce2">
            <text:p>LIBROS</text:p>
          </table:table-cell>
          <table:table-cell office:value-type="string" table:style-name="ce2">
            <text:p>EL JUEGO DE LA LUJURIA</text:p>
          </table:table-cell>
          <table:table-cell office:value-type="string" table:style-name="ce2">
            <text:p>RANDOM HOUSE</text:p>
          </table:table-cell>
          <table:table-cell office:value-type="string" table:style-name="ce3">
            <text:p>EL JUEGO DE LA LUJURIA</text:p>
            <text:p/>
            <text:p>Emma Hart</text:p>
            <text:p/>
            <text:p>Serie: Juegos del Placer, 3</text:p>
            <text:p/>
            <text:p>Su pasado ha sido un infierno, cargado solo de angustia. Sin embargo, él es el único que podrá enseñarle qué significa vivir.</text:p>
            <text:p/>
            <text:p>Abbi Jenkins nunca imaginó que un día saldría de entre los muros de la institución mental en la que ha vivido durante un año. Pero ello no significa que haya olvidado lo que allí ha sucedido. Abbi sabe que la única manera de combatir la depresión es a través del ballet, que más que una afición es su sueño. El ballet y la escuela de artes Julliard se convertirán en su razón de ser. Blake Smith salió de Londres por una sola razón.</text:p>
            <text:p/>
            <text:p>Cuando llega a la ciudad de Nueva York, jura que cumplirá la promesa que un día hizo a su hermana: entrar en Julliard. Blake será emparejado con Abbi en clase; en ella ve un dolor que ya ha visto antes, y por ella luchará para salvarla de sí misma.</text:p>
            <text:p/>
            <text:p/>
            <text:p><text:s/>Páginas: 272</text:p>
            <text:p><text:s/>Formato: Tapa blanda con solapa</text:p>
            <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33596.jpg">http://media.grutinet.com/articulos/or/or_33596.jpg</text:a></text:p>
          </table:table-cell>
          <table:table-cell office:value-type="string" table:style-name="ce4">
            <text:p><text:a xlink:href="http://media.grutinet.com/articulos/lg/lg_33596_0.jpg">http://media.grutinet.com/articulos/lg/lg_33596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34472" table:style-name="ce1">
            <text:p>34472</text:p>
          </table:table-cell>
          <table:table-cell office:value-type="string" table:style-name="ce2">
            <text:p>VARIOS</text:p>
          </table:table-cell>
          <table:table-cell office:value-type="string" table:style-name="ce2">
            <text:p>LIBROS</text:p>
          </table:table-cell>
          <table:table-cell office:value-type="string" table:style-name="ce2">
            <text:p>PALABRAS DE PLACER (TRILOGÍA DEL PLACER II)</text:p>
          </table:table-cell>
          <table:table-cell office:value-type="string" table:style-name="ce2">
            <text:p>RANDOM HOUSE</text:p>
          </table:table-cell>
          <table:table-cell office:value-type="string" table:style-name="ce3">
            <text:p>PALABRAS DE PLACER (TRILOGÍA DEL PLACER II)</text:p>
            <text:p/>
            <text:p>Elena Montagud.</text:p>
            <text:p/>
            <text:p>Tras la sensualidad explosiva deTrazos de placer, llega ahora una novela igual de intensa y aún más apasionada.</text:p>
            <text:p/>
            <text:p>Te lo advertimos y ahora ya lo sabes: con la «Trilogía del Placer», ¡volverás a soñar!</text:p>
            <text:p/>
            <text:p>Melissa y Héctor creen que el amor puede derribar todas las barreras, pero algunas se resisten a caer.</text:p>
            <text:p/>
            <text:p>Melissa piensa que Héctor es el hombre perfecto para ella, sin embargo está descubriendo una faceta de él que desconocía.</text:p>
            <text:p/>
            <text:p>Melissa está convencida de que Germán pertenece al pasado, pero su ex novio no lo tiene tan claro y ha vuelto más guapo y sexy que nunca...</text:p>
            <text:p/>
            <text:p>¿Por qué los ex siempre reaparecen en el momento menos apropiado? ¿Por qué la felicidad junto a alguien nunca puede ser completa? En definitiva, ¿por qué los asuntos del corazón siempre se acaban complicando?</text:p>
            <text:p/>
            <text:p>Una historia de hoy sobre mujeres que buscan el amor y hombres que dicen querer solo sexo.</text:p>
            <text:p/>
            <text:p>Tan real y tan intensa como la vida misma...</text:p>
            <text:p/>
            <text:p/>
            <text:p><text:s/>N&amp;ordm; de páginas: 400 págs.</text:p>
            <text:p><text:s/>Encuadernación: Tapa blanda</text:p>
            <text:p/>
            <text:p/>
          </table:table-cell>
          <table:table-cell office:value-type="float" office:value="6.95" table:style-name="ce1">
            <text:p>6,95</text:p>
          </table:table-cell>
          <table:table-cell office:value-type="float" office:value="5.78" table:style-name="ce1">
            <text:p>5,78</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34472.jpg">http://media.grutinet.com/articulos/or/or_34472.jpg</text:a></text:p>
          </table:table-cell>
          <table:table-cell office:value-type="string" table:style-name="ce4">
            <text:p><text:a xlink:href="http://media.grutinet.com/articulos/lg/lg_34472_0.jpg">http://media.grutinet.com/articulos/lg/lg_34472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34474" table:style-name="ce1">
            <text:p>34474</text:p>
          </table:table-cell>
          <table:table-cell office:value-type="string" table:style-name="ce2">
            <text:p>VARIOS</text:p>
          </table:table-cell>
          <table:table-cell office:value-type="string" table:style-name="ce2">
            <text:p>LIBROS</text:p>
          </table:table-cell>
          <table:table-cell office:value-type="string" table:style-name="ce2">
            <text:p>SECRETOS DE PLACER (TRILOGÍA DEL PLACER III)</text:p>
          </table:table-cell>
          <table:table-cell office:value-type="string" table:style-name="ce2">
            <text:p>RANDOM HOUSE</text:p>
          </table:table-cell>
          <table:table-cell office:value-type="string" table:style-name="ce3">
            <text:p>SECRETOS DE PLACER (TRILOGÍA DEL PLACER III)</text:p>
            <text:p/>
            <text:p>Elena Montagud.</text:p>
            <text:p/>
            <text:p>La tercera entrega de la «Trilogía del placer» nos trae más sorpresas.</text:p>
            <text:p/>
            <text:p>Sensualidad, deseo... y una amenaza inesperada.</text:p>
            <text:p/>
            <text:p>La historia se acerca a su fin... ¿Con quién soñarás ahora?</text:p>
            <text:p/>
            <text:p>Melissa y Héctor han decidido contraer matrimonio, pero a veces la vida depara algunas sorpresas... y no todas son bonitos regalos de boda.</text:p>
            <text:p/>
            <text:p>Héctor ama a Melissa con todas sus fuerzas y, precisamente por eso, sabe que hay cosas de su pasado que no puede contarle.</text:p>
            <text:p/>
            <text:p>Melissa sabe que hay sombras en la vida de Héctor que nunca se han disipado del todo. Ahora está decidida a hacer lo que sea para protegerlo de ellas. Incluso traicionarlo.</text:p>
            <text:p/>
            <text:p>Una historia de hoy sobre mujeres que buscan el amor y hombres que dicen querer solo sexo.</text:p>
            <text:p/>
            <text:p>Tan real y tan intensa como la vida misma...</text:p>
            <text:p/>
            <text:p/>
            <text:p><text:s/>N&amp;ordm; de páginas: 464 págs.</text:p>
            <text:p><text:s/>Encuadernación: Tapa blanda</text:p>
            <text:p/>
            <text:p/>
          </table:table-cell>
          <table:table-cell office:value-type="float" office:value="6.95" table:style-name="ce1">
            <text:p>6,95</text:p>
          </table:table-cell>
          <table:table-cell office:value-type="float" office:value="5.78" table:style-name="ce1">
            <text:p>5,78</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34474.jpg">http://media.grutinet.com/articulos/or/or_34474.jpg</text:a></text:p>
          </table:table-cell>
          <table:table-cell office:value-type="string" table:style-name="ce4">
            <text:p><text:a xlink:href="http://media.grutinet.com/articulos/lg/lg_34474_0.jpg">http://media.grutinet.com/articulos/lg/lg_34474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34507" table:style-name="ce1">
            <text:p>34507</text:p>
          </table:table-cell>
          <table:table-cell office:value-type="string" table:style-name="ce2">
            <text:p>JUGUETES XXX</text:p>
          </table:table-cell>
          <table:table-cell office:value-type="string" table:style-name="ce2">
            <text:p>BONDAGE</text:p>
          </table:table-cell>
          <table:table-cell office:value-type="string" table:style-name="ce2">
            <text:p>VEX ANILLO ESTIMULADOR ACERO</text:p>
          </table:table-cell>
          <table:table-cell office:value-type="string" table:style-name="ce2">
            <text:p>XR BRANDS</text:p>
          </table:table-cell>
          <table:table-cell office:value-type="string" table:style-name="ce3">
            <text:p>VEX</text:p>
            <text:p/>
            <text:p>El Vex es una joya para el pene diseñada para restringir y dar placer de forma simultánea. Hecho de acero inoxidable, tiene un contorno con cuatro olas suaves para aumentar el placer.</text:p>
            <text:p/>
            <text:p>El Vex se estrecha al final y se pondera a la perfección. El plug está conectado a un pequeño anillo que hace que sea más fácil de ajustar. Puede calentarse o enfriarse en el refrigerador.</text:p>
            <text:p/>
            <text:p>Características:</text:p>
            <text:p/>
            <text:p>- Longitud total: 7,3 cm</text:p>
            <text:p>- Longitud Plug: 6 cm</text:p>
            <text:p>- Diámetro Máx insertable: 0,96 cm</text:p>
            <text:p>- Diámetro del anillo interno con bisagras: 3,3 cm</text:p>
            <text:p>- Material: Acero inoxidable</text:p>
            <text:p/>
          </table:table-cell>
          <table:table-cell office:value-type="float" office:value="133.94999999999999" table:style-name="ce1">
            <text:p>133,95</text:p>
          </table:table-cell>
          <table:table-cell office:value-type="float" office:value="30.88" table:style-name="ce1">
            <text:p>30,8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4507.jpg">http://media.grutinet.com/articulos/or/or_34507.jpg</text:a></text:p>
          </table:table-cell>
          <table:table-cell office:value-type="string" table:style-name="ce4">
            <text:p><text:a xlink:href="http://media.grutinet.com/articulos/lg/lg_34507_0.jpg">http://media.grutinet.com/articulos/lg/lg_34507_0.jpg</text:a></text:p>
          </table:table-cell>
          <table:table-cell office:value-type="string" table:style-name="ce4">
            <text:p><text:a xlink:href="http://media.grutinet.com/articulos/lg/lg_34507_1.jpg">http://media.grutinet.com/articulos/lg/lg_34507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34515" table:style-name="ce1">
            <text:p>34515</text:p>
          </table:table-cell>
          <table:table-cell office:value-type="string" table:style-name="ce2">
            <text:p>JUGUETES XXX</text:p>
          </table:table-cell>
          <table:table-cell office:value-type="string" table:style-name="ce2">
            <text:p>ACCESORIOS PENE</text:p>
          </table:table-cell>
          <table:table-cell office:value-type="string" table:style-name="ce2">
            <text:p>CADENCE PENIS PLUG SILICONA VIBRADOR</text:p>
          </table:table-cell>
          <table:table-cell office:value-type="string" table:style-name="ce2">
            <text:p>XR BRANDS</text:p>
          </table:table-cell>
          <table:table-cell office:value-type="string" table:style-name="ce3">
            <text:p>CADENCE</text:p>
            <text:p/>
            <text:p>Descubre el pulso y el ritmo de este plug de vibración de alta calidad. Hecho de silicona de alta calidad para que se doble dentro del cuerpo. Esta pieza de gran potencia envía una fuerte vibración a través de la punta directamente en su pene. Basta con insertar el plug y activar la vibración.<text:s/></text:p>
            <text:p/>
            <text:p>Características:</text:p>
            <text:p/>
            <text:p>- Longitud total: 5,24 cm</text:p>
            <text:p>- Longitud Insertable: 6,35 cm</text:p>
            <text:p>- Diámetro de la cabeza: 0,55 cm</text:p>
            <text:p>- Diámetro del eje: 0,35 cm</text:p>
            <text:p>- Material: Silicona</text:p>
            <text:p/>
            <text:p>Funciona con 5 pilas LR44 no incluidas.</text:p>
            <text:p/>
          </table:table-cell>
          <table:table-cell office:value-type="float" office:value="93.95" table:style-name="ce1">
            <text:p>93,95</text:p>
          </table:table-cell>
          <table:table-cell office:value-type="float" office:value="29.14" table:style-name="ce1">
            <text:p>29,1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4515.jpg">http://media.grutinet.com/articulos/or/or_34515.jpg</text:a></text:p>
          </table:table-cell>
          <table:table-cell office:value-type="string" table:style-name="ce4">
            <text:p><text:a xlink:href="http://media.grutinet.com/articulos/lg/lg_34515_0.jpg">http://media.grutinet.com/articulos/lg/lg_34515_0.jpg</text:a></text:p>
          </table:table-cell>
          <table:table-cell office:value-type="string" table:style-name="ce4">
            <text:p><text:a xlink:href="http://media.grutinet.com/articulos/lg/lg_34515_1.jpg">http://media.grutinet.com/articulos/lg/lg_34515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34811" table:style-name="ce1">
            <text:p>34811</text:p>
          </table:table-cell>
          <table:table-cell office:value-type="string" table:style-name="ce2">
            <text:p>JUGUETES XXX</text:p>
          </table:table-cell>
          <table:table-cell office:value-type="string" table:style-name="ce2">
            <text:p>BONDAGE</text:p>
          </table:table-cell>
          <table:table-cell office:value-type="string" table:style-name="ce2">
            <text:p>CUM-THRU PLUG PARA EL PENE</text:p>
          </table:table-cell>
          <table:table-cell office:value-type="string" table:style-name="ce2">
            <text:p>XR BRANDS</text:p>
          </table:table-cell>
          <table:table-cell office:value-type="string" table:style-name="ce3">
            <text:p>CUM-THRU PLUG</text:p>
            <text:p/>
            <text:p>Original tapón uretral de acero inoxidable duradero y fácil de esterilizar acero inoxidable. El placer se incrementa por la intensa presión una vez que la inserción uretral extra ancha está en su lugar. Cuatro anillos intercambiables proporcionan un ajuste personalizado, uno detrás de la cabeza del pene y uno a lo largo del eje.</text:p>
            <text:p/>
            <text:p>El acero inoxidable es no poroso, higiénico, fácil de esterilizar, resistente a la temperatura y al impacto, y ofrece un valor a largo plazo. El anillo inferior se fija en el extremo del brazo de soporte, que está diseñado para sentarse mediados de eje. El anillo superior, cerca de la cabeza, puede deslizarse hacia arriba y hacia abajo a lo largo del brazo de soporte, para permitir cambios en el tamaño y el movimiento normal, así como un ajuste personalizado.</text:p>
            <text:p/>
            <text:p>La inserción uretral hueca se redondea al final con un pulido suave, sin costuras, rebabas o aristas, alcanza y se abre para facilitar la limpieza. El brazo de soporte es estable y se fija fuertemente, creando un juguete que le durará muchos años con el cuidado adecuado.</text:p>
            <text:p/>
            <text:p>Características:</text:p>
            <text:p/>
            <text:p>- Longitud total del Plug: 9,4 cm</text:p>
            <text:p>- Longitud Insertable: 8 cm</text:p>
            <text:p>- Diámetro Insertable: 0,76 cm</text:p>
            <text:p>- Diámetro de la cabeza: 15,24 cm</text:p>
            <text:p>- Diámetro anillo pequeño: 2,67 cm</text:p>
            <text:p>- Diámetro anillo grande: 3,17 cm</text:p>
            <text:p>- Longitud total del brazo de apoyo: 7,16 cm</text:p>
            <text:p>- Rango ajustable superior: 5,46 cm (Arriba y Abajo)</text:p>
            <text:p>- Material: Acero inoxidable</text:p>
            <text:p/>
          </table:table-cell>
          <table:table-cell office:value-type="float" office:value="123.7118" table:style-name="ce1">
            <text:p>123,7118</text:p>
          </table:table-cell>
          <table:table-cell office:value-type="float" office:value="47.01" table:style-name="ce1">
            <text:p>47,0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4811.jpg">http://media.grutinet.com/articulos/or/or_34811.jpg</text:a></text:p>
          </table:table-cell>
          <table:table-cell office:value-type="string" table:style-name="ce4">
            <text:p><text:a xlink:href="http://media.grutinet.com/articulos/lg/lg_34811_0.jpg">http://media.grutinet.com/articulos/lg/lg_34811_0.jpg</text:a></text:p>
          </table:table-cell>
          <table:table-cell office:value-type="string" table:style-name="ce4">
            <text:p><text:a xlink:href="http://media.grutinet.com/articulos/lg/lg_34811_1.jpg">http://media.grutinet.com/articulos/lg/lg_34811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34906" table:style-name="ce1">
            <text:p>34906</text:p>
          </table:table-cell>
          <table:table-cell office:value-type="string" table:style-name="ce2">
            <text:p>JUGUETES XXX</text:p>
          </table:table-cell>
          <table:table-cell office:value-type="string" table:style-name="ce2">
            <text:p>VIBRADORES</text:p>
          </table:table-cell>
          <table:table-cell office:value-type="string" table:style-name="ce2">
            <text:p>IVIBE SELECT - IPLAY VIBRADOR NEGRO</text:p>
          </table:table-cell>
          <table:table-cell office:value-type="string" table:style-name="ce2">
            <text:p>DOC JOHNSON</text:p>
          </table:table-cell>
          <table:table-cell office:value-type="string" table:style-name="ce3">
            <text:p>IVIBE SELECT IPLAY BLACK</text:p>
            <text:p/>
            <text:p>Iplay es un vibrador curvado que provoca una estimulación intensa del clítoris y del punto G, con botones de control con un solo toque de encendido / apagado, y 7 funciones distintas de vibraciones ultra potentes y resistente al agua.</text:p>
            <text:p/>
            <text:p>Disponible en rosa, negro y morado.</text:p>
            <text:p/>
            <text:p>Incluye caja de almacenamiento magnético con funda exterior extraíble.</text:p>
            <text:p/>
            <text:p/>
            <text:p><text:s/>Material: Silicona</text:p>
            <text:p><text:s/>Diámetro Exterior: 4 cm</text:p>
            <text:p><text:s/>Longitud Total: 11 cm</text:p>
            <text:p><text:s/>Longitud del Eje: 10 cm</text:p>
            <text:p><text:s/>Tipo de Pila: 2 pilas AAA (no incluidas)</text:p>
            <text:p/>
            <text:p/>
          </table:table-cell>
          <table:table-cell office:value-type="float" office:value="54.95" table:style-name="ce1">
            <text:p>54,95</text:p>
          </table:table-cell>
          <table:table-cell office:value-type="float" office:value="30.69" table:style-name="ce1">
            <text:p>30,69</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4906.jpg">http://media.grutinet.com/articulos/or/or_34906.jpg</text:a></text:p>
          </table:table-cell>
          <table:table-cell office:value-type="string" table:style-name="ce4">
            <text:p><text:a xlink:href="http://media.grutinet.com/articulos/lg/lg_34906_0.jpg">http://media.grutinet.com/articulos/lg/lg_34906_0.jpg</text:a></text:p>
          </table:table-cell>
          <table:table-cell office:value-type="string" table:style-name="ce4">
            <text:p><text:a xlink:href="http://media.grutinet.com/articulos/lg/lg_34906_1.jpg">http://media.grutinet.com/articulos/lg/lg_34906_1.jpg</text:a></text:p>
          </table:table-cell>
          <table:table-cell office:value-type="string" table:style-name="ce4">
            <text:p><text:a xlink:href="http://media.grutinet.com/articulos/lg/lg_34906_2.jpg">http://media.grutinet.com/articulos/lg/lg_34906_2.jpg</text:a></text:p>
          </table:table-cell>
          <table:table-cell table:style-name="ce1"/>
          <table:table-cell office:value-type="string" table:style-name="ce4">
            <text:p><text:a xlink:href="http://media.grutinet.com/articulos/lg/lg_34906_3.jpg">http://media.grutinet.com/articulos/lg/lg_34906_3.jpg</text:a></text:p>
          </table:table-cell>
          <table:table-cell table:number-columns-repeated="6" table:style-name="ce2"/>
          <table:table-cell table:number-columns-repeated="16359"/>
        </table:table-row>
        <table:table-row table:style-name="ro2">
          <table:table-cell office:value-type="float" office:value="34921" table:style-name="ce1">
            <text:p>34921</text:p>
          </table:table-cell>
          <table:table-cell office:value-type="string" table:style-name="ce2">
            <text:p>JUGUETES XXX</text:p>
          </table:table-cell>
          <table:table-cell office:value-type="string" table:style-name="ce2">
            <text:p>VIBRADORES</text:p>
          </table:table-cell>
          <table:table-cell office:value-type="string" table:style-name="ce2">
            <text:p>MEN PLEASURE WAND - VIBRADOR MASCULINO ROJO</text:p>
          </table:table-cell>
          <table:table-cell office:value-type="string" table:style-name="ce2">
            <text:p>DOC JOHNSON</text:p>
          </table:table-cell>
          <table:table-cell office:value-type="string" table:style-name="ce3">
            <text:p>MEN PLEASURE WAND - RED</text:p>
            <text:p/>
            <text:p>Vibrador masculino perfecto para estimular el punto-P. Esta varita está curvada para adaptarse a su próstata de forma natural, y dispone de cuatro velocidades para satisfacer sus deseos más profundos.</text:p>
            <text:p/>
            <text:p>El anillo de fácil recuperación hace que la extracción sea sencilla. Es impermeable, firme y flexible.</text:p>
            <text:p/>
            <text:p>¡Prepárse para conocer a su mejor compañero!</text:p>
            <text:p/>
            <text:p>Características:</text:p>
            <text:p/>
            <text:p/>
            <text:p><text:s/>Material: PVC</text:p>
            <text:p><text:s/>Diámetro Exterior: 15 cm</text:p>
            <text:p><text:s/>Longitud del Eje: 11 cm</text:p>
            <text:p><text:s/>Tipo de Pila: 2 pilas AA</text:p>
            <text:p/>
            <text:p/>
          </table:table-cell>
          <table:table-cell office:value-type="float" office:value="88.95" table:style-name="ce1">
            <text:p>88,95</text:p>
          </table:table-cell>
          <table:table-cell office:value-type="float" office:value="27.65" table:style-name="ce1">
            <text:p>27,6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4921.jpg">http://media.grutinet.com/articulos/or/or_34921.jpg</text:a></text:p>
          </table:table-cell>
          <table:table-cell office:value-type="string" table:style-name="ce4">
            <text:p><text:a xlink:href="http://media.grutinet.com/articulos/lg/lg_34921_0.jpg">http://media.grutinet.com/articulos/lg/lg_34921_0.jpg</text:a></text:p>
          </table:table-cell>
          <table:table-cell office:value-type="string" table:style-name="ce4">
            <text:p><text:a xlink:href="http://media.grutinet.com/articulos/lg/lg_34921_1.jpg">http://media.grutinet.com/articulos/lg/lg_34921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36317" table:style-name="ce1">
            <text:p>36317</text:p>
          </table:table-cell>
          <table:table-cell office:value-type="string" table:style-name="ce2">
            <text:p>VARIOS</text:p>
          </table:table-cell>
          <table:table-cell office:value-type="string" table:style-name="ce2">
            <text:p>LIBROS</text:p>
          </table:table-cell>
          <table:table-cell office:value-type="string" table:style-name="ce2">
            <text:p>DI MI NOMBRE - TRILOGÍA AFFAIRE STARK I</text:p>
          </table:table-cell>
          <table:table-cell office:value-type="string" table:style-name="ce2">
            <text:p>GRIJALBO</text:p>
          </table:table-cell>
          <table:table-cell office:value-type="string" table:style-name="ce3">
            <text:p>DI MI NOMBRE - TRILOGÍA AFFAIRE STARK I</text:p>
            <text:p/>
            <text:p>Di mi nombre, la primera novela de la excitante trilogía de romance erótico «El affaire Stark», es el inicio perfecto para una historia inolvidable, elegante y tremendamente sensual. Sylvia y Jackson sin duda serán los personajes más sexys, atractivos y vulnerables de la temporada. Erotismo sin límites, amor apasionado y unas gotas de misterio se mezclan en este cocktail irresistible y adictivo, escrito por una de las maestras indiscutibles del género.</text:p>
            <text:p/>
            <text:p>Sylvia Brooks es una mujer emprendedora y en apariencia muy segura de sí misma que trabaja a las órdenes del magnate Damien Stark. Acostumbrada a moverse en un mundo de hombres poderosos, Sylvia recibe de su jefe un encargo que puede suponer su definitiva consagración profesional: la urbanización de una isla paradisíaca del Caribe llamada a convertirse en un complejo vacacional incomparable.</text:p>
            <text:p/>
            <text:p>Ella es consciente de que el éxito radicará en encontrar al arquitecto adecuado y de que no hay otro mejor que el viril e independiente Jackson Steele, el apuesto hombre con quien mantuvo una relación a la que ella puso fin cuando intuyó que los sentimientos que albergaba hacia él podían derribar todas sus barreras y sacar a la luz sus secretos más íntimos.</text:p>
            <text:p/>
            <text:p>Pero ha llegado el momento del reen...</text:p>
            <text:p/>
            <text:p/>
            <text:p><text:s/>Tapa Blanda</text:p>
            <text:p><text:s/>368 páginas</text:p>
            <text:p/>
            <text:p/>
          </table:table-cell>
          <table:table-cell office:value-type="float" office:value="15.9" table:style-name="ce1">
            <text:p>15,9</text:p>
          </table:table-cell>
          <table:table-cell office:value-type="float" office:value="13.2" table:style-name="ce1">
            <text:p>13,2</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36317.jpg">http://media.grutinet.com/articulos/or/or_36317.jpg</text:a></text:p>
          </table:table-cell>
          <table:table-cell office:value-type="string" table:style-name="ce4">
            <text:p><text:a xlink:href="http://media.grutinet.com/articulos/lg/lg_36317_0.jpg">http://media.grutinet.com/articulos/lg/lg_36317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37483" table:style-name="ce1">
            <text:p>37483</text:p>
          </table:table-cell>
          <table:table-cell office:value-type="string" table:style-name="ce2">
            <text:p>VARIOS</text:p>
          </table:table-cell>
          <table:table-cell office:value-type="string" table:style-name="ce2">
            <text:p>LIBROS</text:p>
          </table:table-cell>
          <table:table-cell office:value-type="string" table:style-name="ce2">
            <text:p>MY DILEMMA IS YOU<text:s/></text:p>
          </table:table-cell>
          <table:table-cell office:value-type="string" table:style-name="ce2">
            <text:p>RANDOM HOUSE</text:p>
          </table:table-cell>
          <table:table-cell office:value-type="string" table:style-name="ce3">
            <text:p>MY DILEMMA IS YOU<text:s/></text:p>
            <text:p/>
            <text:p>Cristina Chiperi</text:p>
            <text:p/>
            <text:p>No podrás resistirte a la historia de amor entre Cris y Cam. Sentirás emociones a flor de piel a cada instante y no podrás dejar de leer. Garantizado.¿Estás preparada para dejarte llevar por el fenómeno My Dilemma Is You?Eres mi adicción.Eres mi locura.Eres mi dilema.Entre fiestas, amigos y buenas notas en el instituto, la vida de Cristina Evans en Los Ángeles no podría ser más perfecta. Pero cuando sus padres le anuncian que deben mudarse a Miami todo cambia.Pese a la nostalgia, Cris se adapta pronto a su nuevo instituto, conoce a los estudiantes más populares y encuentra un nuevo amor. Solo dos personas parecen no acogerla muy calurosamente: Susan y su novio Cameron, con los que discute constantemente. Pero si juegas con fuego puedes llegar a quemarte, y cuando Cameron la mira con sus ojos castaños... Cris siente que el odio podría convertirse en algo muy diferente.My Dilemma Is You ha recibido más de 20 millones de visitas en Wattpad. Es el fenómeno del que todo el mundo habla.</text:p>
            <text:p/>
            <text:p/>
            <text:p><text:s/>Materia: Narrativa: romántica / erótica</text:p>
            <text:p><text:s/>Idioma: Castellano</text:p>
            <text:p><text:s/>Fecha de Publicación: 12 Septiembre 2016</text:p>
            <text:p><text:s/>N&amp;ordm; Edición: 1</text:p>
            <text:p><text:s/>N&amp;ordm; páginas: 410</text:p>
            <text:p><text:s/>Encuadernación:Rústica</text:p>
            <text:p/>
            <text:p/>
            <text:p><text:s/></text:p>
            <text:p/>
          </table:table-cell>
          <table:table-cell office:value-type="float" office:value="16.899999999999999" table:style-name="ce1">
            <text:p>16,9</text:p>
          </table:table-cell>
          <table:table-cell office:value-type="float" office:value="14.04" table:style-name="ce1">
            <text:p>14,04</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37483.jpg">http://media.grutinet.com/articulos/or/or_37483.jpg</text:a></text:p>
          </table:table-cell>
          <table:table-cell office:value-type="string" table:style-name="ce4">
            <text:p><text:a xlink:href="http://media.grutinet.com/articulos/lg/lg_37483_0.jpg">http://media.grutinet.com/articulos/lg/lg_37483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37583" table:style-name="ce1">
            <text:p>37583</text:p>
          </table:table-cell>
          <table:table-cell office:value-type="string" table:style-name="ce2">
            <text:p>LENCERIA</text:p>
          </table:table-cell>
          <table:table-cell office:value-type="string" table:style-name="ce2">
            <text:p>MALLAS</text:p>
          </table:table-cell>
          <table:table-cell office:value-type="string" table:style-name="ce2">
            <text:p>LEGGINS CON TRANSPARENCIAS DE FLORES TALLA PLUS</text:p>
          </table:table-cell>
          <table:table-cell office:value-type="string" table:style-name="ce2">
            <text:p>ALLURE LINGERIE</text:p>
          </table:table-cell>
          <table:table-cell office:value-type="string" table:style-name="ce3">
            <text:p>LACE FRONT PANEL LEGGINGS</text:p>
            <text:p/>
            <text:p>Leggins efecto mojado con transparencias de flores en la parte delantera.</text:p>
            <text:p/>
            <text:p>Talla única plus.</text:p>
            <text:p/>
            <text:p>Composición: 92% Polyester, 8% Elastane</text:p>
            <text:p/>
          </table:table-cell>
          <table:table-cell office:value-type="float" office:value="53.99" table:style-name="ce1">
            <text:p>53,99</text:p>
          </table:table-cell>
          <table:table-cell office:value-type="float" office:value="18.3" table:style-name="ce1">
            <text:p>18,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37583.jpg">http://media.grutinet.com/articulos/or/or_37583.jpg</text:a></text:p>
          </table:table-cell>
          <table:table-cell office:value-type="string" table:style-name="ce4">
            <text:p><text:a xlink:href="http://media.grutinet.com/articulos/lg/lg_37583_0.jpg">http://media.grutinet.com/articulos/lg/lg_37583_0.jpg</text:a></text:p>
          </table:table-cell>
          <table:table-cell office:value-type="string" table:style-name="ce4">
            <text:p><text:a xlink:href="http://media.grutinet.com/articulos/lg/lg_37583_1.jpg">http://media.grutinet.com/articulos/lg/lg_37583_1.jpg</text:a></text:p>
          </table:table-cell>
          <table:table-cell office:value-type="string" table:style-name="ce4">
            <text:p><text:a xlink:href="http://media.grutinet.com/articulos/lg/lg_37583_2.jpg">http://media.grutinet.com/articulos/lg/lg_37583_2.jpg</text:a></text:p>
          </table:table-cell>
          <table:table-cell office:value-type="float" office:value="37583" table:style-name="ce1">
            <text:p>37583</text:p>
          </table:table-cell>
          <table:table-cell office:value-type="string" table:style-name="ce4">
            <text:p><text:a xlink:href="http://media.grutinet.com/articulos/lg/lg_37583_3.jpg">http://media.grutinet.com/articulos/lg/lg_37583_3.jpg</text:a></text:p>
          </table:table-cell>
          <table:table-cell table:number-columns-repeated="6" table:style-name="ce2"/>
          <table:table-cell table:number-columns-repeated="16359"/>
        </table:table-row>
        <table:table-row table:style-name="ro2">
          <table:table-cell office:value-type="float" office:value="37650" table:style-name="ce1">
            <text:p>37650</text:p>
          </table:table-cell>
          <table:table-cell office:value-type="string" table:style-name="ce2">
            <text:p>LENCERIA</text:p>
          </table:table-cell>
          <table:table-cell office:value-type="string" table:style-name="ce2">
            <text:p>MALLAS</text:p>
          </table:table-cell>
          <table:table-cell office:value-type="string" table:style-name="ce2">
            <text:p>SEXY SKIN LEGGINS NEGRO</text:p>
          </table:table-cell>
          <table:table-cell office:value-type="string" table:style-name="ce2">
            <text:p>ALLURE LINGERIE</text:p>
          </table:table-cell>
          <table:table-cell office:value-type="string" table:style-name="ce3">
            <text:p>SEXY SKIN STRETCH PANTS BLACK</text:p>
            <text:p/>
            <text:p>Realza tus curvas con estos leggins Sexy Skin de color negro.</text:p>
            <text:p/>
            <text:p>Composición: 65%polyester, 25%Polyurethane, 10%PVC</text:p>
            <text:p/>
          </table:table-cell>
          <table:table-cell office:value-type="float" office:value="79.989999999999995" table:style-name="ce1">
            <text:p>79,99</text:p>
          </table:table-cell>
          <table:table-cell office:value-type="float" office:value="28.47" table:style-name="ce1">
            <text:p>28,4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XL</text:p>
          </table:table-cell>
          <table:table-cell office:value-type="string" table:style-name="ce4">
            <text:p><text:a xlink:href="http://media.grutinet.com/articulos/or/or_37650.jpg">http://media.grutinet.com/articulos/or/or_37650.jpg</text:a></text:p>
          </table:table-cell>
          <table:table-cell office:value-type="string" table:style-name="ce4">
            <text:p><text:a xlink:href="http://media.grutinet.com/articulos/lg/lg_37650_0.jpg">http://media.grutinet.com/articulos/lg/lg_37650_0.jpg</text:a></text:p>
          </table:table-cell>
          <table:table-cell office:value-type="string" table:style-name="ce4">
            <text:p><text:a xlink:href="http://media.grutinet.com/articulos/lg/lg_37650_1.jpg">http://media.grutinet.com/articulos/lg/lg_37650_1.jpg</text:a></text:p>
          </table:table-cell>
          <table:table-cell office:value-type="string" table:style-name="ce4">
            <text:p><text:a xlink:href="http://media.grutinet.com/articulos/lg/lg_37650_2.jpg">http://media.grutinet.com/articulos/lg/lg_37650_2.jpg</text:a></text:p>
          </table:table-cell>
          <table:table-cell office:value-type="float" office:value="37650" table:style-name="ce1">
            <text:p>37650</text:p>
          </table:table-cell>
          <table:table-cell office:value-type="string" table:style-name="ce4">
            <text:p><text:a xlink:href="http://media.grutinet.com/articulos/lg/lg_37650_3.jpg">http://media.grutinet.com/articulos/lg/lg_37650_3.jpg</text:a></text:p>
          </table:table-cell>
          <table:table-cell table:number-columns-repeated="6" table:style-name="ce2"/>
          <table:table-cell table:number-columns-repeated="16359"/>
        </table:table-row>
        <table:table-row table:style-name="ro2">
          <table:table-cell office:value-type="float" office:value="383609" table:style-name="ce1">
            <text:p>383609</text:p>
          </table:table-cell>
          <table:table-cell office:value-type="string" table:style-name="ce2">
            <text:p>VARIOS</text:p>
          </table:table-cell>
          <table:table-cell office:value-type="string" table:style-name="ce2">
            <text:p>LIBROS</text:p>
          </table:table-cell>
          <table:table-cell office:value-type="string" table:style-name="ce2">
            <text:p>LASCIVIA (PECADOS PLACENTEROS 1)</text:p>
          </table:table-cell>
          <table:table-cell office:value-type="string" table:style-name="ce2">
            <text:p>RANDOM HOUSE</text:p>
          </table:table-cell>
          <table:table-cell office:value-type="string" table:style-name="ce3">
            <text:p>LASCIVIA (PECADOS PLACENTEROS 1)</text:p>
            <text:p/>
            <text:p>EVA MUÑOZ</text:p>
            <text:p/>
            <text:p>Llega el nuevo fenómeno que ha revolucionado la plataforma de Wattpad: la trilogía de los Pecados Placenteros.</text:p>
            <text:p/>
            <text:p>EN CUESTIONES DE PASIÓN NO HAY AMIGOS NI ALIANZAS# NI COMPROMISOS</text:p>
            <text:p/>
            <text:p>Tras las vacaciones Rachel James debe volver a su puesto como teniente en el ejército de la FEMF y se encuentra con que la central de Londres no es la misma, ya que los cimientos de su vida perfecta tiemblan con la llegada de un nuevo coronel, soberbio y con una belleza inhumana, que ha tomado el comando.</text:p>
            <text:p/>
            <text:p>Christopher Morgan está al mando y cree tener todo claro, pero las tentaciones desencadenarán un torbellino de pasiones soltando el tipo de llama que hace arder a aquellos que se hacen llamar amantes.</text:p>
            <text:p/>
            <text:p>Este complicado juego empieza con Lascivia, una historia +21 ambientada en el mundo de la milicia y la mafia, cargada de traiciones, infidelidades, engaños y amores letalmente tóxicos.</text:p>
            <text:p/>
            <text:p/>
            <text:p><text:s/>N&amp;ordm; de páginas: 432 págs.</text:p>
            <text:p><text:s/>Encuadernación: Tapa blanda</text:p>
            <text:p><text:s/>Año de edición: 2022</text:p>
            <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383609.jpg">http://media.grutinet.com/articulos/or/or_383609.jpg</text:a></text:p>
          </table:table-cell>
          <table:table-cell office:value-type="string" table:style-name="ce4">
            <text:p><text:a xlink:href="http://media.grutinet.com/articulos/lg/lg_383609_0.jpg">http://media.grutinet.com/articulos/lg/lg_383609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38754" table:style-name="ce1">
            <text:p>38754</text:p>
          </table:table-cell>
          <table:table-cell office:value-type="string" table:style-name="ce2">
            <text:p>JUGUETES XXX</text:p>
          </table:table-cell>
          <table:table-cell office:value-type="string" table:style-name="ce2">
            <text:p>ESTIMULADORES</text:p>
          </table:table-cell>
          <table:table-cell office:value-type="string" table:style-name="ce2">
            <text:p>ENTICE JULIETTE MASAJEADOR ROSA</text:p>
          </table:table-cell>
          <table:table-cell office:value-type="string" table:style-name="ce2">
            <text:p>CALEXOTICS</text:p>
          </table:table-cell>
          <table:table-cell office:value-type="string" table:style-name="ce3">
            <text:p>ENTICE JULIETTE PINK</text:p>
            <text:p/>
            <text:p>Masajeador Juliette de silicona, con mando a distancia y múltiples velocidades.</text:p>
            <text:p/>
            <text:p>Resistente al agua.</text:p>
            <text:p/>
            <text:p>Recargable con USB.</text:p>
            <text:p/>
            <text:p/>
            <text:p><text:s/>Diámetro Exterior: 4 cm</text:p>
            <text:p><text:s/>Longitud Total: 10 cm</text:p>
            <text:p/>
            <text:p/>
          </table:table-cell>
          <table:table-cell office:value-type="float" office:value="84.99" table:style-name="ce1">
            <text:p>84,99</text:p>
          </table:table-cell>
          <table:table-cell office:value-type="float" office:value="26.1" table:style-name="ce1">
            <text:p>26,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8754.jpg">http://media.grutinet.com/articulos/or/or_38754.jpg</text:a></text:p>
          </table:table-cell>
          <table:table-cell office:value-type="string" table:style-name="ce4">
            <text:p><text:a xlink:href="http://media.grutinet.com/articulos/lg/lg_38754_0.jpg">http://media.grutinet.com/articulos/lg/lg_38754_0.jpg</text:a></text:p>
          </table:table-cell>
          <table:table-cell office:value-type="string" table:style-name="ce4">
            <text:p><text:a xlink:href="http://media.grutinet.com/articulos/lg/lg_38754_1.jpg">http://media.grutinet.com/articulos/lg/lg_38754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39981" table:style-name="ce1">
            <text:p>39981</text:p>
          </table:table-cell>
          <table:table-cell office:value-type="string" table:style-name="ce2">
            <text:p>JUGUETES XXX</text:p>
          </table:table-cell>
          <table:table-cell office:value-type="string" table:style-name="ce2">
            <text:p>BONDAGE</text:p>
          </table:table-cell>
          <table:table-cell office:value-type="string" table:style-name="ce2">
            <text:p>SEX SLING - ATADURAS NEOPRENO NEGRO</text:p>
          </table:table-cell>
          <table:table-cell office:value-type="string" table:style-name="ce2">
            <text:p>SPORTSHEETS</text:p>
          </table:table-cell>
          <table:table-cell office:value-type="string" table:style-name="ce3">
            <text:p>SEX SLING - BLACK NEOPRENE</text:p>
            <text:p/>
            <text:p>Suave y cómodo reposo en el cuello con correas totalmente ajustables. El soporte reduce la fatiga de las piernas y la contrapresión inferior mientras que el ángulo creado aumenta la estimulación del punto G durante la penetración.</text:p>
            <text:p/>
            <text:p>Material: Neoprene, polypropylene webbing, plastic hardware, velcro</text:p>
            <text:p/>
          </table:table-cell>
          <table:table-cell office:value-type="float" office:value="60.95" table:style-name="ce1">
            <text:p>60,95</text:p>
          </table:table-cell>
          <table:table-cell office:value-type="float" office:value="38.04" table:style-name="ce1">
            <text:p>38,0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9981.jpg">http://media.grutinet.com/articulos/or/or_39981.jpg</text:a></text:p>
          </table:table-cell>
          <table:table-cell office:value-type="string" table:style-name="ce4">
            <text:p><text:a xlink:href="http://media.grutinet.com/articulos/lg/lg_39981_0.jpg">http://media.grutinet.com/articulos/lg/lg_39981_0.jpg</text:a></text:p>
          </table:table-cell>
          <table:table-cell office:value-type="string" table:style-name="ce4">
            <text:p><text:a xlink:href="http://media.grutinet.com/articulos/lg/lg_39981_1.jpg">http://media.grutinet.com/articulos/lg/lg_39981_1.jpg</text:a></text:p>
          </table:table-cell>
          <table:table-cell office:value-type="string" table:style-name="ce4">
            <text:p><text:a xlink:href="http://media.grutinet.com/articulos/lg/lg_39981_2.jpg">http://media.grutinet.com/articulos/lg/lg_39981_2.jpg</text:a></text:p>
          </table:table-cell>
          <table:table-cell table:style-name="ce1"/>
          <table:table-cell table:number-columns-repeated="7" table:style-name="ce2"/>
          <table:table-cell table:number-columns-repeated="16359"/>
        </table:table-row>
        <table:table-row table:style-name="ro2">
          <table:table-cell office:value-type="float" office:value="40359" table:style-name="ce1">
            <text:p>40359</text:p>
          </table:table-cell>
          <table:table-cell office:value-type="string" table:style-name="ce2">
            <text:p>VARIOS</text:p>
          </table:table-cell>
          <table:table-cell office:value-type="string" table:style-name="ce2">
            <text:p>LIBROS</text:p>
          </table:table-cell>
          <table:table-cell office:value-type="string" table:style-name="ce2">
            <text:p>CINE CALIENTE<text:s/></text:p>
          </table:table-cell>
          <table:table-cell office:value-type="string" table:style-name="ce2">
            <text:p>MA NON TROPPO</text:p>
          </table:table-cell>
          <table:table-cell office:value-type="string" table:style-name="ce3">
            <text:p>CINE CALIENTE<text:s/></text:p>
            <text:p/>
            <text:p>Pedro Calleja.</text:p>
            <text:p/>
            <text:p>Los films eróticos y sexuales, estimulan la libido de cualquier aficionado al séptimo arte. Estos films recogen los momentos más significativos en la historia del erotismo cinematográfico, desde la década de los locos años veinte hasta nuestros días. Los cien films más relevantes del género, ordenadas cronológicamente, son analizadas con rigor cinéfago, pasión periodística y sentido del humor, destacando la labor de sus directores y protagonistas, las anécdotas de rodaje y las circunstancias sociopolíticas que marcaron sus respectivos estrenos. Como complemento imprescindible, treinta figuras especialmente destacables en el campo de la erotomanía cinemática reciben un tratamiento biofilmográfico aparte.</text:p>
            <text:p/>
            <text:p/>
            <text:p><text:s/>N&amp;ordm; de páginas: 280 págs.</text:p>
            <text:p><text:s/>Encuadernación: Tapa blanda</text:p>
            <text:p/>
            <text:p/>
          </table:table-cell>
          <table:table-cell office:value-type="float" office:value="20.790900000000001" table:style-name="ce1">
            <text:p>20,7909</text:p>
          </table:table-cell>
          <table:table-cell office:value-type="float" office:value="6.86" table:style-name="ce1">
            <text:p>6,8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40359.jpg">http://media.grutinet.com/articulos/or/or_40359.jpg</text:a></text:p>
          </table:table-cell>
          <table:table-cell office:value-type="string" table:style-name="ce4">
            <text:p><text:a xlink:href="http://media.grutinet.com/articulos/lg/lg_40359_0.jpg">http://media.grutinet.com/articulos/lg/lg_40359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40882" table:style-name="ce1">
            <text:p>40882</text:p>
          </table:table-cell>
          <table:table-cell office:value-type="string" table:style-name="ce2">
            <text:p>JUGUETES XXX</text:p>
          </table:table-cell>
          <table:table-cell office:value-type="string" table:style-name="ce2">
            <text:p>PLUGS</text:p>
          </table:table-cell>
          <table:table-cell office:value-type="string" table:style-name="ce2">
            <text:p>XPANDER X3 ESTIMULADOR DE PROSTATA TALLA M</text:p>
          </table:table-cell>
          <table:table-cell office:value-type="string" table:style-name="ce2">
            <text:p>JOYDIVISION</text:p>
          </table:table-cell>
          <table:table-cell office:value-type="string" table:style-name="ce3">
            <text:p>XPANDER X3 PROSTATE STIMULATION SIZE M</text:p>
            <text:p/>
            <text:p>X3- The Specialist: <text:s/>un estimulador avanzado para usuarios avanzados.</text:p>
            <text:p/>
            <text:p>Descubre la estimulación perfecta entre próstata, ano y perineo con el X3 de Xpander de Joy Division. La innovadora tecnología de Xpander es el resultado de una intensa búsqueda del placer sexual realizada en cooperación con urólogos y sexólogos.</text:p>
            <text:p/>
            <text:p>La magia reside en que puede reducir su volumen un 50%, hecho que lo hace muy fácil de insertar de forma totalmente segura, provocando una vez insertado una estimulación extrema.</text:p>
            <text:p/>
            <text:p>Fabricado en Silicona 100% es seguro para el cuerpo y puede utilizarse con cualquier lubricante.</text:p>
            <text:p/>
            <text:p>Prepárate para descubrir los placeres más ocultos solo o con tu pareja.</text:p>
            <text:p/>
            <text:p>Medidas:</text:p>
            <text:p/>
            <text:p/>
            <text:p><text:s/>A / 10.5 cm</text:p>
            <text:p><text:s/>B / 4,8 cm</text:p>
            <text:p><text:s/>C / 4.2 cm</text:p>
            <text:p><text:s/>C comprimido / 2.0 cm</text:p>
            <text:p/>
            <text:p/>
          </table:table-cell>
          <table:table-cell office:value-type="float" office:value="48.9" table:style-name="ce1">
            <text:p>48,9</text:p>
          </table:table-cell>
          <table:table-cell office:value-type="float" office:value="24.2" table:style-name="ce1">
            <text:p>24,2</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0882.jpg">http://media.grutinet.com/articulos/or/or_40882.jpg</text:a></text:p>
          </table:table-cell>
          <table:table-cell office:value-type="string" table:style-name="ce4">
            <text:p><text:a xlink:href="http://media.grutinet.com/articulos/lg/lg_40882_0.jpg">http://media.grutinet.com/articulos/lg/lg_40882_0.jpg</text:a></text:p>
          </table:table-cell>
          <table:table-cell office:value-type="string" table:style-name="ce4">
            <text:p><text:a xlink:href="http://media.grutinet.com/articulos/lg/lg_40882_1.jpg">http://media.grutinet.com/articulos/lg/lg_40882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40982" table:style-name="ce1">
            <text:p>40982</text:p>
          </table:table-cell>
          <table:table-cell office:value-type="string" table:style-name="ce2">
            <text:p>LENCERIA</text:p>
          </table:table-cell>
          <table:table-cell office:value-type="string" table:style-name="ce2">
            <text:p>CONJUNTOS</text:p>
          </table:table-cell>
          <table:table-cell office:value-type="string" table:style-name="ce2">
            <text:p>CONJUNTO GISELLE BRAGUITA CON PANTALÓN</text:p>
          </table:table-cell>
          <table:table-cell office:value-type="string" table:style-name="ce2">
            <text:p>FANTASY LINGERIE</text:p>
          </table:table-cell>
          <table:table-cell office:value-type="string" table:style-name="ce3">
            <text:p>GISELLE BRALETTE W LACE PANT<text:s/></text:p>
            <text:p/>
            <text:p>Bonito conjunto Giselle compuesto por sujetador, tanga y pantalón largo de encaje floral.</text:p>
            <text:p/>
            <text:p>El sujetador tiene un escote de tiras en la parte delantera y tirantes ajustables en la trasera.</text:p>
            <text:p/>
            <text:p>Las braguitas son lisas para destacar. Y el pantalón largo resaltará tu figura.</text:p>
            <text:p/>
            <text:p>Composición: 90% Polyamide, 10% Spandex</text:p>
            <text:p/>
          </table:table-cell>
          <table:table-cell office:value-type="float" office:value="89.977800000000002" table:style-name="ce1">
            <text:p>89,9778</text:p>
          </table:table-cell>
          <table:table-cell office:value-type="float" office:value="29.95" table:style-name="ce1">
            <text:p>29,9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40982.jpg">http://media.grutinet.com/articulos/or/or_40982.jpg</text:a></text:p>
          </table:table-cell>
          <table:table-cell office:value-type="string" table:style-name="ce4">
            <text:p><text:a xlink:href="http://media.grutinet.com/articulos/lg/lg_40982_0.jpg">http://media.grutinet.com/articulos/lg/lg_40982_0.jpg</text:a></text:p>
          </table:table-cell>
          <table:table-cell office:value-type="string" table:style-name="ce4">
            <text:p><text:a xlink:href="http://media.grutinet.com/articulos/lg/lg_40982_1.jpg">http://media.grutinet.com/articulos/lg/lg_40982_1.jpg</text:a></text:p>
          </table:table-cell>
          <table:table-cell office:value-type="string" table:style-name="ce4">
            <text:p><text:a xlink:href="http://media.grutinet.com/articulos/lg/lg_40982_2.jpg">http://media.grutinet.com/articulos/lg/lg_40982_2.jpg</text:a></text:p>
          </table:table-cell>
          <table:table-cell office:value-type="float" office:value="40982" table:style-name="ce1">
            <text:p>40982</text:p>
          </table:table-cell>
          <table:table-cell table:number-columns-repeated="7" table:style-name="ce2"/>
          <table:table-cell table:number-columns-repeated="16359"/>
        </table:table-row>
        <table:table-row table:style-name="ro2">
          <table:table-cell office:value-type="float" office:value="40995" table:style-name="ce1">
            <text:p>40995</text:p>
          </table:table-cell>
          <table:table-cell office:value-type="string" table:style-name="ce2">
            <text:p>LENCERIA</text:p>
          </table:table-cell>
          <table:table-cell office:value-type="string" table:style-name="ce2">
            <text:p>MONOS</text:p>
          </table:table-cell>
          <table:table-cell office:value-type="string" table:style-name="ce2">
            <text:p>MONO NICKI DE ENCAJE FLORAL</text:p>
          </table:table-cell>
          <table:table-cell office:value-type="string" table:style-name="ce2">
            <text:p>FANTASY LINGERIE</text:p>
          </table:table-cell>
          <table:table-cell office:value-type="string" table:style-name="ce3">
            <text:p>NICKI JUMPSUIT</text:p>
            <text:p/>
            <text:p>Elegante mono de encaje con cuello halter que crea un aire sofisticado con su profundo escote en V. Su encaje floral se extiende por todo el pantalón dejando la espalda descubierta,</text:p>
            <text:p/>
            <text:p>Te sentirás de lo más atractiva.</text:p>
            <text:p/>
            <text:p>Composición: 100% Nylon</text:p>
            <text:p/>
          </table:table-cell>
          <table:table-cell office:value-type="float" office:value="86.5822" table:style-name="ce1">
            <text:p>86,5822</text:p>
          </table:table-cell>
          <table:table-cell office:value-type="float" office:value="28.52" table:style-name="ce1">
            <text:p>28,5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3X/4X</text:p>
          </table:table-cell>
          <table:table-cell office:value-type="string" table:style-name="ce4">
            <text:p><text:a xlink:href="http://media.grutinet.com/articulos/or/or_40995.jpg">http://media.grutinet.com/articulos/or/or_40995.jpg</text:a></text:p>
          </table:table-cell>
          <table:table-cell office:value-type="string" table:style-name="ce4">
            <text:p><text:a xlink:href="http://media.grutinet.com/articulos/lg/lg_40995_0.jpg">http://media.grutinet.com/articulos/lg/lg_40995_0.jpg</text:a></text:p>
          </table:table-cell>
          <table:table-cell office:value-type="string" table:style-name="ce4">
            <text:p><text:a xlink:href="http://media.grutinet.com/articulos/lg/lg_40995_1.jpg">http://media.grutinet.com/articulos/lg/lg_40995_1.jpg</text:a></text:p>
          </table:table-cell>
          <table:table-cell office:value-type="string" table:style-name="ce4">
            <text:p><text:a xlink:href="http://media.grutinet.com/articulos/lg/lg_40995_2.jpg">http://media.grutinet.com/articulos/lg/lg_40995_2.jpg</text:a></text:p>
          </table:table-cell>
          <table:table-cell office:value-type="float" office:value="40995" table:style-name="ce1">
            <text:p>40995</text:p>
          </table:table-cell>
          <table:table-cell table:number-columns-repeated="7" table:style-name="ce2"/>
          <table:table-cell table:number-columns-repeated="16359"/>
        </table:table-row>
        <table:table-row table:style-name="ro2">
          <table:table-cell office:value-type="float" office:value="41068" table:style-name="ce1">
            <text:p>41068</text:p>
          </table:table-cell>
          <table:table-cell office:value-type="string" table:style-name="ce2">
            <text:p>VARIOS</text:p>
          </table:table-cell>
          <table:table-cell office:value-type="string" table:style-name="ce2">
            <text:p>COPAS MENSTRUALES</text:p>
          </table:table-cell>
          <table:table-cell office:value-type="string" table:style-name="ce2">
            <text:p>COPA MENSTRUAL CLASICA ANILLA AZUL MEDIANA</text:p>
          </table:table-cell>
          <table:table-cell office:value-type="string" table:style-name="ce2">
            <text:p>ME LUNA</text:p>
          </table:table-cell>
          <table:table-cell office:value-type="string" table:style-name="ce3">
            <text:p>COPA MENSTRUAL CLASICA ANILLA AZUL MEDIANA</text:p>
            <text:p/>
            <text:p>La nueva alternativa ecológica y económica a los tampones y compresas higiénicas.</text:p>
            <text:p>Se trata de un dispositivo reutilizable y flexible, que se coloca dentro de la vagina. Se dobla para introducirla en la de la vagina y una vez insertada, va almacenando el flujo menstrual (sin absorber, como los tampones). Tal como haría con una compresa o tampón de celulosa, que cada pocas horas hay que cambiarla. Pero no necesitamos reemplazarla por una nueva, ya que es reutilizable.</text:p>
            <text:p>Con una sencilla operación, se extrae y se vacía su contenido. Se enjuaga y se vuelve a poner.</text:p>
            <text:p/>
            <text:p>¡No esperes más para beneficiarte de este articulo! Es cómodo, económico y previene las infecciones y alergias gracias al material con el que está fabricado (TPE).</text:p>
            <text:p/>
            <text:p>Elige tu talla según el volumen de menstruación y el color, según tu gusto.</text:p>
            <text:p/>
            <text:p>Diámetro: 45 mm.</text:p>
            <text:p>Longitud: 45 mm.</text:p>
            <text:p>Capacidad: 15 ml hasta los agujeros, 21 ml hasta el borde.</text:p>
            <text:p/>
          </table:table-cell>
          <table:table-cell office:value-type="float" office:value="23.38" table:style-name="ce1">
            <text:p>23,38</text:p>
          </table:table-cell>
          <table:table-cell office:value-type="float" office:value="10.8" table:style-name="ce1">
            <text:p>10,8</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10" table:style-name="ce1">
            <text:p>10</text:p>
          </table:table-cell>
          <table:table-cell office:value-type="string" table:style-name="ce2">
            <text:p>ST</text:p>
          </table:table-cell>
          <table:table-cell office:value-type="string" table:style-name="ce4">
            <text:p><text:a xlink:href="http://media.grutinet.com/articulos/or/or_41068.jpg">http://media.grutinet.com/articulos/or/or_41068.jpg</text:a></text:p>
          </table:table-cell>
          <table:table-cell office:value-type="string" table:style-name="ce4">
            <text:p><text:a xlink:href="http://media.grutinet.com/articulos/lg/lg_41068_0.jpg">http://media.grutinet.com/articulos/lg/lg_41068_0.jpg</text:a></text:p>
          </table:table-cell>
          <table:table-cell office:value-type="string" table:style-name="ce4">
            <text:p><text:a xlink:href="http://media.grutinet.com/articulos/lg/lg_41068_1.jpg">http://media.grutinet.com/articulos/lg/lg_41068_1.jpg</text:a></text:p>
          </table:table-cell>
          <table:table-cell office:value-type="string" table:style-name="ce4">
            <text:p><text:a xlink:href="http://media.grutinet.com/articulos/lg/lg_41068_2.jpg">http://media.grutinet.com/articulos/lg/lg_41068_2.jpg</text:a></text:p>
          </table:table-cell>
          <table:table-cell table:style-name="ce1"/>
          <table:table-cell table:number-columns-repeated="7" table:style-name="ce2"/>
          <table:table-cell table:number-columns-repeated="16359"/>
        </table:table-row>
        <table:table-row table:style-name="ro2">
          <table:table-cell office:value-type="float" office:value="41606" table:style-name="ce1">
            <text:p>41606</text:p>
          </table:table-cell>
          <table:table-cell office:value-type="string" table:style-name="ce2">
            <text:p>VARIOS</text:p>
          </table:table-cell>
          <table:table-cell office:value-type="string" table:style-name="ce2">
            <text:p>LIBROS</text:p>
          </table:table-cell>
          <table:table-cell office:value-type="string" table:style-name="ce2">
            <text:p>TENSIÓN</text:p>
          </table:table-cell>
          <table:table-cell office:value-type="string" table:style-name="ce2">
            <text:p>RANDOM HOUSE</text:p>
          </table:table-cell>
          <table:table-cell office:value-type="string" table:style-name="ce3">
            <text:p>TENSIÓN</text:p>
            <text:p/>
            <text:p>Gail McHugh</text:p>
            <text:p/>
            <text:p>¿Cómo sigues existiendo cuando tu corazón está tan destrozado y tu pulso se desvanece?</text:p>
            <text:p>Segunda entrega de la serie Pulsión.</text:p>
            <text:p/>
            <text:p>Ahora que Emily Cooper ha roto con su primera pareja, corre en busca de su único amor. Hundida en la miseria, pero aferrándose a la esperanza, arriesga todo lo que le queda por el hombre que ocupa sus pensamientos y sueños desde que se conocieron. ¿Querrá Gavin volver con ella? Y en ese caso, ¿será su unión la fusión de dos corazones destinados a completarse mutuamente que reavivará un amor que no conoce límites? ¿O las heridas del pasado se abrirán y destruirán poco a poco lo que estaban predestinados a ser? ¿Podrá el destino, el auténtico factor de cambio, reconducir el camino destruido que dispuso desde el principio?</text:p>
            <text:p/>
            <text:p>Solo el tiempo lo dirá.</text:p>
            <text:p/>
            <text:p/>
            <text:p><text:s/>N&amp;ordm; de páginas: 416 págs.</text:p>
            <text:p><text:s/>Encuadernación: Tapa blanda bolsillo</text:p>
            <text:p/>
            <text:p/>
          </table:table-cell>
          <table:table-cell office:value-type="float" office:value="9.9499999999999993" table:style-name="ce1">
            <text:p>9,95</text:p>
          </table:table-cell>
          <table:table-cell office:value-type="float" office:value="8.24" table:style-name="ce1">
            <text:p>8,24</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41606.jpg">http://media.grutinet.com/articulos/or/or_41606.jpg</text:a></text:p>
          </table:table-cell>
          <table:table-cell office:value-type="string" table:style-name="ce4">
            <text:p><text:a xlink:href="http://media.grutinet.com/articulos/lg/lg_41606_0.jpg">http://media.grutinet.com/articulos/lg/lg_41606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41607" table:style-name="ce1">
            <text:p>41607</text:p>
          </table:table-cell>
          <table:table-cell office:value-type="string" table:style-name="ce2">
            <text:p>VARIOS</text:p>
          </table:table-cell>
          <table:table-cell office:value-type="string" table:style-name="ce2">
            <text:p>LIBROS</text:p>
          </table:table-cell>
          <table:table-cell office:value-type="string" table:style-name="ce2">
            <text:p>PULSIÓN<text:s/></text:p>
          </table:table-cell>
          <table:table-cell office:value-type="string" table:style-name="ce2">
            <text:p>RANDOM HOUSE</text:p>
          </table:table-cell>
          <table:table-cell office:value-type="string" table:style-name="ce3">
            <text:p>PULSIÓN<text:s/></text:p>
            <text:p/>
            <text:p>Gail McHugh</text:p>
            <text:p/>
            <text:p>UN PRIMER ENCUENTRO PERDIDO.</text:p>
            <text:p>UNA SEGUNDA OPORTUNIDAD QUE NO DEJARÁN ESCAPAR.</text:p>
            <text:p/>
            <text:p>Recién graduada de la universidad y tratando de hacer frente a la muerte de su madre, Emily Cooper se traslada a la ciudad de Nueva York para intentar vivir un nuevo comienzo.</text:p>
            <text:p/>
            <text:p>Su novio, Dillon Parker, se hace cargo de Emily, ya que él no puede vivir sin tenerla a su lado. Dillon es dulce, reflexivo, todo lo que Emily siempre ha deseado en un hombre. Hasta que conoce a Gavin Blake; unplayboyrico y famoso, peligrosamente sexy y tentador como el infierno. Emily trata de negar la conexión instantánea que siente, pero Blake no está dispuesto a dejarla ir tan fácilmente. Para recuperarse de su doloroso pasado, Gavin no se detendrá ante nada para conquistar definitivamente a Emily.</text:p>
            <text:p/>
            <text:p>Este encuentro inesperado obliga a Emily a cuestionar sus convicciones y a tomar una decisión que destruirá amistades, romperá corazones, y cambiará su vida para siempre.</text:p>
            <text:p/>
            <text:p/>
            <text:p><text:s/>N&amp;ordm; de páginas: 420 págs.</text:p>
            <text:p><text:s/>Encuadernación: Tapa blanda bolsillo</text:p>
            <text:p/>
            <text:p/>
          </table:table-cell>
          <table:table-cell office:value-type="float" office:value="9.9499999999999993" table:style-name="ce1">
            <text:p>9,95</text:p>
          </table:table-cell>
          <table:table-cell office:value-type="float" office:value="8.26" table:style-name="ce1">
            <text:p>8,2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41607.jpg">http://media.grutinet.com/articulos/or/or_41607.jpg</text:a></text:p>
          </table:table-cell>
          <table:table-cell office:value-type="string" table:style-name="ce4">
            <text:p><text:a xlink:href="http://media.grutinet.com/articulos/lg/lg_41607_0.jpg">http://media.grutinet.com/articulos/lg/lg_41607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42104" table:style-name="ce1">
            <text:p>42104</text:p>
          </table:table-cell>
          <table:table-cell office:value-type="string" table:style-name="ce2">
            <text:p>JUGUETES XXX</text:p>
          </table:table-cell>
          <table:table-cell office:value-type="string" table:style-name="ce2">
            <text:p>BOLAS Y HUEVOS</text:p>
          </table:table-cell>
          <table:table-cell office:value-type="string" table:style-name="ce2">
            <text:p>HOT INTIMATE CARE COME - ENTRENADOR PÉLVICO</text:p>
          </table:table-cell>
          <table:table-cell office:value-type="string" table:style-name="ce2">
            <text:p>HOT</text:p>
          </table:table-cell>
          <table:table-cell office:value-type="string" table:style-name="ce3">
            <text:p>HOT INTIMATE CARE COME</text:p>
            <text:p/>
            <text:p>Care Come es el sistema revolucionario para fortalecer los músculos del suelo pélvico, de manera sencilla y discreta.</text:p>
            <text:p/>
            <text:p>Su diseño optimizado anatómicamente proporciona resistencia elástica, favoreciendo la fortaleza de los músculos pélvicos, contrarestrando la incontinencia urinaria, y mejorando los problemas posturales.</text:p>
            <text:p/>
            <text:p>También minimiza las molestias después del parto y maximiza las posibilidades de orgasmo.</text:p>
            <text:p/>
            <text:p>Fácil de usar como un tampón.</text:p>
            <text:p/>
            <text:p>Medidas: 7 x 5,7 x 18,9 cm</text:p>
            <text:p/>
            <text:p>Peso: 46 gramos.</text:p>
            <text:p/>
          </table:table-cell>
          <table:table-cell office:value-type="float" office:value="24.9" table:style-name="ce1">
            <text:p>24,9</text:p>
          </table:table-cell>
          <table:table-cell office:value-type="float" office:value="11.37" table:style-name="ce1">
            <text:p>11,37</text:p>
          </table:table-cell>
          <table:table-cell office:value-type="string" table:style-name="ce2">
            <text:p>SI</text:p>
          </table:table-cell>
          <table:table-cell office:value-type="float" office:value="13" table:style-name="ce1">
            <text:p>1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2104.jpg">http://media.grutinet.com/articulos/or/or_42104.jpg</text:a></text:p>
          </table:table-cell>
          <table:table-cell office:value-type="string" table:style-name="ce4">
            <text:p><text:a xlink:href="http://media.grutinet.com/articulos/lg/lg_42104_0.jpg">http://media.grutinet.com/articulos/lg/lg_42104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42123" table:style-name="ce1">
            <text:p>42123</text:p>
          </table:table-cell>
          <table:table-cell office:value-type="string" table:style-name="ce2">
            <text:p>LENCERIA</text:p>
          </table:table-cell>
          <table:table-cell office:value-type="string" table:style-name="ce2">
            <text:p>CONJUNTOS</text:p>
          </table:table-cell>
          <table:table-cell office:value-type="string" table:style-name="ce2">
            <text:p>CONJUNTO TOP Y TANGA FLORAL NEGRO</text:p>
          </table:table-cell>
          <table:table-cell office:value-type="string" table:style-name="ce2">
            <text:p>ALLURE LINGERIE</text:p>
          </table:table-cell>
          <table:table-cell office:value-type="string" table:style-name="ce3">
            <text:p>WET LOOK TOP G-STRING SET BLACK OS</text:p>
            <text:p/>
            <text:p>Seductor conjunto compuesto por top negro con escote de encaje floral y banda de efecto mojado con tanga a juego.</text:p>
            <text:p/>
            <text:p>Elástico y muy cómodo de llevar.</text:p>
            <text:p/>
            <text:p>Podrás usarlo en cualquier ocasión.</text:p>
            <text:p/>
            <text:p>Talla única.</text:p>
            <text:p/>
            <text:p>Composición: 85% Polyester/15% Elastane</text:p>
            <text:p/>
          </table:table-cell>
          <table:table-cell office:value-type="float" office:value="44.99" table:style-name="ce1">
            <text:p>44,99</text:p>
          </table:table-cell>
          <table:table-cell office:value-type="float" office:value="15.25" table:style-name="ce1">
            <text:p>15,2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42123.jpg">http://media.grutinet.com/articulos/or/or_42123.jpg</text:a></text:p>
          </table:table-cell>
          <table:table-cell office:value-type="string" table:style-name="ce4">
            <text:p><text:a xlink:href="http://media.grutinet.com/articulos/lg/lg_42123_0.jpg">http://media.grutinet.com/articulos/lg/lg_42123_0.jpg</text:a></text:p>
          </table:table-cell>
          <table:table-cell office:value-type="string" table:style-name="ce4">
            <text:p><text:a xlink:href="http://media.grutinet.com/articulos/lg/lg_42123_1.jpg">http://media.grutinet.com/articulos/lg/lg_42123_1.jpg</text:a></text:p>
          </table:table-cell>
          <table:table-cell office:value-type="string" table:style-name="ce4">
            <text:p><text:a xlink:href="http://media.grutinet.com/articulos/lg/lg_42123_2.jpg">http://media.grutinet.com/articulos/lg/lg_42123_2.jpg</text:a></text:p>
          </table:table-cell>
          <table:table-cell office:value-type="float" office:value="42123" table:style-name="ce1">
            <text:p>42123</text:p>
          </table:table-cell>
          <table:table-cell office:value-type="string" table:style-name="ce4">
            <text:p><text:a xlink:href="http://media.grutinet.com/articulos/lg/lg_42123_3.jpg">http://media.grutinet.com/articulos/lg/lg_42123_3.jpg</text:a></text:p>
          </table:table-cell>
          <table:table-cell table:number-columns-repeated="6" table:style-name="ce2"/>
          <table:table-cell table:number-columns-repeated="16359"/>
        </table:table-row>
        <table:table-row table:style-name="ro2">
          <table:table-cell office:value-type="float" office:value="42628" table:style-name="ce1">
            <text:p>42628</text:p>
          </table:table-cell>
          <table:table-cell office:value-type="string" table:style-name="ce2">
            <text:p>VARIOS</text:p>
          </table:table-cell>
          <table:table-cell office:value-type="string" table:style-name="ce2">
            <text:p>LIBROS</text:p>
          </table:table-cell>
          <table:table-cell office:value-type="string" table:style-name="ce2">
            <text:p>MARTINA EN TIERRA FIRME (HORIZONTE MARTINA 2)<text:s/></text:p>
          </table:table-cell>
          <table:table-cell office:value-type="string" table:style-name="ce2">
            <text:p>RANDOM HOUSE</text:p>
          </table:table-cell>
          <table:table-cell office:value-type="string" table:style-name="ce3">
            <text:p>MARTINA EN TIERRA FIRME (HORIZONTE MARTINA 2)<text:s/></text:p>
            <text:p/>
            <text:p>Elisabet Benavent</text:p>
            <text:p/>
            <text:p>Amor, enredo, cocina, sexo y una amistad inquebrantable se dan cita en el final de la bilogía «Horizonte Martina» de @BetaCoqueta, dos novelas que te harán vibrar y disfrutar del amor en estado puro.</text:p>
            <text:p/>
            <text:p>¿Estás preparada para dejarte llevar?</text:p>
            <text:p/>
            <text:p>Si te llamas Martina y te has enamorado perdidamente de Pablo Ruiz...</text:p>
            <text:p>Si te has dejado llevar y te has soltado la melena...</text:p>
            <text:p>Si juntos habéis hecho y dicho cosas que jamás imaginasteis...</text:p>
            <text:p>Eres la protagonista de esta historia y tu vida está a punto de ser otra.</text:p>
            <text:p>Quedarás a la deriva, perderás el norte,</text:p>
            <text:p>y poco a poco estarás más lejos de tu hogar en tierra firme.</text:p>
            <text:p/>
            <text:p>Elísabet Benavent, la autora de las sagas«Saga Valeria»,«Saga Silvia», de la trilogía«Mi elección», y de la novelaMi isla, pone el broche de oro a su bilogía«Horizonte Martina»conMartina en tierra firme, una historia de amor imparable, con luces y sombras, con secretos y contradicciones, un final de vértigo que te dejará sin palabras.</text:p>
            <text:p/>
            <text:p>Original, arriesgada, arrebatadora, desternillante, hípster, macarra, sexy, 100% @BetaCoqueta,Martina en tierra firmete enloquecerá.</text:p>
            <text:p/>
            <text:p/>
            <text:p><text:s/>N&amp;ordm; de páginas: 704 págs.</text:p>
            <text:p><text:s/>Encuadernación: Tapa blanda bolsillo</text:p>
            <text:p/>
            <text:p/>
          </table:table-cell>
          <table:table-cell office:value-type="float" office:value="9.9499999999999993" table:style-name="ce1">
            <text:p>9,95</text:p>
          </table:table-cell>
          <table:table-cell office:value-type="float" office:value="8.26" table:style-name="ce1">
            <text:p>8,26</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42628.jpg">http://media.grutinet.com/articulos/or/or_42628.jpg</text:a></text:p>
          </table:table-cell>
          <table:table-cell office:value-type="string" table:style-name="ce4">
            <text:p><text:a xlink:href="http://media.grutinet.com/articulos/lg/lg_42628_0.jpg">http://media.grutinet.com/articulos/lg/lg_42628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42864" table:style-name="ce1">
            <text:p>42864</text:p>
          </table:table-cell>
          <table:table-cell office:value-type="string" table:style-name="ce2">
            <text:p>JUGUETES XXX</text:p>
          </table:table-cell>
          <table:table-cell office:value-type="string" table:style-name="ce2">
            <text:p>VIBRADORES</text:p>
          </table:table-cell>
          <table:table-cell office:value-type="string" table:style-name="ce2">
            <text:p>NATYA VIBRADOR PAREJAS NEGRO</text:p>
          </table:table-cell>
          <table:table-cell office:value-type="string" table:style-name="ce2">
            <text:p>KAMASUTRA</text:p>
          </table:table-cell>
          <table:table-cell office:value-type="string" table:style-name="ce3">
            <text:p>NATYA ULTIMATE COUPLES TOYS BLACK</text:p>
            <text:p/>
            <text:p>El masajeador Natya Ultimate controlado por mando a distancia intensifica las sensaciones sexuales para ti y tu pareja.</text:p>
            <text:p/>
            <text:p>Este juguetes suave, flexible y adaptable al cuerpo, se lleva internamente mientras estáis haciendo el amor para crear y disfrutar de climax más intensos. ¡Descubre las infinitas posibilidades de placer con Natya!<text:s/></text:p>
            <text:p/>
            <text:p>Natya es completamente recargable, con potentes vibraciones duales con 7 ritmos diferentes con colores LED de iluminación.</text:p>
            <text:p/>
            <text:p>El mando control remoto en forma de corazón también tiene un motor y se puede utilizar como estimulador.</text:p>
            <text:p/>
            <text:p>Longitud del Eje: 10.5 cm</text:p>
            <text:p/>
          </table:table-cell>
          <table:table-cell office:value-type="float" office:value="169.99" table:style-name="ce1">
            <text:p>169,99</text:p>
          </table:table-cell>
          <table:table-cell office:value-type="float" office:value="80.069999999999993" table:style-name="ce1">
            <text:p>80,0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2864.jpg">http://media.grutinet.com/articulos/or/or_42864.jpg</text:a></text:p>
          </table:table-cell>
          <table:table-cell office:value-type="string" table:style-name="ce4">
            <text:p><text:a xlink:href="http://media.grutinet.com/articulos/lg/lg_42864_0.jpg">http://media.grutinet.com/articulos/lg/lg_42864_0.jpg</text:a></text:p>
          </table:table-cell>
          <table:table-cell office:value-type="string" table:style-name="ce4">
            <text:p><text:a xlink:href="http://media.grutinet.com/articulos/lg/lg_42864_1.jpg">http://media.grutinet.com/articulos/lg/lg_42864_1.jpg</text:a></text:p>
          </table:table-cell>
          <table:table-cell office:value-type="string" table:style-name="ce4">
            <text:p><text:a xlink:href="http://media.grutinet.com/articulos/lg/lg_42864_2.jpg">http://media.grutinet.com/articulos/lg/lg_42864_2.jpg</text:a></text:p>
          </table:table-cell>
          <table:table-cell table:style-name="ce1"/>
          <table:table-cell office:value-type="string" table:style-name="ce4">
            <text:p><text:a xlink:href="http://media.grutinet.com/articulos/lg/lg_42864_3.jpg">http://media.grutinet.com/articulos/lg/lg_42864_3.jpg</text:a></text:p>
          </table:table-cell>
          <table:table-cell table:number-columns-repeated="6" table:style-name="ce2"/>
          <table:table-cell table:number-columns-repeated="16359"/>
        </table:table-row>
        <table:table-row table:style-name="ro2">
          <table:table-cell office:value-type="float" office:value="42865" table:style-name="ce1">
            <text:p>42865</text:p>
          </table:table-cell>
          <table:table-cell office:value-type="string" table:style-name="ce2">
            <text:p>JUGUETES XXX</text:p>
          </table:table-cell>
          <table:table-cell office:value-type="string" table:style-name="ce2">
            <text:p>VIBRADORES</text:p>
          </table:table-cell>
          <table:table-cell office:value-type="string" table:style-name="ce2">
            <text:p>NATYA VIBRADOR PAREJAS MORADO</text:p>
          </table:table-cell>
          <table:table-cell office:value-type="string" table:style-name="ce2">
            <text:p>KAMASUTRA</text:p>
          </table:table-cell>
          <table:table-cell office:value-type="string" table:style-name="ce3">
            <text:p>NATYA ULTIMATE COUPLES TOYS PURPLE</text:p>
            <text:p/>
            <text:p>El masajeador Natya Ultimate controlado por mando a distancia intensifica las sensaciones sexuales para ti y tu pareja.</text:p>
            <text:p/>
            <text:p>Este juguetes suave, flexible y adaptable al cuerpo, se lleva internamente mientras estáis haciendo el amor para crear y disfrutar de climax más intensos. ¡Descubre las infinitas posibilidades de placer con Natya!<text:s/></text:p>
            <text:p/>
            <text:p>Natya es completamente recargable, con potentes vibraciones duales con 7 ritmos diferentes con colores LED de iluminación.</text:p>
            <text:p/>
            <text:p>El mando control remoto en forma de corazón también tiene un motor y se puede utilizar como estimulador.</text:p>
            <text:p/>
            <text:p>Longitud del Eje: 10.5 cm</text:p>
            <text:p/>
          </table:table-cell>
          <table:table-cell office:value-type="float" office:value="169.99" table:style-name="ce1">
            <text:p>169,99</text:p>
          </table:table-cell>
          <table:table-cell office:value-type="float" office:value="81.41" table:style-name="ce1">
            <text:p>81,41</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2865.jpg">http://media.grutinet.com/articulos/or/or_42865.jpg</text:a></text:p>
          </table:table-cell>
          <table:table-cell office:value-type="string" table:style-name="ce4">
            <text:p><text:a xlink:href="http://media.grutinet.com/articulos/lg/lg_42865_0.jpg">http://media.grutinet.com/articulos/lg/lg_42865_0.jpg</text:a></text:p>
          </table:table-cell>
          <table:table-cell office:value-type="string" table:style-name="ce4">
            <text:p><text:a xlink:href="http://media.grutinet.com/articulos/lg/lg_42865_1.jpg">http://media.grutinet.com/articulos/lg/lg_42865_1.jpg</text:a></text:p>
          </table:table-cell>
          <table:table-cell office:value-type="string" table:style-name="ce4">
            <text:p><text:a xlink:href="http://media.grutinet.com/articulos/lg/lg_42865_2.jpg">http://media.grutinet.com/articulos/lg/lg_42865_2.jpg</text:a></text:p>
          </table:table-cell>
          <table:table-cell table:style-name="ce1"/>
          <table:table-cell office:value-type="string" table:style-name="ce4">
            <text:p><text:a xlink:href="http://media.grutinet.com/articulos/lg/lg_42865_3.jpg">http://media.grutinet.com/articulos/lg/lg_42865_3.jpg</text:a></text:p>
          </table:table-cell>
          <table:table-cell table:number-columns-repeated="6" table:style-name="ce2"/>
          <table:table-cell table:number-columns-repeated="16359"/>
        </table:table-row>
        <table:table-row table:style-name="ro2">
          <table:table-cell office:value-type="float" office:value="42866" table:style-name="ce1">
            <text:p>42866</text:p>
          </table:table-cell>
          <table:table-cell office:value-type="string" table:style-name="ce2">
            <text:p>JUGUETES XXX</text:p>
          </table:table-cell>
          <table:table-cell office:value-type="string" table:style-name="ce2">
            <text:p>VIBRADORES</text:p>
          </table:table-cell>
          <table:table-cell office:value-type="string" table:style-name="ce2">
            <text:p>NATYA VIBRADOR PAREJAS ROSA</text:p>
          </table:table-cell>
          <table:table-cell office:value-type="string" table:style-name="ce2">
            <text:p>KAMASUTRA</text:p>
          </table:table-cell>
          <table:table-cell office:value-type="string" table:style-name="ce3">
            <text:p>NATYA ULTIMATE COUPLES TOYS PINK</text:p>
            <text:p/>
            <text:p>El masajeador Natya Ultimate controlado por mando a distancia intensifica las sensaciones sexuales para ti y tu pareja.</text:p>
            <text:p/>
            <text:p>Este juguetes suave, flexible y adaptable al cuerpo, se lleva internamente mientras estáis haciendo el amor para crear y disfrutar de climax más intensos. ¡Descubre las infinitas posibilidades de placer con Natya!<text:s/></text:p>
            <text:p/>
            <text:p>Natya es completamente recargable, con potentes vibraciones duales con 7 ritmos diferentes con colores LED de iluminación.</text:p>
            <text:p/>
            <text:p>El mando control remoto en forma de corazón también tiene un motor y se puede utilizar como estimulador.</text:p>
            <text:p/>
            <text:p>Longitud del Eje: 10.5 cm</text:p>
            <text:p/>
          </table:table-cell>
          <table:table-cell office:value-type="float" office:value="169.99" table:style-name="ce1">
            <text:p>169,99</text:p>
          </table:table-cell>
          <table:table-cell office:value-type="float" office:value="80.069999999999993" table:style-name="ce1">
            <text:p>80,07</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2866.jpg">http://media.grutinet.com/articulos/or/or_42866.jpg</text:a></text:p>
          </table:table-cell>
          <table:table-cell office:value-type="string" table:style-name="ce4">
            <text:p><text:a xlink:href="http://media.grutinet.com/articulos/lg/lg_42866_0.jpg">http://media.grutinet.com/articulos/lg/lg_42866_0.jpg</text:a></text:p>
          </table:table-cell>
          <table:table-cell office:value-type="string" table:style-name="ce4">
            <text:p><text:a xlink:href="http://media.grutinet.com/articulos/lg/lg_42866_1.jpg">http://media.grutinet.com/articulos/lg/lg_42866_1.jpg</text:a></text:p>
          </table:table-cell>
          <table:table-cell office:value-type="string" table:style-name="ce4">
            <text:p><text:a xlink:href="http://media.grutinet.com/articulos/lg/lg_42866_2.jpg">http://media.grutinet.com/articulos/lg/lg_42866_2.jpg</text:a></text:p>
          </table:table-cell>
          <table:table-cell table:style-name="ce1"/>
          <table:table-cell office:value-type="string" table:style-name="ce4">
            <text:p><text:a xlink:href="http://media.grutinet.com/articulos/lg/lg_42866_3.jpg">http://media.grutinet.com/articulos/lg/lg_42866_3.jpg</text:a></text:p>
          </table:table-cell>
          <table:table-cell table:number-columns-repeated="6" table:style-name="ce2"/>
          <table:table-cell table:number-columns-repeated="16359"/>
        </table:table-row>
        <table:table-row table:style-name="ro2">
          <table:table-cell office:value-type="float" office:value="42965" table:style-name="ce1">
            <text:p>42965</text:p>
          </table:table-cell>
          <table:table-cell office:value-type="string" table:style-name="ce2">
            <text:p>LENCERIA</text:p>
          </table:table-cell>
          <table:table-cell office:value-type="string" table:style-name="ce2">
            <text:p>VESTIDOS</text:p>
          </table:table-cell>
          <table:table-cell office:value-type="string" table:style-name="ce2">
            <text:p>VESTIDO VICTORIA NEGRO</text:p>
          </table:table-cell>
          <table:table-cell office:value-type="string" table:style-name="ce2">
            <text:p>LEG AVENUE</text:p>
          </table:table-cell>
          <table:table-cell office:value-type="string" table:style-name="ce3">
            <text:p>DRESS VICTORIA</text:p>
            <text:p/>
            <text:p>El vestido Victoria es un vestido ceñido drapeado de elastano con cuello halter de encaje.</text:p>
            <text:p/>
            <text:p>La medida del vestido desde el hombro es 80 cm. La modelo mide 178 cm y lleva una talla S.</text:p>
            <text:p/>
          </table:table-cell>
          <table:table-cell office:value-type="float" office:value="35.99" table:style-name="ce1">
            <text:p>35,99</text:p>
          </table:table-cell>
          <table:table-cell office:value-type="float" office:value="16.97" table:style-name="ce1">
            <text:p>16,9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42965.jpg">http://media.grutinet.com/articulos/or/or_42965.jpg</text:a></text:p>
          </table:table-cell>
          <table:table-cell office:value-type="string" table:style-name="ce4">
            <text:p><text:a xlink:href="http://media.grutinet.com/articulos/lg/lg_42965_0.jpg">http://media.grutinet.com/articulos/lg/lg_42965_0.jpg</text:a></text:p>
          </table:table-cell>
          <table:table-cell office:value-type="string" table:style-name="ce4">
            <text:p><text:a xlink:href="http://media.grutinet.com/articulos/lg/lg_42965_1.jpg">http://media.grutinet.com/articulos/lg/lg_42965_1.jpg</text:a></text:p>
          </table:table-cell>
          <table:table-cell table:style-name="ce2"/>
          <table:table-cell office:value-type="float" office:value="42959" table:style-name="ce1">
            <text:p>42959</text:p>
          </table:table-cell>
          <table:table-cell table:number-columns-repeated="7" table:style-name="ce2"/>
          <table:table-cell table:number-columns-repeated="16359"/>
        </table:table-row>
        <table:table-row table:style-name="ro2">
          <table:table-cell office:value-type="float" office:value="43110" table:style-name="ce1">
            <text:p>43110</text:p>
          </table:table-cell>
          <table:table-cell office:value-type="string" table:style-name="ce2">
            <text:p>JUGUETES XXX</text:p>
          </table:table-cell>
          <table:table-cell office:value-type="string" table:style-name="ce2">
            <text:p>VIBRADORES</text:p>
          </table:table-cell>
          <table:table-cell office:value-type="string" table:style-name="ce2">
            <text:p>AMERICAN POP VIBRADOR WHAAM AMARILLO</text:p>
          </table:table-cell>
          <table:table-cell office:value-type="string" table:style-name="ce2">
            <text:p>DOC JOHNSON</text:p>
          </table:table-cell>
          <table:table-cell office:value-type="string" table:style-name="ce3">
            <text:p>AMERICAN POP WHAAM YELLOW</text:p>
            <text:p/>
            <text:p>Coleccionistas, tomar nota: American POP está aquí para revolucionar su galería de productos de placer con una impresionante selección de vibradores, plugs, consoladores, y más!</text:p>
            <text:p/>
            <text:p>El movimiento Pop Art, se combina perfectamente con un pequeño pero potente vibrador de 10 funciones. ¡Con forma abstracta del cohete Whaam! Es firme pero flexible y ofrece una estimulación versátil con textura suave y aterciopelada de Silicona Platinium del alta calidad.</text:p>
            <text:p/>
            <text:p>Características:</text:p>
            <text:p/>
            <text:p/>
            <text:p><text:s/>Funda de doble punta con vibrador extraíble.</text:p>
            <text:p><text:s/>Funda extraíble</text:p>
            <text:p><text:s/>Vibrador de 10 funciones.</text:p>
            <text:p><text:s/>Suave y flexible.</text:p>
            <text:p><text:s/>Diámetro Exterior: 4 cm</text:p>
            <text:p><text:s/>Longitud Total: 9 cm</text:p>
            <text:p><text:s/>Tipo de Pila: 1 batería AA (no incluida)</text:p>
            <text:p><text:s text:c="2"/></text:p>
            <text:p/>
            <text:p/>
          </table:table-cell>
          <table:table-cell office:value-type="float" office:value="44.99" table:style-name="ce1">
            <text:p>44,99</text:p>
          </table:table-cell>
          <table:table-cell office:value-type="float" office:value="15.82" table:style-name="ce1">
            <text:p>15,82</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3110.jpg">http://media.grutinet.com/articulos/or/or_43110.jpg</text:a></text:p>
          </table:table-cell>
          <table:table-cell office:value-type="string" table:style-name="ce4">
            <text:p><text:a xlink:href="http://media.grutinet.com/articulos/lg/lg_43110_0.jpg">http://media.grutinet.com/articulos/lg/lg_43110_0.jpg</text:a></text:p>
          </table:table-cell>
          <table:table-cell office:value-type="string" table:style-name="ce4">
            <text:p><text:a xlink:href="http://media.grutinet.com/articulos/lg/lg_43110_1.jpg">http://media.grutinet.com/articulos/lg/lg_43110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43130" table:style-name="ce1">
            <text:p>43130</text:p>
          </table:table-cell>
          <table:table-cell office:value-type="string" table:style-name="ce2">
            <text:p>JUGUETES XXX</text:p>
          </table:table-cell>
          <table:table-cell office:value-type="string" table:style-name="ce2">
            <text:p>VIBRADORES</text:p>
          </table:table-cell>
          <table:table-cell office:value-type="string" table:style-name="ce2">
            <text:p>AMERICAN POP VIBRADOR BOOM AZUL</text:p>
          </table:table-cell>
          <table:table-cell office:value-type="string" table:style-name="ce2">
            <text:p>DOC JOHNSON</text:p>
          </table:table-cell>
          <table:table-cell office:value-type="string" table:style-name="ce3">
            <text:p>AMERICAN POP BOOM BLUE</text:p>
            <text:p/>
            <text:p>Coleccionistas, tomar nota: American POP está aquí para revolucionar su galería de productos de placer con una impresionante selección de vibradores, plugs, consoladores, y más!</text:p>
            <text:p/>
            <text:p>El movimiento Pop Art, se combina perfectamente con un pequeño pero potente vibrador de 10 funciones. Un extremo ancho del bulbo crea una sensación de plenitud perfecta con la textura lisa y aterciopelada de Silicona Platinium del alta calidad.</text:p>
            <text:p/>
            <text:p>Características:</text:p>
            <text:p/>
            <text:p/>
            <text:p><text:s/>Funda redondeada con vibrador extraíble.</text:p>
            <text:p><text:s/>Vibrador de 10 funciones.</text:p>
            <text:p><text:s/>Suave y flexible.</text:p>
            <text:p><text:s/>Diámetro Exterior: 4 cm</text:p>
            <text:p><text:s/>Longitud Total: 9 cm</text:p>
            <text:p><text:s/>Tipo de Pila: 1 batería AA (no incluida)</text:p>
            <text:p/>
            <text:p/>
          </table:table-cell>
          <table:table-cell office:value-type="float" office:value="44.99" table:style-name="ce1">
            <text:p>44,99</text:p>
          </table:table-cell>
          <table:table-cell office:value-type="float" office:value="15.82" table:style-name="ce1">
            <text:p>15,82</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3130.jpg">http://media.grutinet.com/articulos/or/or_43130.jpg</text:a></text:p>
          </table:table-cell>
          <table:table-cell office:value-type="string" table:style-name="ce4">
            <text:p><text:a xlink:href="http://media.grutinet.com/articulos/lg/lg_43130_0.jpg">http://media.grutinet.com/articulos/lg/lg_43130_0.jpg</text:a></text:p>
          </table:table-cell>
          <table:table-cell office:value-type="string" table:style-name="ce4">
            <text:p><text:a xlink:href="http://media.grutinet.com/articulos/lg/lg_43130_1.jpg">http://media.grutinet.com/articulos/lg/lg_43130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43131" table:style-name="ce1">
            <text:p>43131</text:p>
          </table:table-cell>
          <table:table-cell office:value-type="string" table:style-name="ce2">
            <text:p>JUGUETES XXX</text:p>
          </table:table-cell>
          <table:table-cell office:value-type="string" table:style-name="ce2">
            <text:p>VIBRADORES</text:p>
          </table:table-cell>
          <table:table-cell office:value-type="string" table:style-name="ce2">
            <text:p>AMERICAN POP VIBRADOR BOOM AMARILLO</text:p>
          </table:table-cell>
          <table:table-cell office:value-type="string" table:style-name="ce2">
            <text:p>DOC JOHNSON</text:p>
          </table:table-cell>
          <table:table-cell office:value-type="string" table:style-name="ce3">
            <text:p>AMERICAN POP BOOM YELLOW</text:p>
            <text:p/>
            <text:p>Coleccionistas, tomar nota: American POP está aquí para revolucionar su galería de productos de placer con una impresionante selección de vibradores, plugs, consoladores, y más!</text:p>
            <text:p/>
            <text:p>El movimiento Pop Art, se combina perfectamente con un pequeño pero potente vibrador de 10 funciones. Un extremo ancho del bulbo crea una sensación de plenitud perfecta con la textura lisa y aterciopelada de Silicona Platinium del alta calidad.</text:p>
            <text:p/>
            <text:p>Características:</text:p>
            <text:p/>
            <text:p/>
            <text:p><text:s/>Funda redondeada con vibrador extraíble.</text:p>
            <text:p><text:s/>Vibrador de 10 funciones.</text:p>
            <text:p><text:s/>Suave y flexible.</text:p>
            <text:p><text:s/>Diámetro Exterior: 4 cm</text:p>
            <text:p><text:s/>Longitud Total: 9 cm</text:p>
            <text:p><text:s/>Tipo de Pila: 1 batería AA (no incluida)</text:p>
            <text:p/>
            <text:p/>
          </table:table-cell>
          <table:table-cell office:value-type="float" office:value="44.99" table:style-name="ce1">
            <text:p>44,99</text:p>
          </table:table-cell>
          <table:table-cell office:value-type="float" office:value="15.82" table:style-name="ce1">
            <text:p>15,8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3131.jpg">http://media.grutinet.com/articulos/or/or_43131.jpg</text:a></text:p>
          </table:table-cell>
          <table:table-cell office:value-type="string" table:style-name="ce4">
            <text:p><text:a xlink:href="http://media.grutinet.com/articulos/lg/lg_43131_0.jpg">http://media.grutinet.com/articulos/lg/lg_43131_0.jpg</text:a></text:p>
          </table:table-cell>
          <table:table-cell office:value-type="string" table:style-name="ce4">
            <text:p><text:a xlink:href="http://media.grutinet.com/articulos/lg/lg_43131_1.jpg">http://media.grutinet.com/articulos/lg/lg_43131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43132" table:style-name="ce1">
            <text:p>43132</text:p>
          </table:table-cell>
          <table:table-cell office:value-type="string" table:style-name="ce2">
            <text:p>JUGUETES XXX</text:p>
          </table:table-cell>
          <table:table-cell office:value-type="string" table:style-name="ce2">
            <text:p>VIBRADORES</text:p>
          </table:table-cell>
          <table:table-cell office:value-type="string" table:style-name="ce2">
            <text:p>AMERICAN POP VIBRADOR WHAAM MORADO</text:p>
          </table:table-cell>
          <table:table-cell office:value-type="string" table:style-name="ce2">
            <text:p>DOC JOHNSON</text:p>
          </table:table-cell>
          <table:table-cell office:value-type="string" table:style-name="ce3">
            <text:p>AMERICAN POP WHAAM PURPLE</text:p>
            <text:p/>
            <text:p>Coleccionistas, tomar nota: American POP está aquí para revolucionar su galería de productos de placer con una impresionante selección de vibradores, plugs, consoladores, y más!</text:p>
            <text:p/>
            <text:p>El movimiento Pop Art, se combina perfectamente con un pequeño pero potente vibrador de 10 funciones. ¡Con forma abstracta del cohete Whaam! Es firme pero flexible y ofrece una estimulación versátil con textura suave y aterciopelada de Silicona Platinium del alta calidad.</text:p>
            <text:p/>
            <text:p>Características:</text:p>
            <text:p/>
            <text:p/>
            <text:p><text:s/>Funda de doble punta con vibrador extraíble.</text:p>
            <text:p><text:s/>Funda extraíble</text:p>
            <text:p><text:s/>Vibrador de 10 funciones.</text:p>
            <text:p><text:s/>Suave y flexible.</text:p>
            <text:p><text:s/>Diámetro Exterior: 4 cm</text:p>
            <text:p><text:s/>Longitud Total: 9 cm</text:p>
            <text:p><text:s/>Tipo de Pila: 1 batería AA (no incluida)</text:p>
            <text:p/>
            <text:p/>
          </table:table-cell>
          <table:table-cell office:value-type="float" office:value="44.99" table:style-name="ce1">
            <text:p>44,99</text:p>
          </table:table-cell>
          <table:table-cell office:value-type="float" office:value="15.82" table:style-name="ce1">
            <text:p>15,8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3132.jpg">http://media.grutinet.com/articulos/or/or_43132.jpg</text:a></text:p>
          </table:table-cell>
          <table:table-cell office:value-type="string" table:style-name="ce4">
            <text:p><text:a xlink:href="http://media.grutinet.com/articulos/lg/lg_43132_0.jpg">http://media.grutinet.com/articulos/lg/lg_43132_0.jpg</text:a></text:p>
          </table:table-cell>
          <table:table-cell office:value-type="string" table:style-name="ce4">
            <text:p><text:a xlink:href="http://media.grutinet.com/articulos/lg/lg_43132_1.jpg">http://media.grutinet.com/articulos/lg/lg_43132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43133" table:style-name="ce1">
            <text:p>43133</text:p>
          </table:table-cell>
          <table:table-cell office:value-type="string" table:style-name="ce2">
            <text:p>JUGUETES XXX</text:p>
          </table:table-cell>
          <table:table-cell office:value-type="string" table:style-name="ce2">
            <text:p>VIBRADORES</text:p>
          </table:table-cell>
          <table:table-cell office:value-type="string" table:style-name="ce2">
            <text:p>AMERICAN POP VIBRADOR WHAAM AZUL</text:p>
          </table:table-cell>
          <table:table-cell office:value-type="string" table:style-name="ce2">
            <text:p>DOC JOHNSON</text:p>
          </table:table-cell>
          <table:table-cell office:value-type="string" table:style-name="ce3">
            <text:p>AMERICAN POP WHAAM BLUE</text:p>
            <text:p/>
            <text:p>Coleccionistas, tomar nota: American POP está aquí para revolucionar su galería de productos de placer con una impresionante selección de vibradores, plugs, consoladores, y más!</text:p>
            <text:p/>
            <text:p>El movimiento Pop Art, se combina perfectamente con un pequeño pero potente vibrador de 10 funciones. ¡Con forma abstracta del cohete Whaam! Es firme pero flexible y ofrece una estimulación versátil con textura suave y aterciopelada de Silicona Platinium del alta calidad.</text:p>
            <text:p/>
            <text:p>Características:</text:p>
            <text:p/>
            <text:p/>
            <text:p><text:s/>Funda de doble punta con vibrador extraíble.</text:p>
            <text:p><text:s/>Funda extraíble</text:p>
            <text:p><text:s/>Vibrador de 10 funciones.</text:p>
            <text:p><text:s/>Suave y flexible.</text:p>
            <text:p><text:s/>Diámetro Exterior: 4 cm</text:p>
            <text:p><text:s/>Longitud Total: 9 cm</text:p>
            <text:p><text:s/>Tipo de Pila: 1 batería AA (no incluida)</text:p>
            <text:p/>
            <text:p/>
          </table:table-cell>
          <table:table-cell office:value-type="float" office:value="44.99" table:style-name="ce1">
            <text:p>44,99</text:p>
          </table:table-cell>
          <table:table-cell office:value-type="float" office:value="15.82" table:style-name="ce1">
            <text:p>15,8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3133.jpg">http://media.grutinet.com/articulos/or/or_43133.jpg</text:a></text:p>
          </table:table-cell>
          <table:table-cell office:value-type="string" table:style-name="ce4">
            <text:p><text:a xlink:href="http://media.grutinet.com/articulos/lg/lg_43133_0.jpg">http://media.grutinet.com/articulos/lg/lg_43133_0.jpg</text:a></text:p>
          </table:table-cell>
          <table:table-cell office:value-type="string" table:style-name="ce4">
            <text:p><text:a xlink:href="http://media.grutinet.com/articulos/lg/lg_43133_1.jpg">http://media.grutinet.com/articulos/lg/lg_43133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43136" table:style-name="ce1">
            <text:p>43136</text:p>
          </table:table-cell>
          <table:table-cell office:value-type="string" table:style-name="ce2">
            <text:p>JUGUETES XXX</text:p>
          </table:table-cell>
          <table:table-cell office:value-type="string" table:style-name="ce2">
            <text:p>PLUGS</text:p>
          </table:table-cell>
          <table:table-cell office:value-type="string" table:style-name="ce2">
            <text:p>OPTIMALE VIBRADOR PUNTO P GRIS</text:p>
          </table:table-cell>
          <table:table-cell office:value-type="string" table:style-name="ce2">
            <text:p>DOC JOHNSON</text:p>
          </table:table-cell>
          <table:table-cell office:value-type="string" table:style-name="ce3">
            <text:p>OPTIMALE VIBRATING P-MASSAGER SLATE</text:p>
            <text:p/>
            <text:p>Específicamente diseñado para la estimulación óptima de la próstata y el perineo, la OPTIMALE P-Massager proporciona salud a la próstata y placer todo en uno. Ayuda a mejorar, controlar, e intensificar los orgasmos, mientras fortalece los músculos para la máxima satisfacción de su punto-P.</text:p>
            <text:p/>
            <text:p>El P-Massager está hecho de silicona flexible y cómoda para el juego, y ofrece un anillo de tiro para facilitar la liberación. Cuenta con una pequeña bala vibradora extraíble de 10 velocidades.</text:p>
            <text:p/>
            <text:p/>
            <text:p><text:s/>Diámetro Exterior: 3 cm</text:p>
            <text:p><text:s/>Longitud Total: 11 cm</text:p>
            <text:p><text:s/>Longitud del Eje: 10 cm</text:p>
            <text:p><text:s/>Funciona con una pila AAA, no incluida.</text:p>
            <text:p><text:s/>Fácil limpieza, incluso en lavavajillas.</text:p>
            <text:p/>
            <text:p/>
          </table:table-cell>
          <table:table-cell office:value-type="float" office:value="89" table:style-name="ce1">
            <text:p>89</text:p>
          </table:table-cell>
          <table:table-cell office:value-type="float" office:value="30.67" table:style-name="ce1">
            <text:p>30,6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3136.jpg">http://media.grutinet.com/articulos/or/or_43136.jpg</text:a></text:p>
          </table:table-cell>
          <table:table-cell office:value-type="string" table:style-name="ce4">
            <text:p><text:a xlink:href="http://media.grutinet.com/articulos/lg/lg_43136_0.jpg">http://media.grutinet.com/articulos/lg/lg_43136_0.jpg</text:a></text:p>
          </table:table-cell>
          <table:table-cell office:value-type="string" table:style-name="ce4">
            <text:p><text:a xlink:href="http://media.grutinet.com/articulos/lg/lg_43136_1.jpg">http://media.grutinet.com/articulos/lg/lg_43136_1.jpg</text:a></text:p>
          </table:table-cell>
          <table:table-cell office:value-type="string" table:style-name="ce4">
            <text:p><text:a xlink:href="http://media.grutinet.com/articulos/lg/lg_43136_2.jpg">http://media.grutinet.com/articulos/lg/lg_43136_2.jpg</text:a></text:p>
          </table:table-cell>
          <table:table-cell table:style-name="ce1"/>
          <table:table-cell office:value-type="string" table:style-name="ce4">
            <text:p><text:a xlink:href="http://media.grutinet.com/articulos/lg/lg_43136_3.jpg">http://media.grutinet.com/articulos/lg/lg_43136_3.jpg</text:a></text:p>
          </table:table-cell>
          <table:table-cell table:number-columns-repeated="6" table:style-name="ce2"/>
          <table:table-cell table:number-columns-repeated="16359"/>
        </table:table-row>
        <table:table-row table:style-name="ro2">
          <table:table-cell office:value-type="float" office:value="43557" table:style-name="ce1">
            <text:p>43557</text:p>
          </table:table-cell>
          <table:table-cell office:value-type="string" table:style-name="ce2">
            <text:p>JUGUETES XXX</text:p>
          </table:table-cell>
          <table:table-cell office:value-type="string" table:style-name="ce2">
            <text:p>VIBRADORES</text:p>
          </table:table-cell>
          <table:table-cell office:value-type="string" table:style-name="ce2">
            <text:p>AMERICAN POP VIBRADOR BOOM ROSA</text:p>
          </table:table-cell>
          <table:table-cell office:value-type="string" table:style-name="ce2">
            <text:p>DOC JOHNSON</text:p>
          </table:table-cell>
          <table:table-cell office:value-type="string" table:style-name="ce3">
            <text:p>AMERICAN POP BOOM PINK</text:p>
            <text:p/>
            <text:p>Coleccionistas, tomar nota: American POP está aquí para revolucionar su galería de productos de placer con una impresionante selección de vibradores, plugs, consoladores, y más!</text:p>
            <text:p/>
            <text:p>El movimiento Pop Art, se combina perfectamente con un pequeño pero potente vibrador de 10 funciones. Un extremo ancho del bulbo crea una sensación de plenitud perfecta con la textura lisa y aterciopelada de Silicona Platinium del alta calidad.</text:p>
            <text:p/>
            <text:p>Características:</text:p>
            <text:p/>
            <text:p/>
            <text:p><text:s/>Funda redondeada con vibrador extraíble.</text:p>
            <text:p><text:s/>Vibrador de 10 funciones.</text:p>
            <text:p><text:s/>Suave y flexible.</text:p>
            <text:p><text:s/>Diámetro Exterior: 4 cm</text:p>
            <text:p><text:s/>Longitud Total: 9 cm</text:p>
            <text:p><text:s/>Tipo de Pila: 1 batería AA (no incluida)</text:p>
            <text:p/>
            <text:p/>
          </table:table-cell>
          <table:table-cell office:value-type="float" office:value="44.99" table:style-name="ce1">
            <text:p>44,99</text:p>
          </table:table-cell>
          <table:table-cell office:value-type="float" office:value="15.82" table:style-name="ce1">
            <text:p>15,8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3557.jpg">http://media.grutinet.com/articulos/or/or_43557.jpg</text:a></text:p>
          </table:table-cell>
          <table:table-cell office:value-type="string" table:style-name="ce4">
            <text:p><text:a xlink:href="http://media.grutinet.com/articulos/lg/lg_43557_0.jpg">http://media.grutinet.com/articulos/lg/lg_43557_0.jpg</text:a></text:p>
          </table:table-cell>
          <table:table-cell office:value-type="string" table:style-name="ce4">
            <text:p><text:a xlink:href="http://media.grutinet.com/articulos/lg/lg_43557_1.jpg">http://media.grutinet.com/articulos/lg/lg_43557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44277" table:style-name="ce1">
            <text:p>44277</text:p>
          </table:table-cell>
          <table:table-cell office:value-type="string" table:style-name="ce2">
            <text:p>JUGUETES XXX</text:p>
          </table:table-cell>
          <table:table-cell office:value-type="string" table:style-name="ce2">
            <text:p>MASTURBADORES EL</text:p>
          </table:table-cell>
          <table:table-cell office:value-type="string" table:style-name="ce2">
            <text:p>ALL STAR PORN STAR KIT MASTURBADORES GANG BANG</text:p>
          </table:table-cell>
          <table:table-cell office:value-type="string" table:style-name="ce2">
            <text:p>DOC JOHNSON</text:p>
          </table:table-cell>
          <table:table-cell office:value-type="string" table:style-name="ce3">
            <text:p>ALL STAR PORN STAR GANG BANG SET</text:p>
            <text:p/>
            <text:p>Kit de 8 masturbadores entre los que se incluyen:</text:p>
            <text:p/>
            <text:p/>
            <text:p><text:s/>Masturbador Vagina Belladonna: 7 cm x 14 cm.</text:p>
            <text:p><text:s/>Masturbador Vagina Jessie Andrews: 8 cm x 14.5 cm.</text:p>
            <text:p><text:s/>Masturbador Vagina Kimbertly Kane: 7 cm x 16 cm.</text:p>
            <text:p><text:s/>Masturbador Vagina Lexi Belle: 7 cm x 15 cm.</text:p>
            <text:p><text:s/>Masturbador Vagina Lily LaBeau: 7 cm x 14,5 cm.</text:p>
            <text:p><text:s/>Masturbador Ano Kristina Rose: 6 cm x 15 cm.</text:p>
            <text:p><text:s/>Masturbador Vagina Faye Reagan: 7 cm x 14 cm.</text:p>
            <text:p><text:s/>Masturbador Vagina Dana DeArmond: 6.5 cm x 14,5 cm.</text:p>
            <text:p/>
            <text:p/>
            <text:p>También incluye potenciador, lubricante y limpialdor de juguetes:</text:p>
            <text:p/>
            <text:p>ULTRASKYN Refresh Powder: 35 gr</text:p>
            <text:p>Lubricante Mood Base de Agua: 118 ml.</text:p>
            <text:p>Limpiador de juguetes Doc Johnson Triclosan-Free Natural: 59 ml.</text:p>
            <text:p><text:s/></text:p>
            <text:p/>
          </table:table-cell>
          <table:table-cell office:value-type="float" office:value="243.95" table:style-name="ce1">
            <text:p>243,95</text:p>
          </table:table-cell>
          <table:table-cell office:value-type="float" office:value="75.66" table:style-name="ce1">
            <text:p>75,6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4277.jpg">http://media.grutinet.com/articulos/or/or_44277.jpg</text:a></text:p>
          </table:table-cell>
          <table:table-cell office:value-type="string" table:style-name="ce4">
            <text:p><text:a xlink:href="http://media.grutinet.com/articulos/lg/lg_44277_0.jpg">http://media.grutinet.com/articulos/lg/lg_44277_0.jpg</text:a></text:p>
          </table:table-cell>
          <table:table-cell office:value-type="string" table:style-name="ce4">
            <text:p><text:a xlink:href="http://media.grutinet.com/articulos/lg/lg_44277_1.jpg">http://media.grutinet.com/articulos/lg/lg_44277_1.jpg</text:a></text:p>
          </table:table-cell>
          <table:table-cell office:value-type="string" table:style-name="ce4">
            <text:p><text:a xlink:href="http://media.grutinet.com/articulos/lg/lg_44277_2.jpg">http://media.grutinet.com/articulos/lg/lg_44277_2.jpg</text:a></text:p>
          </table:table-cell>
          <table:table-cell table:style-name="ce1"/>
          <table:table-cell table:number-columns-repeated="7" table:style-name="ce2"/>
          <table:table-cell table:number-columns-repeated="16359"/>
        </table:table-row>
        <table:table-row table:style-name="ro2">
          <table:table-cell office:value-type="float" office:value="45309" table:style-name="ce1">
            <text:p>45309</text:p>
          </table:table-cell>
          <table:table-cell office:value-type="string" table:style-name="ce2">
            <text:p>VARIOS</text:p>
          </table:table-cell>
          <table:table-cell office:value-type="string" table:style-name="ce2">
            <text:p>LIBROS</text:p>
          </table:table-cell>
          <table:table-cell office:value-type="string" table:style-name="ce2">
            <text:p>ÉXTASIS - TRILOGÍA CELEBRITY 3</text:p>
          </table:table-cell>
          <table:table-cell office:value-type="string" table:style-name="ce2">
            <text:p>GRIJALBO</text:p>
          </table:table-cell>
          <table:table-cell office:value-type="string" table:style-name="ce3">
            <text:p>ÉXTASIS - TRILOGÍA CELEBRITY 3</text:p>
            <text:p/>
            <text:p>M.S. Force</text:p>
            <text:p/>
            <text:p>Éxtasis es el esperado desenlace de «Celebrity», la trilogía de romance erótico más glamurosa y exitosa de la temporada.</text:p>
            <text:p/>
            <text:p>Sexo de cine, amor de verdad.</text:p>
            <text:p>Un romance erótico made in Hollywood.</text:p>
            <text:p/>
            <text:p>Descubrir las auténticas fantasías de Flynn ha llevado a Natalie al borde de la depresión. Ahora ha llegado el momento de dar el paso definitivo: entrar en su mundo sexual o alejarse de él para siempre.</text:p>
            <text:p/>
            <text:p>Después de su tempestuosa huida, Natalie decide volver con Flynn y escuchar su historia. Él, avergonzado por no haber sido del todo sincero con la mujer a la que ama, le cuenta toda la verdad... Y Natalie empieza a intuir que los juegos que él y sus amigos llevan a cabo en el Club Quantum tal vez también puedan ser excitantes para ella. Poco a poco, ambos se adentran en un mundo que él domina a la perfección. Los límites de placer y dolor se confunden, pero la confianza y el amor siempre están presentes.</text:p>
            <text:p/>
            <text:p>La pareja tiene toda la vida por delante, pero un misterio no resuelto amenaza su felicidad. Un misterio al que tendrán que enfrentarse con más armas que la de su amor y su entrega, y que pondrá a prueba sus sentimientos.</text:p>
            <text:p/>
            <text:p/>
            <text:p><text:s/>Formato, páginas: TAPA BLANDA CON SOLAPA, 320</text:p>
            <text:p/>
            <text:p/>
          </table:table-cell>
          <table:table-cell office:value-type="float" office:value="15.9" table:style-name="ce1">
            <text:p>15,9</text:p>
          </table:table-cell>
          <table:table-cell office:value-type="float" office:value="13.2" table:style-name="ce1">
            <text:p>1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45309.jpg">http://media.grutinet.com/articulos/or/or_45309.jpg</text:a></text:p>
          </table:table-cell>
          <table:table-cell office:value-type="string" table:style-name="ce4">
            <text:p><text:a xlink:href="http://media.grutinet.com/articulos/lg/lg_45309_0.jpg">http://media.grutinet.com/articulos/lg/lg_45309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45541" table:style-name="ce1">
            <text:p>45541</text:p>
          </table:table-cell>
          <table:table-cell office:value-type="string" table:style-name="ce2">
            <text:p>VARIOS</text:p>
          </table:table-cell>
          <table:table-cell office:value-type="string" table:style-name="ce2">
            <text:p>LIBROS</text:p>
          </table:table-cell>
          <table:table-cell office:value-type="string" table:style-name="ce2">
            <text:p>MI ISLA</text:p>
          </table:table-cell>
          <table:table-cell office:value-type="string" table:style-name="ce2">
            <text:p>RANDOM HOUSE</text:p>
          </table:table-cell>
          <table:table-cell office:value-type="string" table:style-name="ce3">
            <text:p>MI ISLA.</text:p>
            <text:p/>
            <text:p>Elisabeth Benavent.</text:p>
            <text:p/>
            <text:p>@BetaCoqueta, autora de «Saga Valeria», «Saga Silvia», la trilogía «Mi elección» y la bilogía «Horizonte Martina», regresa con una novela en la que lleva trabajando desde hace varios años. Una historia especial, diferente y arriesgada,Mi islahabla de límites, de sueños, remordimientos, cambios y sobre todo de amor, mucho amor.</text:p>
            <text:p/>
            <text:p>Maggie vive en una isla y regenta una casa de huéspedes...</text:p>
            <text:p>Maggie tiene un huerto y casi siempre va descalza...</text:p>
            <text:p>Maggie no quiere recordar por qué está allí; duele demasiado...</text:p>
            <text:p>Maggie ha renunciado al amor y es complicado explicar los motivos...</text:p>
            <text:p>hasta que conoce a Alejandro...</text:p>
            <text:p>y la calma da paso a una tormenta de sensaciones...</text:p>
            <text:p>y a la posibilidad de que tal vez sí se puede empezar de nuevo.</text:p>
            <text:p/>
            <text:p>Tras los enormes éxitos cosechados con sus «Saga Valeria»,«Saga Silvia»,«Mi elección» y «Horizonte Martina», Elísabet Benavent, también conocida por sus fans como@BetaCoqueta, vuelve a la carga con una historia de amor diferente que reflexiona acerca de cómo lo vivido condiciona muchas veces el futuro.</text:p>
            <text:p/>
            <text:p>Una novela que ha ido escribiendo a lo lago de los años y que aúna todos los elementos que la caracterizan: frescura, inocencia, cercanía, ingenio y simpatía.</text:p>
            <text:p/>
            <text:p/>
            <text:p><text:s/>N&amp;ordm; de páginas: 536 págs.</text:p>
            <text:p><text:s/>Encuadernación: Tapa blanda bolsillo</text:p>
            <text:p/>
            <text:p/>
          </table:table-cell>
          <table:table-cell office:value-type="float" office:value="9.9499999999999993" table:style-name="ce1">
            <text:p>9,95</text:p>
          </table:table-cell>
          <table:table-cell office:value-type="float" office:value="8.26" table:style-name="ce1">
            <text:p>8,26</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45541.jpg">http://media.grutinet.com/articulos/or/or_45541.jpg</text:a></text:p>
          </table:table-cell>
          <table:table-cell office:value-type="string" table:style-name="ce4">
            <text:p><text:a xlink:href="http://media.grutinet.com/articulos/lg/lg_45541_0.jpg">http://media.grutinet.com/articulos/lg/lg_45541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45881" table:style-name="ce1">
            <text:p>45881</text:p>
          </table:table-cell>
          <table:table-cell office:value-type="string" table:style-name="ce2">
            <text:p>JUGUETES XXX</text:p>
          </table:table-cell>
          <table:table-cell office:value-type="string" table:style-name="ce2">
            <text:p>ELECTROESTIMULACION</text:p>
          </table:table-cell>
          <table:table-cell office:value-type="string" table:style-name="ce2">
            <text:p>ANILLO PRESTIGE 50MM ELECTROESTIMULACIÓN</text:p>
          </table:table-cell>
          <table:table-cell office:value-type="string" table:style-name="ce2">
            <text:p>ELECTRASTIM</text:p>
          </table:table-cell>
          <table:table-cell office:value-type="string" table:style-name="ce3">
            <text:p>50MM PRESTIGE COCK RING</text:p>
            <text:p/>
            <text:p>Realizado a la perfección de acero quirúrgico 316, el anillo para el pene ElectraStim Prestige está hermosamente pulido y fabricado con la mayor calidad. Un electrodo unipolar diseñado para utilizar con cualquier estimulador ElectraStim, este espectacular anillo de metal para el pene le proporciona una forma completamente nueva de experimentar la electroestimulación. Su gran peso y su ajuste apretado colaboran para ofrecerle sensaciones eróticas profundas y potentes. Una serie de agujeros alrededor de la circunferencia atrapan el gel electro conductor para una sensación prolongada.<text:s/></text:p>
            <text:p/>
            <text:p>Disponible en 5 tamaños, este es el anillo con 50 mm de diámetro. El Prestige tiene una sola entrada de 2 mm. Lleve el Prestige junto con cualquier otro electrodo y utilice un gel electro conductor para lubricar el interior y conseguir mejor conductividad. Requiere un estimulador ElectraStim.</text:p>
            <text:p/>
            <text:p>&amp;emsp;</text:p>
            <text:p/>
          </table:table-cell>
          <table:table-cell office:value-type="float" office:value="81.3065" table:style-name="ce1">
            <text:p>81,3065</text:p>
          </table:table-cell>
          <table:table-cell office:value-type="float" office:value="26.37" table:style-name="ce1">
            <text:p>26,3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5881.jpg">http://media.grutinet.com/articulos/or/or_45881.jpg</text:a></text:p>
          </table:table-cell>
          <table:table-cell office:value-type="string" table:style-name="ce4">
            <text:p><text:a xlink:href="http://media.grutinet.com/articulos/lg/lg_45881_0.jpg">http://media.grutinet.com/articulos/lg/lg_45881_0.jpg</text:a></text:p>
          </table:table-cell>
          <table:table-cell office:value-type="string" table:style-name="ce4">
            <text:p><text:a xlink:href="http://media.grutinet.com/articulos/lg/lg_45881_1.jpg">http://media.grutinet.com/articulos/lg/lg_45881_1.jpg</text:a></text:p>
          </table:table-cell>
          <table:table-cell office:value-type="string" table:style-name="ce4">
            <text:p><text:a xlink:href="http://media.grutinet.com/articulos/lg/lg_45881_2.jpg">http://media.grutinet.com/articulos/lg/lg_45881_2.jpg</text:a></text:p>
          </table:table-cell>
          <table:table-cell table:style-name="ce1"/>
          <table:table-cell office:value-type="string" table:style-name="ce4">
            <text:p><text:a xlink:href="http://media.grutinet.com/articulos/lg/lg_45881_3.jpg">http://media.grutinet.com/articulos/lg/lg_45881_3.jpg</text:a></text:p>
          </table:table-cell>
          <table:table-cell table:number-columns-repeated="6" table:style-name="ce2"/>
          <table:table-cell table:number-columns-repeated="16359"/>
        </table:table-row>
        <table:table-row table:style-name="ro2">
          <table:table-cell office:value-type="float" office:value="45891" table:style-name="ce1">
            <text:p>45891</text:p>
          </table:table-cell>
          <table:table-cell office:value-type="string" table:style-name="ce2">
            <text:p>JUGUETES XXX</text:p>
          </table:table-cell>
          <table:table-cell office:value-type="string" table:style-name="ce2">
            <text:p>ELECTROESTIMULACION</text:p>
          </table:table-cell>
          <table:table-cell office:value-type="string" table:style-name="ce2">
            <text:p>CABLE DE CONEXIÓN ELECTRASTIM</text:p>
          </table:table-cell>
          <table:table-cell office:value-type="string" table:style-name="ce2">
            <text:p>ELECTRASTIM</text:p>
          </table:table-cell>
          <table:table-cell office:value-type="string" table:style-name="ce3">
            <text:p>SPARE/REPLACEMENT CABLE</text:p>
            <text:p/>
            <text:p>Si su cable de conexión ElectraStim tiene un peor aspecto por el desgaste o necesita un cable nuevo para permitir la conexión de 2 mm para otra marca de unidad electroestimuladora, ¡este es su cable!</text:p>
            <text:p><text:s/></text:p>
            <text:p/>
          </table:table-cell>
          <table:table-cell office:value-type="float" office:value="11.95" table:style-name="ce1">
            <text:p>11,95</text:p>
          </table:table-cell>
          <table:table-cell office:value-type="float" office:value="7.19" table:style-name="ce1">
            <text:p>7,19</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5891.jpg">http://media.grutinet.com/articulos/or/or_45891.jpg</text:a></text:p>
          </table:table-cell>
          <table:table-cell office:value-type="string" table:style-name="ce4">
            <text:p><text:a xlink:href="http://media.grutinet.com/articulos/lg/lg_45891_0.jpg">http://media.grutinet.com/articulos/lg/lg_45891_0.jpg</text:a></text:p>
          </table:table-cell>
          <table:table-cell office:value-type="string" table:style-name="ce4">
            <text:p><text:a xlink:href="http://media.grutinet.com/articulos/lg/lg_45891_1.jpg">http://media.grutinet.com/articulos/lg/lg_45891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45893" table:style-name="ce1">
            <text:p>45893</text:p>
          </table:table-cell>
          <table:table-cell office:value-type="string" table:style-name="ce2">
            <text:p>JUGUETES XXX</text:p>
          </table:table-cell>
          <table:table-cell office:value-type="string" table:style-name="ce2">
            <text:p>ELECTROESTIMULACION</text:p>
          </table:table-cell>
          <table:table-cell office:value-type="string" table:style-name="ce2">
            <text:p>KIT ADAPTADOR PRESS SNAP</text:p>
          </table:table-cell>
          <table:table-cell office:value-type="string" table:style-name="ce2">
            <text:p>ELECTRASTIM</text:p>
          </table:table-cell>
          <table:table-cell office:value-type="string" table:style-name="ce3">
            <text:p>2MM PIN TO 4MM PRESS SNAP ADAPTER KIT</text:p>
            <text:p/>
            <text:p>¿Quiere usar su estimulador ElectraStim con electrodos que tengan una conexión de presión de 4 mm?</text:p>
            <text:p/>
            <text:p>Este par de adaptadores entran en el extremo de su cable ElectraStim, transformando la salida de 2 mm a una conexión de presión de 4 mm.</text:p>
            <text:p/>
          </table:table-cell>
          <table:table-cell office:value-type="float" office:value="24.480699999999999" table:style-name="ce1">
            <text:p>24,4807</text:p>
          </table:table-cell>
          <table:table-cell office:value-type="float" office:value="6.98" table:style-name="ce1">
            <text:p>6,98</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5893.jpg">http://media.grutinet.com/articulos/or/or_45893.jpg</text:a></text:p>
          </table:table-cell>
          <table:table-cell office:value-type="string" table:style-name="ce4">
            <text:p><text:a xlink:href="http://media.grutinet.com/articulos/lg/lg_45893_0.jpg">http://media.grutinet.com/articulos/lg/lg_45893_0.jpg</text:a></text:p>
          </table:table-cell>
          <table:table-cell office:value-type="string" table:style-name="ce4">
            <text:p><text:a xlink:href="http://media.grutinet.com/articulos/lg/lg_45893_1.jpg">http://media.grutinet.com/articulos/lg/lg_45893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45894" table:style-name="ce1">
            <text:p>45894</text:p>
          </table:table-cell>
          <table:table-cell office:value-type="string" table:style-name="ce2">
            <text:p>JUGUETES XXX</text:p>
          </table:table-cell>
          <table:table-cell office:value-type="string" table:style-name="ce2">
            <text:p>ELECTROESTIMULACION</text:p>
          </table:table-cell>
          <table:table-cell office:value-type="string" table:style-name="ce2">
            <text:p>KIT CONVERTIDOR DE PRESIÓN DE 2MM A 4MM</text:p>
          </table:table-cell>
          <table:table-cell office:value-type="string" table:style-name="ce2">
            <text:p>ELECTRASTIM</text:p>
          </table:table-cell>
          <table:table-cell office:value-type="string" table:style-name="ce3">
            <text:p>2MM TO 4MM PIN CONVERTER KIT</text:p>
            <text:p/>
            <text:p>Si desea utilizar su estimulador ElectraStim con electrodos con adaptadores de 4 mm, este es su conjunto.</text:p>
            <text:p/>
            <text:p>Estos adaptadores se deslizan sobre el final de los conectores de 2 mm por su cable ElectraStim y los transforman en una conexión de 4 mm.</text:p>
            <text:p/>
          </table:table-cell>
          <table:table-cell office:value-type="float" office:value="9.9499999999999993" table:style-name="ce1">
            <text:p>9,95</text:p>
          </table:table-cell>
          <table:table-cell office:value-type="float" office:value="6.78" table:style-name="ce1">
            <text:p>6,7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5894.jpg">http://media.grutinet.com/articulos/or/or_45894.jpg</text:a></text:p>
          </table:table-cell>
          <table:table-cell office:value-type="string" table:style-name="ce4">
            <text:p><text:a xlink:href="http://media.grutinet.com/articulos/lg/lg_45894_0.jpg">http://media.grutinet.com/articulos/lg/lg_45894_0.jpg</text:a></text:p>
          </table:table-cell>
          <table:table-cell office:value-type="string" table:style-name="ce4">
            <text:p><text:a xlink:href="http://media.grutinet.com/articulos/lg/lg_45894_1.jpg">http://media.grutinet.com/articulos/lg/lg_45894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45900" table:style-name="ce1">
            <text:p>45900</text:p>
          </table:table-cell>
          <table:table-cell office:value-type="string" table:style-name="ce2">
            <text:p>JUGUETES XXX</text:p>
          </table:table-cell>
          <table:table-cell office:value-type="string" table:style-name="ce2">
            <text:p>ELECTROESTIMULACION</text:p>
          </table:table-cell>
          <table:table-cell office:value-type="string" table:style-name="ce2">
            <text:p>JACK SOCKET ELECTRO MASTURBADOR</text:p>
          </table:table-cell>
          <table:table-cell office:value-type="string" table:style-name="ce2">
            <text:p>ELECTRASTIM</text:p>
          </table:table-cell>
          <table:table-cell office:value-type="string" table:style-name="ce3">
            <text:p>JACK SOCKET ELECTRO STROKER</text:p>
            <text:p/>
            <text:p>La sensación de la electroestimulación vibrando a través del pene es uno de los placeres sexuales más intensos que puede experimentar un hombre en su vida. La palpitación erótica intensa, el goteo previo a la eyaculación que anticipa el orgasmo y esa liberación explosiva final...<text:s/></text:p>
            <text:p/>
            <text:p>Los anillos para el pene electrónicos son una mejora asombrosa para el juego previo y la masturbación, pero ¿qué te parecería poder intensificar el placer de tus masturbaciones haciendo uso del poder de la electroestimulación? El Jack Socket es un masturbador con la adictiva sensación orgásmica de la electroestimulación erótica.<text:s/></text:p>
            <text:p/>
            <text:p>La funda flexible tiene entradas de 2 mm para conectar a cualquier estimulador ElectraStim. Incluso están disponibles adaptadores para usar con otras unidades de electroestimulación y máquinas de TENS. El diseño único permite la sensación de viajar a través de la manga de TPE realista, lo que te da el placer de una experiencia de masturbación realista mientras pierdes tus inhibiciones con esa inconfundible palpitación electrosexual.</text:p>
            <text:p/>
            <text:p>El Jack Socket ElectraStim es un juguete sexual masculino para usar en combinación con un gel electroconductor (incluido) y lubricante a base de agua (muestra incluida). Se requiere un Estimulador ElectraStim u otro dispositivo de electroestimulación para crear las sensaciones descritas. Utiliza una conexión de clavija de 2 mm, con adaptadores disponibles.</text:p>
            <text:p><text:s/></text:p>
            <text:p/>
          </table:table-cell>
          <table:table-cell office:value-type="float" office:value="134.53139999999999" table:style-name="ce1">
            <text:p>134,5314</text:p>
          </table:table-cell>
          <table:table-cell office:value-type="float" office:value="54.52" table:style-name="ce1">
            <text:p>54,5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5900.jpg">http://media.grutinet.com/articulos/or/or_45900.jpg</text:a></text:p>
          </table:table-cell>
          <table:table-cell office:value-type="string" table:style-name="ce4">
            <text:p><text:a xlink:href="http://media.grutinet.com/articulos/lg/lg_45900_0.jpg">http://media.grutinet.com/articulos/lg/lg_45900_0.jpg</text:a></text:p>
          </table:table-cell>
          <table:table-cell office:value-type="string" table:style-name="ce4">
            <text:p><text:a xlink:href="http://media.grutinet.com/articulos/lg/lg_45900_1.jpg">http://media.grutinet.com/articulos/lg/lg_45900_1.jpg</text:a></text:p>
          </table:table-cell>
          <table:table-cell office:value-type="string" table:style-name="ce4">
            <text:p><text:a xlink:href="http://media.grutinet.com/articulos/lg/lg_45900_2.jpg">http://media.grutinet.com/articulos/lg/lg_45900_2.jpg</text:a></text:p>
          </table:table-cell>
          <table:table-cell table:style-name="ce1"/>
          <table:table-cell office:value-type="string" table:style-name="ce4">
            <text:p><text:a xlink:href="http://media.grutinet.com/articulos/lg/lg_45900_3.jpg">http://media.grutinet.com/articulos/lg/lg_45900_3.jpg</text:a></text:p>
          </table:table-cell>
          <table:table-cell table:number-columns-repeated="6" table:style-name="ce2"/>
          <table:table-cell table:number-columns-repeated="16359"/>
        </table:table-row>
        <table:table-row table:style-name="ro2">
          <table:table-cell office:value-type="float" office:value="45905" table:style-name="ce1">
            <text:p>45905</text:p>
          </table:table-cell>
          <table:table-cell office:value-type="string" table:style-name="ce2">
            <text:p>JUGUETES XXX</text:p>
          </table:table-cell>
          <table:table-cell office:value-type="string" table:style-name="ce2">
            <text:p>ELECTROESTIMULACION</text:p>
          </table:table-cell>
          <table:table-cell office:value-type="string" table:style-name="ce2">
            <text:p>FUNDA REPUESTO PARA JACK SOCKET</text:p>
          </table:table-cell>
          <table:table-cell office:value-type="string" table:style-name="ce2">
            <text:p>ELECTRASTIM</text:p>
          </table:table-cell>
          <table:table-cell office:value-type="string" table:style-name="ce3">
            <text:p>SPARE/REPLACEMENT SLEEVE FOR JACK SOCKET</text:p>
            <text:p/>
            <text:p>Material TPE - Ftalato y sin látex.</text:p>
            <text:p/>
            <text:p>Se siente y se mueve como la misma piel.</text:p>
            <text:p/>
            <text:p>Textura Electro-Intense - Presenta ranuras gruesas para una mayor sensación.</text:p>
            <text:p/>
            <text:p>Diseño abierto - adecuado para todas las longitudes.</text:p>
            <text:p/>
            <text:p>Diseño de cavidad expandible permite circunferencias de pene de hasta 140mm / 45mm de diámetro.</text:p>
            <text:p/>
          </table:table-cell>
          <table:table-cell office:value-type="float" office:value="43.95" table:style-name="ce1">
            <text:p>43,95</text:p>
          </table:table-cell>
          <table:table-cell office:value-type="float" office:value="20.96" table:style-name="ce1">
            <text:p>20,96</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5905.jpg">http://media.grutinet.com/articulos/or/or_45905.jpg</text:a></text:p>
          </table:table-cell>
          <table:table-cell office:value-type="string" table:style-name="ce4">
            <text:p><text:a xlink:href="http://media.grutinet.com/articulos/lg/lg_45905_0.jpg">http://media.grutinet.com/articulos/lg/lg_45905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46053" table:style-name="ce1">
            <text:p>46053</text:p>
          </table:table-cell>
          <table:table-cell office:value-type="string" table:style-name="ce2">
            <text:p>JUGUETES XXX</text:p>
          </table:table-cell>
          <table:table-cell office:value-type="string" table:style-name="ce2">
            <text:p>ELECTROESTIMULACION</text:p>
          </table:table-cell>
          <table:table-cell office:value-type="string" table:style-name="ce2">
            <text:p>DEPTH CHARGE DILDO ELECTROESTIMULACIÓN</text:p>
          </table:table-cell>
          <table:table-cell office:value-type="string" table:style-name="ce2">
            <text:p>ELECTRASTIM</text:p>
          </table:table-cell>
          <table:table-cell office:value-type="string" table:style-name="ce3">
            <text:p>DEPTH CHARGE ELECTRO DILDO</text:p>
            <text:p/>
            <text:p>Consiga la estimulación que lograría con un huevo del amor combinado con las profundas habilidades de un consolador de 17,78 cm. La sonda bipolar Depth Charge de ElectraStim es la forma perfecta para satisfacer sus deseos ya que es adecuado tanto para uso vaginal como anal. Elija una inserción poco profunda para tocar el punto G de ella o masajear la próstata de él o vaya más profundo para realzar la satisfacción.</text:p>
            <text:p/>
            <text:p>Diseñado para ser utilizado con cualquier estimulador ElectraStim (vendido por separado), Depth Charge crea hormigueos de placer que resuenan desde la punta. Las sensaciones hacen que sus músculos se contraigan al tiempo que la estimulación y puede sentir que está a punto del clímax desde el comienzo del juego.</text:p>
            <text:p/>
            <text:p>Utilice un lubricante con base acuosa por la superficie del consolador antes de su uso para maximizar su placer. No utilice un lubricante de silicona ya que actuará como aislante.</text:p>
            <text:p/>
            <text:p>Dimensiones:<text:s/></text:p>
            <text:p>Longitud insertable de 18 cm x 3 cm de diámetro.</text:p>
            <text:p/>
            <text:p>Materiales:</text:p>
            <text:p>Construcción laminada con contactos de aluminio y un aislante acrílico central. Mango y superficie de silicona flexible. Sin ftalatos y seguro para el cuerpo.</text:p>
            <text:p/>
          </table:table-cell>
          <table:table-cell office:value-type="float" office:value="167.3732" table:style-name="ce1">
            <text:p>167,3732</text:p>
          </table:table-cell>
          <table:table-cell office:value-type="float" office:value="93.56" table:style-name="ce1">
            <text:p>93,5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6053.jpg">http://media.grutinet.com/articulos/or/or_46053.jpg</text:a></text:p>
          </table:table-cell>
          <table:table-cell office:value-type="string" table:style-name="ce4">
            <text:p><text:a xlink:href="http://media.grutinet.com/articulos/lg/lg_46053_0.jpg">http://media.grutinet.com/articulos/lg/lg_46053_0.jpg</text:a></text:p>
          </table:table-cell>
          <table:table-cell office:value-type="string" table:style-name="ce4">
            <text:p><text:a xlink:href="http://media.grutinet.com/articulos/lg/lg_46053_1.jpg">http://media.grutinet.com/articulos/lg/lg_46053_1.jpg</text:a></text:p>
          </table:table-cell>
          <table:table-cell office:value-type="string" table:style-name="ce4">
            <text:p><text:a xlink:href="http://media.grutinet.com/articulos/lg/lg_46053_2.jpg">http://media.grutinet.com/articulos/lg/lg_46053_2.jpg</text:a></text:p>
          </table:table-cell>
          <table:table-cell table:style-name="ce1"/>
          <table:table-cell office:value-type="string" table:style-name="ce4">
            <text:p><text:a xlink:href="http://media.grutinet.com/articulos/lg/lg_46053_3.jpg">http://media.grutinet.com/articulos/lg/lg_46053_3.jpg</text:a></text:p>
          </table:table-cell>
          <table:table-cell office:value-type="string" table:style-name="ce4">
            <text:p><text:a xlink:href="http://media.grutinet.com/articulos/lg/lg_46053_4.jpg">http://media.grutinet.com/articulos/lg/lg_46053_4.jpg</text:a></text:p>
          </table:table-cell>
          <table:table-cell table:number-columns-repeated="5" table:style-name="ce2"/>
          <table:table-cell table:number-columns-repeated="16359"/>
        </table:table-row>
        <table:table-row table:style-name="ro2">
          <table:table-cell office:value-type="float" office:value="46404" table:style-name="ce1">
            <text:p>46404</text:p>
          </table:table-cell>
          <table:table-cell office:value-type="string" table:style-name="ce2">
            <text:p>LENCERIA</text:p>
          </table:table-cell>
          <table:table-cell office:value-type="string" table:style-name="ce2">
            <text:p>PICARDIAS</text:p>
          </table:table-cell>
          <table:table-cell office:value-type="string" table:style-name="ce2">
            <text:p>PICARDÍAS FRANTA BLANCO</text:p>
          </table:table-cell>
          <table:table-cell office:value-type="string" table:style-name="ce2">
            <text:p>LIPS AND CHERRY</text:p>
          </table:table-cell>
          <table:table-cell office:value-type="string" table:style-name="ce3">
            <text:p>Producto: Picardías</text:p>
            <text:p/>
            <text:p>Color: Blanco</text:p>
            <text:p/>
            <text:p>Cierre trasero: Clip</text:p>
            <text:p/>
            <text:p>Cuello: Redondo</text:p>
            <text:p/>
            <text:p>Tipo de corte: Medio (Hasta gluteos)</text:p>
            <text:p/>
            <text:p>Tirantes: Tirantes regulables</text:p>
            <text:p/>
            <text:p>Tela: Transparente</text:p>
            <text:p/>
            <text:p>Detalles: Otros como se ve en la foto</text:p>
            <text:p/>
            <text:p>Accesorios: G-String</text:p>
            <text:p/>
            <text:p>Total piezas: 2</text:p>
            <text:p/>
            <text:p>Composición: 95% polyester - 5% spandex</text:p>
            <text:p/>
            <text:p>Etiquetaje: Etiqueta estandar</text:p>
            <text:p/>
            <text:p>Embalaje: Bolsa plástico transparente</text:p>
            <text:p/>
          </table:table-cell>
          <table:table-cell office:value-type="float" office:value="0" table:style-name="ce1">
            <text:p>0</text:p>
          </table:table-cell>
          <table:table-cell office:value-type="float" office:value="8.98" table:style-name="ce1">
            <text:p>8,9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XL</text:p>
          </table:table-cell>
          <table:table-cell office:value-type="string" table:style-name="ce4">
            <text:p><text:a xlink:href="http://media.grutinet.com/articulos/or/or_46404.jpg">http://media.grutinet.com/articulos/or/or_46404.jpg</text:a></text:p>
          </table:table-cell>
          <table:table-cell office:value-type="string" table:style-name="ce4">
            <text:p><text:a xlink:href="http://media.grutinet.com/articulos/lg/lg_46404_0.jpg">http://media.grutinet.com/articulos/lg/lg_46404_0.jpg</text:a></text:p>
          </table:table-cell>
          <table:table-cell office:value-type="string" table:style-name="ce4">
            <text:p><text:a xlink:href="http://media.grutinet.com/articulos/lg/lg_46404_1.jpg">http://media.grutinet.com/articulos/lg/lg_46404_1.jpg</text:a></text:p>
          </table:table-cell>
          <table:table-cell office:value-type="string" table:style-name="ce4">
            <text:p><text:a xlink:href="http://media.grutinet.com/articulos/lg/lg_46404_2.jpg">http://media.grutinet.com/articulos/lg/lg_46404_2.jpg</text:a></text:p>
          </table:table-cell>
          <table:table-cell office:value-type="float" office:value="46403" table:style-name="ce1">
            <text:p>46403</text:p>
          </table:table-cell>
          <table:table-cell table:number-columns-repeated="7" table:style-name="ce2"/>
          <table:table-cell table:number-columns-repeated="16359"/>
        </table:table-row>
        <table:table-row table:style-name="ro2">
          <table:table-cell office:value-type="float" office:value="46441" table:style-name="ce1">
            <text:p>46441</text:p>
          </table:table-cell>
          <table:table-cell office:value-type="string" table:style-name="ce2">
            <text:p>LENCERIA</text:p>
          </table:table-cell>
          <table:table-cell office:value-type="string" table:style-name="ce2">
            <text:p>PICARDIAS</text:p>
          </table:table-cell>
          <table:table-cell office:value-type="string" table:style-name="ce2">
            <text:p>PICARDÍAS CADIE MARRÓN</text:p>
          </table:table-cell>
          <table:table-cell office:value-type="string" table:style-name="ce2">
            <text:p>LIPS AND CHERRY</text:p>
          </table:table-cell>
          <table:table-cell office:value-type="string" table:style-name="ce3">
            <text:p>Producto: Picardías</text:p>
            <text:p/>
            <text:p>Color: Marron</text:p>
            <text:p/>
            <text:p>Cierre trasero: Espalda semi descubierta</text:p>
            <text:p/>
            <text:p>Cuello: En V ligeramente</text:p>
            <text:p/>
            <text:p>Tipo de corte: Medio (Hasta gluteos)</text:p>
            <text:p/>
            <text:p>Tirantes: Tirantes regulables</text:p>
            <text:p/>
            <text:p>Tela: Satén</text:p>
            <text:p/>
            <text:p>Detalles: Puntillas</text:p>
            <text:p/>
            <text:p>Accesorios: G-String</text:p>
            <text:p/>
            <text:p>Total piezas: 2</text:p>
            <text:p/>
            <text:p>Composición: 95% polyester - 5% spandex</text:p>
            <text:p/>
            <text:p>Etiquetaje: Etiqueta estandar</text:p>
            <text:p/>
            <text:p>Embalaje: Bolsa plástico transparente</text:p>
            <text:p/>
          </table:table-cell>
          <table:table-cell office:value-type="float" office:value="0" table:style-name="ce1">
            <text:p>0</text:p>
          </table:table-cell>
          <table:table-cell office:value-type="float" office:value="11.54" table:style-name="ce1">
            <text:p>11,5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2XL/3XL</text:p>
          </table:table-cell>
          <table:table-cell office:value-type="string" table:style-name="ce4">
            <text:p><text:a xlink:href="http://media.grutinet.com/articulos/or/or_46441.jpg">http://media.grutinet.com/articulos/or/or_46441.jpg</text:a></text:p>
          </table:table-cell>
          <table:table-cell office:value-type="string" table:style-name="ce4">
            <text:p><text:a xlink:href="http://media.grutinet.com/articulos/lg/lg_46441_0.jpg">http://media.grutinet.com/articulos/lg/lg_46441_0.jpg</text:a></text:p>
          </table:table-cell>
          <table:table-cell office:value-type="string" table:style-name="ce4">
            <text:p><text:a xlink:href="http://media.grutinet.com/articulos/lg/lg_46441_1.jpg">http://media.grutinet.com/articulos/lg/lg_46441_1.jpg</text:a></text:p>
          </table:table-cell>
          <table:table-cell office:value-type="string" table:style-name="ce4">
            <text:p><text:a xlink:href="http://media.grutinet.com/articulos/lg/lg_46441_2.jpg">http://media.grutinet.com/articulos/lg/lg_46441_2.jpg</text:a></text:p>
          </table:table-cell>
          <table:table-cell office:value-type="float" office:value="46441" table:style-name="ce1">
            <text:p>46441</text:p>
          </table:table-cell>
          <table:table-cell table:number-columns-repeated="7" table:style-name="ce2"/>
          <table:table-cell table:number-columns-repeated="16359"/>
        </table:table-row>
        <table:table-row table:style-name="ro2">
          <table:table-cell office:value-type="float" office:value="46589" table:style-name="ce1">
            <text:p>46589</text:p>
          </table:table-cell>
          <table:table-cell office:value-type="string" table:style-name="ce2">
            <text:p>VARIOS</text:p>
          </table:table-cell>
          <table:table-cell office:value-type="string" table:style-name="ce2">
            <text:p>LIBROS</text:p>
          </table:table-cell>
          <table:table-cell office:value-type="string" table:style-name="ce2">
            <text:p>CORAZÓN INDOMABLE (TRILOGÍA CORAZÓN 2)<text:s/></text:p>
          </table:table-cell>
          <table:table-cell office:value-type="string" table:style-name="ce2">
            <text:p>GRIJALBO</text:p>
          </table:table-cell>
          <table:table-cell office:value-type="string" table:style-name="ce3">
            <text:p>CORAZÓN ELÁSTICO (TRILOGÍA CORAZÓN 1)<text:s/></text:p>
            <text:p/>
            <text:p>Elena Montagud.</text:p>
            <text:p/>
            <text:p>Le has dado una segunda oportunidad y te ha vuelto a fallar. ¿Existe alguna fórmula mágica para superar el desengaño?</text:p>
            <text:p/>
            <text:p>TrasCorazón elástico, llegaCorazón indomable, la segunda novela de la trilogía «Corazón», en la que Elena Montagud vuelve a sorprendernos con una historia de relaciones aparentemente imposibles y sensualmente inevitables. A esta novela le sigue el desenlaceCorazón desnudo.</text:p>
            <text:p/>
            <text:p>ADVERTENCIA:</text:p>
            <text:p>Esta historia tierna y pasional puede provocarte los sueños más eróticos.</text:p>
            <text:p/>
            <text:p>Después de la ruptura con Adrián, Blanca regresa a su vida anterior. Mucho trabajo, algún ligue sin importancia, fiesta y descontrol. Ella sabe que eso no es lo que le conviene ni lo que desea de verdad, aunque cualquier cosa es mejor que quedarse en casa echando de menos a un hombre al que no es capaz de perdonar.</text:p>
            <text:p/>
            <text:p>Pero Adrián no se da por vencido. Quizá las circunstancias no los hayan ayudado, ni en la adolescencia ni tampoco ahora. Quizá ambos hayan dejado que el sexo devore las palabras... Pero lo que está claro es que la atracción sigue viva como una llama, encendiendo sus cuerpos para luego hacerlos pelear de nuevo, con la misma voracidad con la que antes hicieron el amor...</text:p>
            <text:p/>
            <text:p/>
            <text:p><text:s/>N&amp;ordm; de páginas: 480 págs.</text:p>
            <text:p><text:s/>Encuadernación: Tapa blanda</text:p>
            <text:p/>
            <text:p/>
          </table:table-cell>
          <table:table-cell office:value-type="float" office:value="16.899999999999999" table:style-name="ce1">
            <text:p>16,9</text:p>
          </table:table-cell>
          <table:table-cell office:value-type="float" office:value="14.04" table:style-name="ce1">
            <text:p>14,0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46589.jpg">http://media.grutinet.com/articulos/or/or_46589.jpg</text:a></text:p>
          </table:table-cell>
          <table:table-cell office:value-type="string" table:style-name="ce4">
            <text:p><text:a xlink:href="http://media.grutinet.com/articulos/lg/lg_46589_0.jpg">http://media.grutinet.com/articulos/lg/lg_46589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46672" table:style-name="ce1">
            <text:p>46672</text:p>
          </table:table-cell>
          <table:table-cell office:value-type="string" table:style-name="ce2">
            <text:p>JUGUETES XXX</text:p>
          </table:table-cell>
          <table:table-cell office:value-type="string" table:style-name="ce2">
            <text:p>BDSM</text:p>
          </table:table-cell>
          <table:table-cell office:value-type="string" table:style-name="ce2">
            <text:p>HANDLERS CADENA NEGRO Y ROJO</text:p>
          </table:table-cell>
          <table:table-cell office:value-type="string" table:style-name="ce2">
            <text:p>DOC JOHNSON</text:p>
          </table:table-cell>
          <table:table-cell office:value-type="string" table:style-name="ce3">
            <text:p>HANDLERS LEASH BLACK AND RED</text:p>
            <text:p/>
            <text:p>Cadena de metatal con agarre de piel en color rojo y negro.</text:p>
            <text:p/>
            <text:p>Úsala con tus complementos favoritos de bondage.</text:p>
            <text:p/>
            <text:p>Muy fácil de usar.</text:p>
            <text:p/>
            <text:p>Longitud Total: 100 cm</text:p>
            <text:p/>
          </table:table-cell>
          <table:table-cell office:value-type="float" office:value="58.95" table:style-name="ce1">
            <text:p>58,95</text:p>
          </table:table-cell>
          <table:table-cell office:value-type="float" office:value="17.350000000000001" table:style-name="ce1">
            <text:p>17,3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6672.jpg">http://media.grutinet.com/articulos/or/or_46672.jpg</text:a></text:p>
          </table:table-cell>
          <table:table-cell office:value-type="string" table:style-name="ce4">
            <text:p><text:a xlink:href="http://media.grutinet.com/articulos/lg/lg_46672_0.jpg">http://media.grutinet.com/articulos/lg/lg_46672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46751" table:style-name="ce1">
            <text:p>46751</text:p>
          </table:table-cell>
          <table:table-cell office:value-type="string" table:style-name="ce2">
            <text:p>JUGUETES XXX</text:p>
          </table:table-cell>
          <table:table-cell office:value-type="string" table:style-name="ce2">
            <text:p>ACCESORIOS PENE</text:p>
          </table:table-cell>
          <table:table-cell office:value-type="string" table:style-name="ce2">
            <text:p>BULL BAG XL - NEGRO</text:p>
          </table:table-cell>
          <table:table-cell office:value-type="string" table:style-name="ce2">
            <text:p>PERFECT FIT</text:p>
          </table:table-cell>
          <table:table-cell office:value-type="string" table:style-name="ce3">
            <text:p>BULL BAG XL - BLACK</text:p>
            <text:p/>
            <text:p>Suave en el exterior, y con la estimulación de masaje de cuentas en el interior, este masturbador elástico está hecho de silicona y TPR ultra realista para la experiencia más brutal del mundo.</text:p>
            <text:p/>
            <text:p>Lo puedes utlizar con lubricante de base de agua, te proprocinará una experiencia más realista.</text:p>
            <text:p/>
            <text:p>No es compatible con latex. Limpiar con agua tíbia y jabón.</text:p>
            <text:p/>
            <text:p>Medidas: 3,5 cm (versión XL)</text:p>
            <text:p/>
            <text:p><text:s/></text:p>
            <text:p/>
          </table:table-cell>
          <table:table-cell office:value-type="float" office:value="49.423299999999998" table:style-name="ce1">
            <text:p>49,4233</text:p>
          </table:table-cell>
          <table:table-cell office:value-type="float" office:value="14.82" table:style-name="ce1">
            <text:p>14,82</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6751.jpg">http://media.grutinet.com/articulos/or/or_46751.jpg</text:a></text:p>
          </table:table-cell>
          <table:table-cell office:value-type="string" table:style-name="ce4">
            <text:p><text:a xlink:href="http://media.grutinet.com/articulos/lg/lg_46751_0.jpg">http://media.grutinet.com/articulos/lg/lg_46751_0.jpg</text:a></text:p>
          </table:table-cell>
          <table:table-cell office:value-type="string" table:style-name="ce4">
            <text:p><text:a xlink:href="http://media.grutinet.com/articulos/lg/lg_46751_1.jpg">http://media.grutinet.com/articulos/lg/lg_46751_1.jpg</text:a></text:p>
          </table:table-cell>
          <table:table-cell office:value-type="string" table:style-name="ce4">
            <text:p><text:a xlink:href="http://media.grutinet.com/articulos/lg/lg_46751_2.jpg">http://media.grutinet.com/articulos/lg/lg_46751_2.jpg</text:a></text:p>
          </table:table-cell>
          <table:table-cell table:style-name="ce1"/>
          <table:table-cell table:number-columns-repeated="7" table:style-name="ce2"/>
          <table:table-cell table:number-columns-repeated="16359"/>
        </table:table-row>
        <table:table-row table:style-name="ro2">
          <table:table-cell office:value-type="float" office:value="46763" table:style-name="ce1">
            <text:p>46763</text:p>
          </table:table-cell>
          <table:table-cell office:value-type="string" table:style-name="ce2">
            <text:p>JUGUETES XXX</text:p>
          </table:table-cell>
          <table:table-cell office:value-type="string" table:style-name="ce2">
            <text:p>ACCESORIOS PENE</text:p>
          </table:table-cell>
          <table:table-cell office:value-type="string" table:style-name="ce2">
            <text:p>FISH BOWL - 50UDS ANILLOS PENE LISOS</text:p>
          </table:table-cell>
          <table:table-cell office:value-type="string" table:style-name="ce2">
            <text:p>PERFECT FIT</text:p>
          </table:table-cell>
          <table:table-cell office:value-type="string" table:style-name="ce3">
            <text:p>RAM RING FISH BOWL - 50 PCS</text:p>
            <text:p/>
            <text:p>El Ram Ring fue diseñado por Tribal Son, un dúo de maestros artesanos conocidos en todo el mundo por sus diseños de joyería de plata masculina. El anillo de gran estilo puede ser utilizado como un anillo para el pene tradicional o usado como un adorno del cuerpo. Está fabricado con PF Blend, que es una mezcla de materiales Silicona y TPR, lo que lo convierte en un anillo duradero de larga duración que es extremadamente cómodo de llevar.</text:p>
            <text:p/>
            <text:p>Lávese bien con jabón suave y agua.</text:p>
            <text:p/>
            <text:p>Seguro con lubricantes a base de agua. Este producto no es compatible con productos de látex. Guárdelo por separado.</text:p>
            <text:p/>
          </table:table-cell>
          <table:table-cell office:value-type="float" office:value="487.92239999999998" table:style-name="ce1">
            <text:p>487,9224</text:p>
          </table:table-cell>
          <table:table-cell office:value-type="float" office:value="272.74" table:style-name="ce1">
            <text:p>272,7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6763.jpg">http://media.grutinet.com/articulos/or/or_46763.jpg</text:a></text:p>
          </table:table-cell>
          <table:table-cell office:value-type="string" table:style-name="ce4">
            <text:p><text:a xlink:href="http://media.grutinet.com/articulos/lg/lg_46763_0.jpg">http://media.grutinet.com/articulos/lg/lg_46763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46775" table:style-name="ce1">
            <text:p>46775</text:p>
          </table:table-cell>
          <table:table-cell office:value-type="string" table:style-name="ce2">
            <text:p>JUGUETES XXX</text:p>
          </table:table-cell>
          <table:table-cell office:value-type="string" table:style-name="ce2">
            <text:p>ARNESES</text:p>
          </table:table-cell>
          <table:table-cell office:value-type="string" table:style-name="ce2">
            <text:p>ARMOUR KNIGHT - XL -L/XL FUNDA CON BANDA NEGRO</text:p>
          </table:table-cell>
          <table:table-cell office:value-type="string" table:style-name="ce2">
            <text:p>PERFECT FIT</text:p>
          </table:table-cell>
          <table:table-cell office:value-type="string" table:style-name="ce3">
            <text:p>ARMOUR KNIGHT - XL -L/XL WAISTBAND BLACK</text:p>
            <text:p/>
            <text:p>Funda para el pene con cinta de arnés elástica. Te sentirás cómodo con una agarre seguro.</text:p>
            <text:p/>
            <text:p>Te sentirás con pene más grande, más duro y más potente, la correa Armour Knight deriva la energía que empuja de su pelvis y sin aplastar sus genitales, con un único diseño moldeado de una sola pieza, para que ambos puedan disfrutar de un empuje más profundo.</text:p>
            <text:p/>
            <text:p/>
            <text:p><text:s/>Circunferencia externa: 16,2 cm</text:p>
            <text:p><text:s/>Circunferencia interna: 12,7 cm</text:p>
            <text:p><text:s/>Longitud insertable: 17,7 cm</text:p>
            <text:p/>
            <text:p/>
            <text:p>Tamaño de la correa:</text:p>
            <text:p/>
            <text:p/>
            <text:p><text:s/>L: 86-91 cm de cintura</text:p>
            <text:p><text:s/>XL: 94-99 cm de cintura</text:p>
            <text:p/>
            <text:p/>
            <text:p>Limpieza: Simplemente desmonte el Armour Knight de la correa del jock y use agua y jabón.</text:p>
            <text:p/>
            <text:p>Seguridad: El Armour Knight es seguro con lubricantes a base de agua. Este producto no es compatible con productos de látex. Guárdelo por separado.</text:p>
            <text:p/>
            <text:p><text:s/></text:p>
            <text:p/>
          </table:table-cell>
          <table:table-cell office:value-type="float" office:value="119.684" table:style-name="ce1">
            <text:p>119,684</text:p>
          </table:table-cell>
          <table:table-cell office:value-type="float" office:value="44.58" table:style-name="ce1">
            <text:p>44,58</text:p>
          </table:table-cell>
          <table:table-cell office:value-type="string" table:style-name="ce2">
            <text:p>SI</text:p>
          </table:table-cell>
          <table:table-cell office:value-type="float" office:value="9" table:style-name="ce1">
            <text:p>9</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6775.jpg">http://media.grutinet.com/articulos/or/or_46775.jpg</text:a></text:p>
          </table:table-cell>
          <table:table-cell office:value-type="string" table:style-name="ce4">
            <text:p><text:a xlink:href="http://media.grutinet.com/articulos/lg/lg_46775_0.jpg">http://media.grutinet.com/articulos/lg/lg_46775_0.jpg</text:a></text:p>
          </table:table-cell>
          <table:table-cell office:value-type="string" table:style-name="ce4">
            <text:p><text:a xlink:href="http://media.grutinet.com/articulos/lg/lg_46775_1.jpg">http://media.grutinet.com/articulos/lg/lg_46775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46778" table:style-name="ce1">
            <text:p>46778</text:p>
          </table:table-cell>
          <table:table-cell office:value-type="string" table:style-name="ce2">
            <text:p>JUGUETES XXX</text:p>
          </table:table-cell>
          <table:table-cell office:value-type="string" table:style-name="ce2">
            <text:p>ARNESES</text:p>
          </table:table-cell>
          <table:table-cell office:value-type="string" table:style-name="ce2">
            <text:p>ARMOUR KNIGHT - XL - S/M FUNDA CON BANDA TRANSPARENTE</text:p>
          </table:table-cell>
          <table:table-cell office:value-type="string" table:style-name="ce2">
            <text:p>PERFECT FIT</text:p>
          </table:table-cell>
          <table:table-cell office:value-type="string" table:style-name="ce3">
            <text:p>ARMOUR KNIGHT - XL - S/M WAISTBAND TRANSPARENT</text:p>
            <text:p/>
            <text:p>Funda para el pene con cinta de arnés elástica. Te sentirás cómodo con una agarre seguro.</text:p>
            <text:p/>
            <text:p>Te sentirás con pene más grande, más duro y más potente, la correa Armour Knight deriva la energía que empuja de su pelvis y sin aplastar sus genitales, con un único diseño moldeado de una sola pieza, para que ambos puedan disfrutar de un empuje más profundo.</text:p>
            <text:p/>
            <text:p/>
            <text:p><text:s/>Circunferencia externa: 16,2 cm<text:s/></text:p>
            <text:p><text:s/>Circunferencia interna: 12,7 cm</text:p>
            <text:p><text:s/>Longitud insertable: 17,7 cm</text:p>
            <text:p/>
            <text:p/>
            <text:p>Tamaño de la correa:</text:p>
            <text:p/>
            <text:p/>
            <text:p><text:s/>Pequeño: 71-76 cm de cintura</text:p>
            <text:p><text:s/>Medio: 78- 83 cm de cintura</text:p>
            <text:p/>
            <text:p/>
            <text:p>Limpieza: Simplemente desmonte el Armour Knight de la correa del jock y use agua y jabón.</text:p>
            <text:p/>
            <text:p>Seguridad: El Armour Knight es seguro con lubricantes a base de agua. Este producto no es compatible con productos de látex. Guárdelo por separado.</text:p>
            <text:p/>
            <text:p><text:s/></text:p>
            <text:p/>
          </table:table-cell>
          <table:table-cell office:value-type="float" office:value="119.04470000000001" table:style-name="ce1">
            <text:p>119,0447</text:p>
          </table:table-cell>
          <table:table-cell office:value-type="float" office:value="44.21" table:style-name="ce1">
            <text:p>44,21</text:p>
          </table:table-cell>
          <table:table-cell office:value-type="string" table:style-name="ce2">
            <text:p>SI</text:p>
          </table:table-cell>
          <table:table-cell office:value-type="float" office:value="8" table:style-name="ce1">
            <text:p>8</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6778.jpg">http://media.grutinet.com/articulos/or/or_46778.jpg</text:a></text:p>
          </table:table-cell>
          <table:table-cell office:value-type="string" table:style-name="ce4">
            <text:p><text:a xlink:href="http://media.grutinet.com/articulos/lg/lg_46778_0.jpg">http://media.grutinet.com/articulos/lg/lg_46778_0.jpg</text:a></text:p>
          </table:table-cell>
          <table:table-cell office:value-type="string" table:style-name="ce4">
            <text:p><text:a xlink:href="http://media.grutinet.com/articulos/lg/lg_46778_1.jpg">http://media.grutinet.com/articulos/lg/lg_46778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47344" table:style-name="ce1">
            <text:p>47344</text:p>
          </table:table-cell>
          <table:table-cell office:value-type="string" table:style-name="ce2">
            <text:p>VARIOS</text:p>
          </table:table-cell>
          <table:table-cell office:value-type="string" table:style-name="ce2">
            <text:p>LIBROS</text:p>
          </table:table-cell>
          <table:table-cell office:value-type="string" table:style-name="ce2">
            <text:p>CORAZÓN DESNUDO (TRILOGÍA CORAZÓN 3)<text:s/></text:p>
          </table:table-cell>
          <table:table-cell office:value-type="string" table:style-name="ce2">
            <text:p>GRIJALBO</text:p>
          </table:table-cell>
          <table:table-cell office:value-type="string" table:style-name="ce3">
            <text:p>CORAZÓN DESNUDO (TRILOGÍA CORAZÓN 3)<text:s text:c="2"/></text:p>
            <text:p/>
            <text:p>Elena Montagud.</text:p>
            <text:p/>
            <text:p>Has dudado mucho, pero ahora ya lo sabes: es el hombre de tu vida. ¿Cómo conseguirás retenerlo a tu lado?</text:p>
            <text:p/>
            <text:p>Corazón desnudo es el esperadísimo y ardiente desenlace de la trilogía «Corazón» de Elena Montagud, iniciada con Corazón elástico y Corazón indomable.</text:p>
            <text:p/>
            <text:p>ADVERTENCIA:</text:p>
            <text:p>El esperado desenlace de esta ardiente e inolvidable trilogía puede dejarte sin respiración.</text:p>
            <text:p/>
            <text:p>Blanca y Adrián deben separarse cuando él acepta la oferta de montar su obra musical en los escenarios de Broadway. Pero no se trata solo un distanciamiento físico por trabajo y Blanca lo sabe. Detrás de esa separación se esconden también otros miedos que ella no llega a entender del todo y que le hacen temer que Adrián se esté replanteando su relación.</text:p>
            <text:p/>
            <text:p>Por eso, cuando por fin él la invita al estreno de la obra en Nueva York, una Blanca más decidida y hermosa que nunca se decide a tomar la Gran Manzana al asalto y dejarle claro que ese músico que la enamoró en la adolescencia es el hombre a quien sigue amando y deseando, el único que la hace vibrar de placer y temblar de verdadera emoción.</text:p>
            <text:p/>
            <text:p>Una novela para quienes se atreven a saltar al abismo del amor sin más red que un corazón sincero....</text:p>
            <text:p/>
            <text:p/>
            <text:p><text:s/>N&amp;ordm; de páginas: 480 págs.</text:p>
            <text:p><text:s/>Encuadernación: Tapa blanda</text:p>
            <text:p/>
            <text:p/>
          </table:table-cell>
          <table:table-cell office:value-type="float" office:value="16.899999999999999" table:style-name="ce1">
            <text:p>16,9</text:p>
          </table:table-cell>
          <table:table-cell office:value-type="float" office:value="14.04" table:style-name="ce1">
            <text:p>14,0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47344.jpg">http://media.grutinet.com/articulos/or/or_47344.jpg</text:a></text:p>
          </table:table-cell>
          <table:table-cell office:value-type="string" table:style-name="ce4">
            <text:p><text:a xlink:href="http://media.grutinet.com/articulos/lg/lg_47344_0.jpg">http://media.grutinet.com/articulos/lg/lg_47344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47660" table:style-name="ce1">
            <text:p>47660</text:p>
          </table:table-cell>
          <table:table-cell office:value-type="string" table:style-name="ce2">
            <text:p>JUGUETES XXX</text:p>
          </table:table-cell>
          <table:table-cell office:value-type="string" table:style-name="ce2">
            <text:p>VIBRADORES</text:p>
          </table:table-cell>
          <table:table-cell office:value-type="string" table:style-name="ce2">
            <text:p>JACK RABBIT SIGNATURE ROSA</text:p>
          </table:table-cell>
          <table:table-cell office:value-type="string" table:style-name="ce2">
            <text:p>CALEXOTICS</text:p>
          </table:table-cell>
          <table:table-cell office:value-type="string" table:style-name="ce3">
            <text:p>JACK RABBIT SIGNATURE PINK</text:p>
            <text:p/>
            <text:p>Elegantemente diseñado para lo último en gratificación. Disfruta de una sensación de lujo y un placer puro sola o con tu pareja.</text:p>
            <text:p/>
            <text:p>Cuenta con un ultra-motor que está especialmente diseñado para la experiencia más intensa.</text:p>
            <text:p/>
            <text:p>Tan simple de disimular como fácil de usar. <text:s/>Dispone de una luz LED que te mostrará el camino al placer con un suave brillo.</text:p>
            <text:p/>
            <text:p>Dispone de distintas funciones de vibración, pulsación y escalada.</text:p>
            <text:p/>
            <text:p/>
            <text:p><text:s/>Material: Silicona</text:p>
            <text:p><text:s/>Diámetro Exterior: 4 cm</text:p>
            <text:p><text:s/>Longitud Total: 14 cm</text:p>
            <text:p><text:s/>Recargable con USB</text:p>
            <text:p><text:s/>Resistente al agua</text:p>
            <text:p/>
            <text:p/>
            <text:p><text:s/></text:p>
            <text:p/>
          </table:table-cell>
          <table:table-cell office:value-type="float" office:value="109" table:style-name="ce1">
            <text:p>109</text:p>
          </table:table-cell>
          <table:table-cell office:value-type="float" office:value="48.26" table:style-name="ce1">
            <text:p>48,2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7660.jpg">http://media.grutinet.com/articulos/or/or_47660.jpg</text:a></text:p>
          </table:table-cell>
          <table:table-cell office:value-type="string" table:style-name="ce4">
            <text:p><text:a xlink:href="http://media.grutinet.com/articulos/lg/lg_47660_0.jpg">http://media.grutinet.com/articulos/lg/lg_47660_0.jpg</text:a></text:p>
          </table:table-cell>
          <table:table-cell office:value-type="string" table:style-name="ce4">
            <text:p><text:a xlink:href="http://media.grutinet.com/articulos/lg/lg_47660_1.jpg">http://media.grutinet.com/articulos/lg/lg_47660_1.jpg</text:a></text:p>
          </table:table-cell>
          <table:table-cell office:value-type="string" table:style-name="ce4">
            <text:p><text:a xlink:href="http://media.grutinet.com/articulos/lg/lg_47660_2.jpg">http://media.grutinet.com/articulos/lg/lg_47660_2.jpg</text:a></text:p>
          </table:table-cell>
          <table:table-cell table:style-name="ce1"/>
          <table:table-cell office:value-type="string" table:style-name="ce4">
            <text:p><text:a xlink:href="http://media.grutinet.com/articulos/lg/lg_47660_3.jpg">http://media.grutinet.com/articulos/lg/lg_47660_3.jpg</text:a></text:p>
          </table:table-cell>
          <table:table-cell office:value-type="string" table:style-name="ce4">
            <text:p><text:a xlink:href="http://media.grutinet.com/articulos/lg/lg_47660_4.jpg">http://media.grutinet.com/articulos/lg/lg_47660_4.jpg</text:a></text:p>
          </table:table-cell>
          <table:table-cell office:value-type="string" table:style-name="ce4">
            <text:p><text:a xlink:href="http://media.grutinet.com/articulos/lg/lg_47660_5.jpg">http://media.grutinet.com/articulos/lg/lg_47660_5.jpg</text:a></text:p>
          </table:table-cell>
          <table:table-cell office:value-type="string" table:style-name="ce4">
            <text:p><text:a xlink:href="http://media.grutinet.com/articulos/lg/lg_47660_6.jpg">http://media.grutinet.com/articulos/lg/lg_47660_6.jpg</text:a></text:p>
          </table:table-cell>
          <table:table-cell table:number-columns-repeated="3" table:style-name="ce2"/>
          <table:table-cell table:number-columns-repeated="16359"/>
        </table:table-row>
        <table:table-row table:style-name="ro2">
          <table:table-cell office:value-type="float" office:value="48173" table:style-name="ce1">
            <text:p>48173</text:p>
          </table:table-cell>
          <table:table-cell office:value-type="string" table:style-name="ce2">
            <text:p>JUGUETES XXX</text:p>
          </table:table-cell>
          <table:table-cell office:value-type="string" table:style-name="ce2">
            <text:p>PLUGS</text:p>
          </table:table-cell>
          <table:table-cell office:value-type="string" table:style-name="ce2">
            <text:p>LUXE ZENITH WIRELESS PLUG ROSA</text:p>
          </table:table-cell>
          <table:table-cell office:value-type="string" table:style-name="ce2">
            <text:p>NSNOVELTIES</text:p>
          </table:table-cell>
          <table:table-cell office:value-type="string" table:style-name="ce3">
            <text:p>LUXE ZENITH WIRELESS PLUG PINK</text:p>
            <text:p/>
            <text:p>Juguetes suaves para un placer celestial.<text:s/></text:p>
            <text:p/>
            <text:p>Este plug de control inalámbrico, suave y flexible, está hecho de silicona y es lo último en diseño y rendimiento.</text:p>
            <text:p/>
            <text:p>Recargable con Usb.</text:p>
            <text:p/>
            <text:p>Con mando.</text:p>
            <text:p/>
          </table:table-cell>
          <table:table-cell office:value-type="float" office:value="92.22" table:style-name="ce1">
            <text:p>92,22</text:p>
          </table:table-cell>
          <table:table-cell office:value-type="float" office:value="35.020000000000003" table:style-name="ce1">
            <text:p>35,0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8173.jpg">http://media.grutinet.com/articulos/or/or_48173.jpg</text:a></text:p>
          </table:table-cell>
          <table:table-cell office:value-type="string" table:style-name="ce4">
            <text:p><text:a xlink:href="http://media.grutinet.com/articulos/lg/lg_48173_0.jpg">http://media.grutinet.com/articulos/lg/lg_48173_0.jpg</text:a></text:p>
          </table:table-cell>
          <table:table-cell office:value-type="string" table:style-name="ce4">
            <text:p><text:a xlink:href="http://media.grutinet.com/articulos/lg/lg_48173_1.jpg">http://media.grutinet.com/articulos/lg/lg_48173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48494" table:style-name="ce1">
            <text:p>48494</text:p>
          </table:table-cell>
          <table:table-cell office:value-type="string" table:style-name="ce2">
            <text:p>JUGUETES XXX</text:p>
          </table:table-cell>
          <table:table-cell office:value-type="string" table:style-name="ce2">
            <text:p>BDSM</text:p>
          </table:table-cell>
          <table:table-cell office:value-type="string" table:style-name="ce2">
            <text:p>SCANDAL PONY PLAY KIT</text:p>
          </table:table-cell>
          <table:table-cell office:value-type="string" table:style-name="ce2">
            <text:p>CALEXOTICS</text:p>
          </table:table-cell>
          <table:table-cell office:value-type="string" table:style-name="ce3">
            <text:p>SCANDAL PONY PLAY KIT</text:p>
            <text:p/>
            <text:p>Prepárate para una noche salvaje de placer erótico. El kit de juego Scandal Pony viene con todo lo que necesitas para completar tu fantasía de montar en pony. Adorna a tu amante con el plug de tamaño perfecto y cónico que mantendrá su cola cómodamente en su lugar. La cola larga y deliciosa, de color negro es perfecta para arreglar y acariciar. Brida tu pony, pero no tus inhibiciones.</text:p>
            <text:p/>
            <text:p>La mordaza tiene el tamaño y la textura perfectos, mientras que los lazos están diseñados para mantener las riendas perfectamente en su lugar.</text:p>
            <text:p/>
            <text:p>Medidas:</text:p>
            <text:p/>
            <text:p/>
            <text:p><text:s/>Mordaza: 134.5 cm</text:p>
            <text:p><text:s/>Plug: 7 cm</text:p>
            <text:p><text:s/>Riendas: 78,75 cm</text:p>
            <text:p><text:s/>Cola: 53,25 cm</text:p>
            <text:p/>
            <text:p/>
          </table:table-cell>
          <table:table-cell office:value-type="float" office:value="54.99" table:style-name="ce1">
            <text:p>54,99</text:p>
          </table:table-cell>
          <table:table-cell office:value-type="float" office:value="21.04" table:style-name="ce1">
            <text:p>21,0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8494.jpg">http://media.grutinet.com/articulos/or/or_48494.jpg</text:a></text:p>
          </table:table-cell>
          <table:table-cell office:value-type="string" table:style-name="ce4">
            <text:p><text:a xlink:href="http://media.grutinet.com/articulos/lg/lg_48494_0.jpg">http://media.grutinet.com/articulos/lg/lg_48494_0.jpg</text:a></text:p>
          </table:table-cell>
          <table:table-cell office:value-type="string" table:style-name="ce4">
            <text:p><text:a xlink:href="http://media.grutinet.com/articulos/lg/lg_48494_1.jpg">http://media.grutinet.com/articulos/lg/lg_48494_1.jpg</text:a></text:p>
          </table:table-cell>
          <table:table-cell office:value-type="string" table:style-name="ce4">
            <text:p><text:a xlink:href="http://media.grutinet.com/articulos/lg/lg_48494_2.jpg">http://media.grutinet.com/articulos/lg/lg_48494_2.jpg</text:a></text:p>
          </table:table-cell>
          <table:table-cell table:style-name="ce1"/>
          <table:table-cell office:value-type="string" table:style-name="ce4">
            <text:p><text:a xlink:href="http://media.grutinet.com/articulos/lg/lg_48494_3.jpg">http://media.grutinet.com/articulos/lg/lg_48494_3.jpg</text:a></text:p>
          </table:table-cell>
          <table:table-cell table:number-columns-repeated="6" table:style-name="ce2"/>
          <table:table-cell table:number-columns-repeated="16359"/>
        </table:table-row>
        <table:table-row table:style-name="ro2">
          <table:table-cell office:value-type="float" office:value="48629" table:style-name="ce1">
            <text:p>48629</text:p>
          </table:table-cell>
          <table:table-cell office:value-type="string" table:style-name="ce2">
            <text:p>JUGUETES XXX</text:p>
          </table:table-cell>
          <table:table-cell office:value-type="string" table:style-name="ce2">
            <text:p>VIBRADORES</text:p>
          </table:table-cell>
          <table:table-cell office:value-type="string" table:style-name="ce2">
            <text:p>IVIBE SELECT IROCK ROSA</text:p>
          </table:table-cell>
          <table:table-cell office:value-type="string" table:style-name="ce2">
            <text:p>DOC JOHNSON</text:p>
          </table:table-cell>
          <table:table-cell office:value-type="string" table:style-name="ce3">
            <text:p>IVIBE SELECT IROCK PINK</text:p>
            <text:p/>
            <text:p>Vibrador rampante de silicona. La punta tiene movimientos hacia adelante y hacia atrás en un movimiento de ven aquí.</text:p>
            <text:p/>
            <text:p>Cuenta con motores separados para el control personalizado de vibraciones y movimiento de la punta.</text:p>
            <text:p/>
            <text:p>El estimulador del clítoris independiente ofrece una estimulación externa.</text:p>
            <text:p/>
            <text:p>El masajeador multifunción cuenta con 7 patrones de vibración.</text:p>
            <text:p/>
            <text:p>Resistente al agua y recargable con USB.</text:p>
            <text:p/>
            <text:p/>
            <text:p><text:s/>Diámetro Exterior: 3 cm</text:p>
            <text:p><text:s/>Longitud Total: 20 cm</text:p>
            <text:p/>
            <text:p/>
            <text:p><text:s/></text:p>
            <text:p/>
          </table:table-cell>
          <table:table-cell office:value-type="float" office:value="198.95" table:style-name="ce1">
            <text:p>198,95</text:p>
          </table:table-cell>
          <table:table-cell office:value-type="float" office:value="61.75" table:style-name="ce1">
            <text:p>61,75</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8629.jpg">http://media.grutinet.com/articulos/or/or_48629.jpg</text:a></text:p>
          </table:table-cell>
          <table:table-cell office:value-type="string" table:style-name="ce4">
            <text:p><text:a xlink:href="http://media.grutinet.com/articulos/lg/lg_48629_0.jpg">http://media.grutinet.com/articulos/lg/lg_48629_0.jpg</text:a></text:p>
          </table:table-cell>
          <table:table-cell office:value-type="string" table:style-name="ce4">
            <text:p><text:a xlink:href="http://media.grutinet.com/articulos/lg/lg_48629_1.jpg">http://media.grutinet.com/articulos/lg/lg_48629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49175" table:style-name="ce1">
            <text:p>49175</text:p>
          </table:table-cell>
          <table:table-cell office:value-type="string" table:style-name="ce2">
            <text:p>LENCERIA</text:p>
          </table:table-cell>
          <table:table-cell office:value-type="string" table:style-name="ce2">
            <text:p>CONJUNTOS</text:p>
          </table:table-cell>
          <table:table-cell office:value-type="string" table:style-name="ce2">
            <text:p>LEG AVENUE CONJUNTO DE ENCAJE Y SATÉN NEGRO Y ROJO</text:p>
          </table:table-cell>
          <table:table-cell office:value-type="string" table:style-name="ce2">
            <text:p>LEG AVENUE</text:p>
          </table:table-cell>
          <table:table-cell office:value-type="string" table:style-name="ce3">
            <text:p>LEG AVENUE SATIN SPANDEX BRALETTE, STRING</text:p>
            <text:p/>
            <text:p>Conjunto de 2 pzs de encaje y saten suave, braguita hipster con escudete de algodón y sujetador con tirantes ajustables y cierre cinta corchetera.</text:p>
            <text:p/>
          </table:table-cell>
          <table:table-cell office:value-type="float" office:value="48.99" table:style-name="ce1">
            <text:p>48,99</text:p>
          </table:table-cell>
          <table:table-cell office:value-type="float" office:value="22.82" table:style-name="ce1">
            <text:p>22,8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49175.jpg">http://media.grutinet.com/articulos/or/or_49175.jpg</text:a></text:p>
          </table:table-cell>
          <table:table-cell office:value-type="string" table:style-name="ce4">
            <text:p><text:a xlink:href="http://media.grutinet.com/articulos/lg/lg_49175_0.jpg">http://media.grutinet.com/articulos/lg/lg_49175_0.jpg</text:a></text:p>
          </table:table-cell>
          <table:table-cell office:value-type="string" table:style-name="ce4">
            <text:p><text:a xlink:href="http://media.grutinet.com/articulos/lg/lg_49175_1.jpg">http://media.grutinet.com/articulos/lg/lg_49175_1.jpg</text:a></text:p>
          </table:table-cell>
          <table:table-cell office:value-type="string" table:style-name="ce4">
            <text:p><text:a xlink:href="http://media.grutinet.com/articulos/lg/lg_49175_2.jpg">http://media.grutinet.com/articulos/lg/lg_49175_2.jpg</text:a></text:p>
          </table:table-cell>
          <table:table-cell office:value-type="float" office:value="49174" table:style-name="ce1">
            <text:p>49174</text:p>
          </table:table-cell>
          <table:table-cell table:number-columns-repeated="7" table:style-name="ce2"/>
          <table:table-cell table:number-columns-repeated="16359"/>
        </table:table-row>
        <table:table-row table:style-name="ro2">
          <table:table-cell office:value-type="float" office:value="49176" table:style-name="ce1">
            <text:p>49176</text:p>
          </table:table-cell>
          <table:table-cell office:value-type="string" table:style-name="ce2">
            <text:p>LENCERIA</text:p>
          </table:table-cell>
          <table:table-cell office:value-type="string" table:style-name="ce2">
            <text:p>CONJUNTOS</text:p>
          </table:table-cell>
          <table:table-cell office:value-type="string" table:style-name="ce2">
            <text:p>LEG AVENUE CONJUNTO DE TIRAS CON LIGUERO NEGRO</text:p>
          </table:table-cell>
          <table:table-cell office:value-type="string" table:style-name="ce2">
            <text:p>LEG AVENUE</text:p>
          </table:table-cell>
          <table:table-cell office:value-type="string" table:style-name="ce3">
            <text:p>LEG AVENUE LACE BRALETTE AND PANTY SET<text:s/></text:p>
            <text:p/>
            <text:p>Conjunto 2 piezas negro, con detalles de encaje en el sujetador y tirantes ajustables. Braguita de tiras a conjunto con ligueros.</text:p>
            <text:p/>
            <text:p>Medidas no incluidas.</text:p>
            <text:p/>
            <text:p><text:s/></text:p>
            <text:p/>
          </table:table-cell>
          <table:table-cell office:value-type="float" office:value="44.99" table:style-name="ce1">
            <text:p>44,99</text:p>
          </table:table-cell>
          <table:table-cell office:value-type="float" office:value="20.89" table:style-name="ce1">
            <text:p>20,8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49176.jpg">http://media.grutinet.com/articulos/or/or_49176.jpg</text:a></text:p>
          </table:table-cell>
          <table:table-cell office:value-type="string" table:style-name="ce4">
            <text:p><text:a xlink:href="http://media.grutinet.com/articulos/lg/lg_49176_0.jpg">http://media.grutinet.com/articulos/lg/lg_49176_0.jpg</text:a></text:p>
          </table:table-cell>
          <table:table-cell office:value-type="string" table:style-name="ce4">
            <text:p><text:a xlink:href="http://media.grutinet.com/articulos/lg/lg_49176_1.jpg">http://media.grutinet.com/articulos/lg/lg_49176_1.jpg</text:a></text:p>
          </table:table-cell>
          <table:table-cell table:style-name="ce2"/>
          <table:table-cell office:value-type="float" office:value="49176" table:style-name="ce1">
            <text:p>49176</text:p>
          </table:table-cell>
          <table:table-cell table:number-columns-repeated="7" table:style-name="ce2"/>
          <table:table-cell table:number-columns-repeated="16359"/>
        </table:table-row>
        <table:table-row table:style-name="ro2">
          <table:table-cell office:value-type="float" office:value="49177" table:style-name="ce1">
            <text:p>49177</text:p>
          </table:table-cell>
          <table:table-cell office:value-type="string" table:style-name="ce2">
            <text:p>LENCERIA</text:p>
          </table:table-cell>
          <table:table-cell office:value-type="string" table:style-name="ce2">
            <text:p>CONJUNTOS</text:p>
          </table:table-cell>
          <table:table-cell office:value-type="string" table:style-name="ce2">
            <text:p>LEG AVENUE CONJUNTO DE TIRAS CON LIGUERO NEGRO</text:p>
          </table:table-cell>
          <table:table-cell office:value-type="string" table:style-name="ce2">
            <text:p>LEG AVENUE</text:p>
          </table:table-cell>
          <table:table-cell office:value-type="string" table:style-name="ce3">
            <text:p>LEG AVENUE LACE BRALETTE AND PANTY SET<text:s/></text:p>
            <text:p/>
            <text:p>Conjunto 2 piezas negro, con detalles de encaje en el sujetador y tirantes ajustables. Braguita de tiras a conjunto con ligueros.</text:p>
            <text:p/>
            <text:p>Medidas no incluidas.</text:p>
            <text:p/>
            <text:p><text:s/></text:p>
            <text:p/>
          </table:table-cell>
          <table:table-cell office:value-type="float" office:value="44.99" table:style-name="ce1">
            <text:p>44,99</text:p>
          </table:table-cell>
          <table:table-cell office:value-type="float" office:value="20.89" table:style-name="ce1">
            <text:p>20,8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49177.jpg">http://media.grutinet.com/articulos/or/or_49177.jpg</text:a></text:p>
          </table:table-cell>
          <table:table-cell office:value-type="string" table:style-name="ce4">
            <text:p><text:a xlink:href="http://media.grutinet.com/articulos/lg/lg_49177_0.jpg">http://media.grutinet.com/articulos/lg/lg_49177_0.jpg</text:a></text:p>
          </table:table-cell>
          <table:table-cell office:value-type="string" table:style-name="ce4">
            <text:p><text:a xlink:href="http://media.grutinet.com/articulos/lg/lg_49177_1.jpg">http://media.grutinet.com/articulos/lg/lg_49177_1.jpg</text:a></text:p>
          </table:table-cell>
          <table:table-cell table:style-name="ce2"/>
          <table:table-cell office:value-type="float" office:value="49176" table:style-name="ce1">
            <text:p>49176</text:p>
          </table:table-cell>
          <table:table-cell table:number-columns-repeated="7" table:style-name="ce2"/>
          <table:table-cell table:number-columns-repeated="16359"/>
        </table:table-row>
        <table:table-row table:style-name="ro2">
          <table:table-cell office:value-type="float" office:value="49187" table:style-name="ce1">
            <text:p>49187</text:p>
          </table:table-cell>
          <table:table-cell office:value-type="string" table:style-name="ce2">
            <text:p>LENCERIA</text:p>
          </table:table-cell>
          <table:table-cell office:value-type="string" table:style-name="ce2">
            <text:p>BODYS</text:p>
          </table:table-cell>
          <table:table-cell office:value-type="string" table:style-name="ce2">
            <text:p>LEG AVENUE BODY MANGAS CAMPANA NEGRO</text:p>
          </table:table-cell>
          <table:table-cell office:value-type="string" table:style-name="ce2">
            <text:p>LEG AVENUE</text:p>
          </table:table-cell>
          <table:table-cell office:value-type="string" table:style-name="ce3">
            <text:p>LEG AVENUE MESH BELL SLEEVE TEDDY<text:s/></text:p>
            <text:p/>
            <text:p>Body transparente con amplias mangas de campana.</text:p>
            <text:p/>
          </table:table-cell>
          <table:table-cell office:value-type="float" office:value="43.99" table:style-name="ce1">
            <text:p>43,99</text:p>
          </table:table-cell>
          <table:table-cell office:value-type="float" office:value="20.32" table:style-name="ce1">
            <text:p>20,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49187.jpg">http://media.grutinet.com/articulos/or/or_49187.jpg</text:a></text:p>
          </table:table-cell>
          <table:table-cell office:value-type="string" table:style-name="ce4">
            <text:p><text:a xlink:href="http://media.grutinet.com/articulos/lg/lg_49187_0.jpg">http://media.grutinet.com/articulos/lg/lg_49187_0.jpg</text:a></text:p>
          </table:table-cell>
          <table:table-cell office:value-type="string" table:style-name="ce4">
            <text:p><text:a xlink:href="http://media.grutinet.com/articulos/lg/lg_49187_1.jpg">http://media.grutinet.com/articulos/lg/lg_49187_1.jpg</text:a></text:p>
          </table:table-cell>
          <table:table-cell table:style-name="ce2"/>
          <table:table-cell office:value-type="float" office:value="49188" table:style-name="ce1">
            <text:p>49188</text:p>
          </table:table-cell>
          <table:table-cell table:number-columns-repeated="7" table:style-name="ce2"/>
          <table:table-cell table:number-columns-repeated="16359"/>
        </table:table-row>
        <table:table-row table:style-name="ro2">
          <table:table-cell office:value-type="float" office:value="49188" table:style-name="ce1">
            <text:p>49188</text:p>
          </table:table-cell>
          <table:table-cell office:value-type="string" table:style-name="ce2">
            <text:p>LENCERIA</text:p>
          </table:table-cell>
          <table:table-cell office:value-type="string" table:style-name="ce2">
            <text:p>BODYS</text:p>
          </table:table-cell>
          <table:table-cell office:value-type="string" table:style-name="ce2">
            <text:p>LEG AVENUE BODY MANGAS CAMPANA NEGRO</text:p>
          </table:table-cell>
          <table:table-cell office:value-type="string" table:style-name="ce2">
            <text:p>LEG AVENUE</text:p>
          </table:table-cell>
          <table:table-cell office:value-type="string" table:style-name="ce3">
            <text:p>LEG AVENUE MESH BELL SLEEVE TEDDY<text:s/></text:p>
            <text:p/>
            <text:p>Body transparente con amplias mangas de campana.</text:p>
            <text:p/>
          </table:table-cell>
          <table:table-cell office:value-type="float" office:value="43.99" table:style-name="ce1">
            <text:p>43,99</text:p>
          </table:table-cell>
          <table:table-cell office:value-type="float" office:value="20.329999999999998" table:style-name="ce1">
            <text:p>20,3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49188.jpg">http://media.grutinet.com/articulos/or/or_49188.jpg</text:a></text:p>
          </table:table-cell>
          <table:table-cell office:value-type="string" table:style-name="ce4">
            <text:p><text:a xlink:href="http://media.grutinet.com/articulos/lg/lg_49188_0.jpg">http://media.grutinet.com/articulos/lg/lg_49188_0.jpg</text:a></text:p>
          </table:table-cell>
          <table:table-cell office:value-type="string" table:style-name="ce4">
            <text:p><text:a xlink:href="http://media.grutinet.com/articulos/lg/lg_49188_1.jpg">http://media.grutinet.com/articulos/lg/lg_49188_1.jpg</text:a></text:p>
          </table:table-cell>
          <table:table-cell table:style-name="ce2"/>
          <table:table-cell office:value-type="float" office:value="49188" table:style-name="ce1">
            <text:p>49188</text:p>
          </table:table-cell>
          <table:table-cell table:number-columns-repeated="7" table:style-name="ce2"/>
          <table:table-cell table:number-columns-repeated="16359"/>
        </table:table-row>
        <table:table-row table:style-name="ro2">
          <table:table-cell office:value-type="float" office:value="49199" table:style-name="ce1">
            <text:p>49199</text:p>
          </table:table-cell>
          <table:table-cell office:value-type="string" table:style-name="ce2">
            <text:p>LENCERIA</text:p>
          </table:table-cell>
          <table:table-cell office:value-type="string" table:style-name="ce2">
            <text:p>BODYS</text:p>
          </table:table-cell>
          <table:table-cell office:value-type="string" table:style-name="ce2">
            <text:p>LEG AVENUE BODY SHEER &amp; LACE CON LIGUEROS</text:p>
          </table:table-cell>
          <table:table-cell office:value-type="string" table:style-name="ce2">
            <text:p>LEG AVENUE</text:p>
          </table:table-cell>
          <table:table-cell office:value-type="string" table:style-name="ce3">
            <text:p>LEG AVENUE SHEER AND LACE GARTER TEDDY</text:p>
            <text:p/>
            <text:p>Body negro con transparencias y encaje, tirantes ajustables y ligueros.</text:p>
            <text:p/>
            <text:p>Medias no incluidas.</text:p>
            <text:p/>
            <text:p>¡Sorprende a tu pareja!</text:p>
            <text:p/>
          </table:table-cell>
          <table:table-cell office:value-type="float" office:value="41.99" table:style-name="ce1">
            <text:p>41,99</text:p>
          </table:table-cell>
          <table:table-cell office:value-type="float" office:value="19.68" table:style-name="ce1">
            <text:p>19,6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49199.jpg">http://media.grutinet.com/articulos/or/or_49199.jpg</text:a></text:p>
          </table:table-cell>
          <table:table-cell office:value-type="string" table:style-name="ce4">
            <text:p><text:a xlink:href="http://media.grutinet.com/articulos/lg/lg_49199_0.jpg">http://media.grutinet.com/articulos/lg/lg_49199_0.jpg</text:a></text:p>
          </table:table-cell>
          <table:table-cell table:number-columns-repeated="2" table:style-name="ce2"/>
          <table:table-cell office:value-type="float" office:value="49199" table:style-name="ce1">
            <text:p>49199</text:p>
          </table:table-cell>
          <table:table-cell table:number-columns-repeated="7" table:style-name="ce2"/>
          <table:table-cell table:number-columns-repeated="16359"/>
        </table:table-row>
        <table:table-row table:style-name="ro2">
          <table:table-cell office:value-type="float" office:value="49205" table:style-name="ce1">
            <text:p>49205</text:p>
          </table:table-cell>
          <table:table-cell office:value-type="string" table:style-name="ce2">
            <text:p>LENCERIA</text:p>
          </table:table-cell>
          <table:table-cell office:value-type="string" table:style-name="ce2">
            <text:p>BODYS</text:p>
          </table:table-cell>
          <table:table-cell office:value-type="string" table:style-name="ce2">
            <text:p>LEG AVENUE BODY EN GASA Y ENCAJE METÁLICO<text:s/></text:p>
          </table:table-cell>
          <table:table-cell office:value-type="string" table:style-name="ce2">
            <text:p>LEG AVENUE</text:p>
          </table:table-cell>
          <table:table-cell office:value-type="string" table:style-name="ce3">
            <text:p>LEG AVENUE LUREX LACE HALTER TEDDY<text:s/></text:p>
            <text:p/>
            <text:p>Body teddy en gasa y encaje metálico con un profundo escote en V y cierre de cuello halter con lazo de satén.</text:p>
            <text:p/>
          </table:table-cell>
          <table:table-cell office:value-type="float" office:value="34.99" table:style-name="ce1">
            <text:p>34,99</text:p>
          </table:table-cell>
          <table:table-cell office:value-type="float" office:value="16.88" table:style-name="ce1">
            <text:p>16,8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49205.jpg">http://media.grutinet.com/articulos/or/or_49205.jpg</text:a></text:p>
          </table:table-cell>
          <table:table-cell office:value-type="string" table:style-name="ce4">
            <text:p><text:a xlink:href="http://media.grutinet.com/articulos/lg/lg_49205_0.jpg">http://media.grutinet.com/articulos/lg/lg_49205_0.jpg</text:a></text:p>
          </table:table-cell>
          <table:table-cell table:number-columns-repeated="2" table:style-name="ce2"/>
          <table:table-cell office:value-type="float" office:value="49205" table:style-name="ce1">
            <text:p>49205</text:p>
          </table:table-cell>
          <table:table-cell table:number-columns-repeated="7" table:style-name="ce2"/>
          <table:table-cell table:number-columns-repeated="16359"/>
        </table:table-row>
        <table:table-row table:style-name="ro2">
          <table:table-cell office:value-type="float" office:value="49208" table:style-name="ce1">
            <text:p>49208</text:p>
          </table:table-cell>
          <table:table-cell office:value-type="string" table:style-name="ce2">
            <text:p>LENCERIA</text:p>
          </table:table-cell>
          <table:table-cell office:value-type="string" table:style-name="ce2">
            <text:p>BODYS</text:p>
          </table:table-cell>
          <table:table-cell office:value-type="string" table:style-name="ce2">
            <text:p>LEG AVENUE BODY DE ENCAJE Y TERCIOPELO CON CUELLO HALTER NEGRO</text:p>
          </table:table-cell>
          <table:table-cell office:value-type="string" table:style-name="ce2">
            <text:p>LEG AVENUE</text:p>
          </table:table-cell>
          <table:table-cell office:value-type="string" table:style-name="ce3">
            <text:p>LEG AVENUE HALTER STRETCH VELVET TEDDY</text:p>
            <text:p/>
            <text:p>Body teddy de encaje y terciopelo con cuello halter, cierre en la entrepierna con broche a presión y en la parte posterior con cinta corchetera.</text:p>
            <text:p/>
            <text:p>Medias no incluidas.</text:p>
            <text:p/>
          </table:table-cell>
          <table:table-cell office:value-type="float" office:value="41.99" table:style-name="ce1">
            <text:p>41,99</text:p>
          </table:table-cell>
          <table:table-cell office:value-type="float" office:value="21.13" table:style-name="ce1">
            <text:p>21,1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49208.jpg">http://media.grutinet.com/articulos/or/or_49208.jpg</text:a></text:p>
          </table:table-cell>
          <table:table-cell office:value-type="string" table:style-name="ce4">
            <text:p><text:a xlink:href="http://media.grutinet.com/articulos/lg/lg_49208_0.jpg">http://media.grutinet.com/articulos/lg/lg_49208_0.jpg</text:a></text:p>
          </table:table-cell>
          <table:table-cell table:number-columns-repeated="2" table:style-name="ce2"/>
          <table:table-cell office:value-type="float" office:value="49208" table:style-name="ce1">
            <text:p>49208</text:p>
          </table:table-cell>
          <table:table-cell table:number-columns-repeated="7" table:style-name="ce2"/>
          <table:table-cell table:number-columns-repeated="16359"/>
        </table:table-row>
        <table:table-row table:style-name="ro2">
          <table:table-cell office:value-type="float" office:value="49230" table:style-name="ce1">
            <text:p>49230</text:p>
          </table:table-cell>
          <table:table-cell office:value-type="string" table:style-name="ce2">
            <text:p>LENCERIA</text:p>
          </table:table-cell>
          <table:table-cell office:value-type="string" table:style-name="ce2">
            <text:p>VESTIDOS</text:p>
          </table:table-cell>
          <table:table-cell office:value-type="string" table:style-name="ce2">
            <text:p>LEG AVENUE VESTIDO FELICIA</text:p>
          </table:table-cell>
          <table:table-cell office:value-type="string" table:style-name="ce2">
            <text:p>LEG AVENUE</text:p>
          </table:table-cell>
          <table:table-cell office:value-type="string" table:style-name="ce3">
            <text:p>LEG AVENUE DRESS FELICIA</text:p>
            <text:p/>
            <text:p>Elegante vestido con detalle floral en el pecho y tirantes de tiras.</text:p>
            <text:p/>
            <text:p>¡No dejará indiferente a nadie!</text:p>
            <text:p/>
          </table:table-cell>
          <table:table-cell office:value-type="float" office:value="34.99" table:style-name="ce1">
            <text:p>34,99</text:p>
          </table:table-cell>
          <table:table-cell office:value-type="float" office:value="15.41" table:style-name="ce1">
            <text:p>15,4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49230.jpg">http://media.grutinet.com/articulos/or/or_49230.jpg</text:a></text:p>
          </table:table-cell>
          <table:table-cell office:value-type="string" table:style-name="ce4">
            <text:p><text:a xlink:href="http://media.grutinet.com/articulos/lg/lg_49230_0.jpg">http://media.grutinet.com/articulos/lg/lg_49230_0.jpg</text:a></text:p>
          </table:table-cell>
          <table:table-cell office:value-type="string" table:style-name="ce4">
            <text:p><text:a xlink:href="http://media.grutinet.com/articulos/lg/lg_49230_1.jpg">http://media.grutinet.com/articulos/lg/lg_49230_1.jpg</text:a></text:p>
          </table:table-cell>
          <table:table-cell table:style-name="ce2"/>
          <table:table-cell office:value-type="float" office:value="49231" table:style-name="ce1">
            <text:p>49231</text:p>
          </table:table-cell>
          <table:table-cell table:number-columns-repeated="7" table:style-name="ce2"/>
          <table:table-cell table:number-columns-repeated="16359"/>
        </table:table-row>
        <table:table-row table:style-name="ro2">
          <table:table-cell office:value-type="float" office:value="49526" table:style-name="ce1">
            <text:p>49526</text:p>
          </table:table-cell>
          <table:table-cell office:value-type="string" table:style-name="ce2">
            <text:p>VARIOS</text:p>
          </table:table-cell>
          <table:table-cell office:value-type="string" table:style-name="ce2">
            <text:p>LIBROS</text:p>
          </table:table-cell>
          <table:table-cell office:value-type="string" table:style-name="ce2">
            <text:p>MÁS OSCURO: CINCUENTA SOMBRAS MÁS OSCURAS CONTADA POR CHRISTIAN<text:s/></text:p>
          </table:table-cell>
          <table:table-cell office:value-type="string" table:style-name="ce2">
            <text:p>RANDOM HOUSE</text:p>
          </table:table-cell>
          <table:table-cell office:value-type="string" table:style-name="ce3">
            <text:p>MÁS OSCURO: CINCUENTA SOMBRAS MÁS OSCURAS CONTADA POR CHRISTIAN<text:s/></text:p>
            <text:p/>
            <text:p>E.L. JAMES</text:p>
            <text:p/>
            <text:p>Revive la pasión de Cincuenta sombras más oscuras a través de los ojos de Christian Grey.</text:p>
            <text:p/>
            <text:p>E.L. James vuelve a sumergirnos, con una mirada más profunda y oscura, en el universo de Cincuenta sombras, la historia de amor que ha seducido a millones de lectores en todo el mundo.</text:p>
            <text:p/>
            <text:p>Aunque aquella ardiente y sensual relación acabó marcada por el sufrimiento y los reproches, Christian Grey no logra quitarse a Anastasia de la cabeza ni del corazón. Decidido a recuperarla y a amarla aceptando sus condiciones, intenta reprimir sus deseos más oscuros y la necesidad de tenerlo todo bajo control.</text:p>
            <text:p/>
            <text:p>Sin embargo, las pesadillas de la infancia no dejan de perseguirle y, además, el insidioso jefe de Ana, Jack Hyde, claramente la quiere para él. ¿Podrá el doctor Flynn, psicólogo y confidente de Christian, ayudarle a enfrentarse a sus propios fantasmas, o acabarán la posesiva y seductora maestra Elena y la perturbada Leila, su devota y anterior sumisa, arrastrando a Grey al pasado?</text:p>
            <text:p/>
            <text:p>Y si finalmente consigue recuperar a Ana, ¿será capaz, un hombre tan oscuro y lastimado, de retenerla a su lado?</text:p>
            <text:p/>
            <text:p/>
            <text:p><text:s/>N&amp;ordm; de páginas: 640 págs.</text:p>
            <text:p><text:s/>Encuadernación: Tapa blanda</text:p>
            <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49526.jpg">http://media.grutinet.com/articulos/or/or_49526.jpg</text:a></text:p>
          </table:table-cell>
          <table:table-cell office:value-type="string" table:style-name="ce4">
            <text:p><text:a xlink:href="http://media.grutinet.com/articulos/lg/lg_49526_0.jpg">http://media.grutinet.com/articulos/lg/lg_49526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49554" table:style-name="ce1">
            <text:p>49554</text:p>
          </table:table-cell>
          <table:table-cell office:value-type="string" table:style-name="ce2">
            <text:p>JUGUETES XXX</text:p>
          </table:table-cell>
          <table:table-cell office:value-type="string" table:style-name="ce2">
            <text:p>VIBRADORES</text:p>
          </table:table-cell>
          <table:table-cell office:value-type="string" table:style-name="ce2">
            <text:p>SANINEX VIBRADOR ORGASMIC ELEGANCE XXL NEGRO/ORO</text:p>
          </table:table-cell>
          <table:table-cell office:value-type="string" table:style-name="ce2">
            <text:p>SANINEX</text:p>
          </table:table-cell>
          <table:table-cell office:value-type="string" table:style-name="ce3">
            <text:p>SANINEX VIBRATOR ORGASMIC ELEGANCE XXL - BLACK AND GOLD COLOR</text:p>
            <text:p/>
            <text:p>Vibrador elegante y atractivo diseñado para la mujer y hombre actual, que desea alcanzar placer sexual de manera repetida e intensa. Con SANINEX VIBRATOR ORGASMIC ELEGANCE <text:s/>XXL descubrirás la totalidad de tus zonas más erógenas, obteniendo muy fácilmente multi placeres de gran intensidad.</text:p>
            <text:p/>
            <text:p>Saninex VIBRATOR ORGASMIC ELEGANCE <text:s/>XXL <text:s/>te genera la máxima realidad sexual altamente placentera. Su alta calidad y detallado diseño multiacción, hacen posible que tu placer sea siempre fácil de conseguir con intenso resultado orgásmico.</text:p>
            <text:p/>
            <text:p>Con sus 10 diferentes velocidades intermitentes o fijas fácilmente manejables, podrás suministrar la intensidad y potencia sexual exacta que deseas en todos tus super orgasmos.</text:p>
            <text:p/>
            <text:p>Fabricado con excelente calidad en <text:s/>plástico PC-ABS / médico sanitaria. Aprobada por la FDA.</text:p>
            <text:p/>
            <text:p>SANINEX VIBRATOR ORGASMIC ELEGANCE <text:s/>XXL, es presentado con máximo glamour y elegancia, en un atractivo bolso de exclusivo diseño Saninex.</text:p>
            <text:p/>
            <text:p>Su diseño de cuerpo largo perfectamente adaptado para una potente estimulación, con líneas diseñadas por Saninex, para que el placer sea inolvidable.</text:p>
            <text:p/>
            <text:p>Funciona con 2 pilas AA. Medidas: 180 x 30mm. Color Negro y oro cobrizo.</text:p>
            <text:p/>
            <text:p>INDICACIONES:</text:p>
            <text:p/>
            <text:p/>
            <text:p><text:s/>10 diferentes velocidades fijas e intermitentes.</text:p>
            <text:p><text:s/>Orgasmos mediante la estimulación vaginal o anal, altamente excitantes.</text:p>
            <text:p><text:s/>Para un alto placer en cualquier momento y durante las relacione sexuales.</text:p>
            <text:p><text:s/>Fabricado con materiales médico sanitario de muy alta calidad, con revestimiento de extrema suavidad. Hipoalergénico.</text:p>
            <text:p><text:s/>Totalmente discreto de belleza estética.</text:p>
            <text:p><text:s/>Adecuado para todo tipo de lubricantes y aceites afrodisiacos Saninex.</text:p>
            <text:p><text:s/>Comprobado dermatológicamente y clínicamente.</text:p>
            <text:p><text:s/>100% resistente al agua.</text:p>
            <text:p><text:s/>100% libre de ftalatos.</text:p>
            <text:p/>
            <text:p/>
          </table:table-cell>
          <table:table-cell office:value-type="float" office:value="78.482299999999995" table:style-name="ce1">
            <text:p>78,4823</text:p>
          </table:table-cell>
          <table:table-cell office:value-type="float" office:value="27.09" table:style-name="ce1">
            <text:p>27,0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9554.jpg">http://media.grutinet.com/articulos/or/or_49554.jpg</text:a></text:p>
          </table:table-cell>
          <table:table-cell office:value-type="string" table:style-name="ce4">
            <text:p><text:a xlink:href="http://media.grutinet.com/articulos/lg/lg_49554_0.jpg">http://media.grutinet.com/articulos/lg/lg_49554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49557" table:style-name="ce1">
            <text:p>49557</text:p>
          </table:table-cell>
          <table:table-cell office:value-type="string" table:style-name="ce2">
            <text:p>JUGUETES XXX</text:p>
          </table:table-cell>
          <table:table-cell office:value-type="string" table:style-name="ce2">
            <text:p>VIBRADORES</text:p>
          </table:table-cell>
          <table:table-cell office:value-type="string" table:style-name="ce2">
            <text:p>SANINEX VIBRADOR FANTASTIC REALITY - METÁLICO/ROSA</text:p>
          </table:table-cell>
          <table:table-cell office:value-type="string" table:style-name="ce2">
            <text:p>SANINEX</text:p>
          </table:table-cell>
          <table:table-cell office:value-type="string" table:style-name="ce3">
            <text:p>SANINEX VIBRATOR FANTASTIC REALITY - METALLIC PINK COLOR</text:p>
            <text:p/>
            <text:p>Vibrador diseñado para la mujer y hombre actual, que desean alcanzar placer sexual de manera repetida e intensa. Con SANINEX VIBRATOR FANTASTIC REALITY descubrirás la totalidad de tus zonas más erógenas, obteniendo multiplaceres vaginales o anales de gran intensidad.</text:p>
            <text:p/>
            <text:p>Este vibrador genera la máxima realidad sexual gracias a su anatómica forma perfectamente definida. Su alta calidad y detallado diseño, hacen posible que tu placer sea siempre real e intenso.</text:p>
            <text:p/>
            <text:p>Con su suave o potente vibración ajustable muy fácilmente, podrás dosificar la intensidad sexual exacta que deseas en todos tus orgasmos.</text:p>
            <text:p/>
            <text:p>Fabricada su parte funcional superior, de silicona super deslizante. Silicona de material médico sanitario FDA de muy alta calidad, suavidad extrema y líneas continuadas, con la parte de sujeción, fabricada en excelente plástico PC-ABS/ también de alta calidad medico sanitaria. Ambos materiales aprobados por la FDA.</text:p>
            <text:p/>
            <text:p>SANINEX VIBRATOR FANTASTIC REALITY, es presentado con máximo glamour y elegancia, en un atractivo bolso de exclusivo diseño Saninex.</text:p>
            <text:p/>
            <text:p>Diseño multi velocidad de vibración, de forma realista y altamente atractiva, adaptado para todo tipo de práctica sexual de alto placer. Diseñado por Saninex, para obtener orgasmos vaginales o anales altamente intensos.</text:p>
            <text:p/>
            <text:p>Funciona con 2 pilas AAA. Medidas: 160 x 34 mm.</text:p>
            <text:p/>
            <text:p>INDICACIONES:</text:p>
            <text:p/>
            <text:p/>
            <text:p><text:s/>Multivelocidad ajustable muy fácilmente.</text:p>
            <text:p><text:s/>Orgasmos mediante la estimulación vaginal o anal, altamente excitantes.</text:p>
            <text:p><text:s/>Para un alto placer en cualquier momento y durante las relacione sexuales.</text:p>
            <text:p><text:s/>Fabricado con materiales médico sanitarios de muy alta calidad, con revestimiento de extrema suavidad. Hipoalergénico.</text:p>
            <text:p><text:s/>Totalmente discreto de belleza estética.</text:p>
            <text:p><text:s/>Adecuado para todo tipo de lubricantes y aceites afrodisiacos Saninex.</text:p>
            <text:p><text:s/>Comprobado dermatológicamente y clínicamente.</text:p>
            <text:p><text:s/>100% resistente al agua.</text:p>
            <text:p><text:s/>100% libre de ftalatos.</text:p>
            <text:p/>
            <text:p/>
          </table:table-cell>
          <table:table-cell office:value-type="float" office:value="65.271799999999999" table:style-name="ce1">
            <text:p>65,2718</text:p>
          </table:table-cell>
          <table:table-cell office:value-type="float" office:value="21.81" table:style-name="ce1">
            <text:p>21,8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9557.jpg">http://media.grutinet.com/articulos/or/or_49557.jpg</text:a></text:p>
          </table:table-cell>
          <table:table-cell office:value-type="string" table:style-name="ce4">
            <text:p><text:a xlink:href="http://media.grutinet.com/articulos/lg/lg_49557_0.jpg">http://media.grutinet.com/articulos/lg/lg_49557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49564" table:style-name="ce1">
            <text:p>49564</text:p>
          </table:table-cell>
          <table:table-cell office:value-type="string" table:style-name="ce2">
            <text:p>JUGUETES XXX</text:p>
          </table:table-cell>
          <table:table-cell office:value-type="string" table:style-name="ce2">
            <text:p>PLUGS</text:p>
          </table:table-cell>
          <table:table-cell office:value-type="string" table:style-name="ce2">
            <text:p>SANINEX PLUG METAL INTENSE ORGASMIC DIAMOND</text:p>
          </table:table-cell>
          <table:table-cell office:value-type="string" table:style-name="ce2">
            <text:p>SANINEX</text:p>
          </table:table-cell>
          <table:table-cell office:value-type="string" table:style-name="ce3">
            <text:p>SANINEX PLUG METAL INTENSE ORGASMIC DIAMOND</text:p>
            <text:p/>
            <text:p>Potente plug intensificador de placer anal, fabricado con material metálico médico sanitario de muy alta calidad, con revestimiento de extrema suavidad y forma cónica alargada. Cómodo elegante y de fácil uso.</text:p>
            <text:p/>
            <text:p>Contiene un elegante diamante en su base ancha. Diamante que se presenta en varias tonalidades.</text:p>
            <text:p/>
            <text:p>SANINEX PLUG METAL INTENSE ORGASMIC DIAMOND Unisex está indicado a quienes potencian su sexualidad y obtienen orgasmos a través del sexo anal, generando así nuevos excitantes placeres y experiencias positivas.</text:p>
            <text:p/>
            <text:p>Obtendrás con su fácil uso, un alto placer sexual potente, adictivo y excitante.</text:p>
            <text:p/>
            <text:p>Su forma cónica alargada y su fácil uso, te proporciona una sensación de gran suavidad, con la que consigues disfrutar de un placer constante e intenso.</text:p>
            <text:p/>
            <text:p>Apto para lubricar con cualquier lubricante o aceite afrodisiaco Saninex.</text:p>
            <text:p/>
            <text:p>SANINEX PLUG METAL INTENSE ORGASMIC DIAMOND unisex, es presentado con máximo glamour y elegancia, en un atractivo bolso de exclusivo diseño Saninex.</text:p>
            <text:p/>
            <text:p>Medidas: 82 x 35 <text:s/>mm.</text:p>
            <text:p/>
            <text:p>INDICACIONES:</text:p>
            <text:p/>
            <text:p/>
            <text:p><text:s/>Orgasmos mediante la estimulación anal, altamente excitantes.</text:p>
            <text:p><text:s/>Para un alto placer en cualquier momento y durante las relacione sexuales.</text:p>
            <text:p><text:s/>Fabricado con material metálico médico sanitario de muy alta calidad, con revestimiento de extrema suavidad. Hipoalergénico.</text:p>
            <text:p><text:s/>Totalmente discreto de belleza estética.</text:p>
            <text:p><text:s/>Adecuado para todo tipo de lubricantes y aceites afrodisiacos Saninex.</text:p>
            <text:p><text:s/>Comprobado dermatológicamente y clínicamente.</text:p>
            <text:p><text:s/>100% resistente al agua.</text:p>
            <text:p><text:s/>100% libre de ftalatos.</text:p>
            <text:p/>
            <text:p/>
          </table:table-cell>
          <table:table-cell office:value-type="float" office:value="66.675399999999996" table:style-name="ce1">
            <text:p>66,6754</text:p>
          </table:table-cell>
          <table:table-cell office:value-type="float" office:value="22.32" table:style-name="ce1">
            <text:p>22,32</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9564.jpg">http://media.grutinet.com/articulos/or/or_49564.jpg</text:a></text:p>
          </table:table-cell>
          <table:table-cell office:value-type="string" table:style-name="ce4">
            <text:p><text:a xlink:href="http://media.grutinet.com/articulos/lg/lg_49564_0.jpg">http://media.grutinet.com/articulos/lg/lg_49564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50446" table:style-name="ce1">
            <text:p>50446</text:p>
          </table:table-cell>
          <table:table-cell office:value-type="string" table:style-name="ce2">
            <text:p>LENCERIA</text:p>
          </table:table-cell>
          <table:table-cell office:value-type="string" table:style-name="ce2">
            <text:p>CONJUNTOS</text:p>
          </table:table-cell>
          <table:table-cell office:value-type="string" table:style-name="ce2">
            <text:p>MESH TOP &amp; G-STRING SET - NEGRO</text:p>
          </table:table-cell>
          <table:table-cell office:value-type="string" table:style-name="ce2">
            <text:p>ALLURE LINGERIE</text:p>
          </table:table-cell>
          <table:table-cell office:value-type="string" table:style-name="ce3">
            <text:p>MESH TOP &amp; G-STRING SET<text:s/></text:p>
            <text:p/>
            <text:p>Siéntete de los más sexy con este conjunto 2 piezas de la colección Allure.</text:p>
            <text:p/>
            <text:p>Top con transparencias cómodo y ajustable, con cierre trasero en el cuello.</text:p>
            <text:p/>
            <text:p>Incluye tanga con goma flexible unida a unos ligueros ajustables.</text:p>
            <text:p/>
            <text:p>Disponible en distintos colores.</text:p>
            <text:p/>
            <text:p><text:s/></text:p>
            <text:p/>
          </table:table-cell>
          <table:table-cell office:value-type="float" office:value="49.99" table:style-name="ce1">
            <text:p>49,99</text:p>
          </table:table-cell>
          <table:table-cell office:value-type="float" office:value="15.25" table:style-name="ce1">
            <text:p>15,2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XL</text:p>
          </table:table-cell>
          <table:table-cell office:value-type="string" table:style-name="ce4">
            <text:p><text:a xlink:href="http://media.grutinet.com/articulos/or/or_50446.jpg">http://media.grutinet.com/articulos/or/or_50446.jpg</text:a></text:p>
          </table:table-cell>
          <table:table-cell office:value-type="string" table:style-name="ce4">
            <text:p><text:a xlink:href="http://media.grutinet.com/articulos/lg/lg_50446_0.jpg">http://media.grutinet.com/articulos/lg/lg_50446_0.jpg</text:a></text:p>
          </table:table-cell>
          <table:table-cell office:value-type="string" table:style-name="ce4">
            <text:p><text:a xlink:href="http://media.grutinet.com/articulos/lg/lg_50446_1.jpg">http://media.grutinet.com/articulos/lg/lg_50446_1.jpg</text:a></text:p>
          </table:table-cell>
          <table:table-cell office:value-type="string" table:style-name="ce4">
            <text:p><text:a xlink:href="http://media.grutinet.com/articulos/lg/lg_50446_2.jpg">http://media.grutinet.com/articulos/lg/lg_50446_2.jpg</text:a></text:p>
          </table:table-cell>
          <table:table-cell office:value-type="float" office:value="50450" table:style-name="ce1">
            <text:p>50450</text:p>
          </table:table-cell>
          <table:table-cell table:number-columns-repeated="7" table:style-name="ce2"/>
          <table:table-cell table:number-columns-repeated="16359"/>
        </table:table-row>
        <table:table-row table:style-name="ro2">
          <table:table-cell office:value-type="float" office:value="50459" table:style-name="ce1">
            <text:p>50459</text:p>
          </table:table-cell>
          <table:table-cell office:value-type="string" table:style-name="ce2">
            <text:p>LENCERIA</text:p>
          </table:table-cell>
          <table:table-cell office:value-type="string" table:style-name="ce2">
            <text:p>CONJUNTOS</text:p>
          </table:table-cell>
          <table:table-cell office:value-type="string" table:style-name="ce2">
            <text:p>CONJUNTO TOP CON TANGA - NEGRO</text:p>
          </table:table-cell>
          <table:table-cell office:value-type="string" table:style-name="ce2">
            <text:p>ALLURE LINGERIE</text:p>
          </table:table-cell>
          <table:table-cell office:value-type="string" table:style-name="ce3">
            <text:p>OFF THE SHOULDERS TOP, STRING - BLACK</text:p>
            <text:p/>
            <text:p>Conjunto 2 piezas compuesto por top semitransparente de hombros descubiertos y tanga a juego.</text:p>
            <text:p/>
            <text:p>Disponible en color rojo y negro.</text:p>
            <text:p/>
            <text:p><text:s/></text:p>
            <text:p/>
          </table:table-cell>
          <table:table-cell office:value-type="float" office:value="44.99" table:style-name="ce1">
            <text:p>44,99</text:p>
          </table:table-cell>
          <table:table-cell office:value-type="float" office:value="14.24" table:style-name="ce1">
            <text:p>14,2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L/XL</text:p>
          </table:table-cell>
          <table:table-cell office:value-type="string" table:style-name="ce4">
            <text:p><text:a xlink:href="http://media.grutinet.com/articulos/or/or_50459.jpg">http://media.grutinet.com/articulos/or/or_50459.jpg</text:a></text:p>
          </table:table-cell>
          <table:table-cell office:value-type="string" table:style-name="ce4">
            <text:p><text:a xlink:href="http://media.grutinet.com/articulos/lg/lg_50459_0.jpg">http://media.grutinet.com/articulos/lg/lg_50459_0.jpg</text:a></text:p>
          </table:table-cell>
          <table:table-cell office:value-type="string" table:style-name="ce4">
            <text:p><text:a xlink:href="http://media.grutinet.com/articulos/lg/lg_50459_1.jpg">http://media.grutinet.com/articulos/lg/lg_50459_1.jpg</text:a></text:p>
          </table:table-cell>
          <table:table-cell office:value-type="string" table:style-name="ce4">
            <text:p><text:a xlink:href="http://media.grutinet.com/articulos/lg/lg_50459_2.jpg">http://media.grutinet.com/articulos/lg/lg_50459_2.jpg</text:a></text:p>
          </table:table-cell>
          <table:table-cell office:value-type="float" office:value="50460" table:style-name="ce1">
            <text:p>50460</text:p>
          </table:table-cell>
          <table:table-cell table:number-columns-repeated="7" table:style-name="ce2"/>
          <table:table-cell table:number-columns-repeated="16359"/>
        </table:table-row>
        <table:table-row table:style-name="ro2">
          <table:table-cell office:value-type="float" office:value="50495" table:style-name="ce1">
            <text:p>50495</text:p>
          </table:table-cell>
          <table:table-cell office:value-type="string" table:style-name="ce2">
            <text:p>LENCERIA</text:p>
          </table:table-cell>
          <table:table-cell office:value-type="string" table:style-name="ce2">
            <text:p>FALDAS</text:p>
          </table:table-cell>
          <table:table-cell office:value-type="string" table:style-name="ce2">
            <text:p>FAUX LEATHER KNEE LENGTH SKIRT</text:p>
          </table:table-cell>
          <table:table-cell office:value-type="string" table:style-name="ce2">
            <text:p>ALLURE LINGERIE</text:p>
          </table:table-cell>
          <table:table-cell office:value-type="string" table:style-name="ce3">
            <text:p>FAUX LEATHER KNEE LENGTH SKIRT</text:p>
            <text:p/>
            <text:p>Elegante falda de largo por las rodillas de tejido de efecto mojado con una larga cremallera en la parte posterior que facilita su uso.</text:p>
            <text:p/>
            <text:p>Elástica y cómoda, dará un toque sexy a cualquiera de tus looks.</text:p>
            <text:p/>
          </table:table-cell>
          <table:table-cell office:value-type="float" office:value="64.989999999999995" table:style-name="ce1">
            <text:p>64,99</text:p>
          </table:table-cell>
          <table:table-cell office:value-type="float" office:value="19.32" table:style-name="ce1">
            <text:p>19,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50495.jpg">http://media.grutinet.com/articulos/or/or_50495.jpg</text:a></text:p>
          </table:table-cell>
          <table:table-cell office:value-type="string" table:style-name="ce4">
            <text:p><text:a xlink:href="http://media.grutinet.com/articulos/lg/lg_50495_0.jpg">http://media.grutinet.com/articulos/lg/lg_50495_0.jpg</text:a></text:p>
          </table:table-cell>
          <table:table-cell office:value-type="string" table:style-name="ce4">
            <text:p><text:a xlink:href="http://media.grutinet.com/articulos/lg/lg_50495_1.jpg">http://media.grutinet.com/articulos/lg/lg_50495_1.jpg</text:a></text:p>
          </table:table-cell>
          <table:table-cell office:value-type="string" table:style-name="ce4">
            <text:p><text:a xlink:href="http://media.grutinet.com/articulos/lg/lg_50495_2.jpg">http://media.grutinet.com/articulos/lg/lg_50495_2.jpg</text:a></text:p>
          </table:table-cell>
          <table:table-cell office:value-type="float" office:value="50497" table:style-name="ce1">
            <text:p>50497</text:p>
          </table:table-cell>
          <table:table-cell table:number-columns-repeated="7" table:style-name="ce2"/>
          <table:table-cell table:number-columns-repeated="16359"/>
        </table:table-row>
        <table:table-row table:style-name="ro2">
          <table:table-cell office:value-type="float" office:value="50501" table:style-name="ce1">
            <text:p>50501</text:p>
          </table:table-cell>
          <table:table-cell office:value-type="string" table:style-name="ce2">
            <text:p>LENCERIA</text:p>
          </table:table-cell>
          <table:table-cell office:value-type="string" table:style-name="ce2">
            <text:p>PANTALONES</text:p>
          </table:table-cell>
          <table:table-cell office:value-type="string" table:style-name="ce2">
            <text:p>FAUX LEATHER SKINNY LEG</text:p>
          </table:table-cell>
          <table:table-cell office:value-type="string" table:style-name="ce2">
            <text:p>ALLURE LINGERIE</text:p>
          </table:table-cell>
          <table:table-cell office:value-type="string" table:style-name="ce3">
            <text:p>FAUX LEATHER SKINNY LEG</text:p>
            <text:p/>
            <text:p>Pantalones negros con tejido de efecto mojado, sexys y elegantes con costuras anudadas con cordones.</text:p>
            <text:p/>
            <text:p>Completa tu look con otros complementos de la colección Edgy &amp; Daring.</text:p>
            <text:p/>
            <text:p><text:s/></text:p>
            <text:p/>
          </table:table-cell>
          <table:table-cell office:value-type="float" office:value="129" table:style-name="ce1">
            <text:p>129</text:p>
          </table:table-cell>
          <table:table-cell office:value-type="float" office:value="39.659999999999997" table:style-name="ce1">
            <text:p>39,66</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50501.jpg">http://media.grutinet.com/articulos/or/or_50501.jpg</text:a></text:p>
          </table:table-cell>
          <table:table-cell office:value-type="string" table:style-name="ce4">
            <text:p><text:a xlink:href="http://media.grutinet.com/articulos/lg/lg_50501_0.jpg">http://media.grutinet.com/articulos/lg/lg_50501_0.jpg</text:a></text:p>
          </table:table-cell>
          <table:table-cell office:value-type="string" table:style-name="ce4">
            <text:p><text:a xlink:href="http://media.grutinet.com/articulos/lg/lg_50501_1.jpg">http://media.grutinet.com/articulos/lg/lg_50501_1.jpg</text:a></text:p>
          </table:table-cell>
          <table:table-cell office:value-type="string" table:style-name="ce4">
            <text:p><text:a xlink:href="http://media.grutinet.com/articulos/lg/lg_50501_2.jpg">http://media.grutinet.com/articulos/lg/lg_50501_2.jpg</text:a></text:p>
          </table:table-cell>
          <table:table-cell office:value-type="float" office:value="50501" table:style-name="ce1">
            <text:p>50501</text:p>
          </table:table-cell>
          <table:table-cell table:number-columns-repeated="7" table:style-name="ce2"/>
          <table:table-cell table:number-columns-repeated="16359"/>
        </table:table-row>
        <table:table-row table:style-name="ro2">
          <table:table-cell office:value-type="float" office:value="50502" table:style-name="ce1">
            <text:p>50502</text:p>
          </table:table-cell>
          <table:table-cell office:value-type="string" table:style-name="ce2">
            <text:p>LENCERIA</text:p>
          </table:table-cell>
          <table:table-cell office:value-type="string" table:style-name="ce2">
            <text:p>PANTALONES</text:p>
          </table:table-cell>
          <table:table-cell office:value-type="string" table:style-name="ce2">
            <text:p>FAUX LEATHER SKINNY LEG</text:p>
          </table:table-cell>
          <table:table-cell office:value-type="string" table:style-name="ce2">
            <text:p>ALLURE LINGERIE</text:p>
          </table:table-cell>
          <table:table-cell office:value-type="string" table:style-name="ce3">
            <text:p>FAUX LEATHER SKINNY LEG</text:p>
            <text:p/>
            <text:p>Pantalones negros con tejido de efecto mojado, sexys y elegantes con costuras anudadas con cordones.</text:p>
            <text:p/>
            <text:p>Completa tu look con otros complementos de la colección Edgy &amp; Daring.</text:p>
            <text:p/>
            <text:p><text:s/></text:p>
            <text:p/>
          </table:table-cell>
          <table:table-cell office:value-type="float" office:value="129" table:style-name="ce1">
            <text:p>129</text:p>
          </table:table-cell>
          <table:table-cell office:value-type="float" office:value="39.659999999999997" table:style-name="ce1">
            <text:p>39,6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50502.jpg">http://media.grutinet.com/articulos/or/or_50502.jpg</text:a></text:p>
          </table:table-cell>
          <table:table-cell office:value-type="string" table:style-name="ce4">
            <text:p><text:a xlink:href="http://media.grutinet.com/articulos/lg/lg_50502_0.jpg">http://media.grutinet.com/articulos/lg/lg_50502_0.jpg</text:a></text:p>
          </table:table-cell>
          <table:table-cell office:value-type="string" table:style-name="ce4">
            <text:p><text:a xlink:href="http://media.grutinet.com/articulos/lg/lg_50502_1.jpg">http://media.grutinet.com/articulos/lg/lg_50502_1.jpg</text:a></text:p>
          </table:table-cell>
          <table:table-cell office:value-type="string" table:style-name="ce4">
            <text:p><text:a xlink:href="http://media.grutinet.com/articulos/lg/lg_50502_2.jpg">http://media.grutinet.com/articulos/lg/lg_50502_2.jpg</text:a></text:p>
          </table:table-cell>
          <table:table-cell office:value-type="float" office:value="50501" table:style-name="ce1">
            <text:p>50501</text:p>
          </table:table-cell>
          <table:table-cell table:number-columns-repeated="7" table:style-name="ce2"/>
          <table:table-cell table:number-columns-repeated="16359"/>
        </table:table-row>
        <table:table-row table:style-name="ro2">
          <table:table-cell office:value-type="float" office:value="50505" table:style-name="ce1">
            <text:p>50505</text:p>
          </table:table-cell>
          <table:table-cell office:value-type="string" table:style-name="ce2">
            <text:p>LENCERIA</text:p>
          </table:table-cell>
          <table:table-cell office:value-type="string" table:style-name="ce2">
            <text:p>PANTALONES</text:p>
          </table:table-cell>
          <table:table-cell office:value-type="string" table:style-name="ce2">
            <text:p>FAUX LEATHER BOOT CUT PANTS</text:p>
          </table:table-cell>
          <table:table-cell office:value-type="string" table:style-name="ce2">
            <text:p>ALLURE LINGERIE</text:p>
          </table:table-cell>
          <table:table-cell office:value-type="string" table:style-name="ce3">
            <text:p>FAUX LEATHER BOOT CUT PANTS</text:p>
            <text:p/>
            <text:p>Pantalones anchos de efecto mojado, te sentirás cómoda y sexy.</text:p>
            <text:p/>
            <text:p>Combínalos con el resto de complementos de la colección Edgy &amp; Daring.</text:p>
            <text:p/>
          </table:table-cell>
          <table:table-cell office:value-type="float" office:value="89.99" table:style-name="ce1">
            <text:p>89,99</text:p>
          </table:table-cell>
          <table:table-cell office:value-type="float" office:value="28.47" table:style-name="ce1">
            <text:p>28,4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50505.jpg">http://media.grutinet.com/articulos/or/or_50505.jpg</text:a></text:p>
          </table:table-cell>
          <table:table-cell office:value-type="string" table:style-name="ce4">
            <text:p><text:a xlink:href="http://media.grutinet.com/articulos/lg/lg_50505_0.jpg">http://media.grutinet.com/articulos/lg/lg_50505_0.jpg</text:a></text:p>
          </table:table-cell>
          <table:table-cell office:value-type="string" table:style-name="ce4">
            <text:p><text:a xlink:href="http://media.grutinet.com/articulos/lg/lg_50505_1.jpg">http://media.grutinet.com/articulos/lg/lg_50505_1.jpg</text:a></text:p>
          </table:table-cell>
          <table:table-cell office:value-type="string" table:style-name="ce4">
            <text:p><text:a xlink:href="http://media.grutinet.com/articulos/lg/lg_50505_2.jpg">http://media.grutinet.com/articulos/lg/lg_50505_2.jpg</text:a></text:p>
          </table:table-cell>
          <table:table-cell office:value-type="float" office:value="50505" table:style-name="ce1">
            <text:p>50505</text:p>
          </table:table-cell>
          <table:table-cell table:number-columns-repeated="7" table:style-name="ce2"/>
          <table:table-cell table:number-columns-repeated="16359"/>
        </table:table-row>
        <table:table-row table:style-name="ro2">
          <table:table-cell office:value-type="float" office:value="50825" table:style-name="ce1">
            <text:p>50825</text:p>
          </table:table-cell>
          <table:table-cell office:value-type="string" table:style-name="ce2">
            <text:p>JUGUETES XXX</text:p>
          </table:table-cell>
          <table:table-cell office:value-type="string" table:style-name="ce2">
            <text:p>PLUGS</text:p>
          </table:table-cell>
          <table:table-cell office:value-type="string" table:style-name="ce2">
            <text:p>SANINEX PLUG METAL EXTREME RING</text:p>
          </table:table-cell>
          <table:table-cell office:value-type="string" table:style-name="ce2">
            <text:p>SANINEX</text:p>
          </table:table-cell>
          <table:table-cell office:value-type="string" table:style-name="ce3">
            <text:p>SANINEX PLUG METAL EXTREME RING</text:p>
            <text:p/>
            <text:p>Fantástico plug intensificador de placer anal, fabricado con material metálico médico sanitario de muy alta calidad, con revestimiento de extrema suavidad y líneas continuadas. Cómodo, elegante y de fácil uso.</text:p>
            <text:p/>
            <text:p>Contiene un elegante diamante en su base ancha. Diamante que se presenta en varias tonalidades.</text:p>
            <text:p/>
            <text:p>SANINEX PLUG METAL EXTREME RING Unisex está indicado a quienes potencian su sexualidad y obtienen orgasmos a través del sexo anal, generando así nuevos excitantes placeres y experiencias positivas. Descubrirás y alcanzarás la intensidad total de placer anal deseada.</text:p>
            <text:p/>
            <text:p>Obtendrás con su fácil uso, un alto placer sexual potente, adictivo y excitante.</text:p>
            <text:p/>
            <text:p>Su forma ancha cónica con anillo final, y su fácil uso, te proporciona una sensación de gran suavidad, con la que consigues disfrutar de un placer constante e intenso.</text:p>
            <text:p/>
            <text:p>Apto para lubricar con cualquier lubricante o aceite afrodisiaco Saninex.</text:p>
            <text:p/>
            <text:p>SANINEX PLUG METAL EXTREME RING Unisex, es presentado con máximo glamour y elegancia, en un atractivo bolso de exclusivo diseño Saninex.</text:p>
            <text:p/>
            <text:p>Medidas: 95 x 35 mm.</text:p>
            <text:p/>
            <text:p>INDICACIONES:</text:p>
            <text:p/>
            <text:p/>
            <text:p><text:s/>Orgasmos mediante la estimulación anal, altamente excitantes.</text:p>
            <text:p><text:s/>Para un alto placer en cualquier momento y durante las relacione sexuales.</text:p>
            <text:p><text:s/>Fabricado con material metálico médico sanitario de muy alta calidad, con revestimiento de extrema suavidad. Hipoalergénico.</text:p>
            <text:p><text:s/>Totalmente discreto de belleza estética.</text:p>
            <text:p><text:s/>Adecuado para todo tipo de lubricantes y aceites afrodisiacos Saninex.</text:p>
            <text:p><text:s/>Comprobado dermatológicamente y clínicamente.</text:p>
            <text:p><text:s/>100% resistente al agua.</text:p>
            <text:p><text:s/>100% libre de ftalatos.</text:p>
            <text:p/>
            <text:p/>
          </table:table-cell>
          <table:table-cell office:value-type="float" office:value="66.675399999999996" table:style-name="ce1">
            <text:p>66,6754</text:p>
          </table:table-cell>
          <table:table-cell office:value-type="float" office:value="22.33" table:style-name="ce1">
            <text:p>22,33</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0825.jpg">http://media.grutinet.com/articulos/or/or_50825.jpg</text:a></text:p>
          </table:table-cell>
          <table:table-cell office:value-type="string" table:style-name="ce4">
            <text:p><text:a xlink:href="http://media.grutinet.com/articulos/lg/lg_50825_0.jpg">http://media.grutinet.com/articulos/lg/lg_50825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50841" table:style-name="ce1">
            <text:p>50841</text:p>
          </table:table-cell>
          <table:table-cell office:value-type="string" table:style-name="ce2">
            <text:p>JUGUETES XXX</text:p>
          </table:table-cell>
          <table:table-cell office:value-type="string" table:style-name="ce2">
            <text:p>MASTURBADORES EL</text:p>
          </table:table-cell>
          <table:table-cell office:value-type="string" table:style-name="ce2">
            <text:p>PENTHOUSE VIDEO VIXEN LAYLA ROSE MASTURBADOR VAGINA</text:p>
          </table:table-cell>
          <table:table-cell office:value-type="string" table:style-name="ce2">
            <text:p>TOPCO SALES</text:p>
          </table:table-cell>
          <table:table-cell office:value-type="string" table:style-name="ce3">
            <text:p>PENTHOUSE VIDEO VIXEN LAYLA ROSE PUSSY STROKER<text:s text:c="2"/></text:p>
            <text:p/>
            <text:p>Masturbador realístico moldeado directamente del cuerpo de tu actriz favorita de Penthouse® Video Vixen.. ¡No podrás resistirte!</text:p>
            <text:p/>
            <text:p>&amp;bull; De material CyberSkin® suave y flexible, se siente como si fuera real.</text:p>
            <text:p>&amp;bull; Deslízate en los jugosos labios pintados a mano.</text:p>
            <text:p>&amp;bull; Siente como el túnel con nervios y protuberancias acaricia tu pene con cada golpe.</text:p>
            <text:p>&amp;bull; El exterior texturizado es fácil de agarrar incluso cuando está lubricado.</text:p>
            <text:p>&amp;bull; El masturbador de gran tamaño se siente como un juguete de tamaño completo, pero es fácil de almacenar.</text:p>
            <text:p>&amp;bull; Impermeable para usar en cualquier lugar.</text:p>
            <text:p>&amp;bull; Libre de ftalatos.</text:p>
            <text:p/>
          </table:table-cell>
          <table:table-cell office:value-type="float" office:value="60.95" table:style-name="ce1">
            <text:p>60,95</text:p>
          </table:table-cell>
          <table:table-cell office:value-type="float" office:value="18.600000000000001" table:style-name="ce1">
            <text:p>18,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0841.jpg">http://media.grutinet.com/articulos/or/or_50841.jpg</text:a></text:p>
          </table:table-cell>
          <table:table-cell office:value-type="string" table:style-name="ce4">
            <text:p><text:a xlink:href="http://media.grutinet.com/articulos/lg/lg_50841_0.jpg">http://media.grutinet.com/articulos/lg/lg_50841_0.jpg</text:a></text:p>
          </table:table-cell>
          <table:table-cell office:value-type="string" table:style-name="ce4">
            <text:p><text:a xlink:href="http://media.grutinet.com/articulos/lg/lg_50841_1.jpg">http://media.grutinet.com/articulos/lg/lg_50841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51147" table:style-name="ce1">
            <text:p>51147</text:p>
          </table:table-cell>
          <table:table-cell office:value-type="string" table:style-name="ce2">
            <text:p>VARIOS</text:p>
          </table:table-cell>
          <table:table-cell office:value-type="string" table:style-name="ce2">
            <text:p>LIBROS</text:p>
          </table:table-cell>
          <table:table-cell office:value-type="string" table:style-name="ce2">
            <text:p>CINQUANTA OMBRES MÉS FOSQUES (EN CATALÁN)</text:p>
          </table:table-cell>
          <table:table-cell office:value-type="string" table:style-name="ce2">
            <text:p>RANDOM HOUSE</text:p>
          </table:table-cell>
          <table:table-cell office:value-type="string" table:style-name="ce3">
            <text:p>CINQUANTA OMBRES MÉS FOSQUES</text:p>
            <text:p/>
            <text:p>E. L. JAMES</text:p>
            <text:p/>
            <text:p>Absolutament addictiva, aquesta novel·la t&amp;#39;obsessionarà, et posseirà i et quedarà per sempre a la memòria.</text:p>
            <text:p/>
            <text:p>Intimidada per les peculiars pràctiques eròtiques i els obscurs secrets de l&amp;#39;atractiu i turmentat empresari Christian Grey, la jove Anastasia Steele ha trencat la relació amb ell per començar una nova carrera en una editorial de Seattle.</text:p>
            <text:p>Però el desig per en Christian encara domina cada un dels seus pensaments, i quan en Grey li proposa reprendre la seva aventura, l&amp;#39;Ana no s&amp;#39;hi pot resistir. Reinicien la seva tòrrida i sensual relació, i ella esbrina més coses del passat terrible i dolorós de l&amp;#39;impetuós i exigent Cinquanta Ombres, com ella l&amp;#39;anomena.</text:p>
            <text:p>Tot i així, mentre en Christian lluita contra els seus dimonis, l&amp;#39;Ana s&amp;#39;ha d&amp;#39;enfrontar amb la ira i l&amp;#39;enveja de les dones que la van precedir, i també ha de prendre la decisió més important de la seva vida.</text:p>
            <text:p/>
            <text:p>«La literatura eròtica ha trobat el seu Harry Potter.»</text:p>
            <text:p>El Mundo</text:p>
            <text:p/>
            <text:p>«Una història que parla de sexe, transgressió, erotisme i fantasies femenines, sense perdre de vista l&amp;#39;amor.»</text:p>
            <text:p>La Vanguardia</text:p>
            <text:p/>
            <text:p/>
            <text:p><text:s/>N&amp;ordm; de páginas: 608 págs.</text:p>
            <text:p><text:s/>Encuadernación: Rústica</text:p>
            <text:p/>
            <text:p/>
            <text:p><text:s/></text:p>
            <text:p/>
          </table:table-cell>
          <table:table-cell office:value-type="float" office:value="6.95" table:style-name="ce1">
            <text:p>6,95</text:p>
          </table:table-cell>
          <table:table-cell office:value-type="float" office:value="5.78" table:style-name="ce1">
            <text:p>5,78</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51147.jpg">http://media.grutinet.com/articulos/or/or_51147.jpg</text:a></text:p>
          </table:table-cell>
          <table:table-cell office:value-type="string" table:style-name="ce4">
            <text:p><text:a xlink:href="http://media.grutinet.com/articulos/lg/lg_51147_0.jpg">http://media.grutinet.com/articulos/lg/lg_51147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51148" table:style-name="ce1">
            <text:p>51148</text:p>
          </table:table-cell>
          <table:table-cell office:value-type="string" table:style-name="ce2">
            <text:p>VARIOS</text:p>
          </table:table-cell>
          <table:table-cell office:value-type="string" table:style-name="ce2">
            <text:p>LIBROS</text:p>
          </table:table-cell>
          <table:table-cell office:value-type="string" table:style-name="ce2">
            <text:p>CINQUANTA OMBRES DEN GREY (EN CATALÁN)</text:p>
          </table:table-cell>
          <table:table-cell office:value-type="string" table:style-name="ce2">
            <text:p>RANDOM HOUSE</text:p>
          </table:table-cell>
          <table:table-cell office:value-type="string" table:style-name="ce3">
            <text:p>CINQUANTA OMBRES D&amp;#39;EN GREY (EN CATALÁN)</text:p>
            <text:p/>
            <text:p>E. L. JAMES</text:p>
            <text:p/>
            <text:p>Ella es una jove universitària, intel·ligent, seriosa, estudiosa, amant de la literatura, i verge. Ell és un empresari multi milionari, culte, gourmet, exquisit i exigent en tot... sobre tot en les seves preferències sexuals.</text:p>
            <text:p/>
            <text:p>Quan a l&amp;#39;estudiant de literatura Anastasia Steele li encarreguen que entrevisti en Christian Grey, un jove empresari d&amp;#39;èxit, es troba amb un home atractiu, seductor i també molt intimidant, que la deixa impressionada. La inexperta i innocent Ana intenta oblidar-lo, però de sobte s&amp;#39;adona que desitja aquest home.</text:p>
            <text:p/>
            <text:p>Quan la parella per fi inicia una apassionada relació, les peculiars pràctiques eròtiques d&amp;#39;en Grey desconcerten l&amp;#39;Ana, que poc a poc va descobrint els límits dels seus propis i més obscurs desitjos.</text:p>
            <text:p/>
            <text:p>Cinquanta ombres d&amp;#39;en Grey és la primera part de la trilogia Cinquanta ombres, que continua amb Cinquanta ombres més fosques i Cinquanta ombres alliberades.</text:p>
            <text:p/>
            <text:p/>
            <text:p><text:s/>N&amp;ordm; de páginas: 544 págs.</text:p>
            <text:p><text:s/>Encuadernación: Tapa Blanda.</text:p>
            <text:p/>
            <text:p/>
            <text:p><text:s/></text:p>
            <text:p/>
          </table:table-cell>
          <table:table-cell office:value-type="float" office:value="6.95" table:style-name="ce1">
            <text:p>6,95</text:p>
          </table:table-cell>
          <table:table-cell office:value-type="float" office:value="5.78" table:style-name="ce1">
            <text:p>5,78</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51148.jpg">http://media.grutinet.com/articulos/or/or_51148.jpg</text:a></text:p>
          </table:table-cell>
          <table:table-cell office:value-type="string" table:style-name="ce4">
            <text:p><text:a xlink:href="http://media.grutinet.com/articulos/lg/lg_51148_0.jpg">http://media.grutinet.com/articulos/lg/lg_51148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51149" table:style-name="ce1">
            <text:p>51149</text:p>
          </table:table-cell>
          <table:table-cell office:value-type="string" table:style-name="ce2">
            <text:p>VARIOS</text:p>
          </table:table-cell>
          <table:table-cell office:value-type="string" table:style-name="ce2">
            <text:p>LIBROS</text:p>
          </table:table-cell>
          <table:table-cell office:value-type="string" table:style-name="ce2">
            <text:p>CINCUENTA SOMBRAS LIBERADAS<text:s/></text:p>
          </table:table-cell>
          <table:table-cell office:value-type="string" table:style-name="ce2">
            <text:p>RANDOM HOUSE</text:p>
          </table:table-cell>
          <table:table-cell office:value-type="string" table:style-name="ce3">
            <text:p>CINCUENTA SOMBRAS LIBERADAS<text:s/></text:p>
            <text:p/>
            <text:p>E. L. JAMES</text:p>
            <text:p/>
            <text:p>El desenlace de «Cincuenta sombras», la trilogía totalmente adictiva que te obsesionará, te poseerá y quedará para siempre en tu memoria.</text:p>
            <text:p/>
            <text:p>¿Has visto la nueva película? Descubre cómo acaba la historia.</text:p>
            <text:p/>
            <text:p>Cuando la inexperta estudiante Anastasia Steele conoció al joven, seductor y exitoso empresario Christian Grey, nació entre ellos una sensual relación que cambió sus vidas para siempre. Sin embargo, desconcertada y llevada al límite por las peculiares prácticas eróticas de Christian, Ana lucha por conseguir un mayor compromiso por parte de él. Y Christian accede con tal de no perderla.</text:p>
            <text:p/>
            <text:p>Ahora, Ana y Christian lo tienen todo: amor, pasión y un mundo de infinitas posibilidades por delante. Pero Ana sabe que amar a su Cincuenta Sombras, como ella le llama, no es tarea fácil, y que estar juntos plantea un desafío que ninguno de los dos podía prever. Ana debe aprender a compartir el opulento estilo de vida de Grey sin sacrificar su propia identidad. Y Christian tiene que sobreponerse a su obsesión compulsiva por el control mientras lucha contra los demonios de su atormentado pasado.</text:p>
            <text:p/>
            <text:p/>
            <text:p><text:s/>N&amp;ordm; de páginas: 656 págs.</text:p>
            <text:p><text:s/>Encuadernación: Tapa Blanda Bolsillo.</text:p>
            <text:p/>
            <text:p/>
            <text:p><text:s/></text:p>
            <text:p/>
          </table:table-cell>
          <table:table-cell office:value-type="float" office:value="6.95" table:style-name="ce1">
            <text:p>6,95</text:p>
          </table:table-cell>
          <table:table-cell office:value-type="float" office:value="5.78" table:style-name="ce1">
            <text:p>5,78</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51149.jpg">http://media.grutinet.com/articulos/or/or_51149.jpg</text:a></text:p>
          </table:table-cell>
          <table:table-cell office:value-type="string" table:style-name="ce4">
            <text:p><text:a xlink:href="http://media.grutinet.com/articulos/lg/lg_51149_0.jpg">http://media.grutinet.com/articulos/lg/lg_51149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51199" table:style-name="ce1">
            <text:p>51199</text:p>
          </table:table-cell>
          <table:table-cell office:value-type="string" table:style-name="ce2">
            <text:p>LENCERIA</text:p>
          </table:table-cell>
          <table:table-cell office:value-type="string" table:style-name="ce2">
            <text:p>CONJUNTOS</text:p>
          </table:table-cell>
          <table:table-cell office:value-type="string" table:style-name="ce2">
            <text:p>CONJUNTO BABYDOLL CON TANGA - FUCSIA / NEGRO</text:p>
          </table:table-cell>
          <table:table-cell office:value-type="string" table:style-name="ce2">
            <text:p>SHOTS</text:p>
          </table:table-cell>
          <table:table-cell office:value-type="string" table:style-name="ce3">
            <text:p>BABYDOLL SET WITH G-STRING - PINK / BLACK</text:p>
            <text:p/>
            <text:p>Sensualidad, clase, elegancia y atrevimiento. Estas son las palabras clave que definen la lencería DENAMOUR®.</text:p>
            <text:p/>
            <text:p>La preciosa, creativa e innovadora lencería DENAMOUR® es imprescindible en el armario de cualquier mujer. Los elegantes diseños de la marca holandesa consiguen que las mujeres que los llevan experimenten la sensación que se merecen.</text:p>
            <text:p/>
            <text:p>Esta lujosa colección de lencería DENAMOUR® ofrece comodidad y un ajuste perfecto. Siéntase hoy una mujer atrevida, mañana puede sentirse una mujer moderna y segura de sí misma. DENAMOUR®, lencería para cualquier tipo de mujer.</text:p>
            <text:p/>
            <text:p>Conjunto de 2 piezas, camiseta con tirantes ajustables y espalada abierta con tanga a juego.</text:p>
            <text:p/>
          </table:table-cell>
          <table:table-cell office:value-type="float" office:value="48.95" table:style-name="ce1">
            <text:p>48,95</text:p>
          </table:table-cell>
          <table:table-cell office:value-type="float" office:value="17.47" table:style-name="ce1">
            <text:p>17,4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XL</text:p>
          </table:table-cell>
          <table:table-cell office:value-type="string" table:style-name="ce4">
            <text:p><text:a xlink:href="http://media.grutinet.com/articulos/or/or_51199.jpg">http://media.grutinet.com/articulos/or/or_51199.jpg</text:a></text:p>
          </table:table-cell>
          <table:table-cell office:value-type="string" table:style-name="ce4">
            <text:p><text:a xlink:href="http://media.grutinet.com/articulos/lg/lg_51199_0.jpg">http://media.grutinet.com/articulos/lg/lg_51199_0.jpg</text:a></text:p>
          </table:table-cell>
          <table:table-cell office:value-type="string" table:style-name="ce4">
            <text:p><text:a xlink:href="http://media.grutinet.com/articulos/lg/lg_51199_1.jpg">http://media.grutinet.com/articulos/lg/lg_51199_1.jpg</text:a></text:p>
          </table:table-cell>
          <table:table-cell office:value-type="string" table:style-name="ce4">
            <text:p><text:a xlink:href="http://media.grutinet.com/articulos/lg/lg_51199_2.jpg">http://media.grutinet.com/articulos/lg/lg_51199_2.jpg</text:a></text:p>
          </table:table-cell>
          <table:table-cell office:value-type="float" office:value="51200" table:style-name="ce1">
            <text:p>51200</text:p>
          </table:table-cell>
          <table:table-cell office:value-type="string" table:style-name="ce4">
            <text:p><text:a xlink:href="http://media.grutinet.com/articulos/lg/lg_51199_3.jpg">http://media.grutinet.com/articulos/lg/lg_51199_3.jpg</text:a></text:p>
          </table:table-cell>
          <table:table-cell table:number-columns-repeated="6" table:style-name="ce2"/>
          <table:table-cell table:number-columns-repeated="16359"/>
        </table:table-row>
        <table:table-row table:style-name="ro2">
          <table:table-cell office:value-type="float" office:value="51255" table:style-name="ce1">
            <text:p>51255</text:p>
          </table:table-cell>
          <table:table-cell office:value-type="string" table:style-name="ce2">
            <text:p>LENCERIA</text:p>
          </table:table-cell>
          <table:table-cell office:value-type="string" table:style-name="ce2">
            <text:p>PICARDIAS</text:p>
          </table:table-cell>
          <table:table-cell office:value-type="string" table:style-name="ce2">
            <text:p>PICARDÍAS ENCAJE &amp; TANGA - NEGRO</text:p>
          </table:table-cell>
          <table:table-cell office:value-type="string" table:style-name="ce2">
            <text:p>SHOTS</text:p>
          </table:table-cell>
          <table:table-cell office:value-type="string" table:style-name="ce3">
            <text:p>BABYDOLL &amp; STRING - BLACK</text:p>
            <text:p/>
            <text:p>Sensualidad, clase, elegancia y atrevimiento. Estas son las palabras clave que definen la lencería DENAMOUR®.</text:p>
            <text:p/>
            <text:p>La preciosa, creativa e innovadora lencería DENAMOUR® es imprescindible en el armario de cualquier mujer. Los elegantes diseños de la marca holandesa consiguen que las mujeres que los llevan experimenten la sensación que se merecen.</text:p>
            <text:p/>
            <text:p>Esta lujosa colección de lencería DENAMOUR® ofrece comodidad y un ajuste perfecto. Siéntase hoy una mujer atrevida, mañana puede sentirse una mujer moderna y segura de sí misma. DENAMOUR®, lencería para cualquier tipo de mujer.</text:p>
            <text:p/>
            <text:p>Picardías de encaje con tirantes ajustables y tanga a juego.</text:p>
            <text:p/>
            <text:p>Material: 90% Nylon / 10% Spandex.</text:p>
            <text:p/>
          </table:table-cell>
          <table:table-cell office:value-type="float" office:value="46.95" table:style-name="ce1">
            <text:p>46,95</text:p>
          </table:table-cell>
          <table:table-cell office:value-type="float" office:value="16.77" table:style-name="ce1">
            <text:p>16,7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XL</text:p>
          </table:table-cell>
          <table:table-cell office:value-type="string" table:style-name="ce4">
            <text:p><text:a xlink:href="http://media.grutinet.com/articulos/or/or_51255.jpg">http://media.grutinet.com/articulos/or/or_51255.jpg</text:a></text:p>
          </table:table-cell>
          <table:table-cell office:value-type="string" table:style-name="ce4">
            <text:p><text:a xlink:href="http://media.grutinet.com/articulos/lg/lg_51255_0.jpg">http://media.grutinet.com/articulos/lg/lg_51255_0.jpg</text:a></text:p>
          </table:table-cell>
          <table:table-cell office:value-type="string" table:style-name="ce4">
            <text:p><text:a xlink:href="http://media.grutinet.com/articulos/lg/lg_51255_1.jpg">http://media.grutinet.com/articulos/lg/lg_51255_1.jpg</text:a></text:p>
          </table:table-cell>
          <table:table-cell office:value-type="string" table:style-name="ce4">
            <text:p><text:a xlink:href="http://media.grutinet.com/articulos/lg/lg_51255_2.jpg">http://media.grutinet.com/articulos/lg/lg_51255_2.jpg</text:a></text:p>
          </table:table-cell>
          <table:table-cell office:value-type="float" office:value="51256" table:style-name="ce1">
            <text:p>51256</text:p>
          </table:table-cell>
          <table:table-cell table:number-columns-repeated="7" table:style-name="ce2"/>
          <table:table-cell table:number-columns-repeated="16359"/>
        </table:table-row>
        <table:table-row table:style-name="ro2">
          <table:table-cell office:value-type="float" office:value="51260" table:style-name="ce1">
            <text:p>51260</text:p>
          </table:table-cell>
          <table:table-cell office:value-type="string" table:style-name="ce2">
            <text:p>LENCERIA</text:p>
          </table:table-cell>
          <table:table-cell office:value-type="string" table:style-name="ce2">
            <text:p>PICARDIAS</text:p>
          </table:table-cell>
          <table:table-cell office:value-type="string" table:style-name="ce2">
            <text:p>PICARDÍAS ENCAJE &amp; TANGA - AZUL</text:p>
          </table:table-cell>
          <table:table-cell office:value-type="string" table:style-name="ce2">
            <text:p>SHOTS</text:p>
          </table:table-cell>
          <table:table-cell office:value-type="string" table:style-name="ce3">
            <text:p>BABYDOLL &amp; STRING - BLUE</text:p>
            <text:p/>
            <text:p>Sensualidad, clase, elegancia y atrevimiento. Estas son las palabras clave que definen la lencería DENAMOUR®.</text:p>
            <text:p/>
            <text:p>La preciosa, creativa e innovadora lencería DENAMOUR® es imprescindible en el armario de cualquier mujer. Los elegantes diseños de la marca holandesa consiguen que las mujeres que los llevan experimenten la sensación que se merecen.</text:p>
            <text:p/>
            <text:p>Esta lujosa colección de lencería DENAMOUR® ofrece comodidad y un ajuste perfecto. Siéntase hoy una mujer atrevida, mañana puede sentirse una mujer moderna y segura de sí misma. DENAMOUR®, lencería para cualquier tipo de mujer.</text:p>
            <text:p/>
            <text:p>Picardías de encaje con tirantes ajustables y tanga a juego.</text:p>
            <text:p/>
            <text:p>Material: 90% Nylon / 10% Spandex.</text:p>
            <text:p/>
          </table:table-cell>
          <table:table-cell office:value-type="float" office:value="46.95" table:style-name="ce1">
            <text:p>46,95</text:p>
          </table:table-cell>
          <table:table-cell office:value-type="float" office:value="16.77" table:style-name="ce1">
            <text:p>16,7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51260.jpg">http://media.grutinet.com/articulos/or/or_51260.jpg</text:a></text:p>
          </table:table-cell>
          <table:table-cell office:value-type="string" table:style-name="ce4">
            <text:p><text:a xlink:href="http://media.grutinet.com/articulos/lg/lg_51260_0.jpg">http://media.grutinet.com/articulos/lg/lg_51260_0.jpg</text:a></text:p>
          </table:table-cell>
          <table:table-cell office:value-type="string" table:style-name="ce4">
            <text:p><text:a xlink:href="http://media.grutinet.com/articulos/lg/lg_51260_1.jpg">http://media.grutinet.com/articulos/lg/lg_51260_1.jpg</text:a></text:p>
          </table:table-cell>
          <table:table-cell office:value-type="string" table:style-name="ce4">
            <text:p><text:a xlink:href="http://media.grutinet.com/articulos/lg/lg_51260_2.jpg">http://media.grutinet.com/articulos/lg/lg_51260_2.jpg</text:a></text:p>
          </table:table-cell>
          <table:table-cell office:value-type="float" office:value="51260" table:style-name="ce1">
            <text:p>51260</text:p>
          </table:table-cell>
          <table:table-cell table:number-columns-repeated="7" table:style-name="ce2"/>
          <table:table-cell table:number-columns-repeated="16359"/>
        </table:table-row>
        <table:table-row table:style-name="ro2">
          <table:table-cell office:value-type="float" office:value="51266" table:style-name="ce1">
            <text:p>51266</text:p>
          </table:table-cell>
          <table:table-cell office:value-type="string" table:style-name="ce2">
            <text:p>LENCERIA</text:p>
          </table:table-cell>
          <table:table-cell office:value-type="string" table:style-name="ce2">
            <text:p>PICARDIAS</text:p>
          </table:table-cell>
          <table:table-cell office:value-type="string" table:style-name="ce2">
            <text:p>BABYDOLL BLANCO CON PERLAS Y TANGA A JUEGO</text:p>
          </table:table-cell>
          <table:table-cell office:value-type="string" table:style-name="ce2">
            <text:p>SHOTS</text:p>
          </table:table-cell>
          <table:table-cell office:value-type="string" table:style-name="ce3">
            <text:p>BABYDOLL WITH PINK RIBBON &amp; STRING - WHITE / PEARLS</text:p>
            <text:p/>
            <text:p>Sensualidad, clase, elegancia y atrevimiento. Estas son las palabras clave que definen la lencería DENAMOUR®.</text:p>
            <text:p/>
            <text:p>La preciosa, creativa e innovadora lencería DENAMOUR® es imprescindible en el armario de cualquier mujer. Los elegantes diseños de la marca holandesa consiguen que las mujeres que los llevan experimenten la sensación que se merecen.</text:p>
            <text:p/>
            <text:p>Esta lujosa colección de lencería DENAMOUR® ofrece comodidad y un ajuste perfecto. Siéntase hoy una mujer atrevida, mañana puede sentirse una mujer moderna y segura de sí misma. DENAMOUR®, lencería para cualquier tipo de mujer.</text:p>
            <text:p/>
            <text:p>Picardías blanco semitransparente con tirantes de perlas cruzados en la espalda. Incluye tanga a juego.</text:p>
            <text:p/>
            <text:p>Composición: 90% Nylon / 10% Spandex.</text:p>
            <text:p/>
          </table:table-cell>
          <table:table-cell office:value-type="float" office:value="44.95" table:style-name="ce1">
            <text:p>44,95</text:p>
          </table:table-cell>
          <table:table-cell office:value-type="float" office:value="16.07" table:style-name="ce1">
            <text:p>16,0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51266.jpg">http://media.grutinet.com/articulos/or/or_51266.jpg</text:a></text:p>
          </table:table-cell>
          <table:table-cell office:value-type="string" table:style-name="ce4">
            <text:p><text:a xlink:href="http://media.grutinet.com/articulos/lg/lg_51266_0.jpg">http://media.grutinet.com/articulos/lg/lg_51266_0.jpg</text:a></text:p>
          </table:table-cell>
          <table:table-cell office:value-type="string" table:style-name="ce4">
            <text:p><text:a xlink:href="http://media.grutinet.com/articulos/lg/lg_51266_1.jpg">http://media.grutinet.com/articulos/lg/lg_51266_1.jpg</text:a></text:p>
          </table:table-cell>
          <table:table-cell office:value-type="string" table:style-name="ce4">
            <text:p><text:a xlink:href="http://media.grutinet.com/articulos/lg/lg_51266_2.jpg">http://media.grutinet.com/articulos/lg/lg_51266_2.jpg</text:a></text:p>
          </table:table-cell>
          <table:table-cell office:value-type="float" office:value="51266" table:style-name="ce1">
            <text:p>51266</text:p>
          </table:table-cell>
          <table:table-cell table:number-columns-repeated="7" table:style-name="ce2"/>
          <table:table-cell table:number-columns-repeated="16359"/>
        </table:table-row>
        <table:table-row table:style-name="ro2">
          <table:table-cell office:value-type="float" office:value="51619" table:style-name="ce1">
            <text:p>51619</text:p>
          </table:table-cell>
          <table:table-cell office:value-type="string" table:style-name="ce2">
            <text:p>JUGUETES XXX</text:p>
          </table:table-cell>
          <table:table-cell office:value-type="string" table:style-name="ce2">
            <text:p>VIBRADORES</text:p>
          </table:table-cell>
          <table:table-cell office:value-type="string" table:style-name="ce2">
            <text:p>CLIMAX ELITE - CLIO VIBRADOR DUAL-MOTOR 9 VELOCIDADES - MORADO</text:p>
          </table:table-cell>
          <table:table-cell office:value-type="string" table:style-name="ce2">
            <text:p>TOPCO SALES</text:p>
          </table:table-cell>
          <table:table-cell office:value-type="string" table:style-name="ce3">
            <text:p>CLIMAX ELITE - CLIO 9X DUAL-MOTOR VIBRATOR - PURPLE</text:p>
            <text:p/>
            <text:p>Vibrador CLIO recargable de silicona que te brinda un placer infinito. Diseñado para estimular externamente y producir infinitas sensaciones eróticas. Forma ergonómica y suave que incluye un lazo para dedos para un agarre preciso y controlado.</text:p>
            <text:p/>
            <text:p/>
            <text:p><text:s/>Mide 10.16 cm de alto por 5.08 cm de ancho.</text:p>
            <text:p><text:s/>La silicona sedosa y flexible se siente lujosa contra su piel y áreas sensibles.</text:p>
            <text:p><text:s/>9 funciones de vibración y pulsación apagan todos tus deseos.</text:p>
            <text:p><text:s/>El material de silicona sin poros y sin costuras es fácil de limpiar.</text:p>
            <text:p><text:s/>Presiona durante 3 segundos para iniciar o detener la vibración.</text:p>
            <text:p><text:s/>Presiona el botón de encendido para desplazarse por las 9 funciones diferentes de vibración y pulsación.</text:p>
            <text:p><text:s/>Incluye cargador USB.</text:p>
            <text:p><text:s/>Impermeable y sin ftalatos.</text:p>
            <text:p/>
            <text:p/>
          </table:table-cell>
          <table:table-cell office:value-type="float" office:value="86.95" table:style-name="ce1">
            <text:p>86,95</text:p>
          </table:table-cell>
          <table:table-cell office:value-type="float" office:value="27.14" table:style-name="ce1">
            <text:p>27,14</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1619.jpg">http://media.grutinet.com/articulos/or/or_51619.jpg</text:a></text:p>
          </table:table-cell>
          <table:table-cell office:value-type="string" table:style-name="ce4">
            <text:p><text:a xlink:href="http://media.grutinet.com/articulos/lg/lg_51619_0.jpg">http://media.grutinet.com/articulos/lg/lg_51619_0.jpg</text:a></text:p>
          </table:table-cell>
          <table:table-cell office:value-type="string" table:style-name="ce4">
            <text:p><text:a xlink:href="http://media.grutinet.com/articulos/lg/lg_51619_1.jpg">http://media.grutinet.com/articulos/lg/lg_51619_1.jpg</text:a></text:p>
          </table:table-cell>
          <table:table-cell office:value-type="string" table:style-name="ce4">
            <text:p><text:a xlink:href="http://media.grutinet.com/articulos/lg/lg_51619_2.jpg">http://media.grutinet.com/articulos/lg/lg_51619_2.jpg</text:a></text:p>
          </table:table-cell>
          <table:table-cell table:style-name="ce1"/>
          <table:table-cell table:number-columns-repeated="7" table:style-name="ce2"/>
          <table:table-cell table:number-columns-repeated="16359"/>
        </table:table-row>
        <table:table-row table:style-name="ro2">
          <table:table-cell office:value-type="float" office:value="52001" table:style-name="ce1">
            <text:p>52001</text:p>
          </table:table-cell>
          <table:table-cell office:value-type="string" table:style-name="ce2">
            <text:p>JUGUETES XXX</text:p>
          </table:table-cell>
          <table:table-cell office:value-type="string" table:style-name="ce2">
            <text:p>BDSM</text:p>
          </table:table-cell>
          <table:table-cell office:value-type="string" table:style-name="ce2">
            <text:p>ANILLAS DE GOMA PARA PEZONES - 100UDS</text:p>
          </table:table-cell>
          <table:table-cell office:value-type="string" table:style-name="ce2">
            <text:p>TRIUNE</text:p>
          </table:table-cell>
          <table:table-cell office:value-type="string" table:style-name="ce3">
            <text:p>BAG RUBBER RINGS TT2002- 100 PIECES</text:p>
            <text:p/>
            <text:p>Anillas de goma para pezones.</text:p>
            <text:p/>
            <text:p>100 unidades.</text:p>
            <text:p/>
            <text:p>Úsalas fácilmente con los alicates, ref 51979.</text:p>
            <text:p/>
          </table:table-cell>
          <table:table-cell office:value-type="float" office:value="36.950000000000003" table:style-name="ce1">
            <text:p>36,95</text:p>
          </table:table-cell>
          <table:table-cell office:value-type="float" office:value="11.64" table:style-name="ce1">
            <text:p>11,6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2001.jpg">http://media.grutinet.com/articulos/or/or_52001.jpg</text:a></text:p>
          </table:table-cell>
          <table:table-cell office:value-type="string" table:style-name="ce4">
            <text:p><text:a xlink:href="http://media.grutinet.com/articulos/lg/lg_52001_0.jpg">http://media.grutinet.com/articulos/lg/lg_52001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52004" table:style-name="ce1">
            <text:p>52004</text:p>
          </table:table-cell>
          <table:table-cell office:value-type="string" table:style-name="ce2">
            <text:p>JUGUETES XXX</text:p>
          </table:table-cell>
          <table:table-cell office:value-type="string" table:style-name="ce2">
            <text:p>BDSM</text:p>
          </table:table-cell>
          <table:table-cell office:value-type="string" table:style-name="ce2">
            <text:p>2 ABRAZADERAS PEZONES CON CUBOS</text:p>
          </table:table-cell>
          <table:table-cell office:value-type="string" table:style-name="ce2">
            <text:p>TRIUNE</text:p>
          </table:table-cell>
          <table:table-cell office:value-type="string" table:style-name="ce3">
            <text:p>2 NIPPLE CLAMPS WITH BUCKETS</text:p>
            <text:p/>
            <text:p>Conjunto de abrazaderas de pezón que te permiten agregar peso de una manera inusual. Con el estilo de abrazaderas de mariposa, o abrazaderas de trébol, estas atractivas pinzas se vuelven más apretadas a medida que se tiran.</text:p>
            <text:p/>
            <text:p>Las puntas de goma aseguran que todo el dolor sea en forma de placer y que mantengan su agarre. Para aumentar el peso, simplemente llena los pequeños cubos colgantes con agua, lubricante, arena, piedras o lo que sea que tu mente malvada pueda proponer.</text:p>
            <text:p/>
            <text:p>Características:</text:p>
            <text:p/>
            <text:p>- Longitud: 15,5 cm</text:p>
            <text:p>- Diámetro del cubo: 5,9 cm</text:p>
            <text:p>- Longitud del cubo: 4,8 cm</text:p>
            <text:p>- Material: Acero Inox.</text:p>
            <text:p/>
          </table:table-cell>
          <table:table-cell office:value-type="float" office:value="64.95" table:style-name="ce1">
            <text:p>64,95</text:p>
          </table:table-cell>
          <table:table-cell office:value-type="float" office:value="20.239999999999998" table:style-name="ce1">
            <text:p>20,2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2004.jpg">http://media.grutinet.com/articulos/or/or_52004.jpg</text:a></text:p>
          </table:table-cell>
          <table:table-cell office:value-type="string" table:style-name="ce4">
            <text:p><text:a xlink:href="http://media.grutinet.com/articulos/lg/lg_52004_0.jpg">http://media.grutinet.com/articulos/lg/lg_52004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52038" table:style-name="ce1">
            <text:p>52038</text:p>
          </table:table-cell>
          <table:table-cell office:value-type="string" table:style-name="ce2">
            <text:p>LENCERIA</text:p>
          </table:table-cell>
          <table:table-cell office:value-type="string" table:style-name="ce2">
            <text:p>MONOS</text:p>
          </table:table-cell>
          <table:table-cell office:value-type="string" table:style-name="ce2">
            <text:p>WETLOOK &amp; LACE MONO CORTO CON TRANSPARENCIAS</text:p>
          </table:table-cell>
          <table:table-cell office:value-type="string" table:style-name="ce2">
            <text:p>ALLURE LINGERIE</text:p>
          </table:table-cell>
          <table:table-cell office:value-type="string" table:style-name="ce3">
            <text:p>WETLOOK AND LACE ROMPER</text:p>
            <text:p/>
            <text:p>Body negro de tejido efecto mojado con transparencias.</text:p>
            <text:p/>
            <text:p>Cómodo y elástico, potenciará tus curvas más valiosas. La espalda descubierta le da un toque sexy y elegante.</text:p>
            <text:p/>
            <text:p>Allure Lingerie ha estado fabricando lencería y accesorios de alta calidad durante 25 años. Los exquisitos productos y los diseños provocadores de la compañía la han convertido en líder de la industria tanto en Norteamérica como en Europa. Sus talentosos diseñadores crean estilos que son a la vez vanguardistas y seductores para hombres y mujeres de todos los gustos y convicciones. El exitoso éxito de Allure en el mercado de la lencería ha llevado a la expansión de sus líneas de productos, añadiendo impresionantes prendas inspiradas en lencería que se mantienen fieles a su visión de ofrecer ropa íntima única.</text:p>
            <text:p/>
            <text:p><text:s/></text:p>
            <text:p/>
          </table:table-cell>
          <table:table-cell office:value-type="float" office:value="32.5" table:style-name="ce1">
            <text:p>32,5</text:p>
          </table:table-cell>
          <table:table-cell office:value-type="float" office:value="16.27" table:style-name="ce1">
            <text:p>16,27</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L/XL</text:p>
          </table:table-cell>
          <table:table-cell office:value-type="string" table:style-name="ce4">
            <text:p><text:a xlink:href="http://media.grutinet.com/articulos/or/or_52038.jpg">http://media.grutinet.com/articulos/or/or_52038.jpg</text:a></text:p>
          </table:table-cell>
          <table:table-cell office:value-type="string" table:style-name="ce4">
            <text:p><text:a xlink:href="http://media.grutinet.com/articulos/lg/lg_52038_0.jpg">http://media.grutinet.com/articulos/lg/lg_52038_0.jpg</text:a></text:p>
          </table:table-cell>
          <table:table-cell office:value-type="string" table:style-name="ce4">
            <text:p><text:a xlink:href="http://media.grutinet.com/articulos/lg/lg_52038_1.jpg">http://media.grutinet.com/articulos/lg/lg_52038_1.jpg</text:a></text:p>
          </table:table-cell>
          <table:table-cell table:style-name="ce2"/>
          <table:table-cell office:value-type="float" office:value="52039" table:style-name="ce1">
            <text:p>52039</text:p>
          </table:table-cell>
          <table:table-cell table:number-columns-repeated="7" table:style-name="ce2"/>
          <table:table-cell table:number-columns-repeated="16359"/>
        </table:table-row>
        <table:table-row table:style-name="ro2">
          <table:table-cell office:value-type="float" office:value="52070" table:style-name="ce1">
            <text:p>52070</text:p>
          </table:table-cell>
          <table:table-cell office:value-type="string" table:style-name="ce2">
            <text:p>LENCERIA</text:p>
          </table:table-cell>
          <table:table-cell office:value-type="string" table:style-name="ce2">
            <text:p>MALLAS</text:p>
          </table:table-cell>
          <table:table-cell office:value-type="string" table:style-name="ce2">
            <text:p>BIKER CHIQUE MALLAS CON CREMALLERAS - NEGRO</text:p>
          </table:table-cell>
          <table:table-cell office:value-type="string" table:style-name="ce2">
            <text:p>ALLURE LINGERIE</text:p>
          </table:table-cell>
          <table:table-cell office:value-type="string" table:style-name="ce3">
            <text:p>BIKER CHIQUE ZIPPER PANTS</text:p>
            <text:p/>
            <text:p>Mallas de color negro efecto cuero ajustadas, con detalles de cremalleras en la parte delantera y trasera.</text:p>
            <text:p/>
            <text:p>Cómodas y elásticas para adaptarse a casi cualquier figura y potenciar las curvas más deseadas.</text:p>
            <text:p/>
            <text:p>Allure Lengerie ha estado fabricando lencería y accesorios de alta calidad durante 25 años. Los exquisitos productos y los diseños provocadores de la compañía la han convertido en líder de la industria tanto en Norteamérica como en Europa. Sus talentosos diseñadores crean estilos que son a la vez vanguardistas y seductores para hombres y mujeres de todos los gustos y convicciones. El exitoso éxito de Allure en el mercado de la lencería ha llevado a la expansión de sus líneas de productos, añadiendo impresionantes prendas inspiradas en lencería que se mantienen fieles a su visión de ofrecer ropa íntima única.</text:p>
            <text:p/>
          </table:table-cell>
          <table:table-cell office:value-type="float" office:value="49.9" table:style-name="ce1">
            <text:p>49,9</text:p>
          </table:table-cell>
          <table:table-cell office:value-type="float" office:value="20.34" table:style-name="ce1">
            <text:p>20,3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XL</text:p>
          </table:table-cell>
          <table:table-cell office:value-type="string" table:style-name="ce4">
            <text:p><text:a xlink:href="http://media.grutinet.com/articulos/or/or_52070.jpg">http://media.grutinet.com/articulos/or/or_52070.jpg</text:a></text:p>
          </table:table-cell>
          <table:table-cell office:value-type="string" table:style-name="ce4">
            <text:p><text:a xlink:href="http://media.grutinet.com/articulos/lg/lg_52070_0.jpg">http://media.grutinet.com/articulos/lg/lg_52070_0.jpg</text:a></text:p>
          </table:table-cell>
          <table:table-cell office:value-type="string" table:style-name="ce4">
            <text:p><text:a xlink:href="http://media.grutinet.com/articulos/lg/lg_52070_1.jpg">http://media.grutinet.com/articulos/lg/lg_52070_1.jpg</text:a></text:p>
          </table:table-cell>
          <table:table-cell office:value-type="string" table:style-name="ce4">
            <text:p><text:a xlink:href="http://media.grutinet.com/articulos/lg/lg_52070_2.jpg">http://media.grutinet.com/articulos/lg/lg_52070_2.jpg</text:a></text:p>
          </table:table-cell>
          <table:table-cell office:value-type="float" office:value="52071" table:style-name="ce1">
            <text:p>52071</text:p>
          </table:table-cell>
          <table:table-cell table:number-columns-repeated="7" table:style-name="ce2"/>
          <table:table-cell table:number-columns-repeated="16359"/>
        </table:table-row>
        <table:table-row table:style-name="ro2">
          <table:table-cell office:value-type="float" office:value="55102" table:style-name="ce1">
            <text:p>55102</text:p>
          </table:table-cell>
          <table:table-cell office:value-type="string" table:style-name="ce2">
            <text:p>LENCERIA</text:p>
          </table:table-cell>
          <table:table-cell office:value-type="string" table:style-name="ce2">
            <text:p>BODYS</text:p>
          </table:table-cell>
          <table:table-cell office:value-type="string" table:style-name="ce2">
            <text:p>BODY GAUZY NEGRO</text:p>
          </table:table-cell>
          <table:table-cell office:value-type="string" table:style-name="ce2">
            <text:p>CARAMEL NUIT</text:p>
          </table:table-cell>
          <table:table-cell office:value-type="string" table:style-name="ce3">
            <text:p>Producto: Body</text:p>
            <text:p/>
            <text:p>Color: Negro</text:p>
            <text:p/>
            <text:p>Cierre trasero: Abierto en la espalda</text:p>
            <text:p/>
            <text:p>Cuello: Abierto</text:p>
            <text:p/>
            <text:p>Tipo de corte: Medio (Hasta gluteos)</text:p>
            <text:p/>
            <text:p>Tirantes: Tirantes que se ajustan en la nuca</text:p>
            <text:p/>
            <text:p>Tela: Microtul</text:p>
            <text:p/>
            <text:p>Detalles: Brillante</text:p>
            <text:p/>
            <text:p>Accesorios: Tanga, Otros accesorios</text:p>
            <text:p/>
            <text:p>Total piezas: 3</text:p>
            <text:p/>
            <text:p>Composición: 35% Algodón - 65% Poliester</text:p>
            <text:p/>
            <text:p>Etiquetaje: Etiqueta estandar</text:p>
            <text:p/>
            <text:p>Embalaje: Bolsa plástico transparente</text:p>
            <text:p/>
          </table:table-cell>
          <table:table-cell office:value-type="float" office:value="0" table:style-name="ce1">
            <text:p>0</text:p>
          </table:table-cell>
          <table:table-cell office:value-type="float" office:value="8.61" table:style-name="ce1">
            <text:p>8,6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55102.jpg">http://media.grutinet.com/articulos/or/or_55102.jpg</text:a></text:p>
          </table:table-cell>
          <table:table-cell office:value-type="string" table:style-name="ce4">
            <text:p><text:a xlink:href="http://media.grutinet.com/articulos/lg/lg_55102_0.jpg">http://media.grutinet.com/articulos/lg/lg_55102_0.jpg</text:a></text:p>
          </table:table-cell>
          <table:table-cell table:number-columns-repeated="2" table:style-name="ce2"/>
          <table:table-cell office:value-type="float" office:value="55102" table:style-name="ce1">
            <text:p>55102</text:p>
          </table:table-cell>
          <table:table-cell table:number-columns-repeated="7" table:style-name="ce2"/>
          <table:table-cell table:number-columns-repeated="16359"/>
        </table:table-row>
        <table:table-row table:style-name="ro2">
          <table:table-cell office:value-type="float" office:value="56071" table:style-name="ce1">
            <text:p>56071</text:p>
          </table:table-cell>
          <table:table-cell office:value-type="string" table:style-name="ce2">
            <text:p>VARIOS</text:p>
          </table:table-cell>
          <table:table-cell office:value-type="string" table:style-name="ce2">
            <text:p>LIBROS</text:p>
          </table:table-cell>
          <table:table-cell office:value-type="string" table:style-name="ce2">
            <text:p>EL ACUERDO</text:p>
          </table:table-cell>
          <table:table-cell office:value-type="string" table:style-name="ce2">
            <text:p>RANDOM HOUSE</text:p>
          </table:table-cell>
          <table:table-cell office:value-type="string" table:style-name="ce3">
            <text:p>EL ACUERDO</text:p>
            <text:p/>
            <text:p>Melanie Moreland.</text:p>
            <text:p/>
            <text:p>¿Qué harías si la persona que más odias se convierte en la única persona con la que puedes vivir? Un tirano por el día, un playboy por la noche. Esa es la reputación que precede a Richard VanRyan.</text:p>
            <text:p/>
            <text:p>Él vive su vida de la manera que quiere, sin importarle las opiniones de otros. No se preocupa ni por nada ni por nadie, y no tiene intención de cambiar su manera de ser. Katharine Elliott trabaja como asistente personal de Richard.<text:s/></text:p>
            <text:p/>
            <text:p>Ella le desprecia y no comparte su más que cuestionable ética profesional, pero no tiene otro remedio que soportar y gestionar todas las tareas que Richard le encarga ya que necesita su trabajo para poder subsistir. Hasta que llega el día en el que él le pide algo que Katharine nunca imaginó.</text:p>
            <text:p/>
            <text:p>Un nuevo acuerdo, con un trabajo diferente: ser su prometida en lugar de su asistente personal. ¿Qué es lo que puede suceder cuando dos personas que se detestan tienen que vivir juntas y actuar como si estuvieran locamente enamoradas? ¿Sobrevivirán al acuerdo que han firmado?</text:p>
            <text:p/>
            <text:p/>
            <text:p><text:s/>Fecha Edición: <text:s text:c="3"/>1 de marzo de 2018</text:p>
            <text:p><text:s/>N&amp;ordm; de páginas: <text:s text:c="3"/>288</text:p>
            <text:p><text:s/>Encuadernación : Rústica</text:p>
            <text:p><text:s/>Medidas: <text:s text:c="3"/>190x125 mm</text:p>
            <text:p/>
            <text:p/>
            <text:p><text:s/></text:p>
            <text:p/>
          </table:table-cell>
          <table:table-cell office:value-type="float" office:value="7.95" table:style-name="ce1">
            <text:p>7,95</text:p>
          </table:table-cell>
          <table:table-cell office:value-type="float" office:value="6.6" table:style-name="ce1">
            <text:p>6,6</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56071.jpg">http://media.grutinet.com/articulos/or/or_56071.jpg</text:a></text:p>
          </table:table-cell>
          <table:table-cell office:value-type="string" table:style-name="ce4">
            <text:p><text:a xlink:href="http://media.grutinet.com/articulos/lg/lg_56071_0.jpg">http://media.grutinet.com/articulos/lg/lg_56071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56577" table:style-name="ce1">
            <text:p>56577</text:p>
          </table:table-cell>
          <table:table-cell office:value-type="string" table:style-name="ce2">
            <text:p>LENCERIA</text:p>
          </table:table-cell>
          <table:table-cell office:value-type="string" table:style-name="ce2">
            <text:p>PICARDIAS</text:p>
          </table:table-cell>
          <table:table-cell office:value-type="string" table:style-name="ce2">
            <text:p>LEG AVENUE CONJUNTO PICARDÍAS BURDEOS BABYDOLL CON TANGA</text:p>
          </table:table-cell>
          <table:table-cell office:value-type="string" table:style-name="ce2">
            <text:p>LEG AVENUE</text:p>
          </table:table-cell>
          <table:table-cell office:value-type="string" table:style-name="ce3">
            <text:p>LEG AVENUE SHEER HALTER BABYDOLL &amp; STRING</text:p>
            <text:p/>
            <text:p>Conjunto babyboll con detalles de encaje en la cintura y espalda. Tirantes ajustables y cómodos, y tejido semitransparente de color burdeos.</text:p>
            <text:p/>
            <text:p>Incluye tanga a juego.</text:p>
            <text:p/>
            <text:p>Material: BODY:95%POLYESTER 5%SPANDEX - LACE:89% NYLON 11%SPANDEX</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ext:p><text:s/></text:p>
            <text:p/>
          </table:table-cell>
          <table:table-cell office:value-type="float" office:value="37.950000000000003" table:style-name="ce1">
            <text:p>37,95</text:p>
          </table:table-cell>
          <table:table-cell office:value-type="float" office:value="16.8" table:style-name="ce1">
            <text:p>16,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1X/2X</text:p>
          </table:table-cell>
          <table:table-cell office:value-type="string" table:style-name="ce4">
            <text:p><text:a xlink:href="http://media.grutinet.com/articulos/or/or_56577.jpg">http://media.grutinet.com/articulos/or/or_56577.jpg</text:a></text:p>
          </table:table-cell>
          <table:table-cell office:value-type="string" table:style-name="ce4">
            <text:p><text:a xlink:href="http://media.grutinet.com/articulos/lg/lg_56577_0.jpg">http://media.grutinet.com/articulos/lg/lg_56577_0.jpg</text:a></text:p>
          </table:table-cell>
          <table:table-cell office:value-type="string" table:style-name="ce4">
            <text:p><text:a xlink:href="http://media.grutinet.com/articulos/lg/lg_56577_1.jpg">http://media.grutinet.com/articulos/lg/lg_56577_1.jpg</text:a></text:p>
          </table:table-cell>
          <table:table-cell office:value-type="string" table:style-name="ce4">
            <text:p><text:a xlink:href="http://media.grutinet.com/articulos/lg/lg_56577_2.jpg">http://media.grutinet.com/articulos/lg/lg_56577_2.jpg</text:a></text:p>
          </table:table-cell>
          <table:table-cell office:value-type="float" office:value="56577" table:style-name="ce1">
            <text:p>56577</text:p>
          </table:table-cell>
          <table:table-cell table:number-columns-repeated="7" table:style-name="ce2"/>
          <table:table-cell table:number-columns-repeated="16359"/>
        </table:table-row>
        <table:table-row table:style-name="ro2">
          <table:table-cell office:value-type="float" office:value="56608" table:style-name="ce1">
            <text:p>56608</text:p>
          </table:table-cell>
          <table:table-cell office:value-type="string" table:style-name="ce2">
            <text:p>LENCERIA</text:p>
          </table:table-cell>
          <table:table-cell office:value-type="string" table:style-name="ce2">
            <text:p>CONJUNTOS</text:p>
          </table:table-cell>
          <table:table-cell office:value-type="string" table:style-name="ce2">
            <text:p>LEG AVENUE CONJUNTO CON LIGUEROS Y TANGA - AZUL</text:p>
          </table:table-cell>
          <table:table-cell office:value-type="string" table:style-name="ce2">
            <text:p>LEG AVENUE</text:p>
          </table:table-cell>
          <table:table-cell office:value-type="string" table:style-name="ce3">
            <text:p>LEG AVENUE LACE CAMI GARTER &amp; STRING BLUE</text:p>
            <text:p/>
            <text:p>Conjunto compuesto por body azul de profundo escote con ligueros y tirantes ajustables. Y tanga a juego.</text:p>
            <text:p/>
            <text:p>Medias no incluidas.</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43.99" table:style-name="ce1">
            <text:p>43,99</text:p>
          </table:table-cell>
          <table:table-cell office:value-type="float" office:value="20.27" table:style-name="ce1">
            <text:p>20,2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1X/2X</text:p>
          </table:table-cell>
          <table:table-cell office:value-type="string" table:style-name="ce4">
            <text:p><text:a xlink:href="http://media.grutinet.com/articulos/or/or_56608.jpg">http://media.grutinet.com/articulos/or/or_56608.jpg</text:a></text:p>
          </table:table-cell>
          <table:table-cell office:value-type="string" table:style-name="ce4">
            <text:p><text:a xlink:href="http://media.grutinet.com/articulos/lg/lg_56608_0.jpg">http://media.grutinet.com/articulos/lg/lg_56608_0.jpg</text:a></text:p>
          </table:table-cell>
          <table:table-cell office:value-type="string" table:style-name="ce4">
            <text:p><text:a xlink:href="http://media.grutinet.com/articulos/lg/lg_56608_1.jpg">http://media.grutinet.com/articulos/lg/lg_56608_1.jpg</text:a></text:p>
          </table:table-cell>
          <table:table-cell table:style-name="ce2"/>
          <table:table-cell office:value-type="float" office:value="56609" table:style-name="ce1">
            <text:p>56609</text:p>
          </table:table-cell>
          <table:table-cell table:number-columns-repeated="7" table:style-name="ce2"/>
          <table:table-cell table:number-columns-repeated="16359"/>
        </table:table-row>
        <table:table-row table:style-name="ro2">
          <table:table-cell office:value-type="float" office:value="56818" table:style-name="ce1">
            <text:p>56818</text:p>
          </table:table-cell>
          <table:table-cell office:value-type="string" table:style-name="ce2">
            <text:p>JUGUETES XXX</text:p>
          </table:table-cell>
          <table:table-cell office:value-type="string" table:style-name="ce2">
            <text:p>PENES</text:p>
          </table:table-cell>
          <table:table-cell office:value-type="string" table:style-name="ce2">
            <text:p>DARK CRYSTAL PATRYK DILDO - NEGRO</text:p>
          </table:table-cell>
          <table:table-cell office:value-type="string" table:style-name="ce2">
            <text:p>MISTER B</text:p>
          </table:table-cell>
          <table:table-cell office:value-type="string" table:style-name="ce3">
            <text:p>DARK CRYSTAL PATRYK DILDO</text:p>
            <text:p/>
            <text:p>Ya está disponible la nueva colección de de consoladores y plugs Dark Crystal, exclusiva de Mister B.</text:p>
            <text:p/>
            <text:p>Hecho de suave vinilo suave sin ftalatos, estos juguetes son seguros de usar con cualquier lubricante, ya sea de base de agua, silicona o aceite</text:p>
            <text:p/>
            <text:p>Patryk y Marcin son los dos enormes whoppers en esta colección Dark Crystals con una forma de pene más clásica. Están diseñados para llenarte por completo, pero te recomendamos revisar los tamaños antes de pedirlos y asegúrate de que puedas (casi) manejar el enorme diámetro.</text:p>
            <text:p/>
            <text:p>Disponible en dos colores diferentes: negro brillante y cristal transparente.</text:p>
            <text:p/>
            <text:p>Ten en cuenta que los más nítidos se decolorarán con el tiempo, un proceso que puede ralentizarse almacenando enel producto en lugar oscuro y seco.</text:p>
            <text:p/>
            <text:p>Medidas:</text:p>
            <text:p/>
            <text:p>Patryk: Altura 25 cm, Diámetro 70 mm</text:p>
            <text:p/>
          </table:table-cell>
          <table:table-cell office:value-type="float" office:value="56.5" table:style-name="ce1">
            <text:p>56,5</text:p>
          </table:table-cell>
          <table:table-cell office:value-type="float" office:value="27.96" table:style-name="ce1">
            <text:p>27,9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6818.jpg">http://media.grutinet.com/articulos/or/or_56818.jpg</text:a></text:p>
          </table:table-cell>
          <table:table-cell office:value-type="string" table:style-name="ce4">
            <text:p><text:a xlink:href="http://media.grutinet.com/articulos/lg/lg_56818_0.jpg">http://media.grutinet.com/articulos/lg/lg_56818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56899" table:style-name="ce1">
            <text:p>56899</text:p>
          </table:table-cell>
          <table:table-cell office:value-type="string" table:style-name="ce2">
            <text:p>JUGUETES XXX</text:p>
          </table:table-cell>
          <table:table-cell office:value-type="string" table:style-name="ce2">
            <text:p>BDSM</text:p>
          </table:table-cell>
          <table:table-cell office:value-type="string" table:style-name="ce2">
            <text:p>CB-X PUNTO DE INTRIGA 3UDS - NEGRO</text:p>
          </table:table-cell>
          <table:table-cell office:value-type="string" table:style-name="ce2">
            <text:p>MISTER B</text:p>
          </table:table-cell>
          <table:table-cell office:value-type="string" table:style-name="ce3">
            <text:p>CB-X POINTS OF INTRIGUE 3 PCS</text:p>
            <text:p/>
            <text:p>La incomodidad de tratar de salir de los Puntos de Intriga hace que sea menos que deseable. Lo más probable es que las cinco líneas que aparecerían a lo largo del eje serían bastante notables. Incluso si esto se logra, volver a estar en estado flácido podría ser muy interesante. ¡Mientras está en un estado emocionado, podría ser aún más desafiante!</text:p>
            <text:p/>
            <text:p>Los puntos de intriga están fabricados con policarbonato. Este producto consiste en semicírculos con tres longitudes de punta diferentes. Las longitudes de los puntos son aproximadamente 1/8 &amp;#39;&amp;#39;, 3/16 &amp;#39;&amp;#39; y 5/16 &amp;#39;&amp;#39;. Los puntos tienen una ligera punta pulida para evitar cortar en el pene. La pestaña ubicada en la parte superior proporciona una instalación fácil al pasar el pasador de bloqueo a través del orificio.</text:p>
            <text:p/>
          </table:table-cell>
          <table:table-cell office:value-type="float" office:value="77.95" table:style-name="ce1">
            <text:p>77,95</text:p>
          </table:table-cell>
          <table:table-cell office:value-type="float" office:value="42.16" table:style-name="ce1">
            <text:p>42,1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6899.jpg">http://media.grutinet.com/articulos/or/or_56899.jpg</text:a></text:p>
          </table:table-cell>
          <table:table-cell office:value-type="string" table:style-name="ce4">
            <text:p><text:a xlink:href="http://media.grutinet.com/articulos/lg/lg_56899_0.jpg">http://media.grutinet.com/articulos/lg/lg_56899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57337" table:style-name="ce1">
            <text:p>57337</text:p>
          </table:table-cell>
          <table:table-cell office:value-type="string" table:style-name="ce2">
            <text:p>JUGUETES XXX</text:p>
          </table:table-cell>
          <table:table-cell office:value-type="string" table:style-name="ce2">
            <text:p>ACCESORIOS PENE</text:p>
          </table:table-cell>
          <table:table-cell office:value-type="string" table:style-name="ce2">
            <text:p>HEAVY HITCH BALL STRETCHER HOOK WITH WEIGHTS<text:s/></text:p>
          </table:table-cell>
          <table:table-cell office:value-type="string" table:style-name="ce2">
            <text:p>XR BRANDS</text:p>
          </table:table-cell>
          <table:table-cell office:value-type="string" table:style-name="ce3">
            <text:p>HEAVY HITCH BALL STRETCHER HOOK WITH WEIGHTS<text:s/></text:p>
            <text:p/>
            <text:p>Pon a prueba tus límites con un gancho para testículos único y dos pesas de 225 gramos.</text:p>
            <text:p/>
            <text:p>Empieza con un tirón manejable deslizando la parte U del gancho en tu escroto, sobre los testículos. Saborea la atracción del acero inoxidable de alta resistencia ya que la gravedad le afecta.</text:p>
            <text:p/>
            <text:p>Dos cadenas de conectores cuelgan con ganchos para agregar cada una de las bolas cargadas.. ¿Cuánto puedes levantar?</text:p>
            <text:p/>
            <text:p>¡Juega solo o con tu Maestro o Ama!</text:p>
            <text:p/>
            <text:p>El material duradero no es poroso, lo que facilita la desinfección después de cada uso.</text:p>
            <text:p/>
          </table:table-cell>
          <table:table-cell office:value-type="float" office:value="114.95" table:style-name="ce1">
            <text:p>114,95</text:p>
          </table:table-cell>
          <table:table-cell office:value-type="float" office:value="35.71" table:style-name="ce1">
            <text:p>35,71</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7337.jpg">http://media.grutinet.com/articulos/or/or_57337.jpg</text:a></text:p>
          </table:table-cell>
          <table:table-cell office:value-type="string" table:style-name="ce4">
            <text:p><text:a xlink:href="http://media.grutinet.com/articulos/lg/lg_57337_0.jpg">http://media.grutinet.com/articulos/lg/lg_57337_0.jpg</text:a></text:p>
          </table:table-cell>
          <table:table-cell office:value-type="string" table:style-name="ce4">
            <text:p><text:a xlink:href="http://media.grutinet.com/articulos/lg/lg_57337_1.jpg">http://media.grutinet.com/articulos/lg/lg_57337_1.jpg</text:a></text:p>
          </table:table-cell>
          <table:table-cell office:value-type="string" table:style-name="ce4">
            <text:p><text:a xlink:href="http://media.grutinet.com/articulos/lg/lg_57337_2.jpg">http://media.grutinet.com/articulos/lg/lg_57337_2.jpg</text:a></text:p>
          </table:table-cell>
          <table:table-cell table:style-name="ce1"/>
          <table:table-cell office:value-type="string" table:style-name="ce4">
            <text:p><text:a xlink:href="http://media.grutinet.com/articulos/lg/lg_57337_3.jpg">http://media.grutinet.com/articulos/lg/lg_57337_3.jpg</text:a></text:p>
          </table:table-cell>
          <table:table-cell table:number-columns-repeated="6" table:style-name="ce2"/>
          <table:table-cell table:number-columns-repeated="16359"/>
        </table:table-row>
        <table:table-row table:style-name="ro2">
          <table:table-cell office:value-type="float" office:value="57448" table:style-name="ce1">
            <text:p>57448</text:p>
          </table:table-cell>
          <table:table-cell office:value-type="string" table:style-name="ce2">
            <text:p>JUGUETES XXX</text:p>
          </table:table-cell>
          <table:table-cell office:value-type="string" table:style-name="ce2">
            <text:p>VIBRADORES</text:p>
          </table:table-cell>
          <table:table-cell office:value-type="string" table:style-name="ce2">
            <text:p>BUCK OFF - BUZZ</text:p>
          </table:table-cell>
          <table:table-cell office:value-type="string" table:style-name="ce2">
            <text:p>PERFECT FIT</text:p>
          </table:table-cell>
          <table:table-cell office:value-type="string" table:style-name="ce3">
            <text:p>BUCK OFF - BUZZ</text:p>
            <text:p/>
            <text:p>Este accesorio agrega una bala de 3 velocidades al Buck-off. Un diseño muy simple te permite enfocar la intensidad de la bala como quieras.</text:p>
            <text:p/>
            <text:p>Incluye: bala de 3 velocidades, baterías adicionales y correa de fijación SilaSkin compatible SOLAMENTE con Buck-Off .</text:p>
            <text:p/>
            <text:p>Seguridad: seguro con lubricantes a base de agua. Este producto no es compatible con productos de látex.</text:p>
            <text:p/>
          </table:table-cell>
          <table:table-cell office:value-type="float" office:value="47.208399999999997" table:style-name="ce1">
            <text:p>47,2084</text:p>
          </table:table-cell>
          <table:table-cell office:value-type="float" office:value="14.09" table:style-name="ce1">
            <text:p>14,0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7448.jpg">http://media.grutinet.com/articulos/or/or_57448.jpg</text:a></text:p>
          </table:table-cell>
          <table:table-cell office:value-type="string" table:style-name="ce4">
            <text:p><text:a xlink:href="http://media.grutinet.com/articulos/lg/lg_57448_0.jpg">http://media.grutinet.com/articulos/lg/lg_57448_0.jpg</text:a></text:p>
          </table:table-cell>
          <table:table-cell office:value-type="string" table:style-name="ce4">
            <text:p><text:a xlink:href="http://media.grutinet.com/articulos/lg/lg_57448_1.jpg">http://media.grutinet.com/articulos/lg/lg_57448_1.jpg</text:a></text:p>
          </table:table-cell>
          <table:table-cell office:value-type="string" table:style-name="ce4">
            <text:p><text:a xlink:href="http://media.grutinet.com/articulos/lg/lg_57448_2.jpg">http://media.grutinet.com/articulos/lg/lg_57448_2.jpg</text:a></text:p>
          </table:table-cell>
          <table:table-cell table:style-name="ce1"/>
          <table:table-cell table:number-columns-repeated="7" table:style-name="ce2"/>
          <table:table-cell table:number-columns-repeated="16359"/>
        </table:table-row>
        <table:table-row table:style-name="ro2">
          <table:table-cell office:value-type="float" office:value="57453" table:style-name="ce1">
            <text:p>57453</text:p>
          </table:table-cell>
          <table:table-cell office:value-type="string" table:style-name="ce2">
            <text:p>JUGUETES XXX</text:p>
          </table:table-cell>
          <table:table-cell office:value-type="string" table:style-name="ce2">
            <text:p>ACCESORIOS PENE</text:p>
          </table:table-cell>
          <table:table-cell office:value-type="string" table:style-name="ce2">
            <text:p>THE BUMPER - NEGRO ( BASE + DONUT )</text:p>
          </table:table-cell>
          <table:table-cell office:value-type="string" table:style-name="ce2">
            <text:p>PERFECT FIT</text:p>
          </table:table-cell>
          <table:table-cell office:value-type="string" table:style-name="ce3">
            <text:p>THE BUMPER - BLACK ( BASE + DONUT )</text:p>
            <text:p/>
            <text:p>Este nuevo y sexy juguete sexual proporciona más cojín para el empuje ... literalmente. Perfect Fit Brand presenta Bumper, el primer producto para adultos que amortigua los golpes profundos durante el coito, brindando la oportunidad de tener relaciones sexuales más apasionadas sin restricciones.</text:p>
            <text:p/>
            <text:p>Los compañeros que expresan incomodidad durante el coito con una pareja pueden encontrar placer en la capacidad de Bumper para hacer que el sexo sea más agradable dentro de su zona de confort. Los socios penetrantes todavía tendrán la sensación de inserción total y contacto íntimo con su pareja sin tener que contenerse.</text:p>
            <text:p/>
            <text:p>Para las mujeres, esto también actúa como una herramienta de salud sexual para disminuir las posibilidades de un cuello uterino magullado.</text:p>
            <text:p/>
            <text:p>El Bumper es un sistema de dos partes: el amortiguador de empuje de parachoques y el amortiguador de testículos. Cualquiera de los dos se puede usar de forma independiente o en conjunto para crear un cojín grueso y protector para cuando los empujes se hacen más profundos.</text:p>
            <text:p/>
            <text:p>Hecho de material SilaSkin ultra suave, el Bumper también es irresistiblemente suave y cómodo. Actúa como un cojín entre los dos miembros de la pareja para absorber parte de los golpes y proporcionar la sensación de profundidad máxima para el pene.</text:p>
            <text:p/>
            <text:p>Bumper se adapta al pene y los testículos lo mantienen en su lugar. También está diseñado para ser ajustable para que los usuarios puedan agregar más almohadones (los buffers Donut) para satisfacer sus necesidades de profundidad.</text:p>
            <text:p/>
            <text:p>Ahora las parejas sexuales pueden intentar posiciones evitadas con nueva confianza y placer.</text:p>
            <text:p/>
            <text:p>Se recomienda su uso con lubricante de base de agua. No es compatible con látex.</text:p>
            <text:p/>
          </table:table-cell>
          <table:table-cell office:value-type="float" office:value="86.432500000000005" table:style-name="ce1">
            <text:p>86,4325</text:p>
          </table:table-cell>
          <table:table-cell office:value-type="float" office:value="28.46" table:style-name="ce1">
            <text:p>28,4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7453.jpg">http://media.grutinet.com/articulos/or/or_57453.jpg</text:a></text:p>
          </table:table-cell>
          <table:table-cell office:value-type="string" table:style-name="ce4">
            <text:p><text:a xlink:href="http://media.grutinet.com/articulos/lg/lg_57453_0.jpg">http://media.grutinet.com/articulos/lg/lg_57453_0.jpg</text:a></text:p>
          </table:table-cell>
          <table:table-cell office:value-type="string" table:style-name="ce4">
            <text:p><text:a xlink:href="http://media.grutinet.com/articulos/lg/lg_57453_1.jpg">http://media.grutinet.com/articulos/lg/lg_57453_1.jpg</text:a></text:p>
          </table:table-cell>
          <table:table-cell office:value-type="string" table:style-name="ce4">
            <text:p><text:a xlink:href="http://media.grutinet.com/articulos/lg/lg_57453_2.jpg">http://media.grutinet.com/articulos/lg/lg_57453_2.jpg</text:a></text:p>
          </table:table-cell>
          <table:table-cell table:style-name="ce1"/>
          <table:table-cell office:value-type="string" table:style-name="ce4">
            <text:p><text:a xlink:href="http://media.grutinet.com/articulos/lg/lg_57453_3.jpg">http://media.grutinet.com/articulos/lg/lg_57453_3.jpg</text:a></text:p>
          </table:table-cell>
          <table:table-cell table:number-columns-repeated="6" table:style-name="ce2"/>
          <table:table-cell table:number-columns-repeated="16359"/>
        </table:table-row>
        <table:table-row table:style-name="ro2">
          <table:table-cell office:value-type="float" office:value="57582" table:style-name="ce1">
            <text:p>57582</text:p>
          </table:table-cell>
          <table:table-cell office:value-type="string" table:style-name="ce2">
            <text:p>JUGUETES XXX</text:p>
          </table:table-cell>
          <table:table-cell office:value-type="string" table:style-name="ce2">
            <text:p>VIBRADORES</text:p>
          </table:table-cell>
          <table:table-cell office:value-type="string" table:style-name="ce2">
            <text:p>FEMME CADENCE VIBRADOR RAMPANTE - MORADO</text:p>
          </table:table-cell>
          <table:table-cell office:value-type="string" table:style-name="ce2">
            <text:p>NEXUS</text:p>
          </table:table-cell>
          <table:table-cell office:value-type="string" table:style-name="ce3">
            <text:p>FEMME CADENCE VIBRATOR</text:p>
            <text:p/>
            <text:p>¡Prepárate para la intensa estimulación de G Spot!</text:p>
            <text:p/>
            <text:p>Cadence es un lujoso vibrador de conejo G Spot de silicona con una tecnología única de &amp;#39;stroker&amp;#39; en la punta del eje.</text:p>
            <text:p/>
            <text:p>Disfruta de una selección de tres vibraciones diferentes, ya que el Stroker masajea suavemente el Punto G, lo que puede promover orgasmos. Cuando se combina con su estimulador de clítoris de 6 funciones, brinda sensaciones de lo, med, hi, lo pulse, hi pulso y escalada.</text:p>
            <text:p/>
            <text:p>Cadence viene en una bolsa de cordón de terciopelo en una hermosa caja para un fácil almacenamiento. También incluye un cargador USB, por lo que no necesita baterías. Cadence también es impermeable. ¡2 horas de carga dan 4 horas de juego!</text:p>
            <text:p/>
            <text:p>Medidas:</text:p>
            <text:p/>
            <text:p/>
            <text:p><text:s/>Longitud: 23 cm<text:s/></text:p>
            <text:p><text:s/>Circunferencia: 3.5 cm<text:s/></text:p>
            <text:p><text:s/>Longitud insertable: 11.5 cm</text:p>
            <text:p/>
            <text:p/>
          </table:table-cell>
          <table:table-cell office:value-type="float" office:value="104.95" table:style-name="ce1">
            <text:p>104,95</text:p>
          </table:table-cell>
          <table:table-cell office:value-type="float" office:value="49.6" table:style-name="ce1">
            <text:p>49,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7582.jpg">http://media.grutinet.com/articulos/or/or_57582.jpg</text:a></text:p>
          </table:table-cell>
          <table:table-cell office:value-type="string" table:style-name="ce4">
            <text:p><text:a xlink:href="http://media.grutinet.com/articulos/lg/lg_57582_0.jpg">http://media.grutinet.com/articulos/lg/lg_57582_0.jpg</text:a></text:p>
          </table:table-cell>
          <table:table-cell office:value-type="string" table:style-name="ce4">
            <text:p><text:a xlink:href="http://media.grutinet.com/articulos/lg/lg_57582_1.jpg">http://media.grutinet.com/articulos/lg/lg_57582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57644" table:style-name="ce1">
            <text:p>57644</text:p>
          </table:table-cell>
          <table:table-cell office:value-type="string" table:style-name="ce2">
            <text:p>JUGUETES XXX</text:p>
          </table:table-cell>
          <table:table-cell office:value-type="string" table:style-name="ce2">
            <text:p>MAQUINAS DEL AMOR</text:p>
          </table:table-cell>
          <table:table-cell office:value-type="string" table:style-name="ce2">
            <text:p>FUCKING ADAPTER - ADAPTADOR UNIVERSAL VAC-U-LOCK</text:p>
          </table:table-cell>
          <table:table-cell office:value-type="string" table:style-name="ce2">
            <text:p>XR BRANDS</text:p>
          </table:table-cell>
          <table:table-cell office:value-type="string" table:style-name="ce3">
            <text:p>FUCKING ADAPTER</text:p>
            <text:p/>
            <text:p>El adaptador es una herramienta de alta calidad. Está electro pulido para conseguir una superficie suave. Encaja en cualquier consolador tipo vac-u-lock, para que no estés atrapado con un único pene.</text:p>
            <text:p/>
            <text:p>Puede ser usado en el ano o en la vagina. El adaptador funciona en la mayoría las máquinas. A</text:p>
            <text:p/>
            <text:p>El adaptador es de 13 cm de largo x 2,5 cm de ancho.</text:p>
            <text:p/>
          </table:table-cell>
          <table:table-cell office:value-type="float" office:value="190.95" table:style-name="ce1">
            <text:p>190,95</text:p>
          </table:table-cell>
          <table:table-cell office:value-type="float" office:value="59.46" table:style-name="ce1">
            <text:p>59,4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7644.jpg">http://media.grutinet.com/articulos/or/or_57644.jpg</text:a></text:p>
          </table:table-cell>
          <table:table-cell office:value-type="string" table:style-name="ce4">
            <text:p><text:a xlink:href="http://media.grutinet.com/articulos/lg/lg_57644_0.jpg">http://media.grutinet.com/articulos/lg/lg_57644_0.jpg</text:a></text:p>
          </table:table-cell>
          <table:table-cell office:value-type="string" table:style-name="ce4">
            <text:p><text:a xlink:href="http://media.grutinet.com/articulos/lg/lg_57644_1.jpg">http://media.grutinet.com/articulos/lg/lg_57644_1.jpg</text:a></text:p>
          </table:table-cell>
          <table:table-cell office:value-type="string" table:style-name="ce4">
            <text:p><text:a xlink:href="http://media.grutinet.com/articulos/lg/lg_57644_2.jpg">http://media.grutinet.com/articulos/lg/lg_57644_2.jpg</text:a></text:p>
          </table:table-cell>
          <table:table-cell table:style-name="ce1"/>
          <table:table-cell office:value-type="string" table:style-name="ce4">
            <text:p><text:a xlink:href="http://media.grutinet.com/articulos/lg/lg_57644_3.jpg">http://media.grutinet.com/articulos/lg/lg_57644_3.jpg</text:a></text:p>
          </table:table-cell>
          <table:table-cell table:number-columns-repeated="6" table:style-name="ce2"/>
          <table:table-cell table:number-columns-repeated="16359"/>
        </table:table-row>
        <table:table-row table:style-name="ro2">
          <table:table-cell office:value-type="float" office:value="57827" table:style-name="ce1">
            <text:p>57827</text:p>
          </table:table-cell>
          <table:table-cell office:value-type="string" table:style-name="ce2">
            <text:p>JUGUETES XXX</text:p>
          </table:table-cell>
          <table:table-cell office:value-type="string" table:style-name="ce2">
            <text:p>PLUGS</text:p>
          </table:table-cell>
          <table:table-cell office:value-type="string" table:style-name="ce2">
            <text:p>GPLUG BIOSKIN CON VIBRACIÓN ROSA</text:p>
          </table:table-cell>
          <table:table-cell office:value-type="string" table:style-name="ce2">
            <text:p>GVIBE</text:p>
          </table:table-cell>
          <table:table-cell office:value-type="string" table:style-name="ce3">
            <text:p>GPLUG BIOSKIN<text:s/></text:p>
            <text:p/>
            <text:p>Revolutionary Bioskin  - Imposible de creer lo realista que es el material de este juguete. Material ecológico, hipoalergénico y premium Bioskin .</text:p>
            <text:p/>
            <text:p>Tamaño 3,9 cm.</text:p>
            <text:p/>
            <text:p>Especialmente desarrollado para buscadores de placer extra. Forma anatómica de un plug diseñado específicamente para un uso duradero. El punto embotado es extremadamente cómodo.</text:p>
            <text:p/>
            <text:p>La base es plana para permitir un uso duradero. ¡Ahora podrás pararte, sentarte, correr y hacer deporte sin sacarlo!</text:p>
            <text:p/>
            <text:p>Dentro de Gplug Bioskin  hay motores de nueva generación. Vibración más fuerte que casi no hace ruido.</text:p>
            <text:p/>
            <text:p>Recargable con USB.</text:p>
            <text:p/>
          </table:table-cell>
          <table:table-cell office:value-type="float" office:value="79.900000000000006" table:style-name="ce1">
            <text:p>79,9</text:p>
          </table:table-cell>
          <table:table-cell office:value-type="float" office:value="40.47" table:style-name="ce1">
            <text:p>40,4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7827.jpg">http://media.grutinet.com/articulos/or/or_57827.jpg</text:a></text:p>
          </table:table-cell>
          <table:table-cell office:value-type="string" table:style-name="ce4">
            <text:p><text:a xlink:href="http://media.grutinet.com/articulos/lg/lg_57827_0.jpg">http://media.grutinet.com/articulos/lg/lg_57827_0.jpg</text:a></text:p>
          </table:table-cell>
          <table:table-cell office:value-type="string" table:style-name="ce4">
            <text:p><text:a xlink:href="http://media.grutinet.com/articulos/lg/lg_57827_1.jpg">http://media.grutinet.com/articulos/lg/lg_57827_1.jpg</text:a></text:p>
          </table:table-cell>
          <table:table-cell office:value-type="string" table:style-name="ce4">
            <text:p><text:a xlink:href="http://media.grutinet.com/articulos/lg/lg_57827_2.jpg">http://media.grutinet.com/articulos/lg/lg_57827_2.jpg</text:a></text:p>
          </table:table-cell>
          <table:table-cell table:style-name="ce1"/>
          <table:table-cell office:value-type="string" table:style-name="ce4">
            <text:p><text:a xlink:href="http://media.grutinet.com/articulos/lg/lg_57827_3.jpg">http://media.grutinet.com/articulos/lg/lg_57827_3.jpg</text:a></text:p>
          </table:table-cell>
          <table:table-cell table:number-columns-repeated="6" table:style-name="ce2"/>
          <table:table-cell table:number-columns-repeated="16359"/>
        </table:table-row>
        <table:table-row table:style-name="ro2">
          <table:table-cell office:value-type="float" office:value="58083" table:style-name="ce1">
            <text:p>58083</text:p>
          </table:table-cell>
          <table:table-cell office:value-type="string" table:style-name="ce2">
            <text:p>LENCERIA</text:p>
          </table:table-cell>
          <table:table-cell office:value-type="string" table:style-name="ce2">
            <text:p>BODYS</text:p>
          </table:table-cell>
          <table:table-cell office:value-type="string" table:style-name="ce2">
            <text:p>ELIZA BODY CON TRANSPARENCIAS</text:p>
          </table:table-cell>
          <table:table-cell office:value-type="string" table:style-name="ce2">
            <text:p>ALLURE LINGERIE</text:p>
          </table:table-cell>
          <table:table-cell office:value-type="string" table:style-name="ce3">
            <text:p>ELIZA TEDDY<text:s/></text:p>
            <text:p/>
            <text:p>Body escote halter con transparencias de la colección 25th Anniversary de Allure.</text:p>
            <text:p/>
            <text:p>Elástico y cómodo se une a la espalda con elegantes tiras.</text:p>
            <text:p/>
            <text:p>Con tejido de efecto mojado y transparencias en el escote y la braguita.</text:p>
            <text:p/>
            <text:p>Material: 90% POLYESTER,10% ELASTANE</text:p>
            <text:p/>
          </table:table-cell>
          <table:table-cell office:value-type="float" office:value="34.5" table:style-name="ce1">
            <text:p>34,5</text:p>
          </table:table-cell>
          <table:table-cell office:value-type="float" office:value="18.54" table:style-name="ce1">
            <text:p>18,5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58083.jpg">http://media.grutinet.com/articulos/or/or_58083.jpg</text:a></text:p>
          </table:table-cell>
          <table:table-cell office:value-type="string" table:style-name="ce4">
            <text:p><text:a xlink:href="http://media.grutinet.com/articulos/lg/lg_58083_0.jpg">http://media.grutinet.com/articulos/lg/lg_58083_0.jpg</text:a></text:p>
          </table:table-cell>
          <table:table-cell office:value-type="string" table:style-name="ce4">
            <text:p><text:a xlink:href="http://media.grutinet.com/articulos/lg/lg_58083_1.jpg">http://media.grutinet.com/articulos/lg/lg_58083_1.jpg</text:a></text:p>
          </table:table-cell>
          <table:table-cell office:value-type="string" table:style-name="ce4">
            <text:p><text:a xlink:href="http://media.grutinet.com/articulos/lg/lg_58083_2.jpg">http://media.grutinet.com/articulos/lg/lg_58083_2.jpg</text:a></text:p>
          </table:table-cell>
          <table:table-cell office:value-type="float" office:value="58083" table:style-name="ce1">
            <text:p>58083</text:p>
          </table:table-cell>
          <table:table-cell office:value-type="string" table:style-name="ce4">
            <text:p><text:a xlink:href="http://media.grutinet.com/articulos/lg/lg_58083_3.jpg">http://media.grutinet.com/articulos/lg/lg_58083_3.jpg</text:a></text:p>
          </table:table-cell>
          <table:table-cell table:number-columns-repeated="6" table:style-name="ce2"/>
          <table:table-cell table:number-columns-repeated="16359"/>
        </table:table-row>
        <table:table-row table:style-name="ro2">
          <table:table-cell office:value-type="float" office:value="58084" table:style-name="ce1">
            <text:p>58084</text:p>
          </table:table-cell>
          <table:table-cell office:value-type="string" table:style-name="ce2">
            <text:p>LENCERIA</text:p>
          </table:table-cell>
          <table:table-cell office:value-type="string" table:style-name="ce2">
            <text:p>BODYS</text:p>
          </table:table-cell>
          <table:table-cell office:value-type="string" table:style-name="ce2">
            <text:p>ELIZA BODY CON TRANSPARENCIAS</text:p>
          </table:table-cell>
          <table:table-cell office:value-type="string" table:style-name="ce2">
            <text:p>ALLURE LINGERIE</text:p>
          </table:table-cell>
          <table:table-cell office:value-type="string" table:style-name="ce3">
            <text:p>ELIZA TEDDY<text:s/></text:p>
            <text:p/>
            <text:p>Body escote halter con transparencias de la colección 25th Anniversary de Allure.</text:p>
            <text:p/>
            <text:p>Elástico y cómodo se une a la espalda con elegantes tiras.</text:p>
            <text:p/>
            <text:p>Con tejido de efecto mojado y transparencias en el escote y la braguita.</text:p>
            <text:p/>
            <text:p>Material: 90% POLYESTER,10% ELASTANE</text:p>
            <text:p/>
          </table:table-cell>
          <table:table-cell office:value-type="float" office:value="34.5" table:style-name="ce1">
            <text:p>34,5</text:p>
          </table:table-cell>
          <table:table-cell office:value-type="float" office:value="13.73" table:style-name="ce1">
            <text:p>13,7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XL</text:p>
          </table:table-cell>
          <table:table-cell office:value-type="string" table:style-name="ce4">
            <text:p><text:a xlink:href="http://media.grutinet.com/articulos/or/or_58084.jpg">http://media.grutinet.com/articulos/or/or_58084.jpg</text:a></text:p>
          </table:table-cell>
          <table:table-cell office:value-type="string" table:style-name="ce4">
            <text:p><text:a xlink:href="http://media.grutinet.com/articulos/lg/lg_58084_0.jpg">http://media.grutinet.com/articulos/lg/lg_58084_0.jpg</text:a></text:p>
          </table:table-cell>
          <table:table-cell office:value-type="string" table:style-name="ce4">
            <text:p><text:a xlink:href="http://media.grutinet.com/articulos/lg/lg_58084_1.jpg">http://media.grutinet.com/articulos/lg/lg_58084_1.jpg</text:a></text:p>
          </table:table-cell>
          <table:table-cell office:value-type="string" table:style-name="ce4">
            <text:p><text:a xlink:href="http://media.grutinet.com/articulos/lg/lg_58084_2.jpg">http://media.grutinet.com/articulos/lg/lg_58084_2.jpg</text:a></text:p>
          </table:table-cell>
          <table:table-cell office:value-type="float" office:value="58083" table:style-name="ce1">
            <text:p>58083</text:p>
          </table:table-cell>
          <table:table-cell table:number-columns-repeated="7" table:style-name="ce2"/>
          <table:table-cell table:number-columns-repeated="16359"/>
        </table:table-row>
        <table:table-row table:style-name="ro2">
          <table:table-cell office:value-type="float" office:value="58098" table:style-name="ce1">
            <text:p>58098</text:p>
          </table:table-cell>
          <table:table-cell office:value-type="string" table:style-name="ce2">
            <text:p>LENCERIA</text:p>
          </table:table-cell>
          <table:table-cell office:value-type="string" table:style-name="ce2">
            <text:p>BODYS</text:p>
          </table:table-cell>
          <table:table-cell office:value-type="string" table:style-name="ce2">
            <text:p>SIENNA TEDDY BODY DE ENCAJE - NEGRO</text:p>
          </table:table-cell>
          <table:table-cell office:value-type="string" table:style-name="ce2">
            <text:p>ALLURE LINGERIE</text:p>
          </table:table-cell>
          <table:table-cell office:value-type="string" table:style-name="ce3">
            <text:p>SIENNA TEDDY</text:p>
            <text:p/>
            <text:p>Sexy body de la colección 25th Anniversary de Allure.</text:p>
            <text:p/>
            <text:p>Con encaje y escote en V en la parte delantera, y con la espalda semidescubierta.</text:p>
            <text:p/>
            <text:p>Cómodo y sexy, podrás lucirlo en tus ocasiones más especiales.</text:p>
            <text:p/>
            <text:p>Composición: 90% POLYESTER,10% ELASTANE</text:p>
            <text:p/>
            <text:p>Resto de complementos no incluidos.</text:p>
            <text:p/>
          </table:table-cell>
          <table:table-cell office:value-type="float" office:value="41.4" table:style-name="ce1">
            <text:p>41,4</text:p>
          </table:table-cell>
          <table:table-cell office:value-type="float" office:value="18.3" table:style-name="ce1">
            <text:p>18,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XL</text:p>
          </table:table-cell>
          <table:table-cell office:value-type="string" table:style-name="ce4">
            <text:p><text:a xlink:href="http://media.grutinet.com/articulos/or/or_58098.jpg">http://media.grutinet.com/articulos/or/or_58098.jpg</text:a></text:p>
          </table:table-cell>
          <table:table-cell office:value-type="string" table:style-name="ce4">
            <text:p><text:a xlink:href="http://media.grutinet.com/articulos/lg/lg_58098_0.jpg">http://media.grutinet.com/articulos/lg/lg_58098_0.jpg</text:a></text:p>
          </table:table-cell>
          <table:table-cell office:value-type="string" table:style-name="ce4">
            <text:p><text:a xlink:href="http://media.grutinet.com/articulos/lg/lg_58098_1.jpg">http://media.grutinet.com/articulos/lg/lg_58098_1.jpg</text:a></text:p>
          </table:table-cell>
          <table:table-cell office:value-type="string" table:style-name="ce4">
            <text:p><text:a xlink:href="http://media.grutinet.com/articulos/lg/lg_58098_2.jpg">http://media.grutinet.com/articulos/lg/lg_58098_2.jpg</text:a></text:p>
          </table:table-cell>
          <table:table-cell office:value-type="float" office:value="58110" table:style-name="ce1">
            <text:p>58110</text:p>
          </table:table-cell>
          <table:table-cell table:number-columns-repeated="7" table:style-name="ce2"/>
          <table:table-cell table:number-columns-repeated="16359"/>
        </table:table-row>
        <table:table-row table:style-name="ro2">
          <table:table-cell office:value-type="float" office:value="58343" table:style-name="ce1">
            <text:p>58343</text:p>
          </table:table-cell>
          <table:table-cell office:value-type="string" table:style-name="ce2">
            <text:p>JUGUETES XXX</text:p>
          </table:table-cell>
          <table:table-cell office:value-type="string" table:style-name="ce2">
            <text:p>PLUGS</text:p>
          </table:table-cell>
          <table:table-cell office:value-type="string" table:style-name="ce2">
            <text:p>FUN PLUG METÁLICO</text:p>
          </table:table-cell>
          <table:table-cell office:value-type="string" table:style-name="ce2">
            <text:p>TRIUNE</text:p>
          </table:table-cell>
          <table:table-cell office:value-type="string" table:style-name="ce3">
            <text:p>FUN PLUG</text:p>
            <text:p/>
            <text:p>Hecho de acero inoxidable y acabado liso de calidad fina. Experimenta orgasmos más intensos con estos Fun Plugs.</text:p>
            <text:p/>
            <text:p>Está diseñado para masajear tu p-spot para una mayor sensación y placer. Con un asa de fácil agarre, para manipular con mayor comodidad.</text:p>
            <text:p/>
            <text:p>Características:</text:p>
            <text:p>- Longitud total: 13,5 cm</text:p>
            <text:p>- Longitud Insertable: 7,6 cm</text:p>
            <text:p>- Diámetro: 3,4 cm</text:p>
            <text:p>- Material: Acero Inoxidable</text:p>
            <text:p/>
          </table:table-cell>
          <table:table-cell office:value-type="float" office:value="72.95" table:style-name="ce1">
            <text:p>72,95</text:p>
          </table:table-cell>
          <table:table-cell office:value-type="float" office:value="22.69" table:style-name="ce1">
            <text:p>22,6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8343.jpg">http://media.grutinet.com/articulos/or/or_58343.jpg</text:a></text:p>
          </table:table-cell>
          <table:table-cell office:value-type="string" table:style-name="ce4">
            <text:p><text:a xlink:href="http://media.grutinet.com/articulos/lg/lg_58343_0.jpg">http://media.grutinet.com/articulos/lg/lg_58343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58541" table:style-name="ce1">
            <text:p>58541</text:p>
          </table:table-cell>
          <table:table-cell office:value-type="string" table:style-name="ce2">
            <text:p>JUGUETES XXX</text:p>
          </table:table-cell>
          <table:table-cell office:value-type="string" table:style-name="ce2">
            <text:p>PENES</text:p>
          </table:table-cell>
          <table:table-cell office:value-type="string" table:style-name="ce2">
            <text:p>THE RAGING PENE SILICONA 20CM - MORADO</text:p>
          </table:table-cell>
          <table:table-cell office:value-type="string" table:style-name="ce2">
            <text:p>DOC JOHNSON</text:p>
          </table:table-cell>
          <table:table-cell office:value-type="string" table:style-name="ce3">
            <text:p>THE RAGING 8 INCH<text:s/></text:p>
            <text:p/>
            <text:p>Pene realístico de silicona de 20 cm.</text:p>
            <text:p/>
            <text:p><text:s/></text:p>
            <text:p/>
            <text:p><text:s/></text:p>
            <text:p/>
          </table:table-cell>
          <table:table-cell office:value-type="float" office:value="95.95" table:style-name="ce1">
            <text:p>95,95</text:p>
          </table:table-cell>
          <table:table-cell office:value-type="float" office:value="27.9" table:style-name="ce1">
            <text:p>27,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8541.jpg">http://media.grutinet.com/articulos/or/or_58541.jpg</text:a></text:p>
          </table:table-cell>
          <table:table-cell office:value-type="string" table:style-name="ce4">
            <text:p><text:a xlink:href="http://media.grutinet.com/articulos/lg/lg_58541_0.jpg">http://media.grutinet.com/articulos/lg/lg_58541_0.jpg</text:a></text:p>
          </table:table-cell>
          <table:table-cell office:value-type="string" table:style-name="ce4">
            <text:p><text:a xlink:href="http://media.grutinet.com/articulos/lg/lg_58541_1.jpg">http://media.grutinet.com/articulos/lg/lg_58541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58549" table:style-name="ce1">
            <text:p>58549</text:p>
          </table:table-cell>
          <table:table-cell office:value-type="string" table:style-name="ce2">
            <text:p>JUGUETES XXX</text:p>
          </table:table-cell>
          <table:table-cell office:value-type="string" table:style-name="ce2">
            <text:p>ARNESES</text:p>
          </table:table-cell>
          <table:table-cell office:value-type="string" table:style-name="ce2">
            <text:p>ACOPLE PARA ARNÉS ANAL BEADS</text:p>
          </table:table-cell>
          <table:table-cell office:value-type="string" table:style-name="ce2">
            <text:p>DOC JOHNSON</text:p>
          </table:table-cell>
          <table:table-cell office:value-type="string" table:style-name="ce3">
            <text:p>WAND ATTACHMENT ANAL BEADS</text:p>
            <text:p/>
            <text:p>Acople de arnés para la estimulación anal.</text:p>
            <text:p/>
            <text:p>Fabricado en silicona.</text:p>
            <text:p/>
            <text:p>Longitud total: 21,5 cm</text:p>
            <text:p/>
            <text:p>Longitud insertable: 14,6 cm</text:p>
            <text:p/>
          </table:table-cell>
          <table:table-cell office:value-type="float" office:value="53.95" table:style-name="ce1">
            <text:p>53,95</text:p>
          </table:table-cell>
          <table:table-cell office:value-type="float" office:value="16.86" table:style-name="ce1">
            <text:p>16,8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8549.jpg">http://media.grutinet.com/articulos/or/or_58549.jpg</text:a></text:p>
          </table:table-cell>
          <table:table-cell office:value-type="string" table:style-name="ce4">
            <text:p><text:a xlink:href="http://media.grutinet.com/articulos/lg/lg_58549_0.jpg">http://media.grutinet.com/articulos/lg/lg_58549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58618" table:style-name="ce1">
            <text:p>58618</text:p>
          </table:table-cell>
          <table:table-cell office:value-type="string" table:style-name="ce2">
            <text:p>JUGUETES XXX</text:p>
          </table:table-cell>
          <table:table-cell office:value-type="string" table:style-name="ce2">
            <text:p>BDSM</text:p>
          </table:table-cell>
          <table:table-cell office:value-type="string" table:style-name="ce2">
            <text:p>IGASM ESTIMULADOR SPINNING</text:p>
          </table:table-cell>
          <table:table-cell office:value-type="string" table:style-name="ce2">
            <text:p>XR BRANDS</text:p>
          </table:table-cell>
          <table:table-cell office:value-type="string" table:style-name="ce3">
            <text:p>IGASM SPINNING STIMULATOR</text:p>
            <text:p/>
            <text:p>Esta versátil herramienta de placer proporciona estimulación única a hombres, mujeres y parejas.</text:p>
            <text:p/>
            <text:p>Disfruta del éxtasis arremolinado y zumbante con dos accesorios diferentes para elegir.</text:p>
            <text:p/>
            <text:p>El accesorio masculino permite penetrarlo con su eje y sentir los suaves zarcillos rodear la cabeza de su pene, e incluso vibrar si lo desea. El accesorio femenino tiene una serie de cosquillas largas y suaves en el centro que pueden vibrar y girar contra su clítoris. También presenta una rueda de simuladores sexuales orales con forma de lengua que darán vueltas durante el tiempo que cueste llegar al clímax.</text:p>
            <text:p/>
            <text:p>Tanto hombres como mujeres disfrutarán del placer sin límites. Con 3 velocidades de rotación y vibración, así como una rotación inversa y un agregado de 3 patrones de pulsación.</text:p>
            <text:p/>
            <text:p>Material: TPR y ABS.</text:p>
            <text:p/>
          </table:table-cell>
          <table:table-cell office:value-type="float" office:value="262.95" table:style-name="ce1">
            <text:p>262,95</text:p>
          </table:table-cell>
          <table:table-cell office:value-type="float" office:value="81.739999999999995" table:style-name="ce1">
            <text:p>81,7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8618.jpg">http://media.grutinet.com/articulos/or/or_58618.jpg</text:a></text:p>
          </table:table-cell>
          <table:table-cell office:value-type="string" table:style-name="ce4">
            <text:p><text:a xlink:href="http://media.grutinet.com/articulos/lg/lg_58618_0.jpg">http://media.grutinet.com/articulos/lg/lg_58618_0.jpg</text:a></text:p>
          </table:table-cell>
          <table:table-cell office:value-type="string" table:style-name="ce4">
            <text:p><text:a xlink:href="http://media.grutinet.com/articulos/lg/lg_58618_1.jpg">http://media.grutinet.com/articulos/lg/lg_58618_1.jpg</text:a></text:p>
          </table:table-cell>
          <table:table-cell office:value-type="string" table:style-name="ce4">
            <text:p><text:a xlink:href="http://media.grutinet.com/articulos/lg/lg_58618_2.jpg">http://media.grutinet.com/articulos/lg/lg_58618_2.jpg</text:a></text:p>
          </table:table-cell>
          <table:table-cell table:style-name="ce1"/>
          <table:table-cell office:value-type="string" table:style-name="ce4">
            <text:p><text:a xlink:href="http://media.grutinet.com/articulos/lg/lg_58618_3.jpg">http://media.grutinet.com/articulos/lg/lg_58618_3.jpg</text:a></text:p>
          </table:table-cell>
          <table:table-cell table:number-columns-repeated="6" table:style-name="ce2"/>
          <table:table-cell table:number-columns-repeated="16359"/>
        </table:table-row>
        <table:table-row table:style-name="ro2">
          <table:table-cell office:value-type="float" office:value="58654" table:style-name="ce1">
            <text:p>58654</text:p>
          </table:table-cell>
          <table:table-cell office:value-type="string" table:style-name="ce2">
            <text:p>JUGUETES XXX</text:p>
          </table:table-cell>
          <table:table-cell office:value-type="string" table:style-name="ce2">
            <text:p>PLUGS</text:p>
          </table:table-cell>
          <table:table-cell office:value-type="string" table:style-name="ce2">
            <text:p>EXXPANDER PLUG ANAL INFLABLE CON ANILLO</text:p>
          </table:table-cell>
          <table:table-cell office:value-type="string" table:style-name="ce2">
            <text:p>XR BRANDS</text:p>
          </table:table-cell>
          <table:table-cell office:value-type="string" table:style-name="ce3">
            <text:p>EXXPANDER INFLATABLE PLUG WITH COCK RING</text:p>
            <text:p/>
            <text:p>Este exclusivo juguete te permite mejorar tu erección mientras disfrutas de una expansión anal personalizada.</text:p>
            <text:p/>
            <text:p>El anillo se ajusta perfectamente detrás del pene y los testículos y es extra grueso para una mayor retención.</text:p>
            <text:p/>
            <text:p>El firme tapón anal se desliza suavemente por el interior, donde se expande para llenarte por completo.</text:p>
            <text:p/>
            <text:p>Usa la bomba de mano estilo bola para alcanzar el tamaño deseado, luego desconéctala cuando estés satisfecho.</text:p>
            <text:p/>
            <text:p>El tapón permanece inflado incluso con la bomba desconectada. Se desinfla rápidamente con un giro de la válvula de liberación de presión.</text:p>
            <text:p/>
            <text:p>Compacto, inclusivo, y de viaje, amigable, ¡este juguete seguro para el cuerpo tiene todas sus zonas de placer cubiertas!</text:p>
            <text:p/>
            <text:p>Material: Látex, caucho y metal.</text:p>
            <text:p/>
          </table:table-cell>
          <table:table-cell office:value-type="float" office:value="102.95" table:style-name="ce1">
            <text:p>102,95</text:p>
          </table:table-cell>
          <table:table-cell office:value-type="float" office:value="32.119999999999997" table:style-name="ce1">
            <text:p>32,1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8654.jpg">http://media.grutinet.com/articulos/or/or_58654.jpg</text:a></text:p>
          </table:table-cell>
          <table:table-cell office:value-type="string" table:style-name="ce4">
            <text:p><text:a xlink:href="http://media.grutinet.com/articulos/lg/lg_58654_0.jpg">http://media.grutinet.com/articulos/lg/lg_58654_0.jpg</text:a></text:p>
          </table:table-cell>
          <table:table-cell office:value-type="string" table:style-name="ce4">
            <text:p><text:a xlink:href="http://media.grutinet.com/articulos/lg/lg_58654_1.jpg">http://media.grutinet.com/articulos/lg/lg_58654_1.jpg</text:a></text:p>
          </table:table-cell>
          <table:table-cell office:value-type="string" table:style-name="ce4">
            <text:p><text:a xlink:href="http://media.grutinet.com/articulos/lg/lg_58654_2.jpg">http://media.grutinet.com/articulos/lg/lg_58654_2.jpg</text:a></text:p>
          </table:table-cell>
          <table:table-cell table:style-name="ce1"/>
          <table:table-cell office:value-type="string" table:style-name="ce4">
            <text:p><text:a xlink:href="http://media.grutinet.com/articulos/lg/lg_58654_3.jpg">http://media.grutinet.com/articulos/lg/lg_58654_3.jpg</text:a></text:p>
          </table:table-cell>
          <table:table-cell table:number-columns-repeated="6" table:style-name="ce2"/>
          <table:table-cell table:number-columns-repeated="16359"/>
        </table:table-row>
        <table:table-row table:style-name="ro2">
          <table:table-cell office:value-type="float" office:value="58694" table:style-name="ce1">
            <text:p>58694</text:p>
          </table:table-cell>
          <table:table-cell office:value-type="string" table:style-name="ce2">
            <text:p>JUGUETES XXX</text:p>
          </table:table-cell>
          <table:table-cell office:value-type="string" table:style-name="ce2">
            <text:p>BDSM</text:p>
          </table:table-cell>
          <table:table-cell office:value-type="string" table:style-name="ce2">
            <text:p>SPIKED CBT DISPOSITIVO DE CASTIDAD SEPARADOR DE ESCROTO</text:p>
          </table:table-cell>
          <table:table-cell office:value-type="string" table:style-name="ce2">
            <text:p>XR BRANDS</text:p>
          </table:table-cell>
          <table:table-cell office:value-type="string" table:style-name="ce3">
            <text:p>SPIKED CBT BALL STRETCHER SCROTUM SEPERATOR</text:p>
            <text:p/>
            <text:p>Este dispositivo desviado separará y restringirá tus testículos mientras que los tornillos de intensidad ajustable brindan una intensa sensación de TCC. Cada uno de los tornillos está rematado por un punto, diseñado para girar más profundamente en su tierna carne con cada giro.</text:p>
            <text:p/>
            <text:p>El cañón está dividido para abrirse completamente, y el brazo se mueve hacia afuera para facilitar la instalación. Simplemente sujeta el cilindro alrededor de la base de tu escroto y fija el brazo con el candado incluido. Ahora, no hay escapatoria.</text:p>
            <text:p/>
            <text:p>Hay una llave Allen incluida para ajustar la presión de cada punto, 6 en total. Usa este juguete intenso para probar tus límites o quita los tornillos completamente para usarlo como un ensanchador de testículos estándar. La decisión es tuya...</text:p>
            <text:p/>
            <text:p>Incluye camilla de bola, llave Allen, cerradura y llaves.</text:p>
            <text:p/>
          </table:table-cell>
          <table:table-cell office:value-type="float" office:value="129.94999999999999" table:style-name="ce1">
            <text:p>129,95</text:p>
          </table:table-cell>
          <table:table-cell office:value-type="float" office:value="40.49" table:style-name="ce1">
            <text:p>40,49</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8694.jpg">http://media.grutinet.com/articulos/or/or_58694.jpg</text:a></text:p>
          </table:table-cell>
          <table:table-cell office:value-type="string" table:style-name="ce4">
            <text:p><text:a xlink:href="http://media.grutinet.com/articulos/lg/lg_58694_0.jpg">http://media.grutinet.com/articulos/lg/lg_58694_0.jpg</text:a></text:p>
          </table:table-cell>
          <table:table-cell office:value-type="string" table:style-name="ce4">
            <text:p><text:a xlink:href="http://media.grutinet.com/articulos/lg/lg_58694_1.jpg">http://media.grutinet.com/articulos/lg/lg_58694_1.jpg</text:a></text:p>
          </table:table-cell>
          <table:table-cell office:value-type="string" table:style-name="ce4">
            <text:p><text:a xlink:href="http://media.grutinet.com/articulos/lg/lg_58694_2.jpg">http://media.grutinet.com/articulos/lg/lg_58694_2.jpg</text:a></text:p>
          </table:table-cell>
          <table:table-cell table:style-name="ce1"/>
          <table:table-cell office:value-type="string" table:style-name="ce4">
            <text:p><text:a xlink:href="http://media.grutinet.com/articulos/lg/lg_58694_3.jpg">http://media.grutinet.com/articulos/lg/lg_58694_3.jpg</text:a></text:p>
          </table:table-cell>
          <table:table-cell table:number-columns-repeated="6" table:style-name="ce2"/>
          <table:table-cell table:number-columns-repeated="16359"/>
        </table:table-row>
        <table:table-row table:style-name="ro2">
          <table:table-cell office:value-type="float" office:value="58700" table:style-name="ce1">
            <text:p>58700</text:p>
          </table:table-cell>
          <table:table-cell office:value-type="string" table:style-name="ce2">
            <text:p>JUGUETES XXX</text:p>
          </table:table-cell>
          <table:table-cell office:value-type="string" table:style-name="ce2">
            <text:p>PLUGS</text:p>
          </table:table-cell>
          <table:table-cell office:value-type="string" table:style-name="ce2">
            <text:p>PETITE PLUG DILATADOR ACERO INOX</text:p>
          </table:table-cell>
          <table:table-cell office:value-type="string" table:style-name="ce2">
            <text:p>XR BRANDS</text:p>
          </table:table-cell>
          <table:table-cell office:value-type="string" table:style-name="ce3">
            <text:p>PETITE STAINLESS STEEL ASS LOCK</text:p>
            <text:p/>
            <text:p>Este tapón de expansión y bloqueo te permite abrirlo dentro del ano de su pareja y luego asegurarlo en su lugar.</text:p>
            <text:p/>
            <text:p>Mientras está cerrado, empuja el enchufe liso y duro en su agujero. Después de que esté completamente insertado, tira hacia atrás del vástago que sobresale de la base. Los tres dientes dentro de su juguete florecerán, estirando su culo abierto. Una vez que el vástago se ha retraído lo suficiente como para exponer un orificio a través de él, desliza el seguro hacia adentro para mantener el plug abierto.</text:p>
            <text:p/>
            <text:p>Hecho del acero inoxidable, este enchufe es no poroso y libre de ftalatos. Úsalo con cualquier lubricante que elijaa. Limpia a fondo después de cada uso con jabón y agua tibia.</text:p>
            <text:p/>
            <text:p>Medidas: 13 cm de largo total, 10,8 cm insertables. El diámetro insertable más grande se ajusta de 3,1 cm a 5 cm.</text:p>
            <text:p/>
          </table:table-cell>
          <table:table-cell office:value-type="float" office:value="246.95" table:style-name="ce1">
            <text:p>246,95</text:p>
          </table:table-cell>
          <table:table-cell office:value-type="float" office:value="76.63" table:style-name="ce1">
            <text:p>76,6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8700.jpg">http://media.grutinet.com/articulos/or/or_58700.jpg</text:a></text:p>
          </table:table-cell>
          <table:table-cell office:value-type="string" table:style-name="ce4">
            <text:p><text:a xlink:href="http://media.grutinet.com/articulos/lg/lg_58700_0.jpg">http://media.grutinet.com/articulos/lg/lg_58700_0.jpg</text:a></text:p>
          </table:table-cell>
          <table:table-cell office:value-type="string" table:style-name="ce4">
            <text:p><text:a xlink:href="http://media.grutinet.com/articulos/lg/lg_58700_1.jpg">http://media.grutinet.com/articulos/lg/lg_58700_1.jpg</text:a></text:p>
          </table:table-cell>
          <table:table-cell office:value-type="string" table:style-name="ce4">
            <text:p><text:a xlink:href="http://media.grutinet.com/articulos/lg/lg_58700_2.jpg">http://media.grutinet.com/articulos/lg/lg_58700_2.jpg</text:a></text:p>
          </table:table-cell>
          <table:table-cell table:style-name="ce1"/>
          <table:table-cell office:value-type="string" table:style-name="ce4">
            <text:p><text:a xlink:href="http://media.grutinet.com/articulos/lg/lg_58700_3.jpg">http://media.grutinet.com/articulos/lg/lg_58700_3.jpg</text:a></text:p>
          </table:table-cell>
          <table:table-cell table:number-columns-repeated="6" table:style-name="ce2"/>
          <table:table-cell table:number-columns-repeated="16359"/>
        </table:table-row>
        <table:table-row table:style-name="ro2">
          <table:table-cell office:value-type="float" office:value="58875" table:style-name="ce1">
            <text:p>58875</text:p>
          </table:table-cell>
          <table:table-cell office:value-type="string" table:style-name="ce2">
            <text:p>JUGUETES XXX</text:p>
          </table:table-cell>
          <table:table-cell office:value-type="string" table:style-name="ce2">
            <text:p>BDSM</text:p>
          </table:table-cell>
          <table:table-cell office:value-type="string" table:style-name="ce2">
            <text:p>DARBY STYLE COLLAR PARA EL CUELLO - PEQUEÑO</text:p>
          </table:table-cell>
          <table:table-cell office:value-type="string" table:style-name="ce2">
            <text:p>TRIUNE</text:p>
          </table:table-cell>
          <table:table-cell office:value-type="string" table:style-name="ce3">
            <text:p>DARBY STYLE NECK COLLAR</text:p>
            <text:p/>
            <text:p>Este exclusivo collar está hecho de acero inoxidable y puede colocarse fácilmente alrededor del cuello de tu sumiso.</text:p>
            <text:p/>
            <text:p>El bloqueo está en la parte posterior y en la parte delantera hay una junta tórica para accesorios como una cuerda.</text:p>
            <text:p/>
            <text:p>Características:</text:p>
            <text:p>- Longitud: 16,5 cm</text:p>
            <text:p>- Ancho: 2,3 cm</text:p>
            <text:p>- Diámetro: 13 cm</text:p>
            <text:p>- Diámetro interno: 12 cm</text:p>
            <text:p>- Material: Acero Inoxidable</text:p>
            <text:p/>
          </table:table-cell>
          <table:table-cell office:value-type="float" office:value="76.087299999999999" table:style-name="ce1">
            <text:p>76,0873</text:p>
          </table:table-cell>
          <table:table-cell office:value-type="float" office:value="24.33" table:style-name="ce1">
            <text:p>24,3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8875.jpg">http://media.grutinet.com/articulos/or/or_58875.jpg</text:a></text:p>
          </table:table-cell>
          <table:table-cell office:value-type="string" table:style-name="ce4">
            <text:p><text:a xlink:href="http://media.grutinet.com/articulos/lg/lg_58875_0.jpg">http://media.grutinet.com/articulos/lg/lg_58875_0.jpg</text:a></text:p>
          </table:table-cell>
          <table:table-cell office:value-type="string" table:style-name="ce4">
            <text:p><text:a xlink:href="http://media.grutinet.com/articulos/lg/lg_58875_1.jpg">http://media.grutinet.com/articulos/lg/lg_58875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59071" table:style-name="ce1">
            <text:p>59071</text:p>
          </table:table-cell>
          <table:table-cell office:value-type="string" table:style-name="ce2">
            <text:p>JUGUETES XXX</text:p>
          </table:table-cell>
          <table:table-cell office:value-type="string" table:style-name="ce2">
            <text:p>PENES</text:p>
          </table:table-cell>
          <table:table-cell office:value-type="string" table:style-name="ce2">
            <text:p>ENIGMA PENE REALÍSTICO - NEGRO</text:p>
          </table:table-cell>
          <table:table-cell office:value-type="string" table:style-name="ce2">
            <text:p>DOMESTIC PARTNER</text:p>
          </table:table-cell>
          <table:table-cell office:value-type="string" table:style-name="ce3">
            <text:p>ENIGMA - BLACK<text:s/></text:p>
            <text:p/>
            <text:p>El Enigma es un super consolador de un tamaño impresionante con una curva ligera en el medio y hermosas venas visibles.<text:s/></text:p>
            <text:p/>
            <text:p>Hecho de PVC de calidad superior, inodoro, no tóxico (ftalatos libres) y muy fácil de limpiar.</text:p>
            <text:p/>
            <text:p>Podrás usarlo con cualquier lubricante.</text:p>
            <text:p/>
            <text:p>Medidas: 37 x 10 cm</text:p>
            <text:p/>
          </table:table-cell>
          <table:table-cell office:value-type="float" office:value="154.94999999999999" table:style-name="ce1">
            <text:p>154,95</text:p>
          </table:table-cell>
          <table:table-cell office:value-type="float" office:value="48.34" table:style-name="ce1">
            <text:p>48,3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9071.jpg">http://media.grutinet.com/articulos/or/or_59071.jpg</text:a></text:p>
          </table:table-cell>
          <table:table-cell office:value-type="string" table:style-name="ce4">
            <text:p><text:a xlink:href="http://media.grutinet.com/articulos/lg/lg_59071_0.jpg">http://media.grutinet.com/articulos/lg/lg_59071_0.jpg</text:a></text:p>
          </table:table-cell>
          <table:table-cell office:value-type="string" table:style-name="ce4">
            <text:p><text:a xlink:href="http://media.grutinet.com/articulos/lg/lg_59071_1.jpg">http://media.grutinet.com/articulos/lg/lg_59071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59073" table:style-name="ce1">
            <text:p>59073</text:p>
          </table:table-cell>
          <table:table-cell office:value-type="string" table:style-name="ce2">
            <text:p>JUGUETES XXX</text:p>
          </table:table-cell>
          <table:table-cell office:value-type="string" table:style-name="ce2">
            <text:p>PENES</text:p>
          </table:table-cell>
          <table:table-cell office:value-type="string" table:style-name="ce2">
            <text:p>WEAPON OF ASS PENE REALÍSTICO - NEGRO</text:p>
          </table:table-cell>
          <table:table-cell office:value-type="string" table:style-name="ce2">
            <text:p>DOMESTIC PARTNER</text:p>
          </table:table-cell>
          <table:table-cell office:value-type="string" table:style-name="ce3">
            <text:p>WEAPON OF ASS<text:s/></text:p>
            <text:p/>
            <text:p>El Weapon of Ass, es un pene realístico diseñado para la penetración anal.</text:p>
            <text:p/>
            <text:p>Su enorme peso y tamaño te llevan a otra dimensión con una penetración anal repleta de sensaciones.</text:p>
            <text:p/>
            <text:p>Hecho de PVC de calidad superior, inodoro, no tóxico (ftalatos libres) y muy fácil de limpiar.</text:p>
            <text:p/>
            <text:p>Podrás usarlo con cualquier lubricante.</text:p>
            <text:p/>
            <text:p>Medidas: 54,5 x 14 cm</text:p>
            <text:p/>
          </table:table-cell>
          <table:table-cell office:value-type="float" office:value="449.95" table:style-name="ce1">
            <text:p>449,95</text:p>
          </table:table-cell>
          <table:table-cell office:value-type="float" office:value="139.62" table:style-name="ce1">
            <text:p>139,6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9073.jpg">http://media.grutinet.com/articulos/or/or_59073.jpg</text:a></text:p>
          </table:table-cell>
          <table:table-cell office:value-type="string" table:style-name="ce4">
            <text:p><text:a xlink:href="http://media.grutinet.com/articulos/lg/lg_59073_0.jpg">http://media.grutinet.com/articulos/lg/lg_59073_0.jpg</text:a></text:p>
          </table:table-cell>
          <table:table-cell office:value-type="string" table:style-name="ce4">
            <text:p><text:a xlink:href="http://media.grutinet.com/articulos/lg/lg_59073_1.jpg">http://media.grutinet.com/articulos/lg/lg_59073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59208" table:style-name="ce1">
            <text:p>59208</text:p>
          </table:table-cell>
          <table:table-cell office:value-type="string" table:style-name="ce2">
            <text:p>JUGUETES XXX</text:p>
          </table:table-cell>
          <table:table-cell office:value-type="string" table:style-name="ce2">
            <text:p>VIBRADORES</text:p>
          </table:table-cell>
          <table:table-cell office:value-type="string" table:style-name="ce2">
            <text:p>POWER PLAY - BALA VIBRADORA<text:s/></text:p>
          </table:table-cell>
          <table:table-cell office:value-type="string" table:style-name="ce2">
            <text:p>DOC JOHNSON</text:p>
          </table:table-cell>
          <table:table-cell office:value-type="string" table:style-name="ce3">
            <text:p>POWER PLAY WITH SILICONE GRIP RING</text:p>
            <text:p/>
            <text:p>No dejes que el pequeño tamaño y el silencioso motor del Kink by Doc Johnson Power Play te engañen: este vibrador de tacto aterciopelado es sorprendentemente potente y cuenta con 20 modos de vibración únicos para provocar y atormentar sin parar.</text:p>
            <text:p/>
            <text:p>El sencillo control de botón, un fuerte anillo de agarre de silicona y la conveniente capacidad de carga USB ofrecen la máxima versatilidad para uso interno y externo.</text:p>
            <text:p/>
            <text:p>El tamaño compacto y el diseño simple de Power Play lo hacen discreto y portátil.</text:p>
            <text:p/>
            <text:p>Kink by Doc Johnson es una colaboración emocionante con Kink.com para crear una colección de artículos fetiche auténticos de alta calidad, adecuados tanto para los practicantes a largo plazo como para los nuevos iniciados.</text:p>
            <text:p/>
            <text:p>Características:</text:p>
            <text:p/>
            <text:p/>
            <text:p><text:s/>Medidas:</text:p>
            <text:p><text:s/></text:p>
            <text:p><text:s text:c="2"/>Longitud total: 13,3 cm</text:p>
            <text:p><text:s text:c="2"/>Longitud insertable: 8,9 cm</text:p>
            <text:p><text:s text:c="2"/>Diámetro: 2,5 cm</text:p>
            <text:p><text:s/></text:p>
            <text:p><text:s/></text:p>
            <text:p><text:s/>Material: Silicona y ABS.</text:p>
            <text:p><text:s/>3 velocidades y 20 modos de vibración.</text:p>
            <text:p><text:s/>Resistente al agua.</text:p>
            <text:p><text:s/>Motor silencioso.</text:p>
            <text:p/>
            <text:p/>
          </table:table-cell>
          <table:table-cell office:value-type="float" office:value="84.95" table:style-name="ce1">
            <text:p>84,95</text:p>
          </table:table-cell>
          <table:table-cell office:value-type="float" office:value="26.6" table:style-name="ce1">
            <text:p>26,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9208.jpg">http://media.grutinet.com/articulos/or/or_59208.jpg</text:a></text:p>
          </table:table-cell>
          <table:table-cell office:value-type="string" table:style-name="ce4">
            <text:p><text:a xlink:href="http://media.grutinet.com/articulos/lg/lg_59208_0.jpg">http://media.grutinet.com/articulos/lg/lg_59208_0.jpg</text:a></text:p>
          </table:table-cell>
          <table:table-cell office:value-type="string" table:style-name="ce4">
            <text:p><text:a xlink:href="http://media.grutinet.com/articulos/lg/lg_59208_1.jpg">http://media.grutinet.com/articulos/lg/lg_59208_1.jpg</text:a></text:p>
          </table:table-cell>
          <table:table-cell office:value-type="string" table:style-name="ce4">
            <text:p><text:a xlink:href="http://media.grutinet.com/articulos/lg/lg_59208_2.jpg">http://media.grutinet.com/articulos/lg/lg_59208_2.jpg</text:a></text:p>
          </table:table-cell>
          <table:table-cell table:style-name="ce1"/>
          <table:table-cell table:number-columns-repeated="7" table:style-name="ce2"/>
          <table:table-cell table:number-columns-repeated="16359"/>
        </table:table-row>
        <table:table-row table:style-name="ro2">
          <table:table-cell office:value-type="float" office:value="59228" table:style-name="ce1">
            <text:p>59228</text:p>
          </table:table-cell>
          <table:table-cell office:value-type="string" table:style-name="ce2">
            <text:p>JUGUETES XXX</text:p>
          </table:table-cell>
          <table:table-cell office:value-type="string" table:style-name="ce2">
            <text:p>VIBRADORES</text:p>
          </table:table-cell>
          <table:table-cell office:value-type="string" table:style-name="ce2">
            <text:p>IVIBE SELECT IPLEASE - ROSA</text:p>
          </table:table-cell>
          <table:table-cell office:value-type="string" table:style-name="ce2">
            <text:p>DOC JOHNSON</text:p>
          </table:table-cell>
          <table:table-cell office:value-type="string" table:style-name="ce3">
            <text:p>IVIBE SELECT IPLEASE<text:s/></text:p>
            <text:p/>
            <text:p>El pequeño tamaño y el motor silencioso pero increíblemente potente de este mini vibrador mantienen tu juego discreto sin sacrificar el placer.</text:p>
            <text:p/>
            <text:p>Con 20 patrones de vibración únicos y una forma divertida y femenina de lápiz labial, iPlease está hecho para satisfacer y es adecuado para uso externo e interno.</text:p>
            <text:p/>
            <text:p>El sencillo control con botón pulsador, un fuerte anillo de agarre de silicona y la práctica capacidad de carga USB hacen que este versátil vibrador sea imprescindible.</text:p>
            <text:p/>
            <text:p>Medidas:<text:s/></text:p>
            <text:p/>
            <text:p/>
            <text:p><text:s/>Longitud total: 13,34 cm</text:p>
            <text:p><text:s/>Longitud insertable: 8,89 cm</text:p>
            <text:p><text:s/>Diámetro: 2,54 cm</text:p>
            <text:p/>
            <text:p/>
          </table:table-cell>
          <table:table-cell office:value-type="float" office:value="55.98" table:style-name="ce1">
            <text:p>55,98</text:p>
          </table:table-cell>
          <table:table-cell office:value-type="float" office:value="25.67" table:style-name="ce1">
            <text:p>25,6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9228.jpg">http://media.grutinet.com/articulos/or/or_59228.jpg</text:a></text:p>
          </table:table-cell>
          <table:table-cell office:value-type="string" table:style-name="ce4">
            <text:p><text:a xlink:href="http://media.grutinet.com/articulos/lg/lg_59228_0.jpg">http://media.grutinet.com/articulos/lg/lg_59228_0.jpg</text:a></text:p>
          </table:table-cell>
          <table:table-cell office:value-type="string" table:style-name="ce4">
            <text:p><text:a xlink:href="http://media.grutinet.com/articulos/lg/lg_59228_1.jpg">http://media.grutinet.com/articulos/lg/lg_59228_1.jpg</text:a></text:p>
          </table:table-cell>
          <table:table-cell office:value-type="string" table:style-name="ce4">
            <text:p><text:a xlink:href="http://media.grutinet.com/articulos/lg/lg_59228_2.jpg">http://media.grutinet.com/articulos/lg/lg_59228_2.jpg</text:a></text:p>
          </table:table-cell>
          <table:table-cell table:style-name="ce1"/>
          <table:table-cell office:value-type="string" table:style-name="ce4">
            <text:p><text:a xlink:href="http://media.grutinet.com/articulos/lg/lg_59228_3.jpg">http://media.grutinet.com/articulos/lg/lg_59228_3.jpg</text:a></text:p>
          </table:table-cell>
          <table:table-cell table:number-columns-repeated="6" table:style-name="ce2"/>
          <table:table-cell table:number-columns-repeated="16359"/>
        </table:table-row>
        <table:table-row table:style-name="ro2">
          <table:table-cell office:value-type="float" office:value="59229" table:style-name="ce1">
            <text:p>59229</text:p>
          </table:table-cell>
          <table:table-cell office:value-type="string" table:style-name="ce2">
            <text:p>JUGUETES XXX</text:p>
          </table:table-cell>
          <table:table-cell office:value-type="string" table:style-name="ce2">
            <text:p>VIBRADORES</text:p>
          </table:table-cell>
          <table:table-cell office:value-type="string" table:style-name="ce2">
            <text:p>IVIBE SELECT IPLEASE - MORADO</text:p>
          </table:table-cell>
          <table:table-cell office:value-type="string" table:style-name="ce2">
            <text:p>DOC JOHNSON</text:p>
          </table:table-cell>
          <table:table-cell office:value-type="string" table:style-name="ce3">
            <text:p>IVIBE SELECT IPLEASE<text:s/></text:p>
            <text:p/>
            <text:p>El pequeño tamaño y el motor silencioso pero increíblemente potente de este mini vibrador mantienen tu juego discreto sin sacrificar el placer.</text:p>
            <text:p/>
            <text:p>Con 20 patrones de vibración únicos y una forma divertida y femenina de lápiz labial, iPlease está hecho para satisfacer y es adecuado para uso externo e interno.</text:p>
            <text:p/>
            <text:p>El sencillo control con botón pulsador, un fuerte anillo de agarre de silicona y la práctica capacidad de carga USB hacen que este versátil vibrador sea imprescindible.</text:p>
            <text:p/>
            <text:p>Medidas:</text:p>
            <text:p/>
            <text:p/>
            <text:p><text:s/>Longitud total: 13,34 cm</text:p>
            <text:p><text:s/>Longitud insertable: 8,89 cm</text:p>
            <text:p><text:s/>Diámetro: 2,54 cm</text:p>
            <text:p/>
            <text:p/>
          </table:table-cell>
          <table:table-cell office:value-type="float" office:value="84.95" table:style-name="ce1">
            <text:p>84,95</text:p>
          </table:table-cell>
          <table:table-cell office:value-type="float" office:value="26.6" table:style-name="ce1">
            <text:p>26,6</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9229.jpg">http://media.grutinet.com/articulos/or/or_59229.jpg</text:a></text:p>
          </table:table-cell>
          <table:table-cell office:value-type="string" table:style-name="ce4">
            <text:p><text:a xlink:href="http://media.grutinet.com/articulos/lg/lg_59229_0.jpg">http://media.grutinet.com/articulos/lg/lg_59229_0.jpg</text:a></text:p>
          </table:table-cell>
          <table:table-cell office:value-type="string" table:style-name="ce4">
            <text:p><text:a xlink:href="http://media.grutinet.com/articulos/lg/lg_59229_1.jpg">http://media.grutinet.com/articulos/lg/lg_59229_1.jpg</text:a></text:p>
          </table:table-cell>
          <table:table-cell office:value-type="string" table:style-name="ce4">
            <text:p><text:a xlink:href="http://media.grutinet.com/articulos/lg/lg_59229_2.jpg">http://media.grutinet.com/articulos/lg/lg_59229_2.jpg</text:a></text:p>
          </table:table-cell>
          <table:table-cell table:style-name="ce1"/>
          <table:table-cell office:value-type="string" table:style-name="ce4">
            <text:p><text:a xlink:href="http://media.grutinet.com/articulos/lg/lg_59229_3.jpg">http://media.grutinet.com/articulos/lg/lg_59229_3.jpg</text:a></text:p>
          </table:table-cell>
          <table:table-cell table:number-columns-repeated="6" table:style-name="ce2"/>
          <table:table-cell table:number-columns-repeated="16359"/>
        </table:table-row>
        <table:table-row table:style-name="ro2">
          <table:table-cell office:value-type="float" office:value="59923" table:style-name="ce1">
            <text:p>59923</text:p>
          </table:table-cell>
          <table:table-cell office:value-type="string" table:style-name="ce2">
            <text:p>JUGUETES XXX</text:p>
          </table:table-cell>
          <table:table-cell office:value-type="string" table:style-name="ce2">
            <text:p>BDSM</text:p>
          </table:table-cell>
          <table:table-cell office:value-type="string" table:style-name="ce2">
            <text:p>CADENCE EXTREME PLUG ANAL 12.5</text:p>
          </table:table-cell>
          <table:table-cell office:value-type="string" table:style-name="ce2">
            <text:p>XR BRANDS</text:p>
          </table:table-cell>
          <table:table-cell office:value-type="string" table:style-name="ce3">
            <text:p>CADENCE EXTREME PLUG ANAL 12.5</text:p>
            <text:p/>
            <text:p>El vibrador anal con una medida de 44,5 cm. Fabricado de silicona flexible es perfecta para seguir las curvas natural, así como para transmitir la potente vibración.<text:s/></text:p>
            <text:p/>
            <text:p/>
            <text:p><text:s/>3 velocidades</text:p>
            <text:p><text:s/>7 patrones de vibración.</text:p>
            <text:p><text:s/>No poroso.</text:p>
            <text:p><text:s/>No contiene phatalatos.</text:p>
            <text:p><text:s/>Compatible con lubricontes de silicona.<text:s/></text:p>
            <text:p/>
            <text:p/>
            <text:p>Medidas: 44,5 x 1,27 cm.</text:p>
            <text:p/>
          </table:table-cell>
          <table:table-cell office:value-type="float" office:value="89.95" table:style-name="ce1">
            <text:p>89,95</text:p>
          </table:table-cell>
          <table:table-cell office:value-type="float" office:value="28.15" table:style-name="ce1">
            <text:p>28,15</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9923.jpg">http://media.grutinet.com/articulos/or/or_59923.jpg</text:a></text:p>
          </table:table-cell>
          <table:table-cell office:value-type="string" table:style-name="ce4">
            <text:p><text:a xlink:href="http://media.grutinet.com/articulos/lg/lg_59923_0.jpg">http://media.grutinet.com/articulos/lg/lg_59923_0.jpg</text:a></text:p>
          </table:table-cell>
          <table:table-cell office:value-type="string" table:style-name="ce4">
            <text:p><text:a xlink:href="http://media.grutinet.com/articulos/lg/lg_59923_1.jpg">http://media.grutinet.com/articulos/lg/lg_59923_1.jpg</text:a></text:p>
          </table:table-cell>
          <table:table-cell office:value-type="string" table:style-name="ce4">
            <text:p><text:a xlink:href="http://media.grutinet.com/articulos/lg/lg_59923_2.jpg">http://media.grutinet.com/articulos/lg/lg_59923_2.jpg</text:a></text:p>
          </table:table-cell>
          <table:table-cell table:style-name="ce1"/>
          <table:table-cell table:number-columns-repeated="7" table:style-name="ce2"/>
          <table:table-cell table:number-columns-repeated="16359"/>
        </table:table-row>
        <table:table-row table:style-name="ro2">
          <table:table-cell office:value-type="float" office:value="59946" table:style-name="ce1">
            <text:p>59946</text:p>
          </table:table-cell>
          <table:table-cell office:value-type="string" table:style-name="ce2">
            <text:p>DIVERTIDOS</text:p>
          </table:table-cell>
          <table:table-cell office:value-type="string" table:style-name="ce2">
            <text:p>ACCESORIOS</text:p>
          </table:table-cell>
          <table:table-cell office:value-type="string" table:style-name="ce2">
            <text:p>ACCESORIOS DECORATIVOS BODA</text:p>
          </table:table-cell>
          <table:table-cell office:value-type="string" table:style-name="ce2">
            <text:p>LITTLE GENIE</text:p>
          </table:table-cell>
          <table:table-cell office:value-type="string" table:style-name="ce3">
            <text:p>BRIDAL PARTY PICKS</text:p>
            <text:p/>
            <text:p>Estas divertidas selecciones <text:s/>son una necesidad para cualquier fiesta.</text:p>
            <text:p/>
            <text:p>Ideal para todas las ocasiones, ¡viste cualquier plato de cóctel o comida!</text:p>
            <text:p/>
            <text:p>Contenido: 24 toppers, 4 diseños diferentes.</text:p>
            <text:p/>
          </table:table-cell>
          <table:table-cell office:value-type="float" office:value="4.95" table:style-name="ce1">
            <text:p>4,95</text:p>
          </table:table-cell>
          <table:table-cell office:value-type="float" office:value="1.24" table:style-name="ce1">
            <text:p>1,2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9946.jpg">http://media.grutinet.com/articulos/or/or_59946.jpg</text:a></text:p>
          </table:table-cell>
          <table:table-cell office:value-type="string" table:style-name="ce4">
            <text:p><text:a xlink:href="http://media.grutinet.com/articulos/lg/lg_59946_0.jpg">http://media.grutinet.com/articulos/lg/lg_59946_0.jpg</text:a></text:p>
          </table:table-cell>
          <table:table-cell office:value-type="string" table:style-name="ce4">
            <text:p><text:a xlink:href="http://media.grutinet.com/articulos/lg/lg_59946_1.jpg">http://media.grutinet.com/articulos/lg/lg_59946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59949" table:style-name="ce1">
            <text:p>59949</text:p>
          </table:table-cell>
          <table:table-cell office:value-type="string" table:style-name="ce2">
            <text:p>DIVERTIDOS</text:p>
          </table:table-cell>
          <table:table-cell office:value-type="string" table:style-name="ce2">
            <text:p>JUEGOS</text:p>
          </table:table-cell>
          <table:table-cell office:value-type="string" table:style-name="ce2">
            <text:p>PIN THE HOSE FIREMAN<text:s/></text:p>
          </table:table-cell>
          <table:table-cell office:value-type="string" table:style-name="ce2">
            <text:p>LITTLE GENIE</text:p>
          </table:table-cell>
          <table:table-cell office:value-type="string" table:style-name="ce3">
            <text:p>PIN THE HOSE FIREMAN<text:s/></text:p>
            <text:p/>
            <text:p>Olvídate de ponerle la cola al burro. ¿Quieres que tu despedida de soltera sea caliente? Estos bomberos están entrenados para manejar cualquier incendio, especialmente el tuyo.</text:p>
            <text:p/>
            <text:p>El objetivo del juego es, aunque con los ojos vendados, ¡darle al bombero el equipo que necesita para extinguir el fuego!</text:p>
            <text:p/>
            <text:p>Dos bomberos SEXY parcialmente vestidos para elegir y 12 mangueras en formas y tamaños variados ... ¡como en la realidad!</text:p>
            <text:p/>
          </table:table-cell>
          <table:table-cell office:value-type="float" office:value="16.95" table:style-name="ce1">
            <text:p>16,95</text:p>
          </table:table-cell>
          <table:table-cell office:value-type="float" office:value="5.27" table:style-name="ce1">
            <text:p>5,27</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9949.jpg">http://media.grutinet.com/articulos/or/or_59949.jpg</text:a></text:p>
          </table:table-cell>
          <table:table-cell office:value-type="string" table:style-name="ce4">
            <text:p><text:a xlink:href="http://media.grutinet.com/articulos/lg/lg_59949_0.jpg">http://media.grutinet.com/articulos/lg/lg_59949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59989" table:style-name="ce1">
            <text:p>59989</text:p>
          </table:table-cell>
          <table:table-cell office:value-type="string" table:style-name="ce2">
            <text:p>LENCERIA</text:p>
          </table:table-cell>
          <table:table-cell office:value-type="string" table:style-name="ce2">
            <text:p>BODYS</text:p>
          </table:table-cell>
          <table:table-cell office:value-type="string" table:style-name="ce2">
            <text:p>BODY XTRIPPERED NEGRO</text:p>
          </table:table-cell>
          <table:table-cell office:value-type="string" table:style-name="ce2">
            <text:p>INTIMAX</text:p>
          </table:table-cell>
          <table:table-cell office:value-type="string" table:style-name="ce3">
            <text:p>BODY XTRIPPERED NEGRO</text:p>
            <text:p/>
            <text:p/>
            <text:p><text:s/>Producto: Body</text:p>
            <text:p><text:s/>Color: Negro</text:p>
            <text:p><text:s/>Cierre trasero: Sin cierre</text:p>
            <text:p><text:s/>Cierre delanetero: Sin cierres</text:p>
            <text:p><text:s/>Cuello: Abierto</text:p>
            <text:p><text:s/>Copa en el pecho: Copa con forma</text:p>
            <text:p><text:s/>Aros en el pecho: Con aros</text:p>
            <text:p><text:s/>Tipo de corte: Corto (Hasta la cadera)</text:p>
            <text:p><text:s/>Tirantes: Tirantes regulables</text:p>
            <text:p><text:s/>Tela: Lisa</text:p>
            <text:p><text:s/>Detalles: Otros como se ve en la foto</text:p>
            <text:p><text:s/>Accesorios: Tanga</text:p>
            <text:p><text:s/>Total piezas: 2</text:p>
            <text:p><text:s/>Composición: 95% polyester - 5% spandex</text:p>
            <text:p><text:s/>Etiquetaje: Etiqueta estandar</text:p>
            <text:p><text:s/>Embalaje: Bolsa plástico transparente</text:p>
            <text:p/>
            <text:p/>
            <text:p>MEDIAS NO INCLUIDAS.</text:p>
            <text:p/>
          </table:table-cell>
          <table:table-cell office:value-type="float" office:value="0" table:style-name="ce1">
            <text:p>0</text:p>
          </table:table-cell>
          <table:table-cell office:value-type="float" office:value="12.32" table:style-name="ce1">
            <text:p>12,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XL/3XL</text:p>
          </table:table-cell>
          <table:table-cell office:value-type="string" table:style-name="ce4">
            <text:p><text:a xlink:href="http://media.grutinet.com/articulos/or/or_59989.jpg">http://media.grutinet.com/articulos/or/or_59989.jpg</text:a></text:p>
          </table:table-cell>
          <table:table-cell office:value-type="string" table:style-name="ce4">
            <text:p><text:a xlink:href="http://media.grutinet.com/articulos/lg/lg_59989_0.jpg">http://media.grutinet.com/articulos/lg/lg_59989_0.jpg</text:a></text:p>
          </table:table-cell>
          <table:table-cell office:value-type="string" table:style-name="ce4">
            <text:p><text:a xlink:href="http://media.grutinet.com/articulos/lg/lg_59989_1.jpg">http://media.grutinet.com/articulos/lg/lg_59989_1.jpg</text:a></text:p>
          </table:table-cell>
          <table:table-cell table:style-name="ce2"/>
          <table:table-cell office:value-type="float" office:value="54221" table:style-name="ce1">
            <text:p>54221</text:p>
          </table:table-cell>
          <table:table-cell table:number-columns-repeated="7" table:style-name="ce2"/>
          <table:table-cell table:number-columns-repeated="16359"/>
        </table:table-row>
        <table:table-row table:style-name="ro2">
          <table:table-cell office:value-type="float" office:value="61127" table:style-name="ce1">
            <text:p>61127</text:p>
          </table:table-cell>
          <table:table-cell office:value-type="string" table:style-name="ce2">
            <text:p>LENCERIA</text:p>
          </table:table-cell>
          <table:table-cell office:value-type="string" table:style-name="ce2">
            <text:p>BODYS</text:p>
          </table:table-cell>
          <table:table-cell office:value-type="string" table:style-name="ce2">
            <text:p>BODY CON ESCOTE V Y MANGAS DE VUELO</text:p>
          </table:table-cell>
          <table:table-cell office:value-type="string" table:style-name="ce2">
            <text:p>ALLURE LINGERIE</text:p>
          </table:table-cell>
          <table:table-cell office:value-type="string" table:style-name="ce3">
            <text:p>BODY WITH V-NECK &amp; SLEEVES</text:p>
            <text:p/>
            <text:p>Body de tejido transpatente con profundo escote en V y elegantes mangas.</text:p>
            <text:p/>
            <text:p>Anudado al cuello y con la espalda descubierta.</text:p>
            <text:p/>
            <text:p>¡Sexy y elegante!</text:p>
            <text:p/>
            <text:p>Material: 95% NYLON &amp; 5% ELASTANE</text:p>
            <text:p/>
          </table:table-cell>
          <table:table-cell office:value-type="float" office:value="81" table:style-name="ce1">
            <text:p>81</text:p>
          </table:table-cell>
          <table:table-cell office:value-type="float" office:value="34.47" table:style-name="ce1">
            <text:p>34,4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61127.jpg">http://media.grutinet.com/articulos/or/or_61127.jpg</text:a></text:p>
          </table:table-cell>
          <table:table-cell office:value-type="string" table:style-name="ce4">
            <text:p><text:a xlink:href="http://media.grutinet.com/articulos/lg/lg_61127_0.jpg">http://media.grutinet.com/articulos/lg/lg_61127_0.jpg</text:a></text:p>
          </table:table-cell>
          <table:table-cell office:value-type="string" table:style-name="ce4">
            <text:p><text:a xlink:href="http://media.grutinet.com/articulos/lg/lg_61127_1.jpg">http://media.grutinet.com/articulos/lg/lg_61127_1.jpg</text:a></text:p>
          </table:table-cell>
          <table:table-cell office:value-type="string" table:style-name="ce4">
            <text:p><text:a xlink:href="http://media.grutinet.com/articulos/lg/lg_61127_2.jpg">http://media.grutinet.com/articulos/lg/lg_61127_2.jpg</text:a></text:p>
          </table:table-cell>
          <table:table-cell office:value-type="float" office:value="61127" table:style-name="ce1">
            <text:p>61127</text:p>
          </table:table-cell>
          <table:table-cell office:value-type="string" table:style-name="ce4">
            <text:p><text:a xlink:href="http://media.grutinet.com/articulos/lg/lg_61127_3.jpg">http://media.grutinet.com/articulos/lg/lg_61127_3.jpg</text:a></text:p>
          </table:table-cell>
          <table:table-cell table:number-columns-repeated="6" table:style-name="ce2"/>
          <table:table-cell table:number-columns-repeated="16359"/>
        </table:table-row>
        <table:table-row table:style-name="ro2">
          <table:table-cell office:value-type="float" office:value="61151" table:style-name="ce1">
            <text:p>61151</text:p>
          </table:table-cell>
          <table:table-cell office:value-type="string" table:style-name="ce2">
            <text:p>LENCERIA</text:p>
          </table:table-cell>
          <table:table-cell office:value-type="string" table:style-name="ce2">
            <text:p>CONJUNTOS</text:p>
          </table:table-cell>
          <table:table-cell office:value-type="string" table:style-name="ce2">
            <text:p>CONJUNTO PANTALÓN, SUJETADOR Y BRAGUITA DE ENCAJE</text:p>
          </table:table-cell>
          <table:table-cell office:value-type="string" table:style-name="ce2">
            <text:p>ALLURE LINGERIE</text:p>
          </table:table-cell>
          <table:table-cell office:value-type="string" table:style-name="ce3">
            <text:p>LACE CHAPS, PANTY AND BRA</text:p>
            <text:p/>
            <text:p>Conjunto 3 piezas compuesto por sujetador sin aros, unido al cuello y espalda con tirantes ajustables. pantalón con recorte trasero elástico y de encaje floral, y tanga a juego.</text:p>
            <text:p/>
            <text:p>¡El look perfecto para tus ocasiones más especiales!</text:p>
            <text:p/>
            <text:p>Material: 95% NYLON &amp; 5% ELASTANE</text:p>
            <text:p/>
          </table:table-cell>
          <table:table-cell office:value-type="float" office:value="94" table:style-name="ce1">
            <text:p>94</text:p>
          </table:table-cell>
          <table:table-cell office:value-type="float" office:value="44.69" table:style-name="ce1">
            <text:p>44,6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61151.jpg">http://media.grutinet.com/articulos/or/or_61151.jpg</text:a></text:p>
          </table:table-cell>
          <table:table-cell office:value-type="string" table:style-name="ce4">
            <text:p><text:a xlink:href="http://media.grutinet.com/articulos/lg/lg_61151_0.jpg">http://media.grutinet.com/articulos/lg/lg_61151_0.jpg</text:a></text:p>
          </table:table-cell>
          <table:table-cell office:value-type="string" table:style-name="ce4">
            <text:p><text:a xlink:href="http://media.grutinet.com/articulos/lg/lg_61151_1.jpg">http://media.grutinet.com/articulos/lg/lg_61151_1.jpg</text:a></text:p>
          </table:table-cell>
          <table:table-cell office:value-type="string" table:style-name="ce4">
            <text:p><text:a xlink:href="http://media.grutinet.com/articulos/lg/lg_61151_2.jpg">http://media.grutinet.com/articulos/lg/lg_61151_2.jpg</text:a></text:p>
          </table:table-cell>
          <table:table-cell office:value-type="float" office:value="61151" table:style-name="ce1">
            <text:p>61151</text:p>
          </table:table-cell>
          <table:table-cell office:value-type="string" table:style-name="ce4">
            <text:p><text:a xlink:href="http://media.grutinet.com/articulos/lg/lg_61151_3.jpg">http://media.grutinet.com/articulos/lg/lg_61151_3.jpg</text:a></text:p>
          </table:table-cell>
          <table:table-cell table:number-columns-repeated="6" table:style-name="ce2"/>
          <table:table-cell table:number-columns-repeated="16359"/>
        </table:table-row>
        <table:table-row table:style-name="ro2">
          <table:table-cell office:value-type="float" office:value="61182" table:style-name="ce1">
            <text:p>61182</text:p>
          </table:table-cell>
          <table:table-cell office:value-type="string" table:style-name="ce2">
            <text:p>LENCERIA</text:p>
          </table:table-cell>
          <table:table-cell office:value-type="string" table:style-name="ce2">
            <text:p>VESTIDOS</text:p>
          </table:table-cell>
          <table:table-cell office:value-type="string" table:style-name="ce2">
            <text:p>VESTIDO DE MALLA NEGRO</text:p>
          </table:table-cell>
          <table:table-cell office:value-type="string" table:style-name="ce2">
            <text:p>ALLURE LINGERIE</text:p>
          </table:table-cell>
          <table:table-cell office:value-type="string" table:style-name="ce3">
            <text:p>MESH DRESS</text:p>
            <text:p/>
            <text:p>Vestido negro con falda de malla y recortes en el pecho y la espalda.</text:p>
            <text:p/>
            <text:p>Elástico y cómodo potenciará tus curvas.</text:p>
            <text:p/>
            <text:p>¡El look perfecto para tus noches más especiales!</text:p>
            <text:p/>
          </table:table-cell>
          <table:table-cell office:value-type="float" office:value="54" table:style-name="ce1">
            <text:p>54</text:p>
          </table:table-cell>
          <table:table-cell office:value-type="float" office:value="25.53" table:style-name="ce1">
            <text:p>25,5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61182.jpg">http://media.grutinet.com/articulos/or/or_61182.jpg</text:a></text:p>
          </table:table-cell>
          <table:table-cell office:value-type="string" table:style-name="ce4">
            <text:p><text:a xlink:href="http://media.grutinet.com/articulos/lg/lg_61182_0.jpg">http://media.grutinet.com/articulos/lg/lg_61182_0.jpg</text:a></text:p>
          </table:table-cell>
          <table:table-cell office:value-type="string" table:style-name="ce4">
            <text:p><text:a xlink:href="http://media.grutinet.com/articulos/lg/lg_61182_1.jpg">http://media.grutinet.com/articulos/lg/lg_61182_1.jpg</text:a></text:p>
          </table:table-cell>
          <table:table-cell office:value-type="string" table:style-name="ce4">
            <text:p><text:a xlink:href="http://media.grutinet.com/articulos/lg/lg_61182_2.jpg">http://media.grutinet.com/articulos/lg/lg_61182_2.jpg</text:a></text:p>
          </table:table-cell>
          <table:table-cell office:value-type="float" office:value="61184" table:style-name="ce1">
            <text:p>61184</text:p>
          </table:table-cell>
          <table:table-cell table:number-columns-repeated="7" table:style-name="ce2"/>
          <table:table-cell table:number-columns-repeated="16359"/>
        </table:table-row>
        <table:table-row table:style-name="ro2">
          <table:table-cell office:value-type="float" office:value="61234" table:style-name="ce1">
            <text:p>61234</text:p>
          </table:table-cell>
          <table:table-cell office:value-type="string" table:style-name="ce2">
            <text:p>VARIOS</text:p>
          </table:table-cell>
          <table:table-cell office:value-type="string" table:style-name="ce2">
            <text:p>LIBROS</text:p>
          </table:table-cell>
          <table:table-cell office:value-type="string" table:style-name="ce2">
            <text:p>FUIMOS CANCIONES (CANCIONES Y RECUERDOS 1)</text:p>
          </table:table-cell>
          <table:table-cell office:value-type="string" table:style-name="ce2">
            <text:p>RANDOM HOUSE</text:p>
          </table:table-cell>
          <table:table-cell office:value-type="string" table:style-name="ce3">
            <text:p>FUIMOS CANCIONES (CANCIONES Y RECUERDOS 1)</text:p>
            <text:p/>
            <text:p>Macarena, Jimena y Adriana están a un paso de descubrir que preoucuparse de lo que los demás opinan puede malograr cualquier sueño.Fuimos canciones es la novela de tres amigas con una historia impactante que provocará la carcajada en las lectoras, tres historias distintas, originales al más puro estilo Benavent.</text:p>
            <text:p/>
            <text:p>¿Qué sucede cuando ignoramos la opiniones de los otros y empezamos a amar libres de culpa, sin remordimientos?</text:p>
            <text:p/>
            <text:p>Número de páginas 544.</text:p>
            <text:p/>
          </table:table-cell>
          <table:table-cell office:value-type="float" office:value="16.899999999999999" table:style-name="ce1">
            <text:p>16,9</text:p>
          </table:table-cell>
          <table:table-cell office:value-type="float" office:value="14.04" table:style-name="ce1">
            <text:p>14,04</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61234.jpg">http://media.grutinet.com/articulos/or/or_61234.jpg</text:a></text:p>
          </table:table-cell>
          <table:table-cell office:value-type="string" table:style-name="ce4">
            <text:p><text:a xlink:href="http://media.grutinet.com/articulos/lg/lg_61234_0.jpg">http://media.grutinet.com/articulos/lg/lg_61234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61452" table:style-name="ce1">
            <text:p>61452</text:p>
          </table:table-cell>
          <table:table-cell office:value-type="string" table:style-name="ce2">
            <text:p>VARIOS</text:p>
          </table:table-cell>
          <table:table-cell office:value-type="string" table:style-name="ce2">
            <text:p>LIBROS</text:p>
          </table:table-cell>
          <table:table-cell office:value-type="string" table:style-name="ce2">
            <text:p>MÁS OSCURO (CINCUENTA SOMBRAS CONTADA POR CHRISTIAN GREY 2)<text:s/></text:p>
          </table:table-cell>
          <table:table-cell office:value-type="string" table:style-name="ce2">
            <text:p>RANDOM HOUSE</text:p>
          </table:table-cell>
          <table:table-cell office:value-type="string" table:style-name="ce3">
            <text:p>MÁS OSCURO (CINCUENTA SOMBRAS CONTADA POR CHRISTIAN GREY 2)<text:s/></text:p>
            <text:p/>
            <text:p>E.L. JAMES.</text:p>
            <text:p/>
            <text:p>Revive la pasión de Cincuenta sombras más oscuras a través de los ojos de Christian Grey.</text:p>
            <text:p/>
            <text:p>E.L. James vuelve a sumergirnos, con una mirada más oscura y profunda, en el universo de «Cincuenta sombras», la historia de amor que ha seducido a millones de lectores en todo el mundo.</text:p>
            <text:p/>
            <text:p>Aunque aquella ardiente y sensual relación acabó marcada por el sufrimiento y los reproches, Christian Grey no logra quitarse a Anastasia de la cabeza ni del corazón. Decidido a recuperarla y a amarla aceptando sus condiciones, intenta reprimir sus deseos más oscuros y la necesidad de tenerlo todo bajo control.</text:p>
            <text:p/>
            <text:p>Sin embargo, las pesadillas de la infancia no dejan de perseguirle y, además, el insidioso jefe de Ana, Jack Hyde, claramente la quiere para él. ¿Podrá el doctor Flynn, psicólogo y confidente de Christian, ayudarle a enfrentarse a sus propios fantasmas, o acabarán la posesiva y seductora maestra Elena y la perturbada Leila, su devota y anterior sumisa, arrastrando a Grey al pasado?</text:p>
            <text:p/>
            <text:p>Y si finalmente consigue recuperar a Ana, ¿será capaz, un hombre tan oscuro y lastimado, de retenerla a su lado?</text:p>
            <text:p/>
            <text:p/>
            <text:p><text:s/>Formato: Tapa blanda bolsillo</text:p>
            <text:p><text:s/>Páginas: 640</text:p>
            <text:p/>
            <text:p/>
          </table:table-cell>
          <table:table-cell office:value-type="float" office:value="6.95" table:style-name="ce1">
            <text:p>6,95</text:p>
          </table:table-cell>
          <table:table-cell office:value-type="float" office:value="5.78" table:style-name="ce1">
            <text:p>5,78</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61452.jpg">http://media.grutinet.com/articulos/or/or_61452.jpg</text:a></text:p>
          </table:table-cell>
          <table:table-cell office:value-type="string" table:style-name="ce4">
            <text:p><text:a xlink:href="http://media.grutinet.com/articulos/lg/lg_61452_0.jpg">http://media.grutinet.com/articulos/lg/lg_61452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61455" table:style-name="ce1">
            <text:p>61455</text:p>
          </table:table-cell>
          <table:table-cell office:value-type="string" table:style-name="ce2">
            <text:p>VARIOS</text:p>
          </table:table-cell>
          <table:table-cell office:value-type="string" table:style-name="ce2">
            <text:p>LIBROS</text:p>
          </table:table-cell>
          <table:table-cell office:value-type="string" table:style-name="ce2">
            <text:p>CORAZÓN DESNUDO (TRILOGÍA CORAZÓN 1)<text:s/></text:p>
          </table:table-cell>
          <table:table-cell office:value-type="string" table:style-name="ce2">
            <text:p>RANDOM HOUSE</text:p>
          </table:table-cell>
          <table:table-cell office:value-type="string" table:style-name="ce3">
            <text:p>CORAZÓN DESNUDO (TRILOGÍA CORAZÓN 1)<text:s text:c="2"/></text:p>
            <text:p/>
            <text:p>Elena Montagud.</text:p>
            <text:p/>
            <text:p>Has dudado mucho, pero ahora ya lo sabes: es el hombre de tu vida. ¿Cómo conseguirás retenerlo a tu lado?</text:p>
            <text:p/>
            <text:p>Corazón desnudo es el esperadísimo y ardiente desenlace de la trilogía «Corazón» de Elena Montagud, iniciada con Corazón elástico y Corazón indomable.</text:p>
            <text:p/>
            <text:p>ADVERTENCIA: El esperado desenlace de esta ardiente e inolvidable trilogía puede dejarte sin respiración.Blanca y Adrián deben separarse cuando él acepta la oferta de montar su obra musical en los escenarios de Broadway. Pero no se trata solo un distanciamiento físico por trabajo y Blanca lo sabe. Detrás de esa separación se esconden también otros miedos que ella no llega a entender del todo y que le hacen temer que Adrián se esté replanteando su relación.</text:p>
            <text:p/>
            <text:p>Por eso, cuando por fin él la invita al estreno de la obra en Nueva York, una Blanca más decidida y hermosa que nunca se decide a tomar la Gran Manzana al asalto y dejarle claro que ese músico que la enamoró en la adolescencia es el hombre a quien sigue amando y deseando, el único que la hace vibrar de placer y temblar de verdadera emoción.</text:p>
            <text:p/>
            <text:p>Una novela para quienes se atreven a saltar al abismo del amor sin más red que un corazón sincero. Intenso, vertiginoso, sensible, sexual... Nunca lo olvidarás.</text:p>
            <text:p/>
            <text:p/>
            <text:p><text:s/>Formato: Tapa blanda bolsillo</text:p>
            <text:p><text:s/>Páginas: 480</text:p>
            <text:p/>
            <text:p/>
          </table:table-cell>
          <table:table-cell office:value-type="float" office:value="6.95" table:style-name="ce1">
            <text:p>6,95</text:p>
          </table:table-cell>
          <table:table-cell office:value-type="float" office:value="5.78" table:style-name="ce1">
            <text:p>5,7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61455.jpg">http://media.grutinet.com/articulos/or/or_61455.jpg</text:a></text:p>
          </table:table-cell>
          <table:table-cell office:value-type="string" table:style-name="ce4">
            <text:p><text:a xlink:href="http://media.grutinet.com/articulos/lg/lg_61455_0.jpg">http://media.grutinet.com/articulos/lg/lg_61455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61760" table:style-name="ce1">
            <text:p>61760</text:p>
          </table:table-cell>
          <table:table-cell office:value-type="string" table:style-name="ce2">
            <text:p>JUGUETES XXX</text:p>
          </table:table-cell>
          <table:table-cell office:value-type="string" table:style-name="ce2">
            <text:p>ELECTROESTIMULACION</text:p>
          </table:table-cell>
          <table:table-cell office:value-type="string" table:style-name="ce2">
            <text:p>PAD KIT JUEGO DE ELECTROESTIMULACIÓN - BLANCO</text:p>
          </table:table-cell>
          <table:table-cell office:value-type="string" table:style-name="ce2">
            <text:p>SHOTS</text:p>
          </table:table-cell>
          <table:table-cell office:value-type="string" table:style-name="ce3">
            <text:p>PAD KIT<text:s/></text:p>
            <text:p/>
            <text:p>Este excitante set consiste de 6 almohadillas y 1 controlador con 2 cables. Viene en 3 diferentes formas: cuadrada, ovalada y fantasía.</text:p>
            <text:p/>
            <text:p>Asegura estas almohadillas de uso único al cuerpo y conéctelas con los dos cables al controlador para obtener emocionantes resultados. Un cable tiene 2 puntos de conexión y el otro 4 para poder conectar todas las 6 almohadillas al mismo tiempo.</text:p>
            <text:p/>
            <text:p>Sólo asegúrate de que ambos cables estén conectados y hagan contacto simultáneamente para obtener un efecto completo.</text:p>
            <text:p/>
          </table:table-cell>
          <table:table-cell office:value-type="float" office:value="58.95" table:style-name="ce1">
            <text:p>58,95</text:p>
          </table:table-cell>
          <table:table-cell office:value-type="float" office:value="20.97" table:style-name="ce1">
            <text:p>20,97</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1760.jpg">http://media.grutinet.com/articulos/or/or_61760.jpg</text:a></text:p>
          </table:table-cell>
          <table:table-cell office:value-type="string" table:style-name="ce4">
            <text:p><text:a xlink:href="http://media.grutinet.com/articulos/lg/lg_61760_0.jpg">http://media.grutinet.com/articulos/lg/lg_61760_0.jpg</text:a></text:p>
          </table:table-cell>
          <table:table-cell office:value-type="string" table:style-name="ce4">
            <text:p><text:a xlink:href="http://media.grutinet.com/articulos/lg/lg_61760_1.jpg">http://media.grutinet.com/articulos/lg/lg_61760_1.jpg</text:a></text:p>
          </table:table-cell>
          <table:table-cell office:value-type="string" table:style-name="ce4">
            <text:p><text:a xlink:href="http://media.grutinet.com/articulos/lg/lg_61760_2.jpg">http://media.grutinet.com/articulos/lg/lg_61760_2.jpg</text:a></text:p>
          </table:table-cell>
          <table:table-cell table:style-name="ce1"/>
          <table:table-cell office:value-type="string" table:style-name="ce4">
            <text:p><text:a xlink:href="http://media.grutinet.com/articulos/lg/lg_61760_3.jpg">http://media.grutinet.com/articulos/lg/lg_61760_3.jpg</text:a></text:p>
          </table:table-cell>
          <table:table-cell table:number-columns-repeated="6" table:style-name="ce2"/>
          <table:table-cell table:number-columns-repeated="16359"/>
        </table:table-row>
        <table:table-row table:style-name="ro2">
          <table:table-cell office:value-type="float" office:value="63018" table:style-name="ce1">
            <text:p>63018</text:p>
          </table:table-cell>
          <table:table-cell office:value-type="string" table:style-name="ce2">
            <text:p>LENCERIA</text:p>
          </table:table-cell>
          <table:table-cell office:value-type="string" table:style-name="ce2">
            <text:p>CONJUNTOS</text:p>
          </table:table-cell>
          <table:table-cell office:value-type="string" table:style-name="ce2">
            <text:p>CONJUNTO DE ENCAJE COLLAR, TOP Y TANGA - NEGRO</text:p>
          </table:table-cell>
          <table:table-cell office:value-type="string" table:style-name="ce2">
            <text:p>LEG AVENUE</text:p>
          </table:table-cell>
          <table:table-cell office:value-type="string" table:style-name="ce3">
            <text:p>LACE TOP WITH CHOKER AND THONG</text:p>
            <text:p/>
            <text:p>Conjunto 3 piezas de encaje y transparencias, compuesto por collar, top con mangas y tanga a juego.</text:p>
            <text:p/>
            <text:p>¡El look perfecto para tus mejores ocasiones!</text:p>
            <text:p/>
            <text:p><text:s/></text:p>
            <text:p/>
          </table:table-cell>
          <table:table-cell office:value-type="float" office:value="31.99" table:style-name="ce1">
            <text:p>31,99</text:p>
          </table:table-cell>
          <table:table-cell office:value-type="float" office:value="14.23" table:style-name="ce1">
            <text:p>14,2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63018.jpg">http://media.grutinet.com/articulos/or/or_63018.jpg</text:a></text:p>
          </table:table-cell>
          <table:table-cell office:value-type="string" table:style-name="ce4">
            <text:p><text:a xlink:href="http://media.grutinet.com/articulos/lg/lg_63018_0.jpg">http://media.grutinet.com/articulos/lg/lg_63018_0.jpg</text:a></text:p>
          </table:table-cell>
          <table:table-cell office:value-type="string" table:style-name="ce4">
            <text:p><text:a xlink:href="http://media.grutinet.com/articulos/lg/lg_63018_1.jpg">http://media.grutinet.com/articulos/lg/lg_63018_1.jpg</text:a></text:p>
          </table:table-cell>
          <table:table-cell table:style-name="ce2"/>
          <table:table-cell office:value-type="float" office:value="63016" table:style-name="ce1">
            <text:p>63016</text:p>
          </table:table-cell>
          <table:table-cell table:number-columns-repeated="7" table:style-name="ce2"/>
          <table:table-cell table:number-columns-repeated="16359"/>
        </table:table-row>
        <table:table-row table:style-name="ro2">
          <table:table-cell office:value-type="float" office:value="63021" table:style-name="ce1">
            <text:p>63021</text:p>
          </table:table-cell>
          <table:table-cell office:value-type="string" table:style-name="ce2">
            <text:p>LENCERIA</text:p>
          </table:table-cell>
          <table:table-cell office:value-type="string" table:style-name="ce2">
            <text:p>CONJUNTOS</text:p>
          </table:table-cell>
          <table:table-cell office:value-type="string" table:style-name="ce2">
            <text:p>CONJUNTO DE ENCAJE COLLAR, TOP Y TANGA - BLANCO</text:p>
          </table:table-cell>
          <table:table-cell office:value-type="string" table:style-name="ce2">
            <text:p>LEG AVENUE</text:p>
          </table:table-cell>
          <table:table-cell office:value-type="string" table:style-name="ce3">
            <text:p>LACE TOP WITH CHOKER AND THONG</text:p>
            <text:p/>
            <text:p>Conjunto 3 piezas de encaje y transparencias, compuesto por collar, top con mangas y tanga a juego.</text:p>
            <text:p/>
            <text:p>¡El look perfecto para tus mejores ocasiones!</text:p>
            <text:p/>
            <text:p><text:s/></text:p>
            <text:p/>
          </table:table-cell>
          <table:table-cell office:value-type="float" office:value="31.99" table:style-name="ce1">
            <text:p>31,99</text:p>
          </table:table-cell>
          <table:table-cell office:value-type="float" office:value="14.23" table:style-name="ce1">
            <text:p>14,2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63021.jpg">http://media.grutinet.com/articulos/or/or_63021.jpg</text:a></text:p>
          </table:table-cell>
          <table:table-cell office:value-type="string" table:style-name="ce4">
            <text:p><text:a xlink:href="http://media.grutinet.com/articulos/lg/lg_63021_0.jpg">http://media.grutinet.com/articulos/lg/lg_63021_0.jpg</text:a></text:p>
          </table:table-cell>
          <table:table-cell office:value-type="string" table:style-name="ce4">
            <text:p><text:a xlink:href="http://media.grutinet.com/articulos/lg/lg_63021_1.jpg">http://media.grutinet.com/articulos/lg/lg_63021_1.jpg</text:a></text:p>
          </table:table-cell>
          <table:table-cell office:value-type="string" table:style-name="ce4">
            <text:p><text:a xlink:href="http://media.grutinet.com/articulos/lg/lg_63021_2.jpg">http://media.grutinet.com/articulos/lg/lg_63021_2.jpg</text:a></text:p>
          </table:table-cell>
          <table:table-cell office:value-type="float" office:value="63021" table:style-name="ce1">
            <text:p>63021</text:p>
          </table:table-cell>
          <table:table-cell table:number-columns-repeated="7" table:style-name="ce2"/>
          <table:table-cell table:number-columns-repeated="16359"/>
        </table:table-row>
        <table:table-row table:style-name="ro2">
          <table:table-cell office:value-type="float" office:value="63057" table:style-name="ce1">
            <text:p>63057</text:p>
          </table:table-cell>
          <table:table-cell office:value-type="string" table:style-name="ce2">
            <text:p>LENCERIA</text:p>
          </table:table-cell>
          <table:table-cell office:value-type="string" table:style-name="ce2">
            <text:p>CONJUNTOS</text:p>
          </table:table-cell>
          <table:table-cell office:value-type="string" table:style-name="ce2">
            <text:p>CONJUNTO LACE BRALETTE CON TANGA DE TIRAS - NEGRO</text:p>
          </table:table-cell>
          <table:table-cell office:value-type="string" table:style-name="ce2">
            <text:p>LEG AVENUE</text:p>
          </table:table-cell>
          <table:table-cell office:value-type="string" table:style-name="ce3">
            <text:p>LACE BRALETTE AND THONG<text:s/></text:p>
            <text:p/>
            <text:p>Conjunto 2 piezas compuesto por sujetador de encaje estilo bralette con escote en V, y tanga a juego con detalle de mariposa en la parte delantera.</text:p>
            <text:p/>
            <text:p>¡El look perfecto para tus mejores ocasiones!</text:p>
            <text:p/>
          </table:table-cell>
          <table:table-cell office:value-type="float" office:value="32.99" table:style-name="ce1">
            <text:p>32,99</text:p>
          </table:table-cell>
          <table:table-cell office:value-type="float" office:value="14.91" table:style-name="ce1">
            <text:p>14,9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63057.jpg">http://media.grutinet.com/articulos/or/or_63057.jpg</text:a></text:p>
          </table:table-cell>
          <table:table-cell office:value-type="string" table:style-name="ce4">
            <text:p><text:a xlink:href="http://media.grutinet.com/articulos/lg/lg_63057_0.jpg">http://media.grutinet.com/articulos/lg/lg_63057_0.jpg</text:a></text:p>
          </table:table-cell>
          <table:table-cell office:value-type="string" table:style-name="ce4">
            <text:p><text:a xlink:href="http://media.grutinet.com/articulos/lg/lg_63057_1.jpg">http://media.grutinet.com/articulos/lg/lg_63057_1.jpg</text:a></text:p>
          </table:table-cell>
          <table:table-cell office:value-type="string" table:style-name="ce4">
            <text:p><text:a xlink:href="http://media.grutinet.com/articulos/lg/lg_63057_2.jpg">http://media.grutinet.com/articulos/lg/lg_63057_2.jpg</text:a></text:p>
          </table:table-cell>
          <table:table-cell office:value-type="float" office:value="63058" table:style-name="ce1">
            <text:p>63058</text:p>
          </table:table-cell>
          <table:table-cell office:value-type="string" table:style-name="ce4">
            <text:p><text:a xlink:href="http://media.grutinet.com/articulos/lg/lg_63057_3.jpg">http://media.grutinet.com/articulos/lg/lg_63057_3.jpg</text:a></text:p>
          </table:table-cell>
          <table:table-cell office:value-type="string" table:style-name="ce4">
            <text:p><text:a xlink:href="http://media.grutinet.com/articulos/lg/lg_63057_4.jpg">http://media.grutinet.com/articulos/lg/lg_63057_4.jpg</text:a></text:p>
          </table:table-cell>
          <table:table-cell table:number-columns-repeated="5" table:style-name="ce2"/>
          <table:table-cell table:number-columns-repeated="16359"/>
        </table:table-row>
        <table:table-row table:style-name="ro2">
          <table:table-cell office:value-type="float" office:value="63638" table:style-name="ce1">
            <text:p>63638</text:p>
          </table:table-cell>
          <table:table-cell office:value-type="string" table:style-name="ce2">
            <text:p>LENCERIA</text:p>
          </table:table-cell>
          <table:table-cell office:value-type="string" table:style-name="ce2">
            <text:p>VESTIDOS</text:p>
          </table:table-cell>
          <table:table-cell office:value-type="string" table:style-name="ce2">
            <text:p>CAFTÁN DE ENCAJE CON TANGA A JUEGO NEGRO</text:p>
          </table:table-cell>
          <table:table-cell office:value-type="string" table:style-name="ce2">
            <text:p>LEG AVENUE</text:p>
          </table:table-cell>
          <table:table-cell office:value-type="string" table:style-name="ce3">
            <text:p>LACE KAFTEN ROBE AND THONG<text:s/></text:p>
            <text:p/>
            <text:p>Conjunto 2 piezas compuesto por caftán largo de encaje con cintas de satén en los costados y tanga a juego.</text:p>
            <text:p/>
            <text:p>¡Sexy, cómodo y muy elegante!</text:p>
            <text:p/>
          </table:table-cell>
          <table:table-cell office:value-type="float" office:value="52.99" table:style-name="ce1">
            <text:p>52,99</text:p>
          </table:table-cell>
          <table:table-cell office:value-type="float" office:value="23.64" table:style-name="ce1">
            <text:p>23,6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63638.jpg">http://media.grutinet.com/articulos/or/or_63638.jpg</text:a></text:p>
          </table:table-cell>
          <table:table-cell office:value-type="string" table:style-name="ce4">
            <text:p><text:a xlink:href="http://media.grutinet.com/articulos/lg/lg_63638_0.jpg">http://media.grutinet.com/articulos/lg/lg_63638_0.jpg</text:a></text:p>
          </table:table-cell>
          <table:table-cell office:value-type="string" table:style-name="ce4">
            <text:p><text:a xlink:href="http://media.grutinet.com/articulos/lg/lg_63638_1.jpg">http://media.grutinet.com/articulos/lg/lg_63638_1.jpg</text:a></text:p>
          </table:table-cell>
          <table:table-cell office:value-type="string" table:style-name="ce4">
            <text:p><text:a xlink:href="http://media.grutinet.com/articulos/lg/lg_63638_2.jpg">http://media.grutinet.com/articulos/lg/lg_63638_2.jpg</text:a></text:p>
          </table:table-cell>
          <table:table-cell office:value-type="float" office:value="63637" table:style-name="ce1">
            <text:p>63637</text:p>
          </table:table-cell>
          <table:table-cell table:number-columns-repeated="7" table:style-name="ce2"/>
          <table:table-cell table:number-columns-repeated="16359"/>
        </table:table-row>
        <table:table-row table:style-name="ro2">
          <table:table-cell office:value-type="float" office:value="63639" table:style-name="ce1">
            <text:p>63639</text:p>
          </table:table-cell>
          <table:table-cell office:value-type="string" table:style-name="ce2">
            <text:p>LENCERIA</text:p>
          </table:table-cell>
          <table:table-cell office:value-type="string" table:style-name="ce2">
            <text:p>VESTIDOS</text:p>
          </table:table-cell>
          <table:table-cell office:value-type="string" table:style-name="ce2">
            <text:p>CAFTÁN DE ENCAJE CON TANGA A JUEGO NEGRO</text:p>
          </table:table-cell>
          <table:table-cell office:value-type="string" table:style-name="ce2">
            <text:p>LEG AVENUE</text:p>
          </table:table-cell>
          <table:table-cell office:value-type="string" table:style-name="ce3">
            <text:p>LACE KAFTEN ROBE AND THONG<text:s/></text:p>
            <text:p/>
            <text:p>Conjunto 2 piezas compuesto por caftán largo de encaje con cintas de satén en los costados y tanga a juego.</text:p>
            <text:p/>
            <text:p>¡Sexy, cómodo y muy elegante!</text:p>
            <text:p/>
          </table:table-cell>
          <table:table-cell office:value-type="float" office:value="52.99" table:style-name="ce1">
            <text:p>52,99</text:p>
          </table:table-cell>
          <table:table-cell office:value-type="float" office:value="23.64" table:style-name="ce1">
            <text:p>23,6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63639.jpg">http://media.grutinet.com/articulos/or/or_63639.jpg</text:a></text:p>
          </table:table-cell>
          <table:table-cell office:value-type="string" table:style-name="ce4">
            <text:p><text:a xlink:href="http://media.grutinet.com/articulos/lg/lg_63639_0.jpg">http://media.grutinet.com/articulos/lg/lg_63639_0.jpg</text:a></text:p>
          </table:table-cell>
          <table:table-cell office:value-type="string" table:style-name="ce4">
            <text:p><text:a xlink:href="http://media.grutinet.com/articulos/lg/lg_63639_1.jpg">http://media.grutinet.com/articulos/lg/lg_63639_1.jpg</text:a></text:p>
          </table:table-cell>
          <table:table-cell office:value-type="string" table:style-name="ce4">
            <text:p><text:a xlink:href="http://media.grutinet.com/articulos/lg/lg_63639_2.jpg">http://media.grutinet.com/articulos/lg/lg_63639_2.jpg</text:a></text:p>
          </table:table-cell>
          <table:table-cell office:value-type="float" office:value="63637" table:style-name="ce1">
            <text:p>63637</text:p>
          </table:table-cell>
          <table:table-cell table:number-columns-repeated="7" table:style-name="ce2"/>
          <table:table-cell table:number-columns-repeated="16359"/>
        </table:table-row>
        <table:table-row table:style-name="ro2">
          <table:table-cell office:value-type="float" office:value="63756" table:style-name="ce1">
            <text:p>63756</text:p>
          </table:table-cell>
          <table:table-cell office:value-type="string" table:style-name="ce2">
            <text:p>JUGUETES XXX</text:p>
          </table:table-cell>
          <table:table-cell office:value-type="string" table:style-name="ce2">
            <text:p>VAGINAS Y ANOS</text:p>
          </table:table-cell>
          <table:table-cell office:value-type="string" table:style-name="ce2">
            <text:p>CYBERSKIN ELITE JACKHAMMER MULTI-SENSATION PUSSY &amp; ASS - OSCURO</text:p>
          </table:table-cell>
          <table:table-cell office:value-type="string" table:style-name="ce2">
            <text:p>TOPCO SALES</text:p>
          </table:table-cell>
          <table:table-cell office:value-type="string" table:style-name="ce3">
            <text:p>CYBERSKIN ELITE JACKHAMMER MULTI-SENSATION PUSSY &amp; ASS</text:p>
            <text:p/>
            <text:p>El masturbador CyberSkin Elite Jackhammer ofrece la experiencia más realista que te puedas imaginar con una combinación única de movimientos de tracción y compresión hiperrealistas que se ejecutan en su comando.</text:p>
            <text:p/>
            <text:p>Masajea el movimiento con solo presionar un botón y disfruta de la sensación real y los detalles pintados a mano de este masturbador de material CyberSkin, ahora equipado con la tecnología de masturbación automática más moderna disponible hasta la fecha.</text:p>
            <text:p/>
            <text:p>Cuenta con una bala con 6 modos distintos de vibración y es resistente al agua.</text:p>
            <text:p/>
            <text:p>Dimensiones del producto: 36 x 50,8 cm</text:p>
            <text:p/>
            <text:p>Peso: 12,8 kg</text:p>
            <text:p/>
          </table:table-cell>
          <table:table-cell office:value-type="float" office:value="1005.95" table:style-name="ce1">
            <text:p>1005,95</text:p>
          </table:table-cell>
          <table:table-cell office:value-type="float" office:value="312.16000000000003" table:style-name="ce1">
            <text:p>312,1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3756.jpg">http://media.grutinet.com/articulos/or/or_63756.jpg</text:a></text:p>
          </table:table-cell>
          <table:table-cell office:value-type="string" table:style-name="ce4">
            <text:p><text:a xlink:href="http://media.grutinet.com/articulos/lg/lg_63756_0.jpg">http://media.grutinet.com/articulos/lg/lg_63756_0.jpg</text:a></text:p>
          </table:table-cell>
          <table:table-cell office:value-type="string" table:style-name="ce4">
            <text:p><text:a xlink:href="http://media.grutinet.com/articulos/lg/lg_63756_1.jpg">http://media.grutinet.com/articulos/lg/lg_63756_1.jpg</text:a></text:p>
          </table:table-cell>
          <table:table-cell office:value-type="string" table:style-name="ce4">
            <text:p><text:a xlink:href="http://media.grutinet.com/articulos/lg/lg_63756_2.jpg">http://media.grutinet.com/articulos/lg/lg_63756_2.jpg</text:a></text:p>
          </table:table-cell>
          <table:table-cell table:style-name="ce1"/>
          <table:table-cell office:value-type="string" table:style-name="ce4">
            <text:p><text:a xlink:href="http://media.grutinet.com/articulos/lg/lg_63756_3.jpg">http://media.grutinet.com/articulos/lg/lg_63756_3.jpg</text:a></text:p>
          </table:table-cell>
          <table:table-cell table:number-columns-repeated="6" table:style-name="ce2"/>
          <table:table-cell table:number-columns-repeated="16359"/>
        </table:table-row>
        <table:table-row table:style-name="ro2">
          <table:table-cell office:value-type="float" office:value="63886" table:style-name="ce1">
            <text:p>63886</text:p>
          </table:table-cell>
          <table:table-cell office:value-type="string" table:style-name="ce2">
            <text:p>LENCERIA</text:p>
          </table:table-cell>
          <table:table-cell office:value-type="string" table:style-name="ce2">
            <text:p>PICARDIAS</text:p>
          </table:table-cell>
          <table:table-cell office:value-type="string" table:style-name="ce2">
            <text:p>PICARDIAS DE ENCAJE FLORAL CON TANGA - NEGRO</text:p>
          </table:table-cell>
          <table:table-cell office:value-type="string" table:style-name="ce2">
            <text:p>LEG AVENUE</text:p>
          </table:table-cell>
          <table:table-cell office:value-type="string" table:style-name="ce3">
            <text:p>LACE DRESS AND STRING</text:p>
            <text:p/>
            <text:p>Picardías con transpareancias y encaje floral con escote halter y espalda semidescubierta.</text:p>
            <text:p/>
            <text:p>Incluye tanga a juego.</text:p>
            <text:p/>
            <text:p>¡El look perfecto para tus mejores ocasiones!</text:p>
            <text:p/>
          </table:table-cell>
          <table:table-cell office:value-type="float" office:value="46.99" table:style-name="ce1">
            <text:p>46,99</text:p>
          </table:table-cell>
          <table:table-cell office:value-type="float" office:value="21.5" table:style-name="ce1">
            <text:p>21,5</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63886.jpg">http://media.grutinet.com/articulos/or/or_63886.jpg</text:a></text:p>
          </table:table-cell>
          <table:table-cell office:value-type="string" table:style-name="ce4">
            <text:p><text:a xlink:href="http://media.grutinet.com/articulos/lg/lg_63886_0.jpg">http://media.grutinet.com/articulos/lg/lg_63886_0.jpg</text:a></text:p>
          </table:table-cell>
          <table:table-cell office:value-type="string" table:style-name="ce4">
            <text:p><text:a xlink:href="http://media.grutinet.com/articulos/lg/lg_63886_1.jpg">http://media.grutinet.com/articulos/lg/lg_63886_1.jpg</text:a></text:p>
          </table:table-cell>
          <table:table-cell office:value-type="string" table:style-name="ce4">
            <text:p><text:a xlink:href="http://media.grutinet.com/articulos/lg/lg_63886_2.jpg">http://media.grutinet.com/articulos/lg/lg_63886_2.jpg</text:a></text:p>
          </table:table-cell>
          <table:table-cell office:value-type="float" office:value="63888" table:style-name="ce1">
            <text:p>63888</text:p>
          </table:table-cell>
          <table:table-cell table:number-columns-repeated="7" table:style-name="ce2"/>
          <table:table-cell table:number-columns-repeated="16359"/>
        </table:table-row>
        <table:table-row table:style-name="ro2">
          <table:table-cell office:value-type="float" office:value="63887" table:style-name="ce1">
            <text:p>63887</text:p>
          </table:table-cell>
          <table:table-cell office:value-type="string" table:style-name="ce2">
            <text:p>LENCERIA</text:p>
          </table:table-cell>
          <table:table-cell office:value-type="string" table:style-name="ce2">
            <text:p>PICARDIAS</text:p>
          </table:table-cell>
          <table:table-cell office:value-type="string" table:style-name="ce2">
            <text:p>PICARDIAS DE ENCAJE FLORAL CON TANGA - NEGRO</text:p>
          </table:table-cell>
          <table:table-cell office:value-type="string" table:style-name="ce2">
            <text:p>LEG AVENUE</text:p>
          </table:table-cell>
          <table:table-cell office:value-type="string" table:style-name="ce3">
            <text:p>LACE DRESS AND STRING</text:p>
            <text:p/>
            <text:p>Picardías con transpareancias y encaje floral con escote halter y espalda semidescubierta.</text:p>
            <text:p/>
            <text:p>Incluye tanga a juego.</text:p>
            <text:p/>
            <text:p>¡El look perfecto para tus mejores ocasiones!</text:p>
            <text:p/>
          </table:table-cell>
          <table:table-cell office:value-type="float" office:value="46.99" table:style-name="ce1">
            <text:p>46,99</text:p>
          </table:table-cell>
          <table:table-cell office:value-type="float" office:value="21.5" table:style-name="ce1">
            <text:p>21,5</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63887.jpg">http://media.grutinet.com/articulos/or/or_63887.jpg</text:a></text:p>
          </table:table-cell>
          <table:table-cell office:value-type="string" table:style-name="ce4">
            <text:p><text:a xlink:href="http://media.grutinet.com/articulos/lg/lg_63887_0.jpg">http://media.grutinet.com/articulos/lg/lg_63887_0.jpg</text:a></text:p>
          </table:table-cell>
          <table:table-cell office:value-type="string" table:style-name="ce4">
            <text:p><text:a xlink:href="http://media.grutinet.com/articulos/lg/lg_63887_1.jpg">http://media.grutinet.com/articulos/lg/lg_63887_1.jpg</text:a></text:p>
          </table:table-cell>
          <table:table-cell office:value-type="string" table:style-name="ce4">
            <text:p><text:a xlink:href="http://media.grutinet.com/articulos/lg/lg_63887_2.jpg">http://media.grutinet.com/articulos/lg/lg_63887_2.jpg</text:a></text:p>
          </table:table-cell>
          <table:table-cell office:value-type="float" office:value="63888" table:style-name="ce1">
            <text:p>63888</text:p>
          </table:table-cell>
          <table:table-cell table:number-columns-repeated="7" table:style-name="ce2"/>
          <table:table-cell table:number-columns-repeated="16359"/>
        </table:table-row>
        <table:table-row table:style-name="ro2">
          <table:table-cell office:value-type="float" office:value="63888" table:style-name="ce1">
            <text:p>63888</text:p>
          </table:table-cell>
          <table:table-cell office:value-type="string" table:style-name="ce2">
            <text:p>LENCERIA</text:p>
          </table:table-cell>
          <table:table-cell office:value-type="string" table:style-name="ce2">
            <text:p>PICARDIAS</text:p>
          </table:table-cell>
          <table:table-cell office:value-type="string" table:style-name="ce2">
            <text:p>PICARDIAS DE ENCAJE FLORAL CON TANGA - NEGRO</text:p>
          </table:table-cell>
          <table:table-cell office:value-type="string" table:style-name="ce2">
            <text:p>LEG AVENUE</text:p>
          </table:table-cell>
          <table:table-cell office:value-type="string" table:style-name="ce3">
            <text:p>LACE DRESS AND STRING</text:p>
            <text:p/>
            <text:p>Picardías con transpareancias y encaje floral con escote halter y espalda semidescubierta.</text:p>
            <text:p/>
            <text:p>Incluye tanga a juego.</text:p>
            <text:p/>
            <text:p>¡El look perfecto para tus mejores ocasiones!</text:p>
            <text:p/>
          </table:table-cell>
          <table:table-cell office:value-type="float" office:value="46.99" table:style-name="ce1">
            <text:p>46,99</text:p>
          </table:table-cell>
          <table:table-cell office:value-type="float" office:value="21.5" table:style-name="ce1">
            <text:p>21,5</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63888.jpg">http://media.grutinet.com/articulos/or/or_63888.jpg</text:a></text:p>
          </table:table-cell>
          <table:table-cell office:value-type="string" table:style-name="ce4">
            <text:p><text:a xlink:href="http://media.grutinet.com/articulos/lg/lg_63888_0.jpg">http://media.grutinet.com/articulos/lg/lg_63888_0.jpg</text:a></text:p>
          </table:table-cell>
          <table:table-cell office:value-type="string" table:style-name="ce4">
            <text:p><text:a xlink:href="http://media.grutinet.com/articulos/lg/lg_63888_1.jpg">http://media.grutinet.com/articulos/lg/lg_63888_1.jpg</text:a></text:p>
          </table:table-cell>
          <table:table-cell office:value-type="string" table:style-name="ce4">
            <text:p><text:a xlink:href="http://media.grutinet.com/articulos/lg/lg_63888_2.jpg">http://media.grutinet.com/articulos/lg/lg_63888_2.jpg</text:a></text:p>
          </table:table-cell>
          <table:table-cell office:value-type="float" office:value="63888" table:style-name="ce1">
            <text:p>63888</text:p>
          </table:table-cell>
          <table:table-cell table:number-columns-repeated="7" table:style-name="ce2"/>
          <table:table-cell table:number-columns-repeated="16359"/>
        </table:table-row>
        <table:table-row table:style-name="ro2">
          <table:table-cell office:value-type="float" office:value="63889" table:style-name="ce1">
            <text:p>63889</text:p>
          </table:table-cell>
          <table:table-cell office:value-type="string" table:style-name="ce2">
            <text:p>LENCERIA</text:p>
          </table:table-cell>
          <table:table-cell office:value-type="string" table:style-name="ce2">
            <text:p>PICARDIAS</text:p>
          </table:table-cell>
          <table:table-cell office:value-type="string" table:style-name="ce2">
            <text:p>PICARDIAS DE ENCAJE FLORAL CON TANGA - NEGRO</text:p>
          </table:table-cell>
          <table:table-cell office:value-type="string" table:style-name="ce2">
            <text:p>LEG AVENUE</text:p>
          </table:table-cell>
          <table:table-cell office:value-type="string" table:style-name="ce3">
            <text:p>LACE DRESS AND STRING</text:p>
            <text:p/>
            <text:p>Picardías con transpareancias y encaje floral con escote halter y espalda semidescubierta.</text:p>
            <text:p/>
            <text:p>Incluye tanga a juego.</text:p>
            <text:p/>
            <text:p>¡El look perfecto para tus mejores ocasiones!</text:p>
            <text:p/>
          </table:table-cell>
          <table:table-cell office:value-type="float" office:value="46.99" table:style-name="ce1">
            <text:p>46,99</text:p>
          </table:table-cell>
          <table:table-cell office:value-type="float" office:value="21.5" table:style-name="ce1">
            <text:p>21,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63889.jpg">http://media.grutinet.com/articulos/or/or_63889.jpg</text:a></text:p>
          </table:table-cell>
          <table:table-cell office:value-type="string" table:style-name="ce4">
            <text:p><text:a xlink:href="http://media.grutinet.com/articulos/lg/lg_63889_0.jpg">http://media.grutinet.com/articulos/lg/lg_63889_0.jpg</text:a></text:p>
          </table:table-cell>
          <table:table-cell office:value-type="string" table:style-name="ce4">
            <text:p><text:a xlink:href="http://media.grutinet.com/articulos/lg/lg_63889_1.jpg">http://media.grutinet.com/articulos/lg/lg_63889_1.jpg</text:a></text:p>
          </table:table-cell>
          <table:table-cell office:value-type="string" table:style-name="ce4">
            <text:p><text:a xlink:href="http://media.grutinet.com/articulos/lg/lg_63889_2.jpg">http://media.grutinet.com/articulos/lg/lg_63889_2.jpg</text:a></text:p>
          </table:table-cell>
          <table:table-cell office:value-type="float" office:value="63888" table:style-name="ce1">
            <text:p>63888</text:p>
          </table:table-cell>
          <table:table-cell table:number-columns-repeated="7" table:style-name="ce2"/>
          <table:table-cell table:number-columns-repeated="16359"/>
        </table:table-row>
        <table:table-row table:style-name="ro2">
          <table:table-cell office:value-type="float" office:value="63890" table:style-name="ce1">
            <text:p>63890</text:p>
          </table:table-cell>
          <table:table-cell office:value-type="string" table:style-name="ce2">
            <text:p>LENCERIA</text:p>
          </table:table-cell>
          <table:table-cell office:value-type="string" table:style-name="ce2">
            <text:p>MONOS</text:p>
          </table:table-cell>
          <table:table-cell office:value-type="string" table:style-name="ce2">
            <text:p>MONO LARGO CON ESCOTE DE ENCAJE</text:p>
          </table:table-cell>
          <table:table-cell office:value-type="string" table:style-name="ce2">
            <text:p>LEG AVENUE</text:p>
          </table:table-cell>
          <table:table-cell office:value-type="string" table:style-name="ce3">
            <text:p>ONESIE WITH LACE BODICE</text:p>
            <text:p/>
            <text:p>Mono largo de y ancho, con escote decorado con encaje.</text:p>
            <text:p/>
            <text:p>Puedes usarlo para dormir, o ir cómoda en casa a la vez que elegante y sexy.</text:p>
            <text:p/>
            <text:p><text:s/></text:p>
            <text:p/>
            <text:p><text:s/></text:p>
            <text:p/>
          </table:table-cell>
          <table:table-cell office:value-type="float" office:value="43.99" table:style-name="ce1">
            <text:p>43,99</text:p>
          </table:table-cell>
          <table:table-cell office:value-type="float" office:value="20.25" table:style-name="ce1">
            <text:p>20,25</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63890.jpg">http://media.grutinet.com/articulos/or/or_63890.jpg</text:a></text:p>
          </table:table-cell>
          <table:table-cell office:value-type="string" table:style-name="ce4">
            <text:p><text:a xlink:href="http://media.grutinet.com/articulos/lg/lg_63890_0.jpg">http://media.grutinet.com/articulos/lg/lg_63890_0.jpg</text:a></text:p>
          </table:table-cell>
          <table:table-cell office:value-type="string" table:style-name="ce4">
            <text:p><text:a xlink:href="http://media.grutinet.com/articulos/lg/lg_63890_1.jpg">http://media.grutinet.com/articulos/lg/lg_63890_1.jpg</text:a></text:p>
          </table:table-cell>
          <table:table-cell office:value-type="string" table:style-name="ce4">
            <text:p><text:a xlink:href="http://media.grutinet.com/articulos/lg/lg_63890_2.jpg">http://media.grutinet.com/articulos/lg/lg_63890_2.jpg</text:a></text:p>
          </table:table-cell>
          <table:table-cell office:value-type="float" office:value="63891" table:style-name="ce1">
            <text:p>63891</text:p>
          </table:table-cell>
          <table:table-cell table:number-columns-repeated="7" table:style-name="ce2"/>
          <table:table-cell table:number-columns-repeated="16359"/>
        </table:table-row>
        <table:table-row table:style-name="ro2">
          <table:table-cell office:value-type="float" office:value="63891" table:style-name="ce1">
            <text:p>63891</text:p>
          </table:table-cell>
          <table:table-cell office:value-type="string" table:style-name="ce2">
            <text:p>LENCERIA</text:p>
          </table:table-cell>
          <table:table-cell office:value-type="string" table:style-name="ce2">
            <text:p>MONOS</text:p>
          </table:table-cell>
          <table:table-cell office:value-type="string" table:style-name="ce2">
            <text:p>MONO LARGO CON ESCOTE DE ENCAJE</text:p>
          </table:table-cell>
          <table:table-cell office:value-type="string" table:style-name="ce2">
            <text:p>LEG AVENUE</text:p>
          </table:table-cell>
          <table:table-cell office:value-type="string" table:style-name="ce3">
            <text:p>ONESIE WITH LACE BODICE</text:p>
            <text:p/>
            <text:p>Mono largo de y ancho, con escote decorado con encaje.</text:p>
            <text:p/>
            <text:p>Puedes usarlo para dormir, o ir cómoda en casa a la vez que elegante y sexy.</text:p>
            <text:p/>
            <text:p><text:s/></text:p>
            <text:p/>
            <text:p><text:s/></text:p>
            <text:p/>
          </table:table-cell>
          <table:table-cell office:value-type="float" office:value="43.99" table:style-name="ce1">
            <text:p>43,99</text:p>
          </table:table-cell>
          <table:table-cell office:value-type="float" office:value="20.25" table:style-name="ce1">
            <text:p>20,2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63891.jpg">http://media.grutinet.com/articulos/or/or_63891.jpg</text:a></text:p>
          </table:table-cell>
          <table:table-cell office:value-type="string" table:style-name="ce4">
            <text:p><text:a xlink:href="http://media.grutinet.com/articulos/lg/lg_63891_0.jpg">http://media.grutinet.com/articulos/lg/lg_63891_0.jpg</text:a></text:p>
          </table:table-cell>
          <table:table-cell office:value-type="string" table:style-name="ce4">
            <text:p><text:a xlink:href="http://media.grutinet.com/articulos/lg/lg_63891_1.jpg">http://media.grutinet.com/articulos/lg/lg_63891_1.jpg</text:a></text:p>
          </table:table-cell>
          <table:table-cell office:value-type="string" table:style-name="ce4">
            <text:p><text:a xlink:href="http://media.grutinet.com/articulos/lg/lg_63891_2.jpg">http://media.grutinet.com/articulos/lg/lg_63891_2.jpg</text:a></text:p>
          </table:table-cell>
          <table:table-cell office:value-type="float" office:value="63891" table:style-name="ce1">
            <text:p>63891</text:p>
          </table:table-cell>
          <table:table-cell table:number-columns-repeated="7" table:style-name="ce2"/>
          <table:table-cell table:number-columns-repeated="16359"/>
        </table:table-row>
        <table:table-row table:style-name="ro2">
          <table:table-cell office:value-type="float" office:value="63892" table:style-name="ce1">
            <text:p>63892</text:p>
          </table:table-cell>
          <table:table-cell office:value-type="string" table:style-name="ce2">
            <text:p>LENCERIA</text:p>
          </table:table-cell>
          <table:table-cell office:value-type="string" table:style-name="ce2">
            <text:p>MONOS</text:p>
          </table:table-cell>
          <table:table-cell office:value-type="string" table:style-name="ce2">
            <text:p>MONO LARGO CON ESCOTE DE ENCAJE</text:p>
          </table:table-cell>
          <table:table-cell office:value-type="string" table:style-name="ce2">
            <text:p>LEG AVENUE</text:p>
          </table:table-cell>
          <table:table-cell office:value-type="string" table:style-name="ce3">
            <text:p>ONESIE WITH LACE BODICE</text:p>
            <text:p/>
            <text:p>Mono largo de y ancho, con escote decorado con encaje.</text:p>
            <text:p/>
            <text:p>Puedes usarlo para dormir, o ir cómoda en casa a la vez que elegante y sexy.</text:p>
            <text:p/>
            <text:p><text:s/></text:p>
            <text:p/>
            <text:p><text:s/></text:p>
            <text:p/>
          </table:table-cell>
          <table:table-cell office:value-type="float" office:value="43.99" table:style-name="ce1">
            <text:p>43,99</text:p>
          </table:table-cell>
          <table:table-cell office:value-type="float" office:value="20.25" table:style-name="ce1">
            <text:p>20,25</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63892.jpg">http://media.grutinet.com/articulos/or/or_63892.jpg</text:a></text:p>
          </table:table-cell>
          <table:table-cell office:value-type="string" table:style-name="ce4">
            <text:p><text:a xlink:href="http://media.grutinet.com/articulos/lg/lg_63892_0.jpg">http://media.grutinet.com/articulos/lg/lg_63892_0.jpg</text:a></text:p>
          </table:table-cell>
          <table:table-cell office:value-type="string" table:style-name="ce4">
            <text:p><text:a xlink:href="http://media.grutinet.com/articulos/lg/lg_63892_1.jpg">http://media.grutinet.com/articulos/lg/lg_63892_1.jpg</text:a></text:p>
          </table:table-cell>
          <table:table-cell office:value-type="string" table:style-name="ce4">
            <text:p><text:a xlink:href="http://media.grutinet.com/articulos/lg/lg_63892_2.jpg">http://media.grutinet.com/articulos/lg/lg_63892_2.jpg</text:a></text:p>
          </table:table-cell>
          <table:table-cell office:value-type="float" office:value="63891" table:style-name="ce1">
            <text:p>63891</text:p>
          </table:table-cell>
          <table:table-cell table:number-columns-repeated="7" table:style-name="ce2"/>
          <table:table-cell table:number-columns-repeated="16359"/>
        </table:table-row>
        <table:table-row table:style-name="ro2">
          <table:table-cell office:value-type="float" office:value="63942" table:style-name="ce1">
            <text:p>63942</text:p>
          </table:table-cell>
          <table:table-cell office:value-type="string" table:style-name="ce2">
            <text:p>LENCERIA</text:p>
          </table:table-cell>
          <table:table-cell office:value-type="string" table:style-name="ce2">
            <text:p>BODYS</text:p>
          </table:table-cell>
          <table:table-cell office:value-type="string" table:style-name="ce2">
            <text:p>BODY TEDDY DE ENCAJE FLORAL - NEGRO</text:p>
          </table:table-cell>
          <table:table-cell office:value-type="string" table:style-name="ce2">
            <text:p>LEG AVENUE</text:p>
          </table:table-cell>
          <table:table-cell office:value-type="string" table:style-name="ce3">
            <text:p>LACE TEDDY AND BOTTOM<text:s/></text:p>
            <text:p/>
            <text:p>Body de encaje floral y escote palabra de honor con mangas elásticas.</text:p>
            <text:p/>
            <text:p>Elegantey sexy, es el look perfecto para tus mejores ocasiones.</text:p>
            <text:p/>
          </table:table-cell>
          <table:table-cell office:value-type="float" office:value="26.99" table:style-name="ce1">
            <text:p>26,99</text:p>
          </table:table-cell>
          <table:table-cell office:value-type="float" office:value="12.21" table:style-name="ce1">
            <text:p>12,2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63942.jpg">http://media.grutinet.com/articulos/or/or_63942.jpg</text:a></text:p>
          </table:table-cell>
          <table:table-cell office:value-type="string" table:style-name="ce4">
            <text:p><text:a xlink:href="http://media.grutinet.com/articulos/lg/lg_63942_0.jpg">http://media.grutinet.com/articulos/lg/lg_63942_0.jpg</text:a></text:p>
          </table:table-cell>
          <table:table-cell office:value-type="string" table:style-name="ce4">
            <text:p><text:a xlink:href="http://media.grutinet.com/articulos/lg/lg_63942_1.jpg">http://media.grutinet.com/articulos/lg/lg_63942_1.jpg</text:a></text:p>
          </table:table-cell>
          <table:table-cell office:value-type="string" table:style-name="ce4">
            <text:p><text:a xlink:href="http://media.grutinet.com/articulos/lg/lg_63942_2.jpg">http://media.grutinet.com/articulos/lg/lg_63942_2.jpg</text:a></text:p>
          </table:table-cell>
          <table:table-cell office:value-type="float" office:value="63943" table:style-name="ce1">
            <text:p>63943</text:p>
          </table:table-cell>
          <table:table-cell table:number-columns-repeated="7" table:style-name="ce2"/>
          <table:table-cell table:number-columns-repeated="16359"/>
        </table:table-row>
        <table:table-row table:style-name="ro2">
          <table:table-cell office:value-type="float" office:value="63943" table:style-name="ce1">
            <text:p>63943</text:p>
          </table:table-cell>
          <table:table-cell office:value-type="string" table:style-name="ce2">
            <text:p>LENCERIA</text:p>
          </table:table-cell>
          <table:table-cell office:value-type="string" table:style-name="ce2">
            <text:p>BODYS</text:p>
          </table:table-cell>
          <table:table-cell office:value-type="string" table:style-name="ce2">
            <text:p>BODY TEDDY DE ENCAJE FLORAL - NEGRO</text:p>
          </table:table-cell>
          <table:table-cell office:value-type="string" table:style-name="ce2">
            <text:p>LEG AVENUE</text:p>
          </table:table-cell>
          <table:table-cell office:value-type="string" table:style-name="ce3">
            <text:p>LACE TEDDY AND BOTTOM<text:s/></text:p>
            <text:p/>
            <text:p>Body de encaje floral y escote palabra de honor con mangas elásticas.</text:p>
            <text:p/>
            <text:p>Elegantey sexy, es el look perfecto para tus mejores ocasiones.</text:p>
            <text:p/>
          </table:table-cell>
          <table:table-cell office:value-type="float" office:value="26.99" table:style-name="ce1">
            <text:p>26,99</text:p>
          </table:table-cell>
          <table:table-cell office:value-type="float" office:value="12.21" table:style-name="ce1">
            <text:p>12,2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63943.jpg">http://media.grutinet.com/articulos/or/or_63943.jpg</text:a></text:p>
          </table:table-cell>
          <table:table-cell office:value-type="string" table:style-name="ce4">
            <text:p><text:a xlink:href="http://media.grutinet.com/articulos/lg/lg_63943_0.jpg">http://media.grutinet.com/articulos/lg/lg_63943_0.jpg</text:a></text:p>
          </table:table-cell>
          <table:table-cell office:value-type="string" table:style-name="ce4">
            <text:p><text:a xlink:href="http://media.grutinet.com/articulos/lg/lg_63943_1.jpg">http://media.grutinet.com/articulos/lg/lg_63943_1.jpg</text:a></text:p>
          </table:table-cell>
          <table:table-cell office:value-type="string" table:style-name="ce4">
            <text:p><text:a xlink:href="http://media.grutinet.com/articulos/lg/lg_63943_2.jpg">http://media.grutinet.com/articulos/lg/lg_63943_2.jpg</text:a></text:p>
          </table:table-cell>
          <table:table-cell office:value-type="float" office:value="63943" table:style-name="ce1">
            <text:p>63943</text:p>
          </table:table-cell>
          <table:table-cell table:number-columns-repeated="7" table:style-name="ce2"/>
          <table:table-cell table:number-columns-repeated="16359"/>
        </table:table-row>
        <table:table-row table:style-name="ro2">
          <table:table-cell office:value-type="float" office:value="63944" table:style-name="ce1">
            <text:p>63944</text:p>
          </table:table-cell>
          <table:table-cell office:value-type="string" table:style-name="ce2">
            <text:p>LENCERIA</text:p>
          </table:table-cell>
          <table:table-cell office:value-type="string" table:style-name="ce2">
            <text:p>BODYS</text:p>
          </table:table-cell>
          <table:table-cell office:value-type="string" table:style-name="ce2">
            <text:p>BODY TEDDY DE ENCAJE FLORAL - ROJO</text:p>
          </table:table-cell>
          <table:table-cell office:value-type="string" table:style-name="ce2">
            <text:p>LEG AVENUE</text:p>
          </table:table-cell>
          <table:table-cell office:value-type="string" table:style-name="ce3">
            <text:p>LACE TEDDY AND BOTTOM<text:s/></text:p>
            <text:p/>
            <text:p>Body de encaje floral y escote palabra de honor con mangas elásticas.</text:p>
            <text:p/>
            <text:p>Elegantey sexy, es el look perfecto para tus mejores ocasiones.</text:p>
            <text:p/>
          </table:table-cell>
          <table:table-cell office:value-type="float" office:value="26.99" table:style-name="ce1">
            <text:p>26,99</text:p>
          </table:table-cell>
          <table:table-cell office:value-type="float" office:value="12.21" table:style-name="ce1">
            <text:p>12,2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63944.jpg">http://media.grutinet.com/articulos/or/or_63944.jpg</text:a></text:p>
          </table:table-cell>
          <table:table-cell office:value-type="string" table:style-name="ce4">
            <text:p><text:a xlink:href="http://media.grutinet.com/articulos/lg/lg_63944_0.jpg">http://media.grutinet.com/articulos/lg/lg_63944_0.jpg</text:a></text:p>
          </table:table-cell>
          <table:table-cell office:value-type="string" table:style-name="ce4">
            <text:p><text:a xlink:href="http://media.grutinet.com/articulos/lg/lg_63944_1.jpg">http://media.grutinet.com/articulos/lg/lg_63944_1.jpg</text:a></text:p>
          </table:table-cell>
          <table:table-cell office:value-type="string" table:style-name="ce4">
            <text:p><text:a xlink:href="http://media.grutinet.com/articulos/lg/lg_63944_2.jpg">http://media.grutinet.com/articulos/lg/lg_63944_2.jpg</text:a></text:p>
          </table:table-cell>
          <table:table-cell office:value-type="float" office:value="63945" table:style-name="ce1">
            <text:p>63945</text:p>
          </table:table-cell>
          <table:table-cell table:number-columns-repeated="7" table:style-name="ce2"/>
          <table:table-cell table:number-columns-repeated="16359"/>
        </table:table-row>
        <table:table-row table:style-name="ro2">
          <table:table-cell office:value-type="float" office:value="63945" table:style-name="ce1">
            <text:p>63945</text:p>
          </table:table-cell>
          <table:table-cell office:value-type="string" table:style-name="ce2">
            <text:p>LENCERIA</text:p>
          </table:table-cell>
          <table:table-cell office:value-type="string" table:style-name="ce2">
            <text:p>BODYS</text:p>
          </table:table-cell>
          <table:table-cell office:value-type="string" table:style-name="ce2">
            <text:p>BODY TEDDY DE ENCAJE FLORAL - ROJO</text:p>
          </table:table-cell>
          <table:table-cell office:value-type="string" table:style-name="ce2">
            <text:p>LEG AVENUE</text:p>
          </table:table-cell>
          <table:table-cell office:value-type="string" table:style-name="ce3">
            <text:p>LACE TEDDY AND BOTTOM<text:s/></text:p>
            <text:p/>
            <text:p>Body de encaje floral y escote palabra de honor con mangas elásticas.</text:p>
            <text:p/>
            <text:p>Elegantey sexy, es el look perfecto para tus mejores ocasiones.</text:p>
            <text:p/>
          </table:table-cell>
          <table:table-cell office:value-type="float" office:value="26.99" table:style-name="ce1">
            <text:p>26,99</text:p>
          </table:table-cell>
          <table:table-cell office:value-type="float" office:value="12.21" table:style-name="ce1">
            <text:p>12,2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63945.jpg">http://media.grutinet.com/articulos/or/or_63945.jpg</text:a></text:p>
          </table:table-cell>
          <table:table-cell office:value-type="string" table:style-name="ce4">
            <text:p><text:a xlink:href="http://media.grutinet.com/articulos/lg/lg_63945_0.jpg">http://media.grutinet.com/articulos/lg/lg_63945_0.jpg</text:a></text:p>
          </table:table-cell>
          <table:table-cell office:value-type="string" table:style-name="ce4">
            <text:p><text:a xlink:href="http://media.grutinet.com/articulos/lg/lg_63945_1.jpg">http://media.grutinet.com/articulos/lg/lg_63945_1.jpg</text:a></text:p>
          </table:table-cell>
          <table:table-cell office:value-type="string" table:style-name="ce4">
            <text:p><text:a xlink:href="http://media.grutinet.com/articulos/lg/lg_63945_2.jpg">http://media.grutinet.com/articulos/lg/lg_63945_2.jpg</text:a></text:p>
          </table:table-cell>
          <table:table-cell office:value-type="float" office:value="63945" table:style-name="ce1">
            <text:p>63945</text:p>
          </table:table-cell>
          <table:table-cell table:number-columns-repeated="7" table:style-name="ce2"/>
          <table:table-cell table:number-columns-repeated="16359"/>
        </table:table-row>
        <table:table-row table:style-name="ro2">
          <table:table-cell office:value-type="float" office:value="63947" table:style-name="ce1">
            <text:p>63947</text:p>
          </table:table-cell>
          <table:table-cell office:value-type="string" table:style-name="ce2">
            <text:p>LENCERIA</text:p>
          </table:table-cell>
          <table:table-cell office:value-type="string" table:style-name="ce2">
            <text:p>BODYS</text:p>
          </table:table-cell>
          <table:table-cell office:value-type="string" table:style-name="ce2">
            <text:p>BODY CON ENCAJE Y TRANSPARENCIAS - NEGRO</text:p>
          </table:table-cell>
          <table:table-cell office:value-type="string" table:style-name="ce2">
            <text:p>LEG AVENUE</text:p>
          </table:table-cell>
          <table:table-cell office:value-type="string" table:style-name="ce3">
            <text:p>LACE TEDDY WITH SNAP CROTCH</text:p>
            <text:p/>
            <text:p>Body con encaje y transparencias, el detalle de la espalda semiabierta le da un toque elegante.</text:p>
            <text:p/>
            <text:p>Podrás lucirlo incluso para salir.</text:p>
            <text:p/>
            <text:p>¡El look perfecto para tus mejores ocasiones!</text:p>
            <text:p/>
          </table:table-cell>
          <table:table-cell office:value-type="float" office:value="43.99" table:style-name="ce1">
            <text:p>43,99</text:p>
          </table:table-cell>
          <table:table-cell office:value-type="float" office:value="19.59" table:style-name="ce1">
            <text:p>19,59</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63947.jpg">http://media.grutinet.com/articulos/or/or_63947.jpg</text:a></text:p>
          </table:table-cell>
          <table:table-cell office:value-type="string" table:style-name="ce4">
            <text:p><text:a xlink:href="http://media.grutinet.com/articulos/lg/lg_63947_0.jpg">http://media.grutinet.com/articulos/lg/lg_63947_0.jpg</text:a></text:p>
          </table:table-cell>
          <table:table-cell office:value-type="string" table:style-name="ce4">
            <text:p><text:a xlink:href="http://media.grutinet.com/articulos/lg/lg_63947_1.jpg">http://media.grutinet.com/articulos/lg/lg_63947_1.jpg</text:a></text:p>
          </table:table-cell>
          <table:table-cell table:style-name="ce2"/>
          <table:table-cell office:value-type="float" office:value="63949" table:style-name="ce1">
            <text:p>63949</text:p>
          </table:table-cell>
          <table:table-cell table:number-columns-repeated="7" table:style-name="ce2"/>
          <table:table-cell table:number-columns-repeated="16359"/>
        </table:table-row>
        <table:table-row table:style-name="ro2">
          <table:table-cell office:value-type="float" office:value="63949" table:style-name="ce1">
            <text:p>63949</text:p>
          </table:table-cell>
          <table:table-cell office:value-type="string" table:style-name="ce2">
            <text:p>LENCERIA</text:p>
          </table:table-cell>
          <table:table-cell office:value-type="string" table:style-name="ce2">
            <text:p>BODYS</text:p>
          </table:table-cell>
          <table:table-cell office:value-type="string" table:style-name="ce2">
            <text:p>BODY CON ENCAJE Y TRANSPARENCIAS - NEGRO</text:p>
          </table:table-cell>
          <table:table-cell office:value-type="string" table:style-name="ce2">
            <text:p>LEG AVENUE</text:p>
          </table:table-cell>
          <table:table-cell office:value-type="string" table:style-name="ce3">
            <text:p>LACE TEDDY WITH SNAP CROTCH</text:p>
            <text:p/>
            <text:p>Body con encaje y transparencias, el detalle de la espalda semiabierta le da un toque elegante.</text:p>
            <text:p/>
            <text:p>Podrás lucirlo incluso para salir.</text:p>
            <text:p/>
            <text:p>¡El look perfecto para tus mejores ocasiones!</text:p>
            <text:p/>
          </table:table-cell>
          <table:table-cell office:value-type="float" office:value="43.99" table:style-name="ce1">
            <text:p>43,99</text:p>
          </table:table-cell>
          <table:table-cell office:value-type="float" office:value="19.59" table:style-name="ce1">
            <text:p>19,59</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63949.jpg">http://media.grutinet.com/articulos/or/or_63949.jpg</text:a></text:p>
          </table:table-cell>
          <table:table-cell office:value-type="string" table:style-name="ce4">
            <text:p><text:a xlink:href="http://media.grutinet.com/articulos/lg/lg_63949_0.jpg">http://media.grutinet.com/articulos/lg/lg_63949_0.jpg</text:a></text:p>
          </table:table-cell>
          <table:table-cell office:value-type="string" table:style-name="ce4">
            <text:p><text:a xlink:href="http://media.grutinet.com/articulos/lg/lg_63949_1.jpg">http://media.grutinet.com/articulos/lg/lg_63949_1.jpg</text:a></text:p>
          </table:table-cell>
          <table:table-cell table:style-name="ce2"/>
          <table:table-cell office:value-type="float" office:value="63949" table:style-name="ce1">
            <text:p>63949</text:p>
          </table:table-cell>
          <table:table-cell table:number-columns-repeated="7" table:style-name="ce2"/>
          <table:table-cell table:number-columns-repeated="16359"/>
        </table:table-row>
        <table:table-row table:style-name="ro2">
          <table:table-cell office:value-type="float" office:value="63950" table:style-name="ce1">
            <text:p>63950</text:p>
          </table:table-cell>
          <table:table-cell office:value-type="string" table:style-name="ce2">
            <text:p>LENCERIA</text:p>
          </table:table-cell>
          <table:table-cell office:value-type="string" table:style-name="ce2">
            <text:p>BODYS</text:p>
          </table:table-cell>
          <table:table-cell office:value-type="string" table:style-name="ce2">
            <text:p>BODY CON ENCAJE Y TRANSPARENCIAS - ROJO</text:p>
          </table:table-cell>
          <table:table-cell office:value-type="string" table:style-name="ce2">
            <text:p>LEG AVENUE</text:p>
          </table:table-cell>
          <table:table-cell office:value-type="string" table:style-name="ce3">
            <text:p>LACE TEDDY WITH SNAP CROTCH</text:p>
            <text:p/>
            <text:p>Body con encaje y transparencias, el detalle de la espalda semiabierta le da un toque elegante.</text:p>
            <text:p/>
            <text:p>Podrás lucirlo incluso para salir.</text:p>
            <text:p/>
            <text:p>¡El look perfecto para tus mejores ocasiones!</text:p>
            <text:p/>
          </table:table-cell>
          <table:table-cell office:value-type="float" office:value="43.99" table:style-name="ce1">
            <text:p>43,99</text:p>
          </table:table-cell>
          <table:table-cell office:value-type="float" office:value="19.59" table:style-name="ce1">
            <text:p>19,59</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63950.jpg">http://media.grutinet.com/articulos/or/or_63950.jpg</text:a></text:p>
          </table:table-cell>
          <table:table-cell office:value-type="string" table:style-name="ce4">
            <text:p><text:a xlink:href="http://media.grutinet.com/articulos/lg/lg_63950_0.jpg">http://media.grutinet.com/articulos/lg/lg_63950_0.jpg</text:a></text:p>
          </table:table-cell>
          <table:table-cell office:value-type="string" table:style-name="ce4">
            <text:p><text:a xlink:href="http://media.grutinet.com/articulos/lg/lg_63950_1.jpg">http://media.grutinet.com/articulos/lg/lg_63950_1.jpg</text:a></text:p>
          </table:table-cell>
          <table:table-cell office:value-type="string" table:style-name="ce4">
            <text:p><text:a xlink:href="http://media.grutinet.com/articulos/lg/lg_63950_2.jpg">http://media.grutinet.com/articulos/lg/lg_63950_2.jpg</text:a></text:p>
          </table:table-cell>
          <table:table-cell office:value-type="float" office:value="63952" table:style-name="ce1">
            <text:p>63952</text:p>
          </table:table-cell>
          <table:table-cell office:value-type="string" table:style-name="ce4">
            <text:p><text:a xlink:href="http://media.grutinet.com/articulos/lg/lg_63950_3.jpg">http://media.grutinet.com/articulos/lg/lg_63950_3.jpg</text:a></text:p>
          </table:table-cell>
          <table:table-cell office:value-type="string" table:style-name="ce4">
            <text:p><text:a xlink:href="http://media.grutinet.com/articulos/lg/lg_63950_4.jpg">http://media.grutinet.com/articulos/lg/lg_63950_4.jpg</text:a></text:p>
          </table:table-cell>
          <table:table-cell table:number-columns-repeated="5" table:style-name="ce2"/>
          <table:table-cell table:number-columns-repeated="16359"/>
        </table:table-row>
        <table:table-row table:style-name="ro2">
          <table:table-cell office:value-type="float" office:value="63951" table:style-name="ce1">
            <text:p>63951</text:p>
          </table:table-cell>
          <table:table-cell office:value-type="string" table:style-name="ce2">
            <text:p>LENCERIA</text:p>
          </table:table-cell>
          <table:table-cell office:value-type="string" table:style-name="ce2">
            <text:p>BODYS</text:p>
          </table:table-cell>
          <table:table-cell office:value-type="string" table:style-name="ce2">
            <text:p>BODY CON ENCAJE Y TRANSPARENCIAS - ROJO</text:p>
          </table:table-cell>
          <table:table-cell office:value-type="string" table:style-name="ce2">
            <text:p>LEG AVENUE</text:p>
          </table:table-cell>
          <table:table-cell office:value-type="string" table:style-name="ce3">
            <text:p>LACE TEDDY WITH SNAP CROTCH</text:p>
            <text:p/>
            <text:p>Body con encaje y transparencias, el detalle de la espalda semiabierta le da un toque elegante.</text:p>
            <text:p/>
            <text:p>Podrás lucirlo incluso para salir.</text:p>
            <text:p/>
            <text:p>¡El look perfecto para tus mejores ocasiones!</text:p>
            <text:p/>
          </table:table-cell>
          <table:table-cell office:value-type="float" office:value="43.99" table:style-name="ce1">
            <text:p>43,99</text:p>
          </table:table-cell>
          <table:table-cell office:value-type="float" office:value="19.59" table:style-name="ce1">
            <text:p>19,59</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63951.jpg">http://media.grutinet.com/articulos/or/or_63951.jpg</text:a></text:p>
          </table:table-cell>
          <table:table-cell office:value-type="string" table:style-name="ce4">
            <text:p><text:a xlink:href="http://media.grutinet.com/articulos/lg/lg_63951_0.jpg">http://media.grutinet.com/articulos/lg/lg_63951_0.jpg</text:a></text:p>
          </table:table-cell>
          <table:table-cell office:value-type="string" table:style-name="ce4">
            <text:p><text:a xlink:href="http://media.grutinet.com/articulos/lg/lg_63951_1.jpg">http://media.grutinet.com/articulos/lg/lg_63951_1.jpg</text:a></text:p>
          </table:table-cell>
          <table:table-cell office:value-type="string" table:style-name="ce4">
            <text:p><text:a xlink:href="http://media.grutinet.com/articulos/lg/lg_63951_2.jpg">http://media.grutinet.com/articulos/lg/lg_63951_2.jpg</text:a></text:p>
          </table:table-cell>
          <table:table-cell office:value-type="float" office:value="63952" table:style-name="ce1">
            <text:p>63952</text:p>
          </table:table-cell>
          <table:table-cell office:value-type="string" table:style-name="ce4">
            <text:p><text:a xlink:href="http://media.grutinet.com/articulos/lg/lg_63951_3.jpg">http://media.grutinet.com/articulos/lg/lg_63951_3.jpg</text:a></text:p>
          </table:table-cell>
          <table:table-cell office:value-type="string" table:style-name="ce4">
            <text:p><text:a xlink:href="http://media.grutinet.com/articulos/lg/lg_63951_4.jpg">http://media.grutinet.com/articulos/lg/lg_63951_4.jpg</text:a></text:p>
          </table:table-cell>
          <table:table-cell table:number-columns-repeated="5" table:style-name="ce2"/>
          <table:table-cell table:number-columns-repeated="16359"/>
        </table:table-row>
        <table:table-row table:style-name="ro2">
          <table:table-cell office:value-type="float" office:value="63952" table:style-name="ce1">
            <text:p>63952</text:p>
          </table:table-cell>
          <table:table-cell office:value-type="string" table:style-name="ce2">
            <text:p>LENCERIA</text:p>
          </table:table-cell>
          <table:table-cell office:value-type="string" table:style-name="ce2">
            <text:p>BODYS</text:p>
          </table:table-cell>
          <table:table-cell office:value-type="string" table:style-name="ce2">
            <text:p>BODY CON ENCAJE Y TRANSPARENCIAS - ROJO</text:p>
          </table:table-cell>
          <table:table-cell office:value-type="string" table:style-name="ce2">
            <text:p>LEG AVENUE</text:p>
          </table:table-cell>
          <table:table-cell office:value-type="string" table:style-name="ce3">
            <text:p>LACE TEDDY WITH SNAP CROTCH</text:p>
            <text:p/>
            <text:p>Body con encaje y transparencias, el detalle de la espalda semiabierta le da un toque elegante.</text:p>
            <text:p/>
            <text:p>Podrás lucirlo incluso para salir.</text:p>
            <text:p/>
            <text:p>¡El look perfecto para tus mejores ocasiones!</text:p>
            <text:p/>
          </table:table-cell>
          <table:table-cell office:value-type="float" office:value="43.99" table:style-name="ce1">
            <text:p>43,99</text:p>
          </table:table-cell>
          <table:table-cell office:value-type="float" office:value="19.59" table:style-name="ce1">
            <text:p>19,59</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63952.jpg">http://media.grutinet.com/articulos/or/or_63952.jpg</text:a></text:p>
          </table:table-cell>
          <table:table-cell office:value-type="string" table:style-name="ce4">
            <text:p><text:a xlink:href="http://media.grutinet.com/articulos/lg/lg_63952_0.jpg">http://media.grutinet.com/articulos/lg/lg_63952_0.jpg</text:a></text:p>
          </table:table-cell>
          <table:table-cell office:value-type="string" table:style-name="ce4">
            <text:p><text:a xlink:href="http://media.grutinet.com/articulos/lg/lg_63952_1.jpg">http://media.grutinet.com/articulos/lg/lg_63952_1.jpg</text:a></text:p>
          </table:table-cell>
          <table:table-cell office:value-type="string" table:style-name="ce4">
            <text:p><text:a xlink:href="http://media.grutinet.com/articulos/lg/lg_63952_2.jpg">http://media.grutinet.com/articulos/lg/lg_63952_2.jpg</text:a></text:p>
          </table:table-cell>
          <table:table-cell office:value-type="float" office:value="63952" table:style-name="ce1">
            <text:p>63952</text:p>
          </table:table-cell>
          <table:table-cell office:value-type="string" table:style-name="ce4">
            <text:p><text:a xlink:href="http://media.grutinet.com/articulos/lg/lg_63952_3.jpg">http://media.grutinet.com/articulos/lg/lg_63952_3.jpg</text:a></text:p>
          </table:table-cell>
          <table:table-cell office:value-type="string" table:style-name="ce4">
            <text:p><text:a xlink:href="http://media.grutinet.com/articulos/lg/lg_63952_4.jpg">http://media.grutinet.com/articulos/lg/lg_63952_4.jpg</text:a></text:p>
          </table:table-cell>
          <table:table-cell table:number-columns-repeated="5" table:style-name="ce2"/>
          <table:table-cell table:number-columns-repeated="16359"/>
        </table:table-row>
        <table:table-row table:style-name="ro2">
          <table:table-cell office:value-type="float" office:value="63953" table:style-name="ce1">
            <text:p>63953</text:p>
          </table:table-cell>
          <table:table-cell office:value-type="string" table:style-name="ce2">
            <text:p>LENCERIA</text:p>
          </table:table-cell>
          <table:table-cell office:value-type="string" table:style-name="ce2">
            <text:p>BODYS</text:p>
          </table:table-cell>
          <table:table-cell office:value-type="string" table:style-name="ce2">
            <text:p>BODY CON ENCAJE Y TRANSPARENCIAS - MORADO</text:p>
          </table:table-cell>
          <table:table-cell office:value-type="string" table:style-name="ce2">
            <text:p>LEG AVENUE</text:p>
          </table:table-cell>
          <table:table-cell office:value-type="string" table:style-name="ce3">
            <text:p>LACE TEDDY WITH SNAP CROTCH</text:p>
            <text:p/>
            <text:p>Body con encaje y transparencias, el detalle de la espalda semiabierta le da un toque elegante.</text:p>
            <text:p/>
            <text:p>Podrás lucirlo incluso para salir.</text:p>
            <text:p/>
            <text:p>¡El look perfecto para tus mejores ocasiones!</text:p>
            <text:p/>
          </table:table-cell>
          <table:table-cell office:value-type="float" office:value="43.99" table:style-name="ce1">
            <text:p>43,99</text:p>
          </table:table-cell>
          <table:table-cell office:value-type="float" office:value="19.59" table:style-name="ce1">
            <text:p>19,5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63953.jpg">http://media.grutinet.com/articulos/or/or_63953.jpg</text:a></text:p>
          </table:table-cell>
          <table:table-cell office:value-type="string" table:style-name="ce4">
            <text:p><text:a xlink:href="http://media.grutinet.com/articulos/lg/lg_63953_0.jpg">http://media.grutinet.com/articulos/lg/lg_63953_0.jpg</text:a></text:p>
          </table:table-cell>
          <table:table-cell office:value-type="string" table:style-name="ce4">
            <text:p><text:a xlink:href="http://media.grutinet.com/articulos/lg/lg_63953_1.jpg">http://media.grutinet.com/articulos/lg/lg_63953_1.jpg</text:a></text:p>
          </table:table-cell>
          <table:table-cell table:style-name="ce2"/>
          <table:table-cell office:value-type="float" office:value="63954" table:style-name="ce1">
            <text:p>63954</text:p>
          </table:table-cell>
          <table:table-cell table:number-columns-repeated="7" table:style-name="ce2"/>
          <table:table-cell table:number-columns-repeated="16359"/>
        </table:table-row>
        <table:table-row table:style-name="ro2">
          <table:table-cell office:value-type="float" office:value="63954" table:style-name="ce1">
            <text:p>63954</text:p>
          </table:table-cell>
          <table:table-cell office:value-type="string" table:style-name="ce2">
            <text:p>LENCERIA</text:p>
          </table:table-cell>
          <table:table-cell office:value-type="string" table:style-name="ce2">
            <text:p>BODYS</text:p>
          </table:table-cell>
          <table:table-cell office:value-type="string" table:style-name="ce2">
            <text:p>BODY CON ENCAJE Y TRANSPARENCIAS - MORADO</text:p>
          </table:table-cell>
          <table:table-cell office:value-type="string" table:style-name="ce2">
            <text:p>LEG AVENUE</text:p>
          </table:table-cell>
          <table:table-cell office:value-type="string" table:style-name="ce3">
            <text:p>LACE TEDDY WITH SNAP CROTCH</text:p>
            <text:p/>
            <text:p>Body con encaje y transparencias, el detalle de la espalda semiabierta le da un toque elegante.</text:p>
            <text:p/>
            <text:p>Podrás lucirlo incluso para salir.</text:p>
            <text:p/>
            <text:p>¡El look perfecto para tus mejores ocasiones!</text:p>
            <text:p/>
          </table:table-cell>
          <table:table-cell office:value-type="float" office:value="43.99" table:style-name="ce1">
            <text:p>43,99</text:p>
          </table:table-cell>
          <table:table-cell office:value-type="float" office:value="19.59" table:style-name="ce1">
            <text:p>19,5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63954.jpg">http://media.grutinet.com/articulos/or/or_63954.jpg</text:a></text:p>
          </table:table-cell>
          <table:table-cell office:value-type="string" table:style-name="ce4">
            <text:p><text:a xlink:href="http://media.grutinet.com/articulos/lg/lg_63954_0.jpg">http://media.grutinet.com/articulos/lg/lg_63954_0.jpg</text:a></text:p>
          </table:table-cell>
          <table:table-cell office:value-type="string" table:style-name="ce4">
            <text:p><text:a xlink:href="http://media.grutinet.com/articulos/lg/lg_63954_1.jpg">http://media.grutinet.com/articulos/lg/lg_63954_1.jpg</text:a></text:p>
          </table:table-cell>
          <table:table-cell table:style-name="ce2"/>
          <table:table-cell office:value-type="float" office:value="63954" table:style-name="ce1">
            <text:p>63954</text:p>
          </table:table-cell>
          <table:table-cell table:number-columns-repeated="7" table:style-name="ce2"/>
          <table:table-cell table:number-columns-repeated="16359"/>
        </table:table-row>
        <table:table-row table:style-name="ro2">
          <table:table-cell office:value-type="float" office:value="63957" table:style-name="ce1">
            <text:p>63957</text:p>
          </table:table-cell>
          <table:table-cell office:value-type="string" table:style-name="ce2">
            <text:p>LENCERIA</text:p>
          </table:table-cell>
          <table:table-cell office:value-type="string" table:style-name="ce2">
            <text:p>BODYS</text:p>
          </table:table-cell>
          <table:table-cell office:value-type="string" table:style-name="ce2">
            <text:p>BODY TEDDY CON LUNARES - NEGRO</text:p>
          </table:table-cell>
          <table:table-cell office:value-type="string" table:style-name="ce2">
            <text:p>LEG AVENUE</text:p>
          </table:table-cell>
          <table:table-cell office:value-type="string" table:style-name="ce3">
            <text:p>TEDDY WITH LACE AND THONG</text:p>
            <text:p/>
            <text:p>Body transparente decorado con volantes y lunares, dándole un toque divertido a tu look.</text:p>
            <text:p/>
            <text:p>Es elástico y con acabado en tanga, muy cómodo para lucir en tus mejores ocasiones.</text:p>
            <text:p/>
          </table:table-cell>
          <table:table-cell office:value-type="float" office:value="34.99" table:style-name="ce1">
            <text:p>34,99</text:p>
          </table:table-cell>
          <table:table-cell office:value-type="float" office:value="16.79" table:style-name="ce1">
            <text:p>16,7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63957.jpg">http://media.grutinet.com/articulos/or/or_63957.jpg</text:a></text:p>
          </table:table-cell>
          <table:table-cell office:value-type="string" table:style-name="ce4">
            <text:p><text:a xlink:href="http://media.grutinet.com/articulos/lg/lg_63957_0.jpg">http://media.grutinet.com/articulos/lg/lg_63957_0.jpg</text:a></text:p>
          </table:table-cell>
          <table:table-cell office:value-type="string" table:style-name="ce4">
            <text:p><text:a xlink:href="http://media.grutinet.com/articulos/lg/lg_63957_1.jpg">http://media.grutinet.com/articulos/lg/lg_63957_1.jpg</text:a></text:p>
          </table:table-cell>
          <table:table-cell office:value-type="string" table:style-name="ce4">
            <text:p><text:a xlink:href="http://media.grutinet.com/articulos/lg/lg_63957_2.jpg">http://media.grutinet.com/articulos/lg/lg_63957_2.jpg</text:a></text:p>
          </table:table-cell>
          <table:table-cell office:value-type="float" office:value="63958" table:style-name="ce1">
            <text:p>63958</text:p>
          </table:table-cell>
          <table:table-cell office:value-type="string" table:style-name="ce4">
            <text:p><text:a xlink:href="http://media.grutinet.com/articulos/lg/lg_63957_3.jpg">http://media.grutinet.com/articulos/lg/lg_63957_3.jpg</text:a></text:p>
          </table:table-cell>
          <table:table-cell table:number-columns-repeated="6" table:style-name="ce2"/>
          <table:table-cell table:number-columns-repeated="16359"/>
        </table:table-row>
        <table:table-row table:style-name="ro2">
          <table:table-cell office:value-type="float" office:value="63958" table:style-name="ce1">
            <text:p>63958</text:p>
          </table:table-cell>
          <table:table-cell office:value-type="string" table:style-name="ce2">
            <text:p>LENCERIA</text:p>
          </table:table-cell>
          <table:table-cell office:value-type="string" table:style-name="ce2">
            <text:p>BODYS</text:p>
          </table:table-cell>
          <table:table-cell office:value-type="string" table:style-name="ce2">
            <text:p>BODY TEDDY CON LUNARES - NEGRO</text:p>
          </table:table-cell>
          <table:table-cell office:value-type="string" table:style-name="ce2">
            <text:p>LEG AVENUE</text:p>
          </table:table-cell>
          <table:table-cell office:value-type="string" table:style-name="ce3">
            <text:p>TEDDY WITH LACE AND THONG</text:p>
            <text:p/>
            <text:p>Body transparente decorado con volantes y lunares, dándole un toque divertido a tu look.</text:p>
            <text:p/>
            <text:p>Es elástico y con acabado en tanga, muy cómodo para lucir en tus mejores ocasiones.</text:p>
            <text:p/>
          </table:table-cell>
          <table:table-cell office:value-type="float" office:value="34.99" table:style-name="ce1">
            <text:p>34,99</text:p>
          </table:table-cell>
          <table:table-cell office:value-type="float" office:value="16.8" table:style-name="ce1">
            <text:p>16,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63958.jpg">http://media.grutinet.com/articulos/or/or_63958.jpg</text:a></text:p>
          </table:table-cell>
          <table:table-cell office:value-type="string" table:style-name="ce4">
            <text:p><text:a xlink:href="http://media.grutinet.com/articulos/lg/lg_63958_0.jpg">http://media.grutinet.com/articulos/lg/lg_63958_0.jpg</text:a></text:p>
          </table:table-cell>
          <table:table-cell office:value-type="string" table:style-name="ce4">
            <text:p><text:a xlink:href="http://media.grutinet.com/articulos/lg/lg_63958_1.jpg">http://media.grutinet.com/articulos/lg/lg_63958_1.jpg</text:a></text:p>
          </table:table-cell>
          <table:table-cell office:value-type="string" table:style-name="ce4">
            <text:p><text:a xlink:href="http://media.grutinet.com/articulos/lg/lg_63958_2.jpg">http://media.grutinet.com/articulos/lg/lg_63958_2.jpg</text:a></text:p>
          </table:table-cell>
          <table:table-cell office:value-type="float" office:value="63958" table:style-name="ce1">
            <text:p>63958</text:p>
          </table:table-cell>
          <table:table-cell office:value-type="string" table:style-name="ce4">
            <text:p><text:a xlink:href="http://media.grutinet.com/articulos/lg/lg_63958_3.jpg">http://media.grutinet.com/articulos/lg/lg_63958_3.jpg</text:a></text:p>
          </table:table-cell>
          <table:table-cell table:number-columns-repeated="6" table:style-name="ce2"/>
          <table:table-cell table:number-columns-repeated="16359"/>
        </table:table-row>
        <table:table-row table:style-name="ro2">
          <table:table-cell office:value-type="float" office:value="63959" table:style-name="ce1">
            <text:p>63959</text:p>
          </table:table-cell>
          <table:table-cell office:value-type="string" table:style-name="ce2">
            <text:p>LENCERIA</text:p>
          </table:table-cell>
          <table:table-cell office:value-type="string" table:style-name="ce2">
            <text:p>BODYS</text:p>
          </table:table-cell>
          <table:table-cell office:value-type="string" table:style-name="ce2">
            <text:p>BODY LUREX BRILLANTE CON TANGA NEGRO/ORO</text:p>
          </table:table-cell>
          <table:table-cell office:value-type="string" table:style-name="ce2">
            <text:p>LEG AVENUE</text:p>
          </table:table-cell>
          <table:table-cell office:value-type="string" table:style-name="ce3">
            <text:p>LUREX OPAQUE THONG BODYSUIT</text:p>
            <text:p/>
            <text:p>Body con acabado en tanga opaco de lurex brillante.</text:p>
            <text:p/>
            <text:p>Con tirantes ajustables.</text:p>
            <text:p/>
            <text:p><text:s/></text:p>
            <text:p/>
          </table:table-cell>
          <table:table-cell office:value-type="float" office:value="29.99" table:style-name="ce1">
            <text:p>29,99</text:p>
          </table:table-cell>
          <table:table-cell office:value-type="float" office:value="13.27" table:style-name="ce1">
            <text:p>13,2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63959.jpg">http://media.grutinet.com/articulos/or/or_63959.jpg</text:a></text:p>
          </table:table-cell>
          <table:table-cell office:value-type="string" table:style-name="ce4">
            <text:p><text:a xlink:href="http://media.grutinet.com/articulos/lg/lg_63959_0.jpg">http://media.grutinet.com/articulos/lg/lg_63959_0.jpg</text:a></text:p>
          </table:table-cell>
          <table:table-cell office:value-type="string" table:style-name="ce4">
            <text:p><text:a xlink:href="http://media.grutinet.com/articulos/lg/lg_63959_1.jpg">http://media.grutinet.com/articulos/lg/lg_63959_1.jpg</text:a></text:p>
          </table:table-cell>
          <table:table-cell office:value-type="string" table:style-name="ce4">
            <text:p><text:a xlink:href="http://media.grutinet.com/articulos/lg/lg_63959_2.jpg">http://media.grutinet.com/articulos/lg/lg_63959_2.jpg</text:a></text:p>
          </table:table-cell>
          <table:table-cell office:value-type="float" office:value="63959" table:style-name="ce1">
            <text:p>63959</text:p>
          </table:table-cell>
          <table:table-cell table:number-columns-repeated="7" table:style-name="ce2"/>
          <table:table-cell table:number-columns-repeated="16359"/>
        </table:table-row>
        <table:table-row table:style-name="ro2">
          <table:table-cell office:value-type="float" office:value="63960" table:style-name="ce1">
            <text:p>63960</text:p>
          </table:table-cell>
          <table:table-cell office:value-type="string" table:style-name="ce2">
            <text:p>LENCERIA</text:p>
          </table:table-cell>
          <table:table-cell office:value-type="string" table:style-name="ce2">
            <text:p>BODYS</text:p>
          </table:table-cell>
          <table:table-cell office:value-type="string" table:style-name="ce2">
            <text:p>BODY DE ENCAJE CON TRANSPARENCIAS - ROJO</text:p>
          </table:table-cell>
          <table:table-cell office:value-type="string" table:style-name="ce2">
            <text:p>LEG AVENUE</text:p>
          </table:table-cell>
          <table:table-cell office:value-type="string" table:style-name="ce3">
            <text:p>LACE AND SHEER MESH TEDDY</text:p>
            <text:p/>
            <text:p>Body rojo con detalles de encaje y transparencias, ideal para lucir en las ocasiones más especiales.</text:p>
            <text:p/>
            <text:p>Con tirantes ajustables y unido en la espalda es muy cómodo.</text:p>
            <text:p/>
            <text:p><text:s/></text:p>
            <text:p/>
          </table:table-cell>
          <table:table-cell office:value-type="float" office:value="46.99" table:style-name="ce1">
            <text:p>46,99</text:p>
          </table:table-cell>
          <table:table-cell office:value-type="float" office:value="21.61" table:style-name="ce1">
            <text:p>21,61</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63960.jpg">http://media.grutinet.com/articulos/or/or_63960.jpg</text:a></text:p>
          </table:table-cell>
          <table:table-cell office:value-type="string" table:style-name="ce4">
            <text:p><text:a xlink:href="http://media.grutinet.com/articulos/lg/lg_63960_0.jpg">http://media.grutinet.com/articulos/lg/lg_63960_0.jpg</text:a></text:p>
          </table:table-cell>
          <table:table-cell office:value-type="string" table:style-name="ce4">
            <text:p><text:a xlink:href="http://media.grutinet.com/articulos/lg/lg_63960_1.jpg">http://media.grutinet.com/articulos/lg/lg_63960_1.jpg</text:a></text:p>
          </table:table-cell>
          <table:table-cell office:value-type="string" table:style-name="ce4">
            <text:p><text:a xlink:href="http://media.grutinet.com/articulos/lg/lg_63960_2.jpg">http://media.grutinet.com/articulos/lg/lg_63960_2.jpg</text:a></text:p>
          </table:table-cell>
          <table:table-cell office:value-type="float" office:value="63962" table:style-name="ce1">
            <text:p>63962</text:p>
          </table:table-cell>
          <table:table-cell office:value-type="string" table:style-name="ce4">
            <text:p><text:a xlink:href="http://media.grutinet.com/articulos/lg/lg_63960_3.jpg">http://media.grutinet.com/articulos/lg/lg_63960_3.jpg</text:a></text:p>
          </table:table-cell>
          <table:table-cell office:value-type="string" table:style-name="ce4">
            <text:p><text:a xlink:href="http://media.grutinet.com/articulos/lg/lg_63960_4.jpg">http://media.grutinet.com/articulos/lg/lg_63960_4.jpg</text:a></text:p>
          </table:table-cell>
          <table:table-cell table:number-columns-repeated="5" table:style-name="ce2"/>
          <table:table-cell table:number-columns-repeated="16359"/>
        </table:table-row>
        <table:table-row table:style-name="ro2">
          <table:table-cell office:value-type="float" office:value="63965" table:style-name="ce1">
            <text:p>63965</text:p>
          </table:table-cell>
          <table:table-cell office:value-type="string" table:style-name="ce2">
            <text:p>LENCERIA</text:p>
          </table:table-cell>
          <table:table-cell office:value-type="string" table:style-name="ce2">
            <text:p>BODYS</text:p>
          </table:table-cell>
          <table:table-cell office:value-type="string" table:style-name="ce2">
            <text:p>BODY DE ENCAJE FLORAL - NEGRO</text:p>
          </table:table-cell>
          <table:table-cell office:value-type="string" table:style-name="ce2">
            <text:p>LEG AVENUE</text:p>
          </table:table-cell>
          <table:table-cell office:value-type="string" table:style-name="ce3">
            <text:p>LACE TEDDY AND FULL BACK PANTY</text:p>
            <text:p/>
            <text:p>Body corto de encaje floral con transparencias, espalda descubierta y acabado en braguita.</text:p>
            <text:p/>
            <text:p>Cómodo y elástico, ¡el look perfecto para tus mejores ocasiones!</text:p>
            <text:p/>
          </table:table-cell>
          <table:table-cell office:value-type="float" office:value="48.99" table:style-name="ce1">
            <text:p>48,99</text:p>
          </table:table-cell>
          <table:table-cell office:value-type="float" office:value="22.19" table:style-name="ce1">
            <text:p>22,1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63965.jpg">http://media.grutinet.com/articulos/or/or_63965.jpg</text:a></text:p>
          </table:table-cell>
          <table:table-cell office:value-type="string" table:style-name="ce4">
            <text:p><text:a xlink:href="http://media.grutinet.com/articulos/lg/lg_63965_0.jpg">http://media.grutinet.com/articulos/lg/lg_63965_0.jpg</text:a></text:p>
          </table:table-cell>
          <table:table-cell office:value-type="string" table:style-name="ce4">
            <text:p><text:a xlink:href="http://media.grutinet.com/articulos/lg/lg_63965_1.jpg">http://media.grutinet.com/articulos/lg/lg_63965_1.jpg</text:a></text:p>
          </table:table-cell>
          <table:table-cell office:value-type="string" table:style-name="ce4">
            <text:p><text:a xlink:href="http://media.grutinet.com/articulos/lg/lg_63965_2.jpg">http://media.grutinet.com/articulos/lg/lg_63965_2.jpg</text:a></text:p>
          </table:table-cell>
          <table:table-cell office:value-type="float" office:value="63966" table:style-name="ce1">
            <text:p>63966</text:p>
          </table:table-cell>
          <table:table-cell office:value-type="string" table:style-name="ce4">
            <text:p><text:a xlink:href="http://media.grutinet.com/articulos/lg/lg_63965_3.jpg">http://media.grutinet.com/articulos/lg/lg_63965_3.jpg</text:a></text:p>
          </table:table-cell>
          <table:table-cell office:value-type="string" table:style-name="ce4">
            <text:p><text:a xlink:href="http://media.grutinet.com/articulos/lg/lg_63965_4.jpg">http://media.grutinet.com/articulos/lg/lg_63965_4.jpg</text:a></text:p>
          </table:table-cell>
          <table:table-cell table:number-columns-repeated="5" table:style-name="ce2"/>
          <table:table-cell table:number-columns-repeated="16359"/>
        </table:table-row>
        <table:table-row table:style-name="ro2">
          <table:table-cell office:value-type="float" office:value="63966" table:style-name="ce1">
            <text:p>63966</text:p>
          </table:table-cell>
          <table:table-cell office:value-type="string" table:style-name="ce2">
            <text:p>LENCERIA</text:p>
          </table:table-cell>
          <table:table-cell office:value-type="string" table:style-name="ce2">
            <text:p>BODYS</text:p>
          </table:table-cell>
          <table:table-cell office:value-type="string" table:style-name="ce2">
            <text:p>BODY DE ENCAJE FLORAL - NEGRO</text:p>
          </table:table-cell>
          <table:table-cell office:value-type="string" table:style-name="ce2">
            <text:p>LEG AVENUE</text:p>
          </table:table-cell>
          <table:table-cell office:value-type="string" table:style-name="ce3">
            <text:p>LACE TEDDY AND FULL BACK PANTY</text:p>
            <text:p/>
            <text:p>Body corto de encaje floral con transparencias, espalda descubierta y acabado en braguita.</text:p>
            <text:p/>
            <text:p>Cómodo y elástico, ¡el look perfecto para tus mejores ocasiones!</text:p>
            <text:p/>
          </table:table-cell>
          <table:table-cell office:value-type="float" office:value="48.99" table:style-name="ce1">
            <text:p>48,99</text:p>
          </table:table-cell>
          <table:table-cell office:value-type="float" office:value="22.19" table:style-name="ce1">
            <text:p>22,1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63966.jpg">http://media.grutinet.com/articulos/or/or_63966.jpg</text:a></text:p>
          </table:table-cell>
          <table:table-cell office:value-type="string" table:style-name="ce4">
            <text:p><text:a xlink:href="http://media.grutinet.com/articulos/lg/lg_63966_0.jpg">http://media.grutinet.com/articulos/lg/lg_63966_0.jpg</text:a></text:p>
          </table:table-cell>
          <table:table-cell office:value-type="string" table:style-name="ce4">
            <text:p><text:a xlink:href="http://media.grutinet.com/articulos/lg/lg_63966_1.jpg">http://media.grutinet.com/articulos/lg/lg_63966_1.jpg</text:a></text:p>
          </table:table-cell>
          <table:table-cell office:value-type="string" table:style-name="ce4">
            <text:p><text:a xlink:href="http://media.grutinet.com/articulos/lg/lg_63966_2.jpg">http://media.grutinet.com/articulos/lg/lg_63966_2.jpg</text:a></text:p>
          </table:table-cell>
          <table:table-cell office:value-type="float" office:value="63966" table:style-name="ce1">
            <text:p>63966</text:p>
          </table:table-cell>
          <table:table-cell office:value-type="string" table:style-name="ce4">
            <text:p><text:a xlink:href="http://media.grutinet.com/articulos/lg/lg_63966_3.jpg">http://media.grutinet.com/articulos/lg/lg_63966_3.jpg</text:a></text:p>
          </table:table-cell>
          <table:table-cell office:value-type="string" table:style-name="ce4">
            <text:p><text:a xlink:href="http://media.grutinet.com/articulos/lg/lg_63966_4.jpg">http://media.grutinet.com/articulos/lg/lg_63966_4.jpg</text:a></text:p>
          </table:table-cell>
          <table:table-cell table:number-columns-repeated="5" table:style-name="ce2"/>
          <table:table-cell table:number-columns-repeated="16359"/>
        </table:table-row>
        <table:table-row table:style-name="ro2">
          <table:table-cell office:value-type="float" office:value="63967" table:style-name="ce1">
            <text:p>63967</text:p>
          </table:table-cell>
          <table:table-cell office:value-type="string" table:style-name="ce2">
            <text:p>LENCERIA</text:p>
          </table:table-cell>
          <table:table-cell office:value-type="string" table:style-name="ce2">
            <text:p>BODYS</text:p>
          </table:table-cell>
          <table:table-cell office:value-type="string" table:style-name="ce2">
            <text:p>BODY DE ENCAJE FLORAL - NEGRO</text:p>
          </table:table-cell>
          <table:table-cell office:value-type="string" table:style-name="ce2">
            <text:p>LEG AVENUE</text:p>
          </table:table-cell>
          <table:table-cell office:value-type="string" table:style-name="ce3">
            <text:p>LACE TEDDY AND FULL BACK PANTY</text:p>
            <text:p/>
            <text:p>Body corto de encaje floral con transparencias, espalda descubierta y acabado en braguita.</text:p>
            <text:p/>
            <text:p>Cómodo y elástico, ¡el look perfecto para tus mejores ocasiones!</text:p>
            <text:p/>
          </table:table-cell>
          <table:table-cell office:value-type="float" office:value="48.99" table:style-name="ce1">
            <text:p>48,99</text:p>
          </table:table-cell>
          <table:table-cell office:value-type="float" office:value="22.19" table:style-name="ce1">
            <text:p>22,1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63967.jpg">http://media.grutinet.com/articulos/or/or_63967.jpg</text:a></text:p>
          </table:table-cell>
          <table:table-cell office:value-type="string" table:style-name="ce4">
            <text:p><text:a xlink:href="http://media.grutinet.com/articulos/lg/lg_63967_0.jpg">http://media.grutinet.com/articulos/lg/lg_63967_0.jpg</text:a></text:p>
          </table:table-cell>
          <table:table-cell office:value-type="string" table:style-name="ce4">
            <text:p><text:a xlink:href="http://media.grutinet.com/articulos/lg/lg_63967_1.jpg">http://media.grutinet.com/articulos/lg/lg_63967_1.jpg</text:a></text:p>
          </table:table-cell>
          <table:table-cell office:value-type="string" table:style-name="ce4">
            <text:p><text:a xlink:href="http://media.grutinet.com/articulos/lg/lg_63967_2.jpg">http://media.grutinet.com/articulos/lg/lg_63967_2.jpg</text:a></text:p>
          </table:table-cell>
          <table:table-cell office:value-type="float" office:value="63966" table:style-name="ce1">
            <text:p>63966</text:p>
          </table:table-cell>
          <table:table-cell office:value-type="string" table:style-name="ce4">
            <text:p><text:a xlink:href="http://media.grutinet.com/articulos/lg/lg_63967_3.jpg">http://media.grutinet.com/articulos/lg/lg_63967_3.jpg</text:a></text:p>
          </table:table-cell>
          <table:table-cell office:value-type="string" table:style-name="ce4">
            <text:p><text:a xlink:href="http://media.grutinet.com/articulos/lg/lg_63967_4.jpg">http://media.grutinet.com/articulos/lg/lg_63967_4.jpg</text:a></text:p>
          </table:table-cell>
          <table:table-cell table:number-columns-repeated="5" table:style-name="ce2"/>
          <table:table-cell table:number-columns-repeated="16359"/>
        </table:table-row>
        <table:table-row table:style-name="ro2">
          <table:table-cell office:value-type="float" office:value="63980" table:style-name="ce1">
            <text:p>63980</text:p>
          </table:table-cell>
          <table:table-cell office:value-type="string" table:style-name="ce2">
            <text:p>LENCERIA</text:p>
          </table:table-cell>
          <table:table-cell office:value-type="string" table:style-name="ce2">
            <text:p>VESTIDOS</text:p>
          </table:table-cell>
          <table:table-cell office:value-type="string" table:style-name="ce2">
            <text:p>VESTIDO VELVET MANGA LARGA CON CORDÓN NEGRO</text:p>
          </table:table-cell>
          <table:table-cell office:value-type="string" table:style-name="ce2">
            <text:p>LEG AVENUE</text:p>
          </table:table-cell>
          <table:table-cell office:value-type="string" table:style-name="ce3">
            <text:p>VELVET LONG SLEEVED DRESS</text:p>
            <text:p/>
            <text:p>Vestido Velvet de manga larga con cordón en el escote.</text:p>
            <text:p/>
            <text:p>Elástico y cómodo potenciará todas tus curvas.</text:p>
            <text:p/>
            <text:p>¡El look perfecto para tus mejores ocasiones!</text:p>
            <text:p/>
          </table:table-cell>
          <table:table-cell office:value-type="float" office:value="34.99" table:style-name="ce1">
            <text:p>34,99</text:p>
          </table:table-cell>
          <table:table-cell office:value-type="float" office:value="15.39" table:style-name="ce1">
            <text:p>15,39</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63980.jpg">http://media.grutinet.com/articulos/or/or_63980.jpg</text:a></text:p>
          </table:table-cell>
          <table:table-cell office:value-type="string" table:style-name="ce4">
            <text:p><text:a xlink:href="http://media.grutinet.com/articulos/lg/lg_63980_0.jpg">http://media.grutinet.com/articulos/lg/lg_63980_0.jpg</text:a></text:p>
          </table:table-cell>
          <table:table-cell office:value-type="string" table:style-name="ce4">
            <text:p><text:a xlink:href="http://media.grutinet.com/articulos/lg/lg_63980_1.jpg">http://media.grutinet.com/articulos/lg/lg_63980_1.jpg</text:a></text:p>
          </table:table-cell>
          <table:table-cell office:value-type="string" table:style-name="ce4">
            <text:p><text:a xlink:href="http://media.grutinet.com/articulos/lg/lg_63980_2.jpg">http://media.grutinet.com/articulos/lg/lg_63980_2.jpg</text:a></text:p>
          </table:table-cell>
          <table:table-cell office:value-type="float" office:value="63981" table:style-name="ce1">
            <text:p>63981</text:p>
          </table:table-cell>
          <table:table-cell table:number-columns-repeated="7" table:style-name="ce2"/>
          <table:table-cell table:number-columns-repeated="16359"/>
        </table:table-row>
        <table:table-row table:style-name="ro2">
          <table:table-cell office:value-type="float" office:value="63981" table:style-name="ce1">
            <text:p>63981</text:p>
          </table:table-cell>
          <table:table-cell office:value-type="string" table:style-name="ce2">
            <text:p>LENCERIA</text:p>
          </table:table-cell>
          <table:table-cell office:value-type="string" table:style-name="ce2">
            <text:p>VESTIDOS</text:p>
          </table:table-cell>
          <table:table-cell office:value-type="string" table:style-name="ce2">
            <text:p>VESTIDO VELVET MANGA LARGA CON CORDÓN NEGRO</text:p>
          </table:table-cell>
          <table:table-cell office:value-type="string" table:style-name="ce2">
            <text:p>LEG AVENUE</text:p>
          </table:table-cell>
          <table:table-cell office:value-type="string" table:style-name="ce3">
            <text:p>VELVET LONG SLEEVED DRESS</text:p>
            <text:p/>
            <text:p>Vestido Velvet de manga larga con cordón en el escote.</text:p>
            <text:p/>
            <text:p>Elástico y cómodo potenciará todas tus curvas.</text:p>
            <text:p/>
            <text:p>¡El look perfecto para tus mejores ocasiones!</text:p>
            <text:p/>
          </table:table-cell>
          <table:table-cell office:value-type="float" office:value="34.99" table:style-name="ce1">
            <text:p>34,99</text:p>
          </table:table-cell>
          <table:table-cell office:value-type="float" office:value="15.39" table:style-name="ce1">
            <text:p>15,39</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63981.jpg">http://media.grutinet.com/articulos/or/or_63981.jpg</text:a></text:p>
          </table:table-cell>
          <table:table-cell office:value-type="string" table:style-name="ce4">
            <text:p><text:a xlink:href="http://media.grutinet.com/articulos/lg/lg_63981_0.jpg">http://media.grutinet.com/articulos/lg/lg_63981_0.jpg</text:a></text:p>
          </table:table-cell>
          <table:table-cell office:value-type="string" table:style-name="ce4">
            <text:p><text:a xlink:href="http://media.grutinet.com/articulos/lg/lg_63981_1.jpg">http://media.grutinet.com/articulos/lg/lg_63981_1.jpg</text:a></text:p>
          </table:table-cell>
          <table:table-cell office:value-type="string" table:style-name="ce4">
            <text:p><text:a xlink:href="http://media.grutinet.com/articulos/lg/lg_63981_2.jpg">http://media.grutinet.com/articulos/lg/lg_63981_2.jpg</text:a></text:p>
          </table:table-cell>
          <table:table-cell office:value-type="float" office:value="63981" table:style-name="ce1">
            <text:p>63981</text:p>
          </table:table-cell>
          <table:table-cell table:number-columns-repeated="7" table:style-name="ce2"/>
          <table:table-cell table:number-columns-repeated="16359"/>
        </table:table-row>
        <table:table-row table:style-name="ro2">
          <table:table-cell office:value-type="float" office:value="63982" table:style-name="ce1">
            <text:p>63982</text:p>
          </table:table-cell>
          <table:table-cell office:value-type="string" table:style-name="ce2">
            <text:p>LENCERIA</text:p>
          </table:table-cell>
          <table:table-cell office:value-type="string" table:style-name="ce2">
            <text:p>VESTIDOS</text:p>
          </table:table-cell>
          <table:table-cell office:value-type="string" table:style-name="ce2">
            <text:p>VESTIDO VELVET MANGA LARGA CON CORDÓN NEGRO</text:p>
          </table:table-cell>
          <table:table-cell office:value-type="string" table:style-name="ce2">
            <text:p>LEG AVENUE</text:p>
          </table:table-cell>
          <table:table-cell office:value-type="string" table:style-name="ce3">
            <text:p>VELVET LONG SLEEVED DRESS</text:p>
            <text:p/>
            <text:p>Vestido Velvet de manga larga con cordón en el escote.</text:p>
            <text:p/>
            <text:p>Elástico y cómodo potenciará todas tus curvas.</text:p>
            <text:p/>
            <text:p>¡El look perfecto para tus mejores ocasiones!</text:p>
            <text:p/>
          </table:table-cell>
          <table:table-cell office:value-type="float" office:value="33.99" table:style-name="ce1">
            <text:p>33,99</text:p>
          </table:table-cell>
          <table:table-cell office:value-type="float" office:value="16.350000000000001" table:style-name="ce1">
            <text:p>16,3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63982.jpg">http://media.grutinet.com/articulos/or/or_63982.jpg</text:a></text:p>
          </table:table-cell>
          <table:table-cell office:value-type="string" table:style-name="ce4">
            <text:p><text:a xlink:href="http://media.grutinet.com/articulos/lg/lg_63982_0.jpg">http://media.grutinet.com/articulos/lg/lg_63982_0.jpg</text:a></text:p>
          </table:table-cell>
          <table:table-cell office:value-type="string" table:style-name="ce4">
            <text:p><text:a xlink:href="http://media.grutinet.com/articulos/lg/lg_63982_1.jpg">http://media.grutinet.com/articulos/lg/lg_63982_1.jpg</text:a></text:p>
          </table:table-cell>
          <table:table-cell office:value-type="string" table:style-name="ce4">
            <text:p><text:a xlink:href="http://media.grutinet.com/articulos/lg/lg_63982_2.jpg">http://media.grutinet.com/articulos/lg/lg_63982_2.jpg</text:a></text:p>
          </table:table-cell>
          <table:table-cell office:value-type="float" office:value="63981" table:style-name="ce1">
            <text:p>63981</text:p>
          </table:table-cell>
          <table:table-cell table:number-columns-repeated="7" table:style-name="ce2"/>
          <table:table-cell table:number-columns-repeated="16359"/>
        </table:table-row>
        <table:table-row table:style-name="ro2">
          <table:table-cell office:value-type="float" office:value="63987" table:style-name="ce1">
            <text:p>63987</text:p>
          </table:table-cell>
          <table:table-cell office:value-type="string" table:style-name="ce2">
            <text:p>LENCERIA</text:p>
          </table:table-cell>
          <table:table-cell office:value-type="string" table:style-name="ce2">
            <text:p>VESTIDOS</text:p>
          </table:table-cell>
          <table:table-cell office:value-type="string" table:style-name="ce2">
            <text:p>VESTIDO DE HOMBROS DESCUBIERTOS - NEGRO</text:p>
          </table:table-cell>
          <table:table-cell office:value-type="string" table:style-name="ce2">
            <text:p>LEG AVENUE</text:p>
          </table:table-cell>
          <table:table-cell office:value-type="string" table:style-name="ce3">
            <text:p>COLD SHOULDER DRESS</text:p>
            <text:p/>
            <text:p>Vestido de hombros descubiertos con fruncido en la parte inferior.</text:p>
            <text:p/>
            <text:p>Elástico y cómodo potenciará todas tus curvas.</text:p>
            <text:p/>
            <text:p>¡El look perfecto para tus mejores ocasiones!</text:p>
            <text:p/>
          </table:table-cell>
          <table:table-cell office:value-type="float" office:value="37.99" table:style-name="ce1">
            <text:p>37,99</text:p>
          </table:table-cell>
          <table:table-cell office:value-type="float" office:value="17.43" table:style-name="ce1">
            <text:p>17,4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63987.jpg">http://media.grutinet.com/articulos/or/or_63987.jpg</text:a></text:p>
          </table:table-cell>
          <table:table-cell office:value-type="string" table:style-name="ce4">
            <text:p><text:a xlink:href="http://media.grutinet.com/articulos/lg/lg_63987_0.jpg">http://media.grutinet.com/articulos/lg/lg_63987_0.jpg</text:a></text:p>
          </table:table-cell>
          <table:table-cell office:value-type="string" table:style-name="ce4">
            <text:p><text:a xlink:href="http://media.grutinet.com/articulos/lg/lg_63987_1.jpg">http://media.grutinet.com/articulos/lg/lg_63987_1.jpg</text:a></text:p>
          </table:table-cell>
          <table:table-cell office:value-type="string" table:style-name="ce4">
            <text:p><text:a xlink:href="http://media.grutinet.com/articulos/lg/lg_63987_2.jpg">http://media.grutinet.com/articulos/lg/lg_63987_2.jpg</text:a></text:p>
          </table:table-cell>
          <table:table-cell office:value-type="float" office:value="63989" table:style-name="ce1">
            <text:p>63989</text:p>
          </table:table-cell>
          <table:table-cell table:number-columns-repeated="7" table:style-name="ce2"/>
          <table:table-cell table:number-columns-repeated="16359"/>
        </table:table-row>
        <table:table-row table:style-name="ro2">
          <table:table-cell office:value-type="float" office:value="63988" table:style-name="ce1">
            <text:p>63988</text:p>
          </table:table-cell>
          <table:table-cell office:value-type="string" table:style-name="ce2">
            <text:p>LENCERIA</text:p>
          </table:table-cell>
          <table:table-cell office:value-type="string" table:style-name="ce2">
            <text:p>VESTIDOS</text:p>
          </table:table-cell>
          <table:table-cell office:value-type="string" table:style-name="ce2">
            <text:p>VESTIDO DE HOMBROS DESCUBIERTOS - NEGRO</text:p>
          </table:table-cell>
          <table:table-cell office:value-type="string" table:style-name="ce2">
            <text:p>LEG AVENUE</text:p>
          </table:table-cell>
          <table:table-cell office:value-type="string" table:style-name="ce3">
            <text:p>COLD SHOULDER DRESS</text:p>
            <text:p/>
            <text:p>Vestido de hombros descubiertos con fruncido en la parte inferior.</text:p>
            <text:p/>
            <text:p>Elástico y cómodo potenciará todas tus curvas.</text:p>
            <text:p/>
            <text:p>¡El look perfecto para tus mejores ocasiones!</text:p>
            <text:p/>
          </table:table-cell>
          <table:table-cell office:value-type="float" office:value="37.99" table:style-name="ce1">
            <text:p>37,99</text:p>
          </table:table-cell>
          <table:table-cell office:value-type="float" office:value="17.440000000000001" table:style-name="ce1">
            <text:p>17,4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63988.jpg">http://media.grutinet.com/articulos/or/or_63988.jpg</text:a></text:p>
          </table:table-cell>
          <table:table-cell office:value-type="string" table:style-name="ce4">
            <text:p><text:a xlink:href="http://media.grutinet.com/articulos/lg/lg_63988_0.jpg">http://media.grutinet.com/articulos/lg/lg_63988_0.jpg</text:a></text:p>
          </table:table-cell>
          <table:table-cell office:value-type="string" table:style-name="ce4">
            <text:p><text:a xlink:href="http://media.grutinet.com/articulos/lg/lg_63988_1.jpg">http://media.grutinet.com/articulos/lg/lg_63988_1.jpg</text:a></text:p>
          </table:table-cell>
          <table:table-cell office:value-type="string" table:style-name="ce4">
            <text:p><text:a xlink:href="http://media.grutinet.com/articulos/lg/lg_63988_2.jpg">http://media.grutinet.com/articulos/lg/lg_63988_2.jpg</text:a></text:p>
          </table:table-cell>
          <table:table-cell office:value-type="float" office:value="63989" table:style-name="ce1">
            <text:p>63989</text:p>
          </table:table-cell>
          <table:table-cell table:number-columns-repeated="7" table:style-name="ce2"/>
          <table:table-cell table:number-columns-repeated="16359"/>
        </table:table-row>
        <table:table-row table:style-name="ro2">
          <table:table-cell office:value-type="float" office:value="63994" table:style-name="ce1">
            <text:p>63994</text:p>
          </table:table-cell>
          <table:table-cell office:value-type="string" table:style-name="ce2">
            <text:p>LENCERIA</text:p>
          </table:table-cell>
          <table:table-cell office:value-type="string" table:style-name="ce2">
            <text:p>VESTIDOS</text:p>
          </table:table-cell>
          <table:table-cell office:value-type="string" table:style-name="ce2">
            <text:p>VESTIDO ESCOTE PROFUNDO EN V Y ESPALDA DESCUBIERTA - NEGRO</text:p>
          </table:table-cell>
          <table:table-cell office:value-type="string" table:style-name="ce2">
            <text:p>LEG AVENUE</text:p>
          </table:table-cell>
          <table:table-cell office:value-type="string" table:style-name="ce3">
            <text:p>DEEP-V MINI DRESS</text:p>
            <text:p/>
            <text:p>Vestido con profundo escote en V y con tirantes elásticos que envuelven toda la espalda.</text:p>
            <text:p/>
            <text:p>Elástico y cómodo potenciará todas tus curvas.</text:p>
            <text:p/>
            <text:p>¡El look perfecto para tus mejores ocasiones!</text:p>
            <text:p/>
          </table:table-cell>
          <table:table-cell office:value-type="float" office:value="32.99" table:style-name="ce1">
            <text:p>32,99</text:p>
          </table:table-cell>
          <table:table-cell office:value-type="float" office:value="15.38" table:style-name="ce1">
            <text:p>15,3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63994.jpg">http://media.grutinet.com/articulos/or/or_63994.jpg</text:a></text:p>
          </table:table-cell>
          <table:table-cell office:value-type="string" table:style-name="ce4">
            <text:p><text:a xlink:href="http://media.grutinet.com/articulos/lg/lg_63994_0.jpg">http://media.grutinet.com/articulos/lg/lg_63994_0.jpg</text:a></text:p>
          </table:table-cell>
          <table:table-cell office:value-type="string" table:style-name="ce4">
            <text:p><text:a xlink:href="http://media.grutinet.com/articulos/lg/lg_63994_1.jpg">http://media.grutinet.com/articulos/lg/lg_63994_1.jpg</text:a></text:p>
          </table:table-cell>
          <table:table-cell office:value-type="string" table:style-name="ce4">
            <text:p><text:a xlink:href="http://media.grutinet.com/articulos/lg/lg_63994_2.jpg">http://media.grutinet.com/articulos/lg/lg_63994_2.jpg</text:a></text:p>
          </table:table-cell>
          <table:table-cell office:value-type="float" office:value="63993" table:style-name="ce1">
            <text:p>63993</text:p>
          </table:table-cell>
          <table:table-cell table:number-columns-repeated="7" table:style-name="ce2"/>
          <table:table-cell table:number-columns-repeated="16359"/>
        </table:table-row>
        <table:table-row table:style-name="ro2">
          <table:table-cell office:value-type="float" office:value="64061" table:style-name="ce1">
            <text:p>64061</text:p>
          </table:table-cell>
          <table:table-cell office:value-type="string" table:style-name="ce2">
            <text:p>ACEITES Y LUBRICANTES</text:p>
          </table:table-cell>
          <table:table-cell office:value-type="string" table:style-name="ce2">
            <text:p>ACEITES</text:p>
          </table:table-cell>
          <table:table-cell office:value-type="string" table:style-name="ce2">
            <text:p>HOT BIO ACEITE DE MASAJE YLANG YLANG 100ML</text:p>
          </table:table-cell>
          <table:table-cell office:value-type="string" table:style-name="ce2">
            <text:p>HOT</text:p>
          </table:table-cell>
          <table:table-cell office:value-type="string" table:style-name="ce3">
            <text:p>HOT BIO MASSAGE OIL YLANG YLANG 100ML</text:p>
            <text:p/>
            <text:p>Aceite de masaje BIO para una piel sedosa y nutrida.</text:p>
            <text:p/>
            <text:p>Exquisitas fragancias que mimarán tus sentidos y provocarán estados de ánimo eróticos.</text:p>
            <text:p/>
            <text:p>Aceites de masaje biológicos y veganos.</text:p>
            <text:p/>
            <text:p>Botella ecológica de materia prima renovable.</text:p>
            <text:p/>
            <text:p>Contiene: 100 ml</text:p>
            <text:p/>
          </table:table-cell>
          <table:table-cell office:value-type="float" office:value="14.95" table:style-name="ce1">
            <text:p>14,95</text:p>
          </table:table-cell>
          <table:table-cell office:value-type="float" office:value="5.55" table:style-name="ce1">
            <text:p>5,55</text:p>
          </table:table-cell>
          <table:table-cell office:value-type="string" table:style-name="ce2">
            <text:p>SI</text:p>
          </table:table-cell>
          <table:table-cell office:value-type="float" office:value="18" table:style-name="ce1">
            <text:p>18</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4061.jpg">http://media.grutinet.com/articulos/or/or_64061.jpg</text:a></text:p>
          </table:table-cell>
          <table:table-cell office:value-type="string" table:style-name="ce4">
            <text:p><text:a xlink:href="http://media.grutinet.com/articulos/lg/lg_64061_0.jpg">http://media.grutinet.com/articulos/lg/lg_64061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64062" table:style-name="ce1">
            <text:p>64062</text:p>
          </table:table-cell>
          <table:table-cell office:value-type="string" table:style-name="ce2">
            <text:p>ACEITES Y LUBRICANTES</text:p>
          </table:table-cell>
          <table:table-cell office:value-type="string" table:style-name="ce2">
            <text:p>ACEITES</text:p>
          </table:table-cell>
          <table:table-cell office:value-type="string" table:style-name="ce2">
            <text:p>HOT BIO ACEITE DE MASAJE CANELA 100ML</text:p>
          </table:table-cell>
          <table:table-cell office:value-type="string" table:style-name="ce2">
            <text:p>HOT</text:p>
          </table:table-cell>
          <table:table-cell office:value-type="string" table:style-name="ce3">
            <text:p>HOT BIO MASSAGE OIL CAYENNE PEPPER 100ML</text:p>
            <text:p/>
            <text:p>Aceite de masaje BIO para una piel sedosa y nutrida.</text:p>
            <text:p/>
            <text:p>Exquisitas fragancias que mimarán tus sentidos y provocarán estados de ánimo eróticos.</text:p>
            <text:p/>
            <text:p>Aceites de masaje biológicos y veganos.</text:p>
            <text:p/>
            <text:p>Botella ecológica de materia prima renovable.</text:p>
            <text:p/>
            <text:p>Contiene: 100 ml</text:p>
            <text:p/>
          </table:table-cell>
          <table:table-cell office:value-type="float" office:value="14.95" table:style-name="ce1">
            <text:p>14,95</text:p>
          </table:table-cell>
          <table:table-cell office:value-type="float" office:value="5.55" table:style-name="ce1">
            <text:p>5,55</text:p>
          </table:table-cell>
          <table:table-cell office:value-type="string" table:style-name="ce2">
            <text:p>SI</text:p>
          </table:table-cell>
          <table:table-cell office:value-type="float" office:value="17" table:style-name="ce1">
            <text:p>17</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4062.jpg">http://media.grutinet.com/articulos/or/or_64062.jpg</text:a></text:p>
          </table:table-cell>
          <table:table-cell office:value-type="string" table:style-name="ce4">
            <text:p><text:a xlink:href="http://media.grutinet.com/articulos/lg/lg_64062_0.jpg">http://media.grutinet.com/articulos/lg/lg_64062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64063" table:style-name="ce1">
            <text:p>64063</text:p>
          </table:table-cell>
          <table:table-cell office:value-type="string" table:style-name="ce2">
            <text:p>ACEITES Y LUBRICANTES</text:p>
          </table:table-cell>
          <table:table-cell office:value-type="string" table:style-name="ce2">
            <text:p>ACEITES</text:p>
          </table:table-cell>
          <table:table-cell office:value-type="string" table:style-name="ce2">
            <text:p>HOT BIO ACEITE DE MASAJE ALOE VERA 100ML</text:p>
          </table:table-cell>
          <table:table-cell office:value-type="string" table:style-name="ce2">
            <text:p>HOT</text:p>
          </table:table-cell>
          <table:table-cell office:value-type="string" table:style-name="ce3">
            <text:p>HOT BIO MASSAGE OIL ALOE VERA 100ML</text:p>
            <text:p/>
            <text:p>Aceite de masaje BIO para una piel sedosa y nutrida.</text:p>
            <text:p/>
            <text:p>Exquisitas fragancias que mimarán tus sentidos y provocarán estados de ánimo eróticos.</text:p>
            <text:p/>
            <text:p>Aceites de masaje biológicos y veganos.</text:p>
            <text:p/>
            <text:p>Botella ecológica de materia prima renovable.</text:p>
            <text:p/>
            <text:p>Contiene: 100 ml</text:p>
            <text:p/>
          </table:table-cell>
          <table:table-cell office:value-type="float" office:value="14.95" table:style-name="ce1">
            <text:p>14,95</text:p>
          </table:table-cell>
          <table:table-cell office:value-type="float" office:value="5.55" table:style-name="ce1">
            <text:p>5,55</text:p>
          </table:table-cell>
          <table:table-cell office:value-type="string" table:style-name="ce2">
            <text:p>SI</text:p>
          </table:table-cell>
          <table:table-cell office:value-type="float" office:value="20" table:style-name="ce1">
            <text:p>20</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4063.jpg">http://media.grutinet.com/articulos/or/or_64063.jpg</text:a></text:p>
          </table:table-cell>
          <table:table-cell office:value-type="string" table:style-name="ce4">
            <text:p><text:a xlink:href="http://media.grutinet.com/articulos/lg/lg_64063_0.jpg">http://media.grutinet.com/articulos/lg/lg_64063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64064" table:style-name="ce1">
            <text:p>64064</text:p>
          </table:table-cell>
          <table:table-cell office:value-type="string" table:style-name="ce2">
            <text:p>ACEITES Y LUBRICANTES</text:p>
          </table:table-cell>
          <table:table-cell office:value-type="string" table:style-name="ce2">
            <text:p>ACEITES</text:p>
          </table:table-cell>
          <table:table-cell office:value-type="string" table:style-name="ce2">
            <text:p>HOT BIO ACEITE DE MASAJE ALMENDRA 100ML</text:p>
          </table:table-cell>
          <table:table-cell office:value-type="string" table:style-name="ce2">
            <text:p>HOT</text:p>
          </table:table-cell>
          <table:table-cell office:value-type="string" table:style-name="ce3">
            <text:p>HOT BIO MASSAGE OIL BITTERMANDEL/BITTER ALMOND 100ML</text:p>
            <text:p/>
            <text:p>Aceite de masaje BIO para una piel sedosa y nutrida.</text:p>
            <text:p/>
            <text:p>Exquisitas fragancias que mimarán tus sentidos y provocarán estados de ánimo eróticos.</text:p>
            <text:p/>
            <text:p>Aceites de masaje biológicos y veganos.</text:p>
            <text:p/>
            <text:p>Botella ecológica de materia prima renovable.</text:p>
            <text:p/>
            <text:p>Contiene: 100 ml</text:p>
            <text:p/>
          </table:table-cell>
          <table:table-cell office:value-type="float" office:value="14.95" table:style-name="ce1">
            <text:p>14,95</text:p>
          </table:table-cell>
          <table:table-cell office:value-type="float" office:value="5.55" table:style-name="ce1">
            <text:p>5,55</text:p>
          </table:table-cell>
          <table:table-cell office:value-type="string" table:style-name="ce2">
            <text:p>SI</text:p>
          </table:table-cell>
          <table:table-cell office:value-type="float" office:value="21" table:style-name="ce1">
            <text:p>2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4064.jpg">http://media.grutinet.com/articulos/or/or_64064.jpg</text:a></text:p>
          </table:table-cell>
          <table:table-cell office:value-type="string" table:style-name="ce4">
            <text:p><text:a xlink:href="http://media.grutinet.com/articulos/lg/lg_64064_0.jpg">http://media.grutinet.com/articulos/lg/lg_64064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64302" table:style-name="ce1">
            <text:p>64302</text:p>
          </table:table-cell>
          <table:table-cell office:value-type="string" table:style-name="ce2">
            <text:p>JUGUETES XXX</text:p>
          </table:table-cell>
          <table:table-cell office:value-type="string" table:style-name="ce2">
            <text:p>BDSM</text:p>
          </table:table-cell>
          <table:table-cell office:value-type="string" table:style-name="ce2">
            <text:p>THE KEY HOLDER CERRADURA CON RELOJ</text:p>
          </table:table-cell>
          <table:table-cell office:value-type="string" table:style-name="ce2">
            <text:p>XR BRANDS</text:p>
          </table:table-cell>
          <table:table-cell office:value-type="string" table:style-name="ce3">
            <text:p>THE KEY HOLDER TIME LOCK</text:p>
            <text:p/>
            <text:p>No importa cuánto ruegues y supliques, ¡este ingenioso candado tiene una liberación establecida que te garantiza que sirvas tu tiempo! Si bien la mayoría de las cerraduras dependen de los caprichos humanos, esta cerradura digital controla todo lo que está conectado; úsela para la esclavitud, mordazas de bolas o su juguete favorito.</text:p>
            <text:p/>
            <text:p>Deléitese con una pérdida total de poder, ya sea que su propietario lo esté castigando o que se involucre en una esclavitud a prueba de escape. Una de nuestras ideas favoritas es encerrar la llave de un dispositivo de castidad en una caja o gabinete. Tendrás que mirar el tiempo restante, creando anticipación y excitación con cada segundo que pasa. La cerradura es recargable por USB, con un tiempo máximo de 99 horas. Eso es más de cuatro días de estar atrapado o restringido, sin esperanza de escapar, excepto esperar su tiempo hasta que termine la cuenta regresiva. Cuando el temporizador finalmente se ha agotado, suena un tono que indica su liberación. La interfaz es fácil de usar e incluye instrucciones. Solo asegúrese de que la cerradura esté completamente cargada y estructuralmente sólida antes de asegurarla: una vez que está activada, ¡no hay escapatoria!</text:p>
            <text:p/>
            <text:p/>
            <text:p><text:s/>Medidas: 7,1 x 3,8 cm</text:p>
            <text:p><text:s/>Peso: 40 gramos</text:p>
            <text:p><text:s/>Material: Plástico ABS y metal</text:p>
            <text:p/>
            <text:p/>
          </table:table-cell>
          <table:table-cell office:value-type="float" office:value="107.95" table:style-name="ce1">
            <text:p>107,95</text:p>
          </table:table-cell>
          <table:table-cell office:value-type="float" office:value="33.729999999999997" table:style-name="ce1">
            <text:p>33,7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4302.jpg">http://media.grutinet.com/articulos/or/or_64302.jpg</text:a></text:p>
          </table:table-cell>
          <table:table-cell office:value-type="string" table:style-name="ce4">
            <text:p><text:a xlink:href="http://media.grutinet.com/articulos/lg/lg_64302_0.jpg">http://media.grutinet.com/articulos/lg/lg_64302_0.jpg</text:a></text:p>
          </table:table-cell>
          <table:table-cell office:value-type="string" table:style-name="ce4">
            <text:p><text:a xlink:href="http://media.grutinet.com/articulos/lg/lg_64302_1.jpg">http://media.grutinet.com/articulos/lg/lg_64302_1.jpg</text:a></text:p>
          </table:table-cell>
          <table:table-cell office:value-type="string" table:style-name="ce4">
            <text:p><text:a xlink:href="http://media.grutinet.com/articulos/lg/lg_64302_2.jpg">http://media.grutinet.com/articulos/lg/lg_64302_2.jpg</text:a></text:p>
          </table:table-cell>
          <table:table-cell table:style-name="ce1"/>
          <table:table-cell table:number-columns-repeated="7" table:style-name="ce2"/>
          <table:table-cell table:number-columns-repeated="16359"/>
        </table:table-row>
        <table:table-row table:style-name="ro2">
          <table:table-cell office:value-type="float" office:value="64321" table:style-name="ce1">
            <text:p>64321</text:p>
          </table:table-cell>
          <table:table-cell office:value-type="string" table:style-name="ce2">
            <text:p>JUGUETES XXX</text:p>
          </table:table-cell>
          <table:table-cell office:value-type="string" table:style-name="ce2">
            <text:p>VIBRADORES</text:p>
          </table:table-cell>
          <table:table-cell office:value-type="string" table:style-name="ce2">
            <text:p>MAGIC MASSAGER PLEASURE ACOPLE CON NUBES SUAVES - ROSA</text:p>
          </table:table-cell>
          <table:table-cell office:value-type="string" table:style-name="ce2">
            <text:p>TOPCO SALES</text:p>
          </table:table-cell>
          <table:table-cell office:value-type="string" table:style-name="ce3">
            <text:p>MAGIC MASSAGER PLEASURE ATTACHMENT SMALL NUBS/SMOOTH</text:p>
            <text:p/>
            <text:p>&amp;bull; Agrega una sensación extra a las vibraciones de tu masajeador Magic.</text:p>
            <text:p>&amp;bull; El accesorio TPR suave y flexible te da dos texturas para elegir.</text:p>
            <text:p>&amp;bull; Pequeñas protuberancias y laterales ultra suaves que estimulan todas tus áreas erógenas.</text:p>
            <text:p>&amp;bull; El accesorio se ajusta perfectamente sobre la cabeza del masajeador Magic</text:p>
            <text:p>&amp;bull; Impermeable</text:p>
            <text:p>&amp;bull; Libre de ftalato</text:p>
            <text:p>&amp;bull; Compatible con TLC® Magic Massager 110 y 220V y TLC® Magic Massager recargable 2.0 110 y 220V</text:p>
            <text:p/>
          </table:table-cell>
          <table:table-cell office:value-type="float" office:value="16.95" table:style-name="ce1">
            <text:p>16,95</text:p>
          </table:table-cell>
          <table:table-cell office:value-type="float" office:value="5.51" table:style-name="ce1">
            <text:p>5,5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4321.jpg">http://media.grutinet.com/articulos/or/or_64321.jpg</text:a></text:p>
          </table:table-cell>
          <table:table-cell office:value-type="string" table:style-name="ce4">
            <text:p><text:a xlink:href="http://media.grutinet.com/articulos/lg/lg_64321_0.jpg">http://media.grutinet.com/articulos/lg/lg_64321_0.jpg</text:a></text:p>
          </table:table-cell>
          <table:table-cell office:value-type="string" table:style-name="ce4">
            <text:p><text:a xlink:href="http://media.grutinet.com/articulos/lg/lg_64321_1.jpg">http://media.grutinet.com/articulos/lg/lg_64321_1.jpg</text:a></text:p>
          </table:table-cell>
          <table:table-cell office:value-type="string" table:style-name="ce4">
            <text:p><text:a xlink:href="http://media.grutinet.com/articulos/lg/lg_64321_2.jpg">http://media.grutinet.com/articulos/lg/lg_64321_2.jpg</text:a></text:p>
          </table:table-cell>
          <table:table-cell table:style-name="ce1"/>
          <table:table-cell table:number-columns-repeated="7" table:style-name="ce2"/>
          <table:table-cell table:number-columns-repeated="16359"/>
        </table:table-row>
        <table:table-row table:style-name="ro2">
          <table:table-cell office:value-type="float" office:value="64324" table:style-name="ce1">
            <text:p>64324</text:p>
          </table:table-cell>
          <table:table-cell office:value-type="string" table:style-name="ce2">
            <text:p>JUGUETES XXX</text:p>
          </table:table-cell>
          <table:table-cell office:value-type="string" table:style-name="ce2">
            <text:p>VIBRADORES</text:p>
          </table:table-cell>
          <table:table-cell office:value-type="string" table:style-name="ce2">
            <text:p>MAGIC MASSAGER PLEASURE ACOPLE CON NUDOS DE PLACER</text:p>
          </table:table-cell>
          <table:table-cell office:value-type="string" table:style-name="ce2">
            <text:p>TOPCO SALES</text:p>
          </table:table-cell>
          <table:table-cell office:value-type="string" table:style-name="ce3">
            <text:p>MAGIC MASSAGER PLEASURE ATTACHMENT NUBBY LOVER</text:p>
            <text:p/>
            <text:p>&amp;bull; Mejora tu masajeador MAGIC con este accesorio en forma de bola nudosa.</text:p>
            <text:p/>
            <text:p>&amp;bull; El accesorio flexible se desliza cómodamente en tu varita para un ajuste seguro.</text:p>
            <text:p/>
            <text:p>&amp;bull; Su textura de superficie suave y nebulosa se siente muy bien y es fácil de limpiar.</text:p>
            <text:p/>
          </table:table-cell>
          <table:table-cell office:value-type="float" office:value="18.95" table:style-name="ce1">
            <text:p>18,95</text:p>
          </table:table-cell>
          <table:table-cell office:value-type="float" office:value="6.2" table:style-name="ce1">
            <text:p>6,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4324.jpg">http://media.grutinet.com/articulos/or/or_64324.jpg</text:a></text:p>
          </table:table-cell>
          <table:table-cell office:value-type="string" table:style-name="ce4">
            <text:p><text:a xlink:href="http://media.grutinet.com/articulos/lg/lg_64324_0.jpg">http://media.grutinet.com/articulos/lg/lg_64324_0.jpg</text:a></text:p>
          </table:table-cell>
          <table:table-cell office:value-type="string" table:style-name="ce4">
            <text:p><text:a xlink:href="http://media.grutinet.com/articulos/lg/lg_64324_1.jpg">http://media.grutinet.com/articulos/lg/lg_64324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64408" table:style-name="ce1">
            <text:p>64408</text:p>
          </table:table-cell>
          <table:table-cell office:value-type="string" table:style-name="ce2">
            <text:p>JUGUETES XXX</text:p>
          </table:table-cell>
          <table:table-cell office:value-type="string" table:style-name="ce2">
            <text:p>BDSM</text:p>
          </table:table-cell>
          <table:table-cell office:value-type="string" table:style-name="ce2">
            <text:p>BUTT BLUISER FUSTA ROJA</text:p>
          </table:table-cell>
          <table:table-cell office:value-type="string" table:style-name="ce2">
            <text:p>TRIUNE</text:p>
          </table:table-cell>
          <table:table-cell office:value-type="string" table:style-name="ce3">
            <text:p>BUTT BRUISER CROP RED</text:p>
            <text:p/>
            <text:p>Lleva tu juego rizado a un nivel superior, supera tus límites y descubre tu lado dominante o sumiso con esta fusta de alta calidad de Triune. Puedes, por favor, tomar el control y dominar tu amor con esta fuesta. La punta está hecha de silicona y la empuñadura está hecha de excelente acero inoxidable.</text:p>
            <text:p/>
            <text:p>La longitud total es de 50 cm.</text:p>
            <text:p/>
            <text:p/>
            <text:p><text:s/>Dimensiones del producto <text:s text:c="3"/>50 x 4,4 x 2 cm</text:p>
            <text:p><text:s/>Peso del producto <text:s text:c="3"/>447 gram</text:p>
            <text:p><text:s/>Diámetro del producto <text:s text:c="3"/>4,4 cm</text:p>
            <text:p><text:s/>Materiales <text:s text:c="3"/>Stainless Steel</text:p>
            <text:p/>
            <text:p/>
          </table:table-cell>
          <table:table-cell office:value-type="float" office:value="25.95" table:style-name="ce1">
            <text:p>25,95</text:p>
          </table:table-cell>
          <table:table-cell office:value-type="float" office:value="15.5" table:style-name="ce1">
            <text:p>15,5</text:p>
          </table:table-cell>
          <table:table-cell office:value-type="string" table:style-name="ce2">
            <text:p>SI</text:p>
          </table:table-cell>
          <table:table-cell office:value-type="float" office:value="8" table:style-name="ce1">
            <text:p>8</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4408.jpg">http://media.grutinet.com/articulos/or/or_64408.jpg</text:a></text:p>
          </table:table-cell>
          <table:table-cell office:value-type="string" table:style-name="ce4">
            <text:p><text:a xlink:href="http://media.grutinet.com/articulos/lg/lg_64408_0.jpg">http://media.grutinet.com/articulos/lg/lg_64408_0.jpg</text:a></text:p>
          </table:table-cell>
          <table:table-cell office:value-type="string" table:style-name="ce4">
            <text:p><text:a xlink:href="http://media.grutinet.com/articulos/lg/lg_64408_1.jpg">http://media.grutinet.com/articulos/lg/lg_64408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64429" table:style-name="ce1">
            <text:p>64429</text:p>
          </table:table-cell>
          <table:table-cell office:value-type="string" table:style-name="ce2">
            <text:p>JUGUETES XXX</text:p>
          </table:table-cell>
          <table:table-cell office:value-type="string" table:style-name="ce2">
            <text:p>PLUGS</text:p>
          </table:table-cell>
          <table:table-cell office:value-type="string" table:style-name="ce2">
            <text:p>ANAL TEASER VIBRADOR DE SILICONA CON MANDO - NEGRO</text:p>
          </table:table-cell>
          <table:table-cell office:value-type="string" table:style-name="ce2">
            <text:p>PIPEDREAM</text:p>
          </table:table-cell>
          <table:table-cell office:value-type="string" table:style-name="ce3">
            <text:p>REMOTE CONTROL ANAL TEASER<text:s/></text:p>
            <text:p/>
            <text:p>Cuando estás buscando llevar tu juego anal al siguiente nivel, la colección Anal Fantasy Elite es la mejor opción para la excitación anal de alto nivel y el juego de la próstata.</text:p>
            <text:p/>
            <text:p>Hecho de material ultra-higiénico Elite Silicone, la colección Elite es segura para el cuerpo, libre de ftalatos, látex y está diseñada para jugar duro. Los enchufes y sondas Elite Collection están diseñados ergonómicamente para brindar el máximo confort y la satisfacción garantizada.</text:p>
            <text:p/>
            <text:p>Pequeño pero potente, este impermeable plug anal de silicona es perfecto para principiantes, conocedores y cualquier persona que busque un enchufe ergonómico lo suficientemente cómodo como para usarlo todo el día.</text:p>
            <text:p/>
            <text:p>Alimentado por un motor recargable, este elegante enchufe cuenta con un diseño de fácil inserción y vibraciones superfuertes de 9 funciones para increíbles sensaciones. El Elite Silicone es súper sedoso al tacto e hipoalergénico, lo que lo convierte en el material más seguro para una excitación anal sin preocupaciones.</text:p>
            <text:p/>
            <text:p>¡La clave para el juego anal es tomarlo con calma! Intentar la penetración anal antes de excitarte adecuadamente puede ser desagradable, así que relájate para disfrutar de la experiencia. El juego con los dedos es una excelente manera de relajar el ano, así que use una manga de dedo incluida para masajear el área. El ano y el recto no tienen un sistema de lubricación natural como la vagina, por lo tanto, use un montón de Moist Anal Lube incluido para reducir la fricción y aumentar el placer.</text:p>
            <text:p/>
            <text:p>La silicona ultra-higiénica Elite no contiene ftalatos, es hipoalergénica y es muy flexible. La limpieza es instantánea después de la diversión con el limpiador de juguetes Refresh y el agua tibia incluidos.</text:p>
            <text:p/>
            <text:p>Características:</text:p>
            <text:p/>
            <text:p/>
            <text:p><text:s/>Convenientemente impermeable: Disfruta en la ducha, bañera o spa</text:p>
            <text:p><text:s/>Vibración silenciosa y potente: Amplifica en privado tu placer anal</text:p>
            <text:p><text:s/>Silicona higiénica suave: Seguridad del cuerpo, libre de ftalatos, sin látex y calienta la temperatura corporal</text:p>
            <text:p><text:s/>USB recargable: Para carga universal en cualquier lugar. Funciona durante una hora con una sola carga.</text:p>
            <text:p><text:s/>Control intuitivo simple para 9 modos de vibración digital: 3 niveles de potencia + 6 funciones de vibración</text:p>
            <text:p/>
            <text:p/>
            <text:p>Medidas:</text:p>
            <text:p/>
            <text:p/>
            <text:p><text:s/>Longitud total: 12 cm</text:p>
            <text:p><text:s/>Longitud insertable: 10 cm</text:p>
            <text:p><text:s/>Ancho: 4,3 cm</text:p>
            <text:p/>
            <text:p/>
          </table:table-cell>
          <table:table-cell office:value-type="float" office:value="87.95" table:style-name="ce1">
            <text:p>87,95</text:p>
          </table:table-cell>
          <table:table-cell office:value-type="float" office:value="36.1" table:style-name="ce1">
            <text:p>36,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4429.jpg">http://media.grutinet.com/articulos/or/or_64429.jpg</text:a></text:p>
          </table:table-cell>
          <table:table-cell office:value-type="string" table:style-name="ce4">
            <text:p><text:a xlink:href="http://media.grutinet.com/articulos/lg/lg_64429_0.jpg">http://media.grutinet.com/articulos/lg/lg_64429_0.jpg</text:a></text:p>
          </table:table-cell>
          <table:table-cell office:value-type="string" table:style-name="ce4">
            <text:p><text:a xlink:href="http://media.grutinet.com/articulos/lg/lg_64429_1.jpg">http://media.grutinet.com/articulos/lg/lg_64429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64437" table:style-name="ce1">
            <text:p>64437</text:p>
          </table:table-cell>
          <table:table-cell office:value-type="string" table:style-name="ce2">
            <text:p>JUGUETES XXX</text:p>
          </table:table-cell>
          <table:table-cell office:value-type="string" table:style-name="ce2">
            <text:p>BDSM</text:p>
          </table:table-cell>
          <table:table-cell office:value-type="string" table:style-name="ce2">
            <text:p>RAPADOR DE GARRA<text:s/></text:p>
          </table:table-cell>
          <table:table-cell office:value-type="string" table:style-name="ce2">
            <text:p>TRIUNE</text:p>
          </table:table-cell>
          <table:table-cell office:value-type="string" table:style-name="ce3">
            <text:p>TRUE BONDAGE HOOK</text:p>
            <text:p/>
            <text:p>El es un dispositivo de tortura bdsm que a menudo se usa para bañar a las víctimas con cera fundida, aceite hirviendo, agua hirviendo, alquitrán o ácido.</text:p>
            <text:p/>
            <text:p>El cucharon a lo largo del mango de hierro permite darle rienda a tu imaginación.<text:s/></text:p>
            <text:p/>
            <text:p/>
            <text:p><text:s/>Peso del producto 154 gramos</text:p>
            <text:p><text:s/>Diámetro del producto 4,5 cm</text:p>
            <text:p><text:s/>Materiales de acero inoxidable</text:p>
            <text:p/>
            <text:p/>
          </table:table-cell>
          <table:table-cell office:value-type="float" office:value="57.834200000000003" table:style-name="ce1">
            <text:p>57,8342</text:p>
          </table:table-cell>
          <table:table-cell office:value-type="float" office:value="17.670000000000002" table:style-name="ce1">
            <text:p>17,6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4437.jpg">http://media.grutinet.com/articulos/or/or_64437.jpg</text:a></text:p>
          </table:table-cell>
          <table:table-cell office:value-type="string" table:style-name="ce4">
            <text:p><text:a xlink:href="http://media.grutinet.com/articulos/lg/lg_64437_0.jpg">http://media.grutinet.com/articulos/lg/lg_64437_0.jpg</text:a></text:p>
          </table:table-cell>
          <table:table-cell office:value-type="string" table:style-name="ce4">
            <text:p><text:a xlink:href="http://media.grutinet.com/articulos/lg/lg_64437_1.jpg">http://media.grutinet.com/articulos/lg/lg_64437_1.jpg</text:a></text:p>
          </table:table-cell>
          <table:table-cell office:value-type="string" table:style-name="ce4">
            <text:p><text:a xlink:href="http://media.grutinet.com/articulos/lg/lg_64437_2.jpg">http://media.grutinet.com/articulos/lg/lg_64437_2.jpg</text:a></text:p>
          </table:table-cell>
          <table:table-cell table:style-name="ce1"/>
          <table:table-cell table:number-columns-repeated="7" table:style-name="ce2"/>
          <table:table-cell table:number-columns-repeated="16359"/>
        </table:table-row>
        <table:table-row table:style-name="ro2">
          <table:table-cell office:value-type="float" office:value="64459" table:style-name="ce1">
            <text:p>64459</text:p>
          </table:table-cell>
          <table:table-cell office:value-type="string" table:style-name="ce2">
            <text:p>JUGUETES XXX</text:p>
          </table:table-cell>
          <table:table-cell office:value-type="string" table:style-name="ce2">
            <text:p>VIBRADORES</text:p>
          </table:table-cell>
          <table:table-cell office:value-type="string" table:style-name="ce2">
            <text:p>GLOW PLUG ANAL CON CALOR - NEGRO</text:p>
          </table:table-cell>
          <table:table-cell office:value-type="string" table:style-name="ce2">
            <text:p>SHOTS</text:p>
          </table:table-cell>
          <table:table-cell office:value-type="string" table:style-name="ce3">
            <text:p>HEATING ANAL BUTT PLUG - GLOW<text:s/></text:p>
            <text:p/>
            <text:p>Para los amantes de la sensación de llenura, el tapón para el trasero magnético, recargable vibratorio, y calefactor Glow.</text:p>
            <text:p/>
            <text:p>El Glow está hecho de 100% silicona de grado médico y tiene bordes de estimulación en el eje para mejorar tu experiencia.</text:p>
            <text:p/>
            <text:p>El motor súper potente F1 de nueva generación que vibra a una velocidad de 11.000 rpm. Cuenta con 10 funciones de vibración únicas.</text:p>
            <text:p/>
            <text:p>Este juguete anal viene con una función de calor que te permite calentar el juguete a una temperatura de 42&amp;ordm;C.</text:p>
            <text:p/>
            <text:p>El Glow está certificado por la CE, es resistente al agua (IP67) y extremadamente silencioso. Contiene una batería recargable que cuando está completamente cargada con su cable USB magnético proporciona 60 minutos de tiempo de juego apasionado. ¡Solo haz clic y recárgalo!</text:p>
            <text:p/>
            <text:p>Características:</text:p>
            <text:p/>
            <text:p/>
            <text:p><text:s/>Dimensiones del producto: 12 x 3,8 cm</text:p>
            <text:p><text:s/>Peso del producto: 84 gr</text:p>
            <text:p><text:s/>Diámetro del producto: 3.8 cm</text:p>
            <text:p><text:s/>Rotaciones: 11000 RPM</text:p>
            <text:p><text:s/>Tipos de velocidad: 3</text:p>
            <text:p><text:s/>Nivel de ruido: 50 dB</text:p>
            <text:p><text:s/>Recargable<text:s text:c="4"/></text:p>
            <text:p><text:s/>Tiempo de recarga: 120 min</text:p>
            <text:p><text:s/>Vida de la recarga de las baterías: 600 min</text:p>
            <text:p><text:s/>A prueba de agua<text:s text:c="4"/></text:p>
            <text:p><text:s/>Libre de ftalato<text:s text:c="4"/></text:p>
            <text:p><text:s/>Materiales: Silicona, ABS</text:p>
            <text:p/>
            <text:p/>
          </table:table-cell>
          <table:table-cell office:value-type="float" office:value="78.95" table:style-name="ce1">
            <text:p>78,95</text:p>
          </table:table-cell>
          <table:table-cell office:value-type="float" office:value="27.97" table:style-name="ce1">
            <text:p>27,9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4459.jpg">http://media.grutinet.com/articulos/or/or_64459.jpg</text:a></text:p>
          </table:table-cell>
          <table:table-cell office:value-type="string" table:style-name="ce4">
            <text:p><text:a xlink:href="http://media.grutinet.com/articulos/lg/lg_64459_0.jpg">http://media.grutinet.com/articulos/lg/lg_64459_0.jpg</text:a></text:p>
          </table:table-cell>
          <table:table-cell office:value-type="string" table:style-name="ce4">
            <text:p><text:a xlink:href="http://media.grutinet.com/articulos/lg/lg_64459_1.jpg">http://media.grutinet.com/articulos/lg/lg_64459_1.jpg</text:a></text:p>
          </table:table-cell>
          <table:table-cell office:value-type="string" table:style-name="ce4">
            <text:p><text:a xlink:href="http://media.grutinet.com/articulos/lg/lg_64459_2.jpg">http://media.grutinet.com/articulos/lg/lg_64459_2.jpg</text:a></text:p>
          </table:table-cell>
          <table:table-cell table:style-name="ce1"/>
          <table:table-cell office:value-type="string" table:style-name="ce4">
            <text:p><text:a xlink:href="http://media.grutinet.com/articulos/lg/lg_64459_3.jpg">http://media.grutinet.com/articulos/lg/lg_64459_3.jpg</text:a></text:p>
          </table:table-cell>
          <table:table-cell table:number-columns-repeated="6" table:style-name="ce2"/>
          <table:table-cell table:number-columns-repeated="16359"/>
        </table:table-row>
        <table:table-row table:style-name="ro2">
          <table:table-cell office:value-type="float" office:value="64616" table:style-name="ce1">
            <text:p>64616</text:p>
          </table:table-cell>
          <table:table-cell office:value-type="string" table:style-name="ce2">
            <text:p>JUGUETES XXX</text:p>
          </table:table-cell>
          <table:table-cell office:value-type="string" table:style-name="ce2">
            <text:p>LIMPIEZA Y CONSERV.</text:p>
          </table:table-cell>
          <table:table-cell office:value-type="string" table:style-name="ce2">
            <text:p>SHOTS LIQUIDS - LIMPIADOR DE JUGUETES EN SPRAY 150ML</text:p>
          </table:table-cell>
          <table:table-cell office:value-type="string" table:style-name="ce2">
            <text:p>SHOTS</text:p>
          </table:table-cell>
          <table:table-cell office:value-type="string" table:style-name="ce3">
            <text:p>SHOTS LIQUIDS - TOY CLEANER SPRAY 150ML</text:p>
            <text:p/>
            <text:p>Toy Cleaner limpia de manera efectiva y es especialmente adecuado para limpiar y mantener juguetes eróticos.</text:p>
            <text:p/>
            <text:p>Contiene: 150 ml</text:p>
            <text:p/>
            <text:p><text:s/></text:p>
            <text:p/>
          </table:table-cell>
          <table:table-cell office:value-type="float" office:value="16.95" table:style-name="ce1">
            <text:p>16,95</text:p>
          </table:table-cell>
          <table:table-cell office:value-type="float" office:value="6.27" table:style-name="ce1">
            <text:p>6,2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4616.jpg">http://media.grutinet.com/articulos/or/or_64616.jpg</text:a></text:p>
          </table:table-cell>
          <table:table-cell office:value-type="string" table:style-name="ce4">
            <text:p><text:a xlink:href="http://media.grutinet.com/articulos/lg/lg_64616_0.jpg">http://media.grutinet.com/articulos/lg/lg_64616_0.jpg</text:a></text:p>
          </table:table-cell>
          <table:table-cell office:value-type="string" table:style-name="ce4">
            <text:p><text:a xlink:href="http://media.grutinet.com/articulos/lg/lg_64616_1.jpg">http://media.grutinet.com/articulos/lg/lg_64616_1.jpg</text:a></text:p>
          </table:table-cell>
          <table:table-cell office:value-type="string" table:style-name="ce4">
            <text:p><text:a xlink:href="http://media.grutinet.com/articulos/lg/lg_64616_2.jpg">http://media.grutinet.com/articulos/lg/lg_64616_2.jpg</text:a></text:p>
          </table:table-cell>
          <table:table-cell table:style-name="ce1"/>
          <table:table-cell office:value-type="string" table:style-name="ce4">
            <text:p><text:a xlink:href="http://media.grutinet.com/articulos/lg/lg_64616_3.jpg">http://media.grutinet.com/articulos/lg/lg_64616_3.jpg</text:a></text:p>
          </table:table-cell>
          <table:table-cell table:number-columns-repeated="6" table:style-name="ce2"/>
          <table:table-cell table:number-columns-repeated="16359"/>
        </table:table-row>
        <table:table-row table:style-name="ro2">
          <table:table-cell office:value-type="float" office:value="64617" table:style-name="ce1">
            <text:p>64617</text:p>
          </table:table-cell>
          <table:table-cell office:value-type="string" table:style-name="ce2">
            <text:p>JUGUETES XXX</text:p>
          </table:table-cell>
          <table:table-cell office:value-type="string" table:style-name="ce2">
            <text:p>ELECTROESTIMULACION</text:p>
          </table:table-cell>
          <table:table-cell office:value-type="string" table:style-name="ce2">
            <text:p>TWILIGHT VARITA ELECTROESTIMULACIÓN 110V</text:p>
          </table:table-cell>
          <table:table-cell office:value-type="string" table:style-name="ce2">
            <text:p>XR BRANDS</text:p>
          </table:table-cell>
          <table:table-cell office:value-type="string" table:style-name="ce3">
            <text:p>TWILIGHT WAND 110V</text:p>
            <text:p/>
            <text:p>Twilight Wand de Zeus Electrosex es una forma contemporánea de electrificar tus sentidos, así como un placer estimulante para los ojos.</text:p>
            <text:p/>
            <text:p>Simplemente coloca el electrodo deseado, atenúa las luces y observa cómo fluye la luz ambiental desde la varita hasta el destino elegido. Con un diseño único para aficionados y usuarios novatos por igual, puedes comenzar a la intensidad más baja y ver cómo se ilumina tu compañero cuando se estimula con esta pieza de brillante diseño.</text:p>
            <text:p/>
            <text:p>Eleva su luz a una muesca aumentando la frecuencia a la intensidad deseada. La Twilight Wand está bellamente acompañada con cuatro accesorios de vidrio brillante, cada una con su propio espectáculo de luz ambiental, sensación e intensidad. Esta pieza compacta y ligera es fácil de llevar contigo en tus viajes.</text:p>
            <text:p/>
            <text:p>Material: Plástico ABS y cristal.</text:p>
            <text:p/>
            <text:p>Medidas: 22,86 x 4,44 cm</text:p>
            <text:p/>
          </table:table-cell>
          <table:table-cell office:value-type="float" office:value="277.95" table:style-name="ce1">
            <text:p>277,95</text:p>
          </table:table-cell>
          <table:table-cell office:value-type="float" office:value="86.37" table:style-name="ce1">
            <text:p>86,37</text:p>
          </table:table-cell>
          <table:table-cell office:value-type="string" table:style-name="ce2">
            <text:p>SI</text:p>
          </table:table-cell>
          <table:table-cell office:value-type="float" office:value="13" table:style-name="ce1">
            <text:p>1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4617.jpg">http://media.grutinet.com/articulos/or/or_64617.jpg</text:a></text:p>
          </table:table-cell>
          <table:table-cell office:value-type="string" table:style-name="ce4">
            <text:p><text:a xlink:href="http://media.grutinet.com/articulos/lg/lg_64617_0.jpg">http://media.grutinet.com/articulos/lg/lg_64617_0.jpg</text:a></text:p>
          </table:table-cell>
          <table:table-cell office:value-type="string" table:style-name="ce4">
            <text:p><text:a xlink:href="http://media.grutinet.com/articulos/lg/lg_64617_1.jpg">http://media.grutinet.com/articulos/lg/lg_64617_1.jpg</text:a></text:p>
          </table:table-cell>
          <table:table-cell office:value-type="string" table:style-name="ce4">
            <text:p><text:a xlink:href="http://media.grutinet.com/articulos/lg/lg_64617_2.jpg">http://media.grutinet.com/articulos/lg/lg_64617_2.jpg</text:a></text:p>
          </table:table-cell>
          <table:table-cell table:style-name="ce1"/>
          <table:table-cell table:number-columns-repeated="7" table:style-name="ce2"/>
          <table:table-cell table:number-columns-repeated="16359"/>
        </table:table-row>
        <table:table-row table:style-name="ro2">
          <table:table-cell office:value-type="float" office:value="65063" table:style-name="ce1">
            <text:p>65063</text:p>
          </table:table-cell>
          <table:table-cell office:value-type="string" table:style-name="ce2">
            <text:p>LENCERIA</text:p>
          </table:table-cell>
          <table:table-cell office:value-type="string" table:style-name="ce2">
            <text:p>BODYS</text:p>
          </table:table-cell>
          <table:table-cell office:value-type="string" table:style-name="ce2">
            <text:p>BODY MANGA LARGA CON CAPUCHA - ROJO</text:p>
          </table:table-cell>
          <table:table-cell office:value-type="string" table:style-name="ce2">
            <text:p>ALLURE LINGERIE</text:p>
          </table:table-cell>
          <table:table-cell office:value-type="string" table:style-name="ce3">
            <text:p>FISHNET BODY WITH HOODY</text:p>
            <text:p/>
            <text:p>Body manga larga con transparencias. De manga larga y con capucha,¡ un toque especial para todos tus looks!</text:p>
            <text:p/>
            <text:p>Material: 95% NYLON &amp; 5% ELASTANE</text:p>
            <text:p/>
            <text:p>Resto de complementos no incluidos.</text:p>
            <text:p/>
          </table:table-cell>
          <table:table-cell office:value-type="float" office:value="67" table:style-name="ce1">
            <text:p>67</text:p>
          </table:table-cell>
          <table:table-cell office:value-type="float" office:value="31.92" table:style-name="ce1">
            <text:p>31,9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65063.jpg">http://media.grutinet.com/articulos/or/or_65063.jpg</text:a></text:p>
          </table:table-cell>
          <table:table-cell office:value-type="string" table:style-name="ce4">
            <text:p><text:a xlink:href="http://media.grutinet.com/articulos/lg/lg_65063_0.jpg">http://media.grutinet.com/articulos/lg/lg_65063_0.jpg</text:a></text:p>
          </table:table-cell>
          <table:table-cell office:value-type="string" table:style-name="ce4">
            <text:p><text:a xlink:href="http://media.grutinet.com/articulos/lg/lg_65063_1.jpg">http://media.grutinet.com/articulos/lg/lg_65063_1.jpg</text:a></text:p>
          </table:table-cell>
          <table:table-cell table:style-name="ce2"/>
          <table:table-cell office:value-type="float" office:value="65063" table:style-name="ce1">
            <text:p>65063</text:p>
          </table:table-cell>
          <table:table-cell table:number-columns-repeated="7" table:style-name="ce2"/>
          <table:table-cell table:number-columns-repeated="16359"/>
        </table:table-row>
        <table:table-row table:style-name="ro2">
          <table:table-cell office:value-type="float" office:value="65699" table:style-name="ce1">
            <text:p>65699</text:p>
          </table:table-cell>
          <table:table-cell office:value-type="string" table:style-name="ce2">
            <text:p>JUGUETES XXX</text:p>
          </table:table-cell>
          <table:table-cell office:value-type="string" table:style-name="ce2">
            <text:p>BDSM</text:p>
          </table:table-cell>
          <table:table-cell office:value-type="string" table:style-name="ce2">
            <text:p>PLUG CON ANILLO<text:s/></text:p>
          </table:table-cell>
          <table:table-cell office:value-type="string" table:style-name="ce2">
            <text:p>TRIUNE</text:p>
          </table:table-cell>
          <table:table-cell office:value-type="string" table:style-name="ce3">
            <text:p>INTRUDER WITH TUNNER BUTTPLUG RING 45MM 4INCH X 1,5 INCH<text:s/></text:p>
            <text:p/>
            <text:p>Una vez que haya subido los tapones de túnel, seguramente experimentará la impresionante cumbre del placer. Sienta el doble de placer cuando usa esta combinación de tapón de tope y anillo de martillo de diseño único. Debido a que este plug es hueco, es perfecto para aquellos que practican deportes acuáticos o BDSM. La punta bulbosa proporciona un estiramiento desviado, mientras que el eje más estrecho permite que los músculos del esfínter mantengan el tapón firmemente en su lugar. Con una base acampanada para mayor comodidad y seguridad, el Steel Tunnel Plug se ve y se siente increíble.</text:p>
            <text:p/>
            <text:p/>
            <text:p><text:s/>Dimensiones del producto 15,5 x 10,2 x 3,8 cm</text:p>
            <text:p><text:s/>Peso del producto 603 gramos</text:p>
            <text:p><text:s/>Diámetro del producto 6,3 cm</text:p>
            <text:p><text:s/>Diámetro interno 4,6 cm</text:p>
            <text:p><text:s/>Presupuesto Diámetro cockring: 4,6 cm</text:p>
            <text:p><text:s/>Formato Buttplug: 10,2x3,8 cm</text:p>
            <text:p><text:s/>Materiales de acero inoxidable</text:p>
            <text:p/>
            <text:p/>
          </table:table-cell>
          <table:table-cell office:value-type="float" office:value="78.893600000000006" table:style-name="ce1">
            <text:p>78,8936</text:p>
          </table:table-cell>
          <table:table-cell office:value-type="float" office:value="25.42" table:style-name="ce1">
            <text:p>25,4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5699.jpg">http://media.grutinet.com/articulos/or/or_65699.jpg</text:a></text:p>
          </table:table-cell>
          <table:table-cell office:value-type="string" table:style-name="ce4">
            <text:p><text:a xlink:href="http://media.grutinet.com/articulos/lg/lg_65699_0.jpg">http://media.grutinet.com/articulos/lg/lg_65699_0.jpg</text:a></text:p>
          </table:table-cell>
          <table:table-cell office:value-type="string" table:style-name="ce4">
            <text:p><text:a xlink:href="http://media.grutinet.com/articulos/lg/lg_65699_1.jpg">http://media.grutinet.com/articulos/lg/lg_65699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65711" table:style-name="ce1">
            <text:p>65711</text:p>
          </table:table-cell>
          <table:table-cell office:value-type="string" table:style-name="ce2">
            <text:p>JUGUETES XXX</text:p>
          </table:table-cell>
          <table:table-cell office:value-type="string" table:style-name="ce2">
            <text:p>BDSM</text:p>
          </table:table-cell>
          <table:table-cell office:value-type="string" table:style-name="ce2">
            <text:p>VARILLA URETRAL CON ANILLO</text:p>
          </table:table-cell>
          <table:table-cell office:value-type="string" table:style-name="ce2">
            <text:p>TRIUNE</text:p>
          </table:table-cell>
          <table:table-cell office:value-type="string" table:style-name="ce3">
            <text:p>INTRUDER WITH TUNNER BUTTPLUG RING 45MM 4INCH X 1,5 INCH<text:s/></text:p>
            <text:p/>
            <text:p>Una vez que haya subido los tapones de túnel, seguramente experimentará la impresionante cumbre del placer. Sienta el doble de placer cuando usa esta combinación de tapón de tope y anillo de martillo. Huecos con una abertura de túnel aún más ancha a través del centro. Perfecto para aquellos que practican deportes acuáticos o BDSM. La punta bulbosa proporciona un estiramiento desviado, mientras que el eje más estrecho permite que los músculos del esfínter mantengan el tapón firmemente en su lugar. Con una base acampanada para mayor comodidad y seguridad, el Steel Tunnel Plug se ve y se siente increíble.</text:p>
            <text:p/>
            <text:p/>
            <text:p><text:s/>Dimensiones del producto 15,5 x 10,2 x 5 cm</text:p>
            <text:p><text:s/>Peso del producto 1108 gramos</text:p>
            <text:p><text:s/>Diámetro del producto 6,5 cm.</text:p>
            <text:p><text:s/>Diámetro interno 4,7 cm</text:p>
            <text:p><text:s/>Presupuesto Diámetro cockring: 4,7 cm Formato Buttplug: 10,2x5,2 cm</text:p>
            <text:p><text:s/>Materiales de acero inoxidable</text:p>
            <text:p/>
            <text:p/>
          </table:table-cell>
          <table:table-cell office:value-type="float" office:value="93.8506" table:style-name="ce1">
            <text:p>93,8506</text:p>
          </table:table-cell>
          <table:table-cell office:value-type="float" office:value="31.62" table:style-name="ce1">
            <text:p>31,6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5711.jpg">http://media.grutinet.com/articulos/or/or_65711.jpg</text:a></text:p>
          </table:table-cell>
          <table:table-cell office:value-type="string" table:style-name="ce4">
            <text:p><text:a xlink:href="http://media.grutinet.com/articulos/lg/lg_65711_0.jpg">http://media.grutinet.com/articulos/lg/lg_65711_0.jpg</text:a></text:p>
          </table:table-cell>
          <table:table-cell office:value-type="string" table:style-name="ce4">
            <text:p><text:a xlink:href="http://media.grutinet.com/articulos/lg/lg_65711_1.jpg">http://media.grutinet.com/articulos/lg/lg_65711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65921" table:style-name="ce1">
            <text:p>65921</text:p>
          </table:table-cell>
          <table:table-cell office:value-type="string" table:style-name="ce2">
            <text:p>JUGUETES XXX</text:p>
          </table:table-cell>
          <table:table-cell office:value-type="string" table:style-name="ce2">
            <text:p>ACCESORIOS PENE</text:p>
          </table:table-cell>
          <table:table-cell office:value-type="string" table:style-name="ce2">
            <text:p>OPTIMALE FUNDA PARA EL PENE CON PLUG Y VIBRACIÓN - GRIS</text:p>
          </table:table-cell>
          <table:table-cell office:value-type="string" table:style-name="ce2">
            <text:p>DOC JOHNSON</text:p>
          </table:table-cell>
          <table:table-cell office:value-type="string" table:style-name="ce3">
            <text:p>OPTIMALE VIBRATING COCK CAGE W REMOTE</text:p>
            <text:p/>
            <text:p>Esta funda para el pene vibrante OptiMALE  lleva las fundas y los anillos a otro nivel con un diseño de línea larga, un control remoto inalámbrico y un potente vibrador incorporado colocado para permitir el contacto con el clítoris de una compañera u otras zonas erógenas.</text:p>
            <text:p/>
            <text:p>Un diseño estratégico deja la parte inferior sensible del eje abierta a la estimulación, mientras que la silicona suave cubre la parte superior para agregar textura y aumentar ligeramente el grosor.</text:p>
            <text:p/>
            <text:p>El control fácil de usar está en tus manos con un control remoto inalámbrico y un control directo de botón pulsado sobre el juguete, que se recarga convenientemente con el cable de carga USB incluido.</text:p>
            <text:p/>
            <text:p>Características:</text:p>
            <text:p/>
            <text:p/>
            <text:p><text:s/>El diseño permite el contacto con el clítoris durante la penetración</text:p>
            <text:p><text:s/>Durable, silicona higiénica y ABS</text:p>
            <text:p><text:s/>Robusto pero elástico para un ajuste perfecto y ceñido</text:p>
            <text:p><text:s/>Las correas ajustadas de silicona retrasan la eyaculación y aumentan el grosor</text:p>
            <text:p><text:s/>10 funciones vibrantes agradables</text:p>
            <text:p><text:s/>Control remoto inalámbrico</text:p>
            <text:p><text:s/>USB recargable (cable incluido)</text:p>
            <text:p><text:s/>Libre de ftalatos, seguro para el cuerpo</text:p>
            <text:p><text:s/>El mando funciona con 2 pilas AAA</text:p>
            <text:p><text:s/>Medidas: 8,9 x 4,4 cm</text:p>
            <text:p/>
            <text:p/>
          </table:table-cell>
          <table:table-cell office:value-type="float" office:value="86.95" table:style-name="ce1">
            <text:p>86,95</text:p>
          </table:table-cell>
          <table:table-cell office:value-type="float" office:value="34.31" table:style-name="ce1">
            <text:p>34,3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5921.jpg">http://media.grutinet.com/articulos/or/or_65921.jpg</text:a></text:p>
          </table:table-cell>
          <table:table-cell office:value-type="string" table:style-name="ce4">
            <text:p><text:a xlink:href="http://media.grutinet.com/articulos/lg/lg_65921_0.jpg">http://media.grutinet.com/articulos/lg/lg_65921_0.jpg</text:a></text:p>
          </table:table-cell>
          <table:table-cell office:value-type="string" table:style-name="ce4">
            <text:p><text:a xlink:href="http://media.grutinet.com/articulos/lg/lg_65921_1.jpg">http://media.grutinet.com/articulos/lg/lg_65921_1.jpg</text:a></text:p>
          </table:table-cell>
          <table:table-cell office:value-type="string" table:style-name="ce4">
            <text:p><text:a xlink:href="http://media.grutinet.com/articulos/lg/lg_65921_2.jpg">http://media.grutinet.com/articulos/lg/lg_65921_2.jpg</text:a></text:p>
          </table:table-cell>
          <table:table-cell table:style-name="ce1"/>
          <table:table-cell office:value-type="string" table:style-name="ce4">
            <text:p><text:a xlink:href="http://media.grutinet.com/articulos/lg/lg_65921_3.jpg">http://media.grutinet.com/articulos/lg/lg_65921_3.jpg</text:a></text:p>
          </table:table-cell>
          <table:table-cell office:value-type="string" table:style-name="ce4">
            <text:p><text:a xlink:href="http://media.grutinet.com/articulos/lg/lg_65921_4.jpg">http://media.grutinet.com/articulos/lg/lg_65921_4.jpg</text:a></text:p>
          </table:table-cell>
          <table:table-cell table:number-columns-repeated="5" table:style-name="ce2"/>
          <table:table-cell table:number-columns-repeated="16359"/>
        </table:table-row>
        <table:table-row table:style-name="ro2">
          <table:table-cell office:value-type="float" office:value="66182" table:style-name="ce1">
            <text:p>66182</text:p>
          </table:table-cell>
          <table:table-cell office:value-type="string" table:style-name="ce2">
            <text:p>JUGUETES XXX</text:p>
          </table:table-cell>
          <table:table-cell office:value-type="string" table:style-name="ce2">
            <text:p>BDSM</text:p>
          </table:table-cell>
          <table:table-cell office:value-type="string" table:style-name="ce2">
            <text:p>MÁSCARA FACIAL NEOPRENO - NEGRO</text:p>
          </table:table-cell>
          <table:table-cell office:value-type="string" table:style-name="ce2">
            <text:p>XR BRANDS</text:p>
          </table:table-cell>
          <table:table-cell office:value-type="string" table:style-name="ce3">
            <text:p>NEOPRENE SNAP ON FACE MASK<text:s/></text:p>
            <text:p/>
            <text:p>Este bozal de neopreno rodeará la cabeza de tu sub y te ayudará a recordarles que son tuyos. El frente perforado les permite respirar, mientras que el material suave y flexible cubre sus labios y la mandíbula. Los broches en la parte posterior permiten ajustar el tamaño rápida y fácilmente, para un ajuste seguro en prácticamente cualquier tamaño.</text:p>
            <text:p/>
            <text:p>La correa superior se ajusta de 53 a 71 cm de circunferencia, la correa inferior se ajusta de 40,6 a 50 cm de circunferencia.</text:p>
            <text:p/>
          </table:table-cell>
          <table:table-cell office:value-type="float" office:value="86.731700000000004" table:style-name="ce1">
            <text:p>86,7317</text:p>
          </table:table-cell>
          <table:table-cell office:value-type="float" office:value="28.58" table:style-name="ce1">
            <text:p>28,5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6182.jpg">http://media.grutinet.com/articulos/or/or_66182.jpg</text:a></text:p>
          </table:table-cell>
          <table:table-cell office:value-type="string" table:style-name="ce4">
            <text:p><text:a xlink:href="http://media.grutinet.com/articulos/lg/lg_66182_0.jpg">http://media.grutinet.com/articulos/lg/lg_66182_0.jpg</text:a></text:p>
          </table:table-cell>
          <table:table-cell office:value-type="string" table:style-name="ce4">
            <text:p><text:a xlink:href="http://media.grutinet.com/articulos/lg/lg_66182_1.jpg">http://media.grutinet.com/articulos/lg/lg_66182_1.jpg</text:a></text:p>
          </table:table-cell>
          <table:table-cell office:value-type="string" table:style-name="ce4">
            <text:p><text:a xlink:href="http://media.grutinet.com/articulos/lg/lg_66182_2.jpg">http://media.grutinet.com/articulos/lg/lg_66182_2.jpg</text:a></text:p>
          </table:table-cell>
          <table:table-cell table:style-name="ce1"/>
          <table:table-cell office:value-type="string" table:style-name="ce4">
            <text:p><text:a xlink:href="http://media.grutinet.com/articulos/lg/lg_66182_3.jpg">http://media.grutinet.com/articulos/lg/lg_66182_3.jpg</text:a></text:p>
          </table:table-cell>
          <table:table-cell table:number-columns-repeated="6" table:style-name="ce2"/>
          <table:table-cell table:number-columns-repeated="16359"/>
        </table:table-row>
        <table:table-row table:style-name="ro2">
          <table:table-cell office:value-type="float" office:value="66188" table:style-name="ce1">
            <text:p>66188</text:p>
          </table:table-cell>
          <table:table-cell office:value-type="string" table:style-name="ce2">
            <text:p>LENCERIA</text:p>
          </table:table-cell>
          <table:table-cell office:value-type="string" table:style-name="ce2">
            <text:p>SUJETADORES</text:p>
          </table:table-cell>
          <table:table-cell office:value-type="string" table:style-name="ce2">
            <text:p>SUJETADOR EFECTO MOJADO CON PLIEGUES - NEGRO</text:p>
          </table:table-cell>
          <table:table-cell office:value-type="string" table:style-name="ce2">
            <text:p>NOIR HANDMADE</text:p>
          </table:table-cell>
          <table:table-cell office:value-type="string" table:style-name="ce3">
            <text:p>WETLOOK BRA WITH HANDMADE PLEATS<text:s text:c="2"/></text:p>
            <text:p/>
            <text:p>Las copas de este sujetador atrevido Powerwetlook están formadas por pliegues decorativos hechos a mano.</text:p>
            <text:p/>
            <text:p>Dispone de cómodas correas para ajustar su longitud. El sujetador se sujeta con ganchos clásicos en la parte posterior.</text:p>
            <text:p/>
            <text:p>Noir Handmade utiliza Powerwetlook que tiene tres veces más elástico que los materiales Wetlook regulares.<text:s/></text:p>
            <text:p>El tejido Powerwetlook no se arruga.</text:p>
            <text:p/>
            <text:p>Materiales: 80% polyamide 20% elastane</text:p>
            <text:p/>
            <text:p>Instrucciones de lavado:</text:p>
            <text:p>- Lavado a mano</text:p>
            <text:p>- Agua fría</text:p>
            <text:p>- No secar en secadora</text:p>
            <text:p>- Planchar en frío</text:p>
            <text:p/>
            <text:p><text:s/></text:p>
            <text:p/>
            <text:p><text:s/></text:p>
            <text:p/>
          </table:table-cell>
          <table:table-cell office:value-type="float" office:value="59.95" table:style-name="ce1">
            <text:p>59,95</text:p>
          </table:table-cell>
          <table:table-cell office:value-type="float" office:value="37.200000000000003" table:style-name="ce1">
            <text:p>37,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66188.jpg">http://media.grutinet.com/articulos/or/or_66188.jpg</text:a></text:p>
          </table:table-cell>
          <table:table-cell office:value-type="string" table:style-name="ce4">
            <text:p><text:a xlink:href="http://media.grutinet.com/articulos/lg/lg_66188_0.jpg">http://media.grutinet.com/articulos/lg/lg_66188_0.jpg</text:a></text:p>
          </table:table-cell>
          <table:table-cell office:value-type="string" table:style-name="ce4">
            <text:p><text:a xlink:href="http://media.grutinet.com/articulos/lg/lg_66188_1.jpg">http://media.grutinet.com/articulos/lg/lg_66188_1.jpg</text:a></text:p>
          </table:table-cell>
          <table:table-cell office:value-type="string" table:style-name="ce4">
            <text:p><text:a xlink:href="http://media.grutinet.com/articulos/lg/lg_66188_2.jpg">http://media.grutinet.com/articulos/lg/lg_66188_2.jpg</text:a></text:p>
          </table:table-cell>
          <table:table-cell office:value-type="float" office:value="66188" table:style-name="ce1">
            <text:p>66188</text:p>
          </table:table-cell>
          <table:table-cell table:number-columns-repeated="7" table:style-name="ce2"/>
          <table:table-cell table:number-columns-repeated="16359"/>
        </table:table-row>
        <table:table-row table:style-name="ro2">
          <table:table-cell office:value-type="float" office:value="66189" table:style-name="ce1">
            <text:p>66189</text:p>
          </table:table-cell>
          <table:table-cell office:value-type="string" table:style-name="ce2">
            <text:p>LENCERIA</text:p>
          </table:table-cell>
          <table:table-cell office:value-type="string" table:style-name="ce2">
            <text:p>SUJETADORES</text:p>
          </table:table-cell>
          <table:table-cell office:value-type="string" table:style-name="ce2">
            <text:p>SUJETADOR EFECTO MOJADO CON PLIEGUES - NEGRO</text:p>
          </table:table-cell>
          <table:table-cell office:value-type="string" table:style-name="ce2">
            <text:p>NOIR HANDMADE</text:p>
          </table:table-cell>
          <table:table-cell office:value-type="string" table:style-name="ce3">
            <text:p>WETLOOK BRA WITH HANDMADE PLEATS<text:s/></text:p>
            <text:p/>
            <text:p>Las copas de este sujetador atrevido Powerwetlook están formadas por pliegues decorativos hechos a mano.</text:p>
            <text:p/>
            <text:p>Dispone de cómodas correas para ajustar su longitud. El sujetador se sujeta con ganchos clásicos en la parte posterior.</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ext:p><text:s/></text:p>
            <text:p/>
            <text:p><text:s/></text:p>
            <text:p/>
          </table:table-cell>
          <table:table-cell office:value-type="float" office:value="59.95" table:style-name="ce1">
            <text:p>59,95</text:p>
          </table:table-cell>
          <table:table-cell office:value-type="float" office:value="37.200000000000003" table:style-name="ce1">
            <text:p>37,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66189.jpg">http://media.grutinet.com/articulos/or/or_66189.jpg</text:a></text:p>
          </table:table-cell>
          <table:table-cell office:value-type="string" table:style-name="ce4">
            <text:p><text:a xlink:href="http://media.grutinet.com/articulos/lg/lg_66189_0.jpg">http://media.grutinet.com/articulos/lg/lg_66189_0.jpg</text:a></text:p>
          </table:table-cell>
          <table:table-cell office:value-type="string" table:style-name="ce4">
            <text:p><text:a xlink:href="http://media.grutinet.com/articulos/lg/lg_66189_1.jpg">http://media.grutinet.com/articulos/lg/lg_66189_1.jpg</text:a></text:p>
          </table:table-cell>
          <table:table-cell office:value-type="string" table:style-name="ce4">
            <text:p><text:a xlink:href="http://media.grutinet.com/articulos/lg/lg_66189_2.jpg">http://media.grutinet.com/articulos/lg/lg_66189_2.jpg</text:a></text:p>
          </table:table-cell>
          <table:table-cell office:value-type="float" office:value="66188" table:style-name="ce1">
            <text:p>66188</text:p>
          </table:table-cell>
          <table:table-cell table:number-columns-repeated="7" table:style-name="ce2"/>
          <table:table-cell table:number-columns-repeated="16359"/>
        </table:table-row>
        <table:table-row table:style-name="ro2">
          <table:table-cell office:value-type="float" office:value="66190" table:style-name="ce1">
            <text:p>66190</text:p>
          </table:table-cell>
          <table:table-cell office:value-type="string" table:style-name="ce2">
            <text:p>LENCERIA</text:p>
          </table:table-cell>
          <table:table-cell office:value-type="string" table:style-name="ce2">
            <text:p>SUJETADORES</text:p>
          </table:table-cell>
          <table:table-cell office:value-type="string" table:style-name="ce2">
            <text:p>SUJETADOR EFECTO MOJADO CON PLIEGUES - NEGRO</text:p>
          </table:table-cell>
          <table:table-cell office:value-type="string" table:style-name="ce2">
            <text:p>NOIR HANDMADE</text:p>
          </table:table-cell>
          <table:table-cell office:value-type="string" table:style-name="ce3">
            <text:p>WETLOOK BRA WITH HANDMADE PLEATS<text:s/></text:p>
            <text:p/>
            <text:p>Las copas de este sujetador atrevido Powerwetlook están formadas por pliegues decorativos hechos a mano.</text:p>
            <text:p/>
            <text:p>Dispone de cómodas correas para ajustar su longitud. El sujetador se sujeta con ganchos clásicos en la parte posterior.</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ext:p><text:s/></text:p>
            <text:p/>
            <text:p><text:s/></text:p>
            <text:p/>
          </table:table-cell>
          <table:table-cell office:value-type="float" office:value="59.95" table:style-name="ce1">
            <text:p>59,95</text:p>
          </table:table-cell>
          <table:table-cell office:value-type="float" office:value="37.200000000000003" table:style-name="ce1">
            <text:p>37,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66190.jpg">http://media.grutinet.com/articulos/or/or_66190.jpg</text:a></text:p>
          </table:table-cell>
          <table:table-cell office:value-type="string" table:style-name="ce4">
            <text:p><text:a xlink:href="http://media.grutinet.com/articulos/lg/lg_66190_0.jpg">http://media.grutinet.com/articulos/lg/lg_66190_0.jpg</text:a></text:p>
          </table:table-cell>
          <table:table-cell office:value-type="string" table:style-name="ce4">
            <text:p><text:a xlink:href="http://media.grutinet.com/articulos/lg/lg_66190_1.jpg">http://media.grutinet.com/articulos/lg/lg_66190_1.jpg</text:a></text:p>
          </table:table-cell>
          <table:table-cell office:value-type="string" table:style-name="ce4">
            <text:p><text:a xlink:href="http://media.grutinet.com/articulos/lg/lg_66190_2.jpg">http://media.grutinet.com/articulos/lg/lg_66190_2.jpg</text:a></text:p>
          </table:table-cell>
          <table:table-cell office:value-type="float" office:value="66188" table:style-name="ce1">
            <text:p>66188</text:p>
          </table:table-cell>
          <table:table-cell table:number-columns-repeated="7" table:style-name="ce2"/>
          <table:table-cell table:number-columns-repeated="16359"/>
        </table:table-row>
        <table:table-row table:style-name="ro2">
          <table:table-cell office:value-type="float" office:value="66191" table:style-name="ce1">
            <text:p>66191</text:p>
          </table:table-cell>
          <table:table-cell office:value-type="string" table:style-name="ce2">
            <text:p>LENCERIA</text:p>
          </table:table-cell>
          <table:table-cell office:value-type="string" table:style-name="ce2">
            <text:p>SUJETADORES</text:p>
          </table:table-cell>
          <table:table-cell office:value-type="string" table:style-name="ce2">
            <text:p>SUJETADOR EFECTO MOJADO CON PLIEGUES - NEGRO</text:p>
          </table:table-cell>
          <table:table-cell office:value-type="string" table:style-name="ce2">
            <text:p>NOIR HANDMADE</text:p>
          </table:table-cell>
          <table:table-cell office:value-type="string" table:style-name="ce3">
            <text:p>WETLOOK BRA WITH HANDMADE PLEATS<text:s/></text:p>
            <text:p/>
            <text:p>Las copas de este sujetador atrevido Powerwetlook están formadas por pliegues decorativos hechos a mano.</text:p>
            <text:p/>
            <text:p>Dispone de cómodas correas para ajustar su longitud. El sujetador se sujeta con ganchos clásicos en la parte posterior.</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ext:p><text:s/></text:p>
            <text:p/>
            <text:p><text:s/></text:p>
            <text:p/>
          </table:table-cell>
          <table:table-cell office:value-type="float" office:value="62.95" table:style-name="ce1">
            <text:p>62,95</text:p>
          </table:table-cell>
          <table:table-cell office:value-type="float" office:value="39.06" table:style-name="ce1">
            <text:p>39,0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66191.jpg">http://media.grutinet.com/articulos/or/or_66191.jpg</text:a></text:p>
          </table:table-cell>
          <table:table-cell office:value-type="string" table:style-name="ce4">
            <text:p><text:a xlink:href="http://media.grutinet.com/articulos/lg/lg_66191_0.jpg">http://media.grutinet.com/articulos/lg/lg_66191_0.jpg</text:a></text:p>
          </table:table-cell>
          <table:table-cell office:value-type="string" table:style-name="ce4">
            <text:p><text:a xlink:href="http://media.grutinet.com/articulos/lg/lg_66191_1.jpg">http://media.grutinet.com/articulos/lg/lg_66191_1.jpg</text:a></text:p>
          </table:table-cell>
          <table:table-cell office:value-type="string" table:style-name="ce4">
            <text:p><text:a xlink:href="http://media.grutinet.com/articulos/lg/lg_66191_2.jpg">http://media.grutinet.com/articulos/lg/lg_66191_2.jpg</text:a></text:p>
          </table:table-cell>
          <table:table-cell office:value-type="float" office:value="66188" table:style-name="ce1">
            <text:p>66188</text:p>
          </table:table-cell>
          <table:table-cell table:number-columns-repeated="7" table:style-name="ce2"/>
          <table:table-cell table:number-columns-repeated="16359"/>
        </table:table-row>
        <table:table-row table:style-name="ro2">
          <table:table-cell office:value-type="float" office:value="66192" table:style-name="ce1">
            <text:p>66192</text:p>
          </table:table-cell>
          <table:table-cell office:value-type="string" table:style-name="ce2">
            <text:p>LENCERIA</text:p>
          </table:table-cell>
          <table:table-cell office:value-type="string" table:style-name="ce2">
            <text:p>SUJETADORES</text:p>
          </table:table-cell>
          <table:table-cell office:value-type="string" table:style-name="ce2">
            <text:p>SUJETADOR EFECTO MOJADO CON PLIEGUES - NEGRO</text:p>
          </table:table-cell>
          <table:table-cell office:value-type="string" table:style-name="ce2">
            <text:p>NOIR HANDMADE</text:p>
          </table:table-cell>
          <table:table-cell office:value-type="string" table:style-name="ce3">
            <text:p>WETLOOK BRA WITH HANDMADE PLEATS<text:s/></text:p>
            <text:p/>
            <text:p>Las copas de este sujetador atrevido Powerwetlook están formadas por pliegues decorativos hechos a mano.</text:p>
            <text:p/>
            <text:p>Dispone de cómodas correas para ajustar su longitud. El sujetador se sujeta con ganchos clásicos en la parte posterior.</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ext:p><text:s/></text:p>
            <text:p/>
            <text:p><text:s/></text:p>
            <text:p/>
          </table:table-cell>
          <table:table-cell office:value-type="float" office:value="62.95" table:style-name="ce1">
            <text:p>62,95</text:p>
          </table:table-cell>
          <table:table-cell office:value-type="float" office:value="39.06" table:style-name="ce1">
            <text:p>39,0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XL</text:p>
          </table:table-cell>
          <table:table-cell office:value-type="string" table:style-name="ce4">
            <text:p><text:a xlink:href="http://media.grutinet.com/articulos/or/or_66192.jpg">http://media.grutinet.com/articulos/or/or_66192.jpg</text:a></text:p>
          </table:table-cell>
          <table:table-cell office:value-type="string" table:style-name="ce4">
            <text:p><text:a xlink:href="http://media.grutinet.com/articulos/lg/lg_66192_0.jpg">http://media.grutinet.com/articulos/lg/lg_66192_0.jpg</text:a></text:p>
          </table:table-cell>
          <table:table-cell office:value-type="string" table:style-name="ce4">
            <text:p><text:a xlink:href="http://media.grutinet.com/articulos/lg/lg_66192_1.jpg">http://media.grutinet.com/articulos/lg/lg_66192_1.jpg</text:a></text:p>
          </table:table-cell>
          <table:table-cell office:value-type="string" table:style-name="ce4">
            <text:p><text:a xlink:href="http://media.grutinet.com/articulos/lg/lg_66192_2.jpg">http://media.grutinet.com/articulos/lg/lg_66192_2.jpg</text:a></text:p>
          </table:table-cell>
          <table:table-cell office:value-type="float" office:value="66188" table:style-name="ce1">
            <text:p>66188</text:p>
          </table:table-cell>
          <table:table-cell table:number-columns-repeated="7" table:style-name="ce2"/>
          <table:table-cell table:number-columns-repeated="16359"/>
        </table:table-row>
        <table:table-row table:style-name="ro2">
          <table:table-cell office:value-type="float" office:value="66199" table:style-name="ce1">
            <text:p>66199</text:p>
          </table:table-cell>
          <table:table-cell office:value-type="string" table:style-name="ce2">
            <text:p>LENCERIA</text:p>
          </table:table-cell>
          <table:table-cell office:value-type="string" table:style-name="ce2">
            <text:p>COMPLEMENTOS</text:p>
          </table:table-cell>
          <table:table-cell office:value-type="string" table:style-name="ce2">
            <text:p>CHAQUETA EFECTO MOJADO CON PLIEGUES - NEGRO</text:p>
          </table:table-cell>
          <table:table-cell office:value-type="string" table:style-name="ce2">
            <text:p>NOIR HANDMADE</text:p>
          </table:table-cell>
          <table:table-cell office:value-type="string" table:style-name="ce3">
            <text:p>WETLOOK JACKET WITH HANDMADE PLEATS</text:p>
            <text:p/>
            <text:p>La impresionante cazadora Powerwetlook atrae la atención con sus pliegues hechos a mano en ambas mangas.</text:p>
            <text:p/>
            <text:p>El cuello estilo motorizado se sujeta con un broche. El modelo tiene una cómoda cremallera de 2 vías en la parte delantera y pequeñas cremalleras en los antebrazos.</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able:table-cell>
          <table:table-cell office:value-type="float" office:value="109.95" table:style-name="ce1">
            <text:p>109,95</text:p>
          </table:table-cell>
          <table:table-cell office:value-type="float" office:value="68.2" table:style-name="ce1">
            <text:p>68,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3XL</text:p>
          </table:table-cell>
          <table:table-cell office:value-type="string" table:style-name="ce4">
            <text:p><text:a xlink:href="http://media.grutinet.com/articulos/or/or_66199.jpg">http://media.grutinet.com/articulos/or/or_66199.jpg</text:a></text:p>
          </table:table-cell>
          <table:table-cell office:value-type="string" table:style-name="ce4">
            <text:p><text:a xlink:href="http://media.grutinet.com/articulos/lg/lg_66199_0.jpg">http://media.grutinet.com/articulos/lg/lg_66199_0.jpg</text:a></text:p>
          </table:table-cell>
          <table:table-cell office:value-type="string" table:style-name="ce4">
            <text:p><text:a xlink:href="http://media.grutinet.com/articulos/lg/lg_66199_1.jpg">http://media.grutinet.com/articulos/lg/lg_66199_1.jpg</text:a></text:p>
          </table:table-cell>
          <table:table-cell office:value-type="string" table:style-name="ce4">
            <text:p><text:a xlink:href="http://media.grutinet.com/articulos/lg/lg_66199_2.jpg">http://media.grutinet.com/articulos/lg/lg_66199_2.jpg</text:a></text:p>
          </table:table-cell>
          <table:table-cell office:value-type="float" office:value="66194" table:style-name="ce1">
            <text:p>66194</text:p>
          </table:table-cell>
          <table:table-cell office:value-type="string" table:style-name="ce4">
            <text:p><text:a xlink:href="http://media.grutinet.com/articulos/lg/lg_66199_3.jpg">http://media.grutinet.com/articulos/lg/lg_66199_3.jpg</text:a></text:p>
          </table:table-cell>
          <table:table-cell table:number-columns-repeated="6" table:style-name="ce2"/>
          <table:table-cell table:number-columns-repeated="16359"/>
        </table:table-row>
        <table:table-row table:style-name="ro2">
          <table:table-cell office:value-type="float" office:value="66203" table:style-name="ce1">
            <text:p>66203</text:p>
          </table:table-cell>
          <table:table-cell office:value-type="string" table:style-name="ce2">
            <text:p>LENCERIA</text:p>
          </table:table-cell>
          <table:table-cell office:value-type="string" table:style-name="ce2">
            <text:p>BRAGUITAS Y TANGAS</text:p>
          </table:table-cell>
          <table:table-cell office:value-type="string" table:style-name="ce2">
            <text:p>CULOTE TALLE ALTO DE EFECTO MOJADO CON PLIEGUES - NEGRO</text:p>
          </table:table-cell>
          <table:table-cell office:value-type="string" table:style-name="ce2">
            <text:p>NOIR HANDMADE</text:p>
          </table:table-cell>
          <table:table-cell office:value-type="string" table:style-name="ce3">
            <text:p>HIGH WAIST WETLOOK SHORTS WITH HANDMADE PLEATS</text:p>
            <text:p/>
            <text:p>Este sexy pantalón corto Powerwetlook de talle alto está adornado con pliegues hechos a mano.</text:p>
            <text:p/>
            <text:p>Su estilo destaca las curvas femeninas. El modelo tiene una cremallera de 2 vías en la entrepierna para tener un fácil acceso.</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able:table-cell>
          <table:table-cell office:value-type="float" office:value="62.95" table:style-name="ce1">
            <text:p>62,95</text:p>
          </table:table-cell>
          <table:table-cell office:value-type="float" office:value="39.06" table:style-name="ce1">
            <text:p>39,0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66203.jpg">http://media.grutinet.com/articulos/or/or_66203.jpg</text:a></text:p>
          </table:table-cell>
          <table:table-cell office:value-type="string" table:style-name="ce4">
            <text:p><text:a xlink:href="http://media.grutinet.com/articulos/lg/lg_66203_0.jpg">http://media.grutinet.com/articulos/lg/lg_66203_0.jpg</text:a></text:p>
          </table:table-cell>
          <table:table-cell office:value-type="string" table:style-name="ce4">
            <text:p><text:a xlink:href="http://media.grutinet.com/articulos/lg/lg_66203_1.jpg">http://media.grutinet.com/articulos/lg/lg_66203_1.jpg</text:a></text:p>
          </table:table-cell>
          <table:table-cell office:value-type="string" table:style-name="ce4">
            <text:p><text:a xlink:href="http://media.grutinet.com/articulos/lg/lg_66203_2.jpg">http://media.grutinet.com/articulos/lg/lg_66203_2.jpg</text:a></text:p>
          </table:table-cell>
          <table:table-cell office:value-type="float" office:value="66200" table:style-name="ce1">
            <text:p>66200</text:p>
          </table:table-cell>
          <table:table-cell table:number-columns-repeated="7" table:style-name="ce2"/>
          <table:table-cell table:number-columns-repeated="16359"/>
        </table:table-row>
        <table:table-row table:style-name="ro2">
          <table:table-cell office:value-type="float" office:value="66207" table:style-name="ce1">
            <text:p>66207</text:p>
          </table:table-cell>
          <table:table-cell office:value-type="string" table:style-name="ce2">
            <text:p>LENCERIA</text:p>
          </table:table-cell>
          <table:table-cell office:value-type="string" table:style-name="ce2">
            <text:p>FALDAS</text:p>
          </table:table-cell>
          <table:table-cell office:value-type="string" table:style-name="ce2">
            <text:p>FALDA EFECTO MOJADO CON PLIEGUES - NEGRO</text:p>
          </table:table-cell>
          <table:table-cell office:value-type="string" table:style-name="ce2">
            <text:p>NOIR HANDMADE</text:p>
          </table:table-cell>
          <table:table-cell office:value-type="string" table:style-name="ce3">
            <text:p>WETLOOK SKIRT WITH HANDMADE PLEATS</text:p>
            <text:p/>
            <text:p>La falda Powerwetlook tiene una cremallera de dos vías hasta abajo en la parte delantera.</text:p>
            <text:p/>
            <text:p>La parte posterior de la falda está elaborada de pliegues hechos a mano que subrayan tu figura femenina.</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ext:p><text:s/></text:p>
            <text:p/>
            <text:p><text:s/></text:p>
            <text:p/>
          </table:table-cell>
          <table:table-cell office:value-type="float" office:value="89.95" table:style-name="ce1">
            <text:p>89,95</text:p>
          </table:table-cell>
          <table:table-cell office:value-type="float" office:value="55.8" table:style-name="ce1">
            <text:p>55,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66207.jpg">http://media.grutinet.com/articulos/or/or_66207.jpg</text:a></text:p>
          </table:table-cell>
          <table:table-cell office:value-type="string" table:style-name="ce4">
            <text:p><text:a xlink:href="http://media.grutinet.com/articulos/lg/lg_66207_0.jpg">http://media.grutinet.com/articulos/lg/lg_66207_0.jpg</text:a></text:p>
          </table:table-cell>
          <table:table-cell office:value-type="string" table:style-name="ce4">
            <text:p><text:a xlink:href="http://media.grutinet.com/articulos/lg/lg_66207_1.jpg">http://media.grutinet.com/articulos/lg/lg_66207_1.jpg</text:a></text:p>
          </table:table-cell>
          <table:table-cell office:value-type="string" table:style-name="ce4">
            <text:p><text:a xlink:href="http://media.grutinet.com/articulos/lg/lg_66207_2.jpg">http://media.grutinet.com/articulos/lg/lg_66207_2.jpg</text:a></text:p>
          </table:table-cell>
          <table:table-cell office:value-type="float" office:value="66206" table:style-name="ce1">
            <text:p>66206</text:p>
          </table:table-cell>
          <table:table-cell office:value-type="string" table:style-name="ce4">
            <text:p><text:a xlink:href="http://media.grutinet.com/articulos/lg/lg_66207_3.jpg">http://media.grutinet.com/articulos/lg/lg_66207_3.jpg</text:a></text:p>
          </table:table-cell>
          <table:table-cell table:number-columns-repeated="6" table:style-name="ce2"/>
          <table:table-cell table:number-columns-repeated="16359"/>
        </table:table-row>
        <table:table-row table:style-name="ro2">
          <table:table-cell office:value-type="float" office:value="66209" table:style-name="ce1">
            <text:p>66209</text:p>
          </table:table-cell>
          <table:table-cell office:value-type="string" table:style-name="ce2">
            <text:p>LENCERIA</text:p>
          </table:table-cell>
          <table:table-cell office:value-type="string" table:style-name="ce2">
            <text:p>FALDAS</text:p>
          </table:table-cell>
          <table:table-cell office:value-type="string" table:style-name="ce2">
            <text:p>FALDA EFECTO MOJADO CON PLIEGUES - NEGRO</text:p>
          </table:table-cell>
          <table:table-cell office:value-type="string" table:style-name="ce2">
            <text:p>NOIR HANDMADE</text:p>
          </table:table-cell>
          <table:table-cell office:value-type="string" table:style-name="ce3">
            <text:p>WETLOOK SKIRT WITH HANDMADE PLEATS</text:p>
            <text:p/>
            <text:p>La falda Powerwetlook tiene una cremallera de dos vías hasta abajo en la parte delantera.</text:p>
            <text:p/>
            <text:p>La parte posterior de la falda está elaborada de pliegues hechos a mano que subrayan tu figura femenina.</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ext:p><text:s/></text:p>
            <text:p/>
            <text:p><text:s/></text:p>
            <text:p/>
          </table:table-cell>
          <table:table-cell office:value-type="float" office:value="92.95" table:style-name="ce1">
            <text:p>92,95</text:p>
          </table:table-cell>
          <table:table-cell office:value-type="float" office:value="57.66" table:style-name="ce1">
            <text:p>57,6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66209.jpg">http://media.grutinet.com/articulos/or/or_66209.jpg</text:a></text:p>
          </table:table-cell>
          <table:table-cell office:value-type="string" table:style-name="ce4">
            <text:p><text:a xlink:href="http://media.grutinet.com/articulos/lg/lg_66209_0.jpg">http://media.grutinet.com/articulos/lg/lg_66209_0.jpg</text:a></text:p>
          </table:table-cell>
          <table:table-cell office:value-type="string" table:style-name="ce4">
            <text:p><text:a xlink:href="http://media.grutinet.com/articulos/lg/lg_66209_1.jpg">http://media.grutinet.com/articulos/lg/lg_66209_1.jpg</text:a></text:p>
          </table:table-cell>
          <table:table-cell office:value-type="string" table:style-name="ce4">
            <text:p><text:a xlink:href="http://media.grutinet.com/articulos/lg/lg_66209_2.jpg">http://media.grutinet.com/articulos/lg/lg_66209_2.jpg</text:a></text:p>
          </table:table-cell>
          <table:table-cell office:value-type="float" office:value="66206" table:style-name="ce1">
            <text:p>66206</text:p>
          </table:table-cell>
          <table:table-cell office:value-type="string" table:style-name="ce4">
            <text:p><text:a xlink:href="http://media.grutinet.com/articulos/lg/lg_66209_3.jpg">http://media.grutinet.com/articulos/lg/lg_66209_3.jpg</text:a></text:p>
          </table:table-cell>
          <table:table-cell table:number-columns-repeated="6" table:style-name="ce2"/>
          <table:table-cell table:number-columns-repeated="16359"/>
        </table:table-row>
        <table:table-row table:style-name="ro2">
          <table:table-cell office:value-type="float" office:value="66210" table:style-name="ce1">
            <text:p>66210</text:p>
          </table:table-cell>
          <table:table-cell office:value-type="string" table:style-name="ce2">
            <text:p>LENCERIA</text:p>
          </table:table-cell>
          <table:table-cell office:value-type="string" table:style-name="ce2">
            <text:p>FALDAS</text:p>
          </table:table-cell>
          <table:table-cell office:value-type="string" table:style-name="ce2">
            <text:p>FALDA EFECTO MOJADO CON PLIEGUES - NEGRO</text:p>
          </table:table-cell>
          <table:table-cell office:value-type="string" table:style-name="ce2">
            <text:p>NOIR HANDMADE</text:p>
          </table:table-cell>
          <table:table-cell office:value-type="string" table:style-name="ce3">
            <text:p>WETLOOK SKIRT WITH HANDMADE PLEATS</text:p>
            <text:p/>
            <text:p>La falda Powerwetlook tiene una cremallera de dos vías hasta abajo en la parte delantera.</text:p>
            <text:p/>
            <text:p>La parte posterior de la falda está elaborada de pliegues hechos a mano que subrayan tu figura femenina.</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ext:p><text:s/></text:p>
            <text:p/>
            <text:p><text:s/></text:p>
            <text:p/>
          </table:table-cell>
          <table:table-cell office:value-type="float" office:value="92.95" table:style-name="ce1">
            <text:p>92,95</text:p>
          </table:table-cell>
          <table:table-cell office:value-type="float" office:value="57.66" table:style-name="ce1">
            <text:p>57,6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XL</text:p>
          </table:table-cell>
          <table:table-cell office:value-type="string" table:style-name="ce4">
            <text:p><text:a xlink:href="http://media.grutinet.com/articulos/or/or_66210.jpg">http://media.grutinet.com/articulos/or/or_66210.jpg</text:a></text:p>
          </table:table-cell>
          <table:table-cell office:value-type="string" table:style-name="ce4">
            <text:p><text:a xlink:href="http://media.grutinet.com/articulos/lg/lg_66210_0.jpg">http://media.grutinet.com/articulos/lg/lg_66210_0.jpg</text:a></text:p>
          </table:table-cell>
          <table:table-cell office:value-type="string" table:style-name="ce4">
            <text:p><text:a xlink:href="http://media.grutinet.com/articulos/lg/lg_66210_1.jpg">http://media.grutinet.com/articulos/lg/lg_66210_1.jpg</text:a></text:p>
          </table:table-cell>
          <table:table-cell office:value-type="string" table:style-name="ce4">
            <text:p><text:a xlink:href="http://media.grutinet.com/articulos/lg/lg_66210_2.jpg">http://media.grutinet.com/articulos/lg/lg_66210_2.jpg</text:a></text:p>
          </table:table-cell>
          <table:table-cell office:value-type="float" office:value="66206" table:style-name="ce1">
            <text:p>66206</text:p>
          </table:table-cell>
          <table:table-cell office:value-type="string" table:style-name="ce4">
            <text:p><text:a xlink:href="http://media.grutinet.com/articulos/lg/lg_66210_3.jpg">http://media.grutinet.com/articulos/lg/lg_66210_3.jpg</text:a></text:p>
          </table:table-cell>
          <table:table-cell table:number-columns-repeated="6" table:style-name="ce2"/>
          <table:table-cell table:number-columns-repeated="16359"/>
        </table:table-row>
        <table:table-row table:style-name="ro2">
          <table:table-cell office:value-type="float" office:value="66211" table:style-name="ce1">
            <text:p>66211</text:p>
          </table:table-cell>
          <table:table-cell office:value-type="string" table:style-name="ce2">
            <text:p>LENCERIA</text:p>
          </table:table-cell>
          <table:table-cell office:value-type="string" table:style-name="ce2">
            <text:p>FALDAS</text:p>
          </table:table-cell>
          <table:table-cell office:value-type="string" table:style-name="ce2">
            <text:p>FALDA EFECTO MOJADO CON PLIEGUES - NEGRO</text:p>
          </table:table-cell>
          <table:table-cell office:value-type="string" table:style-name="ce2">
            <text:p>NOIR HANDMADE</text:p>
          </table:table-cell>
          <table:table-cell office:value-type="string" table:style-name="ce3">
            <text:p>WETLOOK SKIRT WITH HANDMADE PLEATS</text:p>
            <text:p/>
            <text:p>La falda Powerwetlook tiene una cremallera de dos vías hasta abajo en la parte delantera.</text:p>
            <text:p/>
            <text:p>La parte posterior de la falda está elaborada de pliegues hechos a mano que subrayan tu figura femenina.</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ext:p><text:s/></text:p>
            <text:p/>
            <text:p><text:s/></text:p>
            <text:p/>
          </table:table-cell>
          <table:table-cell office:value-type="float" office:value="92.95" table:style-name="ce1">
            <text:p>92,95</text:p>
          </table:table-cell>
          <table:table-cell office:value-type="float" office:value="57.66" table:style-name="ce1">
            <text:p>57,6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3XL</text:p>
          </table:table-cell>
          <table:table-cell office:value-type="string" table:style-name="ce4">
            <text:p><text:a xlink:href="http://media.grutinet.com/articulos/or/or_66211.jpg">http://media.grutinet.com/articulos/or/or_66211.jpg</text:a></text:p>
          </table:table-cell>
          <table:table-cell office:value-type="string" table:style-name="ce4">
            <text:p><text:a xlink:href="http://media.grutinet.com/articulos/lg/lg_66211_0.jpg">http://media.grutinet.com/articulos/lg/lg_66211_0.jpg</text:a></text:p>
          </table:table-cell>
          <table:table-cell office:value-type="string" table:style-name="ce4">
            <text:p><text:a xlink:href="http://media.grutinet.com/articulos/lg/lg_66211_1.jpg">http://media.grutinet.com/articulos/lg/lg_66211_1.jpg</text:a></text:p>
          </table:table-cell>
          <table:table-cell office:value-type="string" table:style-name="ce4">
            <text:p><text:a xlink:href="http://media.grutinet.com/articulos/lg/lg_66211_2.jpg">http://media.grutinet.com/articulos/lg/lg_66211_2.jpg</text:a></text:p>
          </table:table-cell>
          <table:table-cell office:value-type="float" office:value="66206" table:style-name="ce1">
            <text:p>66206</text:p>
          </table:table-cell>
          <table:table-cell office:value-type="string" table:style-name="ce4">
            <text:p><text:a xlink:href="http://media.grutinet.com/articulos/lg/lg_66211_3.jpg">http://media.grutinet.com/articulos/lg/lg_66211_3.jpg</text:a></text:p>
          </table:table-cell>
          <table:table-cell table:number-columns-repeated="6" table:style-name="ce2"/>
          <table:table-cell table:number-columns-repeated="16359"/>
        </table:table-row>
        <table:table-row table:style-name="ro2">
          <table:table-cell office:value-type="float" office:value="66212" table:style-name="ce1">
            <text:p>66212</text:p>
          </table:table-cell>
          <table:table-cell office:value-type="string" table:style-name="ce2">
            <text:p>LENCERIA</text:p>
          </table:table-cell>
          <table:table-cell office:value-type="string" table:style-name="ce2">
            <text:p>LIGAS Y LIGUEROS</text:p>
          </table:table-cell>
          <table:table-cell office:value-type="string" table:style-name="ce2">
            <text:p>LIGUEROS EFECTO MOJADO - NEGRO</text:p>
          </table:table-cell>
          <table:table-cell office:value-type="string" table:style-name="ce2">
            <text:p>NOIR HANDMADE</text:p>
          </table:table-cell>
          <table:table-cell office:value-type="string" table:style-name="ce3">
            <text:p>WETLOOK CHECKERED GARTERBELT</text:p>
            <text:p/>
            <text:p>Ligueros de tejido Powerwetlook potenciarán tus curvas. Con cierre de clicks en la parte delantera y pinzas para sujetar las medias.</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able:table-cell>
          <table:table-cell office:value-type="float" office:value="52.95" table:style-name="ce1">
            <text:p>52,95</text:p>
          </table:table-cell>
          <table:table-cell office:value-type="float" office:value="23.56" table:style-name="ce1">
            <text:p>23,5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66212.jpg">http://media.grutinet.com/articulos/or/or_66212.jpg</text:a></text:p>
          </table:table-cell>
          <table:table-cell office:value-type="string" table:style-name="ce4">
            <text:p><text:a xlink:href="http://media.grutinet.com/articulos/lg/lg_66212_0.jpg">http://media.grutinet.com/articulos/lg/lg_66212_0.jpg</text:a></text:p>
          </table:table-cell>
          <table:table-cell office:value-type="string" table:style-name="ce4">
            <text:p><text:a xlink:href="http://media.grutinet.com/articulos/lg/lg_66212_1.jpg">http://media.grutinet.com/articulos/lg/lg_66212_1.jpg</text:a></text:p>
          </table:table-cell>
          <table:table-cell office:value-type="string" table:style-name="ce4">
            <text:p><text:a xlink:href="http://media.grutinet.com/articulos/lg/lg_66212_2.jpg">http://media.grutinet.com/articulos/lg/lg_66212_2.jpg</text:a></text:p>
          </table:table-cell>
          <table:table-cell office:value-type="float" office:value="66212" table:style-name="ce1">
            <text:p>66212</text:p>
          </table:table-cell>
          <table:table-cell office:value-type="string" table:style-name="ce4">
            <text:p><text:a xlink:href="http://media.grutinet.com/articulos/lg/lg_66212_3.jpg">http://media.grutinet.com/articulos/lg/lg_66212_3.jpg</text:a></text:p>
          </table:table-cell>
          <table:table-cell table:number-columns-repeated="6" table:style-name="ce2"/>
          <table:table-cell table:number-columns-repeated="16359"/>
        </table:table-row>
        <table:table-row table:style-name="ro2">
          <table:table-cell office:value-type="float" office:value="66213" table:style-name="ce1">
            <text:p>66213</text:p>
          </table:table-cell>
          <table:table-cell office:value-type="string" table:style-name="ce2">
            <text:p>LENCERIA</text:p>
          </table:table-cell>
          <table:table-cell office:value-type="string" table:style-name="ce2">
            <text:p>LIGAS Y LIGUEROS</text:p>
          </table:table-cell>
          <table:table-cell office:value-type="string" table:style-name="ce2">
            <text:p>LIGUEROS EFECTO MOJADO - NEGRO</text:p>
          </table:table-cell>
          <table:table-cell office:value-type="string" table:style-name="ce2">
            <text:p>NOIR HANDMADE</text:p>
          </table:table-cell>
          <table:table-cell office:value-type="string" table:style-name="ce3">
            <text:p>WETLOOK CHECKERED GARTERBELT</text:p>
            <text:p/>
            <text:p>Ligueros de tejido Powerwetlook potenciarán tus curvas. Con cierre de clicks en la parte delantera y pinzas para sujetar las medias.</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able:table-cell>
          <table:table-cell office:value-type="float" office:value="96.640299999999996" table:style-name="ce1">
            <text:p>96,6403</text:p>
          </table:table-cell>
          <table:table-cell office:value-type="float" office:value="32.86" table:style-name="ce1">
            <text:p>32,86</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66213.jpg">http://media.grutinet.com/articulos/or/or_66213.jpg</text:a></text:p>
          </table:table-cell>
          <table:table-cell office:value-type="string" table:style-name="ce4">
            <text:p><text:a xlink:href="http://media.grutinet.com/articulos/lg/lg_66213_0.jpg">http://media.grutinet.com/articulos/lg/lg_66213_0.jpg</text:a></text:p>
          </table:table-cell>
          <table:table-cell office:value-type="string" table:style-name="ce4">
            <text:p><text:a xlink:href="http://media.grutinet.com/articulos/lg/lg_66213_1.jpg">http://media.grutinet.com/articulos/lg/lg_66213_1.jpg</text:a></text:p>
          </table:table-cell>
          <table:table-cell office:value-type="string" table:style-name="ce4">
            <text:p><text:a xlink:href="http://media.grutinet.com/articulos/lg/lg_66213_2.jpg">http://media.grutinet.com/articulos/lg/lg_66213_2.jpg</text:a></text:p>
          </table:table-cell>
          <table:table-cell office:value-type="float" office:value="66213" table:style-name="ce1">
            <text:p>66213</text:p>
          </table:table-cell>
          <table:table-cell office:value-type="string" table:style-name="ce4">
            <text:p><text:a xlink:href="http://media.grutinet.com/articulos/lg/lg_66213_3.jpg">http://media.grutinet.com/articulos/lg/lg_66213_3.jpg</text:a></text:p>
          </table:table-cell>
          <table:table-cell table:number-columns-repeated="6" table:style-name="ce2"/>
          <table:table-cell table:number-columns-repeated="16359"/>
        </table:table-row>
        <table:table-row table:style-name="ro2">
          <table:table-cell office:value-type="float" office:value="66216" table:style-name="ce1">
            <text:p>66216</text:p>
          </table:table-cell>
          <table:table-cell office:value-type="string" table:style-name="ce2">
            <text:p>LENCERIA</text:p>
          </table:table-cell>
          <table:table-cell office:value-type="string" table:style-name="ce2">
            <text:p>LIGAS Y LIGUEROS</text:p>
          </table:table-cell>
          <table:table-cell office:value-type="string" table:style-name="ce2">
            <text:p>LIGUEROS EFECTO MOJADO - NEGRO</text:p>
          </table:table-cell>
          <table:table-cell office:value-type="string" table:style-name="ce2">
            <text:p>NOIR HANDMADE</text:p>
          </table:table-cell>
          <table:table-cell office:value-type="string" table:style-name="ce3">
            <text:p>WETLOOK CHECKERED GARTERBELT</text:p>
            <text:p/>
            <text:p>Ligueros de tejido Powerwetlook potenciarán tus curvas. Con cierre de clicks en la parte delantera y pinzas para sujetar las medias.</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able:table-cell>
          <table:table-cell office:value-type="float" office:value="55.95" table:style-name="ce1">
            <text:p>55,95</text:p>
          </table:table-cell>
          <table:table-cell office:value-type="float" office:value="34.72" table:style-name="ce1">
            <text:p>34,7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XL</text:p>
          </table:table-cell>
          <table:table-cell office:value-type="string" table:style-name="ce4">
            <text:p><text:a xlink:href="http://media.grutinet.com/articulos/or/or_66216.jpg">http://media.grutinet.com/articulos/or/or_66216.jpg</text:a></text:p>
          </table:table-cell>
          <table:table-cell office:value-type="string" table:style-name="ce4">
            <text:p><text:a xlink:href="http://media.grutinet.com/articulos/lg/lg_66216_0.jpg">http://media.grutinet.com/articulos/lg/lg_66216_0.jpg</text:a></text:p>
          </table:table-cell>
          <table:table-cell office:value-type="string" table:style-name="ce4">
            <text:p><text:a xlink:href="http://media.grutinet.com/articulos/lg/lg_66216_1.jpg">http://media.grutinet.com/articulos/lg/lg_66216_1.jpg</text:a></text:p>
          </table:table-cell>
          <table:table-cell office:value-type="string" table:style-name="ce4">
            <text:p><text:a xlink:href="http://media.grutinet.com/articulos/lg/lg_66216_2.jpg">http://media.grutinet.com/articulos/lg/lg_66216_2.jpg</text:a></text:p>
          </table:table-cell>
          <table:table-cell office:value-type="float" office:value="66212" table:style-name="ce1">
            <text:p>66212</text:p>
          </table:table-cell>
          <table:table-cell office:value-type="string" table:style-name="ce4">
            <text:p><text:a xlink:href="http://media.grutinet.com/articulos/lg/lg_66216_3.jpg">http://media.grutinet.com/articulos/lg/lg_66216_3.jpg</text:a></text:p>
          </table:table-cell>
          <table:table-cell table:number-columns-repeated="6" table:style-name="ce2"/>
          <table:table-cell table:number-columns-repeated="16359"/>
        </table:table-row>
        <table:table-row table:style-name="ro2">
          <table:table-cell office:value-type="float" office:value="66217" table:style-name="ce1">
            <text:p>66217</text:p>
          </table:table-cell>
          <table:table-cell office:value-type="string" table:style-name="ce2">
            <text:p>LENCERIA</text:p>
          </table:table-cell>
          <table:table-cell office:value-type="string" table:style-name="ce2">
            <text:p>LIGAS Y LIGUEROS</text:p>
          </table:table-cell>
          <table:table-cell office:value-type="string" table:style-name="ce2">
            <text:p>LIGUEROS EFECTO MOJADO - NEGRO</text:p>
          </table:table-cell>
          <table:table-cell office:value-type="string" table:style-name="ce2">
            <text:p>NOIR HANDMADE</text:p>
          </table:table-cell>
          <table:table-cell office:value-type="string" table:style-name="ce3">
            <text:p>WETLOOK CHECKERED GARTERBELT</text:p>
            <text:p/>
            <text:p>Ligueros de tejido Powerwetlook potenciarán tus curvas. Con cierre de clicks en la parte delantera y pinzas para sujetar las medias.</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able:table-cell>
          <table:table-cell office:value-type="float" office:value="55.95" table:style-name="ce1">
            <text:p>55,95</text:p>
          </table:table-cell>
          <table:table-cell office:value-type="float" office:value="34.72" table:style-name="ce1">
            <text:p>34,72</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3XL</text:p>
          </table:table-cell>
          <table:table-cell office:value-type="string" table:style-name="ce4">
            <text:p><text:a xlink:href="http://media.grutinet.com/articulos/or/or_66217.jpg">http://media.grutinet.com/articulos/or/or_66217.jpg</text:a></text:p>
          </table:table-cell>
          <table:table-cell office:value-type="string" table:style-name="ce4">
            <text:p><text:a xlink:href="http://media.grutinet.com/articulos/lg/lg_66217_0.jpg">http://media.grutinet.com/articulos/lg/lg_66217_0.jpg</text:a></text:p>
          </table:table-cell>
          <table:table-cell office:value-type="string" table:style-name="ce4">
            <text:p><text:a xlink:href="http://media.grutinet.com/articulos/lg/lg_66217_1.jpg">http://media.grutinet.com/articulos/lg/lg_66217_1.jpg</text:a></text:p>
          </table:table-cell>
          <table:table-cell office:value-type="string" table:style-name="ce4">
            <text:p><text:a xlink:href="http://media.grutinet.com/articulos/lg/lg_66217_2.jpg">http://media.grutinet.com/articulos/lg/lg_66217_2.jpg</text:a></text:p>
          </table:table-cell>
          <table:table-cell office:value-type="float" office:value="66212" table:style-name="ce1">
            <text:p>66212</text:p>
          </table:table-cell>
          <table:table-cell office:value-type="string" table:style-name="ce4">
            <text:p><text:a xlink:href="http://media.grutinet.com/articulos/lg/lg_66217_3.jpg">http://media.grutinet.com/articulos/lg/lg_66217_3.jpg</text:a></text:p>
          </table:table-cell>
          <table:table-cell table:number-columns-repeated="6" table:style-name="ce2"/>
          <table:table-cell table:number-columns-repeated="16359"/>
        </table:table-row>
        <table:table-row table:style-name="ro2">
          <table:table-cell office:value-type="float" office:value="66235" table:style-name="ce1">
            <text:p>66235</text:p>
          </table:table-cell>
          <table:table-cell office:value-type="string" table:style-name="ce2">
            <text:p>LENCERIA</text:p>
          </table:table-cell>
          <table:table-cell office:value-type="string" table:style-name="ce2">
            <text:p>SUJETADORES</text:p>
          </table:table-cell>
          <table:table-cell office:value-type="string" table:style-name="ce2">
            <text:p>CONJUNTO SUJETADOR Y TANGA RECUADROS - NEGRO</text:p>
          </table:table-cell>
          <table:table-cell office:value-type="string" table:style-name="ce2">
            <text:p>NOIR HANDMADE</text:p>
          </table:table-cell>
          <table:table-cell office:value-type="string" table:style-name="ce3">
            <text:p>CHECKERED BRA-SET</text:p>
            <text:p/>
            <text:p>Hermoso conjunto de sujetador y bragas hecho de ancha cinta decorativa a cuadros con ribete de cinta de terciopelo elástico.</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ext:p><text:s/></text:p>
            <text:p/>
          </table:table-cell>
          <table:table-cell office:value-type="float" office:value="51.95" table:style-name="ce1">
            <text:p>51,95</text:p>
          </table:table-cell>
          <table:table-cell office:value-type="float" office:value="32.74" table:style-name="ce1">
            <text:p>32,7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3XL</text:p>
          </table:table-cell>
          <table:table-cell office:value-type="string" table:style-name="ce4">
            <text:p><text:a xlink:href="http://media.grutinet.com/articulos/or/or_66235.jpg">http://media.grutinet.com/articulos/or/or_66235.jpg</text:a></text:p>
          </table:table-cell>
          <table:table-cell office:value-type="string" table:style-name="ce4">
            <text:p><text:a xlink:href="http://media.grutinet.com/articulos/lg/lg_66235_0.jpg">http://media.grutinet.com/articulos/lg/lg_66235_0.jpg</text:a></text:p>
          </table:table-cell>
          <table:table-cell office:value-type="string" table:style-name="ce4">
            <text:p><text:a xlink:href="http://media.grutinet.com/articulos/lg/lg_66235_1.jpg">http://media.grutinet.com/articulos/lg/lg_66235_1.jpg</text:a></text:p>
          </table:table-cell>
          <table:table-cell office:value-type="string" table:style-name="ce4">
            <text:p><text:a xlink:href="http://media.grutinet.com/articulos/lg/lg_66235_2.jpg">http://media.grutinet.com/articulos/lg/lg_66235_2.jpg</text:a></text:p>
          </table:table-cell>
          <table:table-cell office:value-type="float" office:value="66230" table:style-name="ce1">
            <text:p>66230</text:p>
          </table:table-cell>
          <table:table-cell table:number-columns-repeated="7" table:style-name="ce2"/>
          <table:table-cell table:number-columns-repeated="16359"/>
        </table:table-row>
        <table:table-row table:style-name="ro2">
          <table:table-cell office:value-type="float" office:value="66251" table:style-name="ce1">
            <text:p>66251</text:p>
          </table:table-cell>
          <table:table-cell office:value-type="string" table:style-name="ce2">
            <text:p>LENCERIA</text:p>
          </table:table-cell>
          <table:table-cell office:value-type="string" table:style-name="ce2">
            <text:p>VESTIDOS</text:p>
          </table:table-cell>
          <table:table-cell office:value-type="string" table:style-name="ce2">
            <text:p>MINI VESTIDO VUELO DE CON CRUZ BORDADA - NEGRO</text:p>
          </table:table-cell>
          <table:table-cell office:value-type="string" table:style-name="ce2">
            <text:p>NOIR HANDMADE</text:p>
          </table:table-cell>
          <table:table-cell office:value-type="string" table:style-name="ce3">
            <text:p>WETLOOK FLARED MINI DRESS WITH EMBROIDED CROSS</text:p>
            <text:p/>
            <text:p>Este glamoroso mini vestido acampanado Powerwetlook tiene una cruz bordada en el escote de tul.</text:p>
            <text:p/>
            <text:p>Los bonitos tirantes están hechos de encaje elástico decorativo.</text:p>
            <text:p/>
            <text:p>Tirantes ajustables a lo largo y cruzados en la espalda.</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able:table-cell>
          <table:table-cell office:value-type="float" office:value="57.95" table:style-name="ce1">
            <text:p>57,95</text:p>
          </table:table-cell>
          <table:table-cell office:value-type="float" office:value="36.33" table:style-name="ce1">
            <text:p>36,33</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66251.jpg">http://media.grutinet.com/articulos/or/or_66251.jpg</text:a></text:p>
          </table:table-cell>
          <table:table-cell office:value-type="string" table:style-name="ce4">
            <text:p><text:a xlink:href="http://media.grutinet.com/articulos/lg/lg_66251_0.jpg">http://media.grutinet.com/articulos/lg/lg_66251_0.jpg</text:a></text:p>
          </table:table-cell>
          <table:table-cell office:value-type="string" table:style-name="ce4">
            <text:p><text:a xlink:href="http://media.grutinet.com/articulos/lg/lg_66251_1.jpg">http://media.grutinet.com/articulos/lg/lg_66251_1.jpg</text:a></text:p>
          </table:table-cell>
          <table:table-cell office:value-type="string" table:style-name="ce4">
            <text:p><text:a xlink:href="http://media.grutinet.com/articulos/lg/lg_66251_2.jpg">http://media.grutinet.com/articulos/lg/lg_66251_2.jpg</text:a></text:p>
          </table:table-cell>
          <table:table-cell office:value-type="float" office:value="66248" table:style-name="ce1">
            <text:p>66248</text:p>
          </table:table-cell>
          <table:table-cell office:value-type="string" table:style-name="ce4">
            <text:p><text:a xlink:href="http://media.grutinet.com/articulos/lg/lg_66251_3.jpg">http://media.grutinet.com/articulos/lg/lg_66251_3.jpg</text:a></text:p>
          </table:table-cell>
          <table:table-cell table:number-columns-repeated="6" table:style-name="ce2"/>
          <table:table-cell table:number-columns-repeated="16359"/>
        </table:table-row>
        <table:table-row table:style-name="ro2">
          <table:table-cell office:value-type="float" office:value="66252" table:style-name="ce1">
            <text:p>66252</text:p>
          </table:table-cell>
          <table:table-cell office:value-type="string" table:style-name="ce2">
            <text:p>LENCERIA</text:p>
          </table:table-cell>
          <table:table-cell office:value-type="string" table:style-name="ce2">
            <text:p>VESTIDOS</text:p>
          </table:table-cell>
          <table:table-cell office:value-type="string" table:style-name="ce2">
            <text:p>MINI VESTIDO VUELO DE CON CRUZ BORDADA - NEGRO</text:p>
          </table:table-cell>
          <table:table-cell office:value-type="string" table:style-name="ce2">
            <text:p>NOIR HANDMADE</text:p>
          </table:table-cell>
          <table:table-cell office:value-type="string" table:style-name="ce3">
            <text:p>WETLOOK FLARED MINI DRESS WITH EMBROIDED CROSS</text:p>
            <text:p/>
            <text:p>Este glamoroso mini vestido acampanado Powerwetlook tiene una cruz bordada en el escote de tul.</text:p>
            <text:p/>
            <text:p>Los bonitos tirantes están hechos de encaje elástico decorativo.</text:p>
            <text:p/>
            <text:p>Tirantes ajustables a lo largo y cruzados en la espalda.</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able:table-cell>
          <table:table-cell office:value-type="float" office:value="57.95" table:style-name="ce1">
            <text:p>57,95</text:p>
          </table:table-cell>
          <table:table-cell office:value-type="float" office:value="36.33" table:style-name="ce1">
            <text:p>36,3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XL</text:p>
          </table:table-cell>
          <table:table-cell office:value-type="string" table:style-name="ce4">
            <text:p><text:a xlink:href="http://media.grutinet.com/articulos/or/or_66252.jpg">http://media.grutinet.com/articulos/or/or_66252.jpg</text:a></text:p>
          </table:table-cell>
          <table:table-cell office:value-type="string" table:style-name="ce4">
            <text:p><text:a xlink:href="http://media.grutinet.com/articulos/lg/lg_66252_0.jpg">http://media.grutinet.com/articulos/lg/lg_66252_0.jpg</text:a></text:p>
          </table:table-cell>
          <table:table-cell office:value-type="string" table:style-name="ce4">
            <text:p><text:a xlink:href="http://media.grutinet.com/articulos/lg/lg_66252_1.jpg">http://media.grutinet.com/articulos/lg/lg_66252_1.jpg</text:a></text:p>
          </table:table-cell>
          <table:table-cell office:value-type="string" table:style-name="ce4">
            <text:p><text:a xlink:href="http://media.grutinet.com/articulos/lg/lg_66252_2.jpg">http://media.grutinet.com/articulos/lg/lg_66252_2.jpg</text:a></text:p>
          </table:table-cell>
          <table:table-cell office:value-type="float" office:value="66248" table:style-name="ce1">
            <text:p>66248</text:p>
          </table:table-cell>
          <table:table-cell office:value-type="string" table:style-name="ce4">
            <text:p><text:a xlink:href="http://media.grutinet.com/articulos/lg/lg_66252_3.jpg">http://media.grutinet.com/articulos/lg/lg_66252_3.jpg</text:a></text:p>
          </table:table-cell>
          <table:table-cell table:number-columns-repeated="6" table:style-name="ce2"/>
          <table:table-cell table:number-columns-repeated="16359"/>
        </table:table-row>
        <table:table-row table:style-name="ro2">
          <table:table-cell office:value-type="float" office:value="66253" table:style-name="ce1">
            <text:p>66253</text:p>
          </table:table-cell>
          <table:table-cell office:value-type="string" table:style-name="ce2">
            <text:p>LENCERIA</text:p>
          </table:table-cell>
          <table:table-cell office:value-type="string" table:style-name="ce2">
            <text:p>VESTIDOS</text:p>
          </table:table-cell>
          <table:table-cell office:value-type="string" table:style-name="ce2">
            <text:p>MINI VESTIDO VUELO DE CON CRUZ BORDADA - NEGRO</text:p>
          </table:table-cell>
          <table:table-cell office:value-type="string" table:style-name="ce2">
            <text:p>NOIR HANDMADE</text:p>
          </table:table-cell>
          <table:table-cell office:value-type="string" table:style-name="ce3">
            <text:p>WETLOOK FLARED MINI DRESS WITH EMBROIDED CROSS</text:p>
            <text:p/>
            <text:p>Este glamoroso mini vestido acampanado Powerwetlook tiene una cruz bordada en el escote de tul.</text:p>
            <text:p/>
            <text:p>Los bonitos tirantes están hechos de encaje elástico decorativo.</text:p>
            <text:p/>
            <text:p>Tirantes ajustables a lo largo y cruzados en la espalda.</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able:table-cell>
          <table:table-cell office:value-type="float" office:value="57.95" table:style-name="ce1">
            <text:p>57,95</text:p>
          </table:table-cell>
          <table:table-cell office:value-type="float" office:value="36.33" table:style-name="ce1">
            <text:p>36,3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3XL</text:p>
          </table:table-cell>
          <table:table-cell office:value-type="string" table:style-name="ce4">
            <text:p><text:a xlink:href="http://media.grutinet.com/articulos/or/or_66253.jpg">http://media.grutinet.com/articulos/or/or_66253.jpg</text:a></text:p>
          </table:table-cell>
          <table:table-cell office:value-type="string" table:style-name="ce4">
            <text:p><text:a xlink:href="http://media.grutinet.com/articulos/lg/lg_66253_0.jpg">http://media.grutinet.com/articulos/lg/lg_66253_0.jpg</text:a></text:p>
          </table:table-cell>
          <table:table-cell office:value-type="string" table:style-name="ce4">
            <text:p><text:a xlink:href="http://media.grutinet.com/articulos/lg/lg_66253_1.jpg">http://media.grutinet.com/articulos/lg/lg_66253_1.jpg</text:a></text:p>
          </table:table-cell>
          <table:table-cell office:value-type="string" table:style-name="ce4">
            <text:p><text:a xlink:href="http://media.grutinet.com/articulos/lg/lg_66253_2.jpg">http://media.grutinet.com/articulos/lg/lg_66253_2.jpg</text:a></text:p>
          </table:table-cell>
          <table:table-cell office:value-type="float" office:value="66248" table:style-name="ce1">
            <text:p>66248</text:p>
          </table:table-cell>
          <table:table-cell office:value-type="string" table:style-name="ce4">
            <text:p><text:a xlink:href="http://media.grutinet.com/articulos/lg/lg_66253_3.jpg">http://media.grutinet.com/articulos/lg/lg_66253_3.jpg</text:a></text:p>
          </table:table-cell>
          <table:table-cell table:number-columns-repeated="6" table:style-name="ce2"/>
          <table:table-cell table:number-columns-repeated="16359"/>
        </table:table-row>
        <table:table-row table:style-name="ro2">
          <table:table-cell office:value-type="float" office:value="66259" table:style-name="ce1">
            <text:p>66259</text:p>
          </table:table-cell>
          <table:table-cell office:value-type="string" table:style-name="ce2">
            <text:p>LENCERIA</text:p>
          </table:table-cell>
          <table:table-cell office:value-type="string" table:style-name="ce2">
            <text:p>VESTIDOS</text:p>
          </table:table-cell>
          <table:table-cell office:value-type="string" table:style-name="ce2">
            <text:p>MINI VESTIDO CEÑIDO CON ESCOTE TRANSPARENTE - NEGRO</text:p>
          </table:table-cell>
          <table:table-cell office:value-type="string" table:style-name="ce2">
            <text:p>NOIR HANDMADE</text:p>
          </table:table-cell>
          <table:table-cell office:value-type="string" table:style-name="ce3">
            <text:p>WETLOOK KEYHOLE MINI DRESS WITH LACE EMBROIDERY</text:p>
            <text:p/>
            <text:p>Con este fabuloso vestido Powerwetlook con bordado de encaje y tul en el busto destacarás entre la multitud.</text:p>
            <text:p/>
            <text:p>Los tirantes finos ajustables están hechos de terciopelo elástico y se cruzan en la parte posterior con un pequeño aro.</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able:table-cell>
          <table:table-cell office:value-type="float" office:value="56.95" table:style-name="ce1">
            <text:p>56,95</text:p>
          </table:table-cell>
          <table:table-cell office:value-type="float" office:value="35.340000000000003" table:style-name="ce1">
            <text:p>35,3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3XL</text:p>
          </table:table-cell>
          <table:table-cell office:value-type="string" table:style-name="ce4">
            <text:p><text:a xlink:href="http://media.grutinet.com/articulos/or/or_66259.jpg">http://media.grutinet.com/articulos/or/or_66259.jpg</text:a></text:p>
          </table:table-cell>
          <table:table-cell office:value-type="string" table:style-name="ce4">
            <text:p><text:a xlink:href="http://media.grutinet.com/articulos/lg/lg_66259_0.jpg">http://media.grutinet.com/articulos/lg/lg_66259_0.jpg</text:a></text:p>
          </table:table-cell>
          <table:table-cell office:value-type="string" table:style-name="ce4">
            <text:p><text:a xlink:href="http://media.grutinet.com/articulos/lg/lg_66259_1.jpg">http://media.grutinet.com/articulos/lg/lg_66259_1.jpg</text:a></text:p>
          </table:table-cell>
          <table:table-cell office:value-type="string" table:style-name="ce4">
            <text:p><text:a xlink:href="http://media.grutinet.com/articulos/lg/lg_66259_2.jpg">http://media.grutinet.com/articulos/lg/lg_66259_2.jpg</text:a></text:p>
          </table:table-cell>
          <table:table-cell office:value-type="float" office:value="66254" table:style-name="ce1">
            <text:p>66254</text:p>
          </table:table-cell>
          <table:table-cell table:number-columns-repeated="7" table:style-name="ce2"/>
          <table:table-cell table:number-columns-repeated="16359"/>
        </table:table-row>
        <table:table-row table:style-name="ro2">
          <table:table-cell office:value-type="float" office:value="66264" table:style-name="ce1">
            <text:p>66264</text:p>
          </table:table-cell>
          <table:table-cell office:value-type="string" table:style-name="ce2">
            <text:p>LENCERIA</text:p>
          </table:table-cell>
          <table:table-cell office:value-type="string" table:style-name="ce2">
            <text:p>VESTIDOS</text:p>
          </table:table-cell>
          <table:table-cell office:value-type="string" table:style-name="ce2">
            <text:p>MINI VESTIDO MANGA LARGA PVC - NEGRO</text:p>
          </table:table-cell>
          <table:table-cell office:value-type="string" table:style-name="ce2">
            <text:p>NOIR HANDMADE</text:p>
          </table:table-cell>
          <table:table-cell office:value-type="string" table:style-name="ce3">
            <text:p>LONG SLEEVED PVC MINI DRESS</text:p>
            <text:p/>
            <text:p>Atractivo mini vestido de PVC con una cremallera negra de 2 vías en la parte delantera. En las mangas tiene cremalleras negras cortas que te harán lucir tu look de fiesta.</text:p>
            <text:p/>
            <text:p>Noir Handmade utiliza Powerwetlook que tiene tres veces más elástico que los materiales Wetlook regulares.</text:p>
            <text:p>El tejido Powerwetlook no se arruga.</text:p>
            <text:p/>
            <text:p>Materiales: 80% polyamide 20% elastane coating: 100% polyurethane</text:p>
            <text:p/>
            <text:p>Instrucciones de lavado:</text:p>
            <text:p>- Lavado a mano</text:p>
            <text:p>- Agua fría</text:p>
            <text:p>- No secar en secadora</text:p>
            <text:p>- Planchar en frío</text:p>
            <text:p/>
          </table:table-cell>
          <table:table-cell office:value-type="float" office:value="103.3205" table:style-name="ce1">
            <text:p>103,3205</text:p>
          </table:table-cell>
          <table:table-cell office:value-type="float" office:value="37.82" table:style-name="ce1">
            <text:p>37,8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XL</text:p>
          </table:table-cell>
          <table:table-cell office:value-type="string" table:style-name="ce4">
            <text:p><text:a xlink:href="http://media.grutinet.com/articulos/or/or_66264.jpg">http://media.grutinet.com/articulos/or/or_66264.jpg</text:a></text:p>
          </table:table-cell>
          <table:table-cell office:value-type="string" table:style-name="ce4">
            <text:p><text:a xlink:href="http://media.grutinet.com/articulos/lg/lg_66264_0.jpg">http://media.grutinet.com/articulos/lg/lg_66264_0.jpg</text:a></text:p>
          </table:table-cell>
          <table:table-cell office:value-type="string" table:style-name="ce4">
            <text:p><text:a xlink:href="http://media.grutinet.com/articulos/lg/lg_66264_1.jpg">http://media.grutinet.com/articulos/lg/lg_66264_1.jpg</text:a></text:p>
          </table:table-cell>
          <table:table-cell office:value-type="string" table:style-name="ce4">
            <text:p><text:a xlink:href="http://media.grutinet.com/articulos/lg/lg_66264_2.jpg">http://media.grutinet.com/articulos/lg/lg_66264_2.jpg</text:a></text:p>
          </table:table-cell>
          <table:table-cell office:value-type="float" office:value="66260" table:style-name="ce1">
            <text:p>66260</text:p>
          </table:table-cell>
          <table:table-cell table:number-columns-repeated="7" table:style-name="ce2"/>
          <table:table-cell table:number-columns-repeated="16359"/>
        </table:table-row>
        <table:table-row table:style-name="ro2">
          <table:table-cell office:value-type="float" office:value="66276" table:style-name="ce1">
            <text:p>66276</text:p>
          </table:table-cell>
          <table:table-cell office:value-type="string" table:style-name="ce2">
            <text:p>LENCERIA</text:p>
          </table:table-cell>
          <table:table-cell office:value-type="string" table:style-name="ce2">
            <text:p>CON FALDA</text:p>
          </table:table-cell>
          <table:table-cell office:value-type="string" table:style-name="ce2">
            <text:p>MINI FALDA PVC - NEGRO</text:p>
          </table:table-cell>
          <table:table-cell office:value-type="string" table:style-name="ce2">
            <text:p>NOIR HANDMADE</text:p>
          </table:table-cell>
          <table:table-cell office:value-type="string" table:style-name="ce3">
            <text:p>PVC MINI SKIRT</text:p>
            <text:p/>
            <text:p>La fantástica mini falda de PVC con larga cremallera oculta en el lateral es una gran opción para cualquier evento fetichista.</text:p>
            <text:p/>
            <text:p>Noir Handmade utiliza Powerwetlook que tiene tres veces más elástico que los materiales Wetlook regulares.</text:p>
            <text:p>El tejido Powerwetlook no se arruga.</text:p>
            <text:p/>
            <text:p>Materiales: mainfabric: 80% polyamide 20% elastane coating: 100% polyurethane</text:p>
            <text:p/>
            <text:p>Instrucciones de lavado:</text:p>
            <text:p>- Lavado a mano</text:p>
            <text:p>- Agua fría</text:p>
            <text:p>- No secar en secadora</text:p>
            <text:p>- Planchar en frío</text:p>
            <text:p/>
          </table:table-cell>
          <table:table-cell office:value-type="float" office:value="42.95" table:style-name="ce1">
            <text:p>42,95</text:p>
          </table:table-cell>
          <table:table-cell office:value-type="float" office:value="26.66" table:style-name="ce1">
            <text:p>26,6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XL</text:p>
          </table:table-cell>
          <table:table-cell office:value-type="string" table:style-name="ce4">
            <text:p><text:a xlink:href="http://media.grutinet.com/articulos/or/or_66276.jpg">http://media.grutinet.com/articulos/or/or_66276.jpg</text:a></text:p>
          </table:table-cell>
          <table:table-cell office:value-type="string" table:style-name="ce4">
            <text:p><text:a xlink:href="http://media.grutinet.com/articulos/lg/lg_66276_0.jpg">http://media.grutinet.com/articulos/lg/lg_66276_0.jpg</text:a></text:p>
          </table:table-cell>
          <table:table-cell office:value-type="string" table:style-name="ce4">
            <text:p><text:a xlink:href="http://media.grutinet.com/articulos/lg/lg_66276_1.jpg">http://media.grutinet.com/articulos/lg/lg_66276_1.jpg</text:a></text:p>
          </table:table-cell>
          <table:table-cell office:value-type="string" table:style-name="ce4">
            <text:p><text:a xlink:href="http://media.grutinet.com/articulos/lg/lg_66276_2.jpg">http://media.grutinet.com/articulos/lg/lg_66276_2.jpg</text:a></text:p>
          </table:table-cell>
          <table:table-cell office:value-type="float" office:value="66277" table:style-name="ce1">
            <text:p>66277</text:p>
          </table:table-cell>
          <table:table-cell table:number-columns-repeated="7" table:style-name="ce2"/>
          <table:table-cell table:number-columns-repeated="16359"/>
        </table:table-row>
        <table:table-row table:style-name="ro2">
          <table:table-cell office:value-type="float" office:value="66277" table:style-name="ce1">
            <text:p>66277</text:p>
          </table:table-cell>
          <table:table-cell office:value-type="string" table:style-name="ce2">
            <text:p>LENCERIA</text:p>
          </table:table-cell>
          <table:table-cell office:value-type="string" table:style-name="ce2">
            <text:p>CON FALDA</text:p>
          </table:table-cell>
          <table:table-cell office:value-type="string" table:style-name="ce2">
            <text:p>MINI FALDA PVC - NEGRO</text:p>
          </table:table-cell>
          <table:table-cell office:value-type="string" table:style-name="ce2">
            <text:p>NOIR HANDMADE</text:p>
          </table:table-cell>
          <table:table-cell office:value-type="string" table:style-name="ce3">
            <text:p>PVC MINI SKIRT</text:p>
            <text:p/>
            <text:p>La fantástica mini falda de PVC con larga cremallera oculta en el lateral es una gran opción para cualquier evento fetichista.</text:p>
            <text:p/>
            <text:p>Noir Handmade utiliza Powerwetlook que tiene tres veces más elástico que los materiales Wetlook regulares.</text:p>
            <text:p>El tejido Powerwetlook no se arruga.</text:p>
            <text:p/>
            <text:p>Materiales: mainfabric: 80% polyamide 20% elastane coating: 100% polyurethane</text:p>
            <text:p/>
            <text:p>Instrucciones de lavado:</text:p>
            <text:p>- Lavado a mano</text:p>
            <text:p>- Agua fría</text:p>
            <text:p>- No secar en secadora</text:p>
            <text:p>- Planchar en frío</text:p>
            <text:p/>
          </table:table-cell>
          <table:table-cell office:value-type="float" office:value="42.95" table:style-name="ce1">
            <text:p>42,95</text:p>
          </table:table-cell>
          <table:table-cell office:value-type="float" office:value="26.66" table:style-name="ce1">
            <text:p>26,6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3XL</text:p>
          </table:table-cell>
          <table:table-cell office:value-type="string" table:style-name="ce4">
            <text:p><text:a xlink:href="http://media.grutinet.com/articulos/or/or_66277.jpg">http://media.grutinet.com/articulos/or/or_66277.jpg</text:a></text:p>
          </table:table-cell>
          <table:table-cell office:value-type="string" table:style-name="ce4">
            <text:p><text:a xlink:href="http://media.grutinet.com/articulos/lg/lg_66277_0.jpg">http://media.grutinet.com/articulos/lg/lg_66277_0.jpg</text:a></text:p>
          </table:table-cell>
          <table:table-cell office:value-type="string" table:style-name="ce4">
            <text:p><text:a xlink:href="http://media.grutinet.com/articulos/lg/lg_66277_1.jpg">http://media.grutinet.com/articulos/lg/lg_66277_1.jpg</text:a></text:p>
          </table:table-cell>
          <table:table-cell office:value-type="string" table:style-name="ce4">
            <text:p><text:a xlink:href="http://media.grutinet.com/articulos/lg/lg_66277_2.jpg">http://media.grutinet.com/articulos/lg/lg_66277_2.jpg</text:a></text:p>
          </table:table-cell>
          <table:table-cell office:value-type="float" office:value="66277" table:style-name="ce1">
            <text:p>66277</text:p>
          </table:table-cell>
          <table:table-cell table:number-columns-repeated="7" table:style-name="ce2"/>
          <table:table-cell table:number-columns-repeated="16359"/>
        </table:table-row>
        <table:table-row table:style-name="ro2">
          <table:table-cell office:value-type="float" office:value="66278" table:style-name="ce1">
            <text:p>66278</text:p>
          </table:table-cell>
          <table:table-cell office:value-type="string" table:style-name="ce2">
            <text:p>LENCERIA</text:p>
          </table:table-cell>
          <table:table-cell office:value-type="string" table:style-name="ce2">
            <text:p>MEDIAS</text:p>
          </table:table-cell>
          <table:table-cell office:value-type="string" table:style-name="ce2">
            <text:p>MEDIAS PVC - NEGRO</text:p>
          </table:table-cell>
          <table:table-cell office:value-type="string" table:style-name="ce2">
            <text:p>NOIR HANDMADE</text:p>
          </table:table-cell>
          <table:table-cell office:value-type="string" table:style-name="ce3">
            <text:p>PVC STOCKINGS<text:s/></text:p>
            <text:p/>
            <text:p>Las coquetas medias de PVC con costuras decorativas en la parte delantera y trasera son tu garantía para tener un aspecto espectacular en las fiestas fetichistas.</text:p>
            <text:p/>
            <text:p>Noir Handmade utiliza Powerwetlook que tiene tres veces más elástico que los materiales Wetlook regulares.</text:p>
            <text:p>El tejido Powerwetlook no se arruga.</text:p>
            <text:p/>
            <text:p>Materiales: mainfabric: 80% polyamide 20% elastane coating: 100% polyurethane</text:p>
            <text:p/>
            <text:p>Instrucciones de lavado:</text:p>
            <text:p>- Lavado a mano</text:p>
            <text:p>- Agua fría</text:p>
            <text:p>- No secar en secadora</text:p>
            <text:p>- Planchar en frío</text:p>
            <text:p/>
          </table:table-cell>
          <table:table-cell office:value-type="float" office:value="77.305499999999995" table:style-name="ce1">
            <text:p>77,3055</text:p>
          </table:table-cell>
          <table:table-cell office:value-type="float" office:value="24.8" table:style-name="ce1">
            <text:p>24,8</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66278.jpg">http://media.grutinet.com/articulos/or/or_66278.jpg</text:a></text:p>
          </table:table-cell>
          <table:table-cell office:value-type="string" table:style-name="ce4">
            <text:p><text:a xlink:href="http://media.grutinet.com/articulos/lg/lg_66278_0.jpg">http://media.grutinet.com/articulos/lg/lg_66278_0.jpg</text:a></text:p>
          </table:table-cell>
          <table:table-cell office:value-type="string" table:style-name="ce4">
            <text:p><text:a xlink:href="http://media.grutinet.com/articulos/lg/lg_66278_1.jpg">http://media.grutinet.com/articulos/lg/lg_66278_1.jpg</text:a></text:p>
          </table:table-cell>
          <table:table-cell office:value-type="string" table:style-name="ce4">
            <text:p><text:a xlink:href="http://media.grutinet.com/articulos/lg/lg_66278_2.jpg">http://media.grutinet.com/articulos/lg/lg_66278_2.jpg</text:a></text:p>
          </table:table-cell>
          <table:table-cell office:value-type="float" office:value="66278" table:style-name="ce1">
            <text:p>66278</text:p>
          </table:table-cell>
          <table:table-cell office:value-type="string" table:style-name="ce4">
            <text:p><text:a xlink:href="http://media.grutinet.com/articulos/lg/lg_66278_3.jpg">http://media.grutinet.com/articulos/lg/lg_66278_3.jpg</text:a></text:p>
          </table:table-cell>
          <table:table-cell table:number-columns-repeated="6" table:style-name="ce2"/>
          <table:table-cell table:number-columns-repeated="16359"/>
        </table:table-row>
        <table:table-row table:style-name="ro2">
          <table:table-cell office:value-type="float" office:value="66281" table:style-name="ce1">
            <text:p>66281</text:p>
          </table:table-cell>
          <table:table-cell office:value-type="string" table:style-name="ce2">
            <text:p>LENCERIA</text:p>
          </table:table-cell>
          <table:table-cell office:value-type="string" table:style-name="ce2">
            <text:p>MEDIAS</text:p>
          </table:table-cell>
          <table:table-cell office:value-type="string" table:style-name="ce2">
            <text:p>MEDIAS PVC - NEGRO</text:p>
          </table:table-cell>
          <table:table-cell office:value-type="string" table:style-name="ce2">
            <text:p>NOIR HANDMADE</text:p>
          </table:table-cell>
          <table:table-cell office:value-type="string" table:style-name="ce3">
            <text:p>PVC STOCKINGS<text:s/></text:p>
            <text:p/>
            <text:p>Las coquetas medias de PVC con costuras decorativas en la parte delantera y trasera son tu garantía para tener un aspecto espectacular en las fiestas fetichistas.</text:p>
            <text:p/>
            <text:p>Noir Handmade utiliza Powerwetlook que tiene tres veces más elástico que los materiales Wetlook regulares.</text:p>
            <text:p>El tejido Powerwetlook no se arruga.</text:p>
            <text:p/>
            <text:p>Materiales: mainfabric: 80% polyamide 20% elastane coating: 100% polyurethane</text:p>
            <text:p/>
            <text:p>Instrucciones de lavado:</text:p>
            <text:p>- Lavado a mano</text:p>
            <text:p>- Agua fría</text:p>
            <text:p>- No secar en secadora</text:p>
            <text:p>- Planchar en frío</text:p>
            <text:p/>
          </table:table-cell>
          <table:table-cell office:value-type="float" office:value="77.305499999999995" table:style-name="ce1">
            <text:p>77,3055</text:p>
          </table:table-cell>
          <table:table-cell office:value-type="float" office:value="26.66" table:style-name="ce1">
            <text:p>26,6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66281.jpg">http://media.grutinet.com/articulos/or/or_66281.jpg</text:a></text:p>
          </table:table-cell>
          <table:table-cell office:value-type="string" table:style-name="ce4">
            <text:p><text:a xlink:href="http://media.grutinet.com/articulos/lg/lg_66281_0.jpg">http://media.grutinet.com/articulos/lg/lg_66281_0.jpg</text:a></text:p>
          </table:table-cell>
          <table:table-cell office:value-type="string" table:style-name="ce4">
            <text:p><text:a xlink:href="http://media.grutinet.com/articulos/lg/lg_66281_1.jpg">http://media.grutinet.com/articulos/lg/lg_66281_1.jpg</text:a></text:p>
          </table:table-cell>
          <table:table-cell office:value-type="string" table:style-name="ce4">
            <text:p><text:a xlink:href="http://media.grutinet.com/articulos/lg/lg_66281_2.jpg">http://media.grutinet.com/articulos/lg/lg_66281_2.jpg</text:a></text:p>
          </table:table-cell>
          <table:table-cell office:value-type="float" office:value="66278" table:style-name="ce1">
            <text:p>66278</text:p>
          </table:table-cell>
          <table:table-cell office:value-type="string" table:style-name="ce4">
            <text:p><text:a xlink:href="http://media.grutinet.com/articulos/lg/lg_66281_3.jpg">http://media.grutinet.com/articulos/lg/lg_66281_3.jpg</text:a></text:p>
          </table:table-cell>
          <table:table-cell table:number-columns-repeated="6" table:style-name="ce2"/>
          <table:table-cell table:number-columns-repeated="16359"/>
        </table:table-row>
        <table:table-row table:style-name="ro2">
          <table:table-cell office:value-type="float" office:value="66282" table:style-name="ce1">
            <text:p>66282</text:p>
          </table:table-cell>
          <table:table-cell office:value-type="string" table:style-name="ce2">
            <text:p>LENCERIA</text:p>
          </table:table-cell>
          <table:table-cell office:value-type="string" table:style-name="ce2">
            <text:p>MEDIAS</text:p>
          </table:table-cell>
          <table:table-cell office:value-type="string" table:style-name="ce2">
            <text:p>MEDIAS PVC - NEGRO</text:p>
          </table:table-cell>
          <table:table-cell office:value-type="string" table:style-name="ce2">
            <text:p>NOIR HANDMADE</text:p>
          </table:table-cell>
          <table:table-cell office:value-type="string" table:style-name="ce3">
            <text:p>PVC STOCKINGS<text:s/></text:p>
            <text:p/>
            <text:p>Las coquetas medias de PVC con costuras decorativas en la parte delantera y trasera son tu garantía para tener un aspecto espectacular en las fiestas fetichistas.</text:p>
            <text:p/>
            <text:p>Noir Handmade utiliza Powerwetlook que tiene tres veces más elástico que los materiales Wetlook regulares.</text:p>
            <text:p>El tejido Powerwetlook no se arruga.</text:p>
            <text:p/>
            <text:p>Materiales: mainfabric: 80% polyamide 20% elastane coating: 100% polyurethane</text:p>
            <text:p/>
            <text:p>Instrucciones de lavado:</text:p>
            <text:p>- Lavado a mano</text:p>
            <text:p>- Agua fría</text:p>
            <text:p>- No secar en secadora</text:p>
            <text:p>- Planchar en frío</text:p>
            <text:p/>
          </table:table-cell>
          <table:table-cell office:value-type="float" office:value="77.305499999999995" table:style-name="ce1">
            <text:p>77,3055</text:p>
          </table:table-cell>
          <table:table-cell office:value-type="float" office:value="26.66" table:style-name="ce1">
            <text:p>26,6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XL</text:p>
          </table:table-cell>
          <table:table-cell office:value-type="string" table:style-name="ce4">
            <text:p><text:a xlink:href="http://media.grutinet.com/articulos/or/or_66282.jpg">http://media.grutinet.com/articulos/or/or_66282.jpg</text:a></text:p>
          </table:table-cell>
          <table:table-cell office:value-type="string" table:style-name="ce4">
            <text:p><text:a xlink:href="http://media.grutinet.com/articulos/lg/lg_66282_0.jpg">http://media.grutinet.com/articulos/lg/lg_66282_0.jpg</text:a></text:p>
          </table:table-cell>
          <table:table-cell office:value-type="string" table:style-name="ce4">
            <text:p><text:a xlink:href="http://media.grutinet.com/articulos/lg/lg_66282_1.jpg">http://media.grutinet.com/articulos/lg/lg_66282_1.jpg</text:a></text:p>
          </table:table-cell>
          <table:table-cell office:value-type="string" table:style-name="ce4">
            <text:p><text:a xlink:href="http://media.grutinet.com/articulos/lg/lg_66282_2.jpg">http://media.grutinet.com/articulos/lg/lg_66282_2.jpg</text:a></text:p>
          </table:table-cell>
          <table:table-cell office:value-type="float" office:value="66278" table:style-name="ce1">
            <text:p>66278</text:p>
          </table:table-cell>
          <table:table-cell office:value-type="string" table:style-name="ce4">
            <text:p><text:a xlink:href="http://media.grutinet.com/articulos/lg/lg_66282_3.jpg">http://media.grutinet.com/articulos/lg/lg_66282_3.jpg</text:a></text:p>
          </table:table-cell>
          <table:table-cell table:number-columns-repeated="6" table:style-name="ce2"/>
          <table:table-cell table:number-columns-repeated="16359"/>
        </table:table-row>
        <table:table-row table:style-name="ro2">
          <table:table-cell office:value-type="float" office:value="66283" table:style-name="ce1">
            <text:p>66283</text:p>
          </table:table-cell>
          <table:table-cell office:value-type="string" table:style-name="ce2">
            <text:p>LENCERIA</text:p>
          </table:table-cell>
          <table:table-cell office:value-type="string" table:style-name="ce2">
            <text:p>MEDIAS</text:p>
          </table:table-cell>
          <table:table-cell office:value-type="string" table:style-name="ce2">
            <text:p>MEDIAS PVC - NEGRO</text:p>
          </table:table-cell>
          <table:table-cell office:value-type="string" table:style-name="ce2">
            <text:p>NOIR HANDMADE</text:p>
          </table:table-cell>
          <table:table-cell office:value-type="string" table:style-name="ce3">
            <text:p>PVC STOCKINGS<text:s/></text:p>
            <text:p/>
            <text:p>Las coquetas medias de PVC con costuras decorativas en la parte delantera y trasera son tu garantía para tener un aspecto espectacular en las fiestas fetichistas.</text:p>
            <text:p/>
            <text:p>Noir Handmade utiliza Powerwetlook que tiene tres veces más elástico que los materiales Wetlook regulares.</text:p>
            <text:p>El tejido Powerwetlook no se arruga.</text:p>
            <text:p/>
            <text:p>Materiales: mainfabric: 80% polyamide 20% elastane coating: 100% polyurethane</text:p>
            <text:p/>
            <text:p>Instrucciones de lavado:</text:p>
            <text:p>- Lavado a mano</text:p>
            <text:p>- Agua fría</text:p>
            <text:p>- No secar en secadora</text:p>
            <text:p>- Planchar en frío</text:p>
            <text:p/>
          </table:table-cell>
          <table:table-cell office:value-type="float" office:value="77.305499999999995" table:style-name="ce1">
            <text:p>77,3055</text:p>
          </table:table-cell>
          <table:table-cell office:value-type="float" office:value="26.66" table:style-name="ce1">
            <text:p>26,6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3XL</text:p>
          </table:table-cell>
          <table:table-cell office:value-type="string" table:style-name="ce4">
            <text:p><text:a xlink:href="http://media.grutinet.com/articulos/or/or_66283.jpg">http://media.grutinet.com/articulos/or/or_66283.jpg</text:a></text:p>
          </table:table-cell>
          <table:table-cell office:value-type="string" table:style-name="ce4">
            <text:p><text:a xlink:href="http://media.grutinet.com/articulos/lg/lg_66283_0.jpg">http://media.grutinet.com/articulos/lg/lg_66283_0.jpg</text:a></text:p>
          </table:table-cell>
          <table:table-cell office:value-type="string" table:style-name="ce4">
            <text:p><text:a xlink:href="http://media.grutinet.com/articulos/lg/lg_66283_1.jpg">http://media.grutinet.com/articulos/lg/lg_66283_1.jpg</text:a></text:p>
          </table:table-cell>
          <table:table-cell office:value-type="string" table:style-name="ce4">
            <text:p><text:a xlink:href="http://media.grutinet.com/articulos/lg/lg_66283_2.jpg">http://media.grutinet.com/articulos/lg/lg_66283_2.jpg</text:a></text:p>
          </table:table-cell>
          <table:table-cell office:value-type="float" office:value="66278" table:style-name="ce1">
            <text:p>66278</text:p>
          </table:table-cell>
          <table:table-cell office:value-type="string" table:style-name="ce4">
            <text:p><text:a xlink:href="http://media.grutinet.com/articulos/lg/lg_66283_3.jpg">http://media.grutinet.com/articulos/lg/lg_66283_3.jpg</text:a></text:p>
          </table:table-cell>
          <table:table-cell table:number-columns-repeated="6" table:style-name="ce2"/>
          <table:table-cell table:number-columns-repeated="16359"/>
        </table:table-row>
        <table:table-row table:style-name="ro2">
          <table:table-cell office:value-type="float" office:value="66287" table:style-name="ce1">
            <text:p>66287</text:p>
          </table:table-cell>
          <table:table-cell office:value-type="string" table:style-name="ce2">
            <text:p>LENCERIA</text:p>
          </table:table-cell>
          <table:table-cell office:value-type="string" table:style-name="ce2">
            <text:p>BODYS</text:p>
          </table:table-cell>
          <table:table-cell office:value-type="string" table:style-name="ce2">
            <text:p>BODY CREMALLERA PVC - NEGRO</text:p>
          </table:table-cell>
          <table:table-cell office:value-type="string" table:style-name="ce2">
            <text:p>NOIR HANDMADE</text:p>
          </table:table-cell>
          <table:table-cell office:value-type="string" table:style-name="ce3">
            <text:p>HIGH CUT PVC BODY<text:s/></text:p>
            <text:p/>
            <text:p>Este enterizo de PVC rizado con escote profundo en el hombro y en el dobladillo es una necesidad.</text:p>
            <text:p/>
            <text:p>La emocionante cremallera metálica larga de 3 vías desde el cuello hasta la entrepierna es decorativa y útil al mismo tiempo.</text:p>
            <text:p/>
            <text:p>Noir Handmade utiliza Powerwetlook que tiene tres veces más elástico que los materiales Wetlook regulares.</text:p>
            <text:p>El tejido Powerwetlook no se arruga.</text:p>
            <text:p/>
            <text:p>Materiales: mainfabric: 80% polyamide 20% elastane coating: 100% polyurethane</text:p>
            <text:p/>
            <text:p>Instrucciones de lavado:</text:p>
            <text:p>- Lavado a mano</text:p>
            <text:p>- Agua fría</text:p>
            <text:p>- No secar en secadora</text:p>
            <text:p>- Planchar en frío</text:p>
            <text:p/>
          </table:table-cell>
          <table:table-cell office:value-type="float" office:value="100.69880000000001" table:style-name="ce1">
            <text:p>100,6988</text:p>
          </table:table-cell>
          <table:table-cell office:value-type="float" office:value="36.58" table:style-name="ce1">
            <text:p>36,5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66287.jpg">http://media.grutinet.com/articulos/or/or_66287.jpg</text:a></text:p>
          </table:table-cell>
          <table:table-cell office:value-type="string" table:style-name="ce4">
            <text:p><text:a xlink:href="http://media.grutinet.com/articulos/lg/lg_66287_0.jpg">http://media.grutinet.com/articulos/lg/lg_66287_0.jpg</text:a></text:p>
          </table:table-cell>
          <table:table-cell office:value-type="string" table:style-name="ce4">
            <text:p><text:a xlink:href="http://media.grutinet.com/articulos/lg/lg_66287_1.jpg">http://media.grutinet.com/articulos/lg/lg_66287_1.jpg</text:a></text:p>
          </table:table-cell>
          <table:table-cell office:value-type="string" table:style-name="ce4">
            <text:p><text:a xlink:href="http://media.grutinet.com/articulos/lg/lg_66287_2.jpg">http://media.grutinet.com/articulos/lg/lg_66287_2.jpg</text:a></text:p>
          </table:table-cell>
          <table:table-cell office:value-type="float" office:value="66284" table:style-name="ce1">
            <text:p>66284</text:p>
          </table:table-cell>
          <table:table-cell table:number-columns-repeated="7" table:style-name="ce2"/>
          <table:table-cell table:number-columns-repeated="16359"/>
        </table:table-row>
        <table:table-row table:style-name="ro2">
          <table:table-cell office:value-type="float" office:value="66292" table:style-name="ce1">
            <text:p>66292</text:p>
          </table:table-cell>
          <table:table-cell office:value-type="string" table:style-name="ce2">
            <text:p>LENCERIA</text:p>
          </table:table-cell>
          <table:table-cell office:value-type="string" table:style-name="ce2">
            <text:p>VESTIDOS</text:p>
          </table:table-cell>
          <table:table-cell office:value-type="string" table:style-name="ce2">
            <text:p>VESTIDO PECHOS DESCUBIERTOS PVC - NEGRO</text:p>
          </table:table-cell>
          <table:table-cell office:value-type="string" table:style-name="ce2">
            <text:p>NOIR HANDMADE</text:p>
          </table:table-cell>
          <table:table-cell office:value-type="string" table:style-name="ce3">
            <text:p>PVC CHOKER DRESS<text:s/></text:p>
            <text:p/>
            <text:p>Travieso vestido de PVC que expone los pechos de la manera más atrevida. Tiene una larga cremallera de 2 vías en la parte posterior.</text:p>
            <text:p/>
            <text:p>Hecha de eco cuero, gargantilla desprendible, de longitud ajustable con una hebilla y cordones en la parte posterior.</text:p>
            <text:p/>
            <text:p>¡Todos los tejidos son adecuados para fiestas!</text:p>
            <text:p/>
            <text:p>Noir Handmade utiliza Powerwetlook que tiene tres veces más elástico que los materiales Wetlook regulares.</text:p>
            <text:p>El tejido Powerwetlook no se arruga.</text:p>
            <text:p/>
            <text:p>Materiales: mainfabric: 80% polyamide 20% elastane coating: 100% polyurethane</text:p>
            <text:p/>
            <text:p>Instrucciones de lavado:</text:p>
            <text:p>- Lavado a mano</text:p>
            <text:p>- Agua fría</text:p>
            <text:p>- No secar en secadora</text:p>
            <text:p>- Planchar en frío</text:p>
            <text:p/>
          </table:table-cell>
          <table:table-cell office:value-type="float" office:value="67.95" table:style-name="ce1">
            <text:p>67,95</text:p>
          </table:table-cell>
          <table:table-cell office:value-type="float" office:value="42.16" table:style-name="ce1">
            <text:p>42,16</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66292.jpg">http://media.grutinet.com/articulos/or/or_66292.jpg</text:a></text:p>
          </table:table-cell>
          <table:table-cell office:value-type="string" table:style-name="ce4">
            <text:p><text:a xlink:href="http://media.grutinet.com/articulos/lg/lg_66292_0.jpg">http://media.grutinet.com/articulos/lg/lg_66292_0.jpg</text:a></text:p>
          </table:table-cell>
          <table:table-cell office:value-type="string" table:style-name="ce4">
            <text:p><text:a xlink:href="http://media.grutinet.com/articulos/lg/lg_66292_1.jpg">http://media.grutinet.com/articulos/lg/lg_66292_1.jpg</text:a></text:p>
          </table:table-cell>
          <table:table-cell office:value-type="string" table:style-name="ce4">
            <text:p><text:a xlink:href="http://media.grutinet.com/articulos/lg/lg_66292_2.jpg">http://media.grutinet.com/articulos/lg/lg_66292_2.jpg</text:a></text:p>
          </table:table-cell>
          <table:table-cell office:value-type="float" office:value="66290" table:style-name="ce1">
            <text:p>66290</text:p>
          </table:table-cell>
          <table:table-cell table:number-columns-repeated="7" table:style-name="ce2"/>
          <table:table-cell table:number-columns-repeated="16359"/>
        </table:table-row>
        <table:table-row table:style-name="ro2">
          <table:table-cell office:value-type="float" office:value="66293" table:style-name="ce1">
            <text:p>66293</text:p>
          </table:table-cell>
          <table:table-cell office:value-type="string" table:style-name="ce2">
            <text:p>LENCERIA</text:p>
          </table:table-cell>
          <table:table-cell office:value-type="string" table:style-name="ce2">
            <text:p>VESTIDOS</text:p>
          </table:table-cell>
          <table:table-cell office:value-type="string" table:style-name="ce2">
            <text:p>VESTIDO PECHOS DESCUBIERTOS PVC - NEGRO</text:p>
          </table:table-cell>
          <table:table-cell office:value-type="string" table:style-name="ce2">
            <text:p>NOIR HANDMADE</text:p>
          </table:table-cell>
          <table:table-cell office:value-type="string" table:style-name="ce3">
            <text:p>PVC CHOKER DRESS<text:s/></text:p>
            <text:p/>
            <text:p>Travieso vestido de PVC que expone los pechos de la manera más atrevida. Tiene una larga cremallera de 2 vías en la parte posterior.</text:p>
            <text:p/>
            <text:p>Hecha de eco cuero, gargantilla desprendible, de longitud ajustable con una hebilla y cordones en la parte posterior.</text:p>
            <text:p/>
            <text:p>¡Todos los tejidos son adecuados para fiestas!</text:p>
            <text:p/>
            <text:p>Noir Handmade utiliza Powerwetlook que tiene tres veces más elástico que los materiales Wetlook regulares.</text:p>
            <text:p>El tejido Powerwetlook no se arruga.</text:p>
            <text:p/>
            <text:p>Materiales: mainfabric: 80% polyamide 20% elastane coating: 100% polyurethane</text:p>
            <text:p/>
            <text:p>Instrucciones de lavado:</text:p>
            <text:p>- Lavado a mano</text:p>
            <text:p>- Agua fría</text:p>
            <text:p>- No secar en secadora</text:p>
            <text:p>- Planchar en frío</text:p>
            <text:p/>
          </table:table-cell>
          <table:table-cell office:value-type="float" office:value="67.95" table:style-name="ce1">
            <text:p>67,95</text:p>
          </table:table-cell>
          <table:table-cell office:value-type="float" office:value="42.16" table:style-name="ce1">
            <text:p>42,16</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66293.jpg">http://media.grutinet.com/articulos/or/or_66293.jpg</text:a></text:p>
          </table:table-cell>
          <table:table-cell office:value-type="string" table:style-name="ce4">
            <text:p><text:a xlink:href="http://media.grutinet.com/articulos/lg/lg_66293_0.jpg">http://media.grutinet.com/articulos/lg/lg_66293_0.jpg</text:a></text:p>
          </table:table-cell>
          <table:table-cell office:value-type="string" table:style-name="ce4">
            <text:p><text:a xlink:href="http://media.grutinet.com/articulos/lg/lg_66293_1.jpg">http://media.grutinet.com/articulos/lg/lg_66293_1.jpg</text:a></text:p>
          </table:table-cell>
          <table:table-cell office:value-type="string" table:style-name="ce4">
            <text:p><text:a xlink:href="http://media.grutinet.com/articulos/lg/lg_66293_2.jpg">http://media.grutinet.com/articulos/lg/lg_66293_2.jpg</text:a></text:p>
          </table:table-cell>
          <table:table-cell office:value-type="float" office:value="66290" table:style-name="ce1">
            <text:p>66290</text:p>
          </table:table-cell>
          <table:table-cell table:number-columns-repeated="7" table:style-name="ce2"/>
          <table:table-cell table:number-columns-repeated="16359"/>
        </table:table-row>
        <table:table-row table:style-name="ro2">
          <table:table-cell office:value-type="float" office:value="66294" table:style-name="ce1">
            <text:p>66294</text:p>
          </table:table-cell>
          <table:table-cell office:value-type="string" table:style-name="ce2">
            <text:p>LENCERIA</text:p>
          </table:table-cell>
          <table:table-cell office:value-type="string" table:style-name="ce2">
            <text:p>VESTIDOS</text:p>
          </table:table-cell>
          <table:table-cell office:value-type="string" table:style-name="ce2">
            <text:p>VESTIDO PECHOS DESCUBIERTOS PVC - NEGRO</text:p>
          </table:table-cell>
          <table:table-cell office:value-type="string" table:style-name="ce2">
            <text:p>NOIR HANDMADE</text:p>
          </table:table-cell>
          <table:table-cell office:value-type="string" table:style-name="ce3">
            <text:p>PVC CHOKER DRESS<text:s/></text:p>
            <text:p/>
            <text:p>Travieso vestido de PVC que expone los pechos de la manera más atrevida. Tiene una larga cremallera de 2 vías en la parte posterior.</text:p>
            <text:p/>
            <text:p>Hecha de eco cuero, gargantilla desprendible, de longitud ajustable con una hebilla y cordones en la parte posterior.</text:p>
            <text:p/>
            <text:p>¡Todos los tejidos son adecuados para fiestas!</text:p>
            <text:p/>
            <text:p>Noir Handmade utiliza Powerwetlook que tiene tres veces más elástico que los materiales Wetlook regulares.</text:p>
            <text:p>El tejido Powerwetlook no se arruga.</text:p>
            <text:p/>
            <text:p>Materiales: mainfabric: 80% polyamide 20% elastane coating: 100% polyurethane</text:p>
            <text:p/>
            <text:p>Instrucciones de lavado:</text:p>
            <text:p>- Lavado a mano</text:p>
            <text:p>- Agua fría</text:p>
            <text:p>- No secar en secadora</text:p>
            <text:p>- Planchar en frío</text:p>
            <text:p/>
          </table:table-cell>
          <table:table-cell office:value-type="float" office:value="67.95" table:style-name="ce1">
            <text:p>67,95</text:p>
          </table:table-cell>
          <table:table-cell office:value-type="float" office:value="42.16" table:style-name="ce1">
            <text:p>42,1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XL</text:p>
          </table:table-cell>
          <table:table-cell office:value-type="string" table:style-name="ce4">
            <text:p><text:a xlink:href="http://media.grutinet.com/articulos/or/or_66294.jpg">http://media.grutinet.com/articulos/or/or_66294.jpg</text:a></text:p>
          </table:table-cell>
          <table:table-cell office:value-type="string" table:style-name="ce4">
            <text:p><text:a xlink:href="http://media.grutinet.com/articulos/lg/lg_66294_0.jpg">http://media.grutinet.com/articulos/lg/lg_66294_0.jpg</text:a></text:p>
          </table:table-cell>
          <table:table-cell office:value-type="string" table:style-name="ce4">
            <text:p><text:a xlink:href="http://media.grutinet.com/articulos/lg/lg_66294_1.jpg">http://media.grutinet.com/articulos/lg/lg_66294_1.jpg</text:a></text:p>
          </table:table-cell>
          <table:table-cell office:value-type="string" table:style-name="ce4">
            <text:p><text:a xlink:href="http://media.grutinet.com/articulos/lg/lg_66294_2.jpg">http://media.grutinet.com/articulos/lg/lg_66294_2.jpg</text:a></text:p>
          </table:table-cell>
          <table:table-cell office:value-type="float" office:value="66290" table:style-name="ce1">
            <text:p>66290</text:p>
          </table:table-cell>
          <table:table-cell table:number-columns-repeated="7" table:style-name="ce2"/>
          <table:table-cell table:number-columns-repeated="16359"/>
        </table:table-row>
        <table:table-row table:style-name="ro2">
          <table:table-cell office:value-type="float" office:value="66295" table:style-name="ce1">
            <text:p>66295</text:p>
          </table:table-cell>
          <table:table-cell office:value-type="string" table:style-name="ce2">
            <text:p>LENCERIA</text:p>
          </table:table-cell>
          <table:table-cell office:value-type="string" table:style-name="ce2">
            <text:p>VESTIDOS</text:p>
          </table:table-cell>
          <table:table-cell office:value-type="string" table:style-name="ce2">
            <text:p>VESTIDO PECHOS DESCUBIERTOS PVC - NEGRO</text:p>
          </table:table-cell>
          <table:table-cell office:value-type="string" table:style-name="ce2">
            <text:p>NOIR HANDMADE</text:p>
          </table:table-cell>
          <table:table-cell office:value-type="string" table:style-name="ce3">
            <text:p>PVC CHOKER DRESS<text:s/></text:p>
            <text:p/>
            <text:p>Travieso vestido de PVC que expone los pechos de la manera más atrevida. Tiene una larga cremallera de 2 vías en la parte posterior.</text:p>
            <text:p/>
            <text:p>Hecha de eco cuero, gargantilla desprendible, de longitud ajustable con una hebilla y cordones en la parte posterior.</text:p>
            <text:p/>
            <text:p>¡Todos los tejidos son adecuados para fiestas!</text:p>
            <text:p/>
            <text:p>Noir Handmade utiliza Powerwetlook que tiene tres veces más elástico que los materiales Wetlook regulares.</text:p>
            <text:p>El tejido Powerwetlook no se arruga.</text:p>
            <text:p/>
            <text:p>Materiales: mainfabric: 80% polyamide 20% elastane coating: 100% polyurethane</text:p>
            <text:p/>
            <text:p>Instrucciones de lavado:</text:p>
            <text:p>- Lavado a mano</text:p>
            <text:p>- Agua fría</text:p>
            <text:p>- No secar en secadora</text:p>
            <text:p>- Planchar en frío</text:p>
            <text:p/>
          </table:table-cell>
          <table:table-cell office:value-type="float" office:value="67.95" table:style-name="ce1">
            <text:p>67,95</text:p>
          </table:table-cell>
          <table:table-cell office:value-type="float" office:value="42.16" table:style-name="ce1">
            <text:p>42,1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3XL</text:p>
          </table:table-cell>
          <table:table-cell office:value-type="string" table:style-name="ce4">
            <text:p><text:a xlink:href="http://media.grutinet.com/articulos/or/or_66295.jpg">http://media.grutinet.com/articulos/or/or_66295.jpg</text:a></text:p>
          </table:table-cell>
          <table:table-cell office:value-type="string" table:style-name="ce4">
            <text:p><text:a xlink:href="http://media.grutinet.com/articulos/lg/lg_66295_0.jpg">http://media.grutinet.com/articulos/lg/lg_66295_0.jpg</text:a></text:p>
          </table:table-cell>
          <table:table-cell office:value-type="string" table:style-name="ce4">
            <text:p><text:a xlink:href="http://media.grutinet.com/articulos/lg/lg_66295_1.jpg">http://media.grutinet.com/articulos/lg/lg_66295_1.jpg</text:a></text:p>
          </table:table-cell>
          <table:table-cell office:value-type="string" table:style-name="ce4">
            <text:p><text:a xlink:href="http://media.grutinet.com/articulos/lg/lg_66295_2.jpg">http://media.grutinet.com/articulos/lg/lg_66295_2.jpg</text:a></text:p>
          </table:table-cell>
          <table:table-cell office:value-type="float" office:value="66290" table:style-name="ce1">
            <text:p>66290</text:p>
          </table:table-cell>
          <table:table-cell table:number-columns-repeated="7" table:style-name="ce2"/>
          <table:table-cell table:number-columns-repeated="16359"/>
        </table:table-row>
        <table:table-row table:style-name="ro2">
          <table:table-cell office:value-type="float" office:value="66299" table:style-name="ce1">
            <text:p>66299</text:p>
          </table:table-cell>
          <table:table-cell office:value-type="string" table:style-name="ce2">
            <text:p>LENCERIA</text:p>
          </table:table-cell>
          <table:table-cell office:value-type="string" table:style-name="ce2">
            <text:p>CORSES UNDERBUST</text:p>
          </table:table-cell>
          <table:table-cell office:value-type="string" table:style-name="ce2">
            <text:p>CORSET UNDERBUST PVC - NEGRO</text:p>
          </table:table-cell>
          <table:table-cell office:value-type="string" table:style-name="ce2">
            <text:p>NOIR HANDMADE</text:p>
          </table:table-cell>
          <table:table-cell office:value-type="string" table:style-name="ce3">
            <text:p>PVC UNDERBUST CORSET</text:p>
            <text:p/>
            <text:p>Este corsé de PVC que no tapa el busto revela la belleza de tu cuerpo. El cordón ajustable impecable en la espalda y 12 ballenas te permiten dar forma a tu cintura y obtener el ajuste perfecto.</text:p>
            <text:p/>
            <text:p>Noir Handmade utiliza Powerwetlook que tiene tres veces más elástico que los materiales Wetlook regulares.</text:p>
            <text:p>El tejido Powerwetlook no se arruga.</text:p>
            <text:p/>
            <text:p>Materiales: mainfabric: 80% polyamide 20% elastane coating: 100% polyurethane</text:p>
            <text:p/>
            <text:p>Instrucciones de lavado:</text:p>
            <text:p>- Lavado a mano</text:p>
            <text:p>- Agua fría</text:p>
            <text:p>- No secar en secadora</text:p>
            <text:p>- Planchar en frío</text:p>
            <text:p/>
          </table:table-cell>
          <table:table-cell office:value-type="float" office:value="92.430499999999995" table:style-name="ce1">
            <text:p>92,4305</text:p>
          </table:table-cell>
          <table:table-cell office:value-type="float" office:value="32.86" table:style-name="ce1">
            <text:p>32,8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66299.jpg">http://media.grutinet.com/articulos/or/or_66299.jpg</text:a></text:p>
          </table:table-cell>
          <table:table-cell office:value-type="string" table:style-name="ce4">
            <text:p><text:a xlink:href="http://media.grutinet.com/articulos/lg/lg_66299_0.jpg">http://media.grutinet.com/articulos/lg/lg_66299_0.jpg</text:a></text:p>
          </table:table-cell>
          <table:table-cell office:value-type="string" table:style-name="ce4">
            <text:p><text:a xlink:href="http://media.grutinet.com/articulos/lg/lg_66299_1.jpg">http://media.grutinet.com/articulos/lg/lg_66299_1.jpg</text:a></text:p>
          </table:table-cell>
          <table:table-cell office:value-type="string" table:style-name="ce4">
            <text:p><text:a xlink:href="http://media.grutinet.com/articulos/lg/lg_66299_2.jpg">http://media.grutinet.com/articulos/lg/lg_66299_2.jpg</text:a></text:p>
          </table:table-cell>
          <table:table-cell office:value-type="float" office:value="66296" table:style-name="ce1">
            <text:p>66296</text:p>
          </table:table-cell>
          <table:table-cell office:value-type="string" table:style-name="ce4">
            <text:p><text:a xlink:href="http://media.grutinet.com/articulos/lg/lg_66299_3.jpg">http://media.grutinet.com/articulos/lg/lg_66299_3.jpg</text:a></text:p>
          </table:table-cell>
          <table:table-cell table:number-columns-repeated="6" table:style-name="ce2"/>
          <table:table-cell table:number-columns-repeated="16359"/>
        </table:table-row>
        <table:table-row table:style-name="ro2">
          <table:table-cell office:value-type="float" office:value="66305" table:style-name="ce1">
            <text:p>66305</text:p>
          </table:table-cell>
          <table:table-cell office:value-type="string" table:style-name="ce2">
            <text:p>LENCERIA</text:p>
          </table:table-cell>
          <table:table-cell office:value-type="string" table:style-name="ce2">
            <text:p>VESTIDOS</text:p>
          </table:table-cell>
          <table:table-cell office:value-type="string" table:style-name="ce2">
            <text:p>MINI VESTIDO DE GASA Y PVC - NEGRO</text:p>
          </table:table-cell>
          <table:table-cell office:value-type="string" table:style-name="ce2">
            <text:p>NOIR HANDMADE</text:p>
          </table:table-cell>
          <table:table-cell office:value-type="string" table:style-name="ce3">
            <text:p>PVC MINI DRESS WITH CHIFFON TOP<text:s/></text:p>
            <text:p/>
            <text:p>Elegante mini vestido con falda de PVC y parte superior de gasa, con elástico y cómodo ribete de terciopelo y cinturón.</text:p>
            <text:p/>
            <text:p>En la parte posterior se sujeta con ganchos. Brillante y encantadora falda con una cremallera oculta en el lateral.</text:p>
            <text:p/>
            <text:p>Noir Handmade utiliza Powerwetlook que tiene tres veces más elástico que los materiales Wetlook regulares.</text:p>
            <text:p>El tejido Powerwetlook no se arruga.</text:p>
            <text:p/>
            <text:p>Materiales: mainfabric: 80% polyamide 20% elastane coating: 100% polyurethane</text:p>
            <text:p/>
            <text:p>Instrucciones de lavado:</text:p>
            <text:p>- Lavado a mano</text:p>
            <text:p>- Agua fría</text:p>
            <text:p>- No secar en secadora</text:p>
            <text:p>- Planchar en frío</text:p>
            <text:p/>
          </table:table-cell>
          <table:table-cell office:value-type="float" office:value="56.95" table:style-name="ce1">
            <text:p>56,95</text:p>
          </table:table-cell>
          <table:table-cell office:value-type="float" office:value="35.340000000000003" table:style-name="ce1">
            <text:p>35,3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66305.jpg">http://media.grutinet.com/articulos/or/or_66305.jpg</text:a></text:p>
          </table:table-cell>
          <table:table-cell office:value-type="string" table:style-name="ce4">
            <text:p><text:a xlink:href="http://media.grutinet.com/articulos/lg/lg_66305_0.jpg">http://media.grutinet.com/articulos/lg/lg_66305_0.jpg</text:a></text:p>
          </table:table-cell>
          <table:table-cell office:value-type="string" table:style-name="ce4">
            <text:p><text:a xlink:href="http://media.grutinet.com/articulos/lg/lg_66305_1.jpg">http://media.grutinet.com/articulos/lg/lg_66305_1.jpg</text:a></text:p>
          </table:table-cell>
          <table:table-cell office:value-type="string" table:style-name="ce4">
            <text:p><text:a xlink:href="http://media.grutinet.com/articulos/lg/lg_66305_2.jpg">http://media.grutinet.com/articulos/lg/lg_66305_2.jpg</text:a></text:p>
          </table:table-cell>
          <table:table-cell office:value-type="float" office:value="66302" table:style-name="ce1">
            <text:p>66302</text:p>
          </table:table-cell>
          <table:table-cell office:value-type="string" table:style-name="ce4">
            <text:p><text:a xlink:href="http://media.grutinet.com/articulos/lg/lg_66305_3.jpg">http://media.grutinet.com/articulos/lg/lg_66305_3.jpg</text:a></text:p>
          </table:table-cell>
          <table:table-cell table:number-columns-repeated="6" table:style-name="ce2"/>
          <table:table-cell table:number-columns-repeated="16359"/>
        </table:table-row>
        <table:table-row table:style-name="ro2">
          <table:table-cell office:value-type="float" office:value="66306" table:style-name="ce1">
            <text:p>66306</text:p>
          </table:table-cell>
          <table:table-cell office:value-type="string" table:style-name="ce2">
            <text:p>LENCERIA</text:p>
          </table:table-cell>
          <table:table-cell office:value-type="string" table:style-name="ce2">
            <text:p>VESTIDOS</text:p>
          </table:table-cell>
          <table:table-cell office:value-type="string" table:style-name="ce2">
            <text:p>MINI VESTIDO DE GASA Y PVC - NEGRO</text:p>
          </table:table-cell>
          <table:table-cell office:value-type="string" table:style-name="ce2">
            <text:p>NOIR HANDMADE</text:p>
          </table:table-cell>
          <table:table-cell office:value-type="string" table:style-name="ce3">
            <text:p>PVC MINI DRESS WITH CHIFFON TOP<text:s/></text:p>
            <text:p/>
            <text:p>Elegante mini vestido con falda de PVC y parte superior de gasa, con elástico y cómodo ribete de terciopelo y cinturón.</text:p>
            <text:p/>
            <text:p>En la parte posterior se sujeta con ganchos. Brillante y encantadora falda con una cremallera oculta en el lateral.</text:p>
            <text:p/>
            <text:p>Noir Handmade utiliza Powerwetlook que tiene tres veces más elástico que los materiales Wetlook regulares.</text:p>
            <text:p>El tejido Powerwetlook no se arruga.</text:p>
            <text:p/>
            <text:p>Materiales: mainfabric: 80% polyamide 20% elastane coating: 100% polyurethane</text:p>
            <text:p/>
            <text:p>Instrucciones de lavado:</text:p>
            <text:p>- Lavado a mano</text:p>
            <text:p>- Agua fría</text:p>
            <text:p>- No secar en secadora</text:p>
            <text:p>- Planchar en frío</text:p>
            <text:p/>
          </table:table-cell>
          <table:table-cell office:value-type="float" office:value="56.95" table:style-name="ce1">
            <text:p>56,95</text:p>
          </table:table-cell>
          <table:table-cell office:value-type="float" office:value="35.340000000000003" table:style-name="ce1">
            <text:p>35,3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XXL</text:p>
          </table:table-cell>
          <table:table-cell office:value-type="string" table:style-name="ce4">
            <text:p><text:a xlink:href="http://media.grutinet.com/articulos/or/or_66306.jpg">http://media.grutinet.com/articulos/or/or_66306.jpg</text:a></text:p>
          </table:table-cell>
          <table:table-cell office:value-type="string" table:style-name="ce4">
            <text:p><text:a xlink:href="http://media.grutinet.com/articulos/lg/lg_66306_0.jpg">http://media.grutinet.com/articulos/lg/lg_66306_0.jpg</text:a></text:p>
          </table:table-cell>
          <table:table-cell office:value-type="string" table:style-name="ce4">
            <text:p><text:a xlink:href="http://media.grutinet.com/articulos/lg/lg_66306_1.jpg">http://media.grutinet.com/articulos/lg/lg_66306_1.jpg</text:a></text:p>
          </table:table-cell>
          <table:table-cell office:value-type="string" table:style-name="ce4">
            <text:p><text:a xlink:href="http://media.grutinet.com/articulos/lg/lg_66306_2.jpg">http://media.grutinet.com/articulos/lg/lg_66306_2.jpg</text:a></text:p>
          </table:table-cell>
          <table:table-cell office:value-type="float" office:value="66302" table:style-name="ce1">
            <text:p>66302</text:p>
          </table:table-cell>
          <table:table-cell office:value-type="string" table:style-name="ce4">
            <text:p><text:a xlink:href="http://media.grutinet.com/articulos/lg/lg_66306_3.jpg">http://media.grutinet.com/articulos/lg/lg_66306_3.jpg</text:a></text:p>
          </table:table-cell>
          <table:table-cell table:number-columns-repeated="6" table:style-name="ce2"/>
          <table:table-cell table:number-columns-repeated="16359"/>
        </table:table-row>
        <table:table-row table:style-name="ro2">
          <table:table-cell office:value-type="float" office:value="66307" table:style-name="ce1">
            <text:p>66307</text:p>
          </table:table-cell>
          <table:table-cell office:value-type="string" table:style-name="ce2">
            <text:p>LENCERIA</text:p>
          </table:table-cell>
          <table:table-cell office:value-type="string" table:style-name="ce2">
            <text:p>VESTIDOS</text:p>
          </table:table-cell>
          <table:table-cell office:value-type="string" table:style-name="ce2">
            <text:p>MINI VESTIDO DE GASA Y PVC - NEGRO</text:p>
          </table:table-cell>
          <table:table-cell office:value-type="string" table:style-name="ce2">
            <text:p>NOIR HANDMADE</text:p>
          </table:table-cell>
          <table:table-cell office:value-type="string" table:style-name="ce3">
            <text:p>PVC MINI DRESS WITH CHIFFON TOP<text:s/></text:p>
            <text:p/>
            <text:p>Elegante mini vestido con falda de PVC y parte superior de gasa, con elástico y cómodo ribete de terciopelo y cinturón.</text:p>
            <text:p/>
            <text:p>En la parte posterior se sujeta con ganchos. Brillante y encantadora falda con una cremallera oculta en el lateral.</text:p>
            <text:p/>
            <text:p>Noir Handmade utiliza Powerwetlook que tiene tres veces más elástico que los materiales Wetlook regulares.</text:p>
            <text:p>El tejido Powerwetlook no se arruga.</text:p>
            <text:p/>
            <text:p>Materiales: mainfabric: 80% polyamide 20% elastane coating: 100% polyurethane</text:p>
            <text:p/>
            <text:p>Instrucciones de lavado:</text:p>
            <text:p>- Lavado a mano</text:p>
            <text:p>- Agua fría</text:p>
            <text:p>- No secar en secadora</text:p>
            <text:p>- Planchar en frío</text:p>
            <text:p/>
          </table:table-cell>
          <table:table-cell office:value-type="float" office:value="56.95" table:style-name="ce1">
            <text:p>56,95</text:p>
          </table:table-cell>
          <table:table-cell office:value-type="float" office:value="35.340000000000003" table:style-name="ce1">
            <text:p>35,3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3XL</text:p>
          </table:table-cell>
          <table:table-cell office:value-type="string" table:style-name="ce4">
            <text:p><text:a xlink:href="http://media.grutinet.com/articulos/or/or_66307.jpg">http://media.grutinet.com/articulos/or/or_66307.jpg</text:a></text:p>
          </table:table-cell>
          <table:table-cell office:value-type="string" table:style-name="ce4">
            <text:p><text:a xlink:href="http://media.grutinet.com/articulos/lg/lg_66307_0.jpg">http://media.grutinet.com/articulos/lg/lg_66307_0.jpg</text:a></text:p>
          </table:table-cell>
          <table:table-cell office:value-type="string" table:style-name="ce4">
            <text:p><text:a xlink:href="http://media.grutinet.com/articulos/lg/lg_66307_1.jpg">http://media.grutinet.com/articulos/lg/lg_66307_1.jpg</text:a></text:p>
          </table:table-cell>
          <table:table-cell office:value-type="string" table:style-name="ce4">
            <text:p><text:a xlink:href="http://media.grutinet.com/articulos/lg/lg_66307_2.jpg">http://media.grutinet.com/articulos/lg/lg_66307_2.jpg</text:a></text:p>
          </table:table-cell>
          <table:table-cell office:value-type="float" office:value="66302" table:style-name="ce1">
            <text:p>66302</text:p>
          </table:table-cell>
          <table:table-cell office:value-type="string" table:style-name="ce4">
            <text:p><text:a xlink:href="http://media.grutinet.com/articulos/lg/lg_66307_3.jpg">http://media.grutinet.com/articulos/lg/lg_66307_3.jpg</text:a></text:p>
          </table:table-cell>
          <table:table-cell table:number-columns-repeated="6" table:style-name="ce2"/>
          <table:table-cell table:number-columns-repeated="16359"/>
        </table:table-row>
        <table:table-row table:style-name="ro2">
          <table:table-cell office:value-type="float" office:value="66313" table:style-name="ce1">
            <text:p>66313</text:p>
          </table:table-cell>
          <table:table-cell office:value-type="string" table:style-name="ce2">
            <text:p>LENCERIA</text:p>
          </table:table-cell>
          <table:table-cell office:value-type="string" table:style-name="ce2">
            <text:p>MASCULINA</text:p>
          </table:table-cell>
          <table:table-cell office:value-type="string" table:style-name="ce2">
            <text:p>PANTALONES EFECTO MOJADO CON PLIEGUES PVC - NEGRO</text:p>
          </table:table-cell>
          <table:table-cell office:value-type="string" table:style-name="ce2">
            <text:p>NOIR HANDMADE</text:p>
          </table:table-cell>
          <table:table-cell office:value-type="string" table:style-name="ce3">
            <text:p>WETLOOK TROUSERS WITH PVC PLEATS</text:p>
            <text:p/>
            <text:p>El estilo clásico de estos pantalones para hombre Powerwetlook tienen pliegues de PVC en la parte delantera.</text:p>
            <text:p/>
            <text:p>Los bolsillos en la parte posterior también están hechos de PVC liso.</text:p>
            <text:p/>
            <text:p>El cierre es agradable y simple: cremallera de calidad y un solo broche para aportarle comodidad.</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able:table-cell>
          <table:table-cell office:value-type="float" office:value="66.95" table:style-name="ce1">
            <text:p>66,95</text:p>
          </table:table-cell>
          <table:table-cell office:value-type="float" office:value="41.54" table:style-name="ce1">
            <text:p>41,5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3XL</text:p>
          </table:table-cell>
          <table:table-cell office:value-type="string" table:style-name="ce4">
            <text:p><text:a xlink:href="http://media.grutinet.com/articulos/or/or_66313.jpg">http://media.grutinet.com/articulos/or/or_66313.jpg</text:a></text:p>
          </table:table-cell>
          <table:table-cell office:value-type="string" table:style-name="ce4">
            <text:p><text:a xlink:href="http://media.grutinet.com/articulos/lg/lg_66313_0.jpg">http://media.grutinet.com/articulos/lg/lg_66313_0.jpg</text:a></text:p>
          </table:table-cell>
          <table:table-cell office:value-type="string" table:style-name="ce4">
            <text:p><text:a xlink:href="http://media.grutinet.com/articulos/lg/lg_66313_1.jpg">http://media.grutinet.com/articulos/lg/lg_66313_1.jpg</text:a></text:p>
          </table:table-cell>
          <table:table-cell office:value-type="string" table:style-name="ce4">
            <text:p><text:a xlink:href="http://media.grutinet.com/articulos/lg/lg_66313_2.jpg">http://media.grutinet.com/articulos/lg/lg_66313_2.jpg</text:a></text:p>
          </table:table-cell>
          <table:table-cell office:value-type="float" office:value="66308" table:style-name="ce1">
            <text:p>66308</text:p>
          </table:table-cell>
          <table:table-cell table:number-columns-repeated="7" table:style-name="ce2"/>
          <table:table-cell table:number-columns-repeated="16359"/>
        </table:table-row>
        <table:table-row table:style-name="ro2">
          <table:table-cell office:value-type="float" office:value="66343" table:style-name="ce1">
            <text:p>66343</text:p>
          </table:table-cell>
          <table:table-cell office:value-type="string" table:style-name="ce2">
            <text:p>JUGUETES XXX</text:p>
          </table:table-cell>
          <table:table-cell office:value-type="string" table:style-name="ce2">
            <text:p>BDSM</text:p>
          </table:table-cell>
          <table:table-cell office:value-type="string" table:style-name="ce2">
            <text:p>E-STIM HOLLOW MORDAZA EXTREME NEGRO</text:p>
          </table:table-cell>
          <table:table-cell office:value-type="string" table:style-name="ce2">
            <text:p>XR BRANDS</text:p>
          </table:table-cell>
          <table:table-cell office:value-type="string" table:style-name="ce3">
            <text:p>E-STIM HOLLOW BUTT PLUG BLACK<text:s/></text:p>
            <text:p/>
            <text:p>Coloque la mordaza en su boca y hágales saber que van a estar callados por un tiempo. Si tienen la más mínima incredulidad, comience a apretar la bomba. La mordaza se inflará dentro de su boca y realmente se asegurará de que no puedan hablar. Convierte a un esclavo silencioso en uno obediente.</text:p>
            <text:p/>
            <text:p/>
            <text:p><text:s/>Dimensiones del producto <text:s text:c="3"/>40,6 x 12,7 x 3,2 cm</text:p>
            <text:p><text:s/>Peso del producto <text:s text:c="3"/>101 gram</text:p>
            <text:p><text:s/>Presupuesto <text:s text:c="3"/>Inflatable</text:p>
            <text:p><text:s/>Materiales <text:s text:c="3"/>Latex</text:p>
            <text:p/>
            <text:p/>
          </table:table-cell>
          <table:table-cell office:value-type="float" office:value="97.95" table:style-name="ce1">
            <text:p>97,95</text:p>
          </table:table-cell>
          <table:table-cell office:value-type="float" office:value="30.44" table:style-name="ce1">
            <text:p>30,44</text:p>
          </table:table-cell>
          <table:table-cell office:value-type="string" table:style-name="ce2">
            <text:p>SI</text:p>
          </table:table-cell>
          <table:table-cell office:value-type="float" office:value="10" table:style-name="ce1">
            <text:p>10</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6343.jpg">http://media.grutinet.com/articulos/or/or_66343.jpg</text:a></text:p>
          </table:table-cell>
          <table:table-cell office:value-type="string" table:style-name="ce4">
            <text:p><text:a xlink:href="http://media.grutinet.com/articulos/lg/lg_66343_0.jpg">http://media.grutinet.com/articulos/lg/lg_66343_0.jpg</text:a></text:p>
          </table:table-cell>
          <table:table-cell office:value-type="string" table:style-name="ce4">
            <text:p><text:a xlink:href="http://media.grutinet.com/articulos/lg/lg_66343_1.jpg">http://media.grutinet.com/articulos/lg/lg_66343_1.jpg</text:a></text:p>
          </table:table-cell>
          <table:table-cell office:value-type="string" table:style-name="ce4">
            <text:p><text:a xlink:href="http://media.grutinet.com/articulos/lg/lg_66343_2.jpg">http://media.grutinet.com/articulos/lg/lg_66343_2.jpg</text:a></text:p>
          </table:table-cell>
          <table:table-cell table:style-name="ce1"/>
          <table:table-cell office:value-type="string" table:style-name="ce4">
            <text:p><text:a xlink:href="http://media.grutinet.com/articulos/lg/lg_66343_3.jpg">http://media.grutinet.com/articulos/lg/lg_66343_3.jpg</text:a></text:p>
          </table:table-cell>
          <table:table-cell table:number-columns-repeated="6" table:style-name="ce2"/>
          <table:table-cell table:number-columns-repeated="16359"/>
        </table:table-row>
        <table:table-row table:style-name="ro2">
          <table:table-cell office:value-type="float" office:value="66344" table:style-name="ce1">
            <text:p>66344</text:p>
          </table:table-cell>
          <table:table-cell office:value-type="string" table:style-name="ce2">
            <text:p>JUGUETES XXX</text:p>
          </table:table-cell>
          <table:table-cell office:value-type="string" table:style-name="ce2">
            <text:p>BDSM</text:p>
          </table:table-cell>
          <table:table-cell office:value-type="string" table:style-name="ce2">
            <text:p>JAULA DE RETENCIÓN BDSM</text:p>
          </table:table-cell>
          <table:table-cell office:value-type="string" table:style-name="ce2">
            <text:p>XR BRANDS</text:p>
          </table:table-cell>
          <table:table-cell office:value-type="string" table:style-name="ce3">
            <text:p>KENNEL ADJUSTABLE PUPPY CAGE WITH PADDED BOARD</text:p>
            <text:p/>
            <text:p>¡Inmoviliza a tu sub en tu posición favorita! La perrera es una jaula ajustable con una tabla acolchada y barras de posicionamiento opcionales. Cierra a tu sumiso dentro de la carcasa de metal revestido y sé creativo.</text:p>
            <text:p/>
            <text:p>Atrapa su cabeza entre las barras de entrada frontal con relleno de silicona para que estén perfectamente posicionados para la alimentación forzada. Déjalo en el cómodo y acolchado tablero similar al cuero para sesiones prolongadas de juego de roles o retíralo para castigar a una mascota traviesa.</text:p>
            <text:p/>
            <text:p>Las barras de posicionamiento te permiten levantar el botín, los pies o la barbilla, pero también puedes usarlas para mantener la cabeza, los hombros y la cintura hacia abajo. ¡Consigue el aspecto exacto que hace que tu sangre bombee más fuerte!</text:p>
            <text:p/>
            <text:p>Adjunta sus restricciones, no incluidas, para mantenerlas en su lugar. Esta jaula versátil es una excelente adición a tu mazmorra o dormitorio, creando una imagen sorprendente. Se incluyen instrucciones de montaje.</text:p>
            <text:p/>
            <text:p/>
            <text:p><text:s/>Medidas: 72,4 x 57,2 x 64,1 cm</text:p>
            <text:p><text:s/>Peso: 34 kilos</text:p>
            <text:p/>
            <text:p/>
          </table:table-cell>
          <table:table-cell office:value-type="float" office:value="1727.95" table:style-name="ce1">
            <text:p>1727,95</text:p>
          </table:table-cell>
          <table:table-cell office:value-type="float" office:value="723.33" table:style-name="ce1">
            <text:p>723,33</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6344.jpg">http://media.grutinet.com/articulos/or/or_66344.jpg</text:a></text:p>
          </table:table-cell>
          <table:table-cell office:value-type="string" table:style-name="ce4">
            <text:p><text:a xlink:href="http://media.grutinet.com/articulos/lg/lg_66344_0.jpg">http://media.grutinet.com/articulos/lg/lg_66344_0.jpg</text:a></text:p>
          </table:table-cell>
          <table:table-cell office:value-type="string" table:style-name="ce4">
            <text:p><text:a xlink:href="http://media.grutinet.com/articulos/lg/lg_66344_1.jpg">http://media.grutinet.com/articulos/lg/lg_66344_1.jpg</text:a></text:p>
          </table:table-cell>
          <table:table-cell office:value-type="string" table:style-name="ce4">
            <text:p><text:a xlink:href="http://media.grutinet.com/articulos/lg/lg_66344_2.jpg">http://media.grutinet.com/articulos/lg/lg_66344_2.jpg</text:a></text:p>
          </table:table-cell>
          <table:table-cell table:style-name="ce1"/>
          <table:table-cell office:value-type="string" table:style-name="ce4">
            <text:p><text:a xlink:href="http://media.grutinet.com/articulos/lg/lg_66344_3.jpg">http://media.grutinet.com/articulos/lg/lg_66344_3.jpg</text:a></text:p>
          </table:table-cell>
          <table:table-cell table:number-columns-repeated="6" table:style-name="ce2"/>
          <table:table-cell table:number-columns-repeated="16359"/>
        </table:table-row>
        <table:table-row table:style-name="ro2">
          <table:table-cell office:value-type="float" office:value="66408" table:style-name="ce1">
            <text:p>66408</text:p>
          </table:table-cell>
          <table:table-cell office:value-type="string" table:style-name="ce2">
            <text:p>JUGUETES XXX</text:p>
          </table:table-cell>
          <table:table-cell office:value-type="string" table:style-name="ce2">
            <text:p>VIBRADORES</text:p>
          </table:table-cell>
          <table:table-cell office:value-type="string" table:style-name="ce2">
            <text:p>ZALO VERSAILLES FANFAN VIBRADOR PARA PAREJAS CONTROL REMOTO - AZUL</text:p>
          </table:table-cell>
          <table:table-cell office:value-type="string" table:style-name="ce2">
            <text:p>ZALO</text:p>
          </table:table-cell>
          <table:table-cell office:value-type="string" table:style-name="ce3">
            <text:p>ZALO VERSAILLES FANFAN COUPLES MASSAGER</text:p>
            <text:p/>
            <text:p>Vibrador de lujo elegantemente diseñado para parejas de ZALO. Bañado en oro de 24K, mediante un proceso de esmaltado artesanal de calidad joyera.</text:p>
            <text:p/>
            <text:p>La silicona de Dow Corning sigue las normas de certificación FDA.</text:p>
            <text:p/>
            <text:p>Es posible predefinir 8 modos de vibración, ofreciendo una sensación vibratoria intensa.</text:p>
            <text:p/>
            <text:p>Se puede controlar conectándolo a la App vía Bluetooth. Incluye funciones de vibración autodefinida, vibración aleatoria con música, cálculo de calorías, etc. (Nombre de la App ZALO REMOTE).</text:p>
            <text:p/>
            <text:p>A prueba de salpicaduras.</text:p>
            <text:p/>
            <text:p>Triple motor ultra silencioso. El mando a distancia cuenta con un motor en su interior.</text:p>
            <text:p/>
            <text:p>Revestimiento con tecnología Softek.</text:p>
            <text:p/>
            <text:p>Batería de litio recargable por USB con autonomía de 2-4 horas.</text:p>
            <text:p/>
            <text:p>Características:</text:p>
            <text:p/>
            <text:p/>
            <text:p><text:s/>Motor potente y silencioso que produce vibraciones intensas.</text:p>
            <text:p><text:s/>Control remoto incluido. 8 modos de vibración regulables. Modos de vibración adicionales disponibles con la aplicación gratuita ZALO.</text:p>
            <text:p><text:s/>Hecho de silicona de alta calidad para el cuerpo de Dow Corning.</text:p>
            <text:p><text:s/>Bellamente empaquetado para regalar.</text:p>
            <text:p><text:s/>100% impermeable para jugar en la bañera o ducha.</text:p>
            <text:p><text:s/>USB recargable, hasta 4 horas de reproducción con una sola carga.</text:p>
            <text:p><text:s/>Dispone de conexión Bluetooth</text:p>
            <text:p><text:s/>Nivel máximo de ruido: &amp;lt;40dB</text:p>
            <text:p><text:s/>Peso y medidas:</text:p>
            <text:p><text:s/></text:p>
            <text:p><text:s text:c="2"/>97 gramos</text:p>
            <text:p><text:s text:c="2"/>8,4 x 4,2 cm</text:p>
            <text:p><text:s/></text:p>
            <text:p><text:s/></text:p>
            <text:p/>
            <text:p/>
          </table:table-cell>
          <table:table-cell office:value-type="float" office:value="168.95" table:style-name="ce1">
            <text:p>168,95</text:p>
          </table:table-cell>
          <table:table-cell office:value-type="float" office:value="95.14" table:style-name="ce1">
            <text:p>95,1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6408.jpg">http://media.grutinet.com/articulos/or/or_66408.jpg</text:a></text:p>
          </table:table-cell>
          <table:table-cell office:value-type="string" table:style-name="ce4">
            <text:p><text:a xlink:href="http://media.grutinet.com/articulos/lg/lg_66408_0.jpg">http://media.grutinet.com/articulos/lg/lg_66408_0.jpg</text:a></text:p>
          </table:table-cell>
          <table:table-cell office:value-type="string" table:style-name="ce4">
            <text:p><text:a xlink:href="http://media.grutinet.com/articulos/lg/lg_66408_1.jpg">http://media.grutinet.com/articulos/lg/lg_66408_1.jpg</text:a></text:p>
          </table:table-cell>
          <table:table-cell office:value-type="string" table:style-name="ce4">
            <text:p><text:a xlink:href="http://media.grutinet.com/articulos/lg/lg_66408_2.jpg">http://media.grutinet.com/articulos/lg/lg_66408_2.jpg</text:a></text:p>
          </table:table-cell>
          <table:table-cell table:style-name="ce1"/>
          <table:table-cell office:value-type="string" table:style-name="ce4">
            <text:p><text:a xlink:href="http://media.grutinet.com/articulos/lg/lg_66408_3.jpg">http://media.grutinet.com/articulos/lg/lg_66408_3.jpg</text:a></text:p>
          </table:table-cell>
          <table:table-cell office:value-type="string" table:style-name="ce4">
            <text:p><text:a xlink:href="http://media.grutinet.com/articulos/lg/lg_66408_4.jpg">http://media.grutinet.com/articulos/lg/lg_66408_4.jpg</text:a></text:p>
          </table:table-cell>
          <table:table-cell office:value-type="string" table:style-name="ce4">
            <text:p><text:a xlink:href="http://media.grutinet.com/articulos/lg/lg_66408_5.jpg">http://media.grutinet.com/articulos/lg/lg_66408_5.jpg</text:a></text:p>
          </table:table-cell>
          <table:table-cell table:number-columns-repeated="4" table:style-name="ce2"/>
          <table:table-cell table:number-columns-repeated="16359"/>
        </table:table-row>
        <table:table-row table:style-name="ro2">
          <table:table-cell office:value-type="float" office:value="66424" table:style-name="ce1">
            <text:p>66424</text:p>
          </table:table-cell>
          <table:table-cell office:value-type="string" table:style-name="ce2">
            <text:p>LENCERIA</text:p>
          </table:table-cell>
          <table:table-cell office:value-type="string" table:style-name="ce2">
            <text:p>MEDIAS</text:p>
          </table:table-cell>
          <table:table-cell office:value-type="string" table:style-name="ce2">
            <text:p>MEDIAS DE RED CON CRISTALES BRILLANTES - NEGRO</text:p>
          </table:table-cell>
          <table:table-cell office:value-type="string" table:style-name="ce2">
            <text:p>LEG AVENUE</text:p>
          </table:table-cell>
          <table:table-cell office:value-type="string" table:style-name="ce3">
            <text:p>WIDE NET THIGH HIGH W CHRYSTAL</text:p>
            <text:p/>
            <text:p>Medias de red grande con cristales brillantes decorativos.<text:s/></text:p>
            <text:p/>
            <text:p>Sus ligas adhesivas harán que no se caigan.</text:p>
            <text:p/>
            <text:p>¡El mejor complemento para tus looks!</text:p>
            <text:p/>
          </table:table-cell>
          <table:table-cell office:value-type="float" office:value="18.989999999999998" table:style-name="ce1">
            <text:p>18,99</text:p>
          </table:table-cell>
          <table:table-cell office:value-type="float" office:value="7.75" table:style-name="ce1">
            <text:p>7,7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66424.jpg">http://media.grutinet.com/articulos/or/or_66424.jpg</text:a></text:p>
          </table:table-cell>
          <table:table-cell office:value-type="string" table:style-name="ce4">
            <text:p><text:a xlink:href="http://media.grutinet.com/articulos/lg/lg_66424_0.jpg">http://media.grutinet.com/articulos/lg/lg_66424_0.jpg</text:a></text:p>
          </table:table-cell>
          <table:table-cell office:value-type="string" table:style-name="ce4">
            <text:p><text:a xlink:href="http://media.grutinet.com/articulos/lg/lg_66424_1.jpg">http://media.grutinet.com/articulos/lg/lg_66424_1.jpg</text:a></text:p>
          </table:table-cell>
          <table:table-cell table:style-name="ce2"/>
          <table:table-cell office:value-type="float" office:value="66424" table:style-name="ce1">
            <text:p>66424</text:p>
          </table:table-cell>
          <table:table-cell table:number-columns-repeated="7" table:style-name="ce2"/>
          <table:table-cell table:number-columns-repeated="16359"/>
        </table:table-row>
        <table:table-row table:style-name="ro2">
          <table:table-cell office:value-type="float" office:value="66426" table:style-name="ce1">
            <text:p>66426</text:p>
          </table:table-cell>
          <table:table-cell office:value-type="string" table:style-name="ce2">
            <text:p>LENCERIA</text:p>
          </table:table-cell>
          <table:table-cell office:value-type="string" table:style-name="ce2">
            <text:p>PANTYS</text:p>
          </table:table-cell>
          <table:table-cell office:value-type="string" table:style-name="ce2">
            <text:p>PANTYS DE RED MICRONET SPANDEX - NEGRO</text:p>
          </table:table-cell>
          <table:table-cell office:value-type="string" table:style-name="ce2">
            <text:p>LEG AVENUE</text:p>
          </table:table-cell>
          <table:table-cell office:value-type="string" table:style-name="ce3">
            <text:p>SPANDEX MICRONET NET TIGHTS<text:s/></text:p>
            <text:p/>
            <text:p>Pantys de red de spandex y tejido micronet.</text:p>
            <text:p/>
            <text:p>Elegantes y cómodos para lucir en tus mejores ocasiones.</text:p>
            <text:p/>
          </table:table-cell>
          <table:table-cell office:value-type="float" office:value="15.99" table:style-name="ce1">
            <text:p>15,99</text:p>
          </table:table-cell>
          <table:table-cell office:value-type="float" office:value="4.9400000000000004" table:style-name="ce1">
            <text:p>4,9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66426.jpg">http://media.grutinet.com/articulos/or/or_66426.jpg</text:a></text:p>
          </table:table-cell>
          <table:table-cell office:value-type="string" table:style-name="ce4">
            <text:p><text:a xlink:href="http://media.grutinet.com/articulos/lg/lg_66426_0.jpg">http://media.grutinet.com/articulos/lg/lg_66426_0.jpg</text:a></text:p>
          </table:table-cell>
          <table:table-cell office:value-type="string" table:style-name="ce4">
            <text:p><text:a xlink:href="http://media.grutinet.com/articulos/lg/lg_66426_1.jpg">http://media.grutinet.com/articulos/lg/lg_66426_1.jpg</text:a></text:p>
          </table:table-cell>
          <table:table-cell table:style-name="ce2"/>
          <table:table-cell office:value-type="float" office:value="66426" table:style-name="ce1">
            <text:p>66426</text:p>
          </table:table-cell>
          <table:table-cell table:number-columns-repeated="7" table:style-name="ce2"/>
          <table:table-cell table:number-columns-repeated="16359"/>
        </table:table-row>
        <table:table-row table:style-name="ro2">
          <table:table-cell office:value-type="float" office:value="66435" table:style-name="ce1">
            <text:p>66435</text:p>
          </table:table-cell>
          <table:table-cell office:value-type="string" table:style-name="ce2">
            <text:p>LENCERIA</text:p>
          </table:table-cell>
          <table:table-cell office:value-type="string" table:style-name="ce2">
            <text:p>MEDIAS</text:p>
          </table:table-cell>
          <table:table-cell office:value-type="string" table:style-name="ce2">
            <text:p>MEDIAS ALTAS SIN PIE EFECTO MOJADO CON TIRAS - NEGRO</text:p>
          </table:table-cell>
          <table:table-cell office:value-type="string" table:style-name="ce2">
            <text:p>LEG AVENUE</text:p>
          </table:table-cell>
          <table:table-cell office:value-type="string" table:style-name="ce3">
            <text:p>WETLOOK FOOTLESS LACE UP THIGH<text:s/></text:p>
            <text:p/>
            <text:p>Medias altas sin pie con tejido de efecto mojado en color negro, y con aberturas de tiras.</text:p>
            <text:p/>
            <text:p>¡Dale un toque rebelde a tus looks!</text:p>
            <text:p/>
            <text:p>Material: 94% Polyester 6% Spandex</text:p>
            <text:p/>
          </table:table-cell>
          <table:table-cell office:value-type="float" office:value="39.99" table:style-name="ce1">
            <text:p>39,99</text:p>
          </table:table-cell>
          <table:table-cell office:value-type="float" office:value="21.92" table:style-name="ce1">
            <text:p>21,9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66435.jpg">http://media.grutinet.com/articulos/or/or_66435.jpg</text:a></text:p>
          </table:table-cell>
          <table:table-cell office:value-type="string" table:style-name="ce4">
            <text:p><text:a xlink:href="http://media.grutinet.com/articulos/lg/lg_66435_0.jpg">http://media.grutinet.com/articulos/lg/lg_66435_0.jpg</text:a></text:p>
          </table:table-cell>
          <table:table-cell office:value-type="string" table:style-name="ce4">
            <text:p><text:a xlink:href="http://media.grutinet.com/articulos/lg/lg_66435_1.jpg">http://media.grutinet.com/articulos/lg/lg_66435_1.jpg</text:a></text:p>
          </table:table-cell>
          <table:table-cell office:value-type="string" table:style-name="ce4">
            <text:p><text:a xlink:href="http://media.grutinet.com/articulos/lg/lg_66435_2.jpg">http://media.grutinet.com/articulos/lg/lg_66435_2.jpg</text:a></text:p>
          </table:table-cell>
          <table:table-cell office:value-type="float" office:value="66436" table:style-name="ce1">
            <text:p>66436</text:p>
          </table:table-cell>
          <table:table-cell table:number-columns-repeated="7" table:style-name="ce2"/>
          <table:table-cell table:number-columns-repeated="16359"/>
        </table:table-row>
        <table:table-row table:style-name="ro2">
          <table:table-cell office:value-type="float" office:value="66436" table:style-name="ce1">
            <text:p>66436</text:p>
          </table:table-cell>
          <table:table-cell office:value-type="string" table:style-name="ce2">
            <text:p>LENCERIA</text:p>
          </table:table-cell>
          <table:table-cell office:value-type="string" table:style-name="ce2">
            <text:p>MEDIAS</text:p>
          </table:table-cell>
          <table:table-cell office:value-type="string" table:style-name="ce2">
            <text:p>MEDIAS ALTAS SIN PIE EFECTO MOJADO CON TIRAS - NEGRO</text:p>
          </table:table-cell>
          <table:table-cell office:value-type="string" table:style-name="ce2">
            <text:p>LEG AVENUE</text:p>
          </table:table-cell>
          <table:table-cell office:value-type="string" table:style-name="ce3">
            <text:p>WETLOOK FOOTLESS LACE UP THIGH<text:s/></text:p>
            <text:p/>
            <text:p>Medias altas sin pie con tejido de efecto mojado en color negro, y con aberturas de tiras.</text:p>
            <text:p/>
            <text:p>¡Dale un toque rebelde a tus looks!</text:p>
            <text:p/>
            <text:p>Material: 94% Polyester 6% Spandex</text:p>
            <text:p/>
          </table:table-cell>
          <table:table-cell office:value-type="float" office:value="39.99" table:style-name="ce1">
            <text:p>39,99</text:p>
          </table:table-cell>
          <table:table-cell office:value-type="float" office:value="21.92" table:style-name="ce1">
            <text:p>21,9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66436.jpg">http://media.grutinet.com/articulos/or/or_66436.jpg</text:a></text:p>
          </table:table-cell>
          <table:table-cell office:value-type="string" table:style-name="ce4">
            <text:p><text:a xlink:href="http://media.grutinet.com/articulos/lg/lg_66436_0.jpg">http://media.grutinet.com/articulos/lg/lg_66436_0.jpg</text:a></text:p>
          </table:table-cell>
          <table:table-cell office:value-type="string" table:style-name="ce4">
            <text:p><text:a xlink:href="http://media.grutinet.com/articulos/lg/lg_66436_1.jpg">http://media.grutinet.com/articulos/lg/lg_66436_1.jpg</text:a></text:p>
          </table:table-cell>
          <table:table-cell office:value-type="string" table:style-name="ce4">
            <text:p><text:a xlink:href="http://media.grutinet.com/articulos/lg/lg_66436_2.jpg">http://media.grutinet.com/articulos/lg/lg_66436_2.jpg</text:a></text:p>
          </table:table-cell>
          <table:table-cell office:value-type="float" office:value="66436" table:style-name="ce1">
            <text:p>66436</text:p>
          </table:table-cell>
          <table:table-cell table:number-columns-repeated="7" table:style-name="ce2"/>
          <table:table-cell table:number-columns-repeated="16359"/>
        </table:table-row>
        <table:table-row table:style-name="ro2">
          <table:table-cell office:value-type="float" office:value="66437" table:style-name="ce1">
            <text:p>66437</text:p>
          </table:table-cell>
          <table:table-cell office:value-type="string" table:style-name="ce2">
            <text:p>LENCERIA</text:p>
          </table:table-cell>
          <table:table-cell office:value-type="string" table:style-name="ce2">
            <text:p>MEDIAS</text:p>
          </table:table-cell>
          <table:table-cell office:value-type="string" table:style-name="ce2">
            <text:p>MEDIAS ALTAS SIN PIE EFECTO MOJADO CON ENCAJE - NEGRO</text:p>
          </table:table-cell>
          <table:table-cell office:value-type="string" table:style-name="ce2">
            <text:p>LEG AVENUE</text:p>
          </table:table-cell>
          <table:table-cell office:value-type="string" table:style-name="ce3">
            <text:p>WETLOOK, LACE FOOTLESS THIGH<text:s/></text:p>
            <text:p/>
            <text:p>Medias altas sin pie con tejido de efecto mojado en color negro, y transparencias con detalles de encaje floral.</text:p>
            <text:p/>
            <text:p>¡Dale un toque distintivo a tus looks!</text:p>
            <text:p/>
            <text:p>Material: Body: 94% Polyester 6% Spandex Lace: 100% Nylon</text:p>
            <text:p/>
          </table:table-cell>
          <table:table-cell office:value-type="float" office:value="22.99" table:style-name="ce1">
            <text:p>22,99</text:p>
          </table:table-cell>
          <table:table-cell office:value-type="float" office:value="9.5399999999999991" table:style-name="ce1">
            <text:p>9,5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66437.jpg">http://media.grutinet.com/articulos/or/or_66437.jpg</text:a></text:p>
          </table:table-cell>
          <table:table-cell office:value-type="string" table:style-name="ce4">
            <text:p><text:a xlink:href="http://media.grutinet.com/articulos/lg/lg_66437_0.jpg">http://media.grutinet.com/articulos/lg/lg_66437_0.jpg</text:a></text:p>
          </table:table-cell>
          <table:table-cell office:value-type="string" table:style-name="ce4">
            <text:p><text:a xlink:href="http://media.grutinet.com/articulos/lg/lg_66437_1.jpg">http://media.grutinet.com/articulos/lg/lg_66437_1.jpg</text:a></text:p>
          </table:table-cell>
          <table:table-cell table:style-name="ce2"/>
          <table:table-cell office:value-type="float" office:value="66438" table:style-name="ce1">
            <text:p>66438</text:p>
          </table:table-cell>
          <table:table-cell table:number-columns-repeated="7" table:style-name="ce2"/>
          <table:table-cell table:number-columns-repeated="16359"/>
        </table:table-row>
        <table:table-row table:style-name="ro2">
          <table:table-cell office:value-type="float" office:value="66459" table:style-name="ce1">
            <text:p>66459</text:p>
          </table:table-cell>
          <table:table-cell office:value-type="string" table:style-name="ce2">
            <text:p>LENCERIA</text:p>
          </table:table-cell>
          <table:table-cell office:value-type="string" table:style-name="ce2">
            <text:p>VESTIDOS</text:p>
          </table:table-cell>
          <table:table-cell office:value-type="string" table:style-name="ce2">
            <text:p>VESTIDO MANGA LARGA RAYAS - NEGRO</text:p>
          </table:table-cell>
          <table:table-cell office:value-type="string" table:style-name="ce2">
            <text:p>LEG AVENUE</text:p>
          </table:table-cell>
          <table:table-cell office:value-type="string" table:style-name="ce3">
            <text:p>LONG SLEEVED BODY CON DRESS</text:p>
            <text:p/>
            <text:p>Vestido manga larga semitransparente con estampado de líneas y escote circular en la espalda.</text:p>
            <text:p/>
            <text:p>Elástico y muy cómodo.</text:p>
            <text:p/>
            <text:p>Resto de complementos no incluidos.</text:p>
            <text:p/>
            <text:p>Composición: 93% Polyamide/Nylon 7% Spandex</text:p>
            <text:p/>
            <text:p><text:s/></text:p>
            <text:p/>
          </table:table-cell>
          <table:table-cell office:value-type="float" office:value="26.99" table:style-name="ce1">
            <text:p>26,99</text:p>
          </table:table-cell>
          <table:table-cell office:value-type="float" office:value="11.95" table:style-name="ce1">
            <text:p>11,9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66459.jpg">http://media.grutinet.com/articulos/or/or_66459.jpg</text:a></text:p>
          </table:table-cell>
          <table:table-cell office:value-type="string" table:style-name="ce4">
            <text:p><text:a xlink:href="http://media.grutinet.com/articulos/lg/lg_66459_0.jpg">http://media.grutinet.com/articulos/lg/lg_66459_0.jpg</text:a></text:p>
          </table:table-cell>
          <table:table-cell office:value-type="string" table:style-name="ce4">
            <text:p><text:a xlink:href="http://media.grutinet.com/articulos/lg/lg_66459_1.jpg">http://media.grutinet.com/articulos/lg/lg_66459_1.jpg</text:a></text:p>
          </table:table-cell>
          <table:table-cell office:value-type="string" table:style-name="ce4">
            <text:p><text:a xlink:href="http://media.grutinet.com/articulos/lg/lg_66459_2.jpg">http://media.grutinet.com/articulos/lg/lg_66459_2.jpg</text:a></text:p>
          </table:table-cell>
          <table:table-cell office:value-type="float" office:value="66459" table:style-name="ce1">
            <text:p>66459</text:p>
          </table:table-cell>
          <table:table-cell office:value-type="string" table:style-name="ce4">
            <text:p><text:a xlink:href="http://media.grutinet.com/articulos/lg/lg_66459_3.jpg">http://media.grutinet.com/articulos/lg/lg_66459_3.jpg</text:a></text:p>
          </table:table-cell>
          <table:table-cell table:number-columns-repeated="6" table:style-name="ce2"/>
          <table:table-cell table:number-columns-repeated="16359"/>
        </table:table-row>
        <table:table-row table:style-name="ro2">
          <table:table-cell office:value-type="float" office:value="66461" table:style-name="ce1">
            <text:p>66461</text:p>
          </table:table-cell>
          <table:table-cell office:value-type="string" table:style-name="ce2">
            <text:p>LENCERIA</text:p>
          </table:table-cell>
          <table:table-cell office:value-type="string" table:style-name="ce2">
            <text:p>CONJUNTOS</text:p>
          </table:table-cell>
          <table:table-cell office:value-type="string" table:style-name="ce2">
            <text:p>CONJUNTO TOP Y SHORT DE ENCAJE - NEGRO</text:p>
          </table:table-cell>
          <table:table-cell office:value-type="string" table:style-name="ce2">
            <text:p>LEG AVENUE</text:p>
          </table:table-cell>
          <table:table-cell office:value-type="string" table:style-name="ce3">
            <text:p>EYELASH LACE CAMI &amp; BOY SHORT<text:s/></text:p>
            <text:p/>
            <text:p>Conjunto de encaje compuesto por de 2 piezas: top con tirantes ajustables y pantalones cortos a juego.</text:p>
            <text:p/>
            <text:p>Composición: 100% Polyamide/ Nylon</text:p>
            <text:p><text:s/></text:p>
            <text:p/>
          </table:table-cell>
          <table:table-cell office:value-type="float" office:value="42.99" table:style-name="ce1">
            <text:p>42,99</text:p>
          </table:table-cell>
          <table:table-cell office:value-type="float" office:value="18.8" table:style-name="ce1">
            <text:p>18,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66461.jpg">http://media.grutinet.com/articulos/or/or_66461.jpg</text:a></text:p>
          </table:table-cell>
          <table:table-cell office:value-type="string" table:style-name="ce4">
            <text:p><text:a xlink:href="http://media.grutinet.com/articulos/lg/lg_66461_0.jpg">http://media.grutinet.com/articulos/lg/lg_66461_0.jpg</text:a></text:p>
          </table:table-cell>
          <table:table-cell office:value-type="string" table:style-name="ce4">
            <text:p><text:a xlink:href="http://media.grutinet.com/articulos/lg/lg_66461_1.jpg">http://media.grutinet.com/articulos/lg/lg_66461_1.jpg</text:a></text:p>
          </table:table-cell>
          <table:table-cell table:style-name="ce2"/>
          <table:table-cell office:value-type="float" office:value="66461" table:style-name="ce1">
            <text:p>66461</text:p>
          </table:table-cell>
          <table:table-cell table:number-columns-repeated="7" table:style-name="ce2"/>
          <table:table-cell table:number-columns-repeated="16359"/>
        </table:table-row>
        <table:table-row table:style-name="ro2">
          <table:table-cell office:value-type="float" office:value="66462" table:style-name="ce1">
            <text:p>66462</text:p>
          </table:table-cell>
          <table:table-cell office:value-type="string" table:style-name="ce2">
            <text:p>LENCERIA</text:p>
          </table:table-cell>
          <table:table-cell office:value-type="string" table:style-name="ce2">
            <text:p>CONJUNTOS</text:p>
          </table:table-cell>
          <table:table-cell office:value-type="string" table:style-name="ce2">
            <text:p>CONJUNTO TOP Y SHORT DE ENCAJE - NEGRO</text:p>
          </table:table-cell>
          <table:table-cell office:value-type="string" table:style-name="ce2">
            <text:p>LEG AVENUE</text:p>
          </table:table-cell>
          <table:table-cell office:value-type="string" table:style-name="ce3">
            <text:p>EYELASH LACE CAMI &amp; BOY SHORT<text:s/></text:p>
            <text:p/>
            <text:p>Conjunto de encaje compuesto por de 2 piezas: top con tirantes ajustables y pantalones cortos a juego.</text:p>
            <text:p/>
            <text:p>Composición: 100% Polyamide/ Nylon</text:p>
            <text:p/>
          </table:table-cell>
          <table:table-cell office:value-type="float" office:value="42.99" table:style-name="ce1">
            <text:p>42,99</text:p>
          </table:table-cell>
          <table:table-cell office:value-type="float" office:value="18.8" table:style-name="ce1">
            <text:p>18,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66462.jpg">http://media.grutinet.com/articulos/or/or_66462.jpg</text:a></text:p>
          </table:table-cell>
          <table:table-cell office:value-type="string" table:style-name="ce4">
            <text:p><text:a xlink:href="http://media.grutinet.com/articulos/lg/lg_66462_0.jpg">http://media.grutinet.com/articulos/lg/lg_66462_0.jpg</text:a></text:p>
          </table:table-cell>
          <table:table-cell office:value-type="string" table:style-name="ce4">
            <text:p><text:a xlink:href="http://media.grutinet.com/articulos/lg/lg_66462_1.jpg">http://media.grutinet.com/articulos/lg/lg_66462_1.jpg</text:a></text:p>
          </table:table-cell>
          <table:table-cell table:style-name="ce2"/>
          <table:table-cell office:value-type="float" office:value="66462" table:style-name="ce1">
            <text:p>66462</text:p>
          </table:table-cell>
          <table:table-cell table:number-columns-repeated="7" table:style-name="ce2"/>
          <table:table-cell table:number-columns-repeated="16359"/>
        </table:table-row>
        <table:table-row table:style-name="ro2">
          <table:table-cell office:value-type="float" office:value="66463" table:style-name="ce1">
            <text:p>66463</text:p>
          </table:table-cell>
          <table:table-cell office:value-type="string" table:style-name="ce2">
            <text:p>LENCERIA</text:p>
          </table:table-cell>
          <table:table-cell office:value-type="string" table:style-name="ce2">
            <text:p>CONJUNTOS</text:p>
          </table:table-cell>
          <table:table-cell office:value-type="string" table:style-name="ce2">
            <text:p>CONJUNTO TOP Y SHORT DE ENCAJE - NEGRO</text:p>
          </table:table-cell>
          <table:table-cell office:value-type="string" table:style-name="ce2">
            <text:p>LEG AVENUE</text:p>
          </table:table-cell>
          <table:table-cell office:value-type="string" table:style-name="ce3">
            <text:p>EYELASH LACE CAMI &amp; BOY SHORT<text:s/></text:p>
            <text:p/>
            <text:p>Conjunto de encaje compuesto por de 2 piezas: top con tirantes ajustables y pantalones cortos a juego.</text:p>
            <text:p/>
            <text:p>Composición: 100% Polyamide/ Nylon</text:p>
            <text:p/>
          </table:table-cell>
          <table:table-cell office:value-type="float" office:value="42.99" table:style-name="ce1">
            <text:p>42,99</text:p>
          </table:table-cell>
          <table:table-cell office:value-type="float" office:value="18.8" table:style-name="ce1">
            <text:p>18,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66463.jpg">http://media.grutinet.com/articulos/or/or_66463.jpg</text:a></text:p>
          </table:table-cell>
          <table:table-cell office:value-type="string" table:style-name="ce4">
            <text:p><text:a xlink:href="http://media.grutinet.com/articulos/lg/lg_66463_0.jpg">http://media.grutinet.com/articulos/lg/lg_66463_0.jpg</text:a></text:p>
          </table:table-cell>
          <table:table-cell office:value-type="string" table:style-name="ce4">
            <text:p><text:a xlink:href="http://media.grutinet.com/articulos/lg/lg_66463_1.jpg">http://media.grutinet.com/articulos/lg/lg_66463_1.jpg</text:a></text:p>
          </table:table-cell>
          <table:table-cell table:style-name="ce2"/>
          <table:table-cell office:value-type="float" office:value="66462" table:style-name="ce1">
            <text:p>66462</text:p>
          </table:table-cell>
          <table:table-cell table:number-columns-repeated="7" table:style-name="ce2"/>
          <table:table-cell table:number-columns-repeated="16359"/>
        </table:table-row>
        <table:table-row table:style-name="ro2">
          <table:table-cell office:value-type="float" office:value="66495" table:style-name="ce1">
            <text:p>66495</text:p>
          </table:table-cell>
          <table:table-cell office:value-type="string" table:style-name="ce2">
            <text:p>LENCERIA</text:p>
          </table:table-cell>
          <table:table-cell office:value-type="string" table:style-name="ce2">
            <text:p>VESTIDOS</text:p>
          </table:table-cell>
          <table:table-cell office:value-type="string" table:style-name="ce2">
            <text:p>VESTIDO DE RED CON ABERTURAS Y ENCAJE - NEGRO</text:p>
          </table:table-cell>
          <table:table-cell office:value-type="string" table:style-name="ce2">
            <text:p>LEG AVENUE</text:p>
          </table:table-cell>
          <table:table-cell office:value-type="string" table:style-name="ce3">
            <text:p>DUAL STRAP HALTER DRESS</text:p>
            <text:p/>
            <text:p>Vestido halter sin costuras con doble cordón y falso encaje en la espalda.</text:p>
            <text:p/>
            <text:p>Material: 93% Polyamide/Nylon 7% Spandex</text:p>
            <text:p/>
            <text:p><text:s/></text:p>
            <text:p/>
          </table:table-cell>
          <table:table-cell office:value-type="float" office:value="31.99" table:style-name="ce1">
            <text:p>31,99</text:p>
          </table:table-cell>
          <table:table-cell office:value-type="float" office:value="14.28" table:style-name="ce1">
            <text:p>14,2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1X/2X</text:p>
          </table:table-cell>
          <table:table-cell office:value-type="string" table:style-name="ce4">
            <text:p><text:a xlink:href="http://media.grutinet.com/articulos/or/or_66495.jpg">http://media.grutinet.com/articulos/or/or_66495.jpg</text:a></text:p>
          </table:table-cell>
          <table:table-cell office:value-type="string" table:style-name="ce4">
            <text:p><text:a xlink:href="http://media.grutinet.com/articulos/lg/lg_66495_0.jpg">http://media.grutinet.com/articulos/lg/lg_66495_0.jpg</text:a></text:p>
          </table:table-cell>
          <table:table-cell office:value-type="string" table:style-name="ce4">
            <text:p><text:a xlink:href="http://media.grutinet.com/articulos/lg/lg_66495_1.jpg">http://media.grutinet.com/articulos/lg/lg_66495_1.jpg</text:a></text:p>
          </table:table-cell>
          <table:table-cell office:value-type="string" table:style-name="ce4">
            <text:p><text:a xlink:href="http://media.grutinet.com/articulos/lg/lg_66495_2.jpg">http://media.grutinet.com/articulos/lg/lg_66495_2.jpg</text:a></text:p>
          </table:table-cell>
          <table:table-cell office:value-type="float" office:value="66495" table:style-name="ce1">
            <text:p>66495</text:p>
          </table:table-cell>
          <table:table-cell table:number-columns-repeated="7" table:style-name="ce2"/>
          <table:table-cell table:number-columns-repeated="16359"/>
        </table:table-row>
        <table:table-row table:style-name="ro2">
          <table:table-cell office:value-type="float" office:value="66793" table:style-name="ce1">
            <text:p>66793</text:p>
          </table:table-cell>
          <table:table-cell office:value-type="string" table:style-name="ce2">
            <text:p>ACEITES Y LUBRICANTES</text:p>
          </table:table-cell>
          <table:table-cell office:value-type="string" table:style-name="ce2">
            <text:p>ACEITES</text:p>
          </table:table-cell>
          <table:table-cell office:value-type="string" table:style-name="ce2">
            <text:p>MEGASILK ACEITE DE MASAJE 500ML</text:p>
          </table:table-cell>
          <table:table-cell office:value-type="string" table:style-name="ce2">
            <text:p>MEGASILK</text:p>
          </table:table-cell>
          <table:table-cell office:value-type="string" table:style-name="ce3">
            <text:p>MEGASILK MASSAGEFLUID<text:s/></text:p>
            <text:p/>
            <text:p>Con su base de silicona podrás usarlo como lubricante o como aceite de masajes.</text:p>
            <text:p/>
            <text:p>Contiene 500 ml.</text:p>
            <text:p/>
          </table:table-cell>
          <table:table-cell office:value-type="float" office:value="79.445499999999996" table:style-name="ce1">
            <text:p>79,4455</text:p>
          </table:table-cell>
          <table:table-cell office:value-type="float" office:value="26.17" table:style-name="ce1">
            <text:p>26,1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6793.jpg">http://media.grutinet.com/articulos/or/or_66793.jpg</text:a></text:p>
          </table:table-cell>
          <table:table-cell office:value-type="string" table:style-name="ce4">
            <text:p><text:a xlink:href="http://media.grutinet.com/articulos/lg/lg_66793_0.jpg">http://media.grutinet.com/articulos/lg/lg_66793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67027" table:style-name="ce1">
            <text:p>67027</text:p>
          </table:table-cell>
          <table:table-cell office:value-type="string" table:style-name="ce2">
            <text:p>JUGUETES XXX</text:p>
          </table:table-cell>
          <table:table-cell office:value-type="string" table:style-name="ce2">
            <text:p>MASTURBADORES</text:p>
          </table:table-cell>
          <table:table-cell office:value-type="string" table:style-name="ce2">
            <text:p>FLESHLIGHT QUICKSHOT QUICK CONNECT</text:p>
          </table:table-cell>
          <table:table-cell office:value-type="string" table:style-name="ce2">
            <text:p>FLESHLIGHT</text:p>
          </table:table-cell>
          <table:table-cell office:value-type="string" table:style-name="ce3">
            <text:p>FLESHLIGHT QUICKSHOT QUICK CONNECT</text:p>
            <text:p/>
            <text:p>Mejora tu experiencia de Quickshot conectando dos Quickshots para disfrutar del doble de diversión.</text:p>
            <text:p/>
            <text:p>Disfruta al mismo tiempo de las texturas de dos Quickshots diferentes... a solas o en buena compañía.</text:p>
            <text:p/>
            <text:p><text:s/></text:p>
            <text:p/>
            <text:p><text:s/></text:p>
            <text:p/>
          </table:table-cell>
          <table:table-cell office:value-type="float" office:value="11.95" table:style-name="ce1">
            <text:p>11,95</text:p>
          </table:table-cell>
          <table:table-cell office:value-type="float" office:value="6.49" table:style-name="ce1">
            <text:p>6,49</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7027.jpg">http://media.grutinet.com/articulos/or/or_67027.jpg</text:a></text:p>
          </table:table-cell>
          <table:table-cell office:value-type="string" table:style-name="ce4">
            <text:p><text:a xlink:href="http://media.grutinet.com/articulos/lg/lg_67027_0.jpg">http://media.grutinet.com/articulos/lg/lg_67027_0.jpg</text:a></text:p>
          </table:table-cell>
          <table:table-cell office:value-type="string" table:style-name="ce4">
            <text:p><text:a xlink:href="http://media.grutinet.com/articulos/lg/lg_67027_1.jpg">http://media.grutinet.com/articulos/lg/lg_67027_1.jpg</text:a></text:p>
          </table:table-cell>
          <table:table-cell office:value-type="string" table:style-name="ce4">
            <text:p><text:a xlink:href="http://media.grutinet.com/articulos/lg/lg_67027_2.jpg">http://media.grutinet.com/articulos/lg/lg_67027_2.jpg</text:a></text:p>
          </table:table-cell>
          <table:table-cell table:style-name="ce1"/>
          <table:table-cell table:number-columns-repeated="7" table:style-name="ce2"/>
          <table:table-cell table:number-columns-repeated="16359"/>
        </table:table-row>
        <table:table-row table:style-name="ro2">
          <table:table-cell office:value-type="float" office:value="67544" table:style-name="ce1">
            <text:p>67544</text:p>
          </table:table-cell>
          <table:table-cell office:value-type="string" table:style-name="ce2">
            <text:p>JUGUETES XXX</text:p>
          </table:table-cell>
          <table:table-cell office:value-type="string" table:style-name="ce2">
            <text:p>LIMPIEZA Y CONSERV.</text:p>
          </table:table-cell>
          <table:table-cell office:value-type="string" table:style-name="ce2">
            <text:p>TOY CLEANER SPRAY - 150ML</text:p>
          </table:table-cell>
          <table:table-cell office:value-type="string" table:style-name="ce2">
            <text:p>SHOTS</text:p>
          </table:table-cell>
          <table:table-cell office:value-type="string" table:style-name="ce3">
            <text:p>TOY CLEANER SPRAY - 150ML</text:p>
            <text:p/>
            <text:p>Un spray inmediato y efectivo para limpiar juguetes eróticos.</text:p>
            <text:p/>
            <text:p>Aplicación: aplícalo directamente sobre la superficie del juguete que desees limpiar. Frótalo y límpialo con un paño húmedo o enjuágalo con agua. Luego frótalo hasta que quede seco.</text:p>
            <text:p/>
            <text:p>Almacenamiento: a temperatura ambiente en el estuche original.</text:p>
            <text:p/>
            <text:p>Contiene una mezcla de 2-metilisotiazolin3-ona y 5-cloro-2-metilisotiazolin-3-ona.<text:s/></text:p>
            <text:p/>
            <text:p>Contiene: 150 ml</text:p>
            <text:p/>
          </table:table-cell>
          <table:table-cell office:value-type="float" office:value="10.95" table:style-name="ce1">
            <text:p>10,95</text:p>
          </table:table-cell>
          <table:table-cell office:value-type="float" office:value="4.17" table:style-name="ce1">
            <text:p>4,17</text:p>
          </table:table-cell>
          <table:table-cell office:value-type="string" table:style-name="ce2">
            <text:p>SI</text:p>
          </table:table-cell>
          <table:table-cell office:value-type="float" office:value="25" table:style-name="ce1">
            <text:p>25</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7544.jpg">http://media.grutinet.com/articulos/or/or_67544.jpg</text:a></text:p>
          </table:table-cell>
          <table:table-cell office:value-type="string" table:style-name="ce4">
            <text:p><text:a xlink:href="http://media.grutinet.com/articulos/lg/lg_67544_0.jpg">http://media.grutinet.com/articulos/lg/lg_67544_0.jpg</text:a></text:p>
          </table:table-cell>
          <table:table-cell office:value-type="string" table:style-name="ce4">
            <text:p><text:a xlink:href="http://media.grutinet.com/articulos/lg/lg_67544_1.jpg">http://media.grutinet.com/articulos/lg/lg_67544_1.jpg</text:a></text:p>
          </table:table-cell>
          <table:table-cell office:value-type="string" table:style-name="ce4">
            <text:p><text:a xlink:href="http://media.grutinet.com/articulos/lg/lg_67544_2.jpg">http://media.grutinet.com/articulos/lg/lg_67544_2.jpg</text:a></text:p>
          </table:table-cell>
          <table:table-cell table:style-name="ce1"/>
          <table:table-cell office:value-type="string" table:style-name="ce4">
            <text:p><text:a xlink:href="http://media.grutinet.com/articulos/lg/lg_67544_3.jpg">http://media.grutinet.com/articulos/lg/lg_67544_3.jpg</text:a></text:p>
          </table:table-cell>
          <table:table-cell table:number-columns-repeated="6" table:style-name="ce2"/>
          <table:table-cell table:number-columns-repeated="16359"/>
        </table:table-row>
        <table:table-row table:style-name="ro2">
          <table:table-cell office:value-type="float" office:value="68170" table:style-name="ce1">
            <text:p>68170</text:p>
          </table:table-cell>
          <table:table-cell office:value-type="string" table:style-name="ce2">
            <text:p>VARIOS</text:p>
          </table:table-cell>
          <table:table-cell office:value-type="string" table:style-name="ce2">
            <text:p>LIBROS</text:p>
          </table:table-cell>
          <table:table-cell office:value-type="string" table:style-name="ce2">
            <text:p>MISTER</text:p>
          </table:table-cell>
          <table:table-cell office:value-type="string" table:style-name="ce2">
            <text:p>RANDOM HOUSE</text:p>
          </table:table-cell>
          <table:table-cell office:value-type="string" table:style-name="ce3">
            <text:p>MISTER</text:p>
            <text:p/>
            <text:p>E.L.JAMES</text:p>
            <text:p/>
            <text:p>E.L. James, autora de la trilogía «Cincuenta sombras», un fenómeno mundial en ventas, nos presenta su esperada nueva novela protagonizada por el aristócrata Maxim Trevelyan y la misteriosa Alessia Demachi.</text:p>
            <text:p/>
            <text:p>Londres, 2019. La vida siempre ha sido fácil para Maxim Trevelyan. Gracias a su innegable atractivo, su entorno aristocrático y su riqueza, nunca ha tenido que trabajar y pocas veces duerme solo. Pero todo cambia cuando estalla la tragedia y lleva a Maxim a heredar el título nobiliario, la fortuna y las propiedades familiares.</text:p>
            <text:p/>
            <text:p>Pero no está preparado para esta responsabilidad y le cuesta afrontarlo. Sin embargo, su mayor desafío es luchar contra el deseo que le despierta inesperadamente una enigmática joven que acaba de llegar a Inglaterra, sin más equipaje que un peligroso y turbulento pasado a sus espaldas.</text:p>
            <text:p/>
            <text:p>Desconfiada, bella y con un don para la música, Alessia está envuelta por un halo de misterio, y el anhelo de Maxim se convierte en una pasión que jamás había sentido y a la que no se atreve a poner nombre.</text:p>
            <text:p/>
            <text:p>Pero, ¿quién es Alessia Demachi? ¿Puede Maxim protegerla de las amenazas que la acechan? ¿Y qué ocurrirá cuando ella se entere de que Maxim también le ha estado ocultando sus propios secretos?</text:p>
            <text:p/>
            <text:p>Desde el corazón de Londres y el agreste paisaje rural de Cornualles, hasta la sombría e imponente belleza de los Balcanes, Mister nos arrastra en una vorágine de emociones, peligros y deseos que dejan al lector sin aliento hasta la última página.</text:p>
            <text:p/>
            <text:p/>
            <text:p><text:s/>N&amp;ordm; de páginas:608</text:p>
            <text:p><text:s/>Editorial:GRIJALBO</text:p>
            <text:p><text:s/>Idioma: CASTELLANO</text:p>
            <text:p><text:s/>Encuadernación:Tapa blanda</text:p>
            <text:p><text:s/>Año de edición: 2019</text:p>
            <text:p/>
            <text:p/>
          </table:table-cell>
          <table:table-cell office:value-type="float" office:value="18.899999999999999" table:style-name="ce1">
            <text:p>18,9</text:p>
          </table:table-cell>
          <table:table-cell office:value-type="float" office:value="15.7" table:style-name="ce1">
            <text:p>15,7</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68170.jpg">http://media.grutinet.com/articulos/or/or_68170.jpg</text:a></text:p>
          </table:table-cell>
          <table:table-cell office:value-type="string" table:style-name="ce4">
            <text:p><text:a xlink:href="http://media.grutinet.com/articulos/lg/lg_68170_0.jpg">http://media.grutinet.com/articulos/lg/lg_68170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68499" table:style-name="ce1">
            <text:p>68499</text:p>
          </table:table-cell>
          <table:table-cell office:value-type="string" table:style-name="ce2">
            <text:p>JUGUETES XXX</text:p>
          </table:table-cell>
          <table:table-cell office:value-type="string" table:style-name="ce2">
            <text:p>DESARROLLADORES</text:p>
          </table:table-cell>
          <table:table-cell office:value-type="string" table:style-name="ce2">
            <text:p>RENEGADE IQ BOMBA DESARROLLADORA<text:s/></text:p>
          </table:table-cell>
          <table:table-cell office:value-type="string" table:style-name="ce2">
            <text:p>NSNOVELTIES</text:p>
          </table:table-cell>
          <table:table-cell office:value-type="string" table:style-name="ce3">
            <text:p>RENEGADE IQ PUMP</text:p>
            <text:p/>
            <text:p>Mejora tu bombeo a través de la innovación y el uso sin esfuerzo con la bomba inteligente IQ de Renegade.</text:p>
            <text:p/>
            <text:p>Ajusta automáticamente la presión de vacío usando los controles preestablecidos para los resultados deseados cada vez.</text:p>
            <text:p/>
            <text:p>Recargable y resistente, la bomba IQ Smart es el juguete más avanzado de su tipo disponible en la actualidad.</text:p>
            <text:p/>
            <text:p>Apto para todos los lubricantes.</text:p>
            <text:p/>
            <text:p>Características:</text:p>
            <text:p/>
            <text:p/>
            <text:p><text:s/>Diámetro: 7,8 cm</text:p>
            <text:p><text:s/>Longitud total: 30,6 cm</text:p>
            <text:p><text:s/>Recargable con USB</text:p>
            <text:p/>
            <text:p/>
          </table:table-cell>
          <table:table-cell office:value-type="float" office:value="93.4" table:style-name="ce1">
            <text:p>93,4</text:p>
          </table:table-cell>
          <table:table-cell office:value-type="float" office:value="44.43" table:style-name="ce1">
            <text:p>44,4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8499.jpg">http://media.grutinet.com/articulos/or/or_68499.jpg</text:a></text:p>
          </table:table-cell>
          <table:table-cell office:value-type="string" table:style-name="ce4">
            <text:p><text:a xlink:href="http://media.grutinet.com/articulos/lg/lg_68499_0.jpg">http://media.grutinet.com/articulos/lg/lg_68499_0.jpg</text:a></text:p>
          </table:table-cell>
          <table:table-cell office:value-type="string" table:style-name="ce4">
            <text:p><text:a xlink:href="http://media.grutinet.com/articulos/lg/lg_68499_1.jpg">http://media.grutinet.com/articulos/lg/lg_68499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69003" table:style-name="ce1">
            <text:p>69003</text:p>
          </table:table-cell>
          <table:table-cell office:value-type="string" table:style-name="ce2">
            <text:p>VARIOS</text:p>
          </table:table-cell>
          <table:table-cell office:value-type="string" table:style-name="ce2">
            <text:p>LIBROS</text:p>
          </table:table-cell>
          <table:table-cell office:value-type="string" table:style-name="ce2">
            <text:p>SU CEREZA</text:p>
          </table:table-cell>
          <table:table-cell office:value-type="string" table:style-name="ce2">
            <text:p>RANDOM HOUSE</text:p>
          </table:table-cell>
          <table:table-cell office:value-type="string" table:style-name="ce3">
            <text:p>SU CEREZA</text:p>
            <text:p/>
            <text:p>Penelope Bloom.</text:p>
            <text:p/>
            <text:p>Segundo volumen de la bilogía que se inició con Su banana.<text:s/></text:p>
            <text:p/>
            <text:p>Penélope Bloom llega a España con sus grandes bestseller. Una nueva forma de endulzar tu postre.</text:p>
            <text:p/>
            <text:p>¿Que cómo la conocí? A ver, un caballero no alardea. Menos mal que yo no soy un caballero. En primer lugar, pagué por su cereza...(su tarta de cereza, aunque no viene a cuento). Luego la desfloré. ¿Después? Le dejé mi tarjeta de visita y salí de allí pavoneándome. Sí, ya ves que lo nuestro fue un flechazo.</text:p>
            <text:p/>
            <text:p>Hailey: ¿Que cómo conocí a William? Entró en mi pastelería, compró una tarta de cereza, robó un jarrón de flores (que sigo saber para qué las quería) y me dejó su tarjeta de visita. Antes de decirte lo que hice con la tarjeta de visita, debería dejar algo claro: William no podía haber aparecido en peor momento. Mi pastelería iba cuesta abajo. El asqueroso de mi ex no me dejaba tranquila. Ah, y era una virgen de veinticinco años, un detalle con el que mis amigos no dejaban de darme la tabarra. Arreglar el problemilla de mi virginidad con William sería como matar moscas...</text:p>
            <text:p/>
            <text:p/>
            <text:p><text:s/>N&amp;ordm; de páginas: 190 págs.</text:p>
            <text:p><text:s/>Tapa blanda.</text:p>
            <text:p/>
            <text:p/>
          </table:table-cell>
          <table:table-cell office:value-type="float" office:value="14.9" table:style-name="ce1">
            <text:p>14,9</text:p>
          </table:table-cell>
          <table:table-cell office:value-type="float" office:value="12.38" table:style-name="ce1">
            <text:p>12,38</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69003.jpg">http://media.grutinet.com/articulos/or/or_69003.jpg</text:a></text:p>
          </table:table-cell>
          <table:table-cell office:value-type="string" table:style-name="ce4">
            <text:p><text:a xlink:href="http://media.grutinet.com/articulos/lg/lg_69003_0.jpg">http://media.grutinet.com/articulos/lg/lg_69003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69004" table:style-name="ce1">
            <text:p>69004</text:p>
          </table:table-cell>
          <table:table-cell office:value-type="string" table:style-name="ce2">
            <text:p>VARIOS</text:p>
          </table:table-cell>
          <table:table-cell office:value-type="string" table:style-name="ce2">
            <text:p>LIBROS</text:p>
          </table:table-cell>
          <table:table-cell office:value-type="string" table:style-name="ce2">
            <text:p>VOY A HABLAR DE SARAH</text:p>
          </table:table-cell>
          <table:table-cell office:value-type="string" table:style-name="ce2">
            <text:p>RANDOM HOUSE</text:p>
          </table:table-cell>
          <table:table-cell office:value-type="string" table:style-name="ce3">
            <text:p>VOY A HABLAR DE SARAH</text:p>
            <text:p/>
            <text:p>PAULINE DELABROY-ALLARD.</text:p>
            <text:p/>
            <text:p>«Morir de amor. Eso que solo pasa a los demás.» Le PointLa historia de una obsesión erótica es el descubrimiento literario del año en Francia: favorita de la crítica y los lectores, finalista del Premio Goncourt y ganadora del Premio de los Libreros de Nancy-Le Point.</text:p>
            <text:p/>
            <text:p>Una noche, en una fiesta, dos mujeres se conocen por azar. Una, la narradora, vive su rutina de madre soltera y profesora con una pareja circunstancial. La otra es violinista, excéntrica, sensual y culta. Habla y ríe demasiado. Es Sarah. A partir de entonces se suceden citas improvisadas, almuerzos, conciertos, lecturas, los cuartetos de Beethoven y la primavera en París.</text:p>
            <text:p/>
            <text:p>Hasta que un día Sarah dice: «Creo que me he enamorado de ti». Y se desata elamourfou, la pasión que quema a cada instante, y que, como ocurre con todas las grandes pasiones, no puede acabar bien.</text:p>
            <text:p/>
            <text:p>Voy a hablar de Sarah es la última gran revelación literaria francesa. Ha ganado importantes premios (estuvo a un paso del Goncourt) y ha sido comparada con Marguerite Duras y Yourcenar con solo treinta años y una primera novela hipnótica y arrasadora que deja una huella indeleble. La crítica ha dicho...Pauline Delabroy-Allard pone en la página un acorde perfecto, una rara armonía entre dos mujeres, por un tiempo.</text:p>
            <text:p/>
            <text:p/>
            <text:p><text:s/>176 páginas.</text:p>
            <text:p><text:s/>Tapa blanda.</text:p>
            <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69004.jpg">http://media.grutinet.com/articulos/or/or_69004.jpg</text:a></text:p>
          </table:table-cell>
          <table:table-cell office:value-type="string" table:style-name="ce4">
            <text:p><text:a xlink:href="http://media.grutinet.com/articulos/lg/lg_69004_0.jpg">http://media.grutinet.com/articulos/lg/lg_69004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69251" table:style-name="ce1">
            <text:p>69251</text:p>
          </table:table-cell>
          <table:table-cell office:value-type="string" table:style-name="ce2">
            <text:p>JUGUETES XXX</text:p>
          </table:table-cell>
          <table:table-cell office:value-type="string" table:style-name="ce2">
            <text:p>PLUGS</text:p>
          </table:table-cell>
          <table:table-cell office:value-type="string" table:style-name="ce2">
            <text:p>THE CURVED DICKTATOR 13 PLUG VIBRADOR DE SILICONA NEGRO</text:p>
          </table:table-cell>
          <table:table-cell office:value-type="string" table:style-name="ce2">
            <text:p>XR BRANDS</text:p>
          </table:table-cell>
          <table:table-cell office:value-type="string" table:style-name="ce3">
            <text:p>THE CURVED DICKTATOR 13 MODE VIBRATING GIANT DILDO THRUSTER BLACK</text:p>
            <text:p/>
            <text:p>Largo, grueso y venoso, el dictador curvo está diseñado para golpear todos los lugares correctos. Este eje de empuje extremo tiene la forma de un pene real, con una ligera curva en la cabeza bulbosa e incluso más detalles abultados para masajearte por dentro con cada empuje. ¡Con una poderosa longitud texturizada de 34 cm, 3 velocidades de vibración intensa y 10 patrones únicos de pulsación, tiene mucho con qué trabajar! Sujete el mango ranurado y fácil de agarrar y apunte a su agujero favorito. ¡Úselo solo o con un compañero para una experiencia intensa y penetrante! Compatible con lubricantes a base de agua y silicona.</text:p>
            <text:p/>
            <text:p/>
            <text:p><text:s/>Dimensiones del producto <text:s text:c="3"/>34,3 x 8,9 x 5,6 cm</text:p>
            <text:p><text:s/>Peso del producto <text:s text:c="3"/>844,44 gram</text:p>
            <text:p><text:s/>Diámetro del producto <text:s text:c="3"/>5,6 cm</text:p>
            <text:p><text:s/>Longitud insertable <text:s text:c="3"/>22,2 cm</text:p>
            <text:p><text:s/>Tipos de velocidad <text:s text:c="3"/>3</text:p>
            <text:p><text:s/>Se requieren baterías <text:s text:c="3"/>4</text:p>
            <text:p><text:s/>Tipo de baterías <text:s text:c="3"/>AAAA</text:p>
            <text:p><text:s/>Baterías incluidas <text:s text:c="3"/>No</text:p>
            <text:p><text:s/>Materiales <text:s text:c="3"/>Non-phthalate PVC, ABS plástico.</text:p>
            <text:p/>
            <text:p/>
          </table:table-cell>
          <table:table-cell office:value-type="float" office:value="184.95" table:style-name="ce1">
            <text:p>184,95</text:p>
          </table:table-cell>
          <table:table-cell office:value-type="float" office:value="57.41" table:style-name="ce1">
            <text:p>57,4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9251.jpg">http://media.grutinet.com/articulos/or/or_69251.jpg</text:a></text:p>
          </table:table-cell>
          <table:table-cell office:value-type="string" table:style-name="ce4">
            <text:p><text:a xlink:href="http://media.grutinet.com/articulos/lg/lg_69251_0.jpg">http://media.grutinet.com/articulos/lg/lg_69251_0.jpg</text:a></text:p>
          </table:table-cell>
          <table:table-cell office:value-type="string" table:style-name="ce4">
            <text:p><text:a xlink:href="http://media.grutinet.com/articulos/lg/lg_69251_1.jpg">http://media.grutinet.com/articulos/lg/lg_69251_1.jpg</text:a></text:p>
          </table:table-cell>
          <table:table-cell office:value-type="string" table:style-name="ce4">
            <text:p><text:a xlink:href="http://media.grutinet.com/articulos/lg/lg_69251_2.jpg">http://media.grutinet.com/articulos/lg/lg_69251_2.jpg</text:a></text:p>
          </table:table-cell>
          <table:table-cell table:style-name="ce1"/>
          <table:table-cell office:value-type="string" table:style-name="ce4">
            <text:p><text:a xlink:href="http://media.grutinet.com/articulos/lg/lg_69251_3.jpg">http://media.grutinet.com/articulos/lg/lg_69251_3.jpg</text:a></text:p>
          </table:table-cell>
          <table:table-cell table:number-columns-repeated="6" table:style-name="ce2"/>
          <table:table-cell table:number-columns-repeated="16359"/>
        </table:table-row>
        <table:table-row table:style-name="ro2">
          <table:table-cell office:value-type="float" office:value="69252" table:style-name="ce1">
            <text:p>69252</text:p>
          </table:table-cell>
          <table:table-cell office:value-type="string" table:style-name="ce2">
            <text:p>JUGUETES XXX</text:p>
          </table:table-cell>
          <table:table-cell office:value-type="string" table:style-name="ce2">
            <text:p>PLUGS</text:p>
          </table:table-cell>
          <table:table-cell office:value-type="string" table:style-name="ce2">
            <text:p>THE CURVED DICKTATOR 13 PLUG VIBRADOR DE SILICONA<text:s/></text:p>
          </table:table-cell>
          <table:table-cell office:value-type="string" table:style-name="ce2">
            <text:p>XR BRANDS</text:p>
          </table:table-cell>
          <table:table-cell office:value-type="string" table:style-name="ce3">
            <text:p>THE CURVED DICKTATOR 13 MODE VIBRATING GIANT DILDO THRUSTER FLESH</text:p>
            <text:p/>
            <text:p>Largo, grueso y venoso, el dictador curvo está diseñado para golpear todos los lugares correctos. Este eje de empuje extremo tiene la forma de un pene real, con una ligera curva en la cabeza bulbosa e incluso más detalles abultados para masajearte por dentro con cada empuje. ¡Con una poderosa longitud texturizada de 34 cm, 3 velocidades de vibración intensa y 10 patrones únicos de pulsación, tiene mucho con qué trabajar! Sujete el mango ranurado y fácil de agarrar y apunte a su agujero favorito. ¡Úselo solo o con un compañero para una experiencia intensa y penetrante! Compatible con lubricantes a base de agua y silicona.</text:p>
            <text:p/>
            <text:p/>
            <text:p><text:s/>Dimensiones del producto 34,3 x 8,9 x 5,6 cm</text:p>
            <text:p><text:s/>Peso del producto 844,44 gram</text:p>
            <text:p><text:s/>Diámetro del producto 5,6 cm</text:p>
            <text:p><text:s/>Longitud insertable 22,2 cm</text:p>
            <text:p><text:s/>Tipos de velocidad 3</text:p>
            <text:p><text:s/>Se requieren baterías 4</text:p>
            <text:p><text:s/>Tipo de baterías AAAA</text:p>
            <text:p><text:s/>Baterías incluidas No</text:p>
            <text:p><text:s/>Materiales Non-phthalate PVC, ABS plástico.</text:p>
            <text:p/>
            <text:p/>
          </table:table-cell>
          <table:table-cell office:value-type="float" office:value="184.95" table:style-name="ce1">
            <text:p>184,95</text:p>
          </table:table-cell>
          <table:table-cell office:value-type="float" office:value="57.41" table:style-name="ce1">
            <text:p>57,4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9252.jpg">http://media.grutinet.com/articulos/or/or_69252.jpg</text:a></text:p>
          </table:table-cell>
          <table:table-cell office:value-type="string" table:style-name="ce4">
            <text:p><text:a xlink:href="http://media.grutinet.com/articulos/lg/lg_69252_0.jpg">http://media.grutinet.com/articulos/lg/lg_69252_0.jpg</text:a></text:p>
          </table:table-cell>
          <table:table-cell office:value-type="string" table:style-name="ce4">
            <text:p><text:a xlink:href="http://media.grutinet.com/articulos/lg/lg_69252_1.jpg">http://media.grutinet.com/articulos/lg/lg_69252_1.jpg</text:a></text:p>
          </table:table-cell>
          <table:table-cell office:value-type="string" table:style-name="ce4">
            <text:p><text:a xlink:href="http://media.grutinet.com/articulos/lg/lg_69252_2.jpg">http://media.grutinet.com/articulos/lg/lg_69252_2.jpg</text:a></text:p>
          </table:table-cell>
          <table:table-cell table:style-name="ce1"/>
          <table:table-cell office:value-type="string" table:style-name="ce4">
            <text:p><text:a xlink:href="http://media.grutinet.com/articulos/lg/lg_69252_3.jpg">http://media.grutinet.com/articulos/lg/lg_69252_3.jpg</text:a></text:p>
          </table:table-cell>
          <table:table-cell table:number-columns-repeated="6" table:style-name="ce2"/>
          <table:table-cell table:number-columns-repeated="16359"/>
        </table:table-row>
        <table:table-row table:style-name="ro2">
          <table:table-cell office:value-type="float" office:value="69286" table:style-name="ce1">
            <text:p>69286</text:p>
          </table:table-cell>
          <table:table-cell office:value-type="string" table:style-name="ce2">
            <text:p>JUGUETES XXX</text:p>
          </table:table-cell>
          <table:table-cell office:value-type="string" table:style-name="ce2">
            <text:p>PLUGS</text:p>
          </table:table-cell>
          <table:table-cell office:value-type="string" table:style-name="ce2">
            <text:p>SLIM M CURVED RIMMING</text:p>
          </table:table-cell>
          <table:table-cell office:value-type="string" table:style-name="ce2">
            <text:p>XR BRANDS</text:p>
          </table:table-cell>
          <table:table-cell office:value-type="string" table:style-name="ce3">
            <text:p>THE PLUG 10X SILICONE VIBRATING THRUSTER BLACK</text:p>
            <text:p/>
            <text:p>¡Nuestra curva modelo M Rimmer ahora está disponible en un tamaño más delgado para aquellos que prefieren menos circunferencia! Diseñado para apuntar al punto P o, en las mujeres, para alcanzar el punto G, este masajeador anal también cuenta con un bulbo abultado para su placer interior. ¡Mejor que el tapón de tope promedio, este revolucionario juguete sexual realmente masajeará la abertura de su agujero con cuentas giratorias y una textura en espiral a lo largo de su tallo, proporcionando una sensación similar a un trabajo de borde!</text:p>
            <text:p/>
            <text:p>Juega con 3 velocidades y 2 funciones de remolino de satisfacción alrededor de tu esfínter. También recibirás 3 velocidades y 5 patrones de vibración mientras el enchufe vibra dentro de ti. Un control remoto opcional puede facilitar la reproducción por su cuenta, pero también puede proporcionar diversión inalámbrica con un compañero. Los botones iluminados en el control remoto y el enchufe los hacen fáciles de ver en la oscuridad. Hecho de silicona de primera calidad, esta emocionante herramienta es no porosa, libre de ftalatos e impermeable para una experiencia segura para el cuerpo y una desinfección completa con agua y jabón.</text:p>
            <text:p/>
            <text:p/>
            <text:p><text:s/>Dimensiones del producto 14 x 11,8 x 4,2 cm</text:p>
            <text:p><text:s/>Peso del producto 331,42 gram</text:p>
            <text:p><text:s/>Diámetro del producto 4,2 cm</text:p>
            <text:p><text:s/>Longitud insertable 11,8 cm</text:p>
            <text:p><text:s/>Tipos de velocidad 8</text:p>
            <text:p><text:s/>Se requieren baterías 1</text:p>
            <text:p><text:s/>Tipo de baterías 27A (12V)</text:p>
            <text:p><text:s/>Baterías incluidas Sí</text:p>
            <text:p><text:s/>Recargable Sí</text:p>
            <text:p><text:s/>Tiempo de recarga 120 min</text:p>
            <text:p><text:s/>Vida de la recarga de las baterías 60 min</text:p>
            <text:p><text:s/>A prueba de agua Sí</text:p>
            <text:p><text:s/>Libre de ftalato Sí</text:p>
            <text:p><text:s/>Materiales Silicona</text:p>
            <text:p/>
            <text:p/>
          </table:table-cell>
          <table:table-cell office:value-type="float" office:value="158.94999999999999" table:style-name="ce1">
            <text:p>158,95</text:p>
          </table:table-cell>
          <table:table-cell office:value-type="float" office:value="49.41" table:style-name="ce1">
            <text:p>49,4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9286.jpg">http://media.grutinet.com/articulos/or/or_69286.jpg</text:a></text:p>
          </table:table-cell>
          <table:table-cell office:value-type="string" table:style-name="ce4">
            <text:p><text:a xlink:href="http://media.grutinet.com/articulos/lg/lg_69286_0.jpg">http://media.grutinet.com/articulos/lg/lg_69286_0.jpg</text:a></text:p>
          </table:table-cell>
          <table:table-cell office:value-type="string" table:style-name="ce4">
            <text:p><text:a xlink:href="http://media.grutinet.com/articulos/lg/lg_69286_1.jpg">http://media.grutinet.com/articulos/lg/lg_69286_1.jpg</text:a></text:p>
          </table:table-cell>
          <table:table-cell office:value-type="string" table:style-name="ce4">
            <text:p><text:a xlink:href="http://media.grutinet.com/articulos/lg/lg_69286_2.jpg">http://media.grutinet.com/articulos/lg/lg_69286_2.jpg</text:a></text:p>
          </table:table-cell>
          <table:table-cell table:style-name="ce1"/>
          <table:table-cell office:value-type="string" table:style-name="ce4">
            <text:p><text:a xlink:href="http://media.grutinet.com/articulos/lg/lg_69286_3.jpg">http://media.grutinet.com/articulos/lg/lg_69286_3.jpg</text:a></text:p>
          </table:table-cell>
          <table:table-cell table:number-columns-repeated="6" table:style-name="ce2"/>
          <table:table-cell table:number-columns-repeated="16359"/>
        </table:table-row>
        <table:table-row table:style-name="ro2">
          <table:table-cell office:value-type="float" office:value="69287" table:style-name="ce1">
            <text:p>69287</text:p>
          </table:table-cell>
          <table:table-cell office:value-type="string" table:style-name="ce2">
            <text:p>JUGUETES XXX</text:p>
          </table:table-cell>
          <table:table-cell office:value-type="string" table:style-name="ce2">
            <text:p>BDSM</text:p>
          </table:table-cell>
          <table:table-cell office:value-type="string" table:style-name="ce2">
            <text:p>3 PIECE BALL STRETCHER TRAINING SET NEGRO</text:p>
          </table:table-cell>
          <table:table-cell office:value-type="string" table:style-name="ce2">
            <text:p>XR BRANDS</text:p>
          </table:table-cell>
          <table:table-cell office:value-type="string" table:style-name="ce3">
            <text:p><text:s/></text:p>
            <text:p/>
            <text:p>3 PIECE BALL STRETCHER TRAINING SET BLACK</text:p>
            <text:p/>
            <text:p>Este conjunto de Isabella Sinclaire de 4 piezas , incluye 3 arneses de escroto ajustables, hechos de un material de cuero PU fácil de limpiar y duradero. La correa tiene un cierre de gancho simple con presilla para la muñeca y mucha longitud para controlar o dirigir a su sujeto. Incluso puede colocar pesas, cuerdas u otros accesorios como lo desee. El metal no contiene níquel para evitar irritaciones y el material se limpia fácilmente.</text:p>
            <text:p/>
            <text:p>Una de las Dominas más buscadas en el mundo, Isabella Sinclaire ha sido un pilar de la comunidad fetichista y un ícono fetichista desde 1993 y una de las primeras Pro Dommes con presencia en línea. Ella es una experta venerada con un conocimiento incomparable sobre todo tipo de actividades BDSM y un profundo conocimiento para aquellos que participan en ellas. Isabella Sinclaire también es una estrella de cine internacional que ha creado o protagonizado más de 60 películas de BDSM.</text:p>
            <text:p/>
            <text:p>La Colección Signature de Isabella Sinclaire presenta herramientas personalmente seleccionadas por Isabella Sinclaire para su satisfacción. Cada pieza refleja su estilo, sofisticación, habilidad y clase.</text:p>
            <text:p/>
            <text:p>Medidas: Pequeño: 1 pulgada de diámetro; Mediano: 1.5 pulgadas de diámetro; Grande: 2 pulgadas de diámetro. La correa mide 37 pulgadas de largo</text:p>
            <text:p/>
            <text:p/>
            <text:p><text:s/>Dimensiones del producto <text:s text:c="3"/>94 x 2,5 cm</text:p>
            <text:p><text:s/>Peso del producto <text:s text:c="3"/>254,00 gram</text:p>
            <text:p><text:s/>Diámetro del producto <text:s text:c="3"/>3,8 cm</text:p>
            <text:p><text:s/>Diámetro interno <text:s text:c="3"/>2,0 cm</text:p>
            <text:p><text:s/>Materiales <text:s text:c="3"/>PU leather, metal</text:p>
            <text:p/>
            <text:p/>
          </table:table-cell>
          <table:table-cell office:value-type="float" office:value="60.95" table:style-name="ce1">
            <text:p>60,95</text:p>
          </table:table-cell>
          <table:table-cell office:value-type="float" office:value="18.91" table:style-name="ce1">
            <text:p>18,9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9287.jpg">http://media.grutinet.com/articulos/or/or_69287.jpg</text:a></text:p>
          </table:table-cell>
          <table:table-cell office:value-type="string" table:style-name="ce4">
            <text:p><text:a xlink:href="http://media.grutinet.com/articulos/lg/lg_69287_0.jpg">http://media.grutinet.com/articulos/lg/lg_69287_0.jpg</text:a></text:p>
          </table:table-cell>
          <table:table-cell office:value-type="string" table:style-name="ce4">
            <text:p><text:a xlink:href="http://media.grutinet.com/articulos/lg/lg_69287_1.jpg">http://media.grutinet.com/articulos/lg/lg_69287_1.jpg</text:a></text:p>
          </table:table-cell>
          <table:table-cell office:value-type="string" table:style-name="ce4">
            <text:p><text:a xlink:href="http://media.grutinet.com/articulos/lg/lg_69287_2.jpg">http://media.grutinet.com/articulos/lg/lg_69287_2.jpg</text:a></text:p>
          </table:table-cell>
          <table:table-cell table:style-name="ce1"/>
          <table:table-cell office:value-type="string" table:style-name="ce4">
            <text:p><text:a xlink:href="http://media.grutinet.com/articulos/lg/lg_69287_3.jpg">http://media.grutinet.com/articulos/lg/lg_69287_3.jpg</text:a></text:p>
          </table:table-cell>
          <table:table-cell table:number-columns-repeated="6" table:style-name="ce2"/>
          <table:table-cell table:number-columns-repeated="16359"/>
        </table:table-row>
        <table:table-row table:style-name="ro2">
          <table:table-cell office:value-type="float" office:value="69288" table:style-name="ce1">
            <text:p>69288</text:p>
          </table:table-cell>
          <table:table-cell office:value-type="string" table:style-name="ce2">
            <text:p>JUGUETES XXX</text:p>
          </table:table-cell>
          <table:table-cell office:value-type="string" table:style-name="ce2">
            <text:p>BDSM</text:p>
          </table:table-cell>
          <table:table-cell office:value-type="string" table:style-name="ce2">
            <text:p>UNIVERSAL LEATHER RESTRAINTS NEGRO</text:p>
          </table:table-cell>
          <table:table-cell office:value-type="string" table:style-name="ce2">
            <text:p>XR BRANDS</text:p>
          </table:table-cell>
          <table:table-cell office:value-type="string" table:style-name="ce3">
            <text:p>UNIVERSAL LEATHER RESTRAINTS BLACK</text:p>
            <text:p/>
            <text:p>Estas restricciones de cuero fáciles de usar y duraderas usan el peso de su propio cuerpo para ceñirse, el movimiento y dejarlos indefensos. Úselo en muñecas o tobillos: cuanto más se jalen, más apretados se vuelven. El metal plateado no contiene níquel, y el cuero flexible pero resistente tiene una apariencia y sensación premium. Los extremos tienen ganchos de seguridad de gatillo duraderos que se abren y cierran fácilmente, aunque se mantienen apretados durante el juego brusco.</text:p>
            <text:p/>
            <text:p>Una de las Dominas más buscadas en el mundo, Isabella Sinclaire ha sido un pilar de la comunidad fetichista y un ícono fetichista desde 1993 y una de las primeras Pro Dommes con presencia en línea. Ella es una experta venerada con un conocimiento incomparable sobre todo tipo de actividades BDSM y un profundo conocimiento para aquellos que participan en ellas. Isabella Sinclaire también es una estrella de cine internacional que ha creado o protagonizado más de 60 películas de BDSM.</text:p>
            <text:p/>
            <text:p>La Colección Signature de Isabella Sinclaire presenta herramientas personalmente seleccionadas por Isabella Sinclaire para su satisfacción. Cada pieza refleja su estilo, sofisticación, habilidad y clase.</text:p>
            <text:p/>
            <text:p/>
            <text:p><text:s/>Dimensiones del producto <text:s text:c="3"/>52,1 cm</text:p>
            <text:p><text:s/>Peso del producto <text:s text:c="3"/>198,00 gram</text:p>
            <text:p><text:s/>Materiales <text:s/>: piel y metal</text:p>
            <text:p/>
            <text:p/>
          </table:table-cell>
          <table:table-cell office:value-type="float" office:value="89.95" table:style-name="ce1">
            <text:p>89,95</text:p>
          </table:table-cell>
          <table:table-cell office:value-type="float" office:value="28.09" table:style-name="ce1">
            <text:p>28,0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9288.jpg">http://media.grutinet.com/articulos/or/or_69288.jpg</text:a></text:p>
          </table:table-cell>
          <table:table-cell office:value-type="string" table:style-name="ce4">
            <text:p><text:a xlink:href="http://media.grutinet.com/articulos/lg/lg_69288_0.jpg">http://media.grutinet.com/articulos/lg/lg_69288_0.jpg</text:a></text:p>
          </table:table-cell>
          <table:table-cell office:value-type="string" table:style-name="ce4">
            <text:p><text:a xlink:href="http://media.grutinet.com/articulos/lg/lg_69288_1.jpg">http://media.grutinet.com/articulos/lg/lg_69288_1.jpg</text:a></text:p>
          </table:table-cell>
          <table:table-cell office:value-type="string" table:style-name="ce4">
            <text:p><text:a xlink:href="http://media.grutinet.com/articulos/lg/lg_69288_2.jpg">http://media.grutinet.com/articulos/lg/lg_69288_2.jpg</text:a></text:p>
          </table:table-cell>
          <table:table-cell table:style-name="ce1"/>
          <table:table-cell table:number-columns-repeated="7" table:style-name="ce2"/>
          <table:table-cell table:number-columns-repeated="16359"/>
        </table:table-row>
        <table:table-row table:style-name="ro2">
          <table:table-cell office:value-type="float" office:value="69289" table:style-name="ce1">
            <text:p>69289</text:p>
          </table:table-cell>
          <table:table-cell office:value-type="string" table:style-name="ce2">
            <text:p>JUGUETES XXX</text:p>
          </table:table-cell>
          <table:table-cell office:value-type="string" table:style-name="ce2">
            <text:p>BDSM</text:p>
          </table:table-cell>
          <table:table-cell office:value-type="string" table:style-name="ce2">
            <text:p>PREMIUM LEATHER ATADURAS PARA LAS MUÑECAS</text:p>
          </table:table-cell>
          <table:table-cell office:value-type="string" table:style-name="ce2">
            <text:p>XR BRANDS</text:p>
          </table:table-cell>
          <table:table-cell office:value-type="string" table:style-name="ce3">
            <text:p>PREMIUM LEATHER WRIST CUFF BLACK</text:p>
            <text:p/>
            <text:p>Hechas de cuero duradero de primera calidad con una sensación flexible pero duradera, estas muñequeras premium cuentan con herrajes plateados, metal libre de níquel y una hebilla de bloqueo opcional para mayor seguridad. La cadena de gancho de seguridad en el centro se quita fácilmente y el anillo en D le permite atar cuerdas, cadenas u otros accesorios como lo desee.</text:p>
            <text:p/>
            <text:p>La Colección Signature de Isabella Sinclaire presenta herramientas personalmente seleccionadas por Isabella Sinclaire para su satisfacción. Cada pieza refleja su estilo, sofisticación, habilidad y clase.</text:p>
            <text:p/>
            <text:p>Circunferencia ajustable 22,86 - 30,48 cm</text:p>
            <text:p/>
          </table:table-cell>
          <table:table-cell office:value-type="float" office:value="131.94999999999999" table:style-name="ce1">
            <text:p>131,95</text:p>
          </table:table-cell>
          <table:table-cell office:value-type="float" office:value="41.17" table:style-name="ce1">
            <text:p>41,17</text:p>
          </table:table-cell>
          <table:table-cell office:value-type="string" table:style-name="ce2">
            <text:p>SI</text:p>
          </table:table-cell>
          <table:table-cell office:value-type="float" office:value="12" table:style-name="ce1">
            <text:p>1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9289.jpg">http://media.grutinet.com/articulos/or/or_69289.jpg</text:a></text:p>
          </table:table-cell>
          <table:table-cell office:value-type="string" table:style-name="ce4">
            <text:p><text:a xlink:href="http://media.grutinet.com/articulos/lg/lg_69289_0.jpg">http://media.grutinet.com/articulos/lg/lg_69289_0.jpg</text:a></text:p>
          </table:table-cell>
          <table:table-cell office:value-type="string" table:style-name="ce4">
            <text:p><text:a xlink:href="http://media.grutinet.com/articulos/lg/lg_69289_1.jpg">http://media.grutinet.com/articulos/lg/lg_69289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70736" table:style-name="ce1">
            <text:p>70736</text:p>
          </table:table-cell>
          <table:table-cell office:value-type="string" table:style-name="ce2">
            <text:p>LENCERIA</text:p>
          </table:table-cell>
          <table:table-cell office:value-type="string" table:style-name="ce2">
            <text:p>GUANTES</text:p>
          </table:table-cell>
          <table:table-cell office:value-type="string" table:style-name="ce2">
            <text:p>LEG AVENUE MITONES DE ENCAJE NEGRO</text:p>
          </table:table-cell>
          <table:table-cell office:value-type="string" table:style-name="ce2">
            <text:p>LEG AVENUE</text:p>
          </table:table-cell>
          <table:table-cell office:value-type="string" table:style-name="ce3">
            <text:p/>
            <text:p>LEG AVENUE BLACK FINGERLESS LACE GLOVES.</text:p>
            <text:p/>
            <text:p>Complementa tu look con estos guantes sexys de encaje en negro, con volante en muñeca.Confeccionados con encaje de primera calidad, le darás un toque retro a la par de elegante a tu outfit.<text:s/></text:p>
            <text:p>Siéntete como una auténtica diva de los años 20!</text:p>
            <text:p/>
            <text:p>Composición: 90% Nylon, 10% Spandex.</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15.99" table:style-name="ce1">
            <text:p>15,99</text:p>
          </table:table-cell>
          <table:table-cell office:value-type="float" office:value="6.25" table:style-name="ce1">
            <text:p>6,25</text:p>
          </table:table-cell>
          <table:table-cell office:value-type="string" table:style-name="ce2">
            <text:p>SI</text:p>
          </table:table-cell>
          <table:table-cell office:value-type="float" office:value="25" table:style-name="ce1">
            <text:p>25</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0736.jpg">http://media.grutinet.com/articulos/or/or_70736.jpg</text:a></text:p>
          </table:table-cell>
          <table:table-cell office:value-type="string" table:style-name="ce4">
            <text:p><text:a xlink:href="http://media.grutinet.com/articulos/lg/lg_70736_0.jpg">http://media.grutinet.com/articulos/lg/lg_70736_0.jpg</text:a></text:p>
          </table:table-cell>
          <table:table-cell table:number-columns-repeated="2" table:style-name="ce2"/>
          <table:table-cell office:value-type="float" office:value="70736" table:style-name="ce1">
            <text:p>70736</text:p>
          </table:table-cell>
          <table:table-cell table:number-columns-repeated="7" table:style-name="ce2"/>
          <table:table-cell table:number-columns-repeated="16359"/>
        </table:table-row>
        <table:table-row table:style-name="ro2">
          <table:table-cell office:value-type="float" office:value="70764" table:style-name="ce1">
            <text:p>70764</text:p>
          </table:table-cell>
          <table:table-cell office:value-type="string" table:style-name="ce2">
            <text:p>LENCERIA</text:p>
          </table:table-cell>
          <table:table-cell office:value-type="string" table:style-name="ce2">
            <text:p>DISFRACES</text:p>
          </table:table-cell>
          <table:table-cell office:value-type="string" table:style-name="ce2">
            <text:p>LEG AVENUE DISFRAZ FEMENINO DE ARBITRO</text:p>
          </table:table-cell>
          <table:table-cell office:value-type="string" table:style-name="ce2">
            <text:p>LEG AVENUE</text:p>
          </table:table-cell>
          <table:table-cell office:value-type="string" table:style-name="ce3">
            <text:p>LEG AVENUE GAME OFFICIAL WOMAN COSTUME.</text:p>
            <text:p/>
            <text:p>Que empiece el juego!! Pero el juego de la seducción...</text:p>
            <text:p>Este sexy disfraz te permitirá establecer los límites y las reglas del juego, y a quien no las cumpla... Piiiiiiiit!! Tarjeta roja y expulsión!</text:p>
            <text:p/>
            <text:p>Este disfraz está compuesto por tres piezas:</text:p>
            <text:p>- Vestido a rayas blancas y negras, con cremallera y faldita plisada.</text:p>
            <text:p>- Calcetines.</text:p>
            <text:p>- Silbato</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49.99" table:style-name="ce1">
            <text:p>49,99</text:p>
          </table:table-cell>
          <table:table-cell office:value-type="float" office:value="22.96" table:style-name="ce1">
            <text:p>22,96</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0764.jpg">http://media.grutinet.com/articulos/or/or_70764.jpg</text:a></text:p>
          </table:table-cell>
          <table:table-cell office:value-type="string" table:style-name="ce4">
            <text:p><text:a xlink:href="http://media.grutinet.com/articulos/lg/lg_70764_0.jpg">http://media.grutinet.com/articulos/lg/lg_70764_0.jpg</text:a></text:p>
          </table:table-cell>
          <table:table-cell office:value-type="string" table:style-name="ce4">
            <text:p><text:a xlink:href="http://media.grutinet.com/articulos/lg/lg_70764_1.jpg">http://media.grutinet.com/articulos/lg/lg_70764_1.jpg</text:a></text:p>
          </table:table-cell>
          <table:table-cell table:style-name="ce2"/>
          <table:table-cell office:value-type="float" office:value="70762" table:style-name="ce1">
            <text:p>70762</text:p>
          </table:table-cell>
          <table:table-cell table:number-columns-repeated="7" table:style-name="ce2"/>
          <table:table-cell table:number-columns-repeated="16359"/>
        </table:table-row>
        <table:table-row table:style-name="ro2">
          <table:table-cell office:value-type="float" office:value="70765" table:style-name="ce1">
            <text:p>70765</text:p>
          </table:table-cell>
          <table:table-cell office:value-type="string" table:style-name="ce2">
            <text:p>LENCERIA</text:p>
          </table:table-cell>
          <table:table-cell office:value-type="string" table:style-name="ce2">
            <text:p>DISFRACES</text:p>
          </table:table-cell>
          <table:table-cell office:value-type="string" table:style-name="ce2">
            <text:p>LEG AVENUE DISFRAZ FEMENINO DE ARBITRO</text:p>
          </table:table-cell>
          <table:table-cell office:value-type="string" table:style-name="ce2">
            <text:p>LEG AVENUE</text:p>
          </table:table-cell>
          <table:table-cell office:value-type="string" table:style-name="ce3">
            <text:p>LEG AVENUE GAME OFFICIAL WOMAN COSTUME.</text:p>
            <text:p/>
            <text:p>Que empiece el juego!! Pero el juego de la seducción...</text:p>
            <text:p>Este sexy disfraz te permitirá establecer los límites y las reglas del juego, y a quien no las cumpla... Piiiiiiiit!! Tarjeta roja y expulsión!</text:p>
            <text:p/>
            <text:p>Este disfraz está compuesto por tres piezas:</text:p>
            <text:p>- Vestido a rayas blancas y negras, con cremallera y faldita plisada.</text:p>
            <text:p>- Calcetines.</text:p>
            <text:p>- Silbato</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49.99" table:style-name="ce1">
            <text:p>49,99</text:p>
          </table:table-cell>
          <table:table-cell office:value-type="float" office:value="22.92" table:style-name="ce1">
            <text:p>22,9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XL</text:p>
          </table:table-cell>
          <table:table-cell office:value-type="string" table:style-name="ce4">
            <text:p><text:a xlink:href="http://media.grutinet.com/articulos/or/or_70765.jpg">http://media.grutinet.com/articulos/or/or_70765.jpg</text:a></text:p>
          </table:table-cell>
          <table:table-cell office:value-type="string" table:style-name="ce4">
            <text:p><text:a xlink:href="http://media.grutinet.com/articulos/lg/lg_70765_0.jpg">http://media.grutinet.com/articulos/lg/lg_70765_0.jpg</text:a></text:p>
          </table:table-cell>
          <table:table-cell office:value-type="string" table:style-name="ce4">
            <text:p><text:a xlink:href="http://media.grutinet.com/articulos/lg/lg_70765_1.jpg">http://media.grutinet.com/articulos/lg/lg_70765_1.jpg</text:a></text:p>
          </table:table-cell>
          <table:table-cell table:style-name="ce2"/>
          <table:table-cell office:value-type="float" office:value="70762" table:style-name="ce1">
            <text:p>70762</text:p>
          </table:table-cell>
          <table:table-cell table:number-columns-repeated="7" table:style-name="ce2"/>
          <table:table-cell table:number-columns-repeated="16359"/>
        </table:table-row>
        <table:table-row table:style-name="ro2">
          <table:table-cell office:value-type="float" office:value="71009" table:style-name="ce1">
            <text:p>71009</text:p>
          </table:table-cell>
          <table:table-cell office:value-type="string" table:style-name="ce2">
            <text:p>LENCERIA</text:p>
          </table:table-cell>
          <table:table-cell office:value-type="string" table:style-name="ce2">
            <text:p>PANTYS</text:p>
          </table:table-cell>
          <table:table-cell office:value-type="string" table:style-name="ce2">
            <text:p>LEG AVENUE PANTIES COMBINADOS DE REJILLA Y CALADOS</text:p>
          </table:table-cell>
          <table:table-cell office:value-type="string" table:style-name="ce2">
            <text:p>LEG AVENUE</text:p>
          </table:table-cell>
          <table:table-cell office:value-type="string" table:style-name="ce3">
            <text:p/>
            <text:p>LEG AVENUE MICRO NET PANTYHOSE WITH DIAMOND HIGH PRINT AND FAUX LACE UP.</text:p>
            <text:p/>
            <text:p>Fantásticos panties de color negro combinados en textura de red y calada. La parte inferior simula una calza con calados y acabado a la altura de la rodilla con un lazo, y la parte superior llega hasta la cadera en rejilla con entrelazados hasta medio muslo a modo decorativo. Son las favoritas para los más fetichistas! Esa fina capa que separa tu piel de su piel hará que vuele su imginación... Sexy y seductora, pero a la vez elegante y sofisticada. No podrás esperar para lucirlas con tu mejor conjunto de ropa interior, o con ese sensual vestido que guardas en tu armario...</text:p>
            <text:p><text:s/>Estos maravillosos panties pertenecen a la colección Hosiery de Leg Avenue .</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27.498899999999999" table:style-name="ce1">
            <text:p>27,4989</text:p>
          </table:table-cell>
          <table:table-cell office:value-type="float" office:value="7.89" table:style-name="ce1">
            <text:p>7,89</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1009.jpg">http://media.grutinet.com/articulos/or/or_71009.jpg</text:a></text:p>
          </table:table-cell>
          <table:table-cell office:value-type="string" table:style-name="ce4">
            <text:p><text:a xlink:href="http://media.grutinet.com/articulos/lg/lg_71009_0.jpg">http://media.grutinet.com/articulos/lg/lg_71009_0.jpg</text:a></text:p>
          </table:table-cell>
          <table:table-cell table:number-columns-repeated="2" table:style-name="ce2"/>
          <table:table-cell office:value-type="float" office:value="71009" table:style-name="ce1">
            <text:p>71009</text:p>
          </table:table-cell>
          <table:table-cell table:number-columns-repeated="7" table:style-name="ce2"/>
          <table:table-cell table:number-columns-repeated="16359"/>
        </table:table-row>
        <table:table-row table:style-name="ro2">
          <table:table-cell office:value-type="float" office:value="71071" table:style-name="ce1">
            <text:p>71071</text:p>
          </table:table-cell>
          <table:table-cell office:value-type="string" table:style-name="ce2">
            <text:p>LENCERIA</text:p>
          </table:table-cell>
          <table:table-cell office:value-type="string" table:style-name="ce2">
            <text:p>COMPLEMENTOS</text:p>
          </table:table-cell>
          <table:table-cell office:value-type="string" table:style-name="ce2">
            <text:p>LEG AVENUE ENAGUAS BLANCO</text:p>
          </table:table-cell>
          <table:table-cell office:value-type="string" table:style-name="ce2">
            <text:p>LEG AVENUE</text:p>
          </table:table-cell>
          <table:table-cell office:value-type="string" table:style-name="ce3">
            <text:p/>
            <text:p>LEG AVENUE PETTICOAT DRESS WHITE.</text:p>
            <text:p>Disfruta de esta pieza de lencería, pero sobre su ropa interior. Llévala puesta debajo de un vestido o falda, para darle vuelo y movimiento. Ayuda a prevenir la irritación de la piel de telas gruesas como la lana, evitar el calor y proteger las telas finas de la transpiración corporal. También se utilizan para evitar la visión del cuerpo con ropas externas translúcidas.<text:s/></text:p>
            <text:p>Con su bonita forma de tutú, hará tus faldas y vestidos más bonitos, añadiéndoles volumen.</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51.836399999999998" table:style-name="ce1">
            <text:p>51,8364</text:p>
          </table:table-cell>
          <table:table-cell office:value-type="float" office:value="15.62" table:style-name="ce1">
            <text:p>15,62</text:p>
          </table:table-cell>
          <table:table-cell office:value-type="string" table:style-name="ce2">
            <text:p>SI</text:p>
          </table:table-cell>
          <table:table-cell office:value-type="float" office:value="15" table:style-name="ce1">
            <text:p>15</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1071.jpg">http://media.grutinet.com/articulos/or/or_71071.jpg</text:a></text:p>
          </table:table-cell>
          <table:table-cell office:value-type="string" table:style-name="ce4">
            <text:p><text:a xlink:href="http://media.grutinet.com/articulos/lg/lg_71071_0.jpg">http://media.grutinet.com/articulos/lg/lg_71071_0.jpg</text:a></text:p>
          </table:table-cell>
          <table:table-cell office:value-type="string" table:style-name="ce4">
            <text:p><text:a xlink:href="http://media.grutinet.com/articulos/lg/lg_71071_1.jpg">http://media.grutinet.com/articulos/lg/lg_71071_1.jpg</text:a></text:p>
          </table:table-cell>
          <table:table-cell table:style-name="ce2"/>
          <table:table-cell office:value-type="float" office:value="71071" table:style-name="ce1">
            <text:p>71071</text:p>
          </table:table-cell>
          <table:table-cell table:number-columns-repeated="7" table:style-name="ce2"/>
          <table:table-cell table:number-columns-repeated="16359"/>
        </table:table-row>
        <table:table-row table:style-name="ro2">
          <table:table-cell office:value-type="float" office:value="71226" table:style-name="ce1">
            <text:p>71226</text:p>
          </table:table-cell>
          <table:table-cell office:value-type="string" table:style-name="ce2">
            <text:p>LENCERIA</text:p>
          </table:table-cell>
          <table:table-cell office:value-type="string" table:style-name="ce2">
            <text:p>TANGAS</text:p>
          </table:table-cell>
          <table:table-cell office:value-type="string" table:style-name="ce2">
            <text:p>LEG AVENUE BRAGUITAS CON CINTAS DE LIGUERO</text:p>
          </table:table-cell>
          <table:table-cell office:value-type="string" table:style-name="ce2">
            <text:p>LEG AVENUE</text:p>
          </table:table-cell>
          <table:table-cell office:value-type="string" table:style-name="ce3">
            <text:p/>
            <text:p>LEG AVENUE LACE HEART PANTY WITH GARTER STRAP AND PEEK-A-BOO BACK</text:p>
            <text:p>Fantásticas braguitas negras con corazón de encaje rojo decorativo y abertura trasera. Dispone ademas de unas cintas para sujetar tus medias favoritas. Deja que sea la guinda del pastel de tu outfit, escondiendo de una manera muy sabrosa tu mercancía prohibida.<text:s/></text:p>
            <text:p>Esta maravillosa braguita pertenece a la colección Burlesqu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36.813600000000001" table:style-name="ce1">
            <text:p>36,8136</text:p>
          </table:table-cell>
          <table:table-cell office:value-type="float" office:value="10.75" table:style-name="ce1">
            <text:p>10,75</text:p>
          </table:table-cell>
          <table:table-cell office:value-type="string" table:style-name="ce2">
            <text:p>SI</text:p>
          </table:table-cell>
          <table:table-cell office:value-type="float" office:value="12" table:style-name="ce1">
            <text:p>12</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71226.jpg">http://media.grutinet.com/articulos/or/or_71226.jpg</text:a></text:p>
          </table:table-cell>
          <table:table-cell office:value-type="string" table:style-name="ce4">
            <text:p><text:a xlink:href="http://media.grutinet.com/articulos/lg/lg_71226_0.jpg">http://media.grutinet.com/articulos/lg/lg_71226_0.jpg</text:a></text:p>
          </table:table-cell>
          <table:table-cell office:value-type="string" table:style-name="ce4">
            <text:p><text:a xlink:href="http://media.grutinet.com/articulos/lg/lg_71226_1.jpg">http://media.grutinet.com/articulos/lg/lg_71226_1.jpg</text:a></text:p>
          </table:table-cell>
          <table:table-cell table:style-name="ce2"/>
          <table:table-cell office:value-type="float" office:value="71225" table:style-name="ce1">
            <text:p>71225</text:p>
          </table:table-cell>
          <table:table-cell table:number-columns-repeated="7" table:style-name="ce2"/>
          <table:table-cell table:number-columns-repeated="16359"/>
        </table:table-row>
        <table:table-row table:style-name="ro2">
          <table:table-cell office:value-type="float" office:value="71227" table:style-name="ce1">
            <text:p>71227</text:p>
          </table:table-cell>
          <table:table-cell office:value-type="string" table:style-name="ce2">
            <text:p>LENCERIA</text:p>
          </table:table-cell>
          <table:table-cell office:value-type="string" table:style-name="ce2">
            <text:p>CONJUNTOS</text:p>
          </table:table-cell>
          <table:table-cell office:value-type="string" table:style-name="ce2">
            <text:p>LEG AVENUE CONJUNTO SUJETADOR Y TANGA ESTAMPADO DE LEOPARDO</text:p>
          </table:table-cell>
          <table:table-cell office:value-type="string" table:style-name="ce2">
            <text:p>LEG AVENUE</text:p>
          </table:table-cell>
          <table:table-cell office:value-type="string" table:style-name="ce3">
            <text:p/>
            <text:p>LEG AVENUE SHELF BRA WITH CHIFFON RUFFLE TRIM AND MATCHING THONG</text:p>
            <text:p>Fantástico conjunto de sujetador y tanga de leopardo con acabado en volante de gasa y lazo dorados decorativos. Deja que sea la guinda del pastel de tu outfit, escondiendo de una manera muy sabrosa tu mercancía prohibida.<text:s/></text:p>
            <text:p>Este maravilloso conjunto pertenece a la colección Burlesqu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63.127899999999997" table:style-name="ce1">
            <text:p>63,1279</text:p>
          </table:table-cell>
          <table:table-cell office:value-type="float" office:value="19.53" table:style-name="ce1">
            <text:p>19,53</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71227.jpg">http://media.grutinet.com/articulos/or/or_71227.jpg</text:a></text:p>
          </table:table-cell>
          <table:table-cell office:value-type="string" table:style-name="ce4">
            <text:p><text:a xlink:href="http://media.grutinet.com/articulos/lg/lg_71227_0.jpg">http://media.grutinet.com/articulos/lg/lg_71227_0.jpg</text:a></text:p>
          </table:table-cell>
          <table:table-cell office:value-type="string" table:style-name="ce4">
            <text:p><text:a xlink:href="http://media.grutinet.com/articulos/lg/lg_71227_1.jpg">http://media.grutinet.com/articulos/lg/lg_71227_1.jpg</text:a></text:p>
          </table:table-cell>
          <table:table-cell table:style-name="ce2"/>
          <table:table-cell office:value-type="float" office:value="71229" table:style-name="ce1">
            <text:p>71229</text:p>
          </table:table-cell>
          <table:table-cell table:number-columns-repeated="7" table:style-name="ce2"/>
          <table:table-cell table:number-columns-repeated="16359"/>
        </table:table-row>
        <table:table-row table:style-name="ro2">
          <table:table-cell office:value-type="float" office:value="71228" table:style-name="ce1">
            <text:p>71228</text:p>
          </table:table-cell>
          <table:table-cell office:value-type="string" table:style-name="ce2">
            <text:p>LENCERIA</text:p>
          </table:table-cell>
          <table:table-cell office:value-type="string" table:style-name="ce2">
            <text:p>CONJUNTOS</text:p>
          </table:table-cell>
          <table:table-cell office:value-type="string" table:style-name="ce2">
            <text:p>LEG AVENUE CONJUNTO SUJETADOR Y TANGA ESTAMPADO DE LEOPARDO</text:p>
          </table:table-cell>
          <table:table-cell office:value-type="string" table:style-name="ce2">
            <text:p>LEG AVENUE</text:p>
          </table:table-cell>
          <table:table-cell office:value-type="string" table:style-name="ce3">
            <text:p/>
            <text:p>LEG AVENUE SHELF BRA WITH CHIFFON RUFFLE TRIM AND MATCHING THONG</text:p>
            <text:p>Fantástico conjunto de sujetador y tanga de leopardo con acabado en volante de gasa y lazo dorados decorativos. Deja que sea la guinda del pastel de tu outfit, escondiendo de una manera muy sabrosa tu mercancía prohibida.<text:s/></text:p>
            <text:p>Esta maravillosa braguita pertenece a la colección Burlesqu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63.127899999999997" table:style-name="ce1">
            <text:p>63,1279</text:p>
          </table:table-cell>
          <table:table-cell office:value-type="float" office:value="19.53" table:style-name="ce1">
            <text:p>19,5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71228.jpg">http://media.grutinet.com/articulos/or/or_71228.jpg</text:a></text:p>
          </table:table-cell>
          <table:table-cell office:value-type="string" table:style-name="ce4">
            <text:p><text:a xlink:href="http://media.grutinet.com/articulos/lg/lg_71228_0.jpg">http://media.grutinet.com/articulos/lg/lg_71228_0.jpg</text:a></text:p>
          </table:table-cell>
          <table:table-cell office:value-type="string" table:style-name="ce4">
            <text:p><text:a xlink:href="http://media.grutinet.com/articulos/lg/lg_71228_1.jpg">http://media.grutinet.com/articulos/lg/lg_71228_1.jpg</text:a></text:p>
          </table:table-cell>
          <table:table-cell table:style-name="ce2"/>
          <table:table-cell office:value-type="float" office:value="71229" table:style-name="ce1">
            <text:p>71229</text:p>
          </table:table-cell>
          <table:table-cell table:number-columns-repeated="7" table:style-name="ce2"/>
          <table:table-cell table:number-columns-repeated="16359"/>
        </table:table-row>
        <table:table-row table:style-name="ro2">
          <table:table-cell office:value-type="float" office:value="71436" table:style-name="ce1">
            <text:p>71436</text:p>
          </table:table-cell>
          <table:table-cell office:value-type="string" table:style-name="ce2">
            <text:p>LENCERIA</text:p>
          </table:table-cell>
          <table:table-cell office:value-type="string" table:style-name="ce2">
            <text:p>CONJUNTOS</text:p>
          </table:table-cell>
          <table:table-cell office:value-type="string" table:style-name="ce2">
            <text:p>LEG AVENUE CONJUNTO DE TOP Y SHORT DE RED Y CUBREPEZONES</text:p>
          </table:table-cell>
          <table:table-cell office:value-type="string" table:style-name="ce2">
            <text:p>LEG AVENUE</text:p>
          </table:table-cell>
          <table:table-cell office:value-type="string" table:style-name="ce3">
            <text:p/>
            <text:p>LEG AVENUE INDUSTRIAL NET TOP WITH BOYSHORTS AND PASTIES</text:p>
            <text:p>Fantástico conjunto de top y short de red industrial en negro y cubrepezones en forma de estrella a rayas negras y rosa fucsia. Irradiarás una sensualidad sutil y lucirás muy femenina. El tanga negro no va incluido.</text:p>
            <text:p>Este maravilloso conjunto pertenece a la colección Lingeri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45.274999999999999" table:style-name="ce1">
            <text:p>45,275</text:p>
          </table:table-cell>
          <table:table-cell office:value-type="float" office:value="13.45" table:style-name="ce1">
            <text:p>13,45</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1436.jpg">http://media.grutinet.com/articulos/or/or_71436.jpg</text:a></text:p>
          </table:table-cell>
          <table:table-cell office:value-type="string" table:style-name="ce4">
            <text:p><text:a xlink:href="http://media.grutinet.com/articulos/lg/lg_71436_0.jpg">http://media.grutinet.com/articulos/lg/lg_71436_0.jpg</text:a></text:p>
          </table:table-cell>
          <table:table-cell office:value-type="string" table:style-name="ce4">
            <text:p><text:a xlink:href="http://media.grutinet.com/articulos/lg/lg_71436_1.jpg">http://media.grutinet.com/articulos/lg/lg_71436_1.jpg</text:a></text:p>
          </table:table-cell>
          <table:table-cell table:style-name="ce2"/>
          <table:table-cell office:value-type="float" office:value="71435" table:style-name="ce1">
            <text:p>71435</text:p>
          </table:table-cell>
          <table:table-cell table:number-columns-repeated="7" table:style-name="ce2"/>
          <table:table-cell table:number-columns-repeated="16359"/>
        </table:table-row>
        <table:table-row table:style-name="ro2">
          <table:table-cell office:value-type="float" office:value="71516" table:style-name="ce1">
            <text:p>71516</text:p>
          </table:table-cell>
          <table:table-cell office:value-type="string" table:style-name="ce2">
            <text:p>LENCERIA</text:p>
          </table:table-cell>
          <table:table-cell office:value-type="string" table:style-name="ce2">
            <text:p>TANGAS</text:p>
          </table:table-cell>
          <table:table-cell office:value-type="string" table:style-name="ce2">
            <text:p>LEG AVENUE TANGA NEGRO CON FLECOS</text:p>
          </table:table-cell>
          <table:table-cell office:value-type="string" table:style-name="ce2">
            <text:p>LEG AVENUE</text:p>
          </table:table-cell>
          <table:table-cell office:value-type="string" table:style-name="ce3">
            <text:p/>
            <text:p>LEG AVENUE SHIMMY FRINGE STRETCH G-STRING BLACK.</text:p>
            <text:p>Fantástico tanga negro con flecos. Es un tanga muy resultón, perfecto para llevar con ropa reveladora... Deja que sea la guinda del pastel, escondiendo de una manera muy sabrosa tu mercancía prohibida.</text:p>
            <text:p>Este maravilloso tanga pertenece a la colección Burlesqu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36.853099999999998" table:style-name="ce1">
            <text:p>36,8531</text:p>
          </table:table-cell>
          <table:table-cell office:value-type="float" office:value="10.76" table:style-name="ce1">
            <text:p>10,76</text:p>
          </table:table-cell>
          <table:table-cell office:value-type="string" table:style-name="ce2">
            <text:p>SI</text:p>
          </table:table-cell>
          <table:table-cell office:value-type="float" office:value="9" table:style-name="ce1">
            <text:p>9</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71516.jpg">http://media.grutinet.com/articulos/or/or_71516.jpg</text:a></text:p>
          </table:table-cell>
          <table:table-cell office:value-type="string" table:style-name="ce4">
            <text:p><text:a xlink:href="http://media.grutinet.com/articulos/lg/lg_71516_0.jpg">http://media.grutinet.com/articulos/lg/lg_71516_0.jpg</text:a></text:p>
          </table:table-cell>
          <table:table-cell office:value-type="string" table:style-name="ce4">
            <text:p><text:a xlink:href="http://media.grutinet.com/articulos/lg/lg_71516_1.jpg">http://media.grutinet.com/articulos/lg/lg_71516_1.jpg</text:a></text:p>
          </table:table-cell>
          <table:table-cell table:style-name="ce2"/>
          <table:table-cell office:value-type="float" office:value="71516" table:style-name="ce1">
            <text:p>71516</text:p>
          </table:table-cell>
          <table:table-cell table:number-columns-repeated="7" table:style-name="ce2"/>
          <table:table-cell table:number-columns-repeated="16359"/>
        </table:table-row>
        <table:table-row table:style-name="ro2">
          <table:table-cell office:value-type="float" office:value="71519" table:style-name="ce1">
            <text:p>71519</text:p>
          </table:table-cell>
          <table:table-cell office:value-type="string" table:style-name="ce2">
            <text:p>LENCERIA</text:p>
          </table:table-cell>
          <table:table-cell office:value-type="string" table:style-name="ce2">
            <text:p>CONJUNTOS</text:p>
          </table:table-cell>
          <table:table-cell office:value-type="string" table:style-name="ce2">
            <text:p>LEG AVENUE CONJUNTO DECADENT DE FALDA Y SUJETADOR</text:p>
          </table:table-cell>
          <table:table-cell office:value-type="string" table:style-name="ce2">
            <text:p>LEG AVENUE</text:p>
          </table:table-cell>
          <table:table-cell office:value-type="string" table:style-name="ce3">
            <text:p/>
            <text:p>LEG AVENUE DECADENT BRA AND SKIRT SET.</text:p>
            <text:p>Fantástico conjunto de sujetador y mini falda a juego, en color rosa fucsia satinado, encajes decorativos y un gran lazo en la parte trasera de la falda que le da un toque sugerente y elegante. Irradiarás una sensualidad sutil y lucirás muy femenina. No incluye tanga.<text:s/></text:p>
            <text:p>Este elegante conjunto pertenece a la colección Lingerie, de Leg Avenue.</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69.582700000000003" table:style-name="ce1">
            <text:p>69,5827</text:p>
          </table:table-cell>
          <table:table-cell office:value-type="float" office:value="21.87" table:style-name="ce1">
            <text:p>21,87</text:p>
          </table:table-cell>
          <table:table-cell office:value-type="string" table:style-name="ce2">
            <text:p>SI</text:p>
          </table:table-cell>
          <table:table-cell office:value-type="float" office:value="8" table:style-name="ce1">
            <text:p>8</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71519.jpg">http://media.grutinet.com/articulos/or/or_71519.jpg</text:a></text:p>
          </table:table-cell>
          <table:table-cell office:value-type="string" table:style-name="ce4">
            <text:p><text:a xlink:href="http://media.grutinet.com/articulos/lg/lg_71519_0.jpg">http://media.grutinet.com/articulos/lg/lg_71519_0.jpg</text:a></text:p>
          </table:table-cell>
          <table:table-cell office:value-type="string" table:style-name="ce4">
            <text:p><text:a xlink:href="http://media.grutinet.com/articulos/lg/lg_71519_1.jpg">http://media.grutinet.com/articulos/lg/lg_71519_1.jpg</text:a></text:p>
          </table:table-cell>
          <table:table-cell table:style-name="ce2"/>
          <table:table-cell office:value-type="float" office:value="71519" table:style-name="ce1">
            <text:p>71519</text:p>
          </table:table-cell>
          <table:table-cell table:number-columns-repeated="7" table:style-name="ce2"/>
          <table:table-cell table:number-columns-repeated="16359"/>
        </table:table-row>
        <table:table-row table:style-name="ro2">
          <table:table-cell office:value-type="float" office:value="71520" table:style-name="ce1">
            <text:p>71520</text:p>
          </table:table-cell>
          <table:table-cell office:value-type="string" table:style-name="ce2">
            <text:p>LENCERIA</text:p>
          </table:table-cell>
          <table:table-cell office:value-type="string" table:style-name="ce2">
            <text:p>CONJUNTOS</text:p>
          </table:table-cell>
          <table:table-cell office:value-type="string" table:style-name="ce2">
            <text:p>LEG AVENUE CONJUNTO DECADENT DE FALDA Y SUJETADOR</text:p>
          </table:table-cell>
          <table:table-cell office:value-type="string" table:style-name="ce2">
            <text:p>LEG AVENUE</text:p>
          </table:table-cell>
          <table:table-cell office:value-type="string" table:style-name="ce3">
            <text:p/>
            <text:p>LEG AVENUE DECADENT BRA AND SKIRT SET.</text:p>
            <text:p>Fantástico conjunto de sujetador y mini falda a juego, en color rosa fucsia satinado, encajes decorativos y un gran lazo en la parte trasera de la falda que le da un toque sugerente y elegante. Irradiarás una sensualidad sutil y lucirás muy femenina. No incluye tanga.<text:s/></text:p>
            <text:p>Este elegante conjunto pertenece a la colección Lingerie, de Leg Avenue.</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69.582700000000003" table:style-name="ce1">
            <text:p>69,5827</text:p>
          </table:table-cell>
          <table:table-cell office:value-type="float" office:value="21.87" table:style-name="ce1">
            <text:p>21,87</text:p>
          </table:table-cell>
          <table:table-cell office:value-type="string" table:style-name="ce2">
            <text:p>SI</text:p>
          </table:table-cell>
          <table:table-cell office:value-type="float" office:value="6" table:style-name="ce1">
            <text:p>6</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71520.jpg">http://media.grutinet.com/articulos/or/or_71520.jpg</text:a></text:p>
          </table:table-cell>
          <table:table-cell office:value-type="string" table:style-name="ce4">
            <text:p><text:a xlink:href="http://media.grutinet.com/articulos/lg/lg_71520_0.jpg">http://media.grutinet.com/articulos/lg/lg_71520_0.jpg</text:a></text:p>
          </table:table-cell>
          <table:table-cell office:value-type="string" table:style-name="ce4">
            <text:p><text:a xlink:href="http://media.grutinet.com/articulos/lg/lg_71520_1.jpg">http://media.grutinet.com/articulos/lg/lg_71520_1.jpg</text:a></text:p>
          </table:table-cell>
          <table:table-cell table:style-name="ce2"/>
          <table:table-cell office:value-type="float" office:value="71519" table:style-name="ce1">
            <text:p>71519</text:p>
          </table:table-cell>
          <table:table-cell table:number-columns-repeated="7" table:style-name="ce2"/>
          <table:table-cell table:number-columns-repeated="16359"/>
        </table:table-row>
        <table:table-row table:style-name="ro2">
          <table:table-cell office:value-type="float" office:value="71521" table:style-name="ce1">
            <text:p>71521</text:p>
          </table:table-cell>
          <table:table-cell office:value-type="string" table:style-name="ce2">
            <text:p>LENCERIA</text:p>
          </table:table-cell>
          <table:table-cell office:value-type="string" table:style-name="ce2">
            <text:p>CONJUNTOS</text:p>
          </table:table-cell>
          <table:table-cell office:value-type="string" table:style-name="ce2">
            <text:p>LEG AVENUE CONJUNTO DECADENT DE FALDA Y SUJETADOR</text:p>
          </table:table-cell>
          <table:table-cell office:value-type="string" table:style-name="ce2">
            <text:p>LEG AVENUE</text:p>
          </table:table-cell>
          <table:table-cell office:value-type="string" table:style-name="ce3">
            <text:p/>
            <text:p>LEG AVENUE DECADENT BRA AND SKIRT SET.</text:p>
            <text:p>Fantástico conjunto de sujetador y mini falda a juego, en color rosa fucsia satinado, encajes decorativos y un gran lazo en la parte trasera de la falda que le da un toque sugerente y elegante. Irradiarás una sensualidad sutil y lucirás muy femenina. No incluye tanga.<text:s/></text:p>
            <text:p>Este elegante conjunto pertenece a la colección Lingerie, de Leg Avenue.</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69.582700000000003" table:style-name="ce1">
            <text:p>69,5827</text:p>
          </table:table-cell>
          <table:table-cell office:value-type="float" office:value="21.87" table:style-name="ce1">
            <text:p>21,87</text:p>
          </table:table-cell>
          <table:table-cell office:value-type="string" table:style-name="ce2">
            <text:p>SI</text:p>
          </table:table-cell>
          <table:table-cell office:value-type="float" office:value="8" table:style-name="ce1">
            <text:p>8</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71521.jpg">http://media.grutinet.com/articulos/or/or_71521.jpg</text:a></text:p>
          </table:table-cell>
          <table:table-cell office:value-type="string" table:style-name="ce4">
            <text:p><text:a xlink:href="http://media.grutinet.com/articulos/lg/lg_71521_0.jpg">http://media.grutinet.com/articulos/lg/lg_71521_0.jpg</text:a></text:p>
          </table:table-cell>
          <table:table-cell office:value-type="string" table:style-name="ce4">
            <text:p><text:a xlink:href="http://media.grutinet.com/articulos/lg/lg_71521_1.jpg">http://media.grutinet.com/articulos/lg/lg_71521_1.jpg</text:a></text:p>
          </table:table-cell>
          <table:table-cell table:style-name="ce2"/>
          <table:table-cell office:value-type="float" office:value="71519" table:style-name="ce1">
            <text:p>71519</text:p>
          </table:table-cell>
          <table:table-cell table:number-columns-repeated="7" table:style-name="ce2"/>
          <table:table-cell table:number-columns-repeated="16359"/>
        </table:table-row>
        <table:table-row table:style-name="ro2">
          <table:table-cell office:value-type="float" office:value="71564" table:style-name="ce1">
            <text:p>71564</text:p>
          </table:table-cell>
          <table:table-cell office:value-type="string" table:style-name="ce2">
            <text:p>LENCERIA</text:p>
          </table:table-cell>
          <table:table-cell office:value-type="string" table:style-name="ce2">
            <text:p>VESTIDOS</text:p>
          </table:table-cell>
          <table:table-cell office:value-type="string" table:style-name="ce2">
            <text:p>LEG AVENUE TOP Y MINI FALDA DE LENTEJUELAS</text:p>
          </table:table-cell>
          <table:table-cell office:value-type="string" table:style-name="ce2">
            <text:p>LEG AVENUE</text:p>
          </table:table-cell>
          <table:table-cell office:value-type="string" table:style-name="ce3">
            <text:p/>
            <text:p>LEG AVENUE SEQUIN MESH BRA TOP AND MINI SKIRT.</text:p>
            <text:p>Fantástico conjunto de dos piezas formado por un top de triangulo y una mini falda con entrelazado a ambos lados de lentejuelas moradas. El vestido dispone de un amplio escote delantero halter que gracias a su forma en V resulta muy favorecedor para todo tipo de mujer, disimulando los kilitos de más o bien sacándole partido a unos pechos pequeños.</text:p>
            <text:p>Y es que la piel al descubierto invita al calor humano!</text:p>
            <text:p>Este elegante conjunto pertenece a la colección Clubwear,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29.9528" table:style-name="ce1">
            <text:p>29,9528</text:p>
          </table:table-cell>
          <table:table-cell office:value-type="float" office:value="8.6300000000000008" table:style-name="ce1">
            <text:p>8,63</text:p>
          </table:table-cell>
          <table:table-cell office:value-type="string" table:style-name="ce2">
            <text:p>SI</text:p>
          </table:table-cell>
          <table:table-cell office:value-type="float" office:value="14" table:style-name="ce1">
            <text:p>14</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1564.jpg">http://media.grutinet.com/articulos/or/or_71564.jpg</text:a></text:p>
          </table:table-cell>
          <table:table-cell office:value-type="string" table:style-name="ce4">
            <text:p><text:a xlink:href="http://media.grutinet.com/articulos/lg/lg_71564_0.jpg">http://media.grutinet.com/articulos/lg/lg_71564_0.jpg</text:a></text:p>
          </table:table-cell>
          <table:table-cell office:value-type="string" table:style-name="ce4">
            <text:p><text:a xlink:href="http://media.grutinet.com/articulos/lg/lg_71564_1.jpg">http://media.grutinet.com/articulos/lg/lg_71564_1.jpg</text:a></text:p>
          </table:table-cell>
          <table:table-cell table:style-name="ce2"/>
          <table:table-cell office:value-type="float" office:value="71563" table:style-name="ce1">
            <text:p>71563</text:p>
          </table:table-cell>
          <table:table-cell table:number-columns-repeated="7" table:style-name="ce2"/>
          <table:table-cell table:number-columns-repeated="16359"/>
        </table:table-row>
        <table:table-row table:style-name="ro2">
          <table:table-cell office:value-type="float" office:value="71777" table:style-name="ce1">
            <text:p>71777</text:p>
          </table:table-cell>
          <table:table-cell office:value-type="string" table:style-name="ce2">
            <text:p>LENCERIA</text:p>
          </table:table-cell>
          <table:table-cell office:value-type="string" table:style-name="ce2">
            <text:p>PESTAÑAS</text:p>
          </table:table-cell>
          <table:table-cell office:value-type="string" table:style-name="ce2">
            <text:p>PESTAÑAS POSTIZAS PRINCESS MODELOS VARIADOS</text:p>
          </table:table-cell>
          <table:table-cell office:value-type="string" table:style-name="ce2">
            <text:p>WIDMANN</text:p>
          </table:table-cell>
          <table:table-cell office:value-type="string" table:style-name="ce3">
            <text:p>EYELASHES PRINCESS MODELOS VARIADOS</text:p>
            <text:p/>
            <text:p>Fantásticas pestañas postizas Princess extra largas negras combinadas con colores variados.</text:p>
            <text:p/>
            <text:p>Estas pestañas te ayudarán a lucir una mirada mucho más penetrante, seductora y femenina.</text:p>
            <text:p/>
            <text:p>De fácil colocación e incluyen el pegamento.</text:p>
            <text:p/>
          </table:table-cell>
          <table:table-cell office:value-type="float" office:value="32.140599999999999" table:style-name="ce1">
            <text:p>32,1406</text:p>
          </table:table-cell>
          <table:table-cell office:value-type="float" office:value="9.3000000000000007" table:style-name="ce1">
            <text:p>9,3</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71777.jpg">http://media.grutinet.com/articulos/or/or_71777.jpg</text:a></text:p>
          </table:table-cell>
          <table:table-cell office:value-type="string" table:style-name="ce4">
            <text:p><text:a xlink:href="http://media.grutinet.com/articulos/lg/lg_71777_0.jpg">http://media.grutinet.com/articulos/lg/lg_71777_0.jpg</text:a></text:p>
          </table:table-cell>
          <table:table-cell office:value-type="string" table:style-name="ce4">
            <text:p><text:a xlink:href="http://media.grutinet.com/articulos/lg/lg_71777_1.jpg">http://media.grutinet.com/articulos/lg/lg_71777_1.jpg</text:a></text:p>
          </table:table-cell>
          <table:table-cell office:value-type="string" table:style-name="ce4">
            <text:p><text:a xlink:href="http://media.grutinet.com/articulos/lg/lg_71777_2.jpg">http://media.grutinet.com/articulos/lg/lg_71777_2.jpg</text:a></text:p>
          </table:table-cell>
          <table:table-cell table:style-name="ce1"/>
          <table:table-cell table:number-columns-repeated="7" table:style-name="ce2"/>
          <table:table-cell table:number-columns-repeated="16359"/>
        </table:table-row>
        <table:table-row table:style-name="ro2">
          <table:table-cell office:value-type="float" office:value="72508" table:style-name="ce1">
            <text:p>72508</text:p>
          </table:table-cell>
          <table:table-cell office:value-type="string" table:style-name="ce2">
            <text:p>LENCERIA</text:p>
          </table:table-cell>
          <table:table-cell office:value-type="string" table:style-name="ce2">
            <text:p>PANTYS</text:p>
          </table:table-cell>
          <table:table-cell office:value-type="string" table:style-name="ce2">
            <text:p>LEG AVENUE PANTIES TIPO CROCHET NEGRO</text:p>
          </table:table-cell>
          <table:table-cell office:value-type="string" table:style-name="ce2">
            <text:p>LEG AVENUE</text:p>
          </table:table-cell>
          <table:table-cell office:value-type="string" table:style-name="ce3">
            <text:p/>
            <text:p>LEG AVENUE MEDALLION CROCHET NET PANTYHOSE.</text:p>
            <text:p>Fantásticos panties de red tipo crochet de color negro. El complemento perfecto para cualquier ocasión!</text:p>
            <text:p>Estos maravillosos panties pertenecen a la colección Hosiery,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20.245799999999999" table:style-name="ce1">
            <text:p>20,2458</text:p>
          </table:table-cell>
          <table:table-cell office:value-type="float" office:value="5.73" table:style-name="ce1">
            <text:p>5,73</text:p>
          </table:table-cell>
          <table:table-cell office:value-type="string" table:style-name="ce2">
            <text:p>SI</text:p>
          </table:table-cell>
          <table:table-cell office:value-type="float" office:value="17" table:style-name="ce1">
            <text:p>17</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2508.jpg">http://media.grutinet.com/articulos/or/or_72508.jpg</text:a></text:p>
          </table:table-cell>
          <table:table-cell office:value-type="string" table:style-name="ce4">
            <text:p><text:a xlink:href="http://media.grutinet.com/articulos/lg/lg_72508_0.jpg">http://media.grutinet.com/articulos/lg/lg_72508_0.jpg</text:a></text:p>
          </table:table-cell>
          <table:table-cell table:number-columns-repeated="2" table:style-name="ce2"/>
          <table:table-cell office:value-type="float" office:value="72508" table:style-name="ce1">
            <text:p>72508</text:p>
          </table:table-cell>
          <table:table-cell table:number-columns-repeated="7" table:style-name="ce2"/>
          <table:table-cell table:number-columns-repeated="16359"/>
        </table:table-row>
        <table:table-row table:style-name="ro2">
          <table:table-cell office:value-type="float" office:value="72537" table:style-name="ce1">
            <text:p>72537</text:p>
          </table:table-cell>
          <table:table-cell office:value-type="string" table:style-name="ce2">
            <text:p>LENCERIA</text:p>
          </table:table-cell>
          <table:table-cell office:value-type="string" table:style-name="ce2">
            <text:p>MEDIAS</text:p>
          </table:table-cell>
          <table:table-cell office:value-type="string" table:style-name="ce2">
            <text:p>LEG AVENUE MEDIAS NUDE CON COSTURA TRASERA DE FLECOS</text:p>
          </table:table-cell>
          <table:table-cell office:value-type="string" table:style-name="ce2">
            <text:p>LEG AVENUE</text:p>
          </table:table-cell>
          <table:table-cell office:value-type="string" table:style-name="ce3">
            <text:p/>
            <text:p>LEG AVENUE SPANDEX SHEER STOCKINGS WITH FRINGE BACKSEAM.</text:p>
            <text:p/>
            <text:p>Fantásticas medias nude con costura trasera en flecos negros. Son las favoritas para los más fetichistas! Esa fina capa que separa tu piel de su piel hará que vuele su imginación... Sexy y seductora, pero a la vez elegante y sofisticada. No podrás esperar para lucirlas con tu mejor conjunto de ropa interior, o con ese sensual vestido que guardas en tu armario...</text:p>
            <text:p><text:s/>Estas maravillosas medias pertenecen a la colección Hosiery de Leg Avenue .</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43.131900000000002" table:style-name="ce1">
            <text:p>43,1319</text:p>
          </table:table-cell>
          <table:table-cell office:value-type="float" office:value="12.76" table:style-name="ce1">
            <text:p>12,76</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2537.jpg">http://media.grutinet.com/articulos/or/or_72537.jpg</text:a></text:p>
          </table:table-cell>
          <table:table-cell office:value-type="string" table:style-name="ce4">
            <text:p><text:a xlink:href="http://media.grutinet.com/articulos/lg/lg_72537_0.jpg">http://media.grutinet.com/articulos/lg/lg_72537_0.jpg</text:a></text:p>
          </table:table-cell>
          <table:table-cell table:number-columns-repeated="2" table:style-name="ce2"/>
          <table:table-cell office:value-type="float" office:value="72537" table:style-name="ce1">
            <text:p>72537</text:p>
          </table:table-cell>
          <table:table-cell table:number-columns-repeated="7" table:style-name="ce2"/>
          <table:table-cell table:number-columns-repeated="16359"/>
        </table:table-row>
        <table:table-row table:style-name="ro2">
          <table:table-cell office:value-type="float" office:value="72547" table:style-name="ce1">
            <text:p>72547</text:p>
          </table:table-cell>
          <table:table-cell office:value-type="string" table:style-name="ce2">
            <text:p>LENCERIA</text:p>
          </table:table-cell>
          <table:table-cell office:value-type="string" table:style-name="ce2">
            <text:p>BODYS</text:p>
          </table:table-cell>
          <table:table-cell office:value-type="string" table:style-name="ce2">
            <text:p>LEG AVENUE BODY TRANSPARENTE ABIERTO</text:p>
          </table:table-cell>
          <table:table-cell office:value-type="string" table:style-name="ce2">
            <text:p>LEG AVENUE</text:p>
          </table:table-cell>
          <table:table-cell office:value-type="string" table:style-name="ce3">
            <text:p/>
            <text:p>LEG AVENUE BACKLESS MESH CAP SLEEVE OPEN FRONT TEDDY.</text:p>
            <text:p>Fantástico body transparente de color negro con la parte trasera abierta y la delantera completamente descubierta. La lencería femenina en color negro siempre es un clásico que no pasa de moda. Tanto si llevas ropa clara como si es oscura un modelito en negro con transparencias siempre te estilizará la figura y la resaltará para que la protagonista seas tu. No incluye los guantes.</text:p>
            <text:p>Este elegante conjunto pertenece a la colección Burlesque, de Leg Avenue.</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44.817599999999999" table:style-name="ce1">
            <text:p>44,8176</text:p>
          </table:table-cell>
          <table:table-cell office:value-type="float" office:value="13.31" table:style-name="ce1">
            <text:p>13,31</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2547.jpg">http://media.grutinet.com/articulos/or/or_72547.jpg</text:a></text:p>
          </table:table-cell>
          <table:table-cell office:value-type="string" table:style-name="ce4">
            <text:p><text:a xlink:href="http://media.grutinet.com/articulos/lg/lg_72547_0.jpg">http://media.grutinet.com/articulos/lg/lg_72547_0.jpg</text:a></text:p>
          </table:table-cell>
          <table:table-cell office:value-type="string" table:style-name="ce4">
            <text:p><text:a xlink:href="http://media.grutinet.com/articulos/lg/lg_72547_1.jpg">http://media.grutinet.com/articulos/lg/lg_72547_1.jpg</text:a></text:p>
          </table:table-cell>
          <table:table-cell table:style-name="ce2"/>
          <table:table-cell office:value-type="float" office:value="72547" table:style-name="ce1">
            <text:p>72547</text:p>
          </table:table-cell>
          <table:table-cell table:number-columns-repeated="7" table:style-name="ce2"/>
          <table:table-cell table:number-columns-repeated="16359"/>
        </table:table-row>
        <table:table-row table:style-name="ro2">
          <table:table-cell office:value-type="float" office:value="72582" table:style-name="ce1">
            <text:p>72582</text:p>
          </table:table-cell>
          <table:table-cell office:value-type="string" table:style-name="ce2">
            <text:p>LENCERIA</text:p>
          </table:table-cell>
          <table:table-cell office:value-type="string" table:style-name="ce2">
            <text:p>PANTYS</text:p>
          </table:table-cell>
          <table:table-cell office:value-type="string" table:style-name="ce2">
            <text:p>LEG AVENUE PANTIES OPACOS FUCSIA</text:p>
          </table:table-cell>
          <table:table-cell office:value-type="string" table:style-name="ce2">
            <text:p>LEG AVENUE</text:p>
          </table:table-cell>
          <table:table-cell office:value-type="string" table:style-name="ce3">
            <text:p/>
            <text:p>LEG AVENUE NYLON TIGHTS HOT PINK.</text:p>
            <text:p>Fantásticos panties opacos de color fucsia. El complemento perfecto para cualquier ocasión!</text:p>
            <text:p>Estos maravillosos panties pertenecen a la colección Hosiery,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12.99" table:style-name="ce1">
            <text:p>12,99</text:p>
          </table:table-cell>
          <table:table-cell office:value-type="float" office:value="3.17" table:style-name="ce1">
            <text:p>3,17</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2582.jpg">http://media.grutinet.com/articulos/or/or_72582.jpg</text:a></text:p>
          </table:table-cell>
          <table:table-cell office:value-type="string" table:style-name="ce4">
            <text:p><text:a xlink:href="http://media.grutinet.com/articulos/lg/lg_72582_0.jpg">http://media.grutinet.com/articulos/lg/lg_72582_0.jpg</text:a></text:p>
          </table:table-cell>
          <table:table-cell table:number-columns-repeated="2" table:style-name="ce2"/>
          <table:table-cell office:value-type="float" office:value="72582" table:style-name="ce1">
            <text:p>72582</text:p>
          </table:table-cell>
          <table:table-cell table:number-columns-repeated="7" table:style-name="ce2"/>
          <table:table-cell table:number-columns-repeated="16359"/>
        </table:table-row>
        <table:table-row table:style-name="ro2">
          <table:table-cell office:value-type="float" office:value="72590" table:style-name="ce1">
            <text:p>72590</text:p>
          </table:table-cell>
          <table:table-cell office:value-type="string" table:style-name="ce2">
            <text:p>LENCERIA</text:p>
          </table:table-cell>
          <table:table-cell office:value-type="string" table:style-name="ce2">
            <text:p>PANTYS</text:p>
          </table:table-cell>
          <table:table-cell office:value-type="string" table:style-name="ce2">
            <text:p>LEG AVENUE PANTIES NEGROS DE RED VINTAGE</text:p>
          </table:table-cell>
          <table:table-cell office:value-type="string" table:style-name="ce2">
            <text:p>LEG AVENUE</text:p>
          </table:table-cell>
          <table:table-cell office:value-type="string" table:style-name="ce3">
            <text:p><text:s/></text:p>
            <text:p/>
            <text:p><text:s/></text:p>
            <text:p/>
            <text:p>LEG AVENUE VINTAGE PINSTRIPE NET PANTYHOSE.</text:p>
            <text:p/>
            <text:p>Elegantes y sofisticados panties en color negro de red con efecto raya diplomática. El complemento perfecto para tu vestido más sensual!</text:p>
            <text:p/>
            <text:p>Estos maravillosos panties pertenecen a la colección Hosiery,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ext:p><text:s/></text:p>
            <text:p/>
            <text:p><text:s/></text:p>
            <text:p/>
          </table:table-cell>
          <table:table-cell office:value-type="float" office:value="14.95" table:style-name="ce1">
            <text:p>14,95</text:p>
          </table:table-cell>
          <table:table-cell office:value-type="float" office:value="5.64" table:style-name="ce1">
            <text:p>5,6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2590.jpg">http://media.grutinet.com/articulos/or/or_72590.jpg</text:a></text:p>
          </table:table-cell>
          <table:table-cell office:value-type="string" table:style-name="ce4">
            <text:p><text:a xlink:href="http://media.grutinet.com/articulos/lg/lg_72590_0.jpg">http://media.grutinet.com/articulos/lg/lg_72590_0.jpg</text:a></text:p>
          </table:table-cell>
          <table:table-cell table:number-columns-repeated="2" table:style-name="ce2"/>
          <table:table-cell office:value-type="float" office:value="72590" table:style-name="ce1">
            <text:p>72590</text:p>
          </table:table-cell>
          <table:table-cell table:number-columns-repeated="7" table:style-name="ce2"/>
          <table:table-cell table:number-columns-repeated="16359"/>
        </table:table-row>
        <table:table-row table:style-name="ro2">
          <table:table-cell office:value-type="float" office:value="72649" table:style-name="ce1">
            <text:p>72649</text:p>
          </table:table-cell>
          <table:table-cell office:value-type="string" table:style-name="ce2">
            <text:p>LENCERIA</text:p>
          </table:table-cell>
          <table:table-cell office:value-type="string" table:style-name="ce2">
            <text:p>PANTYS</text:p>
          </table:table-cell>
          <table:table-cell office:value-type="string" table:style-name="ce2">
            <text:p>LEG AVENUE PANTIES NUDE CINTURA ALTA PLUS</text:p>
          </table:table-cell>
          <table:table-cell office:value-type="string" table:style-name="ce2">
            <text:p>LEG AVENUE</text:p>
          </table:table-cell>
          <table:table-cell office:value-type="string" table:style-name="ce3">
            <text:p/>
            <text:p>LEG AVENUE SPANDEX SHEER TO WAIST THIGHS NUDE PLUS.</text:p>
            <text:p>Fantásticos panties color nude de cintura alta. La cinturilla es elástica y se adapta hasta casi todas las tallas, creando un ajuste flexible. Son el complemento perfecto para tu sexy conjunto de lencería o para ese vestido tan sugerente que tienes en tu armario...<text:s/></text:p>
            <text:p>Estas maravillosos panties pertenecen a la colección Hosiery, de Leg Avenue.</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17.989999999999998" table:style-name="ce1">
            <text:p>17,99</text:p>
          </table:table-cell>
          <table:table-cell office:value-type="float" office:value="6.77" table:style-name="ce1">
            <text:p>6,77</text:p>
          </table:table-cell>
          <table:table-cell office:value-type="string" table:style-name="ce2">
            <text:p>SI</text:p>
          </table:table-cell>
          <table:table-cell office:value-type="float" office:value="6" table:style-name="ce1">
            <text:p>6</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72649.jpg">http://media.grutinet.com/articulos/or/or_72649.jpg</text:a></text:p>
          </table:table-cell>
          <table:table-cell office:value-type="string" table:style-name="ce4">
            <text:p><text:a xlink:href="http://media.grutinet.com/articulos/lg/lg_72649_0.jpg">http://media.grutinet.com/articulos/lg/lg_72649_0.jpg</text:a></text:p>
          </table:table-cell>
          <table:table-cell office:value-type="string" table:style-name="ce4">
            <text:p><text:a xlink:href="http://media.grutinet.com/articulos/lg/lg_72649_1.jpg">http://media.grutinet.com/articulos/lg/lg_72649_1.jpg</text:a></text:p>
          </table:table-cell>
          <table:table-cell office:value-type="string" table:style-name="ce4">
            <text:p><text:a xlink:href="http://media.grutinet.com/articulos/lg/lg_72649_2.jpg">http://media.grutinet.com/articulos/lg/lg_72649_2.jpg</text:a></text:p>
          </table:table-cell>
          <table:table-cell office:value-type="float" office:value="72649" table:style-name="ce1">
            <text:p>72649</text:p>
          </table:table-cell>
          <table:table-cell office:value-type="string" table:style-name="ce4">
            <text:p><text:a xlink:href="http://media.grutinet.com/articulos/lg/lg_72649_3.jpg">http://media.grutinet.com/articulos/lg/lg_72649_3.jpg</text:a></text:p>
          </table:table-cell>
          <table:table-cell office:value-type="string" table:style-name="ce4">
            <text:p><text:a xlink:href="http://media.grutinet.com/articulos/lg/lg_72649_4.jpg">http://media.grutinet.com/articulos/lg/lg_72649_4.jpg</text:a></text:p>
          </table:table-cell>
          <table:table-cell table:number-columns-repeated="5" table:style-name="ce2"/>
          <table:table-cell table:number-columns-repeated="16359"/>
        </table:table-row>
        <table:table-row table:style-name="ro2">
          <table:table-cell office:value-type="float" office:value="72652" table:style-name="ce1">
            <text:p>72652</text:p>
          </table:table-cell>
          <table:table-cell office:value-type="string" table:style-name="ce2">
            <text:p>LENCERIA</text:p>
          </table:table-cell>
          <table:table-cell office:value-type="string" table:style-name="ce2">
            <text:p>TANGAS</text:p>
          </table:table-cell>
          <table:table-cell office:value-type="string" table:style-name="ce2">
            <text:p>LEG AVENUE BRAGUITA TRANSPARENTE CON VOLANTES NEGRA</text:p>
          </table:table-cell>
          <table:table-cell office:value-type="string" table:style-name="ce2">
            <text:p>LEG AVENUE</text:p>
          </table:table-cell>
          <table:table-cell office:value-type="string" table:style-name="ce3">
            <text:p>LEG AVENUE SHEER PANTY WITH SATIN RUMBA RUFFLE BACK BLACK.</text:p>
            <text:p/>
            <text:p>Fantásticas braguitas de color negro transparente con volantes en la parte trasera.</text:p>
            <text:p/>
            <text:p>Son el complemento perfecto para lucir perfecta cuidando hasta el mas mínimo detalle...</text:p>
            <text:p/>
            <text:p>Estas maravillosas braguitas pertenecen a la colección Lingerie,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37.99" table:style-name="ce1">
            <text:p>37,99</text:p>
          </table:table-cell>
          <table:table-cell office:value-type="float" office:value="10.18" table:style-name="ce1">
            <text:p>10,1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72652.jpg">http://media.grutinet.com/articulos/or/or_72652.jpg</text:a></text:p>
          </table:table-cell>
          <table:table-cell office:value-type="string" table:style-name="ce4">
            <text:p><text:a xlink:href="http://media.grutinet.com/articulos/lg/lg_72652_0.jpg">http://media.grutinet.com/articulos/lg/lg_72652_0.jpg</text:a></text:p>
          </table:table-cell>
          <table:table-cell table:number-columns-repeated="2" table:style-name="ce2"/>
          <table:table-cell office:value-type="float" office:value="72650" table:style-name="ce1">
            <text:p>72650</text:p>
          </table:table-cell>
          <table:table-cell table:number-columns-repeated="7" table:style-name="ce2"/>
          <table:table-cell table:number-columns-repeated="16359"/>
        </table:table-row>
        <table:table-row table:style-name="ro2">
          <table:table-cell office:value-type="float" office:value="72653" table:style-name="ce1">
            <text:p>72653</text:p>
          </table:table-cell>
          <table:table-cell office:value-type="string" table:style-name="ce2">
            <text:p>LENCERIA</text:p>
          </table:table-cell>
          <table:table-cell office:value-type="string" table:style-name="ce2">
            <text:p>TANGAS</text:p>
          </table:table-cell>
          <table:table-cell office:value-type="string" table:style-name="ce2">
            <text:p>LEG AVENUE BRAGUITA LENTEJUELAS NEGRA</text:p>
          </table:table-cell>
          <table:table-cell office:value-type="string" table:style-name="ce2">
            <text:p>LEG AVENUE</text:p>
          </table:table-cell>
          <table:table-cell office:value-type="string" table:style-name="ce3">
            <text:p/>
            <text:p>LEG AVENUE SEQUIN SHORTS BLACK.</text:p>
            <text:p>Fantásticas braguitas tipo short de color negro de lentejuelas. Son el complemento perfecto para lucir perfecta cuidando hasta el mas mínimo detalle...<text:s/></text:p>
            <text:p>Estas maravillosas braguitas pertenecen a la colección Lingeri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45.274999999999999" table:style-name="ce1">
            <text:p>45,275</text:p>
          </table:table-cell>
          <table:table-cell office:value-type="float" office:value="13.45" table:style-name="ce1">
            <text:p>13,45</text:p>
          </table:table-cell>
          <table:table-cell office:value-type="string" table:style-name="ce2">
            <text:p>SI</text:p>
          </table:table-cell>
          <table:table-cell office:value-type="float" office:value="7" table:style-name="ce1">
            <text:p>7</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72653.jpg">http://media.grutinet.com/articulos/or/or_72653.jpg</text:a></text:p>
          </table:table-cell>
          <table:table-cell office:value-type="string" table:style-name="ce4">
            <text:p><text:a xlink:href="http://media.grutinet.com/articulos/lg/lg_72653_0.jpg">http://media.grutinet.com/articulos/lg/lg_72653_0.jpg</text:a></text:p>
          </table:table-cell>
          <table:table-cell table:number-columns-repeated="2" table:style-name="ce2"/>
          <table:table-cell office:value-type="float" office:value="72653" table:style-name="ce1">
            <text:p>72653</text:p>
          </table:table-cell>
          <table:table-cell table:number-columns-repeated="7" table:style-name="ce2"/>
          <table:table-cell table:number-columns-repeated="16359"/>
        </table:table-row>
        <table:table-row table:style-name="ro2">
          <table:table-cell office:value-type="float" office:value="72657" table:style-name="ce1">
            <text:p>72657</text:p>
          </table:table-cell>
          <table:table-cell office:value-type="string" table:style-name="ce2">
            <text:p>LENCERIA</text:p>
          </table:table-cell>
          <table:table-cell office:value-type="string" table:style-name="ce2">
            <text:p>TANGAS</text:p>
          </table:table-cell>
          <table:table-cell office:value-type="string" table:style-name="ce2">
            <text:p>LEG AVENUE BRAGUITA LENTEJUELAS ROJAS</text:p>
          </table:table-cell>
          <table:table-cell office:value-type="string" table:style-name="ce2">
            <text:p>LEG AVENUE</text:p>
          </table:table-cell>
          <table:table-cell office:value-type="string" table:style-name="ce3">
            <text:p/>
            <text:p>LEG AVENUE SEQUIN SHORTS RED.</text:p>
            <text:p>Fantásticas braguitas tipo short de color rojo de lentejuelas. Son el complemento perfecto para lucir perfecta cuidando hasta el mas mínimo detalle...<text:s/></text:p>
            <text:p>Estas maravillosas braguitas pertenecen a la colección Lingeri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43.938099999999999" table:style-name="ce1">
            <text:p>43,9381</text:p>
          </table:table-cell>
          <table:table-cell office:value-type="float" office:value="13.02" table:style-name="ce1">
            <text:p>13,02</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72657.jpg">http://media.grutinet.com/articulos/or/or_72657.jpg</text:a></text:p>
          </table:table-cell>
          <table:table-cell office:value-type="string" table:style-name="ce4">
            <text:p><text:a xlink:href="http://media.grutinet.com/articulos/lg/lg_72657_0.jpg">http://media.grutinet.com/articulos/lg/lg_72657_0.jpg</text:a></text:p>
          </table:table-cell>
          <table:table-cell office:value-type="string" table:style-name="ce4">
            <text:p><text:a xlink:href="http://media.grutinet.com/articulos/lg/lg_72657_1.jpg">http://media.grutinet.com/articulos/lg/lg_72657_1.jpg</text:a></text:p>
          </table:table-cell>
          <table:table-cell table:style-name="ce2"/>
          <table:table-cell office:value-type="float" office:value="72656" table:style-name="ce1">
            <text:p>72656</text:p>
          </table:table-cell>
          <table:table-cell table:number-columns-repeated="7" table:style-name="ce2"/>
          <table:table-cell table:number-columns-repeated="16359"/>
        </table:table-row>
        <table:table-row table:style-name="ro2">
          <table:table-cell office:value-type="float" office:value="72661" table:style-name="ce1">
            <text:p>72661</text:p>
          </table:table-cell>
          <table:table-cell office:value-type="string" table:style-name="ce2">
            <text:p>LENCERIA</text:p>
          </table:table-cell>
          <table:table-cell office:value-type="string" table:style-name="ce2">
            <text:p>TANGAS</text:p>
          </table:table-cell>
          <table:table-cell office:value-type="string" table:style-name="ce2">
            <text:p>LEG AVENUE BRAGUITA LENTEJUELAS LILA</text:p>
          </table:table-cell>
          <table:table-cell office:value-type="string" table:style-name="ce2">
            <text:p>LEG AVENUE</text:p>
          </table:table-cell>
          <table:table-cell office:value-type="string" table:style-name="ce3">
            <text:p/>
            <text:p>LEG AVENUE SEQUIN SHORTS PURPLE.</text:p>
            <text:p>Fantásticas braguitas tipo short de color lila de lentejuelas. Son el complemento perfecto para lucir perfecta cuidando hasta el mas mínimo detalle...<text:s/></text:p>
            <text:p>Estas maravillosas braguitas pertenecen a la colección Clubwear,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35.624099999999999" table:style-name="ce1">
            <text:p>35,6241</text:p>
          </table:table-cell>
          <table:table-cell office:value-type="float" office:value="10.38" table:style-name="ce1">
            <text:p>10,38</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72661.jpg">http://media.grutinet.com/articulos/or/or_72661.jpg</text:a></text:p>
          </table:table-cell>
          <table:table-cell office:value-type="string" table:style-name="ce4">
            <text:p><text:a xlink:href="http://media.grutinet.com/articulos/lg/lg_72661_0.jpg">http://media.grutinet.com/articulos/lg/lg_72661_0.jpg</text:a></text:p>
          </table:table-cell>
          <table:table-cell office:value-type="string" table:style-name="ce4">
            <text:p><text:a xlink:href="http://media.grutinet.com/articulos/lg/lg_72661_1.jpg">http://media.grutinet.com/articulos/lg/lg_72661_1.jpg</text:a></text:p>
          </table:table-cell>
          <table:table-cell table:style-name="ce2"/>
          <table:table-cell office:value-type="float" office:value="72659" table:style-name="ce1">
            <text:p>72659</text:p>
          </table:table-cell>
          <table:table-cell table:number-columns-repeated="7" table:style-name="ce2"/>
          <table:table-cell table:number-columns-repeated="16359"/>
        </table:table-row>
        <table:table-row table:style-name="ro2">
          <table:table-cell office:value-type="float" office:value="72709" table:style-name="ce1">
            <text:p>72709</text:p>
          </table:table-cell>
          <table:table-cell office:value-type="string" table:style-name="ce2">
            <text:p>LENCERIA</text:p>
          </table:table-cell>
          <table:table-cell office:value-type="string" table:style-name="ce2">
            <text:p>MEDIAS</text:p>
          </table:table-cell>
          <table:table-cell office:value-type="string" table:style-name="ce2">
            <text:p>LEG AVENUE MEDIAS NUDE CON COSTURA TRASERA DE FLECOS</text:p>
          </table:table-cell>
          <table:table-cell office:value-type="string" table:style-name="ce2">
            <text:p>LEG AVENUE</text:p>
          </table:table-cell>
          <table:table-cell office:value-type="string" table:style-name="ce3">
            <text:p/>
            <text:p>LEG AVENUE SPANDEX SHEER STOCKINGS WITH FRINGE BACKSEAM.</text:p>
            <text:p/>
            <text:p>Fantásticas medias nude con costura trasera en flecos negros. Son las favoritas para los más fetichistas! Esa fina capa que separa tu piel de su piel hará que vuele su imginación... Sexy y seductora, pero a la vez elegante y sofisticada. No podrás esperar para lucirlas con tu mejor conjunto de ropa interior, o con ese sensual vestido que guardas en tu armario...</text:p>
            <text:p><text:s/>Estas maravillosas medias pertenecen a la colección Hosiery de Leg Avenue .</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43.131900000000002" table:style-name="ce1">
            <text:p>43,1319</text:p>
          </table:table-cell>
          <table:table-cell office:value-type="float" office:value="12.76" table:style-name="ce1">
            <text:p>12,76</text:p>
          </table:table-cell>
          <table:table-cell office:value-type="string" table:style-name="ce2">
            <text:p>SI</text:p>
          </table:table-cell>
          <table:table-cell office:value-type="float" office:value="8" table:style-name="ce1">
            <text:p>8</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72709.jpg">http://media.grutinet.com/articulos/or/or_72709.jpg</text:a></text:p>
          </table:table-cell>
          <table:table-cell office:value-type="string" table:style-name="ce4">
            <text:p><text:a xlink:href="http://media.grutinet.com/articulos/lg/lg_72709_0.jpg">http://media.grutinet.com/articulos/lg/lg_72709_0.jpg</text:a></text:p>
          </table:table-cell>
          <table:table-cell table:number-columns-repeated="2" table:style-name="ce2"/>
          <table:table-cell office:value-type="float" office:value="72537" table:style-name="ce1">
            <text:p>72537</text:p>
          </table:table-cell>
          <table:table-cell table:number-columns-repeated="7" table:style-name="ce2"/>
          <table:table-cell table:number-columns-repeated="16359"/>
        </table:table-row>
        <table:table-row table:style-name="ro2">
          <table:table-cell office:value-type="float" office:value="72714" table:style-name="ce1">
            <text:p>72714</text:p>
          </table:table-cell>
          <table:table-cell office:value-type="string" table:style-name="ce2">
            <text:p>LENCERIA</text:p>
          </table:table-cell>
          <table:table-cell office:value-type="string" table:style-name="ce2">
            <text:p>BIKINIS Y PAREOS</text:p>
          </table:table-cell>
          <table:table-cell office:value-type="string" table:style-name="ce2">
            <text:p>LEG AVENUE BIKINI DE TRIANGULO CON FRUNCIDO NEGRO</text:p>
          </table:table-cell>
          <table:table-cell office:value-type="string" table:style-name="ce2">
            <text:p>LEG AVENUE</text:p>
          </table:table-cell>
          <table:table-cell office:value-type="string" table:style-name="ce3">
            <text:p/>
            <text:p>LEG AVENUE SPANDEX BIKINI SET WITH RUCHED BACK BLACK.</text:p>
            <text:p/>
            <text:p>Fantástico bikini negro de top en forma de triángulo de cortinilla y braguita con fruncido en la parte trasera. Alegra tu cajón de la ropa interior con este divertido bikini de la colección Lingeri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41.317" table:style-name="ce1">
            <text:p>41,317</text:p>
          </table:table-cell>
          <table:table-cell office:value-type="float" office:value="12.18" table:style-name="ce1">
            <text:p>12,18</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72714.jpg">http://media.grutinet.com/articulos/or/or_72714.jpg</text:a></text:p>
          </table:table-cell>
          <table:table-cell office:value-type="string" table:style-name="ce4">
            <text:p><text:a xlink:href="http://media.grutinet.com/articulos/lg/lg_72714_0.jpg">http://media.grutinet.com/articulos/lg/lg_72714_0.jpg</text:a></text:p>
          </table:table-cell>
          <table:table-cell office:value-type="string" table:style-name="ce4">
            <text:p><text:a xlink:href="http://media.grutinet.com/articulos/lg/lg_72714_1.jpg">http://media.grutinet.com/articulos/lg/lg_72714_1.jpg</text:a></text:p>
          </table:table-cell>
          <table:table-cell table:style-name="ce2"/>
          <table:table-cell office:value-type="float" office:value="72713" table:style-name="ce1">
            <text:p>72713</text:p>
          </table:table-cell>
          <table:table-cell table:number-columns-repeated="7" table:style-name="ce2"/>
          <table:table-cell table:number-columns-repeated="16359"/>
        </table:table-row>
        <table:table-row table:style-name="ro2">
          <table:table-cell office:value-type="float" office:value="72717" table:style-name="ce1">
            <text:p>72717</text:p>
          </table:table-cell>
          <table:table-cell office:value-type="string" table:style-name="ce2">
            <text:p>LENCERIA</text:p>
          </table:table-cell>
          <table:table-cell office:value-type="string" table:style-name="ce2">
            <text:p>CONJUNTOS</text:p>
          </table:table-cell>
          <table:table-cell office:value-type="string" table:style-name="ce2">
            <text:p>LEG AVENUE BIKINI DE TRIANGULO CON FRUNCIDO FUCSIA</text:p>
          </table:table-cell>
          <table:table-cell office:value-type="string" table:style-name="ce2">
            <text:p>LEG AVENUE</text:p>
          </table:table-cell>
          <table:table-cell office:value-type="string" table:style-name="ce3">
            <text:p/>
            <text:p>LEG AVENUE SPANDEX BIKINI SET WITH RUCHED BACK HOT PINK.</text:p>
            <text:p/>
            <text:p>Fantástico bikini fucsia de top en forma de triángulo de cortinilla y braguita con fruncido en la parte trasera. Alegra tu cajón de la ropa interior con este divertido bikini de la colección Lingeri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41.317" table:style-name="ce1">
            <text:p>41,317</text:p>
          </table:table-cell>
          <table:table-cell office:value-type="float" office:value="12.18" table:style-name="ce1">
            <text:p>12,18</text:p>
          </table:table-cell>
          <table:table-cell office:value-type="string" table:style-name="ce2">
            <text:p>SI</text:p>
          </table:table-cell>
          <table:table-cell office:value-type="float" office:value="7" table:style-name="ce1">
            <text:p>7</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72717.jpg">http://media.grutinet.com/articulos/or/or_72717.jpg</text:a></text:p>
          </table:table-cell>
          <table:table-cell office:value-type="string" table:style-name="ce4">
            <text:p><text:a xlink:href="http://media.grutinet.com/articulos/lg/lg_72717_0.jpg">http://media.grutinet.com/articulos/lg/lg_72717_0.jpg</text:a></text:p>
          </table:table-cell>
          <table:table-cell office:value-type="string" table:style-name="ce4">
            <text:p><text:a xlink:href="http://media.grutinet.com/articulos/lg/lg_72717_1.jpg">http://media.grutinet.com/articulos/lg/lg_72717_1.jpg</text:a></text:p>
          </table:table-cell>
          <table:table-cell table:style-name="ce2"/>
          <table:table-cell office:value-type="float" office:value="72718" table:style-name="ce1">
            <text:p>72718</text:p>
          </table:table-cell>
          <table:table-cell table:number-columns-repeated="7" table:style-name="ce2"/>
          <table:table-cell table:number-columns-repeated="16359"/>
        </table:table-row>
        <table:table-row table:style-name="ro2">
          <table:table-cell office:value-type="float" office:value="72718" table:style-name="ce1">
            <text:p>72718</text:p>
          </table:table-cell>
          <table:table-cell office:value-type="string" table:style-name="ce2">
            <text:p>LENCERIA</text:p>
          </table:table-cell>
          <table:table-cell office:value-type="string" table:style-name="ce2">
            <text:p>CONJUNTOS</text:p>
          </table:table-cell>
          <table:table-cell office:value-type="string" table:style-name="ce2">
            <text:p>LEG AVENUE BIKINI DE TRIANGULO CON FRUNCIDO FUCSIA</text:p>
          </table:table-cell>
          <table:table-cell office:value-type="string" table:style-name="ce2">
            <text:p>LEG AVENUE</text:p>
          </table:table-cell>
          <table:table-cell office:value-type="string" table:style-name="ce3">
            <text:p/>
            <text:p>LEG AVENUE SPANDEX BIKINI SET WITH RUCHED BACK HOT PINK.</text:p>
            <text:p/>
            <text:p>Fantástico bikini fucsia de top en forma de triángulo de cortinilla y braguita con fruncido en la parte trasera. Alegra tu cajón de la ropa interior con este divertido bikini de la colección Lingeri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41.317" table:style-name="ce1">
            <text:p>41,317</text:p>
          </table:table-cell>
          <table:table-cell office:value-type="float" office:value="12.18" table:style-name="ce1">
            <text:p>12,18</text:p>
          </table:table-cell>
          <table:table-cell office:value-type="string" table:style-name="ce2">
            <text:p>SI</text:p>
          </table:table-cell>
          <table:table-cell office:value-type="float" office:value="9" table:style-name="ce1">
            <text:p>9</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72718.jpg">http://media.grutinet.com/articulos/or/or_72718.jpg</text:a></text:p>
          </table:table-cell>
          <table:table-cell office:value-type="string" table:style-name="ce4">
            <text:p><text:a xlink:href="http://media.grutinet.com/articulos/lg/lg_72718_0.jpg">http://media.grutinet.com/articulos/lg/lg_72718_0.jpg</text:a></text:p>
          </table:table-cell>
          <table:table-cell office:value-type="string" table:style-name="ce4">
            <text:p><text:a xlink:href="http://media.grutinet.com/articulos/lg/lg_72718_1.jpg">http://media.grutinet.com/articulos/lg/lg_72718_1.jpg</text:a></text:p>
          </table:table-cell>
          <table:table-cell table:style-name="ce2"/>
          <table:table-cell office:value-type="float" office:value="72718" table:style-name="ce1">
            <text:p>72718</text:p>
          </table:table-cell>
          <table:table-cell table:number-columns-repeated="7" table:style-name="ce2"/>
          <table:table-cell table:number-columns-repeated="16359"/>
        </table:table-row>
        <table:table-row table:style-name="ro2">
          <table:table-cell office:value-type="float" office:value="72719" table:style-name="ce1">
            <text:p>72719</text:p>
          </table:table-cell>
          <table:table-cell office:value-type="string" table:style-name="ce2">
            <text:p>LENCERIA</text:p>
          </table:table-cell>
          <table:table-cell office:value-type="string" table:style-name="ce2">
            <text:p>BIKINIS Y PAREOS</text:p>
          </table:table-cell>
          <table:table-cell office:value-type="string" table:style-name="ce2">
            <text:p>LEG AVENUE BIKINI DE TRIANGULO CON BRASILEÑA FRUNCIDO TURQUESA</text:p>
          </table:table-cell>
          <table:table-cell office:value-type="string" table:style-name="ce2">
            <text:p>LEG AVENUE</text:p>
          </table:table-cell>
          <table:table-cell office:value-type="string" table:style-name="ce3">
            <text:p/>
            <text:p>LEG AVENUE SPANDEX BIKINI SET WITH WIDE SIDE TIES TURQUOISE.</text:p>
            <text:p/>
            <text:p>Fantástico bikini turquesa de top en forma de triángulo de cortinilla y braguita brasileña que se anuda a los lados y con fruncido en la parte trasera. Alegra tu cajón de la ropa interior con este divertido bikini de la colección Lingeri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41.317" table:style-name="ce1">
            <text:p>41,317</text:p>
          </table:table-cell>
          <table:table-cell office:value-type="float" office:value="12.18" table:style-name="ce1">
            <text:p>12,18</text:p>
          </table:table-cell>
          <table:table-cell office:value-type="string" table:style-name="ce2">
            <text:p>SI</text:p>
          </table:table-cell>
          <table:table-cell office:value-type="float" office:value="5" table:style-name="ce1">
            <text:p>5</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72719.jpg">http://media.grutinet.com/articulos/or/or_72719.jpg</text:a></text:p>
          </table:table-cell>
          <table:table-cell office:value-type="string" table:style-name="ce4">
            <text:p><text:a xlink:href="http://media.grutinet.com/articulos/lg/lg_72719_0.jpg">http://media.grutinet.com/articulos/lg/lg_72719_0.jpg</text:a></text:p>
          </table:table-cell>
          <table:table-cell office:value-type="string" table:style-name="ce4">
            <text:p><text:a xlink:href="http://media.grutinet.com/articulos/lg/lg_72719_1.jpg">http://media.grutinet.com/articulos/lg/lg_72719_1.jpg</text:a></text:p>
          </table:table-cell>
          <table:table-cell table:style-name="ce2"/>
          <table:table-cell office:value-type="float" office:value="72719" table:style-name="ce1">
            <text:p>72719</text:p>
          </table:table-cell>
          <table:table-cell table:number-columns-repeated="7" table:style-name="ce2"/>
          <table:table-cell table:number-columns-repeated="16359"/>
        </table:table-row>
        <table:table-row table:style-name="ro2">
          <table:table-cell office:value-type="float" office:value="72721" table:style-name="ce1">
            <text:p>72721</text:p>
          </table:table-cell>
          <table:table-cell office:value-type="string" table:style-name="ce2">
            <text:p>LENCERIA</text:p>
          </table:table-cell>
          <table:table-cell office:value-type="string" table:style-name="ce2">
            <text:p>BIKINIS Y PAREOS</text:p>
          </table:table-cell>
          <table:table-cell office:value-type="string" table:style-name="ce2">
            <text:p>LEG AVENUE BIKINI DE TRIANGULO CON BRASILEÑA FRUNCIDO TURQUESA</text:p>
          </table:table-cell>
          <table:table-cell office:value-type="string" table:style-name="ce2">
            <text:p>LEG AVENUE</text:p>
          </table:table-cell>
          <table:table-cell office:value-type="string" table:style-name="ce3">
            <text:p/>
            <text:p>LEG AVENUE SPANDEX BIKINI SET WITH WIDE SIDE TIES TURQUOISE.</text:p>
            <text:p/>
            <text:p>Fantástico bikini turquesa de top en forma de triángulo de cortinilla y braguita brasileña que se anuda a los lados y con fruncido en la parte trasera. Alegra tu cajón de la ropa interior con este divertido bikini de la colección Lingeri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41.317" table:style-name="ce1">
            <text:p>41,317</text:p>
          </table:table-cell>
          <table:table-cell office:value-type="float" office:value="12.18" table:style-name="ce1">
            <text:p>12,18</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72721.jpg">http://media.grutinet.com/articulos/or/or_72721.jpg</text:a></text:p>
          </table:table-cell>
          <table:table-cell office:value-type="string" table:style-name="ce4">
            <text:p><text:a xlink:href="http://media.grutinet.com/articulos/lg/lg_72721_0.jpg">http://media.grutinet.com/articulos/lg/lg_72721_0.jpg</text:a></text:p>
          </table:table-cell>
          <table:table-cell office:value-type="string" table:style-name="ce4">
            <text:p><text:a xlink:href="http://media.grutinet.com/articulos/lg/lg_72721_1.jpg">http://media.grutinet.com/articulos/lg/lg_72721_1.jpg</text:a></text:p>
          </table:table-cell>
          <table:table-cell table:style-name="ce2"/>
          <table:table-cell office:value-type="float" office:value="72719" table:style-name="ce1">
            <text:p>72719</text:p>
          </table:table-cell>
          <table:table-cell table:number-columns-repeated="7" table:style-name="ce2"/>
          <table:table-cell table:number-columns-repeated="16359"/>
        </table:table-row>
        <table:table-row table:style-name="ro2">
          <table:table-cell office:value-type="float" office:value="72745" table:style-name="ce1">
            <text:p>72745</text:p>
          </table:table-cell>
          <table:table-cell office:value-type="string" table:style-name="ce2">
            <text:p>LENCERIA</text:p>
          </table:table-cell>
          <table:table-cell office:value-type="string" table:style-name="ce2">
            <text:p>PANTYS</text:p>
          </table:table-cell>
          <table:table-cell office:value-type="string" table:style-name="ce2">
            <text:p>LEG AVENUE PANTIES DE EFECTO DESFIBRADO</text:p>
          </table:table-cell>
          <table:table-cell office:value-type="string" table:style-name="ce2">
            <text:p>LEG AVENUE</text:p>
          </table:table-cell>
          <table:table-cell office:value-type="string" table:style-name="ce3">
            <text:p/>
            <text:p>LEG AVENUE OPAQUE SPANDEX PANTYHOSE WEB WITH EYELASH WEB.</text:p>
            <text:p/>
            <text:p>Panties de efecto desfibrado negros. Son el complemento perfecto para lucir perfecta cuidando hasta el mas mínimo detalle en cualquier ocasión...<text:s/></text:p>
            <text:p>Estas maravillosos panties pertenecen a la colección Hosiery, de Leg Avenue.</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25.1038" table:style-name="ce1">
            <text:p>25,1038</text:p>
          </table:table-cell>
          <table:table-cell office:value-type="float" office:value="7.17" table:style-name="ce1">
            <text:p>7,17</text:p>
          </table:table-cell>
          <table:table-cell office:value-type="string" table:style-name="ce2">
            <text:p>SI</text:p>
          </table:table-cell>
          <table:table-cell office:value-type="float" office:value="5" table:style-name="ce1">
            <text:p>5</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2745.jpg">http://media.grutinet.com/articulos/or/or_72745.jpg</text:a></text:p>
          </table:table-cell>
          <table:table-cell office:value-type="string" table:style-name="ce4">
            <text:p><text:a xlink:href="http://media.grutinet.com/articulos/lg/lg_72745_0.jpg">http://media.grutinet.com/articulos/lg/lg_72745_0.jpg</text:a></text:p>
          </table:table-cell>
          <table:table-cell table:number-columns-repeated="2" table:style-name="ce2"/>
          <table:table-cell office:value-type="float" office:value="72745" table:style-name="ce1">
            <text:p>72745</text:p>
          </table:table-cell>
          <table:table-cell table:number-columns-repeated="7" table:style-name="ce2"/>
          <table:table-cell table:number-columns-repeated="16359"/>
        </table:table-row>
        <table:table-row table:style-name="ro2">
          <table:table-cell office:value-type="float" office:value="72750" table:style-name="ce1">
            <text:p>72750</text:p>
          </table:table-cell>
          <table:table-cell office:value-type="string" table:style-name="ce2">
            <text:p>LENCERIA</text:p>
          </table:table-cell>
          <table:table-cell office:value-type="string" table:style-name="ce2">
            <text:p>BIKINIS Y PAREOS</text:p>
          </table:table-cell>
          <table:table-cell office:value-type="string" table:style-name="ce2">
            <text:p>LEG AVENUE BIKINI DE TRIANGULO CON FRUNCIDO AZUL</text:p>
          </table:table-cell>
          <table:table-cell office:value-type="string" table:style-name="ce2">
            <text:p>LEG AVENUE</text:p>
          </table:table-cell>
          <table:table-cell office:value-type="string" table:style-name="ce3">
            <text:p/>
            <text:p>LEG AVENUE SPANDEX BIKINI SET WITH RUCHED BACK BLUE.</text:p>
            <text:p/>
            <text:p>Fantástico bikini azul de top en forma de triángulo de cortinilla y braguita con fruncido en la parte trasera. Alegra tu cajón de la ropa interior con este divertido bikini de la colección Lingeri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41.317" table:style-name="ce1">
            <text:p>41,317</text:p>
          </table:table-cell>
          <table:table-cell office:value-type="float" office:value="12.18" table:style-name="ce1">
            <text:p>12,18</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72750.jpg">http://media.grutinet.com/articulos/or/or_72750.jpg</text:a></text:p>
          </table:table-cell>
          <table:table-cell office:value-type="string" table:style-name="ce4">
            <text:p><text:a xlink:href="http://media.grutinet.com/articulos/lg/lg_72750_0.jpg">http://media.grutinet.com/articulos/lg/lg_72750_0.jpg</text:a></text:p>
          </table:table-cell>
          <table:table-cell office:value-type="string" table:style-name="ce4">
            <text:p><text:a xlink:href="http://media.grutinet.com/articulos/lg/lg_72750_1.jpg">http://media.grutinet.com/articulos/lg/lg_72750_1.jpg</text:a></text:p>
          </table:table-cell>
          <table:table-cell table:style-name="ce2"/>
          <table:table-cell office:value-type="float" office:value="72750" table:style-name="ce1">
            <text:p>72750</text:p>
          </table:table-cell>
          <table:table-cell table:number-columns-repeated="7" table:style-name="ce2"/>
          <table:table-cell table:number-columns-repeated="16359"/>
        </table:table-row>
        <table:table-row table:style-name="ro2">
          <table:table-cell office:value-type="float" office:value="72751" table:style-name="ce1">
            <text:p>72751</text:p>
          </table:table-cell>
          <table:table-cell office:value-type="string" table:style-name="ce2">
            <text:p>LENCERIA</text:p>
          </table:table-cell>
          <table:table-cell office:value-type="string" table:style-name="ce2">
            <text:p>CONJUNTOS</text:p>
          </table:table-cell>
          <table:table-cell office:value-type="string" table:style-name="ce2">
            <text:p>LEG AVENUE BIKINI DE TRIANGULO CON FRUNCIDO AZUL</text:p>
          </table:table-cell>
          <table:table-cell office:value-type="string" table:style-name="ce2">
            <text:p>LEG AVENUE</text:p>
          </table:table-cell>
          <table:table-cell office:value-type="string" table:style-name="ce3">
            <text:p/>
            <text:p>LEG AVENUE SPANDEX BIKINI SET WITH RUCHED BACK BLUE.</text:p>
            <text:p/>
            <text:p>Fantástico bikini azul de top en forma de triángulo de cortinilla y braguita con fruncido en la parte trasera. Alegra tu cajón de la ropa interior con este divertido bikini de la colección Lingeri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41.317" table:style-name="ce1">
            <text:p>41,317</text:p>
          </table:table-cell>
          <table:table-cell office:value-type="float" office:value="12.18" table:style-name="ce1">
            <text:p>12,18</text:p>
          </table:table-cell>
          <table:table-cell office:value-type="string" table:style-name="ce2">
            <text:p>SI</text:p>
          </table:table-cell>
          <table:table-cell office:value-type="float" office:value="12" table:style-name="ce1">
            <text:p>12</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72751.jpg">http://media.grutinet.com/articulos/or/or_72751.jpg</text:a></text:p>
          </table:table-cell>
          <table:table-cell office:value-type="string" table:style-name="ce4">
            <text:p><text:a xlink:href="http://media.grutinet.com/articulos/lg/lg_72751_0.jpg">http://media.grutinet.com/articulos/lg/lg_72751_0.jpg</text:a></text:p>
          </table:table-cell>
          <table:table-cell office:value-type="string" table:style-name="ce4">
            <text:p><text:a xlink:href="http://media.grutinet.com/articulos/lg/lg_72751_1.jpg">http://media.grutinet.com/articulos/lg/lg_72751_1.jpg</text:a></text:p>
          </table:table-cell>
          <table:table-cell table:style-name="ce2"/>
          <table:table-cell office:value-type="float" office:value="72750" table:style-name="ce1">
            <text:p>72750</text:p>
          </table:table-cell>
          <table:table-cell table:number-columns-repeated="7" table:style-name="ce2"/>
          <table:table-cell table:number-columns-repeated="16359"/>
        </table:table-row>
        <table:table-row table:style-name="ro2">
          <table:table-cell office:value-type="float" office:value="72752" table:style-name="ce1">
            <text:p>72752</text:p>
          </table:table-cell>
          <table:table-cell office:value-type="string" table:style-name="ce2">
            <text:p>LENCERIA</text:p>
          </table:table-cell>
          <table:table-cell office:value-type="string" table:style-name="ce2">
            <text:p>CONJUNTOS</text:p>
          </table:table-cell>
          <table:table-cell office:value-type="string" table:style-name="ce2">
            <text:p>LEG AVENUE BIKINI DE TRIANGULO CON FRUNCIDO AZUL</text:p>
          </table:table-cell>
          <table:table-cell office:value-type="string" table:style-name="ce2">
            <text:p>LEG AVENUE</text:p>
          </table:table-cell>
          <table:table-cell office:value-type="string" table:style-name="ce3">
            <text:p/>
            <text:p>LEG AVENUE SPANDEX BIKINI SET WITH RUCHED BACK BLUE.</text:p>
            <text:p/>
            <text:p>Fantástico bikini azul de top en forma de triángulo de cortinilla y braguita con fruncido en la parte trasera. Alegra tu cajón de la ropa interior con este divertido bikini de la colección Lingeri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41.317" table:style-name="ce1">
            <text:p>41,317</text:p>
          </table:table-cell>
          <table:table-cell office:value-type="float" office:value="12.18" table:style-name="ce1">
            <text:p>12,18</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72752.jpg">http://media.grutinet.com/articulos/or/or_72752.jpg</text:a></text:p>
          </table:table-cell>
          <table:table-cell office:value-type="string" table:style-name="ce4">
            <text:p><text:a xlink:href="http://media.grutinet.com/articulos/lg/lg_72752_0.jpg">http://media.grutinet.com/articulos/lg/lg_72752_0.jpg</text:a></text:p>
          </table:table-cell>
          <table:table-cell office:value-type="string" table:style-name="ce4">
            <text:p><text:a xlink:href="http://media.grutinet.com/articulos/lg/lg_72752_1.jpg">http://media.grutinet.com/articulos/lg/lg_72752_1.jpg</text:a></text:p>
          </table:table-cell>
          <table:table-cell table:style-name="ce2"/>
          <table:table-cell office:value-type="float" office:value="72750" table:style-name="ce1">
            <text:p>72750</text:p>
          </table:table-cell>
          <table:table-cell table:number-columns-repeated="7" table:style-name="ce2"/>
          <table:table-cell table:number-columns-repeated="16359"/>
        </table:table-row>
        <table:table-row table:style-name="ro2">
          <table:table-cell office:value-type="float" office:value="72812" table:style-name="ce1">
            <text:p>72812</text:p>
          </table:table-cell>
          <table:table-cell office:value-type="string" table:style-name="ce2">
            <text:p>LENCERIA</text:p>
          </table:table-cell>
          <table:table-cell office:value-type="string" table:style-name="ce2">
            <text:p>TANGAS</text:p>
          </table:table-cell>
          <table:table-cell office:value-type="string" table:style-name="ce2">
            <text:p>LEG AVENUE BRAGUITA LENTEJUELAS NEGRO</text:p>
          </table:table-cell>
          <table:table-cell office:value-type="string" table:style-name="ce2">
            <text:p>LEG AVENUE</text:p>
          </table:table-cell>
          <table:table-cell office:value-type="string" table:style-name="ce3">
            <text:p/>
            <text:p>LEG AVENUE SEQUIN SHORTS BLACK.</text:p>
            <text:p>Fantásticas braguitas tipo short de color negro de lentejuelas. Son el complemento perfecto para lucir perfecta cuidando hasta el mas mínimo detalle...<text:s/></text:p>
            <text:p>Estas maravillosas braguitas pertenecen a la colección Clubwear,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35.624099999999999" table:style-name="ce1">
            <text:p>35,6241</text:p>
          </table:table-cell>
          <table:table-cell office:value-type="float" office:value="10.38" table:style-name="ce1">
            <text:p>10,38</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72812.jpg">http://media.grutinet.com/articulos/or/or_72812.jpg</text:a></text:p>
          </table:table-cell>
          <table:table-cell office:value-type="string" table:style-name="ce4">
            <text:p><text:a xlink:href="http://media.grutinet.com/articulos/lg/lg_72812_0.jpg">http://media.grutinet.com/articulos/lg/lg_72812_0.jpg</text:a></text:p>
          </table:table-cell>
          <table:table-cell table:number-columns-repeated="2" table:style-name="ce2"/>
          <table:table-cell office:value-type="float" office:value="72813" table:style-name="ce1">
            <text:p>72813</text:p>
          </table:table-cell>
          <table:table-cell table:number-columns-repeated="7" table:style-name="ce2"/>
          <table:table-cell table:number-columns-repeated="16359"/>
        </table:table-row>
        <table:table-row table:style-name="ro2">
          <table:table-cell office:value-type="float" office:value="72825" table:style-name="ce1">
            <text:p>72825</text:p>
          </table:table-cell>
          <table:table-cell office:value-type="string" table:style-name="ce2">
            <text:p>LENCERIA</text:p>
          </table:table-cell>
          <table:table-cell office:value-type="string" table:style-name="ce2">
            <text:p>CONJUNTOS</text:p>
          </table:table-cell>
          <table:table-cell office:value-type="string" table:style-name="ce2">
            <text:p>LEG AVENUE BIKINI DE TRIANGULO CON BRASILEÑA FRUNCIDO NEGRO</text:p>
          </table:table-cell>
          <table:table-cell office:value-type="string" table:style-name="ce2">
            <text:p>LEG AVENUE</text:p>
          </table:table-cell>
          <table:table-cell office:value-type="string" table:style-name="ce3">
            <text:p/>
            <text:p>LEG AVENUE SPANDEX BIKINI SET WITH WIDE SIDE TIES BLACK.</text:p>
            <text:p/>
            <text:p>Fantástico bikini negro de top en forma de triángulo de cortinilla y braguita brasileña que se anuda a los lados y con fruncido en la parte trasera. Alegra tu cajón de la ropa interior con este divertido bikini de la colección Lingeri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39.017600000000002" table:style-name="ce1">
            <text:p>39,0176</text:p>
          </table:table-cell>
          <table:table-cell office:value-type="float" office:value="11.45" table:style-name="ce1">
            <text:p>11,45</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72825.jpg">http://media.grutinet.com/articulos/or/or_72825.jpg</text:a></text:p>
          </table:table-cell>
          <table:table-cell office:value-type="string" table:style-name="ce4">
            <text:p><text:a xlink:href="http://media.grutinet.com/articulos/lg/lg_72825_0.jpg">http://media.grutinet.com/articulos/lg/lg_72825_0.jpg</text:a></text:p>
          </table:table-cell>
          <table:table-cell office:value-type="string" table:style-name="ce4">
            <text:p><text:a xlink:href="http://media.grutinet.com/articulos/lg/lg_72825_1.jpg">http://media.grutinet.com/articulos/lg/lg_72825_1.jpg</text:a></text:p>
          </table:table-cell>
          <table:table-cell table:style-name="ce2"/>
          <table:table-cell office:value-type="float" office:value="72823" table:style-name="ce1">
            <text:p>72823</text:p>
          </table:table-cell>
          <table:table-cell table:number-columns-repeated="7" table:style-name="ce2"/>
          <table:table-cell table:number-columns-repeated="16359"/>
        </table:table-row>
        <table:table-row table:style-name="ro2">
          <table:table-cell office:value-type="float" office:value="72841" table:style-name="ce1">
            <text:p>72841</text:p>
          </table:table-cell>
          <table:table-cell office:value-type="string" table:style-name="ce2">
            <text:p>LENCERIA</text:p>
          </table:table-cell>
          <table:table-cell office:value-type="string" table:style-name="ce2">
            <text:p>PICARDIAS</text:p>
          </table:table-cell>
          <table:table-cell office:value-type="string" table:style-name="ce2">
            <text:p>LEG AVENUE PICARDIAS NEGRO TRANSPARENTE CON DETALLES DE LAZOS TRASEROS</text:p>
          </table:table-cell>
          <table:table-cell office:value-type="string" table:style-name="ce2">
            <text:p>LEG AVENUE</text:p>
          </table:table-cell>
          <table:table-cell office:value-type="string" table:style-name="ce3">
            <text:p/>
            <text:p>LEG AVENUE PADDED UNDERWIRE MESH DRESS WITH SATIN BOW BACK ACCENTS.</text:p>
            <text:p/>
            <text:p>Picardías negro transparente amplio y favorecedor escote y abertura en la espalda con lazos negros satinados decorativos. La lencería femenina negra es muy favorecedora para el físico de todas las mujeres. Te otorgará un toque de misterio y erotismo sin igual. Es de los colores preferidos de los hombres. Este maravilloso vestido pertenece a la colección Burlesque, de Leg Avenue .</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70.118099999999998" table:style-name="ce1">
            <text:p>70,1181</text:p>
          </table:table-cell>
          <table:table-cell office:value-type="float" office:value="22.07" table:style-name="ce1">
            <text:p>22,07</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72841.jpg">http://media.grutinet.com/articulos/or/or_72841.jpg</text:a></text:p>
          </table:table-cell>
          <table:table-cell office:value-type="string" table:style-name="ce4">
            <text:p><text:a xlink:href="http://media.grutinet.com/articulos/lg/lg_72841_0.jpg">http://media.grutinet.com/articulos/lg/lg_72841_0.jpg</text:a></text:p>
          </table:table-cell>
          <table:table-cell office:value-type="string" table:style-name="ce4">
            <text:p><text:a xlink:href="http://media.grutinet.com/articulos/lg/lg_72841_1.jpg">http://media.grutinet.com/articulos/lg/lg_72841_1.jpg</text:a></text:p>
          </table:table-cell>
          <table:table-cell table:style-name="ce2"/>
          <table:table-cell office:value-type="float" office:value="72841" table:style-name="ce1">
            <text:p>72841</text:p>
          </table:table-cell>
          <table:table-cell table:number-columns-repeated="7" table:style-name="ce2"/>
          <table:table-cell table:number-columns-repeated="16359"/>
        </table:table-row>
        <table:table-row table:style-name="ro2">
          <table:table-cell office:value-type="float" office:value="72845" table:style-name="ce1">
            <text:p>72845</text:p>
          </table:table-cell>
          <table:table-cell office:value-type="string" table:style-name="ce2">
            <text:p>LENCERIA</text:p>
          </table:table-cell>
          <table:table-cell office:value-type="string" table:style-name="ce2">
            <text:p>BODYS</text:p>
          </table:table-cell>
          <table:table-cell office:value-type="string" table:style-name="ce2">
            <text:p>LEG AVENUE BODY DE LEOPARDO Y CINTAS DE LIGUERO DE COLOR ROJO</text:p>
          </table:table-cell>
          <table:table-cell office:value-type="string" table:style-name="ce2">
            <text:p>LEG AVENUE</text:p>
          </table:table-cell>
          <table:table-cell office:value-type="string" table:style-name="ce3">
            <text:p>LEG AVENUE BRUSHED SPANDEX SATIN TRIMMED ROMPER WITH GARTER STRAPS.</text:p>
            <text:p/>
            <text:p>Fantástico body de estampado de leopardo con detalles en color rojo satinado y cintas de liguero. El rojo es el color de la pasión por excelencia. Es un color muy provocativo que indica deseo sin tapujos. Si eres atrevida, prepárate para dejarlo con la boca abierta. No incluye las medias.</text:p>
            <text:p/>
            <text:p>Este elegante conjunto pertenece a la colección Burlesque,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59.99" table:style-name="ce1">
            <text:p>59,99</text:p>
          </table:table-cell>
          <table:table-cell office:value-type="float" office:value="26.86" table:style-name="ce1">
            <text:p>26,8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72845.jpg">http://media.grutinet.com/articulos/or/or_72845.jpg</text:a></text:p>
          </table:table-cell>
          <table:table-cell office:value-type="string" table:style-name="ce4">
            <text:p><text:a xlink:href="http://media.grutinet.com/articulos/lg/lg_72845_0.jpg">http://media.grutinet.com/articulos/lg/lg_72845_0.jpg</text:a></text:p>
          </table:table-cell>
          <table:table-cell office:value-type="string" table:style-name="ce4">
            <text:p><text:a xlink:href="http://media.grutinet.com/articulos/lg/lg_72845_1.jpg">http://media.grutinet.com/articulos/lg/lg_72845_1.jpg</text:a></text:p>
          </table:table-cell>
          <table:table-cell table:style-name="ce2"/>
          <table:table-cell office:value-type="float" office:value="72845" table:style-name="ce1">
            <text:p>72845</text:p>
          </table:table-cell>
          <table:table-cell table:number-columns-repeated="7" table:style-name="ce2"/>
          <table:table-cell table:number-columns-repeated="16359"/>
        </table:table-row>
        <table:table-row table:style-name="ro2">
          <table:table-cell office:value-type="float" office:value="72863" table:style-name="ce1">
            <text:p>72863</text:p>
          </table:table-cell>
          <table:table-cell office:value-type="string" table:style-name="ce2">
            <text:p>LENCERIA</text:p>
          </table:table-cell>
          <table:table-cell office:value-type="string" table:style-name="ce2">
            <text:p>TANGAS</text:p>
          </table:table-cell>
          <table:table-cell office:value-type="string" table:style-name="ce2">
            <text:p>LEG AVENUE BRAGUITA DE LENTEJUELAS CON FLECOS Y LAZOS NEGRO</text:p>
          </table:table-cell>
          <table:table-cell office:value-type="string" table:style-name="ce2">
            <text:p>LEG AVENUE</text:p>
          </table:table-cell>
          <table:table-cell office:value-type="string" table:style-name="ce3">
            <text:p/>
            <text:p>LEG AVENUE SHEER PANTY WITH SATIN RUMBA RUFFLE BACK BLACK.</text:p>
            <text:p>Fantásticas braguitas de color negro de lentejuelas con flecos y lazos decorativos. Son el complemento perfecto para lucir perfecta cuidando hasta el mas mínimo detalle...<text:s/></text:p>
            <text:p>Estas maravillosas braguitas pertenecen a la colección Lingeri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55.493200000000002" table:style-name="ce1">
            <text:p>55,4932</text:p>
          </table:table-cell>
          <table:table-cell office:value-type="float" office:value="16.86" table:style-name="ce1">
            <text:p>16,86</text:p>
          </table:table-cell>
          <table:table-cell office:value-type="string" table:style-name="ce2">
            <text:p>SI</text:p>
          </table:table-cell>
          <table:table-cell office:value-type="float" office:value="5" table:style-name="ce1">
            <text:p>5</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72863.jpg">http://media.grutinet.com/articulos/or/or_72863.jpg</text:a></text:p>
          </table:table-cell>
          <table:table-cell office:value-type="string" table:style-name="ce4">
            <text:p><text:a xlink:href="http://media.grutinet.com/articulos/lg/lg_72863_0.jpg">http://media.grutinet.com/articulos/lg/lg_72863_0.jpg</text:a></text:p>
          </table:table-cell>
          <table:table-cell office:value-type="string" table:style-name="ce4">
            <text:p><text:a xlink:href="http://media.grutinet.com/articulos/lg/lg_72863_1.jpg">http://media.grutinet.com/articulos/lg/lg_72863_1.jpg</text:a></text:p>
          </table:table-cell>
          <table:table-cell table:style-name="ce2"/>
          <table:table-cell office:value-type="float" office:value="72863" table:style-name="ce1">
            <text:p>72863</text:p>
          </table:table-cell>
          <table:table-cell table:number-columns-repeated="7" table:style-name="ce2"/>
          <table:table-cell table:number-columns-repeated="16359"/>
        </table:table-row>
        <table:table-row table:style-name="ro2">
          <table:table-cell office:value-type="float" office:value="72868" table:style-name="ce1">
            <text:p>72868</text:p>
          </table:table-cell>
          <table:table-cell office:value-type="string" table:style-name="ce2">
            <text:p>LENCERIA</text:p>
          </table:table-cell>
          <table:table-cell office:value-type="string" table:style-name="ce2">
            <text:p>MEDIAS</text:p>
          </table:table-cell>
          <table:table-cell office:value-type="string" table:style-name="ce2">
            <text:p>LEG AVENUE CALENTADORES DE PIERNAS DE LENTEJUELA NEGRA</text:p>
          </table:table-cell>
          <table:table-cell office:value-type="string" table:style-name="ce2">
            <text:p>LEG AVENUE</text:p>
          </table:table-cell>
          <table:table-cell office:value-type="string" table:style-name="ce3">
            <text:p/>
            <text:p>LEG AVENUE SEQUIN LEG WARMERS BLACK.</text:p>
            <text:p/>
            <text:p>Fantásticos calienta piernas de lentejuelas de color negro. Querrás tenerlos desde el primer momento! Estos calentadores protegerán del frío tus piernas, a la vez que te harán sentir sexy y femenina.</text:p>
            <text:p/>
            <text:p>Dale un aire retro a tu look con estos fantásticos calentadores! Llévalos por encima de tus botas o solos con tus zapatos favoritos y tu mini falda, verás cómo gustan y cómo gustas.</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43.938099999999999" table:style-name="ce1">
            <text:p>43,9381</text:p>
          </table:table-cell>
          <table:table-cell office:value-type="float" office:value="13.02" table:style-name="ce1">
            <text:p>13,02</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2868.jpg">http://media.grutinet.com/articulos/or/or_72868.jpg</text:a></text:p>
          </table:table-cell>
          <table:table-cell office:value-type="string" table:style-name="ce4">
            <text:p><text:a xlink:href="http://media.grutinet.com/articulos/lg/lg_72868_0.jpg">http://media.grutinet.com/articulos/lg/lg_72868_0.jpg</text:a></text:p>
          </table:table-cell>
          <table:table-cell table:number-columns-repeated="2" table:style-name="ce2"/>
          <table:table-cell office:value-type="float" office:value="72868" table:style-name="ce1">
            <text:p>72868</text:p>
          </table:table-cell>
          <table:table-cell table:number-columns-repeated="7" table:style-name="ce2"/>
          <table:table-cell table:number-columns-repeated="16359"/>
        </table:table-row>
        <table:table-row table:style-name="ro2">
          <table:table-cell office:value-type="float" office:value="72896" table:style-name="ce1">
            <text:p>72896</text:p>
          </table:table-cell>
          <table:table-cell office:value-type="string" table:style-name="ce2">
            <text:p>LENCERIA</text:p>
          </table:table-cell>
          <table:table-cell office:value-type="string" table:style-name="ce2">
            <text:p>CONJUNTOS</text:p>
          </table:table-cell>
          <table:table-cell office:value-type="string" table:style-name="ce2">
            <text:p>LEG AVENUE CONJUNTO DE 2 PIEZAS PRETTY PRISONER</text:p>
          </table:table-cell>
          <table:table-cell office:value-type="string" table:style-name="ce2">
            <text:p>LEG AVENUE</text:p>
          </table:table-cell>
          <table:table-cell office:value-type="string" table:style-name="ce3">
            <text:p/>
            <text:p>LEG AVENUE 2 PC PRETTY PRISONER.</text:p>
            <text:p/>
            <text:p>Fantástico conjunto-disfraz de presidiaria compuesto por un top naranja anudado delante del echo y short a juego con cintas de liguero. Si eres atrevida, prepárate para dejarlo con la boca abierta usando este set. No incluye las medias.</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29.9528" table:style-name="ce1">
            <text:p>29,9528</text:p>
          </table:table-cell>
          <table:table-cell office:value-type="float" office:value="8.6300000000000008" table:style-name="ce1">
            <text:p>8,6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2896.jpg">http://media.grutinet.com/articulos/or/or_72896.jpg</text:a></text:p>
          </table:table-cell>
          <table:table-cell office:value-type="string" table:style-name="ce4">
            <text:p><text:a xlink:href="http://media.grutinet.com/articulos/lg/lg_72896_0.jpg">http://media.grutinet.com/articulos/lg/lg_72896_0.jpg</text:a></text:p>
          </table:table-cell>
          <table:table-cell office:value-type="string" table:style-name="ce4">
            <text:p><text:a xlink:href="http://media.grutinet.com/articulos/lg/lg_72896_1.jpg">http://media.grutinet.com/articulos/lg/lg_72896_1.jpg</text:a></text:p>
          </table:table-cell>
          <table:table-cell table:style-name="ce2"/>
          <table:table-cell office:value-type="float" office:value="72896" table:style-name="ce1">
            <text:p>72896</text:p>
          </table:table-cell>
          <table:table-cell table:number-columns-repeated="7" table:style-name="ce2"/>
          <table:table-cell table:number-columns-repeated="16359"/>
        </table:table-row>
        <table:table-row table:style-name="ro2">
          <table:table-cell office:value-type="float" office:value="72919" table:style-name="ce1">
            <text:p>72919</text:p>
          </table:table-cell>
          <table:table-cell office:value-type="string" table:style-name="ce2">
            <text:p>LENCERIA</text:p>
          </table:table-cell>
          <table:table-cell office:value-type="string" table:style-name="ce2">
            <text:p>MEDIAS</text:p>
          </table:table-cell>
          <table:table-cell office:value-type="string" table:style-name="ce2">
            <text:p>LEG AVENUE PANTIES NUDE CON COSTURA TRASERA DE FLECOS</text:p>
          </table:table-cell>
          <table:table-cell office:value-type="string" table:style-name="ce2">
            <text:p>LEG AVENUE</text:p>
          </table:table-cell>
          <table:table-cell office:value-type="string" table:style-name="ce3">
            <text:p/>
            <text:p>LEG AVENUE SPANDEX SHEER PANTYHOSE WITH FRINGE BACKSEAM.</text:p>
            <text:p/>
            <text:p>Fantásticos panties nude con costura trasera en flecos negros. Son los favoritos para los más fetichistas! Esa fina capa que separa tu piel de su piel hará que vuele su imaginación... Sexy y seductora, pero a la vez elegante y sofisticada. No podrás esperar para lucirlas con tu mejor conjunto de ropa interior, o con ese sensual vestido que guardas en tu armario...</text:p>
            <text:p><text:s/>Estos maravillosos panties pertenecen a la colección Hosiery de Leg Avenue .</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51.836399999999998" table:style-name="ce1">
            <text:p>51,8364</text:p>
          </table:table-cell>
          <table:table-cell office:value-type="float" office:value="15.62" table:style-name="ce1">
            <text:p>15,62</text:p>
          </table:table-cell>
          <table:table-cell office:value-type="string" table:style-name="ce2">
            <text:p>SI</text:p>
          </table:table-cell>
          <table:table-cell office:value-type="float" office:value="5" table:style-name="ce1">
            <text:p>5</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72919.jpg">http://media.grutinet.com/articulos/or/or_72919.jpg</text:a></text:p>
          </table:table-cell>
          <table:table-cell office:value-type="string" table:style-name="ce4">
            <text:p><text:a xlink:href="http://media.grutinet.com/articulos/lg/lg_72919_0.jpg">http://media.grutinet.com/articulos/lg/lg_72919_0.jpg</text:a></text:p>
          </table:table-cell>
          <table:table-cell table:number-columns-repeated="2" table:style-name="ce2"/>
          <table:table-cell office:value-type="float" office:value="72919" table:style-name="ce1">
            <text:p>72919</text:p>
          </table:table-cell>
          <table:table-cell table:number-columns-repeated="7" table:style-name="ce2"/>
          <table:table-cell table:number-columns-repeated="16359"/>
        </table:table-row>
        <table:table-row table:style-name="ro2">
          <table:table-cell office:value-type="float" office:value="72920" table:style-name="ce1">
            <text:p>72920</text:p>
          </table:table-cell>
          <table:table-cell office:value-type="string" table:style-name="ce2">
            <text:p>LENCERIA</text:p>
          </table:table-cell>
          <table:table-cell office:value-type="string" table:style-name="ce2">
            <text:p>MEDIAS</text:p>
          </table:table-cell>
          <table:table-cell office:value-type="string" table:style-name="ce2">
            <text:p>LEG AVENUE PANTIES NUDE CON COSTURA TRASERA DE FLECOS</text:p>
          </table:table-cell>
          <table:table-cell office:value-type="string" table:style-name="ce2">
            <text:p>LEG AVENUE</text:p>
          </table:table-cell>
          <table:table-cell office:value-type="string" table:style-name="ce3">
            <text:p/>
            <text:p>LEG AVENUE SPANDEX SHEER PANTYHOSE WITH FRINGE BACKSEAM.</text:p>
            <text:p/>
            <text:p>Fantásticos panties nude con costura trasera en flecos negros. Son los favoritos para los más fetichistas! Esa fina capa que separa tu piel de su piel hará que vuele su imaginación... Sexy y seductora, pero a la vez elegante y sofisticada. No podrás esperar para lucirlas con tu mejor conjunto de ropa interior, o con ese sensual vestido que guardas en tu armario...</text:p>
            <text:p><text:s/>Estos maravillosos panties pertenecen a la colección Hosiery de Leg Avenue .</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27.99" table:style-name="ce1">
            <text:p>27,99</text:p>
          </table:table-cell>
          <table:table-cell office:value-type="float" office:value="16.670000000000002" table:style-name="ce1">
            <text:p>16,67</text:p>
          </table:table-cell>
          <table:table-cell office:value-type="string" table:style-name="ce2">
            <text:p>SI</text:p>
          </table:table-cell>
          <table:table-cell office:value-type="float" office:value="21" table:style-name="ce1">
            <text:p>2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2920.jpg">http://media.grutinet.com/articulos/or/or_72920.jpg</text:a></text:p>
          </table:table-cell>
          <table:table-cell office:value-type="string" table:style-name="ce4">
            <text:p><text:a xlink:href="http://media.grutinet.com/articulos/lg/lg_72920_0.jpg">http://media.grutinet.com/articulos/lg/lg_72920_0.jpg</text:a></text:p>
          </table:table-cell>
          <table:table-cell table:number-columns-repeated="2" table:style-name="ce2"/>
          <table:table-cell office:value-type="float" office:value="72919" table:style-name="ce1">
            <text:p>72919</text:p>
          </table:table-cell>
          <table:table-cell table:number-columns-repeated="7" table:style-name="ce2"/>
          <table:table-cell table:number-columns-repeated="16359"/>
        </table:table-row>
        <table:table-row table:style-name="ro2">
          <table:table-cell office:value-type="float" office:value="72995" table:style-name="ce1">
            <text:p>72995</text:p>
          </table:table-cell>
          <table:table-cell office:value-type="string" table:style-name="ce2">
            <text:p>LENCERIA</text:p>
          </table:table-cell>
          <table:table-cell office:value-type="string" table:style-name="ce2">
            <text:p>MALLAS</text:p>
          </table:table-cell>
          <table:table-cell office:value-type="string" table:style-name="ce2">
            <text:p>LEG AVENUE MALLA DE RED EN MANGA LARGA Y ESCOTE EN V CON ABERTURA LATERAL</text:p>
          </table:table-cell>
          <table:table-cell office:value-type="string" table:style-name="ce2">
            <text:p>LEG AVENUE</text:p>
          </table:table-cell>
          <table:table-cell office:value-type="string" table:style-name="ce3">
            <text:p/>
            <text:p>LEG AVENUE INDUSTRIAL NET LONG SLEEVED BODYSTOCKING WITH SIDE CUT OUTS.</text:p>
            <text:p/>
            <text:p>Fantástica malla de manga larga y profundo escote en red negra. Es completa y cubre inclusive los pies. Dispone de aberturas laterales con entrelazados. No incluye el tanga. Gracias a su escote resulta muy favorecedor para todo tipo de mujer, disimulando los kilitos de más o bien sacándole partido a unos pechos pequeños. La lencería femenina negra es muy favorecedora para el físico de todas las mujeres. Te otorgará un toque de misterio y erotismo sin igual.</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41.317" table:style-name="ce1">
            <text:p>41,317</text:p>
          </table:table-cell>
          <table:table-cell office:value-type="float" office:value="12.18" table:style-name="ce1">
            <text:p>12,18</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2995.jpg">http://media.grutinet.com/articulos/or/or_72995.jpg</text:a></text:p>
          </table:table-cell>
          <table:table-cell office:value-type="string" table:style-name="ce4">
            <text:p><text:a xlink:href="http://media.grutinet.com/articulos/lg/lg_72995_0.jpg">http://media.grutinet.com/articulos/lg/lg_72995_0.jpg</text:a></text:p>
          </table:table-cell>
          <table:table-cell table:number-columns-repeated="2" table:style-name="ce2"/>
          <table:table-cell office:value-type="float" office:value="72995" table:style-name="ce1">
            <text:p>72995</text:p>
          </table:table-cell>
          <table:table-cell table:number-columns-repeated="7" table:style-name="ce2"/>
          <table:table-cell table:number-columns-repeated="16359"/>
        </table:table-row>
        <table:table-row table:style-name="ro2">
          <table:table-cell office:value-type="float" office:value="73054" table:style-name="ce1">
            <text:p>73054</text:p>
          </table:table-cell>
          <table:table-cell office:value-type="string" table:style-name="ce2">
            <text:p>LENCERIA</text:p>
          </table:table-cell>
          <table:table-cell office:value-type="string" table:style-name="ce2">
            <text:p>PANTYS</text:p>
          </table:table-cell>
          <table:table-cell office:value-type="string" table:style-name="ce2">
            <text:p>LEG AVENUE PANTIES NUDE CINTURA ALTA</text:p>
          </table:table-cell>
          <table:table-cell office:value-type="string" table:style-name="ce2">
            <text:p>LEG AVENUE</text:p>
          </table:table-cell>
          <table:table-cell office:value-type="string" table:style-name="ce3">
            <text:p/>
            <text:p>LEG AVENUE SHEER TO WAIST THIGHS WITH COTTON CROTCH NUDE.</text:p>
            <text:p>Fantásticos panties color nude de cintura alta. La cinturilla es elástica y se adapta hasta casi todas las tallas, creando un ajuste flexible. Son el complemento perfecto para tu sexy conjunto de lencería o para ese vestido tan sugerente que tienes en tu armario...<text:s/></text:p>
            <text:p>Estas maravillosos panties pertenecen a la colección Hosiery, de Leg Avenue.</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17.989999999999998" table:style-name="ce1">
            <text:p>17,99</text:p>
          </table:table-cell>
          <table:table-cell office:value-type="float" office:value="6.77" table:style-name="ce1">
            <text:p>6,77</text:p>
          </table:table-cell>
          <table:table-cell office:value-type="string" table:style-name="ce2">
            <text:p>SI</text:p>
          </table:table-cell>
          <table:table-cell office:value-type="float" office:value="11" table:style-name="ce1">
            <text:p>1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3054.jpg">http://media.grutinet.com/articulos/or/or_73054.jpg</text:a></text:p>
          </table:table-cell>
          <table:table-cell office:value-type="string" table:style-name="ce4">
            <text:p><text:a xlink:href="http://media.grutinet.com/articulos/lg/lg_73054_0.jpg">http://media.grutinet.com/articulos/lg/lg_73054_0.jpg</text:a></text:p>
          </table:table-cell>
          <table:table-cell table:number-columns-repeated="2" table:style-name="ce2"/>
          <table:table-cell office:value-type="float" office:value="73054" table:style-name="ce1">
            <text:p>73054</text:p>
          </table:table-cell>
          <table:table-cell table:number-columns-repeated="7" table:style-name="ce2"/>
          <table:table-cell table:number-columns-repeated="16359"/>
        </table:table-row>
        <table:table-row table:style-name="ro2">
          <table:table-cell office:value-type="float" office:value="73077" table:style-name="ce1">
            <text:p>73077</text:p>
          </table:table-cell>
          <table:table-cell office:value-type="string" table:style-name="ce2">
            <text:p>LENCERIA</text:p>
          </table:table-cell>
          <table:table-cell office:value-type="string" table:style-name="ce2">
            <text:p>MEDIAS</text:p>
          </table:table-cell>
          <table:table-cell office:value-type="string" table:style-name="ce2">
            <text:p>LEG AVENUE MEDIAS NUDE CON ENCAJE AUTOADHESIVAS TALLA PLUS</text:p>
          </table:table-cell>
          <table:table-cell office:value-type="string" table:style-name="ce2">
            <text:p>LEG AVENUE</text:p>
          </table:table-cell>
          <table:table-cell office:value-type="string" table:style-name="ce3">
            <text:p>LEG AVENUE NUDE SHEER THIGH HIGHS WITH SILICONE TOP PLUS SIZE.</text:p>
            <text:p/>
            <text:p>Fantásticas medias lisas en color nude, con detalle de encaje en la parte superior muy sugerente. Para tu comodidad, la cara interna del encaje viene encolado con silicona, para una mejor sujeción a la pierna. No lleva puntera, por lo tanto las podrás llevar con tus sandalias favoritas.</text:p>
            <text:p/>
            <text:p>Estas maravillosas medias pertenecen a la colección Hosiery, de Leg Avenue.</text:p>
            <text:p/>
            <text:p>Composición: 85% Nylon, 15% Elastan.</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16.989999999999998" table:style-name="ce1">
            <text:p>16,99</text:p>
          </table:table-cell>
          <table:table-cell office:value-type="float" office:value="6.42" table:style-name="ce1">
            <text:p>6,4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73077.jpg">http://media.grutinet.com/articulos/or/or_73077.jpg</text:a></text:p>
          </table:table-cell>
          <table:table-cell office:value-type="string" table:style-name="ce4">
            <text:p><text:a xlink:href="http://media.grutinet.com/articulos/lg/lg_73077_0.jpg">http://media.grutinet.com/articulos/lg/lg_73077_0.jpg</text:a></text:p>
          </table:table-cell>
          <table:table-cell table:number-columns-repeated="2" table:style-name="ce2"/>
          <table:table-cell office:value-type="float" office:value="73077" table:style-name="ce1">
            <text:p>73077</text:p>
          </table:table-cell>
          <table:table-cell table:number-columns-repeated="7" table:style-name="ce2"/>
          <table:table-cell table:number-columns-repeated="16359"/>
        </table:table-row>
        <table:table-row table:style-name="ro2">
          <table:table-cell office:value-type="float" office:value="73080" table:style-name="ce1">
            <text:p>73080</text:p>
          </table:table-cell>
          <table:table-cell office:value-type="string" table:style-name="ce2">
            <text:p>LENCERIA</text:p>
          </table:table-cell>
          <table:table-cell office:value-type="string" table:style-name="ce2">
            <text:p>PANTYS</text:p>
          </table:table-cell>
          <table:table-cell office:value-type="string" table:style-name="ce2">
            <text:p>LEG AVENUE PANTIES BEIG CINTURA ALTA</text:p>
          </table:table-cell>
          <table:table-cell office:value-type="string" table:style-name="ce2">
            <text:p>LEG AVENUE</text:p>
          </table:table-cell>
          <table:table-cell office:value-type="string" table:style-name="ce3">
            <text:p/>
            <text:p>LEG AVENUE SHEER TO WAIST THIGHS WITH COTTON CROTCH BEIGE.</text:p>
            <text:p>Fantásticos panties color beig de cintura alta. La cinturilla es elástica y se adapta hasta casi todas las tallas, creando un ajuste flexible. Son el complemento perfecto para tu sexy conjunto de lencería o para ese vestido tan sugerente que tienes en tu armario...<text:s/></text:p>
            <text:p>Estas maravillosos panties pertenecen a la colección Hosiery, de Leg Avenue.</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20.245799999999999" table:style-name="ce1">
            <text:p>20,2458</text:p>
          </table:table-cell>
          <table:table-cell office:value-type="float" office:value="5.73" table:style-name="ce1">
            <text:p>5,73</text:p>
          </table:table-cell>
          <table:table-cell office:value-type="string" table:style-name="ce2">
            <text:p>SI</text:p>
          </table:table-cell>
          <table:table-cell office:value-type="float" office:value="5" table:style-name="ce1">
            <text:p>5</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3080.jpg">http://media.grutinet.com/articulos/or/or_73080.jpg</text:a></text:p>
          </table:table-cell>
          <table:table-cell office:value-type="string" table:style-name="ce4">
            <text:p><text:a xlink:href="http://media.grutinet.com/articulos/lg/lg_73080_0.jpg">http://media.grutinet.com/articulos/lg/lg_73080_0.jpg</text:a></text:p>
          </table:table-cell>
          <table:table-cell table:number-columns-repeated="2" table:style-name="ce2"/>
          <table:table-cell office:value-type="float" office:value="73080" table:style-name="ce1">
            <text:p>73080</text:p>
          </table:table-cell>
          <table:table-cell table:number-columns-repeated="7" table:style-name="ce2"/>
          <table:table-cell table:number-columns-repeated="16359"/>
        </table:table-row>
        <table:table-row table:style-name="ro2">
          <table:table-cell office:value-type="float" office:value="73088" table:style-name="ce1">
            <text:p>73088</text:p>
          </table:table-cell>
          <table:table-cell office:value-type="string" table:style-name="ce2">
            <text:p>LENCERIA</text:p>
          </table:table-cell>
          <table:table-cell office:value-type="string" table:style-name="ce2">
            <text:p>MEDIAS</text:p>
          </table:table-cell>
          <table:table-cell office:value-type="string" table:style-name="ce2">
            <text:p>LEG AVENUE MEDIAS NEGRAS AUTOADHESIVAS CON ENCAJE ANCHO NUDE PLUS</text:p>
          </table:table-cell>
          <table:table-cell office:value-type="string" table:style-name="ce2">
            <text:p>LEG AVENUE</text:p>
          </table:table-cell>
          <table:table-cell office:value-type="string" table:style-name="ce3">
            <text:p>LEG AVENUE STAY UP SPANDEX SHEER THIGH HIGHS WIDE LACE TOP NUDE PLUS.</text:p>
            <text:p/>
            <text:p>Fantásticas medias nude con encaje ancho en la parte superior. Esa fina tela que separa tu piel de su piel, hará que vuele su imaginación... Sexy y seductora, pero a la vez elegante y sofisticada. No podrás esperar para lucirlas con tu mejor conjunto de ropa interior, o con ese sensual vestido que guardas en tu armario...</text:p>
            <text:p/>
            <text:p>Estas maravillosas medias pertenecen a la colección Hosiery de Leg Avenue .</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21.99" table:style-name="ce1">
            <text:p>21,99</text:p>
          </table:table-cell>
          <table:table-cell office:value-type="float" office:value="9.15" table:style-name="ce1">
            <text:p>9,1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73088.jpg">http://media.grutinet.com/articulos/or/or_73088.jpg</text:a></text:p>
          </table:table-cell>
          <table:table-cell office:value-type="string" table:style-name="ce4">
            <text:p><text:a xlink:href="http://media.grutinet.com/articulos/lg/lg_73088_0.jpg">http://media.grutinet.com/articulos/lg/lg_73088_0.jpg</text:a></text:p>
          </table:table-cell>
          <table:table-cell table:number-columns-repeated="2" table:style-name="ce2"/>
          <table:table-cell office:value-type="float" office:value="73088" table:style-name="ce1">
            <text:p>73088</text:p>
          </table:table-cell>
          <table:table-cell table:number-columns-repeated="7" table:style-name="ce2"/>
          <table:table-cell table:number-columns-repeated="16359"/>
        </table:table-row>
        <table:table-row table:style-name="ro2">
          <table:table-cell office:value-type="float" office:value="73112" table:style-name="ce1">
            <text:p>73112</text:p>
          </table:table-cell>
          <table:table-cell office:value-type="string" table:style-name="ce2">
            <text:p>LENCERIA</text:p>
          </table:table-cell>
          <table:table-cell office:value-type="string" table:style-name="ce2">
            <text:p>PANTYS</text:p>
          </table:table-cell>
          <table:table-cell office:value-type="string" table:style-name="ce2">
            <text:p>LEG AVENUE PANTIES BEIG CINTURA ALTA PLUS</text:p>
          </table:table-cell>
          <table:table-cell office:value-type="string" table:style-name="ce2">
            <text:p>LEG AVENUE</text:p>
          </table:table-cell>
          <table:table-cell office:value-type="string" table:style-name="ce3">
            <text:p/>
            <text:p>LEG AVENUE SPANDEX SHEER TO WAIST THIGHS BEIGE PLUS.</text:p>
            <text:p>Fantásticos panties color beig de cintura alta. La cinturilla es elástica y se adapta hasta casi todas las tallas, creando un ajuste flexible. Son el complemento perfecto para tu sexy conjunto de lencería o para ese vestido tan sugerente que tienes en tu armario...<text:s/></text:p>
            <text:p>Estas maravillosos panties pertenecen a la colección Hosiery, de Leg Avenue.</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22.6861" table:style-name="ce1">
            <text:p>22,6861</text:p>
          </table:table-cell>
          <table:table-cell office:value-type="float" office:value="6.45" table:style-name="ce1">
            <text:p>6,45</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73112.jpg">http://media.grutinet.com/articulos/or/or_73112.jpg</text:a></text:p>
          </table:table-cell>
          <table:table-cell office:value-type="string" table:style-name="ce4">
            <text:p><text:a xlink:href="http://media.grutinet.com/articulos/lg/lg_73112_0.jpg">http://media.grutinet.com/articulos/lg/lg_73112_0.jpg</text:a></text:p>
          </table:table-cell>
          <table:table-cell table:number-columns-repeated="2" table:style-name="ce2"/>
          <table:table-cell office:value-type="float" office:value="73112" table:style-name="ce1">
            <text:p>73112</text:p>
          </table:table-cell>
          <table:table-cell table:number-columns-repeated="7" table:style-name="ce2"/>
          <table:table-cell table:number-columns-repeated="16359"/>
        </table:table-row>
        <table:table-row table:style-name="ro2">
          <table:table-cell office:value-type="float" office:value="73164" table:style-name="ce1">
            <text:p>73164</text:p>
          </table:table-cell>
          <table:table-cell office:value-type="string" table:style-name="ce2">
            <text:p>LENCERIA</text:p>
          </table:table-cell>
          <table:table-cell office:value-type="string" table:style-name="ce2">
            <text:p>GUANTES</text:p>
          </table:table-cell>
          <table:table-cell office:value-type="string" table:style-name="ce2">
            <text:p>LEG AVENUE MITONES TIPO MOTORISTA</text:p>
          </table:table-cell>
          <table:table-cell office:value-type="string" table:style-name="ce2">
            <text:p>LEG AVENUE</text:p>
          </table:table-cell>
          <table:table-cell office:value-type="string" table:style-name="ce3">
            <text:p/>
            <text:p>LEG AVENUE FINGERLESS MOTORCYCLE GLOVES.</text:p>
            <text:p/>
            <text:p>Complementa tu look con estos elegantes mitones de estilo motorista de nylon.Le darás un toque diferente y original a tu outfit.</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19.989999999999998" table:style-name="ce1">
            <text:p>19,99</text:p>
          </table:table-cell>
          <table:table-cell office:value-type="float" office:value="8.16" table:style-name="ce1">
            <text:p>8,16</text:p>
          </table:table-cell>
          <table:table-cell office:value-type="string" table:style-name="ce2">
            <text:p>SI</text:p>
          </table:table-cell>
          <table:table-cell office:value-type="float" office:value="5" table:style-name="ce1">
            <text:p>5</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3164.jpg">http://media.grutinet.com/articulos/or/or_73164.jpg</text:a></text:p>
          </table:table-cell>
          <table:table-cell office:value-type="string" table:style-name="ce4">
            <text:p><text:a xlink:href="http://media.grutinet.com/articulos/lg/lg_73164_0.jpg">http://media.grutinet.com/articulos/lg/lg_73164_0.jpg</text:a></text:p>
          </table:table-cell>
          <table:table-cell table:number-columns-repeated="2" table:style-name="ce2"/>
          <table:table-cell office:value-type="float" office:value="73164" table:style-name="ce1">
            <text:p>73164</text:p>
          </table:table-cell>
          <table:table-cell table:number-columns-repeated="7" table:style-name="ce2"/>
          <table:table-cell table:number-columns-repeated="16359"/>
        </table:table-row>
        <table:table-row table:style-name="ro2">
          <table:table-cell office:value-type="float" office:value="73176" table:style-name="ce1">
            <text:p>73176</text:p>
          </table:table-cell>
          <table:table-cell office:value-type="string" table:style-name="ce2">
            <text:p>LENCERIA</text:p>
          </table:table-cell>
          <table:table-cell office:value-type="string" table:style-name="ce2">
            <text:p>PANTYS</text:p>
          </table:table-cell>
          <table:table-cell office:value-type="string" table:style-name="ce2">
            <text:p>LEG AVENUE PANTIES DE RED EFECTO DEGRADADO LILA</text:p>
          </table:table-cell>
          <table:table-cell office:value-type="string" table:style-name="ce2">
            <text:p>LEG AVENUE</text:p>
          </table:table-cell>
          <table:table-cell office:value-type="string" table:style-name="ce3">
            <text:p/>
            <text:p>LEG AVENUE FISHNET TIE DYE PANTYHOSE PURPLE.</text:p>
            <text:p/>
            <text:p>Panties de red pequeña con efecto degradado en lila y negro. Son el complemento perfecto para lucir perfecta cuidando hasta el mas mínimo detalle en cualquier ocasión...<text:s/></text:p>
            <text:p>Estas maravillosas medias pertenecen a la colección Hosiery, de Leg Avenue.</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13.99" table:style-name="ce1">
            <text:p>13,99</text:p>
          </table:table-cell>
          <table:table-cell office:value-type="float" office:value="5.21" table:style-name="ce1">
            <text:p>5,21</text:p>
          </table:table-cell>
          <table:table-cell office:value-type="string" table:style-name="ce2">
            <text:p>SI</text:p>
          </table:table-cell>
          <table:table-cell office:value-type="float" office:value="7" table:style-name="ce1">
            <text:p>7</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3176.jpg">http://media.grutinet.com/articulos/or/or_73176.jpg</text:a></text:p>
          </table:table-cell>
          <table:table-cell office:value-type="string" table:style-name="ce4">
            <text:p><text:a xlink:href="http://media.grutinet.com/articulos/lg/lg_73176_0.jpg">http://media.grutinet.com/articulos/lg/lg_73176_0.jpg</text:a></text:p>
          </table:table-cell>
          <table:table-cell table:number-columns-repeated="2" table:style-name="ce2"/>
          <table:table-cell office:value-type="float" office:value="73176" table:style-name="ce1">
            <text:p>73176</text:p>
          </table:table-cell>
          <table:table-cell table:number-columns-repeated="7" table:style-name="ce2"/>
          <table:table-cell table:number-columns-repeated="16359"/>
        </table:table-row>
        <table:table-row table:style-name="ro2">
          <table:table-cell office:value-type="float" office:value="73206" table:style-name="ce1">
            <text:p>73206</text:p>
          </table:table-cell>
          <table:table-cell office:value-type="string" table:style-name="ce2">
            <text:p>LENCERIA</text:p>
          </table:table-cell>
          <table:table-cell office:value-type="string" table:style-name="ce2">
            <text:p>PANTYS</text:p>
          </table:table-cell>
          <table:table-cell office:value-type="string" table:style-name="ce2">
            <text:p>LEG AVENUE PANTIES DE RED ENTRAMADA</text:p>
          </table:table-cell>
          <table:table-cell office:value-type="string" table:style-name="ce2">
            <text:p>LEG AVENUE</text:p>
          </table:table-cell>
          <table:table-cell office:value-type="string" table:style-name="ce3">
            <text:p/>
            <text:p>LEG AVENUE SEAMLESS LATTICE LACE AND NET STRIPED PANTYHOSE.</text:p>
            <text:p/>
            <text:p>Panties de red negra tipo entramado combinada con otros tipos de red. <text:s/>Son el complemento perfecto para lucir perfecta cuidando hasta el mas mínimo detalle en cualquier ocasión...<text:s/></text:p>
            <text:p>Estas maravillosos panties pertenecen a la colección Hosiery, de Leg Avenue.</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25.1038" table:style-name="ce1">
            <text:p>25,1038</text:p>
          </table:table-cell>
          <table:table-cell office:value-type="float" office:value="7.17" table:style-name="ce1">
            <text:p>7,17</text:p>
          </table:table-cell>
          <table:table-cell office:value-type="string" table:style-name="ce2">
            <text:p>SI</text:p>
          </table:table-cell>
          <table:table-cell office:value-type="float" office:value="21" table:style-name="ce1">
            <text:p>2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3206.jpg">http://media.grutinet.com/articulos/or/or_73206.jpg</text:a></text:p>
          </table:table-cell>
          <table:table-cell office:value-type="string" table:style-name="ce4">
            <text:p><text:a xlink:href="http://media.grutinet.com/articulos/lg/lg_73206_0.jpg">http://media.grutinet.com/articulos/lg/lg_73206_0.jpg</text:a></text:p>
          </table:table-cell>
          <table:table-cell table:number-columns-repeated="2" table:style-name="ce2"/>
          <table:table-cell office:value-type="float" office:value="73206" table:style-name="ce1">
            <text:p>73206</text:p>
          </table:table-cell>
          <table:table-cell table:number-columns-repeated="7" table:style-name="ce2"/>
          <table:table-cell table:number-columns-repeated="16359"/>
        </table:table-row>
        <table:table-row table:style-name="ro2">
          <table:table-cell office:value-type="float" office:value="73217" table:style-name="ce1">
            <text:p>73217</text:p>
          </table:table-cell>
          <table:table-cell office:value-type="string" table:style-name="ce2">
            <text:p>LENCERIA</text:p>
          </table:table-cell>
          <table:table-cell office:value-type="string" table:style-name="ce2">
            <text:p>MEDIAS</text:p>
          </table:table-cell>
          <table:table-cell office:value-type="string" table:style-name="ce2">
            <text:p>LEG AVENUE MEDIAS OPACAS A RAYAS NEGRO-LILA</text:p>
          </table:table-cell>
          <table:table-cell office:value-type="string" table:style-name="ce2">
            <text:p>LEG AVENUE</text:p>
          </table:table-cell>
          <table:table-cell office:value-type="string" table:style-name="ce3">
            <text:p/>
            <text:p>LEG AVENUE NYLON STRIPED THIGH HIGHS BLACK-PURPLE.</text:p>
            <text:p/>
            <text:p>Fantásticas medias opacas a rayas negro y lila. Divertidas y sensuales, darán el toque mágico a tu conjunto de ropa interior o a tu vestido. No podrás esperar para lucirlas!!</text:p>
            <text:p><text:s/>Estas maravillosas medias pertenecen a la colección Hosiery de Leg Avenue .</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12.99" table:style-name="ce1">
            <text:p>12,99</text:p>
          </table:table-cell>
          <table:table-cell office:value-type="float" office:value="3.17" table:style-name="ce1">
            <text:p>3,1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3217.jpg">http://media.grutinet.com/articulos/or/or_73217.jpg</text:a></text:p>
          </table:table-cell>
          <table:table-cell office:value-type="string" table:style-name="ce4">
            <text:p><text:a xlink:href="http://media.grutinet.com/articulos/lg/lg_73217_0.jpg">http://media.grutinet.com/articulos/lg/lg_73217_0.jpg</text:a></text:p>
          </table:table-cell>
          <table:table-cell table:number-columns-repeated="2" table:style-name="ce2"/>
          <table:table-cell office:value-type="float" office:value="73217" table:style-name="ce1">
            <text:p>73217</text:p>
          </table:table-cell>
          <table:table-cell table:number-columns-repeated="7" table:style-name="ce2"/>
          <table:table-cell table:number-columns-repeated="16359"/>
        </table:table-row>
        <table:table-row table:style-name="ro2">
          <table:table-cell office:value-type="float" office:value="73224" table:style-name="ce1">
            <text:p>73224</text:p>
          </table:table-cell>
          <table:table-cell office:value-type="string" table:style-name="ce2">
            <text:p>LENCERIA</text:p>
          </table:table-cell>
          <table:table-cell office:value-type="string" table:style-name="ce2">
            <text:p>PANTYS</text:p>
          </table:table-cell>
          <table:table-cell office:value-type="string" table:style-name="ce2">
            <text:p>LEG AVENUE PANTIES DE EFECTO DESFIBRADO</text:p>
          </table:table-cell>
          <table:table-cell office:value-type="string" table:style-name="ce2">
            <text:p>LEG AVENUE</text:p>
          </table:table-cell>
          <table:table-cell office:value-type="string" table:style-name="ce3">
            <text:p/>
            <text:p>LEG AVENUE SEAMLESS EYELASH WEB PANTYHOSE WITH SCALLOPED LACE.</text:p>
            <text:p/>
            <text:p>Panties de efecto desfibrado negros. Son el complemento perfecto para lucir perfecta cuidando hasta el mas mínimo detalle en cualquier ocasión...<text:s/></text:p>
            <text:p>Estas maravillosos panties pertenecen a la colección Hosiery, de Leg Avenue.</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25.1038" table:style-name="ce1">
            <text:p>25,1038</text:p>
          </table:table-cell>
          <table:table-cell office:value-type="float" office:value="7.17" table:style-name="ce1">
            <text:p>7,17</text:p>
          </table:table-cell>
          <table:table-cell office:value-type="string" table:style-name="ce2">
            <text:p>SI</text:p>
          </table:table-cell>
          <table:table-cell office:value-type="float" office:value="6" table:style-name="ce1">
            <text:p>6</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3224.jpg">http://media.grutinet.com/articulos/or/or_73224.jpg</text:a></text:p>
          </table:table-cell>
          <table:table-cell office:value-type="string" table:style-name="ce4">
            <text:p><text:a xlink:href="http://media.grutinet.com/articulos/lg/lg_73224_0.jpg">http://media.grutinet.com/articulos/lg/lg_73224_0.jpg</text:a></text:p>
          </table:table-cell>
          <table:table-cell table:number-columns-repeated="2" table:style-name="ce2"/>
          <table:table-cell office:value-type="float" office:value="73224" table:style-name="ce1">
            <text:p>73224</text:p>
          </table:table-cell>
          <table:table-cell table:number-columns-repeated="7" table:style-name="ce2"/>
          <table:table-cell table:number-columns-repeated="16359"/>
        </table:table-row>
        <table:table-row table:style-name="ro2">
          <table:table-cell office:value-type="float" office:value="73251" table:style-name="ce1">
            <text:p>73251</text:p>
          </table:table-cell>
          <table:table-cell office:value-type="string" table:style-name="ce2">
            <text:p>LENCERIA</text:p>
          </table:table-cell>
          <table:table-cell office:value-type="string" table:style-name="ce2">
            <text:p>PANTYS</text:p>
          </table:table-cell>
          <table:table-cell office:value-type="string" table:style-name="ce2">
            <text:p>LEG AVENUE PANTIES DE REJILLA VERDE NEON</text:p>
          </table:table-cell>
          <table:table-cell office:value-type="string" table:style-name="ce2">
            <text:p>LEG AVENUE</text:p>
          </table:table-cell>
          <table:table-cell office:value-type="string" table:style-name="ce3">
            <text:p/>
            <text:p>LEG AVENUE NYLON FISHNET PANTYHOSE NEON GREEN.</text:p>
            <text:p>Fantásticos panties de rejilla en verde neón. Son los favoritos para los más fetichistas! Esa fina red que separa tu piel de su piel... Sexy y seductora, pero a la vez elegante y sofisticada. No podrás esperar para lucirlas con tu mejor conjunto de ropa interior, o con ese sensual vestido que guardas en tu armario...<text:s/></text:p>
            <text:p>Estos maravillosos panties pertenecen a la colección Hosiery de Leg Avenue .</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12.99" table:style-name="ce1">
            <text:p>12,99</text:p>
          </table:table-cell>
          <table:table-cell office:value-type="float" office:value="2.6" table:style-name="ce1">
            <text:p>2,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3251.jpg">http://media.grutinet.com/articulos/or/or_73251.jpg</text:a></text:p>
          </table:table-cell>
          <table:table-cell office:value-type="string" table:style-name="ce4">
            <text:p><text:a xlink:href="http://media.grutinet.com/articulos/lg/lg_73251_0.jpg">http://media.grutinet.com/articulos/lg/lg_73251_0.jpg</text:a></text:p>
          </table:table-cell>
          <table:table-cell table:number-columns-repeated="2" table:style-name="ce2"/>
          <table:table-cell office:value-type="float" office:value="73251" table:style-name="ce1">
            <text:p>73251</text:p>
          </table:table-cell>
          <table:table-cell table:number-columns-repeated="7" table:style-name="ce2"/>
          <table:table-cell table:number-columns-repeated="16359"/>
        </table:table-row>
        <table:table-row table:style-name="ro2">
          <table:table-cell office:value-type="float" office:value="73288" table:style-name="ce1">
            <text:p>73288</text:p>
          </table:table-cell>
          <table:table-cell office:value-type="string" table:style-name="ce2">
            <text:p>LENCERIA</text:p>
          </table:table-cell>
          <table:table-cell office:value-type="string" table:style-name="ce2">
            <text:p>PANTYS</text:p>
          </table:table-cell>
          <table:table-cell office:value-type="string" table:style-name="ce2">
            <text:p>LEG AVENUE PANTIES OPACOS ROJO</text:p>
          </table:table-cell>
          <table:table-cell office:value-type="string" table:style-name="ce2">
            <text:p>LEG AVENUE</text:p>
          </table:table-cell>
          <table:table-cell office:value-type="string" table:style-name="ce3">
            <text:p/>
            <text:p>LEG AVENUE NYLON TIGHTS RED.</text:p>
            <text:p>Fantásticos panties opacos de color rojo. El complemento perfecto para cualquier ocasión!</text:p>
            <text:p>Estos maravillosos panties pertenecen a la colección Hosiery,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12.99" table:style-name="ce1">
            <text:p>12,99</text:p>
          </table:table-cell>
          <table:table-cell office:value-type="float" office:value="3.16" table:style-name="ce1">
            <text:p>3,1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3288.jpg">http://media.grutinet.com/articulos/or/or_73288.jpg</text:a></text:p>
          </table:table-cell>
          <table:table-cell office:value-type="string" table:style-name="ce4">
            <text:p><text:a xlink:href="http://media.grutinet.com/articulos/lg/lg_73288_0.jpg">http://media.grutinet.com/articulos/lg/lg_73288_0.jpg</text:a></text:p>
          </table:table-cell>
          <table:table-cell table:number-columns-repeated="2" table:style-name="ce2"/>
          <table:table-cell office:value-type="float" office:value="73288" table:style-name="ce1">
            <text:p>73288</text:p>
          </table:table-cell>
          <table:table-cell table:number-columns-repeated="7" table:style-name="ce2"/>
          <table:table-cell table:number-columns-repeated="16359"/>
        </table:table-row>
        <table:table-row table:style-name="ro2">
          <table:table-cell office:value-type="float" office:value="73293" table:style-name="ce1">
            <text:p>73293</text:p>
          </table:table-cell>
          <table:table-cell office:value-type="string" table:style-name="ce2">
            <text:p>LENCERIA</text:p>
          </table:table-cell>
          <table:table-cell office:value-type="string" table:style-name="ce2">
            <text:p>PANTYS</text:p>
          </table:table-cell>
          <table:table-cell office:value-type="string" table:style-name="ce2">
            <text:p>LEG AVENUE PANTIES DE RED IRREGULAR CON PATRON LATERAL</text:p>
          </table:table-cell>
          <table:table-cell office:value-type="string" table:style-name="ce2">
            <text:p>LEG AVENUE</text:p>
          </table:table-cell>
          <table:table-cell office:value-type="string" table:style-name="ce3">
            <text:p>LEG AVENUE SWIRL NET PANTYHOSE WITH BRAIDED SIDE.</text:p>
            <text:p/>
            <text:p>Fantásticos panties de red irregular con patrón geométrico en el lateral. Sexy y seductora, pero a la vez elegante y sofisticada. No podrás esperar para lucirlas con tu mejor conjunto de ropa interior, o con ese sensual vestido que guardas en tu armario...</text:p>
            <text:p/>
            <text:p>Estos maravillosos panties pertenecen a la colección Hosiery de Leg Avenue .</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17.989999999999998" table:style-name="ce1">
            <text:p>17,99</text:p>
          </table:table-cell>
          <table:table-cell office:value-type="float" office:value="7.51" table:style-name="ce1">
            <text:p>7,5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3293.jpg">http://media.grutinet.com/articulos/or/or_73293.jpg</text:a></text:p>
          </table:table-cell>
          <table:table-cell office:value-type="string" table:style-name="ce4">
            <text:p><text:a xlink:href="http://media.grutinet.com/articulos/lg/lg_73293_0.jpg">http://media.grutinet.com/articulos/lg/lg_73293_0.jpg</text:a></text:p>
          </table:table-cell>
          <table:table-cell table:number-columns-repeated="2" table:style-name="ce2"/>
          <table:table-cell office:value-type="float" office:value="73293" table:style-name="ce1">
            <text:p>73293</text:p>
          </table:table-cell>
          <table:table-cell table:number-columns-repeated="7" table:style-name="ce2"/>
          <table:table-cell table:number-columns-repeated="16359"/>
        </table:table-row>
        <table:table-row table:style-name="ro2">
          <table:table-cell office:value-type="float" office:value="73523" table:style-name="ce1">
            <text:p>73523</text:p>
          </table:table-cell>
          <table:table-cell office:value-type="string" table:style-name="ce2">
            <text:p>LENCERIA</text:p>
          </table:table-cell>
          <table:table-cell office:value-type="string" table:style-name="ce2">
            <text:p>ZAPATOS</text:p>
          </table:table-cell>
          <table:table-cell office:value-type="string" table:style-name="ce2">
            <text:p>LEG AVENUE GLAMOUR PEEP TOE PUMP TURQUESA SATINADO CON STRASS</text:p>
          </table:table-cell>
          <table:table-cell office:value-type="string" table:style-name="ce2">
            <text:p>LEG AVENUE</text:p>
          </table:table-cell>
          <table:table-cell office:value-type="string" table:style-name="ce3">
            <text:p>LEG AVENUE GLAMOUR TURQUOISE SATIN RHINESTONE PEEP TOE PUMP.</text:p>
            <text:p/>
            <text:p/>
            <text:p>Bonitos zapatos tipo peep toe de 14 cm. en color turquesa de tela satinada y cubierto completamente de strass. Dispone de una plataforma delantera de 2,6 cm.</text:p>
            <text:p/>
            <text:p>Estos elegantes zapatos pertenece a la colección Shoes, de Leg Avenue.</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152.65520000000001" table:style-name="ce1">
            <text:p>152,6552</text:p>
          </table:table-cell>
          <table:table-cell office:value-type="float" office:value="78.989999999999995" table:style-name="ce1">
            <text:p>78,99</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37</text:p>
          </table:table-cell>
          <table:table-cell office:value-type="string" table:style-name="ce4">
            <text:p><text:a xlink:href="http://media.grutinet.com/articulos/or/or_73523.jpg">http://media.grutinet.com/articulos/or/or_73523.jpg</text:a></text:p>
          </table:table-cell>
          <table:table-cell office:value-type="string" table:style-name="ce4">
            <text:p><text:a xlink:href="http://media.grutinet.com/articulos/lg/lg_73523_0.jpg">http://media.grutinet.com/articulos/lg/lg_73523_0.jpg</text:a></text:p>
          </table:table-cell>
          <table:table-cell table:number-columns-repeated="2" table:style-name="ce2"/>
          <table:table-cell office:value-type="float" office:value="73526" table:style-name="ce1">
            <text:p>73526</text:p>
          </table:table-cell>
          <table:table-cell table:number-columns-repeated="7" table:style-name="ce2"/>
          <table:table-cell table:number-columns-repeated="16359"/>
        </table:table-row>
        <table:table-row table:style-name="ro2">
          <table:table-cell office:value-type="float" office:value="73626" table:style-name="ce1">
            <text:p>73626</text:p>
          </table:table-cell>
          <table:table-cell office:value-type="string" table:style-name="ce2">
            <text:p>LENCERIA</text:p>
          </table:table-cell>
          <table:table-cell office:value-type="string" table:style-name="ce2">
            <text:p>TANGAS</text:p>
          </table:table-cell>
          <table:table-cell office:value-type="string" table:style-name="ce2">
            <text:p>LEG AVENUE BRAGUITA NEGRA CON VOLANTES Y PEDRERIA</text:p>
          </table:table-cell>
          <table:table-cell office:value-type="string" table:style-name="ce2">
            <text:p>LEG AVENUE</text:p>
          </table:table-cell>
          <table:table-cell office:value-type="string" table:style-name="ce3">
            <text:p/>
            <text:p>LEG AVENUE CHEEKY BOYSHORTS WITH RUFFLE BUTT DETAIL.</text:p>
            <text:p>Fantásticas braguitas de color negro <text:s/>con detalle de volante y pedrería. Son el complemento perfecto para lucir perfecta cuidando hasta el mas mínimo detalle...<text:s/></text:p>
            <text:p>Estas maravillosas braguitas pertenecen a la colección Lingeri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41.317" table:style-name="ce1">
            <text:p>41,317</text:p>
          </table:table-cell>
          <table:table-cell office:value-type="float" office:value="12.18" table:style-name="ce1">
            <text:p>12,18</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73626.jpg">http://media.grutinet.com/articulos/or/or_73626.jpg</text:a></text:p>
          </table:table-cell>
          <table:table-cell office:value-type="string" table:style-name="ce4">
            <text:p><text:a xlink:href="http://media.grutinet.com/articulos/lg/lg_73626_0.jpg">http://media.grutinet.com/articulos/lg/lg_73626_0.jpg</text:a></text:p>
          </table:table-cell>
          <table:table-cell table:number-columns-repeated="2" table:style-name="ce2"/>
          <table:table-cell office:value-type="float" office:value="73626" table:style-name="ce1">
            <text:p>73626</text:p>
          </table:table-cell>
          <table:table-cell table:number-columns-repeated="7" table:style-name="ce2"/>
          <table:table-cell table:number-columns-repeated="16359"/>
        </table:table-row>
        <table:table-row table:style-name="ro2">
          <table:table-cell office:value-type="float" office:value="73627" table:style-name="ce1">
            <text:p>73627</text:p>
          </table:table-cell>
          <table:table-cell office:value-type="string" table:style-name="ce2">
            <text:p>LENCERIA</text:p>
          </table:table-cell>
          <table:table-cell office:value-type="string" table:style-name="ce2">
            <text:p>TANGAS</text:p>
          </table:table-cell>
          <table:table-cell office:value-type="string" table:style-name="ce2">
            <text:p>LEG AVENUE BRAGUITA NEGRA CON VOLANTES Y PEDRERIA</text:p>
          </table:table-cell>
          <table:table-cell office:value-type="string" table:style-name="ce2">
            <text:p>LEG AVENUE</text:p>
          </table:table-cell>
          <table:table-cell office:value-type="string" table:style-name="ce3">
            <text:p/>
            <text:p>LEG AVENUE CHEEKY BOYSHORTS WITH RUFFLE BUTT DETAIL.</text:p>
            <text:p>Fantásticas braguitas de color negro <text:s/>con detalle de volante y pedrería. Son el complemento perfecto para lucir perfecta cuidando hasta el mas mínimo detalle...<text:s/></text:p>
            <text:p>Estas maravillosas braguitas pertenecen a la colección Lingeri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41.317" table:style-name="ce1">
            <text:p>41,317</text:p>
          </table:table-cell>
          <table:table-cell office:value-type="float" office:value="12.18" table:style-name="ce1">
            <text:p>12,18</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3627.jpg">http://media.grutinet.com/articulos/or/or_73627.jpg</text:a></text:p>
          </table:table-cell>
          <table:table-cell office:value-type="string" table:style-name="ce4">
            <text:p><text:a xlink:href="http://media.grutinet.com/articulos/lg/lg_73627_0.jpg">http://media.grutinet.com/articulos/lg/lg_73627_0.jpg</text:a></text:p>
          </table:table-cell>
          <table:table-cell table:number-columns-repeated="2" table:style-name="ce2"/>
          <table:table-cell office:value-type="float" office:value="73626" table:style-name="ce1">
            <text:p>73626</text:p>
          </table:table-cell>
          <table:table-cell table:number-columns-repeated="7" table:style-name="ce2"/>
          <table:table-cell table:number-columns-repeated="16359"/>
        </table:table-row>
        <table:table-row table:style-name="ro2">
          <table:table-cell office:value-type="float" office:value="73765" table:style-name="ce1">
            <text:p>73765</text:p>
          </table:table-cell>
          <table:table-cell office:value-type="string" table:style-name="ce2">
            <text:p>LENCERIA</text:p>
          </table:table-cell>
          <table:table-cell office:value-type="string" table:style-name="ce2">
            <text:p>CORSES</text:p>
          </table:table-cell>
          <table:table-cell office:value-type="string" table:style-name="ce2">
            <text:p>BACI BUSTIER Y TANGA DE ENCAJE Y TRANSPARENCIAS</text:p>
          </table:table-cell>
          <table:table-cell office:value-type="string" table:style-name="ce2">
            <text:p>BACI LINGERIE</text:p>
          </table:table-cell>
          <table:table-cell office:value-type="string" table:style-name="ce3">
            <text:p>BACI LACE AND MESH BUSTIER.</text:p>
            <text:p/>
            <text:p/>
            <text:p>Bustier de encaje y transparencias en color visón. No incluye el resto de accesorios.</text:p>
            <text:p/>
            <text:p>Baci Lingerie es el referente de lencería elegante y seductora. Baci Lingerie ha logrado una colección innovadora que se ha convertido en el símbolo del lujo al alcance de todos. Belleza y lujo no deben reservarse exclusivamente a una minoría, sino que deben estar a disposición de todo el mundo.</text:p>
            <text:p/>
          </table:table-cell>
          <table:table-cell office:value-type="float" office:value="59.778599999999997" table:style-name="ce1">
            <text:p>59,7786</text:p>
          </table:table-cell>
          <table:table-cell office:value-type="float" office:value="17.97" table:style-name="ce1">
            <text:p>17,97</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3765.jpg">http://media.grutinet.com/articulos/or/or_73765.jpg</text:a></text:p>
          </table:table-cell>
          <table:table-cell office:value-type="string" table:style-name="ce4">
            <text:p><text:a xlink:href="http://media.grutinet.com/articulos/lg/lg_73765_0.jpg">http://media.grutinet.com/articulos/lg/lg_73765_0.jpg</text:a></text:p>
          </table:table-cell>
          <table:table-cell office:value-type="string" table:style-name="ce4">
            <text:p><text:a xlink:href="http://media.grutinet.com/articulos/lg/lg_73765_1.jpg">http://media.grutinet.com/articulos/lg/lg_73765_1.jpg</text:a></text:p>
          </table:table-cell>
          <table:table-cell office:value-type="string" table:style-name="ce4">
            <text:p><text:a xlink:href="http://media.grutinet.com/articulos/lg/lg_73765_2.jpg">http://media.grutinet.com/articulos/lg/lg_73765_2.jpg</text:a></text:p>
          </table:table-cell>
          <table:table-cell office:value-type="float" office:value="73765" table:style-name="ce1">
            <text:p>73765</text:p>
          </table:table-cell>
          <table:table-cell table:number-columns-repeated="7" table:style-name="ce2"/>
          <table:table-cell table:number-columns-repeated="16359"/>
        </table:table-row>
        <table:table-row table:style-name="ro2">
          <table:table-cell office:value-type="float" office:value="73771" table:style-name="ce1">
            <text:p>73771</text:p>
          </table:table-cell>
          <table:table-cell office:value-type="string" table:style-name="ce2">
            <text:p>LENCERIA</text:p>
          </table:table-cell>
          <table:table-cell office:value-type="string" table:style-name="ce2">
            <text:p>DISFRACES</text:p>
          </table:table-cell>
          <table:table-cell office:value-type="string" table:style-name="ce2">
            <text:p>BACI CONJUNTO DISFRAZ DE MONJA</text:p>
          </table:table-cell>
          <table:table-cell office:value-type="string" table:style-name="ce2">
            <text:p>BACI LINGERIE</text:p>
          </table:table-cell>
          <table:table-cell office:value-type="string" table:style-name="ce3">
            <text:p>BACI PANTY AND HEADWEAR SET.</text:p>
            <text:p/>
            <text:p>Conjunto de monja compuesto por un tanga de color negro y una toca de monja. No incluye el resto de accesorios.</text:p>
            <text:p/>
            <text:p>Baci Lingerie es el referente de lencería elegante y seductora. Baci Lingerie ha logrado una colección innovadora que se ha convertido en el símbolo del lujo al alcance de todos. Belleza y lujo no deben reservarse exclusivamente a una minoría, sino que deben estar a disposición de todo el mundo.</text:p>
            <text:p/>
          </table:table-cell>
          <table:table-cell office:value-type="float" office:value="25.468699999999998" table:style-name="ce1">
            <text:p>25,4687</text:p>
          </table:table-cell>
          <table:table-cell office:value-type="float" office:value="7.82" table:style-name="ce1">
            <text:p>7,82</text:p>
          </table:table-cell>
          <table:table-cell office:value-type="string" table:style-name="ce2">
            <text:p>SI</text:p>
          </table:table-cell>
          <table:table-cell office:value-type="float" office:value="25" table:style-name="ce1">
            <text:p>25</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3771.jpg">http://media.grutinet.com/articulos/or/or_73771.jpg</text:a></text:p>
          </table:table-cell>
          <table:table-cell office:value-type="string" table:style-name="ce4">
            <text:p><text:a xlink:href="http://media.grutinet.com/articulos/lg/lg_73771_0.jpg">http://media.grutinet.com/articulos/lg/lg_73771_0.jpg</text:a></text:p>
          </table:table-cell>
          <table:table-cell office:value-type="string" table:style-name="ce4">
            <text:p><text:a xlink:href="http://media.grutinet.com/articulos/lg/lg_73771_1.jpg">http://media.grutinet.com/articulos/lg/lg_73771_1.jpg</text:a></text:p>
          </table:table-cell>
          <table:table-cell office:value-type="string" table:style-name="ce4">
            <text:p><text:a xlink:href="http://media.grutinet.com/articulos/lg/lg_73771_2.jpg">http://media.grutinet.com/articulos/lg/lg_73771_2.jpg</text:a></text:p>
          </table:table-cell>
          <table:table-cell office:value-type="float" office:value="73770" table:style-name="ce1">
            <text:p>73770</text:p>
          </table:table-cell>
          <table:table-cell office:value-type="string" table:style-name="ce4">
            <text:p><text:a xlink:href="http://media.grutinet.com/articulos/lg/lg_73771_3.jpg">http://media.grutinet.com/articulos/lg/lg_73771_3.jpg</text:a></text:p>
          </table:table-cell>
          <table:table-cell table:number-columns-repeated="6" table:style-name="ce2"/>
          <table:table-cell table:number-columns-repeated="16359"/>
        </table:table-row>
        <table:table-row table:style-name="ro2">
          <table:table-cell office:value-type="float" office:value="73779" table:style-name="ce1">
            <text:p>73779</text:p>
          </table:table-cell>
          <table:table-cell office:value-type="string" table:style-name="ce2">
            <text:p>LENCERIA</text:p>
          </table:table-cell>
          <table:table-cell office:value-type="string" table:style-name="ce2">
            <text:p>CONJUNTOS</text:p>
          </table:table-cell>
          <table:table-cell office:value-type="string" table:style-name="ce2">
            <text:p>BACI CONJUNTO DISFRAZ DE PRESIDIARIA</text:p>
          </table:table-cell>
          <table:table-cell office:value-type="string" table:style-name="ce2">
            <text:p>BACI LINGERIE</text:p>
          </table:table-cell>
          <table:table-cell office:value-type="string" table:style-name="ce3">
            <text:p>BACI BRA SKIRT CUFF AND COLLAR CHAIN SET.</text:p>
            <text:p/>
            <text:p>Set de presidiaria de 4 piezas compuesto por un top a rayas, una falda, unas esposas de encaje y un collar con unas mini esposas decorativas. No incluye el resto de accesorios.</text:p>
            <text:p/>
            <text:p>Baci Lingerie es el referente de lencería elegante y seductora. Baci Lingerie ha logrado una colección innovadora que se ha convertido en el símbolo del lujo al alcance de todos. Belleza y lujo no deben reservarse exclusivamente a una minoría, sino que deben estar a disposición de todo el mundo.</text:p>
            <text:p/>
          </table:table-cell>
          <table:table-cell office:value-type="float" office:value="47.087699999999998" table:style-name="ce1">
            <text:p>47,0877</text:p>
          </table:table-cell>
          <table:table-cell office:value-type="float" office:value="15.1" table:style-name="ce1">
            <text:p>15,1</text:p>
          </table:table-cell>
          <table:table-cell office:value-type="string" table:style-name="ce2">
            <text:p>SI</text:p>
          </table:table-cell>
          <table:table-cell office:value-type="float" office:value="20" table:style-name="ce1">
            <text:p>20</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3779.jpg">http://media.grutinet.com/articulos/or/or_73779.jpg</text:a></text:p>
          </table:table-cell>
          <table:table-cell office:value-type="string" table:style-name="ce4">
            <text:p><text:a xlink:href="http://media.grutinet.com/articulos/lg/lg_73779_0.jpg">http://media.grutinet.com/articulos/lg/lg_73779_0.jpg</text:a></text:p>
          </table:table-cell>
          <table:table-cell office:value-type="string" table:style-name="ce4">
            <text:p><text:a xlink:href="http://media.grutinet.com/articulos/lg/lg_73779_1.jpg">http://media.grutinet.com/articulos/lg/lg_73779_1.jpg</text:a></text:p>
          </table:table-cell>
          <table:table-cell office:value-type="string" table:style-name="ce4">
            <text:p><text:a xlink:href="http://media.grutinet.com/articulos/lg/lg_73779_2.jpg">http://media.grutinet.com/articulos/lg/lg_73779_2.jpg</text:a></text:p>
          </table:table-cell>
          <table:table-cell office:value-type="float" office:value="73778" table:style-name="ce1">
            <text:p>73778</text:p>
          </table:table-cell>
          <table:table-cell office:value-type="string" table:style-name="ce4">
            <text:p><text:a xlink:href="http://media.grutinet.com/articulos/lg/lg_73779_3.jpg">http://media.grutinet.com/articulos/lg/lg_73779_3.jpg</text:a></text:p>
          </table:table-cell>
          <table:table-cell table:number-columns-repeated="6" table:style-name="ce2"/>
          <table:table-cell table:number-columns-repeated="16359"/>
        </table:table-row>
        <table:table-row table:style-name="ro2">
          <table:table-cell office:value-type="float" office:value="73818" table:style-name="ce1">
            <text:p>73818</text:p>
          </table:table-cell>
          <table:table-cell office:value-type="string" table:style-name="ce2">
            <text:p>LENCERIA</text:p>
          </table:table-cell>
          <table:table-cell office:value-type="string" table:style-name="ce2">
            <text:p>DISFRACES</text:p>
          </table:table-cell>
          <table:table-cell office:value-type="string" table:style-name="ce2">
            <text:p>BACI DISFRAZ DE ENFERMERA</text:p>
          </table:table-cell>
          <table:table-cell office:value-type="string" table:style-name="ce2">
            <text:p>BACI LINGERIE</text:p>
          </table:table-cell>
          <table:table-cell office:value-type="string" table:style-name="ce3">
            <text:p>BACI NURSE COSTUME.</text:p>
            <text:p/>
            <text:p>Disfraz de enfermera de 3 piezas formado por un conjunto de sujetador y tanga de color blanco combinado en rojo y un delantal que se anuda en la parte trasera con un lazo. No incluye el resto de accesorios.</text:p>
            <text:p/>
            <text:p>Baci Lingerie es el referente de lencería elegante y seductora. Baci Lingerie ha logrado una colección innovadora que se ha convertido en el símbolo del lujo al alcance de todos. Belleza y lujo no deben reservarse exclusivamente a una minoría, sino que deben estar a disposición de todo el mundo.</text:p>
            <text:p/>
          </table:table-cell>
          <table:table-cell office:value-type="float" office:value="41.208399999999997" table:style-name="ce1">
            <text:p>41,2084</text:p>
          </table:table-cell>
          <table:table-cell office:value-type="float" office:value="13.06" table:style-name="ce1">
            <text:p>13,06</text:p>
          </table:table-cell>
          <table:table-cell office:value-type="string" table:style-name="ce2">
            <text:p>SI</text:p>
          </table:table-cell>
          <table:table-cell office:value-type="float" office:value="50" table:style-name="ce1">
            <text:p>50</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3818.jpg">http://media.grutinet.com/articulos/or/or_73818.jpg</text:a></text:p>
          </table:table-cell>
          <table:table-cell office:value-type="string" table:style-name="ce4">
            <text:p><text:a xlink:href="http://media.grutinet.com/articulos/lg/lg_73818_0.jpg">http://media.grutinet.com/articulos/lg/lg_73818_0.jpg</text:a></text:p>
          </table:table-cell>
          <table:table-cell office:value-type="string" table:style-name="ce4">
            <text:p><text:a xlink:href="http://media.grutinet.com/articulos/lg/lg_73818_1.jpg">http://media.grutinet.com/articulos/lg/lg_73818_1.jpg</text:a></text:p>
          </table:table-cell>
          <table:table-cell office:value-type="string" table:style-name="ce4">
            <text:p><text:a xlink:href="http://media.grutinet.com/articulos/lg/lg_73818_2.jpg">http://media.grutinet.com/articulos/lg/lg_73818_2.jpg</text:a></text:p>
          </table:table-cell>
          <table:table-cell office:value-type="float" office:value="73817" table:style-name="ce1">
            <text:p>73817</text:p>
          </table:table-cell>
          <table:table-cell table:number-columns-repeated="7" table:style-name="ce2"/>
          <table:table-cell table:number-columns-repeated="16359"/>
        </table:table-row>
        <table:table-row table:style-name="ro2">
          <table:table-cell office:value-type="float" office:value="74113" table:style-name="ce1">
            <text:p>74113</text:p>
          </table:table-cell>
          <table:table-cell office:value-type="string" table:style-name="ce2">
            <text:p>LENCERIA</text:p>
          </table:table-cell>
          <table:table-cell office:value-type="string" table:style-name="ce2">
            <text:p>PANTYS</text:p>
          </table:table-cell>
          <table:table-cell office:value-type="string" table:style-name="ce2">
            <text:p>BACI PANTIES JACQUARD NUDE</text:p>
          </table:table-cell>
          <table:table-cell office:value-type="string" table:style-name="ce2">
            <text:p>BACI LINGERIE</text:p>
          </table:table-cell>
          <table:table-cell office:value-type="string" table:style-name="ce3">
            <text:p>BACI JACQUARD PANTYHOSE NUDE.</text:p>
            <text:p/>
            <text:p/>
            <text:p>Panties de entramado de jacquard efecto red nude y cinturilla elástica. No incluye el resto de accesorios.</text:p>
            <text:p/>
            <text:p>Baci Lingerie es el referente de lencería elegante y seductora. Baci Lingerie ha logrado una colección innovadora que se ha convertido en el símbolo del lujo al alcance de todos. Belleza y lujo no deben reservarse exclusivamente a una minoría, sino que deben estar a disposición de todo el mundo.</text:p>
            <text:p/>
          </table:table-cell>
          <table:table-cell office:value-type="float" office:value="15.331799999999999" table:style-name="ce1">
            <text:p>15,3318</text:p>
          </table:table-cell>
          <table:table-cell office:value-type="float" office:value="4.62" table:style-name="ce1">
            <text:p>4,6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4113.jpg">http://media.grutinet.com/articulos/or/or_74113.jpg</text:a></text:p>
          </table:table-cell>
          <table:table-cell office:value-type="string" table:style-name="ce4">
            <text:p><text:a xlink:href="http://media.grutinet.com/articulos/lg/lg_74113_0.jpg">http://media.grutinet.com/articulos/lg/lg_74113_0.jpg</text:a></text:p>
          </table:table-cell>
          <table:table-cell office:value-type="string" table:style-name="ce4">
            <text:p><text:a xlink:href="http://media.grutinet.com/articulos/lg/lg_74113_1.jpg">http://media.grutinet.com/articulos/lg/lg_74113_1.jpg</text:a></text:p>
          </table:table-cell>
          <table:table-cell table:style-name="ce2"/>
          <table:table-cell office:value-type="float" office:value="74113" table:style-name="ce1">
            <text:p>74113</text:p>
          </table:table-cell>
          <table:table-cell table:number-columns-repeated="7" table:style-name="ce2"/>
          <table:table-cell table:number-columns-repeated="16359"/>
        </table:table-row>
        <table:table-row table:style-name="ro2">
          <table:table-cell office:value-type="float" office:value="74590" table:style-name="ce1">
            <text:p>74590</text:p>
          </table:table-cell>
          <table:table-cell office:value-type="string" table:style-name="ce2">
            <text:p>LENCERIA</text:p>
          </table:table-cell>
          <table:table-cell office:value-type="string" table:style-name="ce2">
            <text:p>PANTYS</text:p>
          </table:table-cell>
          <table:table-cell office:value-type="string" table:style-name="ce2">
            <text:p>LEG AVENUE PANTIES DE RED NEGRO-ROSA NEON</text:p>
          </table:table-cell>
          <table:table-cell office:value-type="string" table:style-name="ce2">
            <text:p>LEG AVENUE</text:p>
          </table:table-cell>
          <table:table-cell office:value-type="string" table:style-name="ce3">
            <text:p/>
            <text:p>LEG AVENUE TWO-TONE DUEL NET PANTYHOSE</text:p>
            <text:p/>
            <text:p>Panties de red negra y rosa neón. Son el complemento perfecto para lucir perfecta cuidando hasta el mas mínimo detalle en cualquier ocasión...<text:s/></text:p>
            <text:p>Estas maravillosas medias pertenecen a la colección Hosiery, de Leg Avenue.</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20.245799999999999" table:style-name="ce1">
            <text:p>20,2458</text:p>
          </table:table-cell>
          <table:table-cell office:value-type="float" office:value="5.73" table:style-name="ce1">
            <text:p>5,7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4590.jpg">http://media.grutinet.com/articulos/or/or_74590.jpg</text:a></text:p>
          </table:table-cell>
          <table:table-cell office:value-type="string" table:style-name="ce4">
            <text:p><text:a xlink:href="http://media.grutinet.com/articulos/lg/lg_74590_0.jpg">http://media.grutinet.com/articulos/lg/lg_74590_0.jpg</text:a></text:p>
          </table:table-cell>
          <table:table-cell table:number-columns-repeated="2" table:style-name="ce2"/>
          <table:table-cell office:value-type="float" office:value="74590" table:style-name="ce1">
            <text:p>74590</text:p>
          </table:table-cell>
          <table:table-cell table:number-columns-repeated="7" table:style-name="ce2"/>
          <table:table-cell table:number-columns-repeated="16359"/>
        </table:table-row>
        <table:table-row table:style-name="ro2">
          <table:table-cell office:value-type="float" office:value="74710" table:style-name="ce1">
            <text:p>74710</text:p>
          </table:table-cell>
          <table:table-cell office:value-type="string" table:style-name="ce2">
            <text:p>LENCERIA</text:p>
          </table:table-cell>
          <table:table-cell office:value-type="string" table:style-name="ce2">
            <text:p>MEDIAS</text:p>
          </table:table-cell>
          <table:table-cell office:value-type="string" table:style-name="ce2">
            <text:p>LEG AVENUE CALCETINES ALTOS DE CROCHET NEGRO</text:p>
          </table:table-cell>
          <table:table-cell office:value-type="string" table:style-name="ce2">
            <text:p>LEG AVENUE</text:p>
          </table:table-cell>
          <table:table-cell office:value-type="string" table:style-name="ce3">
            <text:p/>
            <text:p>LEG AVENUE CROCHETED OVER THE KNEE SOCKS BLACK, son unos maravillosos calcetines altos por encima de la rodilla de crochet de color negro.</text:p>
            <text:p/>
            <text:p>Querrás tenerlos desde el primer momento! Protegerán del<text:s/></text:p>
            <text:p>frío tus piernas, a la vez que te harán sentir sexy y femenina.</text:p>
            <text:p>Leg Avenue tiene los productos que estabas buscando comprometiéndose a ofrecer a los clientes productos innovadores, precios competitivos y una gran satisfacción,<text:s/></text:p>
            <text:p>recién llegados desde el distrito más fashion de Los Angeles.</text:p>
            <text:p>Nadie lo hace más sexy!!<text:s/></text:p>
            <text:p/>
          </table:table-cell>
          <table:table-cell office:value-type="float" office:value="16.989999999999998" table:style-name="ce1">
            <text:p>16,99</text:p>
          </table:table-cell>
          <table:table-cell office:value-type="float" office:value="6.36" table:style-name="ce1">
            <text:p>6,3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4710.jpg">http://media.grutinet.com/articulos/or/or_74710.jpg</text:a></text:p>
          </table:table-cell>
          <table:table-cell office:value-type="string" table:style-name="ce4">
            <text:p><text:a xlink:href="http://media.grutinet.com/articulos/lg/lg_74710_0.jpg">http://media.grutinet.com/articulos/lg/lg_74710_0.jpg</text:a></text:p>
          </table:table-cell>
          <table:table-cell office:value-type="string" table:style-name="ce4">
            <text:p><text:a xlink:href="http://media.grutinet.com/articulos/lg/lg_74710_1.jpg">http://media.grutinet.com/articulos/lg/lg_74710_1.jpg</text:a></text:p>
          </table:table-cell>
          <table:table-cell table:style-name="ce2"/>
          <table:table-cell office:value-type="float" office:value="74710" table:style-name="ce1">
            <text:p>74710</text:p>
          </table:table-cell>
          <table:table-cell table:number-columns-repeated="7" table:style-name="ce2"/>
          <table:table-cell table:number-columns-repeated="16359"/>
        </table:table-row>
        <table:table-row table:style-name="ro2">
          <table:table-cell office:value-type="float" office:value="74716" table:style-name="ce1">
            <text:p>74716</text:p>
          </table:table-cell>
          <table:table-cell office:value-type="string" table:style-name="ce2">
            <text:p>LENCERIA</text:p>
          </table:table-cell>
          <table:table-cell office:value-type="string" table:style-name="ce2">
            <text:p>PANTYS</text:p>
          </table:table-cell>
          <table:table-cell office:value-type="string" table:style-name="ce2">
            <text:p>LEG AVENUE PANTIES DE RED CONTRASTE NEGRO-AZUL NEON</text:p>
          </table:table-cell>
          <table:table-cell office:value-type="string" table:style-name="ce2">
            <text:p>LEG AVENUE</text:p>
          </table:table-cell>
          <table:table-cell office:value-type="string" table:style-name="ce3">
            <text:p/>
            <text:p>LEG AVENUE THORN NET CONTRAST COLOR BLACK-NEON BLUE.</text:p>
            <text:p>Fantásticos panties de red contrastadas en color negro y azul neon. El complemento perfecto para cualquier ocasión!</text:p>
            <text:p>Estos maravillosos panties pertenecen a la colección Hosiery,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20.245799999999999" table:style-name="ce1">
            <text:p>20,2458</text:p>
          </table:table-cell>
          <table:table-cell office:value-type="float" office:value="5.73" table:style-name="ce1">
            <text:p>5,73</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74716.jpg">http://media.grutinet.com/articulos/or/or_74716.jpg</text:a></text:p>
          </table:table-cell>
          <table:table-cell office:value-type="string" table:style-name="ce4">
            <text:p><text:a xlink:href="http://media.grutinet.com/articulos/lg/lg_74716_0.jpg">http://media.grutinet.com/articulos/lg/lg_74716_0.jpg</text:a></text:p>
          </table:table-cell>
          <table:table-cell table:number-columns-repeated="2" table:style-name="ce2"/>
          <table:table-cell office:value-type="float" office:value="74716" table:style-name="ce1">
            <text:p>74716</text:p>
          </table:table-cell>
          <table:table-cell table:number-columns-repeated="7" table:style-name="ce2"/>
          <table:table-cell table:number-columns-repeated="16359"/>
        </table:table-row>
        <table:table-row table:style-name="ro2">
          <table:table-cell office:value-type="float" office:value="74718" table:style-name="ce1">
            <text:p>74718</text:p>
          </table:table-cell>
          <table:table-cell office:value-type="string" table:style-name="ce2">
            <text:p>LENCERIA</text:p>
          </table:table-cell>
          <table:table-cell office:value-type="string" table:style-name="ce2">
            <text:p>PANTYS</text:p>
          </table:table-cell>
          <table:table-cell office:value-type="string" table:style-name="ce2">
            <text:p>LEG AVENUE PANTIES DE RED CONTRASTE NEGRO-ROSA NEON</text:p>
          </table:table-cell>
          <table:table-cell office:value-type="string" table:style-name="ce2">
            <text:p>LEG AVENUE</text:p>
          </table:table-cell>
          <table:table-cell office:value-type="string" table:style-name="ce3">
            <text:p/>
            <text:p>LEG AVENUE THORN NET CONTRAST COLOR BLACK-NEON PINK.</text:p>
            <text:p>Fantásticos panties de red contrastadas en color negro y rosa neon. El complemento perfecto para cualquier ocasión!</text:p>
            <text:p>Estos maravillosos panties pertenecen a la colección Hosiery,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20.245799999999999" table:style-name="ce1">
            <text:p>20,2458</text:p>
          </table:table-cell>
          <table:table-cell office:value-type="float" office:value="5.73" table:style-name="ce1">
            <text:p>5,73</text:p>
          </table:table-cell>
          <table:table-cell office:value-type="string" table:style-name="ce2">
            <text:p>SI</text:p>
          </table:table-cell>
          <table:table-cell office:value-type="float" office:value="5" table:style-name="ce1">
            <text:p>5</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74718.jpg">http://media.grutinet.com/articulos/or/or_74718.jpg</text:a></text:p>
          </table:table-cell>
          <table:table-cell office:value-type="string" table:style-name="ce4">
            <text:p><text:a xlink:href="http://media.grutinet.com/articulos/lg/lg_74718_0.jpg">http://media.grutinet.com/articulos/lg/lg_74718_0.jpg</text:a></text:p>
          </table:table-cell>
          <table:table-cell table:number-columns-repeated="2" table:style-name="ce2"/>
          <table:table-cell office:value-type="float" office:value="74718" table:style-name="ce1">
            <text:p>74718</text:p>
          </table:table-cell>
          <table:table-cell table:number-columns-repeated="7" table:style-name="ce2"/>
          <table:table-cell table:number-columns-repeated="16359"/>
        </table:table-row>
        <table:table-row table:style-name="ro2">
          <table:table-cell office:value-type="float" office:value="74731" table:style-name="ce1">
            <text:p>74731</text:p>
          </table:table-cell>
          <table:table-cell office:value-type="string" table:style-name="ce2">
            <text:p>LENCERIA</text:p>
          </table:table-cell>
          <table:table-cell office:value-type="string" table:style-name="ce2">
            <text:p>MEDIAS</text:p>
          </table:table-cell>
          <table:table-cell office:value-type="string" table:style-name="ce2">
            <text:p>LEG AVENUE SET DE LIGUERO Y MEDIAS DE COLOR NEGRO PLUS</text:p>
          </table:table-cell>
          <table:table-cell office:value-type="string" table:style-name="ce2">
            <text:p>LEG AVENUE</text:p>
          </table:table-cell>
          <table:table-cell office:value-type="string" table:style-name="ce3">
            <text:p>LEG AVENUE 2PC SPANDEX SHEER GARTERBELT AND STOCKING SET BLACK PLUS.</text:p>
            <text:p/>
            <text:p>Fantástico conjunto de liguero y medias en color negro. Es la prenda estrella para para las que buscan algo fuerte y atrevido. Te garantizamos que si combinas un conjunto lencero de encaje con un liguero y unas medias, tu noche pasará a la historia.</text:p>
            <text:p/>
            <text:p>Este maravilloso conjunto pertenece a la colección Hosiery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23.99" table:style-name="ce1">
            <text:p>23,99</text:p>
          </table:table-cell>
          <table:table-cell office:value-type="float" office:value="10.220000000000001" table:style-name="ce1">
            <text:p>10,2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74731.jpg">http://media.grutinet.com/articulos/or/or_74731.jpg</text:a></text:p>
          </table:table-cell>
          <table:table-cell office:value-type="string" table:style-name="ce4">
            <text:p><text:a xlink:href="http://media.grutinet.com/articulos/lg/lg_74731_0.jpg">http://media.grutinet.com/articulos/lg/lg_74731_0.jpg</text:a></text:p>
          </table:table-cell>
          <table:table-cell table:number-columns-repeated="2" table:style-name="ce2"/>
          <table:table-cell office:value-type="float" office:value="74731" table:style-name="ce1">
            <text:p>74731</text:p>
          </table:table-cell>
          <table:table-cell table:number-columns-repeated="7" table:style-name="ce2"/>
          <table:table-cell table:number-columns-repeated="16359"/>
        </table:table-row>
        <table:table-row table:style-name="ro2">
          <table:table-cell office:value-type="float" office:value="74746" table:style-name="ce1">
            <text:p>74746</text:p>
          </table:table-cell>
          <table:table-cell office:value-type="string" table:style-name="ce2">
            <text:p>LENCERIA</text:p>
          </table:table-cell>
          <table:table-cell office:value-type="string" table:style-name="ce2">
            <text:p>CONJUNTOS</text:p>
          </table:table-cell>
          <table:table-cell office:value-type="string" table:style-name="ce2">
            <text:p>LEG AVENUE CONJUNTO SUJETADOR, TANGA Y LIGUERO ROSA DE ENCAJE</text:p>
          </table:table-cell>
          <table:table-cell office:value-type="string" table:style-name="ce2">
            <text:p>LEG AVENUE</text:p>
          </table:table-cell>
          <table:table-cell office:value-type="string" table:style-name="ce3">
            <text:p/>
            <text:p>LEG AVENUE LACE BRA AND G-STRING SET PINK.</text:p>
            <text:p>Fantástico conjunto de top, tanga y faldita-liguero de encaje rosa. Deja que sea la guinda del pastel de tu outfit, escondiendo de una manera muy sabrosa tu mercancía prohibida.<text:s/></text:p>
            <text:p>Esta maravilloso conjunto pertenece a la colección Lingeri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53.746299999999998" table:style-name="ce1">
            <text:p>53,7463</text:p>
          </table:table-cell>
          <table:table-cell office:value-type="float" office:value="16.27" table:style-name="ce1">
            <text:p>16,2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4746.jpg">http://media.grutinet.com/articulos/or/or_74746.jpg</text:a></text:p>
          </table:table-cell>
          <table:table-cell office:value-type="string" table:style-name="ce4">
            <text:p><text:a xlink:href="http://media.grutinet.com/articulos/lg/lg_74746_0.jpg">http://media.grutinet.com/articulos/lg/lg_74746_0.jpg</text:a></text:p>
          </table:table-cell>
          <table:table-cell office:value-type="string" table:style-name="ce4">
            <text:p><text:a xlink:href="http://media.grutinet.com/articulos/lg/lg_74746_1.jpg">http://media.grutinet.com/articulos/lg/lg_74746_1.jpg</text:a></text:p>
          </table:table-cell>
          <table:table-cell table:style-name="ce2"/>
          <table:table-cell office:value-type="float" office:value="74745" table:style-name="ce1">
            <text:p>74745</text:p>
          </table:table-cell>
          <table:table-cell table:number-columns-repeated="7" table:style-name="ce2"/>
          <table:table-cell table:number-columns-repeated="16359"/>
        </table:table-row>
        <table:table-row table:style-name="ro2">
          <table:table-cell office:value-type="float" office:value="74832" table:style-name="ce1">
            <text:p>74832</text:p>
          </table:table-cell>
          <table:table-cell office:value-type="string" table:style-name="ce2">
            <text:p>LENCERIA</text:p>
          </table:table-cell>
          <table:table-cell office:value-type="string" table:style-name="ce2">
            <text:p>PANTYS</text:p>
          </table:table-cell>
          <table:table-cell office:value-type="string" table:style-name="ce2">
            <text:p>LEG AVENUE PANTIES DE RED INDUSTRIAL DOBLE TONO AMARILLO Y NEGRO</text:p>
          </table:table-cell>
          <table:table-cell office:value-type="string" table:style-name="ce2">
            <text:p>LEG AVENUE</text:p>
          </table:table-cell>
          <table:table-cell office:value-type="string" table:style-name="ce3">
            <text:p/>
            <text:p>LEG AVENUE TWO-TONE DUEL NET PANTYHOSE YELLOW-BLACK.</text:p>
            <text:p/>
            <text:p>Fantásticos panties de red en dos colores, con cinturilla elástica. Son el complemento perfecto para lucir perfecta cuidando hasta el mas mínimo detalle en cualquier ocasión...<text:s/></text:p>
            <text:p>Estas maravillosos panties pertenecen a la colección Hosiery, de Leg Avenue.</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20.245799999999999" table:style-name="ce1">
            <text:p>20,2458</text:p>
          </table:table-cell>
          <table:table-cell office:value-type="float" office:value="5.73" table:style-name="ce1">
            <text:p>5,73</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4832.jpg">http://media.grutinet.com/articulos/or/or_74832.jpg</text:a></text:p>
          </table:table-cell>
          <table:table-cell office:value-type="string" table:style-name="ce4">
            <text:p><text:a xlink:href="http://media.grutinet.com/articulos/lg/lg_74832_0.jpg">http://media.grutinet.com/articulos/lg/lg_74832_0.jpg</text:a></text:p>
          </table:table-cell>
          <table:table-cell table:number-columns-repeated="2" table:style-name="ce2"/>
          <table:table-cell office:value-type="float" office:value="74832" table:style-name="ce1">
            <text:p>74832</text:p>
          </table:table-cell>
          <table:table-cell table:number-columns-repeated="7" table:style-name="ce2"/>
          <table:table-cell table:number-columns-repeated="16359"/>
        </table:table-row>
        <table:table-row table:style-name="ro2">
          <table:table-cell office:value-type="float" office:value="74860" table:style-name="ce1">
            <text:p>74860</text:p>
          </table:table-cell>
          <table:table-cell office:value-type="string" table:style-name="ce2">
            <text:p>LENCERIA</text:p>
          </table:table-cell>
          <table:table-cell office:value-type="string" table:style-name="ce2">
            <text:p>CORSES</text:p>
          </table:table-cell>
          <table:table-cell office:value-type="string" table:style-name="ce2">
            <text:p>LEG AVENUE CORSE JULIET NUDE</text:p>
          </table:table-cell>
          <table:table-cell office:value-type="string" table:style-name="ce2">
            <text:p>LEG AVENUE</text:p>
          </table:table-cell>
          <table:table-cell office:value-type="string" table:style-name="ce3">
            <text:p>LEG AVENUE MADISON CORSET NUDE.</text:p>
            <text:p/>
            <text:p>Fantástico corsé de raso con encaje floral superpuesto, remates de raso sobre las costuras, escote de corazón, cuerdas entrelazadas posteriores y cierre frontal de ojales de metal. Es la prenda estrella para para las que buscan algo fuerte y atrevido. Te garantizamos que tu noche pasará a la historia. No incluye la falda.</text:p>
            <text:p/>
            <text:p>No te lo querrás quitar ni para dormir! Este corsé potenciará la bomba sexual que llevas dentro, sacando tu lado más sexy, más salvaje y más sensual...</text:p>
            <text:p/>
            <text:p>Las chicas del Moulin Rouge te envidiarán, por este fantástico corsé. El burlesque, resumido en una sola pieza que se convertirá en la joya más valiosa de tu vestidor.</text:p>
            <text:p/>
            <text:p>Este maravilloso corsé pertenece a la colección Burlesque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104.35039999999999" table:style-name="ce1">
            <text:p>104,3504</text:p>
          </table:table-cell>
          <table:table-cell office:value-type="float" office:value="36.46" table:style-name="ce1">
            <text:p>36,4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74860.jpg">http://media.grutinet.com/articulos/or/or_74860.jpg</text:a></text:p>
          </table:table-cell>
          <table:table-cell office:value-type="string" table:style-name="ce4">
            <text:p><text:a xlink:href="http://media.grutinet.com/articulos/lg/lg_74860_0.jpg">http://media.grutinet.com/articulos/lg/lg_74860_0.jpg</text:a></text:p>
          </table:table-cell>
          <table:table-cell table:number-columns-repeated="2" table:style-name="ce2"/>
          <table:table-cell office:value-type="float" office:value="74862" table:style-name="ce1">
            <text:p>74862</text:p>
          </table:table-cell>
          <table:table-cell table:number-columns-repeated="7" table:style-name="ce2"/>
          <table:table-cell table:number-columns-repeated="16359"/>
        </table:table-row>
        <table:table-row table:style-name="ro2">
          <table:table-cell office:value-type="float" office:value="75390" table:style-name="ce1">
            <text:p>75390</text:p>
          </table:table-cell>
          <table:table-cell office:value-type="string" table:style-name="ce2">
            <text:p>LENCERIA</text:p>
          </table:table-cell>
          <table:table-cell office:value-type="string" table:style-name="ce2">
            <text:p>MASCULINA</text:p>
          </table:table-cell>
          <table:table-cell office:value-type="string" table:style-name="ce2">
            <text:p>GOODFELLAS BOXER AZUL</text:p>
          </table:table-cell>
          <table:table-cell office:value-type="string" table:style-name="ce2">
            <text:p>SHOTS</text:p>
          </table:table-cell>
          <table:table-cell office:value-type="string" table:style-name="ce3">
            <text:p/>
            <text:p>GOODFELLAS BOXER BLUE.</text:p>
            <text:p/>
            <text:p>Bóxer de color azul combinado con negro. La cintura es ancha y elástica para acomodarse a tu cuerpo.</text:p>
            <text:p/>
            <text:p>GOODFELLAS® es una marca de lencería masculina de alta calidad, cómoda y a la moda para el día a día masculino.</text:p>
            <text:p/>
          </table:table-cell>
          <table:table-cell office:value-type="float" office:value="22.95" table:style-name="ce1">
            <text:p>22,95</text:p>
          </table:table-cell>
          <table:table-cell office:value-type="float" office:value="14.82" table:style-name="ce1">
            <text:p>14,8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75390.jpg">http://media.grutinet.com/articulos/or/or_75390.jpg</text:a></text:p>
          </table:table-cell>
          <table:table-cell office:value-type="string" table:style-name="ce4">
            <text:p><text:a xlink:href="http://media.grutinet.com/articulos/lg/lg_75390_0.jpg">http://media.grutinet.com/articulos/lg/lg_75390_0.jpg</text:a></text:p>
          </table:table-cell>
          <table:table-cell office:value-type="string" table:style-name="ce4">
            <text:p><text:a xlink:href="http://media.grutinet.com/articulos/lg/lg_75390_1.jpg">http://media.grutinet.com/articulos/lg/lg_75390_1.jpg</text:a></text:p>
          </table:table-cell>
          <table:table-cell office:value-type="string" table:style-name="ce4">
            <text:p><text:a xlink:href="http://media.grutinet.com/articulos/lg/lg_75390_2.jpg">http://media.grutinet.com/articulos/lg/lg_75390_2.jpg</text:a></text:p>
          </table:table-cell>
          <table:table-cell office:value-type="float" office:value="75390" table:style-name="ce1">
            <text:p>75390</text:p>
          </table:table-cell>
          <table:table-cell office:value-type="string" table:style-name="ce4">
            <text:p><text:a xlink:href="http://media.grutinet.com/articulos/lg/lg_75390_3.jpg">http://media.grutinet.com/articulos/lg/lg_75390_3.jpg</text:a></text:p>
          </table:table-cell>
          <table:table-cell table:number-columns-repeated="6" table:style-name="ce2"/>
          <table:table-cell table:number-columns-repeated="16359"/>
        </table:table-row>
        <table:table-row table:style-name="ro2">
          <table:table-cell office:value-type="float" office:value="75422" table:style-name="ce1">
            <text:p>75422</text:p>
          </table:table-cell>
          <table:table-cell office:value-type="string" table:style-name="ce2">
            <text:p>DIVERTIDOS</text:p>
          </table:table-cell>
          <table:table-cell office:value-type="string" table:style-name="ce2">
            <text:p>CAMISETAS</text:p>
          </table:table-cell>
          <table:table-cell office:value-type="string" table:style-name="ce2">
            <text:p>CAMISETA DIVERTIDA BAD BOY</text:p>
          </table:table-cell>
          <table:table-cell office:value-type="string" table:style-name="ce2">
            <text:p>SHOTS</text:p>
          </table:table-cell>
          <table:table-cell office:value-type="string" table:style-name="ce3">
            <text:p>FUNNY T-SHIRT BAD BOY</text:p>
            <text:p/>
            <text:p>Ninguna chica se resiste a un chico malo. El toque de peligro, el arrogante sex-appeal del pavoneo. Un hombre que se rige por sus propias normas, o por ninguna. Un inconformista que sigue su propio rumbo en la vida, apegándose a la hombría y rompiendo muebles y corazones por el camino. Un elemento peligroso que utiliza su ingenio y encanto, por no hablar de ese aspecto ardiente, para conseguir lo que quiere, cuándo y cómo lo quiere. ¡Luce esta camiseta con orgullo, sexy capullo!</text:p>
            <text:p/>
          </table:table-cell>
          <table:table-cell office:value-type="float" office:value="28.95" table:style-name="ce1">
            <text:p>28,95</text:p>
          </table:table-cell>
          <table:table-cell office:value-type="float" office:value="10.47" table:style-name="ce1">
            <text:p>10,4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75422.jpg">http://media.grutinet.com/articulos/or/or_75422.jpg</text:a></text:p>
          </table:table-cell>
          <table:table-cell office:value-type="string" table:style-name="ce4">
            <text:p><text:a xlink:href="http://media.grutinet.com/articulos/lg/lg_75422_0.jpg">http://media.grutinet.com/articulos/lg/lg_75422_0.jpg</text:a></text:p>
          </table:table-cell>
          <table:table-cell office:value-type="string" table:style-name="ce4">
            <text:p><text:a xlink:href="http://media.grutinet.com/articulos/lg/lg_75422_1.jpg">http://media.grutinet.com/articulos/lg/lg_75422_1.jpg</text:a></text:p>
          </table:table-cell>
          <table:table-cell office:value-type="string" table:style-name="ce4">
            <text:p><text:a xlink:href="http://media.grutinet.com/articulos/lg/lg_75422_2.jpg">http://media.grutinet.com/articulos/lg/lg_75422_2.jpg</text:a></text:p>
          </table:table-cell>
          <table:table-cell office:value-type="float" office:value="75422" table:style-name="ce1">
            <text:p>75422</text:p>
          </table:table-cell>
          <table:table-cell table:number-columns-repeated="7" table:style-name="ce2"/>
          <table:table-cell table:number-columns-repeated="16359"/>
        </table:table-row>
        <table:table-row table:style-name="ro2">
          <table:table-cell office:value-type="float" office:value="75428" table:style-name="ce1">
            <text:p>75428</text:p>
          </table:table-cell>
          <table:table-cell office:value-type="string" table:style-name="ce2">
            <text:p>DIVERTIDOS</text:p>
          </table:table-cell>
          <table:table-cell office:value-type="string" table:style-name="ce2">
            <text:p>CAMISETAS</text:p>
          </table:table-cell>
          <table:table-cell office:value-type="string" table:style-name="ce2">
            <text:p>CAMISETA DIVERTIDA WHO IS YOUR DADDY</text:p>
          </table:table-cell>
          <table:table-cell office:value-type="string" table:style-name="ce2">
            <text:p>SHOTS</text:p>
          </table:table-cell>
          <table:table-cell office:value-type="string" table:style-name="ce3">
            <text:p>FUNNY T-SHIRT WHO IS YOUR DADDY</text:p>
            <text:p/>
            <text:p>Para los amantes de la seducción madura, esta camiseta Funny celebra el misterio del hombre maduro. Su experiencia, su confianza, su capacidad de ser inoportuno y que se acepte como su forma de ser. Aunque no la lleves a un orfanato ni a un banco de semen... ¡Qué va, hazlo! ¡Será para troncharse! Aparta el buen gusto y prepárate para revivir esa época en la que te decían ¡Eres mi papi!</text:p>
            <text:p/>
          </table:table-cell>
          <table:table-cell office:value-type="float" office:value="28.95" table:style-name="ce1">
            <text:p>28,95</text:p>
          </table:table-cell>
          <table:table-cell office:value-type="float" office:value="10.47" table:style-name="ce1">
            <text:p>10,4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75428.jpg">http://media.grutinet.com/articulos/or/or_75428.jpg</text:a></text:p>
          </table:table-cell>
          <table:table-cell office:value-type="string" table:style-name="ce4">
            <text:p><text:a xlink:href="http://media.grutinet.com/articulos/lg/lg_75428_0.jpg">http://media.grutinet.com/articulos/lg/lg_75428_0.jpg</text:a></text:p>
          </table:table-cell>
          <table:table-cell office:value-type="string" table:style-name="ce4">
            <text:p><text:a xlink:href="http://media.grutinet.com/articulos/lg/lg_75428_1.jpg">http://media.grutinet.com/articulos/lg/lg_75428_1.jpg</text:a></text:p>
          </table:table-cell>
          <table:table-cell office:value-type="string" table:style-name="ce4">
            <text:p><text:a xlink:href="http://media.grutinet.com/articulos/lg/lg_75428_2.jpg">http://media.grutinet.com/articulos/lg/lg_75428_2.jpg</text:a></text:p>
          </table:table-cell>
          <table:table-cell office:value-type="float" office:value="75428" table:style-name="ce1">
            <text:p>75428</text:p>
          </table:table-cell>
          <table:table-cell table:number-columns-repeated="7" table:style-name="ce2"/>
          <table:table-cell table:number-columns-repeated="16359"/>
        </table:table-row>
        <table:table-row table:style-name="ro2">
          <table:table-cell office:value-type="float" office:value="75443" table:style-name="ce1">
            <text:p>75443</text:p>
          </table:table-cell>
          <table:table-cell office:value-type="string" table:style-name="ce2">
            <text:p>DIVERTIDOS</text:p>
          </table:table-cell>
          <table:table-cell office:value-type="string" table:style-name="ce2">
            <text:p>CAMISETAS</text:p>
          </table:table-cell>
          <table:table-cell office:value-type="string" table:style-name="ce2">
            <text:p>CAMISETA DIVERTIDA YOU SUCK</text:p>
          </table:table-cell>
          <table:table-cell office:value-type="string" table:style-name="ce2">
            <text:p>SHOTS</text:p>
          </table:table-cell>
          <table:table-cell office:value-type="string" table:style-name="ce3">
            <text:p>FUNNY T-SHIRT YOU SUCK</text:p>
            <text:p/>
            <text:p>Algunos podrían considerarlo un insulto. A otros les puede parecer una orden. La gente puede mirarte enfadada. Un hombre de uniforme quizás te exija que te quites esta camiseta. Te pueden pedir que te marches de un funeral. Pase lo que pase, puedes estar seguro de que tu abuelo no aprobaría este diseño tan impactante y solo por ese motivo creemos que deberías tenerla. ¿Qué es la vida sin un poco de riesgo? ¡Las camisetas Funny NO son para los que quieren pasar desapercibidos!</text:p>
            <text:p/>
            <text:p><text:s/></text:p>
            <text:p/>
          </table:table-cell>
          <table:table-cell office:value-type="float" office:value="28.95" table:style-name="ce1">
            <text:p>28,95</text:p>
          </table:table-cell>
          <table:table-cell office:value-type="float" office:value="10.47" table:style-name="ce1">
            <text:p>10,47</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75443.jpg">http://media.grutinet.com/articulos/or/or_75443.jpg</text:a></text:p>
          </table:table-cell>
          <table:table-cell office:value-type="string" table:style-name="ce4">
            <text:p><text:a xlink:href="http://media.grutinet.com/articulos/lg/lg_75443_0.jpg">http://media.grutinet.com/articulos/lg/lg_75443_0.jpg</text:a></text:p>
          </table:table-cell>
          <table:table-cell office:value-type="string" table:style-name="ce4">
            <text:p><text:a xlink:href="http://media.grutinet.com/articulos/lg/lg_75443_1.jpg">http://media.grutinet.com/articulos/lg/lg_75443_1.jpg</text:a></text:p>
          </table:table-cell>
          <table:table-cell office:value-type="string" table:style-name="ce4">
            <text:p><text:a xlink:href="http://media.grutinet.com/articulos/lg/lg_75443_2.jpg">http://media.grutinet.com/articulos/lg/lg_75443_2.jpg</text:a></text:p>
          </table:table-cell>
          <table:table-cell office:value-type="float" office:value="75443" table:style-name="ce1">
            <text:p>75443</text:p>
          </table:table-cell>
          <table:table-cell table:number-columns-repeated="7" table:style-name="ce2"/>
          <table:table-cell table:number-columns-repeated="16359"/>
        </table:table-row>
        <table:table-row table:style-name="ro2">
          <table:table-cell office:value-type="float" office:value="75485" table:style-name="ce1">
            <text:p>75485</text:p>
          </table:table-cell>
          <table:table-cell office:value-type="string" table:style-name="ce2">
            <text:p>LENCERIA</text:p>
          </table:table-cell>
          <table:table-cell office:value-type="string" table:style-name="ce2">
            <text:p>CONJUNTOS</text:p>
          </table:table-cell>
          <table:table-cell office:value-type="string" table:style-name="ce2">
            <text:p>LEG AVENUE CONJUNTO SUJETADOR CON ARO Y BRAGUITA</text:p>
          </table:table-cell>
          <table:table-cell office:value-type="string" table:style-name="ce2">
            <text:p>LEG AVENUE</text:p>
          </table:table-cell>
          <table:table-cell office:value-type="string" table:style-name="ce3">
            <text:p>LEG AVENUE BRA GIRDLE GARTER &amp; G-STRING.</text:p>
            <text:p/>
            <text:p>Fantástico conjunto de satén, sostén abierto , con ligero incluido y detalle de tul en el corpiño.</text:p>
            <text:p/>
            <text:p>Este elegante conjunto pertenece a la colección Lingerie,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ext:p>100% POLYAMIDE/ NYLON (100PA)</text:p>
            <text:p/>
          </table:table-cell>
          <table:table-cell office:value-type="float" office:value="59.438200000000002" table:style-name="ce1">
            <text:p>59,4382</text:p>
          </table:table-cell>
          <table:table-cell office:value-type="float" office:value="18.23" table:style-name="ce1">
            <text:p>18,2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75485.jpg">http://media.grutinet.com/articulos/or/or_75485.jpg</text:a></text:p>
          </table:table-cell>
          <table:table-cell office:value-type="string" table:style-name="ce4">
            <text:p><text:a xlink:href="http://media.grutinet.com/articulos/lg/lg_75485_0.jpg">http://media.grutinet.com/articulos/lg/lg_75485_0.jpg</text:a></text:p>
          </table:table-cell>
          <table:table-cell office:value-type="string" table:style-name="ce4">
            <text:p><text:a xlink:href="http://media.grutinet.com/articulos/lg/lg_75485_1.jpg">http://media.grutinet.com/articulos/lg/lg_75485_1.jpg</text:a></text:p>
          </table:table-cell>
          <table:table-cell office:value-type="string" table:style-name="ce4">
            <text:p><text:a xlink:href="http://media.grutinet.com/articulos/lg/lg_75485_2.jpg">http://media.grutinet.com/articulos/lg/lg_75485_2.jpg</text:a></text:p>
          </table:table-cell>
          <table:table-cell office:value-type="float" office:value="75484" table:style-name="ce1">
            <text:p>75484</text:p>
          </table:table-cell>
          <table:table-cell table:number-columns-repeated="7" table:style-name="ce2"/>
          <table:table-cell table:number-columns-repeated="16359"/>
        </table:table-row>
        <table:table-row table:style-name="ro2">
          <table:table-cell office:value-type="float" office:value="75488" table:style-name="ce1">
            <text:p>75488</text:p>
          </table:table-cell>
          <table:table-cell office:value-type="string" table:style-name="ce2">
            <text:p>LENCERIA</text:p>
          </table:table-cell>
          <table:table-cell office:value-type="string" table:style-name="ce2">
            <text:p>CONJUNTOS</text:p>
          </table:table-cell>
          <table:table-cell office:value-type="string" table:style-name="ce2">
            <text:p>LEG AVENUE CONJUNTO SUJETADOR CON ARO Y BRAGUITA</text:p>
          </table:table-cell>
          <table:table-cell office:value-type="string" table:style-name="ce2">
            <text:p>LEG AVENUE</text:p>
          </table:table-cell>
          <table:table-cell office:value-type="string" table:style-name="ce3">
            <text:p>LEG AVENUE BRA GIRDLE GARTER &amp; G-STRING.</text:p>
            <text:p/>
            <text:p>Fantástico conjunto de sostén con aro y solapa de encaje, en la parte trasera de las braguitas encontraras un sexy diseño que hace que parte de tú cuerpo este libre.</text:p>
            <text:p/>
            <text:p>Este elegante conjunto pertenece a la colección Lingerie,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ext:p>100% POLYAMIDE/ NYLON (100PA)</text:p>
            <text:p/>
          </table:table-cell>
          <table:table-cell office:value-type="float" office:value="50.540599999999998" table:style-name="ce1">
            <text:p>50,5406</text:p>
          </table:table-cell>
          <table:table-cell office:value-type="float" office:value="15.19" table:style-name="ce1">
            <text:p>15,19</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75488.jpg">http://media.grutinet.com/articulos/or/or_75488.jpg</text:a></text:p>
          </table:table-cell>
          <table:table-cell office:value-type="string" table:style-name="ce4">
            <text:p><text:a xlink:href="http://media.grutinet.com/articulos/lg/lg_75488_0.jpg">http://media.grutinet.com/articulos/lg/lg_75488_0.jpg</text:a></text:p>
          </table:table-cell>
          <table:table-cell office:value-type="string" table:style-name="ce4">
            <text:p><text:a xlink:href="http://media.grutinet.com/articulos/lg/lg_75488_1.jpg">http://media.grutinet.com/articulos/lg/lg_75488_1.jpg</text:a></text:p>
          </table:table-cell>
          <table:table-cell table:style-name="ce2"/>
          <table:table-cell office:value-type="float" office:value="75486" table:style-name="ce1">
            <text:p>75486</text:p>
          </table:table-cell>
          <table:table-cell table:number-columns-repeated="7" table:style-name="ce2"/>
          <table:table-cell table:number-columns-repeated="16359"/>
        </table:table-row>
        <table:table-row table:style-name="ro2">
          <table:table-cell office:value-type="float" office:value="75498" table:style-name="ce1">
            <text:p>75498</text:p>
          </table:table-cell>
          <table:table-cell office:value-type="string" table:style-name="ce2">
            <text:p>LENCERIA</text:p>
          </table:table-cell>
          <table:table-cell office:value-type="string" table:style-name="ce2">
            <text:p>CONJUNTOS</text:p>
          </table:table-cell>
          <table:table-cell office:value-type="string" table:style-name="ce2">
            <text:p>LEG AVENUE PICARDIAS Y TANGA A JUEGO</text:p>
          </table:table-cell>
          <table:table-cell office:value-type="string" table:style-name="ce2">
            <text:p>LEG AVENUE</text:p>
          </table:table-cell>
          <table:table-cell office:value-type="string" table:style-name="ce3">
            <text:p>LEG AVENUE GARTER DRESS &amp; G-STRING.</text:p>
            <text:p/>
            <text:p>Cojunto de lencería de inspiración Vintage, incluye vestido de maya con copa, detalle de lazo ensatinado, liguero integrado y tanga a juego.</text:p>
            <text:p/>
            <text:p>Esta maravilloso connjunto pertenece a la colección Burlesque,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ext:p>100% POLYAMIDE/ NYLON (100PA)</text:p>
            <text:p/>
          </table:table-cell>
          <table:table-cell office:value-type="float" office:value="83.71" table:style-name="ce1">
            <text:p>83,71</text:p>
          </table:table-cell>
          <table:table-cell office:value-type="float" office:value="27.34" table:style-name="ce1">
            <text:p>27,3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75498.jpg">http://media.grutinet.com/articulos/or/or_75498.jpg</text:a></text:p>
          </table:table-cell>
          <table:table-cell office:value-type="string" table:style-name="ce4">
            <text:p><text:a xlink:href="http://media.grutinet.com/articulos/lg/lg_75498_0.jpg">http://media.grutinet.com/articulos/lg/lg_75498_0.jpg</text:a></text:p>
          </table:table-cell>
          <table:table-cell office:value-type="string" table:style-name="ce4">
            <text:p><text:a xlink:href="http://media.grutinet.com/articulos/lg/lg_75498_1.jpg">http://media.grutinet.com/articulos/lg/lg_75498_1.jpg</text:a></text:p>
          </table:table-cell>
          <table:table-cell table:style-name="ce2"/>
          <table:table-cell office:value-type="float" office:value="75498" table:style-name="ce1">
            <text:p>75498</text:p>
          </table:table-cell>
          <table:table-cell table:number-columns-repeated="7" table:style-name="ce2"/>
          <table:table-cell table:number-columns-repeated="16359"/>
        </table:table-row>
        <table:table-row table:style-name="ro2">
          <table:table-cell office:value-type="float" office:value="75516" table:style-name="ce1">
            <text:p>75516</text:p>
          </table:table-cell>
          <table:table-cell office:value-type="string" table:style-name="ce2">
            <text:p>LENCERIA</text:p>
          </table:table-cell>
          <table:table-cell office:value-type="string" table:style-name="ce2">
            <text:p>CONJUNTOS</text:p>
          </table:table-cell>
          <table:table-cell office:value-type="string" table:style-name="ce2">
            <text:p>LEG AVENUE SOSTEN CON FALTA Y TANGA</text:p>
          </table:table-cell>
          <table:table-cell office:value-type="string" table:style-name="ce2">
            <text:p>LEG AVENUE</text:p>
          </table:table-cell>
          <table:table-cell office:value-type="string" table:style-name="ce3">
            <text:p>LEG AVENUE BRA CHIFFON SKIRT AND G-STRING</text:p>
            <text:p/>
            <text:p>Conjunto de lencería de inspiración Vintage. Incluye sostén acolchado con aros, con encaje floral superpuesto y tiritas tejidas con lazos, falda coqueta de chifón y braguitas a juego</text:p>
            <text:p/>
            <text:p>Esta maravilloso connjunto pertenece a la colección Burlesque,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72.044499999999999" table:style-name="ce1">
            <text:p>72,0445</text:p>
          </table:table-cell>
          <table:table-cell office:value-type="float" office:value="22.79" table:style-name="ce1">
            <text:p>22,7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75516.jpg">http://media.grutinet.com/articulos/or/or_75516.jpg</text:a></text:p>
          </table:table-cell>
          <table:table-cell office:value-type="string" table:style-name="ce4">
            <text:p><text:a xlink:href="http://media.grutinet.com/articulos/lg/lg_75516_0.jpg">http://media.grutinet.com/articulos/lg/lg_75516_0.jpg</text:a></text:p>
          </table:table-cell>
          <table:table-cell table:number-columns-repeated="2" table:style-name="ce2"/>
          <table:table-cell office:value-type="float" office:value="75515" table:style-name="ce1">
            <text:p>75515</text:p>
          </table:table-cell>
          <table:table-cell table:number-columns-repeated="7" table:style-name="ce2"/>
          <table:table-cell table:number-columns-repeated="16359"/>
        </table:table-row>
        <table:table-row table:style-name="ro2">
          <table:table-cell office:value-type="float" office:value="75517" table:style-name="ce1">
            <text:p>75517</text:p>
          </table:table-cell>
          <table:table-cell office:value-type="string" table:style-name="ce2">
            <text:p>LENCERIA</text:p>
          </table:table-cell>
          <table:table-cell office:value-type="string" table:style-name="ce2">
            <text:p>CONJUNTOS</text:p>
          </table:table-cell>
          <table:table-cell office:value-type="string" table:style-name="ce2">
            <text:p>LEG AVENUE POLKA SOSTEN Y BRAGUITA ESTAMPADO A LUNARES</text:p>
          </table:table-cell>
          <table:table-cell office:value-type="string" table:style-name="ce2">
            <text:p>LEG AVENUE</text:p>
          </table:table-cell>
          <table:table-cell office:value-type="string" table:style-name="ce3">
            <text:p>LEG AVENUE POLKA DOT BRA TOP AND PANTY</text:p>
            <text:p/>
            <text:p>Conjunto de lencería de inspiración vintage. Incluye sostén acolchado con aros estampados a lunares y braguita a juego con falda a conjunto.</text:p>
            <text:p/>
            <text:p>Esta maravilloso connjunto pertenece a la colección Burlesque,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63.127899999999997" table:style-name="ce1">
            <text:p>63,1279</text:p>
          </table:table-cell>
          <table:table-cell office:value-type="float" office:value="19.53" table:style-name="ce1">
            <text:p>19,53</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75517.jpg">http://media.grutinet.com/articulos/or/or_75517.jpg</text:a></text:p>
          </table:table-cell>
          <table:table-cell office:value-type="string" table:style-name="ce4">
            <text:p><text:a xlink:href="http://media.grutinet.com/articulos/lg/lg_75517_0.jpg">http://media.grutinet.com/articulos/lg/lg_75517_0.jpg</text:a></text:p>
          </table:table-cell>
          <table:table-cell office:value-type="string" table:style-name="ce4">
            <text:p><text:a xlink:href="http://media.grutinet.com/articulos/lg/lg_75517_1.jpg">http://media.grutinet.com/articulos/lg/lg_75517_1.jpg</text:a></text:p>
          </table:table-cell>
          <table:table-cell office:value-type="string" table:style-name="ce4">
            <text:p><text:a xlink:href="http://media.grutinet.com/articulos/lg/lg_75517_2.jpg">http://media.grutinet.com/articulos/lg/lg_75517_2.jpg</text:a></text:p>
          </table:table-cell>
          <table:table-cell office:value-type="float" office:value="75517" table:style-name="ce1">
            <text:p>75517</text:p>
          </table:table-cell>
          <table:table-cell office:value-type="string" table:style-name="ce4">
            <text:p><text:a xlink:href="http://media.grutinet.com/articulos/lg/lg_75517_3.jpg">http://media.grutinet.com/articulos/lg/lg_75517_3.jpg</text:a></text:p>
          </table:table-cell>
          <table:table-cell table:number-columns-repeated="6" table:style-name="ce2"/>
          <table:table-cell table:number-columns-repeated="16359"/>
        </table:table-row>
        <table:table-row table:style-name="ro2">
          <table:table-cell office:value-type="float" office:value="75518" table:style-name="ce1">
            <text:p>75518</text:p>
          </table:table-cell>
          <table:table-cell office:value-type="string" table:style-name="ce2">
            <text:p>LENCERIA</text:p>
          </table:table-cell>
          <table:table-cell office:value-type="string" table:style-name="ce2">
            <text:p>CONJUNTOS</text:p>
          </table:table-cell>
          <table:table-cell office:value-type="string" table:style-name="ce2">
            <text:p>LEG AVENUE POLKA SOSTEN Y BRAGUITA ESTAMPADO A LUNARES</text:p>
          </table:table-cell>
          <table:table-cell office:value-type="string" table:style-name="ce2">
            <text:p>LEG AVENUE</text:p>
          </table:table-cell>
          <table:table-cell office:value-type="string" table:style-name="ce3">
            <text:p>LEG AVENUE POLKA DOT BRA TOP AND PANTY</text:p>
            <text:p/>
            <text:p>Conjunto de lencería de inspiración vintage. Incluye sostén acolchado con aros estampados a lunares y braguita a juego con falda a conjunto.</text:p>
            <text:p/>
            <text:p>Esta maravilloso connjunto pertenece a la colección Burlesque,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63.127899999999997" table:style-name="ce1">
            <text:p>63,1279</text:p>
          </table:table-cell>
          <table:table-cell office:value-type="float" office:value="19.53" table:style-name="ce1">
            <text:p>19,53</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75518.jpg">http://media.grutinet.com/articulos/or/or_75518.jpg</text:a></text:p>
          </table:table-cell>
          <table:table-cell office:value-type="string" table:style-name="ce4">
            <text:p><text:a xlink:href="http://media.grutinet.com/articulos/lg/lg_75518_0.jpg">http://media.grutinet.com/articulos/lg/lg_75518_0.jpg</text:a></text:p>
          </table:table-cell>
          <table:table-cell office:value-type="string" table:style-name="ce4">
            <text:p><text:a xlink:href="http://media.grutinet.com/articulos/lg/lg_75518_1.jpg">http://media.grutinet.com/articulos/lg/lg_75518_1.jpg</text:a></text:p>
          </table:table-cell>
          <table:table-cell table:style-name="ce2"/>
          <table:table-cell office:value-type="float" office:value="75517" table:style-name="ce1">
            <text:p>75517</text:p>
          </table:table-cell>
          <table:table-cell table:number-columns-repeated="7" table:style-name="ce2"/>
          <table:table-cell table:number-columns-repeated="16359"/>
        </table:table-row>
        <table:table-row table:style-name="ro2">
          <table:table-cell office:value-type="float" office:value="75519" table:style-name="ce1">
            <text:p>75519</text:p>
          </table:table-cell>
          <table:table-cell office:value-type="string" table:style-name="ce2">
            <text:p>LENCERIA</text:p>
          </table:table-cell>
          <table:table-cell office:value-type="string" table:style-name="ce2">
            <text:p>CONJUNTOS</text:p>
          </table:table-cell>
          <table:table-cell office:value-type="string" table:style-name="ce2">
            <text:p>LEG AVENUE POLKA SOSTEN Y BRAGUITA ESTAMPADO A LUNARES</text:p>
          </table:table-cell>
          <table:table-cell office:value-type="string" table:style-name="ce2">
            <text:p>LEG AVENUE</text:p>
          </table:table-cell>
          <table:table-cell office:value-type="string" table:style-name="ce3">
            <text:p>LEG AVENUE POLKA DOT BRA TOP AND PANTY</text:p>
            <text:p/>
            <text:p>Conjunto de lencería de inspiración vintage. Incluye sostén acolchado con aros estampados a lunares y braguita a juego con falda a conjunto.</text:p>
            <text:p/>
            <text:p>Esta maravilloso connjunto pertenece a la colección Burlesque,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63.127899999999997" table:style-name="ce1">
            <text:p>63,1279</text:p>
          </table:table-cell>
          <table:table-cell office:value-type="float" office:value="19.53" table:style-name="ce1">
            <text:p>19,53</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75519.jpg">http://media.grutinet.com/articulos/or/or_75519.jpg</text:a></text:p>
          </table:table-cell>
          <table:table-cell office:value-type="string" table:style-name="ce4">
            <text:p><text:a xlink:href="http://media.grutinet.com/articulos/lg/lg_75519_0.jpg">http://media.grutinet.com/articulos/lg/lg_75519_0.jpg</text:a></text:p>
          </table:table-cell>
          <table:table-cell office:value-type="string" table:style-name="ce4">
            <text:p><text:a xlink:href="http://media.grutinet.com/articulos/lg/lg_75519_1.jpg">http://media.grutinet.com/articulos/lg/lg_75519_1.jpg</text:a></text:p>
          </table:table-cell>
          <table:table-cell table:style-name="ce2"/>
          <table:table-cell office:value-type="float" office:value="75517" table:style-name="ce1">
            <text:p>75517</text:p>
          </table:table-cell>
          <table:table-cell table:number-columns-repeated="7" table:style-name="ce2"/>
          <table:table-cell table:number-columns-repeated="16359"/>
        </table:table-row>
        <table:table-row table:style-name="ro2">
          <table:table-cell office:value-type="float" office:value="76435" table:style-name="ce1">
            <text:p>76435</text:p>
          </table:table-cell>
          <table:table-cell office:value-type="string" table:style-name="ce2">
            <text:p>LENCERIA</text:p>
          </table:table-cell>
          <table:table-cell office:value-type="string" table:style-name="ce2">
            <text:p>VESTIDOS</text:p>
          </table:table-cell>
          <table:table-cell office:value-type="string" table:style-name="ce2">
            <text:p>LEG AVENUE ENCAJE FLORAL AZUL</text:p>
          </table:table-cell>
          <table:table-cell office:value-type="string" table:style-name="ce2">
            <text:p>LEG AVENUE</text:p>
          </table:table-cell>
          <table:table-cell office:value-type="string" table:style-name="ce3">
            <text:p>LEG AVENUE FLORAL LACE MINI DRESS BLUE</text:p>
            <text:p/>
            <text:p>Fantástico mini vestido de encaje floral con cuello alto, espalda desecubierta y de mangas 3/4 , te darán un look elegante y sugerente a la vez. Irradiarás una sensualidad sutil y lucirás muy femenina.</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47.698500000000003" table:style-name="ce1">
            <text:p>47,6985</text:p>
          </table:table-cell>
          <table:table-cell office:value-type="float" office:value="14.25" table:style-name="ce1">
            <text:p>14,25</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76435.jpg">http://media.grutinet.com/articulos/or/or_76435.jpg</text:a></text:p>
          </table:table-cell>
          <table:table-cell office:value-type="string" table:style-name="ce4">
            <text:p><text:a xlink:href="http://media.grutinet.com/articulos/lg/lg_76435_0.jpg">http://media.grutinet.com/articulos/lg/lg_76435_0.jpg</text:a></text:p>
          </table:table-cell>
          <table:table-cell table:number-columns-repeated="2" table:style-name="ce2"/>
          <table:table-cell office:value-type="float" office:value="76435" table:style-name="ce1">
            <text:p>76435</text:p>
          </table:table-cell>
          <table:table-cell table:number-columns-repeated="7" table:style-name="ce2"/>
          <table:table-cell table:number-columns-repeated="16359"/>
        </table:table-row>
        <table:table-row table:style-name="ro2">
          <table:table-cell office:value-type="float" office:value="76705" table:style-name="ce1">
            <text:p>76705</text:p>
          </table:table-cell>
          <table:table-cell office:value-type="string" table:style-name="ce2">
            <text:p>LENCERIA</text:p>
          </table:table-cell>
          <table:table-cell office:value-type="string" table:style-name="ce2">
            <text:p>MEDIAS</text:p>
          </table:table-cell>
          <table:table-cell office:value-type="string" table:style-name="ce2">
            <text:p>INTIMAX PANTIES CLARA NEGRO</text:p>
          </table:table-cell>
          <table:table-cell office:value-type="string" table:style-name="ce2">
            <text:p>INTIMAX</text:p>
          </table:table-cell>
          <table:table-cell office:value-type="string" table:style-name="ce3">
            <text:p>Producto: Panties</text:p>
            <text:p>Color: Negro</text:p>
            <text:p>Tipo de corte: Sin corte( Hasta los pies)</text:p>
            <text:p>Tela: Red</text:p>
            <text:p>Detalles: Encajes</text:p>
            <text:p>Total piezas: 1</text:p>
            <text:p>Composición: 35% Algodón - 65% Poliester</text:p>
            <text:p>Etiquetaje: Etiqueta estandar</text:p>
            <text:p>Embalaje: Bolsa plástico transparente</text:p>
            <text:p>Cuidados:</text:p>
            <text:p>Lavar a mano con agua fría.</text:p>
            <text:p>Utilizar jabón neutro.</text:p>
            <text:p>No utilizar lejía.</text:p>
            <text:p>Aclarar sin retorcer.</text:p>
            <text:p>Planchar sólo las partes no elásticas</text:p>
            <text:p/>
          </table:table-cell>
          <table:table-cell office:value-type="float" office:value="0" table:style-name="ce1">
            <text:p>0</text:p>
          </table:table-cell>
          <table:table-cell office:value-type="float" office:value="8.81" table:style-name="ce1">
            <text:p>8,81</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76705.jpg">http://media.grutinet.com/articulos/or/or_76705.jpg</text:a></text:p>
          </table:table-cell>
          <table:table-cell office:value-type="string" table:style-name="ce4">
            <text:p><text:a xlink:href="http://media.grutinet.com/articulos/lg/lg_76705_0.jpg">http://media.grutinet.com/articulos/lg/lg_76705_0.jpg</text:a></text:p>
          </table:table-cell>
          <table:table-cell office:value-type="string" table:style-name="ce4">
            <text:p><text:a xlink:href="http://media.grutinet.com/articulos/lg/lg_76705_1.jpg">http://media.grutinet.com/articulos/lg/lg_76705_1.jpg</text:a></text:p>
          </table:table-cell>
          <table:table-cell office:value-type="string" table:style-name="ce4">
            <text:p><text:a xlink:href="http://media.grutinet.com/articulos/lg/lg_76705_2.jpg">http://media.grutinet.com/articulos/lg/lg_76705_2.jpg</text:a></text:p>
          </table:table-cell>
          <table:table-cell office:value-type="float" office:value="76705" table:style-name="ce1">
            <text:p>76705</text:p>
          </table:table-cell>
          <table:table-cell table:number-columns-repeated="7" table:style-name="ce2"/>
          <table:table-cell table:number-columns-repeated="16359"/>
        </table:table-row>
        <table:table-row table:style-name="ro2">
          <table:table-cell office:value-type="float" office:value="78180" table:style-name="ce1">
            <text:p>78180</text:p>
          </table:table-cell>
          <table:table-cell office:value-type="string" table:style-name="ce2">
            <text:p>LENCERIA</text:p>
          </table:table-cell>
          <table:table-cell office:value-type="string" table:style-name="ce2">
            <text:p>PICARDIAS</text:p>
          </table:table-cell>
          <table:table-cell office:value-type="string" table:style-name="ce2">
            <text:p>INTIMAX BODY BODY NEGRO</text:p>
          </table:table-cell>
          <table:table-cell office:value-type="string" table:style-name="ce2">
            <text:p>INTIMAX</text:p>
          </table:table-cell>
          <table:table-cell office:value-type="string" table:style-name="ce3">
            <text:p>Producto: Body</text:p>
            <text:p>Color: Negro</text:p>
            <text:p>Varillas: Sin varillas</text:p>
            <text:p>Cierre trasero: Espalda semi descubierta</text:p>
            <text:p>Cierre delanetero: Sin cierres</text:p>
            <text:p>Cuello: De pico</text:p>
            <text:p>Copa en el pecho: Sin copa</text:p>
            <text:p>Aros en el pecho: Sin aros</text:p>
            <text:p>Tipo de corte: Medio (Hasta gluteos)</text:p>
            <text:p>Tirantes: Tirantes que se ajustan en la nuca</text:p>
            <text:p>Mangas: Sin mangas</text:p>
            <text:p>Tela: Encaje</text:p>
            <text:p>Detalles: Otros como se ve en la foto</text:p>
            <text:p>Accesorios: Tanga</text:p>
            <text:p>Total piezas: 2</text:p>
            <text:p>Composición: 35% Algodón - 65% Poliester</text:p>
            <text:p>Etiquetaje: Etiqueta estandar</text:p>
            <text:p>Embalaje: Bolsa de tela con asa troquelada</text:p>
            <text:p>Cuidados:</text:p>
            <text:p>Lavar a mano con agua fría.</text:p>
            <text:p>Utilizar jabón neutro.</text:p>
            <text:p>No utilizar lejía.</text:p>
            <text:p>Aclarar sin retorcer.</text:p>
            <text:p>Planchar sólo las partes no elásticas</text:p>
            <text:p/>
          </table:table-cell>
          <table:table-cell office:value-type="float" office:value="0" table:style-name="ce1">
            <text:p>0</text:p>
          </table:table-cell>
          <table:table-cell office:value-type="float" office:value="12.92" table:style-name="ce1">
            <text:p>12,9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XL</text:p>
          </table:table-cell>
          <table:table-cell office:value-type="string" table:style-name="ce4">
            <text:p><text:a xlink:href="http://media.grutinet.com/articulos/or/or_78180.jpg">http://media.grutinet.com/articulos/or/or_78180.jpg</text:a></text:p>
          </table:table-cell>
          <table:table-cell office:value-type="string" table:style-name="ce4">
            <text:p><text:a xlink:href="http://media.grutinet.com/articulos/lg/lg_78180_0.jpg">http://media.grutinet.com/articulos/lg/lg_78180_0.jpg</text:a></text:p>
          </table:table-cell>
          <table:table-cell office:value-type="string" table:style-name="ce4">
            <text:p><text:a xlink:href="http://media.grutinet.com/articulos/lg/lg_78180_1.jpg">http://media.grutinet.com/articulos/lg/lg_78180_1.jpg</text:a></text:p>
          </table:table-cell>
          <table:table-cell office:value-type="string" table:style-name="ce4">
            <text:p><text:a xlink:href="http://media.grutinet.com/articulos/lg/lg_78180_2.jpg">http://media.grutinet.com/articulos/lg/lg_78180_2.jpg</text:a></text:p>
          </table:table-cell>
          <table:table-cell office:value-type="float" office:value="78179" table:style-name="ce1">
            <text:p>78179</text:p>
          </table:table-cell>
          <table:table-cell office:value-type="string" table:style-name="ce4">
            <text:p><text:a xlink:href="http://media.grutinet.com/articulos/lg/lg_78180_3.jpg">http://media.grutinet.com/articulos/lg/lg_78180_3.jpg</text:a></text:p>
          </table:table-cell>
          <table:table-cell office:value-type="string" table:style-name="ce4">
            <text:p><text:a xlink:href="http://media.grutinet.com/articulos/lg/lg_78180_4.jpg">http://media.grutinet.com/articulos/lg/lg_78180_4.jpg</text:a></text:p>
          </table:table-cell>
          <table:table-cell table:number-columns-repeated="5" table:style-name="ce2"/>
          <table:table-cell table:number-columns-repeated="16359"/>
        </table:table-row>
        <table:table-row table:style-name="ro2">
          <table:table-cell office:value-type="float" office:value="79556" table:style-name="ce1">
            <text:p>79556</text:p>
          </table:table-cell>
          <table:table-cell office:value-type="string" table:style-name="ce2">
            <text:p>LENCERIA</text:p>
          </table:table-cell>
          <table:table-cell office:value-type="string" table:style-name="ce2">
            <text:p>BODYS</text:p>
          </table:table-cell>
          <table:table-cell office:value-type="string" table:style-name="ce2">
            <text:p>LEG AVENUE CONJUNTO 2 PIEZAS CHEMISE TIPO DELANTAL CON CINTA SATÉN Y TANGA ROJO</text:p>
          </table:table-cell>
          <table:table-cell office:value-type="string" table:style-name="ce2">
            <text:p>LEG AVENUE</text:p>
          </table:table-cell>
          <table:table-cell office:value-type="string" table:style-name="ce3">
            <text:p>LEG AVENUE 2 PCS. LACE APRON CHEMISE &amp; G-STRING RED.</text:p>
            <text:p/>
            <text:p>Conjunto De 2 Piezas Incluye Chemise Point D&amp;#39;esprit Tipo Delantal Rematado Con Cinta De Satén y Tanga A Juego.</text:p>
            <text:p/>
            <text:p>Este elegante conjunto pertenece a la colección Lingerie,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ext:p>100% POLYAMIDE/ NYLON</text:p>
            <text:p/>
          </table:table-cell>
          <table:table-cell office:value-type="float" office:value="55.493200000000002" table:style-name="ce1">
            <text:p>55,4932</text:p>
          </table:table-cell>
          <table:table-cell office:value-type="float" office:value="16.86" table:style-name="ce1">
            <text:p>16,86</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9556.jpg">http://media.grutinet.com/articulos/or/or_79556.jpg</text:a></text:p>
          </table:table-cell>
          <table:table-cell office:value-type="string" table:style-name="ce4">
            <text:p><text:a xlink:href="http://media.grutinet.com/articulos/lg/lg_79556_0.jpg">http://media.grutinet.com/articulos/lg/lg_79556_0.jpg</text:a></text:p>
          </table:table-cell>
          <table:table-cell office:value-type="string" table:style-name="ce4">
            <text:p><text:a xlink:href="http://media.grutinet.com/articulos/lg/lg_79556_1.jpg">http://media.grutinet.com/articulos/lg/lg_79556_1.jpg</text:a></text:p>
          </table:table-cell>
          <table:table-cell table:style-name="ce2"/>
          <table:table-cell office:value-type="float" office:value="79555" table:style-name="ce1">
            <text:p>79555</text:p>
          </table:table-cell>
          <table:table-cell table:number-columns-repeated="7" table:style-name="ce2"/>
          <table:table-cell table:number-columns-repeated="16359"/>
        </table:table-row>
        <table:table-row table:style-name="ro2">
          <table:table-cell office:value-type="float" office:value="79621" table:style-name="ce1">
            <text:p>79621</text:p>
          </table:table-cell>
          <table:table-cell office:value-type="string" table:style-name="ce2">
            <text:p>LENCERIA</text:p>
          </table:table-cell>
          <table:table-cell office:value-type="string" table:style-name="ce2">
            <text:p>VESTIDOS</text:p>
          </table:table-cell>
          <table:table-cell office:value-type="string" table:style-name="ce2">
            <text:p>LEG AVENUE MINI VESTIDO TUBO<text:s/></text:p>
          </table:table-cell>
          <table:table-cell office:value-type="string" table:style-name="ce2">
            <text:p>LEG AVENUE</text:p>
          </table:table-cell>
          <table:table-cell office:value-type="string" table:style-name="ce3">
            <text:p>LEG AVENUE SPANDEX WRAP MINI DRESS GIGI</text:p>
            <text:p/>
            <text:p>Mini Vestido Tubo Gigi De Spandex Con Recortes De Red. La Medida Del Vestido Desde El Hombro Es 80 cm / 31,5 pulgadas. La Modelo Mide 178 cm / 70 pulgadas Y Lleva Una Talla S.</text:p>
            <text:p/>
            <text:p>Te darán un look elegante y sugerente a la vez. Irradiarás una sensualidad sutil y lucirás muy femenina.</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ext:p>90% POLYESTER 10% SPANDEX</text:p>
            <text:p/>
          </table:table-cell>
          <table:table-cell office:value-type="float" office:value="44.817599999999999" table:style-name="ce1">
            <text:p>44,8176</text:p>
          </table:table-cell>
          <table:table-cell office:value-type="float" office:value="13.31" table:style-name="ce1">
            <text:p>13,31</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79621.jpg">http://media.grutinet.com/articulos/or/or_79621.jpg</text:a></text:p>
          </table:table-cell>
          <table:table-cell office:value-type="string" table:style-name="ce4">
            <text:p><text:a xlink:href="http://media.grutinet.com/articulos/lg/lg_79621_0.jpg">http://media.grutinet.com/articulos/lg/lg_79621_0.jpg</text:a></text:p>
          </table:table-cell>
          <table:table-cell office:value-type="string" table:style-name="ce4">
            <text:p><text:a xlink:href="http://media.grutinet.com/articulos/lg/lg_79621_1.jpg">http://media.grutinet.com/articulos/lg/lg_79621_1.jpg</text:a></text:p>
          </table:table-cell>
          <table:table-cell table:style-name="ce2"/>
          <table:table-cell office:value-type="float" office:value="79620" table:style-name="ce1">
            <text:p>79620</text:p>
          </table:table-cell>
          <table:table-cell table:number-columns-repeated="7" table:style-name="ce2"/>
          <table:table-cell table:number-columns-repeated="16359"/>
        </table:table-row>
        <table:table-row table:style-name="ro2">
          <table:table-cell office:value-type="float" office:value="79637" table:style-name="ce1">
            <text:p>79637</text:p>
          </table:table-cell>
          <table:table-cell office:value-type="string" table:style-name="ce2">
            <text:p>LENCERIA</text:p>
          </table:table-cell>
          <table:table-cell office:value-type="string" table:style-name="ce2">
            <text:p>BODYS</text:p>
          </table:table-cell>
          <table:table-cell office:value-type="string" table:style-name="ce2">
            <text:p>LEG AVENUE CONJUNTO 3 PIEZAS SUJETADOR FESTONADO, LIGUERO CON VOLANTE Y TANGA</text:p>
          </table:table-cell>
          <table:table-cell office:value-type="string" table:style-name="ce2">
            <text:p>LEG AVENUE</text:p>
          </table:table-cell>
          <table:table-cell office:value-type="string" table:style-name="ce3">
            <text:p>LEG AVENUE 3 PCS BRATOP, GATERSKIRT &amp; G-STRING.</text:p>
            <text:p/>
            <text:p>Conjunto De 3 Piezas Punto D&amp;#39;esprit Incluye Sujetador Festonado Con Liguero Con Volante y Tanga A Juego</text:p>
            <text:p/>
            <text:p>Este elegante conjunto pertenece a la colección Lingerie,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ext:p>93% POLYAMIDE/NYLON 7% SPANDEX</text:p>
            <text:p/>
          </table:table-cell>
          <table:table-cell office:value-type="float" office:value="55.493200000000002" table:style-name="ce1">
            <text:p>55,4932</text:p>
          </table:table-cell>
          <table:table-cell office:value-type="float" office:value="16.86" table:style-name="ce1">
            <text:p>16,86</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9637.jpg">http://media.grutinet.com/articulos/or/or_79637.jpg</text:a></text:p>
          </table:table-cell>
          <table:table-cell office:value-type="string" table:style-name="ce4">
            <text:p><text:a xlink:href="http://media.grutinet.com/articulos/lg/lg_79637_0.jpg">http://media.grutinet.com/articulos/lg/lg_79637_0.jpg</text:a></text:p>
          </table:table-cell>
          <table:table-cell office:value-type="string" table:style-name="ce4">
            <text:p><text:a xlink:href="http://media.grutinet.com/articulos/lg/lg_79637_1.jpg">http://media.grutinet.com/articulos/lg/lg_79637_1.jpg</text:a></text:p>
          </table:table-cell>
          <table:table-cell table:style-name="ce2"/>
          <table:table-cell office:value-type="float" office:value="79636" table:style-name="ce1">
            <text:p>79636</text:p>
          </table:table-cell>
          <table:table-cell table:number-columns-repeated="7" table:style-name="ce2"/>
          <table:table-cell table:number-columns-repeated="16359"/>
        </table:table-row>
        <table:table-row table:style-name="ro2">
          <table:table-cell office:value-type="float" office:value="79643" table:style-name="ce1">
            <text:p>79643</text:p>
          </table:table-cell>
          <table:table-cell office:value-type="string" table:style-name="ce2">
            <text:p>LENCERIA</text:p>
          </table:table-cell>
          <table:table-cell office:value-type="string" table:style-name="ce2">
            <text:p>CONJUNTOS</text:p>
          </table:table-cell>
          <table:table-cell office:value-type="string" table:style-name="ce2">
            <text:p>LEG AVENUE 2PZ. BODY DE MALLA CON ESPALDA DESCUBIERTA Y VENDA</text:p>
          </table:table-cell>
          <table:table-cell office:value-type="string" table:style-name="ce2">
            <text:p>LEG AVENUE</text:p>
          </table:table-cell>
          <table:table-cell office:value-type="string" table:style-name="ce3">
            <text:p>LEG AVENUE 2PC.CROTCHLESS BONDAGE TEDDY &amp; EYE MASK.</text:p>
            <text:p/>
            <text:p>2Pz. Body de malla con cierre de lazo, espalda descubierta y venda para los ojos a juego. Estarás irresistiblemente sexy con él!</text:p>
            <text:p/>
            <text:p>Este maravilloso conjunto pertenece a la colección Lingerie,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ext:p>93% POLYESTER 7% COTTON</text:p>
            <text:p/>
            <text:p><text:s/></text:p>
            <text:p/>
          </table:table-cell>
          <table:table-cell office:value-type="float" office:value="34.99" table:style-name="ce1">
            <text:p>34,99</text:p>
          </table:table-cell>
          <table:table-cell office:value-type="float" office:value="16.670000000000002" table:style-name="ce1">
            <text:p>16,6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9643.jpg">http://media.grutinet.com/articulos/or/or_79643.jpg</text:a></text:p>
          </table:table-cell>
          <table:table-cell office:value-type="string" table:style-name="ce4">
            <text:p><text:a xlink:href="http://media.grutinet.com/articulos/lg/lg_79643_0.jpg">http://media.grutinet.com/articulos/lg/lg_79643_0.jpg</text:a></text:p>
          </table:table-cell>
          <table:table-cell office:value-type="string" table:style-name="ce4">
            <text:p><text:a xlink:href="http://media.grutinet.com/articulos/lg/lg_79643_1.jpg">http://media.grutinet.com/articulos/lg/lg_79643_1.jpg</text:a></text:p>
          </table:table-cell>
          <table:table-cell office:value-type="string" table:style-name="ce4">
            <text:p><text:a xlink:href="http://media.grutinet.com/articulos/lg/lg_79643_2.jpg">http://media.grutinet.com/articulos/lg/lg_79643_2.jpg</text:a></text:p>
          </table:table-cell>
          <table:table-cell office:value-type="float" office:value="79643" table:style-name="ce1">
            <text:p>79643</text:p>
          </table:table-cell>
          <table:table-cell office:value-type="string" table:style-name="ce4">
            <text:p><text:a xlink:href="http://media.grutinet.com/articulos/lg/lg_79643_3.jpg">http://media.grutinet.com/articulos/lg/lg_79643_3.jpg</text:a></text:p>
          </table:table-cell>
          <table:table-cell office:value-type="string" table:style-name="ce4">
            <text:p><text:a xlink:href="http://media.grutinet.com/articulos/lg/lg_79643_4.jpg">http://media.grutinet.com/articulos/lg/lg_79643_4.jpg</text:a></text:p>
          </table:table-cell>
          <table:table-cell table:number-columns-repeated="5" table:style-name="ce2"/>
          <table:table-cell table:number-columns-repeated="16359"/>
        </table:table-row>
        <table:table-row table:style-name="ro2">
          <table:table-cell office:value-type="float" office:value="79644" table:style-name="ce1">
            <text:p>79644</text:p>
          </table:table-cell>
          <table:table-cell office:value-type="string" table:style-name="ce2">
            <text:p>LENCERIA</text:p>
          </table:table-cell>
          <table:table-cell office:value-type="string" table:style-name="ce2">
            <text:p>PANTYS</text:p>
          </table:table-cell>
          <table:table-cell office:value-type="string" table:style-name="ce2">
            <text:p>LEG AVENUE PANTIES TRANSPARENTES DE SPANDEX CON COSTURA TRASERA PISTOLA</text:p>
          </table:table-cell>
          <table:table-cell office:value-type="string" table:style-name="ce2">
            <text:p>LEG AVENUE</text:p>
          </table:table-cell>
          <table:table-cell office:value-type="string" table:style-name="ce3">
            <text:p>LEG AVENUE SPANDEX GUN BACKSEAM PANTYHOSE.</text:p>
            <text:p/>
            <text:p/>
            <text:p>Pantys Transparentes De Spandex Con Costura Trasera Bordada Con Una Pequeña Arma De Fuego.</text:p>
            <text:p/>
            <text:p>Son el complemento perfecto para lucir perfecta cuidando hasta el mas mínimo detalle en cualquier ocasión...</text:p>
            <text:p/>
            <text:p>Estas maravillosas medias pertenecen a la colección Hosiery,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ext:p><text:s/></text:p>
            <text:p/>
            <text:p><text:s/></text:p>
            <text:p/>
          </table:table-cell>
          <table:table-cell office:value-type="float" office:value="22.6861" table:style-name="ce1">
            <text:p>22,6861</text:p>
          </table:table-cell>
          <table:table-cell office:value-type="float" office:value="6.45" table:style-name="ce1">
            <text:p>6,4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9644.jpg">http://media.grutinet.com/articulos/or/or_79644.jpg</text:a></text:p>
          </table:table-cell>
          <table:table-cell office:value-type="string" table:style-name="ce4">
            <text:p><text:a xlink:href="http://media.grutinet.com/articulos/lg/lg_79644_0.jpg">http://media.grutinet.com/articulos/lg/lg_79644_0.jpg</text:a></text:p>
          </table:table-cell>
          <table:table-cell table:number-columns-repeated="2" table:style-name="ce2"/>
          <table:table-cell office:value-type="float" office:value="79644" table:style-name="ce1">
            <text:p>79644</text:p>
          </table:table-cell>
          <table:table-cell table:number-columns-repeated="7" table:style-name="ce2"/>
          <table:table-cell table:number-columns-repeated="16359"/>
        </table:table-row>
        <table:table-row table:style-name="ro2">
          <table:table-cell office:value-type="float" office:value="79671" table:style-name="ce1">
            <text:p>79671</text:p>
          </table:table-cell>
          <table:table-cell office:value-type="string" table:style-name="ce2">
            <text:p>LENCERIA</text:p>
          </table:table-cell>
          <table:table-cell office:value-type="string" table:style-name="ce2">
            <text:p>VESTIDOS</text:p>
          </table:table-cell>
          <table:table-cell office:value-type="string" table:style-name="ce2">
            <text:p>LEG AVENUE MINI VESTIDO TUBO<text:s/></text:p>
          </table:table-cell>
          <table:table-cell office:value-type="string" table:style-name="ce2">
            <text:p>LEG AVENUE</text:p>
          </table:table-cell>
          <table:table-cell office:value-type="string" table:style-name="ce3">
            <text:p>LEG AVENUE SPANDEX WRAP MINI DRESS GIGI</text:p>
            <text:p/>
            <text:p>Mini Vestido Tubo Gigi De Spandex Con Recortes De Red. La Medida Del Vestido Desde El Hombro Es 80 cm / 31,5 pulgadas. La Modelo Mide 178 cm / 70 pulgadas Y Lleva Una Talla S.</text:p>
            <text:p/>
            <text:p>Te darán un look elegante y sugerente a la vez. Irradiarás una sensualidad sutil y lucirás muy femenina.</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ext:p>90% POLYESTER 10% SPANDEX</text:p>
            <text:p/>
          </table:table-cell>
          <table:table-cell office:value-type="float" office:value="44.817599999999999" table:style-name="ce1">
            <text:p>44,8176</text:p>
          </table:table-cell>
          <table:table-cell office:value-type="float" office:value="13.31" table:style-name="ce1">
            <text:p>13,31</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79671.jpg">http://media.grutinet.com/articulos/or/or_79671.jpg</text:a></text:p>
          </table:table-cell>
          <table:table-cell office:value-type="string" table:style-name="ce4">
            <text:p><text:a xlink:href="http://media.grutinet.com/articulos/lg/lg_79671_0.jpg">http://media.grutinet.com/articulos/lg/lg_79671_0.jpg</text:a></text:p>
          </table:table-cell>
          <table:table-cell office:value-type="string" table:style-name="ce4">
            <text:p><text:a xlink:href="http://media.grutinet.com/articulos/lg/lg_79671_1.jpg">http://media.grutinet.com/articulos/lg/lg_79671_1.jpg</text:a></text:p>
          </table:table-cell>
          <table:table-cell table:style-name="ce2"/>
          <table:table-cell office:value-type="float" office:value="79620" table:style-name="ce1">
            <text:p>79620</text:p>
          </table:table-cell>
          <table:table-cell table:number-columns-repeated="7" table:style-name="ce2"/>
          <table:table-cell table:number-columns-repeated="16359"/>
        </table:table-row>
        <table:table-row table:style-name="ro2">
          <table:table-cell office:value-type="float" office:value="79675" table:style-name="ce1">
            <text:p>79675</text:p>
          </table:table-cell>
          <table:table-cell office:value-type="string" table:style-name="ce2">
            <text:p>LENCERIA</text:p>
          </table:table-cell>
          <table:table-cell office:value-type="string" table:style-name="ce2">
            <text:p>CONJUNTOS</text:p>
          </table:table-cell>
          <table:table-cell office:value-type="string" table:style-name="ce2">
            <text:p>BACI CONJUNTO DE MINI Y SUJETADOR ENCAJE</text:p>
          </table:table-cell>
          <table:table-cell office:value-type="string" table:style-name="ce2">
            <text:p>BACI LINGERIE</text:p>
          </table:table-cell>
          <table:table-cell office:value-type="string" table:style-name="ce3">
            <text:p>BACI MESH BRA AND SKIRT SET</text:p>
            <text:p/>
            <text:p>Conjunto de falda y sujetador con aros sin rellenos de malla, combinado en negro y color carne. No incluye el resto de accesorios.</text:p>
            <text:p/>
            <text:p>Baci Lingerie es el referente de lencería elegante y seductora. Baci Lingerie ha logrado una colección innovadora que se ha convertido en el símbolo del lujo al alcance de todos. Belleza y lujo no deben reservarse exclusivamente a una minoría, sino que deben estar a disposición de todo el mundo.</text:p>
            <text:p/>
          </table:table-cell>
          <table:table-cell office:value-type="float" office:value="36.4574" table:style-name="ce1">
            <text:p>36,4574</text:p>
          </table:table-cell>
          <table:table-cell office:value-type="float" office:value="11.44" table:style-name="ce1">
            <text:p>11,4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9675.jpg">http://media.grutinet.com/articulos/or/or_79675.jpg</text:a></text:p>
          </table:table-cell>
          <table:table-cell office:value-type="string" table:style-name="ce4">
            <text:p><text:a xlink:href="http://media.grutinet.com/articulos/lg/lg_79675_0.jpg">http://media.grutinet.com/articulos/lg/lg_79675_0.jpg</text:a></text:p>
          </table:table-cell>
          <table:table-cell office:value-type="string" table:style-name="ce4">
            <text:p><text:a xlink:href="http://media.grutinet.com/articulos/lg/lg_79675_1.jpg">http://media.grutinet.com/articulos/lg/lg_79675_1.jpg</text:a></text:p>
          </table:table-cell>
          <table:table-cell table:style-name="ce2"/>
          <table:table-cell office:value-type="float" office:value="79674" table:style-name="ce1">
            <text:p>79674</text:p>
          </table:table-cell>
          <table:table-cell table:number-columns-repeated="7" table:style-name="ce2"/>
          <table:table-cell table:number-columns-repeated="16359"/>
        </table:table-row>
        <table:table-row table:style-name="ro2">
          <table:table-cell office:value-type="float" office:value="79677" table:style-name="ce1">
            <text:p>79677</text:p>
          </table:table-cell>
          <table:table-cell office:value-type="string" table:style-name="ce2">
            <text:p>LENCERIA</text:p>
          </table:table-cell>
          <table:table-cell office:value-type="string" table:style-name="ce2">
            <text:p>CONJUNTOS</text:p>
          </table:table-cell>
          <table:table-cell office:value-type="string" table:style-name="ce2">
            <text:p>BACI CONJUNTO DE MINI Y SUJETADOR ENCAJE ROJO SEMITRANSPARENTE<text:s/></text:p>
          </table:table-cell>
          <table:table-cell office:value-type="string" table:style-name="ce2">
            <text:p>BACI LINGERIE</text:p>
          </table:table-cell>
          <table:table-cell office:value-type="string" table:style-name="ce3">
            <text:p>BACI MESH BRA AND SKIRT SET RED<text:s/></text:p>
            <text:p/>
            <text:p>Conjunto de falda y sujetador con aros sin rellenos de malla, combinado en negro y color rojo, semitransparente.. No incluye el resto de accesorios.</text:p>
            <text:p/>
            <text:p>Baci Lingerie es el referente de lencería elegante y seductora. Baci Lingerie ha logrado una colección innovadora que se ha convertido en el símbolo del lujo al alcance de todos. Belleza y lujo no deben reservarse exclusivamente a una minoría, sino que deben estar a disposición de todo el mundo.</text:p>
            <text:p/>
          </table:table-cell>
          <table:table-cell office:value-type="float" office:value="48.622700000000002" table:style-name="ce1">
            <text:p>48,6227</text:p>
          </table:table-cell>
          <table:table-cell office:value-type="float" office:value="15.65" table:style-name="ce1">
            <text:p>15,65</text:p>
          </table:table-cell>
          <table:table-cell office:value-type="string" table:style-name="ce2">
            <text:p>SI</text:p>
          </table:table-cell>
          <table:table-cell office:value-type="float" office:value="21" table:style-name="ce1">
            <text:p>2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9677.jpg">http://media.grutinet.com/articulos/or/or_79677.jpg</text:a></text:p>
          </table:table-cell>
          <table:table-cell office:value-type="string" table:style-name="ce4">
            <text:p><text:a xlink:href="http://media.grutinet.com/articulos/lg/lg_79677_0.jpg">http://media.grutinet.com/articulos/lg/lg_79677_0.jpg</text:a></text:p>
          </table:table-cell>
          <table:table-cell table:number-columns-repeated="2" table:style-name="ce2"/>
          <table:table-cell office:value-type="float" office:value="79676" table:style-name="ce1">
            <text:p>79676</text:p>
          </table:table-cell>
          <table:table-cell table:number-columns-repeated="7" table:style-name="ce2"/>
          <table:table-cell table:number-columns-repeated="16359"/>
        </table:table-row>
        <table:table-row table:style-name="ro2">
          <table:table-cell office:value-type="float" office:value="79678" table:style-name="ce1">
            <text:p>79678</text:p>
          </table:table-cell>
          <table:table-cell office:value-type="string" table:style-name="ce2">
            <text:p>LENCERIA</text:p>
          </table:table-cell>
          <table:table-cell office:value-type="string" table:style-name="ce2">
            <text:p>CAMISONES</text:p>
          </table:table-cell>
          <table:table-cell office:value-type="string" table:style-name="ce2">
            <text:p>BACI CAMISON CON TANGA LEOPARDO</text:p>
          </table:table-cell>
          <table:table-cell office:value-type="string" table:style-name="ce2">
            <text:p>BACI LINGERIE</text:p>
          </table:table-cell>
          <table:table-cell office:value-type="string" table:style-name="ce3">
            <text:p>BACI LEOPARD CHEMISE AND G-STRING SET</text:p>
            <text:p/>
            <text:p>Picardías estampado de leopardo y semitransparente con encaje tanga a juego. No incluye el resto de accesorios.</text:p>
            <text:p/>
            <text:p>Baci Lingerie es el referente de lencería elegante y seductora. Baci Lingerie ha logrado una colección innovadora que se ha convertido en el símbolo del lujo al alcance de todos. Belleza y lujo no deben reservarse exclusivamente a una minoría, sino que deben estar a disposición de todo el mundo.</text:p>
            <text:p/>
          </table:table-cell>
          <table:table-cell office:value-type="float" office:value="53.160600000000002" table:style-name="ce1">
            <text:p>53,1606</text:p>
          </table:table-cell>
          <table:table-cell office:value-type="float" office:value="17.28" table:style-name="ce1">
            <text:p>17,28</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79678.jpg">http://media.grutinet.com/articulos/or/or_79678.jpg</text:a></text:p>
          </table:table-cell>
          <table:table-cell office:value-type="string" table:style-name="ce4">
            <text:p><text:a xlink:href="http://media.grutinet.com/articulos/lg/lg_79678_0.jpg">http://media.grutinet.com/articulos/lg/lg_79678_0.jpg</text:a></text:p>
          </table:table-cell>
          <table:table-cell table:number-columns-repeated="2" table:style-name="ce2"/>
          <table:table-cell office:value-type="float" office:value="79678" table:style-name="ce1">
            <text:p>79678</text:p>
          </table:table-cell>
          <table:table-cell table:number-columns-repeated="7" table:style-name="ce2"/>
          <table:table-cell table:number-columns-repeated="16359"/>
        </table:table-row>
        <table:table-row table:style-name="ro2">
          <table:table-cell office:value-type="float" office:value="79686" table:style-name="ce1">
            <text:p>79686</text:p>
          </table:table-cell>
          <table:table-cell office:value-type="string" table:style-name="ce2">
            <text:p>LENCERIA</text:p>
          </table:table-cell>
          <table:table-cell office:value-type="string" table:style-name="ce2">
            <text:p>VESTIDOS</text:p>
          </table:table-cell>
          <table:table-cell office:value-type="string" table:style-name="ce2">
            <text:p>LEG AVENUE MINI VESTIDO TUBO<text:s/></text:p>
          </table:table-cell>
          <table:table-cell office:value-type="string" table:style-name="ce2">
            <text:p>LEG AVENUE</text:p>
          </table:table-cell>
          <table:table-cell office:value-type="string" table:style-name="ce3">
            <text:p>LEG AVENUE SPANDEX TUBE DRESS ASYMMETRICAL JOAN.</text:p>
            <text:p/>
            <text:p>Mini Vestido Tubo Joan De Spandex Asimetrico Y Recorte En El Abdomen. La Medida Del Vestido Desde El Hombro Es 80 cm / 31,5 pulgadas. La Modelo Mide 178 cm / 70 pulgadas Y Lleva Una Talla S.</text:p>
            <text:p/>
            <text:p>Te darán un look elegante y sugerente a la vez. Irradiarás una sensualidad sutil y lucirás muy femenina.</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ext:p>90% POLYESTER 10% SPANDEX</text:p>
            <text:p/>
          </table:table-cell>
          <table:table-cell office:value-type="float" office:value="45.845500000000001" table:style-name="ce1">
            <text:p>45,8455</text:p>
          </table:table-cell>
          <table:table-cell office:value-type="float" office:value="13.64" table:style-name="ce1">
            <text:p>13,6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79686.jpg">http://media.grutinet.com/articulos/or/or_79686.jpg</text:a></text:p>
          </table:table-cell>
          <table:table-cell office:value-type="string" table:style-name="ce4">
            <text:p><text:a xlink:href="http://media.grutinet.com/articulos/lg/lg_79686_0.jpg">http://media.grutinet.com/articulos/lg/lg_79686_0.jpg</text:a></text:p>
          </table:table-cell>
          <table:table-cell table:number-columns-repeated="2" table:style-name="ce2"/>
          <table:table-cell office:value-type="float" office:value="79606" table:style-name="ce1">
            <text:p>79606</text:p>
          </table:table-cell>
          <table:table-cell table:number-columns-repeated="7" table:style-name="ce2"/>
          <table:table-cell table:number-columns-repeated="16359"/>
        </table:table-row>
        <table:table-row table:style-name="ro2">
          <table:table-cell office:value-type="float" office:value="79687" table:style-name="ce1">
            <text:p>79687</text:p>
          </table:table-cell>
          <table:table-cell office:value-type="string" table:style-name="ce2">
            <text:p>LENCERIA</text:p>
          </table:table-cell>
          <table:table-cell office:value-type="string" table:style-name="ce2">
            <text:p>VESTIDOS</text:p>
          </table:table-cell>
          <table:table-cell office:value-type="string" table:style-name="ce2">
            <text:p>LEG AVENUE MINI VESTIDO TUBO<text:s/></text:p>
          </table:table-cell>
          <table:table-cell office:value-type="string" table:style-name="ce2">
            <text:p>LEG AVENUE</text:p>
          </table:table-cell>
          <table:table-cell office:value-type="string" table:style-name="ce3">
            <text:p>LEG AVENUE SPANDEX TUBE DRESS ASYMMETRICAL JOAN.</text:p>
            <text:p/>
            <text:p>Mini Vestido Tubo Joan De Spandex Asimetrico Y Recorte En El Abdomen. La Medida Del Vestido Desde El Hombro Es 80 cm / 31,5 pulgadas. La Modelo Mide 178 cm / 70 pulgadas Y Lleva Una Talla S.</text:p>
            <text:p/>
            <text:p>Te darán un look elegante y sugerente a la vez. Irradiarás una sensualidad sutil y lucirás muy femenina.</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ext:p>90% POLYESTER 10% SPANDEX</text:p>
            <text:p/>
          </table:table-cell>
          <table:table-cell office:value-type="float" office:value="45.845500000000001" table:style-name="ce1">
            <text:p>45,8455</text:p>
          </table:table-cell>
          <table:table-cell office:value-type="float" office:value="13.64" table:style-name="ce1">
            <text:p>13,64</text:p>
          </table:table-cell>
          <table:table-cell office:value-type="string" table:style-name="ce2">
            <text:p>SI</text:p>
          </table:table-cell>
          <table:table-cell office:value-type="float" office:value="6" table:style-name="ce1">
            <text:p>6</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79687.jpg">http://media.grutinet.com/articulos/or/or_79687.jpg</text:a></text:p>
          </table:table-cell>
          <table:table-cell office:value-type="string" table:style-name="ce4">
            <text:p><text:a xlink:href="http://media.grutinet.com/articulos/lg/lg_79687_0.jpg">http://media.grutinet.com/articulos/lg/lg_79687_0.jpg</text:a></text:p>
          </table:table-cell>
          <table:table-cell table:number-columns-repeated="2" table:style-name="ce2"/>
          <table:table-cell office:value-type="float" office:value="79606" table:style-name="ce1">
            <text:p>79606</text:p>
          </table:table-cell>
          <table:table-cell table:number-columns-repeated="7" table:style-name="ce2"/>
          <table:table-cell table:number-columns-repeated="16359"/>
        </table:table-row>
        <table:table-row table:style-name="ro2">
          <table:table-cell office:value-type="float" office:value="79928" table:style-name="ce1">
            <text:p>79928</text:p>
          </table:table-cell>
          <table:table-cell office:value-type="string" table:style-name="ce2">
            <text:p>LENCERIA</text:p>
          </table:table-cell>
          <table:table-cell office:value-type="string" table:style-name="ce2">
            <text:p>TANGAS</text:p>
          </table:table-cell>
          <table:table-cell office:value-type="string" table:style-name="ce2">
            <text:p>BACI TANGA DE MALLA Y ENCAJE CON LAZO</text:p>
          </table:table-cell>
          <table:table-cell office:value-type="string" table:style-name="ce2">
            <text:p>BACI LINGERIE</text:p>
          </table:table-cell>
          <table:table-cell office:value-type="string" table:style-name="ce3">
            <text:p>BACI MESH &amp; LACE THONG WITH BOW BLACK</text:p>
            <text:p/>
            <text:p>Tanga de malla y encaje de color negro con lazo. No incluye el resto de accesorios.</text:p>
            <text:p/>
            <text:p>Baci Lingerie es el referente de lencería elegante y seductora. Baci Lingerie ha logrado una colección innovadora que se ha convertido en el símbolo del lujo al alcance de todos. Belleza y lujo no deben reservarse exclusivamente a una minoría, sino que deben estar a disposición de todo el mundo.</text:p>
            <text:p/>
          </table:table-cell>
          <table:table-cell office:value-type="float" office:value="18.974699999999999" table:style-name="ce1">
            <text:p>18,9747</text:p>
          </table:table-cell>
          <table:table-cell office:value-type="float" office:value="5.76" table:style-name="ce1">
            <text:p>5,76</text:p>
          </table:table-cell>
          <table:table-cell office:value-type="string" table:style-name="ce2">
            <text:p>SI</text:p>
          </table:table-cell>
          <table:table-cell office:value-type="float" office:value="25" table:style-name="ce1">
            <text:p>25</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79928.jpg">http://media.grutinet.com/articulos/or/or_79928.jpg</text:a></text:p>
          </table:table-cell>
          <table:table-cell office:value-type="string" table:style-name="ce4">
            <text:p><text:a xlink:href="http://media.grutinet.com/articulos/lg/lg_79928_0.jpg">http://media.grutinet.com/articulos/lg/lg_79928_0.jpg</text:a></text:p>
          </table:table-cell>
          <table:table-cell office:value-type="string" table:style-name="ce4">
            <text:p><text:a xlink:href="http://media.grutinet.com/articulos/lg/lg_79928_1.jpg">http://media.grutinet.com/articulos/lg/lg_79928_1.jpg</text:a></text:p>
          </table:table-cell>
          <table:table-cell office:value-type="string" table:style-name="ce4">
            <text:p><text:a xlink:href="http://media.grutinet.com/articulos/lg/lg_79928_2.jpg">http://media.grutinet.com/articulos/lg/lg_79928_2.jpg</text:a></text:p>
          </table:table-cell>
          <table:table-cell office:value-type="float" office:value="79925" table:style-name="ce1">
            <text:p>79925</text:p>
          </table:table-cell>
          <table:table-cell table:number-columns-repeated="7" table:style-name="ce2"/>
          <table:table-cell table:number-columns-repeated="16359"/>
        </table:table-row>
        <table:table-row table:style-name="ro2">
          <table:table-cell office:value-type="float" office:value="81371" table:style-name="ce1">
            <text:p>81371</text:p>
          </table:table-cell>
          <table:table-cell office:value-type="string" table:style-name="ce2">
            <text:p>LENCERIA</text:p>
          </table:table-cell>
          <table:table-cell office:value-type="string" table:style-name="ce2">
            <text:p>VESTIDOS</text:p>
          </table:table-cell>
          <table:table-cell office:value-type="string" table:style-name="ce2">
            <text:p>PURPURA CONCEPT VESTIDO CORATO BLANCO</text:p>
          </table:table-cell>
          <table:table-cell office:value-type="string" table:style-name="ce2">
            <text:p>PURPURA CONCEPT</text:p>
          </table:table-cell>
          <table:table-cell office:value-type="string" table:style-name="ce3">
            <text:p>Producto: Vestido</text:p>
            <text:p>Color: Blanco</text:p>
            <text:p>Cuello: Recto</text:p>
            <text:p>Tipo de corte: Sin corte( Hasta los pies)</text:p>
            <text:p>Mangas: Sin mangas</text:p>
            <text:p>Tela: Lisa</text:p>
            <text:p>Detalles: Sin detalles adicionales</text:p>
            <text:p>Accesorios: Cinturón</text:p>
            <text:p>Total piezas: 1</text:p>
            <text:p>Composición: 35% Algodón - 65% Poliester</text:p>
            <text:p>Etiquetaje: Etiqueta estandar</text:p>
            <text:p>Embalaje: Bolsa de tela con asa troquelada</text:p>
          </table:table-cell>
          <table:table-cell office:value-type="float" office:value="0" table:style-name="ce1">
            <text:p>0</text:p>
          </table:table-cell>
          <table:table-cell office:value-type="float" office:value="15.14" table:style-name="ce1">
            <text:p>15,1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81371.jpg">http://media.grutinet.com/articulos/or/or_81371.jpg</text:a></text:p>
          </table:table-cell>
          <table:table-cell office:value-type="string" table:style-name="ce4">
            <text:p><text:a xlink:href="http://media.grutinet.com/articulos/lg/lg_81371_0.jpg">http://media.grutinet.com/articulos/lg/lg_81371_0.jpg</text:a></text:p>
          </table:table-cell>
          <table:table-cell office:value-type="string" table:style-name="ce4">
            <text:p><text:a xlink:href="http://media.grutinet.com/articulos/lg/lg_81371_1.jpg">http://media.grutinet.com/articulos/lg/lg_81371_1.jpg</text:a></text:p>
          </table:table-cell>
          <table:table-cell table:style-name="ce2"/>
          <table:table-cell office:value-type="float" office:value="81371" table:style-name="ce1">
            <text:p>81371</text:p>
          </table:table-cell>
          <table:table-cell table:number-columns-repeated="7" table:style-name="ce2"/>
          <table:table-cell table:number-columns-repeated="16359"/>
        </table:table-row>
        <table:table-row table:style-name="ro2">
          <table:table-cell office:value-type="float" office:value="81423" table:style-name="ce1">
            <text:p>81423</text:p>
          </table:table-cell>
          <table:table-cell office:value-type="string" table:style-name="ce2">
            <text:p>LENCERIA</text:p>
          </table:table-cell>
          <table:table-cell office:value-type="string" table:style-name="ce2">
            <text:p>PEZONERAS</text:p>
          </table:table-cell>
          <table:table-cell office:value-type="string" table:style-name="ce2">
            <text:p>BACI ADHESIVOS PARA PEZONES FLOR DE MEDIANOCHE</text:p>
          </table:table-cell>
          <table:table-cell office:value-type="string" table:style-name="ce2">
            <text:p>BACI LINGERIE</text:p>
          </table:table-cell>
          <table:table-cell office:value-type="string" table:style-name="ce3">
            <text:p>BACI PASTEE MIDNIGHT FLOWER</text:p>
            <text:p/>
            <text:p>Elegantes adhesivos para pezones con forma de flor de medianoche. Realizados en filigrana esmaltados en color negro y adornados con elementos de cristal.</text:p>
            <text:p/>
            <text:p>Un suave, pero robusto adhesivo mantiene su estructura de metal delicada.</text:p>
            <text:p/>
          </table:table-cell>
          <table:table-cell office:value-type="float" office:value="46.679499999999997" table:style-name="ce1">
            <text:p>46,6795</text:p>
          </table:table-cell>
          <table:table-cell office:value-type="float" office:value="14.96" table:style-name="ce1">
            <text:p>14,9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1423.jpg">http://media.grutinet.com/articulos/or/or_81423.jpg</text:a></text:p>
          </table:table-cell>
          <table:table-cell office:value-type="string" table:style-name="ce4">
            <text:p><text:a xlink:href="http://media.grutinet.com/articulos/lg/lg_81423_0.jpg">http://media.grutinet.com/articulos/lg/lg_81423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81424" table:style-name="ce1">
            <text:p>81424</text:p>
          </table:table-cell>
          <table:table-cell office:value-type="string" table:style-name="ce2">
            <text:p>LENCERIA</text:p>
          </table:table-cell>
          <table:table-cell office:value-type="string" table:style-name="ce2">
            <text:p>PEZONERAS</text:p>
          </table:table-cell>
          <table:table-cell office:value-type="string" table:style-name="ce2">
            <text:p>BACI ADHESIVOS PARA PEZONES ESTRELLA DE MEDIANOCHE</text:p>
          </table:table-cell>
          <table:table-cell office:value-type="string" table:style-name="ce2">
            <text:p>BACI LINGERIE</text:p>
          </table:table-cell>
          <table:table-cell office:value-type="string" table:style-name="ce3">
            <text:p>BACI PASTEE MIDNIGHT STAR</text:p>
            <text:p/>
            <text:p>Elegantes adhesivos para pezones con forma de estrella de medianoche. Realizados en filigrana esmaltados en color negro y adornados con elementos de cristal.</text:p>
            <text:p/>
            <text:p>Un suave, pero robusto adhesivo mantiene su estructura de metal delicada.</text:p>
            <text:p/>
          </table:table-cell>
          <table:table-cell office:value-type="float" office:value="46.679499999999997" table:style-name="ce1">
            <text:p>46,6795</text:p>
          </table:table-cell>
          <table:table-cell office:value-type="float" office:value="14.96" table:style-name="ce1">
            <text:p>14,9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1424.jpg">http://media.grutinet.com/articulos/or/or_81424.jpg</text:a></text:p>
          </table:table-cell>
          <table:table-cell office:value-type="string" table:style-name="ce4">
            <text:p><text:a xlink:href="http://media.grutinet.com/articulos/lg/lg_81424_0.jpg">http://media.grutinet.com/articulos/lg/lg_81424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81655" table:style-name="ce1">
            <text:p>81655</text:p>
          </table:table-cell>
          <table:table-cell office:value-type="string" table:style-name="ce2">
            <text:p>LENCERIA</text:p>
          </table:table-cell>
          <table:table-cell office:value-type="string" table:style-name="ce2">
            <text:p>CONJUNTOS</text:p>
          </table:table-cell>
          <table:table-cell office:value-type="string" table:style-name="ce2">
            <text:p>KISS ME LITTLE TREAT SET 3 PIEZAS ROJO</text:p>
          </table:table-cell>
          <table:table-cell office:value-type="string" table:style-name="ce2">
            <text:p>KISS ME</text:p>
          </table:table-cell>
          <table:table-cell office:value-type="string" table:style-name="ce3">
            <text:p>KISS ME LITTLE TREAT RED</text:p>
            <text:p/>
            <text:p>Fantástico conjunto 3 piezas: Sujetador top y falda en encaje elastizado con rebaño de impresión y los detalles de satén con tanga a juego. Este conjunto es otro diseño hermoso y seductor de la colección Kiss Me.</text:p>
            <text:p/>
            <text:p>100% Polyamide</text:p>
            <text:p/>
          </table:table-cell>
          <table:table-cell office:value-type="float" office:value="44.397399999999998" table:style-name="ce1">
            <text:p>44,3974</text:p>
          </table:table-cell>
          <table:table-cell office:value-type="float" office:value="13.17" table:style-name="ce1">
            <text:p>13,1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XL</text:p>
          </table:table-cell>
          <table:table-cell office:value-type="string" table:style-name="ce4">
            <text:p><text:a xlink:href="http://media.grutinet.com/articulos/or/or_81655.jpg">http://media.grutinet.com/articulos/or/or_81655.jpg</text:a></text:p>
          </table:table-cell>
          <table:table-cell office:value-type="string" table:style-name="ce4">
            <text:p><text:a xlink:href="http://media.grutinet.com/articulos/lg/lg_81655_0.jpg">http://media.grutinet.com/articulos/lg/lg_81655_0.jpg</text:a></text:p>
          </table:table-cell>
          <table:table-cell office:value-type="string" table:style-name="ce4">
            <text:p><text:a xlink:href="http://media.grutinet.com/articulos/lg/lg_81655_1.jpg">http://media.grutinet.com/articulos/lg/lg_81655_1.jpg</text:a></text:p>
          </table:table-cell>
          <table:table-cell table:style-name="ce2"/>
          <table:table-cell office:value-type="float" office:value="81653" table:style-name="ce1">
            <text:p>81653</text:p>
          </table:table-cell>
          <table:table-cell table:number-columns-repeated="7" table:style-name="ce2"/>
          <table:table-cell table:number-columns-repeated="16359"/>
        </table:table-row>
        <table:table-row table:style-name="ro2">
          <table:table-cell office:value-type="float" office:value="81656" table:style-name="ce1">
            <text:p>81656</text:p>
          </table:table-cell>
          <table:table-cell office:value-type="string" table:style-name="ce2">
            <text:p>LENCERIA</text:p>
          </table:table-cell>
          <table:table-cell office:value-type="string" table:style-name="ce2">
            <text:p>CONJUNTOS</text:p>
          </table:table-cell>
          <table:table-cell office:value-type="string" table:style-name="ce2">
            <text:p>KISS ME LITTLE TREAT SET 3 PIEZAS ROJO</text:p>
          </table:table-cell>
          <table:table-cell office:value-type="string" table:style-name="ce2">
            <text:p>KISS ME</text:p>
          </table:table-cell>
          <table:table-cell office:value-type="string" table:style-name="ce3">
            <text:p>KISS ME LITTLE TREAT RED</text:p>
            <text:p/>
            <text:p>Fantástico conjunto 3 piezas: Sujetador top y falda en encaje elastizado con rebaño de impresión y los detalles de satén con tanga a juego. Este conjunto es otro diseño hermoso y seductor de la colección Kiss Me.</text:p>
            <text:p/>
            <text:p>100% Polyamide</text:p>
            <text:p/>
          </table:table-cell>
          <table:table-cell office:value-type="float" office:value="44.397399999999998" table:style-name="ce1">
            <text:p>44,3974</text:p>
          </table:table-cell>
          <table:table-cell office:value-type="float" office:value="13.17" table:style-name="ce1">
            <text:p>13,1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XXL</text:p>
          </table:table-cell>
          <table:table-cell office:value-type="string" table:style-name="ce4">
            <text:p><text:a xlink:href="http://media.grutinet.com/articulos/or/or_81656.jpg">http://media.grutinet.com/articulos/or/or_81656.jpg</text:a></text:p>
          </table:table-cell>
          <table:table-cell office:value-type="string" table:style-name="ce4">
            <text:p><text:a xlink:href="http://media.grutinet.com/articulos/lg/lg_81656_0.jpg">http://media.grutinet.com/articulos/lg/lg_81656_0.jpg</text:a></text:p>
          </table:table-cell>
          <table:table-cell office:value-type="string" table:style-name="ce4">
            <text:p><text:a xlink:href="http://media.grutinet.com/articulos/lg/lg_81656_1.jpg">http://media.grutinet.com/articulos/lg/lg_81656_1.jpg</text:a></text:p>
          </table:table-cell>
          <table:table-cell table:style-name="ce2"/>
          <table:table-cell office:value-type="float" office:value="81653" table:style-name="ce1">
            <text:p>81653</text:p>
          </table:table-cell>
          <table:table-cell table:number-columns-repeated="7" table:style-name="ce2"/>
          <table:table-cell table:number-columns-repeated="16359"/>
        </table:table-row>
        <table:table-row table:style-name="ro2">
          <table:table-cell office:value-type="float" office:value="81707" table:style-name="ce1">
            <text:p>81707</text:p>
          </table:table-cell>
          <table:table-cell office:value-type="string" table:style-name="ce2">
            <text:p>LENCERIA</text:p>
          </table:table-cell>
          <table:table-cell office:value-type="string" table:style-name="ce2">
            <text:p>CONJUNTOS</text:p>
          </table:table-cell>
          <table:table-cell office:value-type="string" table:style-name="ce2">
            <text:p>KISS ME INVITINGLY CONJUNTO NEGRO</text:p>
          </table:table-cell>
          <table:table-cell office:value-type="string" table:style-name="ce2">
            <text:p>KISS ME</text:p>
          </table:table-cell>
          <table:table-cell office:value-type="string" table:style-name="ce3">
            <text:p>KISS ME INVITINGLY BLACK</text:p>
            <text:p/>
            <text:p>Fantástico conjunto de sujetador de pechos descubiertos que combina lo elegante del tul con lo original del estampado floral y tanga a juego de la prestigiosa colección Kiss Me.</text:p>
            <text:p/>
            <text:p>¡Elige tu favorito!</text:p>
            <text:p/>
            <text:p>95% polyamide, 5% elastane.</text:p>
            <text:p/>
          </table:table-cell>
          <table:table-cell office:value-type="float" office:value="40.7346" table:style-name="ce1">
            <text:p>40,7346</text:p>
          </table:table-cell>
          <table:table-cell office:value-type="float" office:value="11.99" table:style-name="ce1">
            <text:p>11,9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XL</text:p>
          </table:table-cell>
          <table:table-cell office:value-type="string" table:style-name="ce4">
            <text:p><text:a xlink:href="http://media.grutinet.com/articulos/or/or_81707.jpg">http://media.grutinet.com/articulos/or/or_81707.jpg</text:a></text:p>
          </table:table-cell>
          <table:table-cell office:value-type="string" table:style-name="ce4">
            <text:p><text:a xlink:href="http://media.grutinet.com/articulos/lg/lg_81707_0.jpg">http://media.grutinet.com/articulos/lg/lg_81707_0.jpg</text:a></text:p>
          </table:table-cell>
          <table:table-cell office:value-type="string" table:style-name="ce4">
            <text:p><text:a xlink:href="http://media.grutinet.com/articulos/lg/lg_81707_1.jpg">http://media.grutinet.com/articulos/lg/lg_81707_1.jpg</text:a></text:p>
          </table:table-cell>
          <table:table-cell office:value-type="string" table:style-name="ce4">
            <text:p><text:a xlink:href="http://media.grutinet.com/articulos/lg/lg_81707_2.jpg">http://media.grutinet.com/articulos/lg/lg_81707_2.jpg</text:a></text:p>
          </table:table-cell>
          <table:table-cell office:value-type="float" office:value="81704" table:style-name="ce1">
            <text:p>81704</text:p>
          </table:table-cell>
          <table:table-cell table:number-columns-repeated="7" table:style-name="ce2"/>
          <table:table-cell table:number-columns-repeated="16359"/>
        </table:table-row>
        <table:table-row table:style-name="ro2">
          <table:table-cell office:value-type="float" office:value="81818" table:style-name="ce1">
            <text:p>81818</text:p>
          </table:table-cell>
          <table:table-cell office:value-type="string" table:style-name="ce2">
            <text:p>LENCERIA</text:p>
          </table:table-cell>
          <table:table-cell office:value-type="string" table:style-name="ce2">
            <text:p>CONJUNTOS</text:p>
          </table:table-cell>
          <table:table-cell office:value-type="string" table:style-name="ce2">
            <text:p>KISS ME ENTICINGLY CONJUNTO NEGRO</text:p>
          </table:table-cell>
          <table:table-cell office:value-type="string" table:style-name="ce2">
            <text:p>KISS ME</text:p>
          </table:table-cell>
          <table:table-cell office:value-type="string" table:style-name="ce3">
            <text:p>KISS ME ENTICINGLY BLACK<text:s/></text:p>
            <text:p/>
            <text:p>Cada mujer merece sentirse atractiva, deseable y tentadora. Este conjunto cumple todos esos requisitos. Tiene un sujetador de encaje con aros acolchados con pechos descubiertos y tirantes ajustables de la prestigiosa colección Kiss Me. Tanga a juego incluido.</text:p>
            <text:p/>
            <text:p>No incluye las medias.</text:p>
            <text:p/>
            <text:p>90% polyamide, 10% elastane</text:p>
            <text:p/>
          </table:table-cell>
          <table:table-cell office:value-type="float" office:value="51.356000000000002" table:style-name="ce1">
            <text:p>51,356</text:p>
          </table:table-cell>
          <table:table-cell office:value-type="float" office:value="15.46" table:style-name="ce1">
            <text:p>15,4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XXL</text:p>
          </table:table-cell>
          <table:table-cell office:value-type="string" table:style-name="ce4">
            <text:p><text:a xlink:href="http://media.grutinet.com/articulos/or/or_81818.jpg">http://media.grutinet.com/articulos/or/or_81818.jpg</text:a></text:p>
          </table:table-cell>
          <table:table-cell office:value-type="string" table:style-name="ce4">
            <text:p><text:a xlink:href="http://media.grutinet.com/articulos/lg/lg_81818_0.jpg">http://media.grutinet.com/articulos/lg/lg_81818_0.jpg</text:a></text:p>
          </table:table-cell>
          <table:table-cell office:value-type="string" table:style-name="ce4">
            <text:p><text:a xlink:href="http://media.grutinet.com/articulos/lg/lg_81818_1.jpg">http://media.grutinet.com/articulos/lg/lg_81818_1.jpg</text:a></text:p>
          </table:table-cell>
          <table:table-cell office:value-type="string" table:style-name="ce4">
            <text:p><text:a xlink:href="http://media.grutinet.com/articulos/lg/lg_81818_2.jpg">http://media.grutinet.com/articulos/lg/lg_81818_2.jpg</text:a></text:p>
          </table:table-cell>
          <table:table-cell office:value-type="float" office:value="81816" table:style-name="ce1">
            <text:p>81816</text:p>
          </table:table-cell>
          <table:table-cell table:number-columns-repeated="7" table:style-name="ce2"/>
          <table:table-cell table:number-columns-repeated="16359"/>
        </table:table-row>
        <table:table-row table:style-name="ro2">
          <table:table-cell office:value-type="float" office:value="81851" table:style-name="ce1">
            <text:p>81851</text:p>
          </table:table-cell>
          <table:table-cell office:value-type="string" table:style-name="ce2">
            <text:p>LENCERIA</text:p>
          </table:table-cell>
          <table:table-cell office:value-type="string" table:style-name="ce2">
            <text:p>CONJUNTOS</text:p>
          </table:table-cell>
          <table:table-cell office:value-type="string" table:style-name="ce2">
            <text:p>KISS ME PUPPY LOVE TOP Y FALDA NEGRO</text:p>
          </table:table-cell>
          <table:table-cell office:value-type="string" table:style-name="ce2">
            <text:p>KISS ME</text:p>
          </table:table-cell>
          <table:table-cell office:value-type="string" table:style-name="ce3">
            <text:p>KISS ME PUPPY LOVE TOP AND SKIRT SET BLACK</text:p>
            <text:p/>
            <text:p/>
            <text:p>Fantástico conjunto de top y tanga con falda de color negro y detalles en fucsia, de la prestigiosa colección</text:p>
            <text:p>Kiss Me.</text:p>
            <text:p/>
          </table:table-cell>
          <table:table-cell office:value-type="float" office:value="31.089600000000001" table:style-name="ce1">
            <text:p>31,0896</text:p>
          </table:table-cell>
          <table:table-cell office:value-type="float" office:value="8.98" table:style-name="ce1">
            <text:p>8,9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XXL</text:p>
          </table:table-cell>
          <table:table-cell office:value-type="string" table:style-name="ce4">
            <text:p><text:a xlink:href="http://media.grutinet.com/articulos/or/or_81851.jpg">http://media.grutinet.com/articulos/or/or_81851.jpg</text:a></text:p>
          </table:table-cell>
          <table:table-cell office:value-type="string" table:style-name="ce4">
            <text:p><text:a xlink:href="http://media.grutinet.com/articulos/lg/lg_81851_0.jpg">http://media.grutinet.com/articulos/lg/lg_81851_0.jpg</text:a></text:p>
          </table:table-cell>
          <table:table-cell office:value-type="string" table:style-name="ce4">
            <text:p><text:a xlink:href="http://media.grutinet.com/articulos/lg/lg_81851_1.jpg">http://media.grutinet.com/articulos/lg/lg_81851_1.jpg</text:a></text:p>
          </table:table-cell>
          <table:table-cell office:value-type="string" table:style-name="ce4">
            <text:p><text:a xlink:href="http://media.grutinet.com/articulos/lg/lg_81851_2.jpg">http://media.grutinet.com/articulos/lg/lg_81851_2.jpg</text:a></text:p>
          </table:table-cell>
          <table:table-cell office:value-type="float" office:value="74055" table:style-name="ce1">
            <text:p>74055</text:p>
          </table:table-cell>
          <table:table-cell table:number-columns-repeated="7" table:style-name="ce2"/>
          <table:table-cell table:number-columns-repeated="16359"/>
        </table:table-row>
        <table:table-row table:style-name="ro2">
          <table:table-cell office:value-type="float" office:value="81866" table:style-name="ce1">
            <text:p>81866</text:p>
          </table:table-cell>
          <table:table-cell office:value-type="string" table:style-name="ce2">
            <text:p>LENCERIA</text:p>
          </table:table-cell>
          <table:table-cell office:value-type="string" table:style-name="ce2">
            <text:p>TANGAS</text:p>
          </table:table-cell>
          <table:table-cell office:value-type="string" table:style-name="ce2">
            <text:p>KISS ME BRAGUITA SHINY STRASS NEGRO</text:p>
          </table:table-cell>
          <table:table-cell office:value-type="string" table:style-name="ce2">
            <text:p>KISS ME</text:p>
          </table:table-cell>
          <table:table-cell office:value-type="string" table:style-name="ce3">
            <text:p>KISS ME SHINY STRASS BRIEF BLACK</text:p>
            <text:p/>
            <text:p>Elegante graguita negra con abertura en la parte trasera decorada con cadenas de la prestigiosa colección Kiss Me.</text:p>
            <text:p/>
            <text:p>Resto de complementos no incluidos.</text:p>
            <text:p/>
            <text:p>92% polyester, 8% elastane</text:p>
            <text:p/>
          </table:table-cell>
          <table:table-cell office:value-type="float" office:value="40.345599999999997" table:style-name="ce1">
            <text:p>40,3456</text:p>
          </table:table-cell>
          <table:table-cell office:value-type="float" office:value="11.87" table:style-name="ce1">
            <text:p>11,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81866.jpg">http://media.grutinet.com/articulos/or/or_81866.jpg</text:a></text:p>
          </table:table-cell>
          <table:table-cell office:value-type="string" table:style-name="ce4">
            <text:p><text:a xlink:href="http://media.grutinet.com/articulos/lg/lg_81866_0.jpg">http://media.grutinet.com/articulos/lg/lg_81866_0.jpg</text:a></text:p>
          </table:table-cell>
          <table:table-cell office:value-type="string" table:style-name="ce4">
            <text:p><text:a xlink:href="http://media.grutinet.com/articulos/lg/lg_81866_1.jpg">http://media.grutinet.com/articulos/lg/lg_81866_1.jpg</text:a></text:p>
          </table:table-cell>
          <table:table-cell office:value-type="string" table:style-name="ce4">
            <text:p><text:a xlink:href="http://media.grutinet.com/articulos/lg/lg_81866_2.jpg">http://media.grutinet.com/articulos/lg/lg_81866_2.jpg</text:a></text:p>
          </table:table-cell>
          <table:table-cell office:value-type="float" office:value="81864" table:style-name="ce1">
            <text:p>81864</text:p>
          </table:table-cell>
          <table:table-cell table:number-columns-repeated="7" table:style-name="ce2"/>
          <table:table-cell table:number-columns-repeated="16359"/>
        </table:table-row>
        <table:table-row table:style-name="ro2">
          <table:table-cell office:value-type="float" office:value="81867" table:style-name="ce1">
            <text:p>81867</text:p>
          </table:table-cell>
          <table:table-cell office:value-type="string" table:style-name="ce2">
            <text:p>LENCERIA</text:p>
          </table:table-cell>
          <table:table-cell office:value-type="string" table:style-name="ce2">
            <text:p>TANGAS</text:p>
          </table:table-cell>
          <table:table-cell office:value-type="string" table:style-name="ce2">
            <text:p>KISS ME BRAGUITA SHINY STRASS NEGRO</text:p>
          </table:table-cell>
          <table:table-cell office:value-type="string" table:style-name="ce2">
            <text:p>KISS ME</text:p>
          </table:table-cell>
          <table:table-cell office:value-type="string" table:style-name="ce3">
            <text:p>KISS ME SHINY STRASS BRIEF BLACK</text:p>
            <text:p/>
            <text:p>Elegante graguita negra con abertura en la parte trasera decorada con cadenas de la prestigiosa colección Kiss Me.</text:p>
            <text:p/>
            <text:p>Resto de complementos no incluidos.</text:p>
            <text:p/>
            <text:p>92% polyester, 8% elastane</text:p>
            <text:p/>
          </table:table-cell>
          <table:table-cell office:value-type="float" office:value="43.554600000000001" table:style-name="ce1">
            <text:p>43,5546</text:p>
          </table:table-cell>
          <table:table-cell office:value-type="float" office:value="12.9" table:style-name="ce1">
            <text:p>12,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XL</text:p>
          </table:table-cell>
          <table:table-cell office:value-type="string" table:style-name="ce4">
            <text:p><text:a xlink:href="http://media.grutinet.com/articulos/or/or_81867.jpg">http://media.grutinet.com/articulos/or/or_81867.jpg</text:a></text:p>
          </table:table-cell>
          <table:table-cell office:value-type="string" table:style-name="ce4">
            <text:p><text:a xlink:href="http://media.grutinet.com/articulos/lg/lg_81867_0.jpg">http://media.grutinet.com/articulos/lg/lg_81867_0.jpg</text:a></text:p>
          </table:table-cell>
          <table:table-cell office:value-type="string" table:style-name="ce4">
            <text:p><text:a xlink:href="http://media.grutinet.com/articulos/lg/lg_81867_1.jpg">http://media.grutinet.com/articulos/lg/lg_81867_1.jpg</text:a></text:p>
          </table:table-cell>
          <table:table-cell office:value-type="string" table:style-name="ce4">
            <text:p><text:a xlink:href="http://media.grutinet.com/articulos/lg/lg_81867_2.jpg">http://media.grutinet.com/articulos/lg/lg_81867_2.jpg</text:a></text:p>
          </table:table-cell>
          <table:table-cell office:value-type="float" office:value="81864" table:style-name="ce1">
            <text:p>81864</text:p>
          </table:table-cell>
          <table:table-cell table:number-columns-repeated="7" table:style-name="ce2"/>
          <table:table-cell table:number-columns-repeated="16359"/>
        </table:table-row>
        <table:table-row table:style-name="ro2">
          <table:table-cell office:value-type="float" office:value="81873" table:style-name="ce1">
            <text:p>81873</text:p>
          </table:table-cell>
          <table:table-cell office:value-type="string" table:style-name="ce2">
            <text:p>LENCERIA</text:p>
          </table:table-cell>
          <table:table-cell office:value-type="string" table:style-name="ce2">
            <text:p>PICARDIAS</text:p>
          </table:table-cell>
          <table:table-cell office:value-type="string" table:style-name="ce2">
            <text:p>KISS ME SEXY SEÑORITA VESTIDO NEGRO</text:p>
          </table:table-cell>
          <table:table-cell office:value-type="string" table:style-name="ce2">
            <text:p>KISS ME</text:p>
          </table:table-cell>
          <table:table-cell office:value-type="string" table:style-name="ce3">
            <text:p>KISS ME SEXY SEÑORITA BLACK</text:p>
            <text:p/>
            <text:p>Sexy vestido semitransparente negro anudado con collar al cuello, con volante y tanga a juego de la prestigiosa colección Kiss Me.</text:p>
            <text:p/>
            <text:p>¡Elige tu favorito!</text:p>
            <text:p/>
            <text:p>Resto de complementos no incluidos.</text:p>
            <text:p/>
            <text:p>100% polyester.</text:p>
            <text:p/>
          </table:table-cell>
          <table:table-cell office:value-type="float" office:value="55.601900000000001" table:style-name="ce1">
            <text:p>55,6019</text:p>
          </table:table-cell>
          <table:table-cell office:value-type="float" office:value="16.899999999999999" table:style-name="ce1">
            <text:p>16,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XL/XXXL</text:p>
          </table:table-cell>
          <table:table-cell office:value-type="string" table:style-name="ce4">
            <text:p><text:a xlink:href="http://media.grutinet.com/articulos/or/or_81873.jpg">http://media.grutinet.com/articulos/or/or_81873.jpg</text:a></text:p>
          </table:table-cell>
          <table:table-cell office:value-type="string" table:style-name="ce4">
            <text:p><text:a xlink:href="http://media.grutinet.com/articulos/lg/lg_81873_0.jpg">http://media.grutinet.com/articulos/lg/lg_81873_0.jpg</text:a></text:p>
          </table:table-cell>
          <table:table-cell office:value-type="string" table:style-name="ce4">
            <text:p><text:a xlink:href="http://media.grutinet.com/articulos/lg/lg_81873_1.jpg">http://media.grutinet.com/articulos/lg/lg_81873_1.jpg</text:a></text:p>
          </table:table-cell>
          <table:table-cell office:value-type="string" table:style-name="ce4">
            <text:p><text:a xlink:href="http://media.grutinet.com/articulos/lg/lg_81873_2.jpg">http://media.grutinet.com/articulos/lg/lg_81873_2.jpg</text:a></text:p>
          </table:table-cell>
          <table:table-cell office:value-type="float" office:value="81872" table:style-name="ce1">
            <text:p>81872</text:p>
          </table:table-cell>
          <table:table-cell office:value-type="string" table:style-name="ce4">
            <text:p><text:a xlink:href="http://media.grutinet.com/articulos/lg/lg_81873_3.jpg">http://media.grutinet.com/articulos/lg/lg_81873_3.jpg</text:a></text:p>
          </table:table-cell>
          <table:table-cell office:value-type="string" table:style-name="ce4">
            <text:p><text:a xlink:href="http://media.grutinet.com/articulos/lg/lg_81873_4.jpg">http://media.grutinet.com/articulos/lg/lg_81873_4.jpg</text:a></text:p>
          </table:table-cell>
          <table:table-cell table:number-columns-repeated="5" table:style-name="ce2"/>
          <table:table-cell table:number-columns-repeated="16359"/>
        </table:table-row>
        <table:table-row table:style-name="ro2">
          <table:table-cell office:value-type="float" office:value="83113" table:style-name="ce1">
            <text:p>83113</text:p>
          </table:table-cell>
          <table:table-cell office:value-type="string" table:style-name="ce2">
            <text:p>LENCERIA</text:p>
          </table:table-cell>
          <table:table-cell office:value-type="string" table:style-name="ce2">
            <text:p>CORSES</text:p>
          </table:table-cell>
          <table:table-cell office:value-type="string" table:style-name="ce2">
            <text:p>CARAMEL NUIT - SET DE CORSET CON TANGA A JUEGO + ESPOSAS + ANTIFAZ + TANGA LOVE &amp; DREAM</text:p>
          </table:table-cell>
          <table:table-cell office:value-type="string" table:style-name="ce2">
            <text:p>CARAMEL NUIT</text:p>
          </table:table-cell>
          <table:table-cell office:value-type="string" table:style-name="ce3">
            <text:p>Set de Corset con tanga a juego + Esposas + Antifaz + Tanga Love &amp; Dream</text:p>
            <text:p/>
            <text:p>1 - Corset rosa con tanga a juego</text:p>
            <text:p/>
            <text:p/>
            <text:p>-Varillas: Plástico rigidas, fabricadas en PVC de alta calidad ligeramente flexibles</text:p>
            <text:p>-Cierre trasero: Lazada o cordón</text:p>
            <text:p>-Cierre delantero: Ballenas metálicas de acero inoxidable en la parte frontal Con corchetes</text:p>
            <text:p>-Cuello: En V ligeramente</text:p>
            <text:p>-Sin copa</text:p>
            <text:p>-Sin aros</text:p>
            <text:p>-Tipo de corte: Corto (Hasta la cadera)</text:p>
            <text:p>-Sin tirantes</text:p>
            <text:p>-Sin mangas</text:p>
            <text:p>-Tela: Estampado</text:p>
            <text:p>-Detalles: Lazos</text:p>
            <text:p>-Tanga color rosa incluido</text:p>
            <text:p/>
            <text:p>2 - Esposas, de encaje, color blanco y lazada de tela.</text:p>
            <text:p/>
            <text:p>3- Antifaz, de encaje, color blanco, semitransparente y con lazada para anudar a tu medida.</text:p>
            <text:p/>
            <text:p>4 - Tanga Love &amp; Dream, de encaje, color blanco y complementario si tu conjunto ya tiene tanga. Podrás elegir y combinar el que más te guste.</text:p>
          </table:table-cell>
          <table:table-cell office:value-type="float" office:value="0" table:style-name="ce1">
            <text:p>0</text:p>
          </table:table-cell>
          <table:table-cell office:value-type="float" office:value="16.329999999999998" table:style-name="ce1">
            <text:p>16,3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83113.jpg">http://media.grutinet.com/articulos/or/or_83113.jpg</text:a></text:p>
          </table:table-cell>
          <table:table-cell office:value-type="string" table:style-name="ce4">
            <text:p><text:a xlink:href="http://media.grutinet.com/articulos/lg/lg_83113_0.jpg">http://media.grutinet.com/articulos/lg/lg_83113_0.jpg</text:a></text:p>
          </table:table-cell>
          <table:table-cell office:value-type="string" table:style-name="ce4">
            <text:p><text:a xlink:href="http://media.grutinet.com/articulos/lg/lg_83113_1.jpg">http://media.grutinet.com/articulos/lg/lg_83113_1.jpg</text:a></text:p>
          </table:table-cell>
          <table:table-cell office:value-type="string" table:style-name="ce4">
            <text:p><text:a xlink:href="http://media.grutinet.com/articulos/lg/lg_83113_2.jpg">http://media.grutinet.com/articulos/lg/lg_83113_2.jpg</text:a></text:p>
          </table:table-cell>
          <table:table-cell office:value-type="float" office:value="83110" table:style-name="ce1">
            <text:p>83110</text:p>
          </table:table-cell>
          <table:table-cell office:value-type="string" table:style-name="ce4">
            <text:p><text:a xlink:href="http://media.grutinet.com/articulos/lg/lg_83113_3.jpg">http://media.grutinet.com/articulos/lg/lg_83113_3.jpg</text:a></text:p>
          </table:table-cell>
          <table:table-cell office:value-type="string" table:style-name="ce4">
            <text:p><text:a xlink:href="http://media.grutinet.com/articulos/lg/lg_83113_4.jpg">http://media.grutinet.com/articulos/lg/lg_83113_4.jpg</text:a></text:p>
          </table:table-cell>
          <table:table-cell office:value-type="string" table:style-name="ce4">
            <text:p><text:a xlink:href="http://media.grutinet.com/articulos/lg/lg_83113_5.jpg">http://media.grutinet.com/articulos/lg/lg_83113_5.jpg</text:a></text:p>
          </table:table-cell>
          <table:table-cell table:number-columns-repeated="4" table:style-name="ce2"/>
          <table:table-cell table:number-columns-repeated="16359"/>
        </table:table-row>
        <table:table-row table:style-name="ro2">
          <table:table-cell office:value-type="float" office:value="83948" table:style-name="ce1">
            <text:p>83948</text:p>
          </table:table-cell>
          <table:table-cell office:value-type="string" table:style-name="ce2">
            <text:p>LENCERIA</text:p>
          </table:table-cell>
          <table:table-cell office:value-type="string" table:style-name="ce2">
            <text:p>MEDIAS</text:p>
          </table:table-cell>
          <table:table-cell office:value-type="string" table:style-name="ce2">
            <text:p>LEG AVENUE CALCETINES CROCHET CON CORAZONES BLANCOS</text:p>
          </table:table-cell>
          <table:table-cell office:value-type="string" table:style-name="ce2">
            <text:p>LEG AVENUE</text:p>
          </table:table-cell>
          <table:table-cell office:value-type="string" table:style-name="ce3">
            <text:p>CROCHET ANKLET SOCKS WHITE</text:p>
            <text:p/>
            <text:p>Calcetines de crochet con Corazones. Tienen encaje decorativo en el borde superior.</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13.99" table:style-name="ce1">
            <text:p>13,99</text:p>
          </table:table-cell>
          <table:table-cell office:value-type="float" office:value="3.52" table:style-name="ce1">
            <text:p>3,5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83948.jpg">http://media.grutinet.com/articulos/or/or_83948.jpg</text:a></text:p>
          </table:table-cell>
          <table:table-cell office:value-type="string" table:style-name="ce4">
            <text:p><text:a xlink:href="http://media.grutinet.com/articulos/lg/lg_83948_0.jpg">http://media.grutinet.com/articulos/lg/lg_83948_0.jpg</text:a></text:p>
          </table:table-cell>
          <table:table-cell office:value-type="string" table:style-name="ce4">
            <text:p><text:a xlink:href="http://media.grutinet.com/articulos/lg/lg_83948_1.jpg">http://media.grutinet.com/articulos/lg/lg_83948_1.jpg</text:a></text:p>
          </table:table-cell>
          <table:table-cell table:style-name="ce2"/>
          <table:table-cell office:value-type="float" office:value="83948" table:style-name="ce1">
            <text:p>83948</text:p>
          </table:table-cell>
          <table:table-cell table:number-columns-repeated="7" table:style-name="ce2"/>
          <table:table-cell table:number-columns-repeated="16359"/>
        </table:table-row>
        <table:table-row table:style-name="ro2">
          <table:table-cell office:value-type="float" office:value="83956" table:style-name="ce1">
            <text:p>83956</text:p>
          </table:table-cell>
          <table:table-cell office:value-type="string" table:style-name="ce2">
            <text:p>LENCERIA</text:p>
          </table:table-cell>
          <table:table-cell office:value-type="string" table:style-name="ce2">
            <text:p>MEDIAS</text:p>
          </table:table-cell>
          <table:table-cell office:value-type="string" table:style-name="ce2">
            <text:p>LEG AVENUE PANTY OPACO CON CARITA DE OSO</text:p>
          </table:table-cell>
          <table:table-cell office:value-type="string" table:style-name="ce2">
            <text:p>LEG AVENUE</text:p>
          </table:table-cell>
          <table:table-cell office:value-type="string" table:style-name="ce3">
            <text:p>BLACK BEAR OPAQUE PANTYHOSE OS<text:s/></text:p>
            <text:p/>
            <text:p>Panty opaco de lycra estilo calcetín. Tiene un oso negro que hace contraste con la parte superior del panty de color piel.</text:p>
            <text:p/>
            <text:p>Detalle Divertido: El rabo del Oso aparece en la parte posterior. 70 Denier. La cinturilla es elástica y se adapta hasta casi todas las tallas, creando un ajuste flexibl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15.99" table:style-name="ce1">
            <text:p>15,99</text:p>
          </table:table-cell>
          <table:table-cell office:value-type="float" office:value="6.01" table:style-name="ce1">
            <text:p>6,0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83956.jpg">http://media.grutinet.com/articulos/or/or_83956.jpg</text:a></text:p>
          </table:table-cell>
          <table:table-cell office:value-type="string" table:style-name="ce4">
            <text:p><text:a xlink:href="http://media.grutinet.com/articulos/lg/lg_83956_0.jpg">http://media.grutinet.com/articulos/lg/lg_83956_0.jpg</text:a></text:p>
          </table:table-cell>
          <table:table-cell office:value-type="string" table:style-name="ce4">
            <text:p><text:a xlink:href="http://media.grutinet.com/articulos/lg/lg_83956_1.jpg">http://media.grutinet.com/articulos/lg/lg_83956_1.jpg</text:a></text:p>
          </table:table-cell>
          <table:table-cell table:style-name="ce2"/>
          <table:table-cell office:value-type="float" office:value="83956" table:style-name="ce1">
            <text:p>83956</text:p>
          </table:table-cell>
          <table:table-cell table:number-columns-repeated="7" table:style-name="ce2"/>
          <table:table-cell table:number-columns-repeated="16359"/>
        </table:table-row>
        <table:table-row table:style-name="ro2">
          <table:table-cell office:value-type="float" office:value="83977" table:style-name="ce1">
            <text:p>83977</text:p>
          </table:table-cell>
          <table:table-cell office:value-type="string" table:style-name="ce2">
            <text:p>LENCERIA</text:p>
          </table:table-cell>
          <table:table-cell office:value-type="string" table:style-name="ce2">
            <text:p>MEDIAS</text:p>
          </table:table-cell>
          <table:table-cell office:value-type="string" table:style-name="ce2">
            <text:p>LEG AVENUE SET DE LIGUERO CON CINTAS MORADO</text:p>
          </table:table-cell>
          <table:table-cell office:value-type="string" table:style-name="ce2">
            <text:p>LEG AVENUE</text:p>
          </table:table-cell>
          <table:table-cell office:value-type="string" table:style-name="ce3">
            <text:p>LEG AVENUE GARTER LEG WRAP SET PURPLE</text:p>
            <text:p/>
            <text:p>Set de liguero con cintas elástico y adaptable a todo tipo de piernas.</text:p>
            <text:p/>
            <text:p>76% POLYAMIDE/NYLON 24% POLYESTER</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15.99" table:style-name="ce1">
            <text:p>15,99</text:p>
          </table:table-cell>
          <table:table-cell office:value-type="float" office:value="5.65" table:style-name="ce1">
            <text:p>5,65</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83977.jpg">http://media.grutinet.com/articulos/or/or_83977.jpg</text:a></text:p>
          </table:table-cell>
          <table:table-cell office:value-type="string" table:style-name="ce4">
            <text:p><text:a xlink:href="http://media.grutinet.com/articulos/lg/lg_83977_0.jpg">http://media.grutinet.com/articulos/lg/lg_83977_0.jpg</text:a></text:p>
          </table:table-cell>
          <table:table-cell office:value-type="string" table:style-name="ce4">
            <text:p><text:a xlink:href="http://media.grutinet.com/articulos/lg/lg_83977_1.jpg">http://media.grutinet.com/articulos/lg/lg_83977_1.jpg</text:a></text:p>
          </table:table-cell>
          <table:table-cell office:value-type="string" table:style-name="ce4">
            <text:p><text:a xlink:href="http://media.grutinet.com/articulos/lg/lg_83977_2.jpg">http://media.grutinet.com/articulos/lg/lg_83977_2.jpg</text:a></text:p>
          </table:table-cell>
          <table:table-cell office:value-type="float" office:value="83977" table:style-name="ce1">
            <text:p>83977</text:p>
          </table:table-cell>
          <table:table-cell office:value-type="string" table:style-name="ce4">
            <text:p><text:a xlink:href="http://media.grutinet.com/articulos/lg/lg_83977_3.jpg">http://media.grutinet.com/articulos/lg/lg_83977_3.jpg</text:a></text:p>
          </table:table-cell>
          <table:table-cell table:number-columns-repeated="6" table:style-name="ce2"/>
          <table:table-cell table:number-columns-repeated="16359"/>
        </table:table-row>
        <table:table-row table:style-name="ro2">
          <table:table-cell office:value-type="float" office:value="84036" table:style-name="ce1">
            <text:p>84036</text:p>
          </table:table-cell>
          <table:table-cell office:value-type="string" table:style-name="ce2">
            <text:p>LENCERIA</text:p>
          </table:table-cell>
          <table:table-cell office:value-type="string" table:style-name="ce2">
            <text:p>CONJUNTOS</text:p>
          </table:table-cell>
          <table:table-cell office:value-type="string" table:style-name="ce2">
            <text:p>LEG AVENUE SUJETADOR HALTER Y BRAGUITA CON LIGUEROS</text:p>
          </table:table-cell>
          <table:table-cell office:value-type="string" table:style-name="ce2">
            <text:p>LEG AVENUE</text:p>
          </table:table-cell>
          <table:table-cell office:value-type="string" table:style-name="ce3">
            <text:p>LEG AVENUE HALTER BRA &amp; GARTER PANTY</text:p>
            <text:p/>
            <text:p>2Pz. Conjunto de lencería de dos piezas. Incluye un sujetador acolchado con cuello halter, de gasa con lunares. El sujetador tiene tiras de adorno y lazos. La braguita a juego con ligas tiene tiritas en la parte trasera, lo que la hace irresistible.</text:p>
            <text:p/>
            <text:p>95% POLYAMIDE/NYLON 5% SPANDEX</text:p>
            <text:p/>
            <text:p>Resto de accesorios no incluidos.</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49.99" table:style-name="ce1">
            <text:p>49,99</text:p>
          </table:table-cell>
          <table:table-cell office:value-type="float" office:value="24.73" table:style-name="ce1">
            <text:p>24,7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84036.jpg">http://media.grutinet.com/articulos/or/or_84036.jpg</text:a></text:p>
          </table:table-cell>
          <table:table-cell office:value-type="string" table:style-name="ce4">
            <text:p><text:a xlink:href="http://media.grutinet.com/articulos/lg/lg_84036_0.jpg">http://media.grutinet.com/articulos/lg/lg_84036_0.jpg</text:a></text:p>
          </table:table-cell>
          <table:table-cell office:value-type="string" table:style-name="ce4">
            <text:p><text:a xlink:href="http://media.grutinet.com/articulos/lg/lg_84036_1.jpg">http://media.grutinet.com/articulos/lg/lg_84036_1.jpg</text:a></text:p>
          </table:table-cell>
          <table:table-cell office:value-type="string" table:style-name="ce4">
            <text:p><text:a xlink:href="http://media.grutinet.com/articulos/lg/lg_84036_2.jpg">http://media.grutinet.com/articulos/lg/lg_84036_2.jpg</text:a></text:p>
          </table:table-cell>
          <table:table-cell office:value-type="float" office:value="84034" table:style-name="ce1">
            <text:p>84034</text:p>
          </table:table-cell>
          <table:table-cell office:value-type="string" table:style-name="ce4">
            <text:p><text:a xlink:href="http://media.grutinet.com/articulos/lg/lg_84036_3.jpg">http://media.grutinet.com/articulos/lg/lg_84036_3.jpg</text:a></text:p>
          </table:table-cell>
          <table:table-cell table:number-columns-repeated="6" table:style-name="ce2"/>
          <table:table-cell table:number-columns-repeated="16359"/>
        </table:table-row>
        <table:table-row table:style-name="ro2">
          <table:table-cell office:value-type="float" office:value="84041" table:style-name="ce1">
            <text:p>84041</text:p>
          </table:table-cell>
          <table:table-cell office:value-type="string" table:style-name="ce2">
            <text:p>LENCERIA</text:p>
          </table:table-cell>
          <table:table-cell office:value-type="string" table:style-name="ce2">
            <text:p>CONJUNTOS</text:p>
          </table:table-cell>
          <table:table-cell office:value-type="string" table:style-name="ce2">
            <text:p>LEG AVENUE BODY FLORAL CON TANGA ROJO</text:p>
          </table:table-cell>
          <table:table-cell office:value-type="string" table:style-name="ce2">
            <text:p>LEG AVENUE</text:p>
          </table:table-cell>
          <table:table-cell office:value-type="string" table:style-name="ce3">
            <text:p>LEG AVENUE LACE GARTER DRESS &amp; G STRING RED</text:p>
            <text:p/>
            <text:p>2Pz. Minivestido liguero de encaje con detalles de estilo vintage y tanga a juego.</text:p>
            <text:p/>
            <text:p>92% POLYAMIDE/NYLON 8% SPANDEX</text:p>
            <text:p/>
            <text:p>Resto de accesorios no incluidos.</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55.95" table:style-name="ce1">
            <text:p>55,95</text:p>
          </table:table-cell>
          <table:table-cell office:value-type="float" office:value="24.74" table:style-name="ce1">
            <text:p>24,7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84041.jpg">http://media.grutinet.com/articulos/or/or_84041.jpg</text:a></text:p>
          </table:table-cell>
          <table:table-cell office:value-type="string" table:style-name="ce4">
            <text:p><text:a xlink:href="http://media.grutinet.com/articulos/lg/lg_84041_0.jpg">http://media.grutinet.com/articulos/lg/lg_84041_0.jpg</text:a></text:p>
          </table:table-cell>
          <table:table-cell office:value-type="string" table:style-name="ce4">
            <text:p><text:a xlink:href="http://media.grutinet.com/articulos/lg/lg_84041_1.jpg">http://media.grutinet.com/articulos/lg/lg_84041_1.jpg</text:a></text:p>
          </table:table-cell>
          <table:table-cell office:value-type="string" table:style-name="ce4">
            <text:p><text:a xlink:href="http://media.grutinet.com/articulos/lg/lg_84041_2.jpg">http://media.grutinet.com/articulos/lg/lg_84041_2.jpg</text:a></text:p>
          </table:table-cell>
          <table:table-cell office:value-type="float" office:value="84040" table:style-name="ce1">
            <text:p>84040</text:p>
          </table:table-cell>
          <table:table-cell table:number-columns-repeated="7" table:style-name="ce2"/>
          <table:table-cell table:number-columns-repeated="16359"/>
        </table:table-row>
        <table:table-row table:style-name="ro2">
          <table:table-cell office:value-type="float" office:value="84047" table:style-name="ce1">
            <text:p>84047</text:p>
          </table:table-cell>
          <table:table-cell office:value-type="string" table:style-name="ce2">
            <text:p>LENCERIA</text:p>
          </table:table-cell>
          <table:table-cell office:value-type="string" table:style-name="ce2">
            <text:p>CONJUNTOS</text:p>
          </table:table-cell>
          <table:table-cell office:value-type="string" table:style-name="ce2">
            <text:p>LEG AVENUE SUJETADOR, FAJA CON LIGUEROS Y TANGA</text:p>
          </table:table-cell>
          <table:table-cell office:value-type="string" table:style-name="ce2">
            <text:p>LEG AVENUE</text:p>
          </table:table-cell>
          <table:table-cell office:value-type="string" table:style-name="ce3">
            <text:p>LEG AVENUE BRA, GIRDLE SKIRT &amp; G STRING</text:p>
            <text:p/>
            <text:p>3Pz. Este conjunto de tres piezas incluye un sujetador en spandex con aros cubierto de gasa con lunares, una minifalda liguero con cierre de corsé con corchetes en la parte trasera y un tanga a juego.</text:p>
            <text:p/>
            <text:p>93% POLYESTER 7% SPANDEX</text:p>
            <text:p/>
            <text:p>Resto de accesorios no incluidos.</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59.95" table:style-name="ce1">
            <text:p>59,95</text:p>
          </table:table-cell>
          <table:table-cell office:value-type="float" office:value="26.48" table:style-name="ce1">
            <text:p>26,48</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84047.jpg">http://media.grutinet.com/articulos/or/or_84047.jpg</text:a></text:p>
          </table:table-cell>
          <table:table-cell office:value-type="string" table:style-name="ce4">
            <text:p><text:a xlink:href="http://media.grutinet.com/articulos/lg/lg_84047_0.jpg">http://media.grutinet.com/articulos/lg/lg_84047_0.jpg</text:a></text:p>
          </table:table-cell>
          <table:table-cell office:value-type="string" table:style-name="ce4">
            <text:p><text:a xlink:href="http://media.grutinet.com/articulos/lg/lg_84047_1.jpg">http://media.grutinet.com/articulos/lg/lg_84047_1.jpg</text:a></text:p>
          </table:table-cell>
          <table:table-cell office:value-type="string" table:style-name="ce4">
            <text:p><text:a xlink:href="http://media.grutinet.com/articulos/lg/lg_84047_2.jpg">http://media.grutinet.com/articulos/lg/lg_84047_2.jpg</text:a></text:p>
          </table:table-cell>
          <table:table-cell office:value-type="float" office:value="84046" table:style-name="ce1">
            <text:p>84046</text:p>
          </table:table-cell>
          <table:table-cell office:value-type="string" table:style-name="ce4">
            <text:p><text:a xlink:href="http://media.grutinet.com/articulos/lg/lg_84047_3.jpg">http://media.grutinet.com/articulos/lg/lg_84047_3.jpg</text:a></text:p>
          </table:table-cell>
          <table:table-cell table:number-columns-repeated="6" table:style-name="ce2"/>
          <table:table-cell table:number-columns-repeated="16359"/>
        </table:table-row>
        <table:table-row table:style-name="ro2">
          <table:table-cell office:value-type="float" office:value="84062" table:style-name="ce1">
            <text:p>84062</text:p>
          </table:table-cell>
          <table:table-cell office:value-type="string" table:style-name="ce2">
            <text:p>LENCERIA</text:p>
          </table:table-cell>
          <table:table-cell office:value-type="string" table:style-name="ce2">
            <text:p>CONJUNTOS</text:p>
          </table:table-cell>
          <table:table-cell office:value-type="string" table:style-name="ce2">
            <text:p>LEG AVENUE SUJETADOR, FALDA CON LIGUEROS Y TANGA</text:p>
          </table:table-cell>
          <table:table-cell office:value-type="string" table:style-name="ce2">
            <text:p>LEG AVENUE</text:p>
          </table:table-cell>
          <table:table-cell office:value-type="string" table:style-name="ce3">
            <text:p>LEG AVENUE BRA, GARTER SKIRT &amp; G STRING</text:p>
            <text:p/>
            <text:p>3Pz. El conjunto incluye un sujetador, una falda liguero con 6 ligas y cierre de corsé con lazo en la parte posterior y tanga a juego.</text:p>
            <text:p/>
            <text:p>98% POLYAMIDE/NYLON 2% SPANDEX</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79.95" table:style-name="ce1">
            <text:p>79,95</text:p>
          </table:table-cell>
          <table:table-cell office:value-type="float" office:value="35.229999999999997" table:style-name="ce1">
            <text:p>35,2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84062.jpg">http://media.grutinet.com/articulos/or/or_84062.jpg</text:a></text:p>
          </table:table-cell>
          <table:table-cell office:value-type="string" table:style-name="ce4">
            <text:p><text:a xlink:href="http://media.grutinet.com/articulos/lg/lg_84062_0.jpg">http://media.grutinet.com/articulos/lg/lg_84062_0.jpg</text:a></text:p>
          </table:table-cell>
          <table:table-cell office:value-type="string" table:style-name="ce4">
            <text:p><text:a xlink:href="http://media.grutinet.com/articulos/lg/lg_84062_1.jpg">http://media.grutinet.com/articulos/lg/lg_84062_1.jpg</text:a></text:p>
          </table:table-cell>
          <table:table-cell office:value-type="string" table:style-name="ce4">
            <text:p><text:a xlink:href="http://media.grutinet.com/articulos/lg/lg_84062_2.jpg">http://media.grutinet.com/articulos/lg/lg_84062_2.jpg</text:a></text:p>
          </table:table-cell>
          <table:table-cell office:value-type="float" office:value="84063" table:style-name="ce1">
            <text:p>84063</text:p>
          </table:table-cell>
          <table:table-cell office:value-type="string" table:style-name="ce4">
            <text:p><text:a xlink:href="http://media.grutinet.com/articulos/lg/lg_84062_3.jpg">http://media.grutinet.com/articulos/lg/lg_84062_3.jpg</text:a></text:p>
          </table:table-cell>
          <table:table-cell table:number-columns-repeated="6" table:style-name="ce2"/>
          <table:table-cell table:number-columns-repeated="16359"/>
        </table:table-row>
        <table:table-row table:style-name="ro2">
          <table:table-cell office:value-type="float" office:value="84084" table:style-name="ce1">
            <text:p>84084</text:p>
          </table:table-cell>
          <table:table-cell office:value-type="string" table:style-name="ce2">
            <text:p>LENCERIA</text:p>
          </table:table-cell>
          <table:table-cell office:value-type="string" table:style-name="ce2">
            <text:p>VESTIDOS</text:p>
          </table:table-cell>
          <table:table-cell office:value-type="string" table:style-name="ce2">
            <text:p>ROXANA VESTIDO CON VOLANTE Y TANGA NEGRO</text:p>
          </table:table-cell>
          <table:table-cell office:value-type="string" table:style-name="ce2">
            <text:p>ROXANA</text:p>
          </table:table-cell>
          <table:table-cell office:value-type="string" table:style-name="ce3">
            <text:p>ROXANA MINI DRESS &amp; STRING S BLACK</text:p>
            <text:p/>
            <text:p>Vestido negro con estampado floral de la prestigiosa colección ROXANA. Con profundo escote en la espalda finalizado con un sujerente lazo y acabado con un elegante volante.</text:p>
            <text:p/>
            <text:p>Tanga a juego incluido. Resto de complementos no incluidos.</text:p>
            <text:p/>
            <text:p>90% Polyester 10% Elasthane</text:p>
            <text:p/>
          </table:table-cell>
          <table:table-cell office:value-type="float" office:value="59.509099999999997" table:style-name="ce1">
            <text:p>59,5091</text:p>
          </table:table-cell>
          <table:table-cell office:value-type="float" office:value="18.25" table:style-name="ce1">
            <text:p>18,2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84084.jpg">http://media.grutinet.com/articulos/or/or_84084.jpg</text:a></text:p>
          </table:table-cell>
          <table:table-cell office:value-type="string" table:style-name="ce4">
            <text:p><text:a xlink:href="http://media.grutinet.com/articulos/lg/lg_84084_0.jpg">http://media.grutinet.com/articulos/lg/lg_84084_0.jpg</text:a></text:p>
          </table:table-cell>
          <table:table-cell table:number-columns-repeated="2" table:style-name="ce2"/>
          <table:table-cell office:value-type="float" office:value="84128" table:style-name="ce1">
            <text:p>84128</text:p>
          </table:table-cell>
          <table:table-cell table:number-columns-repeated="7" table:style-name="ce2"/>
          <table:table-cell table:number-columns-repeated="16359"/>
        </table:table-row>
        <table:table-row table:style-name="ro2">
          <table:table-cell office:value-type="float" office:value="84146" table:style-name="ce1">
            <text:p>84146</text:p>
          </table:table-cell>
          <table:table-cell office:value-type="string" table:style-name="ce2">
            <text:p>LENCERIA</text:p>
          </table:table-cell>
          <table:table-cell office:value-type="string" table:style-name="ce2">
            <text:p>DISFRACES</text:p>
          </table:table-cell>
          <table:table-cell office:value-type="string" table:style-name="ce2">
            <text:p>LEG AVENUE FEMENINO GANGSTER</text:p>
          </table:table-cell>
          <table:table-cell office:value-type="string" table:style-name="ce2">
            <text:p>LEG AVENUE</text:p>
          </table:table-cell>
          <table:table-cell office:value-type="string" table:style-name="ce3">
            <text:p>LEG AVENUE MACHINE GUN MOLLY</text:p>
            <text:p/>
            <text:p>La mafia no sólo es para los hombres con armas de fuego. Tu eres la prueba viviente que las mujeres son tan irressitibles como letales. Disfraz compuesto de 3 piezas, ametralladora Molly. Incluye vestido de tirantes con botones grandes y sobrefalda, brazalete con billete de dinero y corbata con signo de dolar. Los guantes y el sombrero no están incluidos.<text:s/></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59.99" table:style-name="ce1">
            <text:p>59,99</text:p>
          </table:table-cell>
          <table:table-cell office:value-type="float" office:value="32.75" table:style-name="ce1">
            <text:p>32,75</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84146.jpg">http://media.grutinet.com/articulos/or/or_84146.jpg</text:a></text:p>
          </table:table-cell>
          <table:table-cell office:value-type="string" table:style-name="ce4">
            <text:p><text:a xlink:href="http://media.grutinet.com/articulos/lg/lg_84146_0.jpg">http://media.grutinet.com/articulos/lg/lg_84146_0.jpg</text:a></text:p>
          </table:table-cell>
          <table:table-cell office:value-type="string" table:style-name="ce4">
            <text:p><text:a xlink:href="http://media.grutinet.com/articulos/lg/lg_84146_1.jpg">http://media.grutinet.com/articulos/lg/lg_84146_1.jpg</text:a></text:p>
          </table:table-cell>
          <table:table-cell table:style-name="ce2"/>
          <table:table-cell office:value-type="float" office:value="84144" table:style-name="ce1">
            <text:p>84144</text:p>
          </table:table-cell>
          <table:table-cell table:number-columns-repeated="7" table:style-name="ce2"/>
          <table:table-cell table:number-columns-repeated="16359"/>
        </table:table-row>
        <table:table-row table:style-name="ro2">
          <table:table-cell office:value-type="float" office:value="84198" table:style-name="ce1">
            <text:p>84198</text:p>
          </table:table-cell>
          <table:table-cell office:value-type="string" table:style-name="ce2">
            <text:p>LENCERIA</text:p>
          </table:table-cell>
          <table:table-cell office:value-type="string" table:style-name="ce2">
            <text:p>MEDIAS</text:p>
          </table:table-cell>
          <table:table-cell office:value-type="string" table:style-name="ce2">
            <text:p>LEG AVENUE CALCETINES CON VOLANTE Y LAZO (NEGRO Y BLANCO)</text:p>
          </table:table-cell>
          <table:table-cell office:value-type="string" table:style-name="ce2">
            <text:p>LEG AVENUE</text:p>
          </table:table-cell>
          <table:table-cell office:value-type="string" table:style-name="ce3">
            <text:p>LEG AVENUE SOCKS BOW &amp; LACE RUFFLE BLACK &amp; WHITE<text:s/></text:p>
            <text:p/>
            <text:p>Calcetines con Volante decorativo y Lazo.</text:p>
            <text:p/>
            <text:p>Leg Avenue tiene los productos que estabas buscando comprometiéndose a ofrecer a los clientes productos innovadores, precios competitivos y una gran satisfacción, recién llegados desde el distrito más fashion de Los Ángeles.</text:p>
            <text:p>¡Nadie lo hace más sexy!</text:p>
            <text:p/>
            <text:p>100% POLYAMIDE/ NYLON</text:p>
            <text:p/>
          </table:table-cell>
          <table:table-cell office:value-type="float" office:value="12.99" table:style-name="ce1">
            <text:p>12,99</text:p>
          </table:table-cell>
          <table:table-cell office:value-type="float" office:value="2.82" table:style-name="ce1">
            <text:p>2,8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84198.jpg">http://media.grutinet.com/articulos/or/or_84198.jpg</text:a></text:p>
          </table:table-cell>
          <table:table-cell office:value-type="string" table:style-name="ce4">
            <text:p><text:a xlink:href="http://media.grutinet.com/articulos/lg/lg_84198_0.jpg">http://media.grutinet.com/articulos/lg/lg_84198_0.jpg</text:a></text:p>
          </table:table-cell>
          <table:table-cell table:number-columns-repeated="2" table:style-name="ce2"/>
          <table:table-cell office:value-type="float" office:value="84198" table:style-name="ce1">
            <text:p>84198</text:p>
          </table:table-cell>
          <table:table-cell table:number-columns-repeated="7" table:style-name="ce2"/>
          <table:table-cell table:number-columns-repeated="16359"/>
        </table:table-row>
        <table:table-row table:style-name="ro2">
          <table:table-cell office:value-type="float" office:value="84371" table:style-name="ce1">
            <text:p>84371</text:p>
          </table:table-cell>
          <table:table-cell office:value-type="string" table:style-name="ce2">
            <text:p>LENCERIA</text:p>
          </table:table-cell>
          <table:table-cell office:value-type="string" table:style-name="ce2">
            <text:p>CORSES</text:p>
          </table:table-cell>
          <table:table-cell office:value-type="string" table:style-name="ce2">
            <text:p>LEG AVENUE SHOWGIRL PREMIUM CORSE ROJO</text:p>
          </table:table-cell>
          <table:table-cell office:value-type="string" table:style-name="ce2">
            <text:p>LEG AVENUE</text:p>
          </table:table-cell>
          <table:table-cell office:value-type="string" table:style-name="ce3">
            <text:p>LEG AVENUE SHOWGIRL PREMIUM CORSET RED</text:p>
            <text:p/>
            <text:p>Elegante y lujoso corsé confeccionado en satén con diseño de escote ligeramente redondo. Varillas planas internas de refuerzo en acero y cierre frontal. No incluye el retso de los artículos.</text:p>
            <text:p/>
            <text:p>No te lo querrás quitar ni para dormir! Este corsé potenciará la bomba sexual que llevas dentro, sacando tu lado más sexy, más salvaje y más sensual...</text:p>
            <text:p/>
            <text:p>Este maravilloso corsé pertenece a la colección Burlesque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ext:p>100% POLYESTER</text:p>
            <text:p/>
          </table:table-cell>
          <table:table-cell office:value-type="float" office:value="99.95" table:style-name="ce1">
            <text:p>99,95</text:p>
          </table:table-cell>
          <table:table-cell office:value-type="float" office:value="48.41" table:style-name="ce1">
            <text:p>48,4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84371.jpg">http://media.grutinet.com/articulos/or/or_84371.jpg</text:a></text:p>
          </table:table-cell>
          <table:table-cell office:value-type="string" table:style-name="ce4">
            <text:p><text:a xlink:href="http://media.grutinet.com/articulos/lg/lg_84371_0.jpg">http://media.grutinet.com/articulos/lg/lg_84371_0.jpg</text:a></text:p>
          </table:table-cell>
          <table:table-cell office:value-type="string" table:style-name="ce4">
            <text:p><text:a xlink:href="http://media.grutinet.com/articulos/lg/lg_84371_1.jpg">http://media.grutinet.com/articulos/lg/lg_84371_1.jpg</text:a></text:p>
          </table:table-cell>
          <table:table-cell office:value-type="string" table:style-name="ce4">
            <text:p><text:a xlink:href="http://media.grutinet.com/articulos/lg/lg_84371_2.jpg">http://media.grutinet.com/articulos/lg/lg_84371_2.jpg</text:a></text:p>
          </table:table-cell>
          <table:table-cell office:value-type="float" office:value="84369" table:style-name="ce1">
            <text:p>84369</text:p>
          </table:table-cell>
          <table:table-cell office:value-type="string" table:style-name="ce4">
            <text:p><text:a xlink:href="http://media.grutinet.com/articulos/lg/lg_84371_3.jpg">http://media.grutinet.com/articulos/lg/lg_84371_3.jpg</text:a></text:p>
          </table:table-cell>
          <table:table-cell table:number-columns-repeated="6" table:style-name="ce2"/>
          <table:table-cell table:number-columns-repeated="16359"/>
        </table:table-row>
        <table:table-row table:style-name="ro2">
          <table:table-cell office:value-type="float" office:value="84372" table:style-name="ce1">
            <text:p>84372</text:p>
          </table:table-cell>
          <table:table-cell office:value-type="string" table:style-name="ce2">
            <text:p>LENCERIA</text:p>
          </table:table-cell>
          <table:table-cell office:value-type="string" table:style-name="ce2">
            <text:p>CORSES</text:p>
          </table:table-cell>
          <table:table-cell office:value-type="string" table:style-name="ce2">
            <text:p>LEG AVENUE SHOWGIRL PREMIUM CORSE ROJO</text:p>
          </table:table-cell>
          <table:table-cell office:value-type="string" table:style-name="ce2">
            <text:p>LEG AVENUE</text:p>
          </table:table-cell>
          <table:table-cell office:value-type="string" table:style-name="ce3">
            <text:p>LEG AVENUE SHOWGIRL PREMIUM CORSET RED</text:p>
            <text:p/>
            <text:p>Elegante y lujoso corsé confeccionado en satén con diseño de escote ligeramente redondo. Varillas planas internas de refuerzo en acero y cierre frontal. No incluye el retso de los artículos.</text:p>
            <text:p/>
            <text:p>No te lo querrás quitar ni para dormir! Este corsé potenciará la bomba sexual que llevas dentro, sacando tu lado más sexy, más salvaje y más sensual...</text:p>
            <text:p/>
            <text:p>Este maravilloso corsé pertenece a la colección Burlesque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ext:p>100% POLYESTER</text:p>
            <text:p/>
          </table:table-cell>
          <table:table-cell office:value-type="float" office:value="99.95" table:style-name="ce1">
            <text:p>99,95</text:p>
          </table:table-cell>
          <table:table-cell office:value-type="float" office:value="48.41" table:style-name="ce1">
            <text:p>48,4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84372.jpg">http://media.grutinet.com/articulos/or/or_84372.jpg</text:a></text:p>
          </table:table-cell>
          <table:table-cell office:value-type="string" table:style-name="ce4">
            <text:p><text:a xlink:href="http://media.grutinet.com/articulos/lg/lg_84372_0.jpg">http://media.grutinet.com/articulos/lg/lg_84372_0.jpg</text:a></text:p>
          </table:table-cell>
          <table:table-cell office:value-type="string" table:style-name="ce4">
            <text:p><text:a xlink:href="http://media.grutinet.com/articulos/lg/lg_84372_1.jpg">http://media.grutinet.com/articulos/lg/lg_84372_1.jpg</text:a></text:p>
          </table:table-cell>
          <table:table-cell office:value-type="string" table:style-name="ce4">
            <text:p><text:a xlink:href="http://media.grutinet.com/articulos/lg/lg_84372_2.jpg">http://media.grutinet.com/articulos/lg/lg_84372_2.jpg</text:a></text:p>
          </table:table-cell>
          <table:table-cell office:value-type="float" office:value="84369" table:style-name="ce1">
            <text:p>84369</text:p>
          </table:table-cell>
          <table:table-cell office:value-type="string" table:style-name="ce4">
            <text:p><text:a xlink:href="http://media.grutinet.com/articulos/lg/lg_84372_3.jpg">http://media.grutinet.com/articulos/lg/lg_84372_3.jpg</text:a></text:p>
          </table:table-cell>
          <table:table-cell table:number-columns-repeated="6" table:style-name="ce2"/>
          <table:table-cell table:number-columns-repeated="16359"/>
        </table:table-row>
        <table:table-row table:style-name="ro2">
          <table:table-cell office:value-type="float" office:value="84609" table:style-name="ce1">
            <text:p>84609</text:p>
          </table:table-cell>
          <table:table-cell office:value-type="string" table:style-name="ce2">
            <text:p>LENCERIA</text:p>
          </table:table-cell>
          <table:table-cell office:value-type="string" table:style-name="ce2">
            <text:p>CONJUNTOS</text:p>
          </table:table-cell>
          <table:table-cell office:value-type="string" table:style-name="ce2">
            <text:p>BABYDOLL CON ABERTURAS Y TANGA A JUEGO ROSA</text:p>
          </table:table-cell>
          <table:table-cell office:value-type="string" table:style-name="ce2">
            <text:p>ROXANA</text:p>
          </table:table-cell>
          <table:table-cell office:value-type="string" table:style-name="ce3">
            <text:p/>
            <text:p>MINI DRESS &amp; STRING PINK</text:p>
            <text:p/>
            <text:p>Fantástico picardías negro con aberturas en los pechos y estampado a lunares rosas, anudado en la parte delantera con un lazo negro y tanga a juego de la prestigiosa colección ROXANA.</text:p>
            <text:p/>
            <text:p>90% Polyester.</text:p>
            <text:p>10% Elastano.</text:p>
            <text:p/>
          </table:table-cell>
          <table:table-cell office:value-type="float" office:value="57.3324" table:style-name="ce1">
            <text:p>57,3324</text:p>
          </table:table-cell>
          <table:table-cell office:value-type="float" office:value="17.5" table:style-name="ce1">
            <text:p>17,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84609.jpg">http://media.grutinet.com/articulos/or/or_84609.jpg</text:a></text:p>
          </table:table-cell>
          <table:table-cell office:value-type="string" table:style-name="ce4">
            <text:p><text:a xlink:href="http://media.grutinet.com/articulos/lg/lg_84609_0.jpg">http://media.grutinet.com/articulos/lg/lg_84609_0.jpg</text:a></text:p>
          </table:table-cell>
          <table:table-cell table:number-columns-repeated="2" table:style-name="ce2"/>
          <table:table-cell office:value-type="float" office:value="84610" table:style-name="ce1">
            <text:p>84610</text:p>
          </table:table-cell>
          <table:table-cell table:number-columns-repeated="7" table:style-name="ce2"/>
          <table:table-cell table:number-columns-repeated="16359"/>
        </table:table-row>
        <table:table-row table:style-name="ro2">
          <table:table-cell office:value-type="float" office:value="85251" table:style-name="ce1">
            <text:p>85251</text:p>
          </table:table-cell>
          <table:table-cell office:value-type="string" table:style-name="ce2">
            <text:p>JUGUETES XXX</text:p>
          </table:table-cell>
          <table:table-cell office:value-type="string" table:style-name="ce2">
            <text:p>PLUGS</text:p>
          </table:table-cell>
          <table:table-cell office:value-type="string" table:style-name="ce2">
            <text:p>SANINEX DELIGHT - PLUG &amp; DILDO ROSA</text:p>
          </table:table-cell>
          <table:table-cell office:value-type="string" table:style-name="ce2">
            <text:p>SANINEX</text:p>
          </table:table-cell>
          <table:table-cell office:value-type="string" table:style-name="ce3">
            <text:p>SANINEX DELIGHT - PLUG &amp; DILDO</text:p>
            <text:p/>
            <text:p>Fantástico intensificador de placer anal y vaginal, fabricado de silicona brillo con material médico sanitario. Muy elástico y maleable. Cómodo, elegante y de fácil uso.</text:p>
            <text:p/>
            <text:p>Saninex DELIGHT, está indicado a quienes quieren vivir nuevas y excitantes experiencias positivas.</text:p>
            <text:p/>
            <text:p>Con SANINEX DELIGHT unisex, alcanzarás la intensidad de placer anal y/o vaginal deseada, descubriendo nuevas experiencias orgásmicas. Obtendrás con su fácil uso, un alto placer sexual potente, adictivo y excitante.</text:p>
            <text:p/>
            <text:p>Su diseño rectilíneo esférico, finalizado en una suave forma cónica, proporciona intensa facilidad en alcanzar placer y alto grado de excitación.</text:p>
            <text:p/>
            <text:p>Apto para utilizar con cualquier lubricante o aceite afrodisiaco Saninex.</text:p>
            <text:p/>
            <text:p>Alcanzar el orgasmo mediante su uso, es increíblemente excitante.</text:p>
            <text:p/>
            <text:p>Disfruta donde, como y cuando quieras, de tus nuevos orgasmos generados por el placer que muy fácilmente te proporciona.</text:p>
            <text:p/>
            <text:p>SANINEX DELIGHT, es presentado con máximo glamour y elegancia, en un atractivo bolso de exclusivo diseño Saninex.</text:p>
            <text:p/>
            <text:p>La máxima calidad y precios mínimos, siempre están presentes en toda la gama de productos salud y placer Saninex.</text:p>
            <text:p/>
            <text:p>Medidas: 135 x 35 mm.</text:p>
            <text:p/>
          </table:table-cell>
          <table:table-cell office:value-type="float" office:value="42.631399999999999" table:style-name="ce1">
            <text:p>42,6314</text:p>
          </table:table-cell>
          <table:table-cell office:value-type="float" office:value="13.51" table:style-name="ce1">
            <text:p>13,51</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5251.jpg">http://media.grutinet.com/articulos/or/or_85251.jpg</text:a></text:p>
          </table:table-cell>
          <table:table-cell office:value-type="string" table:style-name="ce4">
            <text:p><text:a xlink:href="http://media.grutinet.com/articulos/lg/lg_85251_0.jpg">http://media.grutinet.com/articulos/lg/lg_85251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85257" table:style-name="ce1">
            <text:p>85257</text:p>
          </table:table-cell>
          <table:table-cell office:value-type="string" table:style-name="ce2">
            <text:p>JUGUETES XXX</text:p>
          </table:table-cell>
          <table:table-cell office:value-type="string" table:style-name="ce2">
            <text:p>PLUGS</text:p>
          </table:table-cell>
          <table:table-cell office:value-type="string" table:style-name="ce2">
            <text:p>SANINEX CLIMAX - PLUG CON ANILLO - MORADO</text:p>
          </table:table-cell>
          <table:table-cell office:value-type="string" table:style-name="ce2">
            <text:p>SANINEX</text:p>
          </table:table-cell>
          <table:table-cell office:value-type="string" table:style-name="ce3">
            <text:p>SANINEX CLIMAX - PLUG &amp; RING</text:p>
            <text:p/>
            <text:p>SANINEX CLIMAX , diseñado para alcanzar el orgasmo intenso y prolongado. Con SANINEX CLIMAX obtienes doble orgasmo, fusionando tu doble placer e intensidad.</text:p>
            <text:p/>
            <text:p>SANINEX CLIMAX genera analmente y en el pene la máxima potencia sexual gracias a su anatómica forma perfectamente definida y su ajustable anillo. Su alta calidad y detallado diseño, hacen posible que tu placer sea siempre doblemente intenso.</text:p>
            <text:p/>
            <text:p>Con su ultra suave tacto y ajuste fácil, podrás dosificar la intensidad sexual exacta que deseas en todos tus orgasmos. SANINEX CLIMAX hace visible una mejora de salud y bienestar físico a tu persona.</text:p>
            <text:p/>
            <text:p>Fabricado con silicona material médico sanitario FDA de muy alta calidad, suavidad extrema y líneas continuadas. Es presentado con máximo glamour y elegancia, en un atractivo bolso de exclusivo diseño Saninex.</text:p>
            <text:p/>
            <text:p>Diseño anatómico, de forma realista y altamente atractivo, adaptado para todo tipo de práctica sexual de alto placer. Diseñado por Saninex, para obtener orgasmos anales altamente intensos.</text:p>
            <text:p/>
            <text:p>Medidas con anillo: 215 x 28 mm.</text:p>
            <text:p/>
            <text:p>INDICACIONES:</text:p>
            <text:p/>
            <text:p/>
            <text:p><text:s/>De fácil uso y ajustable muy fácilmente.</text:p>
            <text:p><text:s/>Orgasmos mediante la doble estimulación, altamente excitante.</text:p>
            <text:p><text:s/>Para un alto placer en cualquier momento y durante las relacione sexuales.</text:p>
            <text:p><text:s/>Fabricado con silicona material médico sanitario FDA de muy alta calidad, con revestimiento de extrema suavidad. Hipoalergénico.</text:p>
            <text:p><text:s/>Totalmente discreto y de belleza estética.</text:p>
            <text:p><text:s/>Adecuado para todo tipo de lubricantes y aceites afrodisiacos Saninex.</text:p>
            <text:p><text:s/>Comprobado dermatológicamente y clínicamente.</text:p>
            <text:p><text:s/>100% resistente al agua.</text:p>
            <text:p><text:s/>100% libre de ftalatos.</text:p>
            <text:p/>
            <text:p/>
            <text:p>Saninex, marca la diferencia respecto al resto de marcas. Saninex poseedora de Licencia de fabricación de productos médico sanitarios clase IIB, emitidas por el Ministerio de Sanidad Español y la Agencia Española del Medicamento.</text:p>
            <text:p/>
            <text:p>¡Saninex es calidad y seguridad!</text:p>
            <text:p/>
          </table:table-cell>
          <table:table-cell office:value-type="float" office:value="78.006399999999999" table:style-name="ce1">
            <text:p>78,0064</text:p>
          </table:table-cell>
          <table:table-cell office:value-type="float" office:value="26.89" table:style-name="ce1">
            <text:p>26,89</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5257.jpg">http://media.grutinet.com/articulos/or/or_85257.jpg</text:a></text:p>
          </table:table-cell>
          <table:table-cell office:value-type="string" table:style-name="ce4">
            <text:p><text:a xlink:href="http://media.grutinet.com/articulos/lg/lg_85257_0.jpg">http://media.grutinet.com/articulos/lg/lg_85257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85258" table:style-name="ce1">
            <text:p>85258</text:p>
          </table:table-cell>
          <table:table-cell office:value-type="string" table:style-name="ce2">
            <text:p>JUGUETES XXX</text:p>
          </table:table-cell>
          <table:table-cell office:value-type="string" table:style-name="ce2">
            <text:p>PLUGS</text:p>
          </table:table-cell>
          <table:table-cell office:value-type="string" table:style-name="ce2">
            <text:p>SANINEX CLIMAX - PLUG CON ANILLO - NEGRO</text:p>
          </table:table-cell>
          <table:table-cell office:value-type="string" table:style-name="ce2">
            <text:p>SANINEX</text:p>
          </table:table-cell>
          <table:table-cell office:value-type="string" table:style-name="ce3">
            <text:p>SANINEX CLIMAX - PLUG &amp; RING</text:p>
            <text:p/>
            <text:p>SANINEX CLIMAX , diseñado para alcanzar el orgasmo intenso y prolongado. Con SANINEX CLIMAX obtienes doble orgasmo, fusionando tu doble placer e intensidad.</text:p>
            <text:p/>
            <text:p>SANINEX CLIMAX genera analmente y en el pene la máxima potencia sexual gracias a su anatómica forma perfectamente definida y su ajustable anillo. Su alta calidad y detallado diseño, hacen posible que tu placer sea siempre doblemente intenso.</text:p>
            <text:p/>
            <text:p>Con su ultra suave tacto y ajuste fácil, podrás dosificar la intensidad sexual exacta que deseas en todos tus orgasmos. SANINEX CLIMAX hace visible una mejora de salud y bienestar físico a tu persona.</text:p>
            <text:p/>
            <text:p>Fabricado con silicona material médico sanitario FDA de muy alta calidad, suavidad extrema y líneas continuadas. Es presentado con máximo glamour y elegancia, en un atractivo bolso de exclusivo diseño Saninex.</text:p>
            <text:p/>
            <text:p>Diseño anatómico, de forma realista y altamente atractivo, adaptado para todo tipo de práctica sexual de alto placer. Diseñado por Saninex, para obtener orgasmos anales altamente intensos.</text:p>
            <text:p/>
            <text:p>Medidas con anillo: 215 x 28 mm.</text:p>
            <text:p/>
            <text:p>INDICACIONES:</text:p>
            <text:p/>
            <text:p/>
            <text:p><text:s/>De fácil uso y ajustable muy fácilmente.</text:p>
            <text:p><text:s/>Orgasmos mediante la doble estimulación, altamente excitante.</text:p>
            <text:p><text:s/>Para un alto placer en cualquier momento y durante las relacione sexuales.</text:p>
            <text:p><text:s/>Fabricado con silicona material médico sanitario FDA de muy alta calidad, con revestimiento de extrema suavidad. Hipoalergénico.</text:p>
            <text:p><text:s/>Totalmente discreto y de belleza estética.</text:p>
            <text:p><text:s/>Adecuado para todo tipo de lubricantes y aceites afrodisiacos Saninex.</text:p>
            <text:p><text:s/>Comprobado dermatológicamente y clínicamente.</text:p>
            <text:p><text:s/>100% resistente al agua.</text:p>
            <text:p><text:s/>100% libre de ftalatos.</text:p>
            <text:p/>
            <text:p/>
            <text:p>Saninex, marca la diferencia respecto al resto de marcas. Saninex poseedora de Licencia de fabricación de productos médico sanitarios clase IIB, emitidas por el Ministerio de Sanidad Español y la Agencia Española del Medicamento.</text:p>
            <text:p/>
            <text:p>¡Saninex es calidad y seguridad!</text:p>
            <text:p/>
          </table:table-cell>
          <table:table-cell office:value-type="float" office:value="78.006399999999999" table:style-name="ce1">
            <text:p>78,0064</text:p>
          </table:table-cell>
          <table:table-cell office:value-type="float" office:value="26.89" table:style-name="ce1">
            <text:p>26,89</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5258.jpg">http://media.grutinet.com/articulos/or/or_85258.jpg</text:a></text:p>
          </table:table-cell>
          <table:table-cell office:value-type="string" table:style-name="ce4">
            <text:p><text:a xlink:href="http://media.grutinet.com/articulos/lg/lg_85258_0.jpg">http://media.grutinet.com/articulos/lg/lg_85258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85269" table:style-name="ce1">
            <text:p>85269</text:p>
          </table:table-cell>
          <table:table-cell office:value-type="string" table:style-name="ce2">
            <text:p>JUGUETES XXX</text:p>
          </table:table-cell>
          <table:table-cell office:value-type="string" table:style-name="ce2">
            <text:p>BOLAS Y HUEVOS</text:p>
          </table:table-cell>
          <table:table-cell office:value-type="string" table:style-name="ce2">
            <text:p>SANINEX CLEVER - INTELIGENTE ESFERA VAGINAL MORADO</text:p>
          </table:table-cell>
          <table:table-cell office:value-type="string" table:style-name="ce2">
            <text:p>SANINEX</text:p>
          </table:table-cell>
          <table:table-cell office:value-type="string" table:style-name="ce3">
            <text:p>SANINEX CLEVER - INTELIGENTE ESFERA VAGINAL</text:p>
            <text:p/>
            <text:p>La inteligente y atractiva SANINEX CLEVER, estimula de forma progresiva en intensa tus puntos eróticos vaginales más ocultos, gracias al movimiento de su pendular esfera interior, favoreciendo tu musculatura y proporcionando un gran placer en tus relaciones íntimas sexuales.</text:p>
            <text:p/>
            <text:p>Uso especialmente indicado para la obtención de salud y placer.</text:p>
            <text:p/>
            <text:p>Fabricadas con silicona material médico sanitario FDA de muy alta calidad, suavidad extrema y líneas continuadas en su superficie.</text:p>
            <text:p/>
            <text:p>Al introducirlas en la vagina, tus movimientos cotidianos junto con los movimientos que produces al caminar, te proporcionarán un fortalecimiento de tu musculatura vaginal además de proporcionarte un masaje placenteramente infinito y saludable.</text:p>
            <text:p/>
            <text:p>Con las SANINEX CLEVER, obtienes un beneficio en tu salud sexual incalculable, potenciando la musculatura del suelo pélvico, con lo que gracias a ello despiertas y alcanzas cuotas de placer sexual mucho más intensas.</text:p>
            <text:p/>
            <text:p>Son presentadas con máximo glamour y elegancia, en un atractivo bolso de exclusivo diseño Saninex. La máxima calidad y precios mínimos, siempre están presentes en toda la gama de productos salud y placer Saninex.</text:p>
            <text:p/>
            <text:p>Medidas: Ancho 35 mm. de diámetro x 120 mm de largo (con tirador)</text:p>
            <text:p/>
            <text:p>Salud y placer Saninex.</text:p>
            <text:p/>
            <text:p>Indicaciones:</text:p>
            <text:p>- Para un mayor placer durante las relacione sexuales.</text:p>
            <text:p>- Como método efectivo para la involución uterina postparto.</text:p>
            <text:p>- Para prevenir y colaborar con el tratamiento de la incontinencia.</text:p>
            <text:p>- Efecto osciloscopico, proporcionado por las esferas del inferior.</text:p>
            <text:p>- Fabricado con silicona material médico sanitario FDA de muy alta calidad, con revestimiento de extrema suavidad con superficie dotada de rayas continuas. Hipoalergénico.</text:p>
            <text:p>- No irrita la mucosa. Saludable 100%</text:p>
            <text:p>- Comprobado dermatológicamente y clínicamente.</text:p>
            <text:p>- Impermeable y de fácil limpieza.</text:p>
            <text:p>- Adecuado para todo tipo de lubricantes y aceites afrodisiacos Saninex.</text:p>
            <text:p>- 100% resistente al agua.</text:p>
            <text:p>- 100% libre de ftalatos.</text:p>
            <text:p>- Saninex, poseedora de Licencia productos sanitarios, emitidas por el Ministerio de Sanidad Español y la Agencia Española del Medicamento.</text:p>
            <text:p/>
          </table:table-cell>
          <table:table-cell office:value-type="float" office:value="50.503399999999999" table:style-name="ce1">
            <text:p>50,5034</text:p>
          </table:table-cell>
          <table:table-cell office:value-type="float" office:value="16.28" table:style-name="ce1">
            <text:p>16,28</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5269.jpg">http://media.grutinet.com/articulos/or/or_85269.jpg</text:a></text:p>
          </table:table-cell>
          <table:table-cell office:value-type="string" table:style-name="ce4">
            <text:p><text:a xlink:href="http://media.grutinet.com/articulos/lg/lg_85269_0.jpg">http://media.grutinet.com/articulos/lg/lg_85269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85270" table:style-name="ce1">
            <text:p>85270</text:p>
          </table:table-cell>
          <table:table-cell office:value-type="string" table:style-name="ce2">
            <text:p>JUGUETES XXX</text:p>
          </table:table-cell>
          <table:table-cell office:value-type="string" table:style-name="ce2">
            <text:p>BOLAS Y HUEVOS</text:p>
          </table:table-cell>
          <table:table-cell office:value-type="string" table:style-name="ce2">
            <text:p>SANINEX CLEVER - INTELIGENTE ESFERA VAGINAL NEGRO</text:p>
          </table:table-cell>
          <table:table-cell office:value-type="string" table:style-name="ce2">
            <text:p>SANINEX</text:p>
          </table:table-cell>
          <table:table-cell office:value-type="string" table:style-name="ce3">
            <text:p>SANINEX CLEVER - INTELIGENTE ESFERA VAGINAL</text:p>
            <text:p/>
            <text:p>La inteligente y atractiva SANINEX CLEVER, estimula de forma progresiva en intensa tus puntos eróticos vaginales más ocultos, gracias al movimiento de su pendular esfera interior, favoreciendo tu musculatura y proporcionando un gran placer en tus relaciones íntimas sexuales.</text:p>
            <text:p/>
            <text:p>Uso especialmente indicado para la obtención de salud y placer.</text:p>
            <text:p/>
            <text:p>Fabricadas con silicona material médico sanitario FDA de muy alta calidad, suavidad extrema y líneas continuadas en su superficie.</text:p>
            <text:p/>
            <text:p>Al introducirlas en la vagina, tus movimientos cotidianos junto con los movimientos que produces al caminar, te proporcionarán un fortalecimiento de tu musculatura vaginal además de proporcionarte un masaje placenteramente infinito y saludable.</text:p>
            <text:p/>
            <text:p>Con las SANINEX CLEVER, obtienes un beneficio en tu salud sexual incalculable, potenciando la musculatura del suelo pélvico, con lo que gracias a ello despiertas y alcanzas cuotas de placer sexual mucho más intensas.</text:p>
            <text:p/>
            <text:p>Son presentadas con máximo glamour y elegancia, en un atractivo bolso de exclusivo diseño Saninex. La máxima calidad y precios mínimos, siempre están presentes en toda la gama de productos salud y placer Saninex.</text:p>
            <text:p/>
            <text:p>Medidas: Ancho 35 mm. de diámetro x 120 mm de largo (con tirador)</text:p>
            <text:p/>
            <text:p>Salud y placer Saninex.</text:p>
            <text:p/>
            <text:p>Indicaciones:</text:p>
            <text:p>- Para un mayor placer durante las relacione sexuales.</text:p>
            <text:p>- Como método efectivo para la involución uterina postparto.</text:p>
            <text:p>- Para prevenir y colaborar con el tratamiento de la incontinencia.</text:p>
            <text:p>- Efecto osciloscopico, proporcionado por las esferas del inferior.</text:p>
            <text:p>- Fabricado con silicona material médico sanitario FDA de muy alta calidad, con revestimiento de extrema suavidad con superficie dotada de rayas continuas. Hipoalergénico.</text:p>
            <text:p>- No irrita la mucosa. Saludable 100%</text:p>
            <text:p>- Comprobado dermatológicamente y clínicamente.</text:p>
            <text:p>- Impermeable y de fácil limpieza.</text:p>
            <text:p>- Adecuado para todo tipo de lubricantes y aceites afrodisiacos Saninex.</text:p>
            <text:p>- 100% resistente al agua.</text:p>
            <text:p>- 100% libre de ftalatos.</text:p>
            <text:p>- Saninex, poseedora de Licencia productos sanitarios, emitidas por el Ministerio de Sanidad Español y la Agencia Española del Medicamento.</text:p>
            <text:p/>
          </table:table-cell>
          <table:table-cell office:value-type="float" office:value="50.503399999999999" table:style-name="ce1">
            <text:p>50,5034</text:p>
          </table:table-cell>
          <table:table-cell office:value-type="float" office:value="16.28" table:style-name="ce1">
            <text:p>16,28</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5270.jpg">http://media.grutinet.com/articulos/or/or_85270.jpg</text:a></text:p>
          </table:table-cell>
          <table:table-cell office:value-type="string" table:style-name="ce4">
            <text:p><text:a xlink:href="http://media.grutinet.com/articulos/lg/lg_85270_0.jpg">http://media.grutinet.com/articulos/lg/lg_85270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85271" table:style-name="ce1">
            <text:p>85271</text:p>
          </table:table-cell>
          <table:table-cell office:value-type="string" table:style-name="ce2">
            <text:p>JUGUETES XXX</text:p>
          </table:table-cell>
          <table:table-cell office:value-type="string" table:style-name="ce2">
            <text:p>BOLAS Y HUEVOS</text:p>
          </table:table-cell>
          <table:table-cell office:value-type="string" table:style-name="ce2">
            <text:p>SANINEX DOUBLE CLEVER - INTELIGENTES ESFERAS VAGINALES NEGRO</text:p>
          </table:table-cell>
          <table:table-cell office:value-type="string" table:style-name="ce2">
            <text:p>SANINEX</text:p>
          </table:table-cell>
          <table:table-cell office:value-type="string" table:style-name="ce3">
            <text:p>SANINEX DOUBLE CLEVER - INTELIGENTES ESFERAS VAGINALES</text:p>
            <text:p/>
            <text:p>Las inteligentes, dobles y atractivas SANINEX DOUBLE CLEVER, estimulan de forma progresiva en intensa tus puntos eróticos vaginales más ocultos, gracias al movimiento de sus pendulares esferas interiores favoreciendo tu musculatura y proporcionando un gran placer en tus relaciones íntimas sexuales.</text:p>
            <text:p/>
            <text:p>Uso especialmente indicado para la obtención de salud y placer. Fabricadas con silicona material médico sanitario FDA de muy alta calidad, suavidad extrema y líneas continuadas en su superficie.</text:p>
            <text:p/>
            <text:p>Al introducirlas en la vagina, tus movimientos cotidianos junto con los movimientos que produces al caminar, te proporcionarán un fortalecimiento de tu musculatura vaginal además de proporcionarte un masaje placenteramente infinito y saludable.</text:p>
            <text:p/>
            <text:p>Con las SANINEX DOUBLE CLEVER, obtienes un beneficio en tu salud sexual incalculable, potenciando la musculatura del suelo pélvico, con lo que gracias a ello despiertas y alcanzas cuotas de placer sexual mucho más intensas.</text:p>
            <text:p/>
            <text:p>Son presentadas con máximo glamour y elegancia, en un atractivo bolso de exclusivo diseño Saninex. La máxima calidad y precios mínimos, siempre están presentes en toda la gama de productos salud y placer Saninex.</text:p>
            <text:p/>
            <text:p>Medidas: Ancho 35 mm. de diámetro x 95 mm. de largo. (sin contar con el tirador) 165 mm de largo (con tirador)</text:p>
            <text:p/>
            <text:p>Salud y placer Saninex.</text:p>
            <text:p/>
            <text:p>Indicaciones:</text:p>
            <text:p>- Para un mayor placer durante las relacione sexuales.</text:p>
            <text:p>- Como método efectivo para la involución uterina postparto.</text:p>
            <text:p>- Para prevenir y colaborar con el tratamiento de la incontinencia.</text:p>
            <text:p>- Efecto osciloscopico, proporcionado por las esferas del inferior.</text:p>
            <text:p>- Fabricado con silicona material médico sanitario FDA de muy alta calidad, con revestimiento de extrema suavidad con superficie dotada de rayas continuas. Hipoalergénico.</text:p>
            <text:p>- No irrita la mucosa. Saludable 100%</text:p>
            <text:p>- Comprobado dermatológicamente y clínicamente.</text:p>
            <text:p>- Impermeable y de fácil limpieza.</text:p>
            <text:p>- Adecuado para todo tipo de lubricantes y aceites afrodisiacos Saninex.</text:p>
            <text:p>- 100% resistente al agua.</text:p>
            <text:p>- 100% libre de ftalatos.</text:p>
            <text:p>- Saninex, poseedora de Licencia productos sanitarios, emitidas por el Ministerio de Sanidad Español y la Agencia Española del Medicamento.</text:p>
            <text:p/>
            <text:p><text:s/></text:p>
            <text:p/>
          </table:table-cell>
          <table:table-cell office:value-type="float" office:value="65.340599999999995" table:style-name="ce1">
            <text:p>65,3406</text:p>
          </table:table-cell>
          <table:table-cell office:value-type="float" office:value="21.8" table:style-name="ce1">
            <text:p>21,8</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5271.jpg">http://media.grutinet.com/articulos/or/or_85271.jpg</text:a></text:p>
          </table:table-cell>
          <table:table-cell office:value-type="string" table:style-name="ce4">
            <text:p><text:a xlink:href="http://media.grutinet.com/articulos/lg/lg_85271_0.jpg">http://media.grutinet.com/articulos/lg/lg_85271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85273" table:style-name="ce1">
            <text:p>85273</text:p>
          </table:table-cell>
          <table:table-cell office:value-type="string" table:style-name="ce2">
            <text:p>JUGUETES XXX</text:p>
          </table:table-cell>
          <table:table-cell office:value-type="string" table:style-name="ce2">
            <text:p>PLUGS</text:p>
          </table:table-cell>
          <table:table-cell office:value-type="string" table:style-name="ce2">
            <text:p>SANINEX DUPLO - PLUG ANAL CON ANILLO - NEGRO</text:p>
          </table:table-cell>
          <table:table-cell office:value-type="string" table:style-name="ce2">
            <text:p>SANINEX</text:p>
          </table:table-cell>
          <table:table-cell office:value-type="string" table:style-name="ce3">
            <text:p>SANINEX DUPLO - BUTT PLUG &amp; RING</text:p>
            <text:p/>
            <text:p>Plug anal con anillo. Ligero, elegante, atractivo y muy suave tacto. Excelente plug que proporciona doble placer a través de su anillo y anatómica forma rectilínea esférica. Proporcionándote con DUPLO doble placer sexual de manera cómoda y fácil. Con SANINEX DUPLO obtienes la fusión de tus placeres. ¡Tu sexualidad al completo!</text:p>
            <text:p/>
            <text:p>Saninex DUPLO da la máxima realidad sexual altamente placentera. Su delicado y suave tacto de alta calidad, hacen posible que sus y tus placeres sean siempre fáciles de conseguir con intensos resultados orgásmicos.</text:p>
            <text:p/>
            <text:p>SANINEX DUPLO hace visible una mejora de salud y bienestar físico en tus relaciones íntimas sexuales.</text:p>
            <text:p/>
            <text:p>Fabricado con excelente calidad en silicona material médico sanitario FDA de muy alta calidad, con revestimiento de extrema suavidad. Hipoalergénico.</text:p>
            <text:p/>
            <text:p>Es presentado con máximo glamour y elegancia, en un atractivo bolso de exclusivo diseño Saninex. La máxima calidad y precios mínimos, siempre están presentes en toda la gama de productos salud y placer Saninex.</text:p>
            <text:p/>
            <text:p>Su diseño de cuerpo largo perfectamente adaptado para una potente estimulación, con líneas diseñadas por Saninex, para que el placer sea inolvidable.</text:p>
            <text:p/>
            <text:p>Medidas: Anchura esferas de 18 a 22 mm. Anchura interior anillo 40 mm.</text:p>
            <text:p/>
            <text:p>INDICACIONES:</text:p>
            <text:p/>
            <text:p/>
            <text:p><text:s/>Velocidad de vibración exacta.</text:p>
            <text:p><text:s/>Orgasmos mediante potente estimulación, altamente excitantes.</text:p>
            <text:p><text:s/>Para un alto placer en cualquier momento y durante las relacione sexuales.</text:p>
            <text:p><text:s/>Fabricado con materiales médico sanitario de muy alta calidad, con revestimiento de extrema suavidad.</text:p>
            <text:p><text:s/>Hipoalergénico.</text:p>
            <text:p><text:s/>Totalmente discreto de belleza estética.</text:p>
            <text:p><text:s/>Adecuado para todo tipo de lubricantes y aceites afrodisiacos Saninex.</text:p>
            <text:p><text:s/>Comprobado dermatológicamente y clínicamente.</text:p>
            <text:p><text:s/>100% resistente al agua.</text:p>
            <text:p><text:s/>100% libre de ftalatos.</text:p>
            <text:p><text:s/>Saninex, marca la diferencia respecto al resto de marcas. Saninex poseedora de Licencia de fabricación de productos médico sanitarios clase IIB, emitidas por el Ministerio de Sanidad Español y la Agencia Española del Medicamento.</text:p>
            <text:p/>
            <text:p/>
            <text:p>¡Saninex es calidad y seguridad!</text:p>
            <text:p/>
          </table:table-cell>
          <table:table-cell office:value-type="float" office:value="50.763300000000001" table:style-name="ce1">
            <text:p>50,7633</text:p>
          </table:table-cell>
          <table:table-cell office:value-type="float" office:value="16.37" table:style-name="ce1">
            <text:p>16,37</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5273.jpg">http://media.grutinet.com/articulos/or/or_85273.jpg</text:a></text:p>
          </table:table-cell>
          <table:table-cell office:value-type="string" table:style-name="ce4">
            <text:p><text:a xlink:href="http://media.grutinet.com/articulos/lg/lg_85273_0.jpg">http://media.grutinet.com/articulos/lg/lg_85273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85747" table:style-name="ce1">
            <text:p>85747</text:p>
          </table:table-cell>
          <table:table-cell office:value-type="string" table:style-name="ce2">
            <text:p>VARIOS</text:p>
          </table:table-cell>
          <table:table-cell office:value-type="string" table:style-name="ce2">
            <text:p>LIBROS</text:p>
          </table:table-cell>
          <table:table-cell office:value-type="string" table:style-name="ce2">
            <text:p>SECRETO INCONFESABLE (TRILOGÍA PECADO 1)</text:p>
          </table:table-cell>
          <table:table-cell office:value-type="string" table:style-name="ce2">
            <text:p>RANDOM HOUSE</text:p>
          </table:table-cell>
          <table:table-cell office:value-type="string" table:style-name="ce3">
            <text:p>SECRETO INCONFESABLE (TRILOGÍA PECADO 1)<text:s/></text:p>
            <text:p/>
            <text:p>J. Kenner</text:p>
            <text:p/>
            <text:p>La nueva trilogía de J. Kenner, autorabest seller de The New York Times y ganadora del premio RITA, el más prestigioso del género de romance erótico.«Una excitante historia de amor, peligro y deseo prohibido.»Library JournalJ.</text:p>
            <text:p/>
            <text:p>Kenner, una de las grandes maestras del romance erótico, nos ofrece la primera entrega de su trilogía más excitante y pecaminosa, ambientada en un mundo marcado por el lujo, el misterio y las pasiones más prohibidas.</text:p>
            <text:p/>
            <text:p>Cuando entre un hombre y una mujer existe una intensa tensión erótica y un amor imposible, los deseos deben mantenerse ocultos, en el más absoluto secreto.Todo el mundo cree que el atractivo y millonario Dallas Sykes es un conquistador impenitente. Siempre rodeado de las mujeres más bellas y liberadas, frecuenta fiestas esplendorosas donde el sexo se bebe como si fuera champán.</text:p>
            <text:p/>
            <text:p>Lo que casi nadie sabe es que el talante provocador de Dallas esconde una doble vida... y una relación intensamente platónica con su hermana adoptiva, Jane, con quien vivió una experiencia traumática que ninguno de los dos ha podido olvidar. Por su lado, también Jane intenta resistirse a esa atracción por él y busca a un hombre que le haga olvidar lo que siente cuando sus miradas se cruzan.</text:p>
            <text:p/>
            <text:p/>
            <text:p><text:s/>Formato, páginas: BOLSILLO, 336</text:p>
            <text:p><text:s/>Tapa blanda</text:p>
            <text:p/>
            <text:p/>
          </table:table-cell>
          <table:table-cell office:value-type="float" office:value="7.95" table:style-name="ce1">
            <text:p>7,95</text:p>
          </table:table-cell>
          <table:table-cell office:value-type="float" office:value="6.6" table:style-name="ce1">
            <text:p>6,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85747.jpg">http://media.grutinet.com/articulos/or/or_85747.jpg</text:a></text:p>
          </table:table-cell>
          <table:table-cell office:value-type="string" table:style-name="ce4">
            <text:p><text:a xlink:href="http://media.grutinet.com/articulos/lg/lg_85747_0.jpg">http://media.grutinet.com/articulos/lg/lg_85747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85869" table:style-name="ce1">
            <text:p>85869</text:p>
          </table:table-cell>
          <table:table-cell office:value-type="string" table:style-name="ce2">
            <text:p>LENCERIA</text:p>
          </table:table-cell>
          <table:table-cell office:value-type="string" table:style-name="ce2">
            <text:p>PANTYS</text:p>
          </table:table-cell>
          <table:table-cell office:value-type="string" table:style-name="ce2">
            <text:p>PANTYS DE RED GEOGRAPHIC<text:s/></text:p>
          </table:table-cell>
          <table:table-cell office:value-type="string" table:style-name="ce2">
            <text:p>LEG AVENUE</text:p>
          </table:table-cell>
          <table:table-cell office:value-type="string" table:style-name="ce3">
            <text:p>GEOGRAPHIC NET PANTYHOSE</text:p>
            <text:p/>
            <text:p>Medias de red con patrón geografico.</text:p>
            <text:p/>
            <text:p>Leg Avenue es una marca muy femenina y sexy que garantiza que todas las mujeres que usen sus trajes de lencería, medias o juegos de rol se sientan increíblemente hermosas y obtengan el tipo de confianza que toda mujer sexy y moderna merece tener.</text:p>
            <text:p/>
            <text:p><text:s/></text:p>
            <text:p/>
          </table:table-cell>
          <table:table-cell office:value-type="float" office:value="12.99" table:style-name="ce1">
            <text:p>12,99</text:p>
          </table:table-cell>
          <table:table-cell office:value-type="float" office:value="5.13" table:style-name="ce1">
            <text:p>5,1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85869.jpg">http://media.grutinet.com/articulos/or/or_85869.jpg</text:a></text:p>
          </table:table-cell>
          <table:table-cell office:value-type="string" table:style-name="ce4">
            <text:p><text:a xlink:href="http://media.grutinet.com/articulos/lg/lg_85869_0.jpg">http://media.grutinet.com/articulos/lg/lg_85869_0.jpg</text:a></text:p>
          </table:table-cell>
          <table:table-cell table:number-columns-repeated="2" table:style-name="ce2"/>
          <table:table-cell office:value-type="float" office:value="85869" table:style-name="ce1">
            <text:p>85869</text:p>
          </table:table-cell>
          <table:table-cell table:number-columns-repeated="7" table:style-name="ce2"/>
          <table:table-cell table:number-columns-repeated="16359"/>
        </table:table-row>
        <table:table-row table:style-name="ro2">
          <table:table-cell office:value-type="float" office:value="85870" table:style-name="ce1">
            <text:p>85870</text:p>
          </table:table-cell>
          <table:table-cell office:value-type="string" table:style-name="ce2">
            <text:p>LENCERIA</text:p>
          </table:table-cell>
          <table:table-cell office:value-type="string" table:style-name="ce2">
            <text:p>PANTYS</text:p>
          </table:table-cell>
          <table:table-cell office:value-type="string" table:style-name="ce2">
            <text:p>PANTYS DE RED DE RAYAS</text:p>
          </table:table-cell>
          <table:table-cell office:value-type="string" table:style-name="ce2">
            <text:p>LEG AVENUE</text:p>
          </table:table-cell>
          <table:table-cell office:value-type="string" table:style-name="ce3">
            <text:p>NET STRIPED PANTYHOSE</text:p>
            <text:p/>
            <text:p>Medias de red a rayas.</text:p>
            <text:p/>
            <text:p>Leg Avenue es una marca muy femenina y sexy que garantiza que todas las mujeres que usen sus trajes de lencería, medias o juegos de rol se sientan increíblemente hermosas y obtengan el tipo de confianza que toda mujer sexy y moderna merece tener.</text:p>
            <text:p/>
            <text:p><text:s/></text:p>
            <text:p/>
          </table:table-cell>
          <table:table-cell office:value-type="float" office:value="11.99" table:style-name="ce1">
            <text:p>11,99</text:p>
          </table:table-cell>
          <table:table-cell office:value-type="float" office:value="4.42" table:style-name="ce1">
            <text:p>4,4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85870.jpg">http://media.grutinet.com/articulos/or/or_85870.jpg</text:a></text:p>
          </table:table-cell>
          <table:table-cell office:value-type="string" table:style-name="ce4">
            <text:p><text:a xlink:href="http://media.grutinet.com/articulos/lg/lg_85870_0.jpg">http://media.grutinet.com/articulos/lg/lg_85870_0.jpg</text:a></text:p>
          </table:table-cell>
          <table:table-cell table:number-columns-repeated="2" table:style-name="ce2"/>
          <table:table-cell office:value-type="float" office:value="85870" table:style-name="ce1">
            <text:p>85870</text:p>
          </table:table-cell>
          <table:table-cell table:number-columns-repeated="7" table:style-name="ce2"/>
          <table:table-cell table:number-columns-repeated="16359"/>
        </table:table-row>
        <table:table-row table:style-name="ro2">
          <table:table-cell office:value-type="float" office:value="86558" table:style-name="ce1">
            <text:p>86558</text:p>
          </table:table-cell>
          <table:table-cell office:value-type="string" table:style-name="ce2">
            <text:p>JUGUETES XXX</text:p>
          </table:table-cell>
          <table:table-cell office:value-type="string" table:style-name="ce2">
            <text:p>PLUGS</text:p>
          </table:table-cell>
          <table:table-cell office:value-type="string" table:style-name="ce2">
            <text:p>PLUG DE SILICONA SWIRL CON 21X VIBRACIONES - AZUL</text:p>
          </table:table-cell>
          <table:table-cell office:value-type="string" table:style-name="ce2">
            <text:p>XR BRANDS</text:p>
          </table:table-cell>
          <table:table-cell office:value-type="string" table:style-name="ce3">
            <text:p>21X VIBRATING SILICONE SWIRL BUTT PLUG WITH REMOTE<text:s/></text:p>
            <text:p/>
            <text:p>¡Siente el poder sublime del Butt Plug de silicona Swirled de BANG Toy!</text:p>
            <text:p/>
            <text:p>Los 21 patrones de vibración diferentes, combinados con la sensación suave como la seda de su material de silicona, te brindan muchas opciones para jugar cuando te apetece. Este enchufe también es resistente al agua, lo que permite su uso en la ducha o el jacuzzi. La diversión nunca se detiene con este vibrador recargable USB, ya que también viene con un control remoto inalámbrico para un fácil uso en solitario o un emocionante juego en pareja.</text:p>
            <text:p/>
            <text:p>Juegue con confianza: este enchufe está hecho con silicona segura para el cuerpo, no porosa y libre de ftalatos. Use solo con lubricante a base de agua, el material de silicona es incompatible con los lubricantes a base de silicona.</text:p>
            <text:p/>
            <text:p>Características:</text:p>
            <text:p/>
            <text:p/>
            <text:p><text:s/>Dimensiones del producto <text:s text:c="3"/>10,6 x 6,2 x 3,6 cm</text:p>
            <text:p><text:s/>Peso del producto <text:s text:c="3"/>102 gram</text:p>
            <text:p><text:s/>Longitud insertable <text:s text:c="3"/>9,1 cm</text:p>
            <text:p><text:s/>Se requieren baterías <text:s text:c="3"/>1</text:p>
            <text:p><text:s/>Tipo de baterías <text:s text:c="3"/>CR2032</text:p>
            <text:p><text:s/>Baterías incluidas <text:s text:c="3"/>Sí</text:p>
            <text:p><text:s/>Recargable <text:s text:c="3"/>Sí</text:p>
            <text:p><text:s/>Tiempo de recarga <text:s text:c="3"/>90 min</text:p>
            <text:p><text:s/>Vida de la recarga de las baterías <text:s text:c="3"/>60 min</text:p>
            <text:p><text:s/>A prueba de agua <text:s text:c="3"/>Sí</text:p>
            <text:p><text:s/>A prueba de salpicaduras <text:s text:c="3"/>Sí</text:p>
            <text:p><text:s/>Libre de ftalato <text:s text:c="3"/>Sí</text:p>
            <text:p><text:s/>Materiales <text:s text:c="3"/>Silicone, ABS plastic</text:p>
            <text:p/>
            <text:p/>
          </table:table-cell>
          <table:table-cell office:value-type="float" office:value="104.95" table:style-name="ce1">
            <text:p>104,95</text:p>
          </table:table-cell>
          <table:table-cell office:value-type="float" office:value="32.61" table:style-name="ce1">
            <text:p>32,61</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6558.jpg">http://media.grutinet.com/articulos/or/or_86558.jpg</text:a></text:p>
          </table:table-cell>
          <table:table-cell office:value-type="string" table:style-name="ce4">
            <text:p><text:a xlink:href="http://media.grutinet.com/articulos/lg/lg_86558_0.jpg">http://media.grutinet.com/articulos/lg/lg_86558_0.jpg</text:a></text:p>
          </table:table-cell>
          <table:table-cell office:value-type="string" table:style-name="ce4">
            <text:p><text:a xlink:href="http://media.grutinet.com/articulos/lg/lg_86558_1.jpg">http://media.grutinet.com/articulos/lg/lg_86558_1.jpg</text:a></text:p>
          </table:table-cell>
          <table:table-cell office:value-type="string" table:style-name="ce4">
            <text:p><text:a xlink:href="http://media.grutinet.com/articulos/lg/lg_86558_2.jpg">http://media.grutinet.com/articulos/lg/lg_86558_2.jpg</text:a></text:p>
          </table:table-cell>
          <table:table-cell table:style-name="ce1"/>
          <table:table-cell office:value-type="string" table:style-name="ce4">
            <text:p><text:a xlink:href="http://media.grutinet.com/articulos/lg/lg_86558_3.jpg">http://media.grutinet.com/articulos/lg/lg_86558_3.jpg</text:a></text:p>
          </table:table-cell>
          <table:table-cell office:value-type="string" table:style-name="ce4">
            <text:p><text:a xlink:href="http://media.grutinet.com/articulos/lg/lg_86558_4.jpg">http://media.grutinet.com/articulos/lg/lg_86558_4.jpg</text:a></text:p>
          </table:table-cell>
          <table:table-cell office:value-type="string" table:style-name="ce4">
            <text:p><text:a xlink:href="http://media.grutinet.com/articulos/lg/lg_86558_5.jpg">http://media.grutinet.com/articulos/lg/lg_86558_5.jpg</text:a></text:p>
          </table:table-cell>
          <table:table-cell office:value-type="string" table:style-name="ce4">
            <text:p><text:a xlink:href="http://media.grutinet.com/articulos/lg/lg_86558_6.jpg">http://media.grutinet.com/articulos/lg/lg_86558_6.jpg</text:a></text:p>
          </table:table-cell>
          <table:table-cell table:number-columns-repeated="3" table:style-name="ce2"/>
          <table:table-cell table:number-columns-repeated="16359"/>
        </table:table-row>
        <table:table-row table:style-name="ro2">
          <table:table-cell office:value-type="float" office:value="86584" table:style-name="ce1">
            <text:p>86584</text:p>
          </table:table-cell>
          <table:table-cell office:value-type="string" table:style-name="ce2">
            <text:p>JUGUETES XXX</text:p>
          </table:table-cell>
          <table:table-cell office:value-type="string" table:style-name="ce2">
            <text:p>PLUGS</text:p>
          </table:table-cell>
          <table:table-cell office:value-type="string" table:style-name="ce2">
            <text:p>PLUG VIBRADOR DE BOLAS ANALES DE SILICONA - AZUL</text:p>
          </table:table-cell>
          <table:table-cell office:value-type="string" table:style-name="ce2">
            <text:p>XR BRANDS</text:p>
          </table:table-cell>
          <table:table-cell office:value-type="string" table:style-name="ce3">
            <text:p>VIBRATING SILICONE ANAL BEADS &amp; REMOTE CONTROL<text:s/></text:p>
            <text:p/>
            <text:p>¡Siente el poder sublime de las perlas anales de BANG Toy!</text:p>
            <text:p/>
            <text:p>Los 28 patrones de vibración diferentes, combinados con la sensación suave como la seda de su material de silicona, te brindan muchas opciones con las que jugar cuando te apetece.</text:p>
            <text:p/>
            <text:p>Su punta cónica hace que la inserción sea fácil y cómoda, y las múltiples cuentas le permiten llegar solo hasta donde lo desee. Estas cuentas también son impermeables, lo que permite su uso en la ducha o en el jacuzzi. La diversión nunca se detiene con este vibrador recargable USB, ya que también viene con un control remoto inalámbrico para un fácil uso en solitario o un emocionante juego en pareja.</text:p>
            <text:p/>
            <text:p>Juega con confianza: estas cuentas están hechas con silicona segura para el cuerpo, no porosa y libre de ftalatos.</text:p>
            <text:p>Usalo solo con lubricante a base de agua, el material de silicona es incompatible con los lubricantes a base de silicona.</text:p>
            <text:p/>
            <text:p>Características:</text:p>
            <text:p/>
            <text:p/>
            <text:p><text:s/>Dimensiones del producto: 21 x 8 x 3,6 cm</text:p>
            <text:p><text:s/>Longitud insertable: 16,5 cm</text:p>
            <text:p><text:s/>Se requieren baterías: 1</text:p>
            <text:p><text:s/>Tipo de baterías: CR2032</text:p>
            <text:p><text:s/>Baterías incluidas: Sí</text:p>
            <text:p><text:s/>Recargable: Sí</text:p>
            <text:p><text:s/>Tiempo de recarga: 60 min</text:p>
            <text:p><text:s/>Vida de la recarga de las baterías: 45 min</text:p>
            <text:p/>
            <text:p/>
          </table:table-cell>
          <table:table-cell office:value-type="float" office:value="77.95" table:style-name="ce1">
            <text:p>77,95</text:p>
          </table:table-cell>
          <table:table-cell office:value-type="float" office:value="24.3" table:style-name="ce1">
            <text:p>24,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6584.jpg">http://media.grutinet.com/articulos/or/or_86584.jpg</text:a></text:p>
          </table:table-cell>
          <table:table-cell office:value-type="string" table:style-name="ce4">
            <text:p><text:a xlink:href="http://media.grutinet.com/articulos/lg/lg_86584_0.jpg">http://media.grutinet.com/articulos/lg/lg_86584_0.jpg</text:a></text:p>
          </table:table-cell>
          <table:table-cell office:value-type="string" table:style-name="ce4">
            <text:p><text:a xlink:href="http://media.grutinet.com/articulos/lg/lg_86584_1.jpg">http://media.grutinet.com/articulos/lg/lg_86584_1.jpg</text:a></text:p>
          </table:table-cell>
          <table:table-cell office:value-type="string" table:style-name="ce4">
            <text:p><text:a xlink:href="http://media.grutinet.com/articulos/lg/lg_86584_2.jpg">http://media.grutinet.com/articulos/lg/lg_86584_2.jpg</text:a></text:p>
          </table:table-cell>
          <table:table-cell table:style-name="ce1"/>
          <table:table-cell office:value-type="string" table:style-name="ce4">
            <text:p><text:a xlink:href="http://media.grutinet.com/articulos/lg/lg_86584_3.jpg">http://media.grutinet.com/articulos/lg/lg_86584_3.jpg</text:a></text:p>
          </table:table-cell>
          <table:table-cell office:value-type="string" table:style-name="ce4">
            <text:p><text:a xlink:href="http://media.grutinet.com/articulos/lg/lg_86584_4.jpg">http://media.grutinet.com/articulos/lg/lg_86584_4.jpg</text:a></text:p>
          </table:table-cell>
          <table:table-cell office:value-type="string" table:style-name="ce4">
            <text:p><text:a xlink:href="http://media.grutinet.com/articulos/lg/lg_86584_5.jpg">http://media.grutinet.com/articulos/lg/lg_86584_5.jpg</text:a></text:p>
          </table:table-cell>
          <table:table-cell office:value-type="string" table:style-name="ce4">
            <text:p><text:a xlink:href="http://media.grutinet.com/articulos/lg/lg_86584_6.jpg">http://media.grutinet.com/articulos/lg/lg_86584_6.jpg</text:a></text:p>
          </table:table-cell>
          <table:table-cell office:value-type="string" table:style-name="ce4">
            <text:p><text:a xlink:href="http://media.grutinet.com/articulos/lg/lg_86584_7.jpg">http://media.grutinet.com/articulos/lg/lg_86584_7.jpg</text:a></text:p>
          </table:table-cell>
          <table:table-cell table:number-columns-repeated="2" table:style-name="ce2"/>
          <table:table-cell table:number-columns-repeated="16359"/>
        </table:table-row>
        <table:table-row table:style-name="ro2">
          <table:table-cell office:value-type="float" office:value="86587" table:style-name="ce1">
            <text:p>86587</text:p>
          </table:table-cell>
          <table:table-cell office:value-type="string" table:style-name="ce2">
            <text:p>JUGUETES XXX</text:p>
          </table:table-cell>
          <table:table-cell office:value-type="string" table:style-name="ce2">
            <text:p>ACCESORIOS PENE</text:p>
          </table:table-cell>
          <table:table-cell office:value-type="string" table:style-name="ce2">
            <text:p>BALA XL CON FUNDA DE SILICONA REMOLINO - NEGRO<text:s/></text:p>
          </table:table-cell>
          <table:table-cell office:value-type="string" table:style-name="ce2">
            <text:p>XR BRANDS</text:p>
          </table:table-cell>
          <table:table-cell office:value-type="string" table:style-name="ce3">
            <text:p>XL BULLET &amp; SWIRL SILICONE SLEEVE - BLACK</text:p>
            <text:p/>
            <text:p>¿Te encanta la idea de XL Bullet de BANG Toy, pero quieres un poco más de versatilidad? ¡No busques más!</text:p>
            <text:p/>
            <text:p>Incluye la bala XL, así como una funda de silicona que se puede deslizar hacia abajo sobre la bala para agregar textura de inserción. ¡Las crestas arremolinadas seguramente te volverán loco!</text:p>
            <text:p/>
            <text:p>Juega con confianza: esta funda está hecha con silicona segura para el cuerpo, no porosa y libre de ftalatos.</text:p>
            <text:p>Usalo solo con lubricante a base de agua, el material de silicona es incompatible con los lubricantes a base de silicona.</text:p>
            <text:p/>
            <text:p>Dimensiones del producto: 24 x 4,3 x 4,3 cm</text:p>
            <text:p>Longitud insertable : 20,3 cm</text:p>
            <text:p>Recargable: Sí</text:p>
            <text:p>Tiempo de recarga: 120 min</text:p>
            <text:p/>
          </table:table-cell>
          <table:table-cell office:value-type="float" office:value="92.95" table:style-name="ce1">
            <text:p>92,95</text:p>
          </table:table-cell>
          <table:table-cell office:value-type="float" office:value="28.89" table:style-name="ce1">
            <text:p>28,8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6587.jpg">http://media.grutinet.com/articulos/or/or_86587.jpg</text:a></text:p>
          </table:table-cell>
          <table:table-cell office:value-type="string" table:style-name="ce4">
            <text:p><text:a xlink:href="http://media.grutinet.com/articulos/lg/lg_86587_0.jpg">http://media.grutinet.com/articulos/lg/lg_86587_0.jpg</text:a></text:p>
          </table:table-cell>
          <table:table-cell office:value-type="string" table:style-name="ce4">
            <text:p><text:a xlink:href="http://media.grutinet.com/articulos/lg/lg_86587_1.jpg">http://media.grutinet.com/articulos/lg/lg_86587_1.jpg</text:a></text:p>
          </table:table-cell>
          <table:table-cell office:value-type="string" table:style-name="ce4">
            <text:p><text:a xlink:href="http://media.grutinet.com/articulos/lg/lg_86587_2.jpg">http://media.grutinet.com/articulos/lg/lg_86587_2.jpg</text:a></text:p>
          </table:table-cell>
          <table:table-cell table:style-name="ce1"/>
          <table:table-cell office:value-type="string" table:style-name="ce4">
            <text:p><text:a xlink:href="http://media.grutinet.com/articulos/lg/lg_86587_3.jpg">http://media.grutinet.com/articulos/lg/lg_86587_3.jpg</text:a></text:p>
          </table:table-cell>
          <table:table-cell office:value-type="string" table:style-name="ce4">
            <text:p><text:a xlink:href="http://media.grutinet.com/articulos/lg/lg_86587_4.jpg">http://media.grutinet.com/articulos/lg/lg_86587_4.jpg</text:a></text:p>
          </table:table-cell>
          <table:table-cell office:value-type="string" table:style-name="ce4">
            <text:p><text:a xlink:href="http://media.grutinet.com/articulos/lg/lg_86587_5.jpg">http://media.grutinet.com/articulos/lg/lg_86587_5.jpg</text:a></text:p>
          </table:table-cell>
          <table:table-cell office:value-type="string" table:style-name="ce4">
            <text:p><text:a xlink:href="http://media.grutinet.com/articulos/lg/lg_86587_6.jpg">http://media.grutinet.com/articulos/lg/lg_86587_6.jpg</text:a></text:p>
          </table:table-cell>
          <table:table-cell office:value-type="string" table:style-name="ce4">
            <text:p><text:a xlink:href="http://media.grutinet.com/articulos/lg/lg_86587_7.jpg">http://media.grutinet.com/articulos/lg/lg_86587_7.jpg</text:a></text:p>
          </table:table-cell>
          <table:table-cell table:number-columns-repeated="2" table:style-name="ce2"/>
          <table:table-cell table:number-columns-repeated="16359"/>
        </table:table-row>
        <table:table-row table:style-name="ro2">
          <table:table-cell office:value-type="float" office:value="86589" table:style-name="ce1">
            <text:p>86589</text:p>
          </table:table-cell>
          <table:table-cell office:value-type="string" table:style-name="ce2">
            <text:p>JUGUETES XXX</text:p>
          </table:table-cell>
          <table:table-cell office:value-type="string" table:style-name="ce2">
            <text:p>BOLAS Y HUEVOS</text:p>
          </table:table-cell>
          <table:table-cell office:value-type="string" table:style-name="ce2">
            <text:p>BALA XL MÁS FUNDA SILICONA CONEJITO - ROSA<text:s/></text:p>
          </table:table-cell>
          <table:table-cell office:value-type="string" table:style-name="ce2">
            <text:p>XR BRANDS</text:p>
          </table:table-cell>
          <table:table-cell office:value-type="string" table:style-name="ce3">
            <text:p>XL BULLET AND RABBIT SILICONE SLEEVE - PINK</text:p>
            <text:p/>
            <text:p>¿Te encanta la idea de XL Bullet de BANG Toy, pero quieres un poco más de versatilidad? ¡No busques más!</text:p>
            <text:p/>
            <text:p>Incluye la bala XL, así como una funda de silicona que se puede deslizar hacia abajo sobre la bala para agregar textura de inserción. ¡La punta curva y el estimulador de conejo seguramente te volverán loca!</text:p>
            <text:p>Juega con confianza: esta funda está hecha con silicona segura para el cuerpo, no porosa y libre de ftalatos.</text:p>
            <text:p/>
            <text:p>Usalo solo con lubricante a base de agua, el material de silicona es incompatible con los lubricantes a base de silicona.</text:p>
            <text:p/>
            <text:p>Dimensiones del producto: 23,6 x 7,6 x 4,3 cm</text:p>
            <text:p>Longitud insertable: 14,7 cm</text:p>
            <text:p>Recargable: Sí</text:p>
            <text:p>Tiempo de recarga: 120 min</text:p>
            <text:p/>
          </table:table-cell>
          <table:table-cell office:value-type="float" office:value="104.95" table:style-name="ce1">
            <text:p>104,95</text:p>
          </table:table-cell>
          <table:table-cell office:value-type="float" office:value="32.549999999999997" table:style-name="ce1">
            <text:p>32,55</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6589.jpg">http://media.grutinet.com/articulos/or/or_86589.jpg</text:a></text:p>
          </table:table-cell>
          <table:table-cell office:value-type="string" table:style-name="ce4">
            <text:p><text:a xlink:href="http://media.grutinet.com/articulos/lg/lg_86589_0.jpg">http://media.grutinet.com/articulos/lg/lg_86589_0.jpg</text:a></text:p>
          </table:table-cell>
          <table:table-cell office:value-type="string" table:style-name="ce4">
            <text:p><text:a xlink:href="http://media.grutinet.com/articulos/lg/lg_86589_1.jpg">http://media.grutinet.com/articulos/lg/lg_86589_1.jpg</text:a></text:p>
          </table:table-cell>
          <table:table-cell office:value-type="string" table:style-name="ce4">
            <text:p><text:a xlink:href="http://media.grutinet.com/articulos/lg/lg_86589_2.jpg">http://media.grutinet.com/articulos/lg/lg_86589_2.jpg</text:a></text:p>
          </table:table-cell>
          <table:table-cell table:style-name="ce1"/>
          <table:table-cell office:value-type="string" table:style-name="ce4">
            <text:p><text:a xlink:href="http://media.grutinet.com/articulos/lg/lg_86589_3.jpg">http://media.grutinet.com/articulos/lg/lg_86589_3.jpg</text:a></text:p>
          </table:table-cell>
          <table:table-cell office:value-type="string" table:style-name="ce4">
            <text:p><text:a xlink:href="http://media.grutinet.com/articulos/lg/lg_86589_4.jpg">http://media.grutinet.com/articulos/lg/lg_86589_4.jpg</text:a></text:p>
          </table:table-cell>
          <table:table-cell office:value-type="string" table:style-name="ce4">
            <text:p><text:a xlink:href="http://media.grutinet.com/articulos/lg/lg_86589_5.jpg">http://media.grutinet.com/articulos/lg/lg_86589_5.jpg</text:a></text:p>
          </table:table-cell>
          <table:table-cell office:value-type="string" table:style-name="ce4">
            <text:p><text:a xlink:href="http://media.grutinet.com/articulos/lg/lg_86589_6.jpg">http://media.grutinet.com/articulos/lg/lg_86589_6.jpg</text:a></text:p>
          </table:table-cell>
          <table:table-cell office:value-type="string" table:style-name="ce4">
            <text:p><text:a xlink:href="http://media.grutinet.com/articulos/lg/lg_86589_7.jpg">http://media.grutinet.com/articulos/lg/lg_86589_7.jpg</text:a></text:p>
          </table:table-cell>
          <table:table-cell table:number-columns-repeated="2" table:style-name="ce2"/>
          <table:table-cell table:number-columns-repeated="16359"/>
        </table:table-row>
        <table:table-row table:style-name="ro2">
          <table:table-cell office:value-type="float" office:value="86590" table:style-name="ce1">
            <text:p>86590</text:p>
          </table:table-cell>
          <table:table-cell office:value-type="string" table:style-name="ce2">
            <text:p>JUGUETES XXX</text:p>
          </table:table-cell>
          <table:table-cell office:value-type="string" table:style-name="ce2">
            <text:p>BOLAS Y HUEVOS</text:p>
          </table:table-cell>
          <table:table-cell office:value-type="string" table:style-name="ce2">
            <text:p>BALA XL MÁS FUNDA DE SILICONA CON ONDAS - MORADO<text:s/></text:p>
          </table:table-cell>
          <table:table-cell office:value-type="string" table:style-name="ce2">
            <text:p>XR BRANDS</text:p>
          </table:table-cell>
          <table:table-cell office:value-type="string" table:style-name="ce3">
            <text:p>XL BULLET AND WAVY SILICONE SLEEVE - PURPLE</text:p>
            <text:p/>
            <text:p>¿Te encanta la idea de XL Bullet de BANG Toy, pero quieres un poco más de versatilidad?</text:p>
            <text:p>¡No busques más!</text:p>
            <text:p/>
            <text:p>Incluye la bala XL, así como una funda de silicona que se puede deslizar hacia abajo sobre la bala para agregar textura de inserción. ¡La punta curva y los suaves golpes seguramente te volverán locX!</text:p>
            <text:p/>
            <text:p>Juega con confianza: esta funda está hecha con silicona segura para el cuerpo, no porosa y libre de ftalatos. Usalo solo con lubricante a base de agua, el material de silicona es incompatible con los lubricantes a base de silicona.</text:p>
            <text:p/>
            <text:p>Características:</text:p>
            <text:p/>
            <text:p/>
            <text:p><text:s/>Dimensiones del producto <text:s text:c="3"/>25 x 4,5 x 4,5 cm</text:p>
            <text:p><text:s/>Peso del producto <text:s text:c="3"/>300 gram</text:p>
            <text:p><text:s/>Longitud insertable <text:s text:c="3"/>20,8 cm</text:p>
            <text:p><text:s/>Recargable <text:s text:c="3"/>Sí</text:p>
            <text:p><text:s/>Tiempo de recarga <text:s text:c="3"/>120 min</text:p>
            <text:p><text:s/>Vida de la recarga de las baterías <text:s text:c="3"/>60 min</text:p>
            <text:p><text:s/>A prueba de agua <text:s text:c="3"/>Sí</text:p>
            <text:p><text:s/>A prueba de salpicaduras <text:s text:c="3"/>Sí</text:p>
            <text:p><text:s/>Libre de ftalato <text:s text:c="3"/>Sí</text:p>
            <text:p><text:s/>Materiales <text:s text:c="3"/>Silicone, ABS plastic</text:p>
            <text:p/>
            <text:p/>
          </table:table-cell>
          <table:table-cell office:value-type="float" office:value="104.95" table:style-name="ce1">
            <text:p>104,95</text:p>
          </table:table-cell>
          <table:table-cell office:value-type="float" office:value="32.549999999999997" table:style-name="ce1">
            <text:p>32,5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6590.jpg">http://media.grutinet.com/articulos/or/or_86590.jpg</text:a></text:p>
          </table:table-cell>
          <table:table-cell office:value-type="string" table:style-name="ce4">
            <text:p><text:a xlink:href="http://media.grutinet.com/articulos/lg/lg_86590_0.jpg">http://media.grutinet.com/articulos/lg/lg_86590_0.jpg</text:a></text:p>
          </table:table-cell>
          <table:table-cell office:value-type="string" table:style-name="ce4">
            <text:p><text:a xlink:href="http://media.grutinet.com/articulos/lg/lg_86590_1.jpg">http://media.grutinet.com/articulos/lg/lg_86590_1.jpg</text:a></text:p>
          </table:table-cell>
          <table:table-cell office:value-type="string" table:style-name="ce4">
            <text:p><text:a xlink:href="http://media.grutinet.com/articulos/lg/lg_86590_2.jpg">http://media.grutinet.com/articulos/lg/lg_86590_2.jpg</text:a></text:p>
          </table:table-cell>
          <table:table-cell table:style-name="ce1"/>
          <table:table-cell office:value-type="string" table:style-name="ce4">
            <text:p><text:a xlink:href="http://media.grutinet.com/articulos/lg/lg_86590_3.jpg">http://media.grutinet.com/articulos/lg/lg_86590_3.jpg</text:a></text:p>
          </table:table-cell>
          <table:table-cell office:value-type="string" table:style-name="ce4">
            <text:p><text:a xlink:href="http://media.grutinet.com/articulos/lg/lg_86590_4.jpg">http://media.grutinet.com/articulos/lg/lg_86590_4.jpg</text:a></text:p>
          </table:table-cell>
          <table:table-cell office:value-type="string" table:style-name="ce4">
            <text:p><text:a xlink:href="http://media.grutinet.com/articulos/lg/lg_86590_5.jpg">http://media.grutinet.com/articulos/lg/lg_86590_5.jpg</text:a></text:p>
          </table:table-cell>
          <table:table-cell office:value-type="string" table:style-name="ce4">
            <text:p><text:a xlink:href="http://media.grutinet.com/articulos/lg/lg_86590_6.jpg">http://media.grutinet.com/articulos/lg/lg_86590_6.jpg</text:a></text:p>
          </table:table-cell>
          <table:table-cell office:value-type="string" table:style-name="ce4">
            <text:p><text:a xlink:href="http://media.grutinet.com/articulos/lg/lg_86590_7.jpg">http://media.grutinet.com/articulos/lg/lg_86590_7.jpg</text:a></text:p>
          </table:table-cell>
          <table:table-cell table:number-columns-repeated="2" table:style-name="ce2"/>
          <table:table-cell table:number-columns-repeated="16359"/>
        </table:table-row>
        <table:table-row table:style-name="ro2">
          <table:table-cell office:value-type="float" office:value="86635" table:style-name="ce1">
            <text:p>86635</text:p>
          </table:table-cell>
          <table:table-cell office:value-type="string" table:style-name="ce2">
            <text:p>ACEITES Y LUBRICANTES</text:p>
          </table:table-cell>
          <table:table-cell office:value-type="string" table:style-name="ce2">
            <text:p>LUBRICANTES</text:p>
          </table:table-cell>
          <table:table-cell office:value-type="string" table:style-name="ce2">
            <text:p>LUBRICANTE DE FRESA - 5L</text:p>
          </table:table-cell>
          <table:table-cell office:value-type="string" table:style-name="ce2">
            <text:p>PHARMQUESTS</text:p>
          </table:table-cell>
          <table:table-cell office:value-type="string" table:style-name="ce3">
            <text:p>STRAWBERRY LUBRICANT - 5L</text:p>
            <text:p/>
            <text:p>El lubricante de fresa es un lubricante a base de agua con sabor a fresa.</text:p>
            <text:p/>
            <text:p>Adecuado para usar con condones de látex.</text:p>
            <text:p/>
            <text:p>Probado dermatológicamente.</text:p>
            <text:p/>
            <text:p>Instrucciones de uso: aplique la cantidad de gel que desee en la parte del cuerpo que desee y repita tantas veces como desee.</text:p>
            <text:p/>
            <text:p>Mantener fuera del alcance de los niños pequeños.</text:p>
            <text:p/>
            <text:p>Almacenar en un lugar fresco y oscuro.</text:p>
            <text:p/>
          </table:table-cell>
          <table:table-cell office:value-type="float" office:value="136.94999999999999" table:style-name="ce1">
            <text:p>136,95</text:p>
          </table:table-cell>
          <table:table-cell office:value-type="float" office:value="44.82" table:style-name="ce1">
            <text:p>44,82</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6635.jpg">http://media.grutinet.com/articulos/or/or_86635.jpg</text:a></text:p>
          </table:table-cell>
          <table:table-cell office:value-type="string" table:style-name="ce4">
            <text:p><text:a xlink:href="http://media.grutinet.com/articulos/lg/lg_86635_0.jpg">http://media.grutinet.com/articulos/lg/lg_86635_0.jpg</text:a></text:p>
          </table:table-cell>
          <table:table-cell office:value-type="string" table:style-name="ce4">
            <text:p><text:a xlink:href="http://media.grutinet.com/articulos/lg/lg_86635_1.jpg">http://media.grutinet.com/articulos/lg/lg_86635_1.jpg</text:a></text:p>
          </table:table-cell>
          <table:table-cell office:value-type="string" table:style-name="ce4">
            <text:p><text:a xlink:href="http://media.grutinet.com/articulos/lg/lg_86635_2.jpg">http://media.grutinet.com/articulos/lg/lg_86635_2.jpg</text:a></text:p>
          </table:table-cell>
          <table:table-cell table:style-name="ce1"/>
          <table:table-cell office:value-type="string" table:style-name="ce4">
            <text:p><text:a xlink:href="http://media.grutinet.com/articulos/lg/lg_86635_3.jpg">http://media.grutinet.com/articulos/lg/lg_86635_3.jpg</text:a></text:p>
          </table:table-cell>
          <table:table-cell table:number-columns-repeated="6" table:style-name="ce2"/>
          <table:table-cell table:number-columns-repeated="16359"/>
        </table:table-row>
        <table:table-row table:style-name="ro2">
          <table:table-cell office:value-type="float" office:value="86761" table:style-name="ce1">
            <text:p>86761</text:p>
          </table:table-cell>
          <table:table-cell office:value-type="string" table:style-name="ce2">
            <text:p>JUGUETES XXX</text:p>
          </table:table-cell>
          <table:table-cell office:value-type="string" table:style-name="ce2">
            <text:p>ARNESES</text:p>
          </table:table-cell>
          <table:table-cell office:value-type="string" table:style-name="ce2">
            <text:p>KIT DUAL DENSITY ULTRASKYN VIBRADOR PARA PRINCIPIANTES - CHOCOLATE</text:p>
          </table:table-cell>
          <table:table-cell office:value-type="string" table:style-name="ce2">
            <text:p>DOC JOHNSON</text:p>
          </table:table-cell>
          <table:table-cell office:value-type="string" table:style-name="ce3">
            <text:p>VIBRATING DUAL DENSITY STARTER SET<text:s/></text:p>
            <text:p/>
            <text:p>Su experiencia perfecta con el cinturón está asegurada con la línea de lujo de Doc Johnson de juegos completos Vac-U-Lock Deluxe. El juego ULTRASKYN de doble densidad Vac-U-Lock es una inversión sólida para actualizar o comenzar su colección de accesorios con correa, que ofrece múltiples opciones en una caja a través de un arnés completo con juntas tóricas extraíbles, un Vac-U vibrador recargable de 7 funciones, un enchufe con control remoto, tres accesorios ULTRASKYN y una botella de lubricante a base de agua Mood.</text:p>
            <text:p/>
            <text:p>Estos accesorios de doble densidad realistas, un Dong delgado de 18 cm, un Dong espiral de 15 cm y un Dong texturizado de 14 cm, se calientan a la temperatura corporal con el uso y cuentan con un exterior suave que da paso a un núcleo interno firme, recreando la sensación de un pene erecto real. Los accesorios se pueden usar con el arnés, la ventosa giratoria de 360&amp;ordm; incluida y cualquier otro accesorio o arnés en la línea.</text:p>
            <text:p/>
            <text:p>El juego de inicio de doble densidad Vac-U-Lock también incluye el limpiador de juguetes naturales Doc Johnson y el polvo de refresco ULTRASKYN para mantener de manera adecuada e higiénica sus accesorios ULTRASKYN de doble densidad. Cada producto en el sistema patentado Vac-U-Lock está diseñado para ayudarlo a crear cualquier correa o juguete que desee, y es tan simple como colocar el accesorio que elija.</text:p>
            <text:p/>
            <text:p>Características:</text:p>
            <text:p/>
            <text:p/>
            <text:p><text:s/>7 velocidades</text:p>
            <text:p><text:s/>Recargable con USB</text:p>
            <text:p><text:s/>Tiempo de carga: 90 min</text:p>
            <text:p><text:s/>Duración de la carga: 120 min</text:p>
            <text:p><text:s/>Resistente al agua</text:p>
            <text:p><text:s/>Material: TPE</text:p>
            <text:p/>
            <text:p/>
            <text:p><text:s/></text:p>
            <text:p/>
          </table:table-cell>
          <table:table-cell office:value-type="float" office:value="261.95" table:style-name="ce1">
            <text:p>261,95</text:p>
          </table:table-cell>
          <table:table-cell office:value-type="float" office:value="81.22" table:style-name="ce1">
            <text:p>81,2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6761.jpg">http://media.grutinet.com/articulos/or/or_86761.jpg</text:a></text:p>
          </table:table-cell>
          <table:table-cell office:value-type="string" table:style-name="ce4">
            <text:p><text:a xlink:href="http://media.grutinet.com/articulos/lg/lg_86761_0.jpg">http://media.grutinet.com/articulos/lg/lg_86761_0.jpg</text:a></text:p>
          </table:table-cell>
          <table:table-cell office:value-type="string" table:style-name="ce4">
            <text:p><text:a xlink:href="http://media.grutinet.com/articulos/lg/lg_86761_1.jpg">http://media.grutinet.com/articulos/lg/lg_86761_1.jpg</text:a></text:p>
          </table:table-cell>
          <table:table-cell office:value-type="string" table:style-name="ce4">
            <text:p><text:a xlink:href="http://media.grutinet.com/articulos/lg/lg_86761_2.jpg">http://media.grutinet.com/articulos/lg/lg_86761_2.jpg</text:a></text:p>
          </table:table-cell>
          <table:table-cell table:style-name="ce1"/>
          <table:table-cell office:value-type="string" table:style-name="ce4">
            <text:p><text:a xlink:href="http://media.grutinet.com/articulos/lg/lg_86761_3.jpg">http://media.grutinet.com/articulos/lg/lg_86761_3.jpg</text:a></text:p>
          </table:table-cell>
          <table:table-cell table:number-columns-repeated="6" table:style-name="ce2"/>
          <table:table-cell table:number-columns-repeated="16359"/>
        </table:table-row>
        <table:table-row table:style-name="ro2">
          <table:table-cell office:value-type="float" office:value="86771" table:style-name="ce1">
            <text:p>86771</text:p>
          </table:table-cell>
          <table:table-cell office:value-type="string" table:style-name="ce2">
            <text:p>JUGUETES XXX</text:p>
          </table:table-cell>
          <table:table-cell office:value-type="string" table:style-name="ce2">
            <text:p>PLUGS</text:p>
          </table:table-cell>
          <table:table-cell office:value-type="string" table:style-name="ce2">
            <text:p>TRIPLET PLUG DE CUENTAS ANALES TRIPLE - FUCSIA</text:p>
          </table:table-cell>
          <table:table-cell office:value-type="string" table:style-name="ce2">
            <text:p>B-VIBE</text:p>
          </table:table-cell>
          <table:table-cell office:value-type="string" table:style-name="ce3">
            <text:p>TRIPLET ANAL BEADS<text:s/></text:p>
            <text:p/>
            <text:p>Plug de cuentas anales triple: las únicas cuentas anales premium que cuentan con tres cuentas flexibles de tamaño cónico, un mango fácil de agarrar y dos motores potentes.</text:p>
            <text:p/>
            <text:p>Considerado por Bustle como el juguete sexual para probar si eres nuevo en el sexo anal, las cuentas triples anales son perfectas para los fanáticos nuevos o experimentados del juego anal. Experimente con el placer de 6 niveles de vibración y 15 patrones de vibración y lleve sus orgasmos anales al siguiente nivel.</text:p>
            <text:p/>
            <text:p>Hecho de silicona 100% segura para el cuerpo, desplácese hacia abajo para saber por qué Women&amp;#39;s Health nombró al Triplet entre los mejores tapones.</text:p>
            <text:p>Una de las mejores cosas del juego anal es que las personas de cualquier género y orientación pueden disfrutarlo, no solo los hombres homosexuales. Y con ese hecho en mente, permítanos presentarle el mejor juguete sexual para probar si es nuevo en el juego anal: las cuentas triples anales.</text:p>
            <text:p/>
            <text:p>Perfecto para principiantes y usuarios avanzados: las cuentas triples anales comienzan lo suficientemente pequeñas como para ser el mejor amigo de un principiante, pero también cuentan con una cuenta mediana y más grande para cuando esté listo para llevar sus aventuras de juego anal al siguiente nivel. Consejo profesional: no tienes que ponerlos todos a la vez.</text:p>
            <text:p/>
            <text:p>Cuentas anales fáciles de insertar: el extremo cónico de las cuentas anales Triplet lo convierte en un juguete que es extremadamente fácil de insertar: ¡entra y se pone en funcionamiento! Siempre aplique una cantidad abundante de lubricante a base de agua antes de comenzar.</text:p>
            <text:p/>
            <text:p>6 niveles de vibración y 15 patrones de vibración - Entonces, ¿qué pasa con las vibraciones?, Te escuchamos preguntar. Lo sorprendente de la vibración es que no solo es una sensación placentera, sino que también relaja los músculos, que es exactamente lo que quieres hacer durante el juego anal.</text:p>
            <text:p/>
            <text:p>Control remoto para orgasmos con manos libres: el beneficio adicional de las cuentas triples anales es la tecnología de control remoto de un toque que funciona hasta a un metro de distancia. Experimente solo o pase el control remoto a su compañero para cambiar la dinámica de potencia en el dormitorio. ¡Las posibilidades son infinitas!</text:p>
            <text:p/>
            <text:p>100% seguro para el cuerpo: las cuentas triples anales están hechas de silicona premium de grado médico. Son hipoalergénicos, sin ftalatos, sin látex y completamente no porosos. Sugerencia: vea el punto a continuación.</text:p>
            <text:p/>
            <text:p>Resistente a salpicaduras y a la ducha: ¡el sexo en la ducha es mucho mejor! Las cuentas triples anales son a prueba de salpicaduras, lo que significa que pueden repeler las gotas de agua de una ducha, pero no pueden sumergirse por completo en una bañera o piscina.</text:p>
            <text:p/>
            <text:p>Juguete sexual apto para viajes: la colección de juguetes anales vibrantes de b-Vibe incluye un práctico estuche de viaje para llevar en sus próximas vacaciones. ¡Active el candado de viaje en sus cuentas triples anales y diga adiós a esos entrometidos agentes de la TSA!</text:p>
            <text:p/>
            <text:p>Garantía de 1 año / Garantía de por vida: los juguetes sexuales son caros, lo conseguimos. Es por eso que en b-Vibe, cubrimos todos los defectos de mano de obra o material bajo uso y cuidado normales durante un período de 12 meses. También hemos introducido recientemente una garantía de calidad de por vida para tranquilizarlo.</text:p>
            <text:p/>
            <text:p>Características:</text:p>
            <text:p/>
            <text:p/>
            <text:p><text:s/>Dimensiones del producto: 13,5 x 6,4 x 3 cm</text:p>
            <text:p><text:s/>Peso del producto: 76,80 gr</text:p>
            <text:p><text:s/>Diámetro del producto: 2,9 cm</text:p>
            <text:p><text:s/>Longitud insertable: 11,7 cm</text:p>
            <text:p><text:s/>Tipos de velocidad: 6</text:p>
            <text:p><text:s/>Se requieren baterías: 1</text:p>
            <text:p><text:s/>Tipo de baterías: Lithium Ion</text:p>
            <text:p><text:s/>Baterías incluidas: Sí</text:p>
            <text:p><text:s/>Recargable: Sí</text:p>
            <text:p><text:s/>Tiempo de recarga: 60 min</text:p>
            <text:p><text:s/>Vida de la recarga de las baterías: 120 min</text:p>
            <text:p><text:s/>A prueba de agua: Sí</text:p>
            <text:p><text:s/>Materiales: Silicona</text:p>
            <text:p/>
            <text:p/>
          </table:table-cell>
          <table:table-cell office:value-type="float" office:value="144.94999999999999" table:style-name="ce1">
            <text:p>144,95</text:p>
          </table:table-cell>
          <table:table-cell office:value-type="float" office:value="89.9" table:style-name="ce1">
            <text:p>89,9</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6771.jpg">http://media.grutinet.com/articulos/or/or_86771.jpg</text:a></text:p>
          </table:table-cell>
          <table:table-cell office:value-type="string" table:style-name="ce4">
            <text:p><text:a xlink:href="http://media.grutinet.com/articulos/lg/lg_86771_0.jpg">http://media.grutinet.com/articulos/lg/lg_86771_0.jpg</text:a></text:p>
          </table:table-cell>
          <table:table-cell office:value-type="string" table:style-name="ce4">
            <text:p><text:a xlink:href="http://media.grutinet.com/articulos/lg/lg_86771_1.jpg">http://media.grutinet.com/articulos/lg/lg_86771_1.jpg</text:a></text:p>
          </table:table-cell>
          <table:table-cell office:value-type="string" table:style-name="ce4">
            <text:p><text:a xlink:href="http://media.grutinet.com/articulos/lg/lg_86771_2.jpg">http://media.grutinet.com/articulos/lg/lg_86771_2.jpg</text:a></text:p>
          </table:table-cell>
          <table:table-cell table:style-name="ce1"/>
          <table:table-cell office:value-type="string" table:style-name="ce4">
            <text:p><text:a xlink:href="http://media.grutinet.com/articulos/lg/lg_86771_3.jpg">http://media.grutinet.com/articulos/lg/lg_86771_3.jpg</text:a></text:p>
          </table:table-cell>
          <table:table-cell table:number-columns-repeated="6" table:style-name="ce2"/>
          <table:table-cell table:number-columns-repeated="16359"/>
        </table:table-row>
        <table:table-row table:style-name="ro2">
          <table:table-cell office:value-type="float" office:value="86778" table:style-name="ce1">
            <text:p>86778</text:p>
          </table:table-cell>
          <table:table-cell office:value-type="string" table:style-name="ce2">
            <text:p>JUGUETES XXX</text:p>
          </table:table-cell>
          <table:table-cell office:value-type="string" table:style-name="ce2">
            <text:p>PLUGS</text:p>
          </table:table-cell>
          <table:table-cell office:value-type="string" table:style-name="ce2">
            <text:p>SNUG PLUG 2 - MORADO</text:p>
          </table:table-cell>
          <table:table-cell office:value-type="string" table:style-name="ce2">
            <text:p>B-VIBE</text:p>
          </table:table-cell>
          <table:table-cell office:value-type="string" table:style-name="ce3">
            <text:p>SNUG PLUG 2<text:s/></text:p>
            <text:p/>
            <text:p>Úsalo durante el sexo en pareja o disfruta discretamente de una estimulación prolongada. Los tapones de seguridad están hechos de silicona sin costuras segura para el cuerpo y cuentan con un cuello grueso y flexible y un mango de agarre suave.</text:p>
            <text:p/>
            <text:p/>
            <text:p><text:s/>Tapón trasero de silicona sin costura</text:p>
            <text:p><text:s/>Diseñado para un uso discreto del extensor</text:p>
            <text:p><text:s/>Borde redondeado para una fácil inserción</text:p>
            <text:p><text:s/>Precisión para sensaciones eróticas.</text:p>
            <text:p><text:s/>Las bolas pesadas proporcionan una sensación sensual de plenitud.</text:p>
            <text:p><text:s/>Delgado cuello flexible de 1 cm</text:p>
            <text:p><text:s/>Cómodo mango de agarre suave</text:p>
            <text:p><text:s/>Completamente impermeable</text:p>
            <text:p><text:s/>Incluye estuche de viaje / almacenamiento</text:p>
            <text:p><text:s/>Se incluye una copia de nuestra Guía de Juego Anal</text:p>
            <text:p><text:s/>1 año de garantía sin problemas</text:p>
            <text:p><text:s/>Resistente al agua</text:p>
            <text:p/>
            <text:p/>
            <text:p>Medidas:</text:p>
            <text:p/>
            <text:p/>
            <text:p><text:s/>Totales: 11,5 x 5,6 x 3,1 cm</text:p>
            <text:p><text:s/>Diámetro: 3,1 cm</text:p>
            <text:p><text:s/>Longitud insertable: 10,5 cm</text:p>
            <text:p/>
            <text:p/>
          </table:table-cell>
          <table:table-cell office:value-type="float" office:value="54.95" table:style-name="ce1">
            <text:p>54,95</text:p>
          </table:table-cell>
          <table:table-cell office:value-type="float" office:value="34.1" table:style-name="ce1">
            <text:p>34,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6778.jpg">http://media.grutinet.com/articulos/or/or_86778.jpg</text:a></text:p>
          </table:table-cell>
          <table:table-cell office:value-type="string" table:style-name="ce4">
            <text:p><text:a xlink:href="http://media.grutinet.com/articulos/lg/lg_86778_0.jpg">http://media.grutinet.com/articulos/lg/lg_86778_0.jpg</text:a></text:p>
          </table:table-cell>
          <table:table-cell office:value-type="string" table:style-name="ce4">
            <text:p><text:a xlink:href="http://media.grutinet.com/articulos/lg/lg_86778_1.jpg">http://media.grutinet.com/articulos/lg/lg_86778_1.jpg</text:a></text:p>
          </table:table-cell>
          <table:table-cell office:value-type="string" table:style-name="ce4">
            <text:p><text:a xlink:href="http://media.grutinet.com/articulos/lg/lg_86778_2.jpg">http://media.grutinet.com/articulos/lg/lg_86778_2.jpg</text:a></text:p>
          </table:table-cell>
          <table:table-cell table:style-name="ce1"/>
          <table:table-cell office:value-type="string" table:style-name="ce4">
            <text:p><text:a xlink:href="http://media.grutinet.com/articulos/lg/lg_86778_3.jpg">http://media.grutinet.com/articulos/lg/lg_86778_3.jpg</text:a></text:p>
          </table:table-cell>
          <table:table-cell table:number-columns-repeated="6" table:style-name="ce2"/>
          <table:table-cell table:number-columns-repeated="16359"/>
        </table:table-row>
        <table:table-row table:style-name="ro2">
          <table:table-cell office:value-type="float" office:value="86806" table:style-name="ce1">
            <text:p>86806</text:p>
          </table:table-cell>
          <table:table-cell office:value-type="string" table:style-name="ce2">
            <text:p>JUGUETES XXX</text:p>
          </table:table-cell>
          <table:table-cell office:value-type="string" table:style-name="ce2">
            <text:p>VIBRADORES</text:p>
          </table:table-cell>
          <table:table-cell office:value-type="string" table:style-name="ce2">
            <text:p>LE WAND - RIPPLE WEIGHTED ACOPLE PARA VARITA VIBRADORA - GRIS</text:p>
          </table:table-cell>
          <table:table-cell office:value-type="string" table:style-name="ce2">
            <text:p>LE WAND</text:p>
          </table:table-cell>
          <table:table-cell office:value-type="string" table:style-name="ce3">
            <text:p>LE WAND - RIPPLE WEIGHTED ATTACHMENT<text:s/></text:p>
            <text:p/>
            <text:p>Un accesorio gris curvado con pesas para el le Wand Massager. Con dos pesas en el cuello y una en la cabeza del brazo de estimulación. Las pesas proporcionan una sensación de plenitud. Con una pequeña bola para la estimulación del clítoris.</text:p>
            <text:p/>
            <text:p>Cómo utilizarlo:</text:p>
            <text:p>Cuando su cuerpo esté caliente y listo para la penetración, intente frotar la punta bulbosa a lo largo de la parte superior de la pared vaginal, con un poco de presión. O, dado que el punto G responde mejor a la presión y el movimiento, pruebe uno de los modos de vibración del masaje vibratorio Le Wand que reproduce una sensación de golpeteo.</text:p>
            <text:p/>
            <text:p>Combina el juego G-Spot con el contacto externo del clítoris en el archivo adjunto para obtener una sensación completamente nueva y alucinante.</text:p>
            <text:p/>
            <text:p>Hechos de silicona suave, sedosa y segura para el cuerpo, los accesorios de silicona Le Wand son no porosos y fáciles de limpiar.</text:p>
            <text:p/>
            <text:p>* No es compatible con Le Wand Petite Massager</text:p>
            <text:p/>
            <text:p/>
            <text:p><text:s/>Medidas: 7,4 x 16,8 x 6,5 cm</text:p>
            <text:p><text:s/>Resistente al agua</text:p>
            <text:p><text:s/>Material: Silicona</text:p>
            <text:p/>
            <text:p/>
          </table:table-cell>
          <table:table-cell office:value-type="float" office:value="44.95" table:style-name="ce1">
            <text:p>44,95</text:p>
          </table:table-cell>
          <table:table-cell office:value-type="float" office:value="27.9" table:style-name="ce1">
            <text:p>27,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6806.jpg">http://media.grutinet.com/articulos/or/or_86806.jpg</text:a></text:p>
          </table:table-cell>
          <table:table-cell office:value-type="string" table:style-name="ce4">
            <text:p><text:a xlink:href="http://media.grutinet.com/articulos/lg/lg_86806_0.jpg">http://media.grutinet.com/articulos/lg/lg_86806_0.jpg</text:a></text:p>
          </table:table-cell>
          <table:table-cell office:value-type="string" table:style-name="ce4">
            <text:p><text:a xlink:href="http://media.grutinet.com/articulos/lg/lg_86806_1.jpg">http://media.grutinet.com/articulos/lg/lg_86806_1.jpg</text:a></text:p>
          </table:table-cell>
          <table:table-cell office:value-type="string" table:style-name="ce4">
            <text:p><text:a xlink:href="http://media.grutinet.com/articulos/lg/lg_86806_2.jpg">http://media.grutinet.com/articulos/lg/lg_86806_2.jpg</text:a></text:p>
          </table:table-cell>
          <table:table-cell table:style-name="ce1"/>
          <table:table-cell office:value-type="string" table:style-name="ce4">
            <text:p><text:a xlink:href="http://media.grutinet.com/articulos/lg/lg_86806_3.jpg">http://media.grutinet.com/articulos/lg/lg_86806_3.jpg</text:a></text:p>
          </table:table-cell>
          <table:table-cell table:number-columns-repeated="6" table:style-name="ce2"/>
          <table:table-cell table:number-columns-repeated="16359"/>
        </table:table-row>
        <table:table-row table:style-name="ro2">
          <table:table-cell office:value-type="float" office:value="86807" table:style-name="ce1">
            <text:p>86807</text:p>
          </table:table-cell>
          <table:table-cell office:value-type="string" table:style-name="ce2">
            <text:p>JUGUETES XXX</text:p>
          </table:table-cell>
          <table:table-cell office:value-type="string" table:style-name="ce2">
            <text:p>VIBRADORES</text:p>
          </table:table-cell>
          <table:table-cell office:value-type="string" table:style-name="ce2">
            <text:p>LE WAND - CURVE WEIGHTED ACOPLE PARA VARITA VIBRADORA - GRIS</text:p>
          </table:table-cell>
          <table:table-cell office:value-type="string" table:style-name="ce2">
            <text:p>LE WAND</text:p>
          </table:table-cell>
          <table:table-cell office:value-type="string" table:style-name="ce3">
            <text:p>LE WAND - CURVE WEIGHTED SILICONE ATTACHMENT<text:s/></text:p>
            <text:p/>
            <text:p>Un accesorio gris curvado con pesas para el le Wand Massager. Con dos pesas en el cuello y una en la cabeza del brazo de estimulación. Las pesas proporcionan una sensación de plenitud. Con una pequeña bola para la estimulación del clítoris.</text:p>
            <text:p/>
            <text:p>Cómo utilizarlo:</text:p>
            <text:p>Cuando su cuerpo esté caliente y listo para la penetración, intente frotar la punta bulbosa a lo largo de la parte superior de la pared vaginal, con un poco de presión. O, dado que el punto G responde mejor a la presión y el movimiento, pruebe uno de los modos de vibración del masaje vibratorio Le Wand que reproduce una sensación de golpeteo.</text:p>
            <text:p/>
            <text:p>Combina el juego G-Spot con el contacto externo del clítoris en el archivo adjunto para obtener una sensación completamente nueva y alucinante.</text:p>
            <text:p/>
            <text:p>Hechos de silicona suave, sedosa y segura para el cuerpo, los accesorios de silicona Le Wand son no porosos y fáciles de limpiar.</text:p>
            <text:p/>
            <text:p>* No es compatible con Le Wand Petite Massager</text:p>
            <text:p/>
            <text:p/>
            <text:p><text:s/>Medidas: 7,4 x 15,7 x 6,5 cm</text:p>
            <text:p><text:s/>Resistente al agua</text:p>
            <text:p><text:s/>Material: Silicona</text:p>
            <text:p/>
            <text:p/>
          </table:table-cell>
          <table:table-cell office:value-type="float" office:value="44.95" table:style-name="ce1">
            <text:p>44,95</text:p>
          </table:table-cell>
          <table:table-cell office:value-type="float" office:value="27.9" table:style-name="ce1">
            <text:p>27,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6807.jpg">http://media.grutinet.com/articulos/or/or_86807.jpg</text:a></text:p>
          </table:table-cell>
          <table:table-cell office:value-type="string" table:style-name="ce4">
            <text:p><text:a xlink:href="http://media.grutinet.com/articulos/lg/lg_86807_0.jpg">http://media.grutinet.com/articulos/lg/lg_86807_0.jpg</text:a></text:p>
          </table:table-cell>
          <table:table-cell office:value-type="string" table:style-name="ce4">
            <text:p><text:a xlink:href="http://media.grutinet.com/articulos/lg/lg_86807_1.jpg">http://media.grutinet.com/articulos/lg/lg_86807_1.jpg</text:a></text:p>
          </table:table-cell>
          <table:table-cell office:value-type="string" table:style-name="ce4">
            <text:p><text:a xlink:href="http://media.grutinet.com/articulos/lg/lg_86807_2.jpg">http://media.grutinet.com/articulos/lg/lg_86807_2.jpg</text:a></text:p>
          </table:table-cell>
          <table:table-cell table:style-name="ce1"/>
          <table:table-cell office:value-type="string" table:style-name="ce4">
            <text:p><text:a xlink:href="http://media.grutinet.com/articulos/lg/lg_86807_3.jpg">http://media.grutinet.com/articulos/lg/lg_86807_3.jpg</text:a></text:p>
          </table:table-cell>
          <table:table-cell table:number-columns-repeated="6" table:style-name="ce2"/>
          <table:table-cell table:number-columns-repeated="16359"/>
        </table:table-row>
        <table:table-row table:style-name="ro2">
          <table:table-cell office:value-type="float" office:value="86825" table:style-name="ce1">
            <text:p>86825</text:p>
          </table:table-cell>
          <table:table-cell office:value-type="string" table:style-name="ce2">
            <text:p>LENCERIA</text:p>
          </table:table-cell>
          <table:table-cell office:value-type="string" table:style-name="ce2">
            <text:p>BODYS</text:p>
          </table:table-cell>
          <table:table-cell office:value-type="string" table:style-name="ce2">
            <text:p>AVERA-S BODY MANDGA LARGA DE ENCAJE - NEGRO</text:p>
          </table:table-cell>
          <table:table-cell office:value-type="string" table:style-name="ce2">
            <text:p>7 HEAVEN</text:p>
          </table:table-cell>
          <table:table-cell office:value-type="string" table:style-name="ce3">
            <text:p>AVERA-S LACE LONG SLEEVE BODY<text:s/></text:p>
            <text:p/>
            <text:p>Body de encaje de manga larga con espalda descubierta.</text:p>
            <text:p/>
            <text:p>Cómodo, sexy y muy elegante.</text:p>
            <text:p/>
            <text:p><text:s/></text:p>
            <text:p/>
          </table:table-cell>
          <table:table-cell office:value-type="float" office:value="34.950000000000003" table:style-name="ce1">
            <text:p>34,95</text:p>
          </table:table-cell>
          <table:table-cell office:value-type="float" office:value="19.78" table:style-name="ce1">
            <text:p>19,7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86825.jpg">http://media.grutinet.com/articulos/or/or_86825.jpg</text:a></text:p>
          </table:table-cell>
          <table:table-cell office:value-type="string" table:style-name="ce4">
            <text:p><text:a xlink:href="http://media.grutinet.com/articulos/lg/lg_86825_0.jpg">http://media.grutinet.com/articulos/lg/lg_86825_0.jpg</text:a></text:p>
          </table:table-cell>
          <table:table-cell office:value-type="string" table:style-name="ce4">
            <text:p><text:a xlink:href="http://media.grutinet.com/articulos/lg/lg_86825_1.jpg">http://media.grutinet.com/articulos/lg/lg_86825_1.jpg</text:a></text:p>
          </table:table-cell>
          <table:table-cell table:style-name="ce2"/>
          <table:table-cell office:value-type="float" office:value="86827" table:style-name="ce1">
            <text:p>86827</text:p>
          </table:table-cell>
          <table:table-cell table:number-columns-repeated="7" table:style-name="ce2"/>
          <table:table-cell table:number-columns-repeated="16359"/>
        </table:table-row>
        <table:table-row table:style-name="ro2">
          <table:table-cell office:value-type="float" office:value="86826" table:style-name="ce1">
            <text:p>86826</text:p>
          </table:table-cell>
          <table:table-cell office:value-type="string" table:style-name="ce2">
            <text:p>LENCERIA</text:p>
          </table:table-cell>
          <table:table-cell office:value-type="string" table:style-name="ce2">
            <text:p>BODYS</text:p>
          </table:table-cell>
          <table:table-cell office:value-type="string" table:style-name="ce2">
            <text:p>AVERA-S BODY MANDGA LARGA DE ENCAJE - NEGRO</text:p>
          </table:table-cell>
          <table:table-cell office:value-type="string" table:style-name="ce2">
            <text:p>7 HEAVEN</text:p>
          </table:table-cell>
          <table:table-cell office:value-type="string" table:style-name="ce3">
            <text:p>AVERA-S LACE LONG SLEEVE BODY<text:s/></text:p>
            <text:p/>
            <text:p>Body de encaje de manga larga con espalda descubierta.</text:p>
            <text:p/>
            <text:p>Cómodo, sexy y muy elegante.</text:p>
            <text:p/>
            <text:p><text:s/></text:p>
            <text:p/>
          </table:table-cell>
          <table:table-cell office:value-type="float" office:value="34.950000000000003" table:style-name="ce1">
            <text:p>34,95</text:p>
          </table:table-cell>
          <table:table-cell office:value-type="float" office:value="19.78" table:style-name="ce1">
            <text:p>19,7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86826.jpg">http://media.grutinet.com/articulos/or/or_86826.jpg</text:a></text:p>
          </table:table-cell>
          <table:table-cell office:value-type="string" table:style-name="ce4">
            <text:p><text:a xlink:href="http://media.grutinet.com/articulos/lg/lg_86826_0.jpg">http://media.grutinet.com/articulos/lg/lg_86826_0.jpg</text:a></text:p>
          </table:table-cell>
          <table:table-cell office:value-type="string" table:style-name="ce4">
            <text:p><text:a xlink:href="http://media.grutinet.com/articulos/lg/lg_86826_1.jpg">http://media.grutinet.com/articulos/lg/lg_86826_1.jpg</text:a></text:p>
          </table:table-cell>
          <table:table-cell table:style-name="ce2"/>
          <table:table-cell office:value-type="float" office:value="86827" table:style-name="ce1">
            <text:p>86827</text:p>
          </table:table-cell>
          <table:table-cell table:number-columns-repeated="7" table:style-name="ce2"/>
          <table:table-cell table:number-columns-repeated="16359"/>
        </table:table-row>
        <table:table-row table:style-name="ro2">
          <table:table-cell office:value-type="float" office:value="86827" table:style-name="ce1">
            <text:p>86827</text:p>
          </table:table-cell>
          <table:table-cell office:value-type="string" table:style-name="ce2">
            <text:p>LENCERIA</text:p>
          </table:table-cell>
          <table:table-cell office:value-type="string" table:style-name="ce2">
            <text:p>BODYS</text:p>
          </table:table-cell>
          <table:table-cell office:value-type="string" table:style-name="ce2">
            <text:p>AVERA-S BODY MANDGA LARGA DE ENCAJE - NEGRO</text:p>
          </table:table-cell>
          <table:table-cell office:value-type="string" table:style-name="ce2">
            <text:p>7 HEAVEN</text:p>
          </table:table-cell>
          <table:table-cell office:value-type="string" table:style-name="ce3">
            <text:p>AVERA-S LACE LONG SLEEVE BODY<text:s/></text:p>
            <text:p/>
            <text:p>Body de encaje de manga larga con espalda descubierta.</text:p>
            <text:p/>
            <text:p>Cómodo, sexy y muy elegante.</text:p>
            <text:p/>
            <text:p><text:s/></text:p>
            <text:p/>
          </table:table-cell>
          <table:table-cell office:value-type="float" office:value="34.950000000000003" table:style-name="ce1">
            <text:p>34,95</text:p>
          </table:table-cell>
          <table:table-cell office:value-type="float" office:value="19.78" table:style-name="ce1">
            <text:p>19,7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86827.jpg">http://media.grutinet.com/articulos/or/or_86827.jpg</text:a></text:p>
          </table:table-cell>
          <table:table-cell office:value-type="string" table:style-name="ce4">
            <text:p><text:a xlink:href="http://media.grutinet.com/articulos/lg/lg_86827_0.jpg">http://media.grutinet.com/articulos/lg/lg_86827_0.jpg</text:a></text:p>
          </table:table-cell>
          <table:table-cell office:value-type="string" table:style-name="ce4">
            <text:p><text:a xlink:href="http://media.grutinet.com/articulos/lg/lg_86827_1.jpg">http://media.grutinet.com/articulos/lg/lg_86827_1.jpg</text:a></text:p>
          </table:table-cell>
          <table:table-cell table:style-name="ce2"/>
          <table:table-cell office:value-type="float" office:value="86827" table:style-name="ce1">
            <text:p>86827</text:p>
          </table:table-cell>
          <table:table-cell table:number-columns-repeated="7" table:style-name="ce2"/>
          <table:table-cell table:number-columns-repeated="16359"/>
        </table:table-row>
        <table:table-row table:style-name="ro2">
          <table:table-cell office:value-type="float" office:value="86836" table:style-name="ce1">
            <text:p>86836</text:p>
          </table:table-cell>
          <table:table-cell office:value-type="string" table:style-name="ce2">
            <text:p>LENCERIA</text:p>
          </table:table-cell>
          <table:table-cell office:value-type="string" table:style-name="ce2">
            <text:p>BODYS</text:p>
          </table:table-cell>
          <table:table-cell office:value-type="string" table:style-name="ce2">
            <text:p>AVERA-S BODY MANDGA LARGA DE ENCAJE - NEGRO</text:p>
          </table:table-cell>
          <table:table-cell office:value-type="string" table:style-name="ce2">
            <text:p>7 HEAVEN</text:p>
          </table:table-cell>
          <table:table-cell office:value-type="string" table:style-name="ce3">
            <text:p>AVERA-S LACE LONG SLEEVE BODY<text:s/></text:p>
            <text:p/>
            <text:p>Body de encaje de manga larga con espalda descubierta.</text:p>
            <text:p/>
            <text:p>Cómodo, sexy y muy elegante.</text:p>
            <text:p/>
            <text:p><text:s/></text:p>
            <text:p/>
          </table:table-cell>
          <table:table-cell office:value-type="float" office:value="34.950000000000003" table:style-name="ce1">
            <text:p>34,95</text:p>
          </table:table-cell>
          <table:table-cell office:value-type="float" office:value="19.78" table:style-name="ce1">
            <text:p>19,7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86836.jpg">http://media.grutinet.com/articulos/or/or_86836.jpg</text:a></text:p>
          </table:table-cell>
          <table:table-cell office:value-type="string" table:style-name="ce4">
            <text:p><text:a xlink:href="http://media.grutinet.com/articulos/lg/lg_86836_0.jpg">http://media.grutinet.com/articulos/lg/lg_86836_0.jpg</text:a></text:p>
          </table:table-cell>
          <table:table-cell office:value-type="string" table:style-name="ce4">
            <text:p><text:a xlink:href="http://media.grutinet.com/articulos/lg/lg_86836_1.jpg">http://media.grutinet.com/articulos/lg/lg_86836_1.jpg</text:a></text:p>
          </table:table-cell>
          <table:table-cell table:style-name="ce2"/>
          <table:table-cell office:value-type="float" office:value="86827" table:style-name="ce1">
            <text:p>86827</text:p>
          </table:table-cell>
          <table:table-cell table:number-columns-repeated="7" table:style-name="ce2"/>
          <table:table-cell table:number-columns-repeated="16359"/>
        </table:table-row>
        <table:table-row table:style-name="ro2">
          <table:table-cell office:value-type="float" office:value="86841" table:style-name="ce1">
            <text:p>86841</text:p>
          </table:table-cell>
          <table:table-cell office:value-type="string" table:style-name="ce2">
            <text:p>LENCERIA</text:p>
          </table:table-cell>
          <table:table-cell office:value-type="string" table:style-name="ce2">
            <text:p>BODYS</text:p>
          </table:table-cell>
          <table:table-cell office:value-type="string" table:style-name="ce2">
            <text:p>CLORINDA BODY DE ENCAJE Y EFECTO MOJADO - NEGRO</text:p>
          </table:table-cell>
          <table:table-cell office:value-type="string" table:style-name="ce2">
            <text:p>7 HEAVEN</text:p>
          </table:table-cell>
          <table:table-cell office:value-type="string" table:style-name="ce3">
            <text:p>CLORINDA WETLOOK AND LACE BODY<text:s/></text:p>
            <text:p/>
            <text:p>La combinación perfecta de wetlook brillante y hermosos encajes. El cuello está decorado con tachuelas plateadas.</text:p>
            <text:p/>
            <text:p>El modelo mide 175 cm y lleva una talla Small.</text:p>
            <text:p/>
            <text:p>Material elástico.</text:p>
            <text:p/>
          </table:table-cell>
          <table:table-cell office:value-type="float" office:value="35.950000000000003" table:style-name="ce1">
            <text:p>35,95</text:p>
          </table:table-cell>
          <table:table-cell office:value-type="float" office:value="20.14" table:style-name="ce1">
            <text:p>20,1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86841.jpg">http://media.grutinet.com/articulos/or/or_86841.jpg</text:a></text:p>
          </table:table-cell>
          <table:table-cell office:value-type="string" table:style-name="ce4">
            <text:p><text:a xlink:href="http://media.grutinet.com/articulos/lg/lg_86841_0.jpg">http://media.grutinet.com/articulos/lg/lg_86841_0.jpg</text:a></text:p>
          </table:table-cell>
          <table:table-cell table:number-columns-repeated="2" table:style-name="ce2"/>
          <table:table-cell office:value-type="float" office:value="86843" table:style-name="ce1">
            <text:p>86843</text:p>
          </table:table-cell>
          <table:table-cell table:number-columns-repeated="7" table:style-name="ce2"/>
          <table:table-cell table:number-columns-repeated="16359"/>
        </table:table-row>
        <table:table-row table:style-name="ro2">
          <table:table-cell office:value-type="float" office:value="86844" table:style-name="ce1">
            <text:p>86844</text:p>
          </table:table-cell>
          <table:table-cell office:value-type="string" table:style-name="ce2">
            <text:p>LENCERIA</text:p>
          </table:table-cell>
          <table:table-cell office:value-type="string" table:style-name="ce2">
            <text:p>BODYS</text:p>
          </table:table-cell>
          <table:table-cell office:value-type="string" table:style-name="ce2">
            <text:p>CLORINDA BODY DE ENCAJE Y EFECTO MOJADO - NEGRO</text:p>
          </table:table-cell>
          <table:table-cell office:value-type="string" table:style-name="ce2">
            <text:p>7 HEAVEN</text:p>
          </table:table-cell>
          <table:table-cell office:value-type="string" table:style-name="ce3">
            <text:p>CLORINDA WETLOOK AND LACE BODY<text:s/></text:p>
            <text:p/>
            <text:p>La combinación perfecta de wetlook brillante y hermosos encajes. El cuello está decorado con tachuelas plateadas.</text:p>
            <text:p/>
            <text:p>El modelo mide 175 cm y lleva una talla Small.</text:p>
            <text:p/>
            <text:p>Material elástico.</text:p>
            <text:p/>
          </table:table-cell>
          <table:table-cell office:value-type="float" office:value="35.950000000000003" table:style-name="ce1">
            <text:p>35,95</text:p>
          </table:table-cell>
          <table:table-cell office:value-type="float" office:value="20.14" table:style-name="ce1">
            <text:p>20,1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86844.jpg">http://media.grutinet.com/articulos/or/or_86844.jpg</text:a></text:p>
          </table:table-cell>
          <table:table-cell office:value-type="string" table:style-name="ce4">
            <text:p><text:a xlink:href="http://media.grutinet.com/articulos/lg/lg_86844_0.jpg">http://media.grutinet.com/articulos/lg/lg_86844_0.jpg</text:a></text:p>
          </table:table-cell>
          <table:table-cell table:number-columns-repeated="2" table:style-name="ce2"/>
          <table:table-cell office:value-type="float" office:value="86843" table:style-name="ce1">
            <text:p>86843</text:p>
          </table:table-cell>
          <table:table-cell table:number-columns-repeated="7" table:style-name="ce2"/>
          <table:table-cell table:number-columns-repeated="16359"/>
        </table:table-row>
        <table:table-row table:style-name="ro2">
          <table:table-cell office:value-type="float" office:value="86845" table:style-name="ce1">
            <text:p>86845</text:p>
          </table:table-cell>
          <table:table-cell office:value-type="string" table:style-name="ce2">
            <text:p>LENCERIA</text:p>
          </table:table-cell>
          <table:table-cell office:value-type="string" table:style-name="ce2">
            <text:p>BODYS</text:p>
          </table:table-cell>
          <table:table-cell office:value-type="string" table:style-name="ce2">
            <text:p>JUNIN BODY MANGA LARGA CON TRANSPARENCIAS - NEGRO</text:p>
          </table:table-cell>
          <table:table-cell office:value-type="string" table:style-name="ce2">
            <text:p>7 HEAVEN</text:p>
          </table:table-cell>
          <table:table-cell office:value-type="string" table:style-name="ce3">
            <text:p>JUNIN MESH AND WETLOOK CROSS BODY<text:s/></text:p>
            <text:p/>
            <text:p>Junin es para damas extremadamente valientes. Cuerpo de tul transparente con mangas largas y una cruz de aspecto cuero en la parte delantera. El cuerpo está decorado con tachuelas de metal plateado.</text:p>
            <text:p/>
            <text:p>El modelo mide 175 cm y lleva una talla Small.</text:p>
            <text:p/>
            <text:p>Material elástico.</text:p>
            <text:p/>
          </table:table-cell>
          <table:table-cell office:value-type="float" office:value="43.95" table:style-name="ce1">
            <text:p>43,95</text:p>
          </table:table-cell>
          <table:table-cell office:value-type="float" office:value="24.63" table:style-name="ce1">
            <text:p>24,6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86845.jpg">http://media.grutinet.com/articulos/or/or_86845.jpg</text:a></text:p>
          </table:table-cell>
          <table:table-cell office:value-type="string" table:style-name="ce4">
            <text:p><text:a xlink:href="http://media.grutinet.com/articulos/lg/lg_86845_0.jpg">http://media.grutinet.com/articulos/lg/lg_86845_0.jpg</text:a></text:p>
          </table:table-cell>
          <table:table-cell table:number-columns-repeated="2" table:style-name="ce2"/>
          <table:table-cell office:value-type="float" office:value="86847" table:style-name="ce1">
            <text:p>86847</text:p>
          </table:table-cell>
          <table:table-cell table:number-columns-repeated="7" table:style-name="ce2"/>
          <table:table-cell table:number-columns-repeated="16359"/>
        </table:table-row>
        <table:table-row table:style-name="ro2">
          <table:table-cell office:value-type="float" office:value="86846" table:style-name="ce1">
            <text:p>86846</text:p>
          </table:table-cell>
          <table:table-cell office:value-type="string" table:style-name="ce2">
            <text:p>LENCERIA</text:p>
          </table:table-cell>
          <table:table-cell office:value-type="string" table:style-name="ce2">
            <text:p>BODYS</text:p>
          </table:table-cell>
          <table:table-cell office:value-type="string" table:style-name="ce2">
            <text:p>JUNIN BODY MANGA LARGA CON TRANSPARENCIAS - NEGRO</text:p>
          </table:table-cell>
          <table:table-cell office:value-type="string" table:style-name="ce2">
            <text:p>7 HEAVEN</text:p>
          </table:table-cell>
          <table:table-cell office:value-type="string" table:style-name="ce3">
            <text:p>JUNIN MESH AND WETLOOK CROSS BODY<text:s/></text:p>
            <text:p/>
            <text:p>Junin es para damas extremadamente valientes. Cuerpo de tul transparente con mangas largas y una cruz de aspecto cuero en la parte delantera. El cuerpo está decorado con tachuelas de metal plateado.</text:p>
            <text:p/>
            <text:p>El modelo mide 175 cm y lleva una talla Small.</text:p>
            <text:p/>
            <text:p>Material elástico.</text:p>
            <text:p/>
          </table:table-cell>
          <table:table-cell office:value-type="float" office:value="43.95" table:style-name="ce1">
            <text:p>43,95</text:p>
          </table:table-cell>
          <table:table-cell office:value-type="float" office:value="24.63" table:style-name="ce1">
            <text:p>24,6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86846.jpg">http://media.grutinet.com/articulos/or/or_86846.jpg</text:a></text:p>
          </table:table-cell>
          <table:table-cell office:value-type="string" table:style-name="ce4">
            <text:p><text:a xlink:href="http://media.grutinet.com/articulos/lg/lg_86846_0.jpg">http://media.grutinet.com/articulos/lg/lg_86846_0.jpg</text:a></text:p>
          </table:table-cell>
          <table:table-cell table:number-columns-repeated="2" table:style-name="ce2"/>
          <table:table-cell office:value-type="float" office:value="86847" table:style-name="ce1">
            <text:p>86847</text:p>
          </table:table-cell>
          <table:table-cell table:number-columns-repeated="7" table:style-name="ce2"/>
          <table:table-cell table:number-columns-repeated="16359"/>
        </table:table-row>
        <table:table-row table:style-name="ro2">
          <table:table-cell office:value-type="float" office:value="86848" table:style-name="ce1">
            <text:p>86848</text:p>
          </table:table-cell>
          <table:table-cell office:value-type="string" table:style-name="ce2">
            <text:p>LENCERIA</text:p>
          </table:table-cell>
          <table:table-cell office:value-type="string" table:style-name="ce2">
            <text:p>BODYS</text:p>
          </table:table-cell>
          <table:table-cell office:value-type="string" table:style-name="ce2">
            <text:p>JUNIN BODY MANGA LARGA CON TRANSPARENCIAS - NEGRO</text:p>
          </table:table-cell>
          <table:table-cell office:value-type="string" table:style-name="ce2">
            <text:p>7 HEAVEN</text:p>
          </table:table-cell>
          <table:table-cell office:value-type="string" table:style-name="ce3">
            <text:p>JUNIN MESH AND WETLOOK CROSS BODY<text:s/></text:p>
            <text:p/>
            <text:p>Junin es para damas extremadamente valientes. Cuerpo de tul transparente con mangas largas y una cruz de aspecto cuero en la parte delantera. El cuerpo está decorado con tachuelas de metal plateado.</text:p>
            <text:p/>
            <text:p>El modelo mide 175 cm y lleva una talla Small.</text:p>
            <text:p/>
            <text:p>Material elástico.</text:p>
            <text:p/>
          </table:table-cell>
          <table:table-cell office:value-type="float" office:value="43.95" table:style-name="ce1">
            <text:p>43,95</text:p>
          </table:table-cell>
          <table:table-cell office:value-type="float" office:value="24.63" table:style-name="ce1">
            <text:p>24,6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86848.jpg">http://media.grutinet.com/articulos/or/or_86848.jpg</text:a></text:p>
          </table:table-cell>
          <table:table-cell office:value-type="string" table:style-name="ce4">
            <text:p><text:a xlink:href="http://media.grutinet.com/articulos/lg/lg_86848_0.jpg">http://media.grutinet.com/articulos/lg/lg_86848_0.jpg</text:a></text:p>
          </table:table-cell>
          <table:table-cell table:number-columns-repeated="2" table:style-name="ce2"/>
          <table:table-cell office:value-type="float" office:value="86847" table:style-name="ce1">
            <text:p>86847</text:p>
          </table:table-cell>
          <table:table-cell table:number-columns-repeated="7" table:style-name="ce2"/>
          <table:table-cell table:number-columns-repeated="16359"/>
        </table:table-row>
        <table:table-row table:style-name="ro2">
          <table:table-cell office:value-type="float" office:value="86859" table:style-name="ce1">
            <text:p>86859</text:p>
          </table:table-cell>
          <table:table-cell office:value-type="string" table:style-name="ce2">
            <text:p>LENCERIA</text:p>
          </table:table-cell>
          <table:table-cell office:value-type="string" table:style-name="ce2">
            <text:p>FALDAS</text:p>
          </table:table-cell>
          <table:table-cell office:value-type="string" table:style-name="ce2">
            <text:p>REVOLVER MINI FALDA CON LIGUEROS - NEGRO</text:p>
          </table:table-cell>
          <table:table-cell office:value-type="string" table:style-name="ce2">
            <text:p>7 HEAVEN</text:p>
          </table:table-cell>
          <table:table-cell office:value-type="string" table:style-name="ce3">
            <text:p>REVOLVER WETLOOK ZIPPER GARTERBELT STOCKING SET<text:s/></text:p>
            <text:p/>
            <text:p>Minifalda única con cremallera plateada en la parte posterior que también se puede usar como liguero. Incluye medias.</text:p>
            <text:p/>
            <text:p>El modelo mide 176 cm y lleva una talla Small. Poco estiramiento.</text:p>
            <text:p/>
          </table:table-cell>
          <table:table-cell office:value-type="float" office:value="31.95" table:style-name="ce1">
            <text:p>31,95</text:p>
          </table:table-cell>
          <table:table-cell office:value-type="float" office:value="18.28" table:style-name="ce1">
            <text:p>18,2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86859.jpg">http://media.grutinet.com/articulos/or/or_86859.jpg</text:a></text:p>
          </table:table-cell>
          <table:table-cell office:value-type="string" table:style-name="ce4">
            <text:p><text:a xlink:href="http://media.grutinet.com/articulos/lg/lg_86859_0.jpg">http://media.grutinet.com/articulos/lg/lg_86859_0.jpg</text:a></text:p>
          </table:table-cell>
          <table:table-cell office:value-type="string" table:style-name="ce4">
            <text:p><text:a xlink:href="http://media.grutinet.com/articulos/lg/lg_86859_1.jpg">http://media.grutinet.com/articulos/lg/lg_86859_1.jpg</text:a></text:p>
          </table:table-cell>
          <table:table-cell office:value-type="string" table:style-name="ce4">
            <text:p><text:a xlink:href="http://media.grutinet.com/articulos/lg/lg_86859_2.jpg">http://media.grutinet.com/articulos/lg/lg_86859_2.jpg</text:a></text:p>
          </table:table-cell>
          <table:table-cell office:value-type="float" office:value="86947" table:style-name="ce1">
            <text:p>86947</text:p>
          </table:table-cell>
          <table:table-cell table:number-columns-repeated="7" table:style-name="ce2"/>
          <table:table-cell table:number-columns-repeated="16359"/>
        </table:table-row>
        <table:table-row table:style-name="ro2">
          <table:table-cell office:value-type="float" office:value="86860" table:style-name="ce1">
            <text:p>86860</text:p>
          </table:table-cell>
          <table:table-cell office:value-type="string" table:style-name="ce2">
            <text:p>LENCERIA</text:p>
          </table:table-cell>
          <table:table-cell office:value-type="string" table:style-name="ce2">
            <text:p>FALDAS</text:p>
          </table:table-cell>
          <table:table-cell office:value-type="string" table:style-name="ce2">
            <text:p>SOCORRO FALDA ESTILO LÁPIZ - NEGRO</text:p>
          </table:table-cell>
          <table:table-cell office:value-type="string" table:style-name="ce2">
            <text:p>7 HEAVEN</text:p>
          </table:table-cell>
          <table:table-cell office:value-type="string" table:style-name="ce3">
            <text:p>SOCORRO WETLOOK AND MESH STRIPED PENCIL SKIRT</text:p>
            <text:p/>
            <text:p>Falda sexy de tul transparente con rayas largas.</text:p>
            <text:p/>
            <text:p>La modelo mide 171 cm y lleva una talla Small. Material elástico.</text:p>
            <text:p/>
          </table:table-cell>
          <table:table-cell office:value-type="float" office:value="35.950000000000003" table:style-name="ce1">
            <text:p>35,95</text:p>
          </table:table-cell>
          <table:table-cell office:value-type="float" office:value="20.14" table:style-name="ce1">
            <text:p>20,1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86860.jpg">http://media.grutinet.com/articulos/or/or_86860.jpg</text:a></text:p>
          </table:table-cell>
          <table:table-cell office:value-type="string" table:style-name="ce4">
            <text:p><text:a xlink:href="http://media.grutinet.com/articulos/lg/lg_86860_0.jpg">http://media.grutinet.com/articulos/lg/lg_86860_0.jpg</text:a></text:p>
          </table:table-cell>
          <table:table-cell office:value-type="string" table:style-name="ce4">
            <text:p><text:a xlink:href="http://media.grutinet.com/articulos/lg/lg_86860_1.jpg">http://media.grutinet.com/articulos/lg/lg_86860_1.jpg</text:a></text:p>
          </table:table-cell>
          <table:table-cell table:style-name="ce2"/>
          <table:table-cell office:value-type="float" office:value="86862" table:style-name="ce1">
            <text:p>86862</text:p>
          </table:table-cell>
          <table:table-cell table:number-columns-repeated="7" table:style-name="ce2"/>
          <table:table-cell table:number-columns-repeated="16359"/>
        </table:table-row>
        <table:table-row table:style-name="ro2">
          <table:table-cell office:value-type="float" office:value="86861" table:style-name="ce1">
            <text:p>86861</text:p>
          </table:table-cell>
          <table:table-cell office:value-type="string" table:style-name="ce2">
            <text:p>LENCERIA</text:p>
          </table:table-cell>
          <table:table-cell office:value-type="string" table:style-name="ce2">
            <text:p>FALDAS</text:p>
          </table:table-cell>
          <table:table-cell office:value-type="string" table:style-name="ce2">
            <text:p>SOCORRO FALDA ESTILO LÁPIZ - NEGRO</text:p>
          </table:table-cell>
          <table:table-cell office:value-type="string" table:style-name="ce2">
            <text:p>7 HEAVEN</text:p>
          </table:table-cell>
          <table:table-cell office:value-type="string" table:style-name="ce3">
            <text:p>SOCORRO WETLOOK AND MESH STRIPED PENCIL SKIRT</text:p>
            <text:p/>
            <text:p>Falda sexy de tul transparente con rayas largas.</text:p>
            <text:p/>
            <text:p>La modelo mide 171 cm y lleva una talla Small. Material elástico.</text:p>
            <text:p/>
          </table:table-cell>
          <table:table-cell office:value-type="float" office:value="35.950000000000003" table:style-name="ce1">
            <text:p>35,95</text:p>
          </table:table-cell>
          <table:table-cell office:value-type="float" office:value="20.14" table:style-name="ce1">
            <text:p>20,1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86861.jpg">http://media.grutinet.com/articulos/or/or_86861.jpg</text:a></text:p>
          </table:table-cell>
          <table:table-cell office:value-type="string" table:style-name="ce4">
            <text:p><text:a xlink:href="http://media.grutinet.com/articulos/lg/lg_86861_0.jpg">http://media.grutinet.com/articulos/lg/lg_86861_0.jpg</text:a></text:p>
          </table:table-cell>
          <table:table-cell office:value-type="string" table:style-name="ce4">
            <text:p><text:a xlink:href="http://media.grutinet.com/articulos/lg/lg_86861_1.jpg">http://media.grutinet.com/articulos/lg/lg_86861_1.jpg</text:a></text:p>
          </table:table-cell>
          <table:table-cell table:style-name="ce2"/>
          <table:table-cell office:value-type="float" office:value="86862" table:style-name="ce1">
            <text:p>86862</text:p>
          </table:table-cell>
          <table:table-cell table:number-columns-repeated="7" table:style-name="ce2"/>
          <table:table-cell table:number-columns-repeated="16359"/>
        </table:table-row>
        <table:table-row table:style-name="ro2">
          <table:table-cell office:value-type="float" office:value="86862" table:style-name="ce1">
            <text:p>86862</text:p>
          </table:table-cell>
          <table:table-cell office:value-type="string" table:style-name="ce2">
            <text:p>LENCERIA</text:p>
          </table:table-cell>
          <table:table-cell office:value-type="string" table:style-name="ce2">
            <text:p>FALDAS</text:p>
          </table:table-cell>
          <table:table-cell office:value-type="string" table:style-name="ce2">
            <text:p>SOCORRO FALDA ESTILO LÁPIZ - NEGRO</text:p>
          </table:table-cell>
          <table:table-cell office:value-type="string" table:style-name="ce2">
            <text:p>7 HEAVEN</text:p>
          </table:table-cell>
          <table:table-cell office:value-type="string" table:style-name="ce3">
            <text:p>SOCORRO WETLOOK AND MESH STRIPED PENCIL SKIRT</text:p>
            <text:p/>
            <text:p>Falda sexy de tul transparente con rayas largas.</text:p>
            <text:p/>
            <text:p>La modelo mide 171 cm y lleva una talla Small. Material elástico.</text:p>
            <text:p/>
          </table:table-cell>
          <table:table-cell office:value-type="float" office:value="35.950000000000003" table:style-name="ce1">
            <text:p>35,95</text:p>
          </table:table-cell>
          <table:table-cell office:value-type="float" office:value="20.14" table:style-name="ce1">
            <text:p>20,1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86862.jpg">http://media.grutinet.com/articulos/or/or_86862.jpg</text:a></text:p>
          </table:table-cell>
          <table:table-cell office:value-type="string" table:style-name="ce4">
            <text:p><text:a xlink:href="http://media.grutinet.com/articulos/lg/lg_86862_0.jpg">http://media.grutinet.com/articulos/lg/lg_86862_0.jpg</text:a></text:p>
          </table:table-cell>
          <table:table-cell office:value-type="string" table:style-name="ce4">
            <text:p><text:a xlink:href="http://media.grutinet.com/articulos/lg/lg_86862_1.jpg">http://media.grutinet.com/articulos/lg/lg_86862_1.jpg</text:a></text:p>
          </table:table-cell>
          <table:table-cell table:style-name="ce2"/>
          <table:table-cell office:value-type="float" office:value="86862" table:style-name="ce1">
            <text:p>86862</text:p>
          </table:table-cell>
          <table:table-cell table:number-columns-repeated="7" table:style-name="ce2"/>
          <table:table-cell table:number-columns-repeated="16359"/>
        </table:table-row>
        <table:table-row table:style-name="ro2">
          <table:table-cell office:value-type="float" office:value="86867" table:style-name="ce1">
            <text:p>86867</text:p>
          </table:table-cell>
          <table:table-cell office:value-type="string" table:style-name="ce2">
            <text:p>LENCERIA</text:p>
          </table:table-cell>
          <table:table-cell office:value-type="string" table:style-name="ce2">
            <text:p>FALDAS</text:p>
          </table:table-cell>
          <table:table-cell office:value-type="string" table:style-name="ce2">
            <text:p>LORENA FALDA CON ENCAJE Y LIGUEROS - NEGRO</text:p>
          </table:table-cell>
          <table:table-cell office:value-type="string" table:style-name="ce2">
            <text:p>7 HEAVEN</text:p>
          </table:table-cell>
          <table:table-cell office:value-type="string" table:style-name="ce3">
            <text:p>LORENA WETLOOK AND LACE GARTER SKIRT<text:s/></text:p>
            <text:p/>
            <text:p>Esta falda sensual y extremadamente femenina que se dobla como un liguero sexy está hecha de wetlook y encaje. Perfecto para una noche sensual.</text:p>
            <text:p/>
            <text:p>El modelo mide 176 cm y lleva una talla Small. Material elástico.</text:p>
            <text:p/>
          </table:table-cell>
          <table:table-cell office:value-type="float" office:value="28.95" table:style-name="ce1">
            <text:p>28,95</text:p>
          </table:table-cell>
          <table:table-cell office:value-type="float" office:value="16.41" table:style-name="ce1">
            <text:p>16,4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86867.jpg">http://media.grutinet.com/articulos/or/or_86867.jpg</text:a></text:p>
          </table:table-cell>
          <table:table-cell office:value-type="string" table:style-name="ce4">
            <text:p><text:a xlink:href="http://media.grutinet.com/articulos/lg/lg_86867_0.jpg">http://media.grutinet.com/articulos/lg/lg_86867_0.jpg</text:a></text:p>
          </table:table-cell>
          <table:table-cell office:value-type="string" table:style-name="ce4">
            <text:p><text:a xlink:href="http://media.grutinet.com/articulos/lg/lg_86867_1.jpg">http://media.grutinet.com/articulos/lg/lg_86867_1.jpg</text:a></text:p>
          </table:table-cell>
          <table:table-cell table:style-name="ce2"/>
          <table:table-cell office:value-type="float" office:value="86867" table:style-name="ce1">
            <text:p>86867</text:p>
          </table:table-cell>
          <table:table-cell table:number-columns-repeated="7" table:style-name="ce2"/>
          <table:table-cell table:number-columns-repeated="16359"/>
        </table:table-row>
        <table:table-row table:style-name="ro2">
          <table:table-cell office:value-type="float" office:value="86895" table:style-name="ce1">
            <text:p>86895</text:p>
          </table:table-cell>
          <table:table-cell office:value-type="string" table:style-name="ce2">
            <text:p>LENCERIA</text:p>
          </table:table-cell>
          <table:table-cell office:value-type="string" table:style-name="ce2">
            <text:p>BRAGUITAS Y TANGAS</text:p>
          </table:table-cell>
          <table:table-cell office:value-type="string" table:style-name="ce2">
            <text:p>SHORTS EFECTO MOJADO CON CREMALLERA - NEGRO</text:p>
          </table:table-cell>
          <table:table-cell office:value-type="string" table:style-name="ce2">
            <text:p>7 HEAVEN</text:p>
          </table:table-cell>
          <table:table-cell office:value-type="string" table:style-name="ce3">
            <text:p>DIZER WETLOOK LACE-UP SHORTS</text:p>
            <text:p/>
            <text:p>Shorts de vinilo con cremallera frontal y cordones.</text:p>
            <text:p/>
            <text:p>El modelo mide 176 cm y lleva una talla Small.</text:p>
            <text:p/>
            <text:p>Material elástico.</text:p>
            <text:p/>
          </table:table-cell>
          <table:table-cell office:value-type="float" office:value="24.95" table:style-name="ce1">
            <text:p>24,95</text:p>
          </table:table-cell>
          <table:table-cell office:value-type="float" office:value="14.17" table:style-name="ce1">
            <text:p>14,1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86895.jpg">http://media.grutinet.com/articulos/or/or_86895.jpg</text:a></text:p>
          </table:table-cell>
          <table:table-cell office:value-type="string" table:style-name="ce4">
            <text:p><text:a xlink:href="http://media.grutinet.com/articulos/lg/lg_86895_0.jpg">http://media.grutinet.com/articulos/lg/lg_86895_0.jpg</text:a></text:p>
          </table:table-cell>
          <table:table-cell office:value-type="string" table:style-name="ce4">
            <text:p><text:a xlink:href="http://media.grutinet.com/articulos/lg/lg_86895_1.jpg">http://media.grutinet.com/articulos/lg/lg_86895_1.jpg</text:a></text:p>
          </table:table-cell>
          <table:table-cell table:style-name="ce2"/>
          <table:table-cell office:value-type="float" office:value="86888" table:style-name="ce1">
            <text:p>86888</text:p>
          </table:table-cell>
          <table:table-cell table:number-columns-repeated="7" table:style-name="ce2"/>
          <table:table-cell table:number-columns-repeated="16359"/>
        </table:table-row>
        <table:table-row table:style-name="ro2">
          <table:table-cell office:value-type="float" office:value="86896" table:style-name="ce1">
            <text:p>86896</text:p>
          </table:table-cell>
          <table:table-cell office:value-type="string" table:style-name="ce2">
            <text:p>LENCERIA</text:p>
          </table:table-cell>
          <table:table-cell office:value-type="string" table:style-name="ce2">
            <text:p>LIGAS Y LIGUEROS</text:p>
          </table:table-cell>
          <table:table-cell office:value-type="string" table:style-name="ce2">
            <text:p>CORO FALDITA CON LIGUEROS DISEÑO CORDÓN ORO - NEGRO</text:p>
          </table:table-cell>
          <table:table-cell office:value-type="string" table:style-name="ce2">
            <text:p>7 HEAVEN</text:p>
          </table:table-cell>
          <table:table-cell office:value-type="string" table:style-name="ce3">
            <text:p>CORO GOLD CHAIN WETLOOK GARTERBELT</text:p>
            <text:p/>
            <text:p>Este liguero tiene una combinación de wetlook brillante, tul transparente y cadenas doradas. Se cierra en la parte inferior con un cierre de gancho y ojo.</text:p>
            <text:p/>
            <text:p>El modelo mide 176 cm y lleva una talla Small.</text:p>
            <text:p/>
            <text:p>Material elástico.</text:p>
            <text:p/>
          </table:table-cell>
          <table:table-cell office:value-type="float" office:value="33.950000000000003" table:style-name="ce1">
            <text:p>33,95</text:p>
          </table:table-cell>
          <table:table-cell office:value-type="float" office:value="19.399999999999999" table:style-name="ce1">
            <text:p>19,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1X</text:p>
          </table:table-cell>
          <table:table-cell office:value-type="string" table:style-name="ce4">
            <text:p><text:a xlink:href="http://media.grutinet.com/articulos/or/or_86896.jpg">http://media.grutinet.com/articulos/or/or_86896.jpg</text:a></text:p>
          </table:table-cell>
          <table:table-cell office:value-type="string" table:style-name="ce4">
            <text:p><text:a xlink:href="http://media.grutinet.com/articulos/lg/lg_86896_0.jpg">http://media.grutinet.com/articulos/lg/lg_86896_0.jpg</text:a></text:p>
          </table:table-cell>
          <table:table-cell office:value-type="string" table:style-name="ce4">
            <text:p><text:a xlink:href="http://media.grutinet.com/articulos/lg/lg_86896_1.jpg">http://media.grutinet.com/articulos/lg/lg_86896_1.jpg</text:a></text:p>
          </table:table-cell>
          <table:table-cell office:value-type="string" table:style-name="ce4">
            <text:p><text:a xlink:href="http://media.grutinet.com/articulos/lg/lg_86896_2.jpg">http://media.grutinet.com/articulos/lg/lg_86896_2.jpg</text:a></text:p>
          </table:table-cell>
          <table:table-cell office:value-type="float" office:value="86892" table:style-name="ce1">
            <text:p>86892</text:p>
          </table:table-cell>
          <table:table-cell table:number-columns-repeated="7" table:style-name="ce2"/>
          <table:table-cell table:number-columns-repeated="16359"/>
        </table:table-row>
        <table:table-row table:style-name="ro2">
          <table:table-cell office:value-type="float" office:value="86901" table:style-name="ce1">
            <text:p>86901</text:p>
          </table:table-cell>
          <table:table-cell office:value-type="string" table:style-name="ce2">
            <text:p>LENCERIA</text:p>
          </table:table-cell>
          <table:table-cell office:value-type="string" table:style-name="ce2">
            <text:p>LIGAS Y LIGUEROS</text:p>
          </table:table-cell>
          <table:table-cell office:value-type="string" table:style-name="ce2">
            <text:p>CAMPANA ELEGANT LACE LIGUEROS CON MEDIAS DE ENCAJE - NEGRO</text:p>
          </table:table-cell>
          <table:table-cell office:value-type="string" table:style-name="ce2">
            <text:p>7 HEAVEN</text:p>
          </table:table-cell>
          <table:table-cell office:value-type="string" table:style-name="ce3">
            <text:p>CAMPANA ELEGANT LACE GARTERBELT WITH STOCKINGS<text:s/></text:p>
            <text:p/>
            <text:p>Sexy wetlook y liguero de encaje. Medias incluidas. Tanga no incluido.</text:p>
            <text:p/>
            <text:p>La modelo mide 171 cm y lleva una talla Small.</text:p>
            <text:p/>
            <text:p>Material elástico.</text:p>
            <text:p/>
          </table:table-cell>
          <table:table-cell office:value-type="float" office:value="41.95" table:style-name="ce1">
            <text:p>41,95</text:p>
          </table:table-cell>
          <table:table-cell office:value-type="float" office:value="23.97" table:style-name="ce1">
            <text:p>23,9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86901.jpg">http://media.grutinet.com/articulos/or/or_86901.jpg</text:a></text:p>
          </table:table-cell>
          <table:table-cell office:value-type="string" table:style-name="ce4">
            <text:p><text:a xlink:href="http://media.grutinet.com/articulos/lg/lg_86901_0.jpg">http://media.grutinet.com/articulos/lg/lg_86901_0.jpg</text:a></text:p>
          </table:table-cell>
          <table:table-cell office:value-type="string" table:style-name="ce4">
            <text:p><text:a xlink:href="http://media.grutinet.com/articulos/lg/lg_86901_1.jpg">http://media.grutinet.com/articulos/lg/lg_86901_1.jpg</text:a></text:p>
          </table:table-cell>
          <table:table-cell office:value-type="string" table:style-name="ce4">
            <text:p><text:a xlink:href="http://media.grutinet.com/articulos/lg/lg_86901_2.jpg">http://media.grutinet.com/articulos/lg/lg_86901_2.jpg</text:a></text:p>
          </table:table-cell>
          <table:table-cell office:value-type="float" office:value="86904" table:style-name="ce1">
            <text:p>86904</text:p>
          </table:table-cell>
          <table:table-cell table:number-columns-repeated="7" table:style-name="ce2"/>
          <table:table-cell table:number-columns-repeated="16359"/>
        </table:table-row>
        <table:table-row table:style-name="ro2">
          <table:table-cell office:value-type="float" office:value="86903" table:style-name="ce1">
            <text:p>86903</text:p>
          </table:table-cell>
          <table:table-cell office:value-type="string" table:style-name="ce2">
            <text:p>LENCERIA</text:p>
          </table:table-cell>
          <table:table-cell office:value-type="string" table:style-name="ce2">
            <text:p>LIGAS Y LIGUEROS</text:p>
          </table:table-cell>
          <table:table-cell office:value-type="string" table:style-name="ce2">
            <text:p>CAMPANA ELEGANT LACE LIGUEROS CON MEDIAS DE ENCAJE - NEGRO</text:p>
          </table:table-cell>
          <table:table-cell office:value-type="string" table:style-name="ce2">
            <text:p>7 HEAVEN</text:p>
          </table:table-cell>
          <table:table-cell office:value-type="string" table:style-name="ce3">
            <text:p>CAMPANA ELEGANT LACE GARTERBELT WITH STOCKINGS<text:s/></text:p>
            <text:p/>
            <text:p>Sexy wetlook y liguero de encaje. Medias incluidas. Tanga no incluido.</text:p>
            <text:p/>
            <text:p>La modelo mide 171 cm y lleva una talla Small.</text:p>
            <text:p/>
            <text:p>Material elástico.</text:p>
            <text:p/>
          </table:table-cell>
          <table:table-cell office:value-type="float" office:value="41.95" table:style-name="ce1">
            <text:p>41,95</text:p>
          </table:table-cell>
          <table:table-cell office:value-type="float" office:value="23.97" table:style-name="ce1">
            <text:p>23,9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1X</text:p>
          </table:table-cell>
          <table:table-cell office:value-type="string" table:style-name="ce4">
            <text:p><text:a xlink:href="http://media.grutinet.com/articulos/or/or_86903.jpg">http://media.grutinet.com/articulos/or/or_86903.jpg</text:a></text:p>
          </table:table-cell>
          <table:table-cell office:value-type="string" table:style-name="ce4">
            <text:p><text:a xlink:href="http://media.grutinet.com/articulos/lg/lg_86903_0.jpg">http://media.grutinet.com/articulos/lg/lg_86903_0.jpg</text:a></text:p>
          </table:table-cell>
          <table:table-cell office:value-type="string" table:style-name="ce4">
            <text:p><text:a xlink:href="http://media.grutinet.com/articulos/lg/lg_86903_1.jpg">http://media.grutinet.com/articulos/lg/lg_86903_1.jpg</text:a></text:p>
          </table:table-cell>
          <table:table-cell office:value-type="string" table:style-name="ce4">
            <text:p><text:a xlink:href="http://media.grutinet.com/articulos/lg/lg_86903_2.jpg">http://media.grutinet.com/articulos/lg/lg_86903_2.jpg</text:a></text:p>
          </table:table-cell>
          <table:table-cell office:value-type="float" office:value="86904" table:style-name="ce1">
            <text:p>86904</text:p>
          </table:table-cell>
          <table:table-cell table:number-columns-repeated="7" table:style-name="ce2"/>
          <table:table-cell table:number-columns-repeated="16359"/>
        </table:table-row>
        <table:table-row table:style-name="ro2">
          <table:table-cell office:value-type="float" office:value="86905" table:style-name="ce1">
            <text:p>86905</text:p>
          </table:table-cell>
          <table:table-cell office:value-type="string" table:style-name="ce2">
            <text:p>LENCERIA</text:p>
          </table:table-cell>
          <table:table-cell office:value-type="string" table:style-name="ce2">
            <text:p>LIGAS Y LIGUEROS</text:p>
          </table:table-cell>
          <table:table-cell office:value-type="string" table:style-name="ce2">
            <text:p>CAMPANA ELEGANT LACE LIGUEROS CON MEDIAS DE ENCAJE - NEGRO</text:p>
          </table:table-cell>
          <table:table-cell office:value-type="string" table:style-name="ce2">
            <text:p>7 HEAVEN</text:p>
          </table:table-cell>
          <table:table-cell office:value-type="string" table:style-name="ce3">
            <text:p>CAMPANA ELEGANT LACE GARTERBELT WITH STOCKINGS<text:s/></text:p>
            <text:p/>
            <text:p>Sexy wetlook y liguero de encaje. Medias incluidas. Tanga no incluido.</text:p>
            <text:p/>
            <text:p>La modelo mide 171 cm y lleva una talla Small.</text:p>
            <text:p/>
            <text:p>Material elástico.</text:p>
            <text:p/>
          </table:table-cell>
          <table:table-cell office:value-type="float" office:value="41.95" table:style-name="ce1">
            <text:p>41,95</text:p>
          </table:table-cell>
          <table:table-cell office:value-type="float" office:value="23.97" table:style-name="ce1">
            <text:p>23,9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86905.jpg">http://media.grutinet.com/articulos/or/or_86905.jpg</text:a></text:p>
          </table:table-cell>
          <table:table-cell office:value-type="string" table:style-name="ce4">
            <text:p><text:a xlink:href="http://media.grutinet.com/articulos/lg/lg_86905_0.jpg">http://media.grutinet.com/articulos/lg/lg_86905_0.jpg</text:a></text:p>
          </table:table-cell>
          <table:table-cell office:value-type="string" table:style-name="ce4">
            <text:p><text:a xlink:href="http://media.grutinet.com/articulos/lg/lg_86905_1.jpg">http://media.grutinet.com/articulos/lg/lg_86905_1.jpg</text:a></text:p>
          </table:table-cell>
          <table:table-cell office:value-type="string" table:style-name="ce4">
            <text:p><text:a xlink:href="http://media.grutinet.com/articulos/lg/lg_86905_2.jpg">http://media.grutinet.com/articulos/lg/lg_86905_2.jpg</text:a></text:p>
          </table:table-cell>
          <table:table-cell office:value-type="float" office:value="86904" table:style-name="ce1">
            <text:p>86904</text:p>
          </table:table-cell>
          <table:table-cell table:number-columns-repeated="7" table:style-name="ce2"/>
          <table:table-cell table:number-columns-repeated="16359"/>
        </table:table-row>
        <table:table-row table:style-name="ro2">
          <table:table-cell office:value-type="float" office:value="86921" table:style-name="ce1">
            <text:p>86921</text:p>
          </table:table-cell>
          <table:table-cell office:value-type="string" table:style-name="ce2">
            <text:p>LENCERIA</text:p>
          </table:table-cell>
          <table:table-cell office:value-type="string" table:style-name="ce2">
            <text:p>MEDIAS</text:p>
          </table:table-cell>
          <table:table-cell office:value-type="string" table:style-name="ce2">
            <text:p>WETLOOK ZIPPER MEDIAS EFECTO MOJADO NEGRO<text:s/></text:p>
          </table:table-cell>
          <table:table-cell office:value-type="string" table:style-name="ce2">
            <text:p>7 HEAVEN</text:p>
          </table:table-cell>
          <table:table-cell office:value-type="string" table:style-name="ce3">
            <text:p>WETLOOK ZIPPER AND LACE-UP STOCKINGS BLACK</text:p>
            <text:p/>
            <text:p>Medias wetlook con cremallera y cordones en la espalda.</text:p>
            <text:p/>
            <text:p/>
            <text:p><text:s/>Peso embalaje 220 gramos</text:p>
            <text:p><text:s/>El modelo Presupuesto mide 171 cm y lleva una talla Small. Material elástico.</text:p>
            <text:p><text:s/>Materiales 80% poliéster, 20% poliamida</text:p>
            <text:p/>
            <text:p/>
          </table:table-cell>
          <table:table-cell office:value-type="float" office:value="23.95" table:style-name="ce1">
            <text:p>23,95</text:p>
          </table:table-cell>
          <table:table-cell office:value-type="float" office:value="13.8" table:style-name="ce1">
            <text:p>13,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86921.jpg">http://media.grutinet.com/articulos/or/or_86921.jpg</text:a></text:p>
          </table:table-cell>
          <table:table-cell office:value-type="string" table:style-name="ce4">
            <text:p><text:a xlink:href="http://media.grutinet.com/articulos/lg/lg_86921_0.jpg">http://media.grutinet.com/articulos/lg/lg_86921_0.jpg</text:a></text:p>
          </table:table-cell>
          <table:table-cell table:number-columns-repeated="2" table:style-name="ce2"/>
          <table:table-cell office:value-type="float" office:value="86920" table:style-name="ce1">
            <text:p>86920</text:p>
          </table:table-cell>
          <table:table-cell table:number-columns-repeated="7" table:style-name="ce2"/>
          <table:table-cell table:number-columns-repeated="16359"/>
        </table:table-row>
        <table:table-row table:style-name="ro2">
          <table:table-cell office:value-type="float" office:value="87047" table:style-name="ce1">
            <text:p>87047</text:p>
          </table:table-cell>
          <table:table-cell office:value-type="string" table:style-name="ce2">
            <text:p>JUGUETES XXX</text:p>
          </table:table-cell>
          <table:table-cell office:value-type="string" table:style-name="ce2">
            <text:p>BDSM</text:p>
          </table:table-cell>
          <table:table-cell office:value-type="string" table:style-name="ce2">
            <text:p>AZOTADOR HEAVY DUTY DOUBLE</text:p>
          </table:table-cell>
          <table:table-cell office:value-type="string" table:style-name="ce2">
            <text:p>SHOTS</text:p>
          </table:table-cell>
          <table:table-cell office:value-type="string" table:style-name="ce3">
            <text:p>HEAVY LEATHER TAIL FLOGGER BLACK</text:p>
            <text:p/>
            <text:p>¡Disfruta de lo mejor de ambos mundos con este resistente AZOTADOR/FLAGELADOR DE DOBLE COLA!</text:p>
            <text:p/>
            <text:p>¡Bromea y atormenta a tu súbdito con una delicada sesión de flagelación y muéstrale quién es el jefe con unos buenos azotes del flexible doble colas! ¡El doble colas produce un sonido atormentador y enviará temblores a través de la espalda de tu súbdito! Se encuentra equipado con un asa exquisita y anti resbalante y un lazo para la muñeca para que tengas el control óptimo, ¡este flagelador/látigo es una gran adicción para cualquier colección sadomasoquista!</text:p>
            <text:p/>
            <text:p>El flagelador/azotador OUCH! mide 79 cm (31) de longitud incluyendo 24 cm del asa. Pesa 330 gramos.</text:p>
            <text:p/>
          </table:table-cell>
          <table:table-cell office:value-type="float" office:value="78.95" table:style-name="ce1">
            <text:p>78,95</text:p>
          </table:table-cell>
          <table:table-cell office:value-type="float" office:value="28.22" table:style-name="ce1">
            <text:p>28,22</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7047.jpg">http://media.grutinet.com/articulos/or/or_87047.jpg</text:a></text:p>
          </table:table-cell>
          <table:table-cell office:value-type="string" table:style-name="ce4">
            <text:p><text:a xlink:href="http://media.grutinet.com/articulos/lg/lg_87047_0.jpg">http://media.grutinet.com/articulos/lg/lg_87047_0.jpg</text:a></text:p>
          </table:table-cell>
          <table:table-cell office:value-type="string" table:style-name="ce4">
            <text:p><text:a xlink:href="http://media.grutinet.com/articulos/lg/lg_87047_1.jpg">http://media.grutinet.com/articulos/lg/lg_87047_1.jpg</text:a></text:p>
          </table:table-cell>
          <table:table-cell office:value-type="string" table:style-name="ce4">
            <text:p><text:a xlink:href="http://media.grutinet.com/articulos/lg/lg_87047_2.jpg">http://media.grutinet.com/articulos/lg/lg_87047_2.jpg</text:a></text:p>
          </table:table-cell>
          <table:table-cell table:style-name="ce1"/>
          <table:table-cell office:value-type="string" table:style-name="ce4">
            <text:p><text:a xlink:href="http://media.grutinet.com/articulos/lg/lg_87047_3.jpg">http://media.grutinet.com/articulos/lg/lg_87047_3.jpg</text:a></text:p>
          </table:table-cell>
          <table:table-cell table:number-columns-repeated="6" table:style-name="ce2"/>
          <table:table-cell table:number-columns-repeated="16359"/>
        </table:table-row>
        <table:table-row table:style-name="ro2">
          <table:table-cell office:value-type="float" office:value="87090" table:style-name="ce1">
            <text:p>87090</text:p>
          </table:table-cell>
          <table:table-cell office:value-type="string" table:style-name="ce2">
            <text:p>LENCERIA</text:p>
          </table:table-cell>
          <table:table-cell office:value-type="string" table:style-name="ce2">
            <text:p>MONOS</text:p>
          </table:table-cell>
          <table:table-cell office:value-type="string" table:style-name="ce2">
            <text:p>PAULISTA WETLOOK MONO EFECTO MOJADO</text:p>
          </table:table-cell>
          <table:table-cell office:value-type="string" table:style-name="ce2">
            <text:p>7 HEAVEN</text:p>
          </table:table-cell>
          <table:table-cell office:value-type="string" table:style-name="ce3">
            <text:p>PAULISTA WETLOOK CATSUIT WITH GOLD ACCENTS BLACK</text:p>
            <text:p/>
            <text:p>Mono sexy de aspecto vinilo y cordones de satén en la parte delantera.</text:p>
            <text:p/>
            <text:p/>
            <text:p><text:s/>Lavado a mano, con agua templada.No planchar. No utilizar productos químicos.</text:p>
            <text:p><text:s/>Materiales 85% polyester, 15% nylon</text:p>
            <text:p/>
            <text:p/>
          </table:table-cell>
          <table:table-cell office:value-type="float" office:value="60.95" table:style-name="ce1">
            <text:p>60,95</text:p>
          </table:table-cell>
          <table:table-cell office:value-type="float" office:value="34.32" table:style-name="ce1">
            <text:p>34,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87090.jpg">http://media.grutinet.com/articulos/or/or_87090.jpg</text:a></text:p>
          </table:table-cell>
          <table:table-cell office:value-type="string" table:style-name="ce4">
            <text:p><text:a xlink:href="http://media.grutinet.com/articulos/lg/lg_87090_0.jpg">http://media.grutinet.com/articulos/lg/lg_87090_0.jpg</text:a></text:p>
          </table:table-cell>
          <table:table-cell table:number-columns-repeated="2" table:style-name="ce2"/>
          <table:table-cell office:value-type="float" office:value="87091" table:style-name="ce1">
            <text:p>87091</text:p>
          </table:table-cell>
          <table:table-cell table:number-columns-repeated="7" table:style-name="ce2"/>
          <table:table-cell table:number-columns-repeated="16359"/>
        </table:table-row>
        <table:table-row table:style-name="ro2">
          <table:table-cell office:value-type="float" office:value="87101" table:style-name="ce1">
            <text:p>87101</text:p>
          </table:table-cell>
          <table:table-cell office:value-type="string" table:style-name="ce2">
            <text:p>LENCERIA</text:p>
          </table:table-cell>
          <table:table-cell office:value-type="string" table:style-name="ce2">
            <text:p>MEDIAS</text:p>
          </table:table-cell>
          <table:table-cell office:value-type="string" table:style-name="ce2">
            <text:p>CARACAS PANTYS EFECTO MOJUADO</text:p>
          </table:table-cell>
          <table:table-cell office:value-type="string" table:style-name="ce2">
            <text:p>7 HEAVEN</text:p>
          </table:table-cell>
          <table:table-cell office:value-type="string" table:style-name="ce3">
            <text:p>CARACAS SATIN LACES WETLOOK GARTERBELT BLACK<text:s/></text:p>
            <text:p/>
            <text:p>Absolutamente impresionantes y originales medias de wetlook con banda de rejilla en la parte superior, correas y juntas tóricas doradas.</text:p>
            <text:p><text:s/></text:p>
            <text:p/>
            <text:p/>
            <text:p><text:s/>Lavar a mano solamente, agua fría, no usar secadora, secar para secar, no usar lejía.</text:p>
            <text:p/>
            <text:p/>
          </table:table-cell>
          <table:table-cell office:value-type="float" office:value="39.950000000000003" table:style-name="ce1">
            <text:p>39,95</text:p>
          </table:table-cell>
          <table:table-cell office:value-type="float" office:value="22.74" table:style-name="ce1">
            <text:p>22,7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XL</text:p>
          </table:table-cell>
          <table:table-cell office:value-type="string" table:style-name="ce4">
            <text:p><text:a xlink:href="http://media.grutinet.com/articulos/or/or_87101.jpg">http://media.grutinet.com/articulos/or/or_87101.jpg</text:a></text:p>
          </table:table-cell>
          <table:table-cell office:value-type="string" table:style-name="ce4">
            <text:p><text:a xlink:href="http://media.grutinet.com/articulos/lg/lg_87101_0.jpg">http://media.grutinet.com/articulos/lg/lg_87101_0.jpg</text:a></text:p>
          </table:table-cell>
          <table:table-cell table:number-columns-repeated="2" table:style-name="ce2"/>
          <table:table-cell office:value-type="float" office:value="87102" table:style-name="ce1">
            <text:p>87102</text:p>
          </table:table-cell>
          <table:table-cell table:number-columns-repeated="7" table:style-name="ce2"/>
          <table:table-cell table:number-columns-repeated="16359"/>
        </table:table-row>
        <table:table-row table:style-name="ro2">
          <table:table-cell office:value-type="float" office:value="87102" table:style-name="ce1">
            <text:p>87102</text:p>
          </table:table-cell>
          <table:table-cell office:value-type="string" table:style-name="ce2">
            <text:p>LENCERIA</text:p>
          </table:table-cell>
          <table:table-cell office:value-type="string" table:style-name="ce2">
            <text:p>MEDIAS</text:p>
          </table:table-cell>
          <table:table-cell office:value-type="string" table:style-name="ce2">
            <text:p>CARACAS PANTYS EFECTO MOJUADO</text:p>
          </table:table-cell>
          <table:table-cell office:value-type="string" table:style-name="ce2">
            <text:p>7 HEAVEN</text:p>
          </table:table-cell>
          <table:table-cell office:value-type="string" table:style-name="ce3">
            <text:p>CARACAS SATIN LACES WETLOOK GARTERBELT BLACK<text:s/></text:p>
            <text:p/>
            <text:p>Absolutamente impresionantes y originales medias de wetlook con banda de rejilla en la parte superior, correas y juntas tóricas doradas.</text:p>
            <text:p/>
            <text:p>Lavar a mano solamente, agua fría, no usar secadora, secar para secar, no usar lejía.</text:p>
            <text:p/>
            <text:p/>
            <text:p/>
            <text:p><text:s/></text:p>
            <text:p/>
          </table:table-cell>
          <table:table-cell office:value-type="float" office:value="39.950000000000003" table:style-name="ce1">
            <text:p>39,95</text:p>
          </table:table-cell>
          <table:table-cell office:value-type="float" office:value="22.74" table:style-name="ce1">
            <text:p>22,7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87102.jpg">http://media.grutinet.com/articulos/or/or_87102.jpg</text:a></text:p>
          </table:table-cell>
          <table:table-cell office:value-type="string" table:style-name="ce4">
            <text:p><text:a xlink:href="http://media.grutinet.com/articulos/lg/lg_87102_0.jpg">http://media.grutinet.com/articulos/lg/lg_87102_0.jpg</text:a></text:p>
          </table:table-cell>
          <table:table-cell table:number-columns-repeated="2" table:style-name="ce2"/>
          <table:table-cell office:value-type="float" office:value="87102" table:style-name="ce1">
            <text:p>87102</text:p>
          </table:table-cell>
          <table:table-cell table:number-columns-repeated="7" table:style-name="ce2"/>
          <table:table-cell table:number-columns-repeated="16359"/>
        </table:table-row>
        <table:table-row table:style-name="ro2">
          <table:table-cell office:value-type="float" office:value="87218" table:style-name="ce1">
            <text:p>87218</text:p>
          </table:table-cell>
          <table:table-cell office:value-type="string" table:style-name="ce2">
            <text:p>JUGUETES XXX</text:p>
          </table:table-cell>
          <table:table-cell office:value-type="string" table:style-name="ce2">
            <text:p>VIBRADORES</text:p>
          </table:table-cell>
          <table:table-cell office:value-type="string" table:style-name="ce2">
            <text:p>JANE - NEGRO<text:s/></text:p>
          </table:table-cell>
          <table:table-cell office:value-type="string" table:style-name="ce2">
            <text:p>MAIA TOYS</text:p>
          </table:table-cell>
          <table:table-cell office:value-type="string" table:style-name="ce3">
            <text:p>JANE - LEAF PATTERN BLACK</text:p>
            <text:p/>
            <text:p>Recargue su placer con un toque de intervención divina.</text:p>
            <text:p/>
            <text:p>La bala vibratoria de 25 funciones JANE 420 es una pequeña fuente de energía de placer celestial. Fabricado en silicona de grado médico para un deslizamiento verdaderamente angelical.</text:p>
            <text:p/>
            <text:p>El JANE 420 le ofrece 25 funciones de velocidad y pulsaciones.</text:p>
            <text:p>Su base brillante brilla con hermosos destellos púrpuras para darle un acento lujoso a tu colección de juguetes.</text:p>
            <text:p/>
            <text:p>El diseño delgado de JANE ofrece una estimulación precisa con un motor extrafuerte.</text:p>
            <text:p>Nunca has visto una bala delgada tan poderosa y versátil.</text:p>
            <text:p>Nunca más necesitarás comprar otra bala.</text:p>
            <text:p/>
            <text:p>¡ABRAZA EL PODER de JANE 420, el vibrador de lujo de máxima resistencia extra!</text:p>
            <text:p/>
            <text:p>Características:</text:p>
            <text:p/>
            <text:p/>
            <text:p><text:s/>Dimensiones del producto <text:s text:c="3"/>9,2 x 4,4 x 19,5 cm</text:p>
            <text:p><text:s/>Peso del producto <text:s text:c="3"/>60 gram</text:p>
            <text:p><text:s/>Diámetro del producto <text:s text:c="3"/>2,3 cm</text:p>
            <text:p><text:s/>Longitud insertable <text:s text:c="3"/>10,2 cm</text:p>
            <text:p><text:s/>Cantidad de motores <text:s text:c="3"/>1</text:p>
            <text:p><text:s/>Rotaciones <text:s text:c="3"/>7200 RPM</text:p>
            <text:p><text:s/>Tipos de velocidad <text:s text:c="3"/>25</text:p>
            <text:p><text:s/>Nivel de ruido <text:s text:c="3"/>50 dB</text:p>
            <text:p><text:s/>Recargable <text:s text:c="3"/>Sí</text:p>
            <text:p><text:s/>Tiempo de recarga <text:s text:c="3"/>30 min</text:p>
            <text:p><text:s/>Vida de la recarga de las baterías <text:s text:c="3"/>180 min</text:p>
            <text:p><text:s/>A prueba de agua <text:s text:c="3"/>Sí</text:p>
            <text:p><text:s/>Libre de ftalato <text:s text:c="3"/>Sí</text:p>
            <text:p><text:s/>Materiales <text:s text:c="3"/>ABS</text:p>
            <text:p/>
            <text:p/>
          </table:table-cell>
          <table:table-cell office:value-type="float" office:value="30.95" table:style-name="ce1">
            <text:p>30,95</text:p>
          </table:table-cell>
          <table:table-cell office:value-type="float" office:value="19.78" table:style-name="ce1">
            <text:p>19,7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7218.jpg">http://media.grutinet.com/articulos/or/or_87218.jpg</text:a></text:p>
          </table:table-cell>
          <table:table-cell office:value-type="string" table:style-name="ce4">
            <text:p><text:a xlink:href="http://media.grutinet.com/articulos/lg/lg_87218_0.jpg">http://media.grutinet.com/articulos/lg/lg_87218_0.jpg</text:a></text:p>
          </table:table-cell>
          <table:table-cell office:value-type="string" table:style-name="ce4">
            <text:p><text:a xlink:href="http://media.grutinet.com/articulos/lg/lg_87218_1.jpg">http://media.grutinet.com/articulos/lg/lg_87218_1.jpg</text:a></text:p>
          </table:table-cell>
          <table:table-cell office:value-type="string" table:style-name="ce4">
            <text:p><text:a xlink:href="http://media.grutinet.com/articulos/lg/lg_87218_2.jpg">http://media.grutinet.com/articulos/lg/lg_87218_2.jpg</text:a></text:p>
          </table:table-cell>
          <table:table-cell table:style-name="ce1"/>
          <table:table-cell table:number-columns-repeated="7" table:style-name="ce2"/>
          <table:table-cell table:number-columns-repeated="16359"/>
        </table:table-row>
        <table:table-row table:style-name="ro2">
          <table:table-cell office:value-type="float" office:value="87225" table:style-name="ce1">
            <text:p>87225</text:p>
          </table:table-cell>
          <table:table-cell office:value-type="string" table:style-name="ce2">
            <text:p>JUGUETES XXX</text:p>
          </table:table-cell>
          <table:table-cell office:value-type="string" table:style-name="ce2">
            <text:p>ESTIMULADORES</text:p>
          </table:table-cell>
          <table:table-cell office:value-type="string" table:style-name="ce2">
            <text:p>OCEANA - TEAL</text:p>
          </table:table-cell>
          <table:table-cell office:value-type="string" table:style-name="ce2">
            <text:p>MAIA TOYS</text:p>
          </table:table-cell>
          <table:table-cell office:value-type="string" table:style-name="ce3">
            <text:p>OCEANA - TEAL</text:p>
            <text:p/>
            <text:p>Oceana Super Charged Sonic Vibe con 3 fundas de Maia Toys.</text:p>
            <text:p/>
            <text:p>Vibrador USB recargable con 15 funciones.</text:p>
            <text:p>Fabricado con silicona 100% de grado médico superior.</text:p>
            <text:p/>
            <text:p>Oceana es un vibrador sónico.</text:p>
            <text:p/>
            <text:p>Vibraciones impermeables para jugar fuera del dormitorio.</text:p>
            <text:p/>
            <text:p/>
            <text:p><text:s/>Dimensiones del producto <text:s text:c="3"/>11,5 x 4,5 x 24 cm</text:p>
            <text:p><text:s/>Peso del producto <text:s text:c="3"/>70 gram</text:p>
            <text:p><text:s/>Diámetro del producto <text:s text:c="3"/>2,5 cm</text:p>
            <text:p><text:s/>Cantidad de motores <text:s text:c="3"/>1</text:p>
            <text:p><text:s/>Tipos de velocidad <text:s text:c="3"/>15</text:p>
            <text:p><text:s/>Nivel de ruido <text:s text:c="3"/>48 dB</text:p>
            <text:p><text:s/>Recargable <text:s text:c="3"/>Sí</text:p>
            <text:p><text:s/>Tiempo de recarga <text:s text:c="3"/>30 min</text:p>
            <text:p><text:s/>Vida de la recarga de las baterías <text:s text:c="3"/>180 min</text:p>
            <text:p><text:s/>A prueba de agua <text:s text:c="3"/>Sí</text:p>
            <text:p><text:s/>Libre de ftalato <text:s text:c="3"/>Sí</text:p>
            <text:p><text:s/>Materiales <text:s text:c="3"/>Silicone, ABS</text:p>
            <text:p/>
            <text:p/>
          </table:table-cell>
          <table:table-cell office:value-type="float" office:value="46.95" table:style-name="ce1">
            <text:p>46,95</text:p>
          </table:table-cell>
          <table:table-cell office:value-type="float" office:value="29.7" table:style-name="ce1">
            <text:p>29,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7225.jpg">http://media.grutinet.com/articulos/or/or_87225.jpg</text:a></text:p>
          </table:table-cell>
          <table:table-cell office:value-type="string" table:style-name="ce4">
            <text:p><text:a xlink:href="http://media.grutinet.com/articulos/lg/lg_87225_0.jpg">http://media.grutinet.com/articulos/lg/lg_87225_0.jpg</text:a></text:p>
          </table:table-cell>
          <table:table-cell office:value-type="string" table:style-name="ce4">
            <text:p><text:a xlink:href="http://media.grutinet.com/articulos/lg/lg_87225_1.jpg">http://media.grutinet.com/articulos/lg/lg_87225_1.jpg</text:a></text:p>
          </table:table-cell>
          <table:table-cell office:value-type="string" table:style-name="ce4">
            <text:p><text:a xlink:href="http://media.grutinet.com/articulos/lg/lg_87225_2.jpg">http://media.grutinet.com/articulos/lg/lg_87225_2.jpg</text:a></text:p>
          </table:table-cell>
          <table:table-cell table:style-name="ce1"/>
          <table:table-cell office:value-type="string" table:style-name="ce4">
            <text:p><text:a xlink:href="http://media.grutinet.com/articulos/lg/lg_87225_3.jpg">http://media.grutinet.com/articulos/lg/lg_87225_3.jpg</text:a></text:p>
          </table:table-cell>
          <table:table-cell table:number-columns-repeated="6" table:style-name="ce2"/>
          <table:table-cell table:number-columns-repeated="16359"/>
        </table:table-row>
        <table:table-row table:style-name="ro2">
          <table:table-cell office:value-type="float" office:value="87228" table:style-name="ce1">
            <text:p>87228</text:p>
          </table:table-cell>
          <table:table-cell office:value-type="string" table:style-name="ce2">
            <text:p>JUGUETES XXX</text:p>
          </table:table-cell>
          <table:table-cell office:value-type="string" table:style-name="ce2">
            <text:p>VIBRADORES</text:p>
          </table:table-cell>
          <table:table-cell office:value-type="string" table:style-name="ce2">
            <text:p>SADIE - ROSA<text:s/></text:p>
          </table:table-cell>
          <table:table-cell office:value-type="string" table:style-name="ce2">
            <text:p>MAIA TOYS</text:p>
          </table:table-cell>
          <table:table-cell office:value-type="string" table:style-name="ce3">
            <text:p>SADIE - PINK</text:p>
            <text:p/>
            <text:p>Vibrador de silicona recargable Mau Poseable 420 estilo conejo de Maia Toys.</text:p>
            <text:p/>
            <text:p>Vibrador de conejo flexible de silicona recargable con 2 motores</text:p>
            <text:p>Vibraciones flexibles en ambos vástagos.</text:p>
            <text:p>10 pulsaciones vibratorias en ambos vástagos. 100% silicona de grado médico superior fabricada</text:p>
            <text:p>con materiales seguros para el cuerpo sin ftalatos Silicona.</text:p>
            <text:p/>
            <text:p>Vibrador impermeable, sumergible para jugar a la hora del baño.</text:p>
            <text:p>Estimulador.</text:p>
            <text:p>Batería recargable a través de un puerto USB cargado.</text:p>
            <text:p/>
            <text:p>Dimensiones del producto 14,5 x 6,7 x 26,5 cm</text:p>
            <text:p>Diámetro del producto 3,2 cm</text:p>
            <text:p>Longitud insertable 12,2 cm</text:p>
            <text:p>Cantidad de motores 2</text:p>
            <text:p/>
          </table:table-cell>
          <table:table-cell office:value-type="float" office:value="24.95" table:style-name="ce1">
            <text:p>24,95</text:p>
          </table:table-cell>
          <table:table-cell office:value-type="float" office:value="16.059999999999999" table:style-name="ce1">
            <text:p>16,06</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7228.jpg">http://media.grutinet.com/articulos/or/or_87228.jpg</text:a></text:p>
          </table:table-cell>
          <table:table-cell office:value-type="string" table:style-name="ce4">
            <text:p><text:a xlink:href="http://media.grutinet.com/articulos/lg/lg_87228_0.jpg">http://media.grutinet.com/articulos/lg/lg_87228_0.jpg</text:a></text:p>
          </table:table-cell>
          <table:table-cell office:value-type="string" table:style-name="ce4">
            <text:p><text:a xlink:href="http://media.grutinet.com/articulos/lg/lg_87228_1.jpg">http://media.grutinet.com/articulos/lg/lg_87228_1.jpg</text:a></text:p>
          </table:table-cell>
          <table:table-cell office:value-type="string" table:style-name="ce4">
            <text:p><text:a xlink:href="http://media.grutinet.com/articulos/lg/lg_87228_2.jpg">http://media.grutinet.com/articulos/lg/lg_87228_2.jpg</text:a></text:p>
          </table:table-cell>
          <table:table-cell table:style-name="ce1"/>
          <table:table-cell office:value-type="string" table:style-name="ce4">
            <text:p><text:a xlink:href="http://media.grutinet.com/articulos/lg/lg_87228_3.jpg">http://media.grutinet.com/articulos/lg/lg_87228_3.jpg</text:a></text:p>
          </table:table-cell>
          <table:table-cell office:value-type="string" table:style-name="ce4">
            <text:p><text:a xlink:href="http://media.grutinet.com/articulos/lg/lg_87228_4.jpg">http://media.grutinet.com/articulos/lg/lg_87228_4.jpg</text:a></text:p>
          </table:table-cell>
          <table:table-cell table:number-columns-repeated="5" table:style-name="ce2"/>
          <table:table-cell table:number-columns-repeated="16359"/>
        </table:table-row>
        <table:table-row table:style-name="ro2">
          <table:table-cell office:value-type="float" office:value="87272" table:style-name="ce1">
            <text:p>87272</text:p>
          </table:table-cell>
          <table:table-cell office:value-type="string" table:style-name="ce2">
            <text:p>JUGUETES XXX</text:p>
          </table:table-cell>
          <table:table-cell office:value-type="string" table:style-name="ce2">
            <text:p>MASTURBADORES EL</text:p>
          </table:table-cell>
          <table:table-cell office:value-type="string" table:style-name="ce2">
            <text:p>GRIP LOCK - NEGRO</text:p>
          </table:table-cell>
          <table:table-cell office:value-type="string" table:style-name="ce2">
            <text:p>BONEYARD</text:p>
          </table:table-cell>
          <table:table-cell office:value-type="string" table:style-name="ce3">
            <text:p>GRIP LOCK<text:s/></text:p>
            <text:p/>
            <text:p>Mango y ventosa envueltos en silicona. Compatible con Vacu-Lock.</text:p>
            <text:p/>
            <text:p><text:s/></text:p>
            <text:p/>
          </table:table-cell>
          <table:table-cell office:value-type="float" office:value="41.95" table:style-name="ce1">
            <text:p>41,95</text:p>
          </table:table-cell>
          <table:table-cell office:value-type="float" office:value="26.35" table:style-name="ce1">
            <text:p>26,3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7272.jpg">http://media.grutinet.com/articulos/or/or_87272.jpg</text:a></text:p>
          </table:table-cell>
          <table:table-cell office:value-type="string" table:style-name="ce4">
            <text:p><text:a xlink:href="http://media.grutinet.com/articulos/lg/lg_87272_0.jpg">http://media.grutinet.com/articulos/lg/lg_87272_0.jpg</text:a></text:p>
          </table:table-cell>
          <table:table-cell office:value-type="string" table:style-name="ce4">
            <text:p><text:a xlink:href="http://media.grutinet.com/articulos/lg/lg_87272_1.jpg">http://media.grutinet.com/articulos/lg/lg_87272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87278" table:style-name="ce1">
            <text:p>87278</text:p>
          </table:table-cell>
          <table:table-cell office:value-type="string" table:style-name="ce2">
            <text:p>JUGUETES XXX</text:p>
          </table:table-cell>
          <table:table-cell office:value-type="string" table:style-name="ce2">
            <text:p>ACCESORIOS PENE</text:p>
          </table:table-cell>
          <table:table-cell office:value-type="string" table:style-name="ce2">
            <text:p>ULTIMATE RING - NEGRO - 50 PCS</text:p>
          </table:table-cell>
          <table:table-cell office:value-type="string" table:style-name="ce2">
            <text:p>BONEYARD</text:p>
          </table:table-cell>
          <table:table-cell office:value-type="string" table:style-name="ce3">
            <text:p>ULTIMATE RING - BLACK - FISHBOWL - 50 PCS</text:p>
            <text:p/>
            <text:p>Diámetro externo : 50 mm</text:p>
            <text:p>Diámetro interno : 20 mm</text:p>
            <text:p/>
            <text:p>- Circunferencia gruesa para una erección potente</text:p>
            <text:p>- Ajuste cómodo sin enrollar</text:p>
            <text:p>- Durabilidad extrema</text:p>
            <text:p>- Silicona 100% suave al tacto</text:p>
            <text:p>- Estiramiento 3 X</text:p>
            <text:p/>
            <text:p>Este producto es seguro con todos los lubricantes, completamente hipoalergénico, no irritante y compatible con pieles sensibles.</text:p>
            <text:p/>
          </table:table-cell>
          <table:table-cell office:value-type="float" office:value="498.95" table:style-name="ce1">
            <text:p>498,95</text:p>
          </table:table-cell>
          <table:table-cell office:value-type="float" office:value="309.94" table:style-name="ce1">
            <text:p>309,9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7278.jpg">http://media.grutinet.com/articulos/or/or_87278.jpg</text:a></text:p>
          </table:table-cell>
          <table:table-cell office:value-type="string" table:style-name="ce4">
            <text:p><text:a xlink:href="http://media.grutinet.com/articulos/lg/lg_87278_0.jpg">http://media.grutinet.com/articulos/lg/lg_87278_0.jpg</text:a></text:p>
          </table:table-cell>
          <table:table-cell office:value-type="string" table:style-name="ce4">
            <text:p><text:a xlink:href="http://media.grutinet.com/articulos/lg/lg_87278_1.jpg">http://media.grutinet.com/articulos/lg/lg_87278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87293" table:style-name="ce1">
            <text:p>87293</text:p>
          </table:table-cell>
          <table:table-cell office:value-type="string" table:style-name="ce2">
            <text:p>JUGUETES XXX</text:p>
          </table:table-cell>
          <table:table-cell office:value-type="string" table:style-name="ce2">
            <text:p>PENES</text:p>
          </table:table-cell>
          <table:table-cell office:value-type="string" table:style-name="ce2">
            <text:p>JOCKS JOHNNY - SILICONA - NUDE</text:p>
          </table:table-cell>
          <table:table-cell office:value-type="string" table:style-name="ce2">
            <text:p>BONEYARD</text:p>
          </table:table-cell>
          <table:table-cell office:value-type="string" table:style-name="ce3">
            <text:p>JOCKS JOHNNY - SILICONE COCK - NUDE</text:p>
            <text:p/>
            <text:p>Moldeado a partir de la estrella porno de la vida real Johnny Hazzard para un tamaño, sensación, sensación y placer real.</text:p>
            <text:p>La silicona 100% suave al tacto está tan cerca de tener algo real en tu interior que nunca sabrás que no era real.</text:p>
            <text:p/>
            <text:p>El kit incluye 2 bases intercambiables de silicona suave al tacto para que puedas probar nuevas posiciones o usarlas con tu pareja durante horas.</text:p>
            <text:p/>
            <text:p>Longitud: 20 cm</text:p>
            <text:p>Circunferencia: 15 cm</text:p>
            <text:p>El sistema de enclavamiento X-Treme Grip permite al usuario elegir entre un mango de silicona o una base con ventosa para disfrutar de un montón de diversión con las manos libres.</text:p>
            <text:p/>
            <text:p>Silicona 100% suave al tacto</text:p>
            <text:p>Mango y ventosa intercambiables</text:p>
            <text:p>Compatible con arnés</text:p>
            <text:p/>
            <text:p><text:s/></text:p>
            <text:p/>
          </table:table-cell>
          <table:table-cell office:value-type="float" office:value="100.95" table:style-name="ce1">
            <text:p>100,95</text:p>
          </table:table-cell>
          <table:table-cell office:value-type="float" office:value="62.62" table:style-name="ce1">
            <text:p>62,6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7293.jpg">http://media.grutinet.com/articulos/or/or_87293.jpg</text:a></text:p>
          </table:table-cell>
          <table:table-cell office:value-type="string" table:style-name="ce4">
            <text:p><text:a xlink:href="http://media.grutinet.com/articulos/lg/lg_87293_0.jpg">http://media.grutinet.com/articulos/lg/lg_87293_0.jpg</text:a></text:p>
          </table:table-cell>
          <table:table-cell office:value-type="string" table:style-name="ce4">
            <text:p><text:a xlink:href="http://media.grutinet.com/articulos/lg/lg_87293_1.jpg">http://media.grutinet.com/articulos/lg/lg_87293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87294" table:style-name="ce1">
            <text:p>87294</text:p>
          </table:table-cell>
          <table:table-cell office:value-type="string" table:style-name="ce2">
            <text:p>JUGUETES XXX</text:p>
          </table:table-cell>
          <table:table-cell office:value-type="string" table:style-name="ce2">
            <text:p>PENES</text:p>
          </table:table-cell>
          <table:table-cell office:value-type="string" table:style-name="ce2">
            <text:p>JOCKS BRENT - SILCONA - NUDE</text:p>
          </table:table-cell>
          <table:table-cell office:value-type="string" table:style-name="ce2">
            <text:p>BONEYARD</text:p>
          </table:table-cell>
          <table:table-cell office:value-type="string" table:style-name="ce3">
            <text:p>JOCKS BRENT - SILCONE COCK - NUDE</text:p>
            <text:p/>
            <text:p>Moldeado a partir de la estrella porno de la vida real Brent Everett para un tamaño, sensación, sensación y placer real. La silicona 100% suave al tacto está tan cerca de tener algo real en tu interior que nunca sabrás que no era real.</text:p>
            <text:p/>
            <text:p>El kit incluye 2 bases intercambiables de silicona suave al tacto para que puedas probar nuevas posiciones o usarlas con tu pareja durante horas.</text:p>
            <text:p/>
            <text:p>Longitud: 20 cm</text:p>
            <text:p>Circunferencia: 17 cm</text:p>
            <text:p/>
            <text:p>El sistema de enclavamiento X-Treme Grip permite al usuario elegir entre un mango de silicona o una base con ventosa para disfrutar de un montón de diversión con las manos libres.</text:p>
            <text:p/>
            <text:p>Silicona 100% suave al tacto</text:p>
            <text:p>Mango y ventosa intercambiables</text:p>
            <text:p>Compatible con arnés</text:p>
            <text:p/>
            <text:p>Este producto es seguro con todos los lubricantes, completamente hipoalergénico, no irritante y compatible con pieles sensibles.</text:p>
            <text:p/>
            <text:p>Instrucciones de cuidado:</text:p>
            <text:p/>
            <text:p><text:s/></text:p>
            <text:p/>
          </table:table-cell>
          <table:table-cell office:value-type="float" office:value="100.95" table:style-name="ce1">
            <text:p>100,95</text:p>
          </table:table-cell>
          <table:table-cell office:value-type="float" office:value="62.62" table:style-name="ce1">
            <text:p>62,6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7294.jpg">http://media.grutinet.com/articulos/or/or_87294.jpg</text:a></text:p>
          </table:table-cell>
          <table:table-cell office:value-type="string" table:style-name="ce4">
            <text:p><text:a xlink:href="http://media.grutinet.com/articulos/lg/lg_87294_0.jpg">http://media.grutinet.com/articulos/lg/lg_87294_0.jpg</text:a></text:p>
          </table:table-cell>
          <table:table-cell office:value-type="string" table:style-name="ce4">
            <text:p><text:a xlink:href="http://media.grutinet.com/articulos/lg/lg_87294_1.jpg">http://media.grutinet.com/articulos/lg/lg_87294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87298" table:style-name="ce1">
            <text:p>87298</text:p>
          </table:table-cell>
          <table:table-cell office:value-type="string" table:style-name="ce2">
            <text:p>JUGUETES XXX</text:p>
          </table:table-cell>
          <table:table-cell office:value-type="string" table:style-name="ce2">
            <text:p>ACCESORIOS PENE</text:p>
          </table:table-cell>
          <table:table-cell office:value-type="string" table:style-name="ce2">
            <text:p>JESSICA ROUGE PINK</text:p>
          </table:table-cell>
          <table:table-cell office:value-type="string" table:style-name="ce2">
            <text:p>ZALO</text:p>
          </table:table-cell>
          <table:table-cell office:value-type="string" table:style-name="ce3">
            <text:p>JESSICA ROUGE PINK</text:p>
            <text:p/>
            <text:p>¡Un buen vibrador da placer, pero un gran vibrador es placer y DIVERSIÓN!</text:p>
            <text:p/>
            <text:p>Para romper una aburrida función única de los vibradores, ZALO crea este masajeador Jessica para parejas y para jugar en solitario, para desbloquear múltiples formas de divertirse.</text:p>
            <text:p/>
            <text:p>El diseño está inspirado en la cultura del arte rococó del Palacio de Versalles en París en el siglo XVII. Utilizamos los elementos de diseño basados <text:s text:c="2"/>en la preferencia de la nobleza francesa para crear este elegante producto de lujo.</text:p>
            <text:p/>
            <text:p>Características:</text:p>
            <text:p/>
            <text:p/>
            <text:p><text:s/>Dimensiones del producto <text:s text:c="3"/>15,8 x 4,6 x 3,3 cm</text:p>
            <text:p><text:s/>Peso del producto <text:s text:c="3"/>105 gram</text:p>
            <text:p><text:s/>Cantidad de motores <text:s text:c="3"/>2</text:p>
            <text:p><text:s/>Rotaciones <text:s text:c="3"/>7000 RPM</text:p>
            <text:p><text:s/>Consejo acerca de la vibración de rotación <text:s text:c="3"/>7000 RPM</text:p>
            <text:p><text:s/>Tipos de velocidad <text:s text:c="3"/>8</text:p>
            <text:p><text:s/>Velocidad múltiple <text:s text:c="3"/>Sí</text:p>
            <text:p><text:s/>Recargable <text:s text:c="3"/>Sí</text:p>
            <text:p><text:s/>Tiempo de recarga <text:s text:c="3"/>120 min</text:p>
            <text:p><text:s/>Vida de la recarga de las baterías <text:s text:c="3"/>120 min</text:p>
            <text:p><text:s/>A prueba de agua <text:s text:c="3"/>Sí</text:p>
            <text:p/>
            <text:p/>
          </table:table-cell>
          <table:table-cell office:value-type="float" office:value="110.6628" table:style-name="ce1">
            <text:p>110,6628</text:p>
          </table:table-cell>
          <table:table-cell office:value-type="float" office:value="39.619999999999997" table:style-name="ce1">
            <text:p>39,6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7298.jpg">http://media.grutinet.com/articulos/or/or_87298.jpg</text:a></text:p>
          </table:table-cell>
          <table:table-cell office:value-type="string" table:style-name="ce4">
            <text:p><text:a xlink:href="http://media.grutinet.com/articulos/lg/lg_87298_0.jpg">http://media.grutinet.com/articulos/lg/lg_87298_0.jpg</text:a></text:p>
          </table:table-cell>
          <table:table-cell office:value-type="string" table:style-name="ce4">
            <text:p><text:a xlink:href="http://media.grutinet.com/articulos/lg/lg_87298_1.jpg">http://media.grutinet.com/articulos/lg/lg_87298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87301" table:style-name="ce1">
            <text:p>87301</text:p>
          </table:table-cell>
          <table:table-cell office:value-type="string" table:style-name="ce2">
            <text:p>JUGUETES XXX</text:p>
          </table:table-cell>
          <table:table-cell office:value-type="string" table:style-name="ce2">
            <text:p>ACCESORIOS PENE</text:p>
          </table:table-cell>
          <table:table-cell office:value-type="string" table:style-name="ce2">
            <text:p>JESSICA SET ROYAL BLUE</text:p>
          </table:table-cell>
          <table:table-cell office:value-type="string" table:style-name="ce2">
            <text:p>ZALO</text:p>
          </table:table-cell>
          <table:table-cell office:value-type="string" table:style-name="ce3">
            <text:p>JESSICA SET ROYAL BLUE</text:p>
            <text:p/>
            <text:p>¡Un buen vibrador da placer, pero un gran vibrador es placer y DIVERSIÓN!</text:p>
            <text:p>Para romper una aburrida función única de los vibradores, ZALO crea este masajeador Jessica para parejas y para jugar en solitario, para desbloquear múltiples formas de divertirse.</text:p>
            <text:p/>
            <text:p>El diseño está inspirado en la cultura del arte rococó del Palacio de Versalles en París en el siglo XVII. Utilizamos los elementos de diseño basados <text:s text:c="2"/>en la preferencia de la nobleza francesa para crear este elegante producto de lujo.</text:p>
            <text:p/>
            <text:p>Características:</text:p>
            <text:p/>
            <text:p/>
            <text:p><text:s/>Dimensiones del producto <text:s text:c="3"/>15,8 x 4,6 x 3,3 cm</text:p>
            <text:p><text:s/>Peso del producto <text:s text:c="3"/>140 gram</text:p>
            <text:p><text:s/>Cantidad de motores <text:s text:c="3"/>2</text:p>
            <text:p><text:s/>Rotaciones <text:s text:c="3"/>7000 RPM</text:p>
            <text:p><text:s/>Consejo acerca de la vibración de rotación <text:s text:c="3"/>7000 RPM</text:p>
            <text:p><text:s/>Tipos de velocidad <text:s text:c="3"/>8</text:p>
            <text:p><text:s/>Velocidad múltiple <text:s text:c="3"/>Sí</text:p>
            <text:p><text:s/>Recargable <text:s text:c="3"/>Sí</text:p>
            <text:p><text:s/>Tiempo de recarga <text:s text:c="3"/>120 min</text:p>
            <text:p><text:s/>Vida de la recarga de las baterías <text:s text:c="3"/>120 min</text:p>
            <text:p><text:s/>A prueba de agua <text:s text:c="3"/>Sí</text:p>
            <text:p/>
            <text:p/>
          </table:table-cell>
          <table:table-cell office:value-type="float" office:value="127.6297" table:style-name="ce1">
            <text:p>127,6297</text:p>
          </table:table-cell>
          <table:table-cell office:value-type="float" office:value="49.54" table:style-name="ce1">
            <text:p>49,5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7301.jpg">http://media.grutinet.com/articulos/or/or_87301.jpg</text:a></text:p>
          </table:table-cell>
          <table:table-cell office:value-type="string" table:style-name="ce4">
            <text:p><text:a xlink:href="http://media.grutinet.com/articulos/lg/lg_87301_0.jpg">http://media.grutinet.com/articulos/lg/lg_87301_0.jpg</text:a></text:p>
          </table:table-cell>
          <table:table-cell office:value-type="string" table:style-name="ce4">
            <text:p><text:a xlink:href="http://media.grutinet.com/articulos/lg/lg_87301_1.jpg">http://media.grutinet.com/articulos/lg/lg_87301_1.jpg</text:a></text:p>
          </table:table-cell>
          <table:table-cell office:value-type="string" table:style-name="ce4">
            <text:p><text:a xlink:href="http://media.grutinet.com/articulos/lg/lg_87301_2.jpg">http://media.grutinet.com/articulos/lg/lg_87301_2.jpg</text:a></text:p>
          </table:table-cell>
          <table:table-cell table:style-name="ce1"/>
          <table:table-cell table:number-columns-repeated="7" table:style-name="ce2"/>
          <table:table-cell table:number-columns-repeated="16359"/>
        </table:table-row>
        <table:table-row table:style-name="ro2">
          <table:table-cell office:value-type="float" office:value="87306" table:style-name="ce1">
            <text:p>87306</text:p>
          </table:table-cell>
          <table:table-cell office:value-type="string" table:style-name="ce2">
            <text:p>JUGUETES XXX</text:p>
          </table:table-cell>
          <table:table-cell office:value-type="string" table:style-name="ce2">
            <text:p>BDSM</text:p>
          </table:table-cell>
          <table:table-cell office:value-type="string" table:style-name="ce2">
            <text:p>SPARE PIN SET - TRANSPARENTE</text:p>
          </table:table-cell>
          <table:table-cell office:value-type="string" table:style-name="ce2">
            <text:p>SHOTS</text:p>
          </table:table-cell>
          <table:table-cell office:value-type="string" table:style-name="ce3">
            <text:p>SPARE PIN SET</text:p>
            <text:p/>
            <text:p>Juego de pasadores de repuesto para ManCage.</text:p>
            <text:p/>
            <text:p>El juego contiene 2 juegos adicionales de pasadores, 8 pasadores de bloqueo y 4 pasadores laterales.</text:p>
            <text:p/>
          </table:table-cell>
          <table:table-cell office:value-type="float" office:value="3.95" table:style-name="ce1">
            <text:p>3,95</text:p>
          </table:table-cell>
          <table:table-cell office:value-type="float" office:value="1.37" table:style-name="ce1">
            <text:p>1,3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7306.jpg">http://media.grutinet.com/articulos/or/or_87306.jpg</text:a></text:p>
          </table:table-cell>
          <table:table-cell office:value-type="string" table:style-name="ce4">
            <text:p><text:a xlink:href="http://media.grutinet.com/articulos/lg/lg_87306_0.jpg">http://media.grutinet.com/articulos/lg/lg_87306_0.jpg</text:a></text:p>
          </table:table-cell>
          <table:table-cell office:value-type="string" table:style-name="ce4">
            <text:p><text:a xlink:href="http://media.grutinet.com/articulos/lg/lg_87306_1.jpg">http://media.grutinet.com/articulos/lg/lg_87306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87308" table:style-name="ce1">
            <text:p>87308</text:p>
          </table:table-cell>
          <table:table-cell office:value-type="string" table:style-name="ce2">
            <text:p>JUGUETES XXX</text:p>
          </table:table-cell>
          <table:table-cell office:value-type="string" table:style-name="ce2">
            <text:p>JUGUETES KITS</text:p>
          </table:table-cell>
          <table:table-cell office:value-type="string" table:style-name="ce2">
            <text:p>PENE GRANDE O PEQUEÑO - JUEGO DE CARTAS<text:s/></text:p>
          </table:table-cell>
          <table:table-cell office:value-type="string" table:style-name="ce2">
            <text:p>CUM FACE</text:p>
          </table:table-cell>
          <table:table-cell office:value-type="string" table:style-name="ce3">
            <text:p>BIGGER OR SMALLER PENIS CARD GAME</text:p>
            <text:p/>
            <text:p>El juego comienza cuando el crupier le da la vuelta a una carta al jugador de su derecha.</text:p>
            <text:p>Este jugador debe adivinar si el pene de la siguiente carta será más grande o más pequeño.</text:p>
            <text:p/>
            <text:p>Si el jugador se equivoca, bebe un trago o bebe durante el número de segundos correspondiente a lo lejos que estuvo su conjetura; o simplemente agrega un elemento de verdad o atrevimiento, toma un trago o se quita una prenda.</text:p>
            <text:p>¡Risa garantizada!</text:p>
            <text:p/>
          </table:table-cell>
          <table:table-cell office:value-type="float" office:value="14.95" table:style-name="ce1">
            <text:p>14,95</text:p>
          </table:table-cell>
          <table:table-cell office:value-type="float" office:value="6.17" table:style-name="ce1">
            <text:p>6,17</text:p>
          </table:table-cell>
          <table:table-cell office:value-type="string" table:style-name="ce2">
            <text:p>SI</text:p>
          </table:table-cell>
          <table:table-cell office:value-type="float" office:value="25" table:style-name="ce1">
            <text:p>25</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7308.jpg">http://media.grutinet.com/articulos/or/or_87308.jpg</text:a></text:p>
          </table:table-cell>
          <table:table-cell office:value-type="string" table:style-name="ce4">
            <text:p><text:a xlink:href="http://media.grutinet.com/articulos/lg/lg_87308_0.jpg">http://media.grutinet.com/articulos/lg/lg_87308_0.jpg</text:a></text:p>
          </table:table-cell>
          <table:table-cell office:value-type="string" table:style-name="ce4">
            <text:p><text:a xlink:href="http://media.grutinet.com/articulos/lg/lg_87308_1.jpg">http://media.grutinet.com/articulos/lg/lg_87308_1.jpg</text:a></text:p>
          </table:table-cell>
          <table:table-cell office:value-type="string" table:style-name="ce4">
            <text:p><text:a xlink:href="http://media.grutinet.com/articulos/lg/lg_87308_2.jpg">http://media.grutinet.com/articulos/lg/lg_87308_2.jpg</text:a></text:p>
          </table:table-cell>
          <table:table-cell table:style-name="ce1"/>
          <table:table-cell table:number-columns-repeated="7" table:style-name="ce2"/>
          <table:table-cell table:number-columns-repeated="16359"/>
        </table:table-row>
        <table:table-row table:style-name="ro2">
          <table:table-cell office:value-type="float" office:value="87310" table:style-name="ce1">
            <text:p>87310</text:p>
          </table:table-cell>
          <table:table-cell office:value-type="string" table:style-name="ce2">
            <text:p>JUGUETES XXX</text:p>
          </table:table-cell>
          <table:table-cell office:value-type="string" table:style-name="ce2">
            <text:p>ESTIMULADORES</text:p>
          </table:table-cell>
          <table:table-cell office:value-type="string" table:style-name="ce2">
            <text:p>FONDLE FRUITY MANOS AL JUEGO<text:s/></text:p>
          </table:table-cell>
          <table:table-cell office:value-type="string" table:style-name="ce2">
            <text:p>CUM FACE</text:p>
          </table:table-cell>
          <table:table-cell office:value-type="string" table:style-name="ce3">
            <text:p>FONDLE FRUITY HANDS ON GAME</text:p>
            <text:p/>
            <text:p>Los jugadores se paran sobre sus huellas de colores elegidas con sus lentes de colores a juego.</text:p>
            <text:p>Los jugadores se turnan para girar.</text:p>
            <text:p>Luego, ese jugador tiene que hacer lo que la flecha aterriza, por ejemplo, la mano en el trasero rojo, el pie izquierdo en el plátano, etc. Si un jugador aterriza en Fondle, tiene que hacer una renuncia.</text:p>
            <text:p/>
            <text:p>Fondle se puede jugar con 2, 3 o 4 personas.</text:p>
            <text:p>Se indica a los jugadores que utilicen la ruleta para el número correcto de jugadores. El juego se puede jugar con ropa, ropa interior o para los más atrevidos: totalmente desnudos.</text:p>
            <text:p/>
            <text:p>¿Aterrizar en caricias? Toma un trago; ¡Banda! Quítese una prenda de vestir; Besa a la persona a tu izquierda; Cloquea como un pollo; Moo como una vaca; Ji-haw como un burro; Oink como un cerdo; Baila un poco; Podrías decidir simplemente hacer tragos o simplemente jugar al striptease. Tu decides.</text:p>
            <text:p/>
            <text:p>Incluido: 4 pares de vasos, 1 tapete de juego, ruleta de doble cara</text:p>
            <text:p/>
          </table:table-cell>
          <table:table-cell office:value-type="float" office:value="34.950000000000003" table:style-name="ce1">
            <text:p>34,95</text:p>
          </table:table-cell>
          <table:table-cell office:value-type="float" office:value="16.09" table:style-name="ce1">
            <text:p>16,09</text:p>
          </table:table-cell>
          <table:table-cell office:value-type="string" table:style-name="ce2">
            <text:p>SI</text:p>
          </table:table-cell>
          <table:table-cell office:value-type="float" office:value="25" table:style-name="ce1">
            <text:p>25</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7310.jpg">http://media.grutinet.com/articulos/or/or_87310.jpg</text:a></text:p>
          </table:table-cell>
          <table:table-cell office:value-type="string" table:style-name="ce4">
            <text:p><text:a xlink:href="http://media.grutinet.com/articulos/lg/lg_87310_0.jpg">http://media.grutinet.com/articulos/lg/lg_87310_0.jpg</text:a></text:p>
          </table:table-cell>
          <table:table-cell office:value-type="string" table:style-name="ce4">
            <text:p><text:a xlink:href="http://media.grutinet.com/articulos/lg/lg_87310_1.jpg">http://media.grutinet.com/articulos/lg/lg_87310_1.jpg</text:a></text:p>
          </table:table-cell>
          <table:table-cell office:value-type="string" table:style-name="ce4">
            <text:p><text:a xlink:href="http://media.grutinet.com/articulos/lg/lg_87310_2.jpg">http://media.grutinet.com/articulos/lg/lg_87310_2.jpg</text:a></text:p>
          </table:table-cell>
          <table:table-cell table:style-name="ce1"/>
          <table:table-cell table:number-columns-repeated="7" table:style-name="ce2"/>
          <table:table-cell table:number-columns-repeated="16359"/>
        </table:table-row>
        <table:table-row table:style-name="ro2">
          <table:table-cell office:value-type="float" office:value="87442" table:style-name="ce1">
            <text:p>87442</text:p>
          </table:table-cell>
          <table:table-cell office:value-type="string" table:style-name="ce2">
            <text:p>JUGUETES XXX</text:p>
          </table:table-cell>
          <table:table-cell office:value-type="string" table:style-name="ce2">
            <text:p>ACCESORIOS PENE</text:p>
          </table:table-cell>
          <table:table-cell office:value-type="string" table:style-name="ce2">
            <text:p>12.0 ULTRA WRAP ANILLO DE SILICONA - NEGRO</text:p>
          </table:table-cell>
          <table:table-cell office:value-type="string" table:style-name="ce2">
            <text:p>PERFECT FIT</text:p>
          </table:table-cell>
          <table:table-cell office:value-type="string" table:style-name="ce3">
            <text:p>12.0 ULTRA WRAP RING</text:p>
            <text:p/>
            <text:p>Utilizando un proceso de moldeado especial, nuestro material de silicona premium tiene un acabado en aerosol de silicona ultra premium que reduce el agarre del cabello. Los anillos no se ven imponentes, pero pueden proporcionar un nivel de restricción suave o agresivo: simplemente agregue o reduzca la cantidad de vueltas.</text:p>
            <text:p/>
            <text:p>En cada paquete, encontrará una aproximación de las vueltas alcanzables para cada longitud de cable para lograr una restricción funcional.</text:p>
            <text:p/>
            <text:p>Por supuesto, cuanto más largo sea el anillo, mayor será el rango de tensión disponible. En las pruebas, nuestros probadores usaron los 4 tamaños, y un cliente podía usar todos los tamaños en su juego según el estado de ánimo y las circunstancias; en otras palabras, no existe el tamaño correcto. Simplemente se reduce a lo que busca lograr en este momento.</text:p>
            <text:p/>
            <text:p>Hemos fabricado más de un millón de productos SilaSkin . Este fantástico material es nuestra propia mezcla patentada de TPR y silicona, solo disponible en Perfect Fit. Legendario por su sedosa suavidad, resistencia y comodidad, es el favorito de los clientes para anillos de pene suaves y camillas de bolas. XPlay Gear es el diseño más innovador y de alta ingeniería de Perfect Fit Brand Inc.</text:p>
            <text:p/>
            <text:p>Estos diseños innovadores están destinados a los primeros usuarios, atletas sexuales y exploradores. Los principiantes también se beneficiarán si se toman el tiempo para aprender a usarlos de manera efectiva. Estos no son los típicos juguetes sexuales. De hecho, preferimos el término equipo sexual: equipo para hacer lo que haces más fácil, mejor y más seguro.</text:p>
            <text:p/>
            <text:p>Dimensiones del producto: <text:s/>30,4 x 1,3 cm</text:p>
            <text:p/>
          </table:table-cell>
          <table:table-cell office:value-type="float" office:value="37.918199999999999" table:style-name="ce1">
            <text:p>37,9182</text:p>
          </table:table-cell>
          <table:table-cell office:value-type="float" office:value="11.1" table:style-name="ce1">
            <text:p>11,1</text:p>
          </table:table-cell>
          <table:table-cell office:value-type="string" table:style-name="ce2">
            <text:p>SI</text:p>
          </table:table-cell>
          <table:table-cell office:value-type="float" office:value="5" table:style-name="ce1">
            <text:p>5</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7442.jpg">http://media.grutinet.com/articulos/or/or_87442.jpg</text:a></text:p>
          </table:table-cell>
          <table:table-cell office:value-type="string" table:style-name="ce4">
            <text:p><text:a xlink:href="http://media.grutinet.com/articulos/lg/lg_87442_0.jpg">http://media.grutinet.com/articulos/lg/lg_87442_0.jpg</text:a></text:p>
          </table:table-cell>
          <table:table-cell office:value-type="string" table:style-name="ce4">
            <text:p><text:a xlink:href="http://media.grutinet.com/articulos/lg/lg_87442_1.jpg">http://media.grutinet.com/articulos/lg/lg_87442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87451" table:style-name="ce1">
            <text:p>87451</text:p>
          </table:table-cell>
          <table:table-cell office:value-type="string" table:style-name="ce2">
            <text:p>JUGUETES XXX</text:p>
          </table:table-cell>
          <table:table-cell office:value-type="string" table:style-name="ce2">
            <text:p>ACCESORIOS PENE</text:p>
          </table:table-cell>
          <table:table-cell office:value-type="string" table:style-name="ce2">
            <text:p>PACK 2 ANILLOS SILICONA ELÁSTICOS - NEGRO</text:p>
          </table:table-cell>
          <table:table-cell office:value-type="string" table:style-name="ce2">
            <text:p>PERFECT FIT</text:p>
          </table:table-cell>
          <table:table-cell office:value-type="string" table:style-name="ce3">
            <text:p>PF BLEND PREMIUM STRETCH RIBBED RING 2-PACK - BLACK</text:p>
            <text:p/>
            <text:p>El anillo de envoltura fina.</text:p>
            <text:p/>
            <text:p>Utilizando un proceso de moldeado especial, nuestro material de silicona premium tiene un acabado en aerosol de silicona ultra premium que reduce el agarre del cabello.</text:p>
            <text:p/>
            <text:p>Los anillos no se ven imponentes, pero pueden proporcionar un nivel de restricción suave o agresivo: simplemente agrega o reduce la cantidad de vueltas.</text:p>
            <text:p/>
            <text:p>Por supuesto, cuanto más largo sea el anillo, mayor será el rango de tensión disponible.</text:p>
            <text:p>Simplemente se reduce a lo que busca lograr en este momento.</text:p>
            <text:p/>
            <text:p>XPlay Gear es el diseño más innovador y de alta ingeniería de Perfect Fit Brand Inc. Estos diseños innovadores están destinados a los primeros usuarios, atletas sexuales y exploradores.</text:p>
            <text:p/>
            <text:p>Los principiantes también se beneficiarán si se toman el tiempo para aprender a usarlos de manera efectiva. Estos no son los típicos juguetes sexuales.</text:p>
            <text:p>De hecho, preferimos el término equipo sexual: equipo para hacer lo que haces más fácil, mejor y más seguro.</text:p>
            <text:p/>
            <text:p>Diámetro del producto: 4 cm</text:p>
            <text:p>Diámetro interno: 1,8 cm</text:p>
            <text:p/>
          </table:table-cell>
          <table:table-cell office:value-type="float" office:value="37.918199999999999" table:style-name="ce1">
            <text:p>37,9182</text:p>
          </table:table-cell>
          <table:table-cell office:value-type="float" office:value="11.1" table:style-name="ce1">
            <text:p>11,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7451.jpg">http://media.grutinet.com/articulos/or/or_87451.jpg</text:a></text:p>
          </table:table-cell>
          <table:table-cell office:value-type="string" table:style-name="ce4">
            <text:p><text:a xlink:href="http://media.grutinet.com/articulos/lg/lg_87451_0.jpg">http://media.grutinet.com/articulos/lg/lg_87451_0.jpg</text:a></text:p>
          </table:table-cell>
          <table:table-cell office:value-type="string" table:style-name="ce4">
            <text:p><text:a xlink:href="http://media.grutinet.com/articulos/lg/lg_87451_1.jpg">http://media.grutinet.com/articulos/lg/lg_87451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87455" table:style-name="ce1">
            <text:p>87455</text:p>
          </table:table-cell>
          <table:table-cell office:value-type="string" table:style-name="ce2">
            <text:p>JUGUETES XXX</text:p>
          </table:table-cell>
          <table:table-cell office:value-type="string" table:style-name="ce2">
            <text:p>PLUGS</text:p>
          </table:table-cell>
          <table:table-cell office:value-type="string" table:style-name="ce2">
            <text:p>DEDAL PLUG 3L - NEGRO<text:s/></text:p>
          </table:table-cell>
          <table:table-cell office:value-type="string" table:style-name="ce2">
            <text:p>PERFECT FIT</text:p>
          </table:table-cell>
          <table:table-cell office:value-type="string" table:style-name="ce3">
            <text:p>FINGER GRIP PLUG 3L - BLACK</text:p>
            <text:p/>
            <text:p>Nuestros nuevos tapones de agarre para los dedos están diseñados para ser cómodos pero sustanciales.</text:p>
            <text:p/>
            <text:p>Hechos de nuestro legendario PFBlend, son suaves y resistentes. Inventamos el agarre para los dedos para facilitar la inserción.</text:p>
            <text:p>Con patente pendiente, este aturdidor le permite deslizar dos dedos en la correa para que pueda controlar el enchufe mientras lo coloca e inserta. La correa se pliega para permitir sentarse. También se puede usar discretamente con ropa, así como con castidad u otros juegos BDSM.</text:p>
            <text:p/>
            <text:p>Ofrecemos un kit de entrenador que incluye 3 tamaños, así como tres modelos más grandes (incluido el grande que se encuentra en el kit de entrenador) disponibles individualmente. XPlay Gear es el diseño más innovador y de alta ingeniería de Perfect Fit Brand Inc.</text:p>
            <text:p/>
            <text:p>Estos diseños innovadores están destinados a los primeros usuarios, atletas sexuales y exploradores.</text:p>
            <text:p>Los principiantes también se beneficiarán si se toman el tiempo para aprender a usarlos de manera efectiva.</text:p>
            <text:p/>
            <text:p>Estos no son los típicos juguetes sexuales. De hecho, preferimos el término equipo sexual: equipo para hacer lo que haces más fácil, mejor y más seguro.</text:p>
            <text:p/>
            <text:p>Características:</text:p>
            <text:p/>
            <text:p/>
            <text:p><text:s/>Dimensiones del producto 16 x 5 cm</text:p>
            <text:p><text:s/>Diámetro del producto 5 cm</text:p>
            <text:p><text:s/>Longitud insertable 11 cm</text:p>
            <text:p><text:s/>A prueba de agua Sí</text:p>
            <text:p><text:s/>A prueba de salpicaduras Sí</text:p>
            <text:p><text:s/>Libre de ftalato Sí</text:p>
            <text:p><text:s/>Materiales PFBlend</text:p>
            <text:p/>
            <text:p/>
          </table:table-cell>
          <table:table-cell office:value-type="float" office:value="56.757300000000001" table:style-name="ce1">
            <text:p>56,7573</text:p>
          </table:table-cell>
          <table:table-cell office:value-type="float" office:value="17.3" table:style-name="ce1">
            <text:p>17,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7455.jpg">http://media.grutinet.com/articulos/or/or_87455.jpg</text:a></text:p>
          </table:table-cell>
          <table:table-cell office:value-type="string" table:style-name="ce4">
            <text:p><text:a xlink:href="http://media.grutinet.com/articulos/lg/lg_87455_0.jpg">http://media.grutinet.com/articulos/lg/lg_87455_0.jpg</text:a></text:p>
          </table:table-cell>
          <table:table-cell office:value-type="string" table:style-name="ce4">
            <text:p><text:a xlink:href="http://media.grutinet.com/articulos/lg/lg_87455_1.jpg">http://media.grutinet.com/articulos/lg/lg_87455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87657" table:style-name="ce1">
            <text:p>87657</text:p>
          </table:table-cell>
          <table:table-cell office:value-type="string" table:style-name="ce2">
            <text:p>JUGUETES XXX</text:p>
          </table:table-cell>
          <table:table-cell office:value-type="string" table:style-name="ce2">
            <text:p>PLUGS</text:p>
          </table:table-cell>
          <table:table-cell office:value-type="string" table:style-name="ce2">
            <text:p>STARDUST GLAM-NEGRO</text:p>
          </table:table-cell>
          <table:table-cell office:value-type="string" table:style-name="ce2">
            <text:p>NSNOVELTIES</text:p>
          </table:table-cell>
          <table:table-cell office:value-type="string" table:style-name="ce3">
            <text:p>STARDUST GLAM-NEGRO</text:p>
            <text:p/>
            <text:p>Experimenta la energía cósmica de Stardust. Combinando cristales de Swarovski, vidrio de borosilicato y vibraciones poderosas, Stardust es lo último en elegancia y éxtasis sin fin. Disponible en varios colores y tamaños. Silicona platino, recargable y adecuada con todos los lubricantes. Desee una estrella y haga sus sueños realidad.</text:p>
            <text:p/>
            <text:p>Características</text:p>
            <text:p/>
            <text:p/>
            <text:p><text:s/>Longitud total: 9.5 x 4.8 x 4.8 cm</text:p>
            <text:p><text:s/>Resistencia al agua: Impermeable</text:p>
            <text:p><text:s/>Bodysafe: Si</text:p>
            <text:p><text:s/>Material: GLASS | SILICONE | ABS</text:p>
            <text:p/>
            <text:p/>
            <text:p><text:s/></text:p>
            <text:p/>
          </table:table-cell>
          <table:table-cell office:value-type="float" office:value="43.4" table:style-name="ce1">
            <text:p>43,4</text:p>
          </table:table-cell>
          <table:table-cell office:value-type="float" office:value="18.36" table:style-name="ce1">
            <text:p>18,3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7657.jpg">http://media.grutinet.com/articulos/or/or_87657.jpg</text:a></text:p>
          </table:table-cell>
          <table:table-cell office:value-type="string" table:style-name="ce4">
            <text:p><text:a xlink:href="http://media.grutinet.com/articulos/lg/lg_87657_0.jpg">http://media.grutinet.com/articulos/lg/lg_87657_0.jpg</text:a></text:p>
          </table:table-cell>
          <table:table-cell office:value-type="string" table:style-name="ce4">
            <text:p><text:a xlink:href="http://media.grutinet.com/articulos/lg/lg_87657_1.jpg">http://media.grutinet.com/articulos/lg/lg_87657_1.jpg</text:a></text:p>
          </table:table-cell>
          <table:table-cell table:style-name="ce2"/>
          <table:table-cell table:style-name="ce1"/>
          <table:table-cell table:number-columns-repeated="7" table:style-name="ce2"/>
          <table:table-cell table:number-columns-repeated="16359"/>
        </table:table-row>
        <table:table-row table:style-name="ro2">
          <table:table-cell office:value-type="float" office:value="88106" table:style-name="ce1">
            <text:p>88106</text:p>
          </table:table-cell>
          <table:table-cell office:value-type="string" table:style-name="ce2">
            <text:p>LENCERIA</text:p>
          </table:table-cell>
          <table:table-cell office:value-type="string" table:style-name="ce2">
            <text:p>BODYS</text:p>
          </table:table-cell>
          <table:table-cell office:value-type="string" table:style-name="ce2">
            <text:p>SULTRY VIXEN TEDDY WITH GARTER STRAPS NEGRO</text:p>
          </table:table-cell>
          <table:table-cell office:value-type="string" table:style-name="ce2">
            <text:p>FORPLAY</text:p>
          </table:table-cell>
          <table:table-cell office:value-type="string" table:style-name="ce3">
            <text:p>SULTRY VIXEN TEDDY WITH GARTER STRAPS BLACK</text:p>
            <text:p/>
            <text:p>Body Sultry Vixen presenta mangas, cuello simulado con contraste en la parte superior del body y correas atadas al liguero.</text:p>
            <text:p/>
            <text:p/>
            <text:p><text:s/>Este producto viene en una caja.</text:p>
            <text:p><text:s/>Lavado a mano, con agua templada.No planchar.No utilizar productos químicos.</text:p>
            <text:p><text:s/>Materiales 10% Spandex 90% Nylon</text:p>
            <text:p/>
            <text:p/>
          </table:table-cell>
          <table:table-cell office:value-type="float" office:value="47.95" table:style-name="ce1">
            <text:p>47,95</text:p>
          </table:table-cell>
          <table:table-cell office:value-type="float" office:value="22.77" table:style-name="ce1">
            <text:p>22,77</text:p>
          </table:table-cell>
          <table:table-cell office:value-type="string" table:style-name="ce2">
            <text:p>SI</text:p>
          </table:table-cell>
          <table:table-cell office:value-type="float" office:value="12" table:style-name="ce1">
            <text:p>12</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88106.jpg">http://media.grutinet.com/articulos/or/or_88106.jpg</text:a></text:p>
          </table:table-cell>
          <table:table-cell office:value-type="string" table:style-name="ce4">
            <text:p><text:a xlink:href="http://media.grutinet.com/articulos/lg/lg_88106_0.jpg">http://media.grutinet.com/articulos/lg/lg_88106_0.jpg</text:a></text:p>
          </table:table-cell>
          <table:table-cell office:value-type="string" table:style-name="ce4">
            <text:p><text:a xlink:href="http://media.grutinet.com/articulos/lg/lg_88106_1.jpg">http://media.grutinet.com/articulos/lg/lg_88106_1.jpg</text:a></text:p>
          </table:table-cell>
          <table:table-cell office:value-type="string" table:style-name="ce4">
            <text:p><text:a xlink:href="http://media.grutinet.com/articulos/lg/lg_88106_2.jpg">http://media.grutinet.com/articulos/lg/lg_88106_2.jpg</text:a></text:p>
          </table:table-cell>
          <table:table-cell office:value-type="float" office:value="88106" table:style-name="ce1">
            <text:p>88106</text:p>
          </table:table-cell>
          <table:table-cell office:value-type="string" table:style-name="ce4">
            <text:p><text:a xlink:href="http://media.grutinet.com/articulos/lg/lg_88106_3.jpg">http://media.grutinet.com/articulos/lg/lg_88106_3.jpg</text:a></text:p>
          </table:table-cell>
          <table:table-cell table:number-columns-repeated="6" table:style-name="ce2"/>
          <table:table-cell table:number-columns-repeated="16359"/>
        </table:table-row>
        <table:table-row table:style-name="ro2">
          <table:table-cell office:value-type="float" office:value="88340" table:style-name="ce1">
            <text:p>88340</text:p>
          </table:table-cell>
          <table:table-cell office:value-type="string" table:style-name="ce2">
            <text:p>JUGUETES XXX</text:p>
          </table:table-cell>
          <table:table-cell office:value-type="string" table:style-name="ce2">
            <text:p>PLUGS</text:p>
          </table:table-cell>
          <table:table-cell office:value-type="string" table:style-name="ce2">
            <text:p>PLUG ANAL VIBRADOR CON CONTROL REMOTO</text:p>
          </table:table-cell>
          <table:table-cell office:value-type="string" table:style-name="ce2">
            <text:p>XR BRANDS</text:p>
          </table:table-cell>
          <table:table-cell office:value-type="string" table:style-name="ce3">
            <text:p>SILICONE ANAL PLUG WITH REMOTE CONTROL</text:p>
            <text:p/>
            <text:p>Perfectamente dimensionado para principiantes, este pequeño enchufe anal contiene 9 modos de vibración poderosa con solo presionar un botón a una distancia de hasta 760 cm.</text:p>
            <text:p/>
            <text:p>Ya sea que aprecie la conveniencia durante el juego en solitario o el poder durante el juego en pareja, ¡el control remoto inalámbrico es una característica emocionante para usar en casa o en la ciudad! Los botones simples te permiten jugar con 3 velocidades y 6 patrones de emociones emocionantes. Una base ergonómica cónica le permite sentarse cómodamente entre sus mejillas durante largos períodos de tiempo.</text:p>
            <text:p/>
            <text:p>Deje que el placer tome el control con esta herramienta de placer masculino fácil de usar y controlada a distancia. Hecho de silicona premium, no contiene ftalatos para la seguridad del cuerpo y no es poroso para una desinfección completa. Limpie este dispositivo resistente al agua después de usarlo con agua tibia y jabón suave o limpiador de juguetes.</text:p>
            <text:p/>
            <text:p>Características:</text:p>
            <text:p/>
            <text:p/>
            <text:p><text:s/>Dimensiones del producto: 8 x 2,5 x 2,5 cm</text:p>
            <text:p><text:s/>Tipos de velocidad: 3</text:p>
            <text:p><text:s/>Recargable: Sí</text:p>
            <text:p><text:s/>Tiempo de recarga: 90 min</text:p>
            <text:p><text:s/>Vida de la recarga de las baterías: 60 min</text:p>
            <text:p><text:s/>Materiales: Silicona &amp; ABS</text:p>
            <text:p/>
            <text:p/>
          </table:table-cell>
          <table:table-cell office:value-type="float" office:value="114.95" table:style-name="ce1">
            <text:p>114,95</text:p>
          </table:table-cell>
          <table:table-cell office:value-type="float" office:value="35.71" table:style-name="ce1">
            <text:p>35,7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8340.jpg">http://media.grutinet.com/articulos/or/or_88340.jpg</text:a></text:p>
          </table:table-cell>
          <table:table-cell office:value-type="string" table:style-name="ce4">
            <text:p><text:a xlink:href="http://media.grutinet.com/articulos/lg/lg_88340_0.jpg">http://media.grutinet.com/articulos/lg/lg_88340_0.jpg</text:a></text:p>
          </table:table-cell>
          <table:table-cell office:value-type="string" table:style-name="ce4">
            <text:p><text:a xlink:href="http://media.grutinet.com/articulos/lg/lg_88340_1.jpg">http://media.grutinet.com/articulos/lg/lg_88340_1.jpg</text:a></text:p>
          </table:table-cell>
          <table:table-cell office:value-type="string" table:style-name="ce4">
            <text:p><text:a xlink:href="http://media.grutinet.com/articulos/lg/lg_88340_2.jpg">http://media.grutinet.com/articulos/lg/lg_88340_2.jpg</text:a></text:p>
          </table:table-cell>
          <table:table-cell table:style-name="ce1"/>
          <table:table-cell table:number-columns-repeated="7" table:style-name="ce2"/>
          <table:table-cell table:number-columns-repeated="16359"/>
        </table:table-row>
        <table:table-row table:style-name="ro2">
          <table:table-cell office:value-type="float" office:value="88374" table:style-name="ce1">
            <text:p>88374</text:p>
          </table:table-cell>
          <table:table-cell office:value-type="string" table:style-name="ce2">
            <text:p>JUGUETES XXX</text:p>
          </table:table-cell>
          <table:table-cell office:value-type="string" table:style-name="ce2">
            <text:p>BDSM</text:p>
          </table:table-cell>
          <table:table-cell office:value-type="string" table:style-name="ce2">
            <text:p>KIT DE RESTRICCIONES PARA LA CAMA</text:p>
          </table:table-cell>
          <table:table-cell office:value-type="string" table:style-name="ce2">
            <text:p>XR BRANDS</text:p>
          </table:table-cell>
          <table:table-cell office:value-type="string" table:style-name="ce3">
            <text:p>BED RESTRAINT KIT</text:p>
            <text:p/>
            <text:p>Transforma tu cama en un mueble de esclavitud, ¡organizando a tu amante como mejor te parezca!</text:p>
            <text:p/>
            <text:p>Ellos se retorcerán en éxtasis cuando quieras, provocando y atormentando su cuerpo indefenso. Los resistentes puños de cuero están forrados con un cómodo acolchado para que las muñecas y los tobillos de tus juguetes no se agraven ya que las sesiones de juego duren hasta bien entrada la noche.</text:p>
            <text:p/>
            <text:p>Cada juego de brazaletes viene con una cadena de conector para usar sin las correas de la cama. La hebilla se bloquea para que tu amante se sienta aún más deliciosamente atrapado y confinado.</text:p>
            <text:p/>
            <text:p>Simplemente desliza el juego de correas debajo de tu colchón y tira de los puños hacia arriba en las esquinas. Ajusta las correas según sea necesario para adaptarse a todos los tamaños de cama. ¡Dale sabor a tu vida sexual y nunca querrás levantarte de la cama!</text:p>
            <text:p/>
            <text:p/>
            <text:p><text:s/>Tirantes centrales de la cama: 139,70 cm.</text:p>
            <text:p><text:s/>4 correas de conector: 167,64 cm</text:p>
            <text:p><text:s/>Circunferencia de los puños: 22,86 / 30,48 cm</text:p>
            <text:p><text:s/>Cadena de muñequera: 17,78 cm.</text:p>
            <text:p><text:s/>Circunferencia de los tobillos: 29,21 / 33,02 cm</text:p>
            <text:p><text:s/>Cadena de tobillo: 12,7 cm.</text:p>
            <text:p/>
            <text:p/>
          </table:table-cell>
          <table:table-cell office:value-type="float" office:value="279.95" table:style-name="ce1">
            <text:p>279,95</text:p>
          </table:table-cell>
          <table:table-cell office:value-type="float" office:value="86.8" table:style-name="ce1">
            <text:p>86,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8374.jpg">http://media.grutinet.com/articulos/or/or_88374.jpg</text:a></text:p>
          </table:table-cell>
          <table:table-cell office:value-type="string" table:style-name="ce4">
            <text:p><text:a xlink:href="http://media.grutinet.com/articulos/lg/lg_88374_0.jpg">http://media.grutinet.com/articulos/lg/lg_88374_0.jpg</text:a></text:p>
          </table:table-cell>
          <table:table-cell office:value-type="string" table:style-name="ce4">
            <text:p><text:a xlink:href="http://media.grutinet.com/articulos/lg/lg_88374_1.jpg">http://media.grutinet.com/articulos/lg/lg_88374_1.jpg</text:a></text:p>
          </table:table-cell>
          <table:table-cell office:value-type="string" table:style-name="ce4">
            <text:p><text:a xlink:href="http://media.grutinet.com/articulos/lg/lg_88374_2.jpg">http://media.grutinet.com/articulos/lg/lg_88374_2.jpg</text:a></text:p>
          </table:table-cell>
          <table:table-cell table:style-name="ce1"/>
          <table:table-cell table:number-columns-repeated="7" table:style-name="ce2"/>
          <table:table-cell table:number-columns-repeated="16359"/>
        </table:table-row>
        <table:table-row table:style-name="ro2">
          <table:table-cell office:value-type="float" office:value="89355" table:style-name="ce1">
            <text:p>89355</text:p>
          </table:table-cell>
          <table:table-cell office:value-type="string" table:style-name="ce2">
            <text:p>ACEITES Y LUBRICANTES</text:p>
          </table:table-cell>
          <table:table-cell office:value-type="string" table:style-name="ce2">
            <text:p>ACEITES</text:p>
          </table:table-cell>
          <table:table-cell office:value-type="string" table:style-name="ce2">
            <text:p>ACEITE PARA EL CUERPO COMESTIBLE LUXURY - HIBISCOS &amp; TÉ VERDE 75ML</text:p>
          </table:table-cell>
          <table:table-cell office:value-type="string" table:style-name="ce2">
            <text:p>HOT</text:p>
          </table:table-cell>
          <table:table-cell office:value-type="string" table:style-name="ce3">
            <text:p>LUXURY BODY OIL EDIBLE<text:s/></text:p>
            <text:p/>
            <text:p>SHIATSU LUXURY BODY OIL EDIBLE es un aceite para masajes comestible erótico, con un aroma afrodisíaco atrayente.</text:p>
            <text:p/>
            <text:p>Selectas fragancias miman los sentidos y despiertan sensaciones eroticas.</text:p>
            <text:p/>
            <text:p>Colección SHIATSU The Garden of Love. Entre al jardín del placer y el amor. Con sus miles de tentaciones le invita a dejarse seducir, a disfrutar y jugar. Los variados cosméticos eróticos de la serie SHIATSU seducen a los sentidos, sensibilizan el cuerpo y aumentan la disposición a las caricias y al contacto corporal. Experimente fragancias afrodisíacas, aromas vivificantes, estimulantes perfumes y conviértase en el maestro de ceremonias de su viaje al jardín del amor.</text:p>
            <text:p/>
            <text:p>Frasco de 75 ml.</text:p>
            <text:p/>
          </table:table-cell>
          <table:table-cell office:value-type="float" office:value="19.899999999999999" table:style-name="ce1">
            <text:p>19,9</text:p>
          </table:table-cell>
          <table:table-cell office:value-type="float" office:value="5.32" table:style-name="ce1">
            <text:p>5,32</text:p>
          </table:table-cell>
          <table:table-cell office:value-type="string" table:style-name="ce2">
            <text:p>SI</text:p>
          </table:table-cell>
          <table:table-cell office:value-type="float" office:value="14" table:style-name="ce1">
            <text:p>14</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9355.jpg">http://media.grutinet.com/articulos/or/or_89355.jpg</text:a></text:p>
          </table:table-cell>
          <table:table-cell office:value-type="string" table:style-name="ce4">
            <text:p><text:a xlink:href="http://media.grutinet.com/articulos/lg/lg_89355_0.jpg">http://media.grutinet.com/articulos/lg/lg_89355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89356" table:style-name="ce1">
            <text:p>89356</text:p>
          </table:table-cell>
          <table:table-cell office:value-type="string" table:style-name="ce2">
            <text:p>ACEITES Y LUBRICANTES</text:p>
          </table:table-cell>
          <table:table-cell office:value-type="string" table:style-name="ce2">
            <text:p>ACEITES</text:p>
          </table:table-cell>
          <table:table-cell office:value-type="string" table:style-name="ce2">
            <text:p>ACEITE PARA EL CUERPO COMESTIBLE LUXURY - TÉ VERDE &amp; MANDARINA 75ML</text:p>
          </table:table-cell>
          <table:table-cell office:value-type="string" table:style-name="ce2">
            <text:p>HOT</text:p>
          </table:table-cell>
          <table:table-cell office:value-type="string" table:style-name="ce3">
            <text:p>LUXURY BODY OIL EDIBLE<text:s/></text:p>
            <text:p/>
            <text:p>SHIATSU LUXURY BODY OIL EDIBLE es un aceite para masajes comestible erótico, con un aroma afrodisíaco atrayente.</text:p>
            <text:p/>
            <text:p>Selectas fragancias miman los sentidos y despiertan sensaciones eroticas.</text:p>
            <text:p/>
            <text:p>Colección SHIATSU The Garden of Love. Entre al jardín del placer y el amor. Con sus miles de tentaciones le invita a dejarse seducir, a disfrutar y jugar. Los variados cosméticos eróticos de la serie SHIATSU seducen a los sentidos, sensibilizan el cuerpo y aumentan la disposición a las caricias y al contacto corporal. Experimente fragancias afrodisíacas, aromas vivificantes, estimulantes perfumes y conviértase en el maestro de ceremonias de su viaje al jardín del amor.</text:p>
            <text:p/>
            <text:p>Frasco de 75 ml.</text:p>
            <text:p/>
          </table:table-cell>
          <table:table-cell office:value-type="float" office:value="19.899999999999999" table:style-name="ce1">
            <text:p>19,9</text:p>
          </table:table-cell>
          <table:table-cell office:value-type="float" office:value="5.32" table:style-name="ce1">
            <text:p>5,32</text:p>
          </table:table-cell>
          <table:table-cell office:value-type="string" table:style-name="ce2">
            <text:p>SI</text:p>
          </table:table-cell>
          <table:table-cell office:value-type="float" office:value="11" table:style-name="ce1">
            <text:p>1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9356.jpg">http://media.grutinet.com/articulos/or/or_89356.jpg</text:a></text:p>
          </table:table-cell>
          <table:table-cell office:value-type="string" table:style-name="ce4">
            <text:p><text:a xlink:href="http://media.grutinet.com/articulos/lg/lg_89356_0.jpg">http://media.grutinet.com/articulos/lg/lg_89356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90641" table:style-name="ce1">
            <text:p>90641</text:p>
          </table:table-cell>
          <table:table-cell office:value-type="string" table:style-name="ce2">
            <text:p>JUGUETES XXX</text:p>
          </table:table-cell>
          <table:table-cell office:value-type="string" table:style-name="ce2">
            <text:p>LIMPIEZA Y CONSERV.</text:p>
          </table:table-cell>
          <table:table-cell office:value-type="string" table:style-name="ce2">
            <text:p>MOISTURISING LOCIÓN - 100ML</text:p>
          </table:table-cell>
          <table:table-cell office:value-type="string" table:style-name="ce2">
            <text:p>SHOTS</text:p>
          </table:table-cell>
          <table:table-cell office:value-type="string" table:style-name="ce3">
            <text:p>MOISTURISING LOTION - 100ML</text:p>
            <text:p/>
            <text:p>Esta loción sin perfume mantendrá la piel de tu muñeca hidratada y flexible. También se puede utilizar para las partes más íntimas como lubricante.</text:p>
            <text:p/>
            <text:p>Esta fórmula es a base de agua y por lo tanto es fácil de retirar sin dejar marcas.</text:p>
            <text:p/>
            <text:p>Mantener fuera del alcance de los niños. Guárdelo en un lugar fresco y oscuro.</text:p>
            <text:p/>
            <text:p>Contiene: 100 ml</text:p>
            <text:p/>
            <text:p><text:s/></text:p>
            <text:p/>
          </table:table-cell>
          <table:table-cell office:value-type="float" office:value="8.9499999999999993" table:style-name="ce1">
            <text:p>8,95</text:p>
          </table:table-cell>
          <table:table-cell office:value-type="float" office:value="3.47" table:style-name="ce1">
            <text:p>3,47</text:p>
          </table:table-cell>
          <table:table-cell office:value-type="string" table:style-name="ce2">
            <text:p>SI</text:p>
          </table:table-cell>
          <table:table-cell office:value-type="float" office:value="10" table:style-name="ce1">
            <text:p>10</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90641.jpg">http://media.grutinet.com/articulos/or/or_90641.jpg</text:a></text:p>
          </table:table-cell>
          <table:table-cell office:value-type="string" table:style-name="ce4">
            <text:p><text:a xlink:href="http://media.grutinet.com/articulos/lg/lg_90641_0.jpg">http://media.grutinet.com/articulos/lg/lg_90641_0.jpg</text:a></text:p>
          </table:table-cell>
          <table:table-cell office:value-type="string" table:style-name="ce4">
            <text:p><text:a xlink:href="http://media.grutinet.com/articulos/lg/lg_90641_1.jpg">http://media.grutinet.com/articulos/lg/lg_90641_1.jpg</text:a></text:p>
          </table:table-cell>
          <table:table-cell office:value-type="string" table:style-name="ce4">
            <text:p><text:a xlink:href="http://media.grutinet.com/articulos/lg/lg_90641_2.jpg">http://media.grutinet.com/articulos/lg/lg_90641_2.jpg</text:a></text:p>
          </table:table-cell>
          <table:table-cell table:style-name="ce1"/>
          <table:table-cell office:value-type="string" table:style-name="ce4">
            <text:p><text:a xlink:href="http://media.grutinet.com/articulos/lg/lg_90641_3.jpg">http://media.grutinet.com/articulos/lg/lg_90641_3.jpg</text:a></text:p>
          </table:table-cell>
          <table:table-cell table:number-columns-repeated="6" table:style-name="ce2"/>
          <table:table-cell table:number-columns-repeated="16359"/>
        </table:table-row>
        <table:table-row table:style-name="ro2">
          <table:table-cell office:value-type="float" office:value="92201" table:style-name="ce1">
            <text:p>92201</text:p>
          </table:table-cell>
          <table:table-cell office:value-type="string" table:style-name="ce2">
            <text:p>ACEITES Y LUBRICANTES</text:p>
          </table:table-cell>
          <table:table-cell office:value-type="string" table:style-name="ce2">
            <text:p>ACEITES</text:p>
          </table:table-cell>
          <table:table-cell office:value-type="string" table:style-name="ce2">
            <text:p>ACEITE DE MASAJE EXTASE - NARANJA Y SÁNDALO 100ML</text:p>
          </table:table-cell>
          <table:table-cell office:value-type="string" table:style-name="ce2">
            <text:p>HOT</text:p>
          </table:table-cell>
          <table:table-cell office:value-type="string" table:style-name="ce3">
            <text:p>SHIATSU MASSAGE OIL EXTASE - ORANGE &amp; SANDALWOOD OIL 100ML</text:p>
            <text:p/>
            <text:p>Es un aceite para masajes para una piel cuidada y sedosa.</text:p>
            <text:p/>
            <text:p>Selectas fragancias miman los sentidos y despiertan sensaciones eroticas.</text:p>
            <text:p/>
            <text:p>Colección SHIATSU The Garden of Love. Entre al jardín del placer y el amor. Con sus miles de tentaciones le invita a dejarse seducir, a disfrutar y jugar. Los variados cosméticos eróticos de la serie SHIATSU seducen a los sentidos, sensibilizan el cuerpo y aumentan la disposición a las caricias y al contacto corporal. Experimente fragancias afrodisíacas, aromas vivificantes, estimulantes perfumes y conviértase en el maestro de ceremonias de su viaje al jardín del amor.</text:p>
            <text:p/>
            <text:p>Contiene 100 ml.</text:p>
            <text:p/>
          </table:table-cell>
          <table:table-cell office:value-type="float" office:value="19.989999999999998" table:style-name="ce1">
            <text:p>19,99</text:p>
          </table:table-cell>
          <table:table-cell office:value-type="float" office:value="5.7" table:style-name="ce1">
            <text:p>5,7</text:p>
          </table:table-cell>
          <table:table-cell office:value-type="string" table:style-name="ce2">
            <text:p>SI</text:p>
          </table:table-cell>
          <table:table-cell office:value-type="float" office:value="13" table:style-name="ce1">
            <text:p>1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92201.jpg">http://media.grutinet.com/articulos/or/or_92201.jpg</text:a></text:p>
          </table:table-cell>
          <table:table-cell office:value-type="string" table:style-name="ce4">
            <text:p><text:a xlink:href="http://media.grutinet.com/articulos/lg/lg_92201_0.jpg">http://media.grutinet.com/articulos/lg/lg_92201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92203" table:style-name="ce1">
            <text:p>92203</text:p>
          </table:table-cell>
          <table:table-cell office:value-type="string" table:style-name="ce2">
            <text:p>ACEITES Y LUBRICANTES</text:p>
          </table:table-cell>
          <table:table-cell office:value-type="string" table:style-name="ce2">
            <text:p>ACEITES</text:p>
          </table:table-cell>
          <table:table-cell office:value-type="string" table:style-name="ce2">
            <text:p>ACEITE DE MASAJE ESTIMULANTE - LOTUS Y COCO 100ML</text:p>
          </table:table-cell>
          <table:table-cell office:value-type="string" table:style-name="ce2">
            <text:p>HOT</text:p>
          </table:table-cell>
          <table:table-cell office:value-type="string" table:style-name="ce3">
            <text:p>SHIATSU MASSAGE OIL STIMULATION - LOTUS &amp; COCONUT OIL 100ML</text:p>
            <text:p/>
            <text:p>Es un aceite para masajes para una piel cuidada y sedosa.</text:p>
            <text:p/>
            <text:p>Selectas fragancias miman los sentidos y despiertan sensaciones eroticas.</text:p>
            <text:p/>
            <text:p>Colección SHIATSU The Garden of Love. Entre al jardín del placer y el amor. Con sus miles de tentaciones le invita a dejarse seducir, a disfrutar y jugar. Los variados cosméticos eróticos de la serie SHIATSU seducen a los sentidos, sensibilizan el cuerpo y aumentan la disposición a las caricias y al contacto corporal. Experimente fragancias afrodisíacas, aromas vivificantes, estimulantes perfumes y conviértase en el maestro de ceremonias de su viaje al jardín del amor.</text:p>
            <text:p/>
            <text:p>Contiene 100 ml.</text:p>
            <text:p/>
          </table:table-cell>
          <table:table-cell office:value-type="float" office:value="19.989999999999998" table:style-name="ce1">
            <text:p>19,99</text:p>
          </table:table-cell>
          <table:table-cell office:value-type="float" office:value="5.7" table:style-name="ce1">
            <text:p>5,7</text:p>
          </table:table-cell>
          <table:table-cell office:value-type="string" table:style-name="ce2">
            <text:p>SI</text:p>
          </table:table-cell>
          <table:table-cell office:value-type="float" office:value="7" table:style-name="ce1">
            <text:p>7</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92203.jpg">http://media.grutinet.com/articulos/or/or_92203.jpg</text:a></text:p>
          </table:table-cell>
          <table:table-cell office:value-type="string" table:style-name="ce4">
            <text:p><text:a xlink:href="http://media.grutinet.com/articulos/lg/lg_92203_0.jpg">http://media.grutinet.com/articulos/lg/lg_92203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92205" table:style-name="ce1">
            <text:p>92205</text:p>
          </table:table-cell>
          <table:table-cell office:value-type="string" table:style-name="ce2">
            <text:p>ACEITES Y LUBRICANTES</text:p>
          </table:table-cell>
          <table:table-cell office:value-type="string" table:style-name="ce2">
            <text:p>ACEITES</text:p>
          </table:table-cell>
          <table:table-cell office:value-type="string" table:style-name="ce2">
            <text:p>ACEITE DE MASAJE EFECTO CALOR - CILANTRO Y SÁNDALO 100ML</text:p>
          </table:table-cell>
          <table:table-cell office:value-type="string" table:style-name="ce2">
            <text:p>HOT</text:p>
          </table:table-cell>
          <table:table-cell office:value-type="string" table:style-name="ce3">
            <text:p>SHIATSU MASSAGE OIL WARMING - CORIANDER &amp; SANDALWOOD OIL 100ML</text:p>
            <text:p/>
            <text:p>Es un aceite para masajes para una piel cuidada y sedosa.</text:p>
            <text:p/>
            <text:p>Efecto calor.</text:p>
            <text:p/>
            <text:p>Selectas fragancias miman los sentidos y despiertan sensaciones eroticas.</text:p>
            <text:p/>
            <text:p>Colección SHIATSU The Garden of Love. Entre al jardín del placer y el amor. Con sus miles de tentaciones le invita a dejarse seducir, a disfrutar y jugar. Los variados cosméticos eróticos de la serie SHIATSU seducen a los sentidos, sensibilizan el cuerpo y aumentan la disposición a las caricias y al contacto corporal. Experimente fragancias afrodisíacas, aromas vivificantes, estimulantes perfumes y conviértase en el maestro de ceremonias de su viaje al jardín del amor.</text:p>
            <text:p/>
            <text:p>Contiene 100 ml.</text:p>
            <text:p/>
          </table:table-cell>
          <table:table-cell office:value-type="float" office:value="19.989999999999998" table:style-name="ce1">
            <text:p>19,99</text:p>
          </table:table-cell>
          <table:table-cell office:value-type="float" office:value="5.7" table:style-name="ce1">
            <text:p>5,7</text:p>
          </table:table-cell>
          <table:table-cell office:value-type="string" table:style-name="ce2">
            <text:p>SI</text:p>
          </table:table-cell>
          <table:table-cell office:value-type="float" office:value="10" table:style-name="ce1">
            <text:p>10</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92205.jpg">http://media.grutinet.com/articulos/or/or_92205.jpg</text:a></text:p>
          </table:table-cell>
          <table:table-cell office:value-type="string" table:style-name="ce4">
            <text:p><text:a xlink:href="http://media.grutinet.com/articulos/lg/lg_92205_0.jpg">http://media.grutinet.com/articulos/lg/lg_92205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92207" table:style-name="ce1">
            <text:p>92207</text:p>
          </table:table-cell>
          <table:table-cell office:value-type="string" table:style-name="ce2">
            <text:p>ACEITES Y LUBRICANTES</text:p>
          </table:table-cell>
          <table:table-cell office:value-type="string" table:style-name="ce2">
            <text:p>ACEITES</text:p>
          </table:table-cell>
          <table:table-cell office:value-type="string" table:style-name="ce2">
            <text:p>ACEITE DE MASAJE PASIÓN - CEREZA Y ACEITE DE ROMERO 100ML</text:p>
          </table:table-cell>
          <table:table-cell office:value-type="string" table:style-name="ce2">
            <text:p>HOT</text:p>
          </table:table-cell>
          <table:table-cell office:value-type="string" table:style-name="ce3">
            <text:p>SHIATSU MASSAGE OIL PASSION - CHERRY &amp; ROSEMARY OIL 100ML</text:p>
            <text:p/>
            <text:p>Es un aceite para masajes para una piel cuidada y sedosa.</text:p>
            <text:p/>
            <text:p>Selectas fragancias miman los sentidos y despiertan sensaciones eroticas.</text:p>
            <text:p/>
            <text:p>Colección SHIATSU The Garden of Love. Entre al jardín del placer y el amor. Con sus miles de tentaciones le invita a dejarse seducir, a disfrutar y jugar. Los variados cosméticos eróticos de la serie SHIATSU seducen a los sentidos, sensibilizan el cuerpo y aumentan la disposición a las caricias y al contacto corporal. Experimente fragancias afrodisíacas, aromas vivificantes, estimulantes perfumes y conviértase en el maestro de ceremonias de su viaje al jardín del amor.</text:p>
            <text:p/>
            <text:p>Contiene 100 ml.</text:p>
            <text:p/>
          </table:table-cell>
          <table:table-cell office:value-type="float" office:value="19.989999999999998" table:style-name="ce1">
            <text:p>19,99</text:p>
          </table:table-cell>
          <table:table-cell office:value-type="float" office:value="5.7" table:style-name="ce1">
            <text:p>5,7</text:p>
          </table:table-cell>
          <table:table-cell office:value-type="string" table:style-name="ce2">
            <text:p>SI</text:p>
          </table:table-cell>
          <table:table-cell office:value-type="float" office:value="25" table:style-name="ce1">
            <text:p>25</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92207.jpg">http://media.grutinet.com/articulos/or/or_92207.jpg</text:a></text:p>
          </table:table-cell>
          <table:table-cell office:value-type="string" table:style-name="ce4">
            <text:p><text:a xlink:href="http://media.grutinet.com/articulos/lg/lg_92207_0.jpg">http://media.grutinet.com/articulos/lg/lg_92207_0.jpg</text:a></text:p>
          </table:table-cell>
          <table:table-cell table:number-columns-repeated="2" table:style-name="ce2"/>
          <table:table-cell table:style-name="ce1"/>
          <table:table-cell table:number-columns-repeated="7" table:style-name="ce2"/>
          <table:table-cell table:number-columns-repeated="16359"/>
        </table:table-row>
        <table:table-row table:style-name="ro2">
          <table:table-cell office:value-type="float" office:value="92597" table:style-name="ce1">
            <text:p>92597</text:p>
          </table:table-cell>
          <table:table-cell office:value-type="string" table:style-name="ce2">
            <text:p>LENCERIA</text:p>
          </table:table-cell>
          <table:table-cell office:value-type="string" table:style-name="ce2">
            <text:p>DISFRACES</text:p>
          </table:table-cell>
          <table:table-cell office:value-type="string" table:style-name="ce2">
            <text:p>IN PERFECT HEALTH DISFRAZ DE ENFERMERA SEXY - BLANCO</text:p>
          </table:table-cell>
          <table:table-cell office:value-type="string" table:style-name="ce2">
            <text:p>FORPLAY</text:p>
          </table:table-cell>
          <table:table-cell office:value-type="string" table:style-name="ce3">
            <text:p>IN PERFECT HEALTH SEXY NURSE COSTUME<text:s/></text:p>
            <text:p/>
            <text:p>La gente se apresurará a la sala de consultas <text:s/>para un chequeo completo este Halloween cuando te pongas nuestro disfraz de enfermera sexy In Perfect Health de 3 piezas.</text:p>
            <text:p/>
            <text:p>El mono sin tirantes presenta ribetes en contraste y viene con un gorrito de enfermera a juego.</text:p>
            <text:p/>
            <text:p>¡Estetoscopio incluido para diversión extra!</text:p>
            <text:p/>
            <text:p>Este producto viene en una bolsa de disfraces.</text:p>
            <text:p/>
          </table:table-cell>
          <table:table-cell office:value-type="float" office:value="44.95" table:style-name="ce1">
            <text:p>44,95</text:p>
          </table:table-cell>
          <table:table-cell office:value-type="float" office:value="22.32" table:style-name="ce1">
            <text:p>22,32</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92597.jpg">http://media.grutinet.com/articulos/or/or_92597.jpg</text:a></text:p>
          </table:table-cell>
          <table:table-cell office:value-type="string" table:style-name="ce4">
            <text:p><text:a xlink:href="http://media.grutinet.com/articulos/lg/lg_92597_0.jpg">http://media.grutinet.com/articulos/lg/lg_92597_0.jpg</text:a></text:p>
          </table:table-cell>
          <table:table-cell office:value-type="string" table:style-name="ce4">
            <text:p><text:a xlink:href="http://media.grutinet.com/articulos/lg/lg_92597_1.jpg">http://media.grutinet.com/articulos/lg/lg_92597_1.jpg</text:a></text:p>
          </table:table-cell>
          <table:table-cell office:value-type="string" table:style-name="ce4">
            <text:p><text:a xlink:href="http://media.grutinet.com/articulos/lg/lg_92597_2.jpg">http://media.grutinet.com/articulos/lg/lg_92597_2.jpg</text:a></text:p>
          </table:table-cell>
          <table:table-cell office:value-type="float" office:value="92589" table:style-name="ce1">
            <text:p>92589</text:p>
          </table:table-cell>
          <table:table-cell office:value-type="string" table:style-name="ce4">
            <text:p><text:a xlink:href="http://media.grutinet.com/articulos/lg/lg_92597_3.jpg">http://media.grutinet.com/articulos/lg/lg_92597_3.jpg</text:a></text:p>
          </table:table-cell>
          <table:table-cell table:number-columns-repeated="6" table:style-name="ce2"/>
          <table:table-cell table:number-columns-repeated="16359"/>
        </table:table-row>
        <table:table-row table:number-rows-repeated="1047769" table:style-name="ro2">
          <table:table-cell table:number-columns-repeated="16384"/>
        </table:table-row>
        <table:named-expressions>
          <table:named-range table:name="Conexión1" table:cell-range-address="Folla1.$A$1:Folla1.$AL$1" table:base-cell-address="Folla1.$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text-style style:name="N30">
      <number:text-content/>
    </number:text-style>
    <style:style style:name="Hiperligaz_243_n" style:display-name="Hiperligazón"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5928</meta:generator>
    <meta:initial-creator>Paco Coto</meta:initial-creator>
    <dc:creator>Paco Coto</dc:creator>
    <meta:creation-date>2023-01-21T18:24:37Z</meta:creation-date>
    <dc:date>2023-02-01T17:10:48Z</dc:date>
  </office:meta>
</office:document-meta>
</file>